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3.4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0"/>
    <style:style style:name="ce2" style:family="table-cell" style:parent-style-name="Default" style:data-style-name="N3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47.99mm" svg:height="215.15mm" svg:x="139.87mm" svg:y="3.99mm">
            <draw:object draw:notify-on-update-of-ranges="Sheet1.A1:Sheet1.A1 Sheet1.A2:Sheet1.A1988 Sheet1.B1:Sheet1.B1 Sheet1.B2:Sheet1.B1988 Sheet1.C1:Sheet1.C1 Sheet1.C2:Sheet1.C1988 Sheet1.D1:Sheet1.D1 Sheet1.D2:Sheet1.D1988 Sheet1.E1:Sheet1.E1 Sheet1.E2:Sheet1.E198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Time (s)</text:p>
          </table:table-cell>
          <table:table-cell office:value-type="string" calcext:value-type="string">
            <text:p>Motor 1</text:p>
          </table:table-cell>
          <table:table-cell office:value-type="string" calcext:value-type="string">
            <text:p>Motor 2</text:p>
          </table:table-cell>
          <table:table-cell office:value-type="string" calcext:value-type="string">
            <text:p>Motor 3</text:p>
          </table:table-cell>
          <table:table-cell office:value-type="string" calcext:value-type="string">
            <text:p>Motor 4</text:p>
          </table:table-cell>
          <table:table-cell office:value-type="string" calcext:value-type="string">
            <text:p>Flight Time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000" calcext:value-type="float">
            <text:p>1000</text:p>
          </table:table-cell>
          <table:table-cell table:style-name="ce1" office:value-type="float" office:value="6.4" calcext:value-type="float">
            <text:p>6.4</text:p>
          </table:table-cell>
          <table:table-cell table:number-columns-repeated="12"/>
        </table:table-row>
        <table:table-row table:style-name="ro1">
          <table:table-cell office:value-type="float" office:value="0.2" calcext:value-type="float">
            <text:p>0.2</text:p>
          </table:table-cell>
          <table:table-cell table:number-columns-repeated="4" office:value-type="float" office:value="1000" calcext:value-type="float">
            <text:p>1000</text:p>
          </table:table-cell>
          <table:table-cell table:number-columns-repeated="13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000" calcext:value-type="float">
            <text:p>1000</text:p>
          </table:table-cell>
          <table:table-cell table:style-name="ce1" office:value-type="float" office:value="1000" calcext:value-type="float">
            <text:p>1000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13"/>
        </table:table-row>
        <table:table-row table:style-name="ro1">
          <table:table-cell office:value-type="float" office:value="0.6" calcext:value-type="float">
            <text:p>0.6</text:p>
          </table:table-cell>
          <table:table-cell table:number-columns-repeated="4" office:value-type="float" office:value="1000" calcext:value-type="float">
            <text:p>1000</text:p>
          </table:table-cell>
          <table:table-cell table:number-columns-repeated="12"/>
          <table:table-cell table:style-name="ce2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4" office:value-type="float" office:value="1000" calcext:value-type="float">
            <text:p>1000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24.322388" calcext:value-type="float">
            <text:p>1124.322388</text:p>
          </table:table-cell>
          <table:table-cell office:value-type="float" office:value="1115.419922" calcext:value-type="float">
            <text:p>1115.419922</text:p>
          </table:table-cell>
          <table:table-cell office:value-type="float" office:value="1141.964966" calcext:value-type="float">
            <text:p>1141.964966</text:p>
          </table:table-cell>
          <table:table-cell office:value-type="float" office:value="1098.30249" calcext:value-type="float">
            <text:p>1098.30249</text:p>
          </table:table-cell>
          <table:table-cell table:number-columns-repeated="13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1113.937744" calcext:value-type="float">
            <text:p>1113.937744</text:p>
          </table:table-cell>
          <table:table-cell office:value-type="float" office:value="1242.565796" calcext:value-type="float">
            <text:p>1242.565796</text:p>
          </table:table-cell>
          <table:table-cell office:value-type="float" office:value="1179.491577" calcext:value-type="float">
            <text:p>1179.491577</text:p>
          </table:table-cell>
          <table:table-cell office:value-type="float" office:value="1176.607666" calcext:value-type="float">
            <text:p>1176.607666</text:p>
          </table:table-cell>
          <table:table-cell table:number-columns-repeated="13"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1266.41626" calcext:value-type="float">
            <text:p>1266.41626</text:p>
          </table:table-cell>
          <table:table-cell office:value-type="float" office:value="1348.956421" calcext:value-type="float">
            <text:p>1348.956421</text:p>
          </table:table-cell>
          <table:table-cell office:value-type="float" office:value="1314.541504" calcext:value-type="float">
            <text:p>1314.541504</text:p>
          </table:table-cell>
          <table:table-cell office:value-type="float" office:value="1302.282959" calcext:value-type="float">
            <text:p>1302.282959</text:p>
          </table:table-cell>
          <table:table-cell table:number-columns-repeated="13"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1426.903442" calcext:value-type="float">
            <text:p>1426.903442</text:p>
          </table:table-cell>
          <table:table-cell office:value-type="float" office:value="1501.152954" calcext:value-type="float">
            <text:p>1501.152954</text:p>
          </table:table-cell>
          <table:table-cell office:value-type="float" office:value="1477.306274" calcext:value-type="float">
            <text:p>1477.306274</text:p>
          </table:table-cell>
          <table:table-cell office:value-type="float" office:value="1448.194092" calcext:value-type="float">
            <text:p>1448.194092</text:p>
          </table:table-cell>
          <table:table-cell table:number-columns-repeated="13"/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1594.08313" calcext:value-type="float">
            <text:p>1594.08313</text:p>
          </table:table-cell>
          <table:table-cell office:value-type="float" office:value="1615.215454" calcext:value-type="float">
            <text:p>1615.215454</text:p>
          </table:table-cell>
          <table:table-cell office:value-type="float" office:value="1599.69104" calcext:value-type="float">
            <text:p>1599.69104</text:p>
          </table:table-cell>
          <table:table-cell office:value-type="float" office:value="1610.540771" calcext:value-type="float">
            <text:p>1610.540771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13.004883" calcext:value-type="float">
            <text:p>1613.004883</text:p>
          </table:table-cell>
          <table:table-cell office:value-type="float" office:value="1609.451416" calcext:value-type="float">
            <text:p>1609.451416</text:p>
          </table:table-cell>
          <table:table-cell office:value-type="float" office:value="1615.388184" calcext:value-type="float">
            <text:p>1615.388184</text:p>
          </table:table-cell>
          <table:table-cell office:value-type="float" office:value="1611.716675" calcext:value-type="float">
            <text:p>1611.716675</text:p>
          </table:table-cell>
          <table:table-cell table:number-columns-repeated="13"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1614.263306" calcext:value-type="float">
            <text:p>1614.263306</text:p>
          </table:table-cell>
          <table:table-cell office:value-type="float" office:value="1613.446167" calcext:value-type="float">
            <text:p>1613.446167</text:p>
          </table:table-cell>
          <table:table-cell office:value-type="float" office:value="1615.323364" calcext:value-type="float">
            <text:p>1615.323364</text:p>
          </table:table-cell>
          <table:table-cell office:value-type="float" office:value="1614.44043" calcext:value-type="float">
            <text:p>1614.44043</text:p>
          </table:table-cell>
          <table:table-cell table:number-columns-repeated="13"/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1619.267944" calcext:value-type="float">
            <text:p>1619.267944</text:p>
          </table:table-cell>
          <table:table-cell office:value-type="float" office:value="1618.703613" calcext:value-type="float">
            <text:p>1618.703613</text:p>
          </table:table-cell>
          <table:table-cell office:value-type="float" office:value="1619.893311" calcext:value-type="float">
            <text:p>1619.893311</text:p>
          </table:table-cell>
          <table:table-cell office:value-type="float" office:value="1615.393188" calcext:value-type="float">
            <text:p>1615.393188</text:p>
          </table:table-cell>
          <table:table-cell table:number-columns-repeated="13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1623.521118" calcext:value-type="float">
            <text:p>1623.521118</text:p>
          </table:table-cell>
          <table:table-cell office:value-type="float" office:value="1626.644531" calcext:value-type="float">
            <text:p>1626.644531</text:p>
          </table:table-cell>
          <table:table-cell office:value-type="float" office:value="1624.228149" calcext:value-type="float">
            <text:p>1624.228149</text:p>
          </table:table-cell>
          <table:table-cell office:value-type="float" office:value="1626.47168" calcext:value-type="float">
            <text:p>1626.47168</text:p>
          </table:table-cell>
          <table:table-cell table:number-columns-repeated="13"/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1628.383423" calcext:value-type="float">
            <text:p>1628.383423</text:p>
          </table:table-cell>
          <table:table-cell office:value-type="float" office:value="1620.545166" calcext:value-type="float">
            <text:p>1620.545166</text:p>
          </table:table-cell>
          <table:table-cell office:value-type="float" office:value="1627.73877" calcext:value-type="float">
            <text:p>1627.73877</text:p>
          </table:table-cell>
          <table:table-cell office:value-type="float" office:value="1623.084229" calcext:value-type="float">
            <text:p>1623.084229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29.386597" calcext:value-type="float">
            <text:p>1629.386597</text:p>
          </table:table-cell>
          <table:table-cell office:value-type="float" office:value="1626.869385" calcext:value-type="float">
            <text:p>1626.869385</text:p>
          </table:table-cell>
          <table:table-cell office:value-type="float" office:value="1630.805298" calcext:value-type="float">
            <text:p>1630.805298</text:p>
          </table:table-cell>
          <table:table-cell office:value-type="float" office:value="1627.149658" calcext:value-type="float">
            <text:p>1627.149658</text:p>
          </table:table-cell>
          <table:table-cell table:number-columns-repeated="13"/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1633.453369" calcext:value-type="float">
            <text:p>1633.453369</text:p>
          </table:table-cell>
          <table:table-cell office:value-type="float" office:value="1633.090698" calcext:value-type="float">
            <text:p>1633.090698</text:p>
          </table:table-cell>
          <table:table-cell office:value-type="float" office:value="1634.532715" calcext:value-type="float">
            <text:p>1634.532715</text:p>
          </table:table-cell>
          <table:table-cell office:value-type="float" office:value="1634.597168" calcext:value-type="float">
            <text:p>1634.597168</text:p>
          </table:table-cell>
          <table:table-cell table:number-columns-repeated="13"/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1637.366699" calcext:value-type="float">
            <text:p>1637.366699</text:p>
          </table:table-cell>
          <table:table-cell office:value-type="float" office:value="1639.072998" calcext:value-type="float">
            <text:p>1639.072998</text:p>
          </table:table-cell>
          <table:table-cell office:value-type="float" office:value="1636.28125" calcext:value-type="float">
            <text:p>1636.28125</text:p>
          </table:table-cell>
          <table:table-cell office:value-type="float" office:value="1635.327393" calcext:value-type="float">
            <text:p>1635.327393</text:p>
          </table:table-cell>
          <table:table-cell table:number-columns-repeated="13"/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1644.20813" calcext:value-type="float">
            <text:p>1644.20813</text:p>
          </table:table-cell>
          <table:table-cell office:value-type="float" office:value="1647.986694" calcext:value-type="float">
            <text:p>1647.986694</text:p>
          </table:table-cell>
          <table:table-cell office:value-type="float" office:value="1650.311768" calcext:value-type="float">
            <text:p>1650.311768</text:p>
          </table:table-cell>
          <table:table-cell office:value-type="float" office:value="1647.185791" calcext:value-type="float">
            <text:p>1647.185791</text:p>
          </table:table-cell>
          <table:table-cell table:number-columns-repeated="13"/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1557.104004" calcext:value-type="float">
            <text:p>1557.104004</text:p>
          </table:table-cell>
          <table:table-cell office:value-type="float" office:value="1546.378662" calcext:value-type="float">
            <text:p>1546.378662</text:p>
          </table:table-cell>
          <table:table-cell office:value-type="float" office:value="1553.675171" calcext:value-type="float">
            <text:p>1553.675171</text:p>
          </table:table-cell>
          <table:table-cell office:value-type="float" office:value="1547.580811" calcext:value-type="float">
            <text:p>1547.580811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76.661499" calcext:value-type="float">
            <text:p>1576.661499</text:p>
          </table:table-cell>
          <table:table-cell office:value-type="float" office:value="1574.587158" calcext:value-type="float">
            <text:p>1574.587158</text:p>
          </table:table-cell>
          <table:table-cell office:value-type="float" office:value="1572.989136" calcext:value-type="float">
            <text:p>1572.989136</text:p>
          </table:table-cell>
          <table:table-cell office:value-type="float" office:value="1573.606079" calcext:value-type="float">
            <text:p>1573.606079</text:p>
          </table:table-cell>
          <table:table-cell table:number-columns-repeated="13"/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1569.183472" calcext:value-type="float">
            <text:p>1569.183472</text:p>
          </table:table-cell>
          <table:table-cell office:value-type="float" office:value="1571.685913" calcext:value-type="float">
            <text:p>1571.685913</text:p>
          </table:table-cell>
          <table:table-cell office:value-type="float" office:value="1571.848633" calcext:value-type="float">
            <text:p>1571.848633</text:p>
          </table:table-cell>
          <table:table-cell office:value-type="float" office:value="1569.386597" calcext:value-type="float">
            <text:p>1569.386597</text:p>
          </table:table-cell>
          <table:table-cell table:number-columns-repeated="13"/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1569.592529" calcext:value-type="float">
            <text:p>1569.592529</text:p>
          </table:table-cell>
          <table:table-cell office:value-type="float" office:value="1571.980713" calcext:value-type="float">
            <text:p>1571.980713</text:p>
          </table:table-cell>
          <table:table-cell office:value-type="float" office:value="1569.919189" calcext:value-type="float">
            <text:p>1569.919189</text:p>
          </table:table-cell>
          <table:table-cell office:value-type="float" office:value="1570.06665" calcext:value-type="float">
            <text:p>1570.06665</text:p>
          </table:table-cell>
          <table:table-cell table:number-columns-repeated="13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1579.901489" calcext:value-type="float">
            <text:p>1579.901489</text:p>
          </table:table-cell>
          <table:table-cell office:value-type="float" office:value="1576.831421" calcext:value-type="float">
            <text:p>1576.831421</text:p>
          </table:table-cell>
          <table:table-cell office:value-type="float" office:value="1580.294434" calcext:value-type="float">
            <text:p>1580.294434</text:p>
          </table:table-cell>
          <table:table-cell office:value-type="float" office:value="1577.252686" calcext:value-type="float">
            <text:p>1577.252686</text:p>
          </table:table-cell>
          <table:table-cell table:number-columns-repeated="13"/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1572.429688" calcext:value-type="float">
            <text:p>1572.429688</text:p>
          </table:table-cell>
          <table:table-cell office:value-type="float" office:value="1574.378906" calcext:value-type="float">
            <text:p>1574.378906</text:p>
          </table:table-cell>
          <table:table-cell office:value-type="float" office:value="1572.947021" calcext:value-type="float">
            <text:p>1572.947021</text:p>
          </table:table-cell>
          <table:table-cell office:value-type="float" office:value="1575.251831" calcext:value-type="float">
            <text:p>1575.251831</text:p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57.495117" calcext:value-type="float">
            <text:p>1557.495117</text:p>
          </table:table-cell>
          <table:table-cell office:value-type="float" office:value="1556.853271" calcext:value-type="float">
            <text:p>1556.853271</text:p>
          </table:table-cell>
          <table:table-cell office:value-type="float" office:value="1557.260254" calcext:value-type="float">
            <text:p>1557.260254</text:p>
          </table:table-cell>
          <table:table-cell office:value-type="float" office:value="1557.424561" calcext:value-type="float">
            <text:p>1557.424561</text:p>
          </table:table-cell>
          <table:table-cell table:number-columns-repeated="13"/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1563.087402" calcext:value-type="float">
            <text:p>1563.087402</text:p>
          </table:table-cell>
          <table:table-cell office:value-type="float" office:value="1563.612671" calcext:value-type="float">
            <text:p>1563.612671</text:p>
          </table:table-cell>
          <table:table-cell office:value-type="float" office:value="1564.961914" calcext:value-type="float">
            <text:p>1564.961914</text:p>
          </table:table-cell>
          <table:table-cell office:value-type="float" office:value="1561.513428" calcext:value-type="float">
            <text:p>1561.513428</text:p>
          </table:table-cell>
          <table:table-cell table:number-columns-repeated="13"/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1563.425659" calcext:value-type="float">
            <text:p>1563.425659</text:p>
          </table:table-cell>
          <table:table-cell office:value-type="float" office:value="1562.018066" calcext:value-type="float">
            <text:p>1562.018066</text:p>
          </table:table-cell>
          <table:table-cell office:value-type="float" office:value="1561.990723" calcext:value-type="float">
            <text:p>1561.990723</text:p>
          </table:table-cell>
          <table:table-cell office:value-type="float" office:value="1562.236816" calcext:value-type="float">
            <text:p>1562.236816</text:p>
          </table:table-cell>
          <table:table-cell table:number-columns-repeated="13"/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1563.493286" calcext:value-type="float">
            <text:p>1563.493286</text:p>
          </table:table-cell>
          <table:table-cell office:value-type="float" office:value="1561.270874" calcext:value-type="float">
            <text:p>1561.270874</text:p>
          </table:table-cell>
          <table:table-cell office:value-type="float" office:value="1562.755981" calcext:value-type="float">
            <text:p>1562.755981</text:p>
          </table:table-cell>
          <table:table-cell office:value-type="float" office:value="1557.637817" calcext:value-type="float">
            <text:p>1557.637817</text:p>
          </table:table-cell>
          <table:table-cell table:number-columns-repeated="13"/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1564.433838" calcext:value-type="float">
            <text:p>1564.433838</text:p>
          </table:table-cell>
          <table:table-cell office:value-type="float" office:value="1562.592773" calcext:value-type="float">
            <text:p>1562.592773</text:p>
          </table:table-cell>
          <table:table-cell office:value-type="float" office:value="1563.494751" calcext:value-type="float">
            <text:p>1563.494751</text:p>
          </table:table-cell>
          <table:table-cell office:value-type="float" office:value="1563.462036" calcext:value-type="float">
            <text:p>1563.462036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65.606812" calcext:value-type="float">
            <text:p>1565.606812</text:p>
          </table:table-cell>
          <table:table-cell office:value-type="float" office:value="1562.745483" calcext:value-type="float">
            <text:p>1562.745483</text:p>
          </table:table-cell>
          <table:table-cell office:value-type="float" office:value="1563.842285" calcext:value-type="float">
            <text:p>1563.842285</text:p>
          </table:table-cell>
          <table:table-cell office:value-type="float" office:value="1562.981812" calcext:value-type="float">
            <text:p>1562.981812</text:p>
          </table:table-cell>
          <table:table-cell table:number-columns-repeated="13"/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1562.144531" calcext:value-type="float">
            <text:p>1562.144531</text:p>
          </table:table-cell>
          <table:table-cell office:value-type="float" office:value="1560.805908" calcext:value-type="float">
            <text:p>1560.805908</text:p>
          </table:table-cell>
          <table:table-cell office:value-type="float" office:value="1560.294556" calcext:value-type="float">
            <text:p>1560.294556</text:p>
          </table:table-cell>
          <table:table-cell office:value-type="float" office:value="1562.319824" calcext:value-type="float">
            <text:p>1562.319824</text:p>
          </table:table-cell>
          <table:table-cell table:number-columns-repeated="13"/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1566.831421" calcext:value-type="float">
            <text:p>1566.831421</text:p>
          </table:table-cell>
          <table:table-cell office:value-type="float" office:value="1567.384888" calcext:value-type="float">
            <text:p>1567.384888</text:p>
          </table:table-cell>
          <table:table-cell office:value-type="float" office:value="1569.54834" calcext:value-type="float">
            <text:p>1569.54834</text:p>
          </table:table-cell>
          <table:table-cell office:value-type="float" office:value="1563.998413" calcext:value-type="float">
            <text:p>1563.998413</text:p>
          </table:table-cell>
          <table:table-cell table:number-columns-repeated="13"/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1565.343262" calcext:value-type="float">
            <text:p>1565.343262</text:p>
          </table:table-cell>
          <table:table-cell office:value-type="float" office:value="1564.028931" calcext:value-type="float">
            <text:p>1564.028931</text:p>
          </table:table-cell>
          <table:table-cell office:value-type="float" office:value="1566.13269" calcext:value-type="float">
            <text:p>1566.13269</text:p>
          </table:table-cell>
          <table:table-cell office:value-type="float" office:value="1563.944336" calcext:value-type="float">
            <text:p>1563.944336</text:p>
          </table:table-cell>
          <table:table-cell table:number-columns-repeated="13"/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1561.956543" calcext:value-type="float">
            <text:p>1561.956543</text:p>
          </table:table-cell>
          <table:table-cell office:value-type="float" office:value="1564.17688" calcext:value-type="float">
            <text:p>1564.17688</text:p>
          </table:table-cell>
          <table:table-cell office:value-type="float" office:value="1562.547852" calcext:value-type="float">
            <text:p>1562.547852</text:p>
          </table:table-cell>
          <table:table-cell office:value-type="float" office:value="1565.903076" calcext:value-type="float">
            <text:p>1565.903076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66.786621" calcext:value-type="float">
            <text:p>1566.786621</text:p>
          </table:table-cell>
          <table:table-cell office:value-type="float" office:value="1563.045166" calcext:value-type="float">
            <text:p>1563.045166</text:p>
          </table:table-cell>
          <table:table-cell office:value-type="float" office:value="1562.572754" calcext:value-type="float">
            <text:p>1562.572754</text:p>
          </table:table-cell>
          <table:table-cell office:value-type="float" office:value="1564.544067" calcext:value-type="float">
            <text:p>1564.544067</text:p>
          </table:table-cell>
          <table:table-cell table:number-columns-repeated="13"/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1564.661255" calcext:value-type="float">
            <text:p>1564.661255</text:p>
          </table:table-cell>
          <table:table-cell office:value-type="float" office:value="1562.241211" calcext:value-type="float">
            <text:p>1562.241211</text:p>
          </table:table-cell>
          <table:table-cell office:value-type="float" office:value="1567.02832" calcext:value-type="float">
            <text:p>1567.02832</text:p>
          </table:table-cell>
          <table:table-cell office:value-type="float" office:value="1561.800049" calcext:value-type="float">
            <text:p>1561.800049</text:p>
          </table:table-cell>
          <table:table-cell table:number-columns-repeated="13"/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1565.013794" calcext:value-type="float">
            <text:p>1565.013794</text:p>
          </table:table-cell>
          <table:table-cell office:value-type="float" office:value="1564.307373" calcext:value-type="float">
            <text:p>1564.307373</text:p>
          </table:table-cell>
          <table:table-cell office:value-type="float" office:value="1561.836182" calcext:value-type="float">
            <text:p>1561.836182</text:p>
          </table:table-cell>
          <table:table-cell office:value-type="float" office:value="1568.032593" calcext:value-type="float">
            <text:p>1568.032593</text:p>
          </table:table-cell>
          <table:table-cell table:number-columns-repeated="13"/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1567.117554" calcext:value-type="float">
            <text:p>1567.117554</text:p>
          </table:table-cell>
          <table:table-cell office:value-type="float" office:value="1567.340088" calcext:value-type="float">
            <text:p>1567.340088</text:p>
          </table:table-cell>
          <table:table-cell office:value-type="float" office:value="1567.760132" calcext:value-type="float">
            <text:p>1567.760132</text:p>
          </table:table-cell>
          <table:table-cell office:value-type="float" office:value="1567.349487" calcext:value-type="float">
            <text:p>1567.349487</text:p>
          </table:table-cell>
          <table:table-cell table:number-columns-repeated="13"/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1569.346802" calcext:value-type="float">
            <text:p>1569.346802</text:p>
          </table:table-cell>
          <table:table-cell office:value-type="float" office:value="1560.875" calcext:value-type="float">
            <text:p>1560.875</text:p>
          </table:table-cell>
          <table:table-cell office:value-type="float" office:value="1563.387451" calcext:value-type="float">
            <text:p>1563.387451</text:p>
          </table:table-cell>
          <table:table-cell office:value-type="float" office:value="1565.922729" calcext:value-type="float">
            <text:p>1565.922729</text:p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67.663086" calcext:value-type="float">
            <text:p>1567.663086</text:p>
          </table:table-cell>
          <table:table-cell office:value-type="float" office:value="1563.689453" calcext:value-type="float">
            <text:p>1563.689453</text:p>
          </table:table-cell>
          <table:table-cell office:value-type="float" office:value="1563.729492" calcext:value-type="float">
            <text:p>1563.729492</text:p>
          </table:table-cell>
          <table:table-cell office:value-type="float" office:value="1563.553223" calcext:value-type="float">
            <text:p>1563.553223</text:p>
          </table:table-cell>
          <table:table-cell table:number-columns-repeated="13"/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1564.76062" calcext:value-type="float">
            <text:p>1564.76062</text:p>
          </table:table-cell>
          <table:table-cell office:value-type="float" office:value="1559.31665" calcext:value-type="float">
            <text:p>1559.31665</text:p>
          </table:table-cell>
          <table:table-cell office:value-type="float" office:value="1565.810181" calcext:value-type="float">
            <text:p>1565.810181</text:p>
          </table:table-cell>
          <table:table-cell office:value-type="float" office:value="1560.58252" calcext:value-type="float">
            <text:p>1560.58252</text:p>
          </table:table-cell>
          <table:table-cell table:number-columns-repeated="13"/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1568.121582" calcext:value-type="float">
            <text:p>1568.121582</text:p>
          </table:table-cell>
          <table:table-cell office:value-type="float" office:value="1565.908936" calcext:value-type="float">
            <text:p>1565.908936</text:p>
          </table:table-cell>
          <table:table-cell office:value-type="float" office:value="1565.631836" calcext:value-type="float">
            <text:p>1565.631836</text:p>
          </table:table-cell>
          <table:table-cell office:value-type="float" office:value="1565.859375" calcext:value-type="float">
            <text:p>1565.859375</text:p>
          </table:table-cell>
          <table:table-cell table:number-columns-repeated="13"/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1563.889771" calcext:value-type="float">
            <text:p>1563.889771</text:p>
          </table:table-cell>
          <table:table-cell office:value-type="float" office:value="1565.293457" calcext:value-type="float">
            <text:p>1565.293457</text:p>
          </table:table-cell>
          <table:table-cell office:value-type="float" office:value="1564.36853" calcext:value-type="float">
            <text:p>1564.36853</text:p>
          </table:table-cell>
          <table:table-cell office:value-type="float" office:value="1562.256104" calcext:value-type="float">
            <text:p>1562.256104</text:p>
          </table:table-cell>
          <table:table-cell table:number-columns-repeated="13"/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1564.758789" calcext:value-type="float">
            <text:p>1564.758789</text:p>
          </table:table-cell>
          <table:table-cell office:value-type="float" office:value="1564.714355" calcext:value-type="float">
            <text:p>1564.714355</text:p>
          </table:table-cell>
          <table:table-cell office:value-type="float" office:value="1564.835449" calcext:value-type="float">
            <text:p>1564.835449</text:p>
          </table:table-cell>
          <table:table-cell office:value-type="float" office:value="1564.05127" calcext:value-type="float">
            <text:p>1564.05127</text:p>
          </table:table-cell>
          <table:table-cell table:number-columns-repeated="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63.876709" calcext:value-type="float">
            <text:p>1563.876709</text:p>
          </table:table-cell>
          <table:table-cell office:value-type="float" office:value="1565.74292" calcext:value-type="float">
            <text:p>1565.74292</text:p>
          </table:table-cell>
          <table:table-cell office:value-type="float" office:value="1561.788208" calcext:value-type="float">
            <text:p>1561.788208</text:p>
          </table:table-cell>
          <table:table-cell office:value-type="float" office:value="1567.736694" calcext:value-type="float">
            <text:p>1567.736694</text:p>
          </table:table-cell>
          <table:table-cell table:number-columns-repeated="13"/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1565.567627" calcext:value-type="float">
            <text:p>1565.567627</text:p>
          </table:table-cell>
          <table:table-cell office:value-type="float" office:value="1563.155396" calcext:value-type="float">
            <text:p>1563.155396</text:p>
          </table:table-cell>
          <table:table-cell office:value-type="float" office:value="1565.045166" calcext:value-type="float">
            <text:p>1565.045166</text:p>
          </table:table-cell>
          <table:table-cell office:value-type="float" office:value="1565.84021" calcext:value-type="float">
            <text:p>1565.84021</text:p>
          </table:table-cell>
          <table:table-cell table:number-columns-repeated="13"/>
        </table:table-row>
        <table:table-row table:style-name="ro1">
          <table:table-cell office:value-type="float" office:value="9.4" calcext:value-type="float">
            <text:p>9.4</text:p>
          </table:table-cell>
          <table:table-cell office:value-type="float" office:value="1562.009888" calcext:value-type="float">
            <text:p>1562.009888</text:p>
          </table:table-cell>
          <table:table-cell office:value-type="float" office:value="1566.626099" calcext:value-type="float">
            <text:p>1566.626099</text:p>
          </table:table-cell>
          <table:table-cell office:value-type="float" office:value="1565.682495" calcext:value-type="float">
            <text:p>1565.682495</text:p>
          </table:table-cell>
          <table:table-cell office:value-type="float" office:value="1564.400513" calcext:value-type="float">
            <text:p>1564.400513</text:p>
          </table:table-cell>
          <table:table-cell table:number-columns-repeated="13"/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1559.575562" calcext:value-type="float">
            <text:p>1559.575562</text:p>
          </table:table-cell>
          <table:table-cell office:value-type="float" office:value="1561.968994" calcext:value-type="float">
            <text:p>1561.968994</text:p>
          </table:table-cell>
          <table:table-cell office:value-type="float" office:value="1561.819336" calcext:value-type="float">
            <text:p>1561.819336</text:p>
          </table:table-cell>
          <table:table-cell office:value-type="float" office:value="1559.766724" calcext:value-type="float">
            <text:p>1559.766724</text:p>
          </table:table-cell>
          <table:table-cell table:number-columns-repeated="13"/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1565.721558" calcext:value-type="float">
            <text:p>1565.721558</text:p>
          </table:table-cell>
          <table:table-cell office:value-type="float" office:value="1565.9198" calcext:value-type="float">
            <text:p>1565.9198</text:p>
          </table:table-cell>
          <table:table-cell office:value-type="float" office:value="1568.616333" calcext:value-type="float">
            <text:p>1568.616333</text:p>
          </table:table-cell>
          <table:table-cell office:value-type="float" office:value="1563.340698" calcext:value-type="float">
            <text:p>1563.340698</text:p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66.205566" calcext:value-type="float">
            <text:p>1566.205566</text:p>
          </table:table-cell>
          <table:table-cell office:value-type="float" office:value="1560.919434" calcext:value-type="float">
            <text:p>1560.919434</text:p>
          </table:table-cell>
          <table:table-cell office:value-type="float" office:value="1567.388794" calcext:value-type="float">
            <text:p>1567.388794</text:p>
          </table:table-cell>
          <table:table-cell office:value-type="float" office:value="1561.819946" calcext:value-type="float">
            <text:p>1561.819946</text:p>
          </table:table-cell>
          <table:table-cell table:number-columns-repeated="13"/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1565.330688" calcext:value-type="float">
            <text:p>1565.330688</text:p>
          </table:table-cell>
          <table:table-cell office:value-type="float" office:value="1561.739502" calcext:value-type="float">
            <text:p>1561.739502</text:p>
          </table:table-cell>
          <table:table-cell office:value-type="float" office:value="1565.089233" calcext:value-type="float">
            <text:p>1565.089233</text:p>
          </table:table-cell>
          <table:table-cell office:value-type="float" office:value="1564.721436" calcext:value-type="float">
            <text:p>1564.721436</text:p>
          </table:table-cell>
          <table:table-cell table:number-columns-repeated="13"/>
        </table:table-row>
        <table:table-row table:style-name="ro1">
          <table:table-cell office:value-type="float" office:value="10.4" calcext:value-type="float">
            <text:p>10.4</text:p>
          </table:table-cell>
          <table:table-cell office:value-type="float" office:value="1565.373169" calcext:value-type="float">
            <text:p>1565.373169</text:p>
          </table:table-cell>
          <table:table-cell office:value-type="float" office:value="1564.455322" calcext:value-type="float">
            <text:p>1564.455322</text:p>
          </table:table-cell>
          <table:table-cell office:value-type="float" office:value="1565.428467" calcext:value-type="float">
            <text:p>1565.428467</text:p>
          </table:table-cell>
          <table:table-cell office:value-type="float" office:value="1564.982422" calcext:value-type="float">
            <text:p>1564.982422</text:p>
          </table:table-cell>
          <table:table-cell table:number-columns-repeated="13"/>
        </table:table-row>
        <table:table-row table:style-name="ro1">
          <table:table-cell office:value-type="float" office:value="10.6" calcext:value-type="float">
            <text:p>10.6</text:p>
          </table:table-cell>
          <table:table-cell office:value-type="float" office:value="1564.654907" calcext:value-type="float">
            <text:p>1564.654907</text:p>
          </table:table-cell>
          <table:table-cell office:value-type="float" office:value="1563.609009" calcext:value-type="float">
            <text:p>1563.609009</text:p>
          </table:table-cell>
          <table:table-cell office:value-type="float" office:value="1563.760864" calcext:value-type="float">
            <text:p>1563.760864</text:p>
          </table:table-cell>
          <table:table-cell office:value-type="float" office:value="1563.994873" calcext:value-type="float">
            <text:p>1563.994873</text:p>
          </table:table-cell>
          <table:table-cell table:number-columns-repeated="13"/>
        </table:table-row>
        <table:table-row table:style-name="ro1">
          <table:table-cell office:value-type="float" office:value="10.8" calcext:value-type="float">
            <text:p>10.8</text:p>
          </table:table-cell>
          <table:table-cell office:value-type="float" office:value="1565.23999" calcext:value-type="float">
            <text:p>1565.23999</text:p>
          </table:table-cell>
          <table:table-cell office:value-type="float" office:value="1563.131958" calcext:value-type="float">
            <text:p>1563.131958</text:p>
          </table:table-cell>
          <table:table-cell office:value-type="float" office:value="1564.148682" calcext:value-type="float">
            <text:p>1564.148682</text:p>
          </table:table-cell>
          <table:table-cell office:value-type="float" office:value="1565.446533" calcext:value-type="float">
            <text:p>1565.446533</text:p>
          </table:table-cell>
          <table:table-cell table:number-columns-repeated="1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16.170776" calcext:value-type="float">
            <text:p>1516.170776</text:p>
          </table:table-cell>
          <table:table-cell office:value-type="float" office:value="1553.600098" calcext:value-type="float">
            <text:p>1553.600098</text:p>
          </table:table-cell>
          <table:table-cell office:value-type="float" office:value="1585.688721" calcext:value-type="float">
            <text:p>1585.688721</text:p>
          </table:table-cell>
          <table:table-cell office:value-type="float" office:value="1611.686646" calcext:value-type="float">
            <text:p>1611.686646</text:p>
          </table:table-cell>
          <table:table-cell table:number-columns-repeated="13"/>
        </table:table-row>
        <table:table-row table:style-name="ro1">
          <table:table-cell office:value-type="float" office:value="11.2" calcext:value-type="float">
            <text:p>11.2</text:p>
          </table:table-cell>
          <table:table-cell office:value-type="float" office:value="1621.224365" calcext:value-type="float">
            <text:p>1621.224365</text:p>
          </table:table-cell>
          <table:table-cell office:value-type="float" office:value="1629.68457" calcext:value-type="float">
            <text:p>1629.68457</text:p>
          </table:table-cell>
          <table:table-cell office:value-type="float" office:value="1614.293457" calcext:value-type="float">
            <text:p>1614.293457</text:p>
          </table:table-cell>
          <table:table-cell office:value-type="float" office:value="1638.865112" calcext:value-type="float">
            <text:p>1638.865112</text:p>
          </table:table-cell>
          <table:table-cell table:number-columns-repeated="13"/>
        </table:table-row>
        <table:table-row table:style-name="ro1">
          <table:table-cell office:value-type="float" office:value="11.4" calcext:value-type="float">
            <text:p>11.4</text:p>
          </table:table-cell>
          <table:table-cell office:value-type="float" office:value="1690.234375" calcext:value-type="float">
            <text:p>1690.234375</text:p>
          </table:table-cell>
          <table:table-cell office:value-type="float" office:value="1689.481445" calcext:value-type="float">
            <text:p>1689.481445</text:p>
          </table:table-cell>
          <table:table-cell office:value-type="float" office:value="1686.370605" calcext:value-type="float">
            <text:p>1686.370605</text:p>
          </table:table-cell>
          <table:table-cell office:value-type="float" office:value="1690.206299" calcext:value-type="float">
            <text:p>1690.206299</text:p>
          </table:table-cell>
          <table:table-cell table:number-columns-repeated="13"/>
        </table:table-row>
        <table:table-row table:style-name="ro1">
          <table:table-cell office:value-type="float" office:value="11.6" calcext:value-type="float">
            <text:p>11.6</text:p>
          </table:table-cell>
          <table:table-cell office:value-type="float" office:value="1722.08606" calcext:value-type="float">
            <text:p>1722.08606</text:p>
          </table:table-cell>
          <table:table-cell office:value-type="float" office:value="1733.12439" calcext:value-type="float">
            <text:p>1733.12439</text:p>
          </table:table-cell>
          <table:table-cell office:value-type="float" office:value="1726.016846" calcext:value-type="float">
            <text:p>1726.016846</text:p>
          </table:table-cell>
          <table:table-cell office:value-type="float" office:value="1734.029053" calcext:value-type="float">
            <text:p>1734.029053</text:p>
          </table:table-cell>
          <table:table-cell table:number-columns-repeated="13"/>
        </table:table-row>
        <table:table-row table:style-name="ro1">
          <table:table-cell office:value-type="float" office:value="11.8" calcext:value-type="float">
            <text:p>11.8</text:p>
          </table:table-cell>
          <table:table-cell office:value-type="float" office:value="1703.473267" calcext:value-type="float">
            <text:p>1703.473267</text:p>
          </table:table-cell>
          <table:table-cell office:value-type="float" office:value="1715.45752" calcext:value-type="float">
            <text:p>1715.45752</text:p>
          </table:table-cell>
          <table:table-cell office:value-type="float" office:value="1705.504517" calcext:value-type="float">
            <text:p>1705.504517</text:p>
          </table:table-cell>
          <table:table-cell office:value-type="float" office:value="1721.014282" calcext:value-type="float">
            <text:p>1721.014282</text:p>
          </table:table-cell>
          <table:table-cell table:number-columns-repeated="1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714.069092" calcext:value-type="float">
            <text:p>1714.069092</text:p>
          </table:table-cell>
          <table:table-cell office:value-type="float" office:value="1750.006348" calcext:value-type="float">
            <text:p>1750.006348</text:p>
          </table:table-cell>
          <table:table-cell office:value-type="float" office:value="1718.964355" calcext:value-type="float">
            <text:p>1718.964355</text:p>
          </table:table-cell>
          <table:table-cell office:value-type="float" office:value="1749.789307" calcext:value-type="float">
            <text:p>1749.789307</text:p>
          </table:table-cell>
          <table:table-cell table:number-columns-repeated="13"/>
        </table:table-row>
        <table:table-row table:style-name="ro1">
          <table:table-cell office:value-type="float" office:value="12.2" calcext:value-type="float">
            <text:p>12.2</text:p>
          </table:table-cell>
          <table:table-cell office:value-type="float" office:value="1704.848877" calcext:value-type="float">
            <text:p>1704.848877</text:p>
          </table:table-cell>
          <table:table-cell office:value-type="float" office:value="1730.597412" calcext:value-type="float">
            <text:p>1730.597412</text:p>
          </table:table-cell>
          <table:table-cell office:value-type="float" office:value="1709.809448" calcext:value-type="float">
            <text:p>1709.809448</text:p>
          </table:table-cell>
          <table:table-cell office:value-type="float" office:value="1725.912354" calcext:value-type="float">
            <text:p>1725.912354</text:p>
          </table:table-cell>
          <table:table-cell table:number-columns-repeated="13"/>
        </table:table-row>
        <table:table-row table:style-name="ro1">
          <table:table-cell office:value-type="float" office:value="12.4" calcext:value-type="float">
            <text:p>12.4</text:p>
          </table:table-cell>
          <table:table-cell office:value-type="float" office:value="1699.937744" calcext:value-type="float">
            <text:p>1699.937744</text:p>
          </table:table-cell>
          <table:table-cell office:value-type="float" office:value="1738.291016" calcext:value-type="float">
            <text:p>1738.291016</text:p>
          </table:table-cell>
          <table:table-cell office:value-type="float" office:value="1711.619629" calcext:value-type="float">
            <text:p>1711.619629</text:p>
          </table:table-cell>
          <table:table-cell office:value-type="float" office:value="1736.272339" calcext:value-type="float">
            <text:p>1736.272339</text:p>
          </table:table-cell>
          <table:table-cell table:number-columns-repeated="13"/>
        </table:table-row>
        <table:table-row table:style-name="ro1">
          <table:table-cell office:value-type="float" office:value="12.6" calcext:value-type="float">
            <text:p>12.6</text:p>
          </table:table-cell>
          <table:table-cell office:value-type="float" office:value="1707.009888" calcext:value-type="float">
            <text:p>1707.009888</text:p>
          </table:table-cell>
          <table:table-cell office:value-type="float" office:value="1771.301514" calcext:value-type="float">
            <text:p>1771.301514</text:p>
          </table:table-cell>
          <table:table-cell office:value-type="float" office:value="1722.444702" calcext:value-type="float">
            <text:p>1722.444702</text:p>
          </table:table-cell>
          <table:table-cell office:value-type="float" office:value="1769.104004" calcext:value-type="float">
            <text:p>1769.104004</text:p>
          </table:table-cell>
          <table:table-cell table:number-columns-repeated="13"/>
        </table:table-row>
        <table:table-row table:style-name="ro1">
          <table:table-cell office:value-type="float" office:value="12.8" calcext:value-type="float">
            <text:p>12.8</text:p>
          </table:table-cell>
          <table:table-cell office:value-type="float" office:value="1706.081177" calcext:value-type="float">
            <text:p>1706.081177</text:p>
          </table:table-cell>
          <table:table-cell office:value-type="float" office:value="1750.318481" calcext:value-type="float">
            <text:p>1750.318481</text:p>
          </table:table-cell>
          <table:table-cell office:value-type="float" office:value="1720.820923" calcext:value-type="float">
            <text:p>1720.820923</text:p>
          </table:table-cell>
          <table:table-cell office:value-type="float" office:value="1743.397949" calcext:value-type="float">
            <text:p>1743.397949</text:p>
          </table:table-cell>
          <table:table-cell table:number-columns-repeated="1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719.243774" calcext:value-type="float">
            <text:p>1719.243774</text:p>
          </table:table-cell>
          <table:table-cell office:value-type="float" office:value="1746.717041" calcext:value-type="float">
            <text:p>1746.717041</text:p>
          </table:table-cell>
          <table:table-cell office:value-type="float" office:value="1728.816284" calcext:value-type="float">
            <text:p>1728.816284</text:p>
          </table:table-cell>
          <table:table-cell office:value-type="float" office:value="1738.704712" calcext:value-type="float">
            <text:p>1738.704712</text:p>
          </table:table-cell>
          <table:table-cell table:number-columns-repeated="13"/>
        </table:table-row>
        <table:table-row table:style-name="ro1">
          <table:table-cell office:value-type="float" office:value="13.2" calcext:value-type="float">
            <text:p>13.2</text:p>
          </table:table-cell>
          <table:table-cell office:value-type="float" office:value="1707.720459" calcext:value-type="float">
            <text:p>1707.720459</text:p>
          </table:table-cell>
          <table:table-cell office:value-type="float" office:value="1783.442139" calcext:value-type="float">
            <text:p>1783.442139</text:p>
          </table:table-cell>
          <table:table-cell office:value-type="float" office:value="1714.52832" calcext:value-type="float">
            <text:p>1714.52832</text:p>
          </table:table-cell>
          <table:table-cell office:value-type="float" office:value="1779.859741" calcext:value-type="float">
            <text:p>1779.859741</text:p>
          </table:table-cell>
          <table:table-cell table:number-columns-repeated="13"/>
        </table:table-row>
        <table:table-row table:style-name="ro1">
          <table:table-cell office:value-type="float" office:value="13.4" calcext:value-type="float">
            <text:p>13.4</text:p>
          </table:table-cell>
          <table:table-cell office:value-type="float" office:value="1669.842407" calcext:value-type="float">
            <text:p>1669.842407</text:p>
          </table:table-cell>
          <table:table-cell office:value-type="float" office:value="1789.307251" calcext:value-type="float">
            <text:p>1789.307251</text:p>
          </table:table-cell>
          <table:table-cell office:value-type="float" office:value="1668.303101" calcext:value-type="float">
            <text:p>1668.303101</text:p>
          </table:table-cell>
          <table:table-cell office:value-type="float" office:value="1798.546021" calcext:value-type="float">
            <text:p>1798.546021</text:p>
          </table:table-cell>
          <table:table-cell table:number-columns-repeated="13"/>
        </table:table-row>
        <table:table-row table:style-name="ro1">
          <table:table-cell office:value-type="float" office:value="13.6" calcext:value-type="float">
            <text:p>13.6</text:p>
          </table:table-cell>
          <table:table-cell office:value-type="float" office:value="1703.03833" calcext:value-type="float">
            <text:p>1703.03833</text:p>
          </table:table-cell>
          <table:table-cell office:value-type="float" office:value="1757.8302" calcext:value-type="float">
            <text:p>1757.8302</text:p>
          </table:table-cell>
          <table:table-cell office:value-type="float" office:value="1716.265259" calcext:value-type="float">
            <text:p>1716.265259</text:p>
          </table:table-cell>
          <table:table-cell office:value-type="float" office:value="1759.707153" calcext:value-type="float">
            <text:p>1759.707153</text:p>
          </table:table-cell>
          <table:table-cell table:number-columns-repeated="13"/>
        </table:table-row>
        <table:table-row table:style-name="ro1">
          <table:table-cell office:value-type="float" office:value="13.8" calcext:value-type="float">
            <text:p>13.8</text:p>
          </table:table-cell>
          <table:table-cell office:value-type="float" office:value="1699.683228" calcext:value-type="float">
            <text:p>1699.683228</text:p>
          </table:table-cell>
          <table:table-cell office:value-type="float" office:value="1790.212891" calcext:value-type="float">
            <text:p>1790.212891</text:p>
          </table:table-cell>
          <table:table-cell office:value-type="float" office:value="1710.601807" calcext:value-type="float">
            <text:p>1710.601807</text:p>
          </table:table-cell>
          <table:table-cell office:value-type="float" office:value="1783.475342" calcext:value-type="float">
            <text:p>1783.475342</text:p>
          </table:table-cell>
          <table:table-cell table:number-columns-repeated="1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694.937866" calcext:value-type="float">
            <text:p>1694.937866</text:p>
          </table:table-cell>
          <table:table-cell office:value-type="float" office:value="1791.114624" calcext:value-type="float">
            <text:p>1791.114624</text:p>
          </table:table-cell>
          <table:table-cell office:value-type="float" office:value="1703.658936" calcext:value-type="float">
            <text:p>1703.658936</text:p>
          </table:table-cell>
          <table:table-cell office:value-type="float" office:value="1790.465332" calcext:value-type="float">
            <text:p>1790.465332</text:p>
          </table:table-cell>
          <table:table-cell table:number-columns-repeated="13"/>
        </table:table-row>
        <table:table-row table:style-name="ro1">
          <table:table-cell office:value-type="float" office:value="14.2" calcext:value-type="float">
            <text:p>14.2</text:p>
          </table:table-cell>
          <table:table-cell office:value-type="float" office:value="1704.7146" calcext:value-type="float">
            <text:p>1704.7146</text:p>
          </table:table-cell>
          <table:table-cell office:value-type="float" office:value="1777.728149" calcext:value-type="float">
            <text:p>1777.728149</text:p>
          </table:table-cell>
          <table:table-cell office:value-type="float" office:value="1717.762695" calcext:value-type="float">
            <text:p>1717.762695</text:p>
          </table:table-cell>
          <table:table-cell office:value-type="float" office:value="1774.905884" calcext:value-type="float">
            <text:p>1774.905884</text:p>
          </table:table-cell>
          <table:table-cell table:number-columns-repeated="13"/>
        </table:table-row>
        <table:table-row table:style-name="ro1">
          <table:table-cell office:value-type="float" office:value="14.4" calcext:value-type="float">
            <text:p>14.4</text:p>
          </table:table-cell>
          <table:table-cell office:value-type="float" office:value="1708.955078" calcext:value-type="float">
            <text:p>1708.955078</text:p>
          </table:table-cell>
          <table:table-cell office:value-type="float" office:value="1792.552246" calcext:value-type="float">
            <text:p>1792.552246</text:p>
          </table:table-cell>
          <table:table-cell office:value-type="float" office:value="1720.25647" calcext:value-type="float">
            <text:p>1720.25647</text:p>
          </table:table-cell>
          <table:table-cell office:value-type="float" office:value="1790.569336" calcext:value-type="float">
            <text:p>1790.569336</text:p>
          </table:table-cell>
          <table:table-cell table:number-columns-repeated="13"/>
        </table:table-row>
        <table:table-row table:style-name="ro1">
          <table:table-cell office:value-type="float" office:value="14.6" calcext:value-type="float">
            <text:p>14.6</text:p>
          </table:table-cell>
          <table:table-cell office:value-type="float" office:value="1699.888794" calcext:value-type="float">
            <text:p>1699.888794</text:p>
          </table:table-cell>
          <table:table-cell office:value-type="float" office:value="1795.743164" calcext:value-type="float">
            <text:p>1795.743164</text:p>
          </table:table-cell>
          <table:table-cell office:value-type="float" office:value="1709.815918" calcext:value-type="float">
            <text:p>1709.815918</text:p>
          </table:table-cell>
          <table:table-cell office:value-type="float" office:value="1795.166138" calcext:value-type="float">
            <text:p>1795.166138</text:p>
          </table:table-cell>
          <table:table-cell table:number-columns-repeated="13"/>
        </table:table-row>
        <table:table-row table:style-name="ro1">
          <table:table-cell office:value-type="float" office:value="14.8" calcext:value-type="float">
            <text:p>14.8</text:p>
          </table:table-cell>
          <table:table-cell office:value-type="float" office:value="1705.215698" calcext:value-type="float">
            <text:p>1705.215698</text:p>
          </table:table-cell>
          <table:table-cell office:value-type="float" office:value="1788.945312" calcext:value-type="float">
            <text:p>1788.945312</text:p>
          </table:table-cell>
          <table:table-cell office:value-type="float" office:value="1714.226196" calcext:value-type="float">
            <text:p>1714.226196</text:p>
          </table:table-cell>
          <table:table-cell office:value-type="float" office:value="1784.055176" calcext:value-type="float">
            <text:p>1784.055176</text:p>
          </table:table-cell>
          <table:table-cell table:number-columns-repeated="1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703.759399" calcext:value-type="float">
            <text:p>1703.759399</text:p>
          </table:table-cell>
          <table:table-cell office:value-type="float" office:value="1797.575195" calcext:value-type="float">
            <text:p>1797.575195</text:p>
          </table:table-cell>
          <table:table-cell office:value-type="float" office:value="1716.62085" calcext:value-type="float">
            <text:p>1716.62085</text:p>
          </table:table-cell>
          <table:table-cell office:value-type="float" office:value="1791.424438" calcext:value-type="float">
            <text:p>1791.424438</text:p>
          </table:table-cell>
          <table:table-cell table:number-columns-repeated="13"/>
        </table:table-row>
        <table:table-row table:style-name="ro1">
          <table:table-cell office:value-type="float" office:value="15.2" calcext:value-type="float">
            <text:p>15.2</text:p>
          </table:table-cell>
          <table:table-cell office:value-type="float" office:value="1700.840332" calcext:value-type="float">
            <text:p>1700.840332</text:p>
          </table:table-cell>
          <table:table-cell office:value-type="float" office:value="1797.44458" calcext:value-type="float">
            <text:p>1797.44458</text:p>
          </table:table-cell>
          <table:table-cell office:value-type="float" office:value="1711.72937" calcext:value-type="float">
            <text:p>1711.72937</text:p>
          </table:table-cell>
          <table:table-cell office:value-type="float" office:value="1792.932129" calcext:value-type="float">
            <text:p>1792.932129</text:p>
          </table:table-cell>
          <table:table-cell table:number-columns-repeated="13"/>
        </table:table-row>
        <table:table-row table:style-name="ro1">
          <table:table-cell office:value-type="float" office:value="15.4" calcext:value-type="float">
            <text:p>15.4</text:p>
          </table:table-cell>
          <table:table-cell office:value-type="float" office:value="1713.93689" calcext:value-type="float">
            <text:p>1713.93689</text:p>
          </table:table-cell>
          <table:table-cell office:value-type="float" office:value="1794.595947" calcext:value-type="float">
            <text:p>1794.595947</text:p>
          </table:table-cell>
          <table:table-cell office:value-type="float" office:value="1724.739502" calcext:value-type="float">
            <text:p>1724.739502</text:p>
          </table:table-cell>
          <table:table-cell office:value-type="float" office:value="1792.472656" calcext:value-type="float">
            <text:p>1792.472656</text:p>
          </table:table-cell>
          <table:table-cell table:number-columns-repeated="13"/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1700.938354" calcext:value-type="float">
            <text:p>1700.938354</text:p>
          </table:table-cell>
          <table:table-cell office:value-type="float" office:value="1798.143555" calcext:value-type="float">
            <text:p>1798.143555</text:p>
          </table:table-cell>
          <table:table-cell office:value-type="float" office:value="1712.133057" calcext:value-type="float">
            <text:p>1712.133057</text:p>
          </table:table-cell>
          <table:table-cell office:value-type="float" office:value="1795.456299" calcext:value-type="float">
            <text:p>1795.456299</text:p>
          </table:table-cell>
          <table:table-cell table:number-columns-repeated="13"/>
        </table:table-row>
        <table:table-row table:style-name="ro1">
          <table:table-cell office:value-type="float" office:value="15.8" calcext:value-type="float">
            <text:p>15.8</text:p>
          </table:table-cell>
          <table:table-cell office:value-type="float" office:value="1708.763062" calcext:value-type="float">
            <text:p>1708.763062</text:p>
          </table:table-cell>
          <table:table-cell office:value-type="float" office:value="1800.414185" calcext:value-type="float">
            <text:p>1800.414185</text:p>
          </table:table-cell>
          <table:table-cell office:value-type="float" office:value="1716.777466" calcext:value-type="float">
            <text:p>1716.777466</text:p>
          </table:table-cell>
          <table:table-cell office:value-type="float" office:value="1793.362915" calcext:value-type="float">
            <text:p>1793.362915</text:p>
          </table:table-cell>
          <table:table-cell table:number-columns-repeated="1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12.781494" calcext:value-type="float">
            <text:p>1712.781494</text:p>
          </table:table-cell>
          <table:table-cell office:value-type="float" office:value="1797.863403" calcext:value-type="float">
            <text:p>1797.863403</text:p>
          </table:table-cell>
          <table:table-cell office:value-type="float" office:value="1720.84436" calcext:value-type="float">
            <text:p>1720.84436</text:p>
          </table:table-cell>
          <table:table-cell office:value-type="float" office:value="1799.006958" calcext:value-type="float">
            <text:p>1799.006958</text:p>
          </table:table-cell>
          <table:table-cell table:number-columns-repeated="13"/>
        </table:table-row>
        <table:table-row table:style-name="ro1">
          <table:table-cell office:value-type="float" office:value="16.2" calcext:value-type="float">
            <text:p>16.2</text:p>
          </table:table-cell>
          <table:table-cell office:value-type="float" office:value="1705.297363" calcext:value-type="float">
            <text:p>1705.297363</text:p>
          </table:table-cell>
          <table:table-cell office:value-type="float" office:value="1802.839478" calcext:value-type="float">
            <text:p>1802.839478</text:p>
          </table:table-cell>
          <table:table-cell office:value-type="float" office:value="1715.820068" calcext:value-type="float">
            <text:p>1715.820068</text:p>
          </table:table-cell>
          <table:table-cell office:value-type="float" office:value="1799.7229" calcext:value-type="float">
            <text:p>1799.7229</text:p>
          </table:table-cell>
          <table:table-cell table:number-columns-repeated="13"/>
        </table:table-row>
        <table:table-row table:style-name="ro1">
          <table:table-cell office:value-type="float" office:value="16.4" calcext:value-type="float">
            <text:p>16.4</text:p>
          </table:table-cell>
          <table:table-cell office:value-type="float" office:value="1710.736328" calcext:value-type="float">
            <text:p>1710.736328</text:p>
          </table:table-cell>
          <table:table-cell office:value-type="float" office:value="1799.519287" calcext:value-type="float">
            <text:p>1799.519287</text:p>
          </table:table-cell>
          <table:table-cell office:value-type="float" office:value="1718.926025" calcext:value-type="float">
            <text:p>1718.926025</text:p>
          </table:table-cell>
          <table:table-cell office:value-type="float" office:value="1794.592407" calcext:value-type="float">
            <text:p>1794.592407</text:p>
          </table:table-cell>
          <table:table-cell table:number-columns-repeated="13"/>
        </table:table-row>
        <table:table-row table:style-name="ro1">
          <table:table-cell office:value-type="float" office:value="16.6" calcext:value-type="float">
            <text:p>16.6</text:p>
          </table:table-cell>
          <table:table-cell office:value-type="float" office:value="1709.6521" calcext:value-type="float">
            <text:p>1709.6521</text:p>
          </table:table-cell>
          <table:table-cell office:value-type="float" office:value="1803.175293" calcext:value-type="float">
            <text:p>1803.175293</text:p>
          </table:table-cell>
          <table:table-cell office:value-type="float" office:value="1720.664673" calcext:value-type="float">
            <text:p>1720.664673</text:p>
          </table:table-cell>
          <table:table-cell office:value-type="float" office:value="1799.864624" calcext:value-type="float">
            <text:p>1799.864624</text:p>
          </table:table-cell>
          <table:table-cell table:number-columns-repeated="13"/>
        </table:table-row>
        <table:table-row table:style-name="ro1">
          <table:table-cell office:value-type="float" office:value="16.8" calcext:value-type="float">
            <text:p>16.8</text:p>
          </table:table-cell>
          <table:table-cell office:value-type="float" office:value="1709.803223" calcext:value-type="float">
            <text:p>1709.803223</text:p>
          </table:table-cell>
          <table:table-cell office:value-type="float" office:value="1806.502075" calcext:value-type="float">
            <text:p>1806.502075</text:p>
          </table:table-cell>
          <table:table-cell office:value-type="float" office:value="1721.94751" calcext:value-type="float">
            <text:p>1721.94751</text:p>
          </table:table-cell>
          <table:table-cell office:value-type="float" office:value="1801.775635" calcext:value-type="float">
            <text:p>1801.775635</text:p>
          </table:table-cell>
          <table:table-cell table:number-columns-repeated="1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710.80542" calcext:value-type="float">
            <text:p>1710.80542</text:p>
          </table:table-cell>
          <table:table-cell office:value-type="float" office:value="1802.004395" calcext:value-type="float">
            <text:p>1802.004395</text:p>
          </table:table-cell>
          <table:table-cell office:value-type="float" office:value="1723.29895" calcext:value-type="float">
            <text:p>1723.29895</text:p>
          </table:table-cell>
          <table:table-cell office:value-type="float" office:value="1799.701904" calcext:value-type="float">
            <text:p>1799.701904</text:p>
          </table:table-cell>
          <table:table-cell table:number-columns-repeated="13"/>
        </table:table-row>
        <table:table-row table:style-name="ro1">
          <table:table-cell office:value-type="float" office:value="17.2" calcext:value-type="float">
            <text:p>17.2</text:p>
          </table:table-cell>
          <table:table-cell office:value-type="float" office:value="1713.008789" calcext:value-type="float">
            <text:p>1713.008789</text:p>
          </table:table-cell>
          <table:table-cell office:value-type="float" office:value="1806.683594" calcext:value-type="float">
            <text:p>1806.683594</text:p>
          </table:table-cell>
          <table:table-cell office:value-type="float" office:value="1722.252441" calcext:value-type="float">
            <text:p>1722.252441</text:p>
          </table:table-cell>
          <table:table-cell office:value-type="float" office:value="1801.583862" calcext:value-type="float">
            <text:p>1801.583862</text:p>
          </table:table-cell>
          <table:table-cell table:number-columns-repeated="13"/>
        </table:table-row>
        <table:table-row table:style-name="ro1">
          <table:table-cell office:value-type="float" office:value="17.4" calcext:value-type="float">
            <text:p>17.4</text:p>
          </table:table-cell>
          <table:table-cell office:value-type="float" office:value="1713.832886" calcext:value-type="float">
            <text:p>1713.832886</text:p>
          </table:table-cell>
          <table:table-cell office:value-type="float" office:value="1804.180298" calcext:value-type="float">
            <text:p>1804.180298</text:p>
          </table:table-cell>
          <table:table-cell office:value-type="float" office:value="1721.819458" calcext:value-type="float">
            <text:p>1721.819458</text:p>
          </table:table-cell>
          <table:table-cell office:value-type="float" office:value="1799.981567" calcext:value-type="float">
            <text:p>1799.981567</text:p>
          </table:table-cell>
          <table:table-cell table:number-columns-repeated="13"/>
        </table:table-row>
        <table:table-row table:style-name="ro1">
          <table:table-cell office:value-type="float" office:value="17.6" calcext:value-type="float">
            <text:p>17.6</text:p>
          </table:table-cell>
          <table:table-cell office:value-type="float" office:value="1713.293335" calcext:value-type="float">
            <text:p>1713.293335</text:p>
          </table:table-cell>
          <table:table-cell office:value-type="float" office:value="1801.636963" calcext:value-type="float">
            <text:p>1801.636963</text:p>
          </table:table-cell>
          <table:table-cell office:value-type="float" office:value="1720.997681" calcext:value-type="float">
            <text:p>1720.997681</text:p>
          </table:table-cell>
          <table:table-cell office:value-type="float" office:value="1801.776245" calcext:value-type="float">
            <text:p>1801.776245</text:p>
          </table:table-cell>
          <table:table-cell table:number-columns-repeated="13"/>
        </table:table-row>
        <table:table-row table:style-name="ro1">
          <table:table-cell office:value-type="float" office:value="17.8" calcext:value-type="float">
            <text:p>17.8</text:p>
          </table:table-cell>
          <table:table-cell office:value-type="float" office:value="1711.731934" calcext:value-type="float">
            <text:p>1711.731934</text:p>
          </table:table-cell>
          <table:table-cell office:value-type="float" office:value="1803.936523" calcext:value-type="float">
            <text:p>1803.936523</text:p>
          </table:table-cell>
          <table:table-cell office:value-type="float" office:value="1720.435303" calcext:value-type="float">
            <text:p>1720.435303</text:p>
          </table:table-cell>
          <table:table-cell office:value-type="float" office:value="1800.917725" calcext:value-type="float">
            <text:p>1800.917725</text:p>
          </table:table-cell>
          <table:table-cell table:number-columns-repeated="1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711.125977" calcext:value-type="float">
            <text:p>1711.125977</text:p>
          </table:table-cell>
          <table:table-cell office:value-type="float" office:value="1805.431396" calcext:value-type="float">
            <text:p>1805.431396</text:p>
          </table:table-cell>
          <table:table-cell office:value-type="float" office:value="1726.188354" calcext:value-type="float">
            <text:p>1726.188354</text:p>
          </table:table-cell>
          <table:table-cell office:value-type="float" office:value="1802.32019" calcext:value-type="float">
            <text:p>1802.32019</text:p>
          </table:table-cell>
          <table:table-cell table:number-columns-repeated="13"/>
        </table:table-row>
        <table:table-row table:style-name="ro1">
          <table:table-cell office:value-type="float" office:value="18.2" calcext:value-type="float">
            <text:p>18.2</text:p>
          </table:table-cell>
          <table:table-cell office:value-type="float" office:value="1713.780762" calcext:value-type="float">
            <text:p>1713.780762</text:p>
          </table:table-cell>
          <table:table-cell office:value-type="float" office:value="1805.78772" calcext:value-type="float">
            <text:p>1805.78772</text:p>
          </table:table-cell>
          <table:table-cell office:value-type="float" office:value="1724.110352" calcext:value-type="float">
            <text:p>1724.110352</text:p>
          </table:table-cell>
          <table:table-cell office:value-type="float" office:value="1800.489258" calcext:value-type="float">
            <text:p>1800.489258</text:p>
          </table:table-cell>
          <table:table-cell table:number-columns-repeated="13"/>
        </table:table-row>
        <table:table-row table:style-name="ro1">
          <table:table-cell office:value-type="float" office:value="18.4" calcext:value-type="float">
            <text:p>18.4</text:p>
          </table:table-cell>
          <table:table-cell office:value-type="float" office:value="1708.877441" calcext:value-type="float">
            <text:p>1708.877441</text:p>
          </table:table-cell>
          <table:table-cell office:value-type="float" office:value="1806.229004" calcext:value-type="float">
            <text:p>1806.229004</text:p>
          </table:table-cell>
          <table:table-cell office:value-type="float" office:value="1723.068604" calcext:value-type="float">
            <text:p>1723.068604</text:p>
          </table:table-cell>
          <table:table-cell office:value-type="float" office:value="1801.536133" calcext:value-type="float">
            <text:p>1801.536133</text:p>
          </table:table-cell>
          <table:table-cell table:number-columns-repeated="13"/>
        </table:table-row>
        <table:table-row table:style-name="ro1">
          <table:table-cell office:value-type="float" office:value="18.6" calcext:value-type="float">
            <text:p>18.6</text:p>
          </table:table-cell>
          <table:table-cell office:value-type="float" office:value="1710.828369" calcext:value-type="float">
            <text:p>1710.828369</text:p>
          </table:table-cell>
          <table:table-cell office:value-type="float" office:value="1804.451172" calcext:value-type="float">
            <text:p>1804.451172</text:p>
          </table:table-cell>
          <table:table-cell office:value-type="float" office:value="1724.044678" calcext:value-type="float">
            <text:p>1724.044678</text:p>
          </table:table-cell>
          <table:table-cell office:value-type="float" office:value="1801.460327" calcext:value-type="float">
            <text:p>1801.460327</text:p>
          </table:table-cell>
          <table:table-cell table:number-columns-repeated="13"/>
        </table:table-row>
        <table:table-row table:style-name="ro1">
          <table:table-cell office:value-type="float" office:value="18.8" calcext:value-type="float">
            <text:p>18.8</text:p>
          </table:table-cell>
          <table:table-cell office:value-type="float" office:value="1713.557983" calcext:value-type="float">
            <text:p>1713.557983</text:p>
          </table:table-cell>
          <table:table-cell office:value-type="float" office:value="1806.185913" calcext:value-type="float">
            <text:p>1806.185913</text:p>
          </table:table-cell>
          <table:table-cell office:value-type="float" office:value="1722.693359" calcext:value-type="float">
            <text:p>1722.693359</text:p>
          </table:table-cell>
          <table:table-cell office:value-type="float" office:value="1802.866333" calcext:value-type="float">
            <text:p>1802.866333</text:p>
          </table:table-cell>
          <table:table-cell table:number-columns-repeated="1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712.673218" calcext:value-type="float">
            <text:p>1712.673218</text:p>
          </table:table-cell>
          <table:table-cell office:value-type="float" office:value="1806.726562" calcext:value-type="float">
            <text:p>1806.726562</text:p>
          </table:table-cell>
          <table:table-cell office:value-type="float" office:value="1724.187378" calcext:value-type="float">
            <text:p>1724.187378</text:p>
          </table:table-cell>
          <table:table-cell office:value-type="float" office:value="1804.117065" calcext:value-type="float">
            <text:p>1804.117065</text:p>
          </table:table-cell>
          <table:table-cell table:number-columns-repeated="13"/>
        </table:table-row>
        <table:table-row table:style-name="ro1">
          <table:table-cell office:value-type="float" office:value="19.2" calcext:value-type="float">
            <text:p>19.2</text:p>
          </table:table-cell>
          <table:table-cell office:value-type="float" office:value="1711.032349" calcext:value-type="float">
            <text:p>1711.032349</text:p>
          </table:table-cell>
          <table:table-cell office:value-type="float" office:value="1807.997559" calcext:value-type="float">
            <text:p>1807.997559</text:p>
          </table:table-cell>
          <table:table-cell office:value-type="float" office:value="1724.996216" calcext:value-type="float">
            <text:p>1724.996216</text:p>
          </table:table-cell>
          <table:table-cell office:value-type="float" office:value="1802.987061" calcext:value-type="float">
            <text:p>1802.987061</text:p>
          </table:table-cell>
          <table:table-cell table:number-columns-repeated="13"/>
        </table:table-row>
        <table:table-row table:style-name="ro1">
          <table:table-cell office:value-type="float" office:value="19.4" calcext:value-type="float">
            <text:p>19.4</text:p>
          </table:table-cell>
          <table:table-cell office:value-type="float" office:value="1714.792236" calcext:value-type="float">
            <text:p>1714.792236</text:p>
          </table:table-cell>
          <table:table-cell office:value-type="float" office:value="1808.293213" calcext:value-type="float">
            <text:p>1808.293213</text:p>
          </table:table-cell>
          <table:table-cell office:value-type="float" office:value="1725.301392" calcext:value-type="float">
            <text:p>1725.301392</text:p>
          </table:table-cell>
          <table:table-cell office:value-type="float" office:value="1805.982056" calcext:value-type="float">
            <text:p>1805.982056</text:p>
          </table:table-cell>
          <table:table-cell table:number-columns-repeated="13"/>
        </table:table-row>
        <table:table-row table:style-name="ro1">
          <table:table-cell office:value-type="float" office:value="19.6" calcext:value-type="float">
            <text:p>19.6</text:p>
          </table:table-cell>
          <table:table-cell office:value-type="float" office:value="1715.017822" calcext:value-type="float">
            <text:p>1715.017822</text:p>
          </table:table-cell>
          <table:table-cell office:value-type="float" office:value="1810.44397" calcext:value-type="float">
            <text:p>1810.44397</text:p>
          </table:table-cell>
          <table:table-cell office:value-type="float" office:value="1728.312256" calcext:value-type="float">
            <text:p>1728.312256</text:p>
          </table:table-cell>
          <table:table-cell office:value-type="float" office:value="1807.615234" calcext:value-type="float">
            <text:p>1807.615234</text:p>
          </table:table-cell>
          <table:table-cell table:number-columns-repeated="13"/>
        </table:table-row>
        <table:table-row table:style-name="ro1">
          <table:table-cell office:value-type="float" office:value="19.8" calcext:value-type="float">
            <text:p>19.8</text:p>
          </table:table-cell>
          <table:table-cell office:value-type="float" office:value="1715.308105" calcext:value-type="float">
            <text:p>1715.308105</text:p>
          </table:table-cell>
          <table:table-cell office:value-type="float" office:value="1808.734985" calcext:value-type="float">
            <text:p>1808.734985</text:p>
          </table:table-cell>
          <table:table-cell office:value-type="float" office:value="1725.809326" calcext:value-type="float">
            <text:p>1725.809326</text:p>
          </table:table-cell>
          <table:table-cell office:value-type="float" office:value="1802.927856" calcext:value-type="float">
            <text:p>1802.927856</text:p>
          </table:table-cell>
          <table:table-cell table:number-columns-repeated="1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715.322754" calcext:value-type="float">
            <text:p>1715.322754</text:p>
          </table:table-cell>
          <table:table-cell office:value-type="float" office:value="1809.010132" calcext:value-type="float">
            <text:p>1809.010132</text:p>
          </table:table-cell>
          <table:table-cell office:value-type="float" office:value="1728.612549" calcext:value-type="float">
            <text:p>1728.612549</text:p>
          </table:table-cell>
          <table:table-cell office:value-type="float" office:value="1804.44397" calcext:value-type="float">
            <text:p>1804.44397</text:p>
          </table:table-cell>
          <table:table-cell table:number-columns-repeated="13"/>
        </table:table-row>
        <table:table-row table:style-name="ro1">
          <table:table-cell office:value-type="float" office:value="20.2" calcext:value-type="float">
            <text:p>20.2</text:p>
          </table:table-cell>
          <table:table-cell office:value-type="float" office:value="1712.751465" calcext:value-type="float">
            <text:p>1712.751465</text:p>
          </table:table-cell>
          <table:table-cell office:value-type="float" office:value="1814.436768" calcext:value-type="float">
            <text:p>1814.436768</text:p>
          </table:table-cell>
          <table:table-cell office:value-type="float" office:value="1725.861694" calcext:value-type="float">
            <text:p>1725.861694</text:p>
          </table:table-cell>
          <table:table-cell office:value-type="float" office:value="1809.3125" calcext:value-type="float">
            <text:p>1809.3125</text:p>
          </table:table-cell>
          <table:table-cell table:number-columns-repeated="13"/>
        </table:table-row>
        <table:table-row table:style-name="ro1">
          <table:table-cell office:value-type="float" office:value="20.4" calcext:value-type="float">
            <text:p>20.4</text:p>
          </table:table-cell>
          <table:table-cell office:value-type="float" office:value="1715.185059" calcext:value-type="float">
            <text:p>1715.185059</text:p>
          </table:table-cell>
          <table:table-cell office:value-type="float" office:value="1813.704834" calcext:value-type="float">
            <text:p>1813.704834</text:p>
          </table:table-cell>
          <table:table-cell office:value-type="float" office:value="1727.141113" calcext:value-type="float">
            <text:p>1727.141113</text:p>
          </table:table-cell>
          <table:table-cell office:value-type="float" office:value="1810.696167" calcext:value-type="float">
            <text:p>1810.696167</text:p>
          </table:table-cell>
          <table:table-cell table:number-columns-repeated="13"/>
        </table:table-row>
        <table:table-row table:style-name="ro1">
          <table:table-cell office:value-type="float" office:value="20.6" calcext:value-type="float">
            <text:p>20.6</text:p>
          </table:table-cell>
          <table:table-cell office:value-type="float" office:value="1715.60376" calcext:value-type="float">
            <text:p>1715.60376</text:p>
          </table:table-cell>
          <table:table-cell office:value-type="float" office:value="1810.766724" calcext:value-type="float">
            <text:p>1810.766724</text:p>
          </table:table-cell>
          <table:table-cell office:value-type="float" office:value="1726.638428" calcext:value-type="float">
            <text:p>1726.638428</text:p>
          </table:table-cell>
          <table:table-cell office:value-type="float" office:value="1805.513916" calcext:value-type="float">
            <text:p>1805.513916</text:p>
          </table:table-cell>
          <table:table-cell table:number-columns-repeated="13"/>
        </table:table-row>
        <table:table-row table:style-name="ro1">
          <table:table-cell office:value-type="float" office:value="20.8" calcext:value-type="float">
            <text:p>20.8</text:p>
          </table:table-cell>
          <table:table-cell office:value-type="float" office:value="1718.214355" calcext:value-type="float">
            <text:p>1718.214355</text:p>
          </table:table-cell>
          <table:table-cell office:value-type="float" office:value="1813.822388" calcext:value-type="float">
            <text:p>1813.822388</text:p>
          </table:table-cell>
          <table:table-cell office:value-type="float" office:value="1731.362671" calcext:value-type="float">
            <text:p>1731.362671</text:p>
          </table:table-cell>
          <table:table-cell office:value-type="float" office:value="1807.136475" calcext:value-type="float">
            <text:p>1807.136475</text:p>
          </table:table-cell>
          <table:table-cell table:number-columns-repeated="1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716.239746" calcext:value-type="float">
            <text:p>1716.239746</text:p>
          </table:table-cell>
          <table:table-cell office:value-type="float" office:value="1815.269287" calcext:value-type="float">
            <text:p>1815.269287</text:p>
          </table:table-cell>
          <table:table-cell office:value-type="float" office:value="1727.345581" calcext:value-type="float">
            <text:p>1727.345581</text:p>
          </table:table-cell>
          <table:table-cell office:value-type="float" office:value="1812.605713" calcext:value-type="float">
            <text:p>1812.605713</text:p>
          </table:table-cell>
          <table:table-cell table:number-columns-repeated="13"/>
        </table:table-row>
        <table:table-row table:style-name="ro1">
          <table:table-cell office:value-type="float" office:value="21.2" calcext:value-type="float">
            <text:p>21.2</text:p>
          </table:table-cell>
          <table:table-cell office:value-type="float" office:value="1715.07959" calcext:value-type="float">
            <text:p>1715.07959</text:p>
          </table:table-cell>
          <table:table-cell office:value-type="float" office:value="1813.909546" calcext:value-type="float">
            <text:p>1813.909546</text:p>
          </table:table-cell>
          <table:table-cell office:value-type="float" office:value="1724.594238" calcext:value-type="float">
            <text:p>1724.594238</text:p>
          </table:table-cell>
          <table:table-cell office:value-type="float" office:value="1810.040771" calcext:value-type="float">
            <text:p>1810.040771</text:p>
          </table:table-cell>
          <table:table-cell table:number-columns-repeated="13"/>
        </table:table-row>
        <table:table-row table:style-name="ro1">
          <table:table-cell office:value-type="float" office:value="21.4" calcext:value-type="float">
            <text:p>21.4</text:p>
          </table:table-cell>
          <table:table-cell office:value-type="float" office:value="1717.134521" calcext:value-type="float">
            <text:p>1717.134521</text:p>
          </table:table-cell>
          <table:table-cell office:value-type="float" office:value="1811.616699" calcext:value-type="float">
            <text:p>1811.616699</text:p>
          </table:table-cell>
          <table:table-cell office:value-type="float" office:value="1729.253174" calcext:value-type="float">
            <text:p>1729.253174</text:p>
          </table:table-cell>
          <table:table-cell office:value-type="float" office:value="1809.365845" calcext:value-type="float">
            <text:p>1809.365845</text:p>
          </table:table-cell>
          <table:table-cell table:number-columns-repeated="13"/>
        </table:table-row>
        <table:table-row table:style-name="ro1">
          <table:table-cell office:value-type="float" office:value="21.6" calcext:value-type="float">
            <text:p>21.6</text:p>
          </table:table-cell>
          <table:table-cell office:value-type="float" office:value="1718.25769" calcext:value-type="float">
            <text:p>1718.25769</text:p>
          </table:table-cell>
          <table:table-cell office:value-type="float" office:value="1814.939209" calcext:value-type="float">
            <text:p>1814.939209</text:p>
          </table:table-cell>
          <table:table-cell office:value-type="float" office:value="1730.546631" calcext:value-type="float">
            <text:p>1730.546631</text:p>
          </table:table-cell>
          <table:table-cell office:value-type="float" office:value="1808.033936" calcext:value-type="float">
            <text:p>1808.033936</text:p>
          </table:table-cell>
          <table:table-cell table:number-columns-repeated="13"/>
        </table:table-row>
        <table:table-row table:style-name="ro1">
          <table:table-cell office:value-type="float" office:value="21.8" calcext:value-type="float">
            <text:p>21.8</text:p>
          </table:table-cell>
          <table:table-cell office:value-type="float" office:value="1717.178101" calcext:value-type="float">
            <text:p>1717.178101</text:p>
          </table:table-cell>
          <table:table-cell office:value-type="float" office:value="1816.239868" calcext:value-type="float">
            <text:p>1816.239868</text:p>
          </table:table-cell>
          <table:table-cell office:value-type="float" office:value="1728.664673" calcext:value-type="float">
            <text:p>1728.664673</text:p>
          </table:table-cell>
          <table:table-cell office:value-type="float" office:value="1811.213135" calcext:value-type="float">
            <text:p>1811.213135</text:p>
          </table:table-cell>
          <table:table-cell table:number-columns-repeated="1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717.384399" calcext:value-type="float">
            <text:p>1717.384399</text:p>
          </table:table-cell>
          <table:table-cell office:value-type="float" office:value="1817.772461" calcext:value-type="float">
            <text:p>1817.772461</text:p>
          </table:table-cell>
          <table:table-cell office:value-type="float" office:value="1728.198364" calcext:value-type="float">
            <text:p>1728.198364</text:p>
          </table:table-cell>
          <table:table-cell office:value-type="float" office:value="1808.722168" calcext:value-type="float">
            <text:p>1808.722168</text:p>
          </table:table-cell>
          <table:table-cell table:number-columns-repeated="13"/>
        </table:table-row>
        <table:table-row table:style-name="ro1">
          <table:table-cell office:value-type="float" office:value="22.2" calcext:value-type="float">
            <text:p>22.2</text:p>
          </table:table-cell>
          <table:table-cell office:value-type="float" office:value="1717.036377" calcext:value-type="float">
            <text:p>1717.036377</text:p>
          </table:table-cell>
          <table:table-cell office:value-type="float" office:value="1815.443115" calcext:value-type="float">
            <text:p>1815.443115</text:p>
          </table:table-cell>
          <table:table-cell office:value-type="float" office:value="1730.363281" calcext:value-type="float">
            <text:p>1730.363281</text:p>
          </table:table-cell>
          <table:table-cell office:value-type="float" office:value="1811.301392" calcext:value-type="float">
            <text:p>1811.301392</text:p>
          </table:table-cell>
          <table:table-cell table:number-columns-repeated="13"/>
        </table:table-row>
        <table:table-row table:style-name="ro1">
          <table:table-cell office:value-type="float" office:value="22.4" calcext:value-type="float">
            <text:p>22.4</text:p>
          </table:table-cell>
          <table:table-cell office:value-type="float" office:value="1716.746704" calcext:value-type="float">
            <text:p>1716.746704</text:p>
          </table:table-cell>
          <table:table-cell office:value-type="float" office:value="1816.53125" calcext:value-type="float">
            <text:p>1816.53125</text:p>
          </table:table-cell>
          <table:table-cell office:value-type="float" office:value="1727.746704" calcext:value-type="float">
            <text:p>1727.746704</text:p>
          </table:table-cell>
          <table:table-cell office:value-type="float" office:value="1810.922485" calcext:value-type="float">
            <text:p>1810.922485</text:p>
          </table:table-cell>
          <table:table-cell table:number-columns-repeated="13"/>
        </table:table-row>
        <table:table-row table:style-name="ro1">
          <table:table-cell office:value-type="float" office:value="22.6" calcext:value-type="float">
            <text:p>22.6</text:p>
          </table:table-cell>
          <table:table-cell office:value-type="float" office:value="1714.663818" calcext:value-type="float">
            <text:p>1714.663818</text:p>
          </table:table-cell>
          <table:table-cell office:value-type="float" office:value="1813.446289" calcext:value-type="float">
            <text:p>1813.446289</text:p>
          </table:table-cell>
          <table:table-cell office:value-type="float" office:value="1727.472412" calcext:value-type="float">
            <text:p>1727.472412</text:p>
          </table:table-cell>
          <table:table-cell office:value-type="float" office:value="1811.321655" calcext:value-type="float">
            <text:p>1811.321655</text:p>
          </table:table-cell>
          <table:table-cell table:number-columns-repeated="13"/>
        </table:table-row>
        <table:table-row table:style-name="ro1">
          <table:table-cell office:value-type="float" office:value="22.8" calcext:value-type="float">
            <text:p>22.8</text:p>
          </table:table-cell>
          <table:table-cell office:value-type="float" office:value="1715.066895" calcext:value-type="float">
            <text:p>1715.066895</text:p>
          </table:table-cell>
          <table:table-cell office:value-type="float" office:value="1814.786621" calcext:value-type="float">
            <text:p>1814.786621</text:p>
          </table:table-cell>
          <table:table-cell office:value-type="float" office:value="1726.616211" calcext:value-type="float">
            <text:p>1726.616211</text:p>
          </table:table-cell>
          <table:table-cell office:value-type="float" office:value="1810.62439" calcext:value-type="float">
            <text:p>1810.62439</text:p>
          </table:table-cell>
          <table:table-cell table:number-columns-repeated="1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718.664795" calcext:value-type="float">
            <text:p>1718.664795</text:p>
          </table:table-cell>
          <table:table-cell office:value-type="float" office:value="1817.319946" calcext:value-type="float">
            <text:p>1817.319946</text:p>
          </table:table-cell>
          <table:table-cell office:value-type="float" office:value="1730.15686" calcext:value-type="float">
            <text:p>1730.15686</text:p>
          </table:table-cell>
          <table:table-cell office:value-type="float" office:value="1811.753296" calcext:value-type="float">
            <text:p>1811.753296</text:p>
          </table:table-cell>
          <table:table-cell table:number-columns-repeated="13"/>
        </table:table-row>
        <table:table-row table:style-name="ro1">
          <table:table-cell office:value-type="float" office:value="23.2" calcext:value-type="float">
            <text:p>23.2</text:p>
          </table:table-cell>
          <table:table-cell office:value-type="float" office:value="1713.208008" calcext:value-type="float">
            <text:p>1713.208008</text:p>
          </table:table-cell>
          <table:table-cell office:value-type="float" office:value="1817.531494" calcext:value-type="float">
            <text:p>1817.531494</text:p>
          </table:table-cell>
          <table:table-cell office:value-type="float" office:value="1727.437622" calcext:value-type="float">
            <text:p>1727.437622</text:p>
          </table:table-cell>
          <table:table-cell office:value-type="float" office:value="1813.829102" calcext:value-type="float">
            <text:p>1813.829102</text:p>
          </table:table-cell>
          <table:table-cell table:number-columns-repeated="13"/>
        </table:table-row>
        <table:table-row table:style-name="ro1">
          <table:table-cell office:value-type="float" office:value="23.4" calcext:value-type="float">
            <text:p>23.4</text:p>
          </table:table-cell>
          <table:table-cell office:value-type="float" office:value="1716.674561" calcext:value-type="float">
            <text:p>1716.674561</text:p>
          </table:table-cell>
          <table:table-cell office:value-type="float" office:value="1814.440796" calcext:value-type="float">
            <text:p>1814.440796</text:p>
          </table:table-cell>
          <table:table-cell office:value-type="float" office:value="1728.611694" calcext:value-type="float">
            <text:p>1728.611694</text:p>
          </table:table-cell>
          <table:table-cell office:value-type="float" office:value="1809.832642" calcext:value-type="float">
            <text:p>1809.832642</text:p>
          </table:table-cell>
          <table:table-cell table:number-columns-repeated="13"/>
        </table:table-row>
        <table:table-row table:style-name="ro1">
          <table:table-cell office:value-type="float" office:value="23.6" calcext:value-type="float">
            <text:p>23.6</text:p>
          </table:table-cell>
          <table:table-cell office:value-type="float" office:value="1718.142334" calcext:value-type="float">
            <text:p>1718.142334</text:p>
          </table:table-cell>
          <table:table-cell office:value-type="float" office:value="1818.429443" calcext:value-type="float">
            <text:p>1818.429443</text:p>
          </table:table-cell>
          <table:table-cell office:value-type="float" office:value="1729.680176" calcext:value-type="float">
            <text:p>1729.680176</text:p>
          </table:table-cell>
          <table:table-cell office:value-type="float" office:value="1812.611206" calcext:value-type="float">
            <text:p>1812.611206</text:p>
          </table:table-cell>
          <table:table-cell table:number-columns-repeated="13"/>
        </table:table-row>
        <table:table-row table:style-name="ro1">
          <table:table-cell office:value-type="float" office:value="23.8" calcext:value-type="float">
            <text:p>23.8</text:p>
          </table:table-cell>
          <table:table-cell office:value-type="float" office:value="1718.505493" calcext:value-type="float">
            <text:p>1718.505493</text:p>
          </table:table-cell>
          <table:table-cell office:value-type="float" office:value="1820.040161" calcext:value-type="float">
            <text:p>1820.040161</text:p>
          </table:table-cell>
          <table:table-cell office:value-type="float" office:value="1729.541016" calcext:value-type="float">
            <text:p>1729.541016</text:p>
          </table:table-cell>
          <table:table-cell office:value-type="float" office:value="1812.636841" calcext:value-type="float">
            <text:p>1812.636841</text:p>
          </table:table-cell>
          <table:table-cell table:number-columns-repeated="1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719.138794" calcext:value-type="float">
            <text:p>1719.138794</text:p>
          </table:table-cell>
          <table:table-cell office:value-type="float" office:value="1815.497559" calcext:value-type="float">
            <text:p>1815.497559</text:p>
          </table:table-cell>
          <table:table-cell office:value-type="float" office:value="1733.401245" calcext:value-type="float">
            <text:p>1733.401245</text:p>
          </table:table-cell>
          <table:table-cell office:value-type="float" office:value="1813.673096" calcext:value-type="float">
            <text:p>1813.673096</text:p>
          </table:table-cell>
          <table:table-cell table:number-columns-repeated="13"/>
        </table:table-row>
        <table:table-row table:style-name="ro1">
          <table:table-cell office:value-type="float" office:value="24.2" calcext:value-type="float">
            <text:p>24.2</text:p>
          </table:table-cell>
          <table:table-cell office:value-type="float" office:value="1722.816284" calcext:value-type="float">
            <text:p>1722.816284</text:p>
          </table:table-cell>
          <table:table-cell office:value-type="float" office:value="1817.495361" calcext:value-type="float">
            <text:p>1817.495361</text:p>
          </table:table-cell>
          <table:table-cell office:value-type="float" office:value="1734.003418" calcext:value-type="float">
            <text:p>1734.003418</text:p>
          </table:table-cell>
          <table:table-cell office:value-type="float" office:value="1813.908936" calcext:value-type="float">
            <text:p>1813.908936</text:p>
          </table:table-cell>
          <table:table-cell table:number-columns-repeated="13"/>
        </table:table-row>
        <table:table-row table:style-name="ro1">
          <table:table-cell office:value-type="float" office:value="24.4" calcext:value-type="float">
            <text:p>24.4</text:p>
          </table:table-cell>
          <table:table-cell office:value-type="float" office:value="1719.080444" calcext:value-type="float">
            <text:p>1719.080444</text:p>
          </table:table-cell>
          <table:table-cell office:value-type="float" office:value="1819.603271" calcext:value-type="float">
            <text:p>1819.603271</text:p>
          </table:table-cell>
          <table:table-cell office:value-type="float" office:value="1732.253174" calcext:value-type="float">
            <text:p>1732.253174</text:p>
          </table:table-cell>
          <table:table-cell office:value-type="float" office:value="1816.184692" calcext:value-type="float">
            <text:p>1816.184692</text:p>
          </table:table-cell>
          <table:table-cell table:number-columns-repeated="13"/>
        </table:table-row>
        <table:table-row table:style-name="ro1">
          <table:table-cell office:value-type="float" office:value="24.6" calcext:value-type="float">
            <text:p>24.6</text:p>
          </table:table-cell>
          <table:table-cell office:value-type="float" office:value="1721.700195" calcext:value-type="float">
            <text:p>1721.700195</text:p>
          </table:table-cell>
          <table:table-cell office:value-type="float" office:value="1818.440674" calcext:value-type="float">
            <text:p>1818.440674</text:p>
          </table:table-cell>
          <table:table-cell office:value-type="float" office:value="1732.035034" calcext:value-type="float">
            <text:p>1732.035034</text:p>
          </table:table-cell>
          <table:table-cell office:value-type="float" office:value="1814.966309" calcext:value-type="float">
            <text:p>1814.966309</text:p>
          </table:table-cell>
          <table:table-cell table:number-columns-repeated="13"/>
        </table:table-row>
        <table:table-row table:style-name="ro1">
          <table:table-cell office:value-type="float" office:value="24.8" calcext:value-type="float">
            <text:p>24.8</text:p>
          </table:table-cell>
          <table:table-cell office:value-type="float" office:value="1717.61145" calcext:value-type="float">
            <text:p>1717.61145</text:p>
          </table:table-cell>
          <table:table-cell office:value-type="float" office:value="1821.386841" calcext:value-type="float">
            <text:p>1821.386841</text:p>
          </table:table-cell>
          <table:table-cell office:value-type="float" office:value="1730.937988" calcext:value-type="float">
            <text:p>1730.937988</text:p>
          </table:table-cell>
          <table:table-cell office:value-type="float" office:value="1814.807983" calcext:value-type="float">
            <text:p>1814.807983</text:p>
          </table:table-cell>
          <table:table-cell table:number-columns-repeated="1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726.538574" calcext:value-type="float">
            <text:p>1726.538574</text:p>
          </table:table-cell>
          <table:table-cell office:value-type="float" office:value="1821.332886" calcext:value-type="float">
            <text:p>1821.332886</text:p>
          </table:table-cell>
          <table:table-cell office:value-type="float" office:value="1735.309448" calcext:value-type="float">
            <text:p>1735.309448</text:p>
          </table:table-cell>
          <table:table-cell office:value-type="float" office:value="1816.605225" calcext:value-type="float">
            <text:p>1816.605225</text:p>
          </table:table-cell>
          <table:table-cell table:number-columns-repeated="13"/>
        </table:table-row>
        <table:table-row table:style-name="ro1">
          <table:table-cell office:value-type="float" office:value="25.2" calcext:value-type="float">
            <text:p>25.2</text:p>
          </table:table-cell>
          <table:table-cell office:value-type="float" office:value="1720.738525" calcext:value-type="float">
            <text:p>1720.738525</text:p>
          </table:table-cell>
          <table:table-cell office:value-type="float" office:value="1824.039185" calcext:value-type="float">
            <text:p>1824.039185</text:p>
          </table:table-cell>
          <table:table-cell office:value-type="float" office:value="1733.596436" calcext:value-type="float">
            <text:p>1733.596436</text:p>
          </table:table-cell>
          <table:table-cell office:value-type="float" office:value="1819.139404" calcext:value-type="float">
            <text:p>1819.139404</text:p>
          </table:table-cell>
          <table:table-cell table:number-columns-repeated="13"/>
        </table:table-row>
        <table:table-row table:style-name="ro1">
          <table:table-cell office:value-type="float" office:value="25.4" calcext:value-type="float">
            <text:p>25.4</text:p>
          </table:table-cell>
          <table:table-cell office:value-type="float" office:value="1724.076294" calcext:value-type="float">
            <text:p>1724.076294</text:p>
          </table:table-cell>
          <table:table-cell office:value-type="float" office:value="1819.132324" calcext:value-type="float">
            <text:p>1819.132324</text:p>
          </table:table-cell>
          <table:table-cell office:value-type="float" office:value="1734.54126" calcext:value-type="float">
            <text:p>1734.54126</text:p>
          </table:table-cell>
          <table:table-cell office:value-type="float" office:value="1820.164062" calcext:value-type="float">
            <text:p>1820.164062</text:p>
          </table:table-cell>
          <table:table-cell table:number-columns-repeated="13"/>
        </table:table-row>
        <table:table-row table:style-name="ro1">
          <table:table-cell office:value-type="float" office:value="25.6" calcext:value-type="float">
            <text:p>25.6</text:p>
          </table:table-cell>
          <table:table-cell office:value-type="float" office:value="1723.546387" calcext:value-type="float">
            <text:p>1723.546387</text:p>
          </table:table-cell>
          <table:table-cell office:value-type="float" office:value="1826.604004" calcext:value-type="float">
            <text:p>1826.604004</text:p>
          </table:table-cell>
          <table:table-cell office:value-type="float" office:value="1735.742188" calcext:value-type="float">
            <text:p>1735.742188</text:p>
          </table:table-cell>
          <table:table-cell office:value-type="float" office:value="1820.350342" calcext:value-type="float">
            <text:p>1820.350342</text:p>
          </table:table-cell>
          <table:table-cell table:number-columns-repeated="13"/>
        </table:table-row>
        <table:table-row table:style-name="ro1">
          <table:table-cell office:value-type="float" office:value="25.8" calcext:value-type="float">
            <text:p>25.8</text:p>
          </table:table-cell>
          <table:table-cell office:value-type="float" office:value="1719.727295" calcext:value-type="float">
            <text:p>1719.727295</text:p>
          </table:table-cell>
          <table:table-cell office:value-type="float" office:value="1826.080078" calcext:value-type="float">
            <text:p>1826.080078</text:p>
          </table:table-cell>
          <table:table-cell office:value-type="float" office:value="1731.684082" calcext:value-type="float">
            <text:p>1731.684082</text:p>
          </table:table-cell>
          <table:table-cell office:value-type="float" office:value="1820.036255" calcext:value-type="float">
            <text:p>1820.036255</text:p>
          </table:table-cell>
          <table:table-cell table:number-columns-repeated="1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722.457031" calcext:value-type="float">
            <text:p>1722.457031</text:p>
          </table:table-cell>
          <table:table-cell office:value-type="float" office:value="1823.735352" calcext:value-type="float">
            <text:p>1823.735352</text:p>
          </table:table-cell>
          <table:table-cell office:value-type="float" office:value="1735.207397" calcext:value-type="float">
            <text:p>1735.207397</text:p>
          </table:table-cell>
          <table:table-cell office:value-type="float" office:value="1818.972656" calcext:value-type="float">
            <text:p>1818.972656</text:p>
          </table:table-cell>
          <table:table-cell table:number-columns-repeated="13"/>
        </table:table-row>
        <table:table-row table:style-name="ro1">
          <table:table-cell office:value-type="float" office:value="26.2" calcext:value-type="float">
            <text:p>26.2</text:p>
          </table:table-cell>
          <table:table-cell office:value-type="float" office:value="1723.405396" calcext:value-type="float">
            <text:p>1723.405396</text:p>
          </table:table-cell>
          <table:table-cell office:value-type="float" office:value="1827.805176" calcext:value-type="float">
            <text:p>1827.805176</text:p>
          </table:table-cell>
          <table:table-cell office:value-type="float" office:value="1736.626831" calcext:value-type="float">
            <text:p>1736.626831</text:p>
          </table:table-cell>
          <table:table-cell office:value-type="float" office:value="1821.906982" calcext:value-type="float">
            <text:p>1821.906982</text:p>
          </table:table-cell>
          <table:table-cell table:number-columns-repeated="13"/>
        </table:table-row>
        <table:table-row table:style-name="ro1">
          <table:table-cell office:value-type="float" office:value="26.4" calcext:value-type="float">
            <text:p>26.4</text:p>
          </table:table-cell>
          <table:table-cell office:value-type="float" office:value="1720.538086" calcext:value-type="float">
            <text:p>1720.538086</text:p>
          </table:table-cell>
          <table:table-cell office:value-type="float" office:value="1826.095947" calcext:value-type="float">
            <text:p>1826.095947</text:p>
          </table:table-cell>
          <table:table-cell office:value-type="float" office:value="1734.154053" calcext:value-type="float">
            <text:p>1734.154053</text:p>
          </table:table-cell>
          <table:table-cell office:value-type="float" office:value="1823.332886" calcext:value-type="float">
            <text:p>1823.332886</text:p>
          </table:table-cell>
          <table:table-cell table:number-columns-repeated="13"/>
        </table:table-row>
        <table:table-row table:style-name="ro1">
          <table:table-cell office:value-type="float" office:value="26.6" calcext:value-type="float">
            <text:p>26.6</text:p>
          </table:table-cell>
          <table:table-cell office:value-type="float" office:value="1725.710938" calcext:value-type="float">
            <text:p>1725.710938</text:p>
          </table:table-cell>
          <table:table-cell office:value-type="float" office:value="1821.193848" calcext:value-type="float">
            <text:p>1821.193848</text:p>
          </table:table-cell>
          <table:table-cell office:value-type="float" office:value="1735.069702" calcext:value-type="float">
            <text:p>1735.069702</text:p>
          </table:table-cell>
          <table:table-cell office:value-type="float" office:value="1816.606934" calcext:value-type="float">
            <text:p>1816.606934</text:p>
          </table:table-cell>
          <table:table-cell table:number-columns-repeated="13"/>
        </table:table-row>
        <table:table-row table:style-name="ro1">
          <table:table-cell office:value-type="float" office:value="26.8" calcext:value-type="float">
            <text:p>26.8</text:p>
          </table:table-cell>
          <table:table-cell office:value-type="float" office:value="1723.951538" calcext:value-type="float">
            <text:p>1723.951538</text:p>
          </table:table-cell>
          <table:table-cell office:value-type="float" office:value="1826.497803" calcext:value-type="float">
            <text:p>1826.497803</text:p>
          </table:table-cell>
          <table:table-cell office:value-type="float" office:value="1737.197266" calcext:value-type="float">
            <text:p>1737.197266</text:p>
          </table:table-cell>
          <table:table-cell office:value-type="float" office:value="1822.199463" calcext:value-type="float">
            <text:p>1822.199463</text:p>
          </table:table-cell>
          <table:table-cell table:number-columns-repeated="1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724.281738" calcext:value-type="float">
            <text:p>1724.281738</text:p>
          </table:table-cell>
          <table:table-cell office:value-type="float" office:value="1824.083252" calcext:value-type="float">
            <text:p>1824.083252</text:p>
          </table:table-cell>
          <table:table-cell office:value-type="float" office:value="1734.921387" calcext:value-type="float">
            <text:p>1734.921387</text:p>
          </table:table-cell>
          <table:table-cell office:value-type="float" office:value="1820.204834" calcext:value-type="float">
            <text:p>1820.204834</text:p>
          </table:table-cell>
          <table:table-cell table:number-columns-repeated="13"/>
        </table:table-row>
        <table:table-row table:style-name="ro1">
          <table:table-cell office:value-type="float" office:value="27.2" calcext:value-type="float">
            <text:p>27.2</text:p>
          </table:table-cell>
          <table:table-cell office:value-type="float" office:value="1724.978516" calcext:value-type="float">
            <text:p>1724.978516</text:p>
          </table:table-cell>
          <table:table-cell office:value-type="float" office:value="1822.299316" calcext:value-type="float">
            <text:p>1822.299316</text:p>
          </table:table-cell>
          <table:table-cell office:value-type="float" office:value="1735.715942" calcext:value-type="float">
            <text:p>1735.715942</text:p>
          </table:table-cell>
          <table:table-cell office:value-type="float" office:value="1819.997559" calcext:value-type="float">
            <text:p>1819.997559</text:p>
          </table:table-cell>
          <table:table-cell table:number-columns-repeated="13"/>
        </table:table-row>
        <table:table-row table:style-name="ro1">
          <table:table-cell office:value-type="float" office:value="27.4" calcext:value-type="float">
            <text:p>27.4</text:p>
          </table:table-cell>
          <table:table-cell office:value-type="float" office:value="1726.618408" calcext:value-type="float">
            <text:p>1726.618408</text:p>
          </table:table-cell>
          <table:table-cell office:value-type="float" office:value="1828.964355" calcext:value-type="float">
            <text:p>1828.964355</text:p>
          </table:table-cell>
          <table:table-cell office:value-type="float" office:value="1739.189209" calcext:value-type="float">
            <text:p>1739.189209</text:p>
          </table:table-cell>
          <table:table-cell office:value-type="float" office:value="1821.532471" calcext:value-type="float">
            <text:p>1821.532471</text:p>
          </table:table-cell>
          <table:table-cell table:number-columns-repeated="13"/>
        </table:table-row>
        <table:table-row table:style-name="ro1">
          <table:table-cell office:value-type="float" office:value="27.6" calcext:value-type="float">
            <text:p>27.6</text:p>
          </table:table-cell>
          <table:table-cell office:value-type="float" office:value="1717.02002" calcext:value-type="float">
            <text:p>1717.02002</text:p>
          </table:table-cell>
          <table:table-cell office:value-type="float" office:value="1795.191284" calcext:value-type="float">
            <text:p>1795.191284</text:p>
          </table:table-cell>
          <table:table-cell office:value-type="float" office:value="1726.549072" calcext:value-type="float">
            <text:p>1726.549072</text:p>
          </table:table-cell>
          <table:table-cell office:value-type="float" office:value="1787.28894" calcext:value-type="float">
            <text:p>1787.28894</text:p>
          </table:table-cell>
          <table:table-cell table:number-columns-repeated="13"/>
        </table:table-row>
        <table:table-row table:style-name="ro1">
          <table:table-cell office:value-type="float" office:value="27.8" calcext:value-type="float">
            <text:p>27.8</text:p>
          </table:table-cell>
          <table:table-cell office:value-type="float" office:value="1677.880981" calcext:value-type="float">
            <text:p>1677.880981</text:p>
          </table:table-cell>
          <table:table-cell office:value-type="float" office:value="1806.197998" calcext:value-type="float">
            <text:p>1806.197998</text:p>
          </table:table-cell>
          <table:table-cell office:value-type="float" office:value="1688.700684" calcext:value-type="float">
            <text:p>1688.700684</text:p>
          </table:table-cell>
          <table:table-cell office:value-type="float" office:value="1808.815552" calcext:value-type="float">
            <text:p>1808.815552</text:p>
          </table:table-cell>
          <table:table-cell table:number-columns-repeated="1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663.280151" calcext:value-type="float">
            <text:p>1663.280151</text:p>
          </table:table-cell>
          <table:table-cell office:value-type="float" office:value="1771.856689" calcext:value-type="float">
            <text:p>1771.856689</text:p>
          </table:table-cell>
          <table:table-cell office:value-type="float" office:value="1678.961792" calcext:value-type="float">
            <text:p>1678.961792</text:p>
          </table:table-cell>
          <table:table-cell office:value-type="float" office:value="1767.7948" calcext:value-type="float">
            <text:p>1767.7948</text:p>
          </table:table-cell>
          <table:table-cell table:number-columns-repeated="13"/>
        </table:table-row>
        <table:table-row table:style-name="ro1">
          <table:table-cell office:value-type="float" office:value="28.2" calcext:value-type="float">
            <text:p>28.2</text:p>
          </table:table-cell>
          <table:table-cell office:value-type="float" office:value="1665.344971" calcext:value-type="float">
            <text:p>1665.344971</text:p>
          </table:table-cell>
          <table:table-cell office:value-type="float" office:value="1760.925781" calcext:value-type="float">
            <text:p>1760.925781</text:p>
          </table:table-cell>
          <table:table-cell office:value-type="float" office:value="1674.454346" calcext:value-type="float">
            <text:p>1674.454346</text:p>
          </table:table-cell>
          <table:table-cell office:value-type="float" office:value="1756.727783" calcext:value-type="float">
            <text:p>1756.727783</text:p>
          </table:table-cell>
          <table:table-cell table:number-columns-repeated="13"/>
        </table:table-row>
        <table:table-row table:style-name="ro1">
          <table:table-cell office:value-type="float" office:value="28.4" calcext:value-type="float">
            <text:p>28.4</text:p>
          </table:table-cell>
          <table:table-cell office:value-type="float" office:value="1651.110962" calcext:value-type="float">
            <text:p>1651.110962</text:p>
          </table:table-cell>
          <table:table-cell office:value-type="float" office:value="1744.519775" calcext:value-type="float">
            <text:p>1744.519775</text:p>
          </table:table-cell>
          <table:table-cell office:value-type="float" office:value="1661.984619" calcext:value-type="float">
            <text:p>1661.984619</text:p>
          </table:table-cell>
          <table:table-cell office:value-type="float" office:value="1743.482056" calcext:value-type="float">
            <text:p>1743.482056</text:p>
          </table:table-cell>
          <table:table-cell table:number-columns-repeated="13"/>
        </table:table-row>
        <table:table-row table:style-name="ro1">
          <table:table-cell office:value-type="float" office:value="28.6" calcext:value-type="float">
            <text:p>28.6</text:p>
          </table:table-cell>
          <table:table-cell office:value-type="float" office:value="1638.414062" calcext:value-type="float">
            <text:p>1638.414062</text:p>
          </table:table-cell>
          <table:table-cell office:value-type="float" office:value="1730.132568" calcext:value-type="float">
            <text:p>1730.132568</text:p>
          </table:table-cell>
          <table:table-cell office:value-type="float" office:value="1650.41333" calcext:value-type="float">
            <text:p>1650.41333</text:p>
          </table:table-cell>
          <table:table-cell office:value-type="float" office:value="1728.549072" calcext:value-type="float">
            <text:p>1728.549072</text:p>
          </table:table-cell>
          <table:table-cell table:number-columns-repeated="13"/>
        </table:table-row>
        <table:table-row table:style-name="ro1">
          <table:table-cell office:value-type="float" office:value="28.8" calcext:value-type="float">
            <text:p>28.8</text:p>
          </table:table-cell>
          <table:table-cell office:value-type="float" office:value="1630.394287" calcext:value-type="float">
            <text:p>1630.394287</text:p>
          </table:table-cell>
          <table:table-cell office:value-type="float" office:value="1727.379272" calcext:value-type="float">
            <text:p>1727.379272</text:p>
          </table:table-cell>
          <table:table-cell office:value-type="float" office:value="1637.808838" calcext:value-type="float">
            <text:p>1637.808838</text:p>
          </table:table-cell>
          <table:table-cell office:value-type="float" office:value="1713.952515" calcext:value-type="float">
            <text:p>1713.952515</text:p>
          </table:table-cell>
          <table:table-cell table:number-columns-repeated="1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628.934937" calcext:value-type="float">
            <text:p>1628.934937</text:p>
          </table:table-cell>
          <table:table-cell office:value-type="float" office:value="1706.304321" calcext:value-type="float">
            <text:p>1706.304321</text:p>
          </table:table-cell>
          <table:table-cell office:value-type="float" office:value="1628.712402" calcext:value-type="float">
            <text:p>1628.712402</text:p>
          </table:table-cell>
          <table:table-cell office:value-type="float" office:value="1712.062988" calcext:value-type="float">
            <text:p>1712.062988</text:p>
          </table:table-cell>
          <table:table-cell table:number-columns-repeated="13"/>
        </table:table-row>
        <table:table-row table:style-name="ro1">
          <table:table-cell office:value-type="float" office:value="29.2" calcext:value-type="float">
            <text:p>29.2</text:p>
          </table:table-cell>
          <table:table-cell office:value-type="float" office:value="1622.058472" calcext:value-type="float">
            <text:p>1622.058472</text:p>
          </table:table-cell>
          <table:table-cell office:value-type="float" office:value="1696.295898" calcext:value-type="float">
            <text:p>1696.295898</text:p>
          </table:table-cell>
          <table:table-cell office:value-type="float" office:value="1626.818359" calcext:value-type="float">
            <text:p>1626.818359</text:p>
          </table:table-cell>
          <table:table-cell office:value-type="float" office:value="1701.491455" calcext:value-type="float">
            <text:p>1701.491455</text:p>
          </table:table-cell>
          <table:table-cell table:number-columns-repeated="13"/>
        </table:table-row>
        <table:table-row table:style-name="ro1">
          <table:table-cell office:value-type="float" office:value="29.4" calcext:value-type="float">
            <text:p>29.4</text:p>
          </table:table-cell>
          <table:table-cell office:value-type="float" office:value="1611.78125" calcext:value-type="float">
            <text:p>1611.78125</text:p>
          </table:table-cell>
          <table:table-cell office:value-type="float" office:value="1692.704712" calcext:value-type="float">
            <text:p>1692.704712</text:p>
          </table:table-cell>
          <table:table-cell office:value-type="float" office:value="1620.123535" calcext:value-type="float">
            <text:p>1620.123535</text:p>
          </table:table-cell>
          <table:table-cell office:value-type="float" office:value="1690.720215" calcext:value-type="float">
            <text:p>1690.720215</text:p>
          </table:table-cell>
          <table:table-cell table:number-columns-repeated="13"/>
        </table:table-row>
        <table:table-row table:style-name="ro1">
          <table:table-cell office:value-type="float" office:value="29.6" calcext:value-type="float">
            <text:p>29.6</text:p>
          </table:table-cell>
          <table:table-cell office:value-type="float" office:value="1605.676147" calcext:value-type="float">
            <text:p>1605.676147</text:p>
          </table:table-cell>
          <table:table-cell office:value-type="float" office:value="1680.400879" calcext:value-type="float">
            <text:p>1680.400879</text:p>
          </table:table-cell>
          <table:table-cell office:value-type="float" office:value="1619.794434" calcext:value-type="float">
            <text:p>1619.794434</text:p>
          </table:table-cell>
          <table:table-cell office:value-type="float" office:value="1669.133301" calcext:value-type="float">
            <text:p>1669.133301</text:p>
          </table:table-cell>
          <table:table-cell table:number-columns-repeated="13"/>
        </table:table-row>
        <table:table-row table:style-name="ro1">
          <table:table-cell office:value-type="float" office:value="29.8" calcext:value-type="float">
            <text:p>29.8</text:p>
          </table:table-cell>
          <table:table-cell office:value-type="float" office:value="1607.019531" calcext:value-type="float">
            <text:p>1607.019531</text:p>
          </table:table-cell>
          <table:table-cell office:value-type="float" office:value="1672.622681" calcext:value-type="float">
            <text:p>1672.622681</text:p>
          </table:table-cell>
          <table:table-cell office:value-type="float" office:value="1607.750366" calcext:value-type="float">
            <text:p>1607.750366</text:p>
          </table:table-cell>
          <table:table-cell office:value-type="float" office:value="1668.664917" calcext:value-type="float">
            <text:p>1668.664917</text:p>
          </table:table-cell>
          <table:table-cell table:number-columns-repeated="1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605.683594" calcext:value-type="float">
            <text:p>1605.683594</text:p>
          </table:table-cell>
          <table:table-cell office:value-type="float" office:value="1656.368774" calcext:value-type="float">
            <text:p>1656.368774</text:p>
          </table:table-cell>
          <table:table-cell office:value-type="float" office:value="1608.842041" calcext:value-type="float">
            <text:p>1608.842041</text:p>
          </table:table-cell>
          <table:table-cell office:value-type="float" office:value="1659.075806" calcext:value-type="float">
            <text:p>1659.075806</text:p>
          </table:table-cell>
          <table:table-cell table:number-columns-repeated="13"/>
        </table:table-row>
        <table:table-row table:style-name="ro1">
          <table:table-cell office:value-type="float" office:value="30.2" calcext:value-type="float">
            <text:p>30.2</text:p>
          </table:table-cell>
          <table:table-cell office:value-type="float" office:value="1594.954956" calcext:value-type="float">
            <text:p>1594.954956</text:p>
          </table:table-cell>
          <table:table-cell office:value-type="float" office:value="1650.351196" calcext:value-type="float">
            <text:p>1650.351196</text:p>
          </table:table-cell>
          <table:table-cell office:value-type="float" office:value="1601.882446" calcext:value-type="float">
            <text:p>1601.882446</text:p>
          </table:table-cell>
          <table:table-cell office:value-type="float" office:value="1650.584106" calcext:value-type="float">
            <text:p>1650.584106</text:p>
          </table:table-cell>
          <table:table-cell table:number-columns-repeated="13"/>
        </table:table-row>
        <table:table-row table:style-name="ro1">
          <table:table-cell office:value-type="float" office:value="30.4" calcext:value-type="float">
            <text:p>30.4</text:p>
          </table:table-cell>
          <table:table-cell office:value-type="float" office:value="1595.569336" calcext:value-type="float">
            <text:p>1595.569336</text:p>
          </table:table-cell>
          <table:table-cell office:value-type="float" office:value="1646.179443" calcext:value-type="float">
            <text:p>1646.179443</text:p>
          </table:table-cell>
          <table:table-cell office:value-type="float" office:value="1597.995239" calcext:value-type="float">
            <text:p>1597.995239</text:p>
          </table:table-cell>
          <table:table-cell office:value-type="float" office:value="1645.497559" calcext:value-type="float">
            <text:p>1645.497559</text:p>
          </table:table-cell>
          <table:table-cell table:number-columns-repeated="13"/>
        </table:table-row>
        <table:table-row table:style-name="ro1">
          <table:table-cell office:value-type="float" office:value="30.6" calcext:value-type="float">
            <text:p>30.6</text:p>
          </table:table-cell>
          <table:table-cell office:value-type="float" office:value="1587.545898" calcext:value-type="float">
            <text:p>1587.545898</text:p>
          </table:table-cell>
          <table:table-cell office:value-type="float" office:value="1637.32251" calcext:value-type="float">
            <text:p>1637.32251</text:p>
          </table:table-cell>
          <table:table-cell office:value-type="float" office:value="1591.32019" calcext:value-type="float">
            <text:p>1591.32019</text:p>
          </table:table-cell>
          <table:table-cell office:value-type="float" office:value="1635.918091" calcext:value-type="float">
            <text:p>1635.918091</text:p>
          </table:table-cell>
          <table:table-cell table:number-columns-repeated="13"/>
        </table:table-row>
        <table:table-row table:style-name="ro1">
          <table:table-cell office:value-type="float" office:value="30.8" calcext:value-type="float">
            <text:p>30.8</text:p>
          </table:table-cell>
          <table:table-cell office:value-type="float" office:value="1585.479492" calcext:value-type="float">
            <text:p>1585.479492</text:p>
          </table:table-cell>
          <table:table-cell office:value-type="float" office:value="1636.145508" calcext:value-type="float">
            <text:p>1636.145508</text:p>
          </table:table-cell>
          <table:table-cell office:value-type="float" office:value="1589.651733" calcext:value-type="float">
            <text:p>1589.651733</text:p>
          </table:table-cell>
          <table:table-cell office:value-type="float" office:value="1631.363037" calcext:value-type="float">
            <text:p>1631.363037</text:p>
          </table:table-cell>
          <table:table-cell table:number-columns-repeated="1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585.557739" calcext:value-type="float">
            <text:p>1585.557739</text:p>
          </table:table-cell>
          <table:table-cell office:value-type="float" office:value="1622.0354" calcext:value-type="float">
            <text:p>1622.0354</text:p>
          </table:table-cell>
          <table:table-cell office:value-type="float" office:value="1589.205078" calcext:value-type="float">
            <text:p>1589.205078</text:p>
          </table:table-cell>
          <table:table-cell office:value-type="float" office:value="1623.151001" calcext:value-type="float">
            <text:p>1623.151001</text:p>
          </table:table-cell>
          <table:table-cell table:number-columns-repeated="13"/>
        </table:table-row>
        <table:table-row table:style-name="ro1">
          <table:table-cell office:value-type="float" office:value="31.2" calcext:value-type="float">
            <text:p>31.2</text:p>
          </table:table-cell>
          <table:table-cell office:value-type="float" office:value="1585.582764" calcext:value-type="float">
            <text:p>1585.582764</text:p>
          </table:table-cell>
          <table:table-cell office:value-type="float" office:value="1616.183105" calcext:value-type="float">
            <text:p>1616.183105</text:p>
          </table:table-cell>
          <table:table-cell office:value-type="float" office:value="1588.111694" calcext:value-type="float">
            <text:p>1588.111694</text:p>
          </table:table-cell>
          <table:table-cell office:value-type="float" office:value="1618.358398" calcext:value-type="float">
            <text:p>1618.358398</text:p>
          </table:table-cell>
          <table:table-cell table:number-columns-repeated="13"/>
        </table:table-row>
        <table:table-row table:style-name="ro1">
          <table:table-cell office:value-type="float" office:value="31.4" calcext:value-type="float">
            <text:p>31.4</text:p>
          </table:table-cell>
          <table:table-cell office:value-type="float" office:value="1581.20459" calcext:value-type="float">
            <text:p>1581.20459</text:p>
          </table:table-cell>
          <table:table-cell office:value-type="float" office:value="1614.742798" calcext:value-type="float">
            <text:p>1614.742798</text:p>
          </table:table-cell>
          <table:table-cell office:value-type="float" office:value="1587.565918" calcext:value-type="float">
            <text:p>1587.565918</text:p>
          </table:table-cell>
          <table:table-cell office:value-type="float" office:value="1615.765137" calcext:value-type="float">
            <text:p>1615.765137</text:p>
          </table:table-cell>
          <table:table-cell table:number-columns-repeated="13"/>
        </table:table-row>
        <table:table-row table:style-name="ro1">
          <table:table-cell office:value-type="float" office:value="31.6" calcext:value-type="float">
            <text:p>31.6</text:p>
          </table:table-cell>
          <table:table-cell office:value-type="float" office:value="1579.456787" calcext:value-type="float">
            <text:p>1579.456787</text:p>
          </table:table-cell>
          <table:table-cell office:value-type="float" office:value="1610.701782" calcext:value-type="float">
            <text:p>1610.701782</text:p>
          </table:table-cell>
          <table:table-cell office:value-type="float" office:value="1580.00354" calcext:value-type="float">
            <text:p>1580.00354</text:p>
          </table:table-cell>
          <table:table-cell office:value-type="float" office:value="1612.041504" calcext:value-type="float">
            <text:p>1612.041504</text:p>
          </table:table-cell>
          <table:table-cell table:number-columns-repeated="13"/>
        </table:table-row>
        <table:table-row table:style-name="ro1">
          <table:table-cell office:value-type="float" office:value="31.8" calcext:value-type="float">
            <text:p>31.8</text:p>
          </table:table-cell>
          <table:table-cell office:value-type="float" office:value="1576.994019" calcext:value-type="float">
            <text:p>1576.994019</text:p>
          </table:table-cell>
          <table:table-cell office:value-type="float" office:value="1608.411987" calcext:value-type="float">
            <text:p>1608.411987</text:p>
          </table:table-cell>
          <table:table-cell office:value-type="float" office:value="1578.858398" calcext:value-type="float">
            <text:p>1578.858398</text:p>
          </table:table-cell>
          <table:table-cell office:value-type="float" office:value="1609.774902" calcext:value-type="float">
            <text:p>1609.774902</text:p>
          </table:table-cell>
          <table:table-cell table:number-columns-repeated="1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575.293091" calcext:value-type="float">
            <text:p>1575.293091</text:p>
          </table:table-cell>
          <table:table-cell office:value-type="float" office:value="1603.001343" calcext:value-type="float">
            <text:p>1603.001343</text:p>
          </table:table-cell>
          <table:table-cell office:value-type="float" office:value="1578.946533" calcext:value-type="float">
            <text:p>1578.946533</text:p>
          </table:table-cell>
          <table:table-cell office:value-type="float" office:value="1605.50769" calcext:value-type="float">
            <text:p>1605.50769</text:p>
          </table:table-cell>
          <table:table-cell table:number-columns-repeated="13"/>
        </table:table-row>
        <table:table-row table:style-name="ro1">
          <table:table-cell office:value-type="float" office:value="32.2" calcext:value-type="float">
            <text:p>32.2</text:p>
          </table:table-cell>
          <table:table-cell office:value-type="float" office:value="1572.863281" calcext:value-type="float">
            <text:p>1572.863281</text:p>
          </table:table-cell>
          <table:table-cell office:value-type="float" office:value="1600.542725" calcext:value-type="float">
            <text:p>1600.542725</text:p>
          </table:table-cell>
          <table:table-cell office:value-type="float" office:value="1575.657471" calcext:value-type="float">
            <text:p>1575.657471</text:p>
          </table:table-cell>
          <table:table-cell office:value-type="float" office:value="1605.613159" calcext:value-type="float">
            <text:p>1605.613159</text:p>
          </table:table-cell>
          <table:table-cell table:number-columns-repeated="13"/>
        </table:table-row>
        <table:table-row table:style-name="ro1">
          <table:table-cell office:value-type="float" office:value="32.4" calcext:value-type="float">
            <text:p>32.4</text:p>
          </table:table-cell>
          <table:table-cell office:value-type="float" office:value="1571.739014" calcext:value-type="float">
            <text:p>1571.739014</text:p>
          </table:table-cell>
          <table:table-cell office:value-type="float" office:value="1599.065918" calcext:value-type="float">
            <text:p>1599.065918</text:p>
          </table:table-cell>
          <table:table-cell office:value-type="float" office:value="1579.022705" calcext:value-type="float">
            <text:p>1579.022705</text:p>
          </table:table-cell>
          <table:table-cell office:value-type="float" office:value="1600.456665" calcext:value-type="float">
            <text:p>1600.456665</text:p>
          </table:table-cell>
          <table:table-cell table:number-columns-repeated="13"/>
        </table:table-row>
        <table:table-row table:style-name="ro1">
          <table:table-cell office:value-type="float" office:value="32.6" calcext:value-type="float">
            <text:p>32.6</text:p>
          </table:table-cell>
          <table:table-cell office:value-type="float" office:value="1572.123657" calcext:value-type="float">
            <text:p>1572.123657</text:p>
          </table:table-cell>
          <table:table-cell office:value-type="float" office:value="1596.532715" calcext:value-type="float">
            <text:p>1596.532715</text:p>
          </table:table-cell>
          <table:table-cell office:value-type="float" office:value="1577.13916" calcext:value-type="float">
            <text:p>1577.13916</text:p>
          </table:table-cell>
          <table:table-cell office:value-type="float" office:value="1598.00708" calcext:value-type="float">
            <text:p>1598.00708</text:p>
          </table:table-cell>
          <table:table-cell table:number-columns-repeated="13"/>
        </table:table-row>
        <table:table-row table:style-name="ro1">
          <table:table-cell office:value-type="float" office:value="32.8" calcext:value-type="float">
            <text:p>32.8</text:p>
          </table:table-cell>
          <table:table-cell office:value-type="float" office:value="1570.345703" calcext:value-type="float">
            <text:p>1570.345703</text:p>
          </table:table-cell>
          <table:table-cell office:value-type="float" office:value="1593.287354" calcext:value-type="float">
            <text:p>1593.287354</text:p>
          </table:table-cell>
          <table:table-cell office:value-type="float" office:value="1577.516968" calcext:value-type="float">
            <text:p>1577.516968</text:p>
          </table:table-cell>
          <table:table-cell office:value-type="float" office:value="1594.191162" calcext:value-type="float">
            <text:p>1594.191162</text:p>
          </table:table-cell>
          <table:table-cell table:number-columns-repeated="1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573.491089" calcext:value-type="float">
            <text:p>1573.491089</text:p>
          </table:table-cell>
          <table:table-cell office:value-type="float" office:value="1590.956543" calcext:value-type="float">
            <text:p>1590.956543</text:p>
          </table:table-cell>
          <table:table-cell office:value-type="float" office:value="1573.979004" calcext:value-type="float">
            <text:p>1573.979004</text:p>
          </table:table-cell>
          <table:table-cell office:value-type="float" office:value="1590.81543" calcext:value-type="float">
            <text:p>1590.81543</text:p>
          </table:table-cell>
          <table:table-cell table:number-columns-repeated="13"/>
        </table:table-row>
        <table:table-row table:style-name="ro1">
          <table:table-cell office:value-type="float" office:value="33.2" calcext:value-type="float">
            <text:p>33.2</text:p>
          </table:table-cell>
          <table:table-cell office:value-type="float" office:value="1570.674316" calcext:value-type="float">
            <text:p>1570.674316</text:p>
          </table:table-cell>
          <table:table-cell office:value-type="float" office:value="1586.599365" calcext:value-type="float">
            <text:p>1586.599365</text:p>
          </table:table-cell>
          <table:table-cell office:value-type="float" office:value="1571.708496" calcext:value-type="float">
            <text:p>1571.708496</text:p>
          </table:table-cell>
          <table:table-cell office:value-type="float" office:value="1589.319824" calcext:value-type="float">
            <text:p>1589.319824</text:p>
          </table:table-cell>
          <table:table-cell table:number-columns-repeated="13"/>
        </table:table-row>
        <table:table-row table:style-name="ro1">
          <table:table-cell office:value-type="float" office:value="33.4" calcext:value-type="float">
            <text:p>33.4</text:p>
          </table:table-cell>
          <table:table-cell office:value-type="float" office:value="1565.202515" calcext:value-type="float">
            <text:p>1565.202515</text:p>
          </table:table-cell>
          <table:table-cell office:value-type="float" office:value="1589.192627" calcext:value-type="float">
            <text:p>1589.192627</text:p>
          </table:table-cell>
          <table:table-cell office:value-type="float" office:value="1570.866089" calcext:value-type="float">
            <text:p>1570.866089</text:p>
          </table:table-cell>
          <table:table-cell office:value-type="float" office:value="1587.738525" calcext:value-type="float">
            <text:p>1587.738525</text:p>
          </table:table-cell>
          <table:table-cell table:number-columns-repeated="13"/>
        </table:table-row>
        <table:table-row table:style-name="ro1">
          <table:table-cell office:value-type="float" office:value="33.6" calcext:value-type="float">
            <text:p>33.6</text:p>
          </table:table-cell>
          <table:table-cell office:value-type="float" office:value="1567.001099" calcext:value-type="float">
            <text:p>1567.001099</text:p>
          </table:table-cell>
          <table:table-cell office:value-type="float" office:value="1586.768799" calcext:value-type="float">
            <text:p>1586.768799</text:p>
          </table:table-cell>
          <table:table-cell office:value-type="float" office:value="1566.777588" calcext:value-type="float">
            <text:p>1566.777588</text:p>
          </table:table-cell>
          <table:table-cell office:value-type="float" office:value="1592.037109" calcext:value-type="float">
            <text:p>1592.037109</text:p>
          </table:table-cell>
          <table:table-cell table:number-columns-repeated="13"/>
        </table:table-row>
        <table:table-row table:style-name="ro1">
          <table:table-cell office:value-type="float" office:value="33.8" calcext:value-type="float">
            <text:p>33.8</text:p>
          </table:table-cell>
          <table:table-cell office:value-type="float" office:value="1567.595093" calcext:value-type="float">
            <text:p>1567.595093</text:p>
          </table:table-cell>
          <table:table-cell office:value-type="float" office:value="1584.878662" calcext:value-type="float">
            <text:p>1584.878662</text:p>
          </table:table-cell>
          <table:table-cell office:value-type="float" office:value="1570.648071" calcext:value-type="float">
            <text:p>1570.648071</text:p>
          </table:table-cell>
          <table:table-cell office:value-type="float" office:value="1583.744385" calcext:value-type="float">
            <text:p>1583.744385</text:p>
          </table:table-cell>
          <table:table-cell table:number-columns-repeated="1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570.850708" calcext:value-type="float">
            <text:p>1570.850708</text:p>
          </table:table-cell>
          <table:table-cell office:value-type="float" office:value="1580.854736" calcext:value-type="float">
            <text:p>1580.854736</text:p>
          </table:table-cell>
          <table:table-cell office:value-type="float" office:value="1572.059937" calcext:value-type="float">
            <text:p>1572.059937</text:p>
          </table:table-cell>
          <table:table-cell office:value-type="float" office:value="1579.639404" calcext:value-type="float">
            <text:p>1579.639404</text:p>
          </table:table-cell>
          <table:table-cell table:number-columns-repeated="13"/>
        </table:table-row>
        <table:table-row table:style-name="ro1">
          <table:table-cell office:value-type="float" office:value="34.2" calcext:value-type="float">
            <text:p>34.2</text:p>
          </table:table-cell>
          <table:table-cell office:value-type="float" office:value="1568.297119" calcext:value-type="float">
            <text:p>1568.297119</text:p>
          </table:table-cell>
          <table:table-cell office:value-type="float" office:value="1580.355347" calcext:value-type="float">
            <text:p>1580.355347</text:p>
          </table:table-cell>
          <table:table-cell office:value-type="float" office:value="1567.529175" calcext:value-type="float">
            <text:p>1567.529175</text:p>
          </table:table-cell>
          <table:table-cell office:value-type="float" office:value="1576.386108" calcext:value-type="float">
            <text:p>1576.386108</text:p>
          </table:table-cell>
          <table:table-cell table:number-columns-repeated="13"/>
        </table:table-row>
        <table:table-row table:style-name="ro1">
          <table:table-cell office:value-type="float" office:value="34.4" calcext:value-type="float">
            <text:p>34.4</text:p>
          </table:table-cell>
          <table:table-cell office:value-type="float" office:value="1566.109497" calcext:value-type="float">
            <text:p>1566.109497</text:p>
          </table:table-cell>
          <table:table-cell office:value-type="float" office:value="1578.038574" calcext:value-type="float">
            <text:p>1578.038574</text:p>
          </table:table-cell>
          <table:table-cell office:value-type="float" office:value="1567.964966" calcext:value-type="float">
            <text:p>1567.964966</text:p>
          </table:table-cell>
          <table:table-cell office:value-type="float" office:value="1577.618286" calcext:value-type="float">
            <text:p>1577.618286</text:p>
          </table:table-cell>
          <table:table-cell table:number-columns-repeated="13"/>
        </table:table-row>
        <table:table-row table:style-name="ro1">
          <table:table-cell office:value-type="float" office:value="34.6" calcext:value-type="float">
            <text:p>34.6</text:p>
          </table:table-cell>
          <table:table-cell office:value-type="float" office:value="1569.242188" calcext:value-type="float">
            <text:p>1569.242188</text:p>
          </table:table-cell>
          <table:table-cell office:value-type="float" office:value="1577.361328" calcext:value-type="float">
            <text:p>1577.361328</text:p>
          </table:table-cell>
          <table:table-cell office:value-type="float" office:value="1568.260254" calcext:value-type="float">
            <text:p>1568.260254</text:p>
          </table:table-cell>
          <table:table-cell office:value-type="float" office:value="1576.140503" calcext:value-type="float">
            <text:p>1576.140503</text:p>
          </table:table-cell>
          <table:table-cell table:number-columns-repeated="13"/>
        </table:table-row>
        <table:table-row table:style-name="ro1">
          <table:table-cell office:value-type="float" office:value="34.8" calcext:value-type="float">
            <text:p>34.8</text:p>
          </table:table-cell>
          <table:table-cell office:value-type="float" office:value="1567.354736" calcext:value-type="float">
            <text:p>1567.354736</text:p>
          </table:table-cell>
          <table:table-cell office:value-type="float" office:value="1574.045898" calcext:value-type="float">
            <text:p>1574.045898</text:p>
          </table:table-cell>
          <table:table-cell office:value-type="float" office:value="1566.2948" calcext:value-type="float">
            <text:p>1566.2948</text:p>
          </table:table-cell>
          <table:table-cell office:value-type="float" office:value="1575.789062" calcext:value-type="float">
            <text:p>1575.789062</text:p>
          </table:table-cell>
          <table:table-cell table:number-columns-repeated="1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571.480103" calcext:value-type="float">
            <text:p>1571.480103</text:p>
          </table:table-cell>
          <table:table-cell office:value-type="float" office:value="1571.256958" calcext:value-type="float">
            <text:p>1571.256958</text:p>
          </table:table-cell>
          <table:table-cell office:value-type="float" office:value="1569.241943" calcext:value-type="float">
            <text:p>1569.241943</text:p>
          </table:table-cell>
          <table:table-cell office:value-type="float" office:value="1574.872314" calcext:value-type="float">
            <text:p>1574.872314</text:p>
          </table:table-cell>
          <table:table-cell table:number-columns-repeated="13"/>
        </table:table-row>
        <table:table-row table:style-name="ro1">
          <table:table-cell office:value-type="float" office:value="35.2" calcext:value-type="float">
            <text:p>35.2</text:p>
          </table:table-cell>
          <table:table-cell office:value-type="float" office:value="1565.958496" calcext:value-type="float">
            <text:p>1565.958496</text:p>
          </table:table-cell>
          <table:table-cell office:value-type="float" office:value="1574.92981" calcext:value-type="float">
            <text:p>1574.92981</text:p>
          </table:table-cell>
          <table:table-cell office:value-type="float" office:value="1566.414795" calcext:value-type="float">
            <text:p>1566.414795</text:p>
          </table:table-cell>
          <table:table-cell office:value-type="float" office:value="1573.067017" calcext:value-type="float">
            <text:p>1573.067017</text:p>
          </table:table-cell>
          <table:table-cell table:number-columns-repeated="13"/>
        </table:table-row>
        <table:table-row table:style-name="ro1">
          <table:table-cell office:value-type="float" office:value="35.4" calcext:value-type="float">
            <text:p>35.4</text:p>
          </table:table-cell>
          <table:table-cell office:value-type="float" office:value="1567.964844" calcext:value-type="float">
            <text:p>1567.964844</text:p>
          </table:table-cell>
          <table:table-cell office:value-type="float" office:value="1571.438843" calcext:value-type="float">
            <text:p>1571.438843</text:p>
          </table:table-cell>
          <table:table-cell office:value-type="float" office:value="1565.055908" calcext:value-type="float">
            <text:p>1565.055908</text:p>
          </table:table-cell>
          <table:table-cell office:value-type="float" office:value="1573.082031" calcext:value-type="float">
            <text:p>1573.082031</text:p>
          </table:table-cell>
          <table:table-cell table:number-columns-repeated="13"/>
        </table:table-row>
        <table:table-row table:style-name="ro1">
          <table:table-cell office:value-type="float" office:value="35.6" calcext:value-type="float">
            <text:p>35.6</text:p>
          </table:table-cell>
          <table:table-cell office:value-type="float" office:value="1564.496094" calcext:value-type="float">
            <text:p>1564.496094</text:p>
          </table:table-cell>
          <table:table-cell office:value-type="float" office:value="1574.120605" calcext:value-type="float">
            <text:p>1574.120605</text:p>
          </table:table-cell>
          <table:table-cell office:value-type="float" office:value="1567.151123" calcext:value-type="float">
            <text:p>1567.151123</text:p>
          </table:table-cell>
          <table:table-cell office:value-type="float" office:value="1571.757202" calcext:value-type="float">
            <text:p>1571.757202</text:p>
          </table:table-cell>
          <table:table-cell table:number-columns-repeated="13"/>
        </table:table-row>
        <table:table-row table:style-name="ro1">
          <table:table-cell office:value-type="float" office:value="35.8" calcext:value-type="float">
            <text:p>35.8</text:p>
          </table:table-cell>
          <table:table-cell office:value-type="float" office:value="1568.924561" calcext:value-type="float">
            <text:p>1568.924561</text:p>
          </table:table-cell>
          <table:table-cell office:value-type="float" office:value="1572.327515" calcext:value-type="float">
            <text:p>1572.327515</text:p>
          </table:table-cell>
          <table:table-cell office:value-type="float" office:value="1566.775024" calcext:value-type="float">
            <text:p>1566.775024</text:p>
          </table:table-cell>
          <table:table-cell office:value-type="float" office:value="1571.856812" calcext:value-type="float">
            <text:p>1571.856812</text:p>
          </table:table-cell>
          <table:table-cell table:number-columns-repeated="1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564.816284" calcext:value-type="float">
            <text:p>1564.816284</text:p>
          </table:table-cell>
          <table:table-cell office:value-type="float" office:value="1571.771851" calcext:value-type="float">
            <text:p>1571.771851</text:p>
          </table:table-cell>
          <table:table-cell office:value-type="float" office:value="1565.485596" calcext:value-type="float">
            <text:p>1565.485596</text:p>
          </table:table-cell>
          <table:table-cell office:value-type="float" office:value="1570.333862" calcext:value-type="float">
            <text:p>1570.333862</text:p>
          </table:table-cell>
          <table:table-cell table:number-columns-repeated="13"/>
        </table:table-row>
        <table:table-row table:style-name="ro1">
          <table:table-cell office:value-type="float" office:value="36.2" calcext:value-type="float">
            <text:p>36.2</text:p>
          </table:table-cell>
          <table:table-cell office:value-type="float" office:value="1563.545288" calcext:value-type="float">
            <text:p>1563.545288</text:p>
          </table:table-cell>
          <table:table-cell office:value-type="float" office:value="1573.046387" calcext:value-type="float">
            <text:p>1573.046387</text:p>
          </table:table-cell>
          <table:table-cell office:value-type="float" office:value="1565.886108" calcext:value-type="float">
            <text:p>1565.886108</text:p>
          </table:table-cell>
          <table:table-cell office:value-type="float" office:value="1575.503906" calcext:value-type="float">
            <text:p>1575.503906</text:p>
          </table:table-cell>
          <table:table-cell table:number-columns-repeated="13"/>
        </table:table-row>
        <table:table-row table:style-name="ro1">
          <table:table-cell office:value-type="float" office:value="36.4" calcext:value-type="float">
            <text:p>36.4</text:p>
          </table:table-cell>
          <table:table-cell office:value-type="float" office:value="1563.642944" calcext:value-type="float">
            <text:p>1563.642944</text:p>
          </table:table-cell>
          <table:table-cell office:value-type="float" office:value="1574.829346" calcext:value-type="float">
            <text:p>1574.829346</text:p>
          </table:table-cell>
          <table:table-cell office:value-type="float" office:value="1565.635254" calcext:value-type="float">
            <text:p>1565.635254</text:p>
          </table:table-cell>
          <table:table-cell office:value-type="float" office:value="1571.873291" calcext:value-type="float">
            <text:p>1571.873291</text:p>
          </table:table-cell>
          <table:table-cell table:number-columns-repeated="13"/>
        </table:table-row>
        <table:table-row table:style-name="ro1">
          <table:table-cell office:value-type="float" office:value="36.6" calcext:value-type="float">
            <text:p>36.6</text:p>
          </table:table-cell>
          <table:table-cell office:value-type="float" office:value="1564.647949" calcext:value-type="float">
            <text:p>1564.647949</text:p>
          </table:table-cell>
          <table:table-cell office:value-type="float" office:value="1570.948364" calcext:value-type="float">
            <text:p>1570.948364</text:p>
          </table:table-cell>
          <table:table-cell office:value-type="float" office:value="1565.031006" calcext:value-type="float">
            <text:p>1565.031006</text:p>
          </table:table-cell>
          <table:table-cell office:value-type="float" office:value="1571.641724" calcext:value-type="float">
            <text:p>1571.641724</text:p>
          </table:table-cell>
          <table:table-cell table:number-columns-repeated="13"/>
        </table:table-row>
        <table:table-row table:style-name="ro1">
          <table:table-cell office:value-type="float" office:value="36.8" calcext:value-type="float">
            <text:p>36.8</text:p>
          </table:table-cell>
          <table:table-cell office:value-type="float" office:value="1602.869019" calcext:value-type="float">
            <text:p>1602.869019</text:p>
          </table:table-cell>
          <table:table-cell office:value-type="float" office:value="1606.437744" calcext:value-type="float">
            <text:p>1606.437744</text:p>
          </table:table-cell>
          <table:table-cell office:value-type="float" office:value="1564.502075" calcext:value-type="float">
            <text:p>1564.502075</text:p>
          </table:table-cell>
          <table:table-cell office:value-type="float" office:value="1538.880737" calcext:value-type="float">
            <text:p>1538.880737</text:p>
          </table:table-cell>
          <table:table-cell table:number-columns-repeated="1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657.71936" calcext:value-type="float">
            <text:p>1657.71936</text:p>
          </table:table-cell>
          <table:table-cell office:value-type="float" office:value="1686.678101" calcext:value-type="float">
            <text:p>1686.678101</text:p>
          </table:table-cell>
          <table:table-cell office:value-type="float" office:value="1589.700562" calcext:value-type="float">
            <text:p>1589.700562</text:p>
          </table:table-cell>
          <table:table-cell office:value-type="float" office:value="1576.481201" calcext:value-type="float">
            <text:p>1576.481201</text:p>
          </table:table-cell>
          <table:table-cell table:number-columns-repeated="13"/>
        </table:table-row>
        <table:table-row table:style-name="ro1">
          <table:table-cell office:value-type="float" office:value="37.2" calcext:value-type="float">
            <text:p>37.2</text:p>
          </table:table-cell>
          <table:table-cell office:value-type="float" office:value="1735.196777" calcext:value-type="float">
            <text:p>1735.196777</text:p>
          </table:table-cell>
          <table:table-cell office:value-type="float" office:value="1752.180786" calcext:value-type="float">
            <text:p>1752.180786</text:p>
          </table:table-cell>
          <table:table-cell office:value-type="float" office:value="1653.286377" calcext:value-type="float">
            <text:p>1653.286377</text:p>
          </table:table-cell>
          <table:table-cell office:value-type="float" office:value="1664.906494" calcext:value-type="float">
            <text:p>1664.906494</text:p>
          </table:table-cell>
          <table:table-cell table:number-columns-repeated="13"/>
        </table:table-row>
        <table:table-row table:style-name="ro1">
          <table:table-cell office:value-type="float" office:value="37.4" calcext:value-type="float">
            <text:p>37.4</text:p>
          </table:table-cell>
          <table:table-cell office:value-type="float" office:value="1640.575806" calcext:value-type="float">
            <text:p>1640.575806</text:p>
          </table:table-cell>
          <table:table-cell office:value-type="float" office:value="1678.780396" calcext:value-type="float">
            <text:p>1678.780396</text:p>
          </table:table-cell>
          <table:table-cell office:value-type="float" office:value="1578.153076" calcext:value-type="float">
            <text:p>1578.153076</text:p>
          </table:table-cell>
          <table:table-cell office:value-type="float" office:value="1560.147461" calcext:value-type="float">
            <text:p>1560.147461</text:p>
          </table:table-cell>
          <table:table-cell table:number-columns-repeated="13"/>
        </table:table-row>
        <table:table-row table:style-name="ro1">
          <table:table-cell office:value-type="float" office:value="37.6" calcext:value-type="float">
            <text:p>37.6</text:p>
          </table:table-cell>
          <table:table-cell office:value-type="float" office:value="1705.14917" calcext:value-type="float">
            <text:p>1705.14917</text:p>
          </table:table-cell>
          <table:table-cell office:value-type="float" office:value="1671.843384" calcext:value-type="float">
            <text:p>1671.843384</text:p>
          </table:table-cell>
          <table:table-cell office:value-type="float" office:value="1622.428467" calcext:value-type="float">
            <text:p>1622.428467</text:p>
          </table:table-cell>
          <table:table-cell office:value-type="float" office:value="1614.412842" calcext:value-type="float">
            <text:p>1614.412842</text:p>
          </table:table-cell>
          <table:table-cell table:number-columns-repeated="13"/>
        </table:table-row>
        <table:table-row table:style-name="ro1">
          <table:table-cell office:value-type="float" office:value="37.8" calcext:value-type="float">
            <text:p>37.8</text:p>
          </table:table-cell>
          <table:table-cell office:value-type="float" office:value="1675.539917" calcext:value-type="float">
            <text:p>1675.539917</text:p>
          </table:table-cell>
          <table:table-cell office:value-type="float" office:value="1736.908691" calcext:value-type="float">
            <text:p>1736.908691</text:p>
          </table:table-cell>
          <table:table-cell office:value-type="float" office:value="1644.270874" calcext:value-type="float">
            <text:p>1644.270874</text:p>
          </table:table-cell>
          <table:table-cell office:value-type="float" office:value="1636.904053" calcext:value-type="float">
            <text:p>1636.904053</text:p>
          </table:table-cell>
          <table:table-cell table:number-columns-repeated="1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705.885742" calcext:value-type="float">
            <text:p>1705.885742</text:p>
          </table:table-cell>
          <table:table-cell office:value-type="float" office:value="1735.569946" calcext:value-type="float">
            <text:p>1735.569946</text:p>
          </table:table-cell>
          <table:table-cell office:value-type="float" office:value="1650.26709" calcext:value-type="float">
            <text:p>1650.26709</text:p>
          </table:table-cell>
          <table:table-cell office:value-type="float" office:value="1647.077148" calcext:value-type="float">
            <text:p>1647.077148</text:p>
          </table:table-cell>
          <table:table-cell table:number-columns-repeated="13"/>
        </table:table-row>
        <table:table-row table:style-name="ro1">
          <table:table-cell office:value-type="float" office:value="38.2" calcext:value-type="float">
            <text:p>38.2</text:p>
          </table:table-cell>
          <table:table-cell office:value-type="float" office:value="1691.341919" calcext:value-type="float">
            <text:p>1691.341919</text:p>
          </table:table-cell>
          <table:table-cell office:value-type="float" office:value="1737.303101" calcext:value-type="float">
            <text:p>1737.303101</text:p>
          </table:table-cell>
          <table:table-cell office:value-type="float" office:value="1648.693726" calcext:value-type="float">
            <text:p>1648.693726</text:p>
          </table:table-cell>
          <table:table-cell office:value-type="float" office:value="1644.821777" calcext:value-type="float">
            <text:p>1644.821777</text:p>
          </table:table-cell>
          <table:table-cell table:number-columns-repeated="13"/>
        </table:table-row>
        <table:table-row table:style-name="ro1">
          <table:table-cell office:value-type="float" office:value="38.4" calcext:value-type="float">
            <text:p>38.4</text:p>
          </table:table-cell>
          <table:table-cell office:value-type="float" office:value="1697.344116" calcext:value-type="float">
            <text:p>1697.344116</text:p>
          </table:table-cell>
          <table:table-cell office:value-type="float" office:value="1758.392944" calcext:value-type="float">
            <text:p>1758.392944</text:p>
          </table:table-cell>
          <table:table-cell office:value-type="float" office:value="1665.101074" calcext:value-type="float">
            <text:p>1665.101074</text:p>
          </table:table-cell>
          <table:table-cell office:value-type="float" office:value="1681.448608" calcext:value-type="float">
            <text:p>1681.448608</text:p>
          </table:table-cell>
          <table:table-cell table:number-columns-repeated="13"/>
        </table:table-row>
        <table:table-row table:style-name="ro1">
          <table:table-cell office:value-type="float" office:value="38.6" calcext:value-type="float">
            <text:p>38.6</text:p>
          </table:table-cell>
          <table:table-cell office:value-type="float" office:value="1699.625488" calcext:value-type="float">
            <text:p>1699.625488</text:p>
          </table:table-cell>
          <table:table-cell office:value-type="float" office:value="1738.994873" calcext:value-type="float">
            <text:p>1738.994873</text:p>
          </table:table-cell>
          <table:table-cell office:value-type="float" office:value="1673.164185" calcext:value-type="float">
            <text:p>1673.164185</text:p>
          </table:table-cell>
          <table:table-cell office:value-type="float" office:value="1688.080444" calcext:value-type="float">
            <text:p>1688.080444</text:p>
          </table:table-cell>
          <table:table-cell table:number-columns-repeated="13"/>
        </table:table-row>
        <table:table-row table:style-name="ro1">
          <table:table-cell office:value-type="float" office:value="38.8" calcext:value-type="float">
            <text:p>38.8</text:p>
          </table:table-cell>
          <table:table-cell office:value-type="float" office:value="1709.080566" calcext:value-type="float">
            <text:p>1709.080566</text:p>
          </table:table-cell>
          <table:table-cell office:value-type="float" office:value="1746.85022" calcext:value-type="float">
            <text:p>1746.85022</text:p>
          </table:table-cell>
          <table:table-cell office:value-type="float" office:value="1690.313354" calcext:value-type="float">
            <text:p>1690.313354</text:p>
          </table:table-cell>
          <table:table-cell office:value-type="float" office:value="1691.654907" calcext:value-type="float">
            <text:p>1691.654907</text:p>
          </table:table-cell>
          <table:table-cell table:number-columns-repeated="1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681.736206" calcext:value-type="float">
            <text:p>1681.736206</text:p>
          </table:table-cell>
          <table:table-cell office:value-type="float" office:value="1740.10083" calcext:value-type="float">
            <text:p>1740.10083</text:p>
          </table:table-cell>
          <table:table-cell office:value-type="float" office:value="1715.870117" calcext:value-type="float">
            <text:p>1715.870117</text:p>
          </table:table-cell>
          <table:table-cell office:value-type="float" office:value="1751.689209" calcext:value-type="float">
            <text:p>1751.689209</text:p>
          </table:table-cell>
          <table:table-cell table:number-columns-repeated="13"/>
        </table:table-row>
        <table:table-row table:style-name="ro1">
          <table:table-cell office:value-type="float" office:value="39.2" calcext:value-type="float">
            <text:p>39.2</text:p>
          </table:table-cell>
          <table:table-cell office:value-type="float" office:value="1712.553345" calcext:value-type="float">
            <text:p>1712.553345</text:p>
          </table:table-cell>
          <table:table-cell office:value-type="float" office:value="1797.730347" calcext:value-type="float">
            <text:p>1797.730347</text:p>
          </table:table-cell>
          <table:table-cell office:value-type="float" office:value="1740.454956" calcext:value-type="float">
            <text:p>1740.454956</text:p>
          </table:table-cell>
          <table:table-cell office:value-type="float" office:value="1793.797119" calcext:value-type="float">
            <text:p>1793.797119</text:p>
          </table:table-cell>
          <table:table-cell table:number-columns-repeated="13"/>
        </table:table-row>
        <table:table-row table:style-name="ro1">
          <table:table-cell office:value-type="float" office:value="39.4" calcext:value-type="float">
            <text:p>39.4</text:p>
          </table:table-cell>
          <table:table-cell office:value-type="float" office:value="1727.314209" calcext:value-type="float">
            <text:p>1727.314209</text:p>
          </table:table-cell>
          <table:table-cell office:value-type="float" office:value="1804.2146" calcext:value-type="float">
            <text:p>1804.2146</text:p>
          </table:table-cell>
          <table:table-cell office:value-type="float" office:value="1739.03833" calcext:value-type="float">
            <text:p>1739.03833</text:p>
          </table:table-cell>
          <table:table-cell office:value-type="float" office:value="1805.170166" calcext:value-type="float">
            <text:p>1805.170166</text:p>
          </table:table-cell>
          <table:table-cell table:number-columns-repeated="13"/>
        </table:table-row>
        <table:table-row table:style-name="ro1">
          <table:table-cell office:value-type="float" office:value="39.6" calcext:value-type="float">
            <text:p>39.6</text:p>
          </table:table-cell>
          <table:table-cell office:value-type="float" office:value="1729.343872" calcext:value-type="float">
            <text:p>1729.343872</text:p>
          </table:table-cell>
          <table:table-cell office:value-type="float" office:value="1799.075439" calcext:value-type="float">
            <text:p>1799.075439</text:p>
          </table:table-cell>
          <table:table-cell office:value-type="float" office:value="1732.798828" calcext:value-type="float">
            <text:p>1732.798828</text:p>
          </table:table-cell>
          <table:table-cell office:value-type="float" office:value="1809.515991" calcext:value-type="float">
            <text:p>1809.515991</text:p>
          </table:table-cell>
          <table:table-cell table:number-columns-repeated="13"/>
        </table:table-row>
        <table:table-row table:style-name="ro1">
          <table:table-cell office:value-type="float" office:value="39.8" calcext:value-type="float">
            <text:p>39.8</text:p>
          </table:table-cell>
          <table:table-cell office:value-type="float" office:value="1720.87439" calcext:value-type="float">
            <text:p>1720.87439</text:p>
          </table:table-cell>
          <table:table-cell office:value-type="float" office:value="1811.618408" calcext:value-type="float">
            <text:p>1811.618408</text:p>
          </table:table-cell>
          <table:table-cell office:value-type="float" office:value="1724.800293" calcext:value-type="float">
            <text:p>1724.800293</text:p>
          </table:table-cell>
          <table:table-cell office:value-type="float" office:value="1821.886963" calcext:value-type="float">
            <text:p>1821.886963</text:p>
          </table:table-cell>
          <table:table-cell table:number-columns-repeated="1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722.0979" calcext:value-type="float">
            <text:p>1722.0979</text:p>
          </table:table-cell>
          <table:table-cell office:value-type="float" office:value="1799.837769" calcext:value-type="float">
            <text:p>1799.837769</text:p>
          </table:table-cell>
          <table:table-cell office:value-type="float" office:value="1733.395142" calcext:value-type="float">
            <text:p>1733.395142</text:p>
          </table:table-cell>
          <table:table-cell office:value-type="float" office:value="1800.955078" calcext:value-type="float">
            <text:p>1800.955078</text:p>
          </table:table-cell>
          <table:table-cell table:number-columns-repeated="13"/>
        </table:table-row>
        <table:table-row table:style-name="ro1">
          <table:table-cell office:value-type="float" office:value="40.2" calcext:value-type="float">
            <text:p>40.2</text:p>
          </table:table-cell>
          <table:table-cell office:value-type="float" office:value="1725.679565" calcext:value-type="float">
            <text:p>1725.679565</text:p>
          </table:table-cell>
          <table:table-cell office:value-type="float" office:value="1813.247437" calcext:value-type="float">
            <text:p>1813.247437</text:p>
          </table:table-cell>
          <table:table-cell office:value-type="float" office:value="1735.145508" calcext:value-type="float">
            <text:p>1735.145508</text:p>
          </table:table-cell>
          <table:table-cell office:value-type="float" office:value="1807.232056" calcext:value-type="float">
            <text:p>1807.232056</text:p>
          </table:table-cell>
          <table:table-cell table:number-columns-repeated="13"/>
        </table:table-row>
        <table:table-row table:style-name="ro1">
          <table:table-cell office:value-type="float" office:value="40.4" calcext:value-type="float">
            <text:p>40.4</text:p>
          </table:table-cell>
          <table:table-cell office:value-type="float" office:value="1706.652344" calcext:value-type="float">
            <text:p>1706.652344</text:p>
          </table:table-cell>
          <table:table-cell office:value-type="float" office:value="1813.363159" calcext:value-type="float">
            <text:p>1813.363159</text:p>
          </table:table-cell>
          <table:table-cell office:value-type="float" office:value="1710.778564" calcext:value-type="float">
            <text:p>1710.778564</text:p>
          </table:table-cell>
          <table:table-cell office:value-type="float" office:value="1817.59021" calcext:value-type="float">
            <text:p>1817.59021</text:p>
          </table:table-cell>
          <table:table-cell table:number-columns-repeated="13"/>
        </table:table-row>
        <table:table-row table:style-name="ro1">
          <table:table-cell office:value-type="float" office:value="40.6" calcext:value-type="float">
            <text:p>40.6</text:p>
          </table:table-cell>
          <table:table-cell office:value-type="float" office:value="1721.221558" calcext:value-type="float">
            <text:p>1721.221558</text:p>
          </table:table-cell>
          <table:table-cell office:value-type="float" office:value="1802.197021" calcext:value-type="float">
            <text:p>1802.197021</text:p>
          </table:table-cell>
          <table:table-cell office:value-type="float" office:value="1735.294067" calcext:value-type="float">
            <text:p>1735.294067</text:p>
          </table:table-cell>
          <table:table-cell office:value-type="float" office:value="1801.64209" calcext:value-type="float">
            <text:p>1801.64209</text:p>
          </table:table-cell>
          <table:table-cell table:number-columns-repeated="13"/>
        </table:table-row>
        <table:table-row table:style-name="ro1">
          <table:table-cell office:value-type="float" office:value="40.8" calcext:value-type="float">
            <text:p>40.8</text:p>
          </table:table-cell>
          <table:table-cell office:value-type="float" office:value="1724.027222" calcext:value-type="float">
            <text:p>1724.027222</text:p>
          </table:table-cell>
          <table:table-cell office:value-type="float" office:value="1811.536133" calcext:value-type="float">
            <text:p>1811.536133</text:p>
          </table:table-cell>
          <table:table-cell office:value-type="float" office:value="1727.125122" calcext:value-type="float">
            <text:p>1727.125122</text:p>
          </table:table-cell>
          <table:table-cell office:value-type="float" office:value="1812.387939" calcext:value-type="float">
            <text:p>1812.387939</text:p>
          </table:table-cell>
          <table:table-cell table:number-columns-repeated="1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713.710205" calcext:value-type="float">
            <text:p>1713.710205</text:p>
          </table:table-cell>
          <table:table-cell office:value-type="float" office:value="1805.874268" calcext:value-type="float">
            <text:p>1805.874268</text:p>
          </table:table-cell>
          <table:table-cell office:value-type="float" office:value="1721.891357" calcext:value-type="float">
            <text:p>1721.891357</text:p>
          </table:table-cell>
          <table:table-cell office:value-type="float" office:value="1805.693481" calcext:value-type="float">
            <text:p>1805.693481</text:p>
          </table:table-cell>
          <table:table-cell table:number-columns-repeated="13"/>
        </table:table-row>
        <table:table-row table:style-name="ro1">
          <table:table-cell office:value-type="float" office:value="41.2" calcext:value-type="float">
            <text:p>41.2</text:p>
          </table:table-cell>
          <table:table-cell office:value-type="float" office:value="1721.852783" calcext:value-type="float">
            <text:p>1721.852783</text:p>
          </table:table-cell>
          <table:table-cell office:value-type="float" office:value="1803.15979" calcext:value-type="float">
            <text:p>1803.15979</text:p>
          </table:table-cell>
          <table:table-cell office:value-type="float" office:value="1730.921997" calcext:value-type="float">
            <text:p>1730.921997</text:p>
          </table:table-cell>
          <table:table-cell office:value-type="float" office:value="1804.123047" calcext:value-type="float">
            <text:p>1804.123047</text:p>
          </table:table-cell>
          <table:table-cell table:number-columns-repeated="13"/>
        </table:table-row>
        <table:table-row table:style-name="ro1">
          <table:table-cell office:value-type="float" office:value="41.4" calcext:value-type="float">
            <text:p>41.4</text:p>
          </table:table-cell>
          <table:table-cell office:value-type="float" office:value="1713.838257" calcext:value-type="float">
            <text:p>1713.838257</text:p>
          </table:table-cell>
          <table:table-cell office:value-type="float" office:value="1810.544678" calcext:value-type="float">
            <text:p>1810.544678</text:p>
          </table:table-cell>
          <table:table-cell office:value-type="float" office:value="1722.244751" calcext:value-type="float">
            <text:p>1722.244751</text:p>
          </table:table-cell>
          <table:table-cell office:value-type="float" office:value="1811.48877" calcext:value-type="float">
            <text:p>1811.48877</text:p>
          </table:table-cell>
          <table:table-cell table:number-columns-repeated="13"/>
        </table:table-row>
        <table:table-row table:style-name="ro1">
          <table:table-cell office:value-type="float" office:value="41.6" calcext:value-type="float">
            <text:p>41.6</text:p>
          </table:table-cell>
          <table:table-cell office:value-type="float" office:value="1710.848999" calcext:value-type="float">
            <text:p>1710.848999</text:p>
          </table:table-cell>
          <table:table-cell office:value-type="float" office:value="1806.80957" calcext:value-type="float">
            <text:p>1806.80957</text:p>
          </table:table-cell>
          <table:table-cell office:value-type="float" office:value="1721.17395" calcext:value-type="float">
            <text:p>1721.17395</text:p>
          </table:table-cell>
          <table:table-cell office:value-type="float" office:value="1803.908936" calcext:value-type="float">
            <text:p>1803.908936</text:p>
          </table:table-cell>
          <table:table-cell table:number-columns-repeated="13"/>
        </table:table-row>
        <table:table-row table:style-name="ro1">
          <table:table-cell office:value-type="float" office:value="41.8" calcext:value-type="float">
            <text:p>41.8</text:p>
          </table:table-cell>
          <table:table-cell office:value-type="float" office:value="1714.105957" calcext:value-type="float">
            <text:p>1714.105957</text:p>
          </table:table-cell>
          <table:table-cell office:value-type="float" office:value="1802.769897" calcext:value-type="float">
            <text:p>1802.769897</text:p>
          </table:table-cell>
          <table:table-cell office:value-type="float" office:value="1728.338501" calcext:value-type="float">
            <text:p>1728.338501</text:p>
          </table:table-cell>
          <table:table-cell office:value-type="float" office:value="1798.5979" calcext:value-type="float">
            <text:p>1798.5979</text:p>
          </table:table-cell>
          <table:table-cell table:number-columns-repeated="1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715.983154" calcext:value-type="float">
            <text:p>1715.983154</text:p>
          </table:table-cell>
          <table:table-cell office:value-type="float" office:value="1805.755005" calcext:value-type="float">
            <text:p>1805.755005</text:p>
          </table:table-cell>
          <table:table-cell office:value-type="float" office:value="1725.346313" calcext:value-type="float">
            <text:p>1725.346313</text:p>
          </table:table-cell>
          <table:table-cell office:value-type="float" office:value="1807.567993" calcext:value-type="float">
            <text:p>1807.567993</text:p>
          </table:table-cell>
          <table:table-cell table:number-columns-repeated="13"/>
        </table:table-row>
        <table:table-row table:style-name="ro1">
          <table:table-cell office:value-type="float" office:value="42.2" calcext:value-type="float">
            <text:p>42.2</text:p>
          </table:table-cell>
          <table:table-cell office:value-type="float" office:value="1720.231445" calcext:value-type="float">
            <text:p>1720.231445</text:p>
          </table:table-cell>
          <table:table-cell office:value-type="float" office:value="1804.331055" calcext:value-type="float">
            <text:p>1804.331055</text:p>
          </table:table-cell>
          <table:table-cell office:value-type="float" office:value="1725.034912" calcext:value-type="float">
            <text:p>1725.034912</text:p>
          </table:table-cell>
          <table:table-cell office:value-type="float" office:value="1805.166382" calcext:value-type="float">
            <text:p>1805.166382</text:p>
          </table:table-cell>
          <table:table-cell table:number-columns-repeated="13"/>
        </table:table-row>
        <table:table-row table:style-name="ro1">
          <table:table-cell office:value-type="float" office:value="42.4" calcext:value-type="float">
            <text:p>42.4</text:p>
          </table:table-cell>
          <table:table-cell office:value-type="float" office:value="1710.904541" calcext:value-type="float">
            <text:p>1710.904541</text:p>
          </table:table-cell>
          <table:table-cell office:value-type="float" office:value="1805.562622" calcext:value-type="float">
            <text:p>1805.562622</text:p>
          </table:table-cell>
          <table:table-cell office:value-type="float" office:value="1721.556885" calcext:value-type="float">
            <text:p>1721.556885</text:p>
          </table:table-cell>
          <table:table-cell office:value-type="float" office:value="1801.015381" calcext:value-type="float">
            <text:p>1801.015381</text:p>
          </table:table-cell>
          <table:table-cell table:number-columns-repeated="13"/>
        </table:table-row>
        <table:table-row table:style-name="ro1">
          <table:table-cell office:value-type="float" office:value="42.6" calcext:value-type="float">
            <text:p>42.6</text:p>
          </table:table-cell>
          <table:table-cell office:value-type="float" office:value="1716.86084" calcext:value-type="float">
            <text:p>1716.86084</text:p>
          </table:table-cell>
          <table:table-cell office:value-type="float" office:value="1805.513184" calcext:value-type="float">
            <text:p>1805.513184</text:p>
          </table:table-cell>
          <table:table-cell office:value-type="float" office:value="1727.051636" calcext:value-type="float">
            <text:p>1727.051636</text:p>
          </table:table-cell>
          <table:table-cell office:value-type="float" office:value="1803.198975" calcext:value-type="float">
            <text:p>1803.198975</text:p>
          </table:table-cell>
          <table:table-cell table:number-columns-repeated="13"/>
        </table:table-row>
        <table:table-row table:style-name="ro1">
          <table:table-cell office:value-type="float" office:value="42.8" calcext:value-type="float">
            <text:p>42.8</text:p>
          </table:table-cell>
          <table:table-cell office:value-type="float" office:value="1717.534424" calcext:value-type="float">
            <text:p>1717.534424</text:p>
          </table:table-cell>
          <table:table-cell office:value-type="float" office:value="1799.6875" calcext:value-type="float">
            <text:p>1799.6875</text:p>
          </table:table-cell>
          <table:table-cell office:value-type="float" office:value="1728.366333" calcext:value-type="float">
            <text:p>1728.366333</text:p>
          </table:table-cell>
          <table:table-cell office:value-type="float" office:value="1798.814697" calcext:value-type="float">
            <text:p>1798.814697</text:p>
          </table:table-cell>
          <table:table-cell table:number-columns-repeated="1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717.144287" calcext:value-type="float">
            <text:p>1717.144287</text:p>
          </table:table-cell>
          <table:table-cell office:value-type="float" office:value="1805.232788" calcext:value-type="float">
            <text:p>1805.232788</text:p>
          </table:table-cell>
          <table:table-cell office:value-type="float" office:value="1722.592285" calcext:value-type="float">
            <text:p>1722.592285</text:p>
          </table:table-cell>
          <table:table-cell office:value-type="float" office:value="1809.012329" calcext:value-type="float">
            <text:p>1809.012329</text:p>
          </table:table-cell>
          <table:table-cell table:number-columns-repeated="13"/>
        </table:table-row>
        <table:table-row table:style-name="ro1">
          <table:table-cell office:value-type="float" office:value="43.2" calcext:value-type="float">
            <text:p>43.2</text:p>
          </table:table-cell>
          <table:table-cell office:value-type="float" office:value="1714.634155" calcext:value-type="float">
            <text:p>1714.634155</text:p>
          </table:table-cell>
          <table:table-cell office:value-type="float" office:value="1806.592163" calcext:value-type="float">
            <text:p>1806.592163</text:p>
          </table:table-cell>
          <table:table-cell office:value-type="float" office:value="1723.314941" calcext:value-type="float">
            <text:p>1723.314941</text:p>
          </table:table-cell>
          <table:table-cell office:value-type="float" office:value="1803.85791" calcext:value-type="float">
            <text:p>1803.85791</text:p>
          </table:table-cell>
          <table:table-cell table:number-columns-repeated="13"/>
        </table:table-row>
        <table:table-row table:style-name="ro1">
          <table:table-cell office:value-type="float" office:value="43.4" calcext:value-type="float">
            <text:p>43.4</text:p>
          </table:table-cell>
          <table:table-cell office:value-type="float" office:value="1714.772461" calcext:value-type="float">
            <text:p>1714.772461</text:p>
          </table:table-cell>
          <table:table-cell office:value-type="float" office:value="1804.238647" calcext:value-type="float">
            <text:p>1804.238647</text:p>
          </table:table-cell>
          <table:table-cell office:value-type="float" office:value="1724.002197" calcext:value-type="float">
            <text:p>1724.002197</text:p>
          </table:table-cell>
          <table:table-cell office:value-type="float" office:value="1804.057495" calcext:value-type="float">
            <text:p>1804.057495</text:p>
          </table:table-cell>
          <table:table-cell table:number-columns-repeated="13"/>
        </table:table-row>
        <table:table-row table:style-name="ro1">
          <table:table-cell office:value-type="float" office:value="43.6" calcext:value-type="float">
            <text:p>43.6</text:p>
          </table:table-cell>
          <table:table-cell office:value-type="float" office:value="1710.431885" calcext:value-type="float">
            <text:p>1710.431885</text:p>
          </table:table-cell>
          <table:table-cell office:value-type="float" office:value="1808.936523" calcext:value-type="float">
            <text:p>1808.936523</text:p>
          </table:table-cell>
          <table:table-cell office:value-type="float" office:value="1716.770996" calcext:value-type="float">
            <text:p>1716.770996</text:p>
          </table:table-cell>
          <table:table-cell office:value-type="float" office:value="1806.703857" calcext:value-type="float">
            <text:p>1806.703857</text:p>
          </table:table-cell>
          <table:table-cell table:number-columns-repeated="13"/>
        </table:table-row>
        <table:table-row table:style-name="ro1">
          <table:table-cell office:value-type="float" office:value="43.8" calcext:value-type="float">
            <text:p>43.8</text:p>
          </table:table-cell>
          <table:table-cell office:value-type="float" office:value="1713.459595" calcext:value-type="float">
            <text:p>1713.459595</text:p>
          </table:table-cell>
          <table:table-cell office:value-type="float" office:value="1800.688721" calcext:value-type="float">
            <text:p>1800.688721</text:p>
          </table:table-cell>
          <table:table-cell office:value-type="float" office:value="1722.232666" calcext:value-type="float">
            <text:p>1722.232666</text:p>
          </table:table-cell>
          <table:table-cell office:value-type="float" office:value="1801.09082" calcext:value-type="float">
            <text:p>1801.09082</text:p>
          </table:table-cell>
          <table:table-cell table:number-columns-repeated="1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715.928467" calcext:value-type="float">
            <text:p>1715.928467</text:p>
          </table:table-cell>
          <table:table-cell office:value-type="float" office:value="1802.989746" calcext:value-type="float">
            <text:p>1802.989746</text:p>
          </table:table-cell>
          <table:table-cell office:value-type="float" office:value="1725.210449" calcext:value-type="float">
            <text:p>1725.210449</text:p>
          </table:table-cell>
          <table:table-cell office:value-type="float" office:value="1803.512817" calcext:value-type="float">
            <text:p>1803.512817</text:p>
          </table:table-cell>
          <table:table-cell table:number-columns-repeated="13"/>
        </table:table-row>
        <table:table-row table:style-name="ro1">
          <table:table-cell office:value-type="float" office:value="44.2" calcext:value-type="float">
            <text:p>44.2</text:p>
          </table:table-cell>
          <table:table-cell office:value-type="float" office:value="1708.491943" calcext:value-type="float">
            <text:p>1708.491943</text:p>
          </table:table-cell>
          <table:table-cell office:value-type="float" office:value="1806.242554" calcext:value-type="float">
            <text:p>1806.242554</text:p>
          </table:table-cell>
          <table:table-cell office:value-type="float" office:value="1718.317627" calcext:value-type="float">
            <text:p>1718.317627</text:p>
          </table:table-cell>
          <table:table-cell office:value-type="float" office:value="1801.133667" calcext:value-type="float">
            <text:p>1801.133667</text:p>
          </table:table-cell>
          <table:table-cell table:number-columns-repeated="13"/>
        </table:table-row>
        <table:table-row table:style-name="ro1">
          <table:table-cell office:value-type="float" office:value="44.4" calcext:value-type="float">
            <text:p>44.4</text:p>
          </table:table-cell>
          <table:table-cell office:value-type="float" office:value="1710.126221" calcext:value-type="float">
            <text:p>1710.126221</text:p>
          </table:table-cell>
          <table:table-cell office:value-type="float" office:value="1808.321045" calcext:value-type="float">
            <text:p>1808.321045</text:p>
          </table:table-cell>
          <table:table-cell office:value-type="float" office:value="1724.775024" calcext:value-type="float">
            <text:p>1724.775024</text:p>
          </table:table-cell>
          <table:table-cell office:value-type="float" office:value="1801.171143" calcext:value-type="float">
            <text:p>1801.171143</text:p>
          </table:table-cell>
          <table:table-cell table:number-columns-repeated="13"/>
        </table:table-row>
        <table:table-row table:style-name="ro1">
          <table:table-cell office:value-type="float" office:value="44.6" calcext:value-type="float">
            <text:p>44.6</text:p>
          </table:table-cell>
          <table:table-cell office:value-type="float" office:value="1715.209473" calcext:value-type="float">
            <text:p>1715.209473</text:p>
          </table:table-cell>
          <table:table-cell office:value-type="float" office:value="1812.051392" calcext:value-type="float">
            <text:p>1812.051392</text:p>
          </table:table-cell>
          <table:table-cell office:value-type="float" office:value="1720.288208" calcext:value-type="float">
            <text:p>1720.288208</text:p>
          </table:table-cell>
          <table:table-cell office:value-type="float" office:value="1807.90979" calcext:value-type="float">
            <text:p>1807.90979</text:p>
          </table:table-cell>
          <table:table-cell table:number-columns-repeated="13"/>
        </table:table-row>
        <table:table-row table:style-name="ro1">
          <table:table-cell office:value-type="float" office:value="44.8" calcext:value-type="float">
            <text:p>44.8</text:p>
          </table:table-cell>
          <table:table-cell office:value-type="float" office:value="1712.001465" calcext:value-type="float">
            <text:p>1712.001465</text:p>
          </table:table-cell>
          <table:table-cell office:value-type="float" office:value="1805.371948" calcext:value-type="float">
            <text:p>1805.371948</text:p>
          </table:table-cell>
          <table:table-cell office:value-type="float" office:value="1722.680786" calcext:value-type="float">
            <text:p>1722.680786</text:p>
          </table:table-cell>
          <table:table-cell office:value-type="float" office:value="1806.754395" calcext:value-type="float">
            <text:p>1806.754395</text:p>
          </table:table-cell>
          <table:table-cell table:number-columns-repeated="1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713.466675" calcext:value-type="float">
            <text:p>1713.466675</text:p>
          </table:table-cell>
          <table:table-cell office:value-type="float" office:value="1806.48938" calcext:value-type="float">
            <text:p>1806.48938</text:p>
          </table:table-cell>
          <table:table-cell office:value-type="float" office:value="1729.513184" calcext:value-type="float">
            <text:p>1729.513184</text:p>
          </table:table-cell>
          <table:table-cell office:value-type="float" office:value="1799.720581" calcext:value-type="float">
            <text:p>1799.720581</text:p>
          </table:table-cell>
          <table:table-cell table:number-columns-repeated="13"/>
        </table:table-row>
        <table:table-row table:style-name="ro1">
          <table:table-cell office:value-type="float" office:value="45.2" calcext:value-type="float">
            <text:p>45.2</text:p>
          </table:table-cell>
          <table:table-cell office:value-type="float" office:value="1714.636353" calcext:value-type="float">
            <text:p>1714.636353</text:p>
          </table:table-cell>
          <table:table-cell office:value-type="float" office:value="1809.336426" calcext:value-type="float">
            <text:p>1809.336426</text:p>
          </table:table-cell>
          <table:table-cell office:value-type="float" office:value="1722.367188" calcext:value-type="float">
            <text:p>1722.367188</text:p>
          </table:table-cell>
          <table:table-cell office:value-type="float" office:value="1806.16626" calcext:value-type="float">
            <text:p>1806.16626</text:p>
          </table:table-cell>
          <table:table-cell table:number-columns-repeated="13"/>
        </table:table-row>
        <table:table-row table:style-name="ro1">
          <table:table-cell office:value-type="float" office:value="45.4" calcext:value-type="float">
            <text:p>45.4</text:p>
          </table:table-cell>
          <table:table-cell office:value-type="float" office:value="1713.771606" calcext:value-type="float">
            <text:p>1713.771606</text:p>
          </table:table-cell>
          <table:table-cell office:value-type="float" office:value="1809.128296" calcext:value-type="float">
            <text:p>1809.128296</text:p>
          </table:table-cell>
          <table:table-cell office:value-type="float" office:value="1723.620239" calcext:value-type="float">
            <text:p>1723.620239</text:p>
          </table:table-cell>
          <table:table-cell office:value-type="float" office:value="1806.404541" calcext:value-type="float">
            <text:p>1806.404541</text:p>
          </table:table-cell>
          <table:table-cell table:number-columns-repeated="13"/>
        </table:table-row>
        <table:table-row table:style-name="ro1">
          <table:table-cell office:value-type="float" office:value="45.6" calcext:value-type="float">
            <text:p>45.6</text:p>
          </table:table-cell>
          <table:table-cell office:value-type="float" office:value="1713.575439" calcext:value-type="float">
            <text:p>1713.575439</text:p>
          </table:table-cell>
          <table:table-cell office:value-type="float" office:value="1809.19519" calcext:value-type="float">
            <text:p>1809.19519</text:p>
          </table:table-cell>
          <table:table-cell office:value-type="float" office:value="1724.630005" calcext:value-type="float">
            <text:p>1724.630005</text:p>
          </table:table-cell>
          <table:table-cell office:value-type="float" office:value="1803.59375" calcext:value-type="float">
            <text:p>1803.59375</text:p>
          </table:table-cell>
          <table:table-cell table:number-columns-repeated="13"/>
        </table:table-row>
        <table:table-row table:style-name="ro1">
          <table:table-cell office:value-type="float" office:value="45.8" calcext:value-type="float">
            <text:p>45.8</text:p>
          </table:table-cell>
          <table:table-cell office:value-type="float" office:value="1716.028809" calcext:value-type="float">
            <text:p>1716.028809</text:p>
          </table:table-cell>
          <table:table-cell office:value-type="float" office:value="1808.254517" calcext:value-type="float">
            <text:p>1808.254517</text:p>
          </table:table-cell>
          <table:table-cell office:value-type="float" office:value="1723.43457" calcext:value-type="float">
            <text:p>1723.43457</text:p>
          </table:table-cell>
          <table:table-cell office:value-type="float" office:value="1805.207886" calcext:value-type="float">
            <text:p>1805.207886</text:p>
          </table:table-cell>
          <table:table-cell table:number-columns-repeated="1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714.243652" calcext:value-type="float">
            <text:p>1714.243652</text:p>
          </table:table-cell>
          <table:table-cell office:value-type="float" office:value="1808.913574" calcext:value-type="float">
            <text:p>1808.913574</text:p>
          </table:table-cell>
          <table:table-cell office:value-type="float" office:value="1724.233887" calcext:value-type="float">
            <text:p>1724.233887</text:p>
          </table:table-cell>
          <table:table-cell office:value-type="float" office:value="1806.231445" calcext:value-type="float">
            <text:p>1806.231445</text:p>
          </table:table-cell>
          <table:table-cell table:number-columns-repeated="13"/>
        </table:table-row>
        <table:table-row table:style-name="ro1">
          <table:table-cell office:value-type="float" office:value="46.2" calcext:value-type="float">
            <text:p>46.2</text:p>
          </table:table-cell>
          <table:table-cell office:value-type="float" office:value="1711.53186" calcext:value-type="float">
            <text:p>1711.53186</text:p>
          </table:table-cell>
          <table:table-cell office:value-type="float" office:value="1812.083862" calcext:value-type="float">
            <text:p>1812.083862</text:p>
          </table:table-cell>
          <table:table-cell office:value-type="float" office:value="1722.414795" calcext:value-type="float">
            <text:p>1722.414795</text:p>
          </table:table-cell>
          <table:table-cell office:value-type="float" office:value="1808.158447" calcext:value-type="float">
            <text:p>1808.158447</text:p>
          </table:table-cell>
          <table:table-cell table:number-columns-repeated="13"/>
        </table:table-row>
        <table:table-row table:style-name="ro1">
          <table:table-cell office:value-type="float" office:value="46.4" calcext:value-type="float">
            <text:p>46.4</text:p>
          </table:table-cell>
          <table:table-cell office:value-type="float" office:value="1714.45813" calcext:value-type="float">
            <text:p>1714.45813</text:p>
          </table:table-cell>
          <table:table-cell office:value-type="float" office:value="1808.900513" calcext:value-type="float">
            <text:p>1808.900513</text:p>
          </table:table-cell>
          <table:table-cell office:value-type="float" office:value="1725.298828" calcext:value-type="float">
            <text:p>1725.298828</text:p>
          </table:table-cell>
          <table:table-cell office:value-type="float" office:value="1807.035889" calcext:value-type="float">
            <text:p>1807.035889</text:p>
          </table:table-cell>
          <table:table-cell table:number-columns-repeated="13"/>
        </table:table-row>
        <table:table-row table:style-name="ro1">
          <table:table-cell office:value-type="float" office:value="46.6" calcext:value-type="float">
            <text:p>46.6</text:p>
          </table:table-cell>
          <table:table-cell office:value-type="float" office:value="1708.599243" calcext:value-type="float">
            <text:p>1708.599243</text:p>
          </table:table-cell>
          <table:table-cell office:value-type="float" office:value="1811.824219" calcext:value-type="float">
            <text:p>1811.824219</text:p>
          </table:table-cell>
          <table:table-cell office:value-type="float" office:value="1722.983521" calcext:value-type="float">
            <text:p>1722.983521</text:p>
          </table:table-cell>
          <table:table-cell office:value-type="float" office:value="1807.646362" calcext:value-type="float">
            <text:p>1807.646362</text:p>
          </table:table-cell>
          <table:table-cell table:number-columns-repeated="13"/>
        </table:table-row>
        <table:table-row table:style-name="ro1">
          <table:table-cell office:value-type="float" office:value="46.8" calcext:value-type="float">
            <text:p>46.8</text:p>
          </table:table-cell>
          <table:table-cell office:value-type="float" office:value="1714.462646" calcext:value-type="float">
            <text:p>1714.462646</text:p>
          </table:table-cell>
          <table:table-cell office:value-type="float" office:value="1808.355591" calcext:value-type="float">
            <text:p>1808.355591</text:p>
          </table:table-cell>
          <table:table-cell office:value-type="float" office:value="1723.151855" calcext:value-type="float">
            <text:p>1723.151855</text:p>
          </table:table-cell>
          <table:table-cell office:value-type="float" office:value="1808.928589" calcext:value-type="float">
            <text:p>1808.928589</text:p>
          </table:table-cell>
          <table:table-cell table:number-columns-repeated="1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714.200562" calcext:value-type="float">
            <text:p>1714.200562</text:p>
          </table:table-cell>
          <table:table-cell office:value-type="float" office:value="1814.987671" calcext:value-type="float">
            <text:p>1814.987671</text:p>
          </table:table-cell>
          <table:table-cell office:value-type="float" office:value="1725.114014" calcext:value-type="float">
            <text:p>1725.114014</text:p>
          </table:table-cell>
          <table:table-cell office:value-type="float" office:value="1810.066772" calcext:value-type="float">
            <text:p>1810.066772</text:p>
          </table:table-cell>
          <table:table-cell table:number-columns-repeated="13"/>
        </table:table-row>
        <table:table-row table:style-name="ro1">
          <table:table-cell office:value-type="float" office:value="47.2" calcext:value-type="float">
            <text:p>47.2</text:p>
          </table:table-cell>
          <table:table-cell office:value-type="float" office:value="1716.532837" calcext:value-type="float">
            <text:p>1716.532837</text:p>
          </table:table-cell>
          <table:table-cell office:value-type="float" office:value="1807.931763" calcext:value-type="float">
            <text:p>1807.931763</text:p>
          </table:table-cell>
          <table:table-cell office:value-type="float" office:value="1726.987061" calcext:value-type="float">
            <text:p>1726.987061</text:p>
          </table:table-cell>
          <table:table-cell office:value-type="float" office:value="1807.512451" calcext:value-type="float">
            <text:p>1807.512451</text:p>
          </table:table-cell>
          <table:table-cell table:number-columns-repeated="13"/>
        </table:table-row>
        <table:table-row table:style-name="ro1">
          <table:table-cell office:value-type="float" office:value="47.4" calcext:value-type="float">
            <text:p>47.4</text:p>
          </table:table-cell>
          <table:table-cell office:value-type="float" office:value="1712.60022" calcext:value-type="float">
            <text:p>1712.60022</text:p>
          </table:table-cell>
          <table:table-cell office:value-type="float" office:value="1811.382446" calcext:value-type="float">
            <text:p>1811.382446</text:p>
          </table:table-cell>
          <table:table-cell office:value-type="float" office:value="1725.664917" calcext:value-type="float">
            <text:p>1725.664917</text:p>
          </table:table-cell>
          <table:table-cell office:value-type="float" office:value="1806.609619" calcext:value-type="float">
            <text:p>1806.609619</text:p>
          </table:table-cell>
          <table:table-cell table:number-columns-repeated="13"/>
        </table:table-row>
        <table:table-row table:style-name="ro1">
          <table:table-cell office:value-type="float" office:value="47.6" calcext:value-type="float">
            <text:p>47.6</text:p>
          </table:table-cell>
          <table:table-cell office:value-type="float" office:value="1715.463745" calcext:value-type="float">
            <text:p>1715.463745</text:p>
          </table:table-cell>
          <table:table-cell office:value-type="float" office:value="1813.389404" calcext:value-type="float">
            <text:p>1813.389404</text:p>
          </table:table-cell>
          <table:table-cell office:value-type="float" office:value="1726.949829" calcext:value-type="float">
            <text:p>1726.949829</text:p>
          </table:table-cell>
          <table:table-cell office:value-type="float" office:value="1809.539673" calcext:value-type="float">
            <text:p>1809.539673</text:p>
          </table:table-cell>
          <table:table-cell table:number-columns-repeated="13"/>
        </table:table-row>
        <table:table-row table:style-name="ro1">
          <table:table-cell office:value-type="float" office:value="47.8" calcext:value-type="float">
            <text:p>47.8</text:p>
          </table:table-cell>
          <table:table-cell office:value-type="float" office:value="1715.531616" calcext:value-type="float">
            <text:p>1715.531616</text:p>
          </table:table-cell>
          <table:table-cell office:value-type="float" office:value="1812.560059" calcext:value-type="float">
            <text:p>1812.560059</text:p>
          </table:table-cell>
          <table:table-cell office:value-type="float" office:value="1726.629395" calcext:value-type="float">
            <text:p>1726.629395</text:p>
          </table:table-cell>
          <table:table-cell office:value-type="float" office:value="1809.363037" calcext:value-type="float">
            <text:p>1809.363037</text:p>
          </table:table-cell>
          <table:table-cell table:number-columns-repeated="1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712.693848" calcext:value-type="float">
            <text:p>1712.693848</text:p>
          </table:table-cell>
          <table:table-cell office:value-type="float" office:value="1812.459839" calcext:value-type="float">
            <text:p>1812.459839</text:p>
          </table:table-cell>
          <table:table-cell office:value-type="float" office:value="1726.597168" calcext:value-type="float">
            <text:p>1726.597168</text:p>
          </table:table-cell>
          <table:table-cell office:value-type="float" office:value="1813.049194" calcext:value-type="float">
            <text:p>1813.049194</text:p>
          </table:table-cell>
          <table:table-cell table:number-columns-repeated="13"/>
        </table:table-row>
        <table:table-row table:style-name="ro1">
          <table:table-cell office:value-type="float" office:value="48.2" calcext:value-type="float">
            <text:p>48.2</text:p>
          </table:table-cell>
          <table:table-cell office:value-type="float" office:value="1716.021484" calcext:value-type="float">
            <text:p>1716.021484</text:p>
          </table:table-cell>
          <table:table-cell office:value-type="float" office:value="1813.952881" calcext:value-type="float">
            <text:p>1813.952881</text:p>
          </table:table-cell>
          <table:table-cell office:value-type="float" office:value="1729.421997" calcext:value-type="float">
            <text:p>1729.421997</text:p>
          </table:table-cell>
          <table:table-cell office:value-type="float" office:value="1812.772217" calcext:value-type="float">
            <text:p>1812.772217</text:p>
          </table:table-cell>
          <table:table-cell table:number-columns-repeated="13"/>
        </table:table-row>
        <table:table-row table:style-name="ro1">
          <table:table-cell office:value-type="float" office:value="48.4" calcext:value-type="float">
            <text:p>48.4</text:p>
          </table:table-cell>
          <table:table-cell office:value-type="float" office:value="1716.602295" calcext:value-type="float">
            <text:p>1716.602295</text:p>
          </table:table-cell>
          <table:table-cell office:value-type="float" office:value="1810.89563" calcext:value-type="float">
            <text:p>1810.89563</text:p>
          </table:table-cell>
          <table:table-cell office:value-type="float" office:value="1728.997681" calcext:value-type="float">
            <text:p>1728.997681</text:p>
          </table:table-cell>
          <table:table-cell office:value-type="float" office:value="1808.35376" calcext:value-type="float">
            <text:p>1808.35376</text:p>
          </table:table-cell>
          <table:table-cell table:number-columns-repeated="13"/>
        </table:table-row>
        <table:table-row table:style-name="ro1">
          <table:table-cell office:value-type="float" office:value="48.6" calcext:value-type="float">
            <text:p>48.6</text:p>
          </table:table-cell>
          <table:table-cell office:value-type="float" office:value="1720.078979" calcext:value-type="float">
            <text:p>1720.078979</text:p>
          </table:table-cell>
          <table:table-cell office:value-type="float" office:value="1817.336914" calcext:value-type="float">
            <text:p>1817.336914</text:p>
          </table:table-cell>
          <table:table-cell office:value-type="float" office:value="1729.043823" calcext:value-type="float">
            <text:p>1729.043823</text:p>
          </table:table-cell>
          <table:table-cell office:value-type="float" office:value="1810.019165" calcext:value-type="float">
            <text:p>1810.019165</text:p>
          </table:table-cell>
          <table:table-cell table:number-columns-repeated="13"/>
        </table:table-row>
        <table:table-row table:style-name="ro1">
          <table:table-cell office:value-type="float" office:value="48.8" calcext:value-type="float">
            <text:p>48.8</text:p>
          </table:table-cell>
          <table:table-cell office:value-type="float" office:value="1718.284302" calcext:value-type="float">
            <text:p>1718.284302</text:p>
          </table:table-cell>
          <table:table-cell office:value-type="float" office:value="1816.458862" calcext:value-type="float">
            <text:p>1816.458862</text:p>
          </table:table-cell>
          <table:table-cell office:value-type="float" office:value="1729.317139" calcext:value-type="float">
            <text:p>1729.317139</text:p>
          </table:table-cell>
          <table:table-cell office:value-type="float" office:value="1813.368652" calcext:value-type="float">
            <text:p>1813.368652</text:p>
          </table:table-cell>
          <table:table-cell table:number-columns-repeated="1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716.619629" calcext:value-type="float">
            <text:p>1716.619629</text:p>
          </table:table-cell>
          <table:table-cell office:value-type="float" office:value="1814.208252" calcext:value-type="float">
            <text:p>1814.208252</text:p>
          </table:table-cell>
          <table:table-cell office:value-type="float" office:value="1729.563477" calcext:value-type="float">
            <text:p>1729.563477</text:p>
          </table:table-cell>
          <table:table-cell office:value-type="float" office:value="1809.975342" calcext:value-type="float">
            <text:p>1809.975342</text:p>
          </table:table-cell>
          <table:table-cell table:number-columns-repeated="13"/>
        </table:table-row>
        <table:table-row table:style-name="ro1">
          <table:table-cell office:value-type="float" office:value="49.2" calcext:value-type="float">
            <text:p>49.2</text:p>
          </table:table-cell>
          <table:table-cell office:value-type="float" office:value="1720.984375" calcext:value-type="float">
            <text:p>1720.984375</text:p>
          </table:table-cell>
          <table:table-cell office:value-type="float" office:value="1818.393677" calcext:value-type="float">
            <text:p>1818.393677</text:p>
          </table:table-cell>
          <table:table-cell office:value-type="float" office:value="1735.357178" calcext:value-type="float">
            <text:p>1735.357178</text:p>
          </table:table-cell>
          <table:table-cell office:value-type="float" office:value="1812.281616" calcext:value-type="float">
            <text:p>1812.281616</text:p>
          </table:table-cell>
          <table:table-cell table:number-columns-repeated="13"/>
        </table:table-row>
        <table:table-row table:style-name="ro1">
          <table:table-cell office:value-type="float" office:value="49.4" calcext:value-type="float">
            <text:p>49.4</text:p>
          </table:table-cell>
          <table:table-cell office:value-type="float" office:value="1720.359497" calcext:value-type="float">
            <text:p>1720.359497</text:p>
          </table:table-cell>
          <table:table-cell office:value-type="float" office:value="1821.209595" calcext:value-type="float">
            <text:p>1821.209595</text:p>
          </table:table-cell>
          <table:table-cell office:value-type="float" office:value="1730.091431" calcext:value-type="float">
            <text:p>1730.091431</text:p>
          </table:table-cell>
          <table:table-cell office:value-type="float" office:value="1814.272217" calcext:value-type="float">
            <text:p>1814.272217</text:p>
          </table:table-cell>
          <table:table-cell table:number-columns-repeated="13"/>
        </table:table-row>
        <table:table-row table:style-name="ro1">
          <table:table-cell office:value-type="float" office:value="49.6" calcext:value-type="float">
            <text:p>49.6</text:p>
          </table:table-cell>
          <table:table-cell office:value-type="float" office:value="1726.025879" calcext:value-type="float">
            <text:p>1726.025879</text:p>
          </table:table-cell>
          <table:table-cell office:value-type="float" office:value="1813.120605" calcext:value-type="float">
            <text:p>1813.120605</text:p>
          </table:table-cell>
          <table:table-cell office:value-type="float" office:value="1734.521362" calcext:value-type="float">
            <text:p>1734.521362</text:p>
          </table:table-cell>
          <table:table-cell office:value-type="float" office:value="1812.284912" calcext:value-type="float">
            <text:p>1812.284912</text:p>
          </table:table-cell>
          <table:table-cell table:number-columns-repeated="13"/>
        </table:table-row>
        <table:table-row table:style-name="ro1">
          <table:table-cell office:value-type="float" office:value="49.8" calcext:value-type="float">
            <text:p>49.8</text:p>
          </table:table-cell>
          <table:table-cell office:value-type="float" office:value="1713.505859" calcext:value-type="float">
            <text:p>1713.505859</text:p>
          </table:table-cell>
          <table:table-cell office:value-type="float" office:value="1792.827637" calcext:value-type="float">
            <text:p>1792.827637</text:p>
          </table:table-cell>
          <table:table-cell office:value-type="float" office:value="1724.052124" calcext:value-type="float">
            <text:p>1724.052124</text:p>
          </table:table-cell>
          <table:table-cell office:value-type="float" office:value="1784.817261" calcext:value-type="float">
            <text:p>1784.817261</text:p>
          </table:table-cell>
          <table:table-cell table:number-columns-repeated="1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683.655396" calcext:value-type="float">
            <text:p>1683.655396</text:p>
          </table:table-cell>
          <table:table-cell office:value-type="float" office:value="1807.133911" calcext:value-type="float">
            <text:p>1807.133911</text:p>
          </table:table-cell>
          <table:table-cell office:value-type="float" office:value="1680.23999" calcext:value-type="float">
            <text:p>1680.23999</text:p>
          </table:table-cell>
          <table:table-cell office:value-type="float" office:value="1814.652466" calcext:value-type="float">
            <text:p>1814.652466</text:p>
          </table:table-cell>
          <table:table-cell table:number-columns-repeated="13"/>
        </table:table-row>
        <table:table-row table:style-name="ro1">
          <table:table-cell office:value-type="float" office:value="50.2" calcext:value-type="float">
            <text:p>50.2</text:p>
          </table:table-cell>
          <table:table-cell office:value-type="float" office:value="1671.618164" calcext:value-type="float">
            <text:p>1671.618164</text:p>
          </table:table-cell>
          <table:table-cell office:value-type="float" office:value="1773.130981" calcext:value-type="float">
            <text:p>1773.130981</text:p>
          </table:table-cell>
          <table:table-cell office:value-type="float" office:value="1680.645996" calcext:value-type="float">
            <text:p>1680.645996</text:p>
          </table:table-cell>
          <table:table-cell office:value-type="float" office:value="1772.106934" calcext:value-type="float">
            <text:p>1772.106934</text:p>
          </table:table-cell>
          <table:table-cell table:number-columns-repeated="13"/>
        </table:table-row>
        <table:table-row table:style-name="ro1">
          <table:table-cell office:value-type="float" office:value="50.4" calcext:value-type="float">
            <text:p>50.4</text:p>
          </table:table-cell>
          <table:table-cell office:value-type="float" office:value="1676.412964" calcext:value-type="float">
            <text:p>1676.412964</text:p>
          </table:table-cell>
          <table:table-cell office:value-type="float" office:value="1755.04126" calcext:value-type="float">
            <text:p>1755.04126</text:p>
          </table:table-cell>
          <table:table-cell office:value-type="float" office:value="1683.811279" calcext:value-type="float">
            <text:p>1683.811279</text:p>
          </table:table-cell>
          <table:table-cell office:value-type="float" office:value="1752.871338" calcext:value-type="float">
            <text:p>1752.871338</text:p>
          </table:table-cell>
          <table:table-cell table:number-columns-repeated="13"/>
        </table:table-row>
        <table:table-row table:style-name="ro1">
          <table:table-cell office:value-type="float" office:value="50.6" calcext:value-type="float">
            <text:p>50.6</text:p>
          </table:table-cell>
          <table:table-cell office:value-type="float" office:value="1658.068726" calcext:value-type="float">
            <text:p>1658.068726</text:p>
          </table:table-cell>
          <table:table-cell office:value-type="float" office:value="1757.308838" calcext:value-type="float">
            <text:p>1757.308838</text:p>
          </table:table-cell>
          <table:table-cell office:value-type="float" office:value="1661.988159" calcext:value-type="float">
            <text:p>1661.988159</text:p>
          </table:table-cell>
          <table:table-cell office:value-type="float" office:value="1753.605835" calcext:value-type="float">
            <text:p>1753.605835</text:p>
          </table:table-cell>
          <table:table-cell table:number-columns-repeated="13"/>
        </table:table-row>
        <table:table-row table:style-name="ro1">
          <table:table-cell office:value-type="float" office:value="50.8" calcext:value-type="float">
            <text:p>50.8</text:p>
          </table:table-cell>
          <table:table-cell office:value-type="float" office:value="1648.899292" calcext:value-type="float">
            <text:p>1648.899292</text:p>
          </table:table-cell>
          <table:table-cell office:value-type="float" office:value="1732.979614" calcext:value-type="float">
            <text:p>1732.979614</text:p>
          </table:table-cell>
          <table:table-cell office:value-type="float" office:value="1656.968628" calcext:value-type="float">
            <text:p>1656.968628</text:p>
          </table:table-cell>
          <table:table-cell office:value-type="float" office:value="1730.232666" calcext:value-type="float">
            <text:p>1730.232666</text:p>
          </table:table-cell>
          <table:table-cell table:number-columns-repeated="1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639.111572" calcext:value-type="float">
            <text:p>1639.111572</text:p>
          </table:table-cell>
          <table:table-cell office:value-type="float" office:value="1720.925415" calcext:value-type="float">
            <text:p>1720.925415</text:p>
          </table:table-cell>
          <table:table-cell office:value-type="float" office:value="1646.168091" calcext:value-type="float">
            <text:p>1646.168091</text:p>
          </table:table-cell>
          <table:table-cell office:value-type="float" office:value="1719.679932" calcext:value-type="float">
            <text:p>1719.679932</text:p>
          </table:table-cell>
          <table:table-cell table:number-columns-repeated="13"/>
        </table:table-row>
        <table:table-row table:style-name="ro1">
          <table:table-cell office:value-type="float" office:value="51.2" calcext:value-type="float">
            <text:p>51.2</text:p>
          </table:table-cell>
          <table:table-cell office:value-type="float" office:value="1630.578369" calcext:value-type="float">
            <text:p>1630.578369</text:p>
          </table:table-cell>
          <table:table-cell office:value-type="float" office:value="1719.131958" calcext:value-type="float">
            <text:p>1719.131958</text:p>
          </table:table-cell>
          <table:table-cell office:value-type="float" office:value="1636.777344" calcext:value-type="float">
            <text:p>1636.777344</text:p>
          </table:table-cell>
          <table:table-cell office:value-type="float" office:value="1705.016357" calcext:value-type="float">
            <text:p>1705.016357</text:p>
          </table:table-cell>
          <table:table-cell table:number-columns-repeated="13"/>
        </table:table-row>
        <table:table-row table:style-name="ro1">
          <table:table-cell office:value-type="float" office:value="51.4" calcext:value-type="float">
            <text:p>51.4</text:p>
          </table:table-cell>
          <table:table-cell office:value-type="float" office:value="1628.133301" calcext:value-type="float">
            <text:p>1628.133301</text:p>
          </table:table-cell>
          <table:table-cell office:value-type="float" office:value="1697.94165" calcext:value-type="float">
            <text:p>1697.94165</text:p>
          </table:table-cell>
          <table:table-cell office:value-type="float" office:value="1629.583008" calcext:value-type="float">
            <text:p>1629.583008</text:p>
          </table:table-cell>
          <table:table-cell office:value-type="float" office:value="1699.046997" calcext:value-type="float">
            <text:p>1699.046997</text:p>
          </table:table-cell>
          <table:table-cell table:number-columns-repeated="13"/>
        </table:table-row>
        <table:table-row table:style-name="ro1">
          <table:table-cell office:value-type="float" office:value="51.6" calcext:value-type="float">
            <text:p>51.6</text:p>
          </table:table-cell>
          <table:table-cell office:value-type="float" office:value="1616.685913" calcext:value-type="float">
            <text:p>1616.685913</text:p>
          </table:table-cell>
          <table:table-cell office:value-type="float" office:value="1690.769531" calcext:value-type="float">
            <text:p>1690.769531</text:p>
          </table:table-cell>
          <table:table-cell office:value-type="float" office:value="1621.759521" calcext:value-type="float">
            <text:p>1621.759521</text:p>
          </table:table-cell>
          <table:table-cell office:value-type="float" office:value="1691.431763" calcext:value-type="float">
            <text:p>1691.431763</text:p>
          </table:table-cell>
          <table:table-cell table:number-columns-repeated="13"/>
        </table:table-row>
        <table:table-row table:style-name="ro1">
          <table:table-cell office:value-type="float" office:value="51.8" calcext:value-type="float">
            <text:p>51.8</text:p>
          </table:table-cell>
          <table:table-cell office:value-type="float" office:value="1613.945679" calcext:value-type="float">
            <text:p>1613.945679</text:p>
          </table:table-cell>
          <table:table-cell office:value-type="float" office:value="1679.077515" calcext:value-type="float">
            <text:p>1679.077515</text:p>
          </table:table-cell>
          <table:table-cell office:value-type="float" office:value="1618.701904" calcext:value-type="float">
            <text:p>1618.701904</text:p>
          </table:table-cell>
          <table:table-cell office:value-type="float" office:value="1679.09436" calcext:value-type="float">
            <text:p>1679.09436</text:p>
          </table:table-cell>
          <table:table-cell table:number-columns-repeated="1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600.660034" calcext:value-type="float">
            <text:p>1600.660034</text:p>
          </table:table-cell>
          <table:table-cell office:value-type="float" office:value="1679.751465" calcext:value-type="float">
            <text:p>1679.751465</text:p>
          </table:table-cell>
          <table:table-cell office:value-type="float" office:value="1613.987671" calcext:value-type="float">
            <text:p>1613.987671</text:p>
          </table:table-cell>
          <table:table-cell office:value-type="float" office:value="1671.017578" calcext:value-type="float">
            <text:p>1671.017578</text:p>
          </table:table-cell>
          <table:table-cell table:number-columns-repeated="13"/>
        </table:table-row>
        <table:table-row table:style-name="ro1">
          <table:table-cell office:value-type="float" office:value="52.2" calcext:value-type="float">
            <text:p>52.2</text:p>
          </table:table-cell>
          <table:table-cell office:value-type="float" office:value="1605.17749" calcext:value-type="float">
            <text:p>1605.17749</text:p>
          </table:table-cell>
          <table:table-cell office:value-type="float" office:value="1664.274902" calcext:value-type="float">
            <text:p>1664.274902</text:p>
          </table:table-cell>
          <table:table-cell office:value-type="float" office:value="1605.698242" calcext:value-type="float">
            <text:p>1605.698242</text:p>
          </table:table-cell>
          <table:table-cell office:value-type="float" office:value="1662.714844" calcext:value-type="float">
            <text:p>1662.714844</text:p>
          </table:table-cell>
          <table:table-cell table:number-columns-repeated="13"/>
        </table:table-row>
        <table:table-row table:style-name="ro1">
          <table:table-cell office:value-type="float" office:value="52.4" calcext:value-type="float">
            <text:p>52.4</text:p>
          </table:table-cell>
          <table:table-cell office:value-type="float" office:value="1598.483643" calcext:value-type="float">
            <text:p>1598.483643</text:p>
          </table:table-cell>
          <table:table-cell office:value-type="float" office:value="1654.80957" calcext:value-type="float">
            <text:p>1654.80957</text:p>
          </table:table-cell>
          <table:table-cell office:value-type="float" office:value="1601.451782" calcext:value-type="float">
            <text:p>1601.451782</text:p>
          </table:table-cell>
          <table:table-cell office:value-type="float" office:value="1657.949829" calcext:value-type="float">
            <text:p>1657.949829</text:p>
          </table:table-cell>
          <table:table-cell table:number-columns-repeated="13"/>
        </table:table-row>
        <table:table-row table:style-name="ro1">
          <table:table-cell office:value-type="float" office:value="52.6" calcext:value-type="float">
            <text:p>52.6</text:p>
          </table:table-cell>
          <table:table-cell office:value-type="float" office:value="1592.829712" calcext:value-type="float">
            <text:p>1592.829712</text:p>
          </table:table-cell>
          <table:table-cell office:value-type="float" office:value="1651.972656" calcext:value-type="float">
            <text:p>1651.972656</text:p>
          </table:table-cell>
          <table:table-cell office:value-type="float" office:value="1600.790771" calcext:value-type="float">
            <text:p>1600.790771</text:p>
          </table:table-cell>
          <table:table-cell office:value-type="float" office:value="1647.420898" calcext:value-type="float">
            <text:p>1647.420898</text:p>
          </table:table-cell>
          <table:table-cell table:number-columns-repeated="13"/>
        </table:table-row>
        <table:table-row table:style-name="ro1">
          <table:table-cell office:value-type="float" office:value="52.8" calcext:value-type="float">
            <text:p>52.8</text:p>
          </table:table-cell>
          <table:table-cell office:value-type="float" office:value="1588.911865" calcext:value-type="float">
            <text:p>1588.911865</text:p>
          </table:table-cell>
          <table:table-cell office:value-type="float" office:value="1648.133911" calcext:value-type="float">
            <text:p>1648.133911</text:p>
          </table:table-cell>
          <table:table-cell office:value-type="float" office:value="1594.003906" calcext:value-type="float">
            <text:p>1594.003906</text:p>
          </table:table-cell>
          <table:table-cell office:value-type="float" office:value="1640.581177" calcext:value-type="float">
            <text:p>1640.581177</text:p>
          </table:table-cell>
          <table:table-cell table:number-columns-repeated="1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594.419434" calcext:value-type="float">
            <text:p>1594.419434</text:p>
          </table:table-cell>
          <table:table-cell office:value-type="float" office:value="1633.903564" calcext:value-type="float">
            <text:p>1633.903564</text:p>
          </table:table-cell>
          <table:table-cell office:value-type="float" office:value="1589.210815" calcext:value-type="float">
            <text:p>1589.210815</text:p>
          </table:table-cell>
          <table:table-cell office:value-type="float" office:value="1637.07251" calcext:value-type="float">
            <text:p>1637.07251</text:p>
          </table:table-cell>
          <table:table-cell table:number-columns-repeated="13"/>
        </table:table-row>
        <table:table-row table:style-name="ro1">
          <table:table-cell office:value-type="float" office:value="53.2" calcext:value-type="float">
            <text:p>53.2</text:p>
          </table:table-cell>
          <table:table-cell office:value-type="float" office:value="1588.368652" calcext:value-type="float">
            <text:p>1588.368652</text:p>
          </table:table-cell>
          <table:table-cell office:value-type="float" office:value="1627.911743" calcext:value-type="float">
            <text:p>1627.911743</text:p>
          </table:table-cell>
          <table:table-cell office:value-type="float" office:value="1588.381714" calcext:value-type="float">
            <text:p>1588.381714</text:p>
          </table:table-cell>
          <table:table-cell office:value-type="float" office:value="1628.78894" calcext:value-type="float">
            <text:p>1628.78894</text:p>
          </table:table-cell>
          <table:table-cell table:number-columns-repeated="13"/>
        </table:table-row>
        <table:table-row table:style-name="ro1">
          <table:table-cell office:value-type="float" office:value="53.4" calcext:value-type="float">
            <text:p>53.4</text:p>
          </table:table-cell>
          <table:table-cell office:value-type="float" office:value="1579.950195" calcext:value-type="float">
            <text:p>1579.950195</text:p>
          </table:table-cell>
          <table:table-cell office:value-type="float" office:value="1629.812988" calcext:value-type="float">
            <text:p>1629.812988</text:p>
          </table:table-cell>
          <table:table-cell office:value-type="float" office:value="1585.943115" calcext:value-type="float">
            <text:p>1585.943115</text:p>
          </table:table-cell>
          <table:table-cell office:value-type="float" office:value="1626.919434" calcext:value-type="float">
            <text:p>1626.919434</text:p>
          </table:table-cell>
          <table:table-cell table:number-columns-repeated="13"/>
        </table:table-row>
        <table:table-row table:style-name="ro1">
          <table:table-cell office:value-type="float" office:value="53.6" calcext:value-type="float">
            <text:p>53.6</text:p>
          </table:table-cell>
          <table:table-cell office:value-type="float" office:value="1589.439209" calcext:value-type="float">
            <text:p>1589.439209</text:p>
          </table:table-cell>
          <table:table-cell office:value-type="float" office:value="1614.838501" calcext:value-type="float">
            <text:p>1614.838501</text:p>
          </table:table-cell>
          <table:table-cell office:value-type="float" office:value="1583.922241" calcext:value-type="float">
            <text:p>1583.922241</text:p>
          </table:table-cell>
          <table:table-cell office:value-type="float" office:value="1618.529663" calcext:value-type="float">
            <text:p>1618.529663</text:p>
          </table:table-cell>
          <table:table-cell table:number-columns-repeated="13"/>
        </table:table-row>
        <table:table-row table:style-name="ro1">
          <table:table-cell office:value-type="float" office:value="53.8" calcext:value-type="float">
            <text:p>53.8</text:p>
          </table:table-cell>
          <table:table-cell office:value-type="float" office:value="1577.708252" calcext:value-type="float">
            <text:p>1577.708252</text:p>
          </table:table-cell>
          <table:table-cell office:value-type="float" office:value="1619.139282" calcext:value-type="float">
            <text:p>1619.139282</text:p>
          </table:table-cell>
          <table:table-cell office:value-type="float" office:value="1585.123535" calcext:value-type="float">
            <text:p>1585.123535</text:p>
          </table:table-cell>
          <table:table-cell office:value-type="float" office:value="1612.266357" calcext:value-type="float">
            <text:p>1612.266357</text:p>
          </table:table-cell>
          <table:table-cell table:number-columns-repeated="1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580.189331" calcext:value-type="float">
            <text:p>1580.189331</text:p>
          </table:table-cell>
          <table:table-cell office:value-type="float" office:value="1610.197144" calcext:value-type="float">
            <text:p>1610.197144</text:p>
          </table:table-cell>
          <table:table-cell office:value-type="float" office:value="1580.154663" calcext:value-type="float">
            <text:p>1580.154663</text:p>
          </table:table-cell>
          <table:table-cell office:value-type="float" office:value="1612.039795" calcext:value-type="float">
            <text:p>1612.039795</text:p>
          </table:table-cell>
          <table:table-cell table:number-columns-repeated="13"/>
        </table:table-row>
        <table:table-row table:style-name="ro1">
          <table:table-cell office:value-type="float" office:value="54.2" calcext:value-type="float">
            <text:p>54.2</text:p>
          </table:table-cell>
          <table:table-cell office:value-type="float" office:value="1580.295288" calcext:value-type="float">
            <text:p>1580.295288</text:p>
          </table:table-cell>
          <table:table-cell office:value-type="float" office:value="1607.648315" calcext:value-type="float">
            <text:p>1607.648315</text:p>
          </table:table-cell>
          <table:table-cell office:value-type="float" office:value="1581.616699" calcext:value-type="float">
            <text:p>1581.616699</text:p>
          </table:table-cell>
          <table:table-cell office:value-type="float" office:value="1604.05249" calcext:value-type="float">
            <text:p>1604.05249</text:p>
          </table:table-cell>
          <table:table-cell table:number-columns-repeated="13"/>
        </table:table-row>
        <table:table-row table:style-name="ro1">
          <table:table-cell office:value-type="float" office:value="54.4" calcext:value-type="float">
            <text:p>54.4</text:p>
          </table:table-cell>
          <table:table-cell office:value-type="float" office:value="1579.325195" calcext:value-type="float">
            <text:p>1579.325195</text:p>
          </table:table-cell>
          <table:table-cell office:value-type="float" office:value="1604.19397" calcext:value-type="float">
            <text:p>1604.19397</text:p>
          </table:table-cell>
          <table:table-cell office:value-type="float" office:value="1578.687866" calcext:value-type="float">
            <text:p>1578.687866</text:p>
          </table:table-cell>
          <table:table-cell office:value-type="float" office:value="1605.304321" calcext:value-type="float">
            <text:p>1605.304321</text:p>
          </table:table-cell>
          <table:table-cell table:number-columns-repeated="13"/>
        </table:table-row>
        <table:table-row table:style-name="ro1">
          <table:table-cell office:value-type="float" office:value="54.6" calcext:value-type="float">
            <text:p>54.6</text:p>
          </table:table-cell>
          <table:table-cell office:value-type="float" office:value="1578.164429" calcext:value-type="float">
            <text:p>1578.164429</text:p>
          </table:table-cell>
          <table:table-cell office:value-type="float" office:value="1602.066284" calcext:value-type="float">
            <text:p>1602.066284</text:p>
          </table:table-cell>
          <table:table-cell office:value-type="float" office:value="1574.883301" calcext:value-type="float">
            <text:p>1574.883301</text:p>
          </table:table-cell>
          <table:table-cell office:value-type="float" office:value="1602.81604" calcext:value-type="float">
            <text:p>1602.81604</text:p>
          </table:table-cell>
          <table:table-cell table:number-columns-repeated="13"/>
        </table:table-row>
        <table:table-row table:style-name="ro1">
          <table:table-cell office:value-type="float" office:value="54.8" calcext:value-type="float">
            <text:p>54.8</text:p>
          </table:table-cell>
          <table:table-cell office:value-type="float" office:value="1577.432739" calcext:value-type="float">
            <text:p>1577.432739</text:p>
          </table:table-cell>
          <table:table-cell office:value-type="float" office:value="1601.217896" calcext:value-type="float">
            <text:p>1601.217896</text:p>
          </table:table-cell>
          <table:table-cell office:value-type="float" office:value="1577.851196" calcext:value-type="float">
            <text:p>1577.851196</text:p>
          </table:table-cell>
          <table:table-cell office:value-type="float" office:value="1597.410034" calcext:value-type="float">
            <text:p>1597.410034</text:p>
          </table:table-cell>
          <table:table-cell table:number-columns-repeated="1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572.712036" calcext:value-type="float">
            <text:p>1572.712036</text:p>
          </table:table-cell>
          <table:table-cell office:value-type="float" office:value="1594.916626" calcext:value-type="float">
            <text:p>1594.916626</text:p>
          </table:table-cell>
          <table:table-cell office:value-type="float" office:value="1569.058594" calcext:value-type="float">
            <text:p>1569.058594</text:p>
          </table:table-cell>
          <table:table-cell office:value-type="float" office:value="1593.860718" calcext:value-type="float">
            <text:p>1593.860718</text:p>
          </table:table-cell>
          <table:table-cell table:number-columns-repeated="13"/>
        </table:table-row>
        <table:table-row table:style-name="ro1">
          <table:table-cell office:value-type="float" office:value="55.2" calcext:value-type="float">
            <text:p>55.2</text:p>
          </table:table-cell>
          <table:table-cell office:value-type="float" office:value="1572.629761" calcext:value-type="float">
            <text:p>1572.629761</text:p>
          </table:table-cell>
          <table:table-cell office:value-type="float" office:value="1592.644043" calcext:value-type="float">
            <text:p>1592.644043</text:p>
          </table:table-cell>
          <table:table-cell office:value-type="float" office:value="1572.357788" calcext:value-type="float">
            <text:p>1572.357788</text:p>
          </table:table-cell>
          <table:table-cell office:value-type="float" office:value="1590.198364" calcext:value-type="float">
            <text:p>1590.198364</text:p>
          </table:table-cell>
          <table:table-cell table:number-columns-repeated="13"/>
        </table:table-row>
        <table:table-row table:style-name="ro1">
          <table:table-cell office:value-type="float" office:value="55.4" calcext:value-type="float">
            <text:p>55.4</text:p>
          </table:table-cell>
          <table:table-cell office:value-type="float" office:value="1569.865723" calcext:value-type="float">
            <text:p>1569.865723</text:p>
          </table:table-cell>
          <table:table-cell office:value-type="float" office:value="1590.22229" calcext:value-type="float">
            <text:p>1590.22229</text:p>
          </table:table-cell>
          <table:table-cell office:value-type="float" office:value="1571.46875" calcext:value-type="float">
            <text:p>1571.46875</text:p>
          </table:table-cell>
          <table:table-cell office:value-type="float" office:value="1587.45752" calcext:value-type="float">
            <text:p>1587.45752</text:p>
          </table:table-cell>
          <table:table-cell table:number-columns-repeated="13"/>
        </table:table-row>
        <table:table-row table:style-name="ro1">
          <table:table-cell office:value-type="float" office:value="55.6" calcext:value-type="float">
            <text:p>55.6</text:p>
          </table:table-cell>
          <table:table-cell office:value-type="float" office:value="1567.427979" calcext:value-type="float">
            <text:p>1567.427979</text:p>
          </table:table-cell>
          <table:table-cell office:value-type="float" office:value="1589.243408" calcext:value-type="float">
            <text:p>1589.243408</text:p>
          </table:table-cell>
          <table:table-cell office:value-type="float" office:value="1568.217163" calcext:value-type="float">
            <text:p>1568.217163</text:p>
          </table:table-cell>
          <table:table-cell office:value-type="float" office:value="1589.10376" calcext:value-type="float">
            <text:p>1589.10376</text:p>
          </table:table-cell>
          <table:table-cell table:number-columns-repeated="13"/>
        </table:table-row>
        <table:table-row table:style-name="ro1">
          <table:table-cell office:value-type="float" office:value="55.8" calcext:value-type="float">
            <text:p>55.8</text:p>
          </table:table-cell>
          <table:table-cell office:value-type="float" office:value="1570.573486" calcext:value-type="float">
            <text:p>1570.573486</text:p>
          </table:table-cell>
          <table:table-cell office:value-type="float" office:value="1588.93335" calcext:value-type="float">
            <text:p>1588.93335</text:p>
          </table:table-cell>
          <table:table-cell office:value-type="float" office:value="1568.244751" calcext:value-type="float">
            <text:p>1568.244751</text:p>
          </table:table-cell>
          <table:table-cell office:value-type="float" office:value="1587.871094" calcext:value-type="float">
            <text:p>1587.871094</text:p>
          </table:table-cell>
          <table:table-cell table:number-columns-repeated="1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565.646362" calcext:value-type="float">
            <text:p>1565.646362</text:p>
          </table:table-cell>
          <table:table-cell office:value-type="float" office:value="1582.276489" calcext:value-type="float">
            <text:p>1582.276489</text:p>
          </table:table-cell>
          <table:table-cell office:value-type="float" office:value="1569.727417" calcext:value-type="float">
            <text:p>1569.727417</text:p>
          </table:table-cell>
          <table:table-cell office:value-type="float" office:value="1583.920532" calcext:value-type="float">
            <text:p>1583.920532</text:p>
          </table:table-cell>
          <table:table-cell table:number-columns-repeated="13"/>
        </table:table-row>
        <table:table-row table:style-name="ro1">
          <table:table-cell office:value-type="float" office:value="56.2" calcext:value-type="float">
            <text:p>56.2</text:p>
          </table:table-cell>
          <table:table-cell office:value-type="float" office:value="1568.594604" calcext:value-type="float">
            <text:p>1568.594604</text:p>
          </table:table-cell>
          <table:table-cell office:value-type="float" office:value="1581.33728" calcext:value-type="float">
            <text:p>1581.33728</text:p>
          </table:table-cell>
          <table:table-cell office:value-type="float" office:value="1570.044434" calcext:value-type="float">
            <text:p>1570.044434</text:p>
          </table:table-cell>
          <table:table-cell office:value-type="float" office:value="1581.526367" calcext:value-type="float">
            <text:p>1581.526367</text:p>
          </table:table-cell>
          <table:table-cell table:number-columns-repeated="13"/>
        </table:table-row>
        <table:table-row table:style-name="ro1">
          <table:table-cell office:value-type="float" office:value="56.4" calcext:value-type="float">
            <text:p>56.4</text:p>
          </table:table-cell>
          <table:table-cell office:value-type="float" office:value="1569.344849" calcext:value-type="float">
            <text:p>1569.344849</text:p>
          </table:table-cell>
          <table:table-cell office:value-type="float" office:value="1578.937134" calcext:value-type="float">
            <text:p>1578.937134</text:p>
          </table:table-cell>
          <table:table-cell office:value-type="float" office:value="1567.751221" calcext:value-type="float">
            <text:p>1567.751221</text:p>
          </table:table-cell>
          <table:table-cell office:value-type="float" office:value="1579.882202" calcext:value-type="float">
            <text:p>1579.882202</text:p>
          </table:table-cell>
          <table:table-cell table:number-columns-repeated="13"/>
        </table:table-row>
        <table:table-row table:style-name="ro1">
          <table:table-cell office:value-type="float" office:value="56.6" calcext:value-type="float">
            <text:p>56.6</text:p>
          </table:table-cell>
          <table:table-cell office:value-type="float" office:value="1568.287964" calcext:value-type="float">
            <text:p>1568.287964</text:p>
          </table:table-cell>
          <table:table-cell office:value-type="float" office:value="1576.809082" calcext:value-type="float">
            <text:p>1576.809082</text:p>
          </table:table-cell>
          <table:table-cell office:value-type="float" office:value="1570.329468" calcext:value-type="float">
            <text:p>1570.329468</text:p>
          </table:table-cell>
          <table:table-cell office:value-type="float" office:value="1578.3573" calcext:value-type="float">
            <text:p>1578.3573</text:p>
          </table:table-cell>
          <table:table-cell table:number-columns-repeated="13"/>
        </table:table-row>
        <table:table-row table:style-name="ro1">
          <table:table-cell office:value-type="float" office:value="56.8" calcext:value-type="float">
            <text:p>56.8</text:p>
          </table:table-cell>
          <table:table-cell office:value-type="float" office:value="1566.038208" calcext:value-type="float">
            <text:p>1566.038208</text:p>
          </table:table-cell>
          <table:table-cell office:value-type="float" office:value="1581.869263" calcext:value-type="float">
            <text:p>1581.869263</text:p>
          </table:table-cell>
          <table:table-cell office:value-type="float" office:value="1570.974976" calcext:value-type="float">
            <text:p>1570.974976</text:p>
          </table:table-cell>
          <table:table-cell office:value-type="float" office:value="1577.089111" calcext:value-type="float">
            <text:p>1577.089111</text:p>
          </table:table-cell>
          <table:table-cell table:number-columns-repeated="1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567.187134" calcext:value-type="float">
            <text:p>1567.187134</text:p>
          </table:table-cell>
          <table:table-cell office:value-type="float" office:value="1579.405151" calcext:value-type="float">
            <text:p>1579.405151</text:p>
          </table:table-cell>
          <table:table-cell office:value-type="float" office:value="1570.492188" calcext:value-type="float">
            <text:p>1570.492188</text:p>
          </table:table-cell>
          <table:table-cell office:value-type="float" office:value="1574.842896" calcext:value-type="float">
            <text:p>1574.842896</text:p>
          </table:table-cell>
          <table:table-cell table:number-columns-repeated="13"/>
        </table:table-row>
        <table:table-row table:style-name="ro1">
          <table:table-cell office:value-type="float" office:value="57.2" calcext:value-type="float">
            <text:p>57.2</text:p>
          </table:table-cell>
          <table:table-cell office:value-type="float" office:value="1568.263794" calcext:value-type="float">
            <text:p>1568.263794</text:p>
          </table:table-cell>
          <table:table-cell office:value-type="float" office:value="1577.981201" calcext:value-type="float">
            <text:p>1577.981201</text:p>
          </table:table-cell>
          <table:table-cell office:value-type="float" office:value="1568.344727" calcext:value-type="float">
            <text:p>1568.344727</text:p>
          </table:table-cell>
          <table:table-cell office:value-type="float" office:value="1574.837036" calcext:value-type="float">
            <text:p>1574.837036</text:p>
          </table:table-cell>
          <table:table-cell table:number-columns-repeated="13"/>
        </table:table-row>
        <table:table-row table:style-name="ro1">
          <table:table-cell office:value-type="float" office:value="57.4" calcext:value-type="float">
            <text:p>57.4</text:p>
          </table:table-cell>
          <table:table-cell office:value-type="float" office:value="1567.352783" calcext:value-type="float">
            <text:p>1567.352783</text:p>
          </table:table-cell>
          <table:table-cell office:value-type="float" office:value="1576.718262" calcext:value-type="float">
            <text:p>1576.718262</text:p>
          </table:table-cell>
          <table:table-cell office:value-type="float" office:value="1566.809204" calcext:value-type="float">
            <text:p>1566.809204</text:p>
          </table:table-cell>
          <table:table-cell office:value-type="float" office:value="1573.257202" calcext:value-type="float">
            <text:p>1573.257202</text:p>
          </table:table-cell>
          <table:table-cell table:number-columns-repeated="13"/>
        </table:table-row>
        <table:table-row table:style-name="ro1">
          <table:table-cell office:value-type="float" office:value="57.6" calcext:value-type="float">
            <text:p>57.6</text:p>
          </table:table-cell>
          <table:table-cell office:value-type="float" office:value="1567.963989" calcext:value-type="float">
            <text:p>1567.963989</text:p>
          </table:table-cell>
          <table:table-cell office:value-type="float" office:value="1571.88623" calcext:value-type="float">
            <text:p>1571.88623</text:p>
          </table:table-cell>
          <table:table-cell office:value-type="float" office:value="1567.644165" calcext:value-type="float">
            <text:p>1567.644165</text:p>
          </table:table-cell>
          <table:table-cell office:value-type="float" office:value="1572.059326" calcext:value-type="float">
            <text:p>1572.059326</text:p>
          </table:table-cell>
          <table:table-cell table:number-columns-repeated="13"/>
        </table:table-row>
        <table:table-row table:style-name="ro1">
          <table:table-cell office:value-type="float" office:value="57.8" calcext:value-type="float">
            <text:p>57.8</text:p>
          </table:table-cell>
          <table:table-cell office:value-type="float" office:value="1567.50708" calcext:value-type="float">
            <text:p>1567.50708</text:p>
          </table:table-cell>
          <table:table-cell office:value-type="float" office:value="1576.13269" calcext:value-type="float">
            <text:p>1576.13269</text:p>
          </table:table-cell>
          <table:table-cell office:value-type="float" office:value="1571.651001" calcext:value-type="float">
            <text:p>1571.651001</text:p>
          </table:table-cell>
          <table:table-cell office:value-type="float" office:value="1571.212158" calcext:value-type="float">
            <text:p>1571.212158</text:p>
          </table:table-cell>
          <table:table-cell table:number-columns-repeated="1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566.400757" calcext:value-type="float">
            <text:p>1566.400757</text:p>
          </table:table-cell>
          <table:table-cell office:value-type="float" office:value="1572.367798" calcext:value-type="float">
            <text:p>1572.367798</text:p>
          </table:table-cell>
          <table:table-cell office:value-type="float" office:value="1566.589233" calcext:value-type="float">
            <text:p>1566.589233</text:p>
          </table:table-cell>
          <table:table-cell office:value-type="float" office:value="1574.685913" calcext:value-type="float">
            <text:p>1574.685913</text:p>
          </table:table-cell>
          <table:table-cell table:number-columns-repeated="13"/>
        </table:table-row>
        <table:table-row table:style-name="ro1">
          <table:table-cell office:value-type="float" office:value="58.2" calcext:value-type="float">
            <text:p>58.2</text:p>
          </table:table-cell>
          <table:table-cell office:value-type="float" office:value="1563.74353" calcext:value-type="float">
            <text:p>1563.74353</text:p>
          </table:table-cell>
          <table:table-cell office:value-type="float" office:value="1575.42688" calcext:value-type="float">
            <text:p>1575.42688</text:p>
          </table:table-cell>
          <table:table-cell office:value-type="float" office:value="1566.581299" calcext:value-type="float">
            <text:p>1566.581299</text:p>
          </table:table-cell>
          <table:table-cell office:value-type="float" office:value="1570.34375" calcext:value-type="float">
            <text:p>1570.34375</text:p>
          </table:table-cell>
          <table:table-cell table:number-columns-repeated="13"/>
        </table:table-row>
        <table:table-row table:style-name="ro1">
          <table:table-cell office:value-type="float" office:value="58.4" calcext:value-type="float">
            <text:p>58.4</text:p>
          </table:table-cell>
          <table:table-cell office:value-type="float" office:value="1563.707886" calcext:value-type="float">
            <text:p>1563.707886</text:p>
          </table:table-cell>
          <table:table-cell office:value-type="float" office:value="1572.413818" calcext:value-type="float">
            <text:p>1572.413818</text:p>
          </table:table-cell>
          <table:table-cell office:value-type="float" office:value="1564.350098" calcext:value-type="float">
            <text:p>1564.350098</text:p>
          </table:table-cell>
          <table:table-cell office:value-type="float" office:value="1572.992188" calcext:value-type="float">
            <text:p>1572.992188</text:p>
          </table:table-cell>
          <table:table-cell table:number-columns-repeated="13"/>
        </table:table-row>
        <table:table-row table:style-name="ro1">
          <table:table-cell office:value-type="float" office:value="58.6" calcext:value-type="float">
            <text:p>58.6</text:p>
          </table:table-cell>
          <table:table-cell office:value-type="float" office:value="1566.820801" calcext:value-type="float">
            <text:p>1566.820801</text:p>
          </table:table-cell>
          <table:table-cell office:value-type="float" office:value="1569.269043" calcext:value-type="float">
            <text:p>1569.269043</text:p>
          </table:table-cell>
          <table:table-cell office:value-type="float" office:value="1563.886353" calcext:value-type="float">
            <text:p>1563.886353</text:p>
          </table:table-cell>
          <table:table-cell office:value-type="float" office:value="1576.455322" calcext:value-type="float">
            <text:p>1576.455322</text:p>
          </table:table-cell>
          <table:table-cell table:number-columns-repeated="13"/>
        </table:table-row>
        <table:table-row table:style-name="ro1">
          <table:table-cell office:value-type="float" office:value="58.8" calcext:value-type="float">
            <text:p>58.8</text:p>
          </table:table-cell>
          <table:table-cell office:value-type="float" office:value="1564.780029" calcext:value-type="float">
            <text:p>1564.780029</text:p>
          </table:table-cell>
          <table:table-cell office:value-type="float" office:value="1571.134277" calcext:value-type="float">
            <text:p>1571.134277</text:p>
          </table:table-cell>
          <table:table-cell office:value-type="float" office:value="1563.326172" calcext:value-type="float">
            <text:p>1563.326172</text:p>
          </table:table-cell>
          <table:table-cell office:value-type="float" office:value="1570.651489" calcext:value-type="float">
            <text:p>1570.651489</text:p>
          </table:table-cell>
          <table:table-cell table:number-columns-repeated="1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568.064819" calcext:value-type="float">
            <text:p>1568.064819</text:p>
          </table:table-cell>
          <table:table-cell office:value-type="float" office:value="1568.591309" calcext:value-type="float">
            <text:p>1568.591309</text:p>
          </table:table-cell>
          <table:table-cell office:value-type="float" office:value="1565.188477" calcext:value-type="float">
            <text:p>1565.188477</text:p>
          </table:table-cell>
          <table:table-cell office:value-type="float" office:value="1571.162476" calcext:value-type="float">
            <text:p>1571.162476</text:p>
          </table:table-cell>
          <table:table-cell table:number-columns-repeated="13"/>
        </table:table-row>
        <table:table-row table:style-name="ro1">
          <table:table-cell office:value-type="float" office:value="59.2" calcext:value-type="float">
            <text:p>59.2</text:p>
          </table:table-cell>
          <table:table-cell office:value-type="float" office:value="1599.355957" calcext:value-type="float">
            <text:p>1599.355957</text:p>
          </table:table-cell>
          <table:table-cell office:value-type="float" office:value="1612.772217" calcext:value-type="float">
            <text:p>1612.772217</text:p>
          </table:table-cell>
          <table:table-cell office:value-type="float" office:value="1539.409546" calcext:value-type="float">
            <text:p>1539.409546</text:p>
          </table:table-cell>
          <table:table-cell office:value-type="float" office:value="1509.743042" calcext:value-type="float">
            <text:p>1509.743042</text:p>
          </table:table-cell>
          <table:table-cell table:number-columns-repeated="13"/>
        </table:table-row>
        <table:table-row table:style-name="ro1">
          <table:table-cell office:value-type="float" office:value="59.4" calcext:value-type="float">
            <text:p>59.4</text:p>
          </table:table-cell>
          <table:table-cell office:value-type="float" office:value="1596.234863" calcext:value-type="float">
            <text:p>1596.234863</text:p>
          </table:table-cell>
          <table:table-cell office:value-type="float" office:value="1636.079834" calcext:value-type="float">
            <text:p>1636.079834</text:p>
          </table:table-cell>
          <table:table-cell office:value-type="float" office:value="1520.314941" calcext:value-type="float">
            <text:p>1520.314941</text:p>
          </table:table-cell>
          <table:table-cell office:value-type="float" office:value="1524.006592" calcext:value-type="float">
            <text:p>1524.006592</text:p>
          </table:table-cell>
          <table:table-cell table:number-columns-repeated="13"/>
        </table:table-row>
        <table:table-row table:style-name="ro1">
          <table:table-cell office:value-type="float" office:value="59.6" calcext:value-type="float">
            <text:p>59.6</text:p>
          </table:table-cell>
          <table:table-cell office:value-type="float" office:value="1622.764893" calcext:value-type="float">
            <text:p>1622.764893</text:p>
          </table:table-cell>
          <table:table-cell office:value-type="float" office:value="1643.964478" calcext:value-type="float">
            <text:p>1643.964478</text:p>
          </table:table-cell>
          <table:table-cell office:value-type="float" office:value="1531.032349" calcext:value-type="float">
            <text:p>1531.032349</text:p>
          </table:table-cell>
          <table:table-cell office:value-type="float" office:value="1531.308594" calcext:value-type="float">
            <text:p>1531.308594</text:p>
          </table:table-cell>
          <table:table-cell table:number-columns-repeated="13"/>
        </table:table-row>
        <table:table-row table:style-name="ro1">
          <table:table-cell office:value-type="float" office:value="59.8" calcext:value-type="float">
            <text:p>59.8</text:p>
          </table:table-cell>
          <table:table-cell office:value-type="float" office:value="1622.262085" calcext:value-type="float">
            <text:p>1622.262085</text:p>
          </table:table-cell>
          <table:table-cell office:value-type="float" office:value="1618.437622" calcext:value-type="float">
            <text:p>1618.437622</text:p>
          </table:table-cell>
          <table:table-cell office:value-type="float" office:value="1556.505127" calcext:value-type="float">
            <text:p>1556.505127</text:p>
          </table:table-cell>
          <table:table-cell office:value-type="float" office:value="1545.194946" calcext:value-type="float">
            <text:p>1545.194946</text:p>
          </table:table-cell>
          <table:table-cell table:number-columns-repeated="1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618.736572" calcext:value-type="float">
            <text:p>1618.736572</text:p>
          </table:table-cell>
          <table:table-cell office:value-type="float" office:value="1653.769287" calcext:value-type="float">
            <text:p>1653.769287</text:p>
          </table:table-cell>
          <table:table-cell office:value-type="float" office:value="1566.610229" calcext:value-type="float">
            <text:p>1566.610229</text:p>
          </table:table-cell>
          <table:table-cell office:value-type="float" office:value="1558.331665" calcext:value-type="float">
            <text:p>1558.331665</text:p>
          </table:table-cell>
          <table:table-cell table:number-columns-repeated="13"/>
        </table:table-row>
        <table:table-row table:style-name="ro1">
          <table:table-cell office:value-type="float" office:value="60.2" calcext:value-type="float">
            <text:p>60.2</text:p>
          </table:table-cell>
          <table:table-cell office:value-type="float" office:value="1627.182251" calcext:value-type="float">
            <text:p>1627.182251</text:p>
          </table:table-cell>
          <table:table-cell office:value-type="float" office:value="1663.71814" calcext:value-type="float">
            <text:p>1663.71814</text:p>
          </table:table-cell>
          <table:table-cell office:value-type="float" office:value="1569.596191" calcext:value-type="float">
            <text:p>1569.596191</text:p>
          </table:table-cell>
          <table:table-cell office:value-type="float" office:value="1568.192383" calcext:value-type="float">
            <text:p>1568.192383</text:p>
          </table:table-cell>
          <table:table-cell table:number-columns-repeated="13"/>
        </table:table-row>
        <table:table-row table:style-name="ro1">
          <table:table-cell office:value-type="float" office:value="60.4" calcext:value-type="float">
            <text:p>60.4</text:p>
          </table:table-cell>
          <table:table-cell office:value-type="float" office:value="1638.295044" calcext:value-type="float">
            <text:p>1638.295044</text:p>
          </table:table-cell>
          <table:table-cell office:value-type="float" office:value="1667.782227" calcext:value-type="float">
            <text:p>1667.782227</text:p>
          </table:table-cell>
          <table:table-cell office:value-type="float" office:value="1597.103638" calcext:value-type="float">
            <text:p>1597.103638</text:p>
          </table:table-cell>
          <table:table-cell office:value-type="float" office:value="1597.112671" calcext:value-type="float">
            <text:p>1597.112671</text:p>
          </table:table-cell>
          <table:table-cell table:number-columns-repeated="13"/>
        </table:table-row>
        <table:table-row table:style-name="ro1">
          <table:table-cell office:value-type="float" office:value="60.6" calcext:value-type="float">
            <text:p>60.6</text:p>
          </table:table-cell>
          <table:table-cell office:value-type="float" office:value="1648.084839" calcext:value-type="float">
            <text:p>1648.084839</text:p>
          </table:table-cell>
          <table:table-cell office:value-type="float" office:value="1688.229126" calcext:value-type="float">
            <text:p>1688.229126</text:p>
          </table:table-cell>
          <table:table-cell office:value-type="float" office:value="1607.604126" calcext:value-type="float">
            <text:p>1607.604126</text:p>
          </table:table-cell>
          <table:table-cell office:value-type="float" office:value="1614.43103" calcext:value-type="float">
            <text:p>1614.43103</text:p>
          </table:table-cell>
          <table:table-cell table:number-columns-repeated="13"/>
        </table:table-row>
        <table:table-row table:style-name="ro1">
          <table:table-cell office:value-type="float" office:value="60.8" calcext:value-type="float">
            <text:p>60.8</text:p>
          </table:table-cell>
          <table:table-cell office:value-type="float" office:value="1648.531982" calcext:value-type="float">
            <text:p>1648.531982</text:p>
          </table:table-cell>
          <table:table-cell office:value-type="float" office:value="1731.459717" calcext:value-type="float">
            <text:p>1731.459717</text:p>
          </table:table-cell>
          <table:table-cell office:value-type="float" office:value="1618.756714" calcext:value-type="float">
            <text:p>1618.756714</text:p>
          </table:table-cell>
          <table:table-cell office:value-type="float" office:value="1658.212769" calcext:value-type="float">
            <text:p>1658.212769</text:p>
          </table:table-cell>
          <table:table-cell table:number-columns-repeated="1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667.93457" calcext:value-type="float">
            <text:p>1667.93457</text:p>
          </table:table-cell>
          <table:table-cell office:value-type="float" office:value="1688.442749" calcext:value-type="float">
            <text:p>1688.442749</text:p>
          </table:table-cell>
          <table:table-cell office:value-type="float" office:value="1667.996826" calcext:value-type="float">
            <text:p>1667.996826</text:p>
          </table:table-cell>
          <table:table-cell office:value-type="float" office:value="1664.768188" calcext:value-type="float">
            <text:p>1664.768188</text:p>
          </table:table-cell>
          <table:table-cell table:number-columns-repeated="13"/>
        </table:table-row>
        <table:table-row table:style-name="ro1">
          <table:table-cell office:value-type="float" office:value="61.2" calcext:value-type="float">
            <text:p>61.2</text:p>
          </table:table-cell>
          <table:table-cell office:value-type="float" office:value="1656.093018" calcext:value-type="float">
            <text:p>1656.093018</text:p>
          </table:table-cell>
          <table:table-cell office:value-type="float" office:value="1724.303101" calcext:value-type="float">
            <text:p>1724.303101</text:p>
          </table:table-cell>
          <table:table-cell office:value-type="float" office:value="1685.987061" calcext:value-type="float">
            <text:p>1685.987061</text:p>
          </table:table-cell>
          <table:table-cell office:value-type="float" office:value="1731.684082" calcext:value-type="float">
            <text:p>1731.684082</text:p>
          </table:table-cell>
          <table:table-cell table:number-columns-repeated="13"/>
        </table:table-row>
        <table:table-row table:style-name="ro1">
          <table:table-cell office:value-type="float" office:value="61.4" calcext:value-type="float">
            <text:p>61.4</text:p>
          </table:table-cell>
          <table:table-cell office:value-type="float" office:value="1681.791138" calcext:value-type="float">
            <text:p>1681.791138</text:p>
          </table:table-cell>
          <table:table-cell office:value-type="float" office:value="1752.235107" calcext:value-type="float">
            <text:p>1752.235107</text:p>
          </table:table-cell>
          <table:table-cell office:value-type="float" office:value="1699.513916" calcext:value-type="float">
            <text:p>1699.513916</text:p>
          </table:table-cell>
          <table:table-cell office:value-type="float" office:value="1753.909424" calcext:value-type="float">
            <text:p>1753.909424</text:p>
          </table:table-cell>
          <table:table-cell table:number-columns-repeated="13"/>
        </table:table-row>
        <table:table-row table:style-name="ro1">
          <table:table-cell office:value-type="float" office:value="61.6" calcext:value-type="float">
            <text:p>61.6</text:p>
          </table:table-cell>
          <table:table-cell office:value-type="float" office:value="1700.188965" calcext:value-type="float">
            <text:p>1700.188965</text:p>
          </table:table-cell>
          <table:table-cell office:value-type="float" office:value="1751.994141" calcext:value-type="float">
            <text:p>1751.994141</text:p>
          </table:table-cell>
          <table:table-cell office:value-type="float" office:value="1709.134888" calcext:value-type="float">
            <text:p>1709.134888</text:p>
          </table:table-cell>
          <table:table-cell office:value-type="float" office:value="1751.866943" calcext:value-type="float">
            <text:p>1751.866943</text:p>
          </table:table-cell>
          <table:table-cell table:number-columns-repeated="13"/>
        </table:table-row>
        <table:table-row table:style-name="ro1">
          <table:table-cell office:value-type="float" office:value="61.8" calcext:value-type="float">
            <text:p>61.8</text:p>
          </table:table-cell>
          <table:table-cell office:value-type="float" office:value="1691.438477" calcext:value-type="float">
            <text:p>1691.438477</text:p>
          </table:table-cell>
          <table:table-cell office:value-type="float" office:value="1758.30957" calcext:value-type="float">
            <text:p>1758.30957</text:p>
          </table:table-cell>
          <table:table-cell office:value-type="float" office:value="1700.567749" calcext:value-type="float">
            <text:p>1700.567749</text:p>
          </table:table-cell>
          <table:table-cell office:value-type="float" office:value="1758.067383" calcext:value-type="float">
            <text:p>1758.067383</text:p>
          </table:table-cell>
          <table:table-cell table:number-columns-repeated="1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692.625854" calcext:value-type="float">
            <text:p>1692.625854</text:p>
          </table:table-cell>
          <table:table-cell office:value-type="float" office:value="1768.364014" calcext:value-type="float">
            <text:p>1768.364014</text:p>
          </table:table-cell>
          <table:table-cell office:value-type="float" office:value="1692.639771" calcext:value-type="float">
            <text:p>1692.639771</text:p>
          </table:table-cell>
          <table:table-cell office:value-type="float" office:value="1778.244141" calcext:value-type="float">
            <text:p>1778.244141</text:p>
          </table:table-cell>
          <table:table-cell table:number-columns-repeated="13"/>
        </table:table-row>
        <table:table-row table:style-name="ro1">
          <table:table-cell office:value-type="float" office:value="62.2" calcext:value-type="float">
            <text:p>62.2</text:p>
          </table:table-cell>
          <table:table-cell office:value-type="float" office:value="1672.921021" calcext:value-type="float">
            <text:p>1672.921021</text:p>
          </table:table-cell>
          <table:table-cell office:value-type="float" office:value="1773.36438" calcext:value-type="float">
            <text:p>1773.36438</text:p>
          </table:table-cell>
          <table:table-cell office:value-type="float" office:value="1671.29895" calcext:value-type="float">
            <text:p>1671.29895</text:p>
          </table:table-cell>
          <table:table-cell office:value-type="float" office:value="1786.920166" calcext:value-type="float">
            <text:p>1786.920166</text:p>
          </table:table-cell>
          <table:table-cell table:number-columns-repeated="13"/>
        </table:table-row>
        <table:table-row table:style-name="ro1">
          <table:table-cell office:value-type="float" office:value="62.4" calcext:value-type="float">
            <text:p>62.4</text:p>
          </table:table-cell>
          <table:table-cell office:value-type="float" office:value="1686.21936" calcext:value-type="float">
            <text:p>1686.21936</text:p>
          </table:table-cell>
          <table:table-cell office:value-type="float" office:value="1754.502075" calcext:value-type="float">
            <text:p>1754.502075</text:p>
          </table:table-cell>
          <table:table-cell office:value-type="float" office:value="1699.95166" calcext:value-type="float">
            <text:p>1699.95166</text:p>
          </table:table-cell>
          <table:table-cell office:value-type="float" office:value="1757.71936" calcext:value-type="float">
            <text:p>1757.71936</text:p>
          </table:table-cell>
          <table:table-cell table:number-columns-repeated="13"/>
        </table:table-row>
        <table:table-row table:style-name="ro1">
          <table:table-cell office:value-type="float" office:value="62.6" calcext:value-type="float">
            <text:p>62.6</text:p>
          </table:table-cell>
          <table:table-cell office:value-type="float" office:value="1686.093506" calcext:value-type="float">
            <text:p>1686.093506</text:p>
          </table:table-cell>
          <table:table-cell office:value-type="float" office:value="1773.370117" calcext:value-type="float">
            <text:p>1773.370117</text:p>
          </table:table-cell>
          <table:table-cell office:value-type="float" office:value="1699.470459" calcext:value-type="float">
            <text:p>1699.470459</text:p>
          </table:table-cell>
          <table:table-cell office:value-type="float" office:value="1765.025513" calcext:value-type="float">
            <text:p>1765.025513</text:p>
          </table:table-cell>
          <table:table-cell table:number-columns-repeated="13"/>
        </table:table-row>
        <table:table-row table:style-name="ro1">
          <table:table-cell office:value-type="float" office:value="62.8" calcext:value-type="float">
            <text:p>62.8</text:p>
          </table:table-cell>
          <table:table-cell office:value-type="float" office:value="1682.171021" calcext:value-type="float">
            <text:p>1682.171021</text:p>
          </table:table-cell>
          <table:table-cell office:value-type="float" office:value="1774.980835" calcext:value-type="float">
            <text:p>1774.980835</text:p>
          </table:table-cell>
          <table:table-cell office:value-type="float" office:value="1686.983032" calcext:value-type="float">
            <text:p>1686.983032</text:p>
          </table:table-cell>
          <table:table-cell office:value-type="float" office:value="1775.352051" calcext:value-type="float">
            <text:p>1775.352051</text:p>
          </table:table-cell>
          <table:table-cell table:number-columns-repeated="1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684.578491" calcext:value-type="float">
            <text:p>1684.578491</text:p>
          </table:table-cell>
          <table:table-cell office:value-type="float" office:value="1768.266235" calcext:value-type="float">
            <text:p>1768.266235</text:p>
          </table:table-cell>
          <table:table-cell office:value-type="float" office:value="1694.973755" calcext:value-type="float">
            <text:p>1694.973755</text:p>
          </table:table-cell>
          <table:table-cell office:value-type="float" office:value="1768.328003" calcext:value-type="float">
            <text:p>1768.328003</text:p>
          </table:table-cell>
          <table:table-cell table:number-columns-repeated="13"/>
        </table:table-row>
        <table:table-row table:style-name="ro1">
          <table:table-cell office:value-type="float" office:value="63.2" calcext:value-type="float">
            <text:p>63.2</text:p>
          </table:table-cell>
          <table:table-cell office:value-type="float" office:value="1685.854126" calcext:value-type="float">
            <text:p>1685.854126</text:p>
          </table:table-cell>
          <table:table-cell office:value-type="float" office:value="1773.200928" calcext:value-type="float">
            <text:p>1773.200928</text:p>
          </table:table-cell>
          <table:table-cell office:value-type="float" office:value="1696.446289" calcext:value-type="float">
            <text:p>1696.446289</text:p>
          </table:table-cell>
          <table:table-cell office:value-type="float" office:value="1767.762695" calcext:value-type="float">
            <text:p>1767.762695</text:p>
          </table:table-cell>
          <table:table-cell table:number-columns-repeated="13"/>
        </table:table-row>
        <table:table-row table:style-name="ro1">
          <table:table-cell office:value-type="float" office:value="63.4" calcext:value-type="float">
            <text:p>63.4</text:p>
          </table:table-cell>
          <table:table-cell office:value-type="float" office:value="1687.111572" calcext:value-type="float">
            <text:p>1687.111572</text:p>
          </table:table-cell>
          <table:table-cell office:value-type="float" office:value="1776.378906" calcext:value-type="float">
            <text:p>1776.378906</text:p>
          </table:table-cell>
          <table:table-cell office:value-type="float" office:value="1692.612061" calcext:value-type="float">
            <text:p>1692.612061</text:p>
          </table:table-cell>
          <table:table-cell office:value-type="float" office:value="1773.48938" calcext:value-type="float">
            <text:p>1773.48938</text:p>
          </table:table-cell>
          <table:table-cell table:number-columns-repeated="13"/>
        </table:table-row>
        <table:table-row table:style-name="ro1">
          <table:table-cell office:value-type="float" office:value="63.6" calcext:value-type="float">
            <text:p>63.6</text:p>
          </table:table-cell>
          <table:table-cell office:value-type="float" office:value="1687.211792" calcext:value-type="float">
            <text:p>1687.211792</text:p>
          </table:table-cell>
          <table:table-cell office:value-type="float" office:value="1774.026001" calcext:value-type="float">
            <text:p>1774.026001</text:p>
          </table:table-cell>
          <table:table-cell office:value-type="float" office:value="1698.475586" calcext:value-type="float">
            <text:p>1698.475586</text:p>
          </table:table-cell>
          <table:table-cell office:value-type="float" office:value="1771.82312" calcext:value-type="float">
            <text:p>1771.82312</text:p>
          </table:table-cell>
          <table:table-cell table:number-columns-repeated="13"/>
        </table:table-row>
        <table:table-row table:style-name="ro1">
          <table:table-cell office:value-type="float" office:value="63.8" calcext:value-type="float">
            <text:p>63.8</text:p>
          </table:table-cell>
          <table:table-cell office:value-type="float" office:value="1686.668579" calcext:value-type="float">
            <text:p>1686.668579</text:p>
          </table:table-cell>
          <table:table-cell office:value-type="float" office:value="1776.886353" calcext:value-type="float">
            <text:p>1776.886353</text:p>
          </table:table-cell>
          <table:table-cell office:value-type="float" office:value="1696.088013" calcext:value-type="float">
            <text:p>1696.088013</text:p>
          </table:table-cell>
          <table:table-cell office:value-type="float" office:value="1770.534058" calcext:value-type="float">
            <text:p>1770.534058</text:p>
          </table:table-cell>
          <table:table-cell table:number-columns-repeated="1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687.538696" calcext:value-type="float">
            <text:p>1687.538696</text:p>
          </table:table-cell>
          <table:table-cell office:value-type="float" office:value="1779.844727" calcext:value-type="float">
            <text:p>1779.844727</text:p>
          </table:table-cell>
          <table:table-cell office:value-type="float" office:value="1698.472656" calcext:value-type="float">
            <text:p>1698.472656</text:p>
          </table:table-cell>
          <table:table-cell office:value-type="float" office:value="1777.724487" calcext:value-type="float">
            <text:p>1777.724487</text:p>
          </table:table-cell>
          <table:table-cell table:number-columns-repeated="13"/>
        </table:table-row>
        <table:table-row table:style-name="ro1">
          <table:table-cell office:value-type="float" office:value="64.2" calcext:value-type="float">
            <text:p>64.2</text:p>
          </table:table-cell>
          <table:table-cell office:value-type="float" office:value="1686.516602" calcext:value-type="float">
            <text:p>1686.516602</text:p>
          </table:table-cell>
          <table:table-cell office:value-type="float" office:value="1779.096802" calcext:value-type="float">
            <text:p>1779.096802</text:p>
          </table:table-cell>
          <table:table-cell office:value-type="float" office:value="1699.688354" calcext:value-type="float">
            <text:p>1699.688354</text:p>
          </table:table-cell>
          <table:table-cell office:value-type="float" office:value="1775.986084" calcext:value-type="float">
            <text:p>1775.986084</text:p>
          </table:table-cell>
          <table:table-cell table:number-columns-repeated="13"/>
        </table:table-row>
        <table:table-row table:style-name="ro1">
          <table:table-cell office:value-type="float" office:value="64.4" calcext:value-type="float">
            <text:p>64.4</text:p>
          </table:table-cell>
          <table:table-cell office:value-type="float" office:value="1691.107178" calcext:value-type="float">
            <text:p>1691.107178</text:p>
          </table:table-cell>
          <table:table-cell office:value-type="float" office:value="1780.19458" calcext:value-type="float">
            <text:p>1780.19458</text:p>
          </table:table-cell>
          <table:table-cell office:value-type="float" office:value="1700.473389" calcext:value-type="float">
            <text:p>1700.473389</text:p>
          </table:table-cell>
          <table:table-cell office:value-type="float" office:value="1776.829712" calcext:value-type="float">
            <text:p>1776.829712</text:p>
          </table:table-cell>
          <table:table-cell table:number-columns-repeated="13"/>
        </table:table-row>
        <table:table-row table:style-name="ro1">
          <table:table-cell office:value-type="float" office:value="64.6" calcext:value-type="float">
            <text:p>64.6</text:p>
          </table:table-cell>
          <table:table-cell office:value-type="float" office:value="1691.962158" calcext:value-type="float">
            <text:p>1691.962158</text:p>
          </table:table-cell>
          <table:table-cell office:value-type="float" office:value="1781.496826" calcext:value-type="float">
            <text:p>1781.496826</text:p>
          </table:table-cell>
          <table:table-cell office:value-type="float" office:value="1699.670288" calcext:value-type="float">
            <text:p>1699.670288</text:p>
          </table:table-cell>
          <table:table-cell office:value-type="float" office:value="1781.381226" calcext:value-type="float">
            <text:p>1781.381226</text:p>
          </table:table-cell>
          <table:table-cell table:number-columns-repeated="13"/>
        </table:table-row>
        <table:table-row table:style-name="ro1">
          <table:table-cell office:value-type="float" office:value="64.8" calcext:value-type="float">
            <text:p>64.8</text:p>
          </table:table-cell>
          <table:table-cell office:value-type="float" office:value="1692.778931" calcext:value-type="float">
            <text:p>1692.778931</text:p>
          </table:table-cell>
          <table:table-cell office:value-type="float" office:value="1783.72876" calcext:value-type="float">
            <text:p>1783.72876</text:p>
          </table:table-cell>
          <table:table-cell office:value-type="float" office:value="1701.720093" calcext:value-type="float">
            <text:p>1701.720093</text:p>
          </table:table-cell>
          <table:table-cell office:value-type="float" office:value="1778.730469" calcext:value-type="float">
            <text:p>1778.730469</text:p>
          </table:table-cell>
          <table:table-cell table:number-columns-repeated="1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692.966187" calcext:value-type="float">
            <text:p>1692.966187</text:p>
          </table:table-cell>
          <table:table-cell office:value-type="float" office:value="1786.464355" calcext:value-type="float">
            <text:p>1786.464355</text:p>
          </table:table-cell>
          <table:table-cell office:value-type="float" office:value="1705.071411" calcext:value-type="float">
            <text:p>1705.071411</text:p>
          </table:table-cell>
          <table:table-cell office:value-type="float" office:value="1780.868652" calcext:value-type="float">
            <text:p>1780.868652</text:p>
          </table:table-cell>
          <table:table-cell table:number-columns-repeated="13"/>
        </table:table-row>
        <table:table-row table:style-name="ro1">
          <table:table-cell office:value-type="float" office:value="65.2" calcext:value-type="float">
            <text:p>65.2</text:p>
          </table:table-cell>
          <table:table-cell office:value-type="float" office:value="1694.918213" calcext:value-type="float">
            <text:p>1694.918213</text:p>
          </table:table-cell>
          <table:table-cell office:value-type="float" office:value="1786.38916" calcext:value-type="float">
            <text:p>1786.38916</text:p>
          </table:table-cell>
          <table:table-cell office:value-type="float" office:value="1705.144043" calcext:value-type="float">
            <text:p>1705.144043</text:p>
          </table:table-cell>
          <table:table-cell office:value-type="float" office:value="1781.77417" calcext:value-type="float">
            <text:p>1781.77417</text:p>
          </table:table-cell>
          <table:table-cell table:number-columns-repeated="13"/>
        </table:table-row>
        <table:table-row table:style-name="ro1">
          <table:table-cell office:value-type="float" office:value="65.4" calcext:value-type="float">
            <text:p>65.4</text:p>
          </table:table-cell>
          <table:table-cell office:value-type="float" office:value="1693.258911" calcext:value-type="float">
            <text:p>1693.258911</text:p>
          </table:table-cell>
          <table:table-cell office:value-type="float" office:value="1787.322754" calcext:value-type="float">
            <text:p>1787.322754</text:p>
          </table:table-cell>
          <table:table-cell office:value-type="float" office:value="1704.367432" calcext:value-type="float">
            <text:p>1704.367432</text:p>
          </table:table-cell>
          <table:table-cell office:value-type="float" office:value="1782.166626" calcext:value-type="float">
            <text:p>1782.166626</text:p>
          </table:table-cell>
          <table:table-cell table:number-columns-repeated="13"/>
        </table:table-row>
        <table:table-row table:style-name="ro1">
          <table:table-cell office:value-type="float" office:value="65.6" calcext:value-type="float">
            <text:p>65.6</text:p>
          </table:table-cell>
          <table:table-cell office:value-type="float" office:value="1700.769043" calcext:value-type="float">
            <text:p>1700.769043</text:p>
          </table:table-cell>
          <table:table-cell office:value-type="float" office:value="1786.033203" calcext:value-type="float">
            <text:p>1786.033203</text:p>
          </table:table-cell>
          <table:table-cell office:value-type="float" office:value="1707.240723" calcext:value-type="float">
            <text:p>1707.240723</text:p>
          </table:table-cell>
          <table:table-cell office:value-type="float" office:value="1784.717896" calcext:value-type="float">
            <text:p>1784.717896</text:p>
          </table:table-cell>
          <table:table-cell table:number-columns-repeated="13"/>
        </table:table-row>
        <table:table-row table:style-name="ro1">
          <table:table-cell office:value-type="float" office:value="65.8" calcext:value-type="float">
            <text:p>65.8</text:p>
          </table:table-cell>
          <table:table-cell office:value-type="float" office:value="1697.201416" calcext:value-type="float">
            <text:p>1697.201416</text:p>
          </table:table-cell>
          <table:table-cell office:value-type="float" office:value="1786.255737" calcext:value-type="float">
            <text:p>1786.255737</text:p>
          </table:table-cell>
          <table:table-cell office:value-type="float" office:value="1708.651367" calcext:value-type="float">
            <text:p>1708.651367</text:p>
          </table:table-cell>
          <table:table-cell office:value-type="float" office:value="1782.240356" calcext:value-type="float">
            <text:p>1782.240356</text:p>
          </table:table-cell>
          <table:table-cell table:number-columns-repeated="1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695.405029" calcext:value-type="float">
            <text:p>1695.405029</text:p>
          </table:table-cell>
          <table:table-cell office:value-type="float" office:value="1789.989258" calcext:value-type="float">
            <text:p>1789.989258</text:p>
          </table:table-cell>
          <table:table-cell office:value-type="float" office:value="1705.875122" calcext:value-type="float">
            <text:p>1705.875122</text:p>
          </table:table-cell>
          <table:table-cell office:value-type="float" office:value="1783.370483" calcext:value-type="float">
            <text:p>1783.370483</text:p>
          </table:table-cell>
          <table:table-cell table:number-columns-repeated="13"/>
        </table:table-row>
        <table:table-row table:style-name="ro1">
          <table:table-cell office:value-type="float" office:value="66.2" calcext:value-type="float">
            <text:p>66.2</text:p>
          </table:table-cell>
          <table:table-cell office:value-type="float" office:value="1697.227783" calcext:value-type="float">
            <text:p>1697.227783</text:p>
          </table:table-cell>
          <table:table-cell office:value-type="float" office:value="1788.084717" calcext:value-type="float">
            <text:p>1788.084717</text:p>
          </table:table-cell>
          <table:table-cell office:value-type="float" office:value="1705.156494" calcext:value-type="float">
            <text:p>1705.156494</text:p>
          </table:table-cell>
          <table:table-cell office:value-type="float" office:value="1786.978638" calcext:value-type="float">
            <text:p>1786.978638</text:p>
          </table:table-cell>
          <table:table-cell table:number-columns-repeated="13"/>
        </table:table-row>
        <table:table-row table:style-name="ro1">
          <table:table-cell office:value-type="float" office:value="66.4" calcext:value-type="float">
            <text:p>66.4</text:p>
          </table:table-cell>
          <table:table-cell office:value-type="float" office:value="1694.144653" calcext:value-type="float">
            <text:p>1694.144653</text:p>
          </table:table-cell>
          <table:table-cell office:value-type="float" office:value="1792.110962" calcext:value-type="float">
            <text:p>1792.110962</text:p>
          </table:table-cell>
          <table:table-cell office:value-type="float" office:value="1706.059814" calcext:value-type="float">
            <text:p>1706.059814</text:p>
          </table:table-cell>
          <table:table-cell office:value-type="float" office:value="1790.867798" calcext:value-type="float">
            <text:p>1790.867798</text:p>
          </table:table-cell>
          <table:table-cell table:number-columns-repeated="13"/>
        </table:table-row>
        <table:table-row table:style-name="ro1">
          <table:table-cell office:value-type="float" office:value="66.6" calcext:value-type="float">
            <text:p>66.6</text:p>
          </table:table-cell>
          <table:table-cell office:value-type="float" office:value="1698.159302" calcext:value-type="float">
            <text:p>1698.159302</text:p>
          </table:table-cell>
          <table:table-cell office:value-type="float" office:value="1791.094971" calcext:value-type="float">
            <text:p>1791.094971</text:p>
          </table:table-cell>
          <table:table-cell office:value-type="float" office:value="1711.620117" calcext:value-type="float">
            <text:p>1711.620117</text:p>
          </table:table-cell>
          <table:table-cell office:value-type="float" office:value="1786.815308" calcext:value-type="float">
            <text:p>1786.815308</text:p>
          </table:table-cell>
          <table:table-cell table:number-columns-repeated="13"/>
        </table:table-row>
        <table:table-row table:style-name="ro1">
          <table:table-cell office:value-type="float" office:value="66.8" calcext:value-type="float">
            <text:p>66.8</text:p>
          </table:table-cell>
          <table:table-cell office:value-type="float" office:value="1699.199585" calcext:value-type="float">
            <text:p>1699.199585</text:p>
          </table:table-cell>
          <table:table-cell office:value-type="float" office:value="1795.135254" calcext:value-type="float">
            <text:p>1795.135254</text:p>
          </table:table-cell>
          <table:table-cell office:value-type="float" office:value="1711.645874" calcext:value-type="float">
            <text:p>1711.645874</text:p>
          </table:table-cell>
          <table:table-cell office:value-type="float" office:value="1789.194824" calcext:value-type="float">
            <text:p>1789.194824</text:p>
          </table:table-cell>
          <table:table-cell table:number-columns-repeated="1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701.178955" calcext:value-type="float">
            <text:p>1701.178955</text:p>
          </table:table-cell>
          <table:table-cell office:value-type="float" office:value="1791.990601" calcext:value-type="float">
            <text:p>1791.990601</text:p>
          </table:table-cell>
          <table:table-cell office:value-type="float" office:value="1704.788208" calcext:value-type="float">
            <text:p>1704.788208</text:p>
          </table:table-cell>
          <table:table-cell office:value-type="float" office:value="1788.541382" calcext:value-type="float">
            <text:p>1788.541382</text:p>
          </table:table-cell>
          <table:table-cell table:number-columns-repeated="13"/>
        </table:table-row>
        <table:table-row table:style-name="ro1">
          <table:table-cell office:value-type="float" office:value="67.2" calcext:value-type="float">
            <text:p>67.2</text:p>
          </table:table-cell>
          <table:table-cell office:value-type="float" office:value="1696.345459" calcext:value-type="float">
            <text:p>1696.345459</text:p>
          </table:table-cell>
          <table:table-cell office:value-type="float" office:value="1792.007324" calcext:value-type="float">
            <text:p>1792.007324</text:p>
          </table:table-cell>
          <table:table-cell office:value-type="float" office:value="1713.663086" calcext:value-type="float">
            <text:p>1713.663086</text:p>
          </table:table-cell>
          <table:table-cell office:value-type="float" office:value="1788.709717" calcext:value-type="float">
            <text:p>1788.709717</text:p>
          </table:table-cell>
          <table:table-cell table:number-columns-repeated="13"/>
        </table:table-row>
        <table:table-row table:style-name="ro1">
          <table:table-cell office:value-type="float" office:value="67.4" calcext:value-type="float">
            <text:p>67.4</text:p>
          </table:table-cell>
          <table:table-cell office:value-type="float" office:value="1699.706299" calcext:value-type="float">
            <text:p>1699.706299</text:p>
          </table:table-cell>
          <table:table-cell office:value-type="float" office:value="1797.008423" calcext:value-type="float">
            <text:p>1797.008423</text:p>
          </table:table-cell>
          <table:table-cell office:value-type="float" office:value="1714.558838" calcext:value-type="float">
            <text:p>1714.558838</text:p>
          </table:table-cell>
          <table:table-cell office:value-type="float" office:value="1791.289551" calcext:value-type="float">
            <text:p>1791.289551</text:p>
          </table:table-cell>
          <table:table-cell table:number-columns-repeated="13"/>
        </table:table-row>
        <table:table-row table:style-name="ro1">
          <table:table-cell office:value-type="float" office:value="67.6" calcext:value-type="float">
            <text:p>67.6</text:p>
          </table:table-cell>
          <table:table-cell office:value-type="float" office:value="1700.726929" calcext:value-type="float">
            <text:p>1700.726929</text:p>
          </table:table-cell>
          <table:table-cell office:value-type="float" office:value="1796.723145" calcext:value-type="float">
            <text:p>1796.723145</text:p>
          </table:table-cell>
          <table:table-cell office:value-type="float" office:value="1711.118896" calcext:value-type="float">
            <text:p>1711.118896</text:p>
          </table:table-cell>
          <table:table-cell office:value-type="float" office:value="1793.619263" calcext:value-type="float">
            <text:p>1793.619263</text:p>
          </table:table-cell>
          <table:table-cell table:number-columns-repeated="13"/>
        </table:table-row>
        <table:table-row table:style-name="ro1">
          <table:table-cell office:value-type="float" office:value="67.8" calcext:value-type="float">
            <text:p>67.8</text:p>
          </table:table-cell>
          <table:table-cell office:value-type="float" office:value="1702.380615" calcext:value-type="float">
            <text:p>1702.380615</text:p>
          </table:table-cell>
          <table:table-cell office:value-type="float" office:value="1793.183838" calcext:value-type="float">
            <text:p>1793.183838</text:p>
          </table:table-cell>
          <table:table-cell office:value-type="float" office:value="1710.994629" calcext:value-type="float">
            <text:p>1710.994629</text:p>
          </table:table-cell>
          <table:table-cell office:value-type="float" office:value="1790.526855" calcext:value-type="float">
            <text:p>1790.526855</text:p>
          </table:table-cell>
          <table:table-cell table:number-columns-repeated="1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705.236206" calcext:value-type="float">
            <text:p>1705.236206</text:p>
          </table:table-cell>
          <table:table-cell office:value-type="float" office:value="1793.526123" calcext:value-type="float">
            <text:p>1793.526123</text:p>
          </table:table-cell>
          <table:table-cell office:value-type="float" office:value="1711.655518" calcext:value-type="float">
            <text:p>1711.655518</text:p>
          </table:table-cell>
          <table:table-cell office:value-type="float" office:value="1793.763062" calcext:value-type="float">
            <text:p>1793.763062</text:p>
          </table:table-cell>
          <table:table-cell table:number-columns-repeated="13"/>
        </table:table-row>
        <table:table-row table:style-name="ro1">
          <table:table-cell office:value-type="float" office:value="68.2" calcext:value-type="float">
            <text:p>68.2</text:p>
          </table:table-cell>
          <table:table-cell office:value-type="float" office:value="1705.834595" calcext:value-type="float">
            <text:p>1705.834595</text:p>
          </table:table-cell>
          <table:table-cell office:value-type="float" office:value="1796.923828" calcext:value-type="float">
            <text:p>1796.923828</text:p>
          </table:table-cell>
          <table:table-cell office:value-type="float" office:value="1713.843628" calcext:value-type="float">
            <text:p>1713.843628</text:p>
          </table:table-cell>
          <table:table-cell office:value-type="float" office:value="1794.773926" calcext:value-type="float">
            <text:p>1794.773926</text:p>
          </table:table-cell>
          <table:table-cell table:number-columns-repeated="13"/>
        </table:table-row>
        <table:table-row table:style-name="ro1">
          <table:table-cell office:value-type="float" office:value="68.4" calcext:value-type="float">
            <text:p>68.4</text:p>
          </table:table-cell>
          <table:table-cell office:value-type="float" office:value="1702.452637" calcext:value-type="float">
            <text:p>1702.452637</text:p>
          </table:table-cell>
          <table:table-cell office:value-type="float" office:value="1800.399292" calcext:value-type="float">
            <text:p>1800.399292</text:p>
          </table:table-cell>
          <table:table-cell office:value-type="float" office:value="1712.919678" calcext:value-type="float">
            <text:p>1712.919678</text:p>
          </table:table-cell>
          <table:table-cell office:value-type="float" office:value="1796.439697" calcext:value-type="float">
            <text:p>1796.439697</text:p>
          </table:table-cell>
          <table:table-cell table:number-columns-repeated="13"/>
        </table:table-row>
        <table:table-row table:style-name="ro1">
          <table:table-cell office:value-type="float" office:value="68.6" calcext:value-type="float">
            <text:p>68.6</text:p>
          </table:table-cell>
          <table:table-cell office:value-type="float" office:value="1705.278442" calcext:value-type="float">
            <text:p>1705.278442</text:p>
          </table:table-cell>
          <table:table-cell office:value-type="float" office:value="1799.23291" calcext:value-type="float">
            <text:p>1799.23291</text:p>
          </table:table-cell>
          <table:table-cell office:value-type="float" office:value="1717.412964" calcext:value-type="float">
            <text:p>1717.412964</text:p>
          </table:table-cell>
          <table:table-cell office:value-type="float" office:value="1794.009033" calcext:value-type="float">
            <text:p>1794.009033</text:p>
          </table:table-cell>
          <table:table-cell table:number-columns-repeated="13"/>
        </table:table-row>
        <table:table-row table:style-name="ro1">
          <table:table-cell office:value-type="float" office:value="68.8" calcext:value-type="float">
            <text:p>68.8</text:p>
          </table:table-cell>
          <table:table-cell office:value-type="float" office:value="1706.081299" calcext:value-type="float">
            <text:p>1706.081299</text:p>
          </table:table-cell>
          <table:table-cell office:value-type="float" office:value="1802.045898" calcext:value-type="float">
            <text:p>1802.045898</text:p>
          </table:table-cell>
          <table:table-cell office:value-type="float" office:value="1714.143555" calcext:value-type="float">
            <text:p>1714.143555</text:p>
          </table:table-cell>
          <table:table-cell office:value-type="float" office:value="1801.134277" calcext:value-type="float">
            <text:p>1801.134277</text:p>
          </table:table-cell>
          <table:table-cell table:number-columns-repeated="1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709.776733" calcext:value-type="float">
            <text:p>1709.776733</text:p>
          </table:table-cell>
          <table:table-cell office:value-type="float" office:value="1802.039673" calcext:value-type="float">
            <text:p>1802.039673</text:p>
          </table:table-cell>
          <table:table-cell office:value-type="float" office:value="1719.35791" calcext:value-type="float">
            <text:p>1719.35791</text:p>
          </table:table-cell>
          <table:table-cell office:value-type="float" office:value="1795.93335" calcext:value-type="float">
            <text:p>1795.93335</text:p>
          </table:table-cell>
          <table:table-cell table:number-columns-repeated="13"/>
        </table:table-row>
        <table:table-row table:style-name="ro1">
          <table:table-cell office:value-type="float" office:value="69.2" calcext:value-type="float">
            <text:p>69.2</text:p>
          </table:table-cell>
          <table:table-cell office:value-type="float" office:value="1711.834595" calcext:value-type="float">
            <text:p>1711.834595</text:p>
          </table:table-cell>
          <table:table-cell office:value-type="float" office:value="1805.417725" calcext:value-type="float">
            <text:p>1805.417725</text:p>
          </table:table-cell>
          <table:table-cell office:value-type="float" office:value="1720.75769" calcext:value-type="float">
            <text:p>1720.75769</text:p>
          </table:table-cell>
          <table:table-cell office:value-type="float" office:value="1799.588135" calcext:value-type="float">
            <text:p>1799.588135</text:p>
          </table:table-cell>
          <table:table-cell table:number-columns-repeated="13"/>
        </table:table-row>
        <table:table-row table:style-name="ro1">
          <table:table-cell office:value-type="float" office:value="69.4" calcext:value-type="float">
            <text:p>69.4</text:p>
          </table:table-cell>
          <table:table-cell office:value-type="float" office:value="1708.460205" calcext:value-type="float">
            <text:p>1708.460205</text:p>
          </table:table-cell>
          <table:table-cell office:value-type="float" office:value="1807.729248" calcext:value-type="float">
            <text:p>1807.729248</text:p>
          </table:table-cell>
          <table:table-cell office:value-type="float" office:value="1721.027466" calcext:value-type="float">
            <text:p>1721.027466</text:p>
          </table:table-cell>
          <table:table-cell office:value-type="float" office:value="1801.951538" calcext:value-type="float">
            <text:p>1801.951538</text:p>
          </table:table-cell>
          <table:table-cell table:number-columns-repeated="13"/>
        </table:table-row>
        <table:table-row table:style-name="ro1">
          <table:table-cell office:value-type="float" office:value="69.6" calcext:value-type="float">
            <text:p>69.6</text:p>
          </table:table-cell>
          <table:table-cell office:value-type="float" office:value="1712.37854" calcext:value-type="float">
            <text:p>1712.37854</text:p>
          </table:table-cell>
          <table:table-cell office:value-type="float" office:value="1803.934448" calcext:value-type="float">
            <text:p>1803.934448</text:p>
          </table:table-cell>
          <table:table-cell office:value-type="float" office:value="1721.438599" calcext:value-type="float">
            <text:p>1721.438599</text:p>
          </table:table-cell>
          <table:table-cell office:value-type="float" office:value="1800.321899" calcext:value-type="float">
            <text:p>1800.321899</text:p>
          </table:table-cell>
          <table:table-cell table:number-columns-repeated="13"/>
        </table:table-row>
        <table:table-row table:style-name="ro1">
          <table:table-cell office:value-type="float" office:value="69.8" calcext:value-type="float">
            <text:p>69.8</text:p>
          </table:table-cell>
          <table:table-cell office:value-type="float" office:value="1714.490601" calcext:value-type="float">
            <text:p>1714.490601</text:p>
          </table:table-cell>
          <table:table-cell office:value-type="float" office:value="1807.988525" calcext:value-type="float">
            <text:p>1807.988525</text:p>
          </table:table-cell>
          <table:table-cell office:value-type="float" office:value="1724.417725" calcext:value-type="float">
            <text:p>1724.417725</text:p>
          </table:table-cell>
          <table:table-cell office:value-type="float" office:value="1805.272217" calcext:value-type="float">
            <text:p>1805.272217</text:p>
          </table:table-cell>
          <table:table-cell table:number-columns-repeated="1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710.476074" calcext:value-type="float">
            <text:p>1710.476074</text:p>
          </table:table-cell>
          <table:table-cell office:value-type="float" office:value="1810.732544" calcext:value-type="float">
            <text:p>1810.732544</text:p>
          </table:table-cell>
          <table:table-cell office:value-type="float" office:value="1720.836914" calcext:value-type="float">
            <text:p>1720.836914</text:p>
          </table:table-cell>
          <table:table-cell office:value-type="float" office:value="1806.18103" calcext:value-type="float">
            <text:p>1806.18103</text:p>
          </table:table-cell>
          <table:table-cell table:number-columns-repeated="13"/>
        </table:table-row>
        <table:table-row table:style-name="ro1">
          <table:table-cell office:value-type="float" office:value="70.2" calcext:value-type="float">
            <text:p>70.2</text:p>
          </table:table-cell>
          <table:table-cell office:value-type="float" office:value="1714.829712" calcext:value-type="float">
            <text:p>1714.829712</text:p>
          </table:table-cell>
          <table:table-cell office:value-type="float" office:value="1808.003662" calcext:value-type="float">
            <text:p>1808.003662</text:p>
          </table:table-cell>
          <table:table-cell office:value-type="float" office:value="1726.546631" calcext:value-type="float">
            <text:p>1726.546631</text:p>
          </table:table-cell>
          <table:table-cell office:value-type="float" office:value="1804.054443" calcext:value-type="float">
            <text:p>1804.054443</text:p>
          </table:table-cell>
          <table:table-cell table:number-columns-repeated="13"/>
        </table:table-row>
        <table:table-row table:style-name="ro1">
          <table:table-cell office:value-type="float" office:value="70.4" calcext:value-type="float">
            <text:p>70.4</text:p>
          </table:table-cell>
          <table:table-cell office:value-type="float" office:value="1712.964111" calcext:value-type="float">
            <text:p>1712.964111</text:p>
          </table:table-cell>
          <table:table-cell office:value-type="float" office:value="1812.652588" calcext:value-type="float">
            <text:p>1812.652588</text:p>
          </table:table-cell>
          <table:table-cell office:value-type="float" office:value="1724.674805" calcext:value-type="float">
            <text:p>1724.674805</text:p>
          </table:table-cell>
          <table:table-cell office:value-type="float" office:value="1807.391235" calcext:value-type="float">
            <text:p>1807.391235</text:p>
          </table:table-cell>
          <table:table-cell table:number-columns-repeated="13"/>
        </table:table-row>
        <table:table-row table:style-name="ro1">
          <table:table-cell office:value-type="float" office:value="70.6" calcext:value-type="float">
            <text:p>70.6</text:p>
          </table:table-cell>
          <table:table-cell office:value-type="float" office:value="1711.016968" calcext:value-type="float">
            <text:p>1711.016968</text:p>
          </table:table-cell>
          <table:table-cell office:value-type="float" office:value="1814.381592" calcext:value-type="float">
            <text:p>1814.381592</text:p>
          </table:table-cell>
          <table:table-cell office:value-type="float" office:value="1727.111206" calcext:value-type="float">
            <text:p>1727.111206</text:p>
          </table:table-cell>
          <table:table-cell office:value-type="float" office:value="1807.569214" calcext:value-type="float">
            <text:p>1807.569214</text:p>
          </table:table-cell>
          <table:table-cell table:number-columns-repeated="13"/>
        </table:table-row>
        <table:table-row table:style-name="ro1">
          <table:table-cell office:value-type="float" office:value="70.8" calcext:value-type="float">
            <text:p>70.8</text:p>
          </table:table-cell>
          <table:table-cell office:value-type="float" office:value="1715.84668" calcext:value-type="float">
            <text:p>1715.84668</text:p>
          </table:table-cell>
          <table:table-cell office:value-type="float" office:value="1810.795532" calcext:value-type="float">
            <text:p>1810.795532</text:p>
          </table:table-cell>
          <table:table-cell office:value-type="float" office:value="1727.863403" calcext:value-type="float">
            <text:p>1727.863403</text:p>
          </table:table-cell>
          <table:table-cell office:value-type="float" office:value="1808.249023" calcext:value-type="float">
            <text:p>1808.249023</text:p>
          </table:table-cell>
          <table:table-cell table:number-columns-repeated="1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715.757935" calcext:value-type="float">
            <text:p>1715.757935</text:p>
          </table:table-cell>
          <table:table-cell office:value-type="float" office:value="1810.677246" calcext:value-type="float">
            <text:p>1810.677246</text:p>
          </table:table-cell>
          <table:table-cell office:value-type="float" office:value="1726.444214" calcext:value-type="float">
            <text:p>1726.444214</text:p>
          </table:table-cell>
          <table:table-cell office:value-type="float" office:value="1810.06958" calcext:value-type="float">
            <text:p>1810.06958</text:p>
          </table:table-cell>
          <table:table-cell table:number-columns-repeated="13"/>
        </table:table-row>
        <table:table-row table:style-name="ro1">
          <table:table-cell office:value-type="float" office:value="71.2" calcext:value-type="float">
            <text:p>71.2</text:p>
          </table:table-cell>
          <table:table-cell office:value-type="float" office:value="1714.677612" calcext:value-type="float">
            <text:p>1714.677612</text:p>
          </table:table-cell>
          <table:table-cell office:value-type="float" office:value="1813.398193" calcext:value-type="float">
            <text:p>1813.398193</text:p>
          </table:table-cell>
          <table:table-cell office:value-type="float" office:value="1724.314453" calcext:value-type="float">
            <text:p>1724.314453</text:p>
          </table:table-cell>
          <table:table-cell office:value-type="float" office:value="1811.96582" calcext:value-type="float">
            <text:p>1811.96582</text:p>
          </table:table-cell>
          <table:table-cell table:number-columns-repeated="13"/>
        </table:table-row>
        <table:table-row table:style-name="ro1">
          <table:table-cell office:value-type="float" office:value="71.4" calcext:value-type="float">
            <text:p>71.4</text:p>
          </table:table-cell>
          <table:table-cell office:value-type="float" office:value="1713.706299" calcext:value-type="float">
            <text:p>1713.706299</text:p>
          </table:table-cell>
          <table:table-cell office:value-type="float" office:value="1814.472534" calcext:value-type="float">
            <text:p>1814.472534</text:p>
          </table:table-cell>
          <table:table-cell office:value-type="float" office:value="1722.446411" calcext:value-type="float">
            <text:p>1722.446411</text:p>
          </table:table-cell>
          <table:table-cell office:value-type="float" office:value="1814.77063" calcext:value-type="float">
            <text:p>1814.77063</text:p>
          </table:table-cell>
          <table:table-cell table:number-columns-repeated="13"/>
        </table:table-row>
        <table:table-row table:style-name="ro1">
          <table:table-cell office:value-type="float" office:value="71.6" calcext:value-type="float">
            <text:p>71.6</text:p>
          </table:table-cell>
          <table:table-cell office:value-type="float" office:value="1714.509155" calcext:value-type="float">
            <text:p>1714.509155</text:p>
          </table:table-cell>
          <table:table-cell office:value-type="float" office:value="1813.979858" calcext:value-type="float">
            <text:p>1813.979858</text:p>
          </table:table-cell>
          <table:table-cell office:value-type="float" office:value="1730.087158" calcext:value-type="float">
            <text:p>1730.087158</text:p>
          </table:table-cell>
          <table:table-cell office:value-type="float" office:value="1807.936646" calcext:value-type="float">
            <text:p>1807.936646</text:p>
          </table:table-cell>
          <table:table-cell table:number-columns-repeated="13"/>
        </table:table-row>
        <table:table-row table:style-name="ro1">
          <table:table-cell office:value-type="float" office:value="71.8" calcext:value-type="float">
            <text:p>71.8</text:p>
          </table:table-cell>
          <table:table-cell office:value-type="float" office:value="1714.963257" calcext:value-type="float">
            <text:p>1714.963257</text:p>
          </table:table-cell>
          <table:table-cell office:value-type="float" office:value="1818.519531" calcext:value-type="float">
            <text:p>1818.519531</text:p>
          </table:table-cell>
          <table:table-cell office:value-type="float" office:value="1724.735962" calcext:value-type="float">
            <text:p>1724.735962</text:p>
          </table:table-cell>
          <table:table-cell office:value-type="float" office:value="1814.87854" calcext:value-type="float">
            <text:p>1814.87854</text:p>
          </table:table-cell>
          <table:table-cell table:number-columns-repeated="1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716.787964" calcext:value-type="float">
            <text:p>1716.787964</text:p>
          </table:table-cell>
          <table:table-cell office:value-type="float" office:value="1817.485596" calcext:value-type="float">
            <text:p>1817.485596</text:p>
          </table:table-cell>
          <table:table-cell office:value-type="float" office:value="1726.366089" calcext:value-type="float">
            <text:p>1726.366089</text:p>
          </table:table-cell>
          <table:table-cell office:value-type="float" office:value="1815.032715" calcext:value-type="float">
            <text:p>1815.032715</text:p>
          </table:table-cell>
          <table:table-cell table:number-columns-repeated="13"/>
        </table:table-row>
        <table:table-row table:style-name="ro1">
          <table:table-cell office:value-type="float" office:value="72.2" calcext:value-type="float">
            <text:p>72.2</text:p>
          </table:table-cell>
          <table:table-cell office:value-type="float" office:value="1717.37561" calcext:value-type="float">
            <text:p>1717.37561</text:p>
          </table:table-cell>
          <table:table-cell office:value-type="float" office:value="1817.465454" calcext:value-type="float">
            <text:p>1817.465454</text:p>
          </table:table-cell>
          <table:table-cell office:value-type="float" office:value="1728.238525" calcext:value-type="float">
            <text:p>1728.238525</text:p>
          </table:table-cell>
          <table:table-cell office:value-type="float" office:value="1811.521973" calcext:value-type="float">
            <text:p>1811.521973</text:p>
          </table:table-cell>
          <table:table-cell table:number-columns-repeated="13"/>
        </table:table-row>
        <table:table-row table:style-name="ro1">
          <table:table-cell office:value-type="float" office:value="72.4" calcext:value-type="float">
            <text:p>72.4</text:p>
          </table:table-cell>
          <table:table-cell office:value-type="float" office:value="1717.21936" calcext:value-type="float">
            <text:p>1717.21936</text:p>
          </table:table-cell>
          <table:table-cell office:value-type="float" office:value="1820.42627" calcext:value-type="float">
            <text:p>1820.42627</text:p>
          </table:table-cell>
          <table:table-cell office:value-type="float" office:value="1728.75354" calcext:value-type="float">
            <text:p>1728.75354</text:p>
          </table:table-cell>
          <table:table-cell office:value-type="float" office:value="1815.57251" calcext:value-type="float">
            <text:p>1815.57251</text:p>
          </table:table-cell>
          <table:table-cell table:number-columns-repeated="13"/>
        </table:table-row>
        <table:table-row table:style-name="ro1">
          <table:table-cell office:value-type="float" office:value="72.6" calcext:value-type="float">
            <text:p>72.6</text:p>
          </table:table-cell>
          <table:table-cell office:value-type="float" office:value="1721.703979" calcext:value-type="float">
            <text:p>1721.703979</text:p>
          </table:table-cell>
          <table:table-cell office:value-type="float" office:value="1817.325562" calcext:value-type="float">
            <text:p>1817.325562</text:p>
          </table:table-cell>
          <table:table-cell office:value-type="float" office:value="1723.856079" calcext:value-type="float">
            <text:p>1723.856079</text:p>
          </table:table-cell>
          <table:table-cell office:value-type="float" office:value="1816.209595" calcext:value-type="float">
            <text:p>1816.209595</text:p>
          </table:table-cell>
          <table:table-cell table:number-columns-repeated="13"/>
        </table:table-row>
        <table:table-row table:style-name="ro1">
          <table:table-cell office:value-type="float" office:value="72.8" calcext:value-type="float">
            <text:p>72.8</text:p>
          </table:table-cell>
          <table:table-cell office:value-type="float" office:value="1717.88855" calcext:value-type="float">
            <text:p>1717.88855</text:p>
          </table:table-cell>
          <table:table-cell office:value-type="float" office:value="1818.027588" calcext:value-type="float">
            <text:p>1818.027588</text:p>
          </table:table-cell>
          <table:table-cell office:value-type="float" office:value="1730.768555" calcext:value-type="float">
            <text:p>1730.768555</text:p>
          </table:table-cell>
          <table:table-cell office:value-type="float" office:value="1815.015015" calcext:value-type="float">
            <text:p>1815.015015</text:p>
          </table:table-cell>
          <table:table-cell table:number-columns-repeated="1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722.218994" calcext:value-type="float">
            <text:p>1722.218994</text:p>
          </table:table-cell>
          <table:table-cell office:value-type="float" office:value="1818.391357" calcext:value-type="float">
            <text:p>1818.391357</text:p>
          </table:table-cell>
          <table:table-cell office:value-type="float" office:value="1734.249634" calcext:value-type="float">
            <text:p>1734.249634</text:p>
          </table:table-cell>
          <table:table-cell office:value-type="float" office:value="1814.699585" calcext:value-type="float">
            <text:p>1814.699585</text:p>
          </table:table-cell>
          <table:table-cell table:number-columns-repeated="13"/>
        </table:table-row>
        <table:table-row table:style-name="ro1">
          <table:table-cell office:value-type="float" office:value="73.2" calcext:value-type="float">
            <text:p>73.2</text:p>
          </table:table-cell>
          <table:table-cell office:value-type="float" office:value="1720.043213" calcext:value-type="float">
            <text:p>1720.043213</text:p>
          </table:table-cell>
          <table:table-cell office:value-type="float" office:value="1822.354004" calcext:value-type="float">
            <text:p>1822.354004</text:p>
          </table:table-cell>
          <table:table-cell office:value-type="float" office:value="1730.158447" calcext:value-type="float">
            <text:p>1730.158447</text:p>
          </table:table-cell>
          <table:table-cell office:value-type="float" office:value="1817.600708" calcext:value-type="float">
            <text:p>1817.600708</text:p>
          </table:table-cell>
          <table:table-cell table:number-columns-repeated="13"/>
        </table:table-row>
        <table:table-row table:style-name="ro1">
          <table:table-cell office:value-type="float" office:value="73.4" calcext:value-type="float">
            <text:p>73.4</text:p>
          </table:table-cell>
          <table:table-cell office:value-type="float" office:value="1718.504883" calcext:value-type="float">
            <text:p>1718.504883</text:p>
          </table:table-cell>
          <table:table-cell office:value-type="float" office:value="1820.601074" calcext:value-type="float">
            <text:p>1820.601074</text:p>
          </table:table-cell>
          <table:table-cell office:value-type="float" office:value="1730.607788" calcext:value-type="float">
            <text:p>1730.607788</text:p>
          </table:table-cell>
          <table:table-cell office:value-type="float" office:value="1815.285645" calcext:value-type="float">
            <text:p>1815.285645</text:p>
          </table:table-cell>
          <table:table-cell table:number-columns-repeated="13"/>
        </table:table-row>
        <table:table-row table:style-name="ro1">
          <table:table-cell office:value-type="float" office:value="73.6" calcext:value-type="float">
            <text:p>73.6</text:p>
          </table:table-cell>
          <table:table-cell office:value-type="float" office:value="1720.754639" calcext:value-type="float">
            <text:p>1720.754639</text:p>
          </table:table-cell>
          <table:table-cell office:value-type="float" office:value="1822.033813" calcext:value-type="float">
            <text:p>1822.033813</text:p>
          </table:table-cell>
          <table:table-cell office:value-type="float" office:value="1733.095093" calcext:value-type="float">
            <text:p>1733.095093</text:p>
          </table:table-cell>
          <table:table-cell office:value-type="float" office:value="1818.232422" calcext:value-type="float">
            <text:p>1818.232422</text:p>
          </table:table-cell>
          <table:table-cell table:number-columns-repeated="13"/>
        </table:table-row>
        <table:table-row table:style-name="ro1">
          <table:table-cell office:value-type="float" office:value="73.8" calcext:value-type="float">
            <text:p>73.8</text:p>
          </table:table-cell>
          <table:table-cell office:value-type="float" office:value="1720.189087" calcext:value-type="float">
            <text:p>1720.189087</text:p>
          </table:table-cell>
          <table:table-cell office:value-type="float" office:value="1821.049072" calcext:value-type="float">
            <text:p>1821.049072</text:p>
          </table:table-cell>
          <table:table-cell office:value-type="float" office:value="1733.530273" calcext:value-type="float">
            <text:p>1733.530273</text:p>
          </table:table-cell>
          <table:table-cell office:value-type="float" office:value="1817.17334" calcext:value-type="float">
            <text:p>1817.17334</text:p>
          </table:table-cell>
          <table:table-cell table:number-columns-repeated="1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718.272705" calcext:value-type="float">
            <text:p>1718.272705</text:p>
          </table:table-cell>
          <table:table-cell office:value-type="float" office:value="1822.757568" calcext:value-type="float">
            <text:p>1822.757568</text:p>
          </table:table-cell>
          <table:table-cell office:value-type="float" office:value="1732.412231" calcext:value-type="float">
            <text:p>1732.412231</text:p>
          </table:table-cell>
          <table:table-cell office:value-type="float" office:value="1818.215576" calcext:value-type="float">
            <text:p>1818.215576</text:p>
          </table:table-cell>
          <table:table-cell table:number-columns-repeated="13"/>
        </table:table-row>
        <table:table-row table:style-name="ro1">
          <table:table-cell office:value-type="float" office:value="74.2" calcext:value-type="float">
            <text:p>74.2</text:p>
          </table:table-cell>
          <table:table-cell office:value-type="float" office:value="1725.009521" calcext:value-type="float">
            <text:p>1725.009521</text:p>
          </table:table-cell>
          <table:table-cell office:value-type="float" office:value="1820.716431" calcext:value-type="float">
            <text:p>1820.716431</text:p>
          </table:table-cell>
          <table:table-cell office:value-type="float" office:value="1736.275879" calcext:value-type="float">
            <text:p>1736.275879</text:p>
          </table:table-cell>
          <table:table-cell office:value-type="float" office:value="1817.867432" calcext:value-type="float">
            <text:p>1817.867432</text:p>
          </table:table-cell>
          <table:table-cell table:number-columns-repeated="13"/>
        </table:table-row>
        <table:table-row table:style-name="ro1">
          <table:table-cell office:value-type="float" office:value="74.4" calcext:value-type="float">
            <text:p>74.4</text:p>
          </table:table-cell>
          <table:table-cell office:value-type="float" office:value="1727.387817" calcext:value-type="float">
            <text:p>1727.387817</text:p>
          </table:table-cell>
          <table:table-cell office:value-type="float" office:value="1827.025024" calcext:value-type="float">
            <text:p>1827.025024</text:p>
          </table:table-cell>
          <table:table-cell office:value-type="float" office:value="1734.764282" calcext:value-type="float">
            <text:p>1734.764282</text:p>
          </table:table-cell>
          <table:table-cell office:value-type="float" office:value="1821.774658" calcext:value-type="float">
            <text:p>1821.774658</text:p>
          </table:table-cell>
          <table:table-cell table:number-columns-repeated="13"/>
        </table:table-row>
        <table:table-row table:style-name="ro1">
          <table:table-cell office:value-type="float" office:value="74.6" calcext:value-type="float">
            <text:p>74.6</text:p>
          </table:table-cell>
          <table:table-cell office:value-type="float" office:value="1723.437622" calcext:value-type="float">
            <text:p>1723.437622</text:p>
          </table:table-cell>
          <table:table-cell office:value-type="float" office:value="1825.454346" calcext:value-type="float">
            <text:p>1825.454346</text:p>
          </table:table-cell>
          <table:table-cell office:value-type="float" office:value="1733.456177" calcext:value-type="float">
            <text:p>1733.456177</text:p>
          </table:table-cell>
          <table:table-cell office:value-type="float" office:value="1823.171387" calcext:value-type="float">
            <text:p>1823.171387</text:p>
          </table:table-cell>
          <table:table-cell table:number-columns-repeated="13"/>
        </table:table-row>
        <table:table-row table:style-name="ro1">
          <table:table-cell office:value-type="float" office:value="74.8" calcext:value-type="float">
            <text:p>74.8</text:p>
          </table:table-cell>
          <table:table-cell office:value-type="float" office:value="1723.922363" calcext:value-type="float">
            <text:p>1723.922363</text:p>
          </table:table-cell>
          <table:table-cell office:value-type="float" office:value="1826.667725" calcext:value-type="float">
            <text:p>1826.667725</text:p>
          </table:table-cell>
          <table:table-cell office:value-type="float" office:value="1735.084473" calcext:value-type="float">
            <text:p>1735.084473</text:p>
          </table:table-cell>
          <table:table-cell office:value-type="float" office:value="1822.080688" calcext:value-type="float">
            <text:p>1822.080688</text:p>
          </table:table-cell>
          <table:table-cell table:number-columns-repeated="1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726.708008" calcext:value-type="float">
            <text:p>1726.708008</text:p>
          </table:table-cell>
          <table:table-cell office:value-type="float" office:value="1824.715332" calcext:value-type="float">
            <text:p>1824.715332</text:p>
          </table:table-cell>
          <table:table-cell office:value-type="float" office:value="1735.773682" calcext:value-type="float">
            <text:p>1735.773682</text:p>
          </table:table-cell>
          <table:table-cell office:value-type="float" office:value="1824.059448" calcext:value-type="float">
            <text:p>1824.059448</text:p>
          </table:table-cell>
          <table:table-cell table:number-columns-repeated="13"/>
        </table:table-row>
        <table:table-row table:style-name="ro1">
          <table:table-cell office:value-type="float" office:value="75.2" calcext:value-type="float">
            <text:p>75.2</text:p>
          </table:table-cell>
          <table:table-cell office:value-type="float" office:value="1725.21814" calcext:value-type="float">
            <text:p>1725.21814</text:p>
          </table:table-cell>
          <table:table-cell office:value-type="float" office:value="1828.728882" calcext:value-type="float">
            <text:p>1828.728882</text:p>
          </table:table-cell>
          <table:table-cell office:value-type="float" office:value="1736.518921" calcext:value-type="float">
            <text:p>1736.518921</text:p>
          </table:table-cell>
          <table:table-cell office:value-type="float" office:value="1826.479492" calcext:value-type="float">
            <text:p>1826.479492</text:p>
          </table:table-cell>
          <table:table-cell table:number-columns-repeated="13"/>
        </table:table-row>
        <table:table-row table:style-name="ro1">
          <table:table-cell office:value-type="float" office:value="75.4" calcext:value-type="float">
            <text:p>75.4</text:p>
          </table:table-cell>
          <table:table-cell office:value-type="float" office:value="1728.594238" calcext:value-type="float">
            <text:p>1728.594238</text:p>
          </table:table-cell>
          <table:table-cell office:value-type="float" office:value="1830.052246" calcext:value-type="float">
            <text:p>1830.052246</text:p>
          </table:table-cell>
          <table:table-cell office:value-type="float" office:value="1740.232178" calcext:value-type="float">
            <text:p>1740.232178</text:p>
          </table:table-cell>
          <table:table-cell office:value-type="float" office:value="1824.373779" calcext:value-type="float">
            <text:p>1824.373779</text:p>
          </table:table-cell>
          <table:table-cell table:number-columns-repeated="13"/>
        </table:table-row>
        <table:table-row table:style-name="ro1">
          <table:table-cell office:value-type="float" office:value="75.6" calcext:value-type="float">
            <text:p>75.6</text:p>
          </table:table-cell>
          <table:table-cell office:value-type="float" office:value="1728.787842" calcext:value-type="float">
            <text:p>1728.787842</text:p>
          </table:table-cell>
          <table:table-cell office:value-type="float" office:value="1828.916016" calcext:value-type="float">
            <text:p>1828.916016</text:p>
          </table:table-cell>
          <table:table-cell office:value-type="float" office:value="1736.854492" calcext:value-type="float">
            <text:p>1736.854492</text:p>
          </table:table-cell>
          <table:table-cell office:value-type="float" office:value="1828.474243" calcext:value-type="float">
            <text:p>1828.474243</text:p>
          </table:table-cell>
          <table:table-cell table:number-columns-repeated="13"/>
        </table:table-row>
        <table:table-row table:style-name="ro1">
          <table:table-cell office:value-type="float" office:value="75.8" calcext:value-type="float">
            <text:p>75.8</text:p>
          </table:table-cell>
          <table:table-cell office:value-type="float" office:value="1729.304199" calcext:value-type="float">
            <text:p>1729.304199</text:p>
          </table:table-cell>
          <table:table-cell office:value-type="float" office:value="1826.810791" calcext:value-type="float">
            <text:p>1826.810791</text:p>
          </table:table-cell>
          <table:table-cell office:value-type="float" office:value="1741.962646" calcext:value-type="float">
            <text:p>1741.962646</text:p>
          </table:table-cell>
          <table:table-cell office:value-type="float" office:value="1819.856567" calcext:value-type="float">
            <text:p>1819.856567</text:p>
          </table:table-cell>
          <table:table-cell table:number-columns-repeated="1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719.443604" calcext:value-type="float">
            <text:p>1719.443604</text:p>
          </table:table-cell>
          <table:table-cell office:value-type="float" office:value="1801.088379" calcext:value-type="float">
            <text:p>1801.088379</text:p>
          </table:table-cell>
          <table:table-cell office:value-type="float" office:value="1726.574707" calcext:value-type="float">
            <text:p>1726.574707</text:p>
          </table:table-cell>
          <table:table-cell office:value-type="float" office:value="1802.048706" calcext:value-type="float">
            <text:p>1802.048706</text:p>
          </table:table-cell>
          <table:table-cell table:number-columns-repeated="13"/>
        </table:table-row>
        <table:table-row table:style-name="ro1">
          <table:table-cell office:value-type="float" office:value="76.2" calcext:value-type="float">
            <text:p>76.2</text:p>
          </table:table-cell>
          <table:table-cell office:value-type="float" office:value="1683.700195" calcext:value-type="float">
            <text:p>1683.700195</text:p>
          </table:table-cell>
          <table:table-cell office:value-type="float" office:value="1813.621094" calcext:value-type="float">
            <text:p>1813.621094</text:p>
          </table:table-cell>
          <table:table-cell office:value-type="float" office:value="1692.435181" calcext:value-type="float">
            <text:p>1692.435181</text:p>
          </table:table-cell>
          <table:table-cell office:value-type="float" office:value="1815.655518" calcext:value-type="float">
            <text:p>1815.655518</text:p>
          </table:table-cell>
          <table:table-cell table:number-columns-repeated="13"/>
        </table:table-row>
        <table:table-row table:style-name="ro1">
          <table:table-cell office:value-type="float" office:value="76.4" calcext:value-type="float">
            <text:p>76.4</text:p>
          </table:table-cell>
          <table:table-cell office:value-type="float" office:value="1677.218262" calcext:value-type="float">
            <text:p>1677.218262</text:p>
          </table:table-cell>
          <table:table-cell office:value-type="float" office:value="1773.01709" calcext:value-type="float">
            <text:p>1773.01709</text:p>
          </table:table-cell>
          <table:table-cell office:value-type="float" office:value="1688.63623" calcext:value-type="float">
            <text:p>1688.63623</text:p>
          </table:table-cell>
          <table:table-cell office:value-type="float" office:value="1777.48645" calcext:value-type="float">
            <text:p>1777.48645</text:p>
          </table:table-cell>
          <table:table-cell table:number-columns-repeated="13"/>
        </table:table-row>
        <table:table-row table:style-name="ro1">
          <table:table-cell office:value-type="float" office:value="76.6" calcext:value-type="float">
            <text:p>76.6</text:p>
          </table:table-cell>
          <table:table-cell office:value-type="float" office:value="1669.465454" calcext:value-type="float">
            <text:p>1669.465454</text:p>
          </table:table-cell>
          <table:table-cell office:value-type="float" office:value="1764.797852" calcext:value-type="float">
            <text:p>1764.797852</text:p>
          </table:table-cell>
          <table:table-cell office:value-type="float" office:value="1680.159424" calcext:value-type="float">
            <text:p>1680.159424</text:p>
          </table:table-cell>
          <table:table-cell office:value-type="float" office:value="1762.466187" calcext:value-type="float">
            <text:p>1762.466187</text:p>
          </table:table-cell>
          <table:table-cell table:number-columns-repeated="13"/>
        </table:table-row>
        <table:table-row table:style-name="ro1">
          <table:table-cell office:value-type="float" office:value="76.8" calcext:value-type="float">
            <text:p>76.8</text:p>
          </table:table-cell>
          <table:table-cell office:value-type="float" office:value="1656.081177" calcext:value-type="float">
            <text:p>1656.081177</text:p>
          </table:table-cell>
          <table:table-cell office:value-type="float" office:value="1754.111328" calcext:value-type="float">
            <text:p>1754.111328</text:p>
          </table:table-cell>
          <table:table-cell office:value-type="float" office:value="1656.505005" calcext:value-type="float">
            <text:p>1656.505005</text:p>
          </table:table-cell>
          <table:table-cell office:value-type="float" office:value="1757.101074" calcext:value-type="float">
            <text:p>1757.101074</text:p>
          </table:table-cell>
          <table:table-cell table:number-columns-repeated="1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643.196045" calcext:value-type="float">
            <text:p>1643.196045</text:p>
          </table:table-cell>
          <table:table-cell office:value-type="float" office:value="1735.151855" calcext:value-type="float">
            <text:p>1735.151855</text:p>
          </table:table-cell>
          <table:table-cell office:value-type="float" office:value="1648.825317" calcext:value-type="float">
            <text:p>1648.825317</text:p>
          </table:table-cell>
          <table:table-cell office:value-type="float" office:value="1735.207886" calcext:value-type="float">
            <text:p>1735.207886</text:p>
          </table:table-cell>
          <table:table-cell table:number-columns-repeated="13"/>
        </table:table-row>
        <table:table-row table:style-name="ro1">
          <table:table-cell office:value-type="float" office:value="77.2" calcext:value-type="float">
            <text:p>77.2</text:p>
          </table:table-cell>
          <table:table-cell office:value-type="float" office:value="1634.091797" calcext:value-type="float">
            <text:p>1634.091797</text:p>
          </table:table-cell>
          <table:table-cell office:value-type="float" office:value="1730.365356" calcext:value-type="float">
            <text:p>1730.365356</text:p>
          </table:table-cell>
          <table:table-cell office:value-type="float" office:value="1648.355591" calcext:value-type="float">
            <text:p>1648.355591</text:p>
          </table:table-cell>
          <table:table-cell office:value-type="float" office:value="1719.152344" calcext:value-type="float">
            <text:p>1719.152344</text:p>
          </table:table-cell>
          <table:table-cell table:number-columns-repeated="13"/>
        </table:table-row>
        <table:table-row table:style-name="ro1">
          <table:table-cell office:value-type="float" office:value="77.4" calcext:value-type="float">
            <text:p>77.4</text:p>
          </table:table-cell>
          <table:table-cell office:value-type="float" office:value="1633.657837" calcext:value-type="float">
            <text:p>1633.657837</text:p>
          </table:table-cell>
          <table:table-cell office:value-type="float" office:value="1712.35791" calcext:value-type="float">
            <text:p>1712.35791</text:p>
          </table:table-cell>
          <table:table-cell office:value-type="float" office:value="1631.625977" calcext:value-type="float">
            <text:p>1631.625977</text:p>
          </table:table-cell>
          <table:table-cell office:value-type="float" office:value="1709.641602" calcext:value-type="float">
            <text:p>1709.641602</text:p>
          </table:table-cell>
          <table:table-cell table:number-columns-repeated="13"/>
        </table:table-row>
        <table:table-row table:style-name="ro1">
          <table:table-cell office:value-type="float" office:value="77.6" calcext:value-type="float">
            <text:p>77.6</text:p>
          </table:table-cell>
          <table:table-cell office:value-type="float" office:value="1627.000732" calcext:value-type="float">
            <text:p>1627.000732</text:p>
          </table:table-cell>
          <table:table-cell office:value-type="float" office:value="1694.03186" calcext:value-type="float">
            <text:p>1694.03186</text:p>
          </table:table-cell>
          <table:table-cell office:value-type="float" office:value="1632.678345" calcext:value-type="float">
            <text:p>1632.678345</text:p>
          </table:table-cell>
          <table:table-cell office:value-type="float" office:value="1702.105225" calcext:value-type="float">
            <text:p>1702.105225</text:p>
          </table:table-cell>
          <table:table-cell table:number-columns-repeated="13"/>
        </table:table-row>
        <table:table-row table:style-name="ro1">
          <table:table-cell office:value-type="float" office:value="77.8" calcext:value-type="float">
            <text:p>77.8</text:p>
          </table:table-cell>
          <table:table-cell office:value-type="float" office:value="1612.729736" calcext:value-type="float">
            <text:p>1612.729736</text:p>
          </table:table-cell>
          <table:table-cell office:value-type="float" office:value="1692.048828" calcext:value-type="float">
            <text:p>1692.048828</text:p>
          </table:table-cell>
          <table:table-cell office:value-type="float" office:value="1623.272949" calcext:value-type="float">
            <text:p>1623.272949</text:p>
          </table:table-cell>
          <table:table-cell office:value-type="float" office:value="1690.643799" calcext:value-type="float">
            <text:p>1690.643799</text:p>
          </table:table-cell>
          <table:table-cell table:number-columns-repeated="1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610.351196" calcext:value-type="float">
            <text:p>1610.351196</text:p>
          </table:table-cell>
          <table:table-cell office:value-type="float" office:value="1680.987671" calcext:value-type="float">
            <text:p>1680.987671</text:p>
          </table:table-cell>
          <table:table-cell office:value-type="float" office:value="1615.786011" calcext:value-type="float">
            <text:p>1615.786011</text:p>
          </table:table-cell>
          <table:table-cell office:value-type="float" office:value="1677.674194" calcext:value-type="float">
            <text:p>1677.674194</text:p>
          </table:table-cell>
          <table:table-cell table:number-columns-repeated="13"/>
        </table:table-row>
        <table:table-row table:style-name="ro1">
          <table:table-cell office:value-type="float" office:value="78.2" calcext:value-type="float">
            <text:p>78.2</text:p>
          </table:table-cell>
          <table:table-cell office:value-type="float" office:value="1606.297485" calcext:value-type="float">
            <text:p>1606.297485</text:p>
          </table:table-cell>
          <table:table-cell office:value-type="float" office:value="1673.498901" calcext:value-type="float">
            <text:p>1673.498901</text:p>
          </table:table-cell>
          <table:table-cell office:value-type="float" office:value="1607.887085" calcext:value-type="float">
            <text:p>1607.887085</text:p>
          </table:table-cell>
          <table:table-cell office:value-type="float" office:value="1667.243042" calcext:value-type="float">
            <text:p>1667.243042</text:p>
          </table:table-cell>
          <table:table-cell table:number-columns-repeated="13"/>
        </table:table-row>
        <table:table-row table:style-name="ro1">
          <table:table-cell office:value-type="float" office:value="78.4" calcext:value-type="float">
            <text:p>78.4</text:p>
          </table:table-cell>
          <table:table-cell office:value-type="float" office:value="1605.314331" calcext:value-type="float">
            <text:p>1605.314331</text:p>
          </table:table-cell>
          <table:table-cell office:value-type="float" office:value="1659.826294" calcext:value-type="float">
            <text:p>1659.826294</text:p>
          </table:table-cell>
          <table:table-cell office:value-type="float" office:value="1603.40918" calcext:value-type="float">
            <text:p>1603.40918</text:p>
          </table:table-cell>
          <table:table-cell office:value-type="float" office:value="1664.70105" calcext:value-type="float">
            <text:p>1664.70105</text:p>
          </table:table-cell>
          <table:table-cell table:number-columns-repeated="13"/>
        </table:table-row>
        <table:table-row table:style-name="ro1">
          <table:table-cell office:value-type="float" office:value="78.6" calcext:value-type="float">
            <text:p>78.6</text:p>
          </table:table-cell>
          <table:table-cell office:value-type="float" office:value="1598.198486" calcext:value-type="float">
            <text:p>1598.198486</text:p>
          </table:table-cell>
          <table:table-cell office:value-type="float" office:value="1655.454834" calcext:value-type="float">
            <text:p>1655.454834</text:p>
          </table:table-cell>
          <table:table-cell office:value-type="float" office:value="1601.355957" calcext:value-type="float">
            <text:p>1601.355957</text:p>
          </table:table-cell>
          <table:table-cell office:value-type="float" office:value="1655.497559" calcext:value-type="float">
            <text:p>1655.497559</text:p>
          </table:table-cell>
          <table:table-cell table:number-columns-repeated="13"/>
        </table:table-row>
        <table:table-row table:style-name="ro1">
          <table:table-cell office:value-type="float" office:value="78.8" calcext:value-type="float">
            <text:p>78.8</text:p>
          </table:table-cell>
          <table:table-cell office:value-type="float" office:value="1592.141113" calcext:value-type="float">
            <text:p>1592.141113</text:p>
          </table:table-cell>
          <table:table-cell office:value-type="float" office:value="1649.07251" calcext:value-type="float">
            <text:p>1649.07251</text:p>
          </table:table-cell>
          <table:table-cell office:value-type="float" office:value="1601.598755" calcext:value-type="float">
            <text:p>1601.598755</text:p>
          </table:table-cell>
          <table:table-cell office:value-type="float" office:value="1643.964111" calcext:value-type="float">
            <text:p>1643.964111</text:p>
          </table:table-cell>
          <table:table-cell table:number-columns-repeated="1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596.321655" calcext:value-type="float">
            <text:p>1596.321655</text:p>
          </table:table-cell>
          <table:table-cell office:value-type="float" office:value="1638.000732" calcext:value-type="float">
            <text:p>1638.000732</text:p>
          </table:table-cell>
          <table:table-cell office:value-type="float" office:value="1594.482422" calcext:value-type="float">
            <text:p>1594.482422</text:p>
          </table:table-cell>
          <table:table-cell office:value-type="float" office:value="1635.488159" calcext:value-type="float">
            <text:p>1635.488159</text:p>
          </table:table-cell>
          <table:table-cell table:number-columns-repeated="13"/>
        </table:table-row>
        <table:table-row table:style-name="ro1">
          <table:table-cell office:value-type="float" office:value="79.2" calcext:value-type="float">
            <text:p>79.2</text:p>
          </table:table-cell>
          <table:table-cell office:value-type="float" office:value="1590.545166" calcext:value-type="float">
            <text:p>1590.545166</text:p>
          </table:table-cell>
          <table:table-cell office:value-type="float" office:value="1633.430542" calcext:value-type="float">
            <text:p>1633.430542</text:p>
          </table:table-cell>
          <table:table-cell office:value-type="float" office:value="1593.430176" calcext:value-type="float">
            <text:p>1593.430176</text:p>
          </table:table-cell>
          <table:table-cell office:value-type="float" office:value="1634.541382" calcext:value-type="float">
            <text:p>1634.541382</text:p>
          </table:table-cell>
          <table:table-cell table:number-columns-repeated="13"/>
        </table:table-row>
        <table:table-row table:style-name="ro1">
          <table:table-cell office:value-type="float" office:value="79.4" calcext:value-type="float">
            <text:p>79.4</text:p>
          </table:table-cell>
          <table:table-cell office:value-type="float" office:value="1588.177979" calcext:value-type="float">
            <text:p>1588.177979</text:p>
          </table:table-cell>
          <table:table-cell office:value-type="float" office:value="1624.480835" calcext:value-type="float">
            <text:p>1624.480835</text:p>
          </table:table-cell>
          <table:table-cell office:value-type="float" office:value="1590.421143" calcext:value-type="float">
            <text:p>1590.421143</text:p>
          </table:table-cell>
          <table:table-cell office:value-type="float" office:value="1626.155762" calcext:value-type="float">
            <text:p>1626.155762</text:p>
          </table:table-cell>
          <table:table-cell table:number-columns-repeated="13"/>
        </table:table-row>
        <table:table-row table:style-name="ro1">
          <table:table-cell office:value-type="float" office:value="79.6" calcext:value-type="float">
            <text:p>79.6</text:p>
          </table:table-cell>
          <table:table-cell office:value-type="float" office:value="1582.200928" calcext:value-type="float">
            <text:p>1582.200928</text:p>
          </table:table-cell>
          <table:table-cell office:value-type="float" office:value="1622.94751" calcext:value-type="float">
            <text:p>1622.94751</text:p>
          </table:table-cell>
          <table:table-cell office:value-type="float" office:value="1585.255493" calcext:value-type="float">
            <text:p>1585.255493</text:p>
          </table:table-cell>
          <table:table-cell office:value-type="float" office:value="1619.530273" calcext:value-type="float">
            <text:p>1619.530273</text:p>
          </table:table-cell>
          <table:table-cell table:number-columns-repeated="13"/>
        </table:table-row>
        <table:table-row table:style-name="ro1">
          <table:table-cell office:value-type="float" office:value="79.8" calcext:value-type="float">
            <text:p>79.8</text:p>
          </table:table-cell>
          <table:table-cell office:value-type="float" office:value="1580.418335" calcext:value-type="float">
            <text:p>1580.418335</text:p>
          </table:table-cell>
          <table:table-cell office:value-type="float" office:value="1622.033447" calcext:value-type="float">
            <text:p>1622.033447</text:p>
          </table:table-cell>
          <table:table-cell office:value-type="float" office:value="1584.460693" calcext:value-type="float">
            <text:p>1584.460693</text:p>
          </table:table-cell>
          <table:table-cell office:value-type="float" office:value="1617.488403" calcext:value-type="float">
            <text:p>1617.488403</text:p>
          </table:table-cell>
          <table:table-cell table:number-columns-repeated="1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579.825439" calcext:value-type="float">
            <text:p>1579.825439</text:p>
          </table:table-cell>
          <table:table-cell office:value-type="float" office:value="1615.328369" calcext:value-type="float">
            <text:p>1615.328369</text:p>
          </table:table-cell>
          <table:table-cell office:value-type="float" office:value="1581.876343" calcext:value-type="float">
            <text:p>1581.876343</text:p>
          </table:table-cell>
          <table:table-cell office:value-type="float" office:value="1613.080566" calcext:value-type="float">
            <text:p>1613.080566</text:p>
          </table:table-cell>
          <table:table-cell table:number-columns-repeated="13"/>
        </table:table-row>
        <table:table-row table:style-name="ro1">
          <table:table-cell office:value-type="float" office:value="80.2" calcext:value-type="float">
            <text:p>80.2</text:p>
          </table:table-cell>
          <table:table-cell office:value-type="float" office:value="1575.514038" calcext:value-type="float">
            <text:p>1575.514038</text:p>
          </table:table-cell>
          <table:table-cell office:value-type="float" office:value="1610.331543" calcext:value-type="float">
            <text:p>1610.331543</text:p>
          </table:table-cell>
          <table:table-cell office:value-type="float" office:value="1580.780151" calcext:value-type="float">
            <text:p>1580.780151</text:p>
          </table:table-cell>
          <table:table-cell office:value-type="float" office:value="1606.545288" calcext:value-type="float">
            <text:p>1606.545288</text:p>
          </table:table-cell>
          <table:table-cell table:number-columns-repeated="13"/>
        </table:table-row>
        <table:table-row table:style-name="ro1">
          <table:table-cell office:value-type="float" office:value="80.4" calcext:value-type="float">
            <text:p>80.4</text:p>
          </table:table-cell>
          <table:table-cell office:value-type="float" office:value="1579.821655" calcext:value-type="float">
            <text:p>1579.821655</text:p>
          </table:table-cell>
          <table:table-cell office:value-type="float" office:value="1607.303711" calcext:value-type="float">
            <text:p>1607.303711</text:p>
          </table:table-cell>
          <table:table-cell office:value-type="float" office:value="1581.969849" calcext:value-type="float">
            <text:p>1581.969849</text:p>
          </table:table-cell>
          <table:table-cell office:value-type="float" office:value="1603.559692" calcext:value-type="float">
            <text:p>1603.559692</text:p>
          </table:table-cell>
          <table:table-cell table:number-columns-repeated="13"/>
        </table:table-row>
        <table:table-row table:style-name="ro1">
          <table:table-cell office:value-type="float" office:value="80.6" calcext:value-type="float">
            <text:p>80.6</text:p>
          </table:table-cell>
          <table:table-cell office:value-type="float" office:value="1577.410278" calcext:value-type="float">
            <text:p>1577.410278</text:p>
          </table:table-cell>
          <table:table-cell office:value-type="float" office:value="1601.811279" calcext:value-type="float">
            <text:p>1601.811279</text:p>
          </table:table-cell>
          <table:table-cell office:value-type="float" office:value="1573.690552" calcext:value-type="float">
            <text:p>1573.690552</text:p>
          </table:table-cell>
          <table:table-cell office:value-type="float" office:value="1604.331421" calcext:value-type="float">
            <text:p>1604.331421</text:p>
          </table:table-cell>
          <table:table-cell table:number-columns-repeated="13"/>
        </table:table-row>
        <table:table-row table:style-name="ro1">
          <table:table-cell office:value-type="float" office:value="80.8" calcext:value-type="float">
            <text:p>80.8</text:p>
          </table:table-cell>
          <table:table-cell office:value-type="float" office:value="1573.625854" calcext:value-type="float">
            <text:p>1573.625854</text:p>
          </table:table-cell>
          <table:table-cell office:value-type="float" office:value="1600.466553" calcext:value-type="float">
            <text:p>1600.466553</text:p>
          </table:table-cell>
          <table:table-cell office:value-type="float" office:value="1574.907349" calcext:value-type="float">
            <text:p>1574.907349</text:p>
          </table:table-cell>
          <table:table-cell office:value-type="float" office:value="1599.444092" calcext:value-type="float">
            <text:p>1599.444092</text:p>
          </table:table-cell>
          <table:table-cell table:number-columns-repeated="1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573.5" calcext:value-type="float">
            <text:p>1573.5</text:p>
          </table:table-cell>
          <table:table-cell office:value-type="float" office:value="1599.717651" calcext:value-type="float">
            <text:p>1599.717651</text:p>
          </table:table-cell>
          <table:table-cell office:value-type="float" office:value="1575.257935" calcext:value-type="float">
            <text:p>1575.257935</text:p>
          </table:table-cell>
          <table:table-cell office:value-type="float" office:value="1595.055176" calcext:value-type="float">
            <text:p>1595.055176</text:p>
          </table:table-cell>
          <table:table-cell table:number-columns-repeated="13"/>
        </table:table-row>
        <table:table-row table:style-name="ro1">
          <table:table-cell office:value-type="float" office:value="81.2" calcext:value-type="float">
            <text:p>81.2</text:p>
          </table:table-cell>
          <table:table-cell office:value-type="float" office:value="1571.189819" calcext:value-type="float">
            <text:p>1571.189819</text:p>
          </table:table-cell>
          <table:table-cell office:value-type="float" office:value="1594.382202" calcext:value-type="float">
            <text:p>1594.382202</text:p>
          </table:table-cell>
          <table:table-cell office:value-type="float" office:value="1574.361084" calcext:value-type="float">
            <text:p>1574.361084</text:p>
          </table:table-cell>
          <table:table-cell office:value-type="float" office:value="1592.071655" calcext:value-type="float">
            <text:p>1592.071655</text:p>
          </table:table-cell>
          <table:table-cell table:number-columns-repeated="13"/>
        </table:table-row>
        <table:table-row table:style-name="ro1">
          <table:table-cell office:value-type="float" office:value="81.4" calcext:value-type="float">
            <text:p>81.4</text:p>
          </table:table-cell>
          <table:table-cell office:value-type="float" office:value="1571.77002" calcext:value-type="float">
            <text:p>1571.77002</text:p>
          </table:table-cell>
          <table:table-cell office:value-type="float" office:value="1590.913696" calcext:value-type="float">
            <text:p>1590.913696</text:p>
          </table:table-cell>
          <table:table-cell office:value-type="float" office:value="1572.840576" calcext:value-type="float">
            <text:p>1572.840576</text:p>
          </table:table-cell>
          <table:table-cell office:value-type="float" office:value="1591.975098" calcext:value-type="float">
            <text:p>1591.975098</text:p>
          </table:table-cell>
          <table:table-cell table:number-columns-repeated="13"/>
        </table:table-row>
        <table:table-row table:style-name="ro1">
          <table:table-cell office:value-type="float" office:value="81.6" calcext:value-type="float">
            <text:p>81.6</text:p>
          </table:table-cell>
          <table:table-cell office:value-type="float" office:value="1568.251587" calcext:value-type="float">
            <text:p>1568.251587</text:p>
          </table:table-cell>
          <table:table-cell office:value-type="float" office:value="1589.756104" calcext:value-type="float">
            <text:p>1589.756104</text:p>
          </table:table-cell>
          <table:table-cell office:value-type="float" office:value="1572.559204" calcext:value-type="float">
            <text:p>1572.559204</text:p>
          </table:table-cell>
          <table:table-cell office:value-type="float" office:value="1586.372559" calcext:value-type="float">
            <text:p>1586.372559</text:p>
          </table:table-cell>
          <table:table-cell table:number-columns-repeated="13"/>
        </table:table-row>
        <table:table-row table:style-name="ro1">
          <table:table-cell office:value-type="float" office:value="81.8" calcext:value-type="float">
            <text:p>81.8</text:p>
          </table:table-cell>
          <table:table-cell office:value-type="float" office:value="1565.43335" calcext:value-type="float">
            <text:p>1565.43335</text:p>
          </table:table-cell>
          <table:table-cell office:value-type="float" office:value="1592.713379" calcext:value-type="float">
            <text:p>1592.713379</text:p>
          </table:table-cell>
          <table:table-cell office:value-type="float" office:value="1569.333984" calcext:value-type="float">
            <text:p>1569.333984</text:p>
          </table:table-cell>
          <table:table-cell office:value-type="float" office:value="1585.20166" calcext:value-type="float">
            <text:p>1585.20166</text:p>
          </table:table-cell>
          <table:table-cell table:number-columns-repeated="1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568.141846" calcext:value-type="float">
            <text:p>1568.141846</text:p>
          </table:table-cell>
          <table:table-cell office:value-type="float" office:value="1588.304565" calcext:value-type="float">
            <text:p>1588.304565</text:p>
          </table:table-cell>
          <table:table-cell office:value-type="float" office:value="1570.949585" calcext:value-type="float">
            <text:p>1570.949585</text:p>
          </table:table-cell>
          <table:table-cell office:value-type="float" office:value="1585.70459" calcext:value-type="float">
            <text:p>1585.70459</text:p>
          </table:table-cell>
          <table:table-cell table:number-columns-repeated="13"/>
        </table:table-row>
        <table:table-row table:style-name="ro1">
          <table:table-cell office:value-type="float" office:value="82.2" calcext:value-type="float">
            <text:p>82.2</text:p>
          </table:table-cell>
          <table:table-cell office:value-type="float" office:value="1568.078003" calcext:value-type="float">
            <text:p>1568.078003</text:p>
          </table:table-cell>
          <table:table-cell office:value-type="float" office:value="1582.77478" calcext:value-type="float">
            <text:p>1582.77478</text:p>
          </table:table-cell>
          <table:table-cell office:value-type="float" office:value="1567.742554" calcext:value-type="float">
            <text:p>1567.742554</text:p>
          </table:table-cell>
          <table:table-cell office:value-type="float" office:value="1583.990234" calcext:value-type="float">
            <text:p>1583.990234</text:p>
          </table:table-cell>
          <table:table-cell table:number-columns-repeated="13"/>
        </table:table-row>
        <table:table-row table:style-name="ro1">
          <table:table-cell office:value-type="float" office:value="82.4" calcext:value-type="float">
            <text:p>82.4</text:p>
          </table:table-cell>
          <table:table-cell office:value-type="float" office:value="1567.590454" calcext:value-type="float">
            <text:p>1567.590454</text:p>
          </table:table-cell>
          <table:table-cell office:value-type="float" office:value="1581.923218" calcext:value-type="float">
            <text:p>1581.923218</text:p>
          </table:table-cell>
          <table:table-cell office:value-type="float" office:value="1563.504883" calcext:value-type="float">
            <text:p>1563.504883</text:p>
          </table:table-cell>
          <table:table-cell office:value-type="float" office:value="1585.265747" calcext:value-type="float">
            <text:p>1585.265747</text:p>
          </table:table-cell>
          <table:table-cell table:number-columns-repeated="13"/>
        </table:table-row>
        <table:table-row table:style-name="ro1">
          <table:table-cell office:value-type="float" office:value="82.6" calcext:value-type="float">
            <text:p>82.6</text:p>
          </table:table-cell>
          <table:table-cell office:value-type="float" office:value="1566.254883" calcext:value-type="float">
            <text:p>1566.254883</text:p>
          </table:table-cell>
          <table:table-cell office:value-type="float" office:value="1580.547607" calcext:value-type="float">
            <text:p>1580.547607</text:p>
          </table:table-cell>
          <table:table-cell office:value-type="float" office:value="1568.043701" calcext:value-type="float">
            <text:p>1568.043701</text:p>
          </table:table-cell>
          <table:table-cell office:value-type="float" office:value="1582.001587" calcext:value-type="float">
            <text:p>1582.001587</text:p>
          </table:table-cell>
          <table:table-cell table:number-columns-repeated="13"/>
        </table:table-row>
        <table:table-row table:style-name="ro1">
          <table:table-cell office:value-type="float" office:value="82.8" calcext:value-type="float">
            <text:p>82.8</text:p>
          </table:table-cell>
          <table:table-cell office:value-type="float" office:value="1561.810791" calcext:value-type="float">
            <text:p>1561.810791</text:p>
          </table:table-cell>
          <table:table-cell office:value-type="float" office:value="1582.80603" calcext:value-type="float">
            <text:p>1582.80603</text:p>
          </table:table-cell>
          <table:table-cell office:value-type="float" office:value="1567.801147" calcext:value-type="float">
            <text:p>1567.801147</text:p>
          </table:table-cell>
          <table:table-cell office:value-type="float" office:value="1582.374878" calcext:value-type="float">
            <text:p>1582.374878</text:p>
          </table:table-cell>
          <table:table-cell table:number-columns-repeated="1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568.731812" calcext:value-type="float">
            <text:p>1568.731812</text:p>
          </table:table-cell>
          <table:table-cell office:value-type="float" office:value="1576.517944" calcext:value-type="float">
            <text:p>1576.517944</text:p>
          </table:table-cell>
          <table:table-cell office:value-type="float" office:value="1566.908081" calcext:value-type="float">
            <text:p>1566.908081</text:p>
          </table:table-cell>
          <table:table-cell office:value-type="float" office:value="1577.878418" calcext:value-type="float">
            <text:p>1577.878418</text:p>
          </table:table-cell>
          <table:table-cell table:number-columns-repeated="13"/>
        </table:table-row>
        <table:table-row table:style-name="ro1">
          <table:table-cell office:value-type="float" office:value="83.2" calcext:value-type="float">
            <text:p>83.2</text:p>
          </table:table-cell>
          <table:table-cell office:value-type="float" office:value="1564.663086" calcext:value-type="float">
            <text:p>1564.663086</text:p>
          </table:table-cell>
          <table:table-cell office:value-type="float" office:value="1574.593628" calcext:value-type="float">
            <text:p>1574.593628</text:p>
          </table:table-cell>
          <table:table-cell office:value-type="float" office:value="1564.407959" calcext:value-type="float">
            <text:p>1564.407959</text:p>
          </table:table-cell>
          <table:table-cell office:value-type="float" office:value="1574.590576" calcext:value-type="float">
            <text:p>1574.590576</text:p>
          </table:table-cell>
          <table:table-cell table:number-columns-repeated="13"/>
        </table:table-row>
        <table:table-row table:style-name="ro1">
          <table:table-cell office:value-type="float" office:value="83.4" calcext:value-type="float">
            <text:p>83.4</text:p>
          </table:table-cell>
          <table:table-cell office:value-type="float" office:value="1564.518311" calcext:value-type="float">
            <text:p>1564.518311</text:p>
          </table:table-cell>
          <table:table-cell office:value-type="float" office:value="1577.441772" calcext:value-type="float">
            <text:p>1577.441772</text:p>
          </table:table-cell>
          <table:table-cell office:value-type="float" office:value="1568.022095" calcext:value-type="float">
            <text:p>1568.022095</text:p>
          </table:table-cell>
          <table:table-cell office:value-type="float" office:value="1576.425537" calcext:value-type="float">
            <text:p>1576.425537</text:p>
          </table:table-cell>
          <table:table-cell table:number-columns-repeated="13"/>
        </table:table-row>
        <table:table-row table:style-name="ro1">
          <table:table-cell office:value-type="float" office:value="83.6" calcext:value-type="float">
            <text:p>83.6</text:p>
          </table:table-cell>
          <table:table-cell office:value-type="float" office:value="1565.355957" calcext:value-type="float">
            <text:p>1565.355957</text:p>
          </table:table-cell>
          <table:table-cell office:value-type="float" office:value="1574.320068" calcext:value-type="float">
            <text:p>1574.320068</text:p>
          </table:table-cell>
          <table:table-cell office:value-type="float" office:value="1566.720825" calcext:value-type="float">
            <text:p>1566.720825</text:p>
          </table:table-cell>
          <table:table-cell office:value-type="float" office:value="1574.771851" calcext:value-type="float">
            <text:p>1574.771851</text:p>
          </table:table-cell>
          <table:table-cell table:number-columns-repeated="13"/>
        </table:table-row>
        <table:table-row table:style-name="ro1">
          <table:table-cell office:value-type="float" office:value="83.8" calcext:value-type="float">
            <text:p>83.8</text:p>
          </table:table-cell>
          <table:table-cell office:value-type="float" office:value="1564.118408" calcext:value-type="float">
            <text:p>1564.118408</text:p>
          </table:table-cell>
          <table:table-cell office:value-type="float" office:value="1573.503418" calcext:value-type="float">
            <text:p>1573.503418</text:p>
          </table:table-cell>
          <table:table-cell office:value-type="float" office:value="1561.585938" calcext:value-type="float">
            <text:p>1561.585938</text:p>
          </table:table-cell>
          <table:table-cell office:value-type="float" office:value="1575.543213" calcext:value-type="float">
            <text:p>1575.543213</text:p>
          </table:table-cell>
          <table:table-cell table:number-columns-repeated="1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564.095947" calcext:value-type="float">
            <text:p>1564.095947</text:p>
          </table:table-cell>
          <table:table-cell office:value-type="float" office:value="1572.847046" calcext:value-type="float">
            <text:p>1572.847046</text:p>
          </table:table-cell>
          <table:table-cell office:value-type="float" office:value="1559.855957" calcext:value-type="float">
            <text:p>1559.855957</text:p>
          </table:table-cell>
          <table:table-cell office:value-type="float" office:value="1576.90918" calcext:value-type="float">
            <text:p>1576.90918</text:p>
          </table:table-cell>
          <table:table-cell table:number-columns-repeated="13"/>
        </table:table-row>
        <table:table-row table:style-name="ro1">
          <table:table-cell office:value-type="float" office:value="84.2" calcext:value-type="float">
            <text:p>84.2</text:p>
          </table:table-cell>
          <table:table-cell office:value-type="float" office:value="1564.873535" calcext:value-type="float">
            <text:p>1564.873535</text:p>
          </table:table-cell>
          <table:table-cell office:value-type="float" office:value="1573.346313" calcext:value-type="float">
            <text:p>1573.346313</text:p>
          </table:table-cell>
          <table:table-cell office:value-type="float" office:value="1566.774048" calcext:value-type="float">
            <text:p>1566.774048</text:p>
          </table:table-cell>
          <table:table-cell office:value-type="float" office:value="1572.794434" calcext:value-type="float">
            <text:p>1572.794434</text:p>
          </table:table-cell>
          <table:table-cell table:number-columns-repeated="13"/>
        </table:table-row>
        <table:table-row table:style-name="ro1">
          <table:table-cell office:value-type="float" office:value="84.4" calcext:value-type="float">
            <text:p>84.4</text:p>
          </table:table-cell>
          <table:table-cell office:value-type="float" office:value="1566.55542" calcext:value-type="float">
            <text:p>1566.55542</text:p>
          </table:table-cell>
          <table:table-cell office:value-type="float" office:value="1568.205811" calcext:value-type="float">
            <text:p>1568.205811</text:p>
          </table:table-cell>
          <table:table-cell office:value-type="float" office:value="1563.311768" calcext:value-type="float">
            <text:p>1563.311768</text:p>
          </table:table-cell>
          <table:table-cell office:value-type="float" office:value="1572.467407" calcext:value-type="float">
            <text:p>1572.467407</text:p>
          </table:table-cell>
          <table:table-cell table:number-columns-repeated="13"/>
        </table:table-row>
        <table:table-row table:style-name="ro1">
          <table:table-cell office:value-type="float" office:value="84.6" calcext:value-type="float">
            <text:p>84.6</text:p>
          </table:table-cell>
          <table:table-cell office:value-type="float" office:value="1566.086182" calcext:value-type="float">
            <text:p>1566.086182</text:p>
          </table:table-cell>
          <table:table-cell office:value-type="float" office:value="1570.337402" calcext:value-type="float">
            <text:p>1570.337402</text:p>
          </table:table-cell>
          <table:table-cell office:value-type="float" office:value="1565.535034" calcext:value-type="float">
            <text:p>1565.535034</text:p>
          </table:table-cell>
          <table:table-cell office:value-type="float" office:value="1568.254761" calcext:value-type="float">
            <text:p>1568.254761</text:p>
          </table:table-cell>
          <table:table-cell table:number-columns-repeated="13"/>
        </table:table-row>
        <table:table-row table:style-name="ro1">
          <table:table-cell office:value-type="float" office:value="84.8" calcext:value-type="float">
            <text:p>84.8</text:p>
          </table:table-cell>
          <table:table-cell office:value-type="float" office:value="1564.084473" calcext:value-type="float">
            <text:p>1564.084473</text:p>
          </table:table-cell>
          <table:table-cell office:value-type="float" office:value="1569.227661" calcext:value-type="float">
            <text:p>1569.227661</text:p>
          </table:table-cell>
          <table:table-cell office:value-type="float" office:value="1566.134766" calcext:value-type="float">
            <text:p>1566.134766</text:p>
          </table:table-cell>
          <table:table-cell office:value-type="float" office:value="1566.60498" calcext:value-type="float">
            <text:p>1566.60498</text:p>
          </table:table-cell>
          <table:table-cell table:number-columns-repeated="1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541.015991" calcext:value-type="float">
            <text:p>1541.015991</text:p>
          </table:table-cell>
          <table:table-cell office:value-type="float" office:value="1570.327026" calcext:value-type="float">
            <text:p>1570.327026</text:p>
          </table:table-cell>
          <table:table-cell office:value-type="float" office:value="1569.220093" calcext:value-type="float">
            <text:p>1569.220093</text:p>
          </table:table-cell>
          <table:table-cell office:value-type="float" office:value="1588.78125" calcext:value-type="float">
            <text:p>1588.78125</text:p>
          </table:table-cell>
          <table:table-cell table:number-columns-repeated="13"/>
        </table:table-row>
        <table:table-row table:style-name="ro1">
          <table:table-cell office:value-type="float" office:value="85.2" calcext:value-type="float">
            <text:p>85.2</text:p>
          </table:table-cell>
          <table:table-cell office:value-type="float" office:value="1566.694336" calcext:value-type="float">
            <text:p>1566.694336</text:p>
          </table:table-cell>
          <table:table-cell office:value-type="float" office:value="1572.199829" calcext:value-type="float">
            <text:p>1572.199829</text:p>
          </table:table-cell>
          <table:table-cell office:value-type="float" office:value="1561.567749" calcext:value-type="float">
            <text:p>1561.567749</text:p>
          </table:table-cell>
          <table:table-cell office:value-type="float" office:value="1578.043823" calcext:value-type="float">
            <text:p>1578.043823</text:p>
          </table:table-cell>
          <table:table-cell table:number-columns-repeated="13"/>
        </table:table-row>
        <table:table-row table:style-name="ro1">
          <table:table-cell office:value-type="float" office:value="85.4" calcext:value-type="float">
            <text:p>85.4</text:p>
          </table:table-cell>
          <table:table-cell office:value-type="float" office:value="1580.152954" calcext:value-type="float">
            <text:p>1580.152954</text:p>
          </table:table-cell>
          <table:table-cell office:value-type="float" office:value="1588.491699" calcext:value-type="float">
            <text:p>1588.491699</text:p>
          </table:table-cell>
          <table:table-cell office:value-type="float" office:value="1568.031494" calcext:value-type="float">
            <text:p>1568.031494</text:p>
          </table:table-cell>
          <table:table-cell office:value-type="float" office:value="1591.278076" calcext:value-type="float">
            <text:p>1591.278076</text:p>
          </table:table-cell>
          <table:table-cell table:number-columns-repeated="13"/>
        </table:table-row>
        <table:table-row table:style-name="ro1">
          <table:table-cell office:value-type="float" office:value="85.6" calcext:value-type="float">
            <text:p>85.6</text:p>
          </table:table-cell>
          <table:table-cell office:value-type="float" office:value="1592.872803" calcext:value-type="float">
            <text:p>1592.872803</text:p>
          </table:table-cell>
          <table:table-cell office:value-type="float" office:value="1643.231323" calcext:value-type="float">
            <text:p>1643.231323</text:p>
          </table:table-cell>
          <table:table-cell office:value-type="float" office:value="1589.009521" calcext:value-type="float">
            <text:p>1589.009521</text:p>
          </table:table-cell>
          <table:table-cell office:value-type="float" office:value="1650.552124" calcext:value-type="float">
            <text:p>1650.552124</text:p>
          </table:table-cell>
          <table:table-cell table:number-columns-repeated="13"/>
        </table:table-row>
        <table:table-row table:style-name="ro1">
          <table:table-cell office:value-type="float" office:value="85.8" calcext:value-type="float">
            <text:p>85.8</text:p>
          </table:table-cell>
          <table:table-cell office:value-type="float" office:value="1654.755859" calcext:value-type="float">
            <text:p>1654.755859</text:p>
          </table:table-cell>
          <table:table-cell office:value-type="float" office:value="1627.141113" calcext:value-type="float">
            <text:p>1627.141113</text:p>
          </table:table-cell>
          <table:table-cell office:value-type="float" office:value="1664.352539" calcext:value-type="float">
            <text:p>1664.352539</text:p>
          </table:table-cell>
          <table:table-cell office:value-type="float" office:value="1628.365479" calcext:value-type="float">
            <text:p>1628.365479</text:p>
          </table:table-cell>
          <table:table-cell table:number-columns-repeated="1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684.156982" calcext:value-type="float">
            <text:p>1684.156982</text:p>
          </table:table-cell>
          <table:table-cell office:value-type="float" office:value="1728.672852" calcext:value-type="float">
            <text:p>1728.672852</text:p>
          </table:table-cell>
          <table:table-cell office:value-type="float" office:value="1687.571533" calcext:value-type="float">
            <text:p>1687.571533</text:p>
          </table:table-cell>
          <table:table-cell office:value-type="float" office:value="1727.235718" calcext:value-type="float">
            <text:p>1727.235718</text:p>
          </table:table-cell>
          <table:table-cell table:number-columns-repeated="13"/>
        </table:table-row>
        <table:table-row table:style-name="ro1">
          <table:table-cell office:value-type="float" office:value="86.2" calcext:value-type="float">
            <text:p>86.2</text:p>
          </table:table-cell>
          <table:table-cell office:value-type="float" office:value="1731.921631" calcext:value-type="float">
            <text:p>1731.921631</text:p>
          </table:table-cell>
          <table:table-cell office:value-type="float" office:value="1756.182617" calcext:value-type="float">
            <text:p>1756.182617</text:p>
          </table:table-cell>
          <table:table-cell office:value-type="float" office:value="1740.436646" calcext:value-type="float">
            <text:p>1740.436646</text:p>
          </table:table-cell>
          <table:table-cell office:value-type="float" office:value="1750.905396" calcext:value-type="float">
            <text:p>1750.905396</text:p>
          </table:table-cell>
          <table:table-cell table:number-columns-repeated="13"/>
        </table:table-row>
        <table:table-row table:style-name="ro1">
          <table:table-cell office:value-type="float" office:value="86.4" calcext:value-type="float">
            <text:p>86.4</text:p>
          </table:table-cell>
          <table:table-cell office:value-type="float" office:value="1741.469482" calcext:value-type="float">
            <text:p>1741.469482</text:p>
          </table:table-cell>
          <table:table-cell office:value-type="float" office:value="1794.790771" calcext:value-type="float">
            <text:p>1794.790771</text:p>
          </table:table-cell>
          <table:table-cell office:value-type="float" office:value="1750.950195" calcext:value-type="float">
            <text:p>1750.950195</text:p>
          </table:table-cell>
          <table:table-cell office:value-type="float" office:value="1786.246338" calcext:value-type="float">
            <text:p>1786.246338</text:p>
          </table:table-cell>
          <table:table-cell table:number-columns-repeated="13"/>
        </table:table-row>
        <table:table-row table:style-name="ro1">
          <table:table-cell office:value-type="float" office:value="86.6" calcext:value-type="float">
            <text:p>86.6</text:p>
          </table:table-cell>
          <table:table-cell office:value-type="float" office:value="1738.557007" calcext:value-type="float">
            <text:p>1738.557007</text:p>
          </table:table-cell>
          <table:table-cell office:value-type="float" office:value="1811.4104" calcext:value-type="float">
            <text:p>1811.4104</text:p>
          </table:table-cell>
          <table:table-cell office:value-type="float" office:value="1746.972656" calcext:value-type="float">
            <text:p>1746.972656</text:p>
          </table:table-cell>
          <table:table-cell office:value-type="float" office:value="1804.906006" calcext:value-type="float">
            <text:p>1804.906006</text:p>
          </table:table-cell>
          <table:table-cell table:number-columns-repeated="13"/>
        </table:table-row>
        <table:table-row table:style-name="ro1">
          <table:table-cell office:value-type="float" office:value="86.8" calcext:value-type="float">
            <text:p>86.8</text:p>
          </table:table-cell>
          <table:table-cell office:value-type="float" office:value="1718.642456" calcext:value-type="float">
            <text:p>1718.642456</text:p>
          </table:table-cell>
          <table:table-cell office:value-type="float" office:value="1812.348755" calcext:value-type="float">
            <text:p>1812.348755</text:p>
          </table:table-cell>
          <table:table-cell office:value-type="float" office:value="1725.748535" calcext:value-type="float">
            <text:p>1725.748535</text:p>
          </table:table-cell>
          <table:table-cell office:value-type="float" office:value="1802.697266" calcext:value-type="float">
            <text:p>1802.697266</text:p>
          </table:table-cell>
          <table:table-cell table:number-columns-repeated="1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703.925415" calcext:value-type="float">
            <text:p>1703.925415</text:p>
          </table:table-cell>
          <table:table-cell office:value-type="float" office:value="1810.407471" calcext:value-type="float">
            <text:p>1810.407471</text:p>
          </table:table-cell>
          <table:table-cell office:value-type="float" office:value="1702.081665" calcext:value-type="float">
            <text:p>1702.081665</text:p>
          </table:table-cell>
          <table:table-cell office:value-type="float" office:value="1821.340454" calcext:value-type="float">
            <text:p>1821.340454</text:p>
          </table:table-cell>
          <table:table-cell table:number-columns-repeated="13"/>
        </table:table-row>
        <table:table-row table:style-name="ro1">
          <table:table-cell office:value-type="float" office:value="87.2" calcext:value-type="float">
            <text:p>87.2</text:p>
          </table:table-cell>
          <table:table-cell office:value-type="float" office:value="1715.795532" calcext:value-type="float">
            <text:p>1715.795532</text:p>
          </table:table-cell>
          <table:table-cell office:value-type="float" office:value="1787.70874" calcext:value-type="float">
            <text:p>1787.70874</text:p>
          </table:table-cell>
          <table:table-cell office:value-type="float" office:value="1724.208862" calcext:value-type="float">
            <text:p>1724.208862</text:p>
          </table:table-cell>
          <table:table-cell office:value-type="float" office:value="1794.341309" calcext:value-type="float">
            <text:p>1794.341309</text:p>
          </table:table-cell>
          <table:table-cell table:number-columns-repeated="13"/>
        </table:table-row>
        <table:table-row table:style-name="ro1">
          <table:table-cell office:value-type="float" office:value="87.4" calcext:value-type="float">
            <text:p>87.4</text:p>
          </table:table-cell>
          <table:table-cell office:value-type="float" office:value="1708.791992" calcext:value-type="float">
            <text:p>1708.791992</text:p>
          </table:table-cell>
          <table:table-cell office:value-type="float" office:value="1807.126709" calcext:value-type="float">
            <text:p>1807.126709</text:p>
          </table:table-cell>
          <table:table-cell office:value-type="float" office:value="1728.684082" calcext:value-type="float">
            <text:p>1728.684082</text:p>
          </table:table-cell>
          <table:table-cell office:value-type="float" office:value="1799.303955" calcext:value-type="float">
            <text:p>1799.303955</text:p>
          </table:table-cell>
          <table:table-cell table:number-columns-repeated="13"/>
        </table:table-row>
        <table:table-row table:style-name="ro1">
          <table:table-cell office:value-type="float" office:value="87.6" calcext:value-type="float">
            <text:p>87.6</text:p>
          </table:table-cell>
          <table:table-cell office:value-type="float" office:value="1712.221069" calcext:value-type="float">
            <text:p>1712.221069</text:p>
          </table:table-cell>
          <table:table-cell office:value-type="float" office:value="1813.78894" calcext:value-type="float">
            <text:p>1813.78894</text:p>
          </table:table-cell>
          <table:table-cell office:value-type="float" office:value="1714.081543" calcext:value-type="float">
            <text:p>1714.081543</text:p>
          </table:table-cell>
          <table:table-cell office:value-type="float" office:value="1806.65564" calcext:value-type="float">
            <text:p>1806.65564</text:p>
          </table:table-cell>
          <table:table-cell table:number-columns-repeated="13"/>
        </table:table-row>
        <table:table-row table:style-name="ro1">
          <table:table-cell office:value-type="float" office:value="87.8" calcext:value-type="float">
            <text:p>87.8</text:p>
          </table:table-cell>
          <table:table-cell office:value-type="float" office:value="1711.005859" calcext:value-type="float">
            <text:p>1711.005859</text:p>
          </table:table-cell>
          <table:table-cell office:value-type="float" office:value="1805.161743" calcext:value-type="float">
            <text:p>1805.161743</text:p>
          </table:table-cell>
          <table:table-cell office:value-type="float" office:value="1721.440552" calcext:value-type="float">
            <text:p>1721.440552</text:p>
          </table:table-cell>
          <table:table-cell office:value-type="float" office:value="1804.319702" calcext:value-type="float">
            <text:p>1804.319702</text:p>
          </table:table-cell>
          <table:table-cell table:number-columns-repeated="1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715.093628" calcext:value-type="float">
            <text:p>1715.093628</text:p>
          </table:table-cell>
          <table:table-cell office:value-type="float" office:value="1808.603638" calcext:value-type="float">
            <text:p>1808.603638</text:p>
          </table:table-cell>
          <table:table-cell office:value-type="float" office:value="1726.482422" calcext:value-type="float">
            <text:p>1726.482422</text:p>
          </table:table-cell>
          <table:table-cell office:value-type="float" office:value="1802.787109" calcext:value-type="float">
            <text:p>1802.787109</text:p>
          </table:table-cell>
          <table:table-cell table:number-columns-repeated="13"/>
        </table:table-row>
        <table:table-row table:style-name="ro1">
          <table:table-cell office:value-type="float" office:value="88.2" calcext:value-type="float">
            <text:p>88.2</text:p>
          </table:table-cell>
          <table:table-cell office:value-type="float" office:value="1711.987061" calcext:value-type="float">
            <text:p>1711.987061</text:p>
          </table:table-cell>
          <table:table-cell office:value-type="float" office:value="1809.767822" calcext:value-type="float">
            <text:p>1809.767822</text:p>
          </table:table-cell>
          <table:table-cell office:value-type="float" office:value="1721.267578" calcext:value-type="float">
            <text:p>1721.267578</text:p>
          </table:table-cell>
          <table:table-cell office:value-type="float" office:value="1808.079102" calcext:value-type="float">
            <text:p>1808.079102</text:p>
          </table:table-cell>
          <table:table-cell table:number-columns-repeated="13"/>
        </table:table-row>
        <table:table-row table:style-name="ro1">
          <table:table-cell office:value-type="float" office:value="88.4" calcext:value-type="float">
            <text:p>88.4</text:p>
          </table:table-cell>
          <table:table-cell office:value-type="float" office:value="1710.602661" calcext:value-type="float">
            <text:p>1710.602661</text:p>
          </table:table-cell>
          <table:table-cell office:value-type="float" office:value="1810.261475" calcext:value-type="float">
            <text:p>1810.261475</text:p>
          </table:table-cell>
          <table:table-cell office:value-type="float" office:value="1721.11084" calcext:value-type="float">
            <text:p>1721.11084</text:p>
          </table:table-cell>
          <table:table-cell office:value-type="float" office:value="1807.966797" calcext:value-type="float">
            <text:p>1807.966797</text:p>
          </table:table-cell>
          <table:table-cell table:number-columns-repeated="13"/>
        </table:table-row>
        <table:table-row table:style-name="ro1">
          <table:table-cell office:value-type="float" office:value="88.6" calcext:value-type="float">
            <text:p>88.6</text:p>
          </table:table-cell>
          <table:table-cell office:value-type="float" office:value="1713.078857" calcext:value-type="float">
            <text:p>1713.078857</text:p>
          </table:table-cell>
          <table:table-cell office:value-type="float" office:value="1812.781128" calcext:value-type="float">
            <text:p>1812.781128</text:p>
          </table:table-cell>
          <table:table-cell office:value-type="float" office:value="1721.4198" calcext:value-type="float">
            <text:p>1721.4198</text:p>
          </table:table-cell>
          <table:table-cell office:value-type="float" office:value="1807.847412" calcext:value-type="float">
            <text:p>1807.847412</text:p>
          </table:table-cell>
          <table:table-cell table:number-columns-repeated="13"/>
        </table:table-row>
        <table:table-row table:style-name="ro1">
          <table:table-cell office:value-type="float" office:value="88.8" calcext:value-type="float">
            <text:p>88.8</text:p>
          </table:table-cell>
          <table:table-cell office:value-type="float" office:value="1710.541504" calcext:value-type="float">
            <text:p>1710.541504</text:p>
          </table:table-cell>
          <table:table-cell office:value-type="float" office:value="1811.336426" calcext:value-type="float">
            <text:p>1811.336426</text:p>
          </table:table-cell>
          <table:table-cell office:value-type="float" office:value="1722.599121" calcext:value-type="float">
            <text:p>1722.599121</text:p>
          </table:table-cell>
          <table:table-cell office:value-type="float" office:value="1804.824463" calcext:value-type="float">
            <text:p>1804.824463</text:p>
          </table:table-cell>
          <table:table-cell table:number-columns-repeated="1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713.880737" calcext:value-type="float">
            <text:p>1713.880737</text:p>
          </table:table-cell>
          <table:table-cell office:value-type="float" office:value="1814.430908" calcext:value-type="float">
            <text:p>1814.430908</text:p>
          </table:table-cell>
          <table:table-cell office:value-type="float" office:value="1725.19458" calcext:value-type="float">
            <text:p>1725.19458</text:p>
          </table:table-cell>
          <table:table-cell office:value-type="float" office:value="1807.220581" calcext:value-type="float">
            <text:p>1807.220581</text:p>
          </table:table-cell>
          <table:table-cell table:number-columns-repeated="13"/>
        </table:table-row>
        <table:table-row table:style-name="ro1">
          <table:table-cell office:value-type="float" office:value="89.2" calcext:value-type="float">
            <text:p>89.2</text:p>
          </table:table-cell>
          <table:table-cell office:value-type="float" office:value="1711.940308" calcext:value-type="float">
            <text:p>1711.940308</text:p>
          </table:table-cell>
          <table:table-cell office:value-type="float" office:value="1814.782471" calcext:value-type="float">
            <text:p>1814.782471</text:p>
          </table:table-cell>
          <table:table-cell office:value-type="float" office:value="1722.227295" calcext:value-type="float">
            <text:p>1722.227295</text:p>
          </table:table-cell>
          <table:table-cell office:value-type="float" office:value="1810.438477" calcext:value-type="float">
            <text:p>1810.438477</text:p>
          </table:table-cell>
          <table:table-cell table:number-columns-repeated="13"/>
        </table:table-row>
        <table:table-row table:style-name="ro1">
          <table:table-cell office:value-type="float" office:value="89.4" calcext:value-type="float">
            <text:p>89.4</text:p>
          </table:table-cell>
          <table:table-cell office:value-type="float" office:value="1712.993042" calcext:value-type="float">
            <text:p>1712.993042</text:p>
          </table:table-cell>
          <table:table-cell office:value-type="float" office:value="1813.986694" calcext:value-type="float">
            <text:p>1813.986694</text:p>
          </table:table-cell>
          <table:table-cell office:value-type="float" office:value="1725.664795" calcext:value-type="float">
            <text:p>1725.664795</text:p>
          </table:table-cell>
          <table:table-cell office:value-type="float" office:value="1805.875488" calcext:value-type="float">
            <text:p>1805.875488</text:p>
          </table:table-cell>
          <table:table-cell table:number-columns-repeated="13"/>
        </table:table-row>
        <table:table-row table:style-name="ro1">
          <table:table-cell office:value-type="float" office:value="89.6" calcext:value-type="float">
            <text:p>89.6</text:p>
          </table:table-cell>
          <table:table-cell office:value-type="float" office:value="1712.793579" calcext:value-type="float">
            <text:p>1712.793579</text:p>
          </table:table-cell>
          <table:table-cell office:value-type="float" office:value="1813.477173" calcext:value-type="float">
            <text:p>1813.477173</text:p>
          </table:table-cell>
          <table:table-cell office:value-type="float" office:value="1729.375977" calcext:value-type="float">
            <text:p>1729.375977</text:p>
          </table:table-cell>
          <table:table-cell office:value-type="float" office:value="1808.375488" calcext:value-type="float">
            <text:p>1808.375488</text:p>
          </table:table-cell>
          <table:table-cell table:number-columns-repeated="13"/>
        </table:table-row>
        <table:table-row table:style-name="ro1">
          <table:table-cell office:value-type="float" office:value="89.8" calcext:value-type="float">
            <text:p>89.8</text:p>
          </table:table-cell>
          <table:table-cell office:value-type="float" office:value="1717.334473" calcext:value-type="float">
            <text:p>1717.334473</text:p>
          </table:table-cell>
          <table:table-cell office:value-type="float" office:value="1817.168701" calcext:value-type="float">
            <text:p>1817.168701</text:p>
          </table:table-cell>
          <table:table-cell office:value-type="float" office:value="1731.2146" calcext:value-type="float">
            <text:p>1731.2146</text:p>
          </table:table-cell>
          <table:table-cell office:value-type="float" office:value="1808.462158" calcext:value-type="float">
            <text:p>1808.462158</text:p>
          </table:table-cell>
          <table:table-cell table:number-columns-repeated="1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714.650024" calcext:value-type="float">
            <text:p>1714.650024</text:p>
          </table:table-cell>
          <table:table-cell office:value-type="float" office:value="1818.751709" calcext:value-type="float">
            <text:p>1818.751709</text:p>
          </table:table-cell>
          <table:table-cell office:value-type="float" office:value="1726.935913" calcext:value-type="float">
            <text:p>1726.935913</text:p>
          </table:table-cell>
          <table:table-cell office:value-type="float" office:value="1812.223511" calcext:value-type="float">
            <text:p>1812.223511</text:p>
          </table:table-cell>
          <table:table-cell table:number-columns-repeated="13"/>
        </table:table-row>
        <table:table-row table:style-name="ro1">
          <table:table-cell office:value-type="float" office:value="90.2" calcext:value-type="float">
            <text:p>90.2</text:p>
          </table:table-cell>
          <table:table-cell office:value-type="float" office:value="1714.460815" calcext:value-type="float">
            <text:p>1714.460815</text:p>
          </table:table-cell>
          <table:table-cell office:value-type="float" office:value="1813.753174" calcext:value-type="float">
            <text:p>1813.753174</text:p>
          </table:table-cell>
          <table:table-cell office:value-type="float" office:value="1728.155762" calcext:value-type="float">
            <text:p>1728.155762</text:p>
          </table:table-cell>
          <table:table-cell office:value-type="float" office:value="1809.85144" calcext:value-type="float">
            <text:p>1809.85144</text:p>
          </table:table-cell>
          <table:table-cell table:number-columns-repeated="13"/>
        </table:table-row>
        <table:table-row table:style-name="ro1">
          <table:table-cell office:value-type="float" office:value="90.4" calcext:value-type="float">
            <text:p>90.4</text:p>
          </table:table-cell>
          <table:table-cell office:value-type="float" office:value="1719.452759" calcext:value-type="float">
            <text:p>1719.452759</text:p>
          </table:table-cell>
          <table:table-cell office:value-type="float" office:value="1816.888916" calcext:value-type="float">
            <text:p>1816.888916</text:p>
          </table:table-cell>
          <table:table-cell office:value-type="float" office:value="1729.781738" calcext:value-type="float">
            <text:p>1729.781738</text:p>
          </table:table-cell>
          <table:table-cell office:value-type="float" office:value="1811.617676" calcext:value-type="float">
            <text:p>1811.617676</text:p>
          </table:table-cell>
          <table:table-cell table:number-columns-repeated="13"/>
        </table:table-row>
        <table:table-row table:style-name="ro1">
          <table:table-cell office:value-type="float" office:value="90.6" calcext:value-type="float">
            <text:p>90.6</text:p>
          </table:table-cell>
          <table:table-cell office:value-type="float" office:value="1716.120728" calcext:value-type="float">
            <text:p>1716.120728</text:p>
          </table:table-cell>
          <table:table-cell office:value-type="float" office:value="1819.643188" calcext:value-type="float">
            <text:p>1819.643188</text:p>
          </table:table-cell>
          <table:table-cell office:value-type="float" office:value="1727.615479" calcext:value-type="float">
            <text:p>1727.615479</text:p>
          </table:table-cell>
          <table:table-cell office:value-type="float" office:value="1813.678833" calcext:value-type="float">
            <text:p>1813.678833</text:p>
          </table:table-cell>
          <table:table-cell table:number-columns-repeated="13"/>
        </table:table-row>
        <table:table-row table:style-name="ro1">
          <table:table-cell office:value-type="float" office:value="90.8" calcext:value-type="float">
            <text:p>90.8</text:p>
          </table:table-cell>
          <table:table-cell office:value-type="float" office:value="1719.317505" calcext:value-type="float">
            <text:p>1719.317505</text:p>
          </table:table-cell>
          <table:table-cell office:value-type="float" office:value="1817.060303" calcext:value-type="float">
            <text:p>1817.060303</text:p>
          </table:table-cell>
          <table:table-cell office:value-type="float" office:value="1728.184448" calcext:value-type="float">
            <text:p>1728.184448</text:p>
          </table:table-cell>
          <table:table-cell office:value-type="float" office:value="1812.127563" calcext:value-type="float">
            <text:p>1812.127563</text:p>
          </table:table-cell>
          <table:table-cell table:number-columns-repeated="1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720.33606" calcext:value-type="float">
            <text:p>1720.33606</text:p>
          </table:table-cell>
          <table:table-cell office:value-type="float" office:value="1817.930908" calcext:value-type="float">
            <text:p>1817.930908</text:p>
          </table:table-cell>
          <table:table-cell office:value-type="float" office:value="1734.516846" calcext:value-type="float">
            <text:p>1734.516846</text:p>
          </table:table-cell>
          <table:table-cell office:value-type="float" office:value="1809.141113" calcext:value-type="float">
            <text:p>1809.141113</text:p>
          </table:table-cell>
          <table:table-cell table:number-columns-repeated="13"/>
        </table:table-row>
        <table:table-row table:style-name="ro1">
          <table:table-cell office:value-type="float" office:value="91.2" calcext:value-type="float">
            <text:p>91.2</text:p>
          </table:table-cell>
          <table:table-cell office:value-type="float" office:value="1714.894775" calcext:value-type="float">
            <text:p>1714.894775</text:p>
          </table:table-cell>
          <table:table-cell office:value-type="float" office:value="1821.468262" calcext:value-type="float">
            <text:p>1821.468262</text:p>
          </table:table-cell>
          <table:table-cell office:value-type="float" office:value="1730.686768" calcext:value-type="float">
            <text:p>1730.686768</text:p>
          </table:table-cell>
          <table:table-cell office:value-type="float" office:value="1814.96814" calcext:value-type="float">
            <text:p>1814.96814</text:p>
          </table:table-cell>
          <table:table-cell table:number-columns-repeated="13"/>
        </table:table-row>
        <table:table-row table:style-name="ro1">
          <table:table-cell office:value-type="float" office:value="91.4" calcext:value-type="float">
            <text:p>91.4</text:p>
          </table:table-cell>
          <table:table-cell office:value-type="float" office:value="1718.989014" calcext:value-type="float">
            <text:p>1718.989014</text:p>
          </table:table-cell>
          <table:table-cell office:value-type="float" office:value="1818.143311" calcext:value-type="float">
            <text:p>1818.143311</text:p>
          </table:table-cell>
          <table:table-cell office:value-type="float" office:value="1729.956787" calcext:value-type="float">
            <text:p>1729.956787</text:p>
          </table:table-cell>
          <table:table-cell office:value-type="float" office:value="1816.21228" calcext:value-type="float">
            <text:p>1816.21228</text:p>
          </table:table-cell>
          <table:table-cell table:number-columns-repeated="13"/>
        </table:table-row>
        <table:table-row table:style-name="ro1">
          <table:table-cell office:value-type="float" office:value="91.6" calcext:value-type="float">
            <text:p>91.6</text:p>
          </table:table-cell>
          <table:table-cell office:value-type="float" office:value="1716.529907" calcext:value-type="float">
            <text:p>1716.529907</text:p>
          </table:table-cell>
          <table:table-cell office:value-type="float" office:value="1818.330688" calcext:value-type="float">
            <text:p>1818.330688</text:p>
          </table:table-cell>
          <table:table-cell office:value-type="float" office:value="1730.682129" calcext:value-type="float">
            <text:p>1730.682129</text:p>
          </table:table-cell>
          <table:table-cell office:value-type="float" office:value="1816.578003" calcext:value-type="float">
            <text:p>1816.578003</text:p>
          </table:table-cell>
          <table:table-cell table:number-columns-repeated="13"/>
        </table:table-row>
        <table:table-row table:style-name="ro1">
          <table:table-cell office:value-type="float" office:value="91.8" calcext:value-type="float">
            <text:p>91.8</text:p>
          </table:table-cell>
          <table:table-cell office:value-type="float" office:value="1718.645996" calcext:value-type="float">
            <text:p>1718.645996</text:p>
          </table:table-cell>
          <table:table-cell office:value-type="float" office:value="1822.716797" calcext:value-type="float">
            <text:p>1822.716797</text:p>
          </table:table-cell>
          <table:table-cell office:value-type="float" office:value="1731.462769" calcext:value-type="float">
            <text:p>1731.462769</text:p>
          </table:table-cell>
          <table:table-cell office:value-type="float" office:value="1815.470947" calcext:value-type="float">
            <text:p>1815.470947</text:p>
          </table:table-cell>
          <table:table-cell table:number-columns-repeated="1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719.269043" calcext:value-type="float">
            <text:p>1719.269043</text:p>
          </table:table-cell>
          <table:table-cell office:value-type="float" office:value="1821.966064" calcext:value-type="float">
            <text:p>1821.966064</text:p>
          </table:table-cell>
          <table:table-cell office:value-type="float" office:value="1732.60083" calcext:value-type="float">
            <text:p>1732.60083</text:p>
          </table:table-cell>
          <table:table-cell office:value-type="float" office:value="1814.189941" calcext:value-type="float">
            <text:p>1814.189941</text:p>
          </table:table-cell>
          <table:table-cell table:number-columns-repeated="13"/>
        </table:table-row>
        <table:table-row table:style-name="ro1">
          <table:table-cell office:value-type="float" office:value="92.2" calcext:value-type="float">
            <text:p>92.2</text:p>
          </table:table-cell>
          <table:table-cell office:value-type="float" office:value="1722.749756" calcext:value-type="float">
            <text:p>1722.749756</text:p>
          </table:table-cell>
          <table:table-cell office:value-type="float" office:value="1820.819458" calcext:value-type="float">
            <text:p>1820.819458</text:p>
          </table:table-cell>
          <table:table-cell office:value-type="float" office:value="1731.360596" calcext:value-type="float">
            <text:p>1731.360596</text:p>
          </table:table-cell>
          <table:table-cell office:value-type="float" office:value="1819.026123" calcext:value-type="float">
            <text:p>1819.026123</text:p>
          </table:table-cell>
          <table:table-cell table:number-columns-repeated="13"/>
        </table:table-row>
        <table:table-row table:style-name="ro1">
          <table:table-cell office:value-type="float" office:value="92.4" calcext:value-type="float">
            <text:p>92.4</text:p>
          </table:table-cell>
          <table:table-cell office:value-type="float" office:value="1721.319824" calcext:value-type="float">
            <text:p>1721.319824</text:p>
          </table:table-cell>
          <table:table-cell office:value-type="float" office:value="1822.412109" calcext:value-type="float">
            <text:p>1822.412109</text:p>
          </table:table-cell>
          <table:table-cell office:value-type="float" office:value="1732.777222" calcext:value-type="float">
            <text:p>1732.777222</text:p>
          </table:table-cell>
          <table:table-cell office:value-type="float" office:value="1817.802856" calcext:value-type="float">
            <text:p>1817.802856</text:p>
          </table:table-cell>
          <table:table-cell table:number-columns-repeated="13"/>
        </table:table-row>
        <table:table-row table:style-name="ro1">
          <table:table-cell office:value-type="float" office:value="92.6" calcext:value-type="float">
            <text:p>92.6</text:p>
          </table:table-cell>
          <table:table-cell office:value-type="float" office:value="1717.765869" calcext:value-type="float">
            <text:p>1717.765869</text:p>
          </table:table-cell>
          <table:table-cell office:value-type="float" office:value="1821.70752" calcext:value-type="float">
            <text:p>1821.70752</text:p>
          </table:table-cell>
          <table:table-cell office:value-type="float" office:value="1732.207764" calcext:value-type="float">
            <text:p>1732.207764</text:p>
          </table:table-cell>
          <table:table-cell office:value-type="float" office:value="1817.808838" calcext:value-type="float">
            <text:p>1817.808838</text:p>
          </table:table-cell>
          <table:table-cell table:number-columns-repeated="13"/>
        </table:table-row>
        <table:table-row table:style-name="ro1">
          <table:table-cell office:value-type="float" office:value="92.8" calcext:value-type="float">
            <text:p>92.8</text:p>
          </table:table-cell>
          <table:table-cell office:value-type="float" office:value="1719.796021" calcext:value-type="float">
            <text:p>1719.796021</text:p>
          </table:table-cell>
          <table:table-cell office:value-type="float" office:value="1820.486084" calcext:value-type="float">
            <text:p>1820.486084</text:p>
          </table:table-cell>
          <table:table-cell office:value-type="float" office:value="1732.886841" calcext:value-type="float">
            <text:p>1732.886841</text:p>
          </table:table-cell>
          <table:table-cell office:value-type="float" office:value="1816.703003" calcext:value-type="float">
            <text:p>1816.703003</text:p>
          </table:table-cell>
          <table:table-cell table:number-columns-repeated="1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718.484253" calcext:value-type="float">
            <text:p>1718.484253</text:p>
          </table:table-cell>
          <table:table-cell office:value-type="float" office:value="1825.149658" calcext:value-type="float">
            <text:p>1825.149658</text:p>
          </table:table-cell>
          <table:table-cell office:value-type="float" office:value="1733.422974" calcext:value-type="float">
            <text:p>1733.422974</text:p>
          </table:table-cell>
          <table:table-cell office:value-type="float" office:value="1815.991211" calcext:value-type="float">
            <text:p>1815.991211</text:p>
          </table:table-cell>
          <table:table-cell table:number-columns-repeated="13"/>
        </table:table-row>
        <table:table-row table:style-name="ro1">
          <table:table-cell office:value-type="float" office:value="93.2" calcext:value-type="float">
            <text:p>93.2</text:p>
          </table:table-cell>
          <table:table-cell office:value-type="float" office:value="1719.24707" calcext:value-type="float">
            <text:p>1719.24707</text:p>
          </table:table-cell>
          <table:table-cell office:value-type="float" office:value="1819.598999" calcext:value-type="float">
            <text:p>1819.598999</text:p>
          </table:table-cell>
          <table:table-cell office:value-type="float" office:value="1734.562378" calcext:value-type="float">
            <text:p>1734.562378</text:p>
          </table:table-cell>
          <table:table-cell office:value-type="float" office:value="1817.072632" calcext:value-type="float">
            <text:p>1817.072632</text:p>
          </table:table-cell>
          <table:table-cell table:number-columns-repeated="13"/>
        </table:table-row>
        <table:table-row table:style-name="ro1">
          <table:table-cell office:value-type="float" office:value="93.4" calcext:value-type="float">
            <text:p>93.4</text:p>
          </table:table-cell>
          <table:table-cell office:value-type="float" office:value="1724.83728" calcext:value-type="float">
            <text:p>1724.83728</text:p>
          </table:table-cell>
          <table:table-cell office:value-type="float" office:value="1821.960205" calcext:value-type="float">
            <text:p>1821.960205</text:p>
          </table:table-cell>
          <table:table-cell office:value-type="float" office:value="1735.217041" calcext:value-type="float">
            <text:p>1735.217041</text:p>
          </table:table-cell>
          <table:table-cell office:value-type="float" office:value="1815.927979" calcext:value-type="float">
            <text:p>1815.927979</text:p>
          </table:table-cell>
          <table:table-cell table:number-columns-repeated="13"/>
        </table:table-row>
        <table:table-row table:style-name="ro1">
          <table:table-cell office:value-type="float" office:value="93.6" calcext:value-type="float">
            <text:p>93.6</text:p>
          </table:table-cell>
          <table:table-cell office:value-type="float" office:value="1718.937134" calcext:value-type="float">
            <text:p>1718.937134</text:p>
          </table:table-cell>
          <table:table-cell office:value-type="float" office:value="1827.293213" calcext:value-type="float">
            <text:p>1827.293213</text:p>
          </table:table-cell>
          <table:table-cell office:value-type="float" office:value="1731.889282" calcext:value-type="float">
            <text:p>1731.889282</text:p>
          </table:table-cell>
          <table:table-cell office:value-type="float" office:value="1819.639404" calcext:value-type="float">
            <text:p>1819.639404</text:p>
          </table:table-cell>
          <table:table-cell table:number-columns-repeated="13"/>
        </table:table-row>
        <table:table-row table:style-name="ro1">
          <table:table-cell office:value-type="float" office:value="93.8" calcext:value-type="float">
            <text:p>93.8</text:p>
          </table:table-cell>
          <table:table-cell office:value-type="float" office:value="1724.096069" calcext:value-type="float">
            <text:p>1724.096069</text:p>
          </table:table-cell>
          <table:table-cell office:value-type="float" office:value="1821.338501" calcext:value-type="float">
            <text:p>1821.338501</text:p>
          </table:table-cell>
          <table:table-cell office:value-type="float" office:value="1734.716187" calcext:value-type="float">
            <text:p>1734.716187</text:p>
          </table:table-cell>
          <table:table-cell office:value-type="float" office:value="1816.249878" calcext:value-type="float">
            <text:p>1816.249878</text:p>
          </table:table-cell>
          <table:table-cell table:number-columns-repeated="1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721.96875" calcext:value-type="float">
            <text:p>1721.96875</text:p>
          </table:table-cell>
          <table:table-cell office:value-type="float" office:value="1823.657837" calcext:value-type="float">
            <text:p>1823.657837</text:p>
          </table:table-cell>
          <table:table-cell office:value-type="float" office:value="1734.491089" calcext:value-type="float">
            <text:p>1734.491089</text:p>
          </table:table-cell>
          <table:table-cell office:value-type="float" office:value="1814.985352" calcext:value-type="float">
            <text:p>1814.985352</text:p>
          </table:table-cell>
          <table:table-cell table:number-columns-repeated="13"/>
        </table:table-row>
        <table:table-row table:style-name="ro1">
          <table:table-cell office:value-type="float" office:value="94.2" calcext:value-type="float">
            <text:p>94.2</text:p>
          </table:table-cell>
          <table:table-cell office:value-type="float" office:value="1720.880005" calcext:value-type="float">
            <text:p>1720.880005</text:p>
          </table:table-cell>
          <table:table-cell office:value-type="float" office:value="1824.956299" calcext:value-type="float">
            <text:p>1824.956299</text:p>
          </table:table-cell>
          <table:table-cell office:value-type="float" office:value="1736.171143" calcext:value-type="float">
            <text:p>1736.171143</text:p>
          </table:table-cell>
          <table:table-cell office:value-type="float" office:value="1819.25415" calcext:value-type="float">
            <text:p>1819.25415</text:p>
          </table:table-cell>
          <table:table-cell table:number-columns-repeated="13"/>
        </table:table-row>
        <table:table-row table:style-name="ro1">
          <table:table-cell office:value-type="float" office:value="94.4" calcext:value-type="float">
            <text:p>94.4</text:p>
          </table:table-cell>
          <table:table-cell office:value-type="float" office:value="1721.997314" calcext:value-type="float">
            <text:p>1721.997314</text:p>
          </table:table-cell>
          <table:table-cell office:value-type="float" office:value="1824.044922" calcext:value-type="float">
            <text:p>1824.044922</text:p>
          </table:table-cell>
          <table:table-cell office:value-type="float" office:value="1735.963501" calcext:value-type="float">
            <text:p>1735.963501</text:p>
          </table:table-cell>
          <table:table-cell office:value-type="float" office:value="1818.360596" calcext:value-type="float">
            <text:p>1818.360596</text:p>
          </table:table-cell>
          <table:table-cell table:number-columns-repeated="13"/>
        </table:table-row>
        <table:table-row table:style-name="ro1">
          <table:table-cell office:value-type="float" office:value="94.6" calcext:value-type="float">
            <text:p>94.6</text:p>
          </table:table-cell>
          <table:table-cell office:value-type="float" office:value="1720.203125" calcext:value-type="float">
            <text:p>1720.203125</text:p>
          </table:table-cell>
          <table:table-cell office:value-type="float" office:value="1824.756836" calcext:value-type="float">
            <text:p>1824.756836</text:p>
          </table:table-cell>
          <table:table-cell office:value-type="float" office:value="1733.769043" calcext:value-type="float">
            <text:p>1733.769043</text:p>
          </table:table-cell>
          <table:table-cell office:value-type="float" office:value="1816.373291" calcext:value-type="float">
            <text:p>1816.373291</text:p>
          </table:table-cell>
          <table:table-cell table:number-columns-repeated="13"/>
        </table:table-row>
        <table:table-row table:style-name="ro1">
          <table:table-cell office:value-type="float" office:value="94.8" calcext:value-type="float">
            <text:p>94.8</text:p>
          </table:table-cell>
          <table:table-cell office:value-type="float" office:value="1724.768555" calcext:value-type="float">
            <text:p>1724.768555</text:p>
          </table:table-cell>
          <table:table-cell office:value-type="float" office:value="1821.197144" calcext:value-type="float">
            <text:p>1821.197144</text:p>
          </table:table-cell>
          <table:table-cell office:value-type="float" office:value="1733.438843" calcext:value-type="float">
            <text:p>1733.438843</text:p>
          </table:table-cell>
          <table:table-cell office:value-type="float" office:value="1817.90564" calcext:value-type="float">
            <text:p>1817.90564</text:p>
          </table:table-cell>
          <table:table-cell table:number-columns-repeated="1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720.917847" calcext:value-type="float">
            <text:p>1720.917847</text:p>
          </table:table-cell>
          <table:table-cell office:value-type="float" office:value="1824.57312" calcext:value-type="float">
            <text:p>1824.57312</text:p>
          </table:table-cell>
          <table:table-cell office:value-type="float" office:value="1734.428223" calcext:value-type="float">
            <text:p>1734.428223</text:p>
          </table:table-cell>
          <table:table-cell office:value-type="float" office:value="1819.081055" calcext:value-type="float">
            <text:p>1819.081055</text:p>
          </table:table-cell>
          <table:table-cell table:number-columns-repeated="13"/>
        </table:table-row>
        <table:table-row table:style-name="ro1">
          <table:table-cell office:value-type="float" office:value="95.2" calcext:value-type="float">
            <text:p>95.2</text:p>
          </table:table-cell>
          <table:table-cell office:value-type="float" office:value="1724.41748" calcext:value-type="float">
            <text:p>1724.41748</text:p>
          </table:table-cell>
          <table:table-cell office:value-type="float" office:value="1824.785889" calcext:value-type="float">
            <text:p>1824.785889</text:p>
          </table:table-cell>
          <table:table-cell office:value-type="float" office:value="1734.528564" calcext:value-type="float">
            <text:p>1734.528564</text:p>
          </table:table-cell>
          <table:table-cell office:value-type="float" office:value="1819.529053" calcext:value-type="float">
            <text:p>1819.529053</text:p>
          </table:table-cell>
          <table:table-cell table:number-columns-repeated="13"/>
        </table:table-row>
        <table:table-row table:style-name="ro1">
          <table:table-cell office:value-type="float" office:value="95.4" calcext:value-type="float">
            <text:p>95.4</text:p>
          </table:table-cell>
          <table:table-cell office:value-type="float" office:value="1722.322021" calcext:value-type="float">
            <text:p>1722.322021</text:p>
          </table:table-cell>
          <table:table-cell office:value-type="float" office:value="1826.462524" calcext:value-type="float">
            <text:p>1826.462524</text:p>
          </table:table-cell>
          <table:table-cell office:value-type="float" office:value="1735.638306" calcext:value-type="float">
            <text:p>1735.638306</text:p>
          </table:table-cell>
          <table:table-cell office:value-type="float" office:value="1820.528809" calcext:value-type="float">
            <text:p>1820.528809</text:p>
          </table:table-cell>
          <table:table-cell table:number-columns-repeated="13"/>
        </table:table-row>
        <table:table-row table:style-name="ro1">
          <table:table-cell office:value-type="float" office:value="95.6" calcext:value-type="float">
            <text:p>95.6</text:p>
          </table:table-cell>
          <table:table-cell office:value-type="float" office:value="1722.608765" calcext:value-type="float">
            <text:p>1722.608765</text:p>
          </table:table-cell>
          <table:table-cell office:value-type="float" office:value="1825.713867" calcext:value-type="float">
            <text:p>1825.713867</text:p>
          </table:table-cell>
          <table:table-cell office:value-type="float" office:value="1735.409668" calcext:value-type="float">
            <text:p>1735.409668</text:p>
          </table:table-cell>
          <table:table-cell office:value-type="float" office:value="1820.323975" calcext:value-type="float">
            <text:p>1820.323975</text:p>
          </table:table-cell>
          <table:table-cell table:number-columns-repeated="13"/>
        </table:table-row>
        <table:table-row table:style-name="ro1">
          <table:table-cell office:value-type="float" office:value="95.8" calcext:value-type="float">
            <text:p>95.8</text:p>
          </table:table-cell>
          <table:table-cell office:value-type="float" office:value="1725.939453" calcext:value-type="float">
            <text:p>1725.939453</text:p>
          </table:table-cell>
          <table:table-cell office:value-type="float" office:value="1824.829468" calcext:value-type="float">
            <text:p>1824.829468</text:p>
          </table:table-cell>
          <table:table-cell office:value-type="float" office:value="1737.112183" calcext:value-type="float">
            <text:p>1737.112183</text:p>
          </table:table-cell>
          <table:table-cell office:value-type="float" office:value="1818.877686" calcext:value-type="float">
            <text:p>1818.877686</text:p>
          </table:table-cell>
          <table:table-cell table:number-columns-repeated="1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725.252808" calcext:value-type="float">
            <text:p>1725.252808</text:p>
          </table:table-cell>
          <table:table-cell office:value-type="float" office:value="1829.428223" calcext:value-type="float">
            <text:p>1829.428223</text:p>
          </table:table-cell>
          <table:table-cell office:value-type="float" office:value="1739.336914" calcext:value-type="float">
            <text:p>1739.336914</text:p>
          </table:table-cell>
          <table:table-cell office:value-type="float" office:value="1822.687744" calcext:value-type="float">
            <text:p>1822.687744</text:p>
          </table:table-cell>
          <table:table-cell table:number-columns-repeated="13"/>
        </table:table-row>
        <table:table-row table:style-name="ro1">
          <table:table-cell office:value-type="float" office:value="96.2" calcext:value-type="float">
            <text:p>96.2</text:p>
          </table:table-cell>
          <table:table-cell office:value-type="float" office:value="1722.301514" calcext:value-type="float">
            <text:p>1722.301514</text:p>
          </table:table-cell>
          <table:table-cell office:value-type="float" office:value="1831.696289" calcext:value-type="float">
            <text:p>1831.696289</text:p>
          </table:table-cell>
          <table:table-cell office:value-type="float" office:value="1735.565186" calcext:value-type="float">
            <text:p>1735.565186</text:p>
          </table:table-cell>
          <table:table-cell office:value-type="float" office:value="1822.208008" calcext:value-type="float">
            <text:p>1822.208008</text:p>
          </table:table-cell>
          <table:table-cell table:number-columns-repeated="13"/>
        </table:table-row>
        <table:table-row table:style-name="ro1">
          <table:table-cell office:value-type="float" office:value="96.4" calcext:value-type="float">
            <text:p>96.4</text:p>
          </table:table-cell>
          <table:table-cell office:value-type="float" office:value="1727.093628" calcext:value-type="float">
            <text:p>1727.093628</text:p>
          </table:table-cell>
          <table:table-cell office:value-type="float" office:value="1830.910034" calcext:value-type="float">
            <text:p>1830.910034</text:p>
          </table:table-cell>
          <table:table-cell office:value-type="float" office:value="1740.999023" calcext:value-type="float">
            <text:p>1740.999023</text:p>
          </table:table-cell>
          <table:table-cell office:value-type="float" office:value="1821.490234" calcext:value-type="float">
            <text:p>1821.490234</text:p>
          </table:table-cell>
          <table:table-cell table:number-columns-repeated="13"/>
        </table:table-row>
        <table:table-row table:style-name="ro1">
          <table:table-cell office:value-type="float" office:value="96.6" calcext:value-type="float">
            <text:p>96.6</text:p>
          </table:table-cell>
          <table:table-cell office:value-type="float" office:value="1728.07373" calcext:value-type="float">
            <text:p>1728.07373</text:p>
          </table:table-cell>
          <table:table-cell office:value-type="float" office:value="1829.26001" calcext:value-type="float">
            <text:p>1829.26001</text:p>
          </table:table-cell>
          <table:table-cell office:value-type="float" office:value="1739.628906" calcext:value-type="float">
            <text:p>1739.628906</text:p>
          </table:table-cell>
          <table:table-cell office:value-type="float" office:value="1823.876465" calcext:value-type="float">
            <text:p>1823.876465</text:p>
          </table:table-cell>
          <table:table-cell table:number-columns-repeated="13"/>
        </table:table-row>
        <table:table-row table:style-name="ro1">
          <table:table-cell office:value-type="float" office:value="96.8" calcext:value-type="float">
            <text:p>96.8</text:p>
          </table:table-cell>
          <table:table-cell office:value-type="float" office:value="1727.39563" calcext:value-type="float">
            <text:p>1727.39563</text:p>
          </table:table-cell>
          <table:table-cell office:value-type="float" office:value="1833.115356" calcext:value-type="float">
            <text:p>1833.115356</text:p>
          </table:table-cell>
          <table:table-cell office:value-type="float" office:value="1738.936157" calcext:value-type="float">
            <text:p>1738.936157</text:p>
          </table:table-cell>
          <table:table-cell office:value-type="float" office:value="1825.651245" calcext:value-type="float">
            <text:p>1825.651245</text:p>
          </table:table-cell>
          <table:table-cell table:number-columns-repeated="1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730.065674" calcext:value-type="float">
            <text:p>1730.065674</text:p>
          </table:table-cell>
          <table:table-cell office:value-type="float" office:value="1830.289062" calcext:value-type="float">
            <text:p>1830.289062</text:p>
          </table:table-cell>
          <table:table-cell office:value-type="float" office:value="1743.006226" calcext:value-type="float">
            <text:p>1743.006226</text:p>
          </table:table-cell>
          <table:table-cell office:value-type="float" office:value="1829.541748" calcext:value-type="float">
            <text:p>1829.541748</text:p>
          </table:table-cell>
          <table:table-cell table:number-columns-repeated="13"/>
        </table:table-row>
        <table:table-row table:style-name="ro1">
          <table:table-cell office:value-type="float" office:value="97.2" calcext:value-type="float">
            <text:p>97.2</text:p>
          </table:table-cell>
          <table:table-cell office:value-type="float" office:value="1728.192871" calcext:value-type="float">
            <text:p>1728.192871</text:p>
          </table:table-cell>
          <table:table-cell office:value-type="float" office:value="1836.288086" calcext:value-type="float">
            <text:p>1836.288086</text:p>
          </table:table-cell>
          <table:table-cell office:value-type="float" office:value="1740.172974" calcext:value-type="float">
            <text:p>1740.172974</text:p>
          </table:table-cell>
          <table:table-cell office:value-type="float" office:value="1828.706421" calcext:value-type="float">
            <text:p>1828.706421</text:p>
          </table:table-cell>
          <table:table-cell table:number-columns-repeated="13"/>
        </table:table-row>
        <table:table-row table:style-name="ro1">
          <table:table-cell office:value-type="float" office:value="97.4" calcext:value-type="float">
            <text:p>97.4</text:p>
          </table:table-cell>
          <table:table-cell office:value-type="float" office:value="1729.418579" calcext:value-type="float">
            <text:p>1729.418579</text:p>
          </table:table-cell>
          <table:table-cell office:value-type="float" office:value="1833.935181" calcext:value-type="float">
            <text:p>1833.935181</text:p>
          </table:table-cell>
          <table:table-cell office:value-type="float" office:value="1743.458984" calcext:value-type="float">
            <text:p>1743.458984</text:p>
          </table:table-cell>
          <table:table-cell office:value-type="float" office:value="1831.184448" calcext:value-type="float">
            <text:p>1831.184448</text:p>
          </table:table-cell>
          <table:table-cell table:number-columns-repeated="13"/>
        </table:table-row>
        <table:table-row table:style-name="ro1">
          <table:table-cell office:value-type="float" office:value="97.6" calcext:value-type="float">
            <text:p>97.6</text:p>
          </table:table-cell>
          <table:table-cell office:value-type="float" office:value="1730.797485" calcext:value-type="float">
            <text:p>1730.797485</text:p>
          </table:table-cell>
          <table:table-cell office:value-type="float" office:value="1831.435181" calcext:value-type="float">
            <text:p>1831.435181</text:p>
          </table:table-cell>
          <table:table-cell office:value-type="float" office:value="1746.598022" calcext:value-type="float">
            <text:p>1746.598022</text:p>
          </table:table-cell>
          <table:table-cell office:value-type="float" office:value="1825.373535" calcext:value-type="float">
            <text:p>1825.373535</text:p>
          </table:table-cell>
          <table:table-cell table:number-columns-repeated="13"/>
        </table:table-row>
        <table:table-row table:style-name="ro1">
          <table:table-cell office:value-type="float" office:value="97.8" calcext:value-type="float">
            <text:p>97.8</text:p>
          </table:table-cell>
          <table:table-cell office:value-type="float" office:value="1732.214722" calcext:value-type="float">
            <text:p>1732.214722</text:p>
          </table:table-cell>
          <table:table-cell office:value-type="float" office:value="1837.027588" calcext:value-type="float">
            <text:p>1837.027588</text:p>
          </table:table-cell>
          <table:table-cell office:value-type="float" office:value="1745.68457" calcext:value-type="float">
            <text:p>1745.68457</text:p>
          </table:table-cell>
          <table:table-cell office:value-type="float" office:value="1831.583984" calcext:value-type="float">
            <text:p>1831.583984</text:p>
          </table:table-cell>
          <table:table-cell table:number-columns-repeated="1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729.263184" calcext:value-type="float">
            <text:p>1729.263184</text:p>
          </table:table-cell>
          <table:table-cell office:value-type="float" office:value="1837.131958" calcext:value-type="float">
            <text:p>1837.131958</text:p>
          </table:table-cell>
          <table:table-cell office:value-type="float" office:value="1741.952881" calcext:value-type="float">
            <text:p>1741.952881</text:p>
          </table:table-cell>
          <table:table-cell office:value-type="float" office:value="1831.337646" calcext:value-type="float">
            <text:p>1831.337646</text:p>
          </table:table-cell>
          <table:table-cell table:number-columns-repeated="13"/>
        </table:table-row>
        <table:table-row table:style-name="ro1">
          <table:table-cell office:value-type="float" office:value="98.2" calcext:value-type="float">
            <text:p>98.2</text:p>
          </table:table-cell>
          <table:table-cell office:value-type="float" office:value="1733.216187" calcext:value-type="float">
            <text:p>1733.216187</text:p>
          </table:table-cell>
          <table:table-cell office:value-type="float" office:value="1834.021362" calcext:value-type="float">
            <text:p>1834.021362</text:p>
          </table:table-cell>
          <table:table-cell office:value-type="float" office:value="1743.869141" calcext:value-type="float">
            <text:p>1743.869141</text:p>
          </table:table-cell>
          <table:table-cell office:value-type="float" office:value="1831.127563" calcext:value-type="float">
            <text:p>1831.127563</text:p>
          </table:table-cell>
          <table:table-cell table:number-columns-repeated="13"/>
        </table:table-row>
        <table:table-row table:style-name="ro1">
          <table:table-cell office:value-type="float" office:value="98.4" calcext:value-type="float">
            <text:p>98.4</text:p>
          </table:table-cell>
          <table:table-cell office:value-type="float" office:value="1731.696777" calcext:value-type="float">
            <text:p>1731.696777</text:p>
          </table:table-cell>
          <table:table-cell office:value-type="float" office:value="1839.509033" calcext:value-type="float">
            <text:p>1839.509033</text:p>
          </table:table-cell>
          <table:table-cell office:value-type="float" office:value="1743.315552" calcext:value-type="float">
            <text:p>1743.315552</text:p>
          </table:table-cell>
          <table:table-cell office:value-type="float" office:value="1833.874146" calcext:value-type="float">
            <text:p>1833.874146</text:p>
          </table:table-cell>
          <table:table-cell table:number-columns-repeated="13"/>
        </table:table-row>
        <table:table-row table:style-name="ro1">
          <table:table-cell office:value-type="float" office:value="98.6" calcext:value-type="float">
            <text:p>98.6</text:p>
          </table:table-cell>
          <table:table-cell office:value-type="float" office:value="1729.919189" calcext:value-type="float">
            <text:p>1729.919189</text:p>
          </table:table-cell>
          <table:table-cell office:value-type="float" office:value="1835.102417" calcext:value-type="float">
            <text:p>1835.102417</text:p>
          </table:table-cell>
          <table:table-cell office:value-type="float" office:value="1745.30249" calcext:value-type="float">
            <text:p>1745.30249</text:p>
          </table:table-cell>
          <table:table-cell office:value-type="float" office:value="1828.623779" calcext:value-type="float">
            <text:p>1828.623779</text:p>
          </table:table-cell>
          <table:table-cell table:number-columns-repeated="13"/>
        </table:table-row>
        <table:table-row table:style-name="ro1">
          <table:table-cell office:value-type="float" office:value="98.8" calcext:value-type="float">
            <text:p>98.8</text:p>
          </table:table-cell>
          <table:table-cell office:value-type="float" office:value="1728.71521" calcext:value-type="float">
            <text:p>1728.71521</text:p>
          </table:table-cell>
          <table:table-cell office:value-type="float" office:value="1811.69812" calcext:value-type="float">
            <text:p>1811.69812</text:p>
          </table:table-cell>
          <table:table-cell office:value-type="float" office:value="1745.405762" calcext:value-type="float">
            <text:p>1745.405762</text:p>
          </table:table-cell>
          <table:table-cell office:value-type="float" office:value="1804.650024" calcext:value-type="float">
            <text:p>1804.650024</text:p>
          </table:table-cell>
          <table:table-cell table:number-columns-repeated="1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709.008911" calcext:value-type="float">
            <text:p>1709.008911</text:p>
          </table:table-cell>
          <table:table-cell office:value-type="float" office:value="1816.198608" calcext:value-type="float">
            <text:p>1816.198608</text:p>
          </table:table-cell>
          <table:table-cell office:value-type="float" office:value="1713.040161" calcext:value-type="float">
            <text:p>1713.040161</text:p>
          </table:table-cell>
          <table:table-cell office:value-type="float" office:value="1816.869751" calcext:value-type="float">
            <text:p>1816.869751</text:p>
          </table:table-cell>
          <table:table-cell table:number-columns-repeated="13"/>
        </table:table-row>
        <table:table-row table:style-name="ro1">
          <table:table-cell office:value-type="float" office:value="99.2" calcext:value-type="float">
            <text:p>99.2</text:p>
          </table:table-cell>
          <table:table-cell office:value-type="float" office:value="1667.621948" calcext:value-type="float">
            <text:p>1667.621948</text:p>
          </table:table-cell>
          <table:table-cell office:value-type="float" office:value="1806.29834" calcext:value-type="float">
            <text:p>1806.29834</text:p>
          </table:table-cell>
          <table:table-cell office:value-type="float" office:value="1680.688965" calcext:value-type="float">
            <text:p>1680.688965</text:p>
          </table:table-cell>
          <table:table-cell office:value-type="float" office:value="1805.044312" calcext:value-type="float">
            <text:p>1805.044312</text:p>
          </table:table-cell>
          <table:table-cell table:number-columns-repeated="13"/>
        </table:table-row>
        <table:table-row table:style-name="ro1">
          <table:table-cell office:value-type="float" office:value="99.4" calcext:value-type="float">
            <text:p>99.4</text:p>
          </table:table-cell>
          <table:table-cell office:value-type="float" office:value="1677.244751" calcext:value-type="float">
            <text:p>1677.244751</text:p>
          </table:table-cell>
          <table:table-cell office:value-type="float" office:value="1760.238159" calcext:value-type="float">
            <text:p>1760.238159</text:p>
          </table:table-cell>
          <table:table-cell office:value-type="float" office:value="1690.519897" calcext:value-type="float">
            <text:p>1690.519897</text:p>
          </table:table-cell>
          <table:table-cell office:value-type="float" office:value="1756.204224" calcext:value-type="float">
            <text:p>1756.204224</text:p>
          </table:table-cell>
          <table:table-cell table:number-columns-repeated="13"/>
        </table:table-row>
        <table:table-row table:style-name="ro1">
          <table:table-cell office:value-type="float" office:value="99.6" calcext:value-type="float">
            <text:p>99.6</text:p>
          </table:table-cell>
          <table:table-cell office:value-type="float" office:value="1663.35498" calcext:value-type="float">
            <text:p>1663.35498</text:p>
          </table:table-cell>
          <table:table-cell office:value-type="float" office:value="1764.692383" calcext:value-type="float">
            <text:p>1764.692383</text:p>
          </table:table-cell>
          <table:table-cell office:value-type="float" office:value="1668.526978" calcext:value-type="float">
            <text:p>1668.526978</text:p>
          </table:table-cell>
          <table:table-cell office:value-type="float" office:value="1762.314453" calcext:value-type="float">
            <text:p>1762.314453</text:p>
          </table:table-cell>
          <table:table-cell table:number-columns-repeated="13"/>
        </table:table-row>
        <table:table-row table:style-name="ro1">
          <table:table-cell office:value-type="float" office:value="99.8" calcext:value-type="float">
            <text:p>99.8</text:p>
          </table:table-cell>
          <table:table-cell office:value-type="float" office:value="1640.005615" calcext:value-type="float">
            <text:p>1640.005615</text:p>
          </table:table-cell>
          <table:table-cell office:value-type="float" office:value="1748.89917" calcext:value-type="float">
            <text:p>1748.89917</text:p>
          </table:table-cell>
          <table:table-cell office:value-type="float" office:value="1655.333618" calcext:value-type="float">
            <text:p>1655.333618</text:p>
          </table:table-cell>
          <table:table-cell office:value-type="float" office:value="1746.100952" calcext:value-type="float">
            <text:p>1746.100952</text:p>
          </table:table-cell>
          <table:table-cell table:number-columns-repeated="1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638.843262" calcext:value-type="float">
            <text:p>1638.843262</text:p>
          </table:table-cell>
          <table:table-cell office:value-type="float" office:value="1728.687744" calcext:value-type="float">
            <text:p>1728.687744</text:p>
          </table:table-cell>
          <table:table-cell office:value-type="float" office:value="1650.430176" calcext:value-type="float">
            <text:p>1650.430176</text:p>
          </table:table-cell>
          <table:table-cell office:value-type="float" office:value="1726.283691" calcext:value-type="float">
            <text:p>1726.283691</text:p>
          </table:table-cell>
          <table:table-cell table:number-columns-repeated="13"/>
        </table:table-row>
        <table:table-row table:style-name="ro1">
          <table:table-cell office:value-type="float" office:value="100.2" calcext:value-type="float">
            <text:p>100.2</text:p>
          </table:table-cell>
          <table:table-cell office:value-type="float" office:value="1629.532959" calcext:value-type="float">
            <text:p>1629.532959</text:p>
          </table:table-cell>
          <table:table-cell office:value-type="float" office:value="1717.341187" calcext:value-type="float">
            <text:p>1717.341187</text:p>
          </table:table-cell>
          <table:table-cell office:value-type="float" office:value="1638.614868" calcext:value-type="float">
            <text:p>1638.614868</text:p>
          </table:table-cell>
          <table:table-cell office:value-type="float" office:value="1715.191772" calcext:value-type="float">
            <text:p>1715.191772</text:p>
          </table:table-cell>
          <table:table-cell table:number-columns-repeated="13"/>
        </table:table-row>
        <table:table-row table:style-name="ro1">
          <table:table-cell office:value-type="float" office:value="100.4" calcext:value-type="float">
            <text:p>100.4</text:p>
          </table:table-cell>
          <table:table-cell office:value-type="float" office:value="1624.718384" calcext:value-type="float">
            <text:p>1624.718384</text:p>
          </table:table-cell>
          <table:table-cell office:value-type="float" office:value="1707.505981" calcext:value-type="float">
            <text:p>1707.505981</text:p>
          </table:table-cell>
          <table:table-cell office:value-type="float" office:value="1633.575806" calcext:value-type="float">
            <text:p>1633.575806</text:p>
          </table:table-cell>
          <table:table-cell office:value-type="float" office:value="1697.719238" calcext:value-type="float">
            <text:p>1697.719238</text:p>
          </table:table-cell>
          <table:table-cell table:number-columns-repeated="13"/>
        </table:table-row>
        <table:table-row table:style-name="ro1">
          <table:table-cell office:value-type="float" office:value="100.6" calcext:value-type="float">
            <text:p>100.6</text:p>
          </table:table-cell>
          <table:table-cell office:value-type="float" office:value="1620.260254" calcext:value-type="float">
            <text:p>1620.260254</text:p>
          </table:table-cell>
          <table:table-cell office:value-type="float" office:value="1687.87793" calcext:value-type="float">
            <text:p>1687.87793</text:p>
          </table:table-cell>
          <table:table-cell office:value-type="float" office:value="1625.684937" calcext:value-type="float">
            <text:p>1625.684937</text:p>
          </table:table-cell>
          <table:table-cell office:value-type="float" office:value="1690.598755" calcext:value-type="float">
            <text:p>1690.598755</text:p>
          </table:table-cell>
          <table:table-cell table:number-columns-repeated="13"/>
        </table:table-row>
        <table:table-row table:style-name="ro1">
          <table:table-cell office:value-type="float" office:value="100.8" calcext:value-type="float">
            <text:p>100.8</text:p>
          </table:table-cell>
          <table:table-cell office:value-type="float" office:value="1606.62854" calcext:value-type="float">
            <text:p>1606.62854</text:p>
          </table:table-cell>
          <table:table-cell office:value-type="float" office:value="1681.390747" calcext:value-type="float">
            <text:p>1681.390747</text:p>
          </table:table-cell>
          <table:table-cell office:value-type="float" office:value="1617.679688" calcext:value-type="float">
            <text:p>1617.679688</text:p>
          </table:table-cell>
          <table:table-cell office:value-type="float" office:value="1684.425659" calcext:value-type="float">
            <text:p>1684.425659</text:p>
          </table:table-cell>
          <table:table-cell table:number-columns-repeated="13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602.746582" calcext:value-type="float">
            <text:p>1602.746582</text:p>
          </table:table-cell>
          <table:table-cell office:value-type="float" office:value="1674.537231" calcext:value-type="float">
            <text:p>1674.537231</text:p>
          </table:table-cell>
          <table:table-cell office:value-type="float" office:value="1611.812622" calcext:value-type="float">
            <text:p>1611.812622</text:p>
          </table:table-cell>
          <table:table-cell office:value-type="float" office:value="1669.638306" calcext:value-type="float">
            <text:p>1669.638306</text:p>
          </table:table-cell>
          <table:table-cell table:number-columns-repeated="13"/>
        </table:table-row>
        <table:table-row table:style-name="ro1">
          <table:table-cell office:value-type="float" office:value="101.2" calcext:value-type="float">
            <text:p>101.2</text:p>
          </table:table-cell>
          <table:table-cell office:value-type="float" office:value="1595.476562" calcext:value-type="float">
            <text:p>1595.476562</text:p>
          </table:table-cell>
          <table:table-cell office:value-type="float" office:value="1670.114868" calcext:value-type="float">
            <text:p>1670.114868</text:p>
          </table:table-cell>
          <table:table-cell office:value-type="float" office:value="1607.750244" calcext:value-type="float">
            <text:p>1607.750244</text:p>
          </table:table-cell>
          <table:table-cell office:value-type="float" office:value="1658.292603" calcext:value-type="float">
            <text:p>1658.292603</text:p>
          </table:table-cell>
          <table:table-cell table:number-columns-repeated="13"/>
        </table:table-row>
        <table:table-row table:style-name="ro1">
          <table:table-cell office:value-type="float" office:value="101.4" calcext:value-type="float">
            <text:p>101.4</text:p>
          </table:table-cell>
          <table:table-cell office:value-type="float" office:value="1595.520996" calcext:value-type="float">
            <text:p>1595.520996</text:p>
          </table:table-cell>
          <table:table-cell office:value-type="float" office:value="1650.979614" calcext:value-type="float">
            <text:p>1650.979614</text:p>
          </table:table-cell>
          <table:table-cell office:value-type="float" office:value="1599.025757" calcext:value-type="float">
            <text:p>1599.025757</text:p>
          </table:table-cell>
          <table:table-cell office:value-type="float" office:value="1651.404663" calcext:value-type="float">
            <text:p>1651.404663</text:p>
          </table:table-cell>
          <table:table-cell table:number-columns-repeated="13"/>
        </table:table-row>
        <table:table-row table:style-name="ro1">
          <table:table-cell office:value-type="float" office:value="101.6" calcext:value-type="float">
            <text:p>101.6</text:p>
          </table:table-cell>
          <table:table-cell office:value-type="float" office:value="1592.43457" calcext:value-type="float">
            <text:p>1592.43457</text:p>
          </table:table-cell>
          <table:table-cell office:value-type="float" office:value="1644.999512" calcext:value-type="float">
            <text:p>1644.999512</text:p>
          </table:table-cell>
          <table:table-cell office:value-type="float" office:value="1600.544556" calcext:value-type="float">
            <text:p>1600.544556</text:p>
          </table:table-cell>
          <table:table-cell office:value-type="float" office:value="1647.789673" calcext:value-type="float">
            <text:p>1647.789673</text:p>
          </table:table-cell>
          <table:table-cell table:number-columns-repeated="13"/>
        </table:table-row>
        <table:table-row table:style-name="ro1">
          <table:table-cell office:value-type="float" office:value="101.8" calcext:value-type="float">
            <text:p>101.8</text:p>
          </table:table-cell>
          <table:table-cell office:value-type="float" office:value="1583.174561" calcext:value-type="float">
            <text:p>1583.174561</text:p>
          </table:table-cell>
          <table:table-cell office:value-type="float" office:value="1645.015503" calcext:value-type="float">
            <text:p>1645.015503</text:p>
          </table:table-cell>
          <table:table-cell office:value-type="float" office:value="1596.141602" calcext:value-type="float">
            <text:p>1596.141602</text:p>
          </table:table-cell>
          <table:table-cell office:value-type="float" office:value="1634.214966" calcext:value-type="float">
            <text:p>1634.214966</text:p>
          </table:table-cell>
          <table:table-cell table:number-columns-repeated="13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589.096802" calcext:value-type="float">
            <text:p>1589.096802</text:p>
          </table:table-cell>
          <table:table-cell office:value-type="float" office:value="1631.410889" calcext:value-type="float">
            <text:p>1631.410889</text:p>
          </table:table-cell>
          <table:table-cell office:value-type="float" office:value="1588.548584" calcext:value-type="float">
            <text:p>1588.548584</text:p>
          </table:table-cell>
          <table:table-cell office:value-type="float" office:value="1633.242065" calcext:value-type="float">
            <text:p>1633.242065</text:p>
          </table:table-cell>
          <table:table-cell table:number-columns-repeated="13"/>
        </table:table-row>
        <table:table-row table:style-name="ro1">
          <table:table-cell office:value-type="float" office:value="102.2" calcext:value-type="float">
            <text:p>102.2</text:p>
          </table:table-cell>
          <table:table-cell office:value-type="float" office:value="1583.957275" calcext:value-type="float">
            <text:p>1583.957275</text:p>
          </table:table-cell>
          <table:table-cell office:value-type="float" office:value="1626.627319" calcext:value-type="float">
            <text:p>1626.627319</text:p>
          </table:table-cell>
          <table:table-cell office:value-type="float" office:value="1592.51355" calcext:value-type="float">
            <text:p>1592.51355</text:p>
          </table:table-cell>
          <table:table-cell office:value-type="float" office:value="1624.143188" calcext:value-type="float">
            <text:p>1624.143188</text:p>
          </table:table-cell>
          <table:table-cell table:number-columns-repeated="13"/>
        </table:table-row>
        <table:table-row table:style-name="ro1">
          <table:table-cell office:value-type="float" office:value="102.4" calcext:value-type="float">
            <text:p>102.4</text:p>
          </table:table-cell>
          <table:table-cell office:value-type="float" office:value="1583.174194" calcext:value-type="float">
            <text:p>1583.174194</text:p>
          </table:table-cell>
          <table:table-cell office:value-type="float" office:value="1622.732666" calcext:value-type="float">
            <text:p>1622.732666</text:p>
          </table:table-cell>
          <table:table-cell office:value-type="float" office:value="1586.784302" calcext:value-type="float">
            <text:p>1586.784302</text:p>
          </table:table-cell>
          <table:table-cell office:value-type="float" office:value="1622.535645" calcext:value-type="float">
            <text:p>1622.535645</text:p>
          </table:table-cell>
          <table:table-cell table:number-columns-repeated="13"/>
        </table:table-row>
        <table:table-row table:style-name="ro1">
          <table:table-cell office:value-type="float" office:value="102.6" calcext:value-type="float">
            <text:p>102.6</text:p>
          </table:table-cell>
          <table:table-cell office:value-type="float" office:value="1580.319824" calcext:value-type="float">
            <text:p>1580.319824</text:p>
          </table:table-cell>
          <table:table-cell office:value-type="float" office:value="1617.833862" calcext:value-type="float">
            <text:p>1617.833862</text:p>
          </table:table-cell>
          <table:table-cell office:value-type="float" office:value="1589.332031" calcext:value-type="float">
            <text:p>1589.332031</text:p>
          </table:table-cell>
          <table:table-cell office:value-type="float" office:value="1613.848389" calcext:value-type="float">
            <text:p>1613.848389</text:p>
          </table:table-cell>
          <table:table-cell table:number-columns-repeated="13"/>
        </table:table-row>
        <table:table-row table:style-name="ro1">
          <table:table-cell office:value-type="float" office:value="102.8" calcext:value-type="float">
            <text:p>102.8</text:p>
          </table:table-cell>
          <table:table-cell office:value-type="float" office:value="1581.783447" calcext:value-type="float">
            <text:p>1581.783447</text:p>
          </table:table-cell>
          <table:table-cell office:value-type="float" office:value="1608.833252" calcext:value-type="float">
            <text:p>1608.833252</text:p>
          </table:table-cell>
          <table:table-cell office:value-type="float" office:value="1581.805664" calcext:value-type="float">
            <text:p>1581.805664</text:p>
          </table:table-cell>
          <table:table-cell office:value-type="float" office:value="1612.692383" calcext:value-type="float">
            <text:p>1612.692383</text:p>
          </table:table-cell>
          <table:table-cell table:number-columns-repeated="13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573.02832" calcext:value-type="float">
            <text:p>1573.02832</text:p>
          </table:table-cell>
          <table:table-cell office:value-type="float" office:value="1608.323853" calcext:value-type="float">
            <text:p>1608.323853</text:p>
          </table:table-cell>
          <table:table-cell office:value-type="float" office:value="1578.352295" calcext:value-type="float">
            <text:p>1578.352295</text:p>
          </table:table-cell>
          <table:table-cell office:value-type="float" office:value="1613.954712" calcext:value-type="float">
            <text:p>1613.954712</text:p>
          </table:table-cell>
          <table:table-cell table:number-columns-repeated="13"/>
        </table:table-row>
        <table:table-row table:style-name="ro1">
          <table:table-cell office:value-type="float" office:value="103.2" calcext:value-type="float">
            <text:p>103.2</text:p>
          </table:table-cell>
          <table:table-cell office:value-type="float" office:value="1576.466797" calcext:value-type="float">
            <text:p>1576.466797</text:p>
          </table:table-cell>
          <table:table-cell office:value-type="float" office:value="1605.615601" calcext:value-type="float">
            <text:p>1605.615601</text:p>
          </table:table-cell>
          <table:table-cell office:value-type="float" office:value="1579.280273" calcext:value-type="float">
            <text:p>1579.280273</text:p>
          </table:table-cell>
          <table:table-cell office:value-type="float" office:value="1604.582764" calcext:value-type="float">
            <text:p>1604.582764</text:p>
          </table:table-cell>
          <table:table-cell table:number-columns-repeated="13"/>
        </table:table-row>
        <table:table-row table:style-name="ro1">
          <table:table-cell office:value-type="float" office:value="103.4" calcext:value-type="float">
            <text:p>103.4</text:p>
          </table:table-cell>
          <table:table-cell office:value-type="float" office:value="1573.002441" calcext:value-type="float">
            <text:p>1573.002441</text:p>
          </table:table-cell>
          <table:table-cell office:value-type="float" office:value="1600.534302" calcext:value-type="float">
            <text:p>1600.534302</text:p>
          </table:table-cell>
          <table:table-cell office:value-type="float" office:value="1580.676147" calcext:value-type="float">
            <text:p>1580.676147</text:p>
          </table:table-cell>
          <table:table-cell office:value-type="float" office:value="1604.336914" calcext:value-type="float">
            <text:p>1604.336914</text:p>
          </table:table-cell>
          <table:table-cell table:number-columns-repeated="13"/>
        </table:table-row>
        <table:table-row table:style-name="ro1">
          <table:table-cell office:value-type="float" office:value="103.6" calcext:value-type="float">
            <text:p>103.6</text:p>
          </table:table-cell>
          <table:table-cell office:value-type="float" office:value="1571.971802" calcext:value-type="float">
            <text:p>1571.971802</text:p>
          </table:table-cell>
          <table:table-cell office:value-type="float" office:value="1599.987671" calcext:value-type="float">
            <text:p>1599.987671</text:p>
          </table:table-cell>
          <table:table-cell office:value-type="float" office:value="1577.438354" calcext:value-type="float">
            <text:p>1577.438354</text:p>
          </table:table-cell>
          <table:table-cell office:value-type="float" office:value="1599.247925" calcext:value-type="float">
            <text:p>1599.247925</text:p>
          </table:table-cell>
          <table:table-cell table:number-columns-repeated="13"/>
        </table:table-row>
        <table:table-row table:style-name="ro1">
          <table:table-cell office:value-type="float" office:value="103.8" calcext:value-type="float">
            <text:p>103.8</text:p>
          </table:table-cell>
          <table:table-cell office:value-type="float" office:value="1571.885498" calcext:value-type="float">
            <text:p>1571.885498</text:p>
          </table:table-cell>
          <table:table-cell office:value-type="float" office:value="1596.420288" calcext:value-type="float">
            <text:p>1596.420288</text:p>
          </table:table-cell>
          <table:table-cell office:value-type="float" office:value="1573.975586" calcext:value-type="float">
            <text:p>1573.975586</text:p>
          </table:table-cell>
          <table:table-cell office:value-type="float" office:value="1602.36084" calcext:value-type="float">
            <text:p>1602.36084</text:p>
          </table:table-cell>
          <table:table-cell table:number-columns-repeated="13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565.995483" calcext:value-type="float">
            <text:p>1565.995483</text:p>
          </table:table-cell>
          <table:table-cell office:value-type="float" office:value="1599.153809" calcext:value-type="float">
            <text:p>1599.153809</text:p>
          </table:table-cell>
          <table:table-cell office:value-type="float" office:value="1574.800903" calcext:value-type="float">
            <text:p>1574.800903</text:p>
          </table:table-cell>
          <table:table-cell office:value-type="float" office:value="1599.21167" calcext:value-type="float">
            <text:p>1599.21167</text:p>
          </table:table-cell>
          <table:table-cell table:number-columns-repeated="13"/>
        </table:table-row>
        <table:table-row table:style-name="ro1">
          <table:table-cell office:value-type="float" office:value="104.2" calcext:value-type="float">
            <text:p>104.2</text:p>
          </table:table-cell>
          <table:table-cell office:value-type="float" office:value="1571.650391" calcext:value-type="float">
            <text:p>1571.650391</text:p>
          </table:table-cell>
          <table:table-cell office:value-type="float" office:value="1591.948242" calcext:value-type="float">
            <text:p>1591.948242</text:p>
          </table:table-cell>
          <table:table-cell office:value-type="float" office:value="1577.600586" calcext:value-type="float">
            <text:p>1577.600586</text:p>
          </table:table-cell>
          <table:table-cell office:value-type="float" office:value="1595.287354" calcext:value-type="float">
            <text:p>1595.287354</text:p>
          </table:table-cell>
          <table:table-cell table:number-columns-repeated="13"/>
        </table:table-row>
        <table:table-row table:style-name="ro1">
          <table:table-cell office:value-type="float" office:value="104.4" calcext:value-type="float">
            <text:p>104.4</text:p>
          </table:table-cell>
          <table:table-cell office:value-type="float" office:value="1567.268433" calcext:value-type="float">
            <text:p>1567.268433</text:p>
          </table:table-cell>
          <table:table-cell office:value-type="float" office:value="1592.225342" calcext:value-type="float">
            <text:p>1592.225342</text:p>
          </table:table-cell>
          <table:table-cell office:value-type="float" office:value="1575.560791" calcext:value-type="float">
            <text:p>1575.560791</text:p>
          </table:table-cell>
          <table:table-cell office:value-type="float" office:value="1593.654541" calcext:value-type="float">
            <text:p>1593.654541</text:p>
          </table:table-cell>
          <table:table-cell table:number-columns-repeated="13"/>
        </table:table-row>
        <table:table-row table:style-name="ro1">
          <table:table-cell office:value-type="float" office:value="104.6" calcext:value-type="float">
            <text:p>104.6</text:p>
          </table:table-cell>
          <table:table-cell office:value-type="float" office:value="1565.249634" calcext:value-type="float">
            <text:p>1565.249634</text:p>
          </table:table-cell>
          <table:table-cell office:value-type="float" office:value="1590.521484" calcext:value-type="float">
            <text:p>1590.521484</text:p>
          </table:table-cell>
          <table:table-cell office:value-type="float" office:value="1578.819092" calcext:value-type="float">
            <text:p>1578.819092</text:p>
          </table:table-cell>
          <table:table-cell office:value-type="float" office:value="1591.15979" calcext:value-type="float">
            <text:p>1591.15979</text:p>
          </table:table-cell>
          <table:table-cell table:number-columns-repeated="13"/>
        </table:table-row>
        <table:table-row table:style-name="ro1">
          <table:table-cell office:value-type="float" office:value="104.8" calcext:value-type="float">
            <text:p>104.8</text:p>
          </table:table-cell>
          <table:table-cell office:value-type="float" office:value="1577.802246" calcext:value-type="float">
            <text:p>1577.802246</text:p>
          </table:table-cell>
          <table:table-cell office:value-type="float" office:value="1589.847168" calcext:value-type="float">
            <text:p>1589.847168</text:p>
          </table:table-cell>
          <table:table-cell office:value-type="float" office:value="1566.749878" calcext:value-type="float">
            <text:p>1566.749878</text:p>
          </table:table-cell>
          <table:table-cell office:value-type="float" office:value="1582.62439" calcext:value-type="float">
            <text:p>1582.62439</text:p>
          </table:table-cell>
          <table:table-cell table:number-columns-repeated="13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567.148193" calcext:value-type="float">
            <text:p>1567.148193</text:p>
          </table:table-cell>
          <table:table-cell office:value-type="float" office:value="1589.830322" calcext:value-type="float">
            <text:p>1589.830322</text:p>
          </table:table-cell>
          <table:table-cell office:value-type="float" office:value="1569.26062" calcext:value-type="float">
            <text:p>1569.26062</text:p>
          </table:table-cell>
          <table:table-cell office:value-type="float" office:value="1587.09668" calcext:value-type="float">
            <text:p>1587.09668</text:p>
          </table:table-cell>
          <table:table-cell table:number-columns-repeated="13"/>
        </table:table-row>
        <table:table-row table:style-name="ro1">
          <table:table-cell office:value-type="float" office:value="105.2" calcext:value-type="float">
            <text:p>105.2</text:p>
          </table:table-cell>
          <table:table-cell office:value-type="float" office:value="1565.517334" calcext:value-type="float">
            <text:p>1565.517334</text:p>
          </table:table-cell>
          <table:table-cell office:value-type="float" office:value="1584.978516" calcext:value-type="float">
            <text:p>1584.978516</text:p>
          </table:table-cell>
          <table:table-cell office:value-type="float" office:value="1569.723999" calcext:value-type="float">
            <text:p>1569.723999</text:p>
          </table:table-cell>
          <table:table-cell office:value-type="float" office:value="1582.121216" calcext:value-type="float">
            <text:p>1582.121216</text:p>
          </table:table-cell>
          <table:table-cell table:number-columns-repeated="13"/>
        </table:table-row>
        <table:table-row table:style-name="ro1">
          <table:table-cell office:value-type="float" office:value="105.4" calcext:value-type="float">
            <text:p>105.4</text:p>
          </table:table-cell>
          <table:table-cell office:value-type="float" office:value="1570.418457" calcext:value-type="float">
            <text:p>1570.418457</text:p>
          </table:table-cell>
          <table:table-cell office:value-type="float" office:value="1581.420044" calcext:value-type="float">
            <text:p>1581.420044</text:p>
          </table:table-cell>
          <table:table-cell office:value-type="float" office:value="1565.197876" calcext:value-type="float">
            <text:p>1565.197876</text:p>
          </table:table-cell>
          <table:table-cell office:value-type="float" office:value="1585.890991" calcext:value-type="float">
            <text:p>1585.890991</text:p>
          </table:table-cell>
          <table:table-cell table:number-columns-repeated="13"/>
        </table:table-row>
        <table:table-row table:style-name="ro1">
          <table:table-cell office:value-type="float" office:value="105.6" calcext:value-type="float">
            <text:p>105.6</text:p>
          </table:table-cell>
          <table:table-cell office:value-type="float" office:value="1569.882568" calcext:value-type="float">
            <text:p>1569.882568</text:p>
          </table:table-cell>
          <table:table-cell office:value-type="float" office:value="1581.29895" calcext:value-type="float">
            <text:p>1581.29895</text:p>
          </table:table-cell>
          <table:table-cell office:value-type="float" office:value="1568.817993" calcext:value-type="float">
            <text:p>1568.817993</text:p>
          </table:table-cell>
          <table:table-cell office:value-type="float" office:value="1579.639648" calcext:value-type="float">
            <text:p>1579.639648</text:p>
          </table:table-cell>
          <table:table-cell table:number-columns-repeated="13"/>
        </table:table-row>
        <table:table-row table:style-name="ro1">
          <table:table-cell office:value-type="float" office:value="105.8" calcext:value-type="float">
            <text:p>105.8</text:p>
          </table:table-cell>
          <table:table-cell office:value-type="float" office:value="1564.279297" calcext:value-type="float">
            <text:p>1564.279297</text:p>
          </table:table-cell>
          <table:table-cell office:value-type="float" office:value="1578.656372" calcext:value-type="float">
            <text:p>1578.656372</text:p>
          </table:table-cell>
          <table:table-cell office:value-type="float" office:value="1567.916626" calcext:value-type="float">
            <text:p>1567.916626</text:p>
          </table:table-cell>
          <table:table-cell office:value-type="float" office:value="1578.217773" calcext:value-type="float">
            <text:p>1578.217773</text:p>
          </table:table-cell>
          <table:table-cell table:number-columns-repeated="13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565.062256" calcext:value-type="float">
            <text:p>1565.062256</text:p>
          </table:table-cell>
          <table:table-cell office:value-type="float" office:value="1579.236816" calcext:value-type="float">
            <text:p>1579.236816</text:p>
          </table:table-cell>
          <table:table-cell office:value-type="float" office:value="1566.384766" calcext:value-type="float">
            <text:p>1566.384766</text:p>
          </table:table-cell>
          <table:table-cell office:value-type="float" office:value="1580.093506" calcext:value-type="float">
            <text:p>1580.093506</text:p>
          </table:table-cell>
          <table:table-cell table:number-columns-repeated="13"/>
        </table:table-row>
        <table:table-row table:style-name="ro1">
          <table:table-cell office:value-type="float" office:value="106.2" calcext:value-type="float">
            <text:p>106.2</text:p>
          </table:table-cell>
          <table:table-cell office:value-type="float" office:value="1564.252686" calcext:value-type="float">
            <text:p>1564.252686</text:p>
          </table:table-cell>
          <table:table-cell office:value-type="float" office:value="1579.427979" calcext:value-type="float">
            <text:p>1579.427979</text:p>
          </table:table-cell>
          <table:table-cell office:value-type="float" office:value="1563.461548" calcext:value-type="float">
            <text:p>1563.461548</text:p>
          </table:table-cell>
          <table:table-cell office:value-type="float" office:value="1580.156982" calcext:value-type="float">
            <text:p>1580.156982</text:p>
          </table:table-cell>
          <table:table-cell table:number-columns-repeated="13"/>
        </table:table-row>
        <table:table-row table:style-name="ro1">
          <table:table-cell office:value-type="float" office:value="106.4" calcext:value-type="float">
            <text:p>106.4</text:p>
          </table:table-cell>
          <table:table-cell office:value-type="float" office:value="1567.856567" calcext:value-type="float">
            <text:p>1567.856567</text:p>
          </table:table-cell>
          <table:table-cell office:value-type="float" office:value="1576.126221" calcext:value-type="float">
            <text:p>1576.126221</text:p>
          </table:table-cell>
          <table:table-cell office:value-type="float" office:value="1567.016968" calcext:value-type="float">
            <text:p>1567.016968</text:p>
          </table:table-cell>
          <table:table-cell office:value-type="float" office:value="1577.738892" calcext:value-type="float">
            <text:p>1577.738892</text:p>
          </table:table-cell>
          <table:table-cell table:number-columns-repeated="13"/>
        </table:table-row>
        <table:table-row table:style-name="ro1">
          <table:table-cell office:value-type="float" office:value="106.6" calcext:value-type="float">
            <text:p>106.6</text:p>
          </table:table-cell>
          <table:table-cell office:value-type="float" office:value="1566.094116" calcext:value-type="float">
            <text:p>1566.094116</text:p>
          </table:table-cell>
          <table:table-cell office:value-type="float" office:value="1575.915283" calcext:value-type="float">
            <text:p>1575.915283</text:p>
          </table:table-cell>
          <table:table-cell office:value-type="float" office:value="1567.946289" calcext:value-type="float">
            <text:p>1567.946289</text:p>
          </table:table-cell>
          <table:table-cell office:value-type="float" office:value="1573.016602" calcext:value-type="float">
            <text:p>1573.016602</text:p>
          </table:table-cell>
          <table:table-cell table:number-columns-repeated="13"/>
        </table:table-row>
        <table:table-row table:style-name="ro1">
          <table:table-cell office:value-type="float" office:value="106.8" calcext:value-type="float">
            <text:p>106.8</text:p>
          </table:table-cell>
          <table:table-cell office:value-type="float" office:value="1566.820312" calcext:value-type="float">
            <text:p>1566.820312</text:p>
          </table:table-cell>
          <table:table-cell office:value-type="float" office:value="1575.167603" calcext:value-type="float">
            <text:p>1575.167603</text:p>
          </table:table-cell>
          <table:table-cell office:value-type="float" office:value="1567.800049" calcext:value-type="float">
            <text:p>1567.800049</text:p>
          </table:table-cell>
          <table:table-cell office:value-type="float" office:value="1571.535522" calcext:value-type="float">
            <text:p>1571.535522</text:p>
          </table:table-cell>
          <table:table-cell table:number-columns-repeated="13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567.216919" calcext:value-type="float">
            <text:p>1567.216919</text:p>
          </table:table-cell>
          <table:table-cell office:value-type="float" office:value="1573.178711" calcext:value-type="float">
            <text:p>1573.178711</text:p>
          </table:table-cell>
          <table:table-cell office:value-type="float" office:value="1570.114868" calcext:value-type="float">
            <text:p>1570.114868</text:p>
          </table:table-cell>
          <table:table-cell office:value-type="float" office:value="1569.735352" calcext:value-type="float">
            <text:p>1569.735352</text:p>
          </table:table-cell>
          <table:table-cell table:number-columns-repeated="13"/>
        </table:table-row>
        <table:table-row table:style-name="ro1">
          <table:table-cell office:value-type="float" office:value="107.2" calcext:value-type="float">
            <text:p>107.2</text:p>
          </table:table-cell>
          <table:table-cell office:value-type="float" office:value="1563.100586" calcext:value-type="float">
            <text:p>1563.100586</text:p>
          </table:table-cell>
          <table:table-cell office:value-type="float" office:value="1573.259033" calcext:value-type="float">
            <text:p>1573.259033</text:p>
          </table:table-cell>
          <table:table-cell office:value-type="float" office:value="1564.467285" calcext:value-type="float">
            <text:p>1564.467285</text:p>
          </table:table-cell>
          <table:table-cell office:value-type="float" office:value="1574.214966" calcext:value-type="float">
            <text:p>1574.214966</text:p>
          </table:table-cell>
          <table:table-cell table:number-columns-repeated="13"/>
        </table:table-row>
        <table:table-row table:style-name="ro1">
          <table:table-cell office:value-type="float" office:value="107.4" calcext:value-type="float">
            <text:p>107.4</text:p>
          </table:table-cell>
          <table:table-cell office:value-type="float" office:value="1561.714722" calcext:value-type="float">
            <text:p>1561.714722</text:p>
          </table:table-cell>
          <table:table-cell office:value-type="float" office:value="1575.091675" calcext:value-type="float">
            <text:p>1575.091675</text:p>
          </table:table-cell>
          <table:table-cell office:value-type="float" office:value="1563.261841" calcext:value-type="float">
            <text:p>1563.261841</text:p>
          </table:table-cell>
          <table:table-cell office:value-type="float" office:value="1571.538452" calcext:value-type="float">
            <text:p>1571.538452</text:p>
          </table:table-cell>
          <table:table-cell table:number-columns-repeated="13"/>
        </table:table-row>
        <table:table-row table:style-name="ro1">
          <table:table-cell office:value-type="float" office:value="107.6" calcext:value-type="float">
            <text:p>107.6</text:p>
          </table:table-cell>
          <table:table-cell office:value-type="float" office:value="1565.992798" calcext:value-type="float">
            <text:p>1565.992798</text:p>
          </table:table-cell>
          <table:table-cell office:value-type="float" office:value="1570.617188" calcext:value-type="float">
            <text:p>1570.617188</text:p>
          </table:table-cell>
          <table:table-cell office:value-type="float" office:value="1564.211914" calcext:value-type="float">
            <text:p>1564.211914</text:p>
          </table:table-cell>
          <table:table-cell office:value-type="float" office:value="1571.859985" calcext:value-type="float">
            <text:p>1571.859985</text:p>
          </table:table-cell>
          <table:table-cell table:number-columns-repeated="13"/>
        </table:table-row>
        <table:table-row table:style-name="ro1">
          <table:table-cell office:value-type="float" office:value="107.8" calcext:value-type="float">
            <text:p>107.8</text:p>
          </table:table-cell>
          <table:table-cell office:value-type="float" office:value="1559.626343" calcext:value-type="float">
            <text:p>1559.626343</text:p>
          </table:table-cell>
          <table:table-cell office:value-type="float" office:value="1574.974121" calcext:value-type="float">
            <text:p>1574.974121</text:p>
          </table:table-cell>
          <table:table-cell office:value-type="float" office:value="1564.338745" calcext:value-type="float">
            <text:p>1564.338745</text:p>
          </table:table-cell>
          <table:table-cell office:value-type="float" office:value="1573.328613" calcext:value-type="float">
            <text:p>1573.328613</text:p>
          </table:table-cell>
          <table:table-cell table:number-columns-repeated="13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529.020386" calcext:value-type="float">
            <text:p>1529.020386</text:p>
          </table:table-cell>
          <table:table-cell office:value-type="float" office:value="1515.910889" calcext:value-type="float">
            <text:p>1515.910889</text:p>
          </table:table-cell>
          <table:table-cell office:value-type="float" office:value="1591.8302" calcext:value-type="float">
            <text:p>1591.8302</text:p>
          </table:table-cell>
          <table:table-cell office:value-type="float" office:value="1631.599365" calcext:value-type="float">
            <text:p>1631.599365</text:p>
          </table:table-cell>
          <table:table-cell table:number-columns-repeated="13"/>
        </table:table-row>
        <table:table-row table:style-name="ro1">
          <table:table-cell office:value-type="float" office:value="108.2" calcext:value-type="float">
            <text:p>108.2</text:p>
          </table:table-cell>
          <table:table-cell office:value-type="float" office:value="1536.151611" calcext:value-type="float">
            <text:p>1536.151611</text:p>
          </table:table-cell>
          <table:table-cell office:value-type="float" office:value="1518.596802" calcext:value-type="float">
            <text:p>1518.596802</text:p>
          </table:table-cell>
          <table:table-cell office:value-type="float" office:value="1610.160645" calcext:value-type="float">
            <text:p>1610.160645</text:p>
          </table:table-cell>
          <table:table-cell office:value-type="float" office:value="1634.468384" calcext:value-type="float">
            <text:p>1634.468384</text:p>
          </table:table-cell>
          <table:table-cell table:number-columns-repeated="13"/>
        </table:table-row>
        <table:table-row table:style-name="ro1">
          <table:table-cell office:value-type="float" office:value="108.4" calcext:value-type="float">
            <text:p>108.4</text:p>
          </table:table-cell>
          <table:table-cell office:value-type="float" office:value="1541.548462" calcext:value-type="float">
            <text:p>1541.548462</text:p>
          </table:table-cell>
          <table:table-cell office:value-type="float" office:value="1535.785522" calcext:value-type="float">
            <text:p>1535.785522</text:p>
          </table:table-cell>
          <table:table-cell office:value-type="float" office:value="1621.012207" calcext:value-type="float">
            <text:p>1621.012207</text:p>
          </table:table-cell>
          <table:table-cell office:value-type="float" office:value="1661.04187" calcext:value-type="float">
            <text:p>1661.04187</text:p>
          </table:table-cell>
          <table:table-cell table:number-columns-repeated="13"/>
        </table:table-row>
        <table:table-row table:style-name="ro1">
          <table:table-cell office:value-type="float" office:value="108.6" calcext:value-type="float">
            <text:p>108.6</text:p>
          </table:table-cell>
          <table:table-cell office:value-type="float" office:value="1542.203247" calcext:value-type="float">
            <text:p>1542.203247</text:p>
          </table:table-cell>
          <table:table-cell office:value-type="float" office:value="1551.683838" calcext:value-type="float">
            <text:p>1551.683838</text:p>
          </table:table-cell>
          <table:table-cell office:value-type="float" office:value="1652.744995" calcext:value-type="float">
            <text:p>1652.744995</text:p>
          </table:table-cell>
          <table:table-cell office:value-type="float" office:value="1584.41748" calcext:value-type="float">
            <text:p>1584.41748</text:p>
          </table:table-cell>
          <table:table-cell table:number-columns-repeated="13"/>
        </table:table-row>
        <table:table-row table:style-name="ro1">
          <table:table-cell office:value-type="float" office:value="108.8" calcext:value-type="float">
            <text:p>108.8</text:p>
          </table:table-cell>
          <table:table-cell office:value-type="float" office:value="1585.812256" calcext:value-type="float">
            <text:p>1585.812256</text:p>
          </table:table-cell>
          <table:table-cell office:value-type="float" office:value="1583.9823" calcext:value-type="float">
            <text:p>1583.9823</text:p>
          </table:table-cell>
          <table:table-cell office:value-type="float" office:value="1615.635254" calcext:value-type="float">
            <text:p>1615.635254</text:p>
          </table:table-cell>
          <table:table-cell office:value-type="float" office:value="1659.427002" calcext:value-type="float">
            <text:p>1659.427002</text:p>
          </table:table-cell>
          <table:table-cell table:number-columns-repeated="13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561.594238" calcext:value-type="float">
            <text:p>1561.594238</text:p>
          </table:table-cell>
          <table:table-cell office:value-type="float" office:value="1584.69458" calcext:value-type="float">
            <text:p>1584.69458</text:p>
          </table:table-cell>
          <table:table-cell office:value-type="float" office:value="1607.803223" calcext:value-type="float">
            <text:p>1607.803223</text:p>
          </table:table-cell>
          <table:table-cell office:value-type="float" office:value="1688.213135" calcext:value-type="float">
            <text:p>1688.213135</text:p>
          </table:table-cell>
          <table:table-cell table:number-columns-repeated="13"/>
        </table:table-row>
        <table:table-row table:style-name="ro1">
          <table:table-cell office:value-type="float" office:value="109.2" calcext:value-type="float">
            <text:p>109.2</text:p>
          </table:table-cell>
          <table:table-cell office:value-type="float" office:value="1580.807617" calcext:value-type="float">
            <text:p>1580.807617</text:p>
          </table:table-cell>
          <table:table-cell office:value-type="float" office:value="1596.816772" calcext:value-type="float">
            <text:p>1596.816772</text:p>
          </table:table-cell>
          <table:table-cell office:value-type="float" office:value="1631.10498" calcext:value-type="float">
            <text:p>1631.10498</text:p>
          </table:table-cell>
          <table:table-cell office:value-type="float" office:value="1683.942749" calcext:value-type="float">
            <text:p>1683.942749</text:p>
          </table:table-cell>
          <table:table-cell table:number-columns-repeated="13"/>
        </table:table-row>
        <table:table-row table:style-name="ro1">
          <table:table-cell office:value-type="float" office:value="109.4" calcext:value-type="float">
            <text:p>109.4</text:p>
          </table:table-cell>
          <table:table-cell office:value-type="float" office:value="1594.825439" calcext:value-type="float">
            <text:p>1594.825439</text:p>
          </table:table-cell>
          <table:table-cell office:value-type="float" office:value="1609.490112" calcext:value-type="float">
            <text:p>1609.490112</text:p>
          </table:table-cell>
          <table:table-cell office:value-type="float" office:value="1640.579712" calcext:value-type="float">
            <text:p>1640.579712</text:p>
          </table:table-cell>
          <table:table-cell office:value-type="float" office:value="1680.639771" calcext:value-type="float">
            <text:p>1680.639771</text:p>
          </table:table-cell>
          <table:table-cell table:number-columns-repeated="13"/>
        </table:table-row>
        <table:table-row table:style-name="ro1">
          <table:table-cell office:value-type="float" office:value="109.6" calcext:value-type="float">
            <text:p>109.6</text:p>
          </table:table-cell>
          <table:table-cell office:value-type="float" office:value="1619.388062" calcext:value-type="float">
            <text:p>1619.388062</text:p>
          </table:table-cell>
          <table:table-cell office:value-type="float" office:value="1620.293701" calcext:value-type="float">
            <text:p>1620.293701</text:p>
          </table:table-cell>
          <table:table-cell office:value-type="float" office:value="1672.711426" calcext:value-type="float">
            <text:p>1672.711426</text:p>
          </table:table-cell>
          <table:table-cell office:value-type="float" office:value="1672.591064" calcext:value-type="float">
            <text:p>1672.591064</text:p>
          </table:table-cell>
          <table:table-cell table:number-columns-repeated="13"/>
        </table:table-row>
        <table:table-row table:style-name="ro1">
          <table:table-cell office:value-type="float" office:value="109.8" calcext:value-type="float">
            <text:p>109.8</text:p>
          </table:table-cell>
          <table:table-cell office:value-type="float" office:value="1657.560303" calcext:value-type="float">
            <text:p>1657.560303</text:p>
          </table:table-cell>
          <table:table-cell office:value-type="float" office:value="1688.111572" calcext:value-type="float">
            <text:p>1688.111572</text:p>
          </table:table-cell>
          <table:table-cell office:value-type="float" office:value="1648.857178" calcext:value-type="float">
            <text:p>1648.857178</text:p>
          </table:table-cell>
          <table:table-cell office:value-type="float" office:value="1686.84314" calcext:value-type="float">
            <text:p>1686.84314</text:p>
          </table:table-cell>
          <table:table-cell table:number-columns-repeated="1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670.940796" calcext:value-type="float">
            <text:p>1670.940796</text:p>
          </table:table-cell>
          <table:table-cell office:value-type="float" office:value="1709.117432" calcext:value-type="float">
            <text:p>1709.117432</text:p>
          </table:table-cell>
          <table:table-cell office:value-type="float" office:value="1664.401123" calcext:value-type="float">
            <text:p>1664.401123</text:p>
          </table:table-cell>
          <table:table-cell office:value-type="float" office:value="1694.383667" calcext:value-type="float">
            <text:p>1694.383667</text:p>
          </table:table-cell>
          <table:table-cell table:number-columns-repeated="13"/>
        </table:table-row>
        <table:table-row table:style-name="ro1">
          <table:table-cell office:value-type="float" office:value="110.2" calcext:value-type="float">
            <text:p>110.2</text:p>
          </table:table-cell>
          <table:table-cell office:value-type="float" office:value="1688.904297" calcext:value-type="float">
            <text:p>1688.904297</text:p>
          </table:table-cell>
          <table:table-cell office:value-type="float" office:value="1715.730225" calcext:value-type="float">
            <text:p>1715.730225</text:p>
          </table:table-cell>
          <table:table-cell office:value-type="float" office:value="1692.448486" calcext:value-type="float">
            <text:p>1692.448486</text:p>
          </table:table-cell>
          <table:table-cell office:value-type="float" office:value="1700.032715" calcext:value-type="float">
            <text:p>1700.032715</text:p>
          </table:table-cell>
          <table:table-cell table:number-columns-repeated="13"/>
        </table:table-row>
        <table:table-row table:style-name="ro1">
          <table:table-cell office:value-type="float" office:value="110.4" calcext:value-type="float">
            <text:p>110.4</text:p>
          </table:table-cell>
          <table:table-cell office:value-type="float" office:value="1690.86084" calcext:value-type="float">
            <text:p>1690.86084</text:p>
          </table:table-cell>
          <table:table-cell office:value-type="float" office:value="1755.009521" calcext:value-type="float">
            <text:p>1755.009521</text:p>
          </table:table-cell>
          <table:table-cell office:value-type="float" office:value="1695.781616" calcext:value-type="float">
            <text:p>1695.781616</text:p>
          </table:table-cell>
          <table:table-cell office:value-type="float" office:value="1742.065186" calcext:value-type="float">
            <text:p>1742.065186</text:p>
          </table:table-cell>
          <table:table-cell table:number-columns-repeated="13"/>
        </table:table-row>
        <table:table-row table:style-name="ro1">
          <table:table-cell office:value-type="float" office:value="110.6" calcext:value-type="float">
            <text:p>110.6</text:p>
          </table:table-cell>
          <table:table-cell office:value-type="float" office:value="1693.022583" calcext:value-type="float">
            <text:p>1693.022583</text:p>
          </table:table-cell>
          <table:table-cell office:value-type="float" office:value="1784.378174" calcext:value-type="float">
            <text:p>1784.378174</text:p>
          </table:table-cell>
          <table:table-cell office:value-type="float" office:value="1703.070679" calcext:value-type="float">
            <text:p>1703.070679</text:p>
          </table:table-cell>
          <table:table-cell office:value-type="float" office:value="1770.050049" calcext:value-type="float">
            <text:p>1770.050049</text:p>
          </table:table-cell>
          <table:table-cell table:number-columns-repeated="13"/>
        </table:table-row>
        <table:table-row table:style-name="ro1">
          <table:table-cell office:value-type="float" office:value="110.8" calcext:value-type="float">
            <text:p>110.8</text:p>
          </table:table-cell>
          <table:table-cell office:value-type="float" office:value="1697.469849" calcext:value-type="float">
            <text:p>1697.469849</text:p>
          </table:table-cell>
          <table:table-cell office:value-type="float" office:value="1750.99585" calcext:value-type="float">
            <text:p>1750.99585</text:p>
          </table:table-cell>
          <table:table-cell office:value-type="float" office:value="1699.867554" calcext:value-type="float">
            <text:p>1699.867554</text:p>
          </table:table-cell>
          <table:table-cell office:value-type="float" office:value="1755.040527" calcext:value-type="float">
            <text:p>1755.040527</text:p>
          </table:table-cell>
          <table:table-cell table:number-columns-repeated="13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672.84021" calcext:value-type="float">
            <text:p>1672.84021</text:p>
          </table:table-cell>
          <table:table-cell office:value-type="float" office:value="1782.053223" calcext:value-type="float">
            <text:p>1782.053223</text:p>
          </table:table-cell>
          <table:table-cell office:value-type="float" office:value="1686.659058" calcext:value-type="float">
            <text:p>1686.659058</text:p>
          </table:table-cell>
          <table:table-cell office:value-type="float" office:value="1778.687988" calcext:value-type="float">
            <text:p>1778.687988</text:p>
          </table:table-cell>
          <table:table-cell table:number-columns-repeated="13"/>
        </table:table-row>
        <table:table-row table:style-name="ro1">
          <table:table-cell office:value-type="float" office:value="111.2" calcext:value-type="float">
            <text:p>111.2</text:p>
          </table:table-cell>
          <table:table-cell office:value-type="float" office:value="1680.718872" calcext:value-type="float">
            <text:p>1680.718872</text:p>
          </table:table-cell>
          <table:table-cell office:value-type="float" office:value="1771.478271" calcext:value-type="float">
            <text:p>1771.478271</text:p>
          </table:table-cell>
          <table:table-cell office:value-type="float" office:value="1694.585938" calcext:value-type="float">
            <text:p>1694.585938</text:p>
          </table:table-cell>
          <table:table-cell office:value-type="float" office:value="1755.502686" calcext:value-type="float">
            <text:p>1755.502686</text:p>
          </table:table-cell>
          <table:table-cell table:number-columns-repeated="13"/>
        </table:table-row>
        <table:table-row table:style-name="ro1">
          <table:table-cell office:value-type="float" office:value="111.4" calcext:value-type="float">
            <text:p>111.4</text:p>
          </table:table-cell>
          <table:table-cell office:value-type="float" office:value="1692.183105" calcext:value-type="float">
            <text:p>1692.183105</text:p>
          </table:table-cell>
          <table:table-cell office:value-type="float" office:value="1767.921265" calcext:value-type="float">
            <text:p>1767.921265</text:p>
          </table:table-cell>
          <table:table-cell office:value-type="float" office:value="1696.018433" calcext:value-type="float">
            <text:p>1696.018433</text:p>
          </table:table-cell>
          <table:table-cell office:value-type="float" office:value="1763.232788" calcext:value-type="float">
            <text:p>1763.232788</text:p>
          </table:table-cell>
          <table:table-cell table:number-columns-repeated="13"/>
        </table:table-row>
        <table:table-row table:style-name="ro1">
          <table:table-cell office:value-type="float" office:value="111.6" calcext:value-type="float">
            <text:p>111.6</text:p>
          </table:table-cell>
          <table:table-cell office:value-type="float" office:value="1678.736694" calcext:value-type="float">
            <text:p>1678.736694</text:p>
          </table:table-cell>
          <table:table-cell office:value-type="float" office:value="1775.783081" calcext:value-type="float">
            <text:p>1775.783081</text:p>
          </table:table-cell>
          <table:table-cell office:value-type="float" office:value="1692.530396" calcext:value-type="float">
            <text:p>1692.530396</text:p>
          </table:table-cell>
          <table:table-cell office:value-type="float" office:value="1769.313354" calcext:value-type="float">
            <text:p>1769.313354</text:p>
          </table:table-cell>
          <table:table-cell table:number-columns-repeated="13"/>
        </table:table-row>
        <table:table-row table:style-name="ro1">
          <table:table-cell office:value-type="float" office:value="111.8" calcext:value-type="float">
            <text:p>111.8</text:p>
          </table:table-cell>
          <table:table-cell office:value-type="float" office:value="1684.255859" calcext:value-type="float">
            <text:p>1684.255859</text:p>
          </table:table-cell>
          <table:table-cell office:value-type="float" office:value="1770.425903" calcext:value-type="float">
            <text:p>1770.425903</text:p>
          </table:table-cell>
          <table:table-cell office:value-type="float" office:value="1693.364258" calcext:value-type="float">
            <text:p>1693.364258</text:p>
          </table:table-cell>
          <table:table-cell office:value-type="float" office:value="1761.388672" calcext:value-type="float">
            <text:p>1761.388672</text:p>
          </table:table-cell>
          <table:table-cell table:number-columns-repeated="13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684.43042" calcext:value-type="float">
            <text:p>1684.43042</text:p>
          </table:table-cell>
          <table:table-cell office:value-type="float" office:value="1771.099365" calcext:value-type="float">
            <text:p>1771.099365</text:p>
          </table:table-cell>
          <table:table-cell office:value-type="float" office:value="1696.273438" calcext:value-type="float">
            <text:p>1696.273438</text:p>
          </table:table-cell>
          <table:table-cell office:value-type="float" office:value="1766.774658" calcext:value-type="float">
            <text:p>1766.774658</text:p>
          </table:table-cell>
          <table:table-cell table:number-columns-repeated="13"/>
        </table:table-row>
        <table:table-row table:style-name="ro1">
          <table:table-cell office:value-type="float" office:value="112.2" calcext:value-type="float">
            <text:p>112.2</text:p>
          </table:table-cell>
          <table:table-cell office:value-type="float" office:value="1679.633911" calcext:value-type="float">
            <text:p>1679.633911</text:p>
          </table:table-cell>
          <table:table-cell office:value-type="float" office:value="1777.354858" calcext:value-type="float">
            <text:p>1777.354858</text:p>
          </table:table-cell>
          <table:table-cell office:value-type="float" office:value="1686.022583" calcext:value-type="float">
            <text:p>1686.022583</text:p>
          </table:table-cell>
          <table:table-cell office:value-type="float" office:value="1775.378662" calcext:value-type="float">
            <text:p>1775.378662</text:p>
          </table:table-cell>
          <table:table-cell table:number-columns-repeated="13"/>
        </table:table-row>
        <table:table-row table:style-name="ro1">
          <table:table-cell office:value-type="float" office:value="112.4" calcext:value-type="float">
            <text:p>112.4</text:p>
          </table:table-cell>
          <table:table-cell office:value-type="float" office:value="1683.844727" calcext:value-type="float">
            <text:p>1683.844727</text:p>
          </table:table-cell>
          <table:table-cell office:value-type="float" office:value="1775.186035" calcext:value-type="float">
            <text:p>1775.186035</text:p>
          </table:table-cell>
          <table:table-cell office:value-type="float" office:value="1697.330322" calcext:value-type="float">
            <text:p>1697.330322</text:p>
          </table:table-cell>
          <table:table-cell office:value-type="float" office:value="1768.371094" calcext:value-type="float">
            <text:p>1768.371094</text:p>
          </table:table-cell>
          <table:table-cell table:number-columns-repeated="13"/>
        </table:table-row>
        <table:table-row table:style-name="ro1">
          <table:table-cell office:value-type="float" office:value="112.6" calcext:value-type="float">
            <text:p>112.6</text:p>
          </table:table-cell>
          <table:table-cell office:value-type="float" office:value="1685.659912" calcext:value-type="float">
            <text:p>1685.659912</text:p>
          </table:table-cell>
          <table:table-cell office:value-type="float" office:value="1778.914062" calcext:value-type="float">
            <text:p>1778.914062</text:p>
          </table:table-cell>
          <table:table-cell office:value-type="float" office:value="1693.001831" calcext:value-type="float">
            <text:p>1693.001831</text:p>
          </table:table-cell>
          <table:table-cell office:value-type="float" office:value="1776.326416" calcext:value-type="float">
            <text:p>1776.326416</text:p>
          </table:table-cell>
          <table:table-cell table:number-columns-repeated="13"/>
        </table:table-row>
        <table:table-row table:style-name="ro1">
          <table:table-cell office:value-type="float" office:value="112.8" calcext:value-type="float">
            <text:p>112.8</text:p>
          </table:table-cell>
          <table:table-cell office:value-type="float" office:value="1685.784302" calcext:value-type="float">
            <text:p>1685.784302</text:p>
          </table:table-cell>
          <table:table-cell office:value-type="float" office:value="1777.743408" calcext:value-type="float">
            <text:p>1777.743408</text:p>
          </table:table-cell>
          <table:table-cell office:value-type="float" office:value="1697.697632" calcext:value-type="float">
            <text:p>1697.697632</text:p>
          </table:table-cell>
          <table:table-cell office:value-type="float" office:value="1771.534546" calcext:value-type="float">
            <text:p>1771.534546</text:p>
          </table:table-cell>
          <table:table-cell table:number-columns-repeated="13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688.101807" calcext:value-type="float">
            <text:p>1688.101807</text:p>
          </table:table-cell>
          <table:table-cell office:value-type="float" office:value="1778.699951" calcext:value-type="float">
            <text:p>1778.699951</text:p>
          </table:table-cell>
          <table:table-cell office:value-type="float" office:value="1699.838501" calcext:value-type="float">
            <text:p>1699.838501</text:p>
          </table:table-cell>
          <table:table-cell office:value-type="float" office:value="1773.667969" calcext:value-type="float">
            <text:p>1773.667969</text:p>
          </table:table-cell>
          <table:table-cell table:number-columns-repeated="13"/>
        </table:table-row>
        <table:table-row table:style-name="ro1">
          <table:table-cell office:value-type="float" office:value="113.2" calcext:value-type="float">
            <text:p>113.2</text:p>
          </table:table-cell>
          <table:table-cell office:value-type="float" office:value="1687.400269" calcext:value-type="float">
            <text:p>1687.400269</text:p>
          </table:table-cell>
          <table:table-cell office:value-type="float" office:value="1781.564453" calcext:value-type="float">
            <text:p>1781.564453</text:p>
          </table:table-cell>
          <table:table-cell office:value-type="float" office:value="1701.46875" calcext:value-type="float">
            <text:p>1701.46875</text:p>
          </table:table-cell>
          <table:table-cell office:value-type="float" office:value="1772.204224" calcext:value-type="float">
            <text:p>1772.204224</text:p>
          </table:table-cell>
          <table:table-cell table:number-columns-repeated="13"/>
        </table:table-row>
        <table:table-row table:style-name="ro1">
          <table:table-cell office:value-type="float" office:value="113.4" calcext:value-type="float">
            <text:p>113.4</text:p>
          </table:table-cell>
          <table:table-cell office:value-type="float" office:value="1688.624268" calcext:value-type="float">
            <text:p>1688.624268</text:p>
          </table:table-cell>
          <table:table-cell office:value-type="float" office:value="1781.191162" calcext:value-type="float">
            <text:p>1781.191162</text:p>
          </table:table-cell>
          <table:table-cell office:value-type="float" office:value="1701.052246" calcext:value-type="float">
            <text:p>1701.052246</text:p>
          </table:table-cell>
          <table:table-cell office:value-type="float" office:value="1774.701416" calcext:value-type="float">
            <text:p>1774.701416</text:p>
          </table:table-cell>
          <table:table-cell table:number-columns-repeated="13"/>
        </table:table-row>
        <table:table-row table:style-name="ro1">
          <table:table-cell office:value-type="float" office:value="113.6" calcext:value-type="float">
            <text:p>113.6</text:p>
          </table:table-cell>
          <table:table-cell office:value-type="float" office:value="1693.099854" calcext:value-type="float">
            <text:p>1693.099854</text:p>
          </table:table-cell>
          <table:table-cell office:value-type="float" office:value="1782.766357" calcext:value-type="float">
            <text:p>1782.766357</text:p>
          </table:table-cell>
          <table:table-cell office:value-type="float" office:value="1705.657715" calcext:value-type="float">
            <text:p>1705.657715</text:p>
          </table:table-cell>
          <table:table-cell office:value-type="float" office:value="1776.310425" calcext:value-type="float">
            <text:p>1776.310425</text:p>
          </table:table-cell>
          <table:table-cell table:number-columns-repeated="13"/>
        </table:table-row>
        <table:table-row table:style-name="ro1">
          <table:table-cell office:value-type="float" office:value="113.8" calcext:value-type="float">
            <text:p>113.8</text:p>
          </table:table-cell>
          <table:table-cell office:value-type="float" office:value="1692.453003" calcext:value-type="float">
            <text:p>1692.453003</text:p>
          </table:table-cell>
          <table:table-cell office:value-type="float" office:value="1787.112427" calcext:value-type="float">
            <text:p>1787.112427</text:p>
          </table:table-cell>
          <table:table-cell office:value-type="float" office:value="1704.32251" calcext:value-type="float">
            <text:p>1704.32251</text:p>
          </table:table-cell>
          <table:table-cell office:value-type="float" office:value="1781.320068" calcext:value-type="float">
            <text:p>1781.320068</text:p>
          </table:table-cell>
          <table:table-cell table:number-columns-repeated="13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692.626587" calcext:value-type="float">
            <text:p>1692.626587</text:p>
          </table:table-cell>
          <table:table-cell office:value-type="float" office:value="1784.329468" calcext:value-type="float">
            <text:p>1784.329468</text:p>
          </table:table-cell>
          <table:table-cell office:value-type="float" office:value="1704.656006" calcext:value-type="float">
            <text:p>1704.656006</text:p>
          </table:table-cell>
          <table:table-cell office:value-type="float" office:value="1778.062134" calcext:value-type="float">
            <text:p>1778.062134</text:p>
          </table:table-cell>
          <table:table-cell table:number-columns-repeated="13"/>
        </table:table-row>
        <table:table-row table:style-name="ro1">
          <table:table-cell office:value-type="float" office:value="114.2" calcext:value-type="float">
            <text:p>114.2</text:p>
          </table:table-cell>
          <table:table-cell office:value-type="float" office:value="1695.004272" calcext:value-type="float">
            <text:p>1695.004272</text:p>
          </table:table-cell>
          <table:table-cell office:value-type="float" office:value="1787.941284" calcext:value-type="float">
            <text:p>1787.941284</text:p>
          </table:table-cell>
          <table:table-cell office:value-type="float" office:value="1703.407837" calcext:value-type="float">
            <text:p>1703.407837</text:p>
          </table:table-cell>
          <table:table-cell office:value-type="float" office:value="1780.452148" calcext:value-type="float">
            <text:p>1780.452148</text:p>
          </table:table-cell>
          <table:table-cell table:number-columns-repeated="13"/>
        </table:table-row>
        <table:table-row table:style-name="ro1">
          <table:table-cell office:value-type="float" office:value="114.4" calcext:value-type="float">
            <text:p>114.4</text:p>
          </table:table-cell>
          <table:table-cell office:value-type="float" office:value="1693.74939" calcext:value-type="float">
            <text:p>1693.74939</text:p>
          </table:table-cell>
          <table:table-cell office:value-type="float" office:value="1787.525024" calcext:value-type="float">
            <text:p>1787.525024</text:p>
          </table:table-cell>
          <table:table-cell office:value-type="float" office:value="1703.661621" calcext:value-type="float">
            <text:p>1703.661621</text:p>
          </table:table-cell>
          <table:table-cell office:value-type="float" office:value="1784.136597" calcext:value-type="float">
            <text:p>1784.136597</text:p>
          </table:table-cell>
          <table:table-cell table:number-columns-repeated="13"/>
        </table:table-row>
        <table:table-row table:style-name="ro1">
          <table:table-cell office:value-type="float" office:value="114.6" calcext:value-type="float">
            <text:p>114.6</text:p>
          </table:table-cell>
          <table:table-cell office:value-type="float" office:value="1694.978638" calcext:value-type="float">
            <text:p>1694.978638</text:p>
          </table:table-cell>
          <table:table-cell office:value-type="float" office:value="1792.494995" calcext:value-type="float">
            <text:p>1792.494995</text:p>
          </table:table-cell>
          <table:table-cell office:value-type="float" office:value="1702.535522" calcext:value-type="float">
            <text:p>1702.535522</text:p>
          </table:table-cell>
          <table:table-cell office:value-type="float" office:value="1784.994263" calcext:value-type="float">
            <text:p>1784.994263</text:p>
          </table:table-cell>
          <table:table-cell table:number-columns-repeated="13"/>
        </table:table-row>
        <table:table-row table:style-name="ro1">
          <table:table-cell office:value-type="float" office:value="114.8" calcext:value-type="float">
            <text:p>114.8</text:p>
          </table:table-cell>
          <table:table-cell office:value-type="float" office:value="1697.624268" calcext:value-type="float">
            <text:p>1697.624268</text:p>
          </table:table-cell>
          <table:table-cell office:value-type="float" office:value="1792.526855" calcext:value-type="float">
            <text:p>1792.526855</text:p>
          </table:table-cell>
          <table:table-cell office:value-type="float" office:value="1705.138794" calcext:value-type="float">
            <text:p>1705.138794</text:p>
          </table:table-cell>
          <table:table-cell office:value-type="float" office:value="1788.378174" calcext:value-type="float">
            <text:p>1788.378174</text:p>
          </table:table-cell>
          <table:table-cell table:number-columns-repeated="13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697.697998" calcext:value-type="float">
            <text:p>1697.697998</text:p>
          </table:table-cell>
          <table:table-cell office:value-type="float" office:value="1791.969604" calcext:value-type="float">
            <text:p>1791.969604</text:p>
          </table:table-cell>
          <table:table-cell office:value-type="float" office:value="1706.710083" calcext:value-type="float">
            <text:p>1706.710083</text:p>
          </table:table-cell>
          <table:table-cell office:value-type="float" office:value="1786.109375" calcext:value-type="float">
            <text:p>1786.109375</text:p>
          </table:table-cell>
          <table:table-cell table:number-columns-repeated="13"/>
        </table:table-row>
        <table:table-row table:style-name="ro1">
          <table:table-cell office:value-type="float" office:value="115.2" calcext:value-type="float">
            <text:p>115.2</text:p>
          </table:table-cell>
          <table:table-cell office:value-type="float" office:value="1694.827148" calcext:value-type="float">
            <text:p>1694.827148</text:p>
          </table:table-cell>
          <table:table-cell office:value-type="float" office:value="1792.566895" calcext:value-type="float">
            <text:p>1792.566895</text:p>
          </table:table-cell>
          <table:table-cell office:value-type="float" office:value="1712.750854" calcext:value-type="float">
            <text:p>1712.750854</text:p>
          </table:table-cell>
          <table:table-cell office:value-type="float" office:value="1782.853638" calcext:value-type="float">
            <text:p>1782.853638</text:p>
          </table:table-cell>
          <table:table-cell table:number-columns-repeated="13"/>
        </table:table-row>
        <table:table-row table:style-name="ro1">
          <table:table-cell office:value-type="float" office:value="115.4" calcext:value-type="float">
            <text:p>115.4</text:p>
          </table:table-cell>
          <table:table-cell office:value-type="float" office:value="1696.567383" calcext:value-type="float">
            <text:p>1696.567383</text:p>
          </table:table-cell>
          <table:table-cell office:value-type="float" office:value="1793.342529" calcext:value-type="float">
            <text:p>1793.342529</text:p>
          </table:table-cell>
          <table:table-cell office:value-type="float" office:value="1710.317383" calcext:value-type="float">
            <text:p>1710.317383</text:p>
          </table:table-cell>
          <table:table-cell office:value-type="float" office:value="1786.546143" calcext:value-type="float">
            <text:p>1786.546143</text:p>
          </table:table-cell>
          <table:table-cell table:number-columns-repeated="13"/>
        </table:table-row>
        <table:table-row table:style-name="ro1">
          <table:table-cell office:value-type="float" office:value="115.6" calcext:value-type="float">
            <text:p>115.6</text:p>
          </table:table-cell>
          <table:table-cell office:value-type="float" office:value="1696.005127" calcext:value-type="float">
            <text:p>1696.005127</text:p>
          </table:table-cell>
          <table:table-cell office:value-type="float" office:value="1795.686646" calcext:value-type="float">
            <text:p>1795.686646</text:p>
          </table:table-cell>
          <table:table-cell office:value-type="float" office:value="1709.787109" calcext:value-type="float">
            <text:p>1709.787109</text:p>
          </table:table-cell>
          <table:table-cell office:value-type="float" office:value="1789.2948" calcext:value-type="float">
            <text:p>1789.2948</text:p>
          </table:table-cell>
          <table:table-cell table:number-columns-repeated="13"/>
        </table:table-row>
        <table:table-row table:style-name="ro1">
          <table:table-cell office:value-type="float" office:value="115.8" calcext:value-type="float">
            <text:p>115.8</text:p>
          </table:table-cell>
          <table:table-cell office:value-type="float" office:value="1701.991089" calcext:value-type="float">
            <text:p>1701.991089</text:p>
          </table:table-cell>
          <table:table-cell office:value-type="float" office:value="1791.970337" calcext:value-type="float">
            <text:p>1791.970337</text:p>
          </table:table-cell>
          <table:table-cell office:value-type="float" office:value="1714.190674" calcext:value-type="float">
            <text:p>1714.190674</text:p>
          </table:table-cell>
          <table:table-cell office:value-type="float" office:value="1786.656006" calcext:value-type="float">
            <text:p>1786.656006</text:p>
          </table:table-cell>
          <table:table-cell table:number-columns-repeated="13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697.479736" calcext:value-type="float">
            <text:p>1697.479736</text:p>
          </table:table-cell>
          <table:table-cell office:value-type="float" office:value="1798.032837" calcext:value-type="float">
            <text:p>1798.032837</text:p>
          </table:table-cell>
          <table:table-cell office:value-type="float" office:value="1708.24292" calcext:value-type="float">
            <text:p>1708.24292</text:p>
          </table:table-cell>
          <table:table-cell office:value-type="float" office:value="1793.874634" calcext:value-type="float">
            <text:p>1793.874634</text:p>
          </table:table-cell>
          <table:table-cell table:number-columns-repeated="13"/>
        </table:table-row>
        <table:table-row table:style-name="ro1">
          <table:table-cell office:value-type="float" office:value="116.2" calcext:value-type="float">
            <text:p>116.2</text:p>
          </table:table-cell>
          <table:table-cell office:value-type="float" office:value="1698.305542" calcext:value-type="float">
            <text:p>1698.305542</text:p>
          </table:table-cell>
          <table:table-cell office:value-type="float" office:value="1795.741455" calcext:value-type="float">
            <text:p>1795.741455</text:p>
          </table:table-cell>
          <table:table-cell office:value-type="float" office:value="1712.897461" calcext:value-type="float">
            <text:p>1712.897461</text:p>
          </table:table-cell>
          <table:table-cell office:value-type="float" office:value="1791.204956" calcext:value-type="float">
            <text:p>1791.204956</text:p>
          </table:table-cell>
          <table:table-cell table:number-columns-repeated="13"/>
        </table:table-row>
        <table:table-row table:style-name="ro1">
          <table:table-cell office:value-type="float" office:value="116.4" calcext:value-type="float">
            <text:p>116.4</text:p>
          </table:table-cell>
          <table:table-cell office:value-type="float" office:value="1702.212158" calcext:value-type="float">
            <text:p>1702.212158</text:p>
          </table:table-cell>
          <table:table-cell office:value-type="float" office:value="1795.88623" calcext:value-type="float">
            <text:p>1795.88623</text:p>
          </table:table-cell>
          <table:table-cell office:value-type="float" office:value="1715.718506" calcext:value-type="float">
            <text:p>1715.718506</text:p>
          </table:table-cell>
          <table:table-cell office:value-type="float" office:value="1790.574707" calcext:value-type="float">
            <text:p>1790.574707</text:p>
          </table:table-cell>
          <table:table-cell table:number-columns-repeated="13"/>
        </table:table-row>
        <table:table-row table:style-name="ro1">
          <table:table-cell office:value-type="float" office:value="116.6" calcext:value-type="float">
            <text:p>116.6</text:p>
          </table:table-cell>
          <table:table-cell office:value-type="float" office:value="1701.301514" calcext:value-type="float">
            <text:p>1701.301514</text:p>
          </table:table-cell>
          <table:table-cell office:value-type="float" office:value="1799.757812" calcext:value-type="float">
            <text:p>1799.757812</text:p>
          </table:table-cell>
          <table:table-cell office:value-type="float" office:value="1713.920532" calcext:value-type="float">
            <text:p>1713.920532</text:p>
          </table:table-cell>
          <table:table-cell office:value-type="float" office:value="1795.54834" calcext:value-type="float">
            <text:p>1795.54834</text:p>
          </table:table-cell>
          <table:table-cell table:number-columns-repeated="13"/>
        </table:table-row>
        <table:table-row table:style-name="ro1">
          <table:table-cell office:value-type="float" office:value="116.8" calcext:value-type="float">
            <text:p>116.8</text:p>
          </table:table-cell>
          <table:table-cell office:value-type="float" office:value="1700.536133" calcext:value-type="float">
            <text:p>1700.536133</text:p>
          </table:table-cell>
          <table:table-cell office:value-type="float" office:value="1800.808105" calcext:value-type="float">
            <text:p>1800.808105</text:p>
          </table:table-cell>
          <table:table-cell office:value-type="float" office:value="1715.497559" calcext:value-type="float">
            <text:p>1715.497559</text:p>
          </table:table-cell>
          <table:table-cell office:value-type="float" office:value="1793.313477" calcext:value-type="float">
            <text:p>1793.313477</text:p>
          </table:table-cell>
          <table:table-cell table:number-columns-repeated="13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706.556641" calcext:value-type="float">
            <text:p>1706.556641</text:p>
          </table:table-cell>
          <table:table-cell office:value-type="float" office:value="1798.392822" calcext:value-type="float">
            <text:p>1798.392822</text:p>
          </table:table-cell>
          <table:table-cell office:value-type="float" office:value="1717.962402" calcext:value-type="float">
            <text:p>1717.962402</text:p>
          </table:table-cell>
          <table:table-cell office:value-type="float" office:value="1792.831787" calcext:value-type="float">
            <text:p>1792.831787</text:p>
          </table:table-cell>
          <table:table-cell table:number-columns-repeated="13"/>
        </table:table-row>
        <table:table-row table:style-name="ro1">
          <table:table-cell office:value-type="float" office:value="117.2" calcext:value-type="float">
            <text:p>117.2</text:p>
          </table:table-cell>
          <table:table-cell office:value-type="float" office:value="1704.579346" calcext:value-type="float">
            <text:p>1704.579346</text:p>
          </table:table-cell>
          <table:table-cell office:value-type="float" office:value="1803.688232" calcext:value-type="float">
            <text:p>1803.688232</text:p>
          </table:table-cell>
          <table:table-cell office:value-type="float" office:value="1715.187866" calcext:value-type="float">
            <text:p>1715.187866</text:p>
          </table:table-cell>
          <table:table-cell office:value-type="float" office:value="1797.508057" calcext:value-type="float">
            <text:p>1797.508057</text:p>
          </table:table-cell>
          <table:table-cell table:number-columns-repeated="13"/>
        </table:table-row>
        <table:table-row table:style-name="ro1">
          <table:table-cell office:value-type="float" office:value="117.4" calcext:value-type="float">
            <text:p>117.4</text:p>
          </table:table-cell>
          <table:table-cell office:value-type="float" office:value="1707.298096" calcext:value-type="float">
            <text:p>1707.298096</text:p>
          </table:table-cell>
          <table:table-cell office:value-type="float" office:value="1800.697021" calcext:value-type="float">
            <text:p>1800.697021</text:p>
          </table:table-cell>
          <table:table-cell office:value-type="float" office:value="1720.9552" calcext:value-type="float">
            <text:p>1720.9552</text:p>
          </table:table-cell>
          <table:table-cell office:value-type="float" office:value="1793.54541" calcext:value-type="float">
            <text:p>1793.54541</text:p>
          </table:table-cell>
          <table:table-cell table:number-columns-repeated="13"/>
        </table:table-row>
        <table:table-row table:style-name="ro1">
          <table:table-cell office:value-type="float" office:value="117.6" calcext:value-type="float">
            <text:p>117.6</text:p>
          </table:table-cell>
          <table:table-cell office:value-type="float" office:value="1705.777588" calcext:value-type="float">
            <text:p>1705.777588</text:p>
          </table:table-cell>
          <table:table-cell office:value-type="float" office:value="1805.220093" calcext:value-type="float">
            <text:p>1805.220093</text:p>
          </table:table-cell>
          <table:table-cell office:value-type="float" office:value="1717.101318" calcext:value-type="float">
            <text:p>1717.101318</text:p>
          </table:table-cell>
          <table:table-cell office:value-type="float" office:value="1795.798096" calcext:value-type="float">
            <text:p>1795.798096</text:p>
          </table:table-cell>
          <table:table-cell table:number-columns-repeated="13"/>
        </table:table-row>
        <table:table-row table:style-name="ro1">
          <table:table-cell office:value-type="float" office:value="117.8" calcext:value-type="float">
            <text:p>117.8</text:p>
          </table:table-cell>
          <table:table-cell office:value-type="float" office:value="1706.365601" calcext:value-type="float">
            <text:p>1706.365601</text:p>
          </table:table-cell>
          <table:table-cell office:value-type="float" office:value="1804.837158" calcext:value-type="float">
            <text:p>1804.837158</text:p>
          </table:table-cell>
          <table:table-cell office:value-type="float" office:value="1718.341064" calcext:value-type="float">
            <text:p>1718.341064</text:p>
          </table:table-cell>
          <table:table-cell office:value-type="float" office:value="1799.927002" calcext:value-type="float">
            <text:p>1799.927002</text:p>
          </table:table-cell>
          <table:table-cell table:number-columns-repeated="13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706.535278" calcext:value-type="float">
            <text:p>1706.535278</text:p>
          </table:table-cell>
          <table:table-cell office:value-type="float" office:value="1804.527832" calcext:value-type="float">
            <text:p>1804.527832</text:p>
          </table:table-cell>
          <table:table-cell office:value-type="float" office:value="1720.692505" calcext:value-type="float">
            <text:p>1720.692505</text:p>
          </table:table-cell>
          <table:table-cell office:value-type="float" office:value="1797.984497" calcext:value-type="float">
            <text:p>1797.984497</text:p>
          </table:table-cell>
          <table:table-cell table:number-columns-repeated="13"/>
        </table:table-row>
        <table:table-row table:style-name="ro1">
          <table:table-cell office:value-type="float" office:value="118.2" calcext:value-type="float">
            <text:p>118.2</text:p>
          </table:table-cell>
          <table:table-cell office:value-type="float" office:value="1708.317383" calcext:value-type="float">
            <text:p>1708.317383</text:p>
          </table:table-cell>
          <table:table-cell office:value-type="float" office:value="1801.630005" calcext:value-type="float">
            <text:p>1801.630005</text:p>
          </table:table-cell>
          <table:table-cell office:value-type="float" office:value="1720.870483" calcext:value-type="float">
            <text:p>1720.870483</text:p>
          </table:table-cell>
          <table:table-cell office:value-type="float" office:value="1794.967773" calcext:value-type="float">
            <text:p>1794.967773</text:p>
          </table:table-cell>
          <table:table-cell table:number-columns-repeated="13"/>
        </table:table-row>
        <table:table-row table:style-name="ro1">
          <table:table-cell office:value-type="float" office:value="118.4" calcext:value-type="float">
            <text:p>118.4</text:p>
          </table:table-cell>
          <table:table-cell office:value-type="float" office:value="1706.907471" calcext:value-type="float">
            <text:p>1706.907471</text:p>
          </table:table-cell>
          <table:table-cell office:value-type="float" office:value="1807.769531" calcext:value-type="float">
            <text:p>1807.769531</text:p>
          </table:table-cell>
          <table:table-cell office:value-type="float" office:value="1720.424438" calcext:value-type="float">
            <text:p>1720.424438</text:p>
          </table:table-cell>
          <table:table-cell office:value-type="float" office:value="1801.307861" calcext:value-type="float">
            <text:p>1801.307861</text:p>
          </table:table-cell>
          <table:table-cell table:number-columns-repeated="13"/>
        </table:table-row>
        <table:table-row table:style-name="ro1">
          <table:table-cell office:value-type="float" office:value="118.6" calcext:value-type="float">
            <text:p>118.6</text:p>
          </table:table-cell>
          <table:table-cell office:value-type="float" office:value="1703.483887" calcext:value-type="float">
            <text:p>1703.483887</text:p>
          </table:table-cell>
          <table:table-cell office:value-type="float" office:value="1805.706787" calcext:value-type="float">
            <text:p>1805.706787</text:p>
          </table:table-cell>
          <table:table-cell office:value-type="float" office:value="1717.565308" calcext:value-type="float">
            <text:p>1717.565308</text:p>
          </table:table-cell>
          <table:table-cell office:value-type="float" office:value="1802.834473" calcext:value-type="float">
            <text:p>1802.834473</text:p>
          </table:table-cell>
          <table:table-cell table:number-columns-repeated="13"/>
        </table:table-row>
        <table:table-row table:style-name="ro1">
          <table:table-cell office:value-type="float" office:value="118.8" calcext:value-type="float">
            <text:p>118.8</text:p>
          </table:table-cell>
          <table:table-cell office:value-type="float" office:value="1710.718384" calcext:value-type="float">
            <text:p>1710.718384</text:p>
          </table:table-cell>
          <table:table-cell office:value-type="float" office:value="1802.057617" calcext:value-type="float">
            <text:p>1802.057617</text:p>
          </table:table-cell>
          <table:table-cell office:value-type="float" office:value="1728.813965" calcext:value-type="float">
            <text:p>1728.813965</text:p>
          </table:table-cell>
          <table:table-cell office:value-type="float" office:value="1792.986816" calcext:value-type="float">
            <text:p>1792.986816</text:p>
          </table:table-cell>
          <table:table-cell table:number-columns-repeated="13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708.351318" calcext:value-type="float">
            <text:p>1708.351318</text:p>
          </table:table-cell>
          <table:table-cell office:value-type="float" office:value="1810.107422" calcext:value-type="float">
            <text:p>1810.107422</text:p>
          </table:table-cell>
          <table:table-cell office:value-type="float" office:value="1720.693726" calcext:value-type="float">
            <text:p>1720.693726</text:p>
          </table:table-cell>
          <table:table-cell office:value-type="float" office:value="1807.052246" calcext:value-type="float">
            <text:p>1807.052246</text:p>
          </table:table-cell>
          <table:table-cell table:number-columns-repeated="13"/>
        </table:table-row>
        <table:table-row table:style-name="ro1">
          <table:table-cell office:value-type="float" office:value="119.2" calcext:value-type="float">
            <text:p>119.2</text:p>
          </table:table-cell>
          <table:table-cell office:value-type="float" office:value="1709.233887" calcext:value-type="float">
            <text:p>1709.233887</text:p>
          </table:table-cell>
          <table:table-cell office:value-type="float" office:value="1806.087402" calcext:value-type="float">
            <text:p>1806.087402</text:p>
          </table:table-cell>
          <table:table-cell office:value-type="float" office:value="1723.465088" calcext:value-type="float">
            <text:p>1723.465088</text:p>
          </table:table-cell>
          <table:table-cell office:value-type="float" office:value="1797.602051" calcext:value-type="float">
            <text:p>1797.602051</text:p>
          </table:table-cell>
          <table:table-cell table:number-columns-repeated="13"/>
        </table:table-row>
        <table:table-row table:style-name="ro1">
          <table:table-cell office:value-type="float" office:value="119.4" calcext:value-type="float">
            <text:p>119.4</text:p>
          </table:table-cell>
          <table:table-cell office:value-type="float" office:value="1714.05249" calcext:value-type="float">
            <text:p>1714.05249</text:p>
          </table:table-cell>
          <table:table-cell office:value-type="float" office:value="1806.14917" calcext:value-type="float">
            <text:p>1806.14917</text:p>
          </table:table-cell>
          <table:table-cell office:value-type="float" office:value="1727.177002" calcext:value-type="float">
            <text:p>1727.177002</text:p>
          </table:table-cell>
          <table:table-cell office:value-type="float" office:value="1800.830811" calcext:value-type="float">
            <text:p>1800.830811</text:p>
          </table:table-cell>
          <table:table-cell table:number-columns-repeated="13"/>
        </table:table-row>
        <table:table-row table:style-name="ro1">
          <table:table-cell office:value-type="float" office:value="119.6" calcext:value-type="float">
            <text:p>119.6</text:p>
          </table:table-cell>
          <table:table-cell office:value-type="float" office:value="1711.526489" calcext:value-type="float">
            <text:p>1711.526489</text:p>
          </table:table-cell>
          <table:table-cell office:value-type="float" office:value="1810.844238" calcext:value-type="float">
            <text:p>1810.844238</text:p>
          </table:table-cell>
          <table:table-cell office:value-type="float" office:value="1722.244751" calcext:value-type="float">
            <text:p>1722.244751</text:p>
          </table:table-cell>
          <table:table-cell office:value-type="float" office:value="1807.536133" calcext:value-type="float">
            <text:p>1807.536133</text:p>
          </table:table-cell>
          <table:table-cell table:number-columns-repeated="13"/>
        </table:table-row>
        <table:table-row table:style-name="ro1">
          <table:table-cell office:value-type="float" office:value="119.8" calcext:value-type="float">
            <text:p>119.8</text:p>
          </table:table-cell>
          <table:table-cell office:value-type="float" office:value="1711.531616" calcext:value-type="float">
            <text:p>1711.531616</text:p>
          </table:table-cell>
          <table:table-cell office:value-type="float" office:value="1811.098511" calcext:value-type="float">
            <text:p>1811.098511</text:p>
          </table:table-cell>
          <table:table-cell office:value-type="float" office:value="1724.744873" calcext:value-type="float">
            <text:p>1724.744873</text:p>
          </table:table-cell>
          <table:table-cell office:value-type="float" office:value="1805.002686" calcext:value-type="float">
            <text:p>1805.002686</text:p>
          </table:table-cell>
          <table:table-cell table:number-columns-repeated="1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713.638306" calcext:value-type="float">
            <text:p>1713.638306</text:p>
          </table:table-cell>
          <table:table-cell office:value-type="float" office:value="1810.508545" calcext:value-type="float">
            <text:p>1810.508545</text:p>
          </table:table-cell>
          <table:table-cell office:value-type="float" office:value="1726.026611" calcext:value-type="float">
            <text:p>1726.026611</text:p>
          </table:table-cell>
          <table:table-cell office:value-type="float" office:value="1807.924316" calcext:value-type="float">
            <text:p>1807.924316</text:p>
          </table:table-cell>
          <table:table-cell table:number-columns-repeated="13"/>
        </table:table-row>
        <table:table-row table:style-name="ro1">
          <table:table-cell office:value-type="float" office:value="120.2" calcext:value-type="float">
            <text:p>120.2</text:p>
          </table:table-cell>
          <table:table-cell office:value-type="float" office:value="1713.039429" calcext:value-type="float">
            <text:p>1713.039429</text:p>
          </table:table-cell>
          <table:table-cell office:value-type="float" office:value="1812.166992" calcext:value-type="float">
            <text:p>1812.166992</text:p>
          </table:table-cell>
          <table:table-cell office:value-type="float" office:value="1726.663574" calcext:value-type="float">
            <text:p>1726.663574</text:p>
          </table:table-cell>
          <table:table-cell office:value-type="float" office:value="1808.167236" calcext:value-type="float">
            <text:p>1808.167236</text:p>
          </table:table-cell>
          <table:table-cell table:number-columns-repeated="13"/>
        </table:table-row>
        <table:table-row table:style-name="ro1">
          <table:table-cell office:value-type="float" office:value="120.4" calcext:value-type="float">
            <text:p>120.4</text:p>
          </table:table-cell>
          <table:table-cell office:value-type="float" office:value="1713.710449" calcext:value-type="float">
            <text:p>1713.710449</text:p>
          </table:table-cell>
          <table:table-cell office:value-type="float" office:value="1813.710449" calcext:value-type="float">
            <text:p>1813.710449</text:p>
          </table:table-cell>
          <table:table-cell office:value-type="float" office:value="1730.172607" calcext:value-type="float">
            <text:p>1730.172607</text:p>
          </table:table-cell>
          <table:table-cell office:value-type="float" office:value="1808.083374" calcext:value-type="float">
            <text:p>1808.083374</text:p>
          </table:table-cell>
          <table:table-cell table:number-columns-repeated="13"/>
        </table:table-row>
        <table:table-row table:style-name="ro1">
          <table:table-cell office:value-type="float" office:value="120.6" calcext:value-type="float">
            <text:p>120.6</text:p>
          </table:table-cell>
          <table:table-cell office:value-type="float" office:value="1715.399658" calcext:value-type="float">
            <text:p>1715.399658</text:p>
          </table:table-cell>
          <table:table-cell office:value-type="float" office:value="1812.658325" calcext:value-type="float">
            <text:p>1812.658325</text:p>
          </table:table-cell>
          <table:table-cell office:value-type="float" office:value="1729.390625" calcext:value-type="float">
            <text:p>1729.390625</text:p>
          </table:table-cell>
          <table:table-cell office:value-type="float" office:value="1806.25293" calcext:value-type="float">
            <text:p>1806.25293</text:p>
          </table:table-cell>
          <table:table-cell table:number-columns-repeated="13"/>
        </table:table-row>
        <table:table-row table:style-name="ro1">
          <table:table-cell office:value-type="float" office:value="120.8" calcext:value-type="float">
            <text:p>120.8</text:p>
          </table:table-cell>
          <table:table-cell office:value-type="float" office:value="1716.871094" calcext:value-type="float">
            <text:p>1716.871094</text:p>
          </table:table-cell>
          <table:table-cell office:value-type="float" office:value="1813.040039" calcext:value-type="float">
            <text:p>1813.040039</text:p>
          </table:table-cell>
          <table:table-cell office:value-type="float" office:value="1727.641357" calcext:value-type="float">
            <text:p>1727.641357</text:p>
          </table:table-cell>
          <table:table-cell office:value-type="float" office:value="1807.248047" calcext:value-type="float">
            <text:p>1807.248047</text:p>
          </table:table-cell>
          <table:table-cell table:number-columns-repeated="13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716.209839" calcext:value-type="float">
            <text:p>1716.209839</text:p>
          </table:table-cell>
          <table:table-cell office:value-type="float" office:value="1816.337402" calcext:value-type="float">
            <text:p>1816.337402</text:p>
          </table:table-cell>
          <table:table-cell office:value-type="float" office:value="1728.270874" calcext:value-type="float">
            <text:p>1728.270874</text:p>
          </table:table-cell>
          <table:table-cell office:value-type="float" office:value="1810.389404" calcext:value-type="float">
            <text:p>1810.389404</text:p>
          </table:table-cell>
          <table:table-cell table:number-columns-repeated="13"/>
        </table:table-row>
        <table:table-row table:style-name="ro1">
          <table:table-cell office:value-type="float" office:value="121.2" calcext:value-type="float">
            <text:p>121.2</text:p>
          </table:table-cell>
          <table:table-cell office:value-type="float" office:value="1715.880249" calcext:value-type="float">
            <text:p>1715.880249</text:p>
          </table:table-cell>
          <table:table-cell office:value-type="float" office:value="1816.928467" calcext:value-type="float">
            <text:p>1816.928467</text:p>
          </table:table-cell>
          <table:table-cell office:value-type="float" office:value="1729.875366" calcext:value-type="float">
            <text:p>1729.875366</text:p>
          </table:table-cell>
          <table:table-cell office:value-type="float" office:value="1812.271484" calcext:value-type="float">
            <text:p>1812.271484</text:p>
          </table:table-cell>
          <table:table-cell table:number-columns-repeated="13"/>
        </table:table-row>
        <table:table-row table:style-name="ro1">
          <table:table-cell office:value-type="float" office:value="121.4" calcext:value-type="float">
            <text:p>121.4</text:p>
          </table:table-cell>
          <table:table-cell office:value-type="float" office:value="1716.587036" calcext:value-type="float">
            <text:p>1716.587036</text:p>
          </table:table-cell>
          <table:table-cell office:value-type="float" office:value="1815.533325" calcext:value-type="float">
            <text:p>1815.533325</text:p>
          </table:table-cell>
          <table:table-cell office:value-type="float" office:value="1734.418701" calcext:value-type="float">
            <text:p>1734.418701</text:p>
          </table:table-cell>
          <table:table-cell office:value-type="float" office:value="1806.358887" calcext:value-type="float">
            <text:p>1806.358887</text:p>
          </table:table-cell>
          <table:table-cell table:number-columns-repeated="13"/>
        </table:table-row>
        <table:table-row table:style-name="ro1">
          <table:table-cell office:value-type="float" office:value="121.6" calcext:value-type="float">
            <text:p>121.6</text:p>
          </table:table-cell>
          <table:table-cell office:value-type="float" office:value="1718.017578" calcext:value-type="float">
            <text:p>1718.017578</text:p>
          </table:table-cell>
          <table:table-cell office:value-type="float" office:value="1818.468628" calcext:value-type="float">
            <text:p>1818.468628</text:p>
          </table:table-cell>
          <table:table-cell office:value-type="float" office:value="1731.908081" calcext:value-type="float">
            <text:p>1731.908081</text:p>
          </table:table-cell>
          <table:table-cell office:value-type="float" office:value="1813.782593" calcext:value-type="float">
            <text:p>1813.782593</text:p>
          </table:table-cell>
          <table:table-cell table:number-columns-repeated="13"/>
        </table:table-row>
        <table:table-row table:style-name="ro1">
          <table:table-cell office:value-type="float" office:value="121.8" calcext:value-type="float">
            <text:p>121.8</text:p>
          </table:table-cell>
          <table:table-cell office:value-type="float" office:value="1715.477783" calcext:value-type="float">
            <text:p>1715.477783</text:p>
          </table:table-cell>
          <table:table-cell office:value-type="float" office:value="1820.283569" calcext:value-type="float">
            <text:p>1820.283569</text:p>
          </table:table-cell>
          <table:table-cell office:value-type="float" office:value="1729.395752" calcext:value-type="float">
            <text:p>1729.395752</text:p>
          </table:table-cell>
          <table:table-cell office:value-type="float" office:value="1814.719604" calcext:value-type="float">
            <text:p>1814.719604</text:p>
          </table:table-cell>
          <table:table-cell table:number-columns-repeated="13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712.422974" calcext:value-type="float">
            <text:p>1712.422974</text:p>
          </table:table-cell>
          <table:table-cell office:value-type="float" office:value="1782.195068" calcext:value-type="float">
            <text:p>1782.195068</text:p>
          </table:table-cell>
          <table:table-cell office:value-type="float" office:value="1724.703003" calcext:value-type="float">
            <text:p>1724.703003</text:p>
          </table:table-cell>
          <table:table-cell office:value-type="float" office:value="1775.034668" calcext:value-type="float">
            <text:p>1775.034668</text:p>
          </table:table-cell>
          <table:table-cell table:number-columns-repeated="13"/>
        </table:table-row>
        <table:table-row table:style-name="ro1">
          <table:table-cell office:value-type="float" office:value="122.2" calcext:value-type="float">
            <text:p>122.2</text:p>
          </table:table-cell>
          <table:table-cell office:value-type="float" office:value="1682.248779" calcext:value-type="float">
            <text:p>1682.248779</text:p>
          </table:table-cell>
          <table:table-cell office:value-type="float" office:value="1807.51123" calcext:value-type="float">
            <text:p>1807.51123</text:p>
          </table:table-cell>
          <table:table-cell office:value-type="float" office:value="1686.478394" calcext:value-type="float">
            <text:p>1686.478394</text:p>
          </table:table-cell>
          <table:table-cell office:value-type="float" office:value="1809.267822" calcext:value-type="float">
            <text:p>1809.267822</text:p>
          </table:table-cell>
          <table:table-cell table:number-columns-repeated="13"/>
        </table:table-row>
        <table:table-row table:style-name="ro1">
          <table:table-cell office:value-type="float" office:value="122.4" calcext:value-type="float">
            <text:p>122.4</text:p>
          </table:table-cell>
          <table:table-cell office:value-type="float" office:value="1665.835815" calcext:value-type="float">
            <text:p>1665.835815</text:p>
          </table:table-cell>
          <table:table-cell office:value-type="float" office:value="1776.739502" calcext:value-type="float">
            <text:p>1776.739502</text:p>
          </table:table-cell>
          <table:table-cell office:value-type="float" office:value="1677.495605" calcext:value-type="float">
            <text:p>1677.495605</text:p>
          </table:table-cell>
          <table:table-cell office:value-type="float" office:value="1773.439453" calcext:value-type="float">
            <text:p>1773.439453</text:p>
          </table:table-cell>
          <table:table-cell table:number-columns-repeated="13"/>
        </table:table-row>
        <table:table-row table:style-name="ro1">
          <table:table-cell office:value-type="float" office:value="122.6" calcext:value-type="float">
            <text:p>122.6</text:p>
          </table:table-cell>
          <table:table-cell office:value-type="float" office:value="1672.174072" calcext:value-type="float">
            <text:p>1672.174072</text:p>
          </table:table-cell>
          <table:table-cell office:value-type="float" office:value="1753.088623" calcext:value-type="float">
            <text:p>1753.088623</text:p>
          </table:table-cell>
          <table:table-cell office:value-type="float" office:value="1685.380859" calcext:value-type="float">
            <text:p>1685.380859</text:p>
          </table:table-cell>
          <table:table-cell office:value-type="float" office:value="1745.683472" calcext:value-type="float">
            <text:p>1745.683472</text:p>
          </table:table-cell>
          <table:table-cell table:number-columns-repeated="13"/>
        </table:table-row>
        <table:table-row table:style-name="ro1">
          <table:table-cell office:value-type="float" office:value="122.8" calcext:value-type="float">
            <text:p>122.8</text:p>
          </table:table-cell>
          <table:table-cell office:value-type="float" office:value="1649.111206" calcext:value-type="float">
            <text:p>1649.111206</text:p>
          </table:table-cell>
          <table:table-cell office:value-type="float" office:value="1757.287598" calcext:value-type="float">
            <text:p>1757.287598</text:p>
          </table:table-cell>
          <table:table-cell office:value-type="float" office:value="1657.38208" calcext:value-type="float">
            <text:p>1657.38208</text:p>
          </table:table-cell>
          <table:table-cell office:value-type="float" office:value="1755.817749" calcext:value-type="float">
            <text:p>1755.817749</text:p>
          </table:table-cell>
          <table:table-cell table:number-columns-repeated="13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641.623779" calcext:value-type="float">
            <text:p>1641.623779</text:p>
          </table:table-cell>
          <table:table-cell office:value-type="float" office:value="1734.602783" calcext:value-type="float">
            <text:p>1734.602783</text:p>
          </table:table-cell>
          <table:table-cell office:value-type="float" office:value="1654.911499" calcext:value-type="float">
            <text:p>1654.911499</text:p>
          </table:table-cell>
          <table:table-cell office:value-type="float" office:value="1731.29895" calcext:value-type="float">
            <text:p>1731.29895</text:p>
          </table:table-cell>
          <table:table-cell table:number-columns-repeated="13"/>
        </table:table-row>
        <table:table-row table:style-name="ro1">
          <table:table-cell office:value-type="float" office:value="123.2" calcext:value-type="float">
            <text:p>123.2</text:p>
          </table:table-cell>
          <table:table-cell office:value-type="float" office:value="1633.679443" calcext:value-type="float">
            <text:p>1633.679443</text:p>
          </table:table-cell>
          <table:table-cell office:value-type="float" office:value="1718.920654" calcext:value-type="float">
            <text:p>1718.920654</text:p>
          </table:table-cell>
          <table:table-cell office:value-type="float" office:value="1646.704712" calcext:value-type="float">
            <text:p>1646.704712</text:p>
          </table:table-cell>
          <table:table-cell office:value-type="float" office:value="1716.94519" calcext:value-type="float">
            <text:p>1716.94519</text:p>
          </table:table-cell>
          <table:table-cell table:number-columns-repeated="13"/>
        </table:table-row>
        <table:table-row table:style-name="ro1">
          <table:table-cell office:value-type="float" office:value="123.4" calcext:value-type="float">
            <text:p>123.4</text:p>
          </table:table-cell>
          <table:table-cell office:value-type="float" office:value="1623.735474" calcext:value-type="float">
            <text:p>1623.735474</text:p>
          </table:table-cell>
          <table:table-cell office:value-type="float" office:value="1719.756714" calcext:value-type="float">
            <text:p>1719.756714</text:p>
          </table:table-cell>
          <table:table-cell office:value-type="float" office:value="1636.516968" calcext:value-type="float">
            <text:p>1636.516968</text:p>
          </table:table-cell>
          <table:table-cell office:value-type="float" office:value="1706.541016" calcext:value-type="float">
            <text:p>1706.541016</text:p>
          </table:table-cell>
          <table:table-cell table:number-columns-repeated="13"/>
        </table:table-row>
        <table:table-row table:style-name="ro1">
          <table:table-cell office:value-type="float" office:value="123.6" calcext:value-type="float">
            <text:p>123.6</text:p>
          </table:table-cell>
          <table:table-cell office:value-type="float" office:value="1626.201416" calcext:value-type="float">
            <text:p>1626.201416</text:p>
          </table:table-cell>
          <table:table-cell office:value-type="float" office:value="1695.452759" calcext:value-type="float">
            <text:p>1695.452759</text:p>
          </table:table-cell>
          <table:table-cell office:value-type="float" office:value="1627.613892" calcext:value-type="float">
            <text:p>1627.613892</text:p>
          </table:table-cell>
          <table:table-cell office:value-type="float" office:value="1696.671875" calcext:value-type="float">
            <text:p>1696.671875</text:p>
          </table:table-cell>
          <table:table-cell table:number-columns-repeated="13"/>
        </table:table-row>
        <table:table-row table:style-name="ro1">
          <table:table-cell office:value-type="float" office:value="123.8" calcext:value-type="float">
            <text:p>123.8</text:p>
          </table:table-cell>
          <table:table-cell office:value-type="float" office:value="1616.777466" calcext:value-type="float">
            <text:p>1616.777466</text:p>
          </table:table-cell>
          <table:table-cell office:value-type="float" office:value="1688.932129" calcext:value-type="float">
            <text:p>1688.932129</text:p>
          </table:table-cell>
          <table:table-cell office:value-type="float" office:value="1627.11792" calcext:value-type="float">
            <text:p>1627.11792</text:p>
          </table:table-cell>
          <table:table-cell office:value-type="float" office:value="1685.603149" calcext:value-type="float">
            <text:p>1685.603149</text:p>
          </table:table-cell>
          <table:table-cell table:number-columns-repeated="13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608.743652" calcext:value-type="float">
            <text:p>1608.743652</text:p>
          </table:table-cell>
          <table:table-cell office:value-type="float" office:value="1681.109131" calcext:value-type="float">
            <text:p>1681.109131</text:p>
          </table:table-cell>
          <table:table-cell office:value-type="float" office:value="1617.951172" calcext:value-type="float">
            <text:p>1617.951172</text:p>
          </table:table-cell>
          <table:table-cell office:value-type="float" office:value="1679.591797" calcext:value-type="float">
            <text:p>1679.591797</text:p>
          </table:table-cell>
          <table:table-cell table:number-columns-repeated="13"/>
        </table:table-row>
        <table:table-row table:style-name="ro1">
          <table:table-cell office:value-type="float" office:value="124.2" calcext:value-type="float">
            <text:p>124.2</text:p>
          </table:table-cell>
          <table:table-cell office:value-type="float" office:value="1602.727661" calcext:value-type="float">
            <text:p>1602.727661</text:p>
          </table:table-cell>
          <table:table-cell office:value-type="float" office:value="1673.678223" calcext:value-type="float">
            <text:p>1673.678223</text:p>
          </table:table-cell>
          <table:table-cell office:value-type="float" office:value="1615.405396" calcext:value-type="float">
            <text:p>1615.405396</text:p>
          </table:table-cell>
          <table:table-cell office:value-type="float" office:value="1666.652344" calcext:value-type="float">
            <text:p>1666.652344</text:p>
          </table:table-cell>
          <table:table-cell table:number-columns-repeated="13"/>
        </table:table-row>
        <table:table-row table:style-name="ro1">
          <table:table-cell office:value-type="float" office:value="124.4" calcext:value-type="float">
            <text:p>124.4</text:p>
          </table:table-cell>
          <table:table-cell office:value-type="float" office:value="1605.817261" calcext:value-type="float">
            <text:p>1605.817261</text:p>
          </table:table-cell>
          <table:table-cell office:value-type="float" office:value="1661.495605" calcext:value-type="float">
            <text:p>1661.495605</text:p>
          </table:table-cell>
          <table:table-cell office:value-type="float" office:value="1607.447266" calcext:value-type="float">
            <text:p>1607.447266</text:p>
          </table:table-cell>
          <table:table-cell office:value-type="float" office:value="1660.452393" calcext:value-type="float">
            <text:p>1660.452393</text:p>
          </table:table-cell>
          <table:table-cell table:number-columns-repeated="13"/>
        </table:table-row>
        <table:table-row table:style-name="ro1">
          <table:table-cell office:value-type="float" office:value="124.6" calcext:value-type="float">
            <text:p>124.6</text:p>
          </table:table-cell>
          <table:table-cell office:value-type="float" office:value="1599.050781" calcext:value-type="float">
            <text:p>1599.050781</text:p>
          </table:table-cell>
          <table:table-cell office:value-type="float" office:value="1649.264404" calcext:value-type="float">
            <text:p>1649.264404</text:p>
          </table:table-cell>
          <table:table-cell office:value-type="float" office:value="1608.393555" calcext:value-type="float">
            <text:p>1608.393555</text:p>
          </table:table-cell>
          <table:table-cell office:value-type="float" office:value="1653.807495" calcext:value-type="float">
            <text:p>1653.807495</text:p>
          </table:table-cell>
          <table:table-cell table:number-columns-repeated="13"/>
        </table:table-row>
        <table:table-row table:style-name="ro1">
          <table:table-cell office:value-type="float" office:value="124.8" calcext:value-type="float">
            <text:p>124.8</text:p>
          </table:table-cell>
          <table:table-cell office:value-type="float" office:value="1592.779175" calcext:value-type="float">
            <text:p>1592.779175</text:p>
          </table:table-cell>
          <table:table-cell office:value-type="float" office:value="1650.3479" calcext:value-type="float">
            <text:p>1650.3479</text:p>
          </table:table-cell>
          <table:table-cell office:value-type="float" office:value="1600.486816" calcext:value-type="float">
            <text:p>1600.486816</text:p>
          </table:table-cell>
          <table:table-cell office:value-type="float" office:value="1650.472168" calcext:value-type="float">
            <text:p>1650.472168</text:p>
          </table:table-cell>
          <table:table-cell table:number-columns-repeated="13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588.267334" calcext:value-type="float">
            <text:p>1588.267334</text:p>
          </table:table-cell>
          <table:table-cell office:value-type="float" office:value="1642.901245" calcext:value-type="float">
            <text:p>1642.901245</text:p>
          </table:table-cell>
          <table:table-cell office:value-type="float" office:value="1598.542603" calcext:value-type="float">
            <text:p>1598.542603</text:p>
          </table:table-cell>
          <table:table-cell office:value-type="float" office:value="1639.69519" calcext:value-type="float">
            <text:p>1639.69519</text:p>
          </table:table-cell>
          <table:table-cell table:number-columns-repeated="13"/>
        </table:table-row>
        <table:table-row table:style-name="ro1">
          <table:table-cell office:value-type="float" office:value="125.2" calcext:value-type="float">
            <text:p>125.2</text:p>
          </table:table-cell>
          <table:table-cell office:value-type="float" office:value="1587.266846" calcext:value-type="float">
            <text:p>1587.266846</text:p>
          </table:table-cell>
          <table:table-cell office:value-type="float" office:value="1638.286621" calcext:value-type="float">
            <text:p>1638.286621</text:p>
          </table:table-cell>
          <table:table-cell office:value-type="float" office:value="1593.526855" calcext:value-type="float">
            <text:p>1593.526855</text:p>
          </table:table-cell>
          <table:table-cell office:value-type="float" office:value="1634.644897" calcext:value-type="float">
            <text:p>1634.644897</text:p>
          </table:table-cell>
          <table:table-cell table:number-columns-repeated="13"/>
        </table:table-row>
        <table:table-row table:style-name="ro1">
          <table:table-cell office:value-type="float" office:value="125.4" calcext:value-type="float">
            <text:p>125.4</text:p>
          </table:table-cell>
          <table:table-cell office:value-type="float" office:value="1586.293091" calcext:value-type="float">
            <text:p>1586.293091</text:p>
          </table:table-cell>
          <table:table-cell office:value-type="float" office:value="1626.285645" calcext:value-type="float">
            <text:p>1626.285645</text:p>
          </table:table-cell>
          <table:table-cell office:value-type="float" office:value="1591.285522" calcext:value-type="float">
            <text:p>1591.285522</text:p>
          </table:table-cell>
          <table:table-cell office:value-type="float" office:value="1630.239502" calcext:value-type="float">
            <text:p>1630.239502</text:p>
          </table:table-cell>
          <table:table-cell table:number-columns-repeated="13"/>
        </table:table-row>
        <table:table-row table:style-name="ro1">
          <table:table-cell office:value-type="float" office:value="125.6" calcext:value-type="float">
            <text:p>125.6</text:p>
          </table:table-cell>
          <table:table-cell office:value-type="float" office:value="1576.456421" calcext:value-type="float">
            <text:p>1576.456421</text:p>
          </table:table-cell>
          <table:table-cell office:value-type="float" office:value="1627.826538" calcext:value-type="float">
            <text:p>1627.826538</text:p>
          </table:table-cell>
          <table:table-cell office:value-type="float" office:value="1589.741089" calcext:value-type="float">
            <text:p>1589.741089</text:p>
          </table:table-cell>
          <table:table-cell office:value-type="float" office:value="1627.152222" calcext:value-type="float">
            <text:p>1627.152222</text:p>
          </table:table-cell>
          <table:table-cell table:number-columns-repeated="13"/>
        </table:table-row>
        <table:table-row table:style-name="ro1">
          <table:table-cell office:value-type="float" office:value="125.8" calcext:value-type="float">
            <text:p>125.8</text:p>
          </table:table-cell>
          <table:table-cell office:value-type="float" office:value="1579.168457" calcext:value-type="float">
            <text:p>1579.168457</text:p>
          </table:table-cell>
          <table:table-cell office:value-type="float" office:value="1618.177368" calcext:value-type="float">
            <text:p>1618.177368</text:p>
          </table:table-cell>
          <table:table-cell office:value-type="float" office:value="1582.829956" calcext:value-type="float">
            <text:p>1582.829956</text:p>
          </table:table-cell>
          <table:table-cell office:value-type="float" office:value="1619.396851" calcext:value-type="float">
            <text:p>1619.396851</text:p>
          </table:table-cell>
          <table:table-cell table:number-columns-repeated="13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575.577026" calcext:value-type="float">
            <text:p>1575.577026</text:p>
          </table:table-cell>
          <table:table-cell office:value-type="float" office:value="1616.620972" calcext:value-type="float">
            <text:p>1616.620972</text:p>
          </table:table-cell>
          <table:table-cell office:value-type="float" office:value="1578.589355" calcext:value-type="float">
            <text:p>1578.589355</text:p>
          </table:table-cell>
          <table:table-cell office:value-type="float" office:value="1618.866089" calcext:value-type="float">
            <text:p>1618.866089</text:p>
          </table:table-cell>
          <table:table-cell table:number-columns-repeated="13"/>
        </table:table-row>
        <table:table-row table:style-name="ro1">
          <table:table-cell office:value-type="float" office:value="126.2" calcext:value-type="float">
            <text:p>126.2</text:p>
          </table:table-cell>
          <table:table-cell office:value-type="float" office:value="1577.856445" calcext:value-type="float">
            <text:p>1577.856445</text:p>
          </table:table-cell>
          <table:table-cell office:value-type="float" office:value="1611.503418" calcext:value-type="float">
            <text:p>1611.503418</text:p>
          </table:table-cell>
          <table:table-cell office:value-type="float" office:value="1584.848877" calcext:value-type="float">
            <text:p>1584.848877</text:p>
          </table:table-cell>
          <table:table-cell office:value-type="float" office:value="1610.467896" calcext:value-type="float">
            <text:p>1610.467896</text:p>
          </table:table-cell>
          <table:table-cell table:number-columns-repeated="13"/>
        </table:table-row>
        <table:table-row table:style-name="ro1">
          <table:table-cell office:value-type="float" office:value="126.4" calcext:value-type="float">
            <text:p>126.4</text:p>
          </table:table-cell>
          <table:table-cell office:value-type="float" office:value="1573.243042" calcext:value-type="float">
            <text:p>1573.243042</text:p>
          </table:table-cell>
          <table:table-cell office:value-type="float" office:value="1608.330566" calcext:value-type="float">
            <text:p>1608.330566</text:p>
          </table:table-cell>
          <table:table-cell office:value-type="float" office:value="1579.499512" calcext:value-type="float">
            <text:p>1579.499512</text:p>
          </table:table-cell>
          <table:table-cell office:value-type="float" office:value="1607.719849" calcext:value-type="float">
            <text:p>1607.719849</text:p>
          </table:table-cell>
          <table:table-cell table:number-columns-repeated="13"/>
        </table:table-row>
        <table:table-row table:style-name="ro1">
          <table:table-cell office:value-type="float" office:value="126.6" calcext:value-type="float">
            <text:p>126.6</text:p>
          </table:table-cell>
          <table:table-cell office:value-type="float" office:value="1574.445923" calcext:value-type="float">
            <text:p>1574.445923</text:p>
          </table:table-cell>
          <table:table-cell office:value-type="float" office:value="1603.697632" calcext:value-type="float">
            <text:p>1603.697632</text:p>
          </table:table-cell>
          <table:table-cell office:value-type="float" office:value="1579.692505" calcext:value-type="float">
            <text:p>1579.692505</text:p>
          </table:table-cell>
          <table:table-cell office:value-type="float" office:value="1604.781372" calcext:value-type="float">
            <text:p>1604.781372</text:p>
          </table:table-cell>
          <table:table-cell table:number-columns-repeated="13"/>
        </table:table-row>
        <table:table-row table:style-name="ro1">
          <table:table-cell office:value-type="float" office:value="126.8" calcext:value-type="float">
            <text:p>126.8</text:p>
          </table:table-cell>
          <table:table-cell office:value-type="float" office:value="1570.095215" calcext:value-type="float">
            <text:p>1570.095215</text:p>
          </table:table-cell>
          <table:table-cell office:value-type="float" office:value="1599.587036" calcext:value-type="float">
            <text:p>1599.587036</text:p>
          </table:table-cell>
          <table:table-cell office:value-type="float" office:value="1576.797974" calcext:value-type="float">
            <text:p>1576.797974</text:p>
          </table:table-cell>
          <table:table-cell office:value-type="float" office:value="1604.00293" calcext:value-type="float">
            <text:p>1604.00293</text:p>
          </table:table-cell>
          <table:table-cell table:number-columns-repeated="13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570.335449" calcext:value-type="float">
            <text:p>1570.335449</text:p>
          </table:table-cell>
          <table:table-cell office:value-type="float" office:value="1597.253662" calcext:value-type="float">
            <text:p>1597.253662</text:p>
          </table:table-cell>
          <table:table-cell office:value-type="float" office:value="1574.210083" calcext:value-type="float">
            <text:p>1574.210083</text:p>
          </table:table-cell>
          <table:table-cell office:value-type="float" office:value="1599.396851" calcext:value-type="float">
            <text:p>1599.396851</text:p>
          </table:table-cell>
          <table:table-cell table:number-columns-repeated="13"/>
        </table:table-row>
        <table:table-row table:style-name="ro1">
          <table:table-cell office:value-type="float" office:value="127.2" calcext:value-type="float">
            <text:p>127.2</text:p>
          </table:table-cell>
          <table:table-cell office:value-type="float" office:value="1568.770996" calcext:value-type="float">
            <text:p>1568.770996</text:p>
          </table:table-cell>
          <table:table-cell office:value-type="float" office:value="1592.042603" calcext:value-type="float">
            <text:p>1592.042603</text:p>
          </table:table-cell>
          <table:table-cell office:value-type="float" office:value="1578.270752" calcext:value-type="float">
            <text:p>1578.270752</text:p>
          </table:table-cell>
          <table:table-cell office:value-type="float" office:value="1594.813721" calcext:value-type="float">
            <text:p>1594.813721</text:p>
          </table:table-cell>
          <table:table-cell table:number-columns-repeated="13"/>
        </table:table-row>
        <table:table-row table:style-name="ro1">
          <table:table-cell office:value-type="float" office:value="127.4" calcext:value-type="float">
            <text:p>127.4</text:p>
          </table:table-cell>
          <table:table-cell office:value-type="float" office:value="1565.421509" calcext:value-type="float">
            <text:p>1565.421509</text:p>
          </table:table-cell>
          <table:table-cell office:value-type="float" office:value="1593.851562" calcext:value-type="float">
            <text:p>1593.851562</text:p>
          </table:table-cell>
          <table:table-cell office:value-type="float" office:value="1574.141968" calcext:value-type="float">
            <text:p>1574.141968</text:p>
          </table:table-cell>
          <table:table-cell office:value-type="float" office:value="1596.087524" calcext:value-type="float">
            <text:p>1596.087524</text:p>
          </table:table-cell>
          <table:table-cell table:number-columns-repeated="13"/>
        </table:table-row>
        <table:table-row table:style-name="ro1">
          <table:table-cell office:value-type="float" office:value="127.6" calcext:value-type="float">
            <text:p>127.6</text:p>
          </table:table-cell>
          <table:table-cell office:value-type="float" office:value="1569.01123" calcext:value-type="float">
            <text:p>1569.01123</text:p>
          </table:table-cell>
          <table:table-cell office:value-type="float" office:value="1589.236328" calcext:value-type="float">
            <text:p>1589.236328</text:p>
          </table:table-cell>
          <table:table-cell office:value-type="float" office:value="1574.135254" calcext:value-type="float">
            <text:p>1574.135254</text:p>
          </table:table-cell>
          <table:table-cell office:value-type="float" office:value="1593.255615" calcext:value-type="float">
            <text:p>1593.255615</text:p>
          </table:table-cell>
          <table:table-cell table:number-columns-repeated="13"/>
        </table:table-row>
        <table:table-row table:style-name="ro1">
          <table:table-cell office:value-type="float" office:value="127.8" calcext:value-type="float">
            <text:p>127.8</text:p>
          </table:table-cell>
          <table:table-cell office:value-type="float" office:value="1569.055298" calcext:value-type="float">
            <text:p>1569.055298</text:p>
          </table:table-cell>
          <table:table-cell office:value-type="float" office:value="1584.570068" calcext:value-type="float">
            <text:p>1584.570068</text:p>
          </table:table-cell>
          <table:table-cell office:value-type="float" office:value="1576.383911" calcext:value-type="float">
            <text:p>1576.383911</text:p>
          </table:table-cell>
          <table:table-cell office:value-type="float" office:value="1590.045776" calcext:value-type="float">
            <text:p>1590.045776</text:p>
          </table:table-cell>
          <table:table-cell table:number-columns-repeated="13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566.303833" calcext:value-type="float">
            <text:p>1566.303833</text:p>
          </table:table-cell>
          <table:table-cell office:value-type="float" office:value="1583.841187" calcext:value-type="float">
            <text:p>1583.841187</text:p>
          </table:table-cell>
          <table:table-cell office:value-type="float" office:value="1574.479614" calcext:value-type="float">
            <text:p>1574.479614</text:p>
          </table:table-cell>
          <table:table-cell office:value-type="float" office:value="1589.782959" calcext:value-type="float">
            <text:p>1589.782959</text:p>
          </table:table-cell>
          <table:table-cell table:number-columns-repeated="13"/>
        </table:table-row>
        <table:table-row table:style-name="ro1">
          <table:table-cell office:value-type="float" office:value="128.2" calcext:value-type="float">
            <text:p>128.2</text:p>
          </table:table-cell>
          <table:table-cell office:value-type="float" office:value="1561.815918" calcext:value-type="float">
            <text:p>1561.815918</text:p>
          </table:table-cell>
          <table:table-cell office:value-type="float" office:value="1585.951904" calcext:value-type="float">
            <text:p>1585.951904</text:p>
          </table:table-cell>
          <table:table-cell office:value-type="float" office:value="1574.264648" calcext:value-type="float">
            <text:p>1574.264648</text:p>
          </table:table-cell>
          <table:table-cell office:value-type="float" office:value="1591.546021" calcext:value-type="float">
            <text:p>1591.546021</text:p>
          </table:table-cell>
          <table:table-cell table:number-columns-repeated="13"/>
        </table:table-row>
        <table:table-row table:style-name="ro1">
          <table:table-cell office:value-type="float" office:value="128.4" calcext:value-type="float">
            <text:p>128.4</text:p>
          </table:table-cell>
          <table:table-cell office:value-type="float" office:value="1568.96936" calcext:value-type="float">
            <text:p>1568.96936</text:p>
          </table:table-cell>
          <table:table-cell office:value-type="float" office:value="1585.933838" calcext:value-type="float">
            <text:p>1585.933838</text:p>
          </table:table-cell>
          <table:table-cell office:value-type="float" office:value="1569.412964" calcext:value-type="float">
            <text:p>1569.412964</text:p>
          </table:table-cell>
          <table:table-cell office:value-type="float" office:value="1581.000732" calcext:value-type="float">
            <text:p>1581.000732</text:p>
          </table:table-cell>
          <table:table-cell table:number-columns-repeated="13"/>
        </table:table-row>
        <table:table-row table:style-name="ro1">
          <table:table-cell office:value-type="float" office:value="128.6" calcext:value-type="float">
            <text:p>128.6</text:p>
          </table:table-cell>
          <table:table-cell office:value-type="float" office:value="1566.850464" calcext:value-type="float">
            <text:p>1566.850464</text:p>
          </table:table-cell>
          <table:table-cell office:value-type="float" office:value="1584.927124" calcext:value-type="float">
            <text:p>1584.927124</text:p>
          </table:table-cell>
          <table:table-cell office:value-type="float" office:value="1570.564209" calcext:value-type="float">
            <text:p>1570.564209</text:p>
          </table:table-cell>
          <table:table-cell office:value-type="float" office:value="1582.499756" calcext:value-type="float">
            <text:p>1582.499756</text:p>
          </table:table-cell>
          <table:table-cell table:number-columns-repeated="13"/>
        </table:table-row>
        <table:table-row table:style-name="ro1">
          <table:table-cell office:value-type="float" office:value="128.8" calcext:value-type="float">
            <text:p>128.8</text:p>
          </table:table-cell>
          <table:table-cell office:value-type="float" office:value="1571.140991" calcext:value-type="float">
            <text:p>1571.140991</text:p>
          </table:table-cell>
          <table:table-cell office:value-type="float" office:value="1582.650879" calcext:value-type="float">
            <text:p>1582.650879</text:p>
          </table:table-cell>
          <table:table-cell office:value-type="float" office:value="1570.11377" calcext:value-type="float">
            <text:p>1570.11377</text:p>
          </table:table-cell>
          <table:table-cell office:value-type="float" office:value="1579.493652" calcext:value-type="float">
            <text:p>1579.493652</text:p>
          </table:table-cell>
          <table:table-cell table:number-columns-repeated="13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566.020752" calcext:value-type="float">
            <text:p>1566.020752</text:p>
          </table:table-cell>
          <table:table-cell office:value-type="float" office:value="1582.707764" calcext:value-type="float">
            <text:p>1582.707764</text:p>
          </table:table-cell>
          <table:table-cell office:value-type="float" office:value="1569.184204" calcext:value-type="float">
            <text:p>1569.184204</text:p>
          </table:table-cell>
          <table:table-cell office:value-type="float" office:value="1582.307251" calcext:value-type="float">
            <text:p>1582.307251</text:p>
          </table:table-cell>
          <table:table-cell table:number-columns-repeated="13"/>
        </table:table-row>
        <table:table-row table:style-name="ro1">
          <table:table-cell office:value-type="float" office:value="129.2" calcext:value-type="float">
            <text:p>129.2</text:p>
          </table:table-cell>
          <table:table-cell office:value-type="float" office:value="1569.162842" calcext:value-type="float">
            <text:p>1569.162842</text:p>
          </table:table-cell>
          <table:table-cell office:value-type="float" office:value="1579.960815" calcext:value-type="float">
            <text:p>1579.960815</text:p>
          </table:table-cell>
          <table:table-cell office:value-type="float" office:value="1573.08252" calcext:value-type="float">
            <text:p>1573.08252</text:p>
          </table:table-cell>
          <table:table-cell office:value-type="float" office:value="1573.551147" calcext:value-type="float">
            <text:p>1573.551147</text:p>
          </table:table-cell>
          <table:table-cell table:number-columns-repeated="13"/>
        </table:table-row>
        <table:table-row table:style-name="ro1">
          <table:table-cell office:value-type="float" office:value="129.4" calcext:value-type="float">
            <text:p>129.4</text:p>
          </table:table-cell>
          <table:table-cell office:value-type="float" office:value="1564.717651" calcext:value-type="float">
            <text:p>1564.717651</text:p>
          </table:table-cell>
          <table:table-cell office:value-type="float" office:value="1578.89917" calcext:value-type="float">
            <text:p>1578.89917</text:p>
          </table:table-cell>
          <table:table-cell office:value-type="float" office:value="1563.669189" calcext:value-type="float">
            <text:p>1563.669189</text:p>
          </table:table-cell>
          <table:table-cell office:value-type="float" office:value="1580.580933" calcext:value-type="float">
            <text:p>1580.580933</text:p>
          </table:table-cell>
          <table:table-cell table:number-columns-repeated="13"/>
        </table:table-row>
        <table:table-row table:style-name="ro1">
          <table:table-cell office:value-type="float" office:value="129.6" calcext:value-type="float">
            <text:p>129.6</text:p>
          </table:table-cell>
          <table:table-cell office:value-type="float" office:value="1565.397095" calcext:value-type="float">
            <text:p>1565.397095</text:p>
          </table:table-cell>
          <table:table-cell office:value-type="float" office:value="1579.133301" calcext:value-type="float">
            <text:p>1579.133301</text:p>
          </table:table-cell>
          <table:table-cell office:value-type="float" office:value="1566.401367" calcext:value-type="float">
            <text:p>1566.401367</text:p>
          </table:table-cell>
          <table:table-cell office:value-type="float" office:value="1575.286987" calcext:value-type="float">
            <text:p>1575.286987</text:p>
          </table:table-cell>
          <table:table-cell table:number-columns-repeated="13"/>
        </table:table-row>
        <table:table-row table:style-name="ro1">
          <table:table-cell office:value-type="float" office:value="129.8" calcext:value-type="float">
            <text:p>129.8</text:p>
          </table:table-cell>
          <table:table-cell office:value-type="float" office:value="1566.448364" calcext:value-type="float">
            <text:p>1566.448364</text:p>
          </table:table-cell>
          <table:table-cell office:value-type="float" office:value="1577.293823" calcext:value-type="float">
            <text:p>1577.293823</text:p>
          </table:table-cell>
          <table:table-cell office:value-type="float" office:value="1565.126953" calcext:value-type="float">
            <text:p>1565.126953</text:p>
          </table:table-cell>
          <table:table-cell office:value-type="float" office:value="1578.327393" calcext:value-type="float">
            <text:p>1578.327393</text:p>
          </table:table-cell>
          <table:table-cell table:number-columns-repeated="13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567.705078" calcext:value-type="float">
            <text:p>1567.705078</text:p>
          </table:table-cell>
          <table:table-cell office:value-type="float" office:value="1574.704834" calcext:value-type="float">
            <text:p>1574.704834</text:p>
          </table:table-cell>
          <table:table-cell office:value-type="float" office:value="1568.043701" calcext:value-type="float">
            <text:p>1568.043701</text:p>
          </table:table-cell>
          <table:table-cell office:value-type="float" office:value="1573.10376" calcext:value-type="float">
            <text:p>1573.10376</text:p>
          </table:table-cell>
          <table:table-cell table:number-columns-repeated="13"/>
        </table:table-row>
        <table:table-row table:style-name="ro1">
          <table:table-cell office:value-type="float" office:value="130.2" calcext:value-type="float">
            <text:p>130.2</text:p>
          </table:table-cell>
          <table:table-cell office:value-type="float" office:value="1567.573975" calcext:value-type="float">
            <text:p>1567.573975</text:p>
          </table:table-cell>
          <table:table-cell office:value-type="float" office:value="1573.355225" calcext:value-type="float">
            <text:p>1573.355225</text:p>
          </table:table-cell>
          <table:table-cell office:value-type="float" office:value="1567.146362" calcext:value-type="float">
            <text:p>1567.146362</text:p>
          </table:table-cell>
          <table:table-cell office:value-type="float" office:value="1575.942261" calcext:value-type="float">
            <text:p>1575.942261</text:p>
          </table:table-cell>
          <table:table-cell table:number-columns-repeated="13"/>
        </table:table-row>
        <table:table-row table:style-name="ro1">
          <table:table-cell office:value-type="float" office:value="130.4" calcext:value-type="float">
            <text:p>130.4</text:p>
          </table:table-cell>
          <table:table-cell office:value-type="float" office:value="1563.160645" calcext:value-type="float">
            <text:p>1563.160645</text:p>
          </table:table-cell>
          <table:table-cell office:value-type="float" office:value="1572.831055" calcext:value-type="float">
            <text:p>1572.831055</text:p>
          </table:table-cell>
          <table:table-cell office:value-type="float" office:value="1568.108154" calcext:value-type="float">
            <text:p>1568.108154</text:p>
          </table:table-cell>
          <table:table-cell office:value-type="float" office:value="1570.925537" calcext:value-type="float">
            <text:p>1570.925537</text:p>
          </table:table-cell>
          <table:table-cell table:number-columns-repeated="13"/>
        </table:table-row>
        <table:table-row table:style-name="ro1">
          <table:table-cell office:value-type="float" office:value="130.6" calcext:value-type="float">
            <text:p>130.6</text:p>
          </table:table-cell>
          <table:table-cell office:value-type="float" office:value="1563.96936" calcext:value-type="float">
            <text:p>1563.96936</text:p>
          </table:table-cell>
          <table:table-cell office:value-type="float" office:value="1573.760376" calcext:value-type="float">
            <text:p>1573.760376</text:p>
          </table:table-cell>
          <table:table-cell office:value-type="float" office:value="1564.886353" calcext:value-type="float">
            <text:p>1564.886353</text:p>
          </table:table-cell>
          <table:table-cell office:value-type="float" office:value="1574.123535" calcext:value-type="float">
            <text:p>1574.123535</text:p>
          </table:table-cell>
          <table:table-cell table:number-columns-repeated="13"/>
        </table:table-row>
        <table:table-row table:style-name="ro1">
          <table:table-cell office:value-type="float" office:value="130.8" calcext:value-type="float">
            <text:p>130.8</text:p>
          </table:table-cell>
          <table:table-cell office:value-type="float" office:value="1566.506592" calcext:value-type="float">
            <text:p>1566.506592</text:p>
          </table:table-cell>
          <table:table-cell office:value-type="float" office:value="1577.071045" calcext:value-type="float">
            <text:p>1577.071045</text:p>
          </table:table-cell>
          <table:table-cell office:value-type="float" office:value="1566.432861" calcext:value-type="float">
            <text:p>1566.432861</text:p>
          </table:table-cell>
          <table:table-cell office:value-type="float" office:value="1577.153564" calcext:value-type="float">
            <text:p>1577.153564</text:p>
          </table:table-cell>
          <table:table-cell table:number-columns-repeated="13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567.465088" calcext:value-type="float">
            <text:p>1567.465088</text:p>
          </table:table-cell>
          <table:table-cell office:value-type="float" office:value="1568.482666" calcext:value-type="float">
            <text:p>1568.482666</text:p>
          </table:table-cell>
          <table:table-cell office:value-type="float" office:value="1567.816772" calcext:value-type="float">
            <text:p>1567.816772</text:p>
          </table:table-cell>
          <table:table-cell office:value-type="float" office:value="1571.396729" calcext:value-type="float">
            <text:p>1571.396729</text:p>
          </table:table-cell>
          <table:table-cell table:number-columns-repeated="13"/>
        </table:table-row>
        <table:table-row table:style-name="ro1">
          <table:table-cell office:value-type="float" office:value="131.2" calcext:value-type="float">
            <text:p>131.2</text:p>
          </table:table-cell>
          <table:table-cell office:value-type="float" office:value="1569.610107" calcext:value-type="float">
            <text:p>1569.610107</text:p>
          </table:table-cell>
          <table:table-cell office:value-type="float" office:value="1572.494019" calcext:value-type="float">
            <text:p>1572.494019</text:p>
          </table:table-cell>
          <table:table-cell office:value-type="float" office:value="1568.164429" calcext:value-type="float">
            <text:p>1568.164429</text:p>
          </table:table-cell>
          <table:table-cell office:value-type="float" office:value="1570.21875" calcext:value-type="float">
            <text:p>1570.21875</text:p>
          </table:table-cell>
          <table:table-cell table:number-columns-repeated="13"/>
        </table:table-row>
        <table:table-row table:style-name="ro1">
          <table:table-cell office:value-type="float" office:value="131.4" calcext:value-type="float">
            <text:p>131.4</text:p>
          </table:table-cell>
          <table:table-cell office:value-type="float" office:value="1539.053833" calcext:value-type="float">
            <text:p>1539.053833</text:p>
          </table:table-cell>
          <table:table-cell office:value-type="float" office:value="1532.614624" calcext:value-type="float">
            <text:p>1532.614624</text:p>
          </table:table-cell>
          <table:table-cell office:value-type="float" office:value="1587.825806" calcext:value-type="float">
            <text:p>1587.825806</text:p>
          </table:table-cell>
          <table:table-cell office:value-type="float" office:value="1611.936768" calcext:value-type="float">
            <text:p>1611.936768</text:p>
          </table:table-cell>
          <table:table-cell table:number-columns-repeated="13"/>
        </table:table-row>
        <table:table-row table:style-name="ro1">
          <table:table-cell office:value-type="float" office:value="131.6" calcext:value-type="float">
            <text:p>131.6</text:p>
          </table:table-cell>
          <table:table-cell office:value-type="float" office:value="1528.998413" calcext:value-type="float">
            <text:p>1528.998413</text:p>
          </table:table-cell>
          <table:table-cell office:value-type="float" office:value="1520.706177" calcext:value-type="float">
            <text:p>1520.706177</text:p>
          </table:table-cell>
          <table:table-cell office:value-type="float" office:value="1606.852295" calcext:value-type="float">
            <text:p>1606.852295</text:p>
          </table:table-cell>
          <table:table-cell office:value-type="float" office:value="1626.475586" calcext:value-type="float">
            <text:p>1626.475586</text:p>
          </table:table-cell>
          <table:table-cell table:number-columns-repeated="13"/>
        </table:table-row>
        <table:table-row table:style-name="ro1">
          <table:table-cell office:value-type="float" office:value="131.8" calcext:value-type="float">
            <text:p>131.8</text:p>
          </table:table-cell>
          <table:table-cell office:value-type="float" office:value="1543.304443" calcext:value-type="float">
            <text:p>1543.304443</text:p>
          </table:table-cell>
          <table:table-cell office:value-type="float" office:value="1523.087036" calcext:value-type="float">
            <text:p>1523.087036</text:p>
          </table:table-cell>
          <table:table-cell office:value-type="float" office:value="1622.830444" calcext:value-type="float">
            <text:p>1622.830444</text:p>
          </table:table-cell>
          <table:table-cell office:value-type="float" office:value="1640.104614" calcext:value-type="float">
            <text:p>1640.104614</text:p>
          </table:table-cell>
          <table:table-cell table:number-columns-repeated="13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545.815796" calcext:value-type="float">
            <text:p>1545.815796</text:p>
          </table:table-cell>
          <table:table-cell office:value-type="float" office:value="1539.080322" calcext:value-type="float">
            <text:p>1539.080322</text:p>
          </table:table-cell>
          <table:table-cell office:value-type="float" office:value="1639.517334" calcext:value-type="float">
            <text:p>1639.517334</text:p>
          </table:table-cell>
          <table:table-cell office:value-type="float" office:value="1606.508057" calcext:value-type="float">
            <text:p>1606.508057</text:p>
          </table:table-cell>
          <table:table-cell table:number-columns-repeated="13"/>
        </table:table-row>
        <table:table-row table:style-name="ro1">
          <table:table-cell office:value-type="float" office:value="132.2" calcext:value-type="float">
            <text:p>132.2</text:p>
          </table:table-cell>
          <table:table-cell office:value-type="float" office:value="1560.97937" calcext:value-type="float">
            <text:p>1560.97937</text:p>
          </table:table-cell>
          <table:table-cell office:value-type="float" office:value="1565.280029" calcext:value-type="float">
            <text:p>1565.280029</text:p>
          </table:table-cell>
          <table:table-cell office:value-type="float" office:value="1614.129883" calcext:value-type="float">
            <text:p>1614.129883</text:p>
          </table:table-cell>
          <table:table-cell office:value-type="float" office:value="1648.455811" calcext:value-type="float">
            <text:p>1648.455811</text:p>
          </table:table-cell>
          <table:table-cell table:number-columns-repeated="13"/>
        </table:table-row>
        <table:table-row table:style-name="ro1">
          <table:table-cell office:value-type="float" office:value="132.4" calcext:value-type="float">
            <text:p>132.4</text:p>
          </table:table-cell>
          <table:table-cell office:value-type="float" office:value="1564.206299" calcext:value-type="float">
            <text:p>1564.206299</text:p>
          </table:table-cell>
          <table:table-cell office:value-type="float" office:value="1570.530151" calcext:value-type="float">
            <text:p>1570.530151</text:p>
          </table:table-cell>
          <table:table-cell office:value-type="float" office:value="1624.34668" calcext:value-type="float">
            <text:p>1624.34668</text:p>
          </table:table-cell>
          <table:table-cell office:value-type="float" office:value="1648.047485" calcext:value-type="float">
            <text:p>1648.047485</text:p>
          </table:table-cell>
          <table:table-cell table:number-columns-repeated="13"/>
        </table:table-row>
        <table:table-row table:style-name="ro1">
          <table:table-cell office:value-type="float" office:value="132.6" calcext:value-type="float">
            <text:p>132.6</text:p>
          </table:table-cell>
          <table:table-cell office:value-type="float" office:value="1569.082397" calcext:value-type="float">
            <text:p>1569.082397</text:p>
          </table:table-cell>
          <table:table-cell office:value-type="float" office:value="1582.752441" calcext:value-type="float">
            <text:p>1582.752441</text:p>
          </table:table-cell>
          <table:table-cell office:value-type="float" office:value="1618.244263" calcext:value-type="float">
            <text:p>1618.244263</text:p>
          </table:table-cell>
          <table:table-cell office:value-type="float" office:value="1679.432129" calcext:value-type="float">
            <text:p>1679.432129</text:p>
          </table:table-cell>
          <table:table-cell table:number-columns-repeated="13"/>
        </table:table-row>
        <table:table-row table:style-name="ro1">
          <table:table-cell office:value-type="float" office:value="132.8" calcext:value-type="float">
            <text:p>132.8</text:p>
          </table:table-cell>
          <table:table-cell office:value-type="float" office:value="1579.518311" calcext:value-type="float">
            <text:p>1579.518311</text:p>
          </table:table-cell>
          <table:table-cell office:value-type="float" office:value="1589.849731" calcext:value-type="float">
            <text:p>1589.849731</text:p>
          </table:table-cell>
          <table:table-cell office:value-type="float" office:value="1631.322021" calcext:value-type="float">
            <text:p>1631.322021</text:p>
          </table:table-cell>
          <table:table-cell office:value-type="float" office:value="1676.911377" calcext:value-type="float">
            <text:p>1676.911377</text:p>
          </table:table-cell>
          <table:table-cell table:number-columns-repeated="13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589.598389" calcext:value-type="float">
            <text:p>1589.598389</text:p>
          </table:table-cell>
          <table:table-cell office:value-type="float" office:value="1618.399536" calcext:value-type="float">
            <text:p>1618.399536</text:p>
          </table:table-cell>
          <table:table-cell office:value-type="float" office:value="1638.782837" calcext:value-type="float">
            <text:p>1638.782837</text:p>
          </table:table-cell>
          <table:table-cell office:value-type="float" office:value="1691.253052" calcext:value-type="float">
            <text:p>1691.253052</text:p>
          </table:table-cell>
          <table:table-cell table:number-columns-repeated="13"/>
        </table:table-row>
        <table:table-row table:style-name="ro1">
          <table:table-cell office:value-type="float" office:value="133.2" calcext:value-type="float">
            <text:p>133.2</text:p>
          </table:table-cell>
          <table:table-cell office:value-type="float" office:value="1638.233643" calcext:value-type="float">
            <text:p>1638.233643</text:p>
          </table:table-cell>
          <table:table-cell office:value-type="float" office:value="1663.296387" calcext:value-type="float">
            <text:p>1663.296387</text:p>
          </table:table-cell>
          <table:table-cell office:value-type="float" office:value="1632.591797" calcext:value-type="float">
            <text:p>1632.591797</text:p>
          </table:table-cell>
          <table:table-cell office:value-type="float" office:value="1665.383057" calcext:value-type="float">
            <text:p>1665.383057</text:p>
          </table:table-cell>
          <table:table-cell table:number-columns-repeated="13"/>
        </table:table-row>
        <table:table-row table:style-name="ro1">
          <table:table-cell office:value-type="float" office:value="133.4" calcext:value-type="float">
            <text:p>133.4</text:p>
          </table:table-cell>
          <table:table-cell office:value-type="float" office:value="1654.471313" calcext:value-type="float">
            <text:p>1654.471313</text:p>
          </table:table-cell>
          <table:table-cell office:value-type="float" office:value="1696.784912" calcext:value-type="float">
            <text:p>1696.784912</text:p>
          </table:table-cell>
          <table:table-cell office:value-type="float" office:value="1641.828369" calcext:value-type="float">
            <text:p>1641.828369</text:p>
          </table:table-cell>
          <table:table-cell office:value-type="float" office:value="1684.809082" calcext:value-type="float">
            <text:p>1684.809082</text:p>
          </table:table-cell>
          <table:table-cell table:number-columns-repeated="13"/>
        </table:table-row>
        <table:table-row table:style-name="ro1">
          <table:table-cell office:value-type="float" office:value="133.6" calcext:value-type="float">
            <text:p>133.6</text:p>
          </table:table-cell>
          <table:table-cell office:value-type="float" office:value="1656.47937" calcext:value-type="float">
            <text:p>1656.47937</text:p>
          </table:table-cell>
          <table:table-cell office:value-type="float" office:value="1743.880005" calcext:value-type="float">
            <text:p>1743.880005</text:p>
          </table:table-cell>
          <table:table-cell office:value-type="float" office:value="1653.384521" calcext:value-type="float">
            <text:p>1653.384521</text:p>
          </table:table-cell>
          <table:table-cell office:value-type="float" office:value="1729.654541" calcext:value-type="float">
            <text:p>1729.654541</text:p>
          </table:table-cell>
          <table:table-cell table:number-columns-repeated="13"/>
        </table:table-row>
        <table:table-row table:style-name="ro1">
          <table:table-cell office:value-type="float" office:value="133.8" calcext:value-type="float">
            <text:p>133.8</text:p>
          </table:table-cell>
          <table:table-cell office:value-type="float" office:value="1691.519043" calcext:value-type="float">
            <text:p>1691.519043</text:p>
          </table:table-cell>
          <table:table-cell office:value-type="float" office:value="1703.958374" calcext:value-type="float">
            <text:p>1703.958374</text:p>
          </table:table-cell>
          <table:table-cell office:value-type="float" office:value="1695.682007" calcext:value-type="float">
            <text:p>1695.682007</text:p>
          </table:table-cell>
          <table:table-cell office:value-type="float" office:value="1692.432983" calcext:value-type="float">
            <text:p>1692.432983</text:p>
          </table:table-cell>
          <table:table-cell table:number-columns-repeated="13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692.026489" calcext:value-type="float">
            <text:p>1692.026489</text:p>
          </table:table-cell>
          <table:table-cell office:value-type="float" office:value="1743.933228" calcext:value-type="float">
            <text:p>1743.933228</text:p>
          </table:table-cell>
          <table:table-cell office:value-type="float" office:value="1695.267456" calcext:value-type="float">
            <text:p>1695.267456</text:p>
          </table:table-cell>
          <table:table-cell office:value-type="float" office:value="1736.532837" calcext:value-type="float">
            <text:p>1736.532837</text:p>
          </table:table-cell>
          <table:table-cell table:number-columns-repeated="13"/>
        </table:table-row>
        <table:table-row table:style-name="ro1">
          <table:table-cell office:value-type="float" office:value="134.2" calcext:value-type="float">
            <text:p>134.2</text:p>
          </table:table-cell>
          <table:table-cell office:value-type="float" office:value="1692.386841" calcext:value-type="float">
            <text:p>1692.386841</text:p>
          </table:table-cell>
          <table:table-cell office:value-type="float" office:value="1765.54126" calcext:value-type="float">
            <text:p>1765.54126</text:p>
          </table:table-cell>
          <table:table-cell office:value-type="float" office:value="1701.140503" calcext:value-type="float">
            <text:p>1701.140503</text:p>
          </table:table-cell>
          <table:table-cell office:value-type="float" office:value="1754.060059" calcext:value-type="float">
            <text:p>1754.060059</text:p>
          </table:table-cell>
          <table:table-cell table:number-columns-repeated="13"/>
        </table:table-row>
        <table:table-row table:style-name="ro1">
          <table:table-cell office:value-type="float" office:value="134.4" calcext:value-type="float">
            <text:p>134.4</text:p>
          </table:table-cell>
          <table:table-cell office:value-type="float" office:value="1696.101074" calcext:value-type="float">
            <text:p>1696.101074</text:p>
          </table:table-cell>
          <table:table-cell office:value-type="float" office:value="1754.618408" calcext:value-type="float">
            <text:p>1754.618408</text:p>
          </table:table-cell>
          <table:table-cell office:value-type="float" office:value="1697.041748" calcext:value-type="float">
            <text:p>1697.041748</text:p>
          </table:table-cell>
          <table:table-cell office:value-type="float" office:value="1759.554199" calcext:value-type="float">
            <text:p>1759.554199</text:p>
          </table:table-cell>
          <table:table-cell table:number-columns-repeated="13"/>
        </table:table-row>
        <table:table-row table:style-name="ro1">
          <table:table-cell office:value-type="float" office:value="134.6" calcext:value-type="float">
            <text:p>134.6</text:p>
          </table:table-cell>
          <table:table-cell office:value-type="float" office:value="1671.072144" calcext:value-type="float">
            <text:p>1671.072144</text:p>
          </table:table-cell>
          <table:table-cell office:value-type="float" office:value="1776.794922" calcext:value-type="float">
            <text:p>1776.794922</text:p>
          </table:table-cell>
          <table:table-cell office:value-type="float" office:value="1684.050659" calcext:value-type="float">
            <text:p>1684.050659</text:p>
          </table:table-cell>
          <table:table-cell office:value-type="float" office:value="1778.237427" calcext:value-type="float">
            <text:p>1778.237427</text:p>
          </table:table-cell>
          <table:table-cell table:number-columns-repeated="13"/>
        </table:table-row>
        <table:table-row table:style-name="ro1">
          <table:table-cell office:value-type="float" office:value="134.8" calcext:value-type="float">
            <text:p>134.8</text:p>
          </table:table-cell>
          <table:table-cell office:value-type="float" office:value="1679.87915" calcext:value-type="float">
            <text:p>1679.87915</text:p>
          </table:table-cell>
          <table:table-cell office:value-type="float" office:value="1764.526855" calcext:value-type="float">
            <text:p>1764.526855</text:p>
          </table:table-cell>
          <table:table-cell office:value-type="float" office:value="1693.985352" calcext:value-type="float">
            <text:p>1693.985352</text:p>
          </table:table-cell>
          <table:table-cell office:value-type="float" office:value="1754.955444" calcext:value-type="float">
            <text:p>1754.955444</text:p>
          </table:table-cell>
          <table:table-cell table:number-columns-repeated="13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685.511475" calcext:value-type="float">
            <text:p>1685.511475</text:p>
          </table:table-cell>
          <table:table-cell office:value-type="float" office:value="1767.852905" calcext:value-type="float">
            <text:p>1767.852905</text:p>
          </table:table-cell>
          <table:table-cell office:value-type="float" office:value="1692.128906" calcext:value-type="float">
            <text:p>1692.128906</text:p>
          </table:table-cell>
          <table:table-cell office:value-type="float" office:value="1759.995117" calcext:value-type="float">
            <text:p>1759.995117</text:p>
          </table:table-cell>
          <table:table-cell table:number-columns-repeated="13"/>
        </table:table-row>
        <table:table-row table:style-name="ro1">
          <table:table-cell office:value-type="float" office:value="135.2" calcext:value-type="float">
            <text:p>135.2</text:p>
          </table:table-cell>
          <table:table-cell office:value-type="float" office:value="1678.386353" calcext:value-type="float">
            <text:p>1678.386353</text:p>
          </table:table-cell>
          <table:table-cell office:value-type="float" office:value="1774.509155" calcext:value-type="float">
            <text:p>1774.509155</text:p>
          </table:table-cell>
          <table:table-cell office:value-type="float" office:value="1691.458008" calcext:value-type="float">
            <text:p>1691.458008</text:p>
          </table:table-cell>
          <table:table-cell office:value-type="float" office:value="1770.077637" calcext:value-type="float">
            <text:p>1770.077637</text:p>
          </table:table-cell>
          <table:table-cell table:number-columns-repeated="13"/>
        </table:table-row>
        <table:table-row table:style-name="ro1">
          <table:table-cell office:value-type="float" office:value="135.4" calcext:value-type="float">
            <text:p>135.4</text:p>
          </table:table-cell>
          <table:table-cell office:value-type="float" office:value="1681.227783" calcext:value-type="float">
            <text:p>1681.227783</text:p>
          </table:table-cell>
          <table:table-cell office:value-type="float" office:value="1773.380371" calcext:value-type="float">
            <text:p>1773.380371</text:p>
          </table:table-cell>
          <table:table-cell office:value-type="float" office:value="1692.423706" calcext:value-type="float">
            <text:p>1692.423706</text:p>
          </table:table-cell>
          <table:table-cell office:value-type="float" office:value="1764.855835" calcext:value-type="float">
            <text:p>1764.855835</text:p>
          </table:table-cell>
          <table:table-cell table:number-columns-repeated="13"/>
        </table:table-row>
        <table:table-row table:style-name="ro1">
          <table:table-cell office:value-type="float" office:value="135.6" calcext:value-type="float">
            <text:p>135.6</text:p>
          </table:table-cell>
          <table:table-cell office:value-type="float" office:value="1685.543579" calcext:value-type="float">
            <text:p>1685.543579</text:p>
          </table:table-cell>
          <table:table-cell office:value-type="float" office:value="1774.45105" calcext:value-type="float">
            <text:p>1774.45105</text:p>
          </table:table-cell>
          <table:table-cell office:value-type="float" office:value="1696.86731" calcext:value-type="float">
            <text:p>1696.86731</text:p>
          </table:table-cell>
          <table:table-cell office:value-type="float" office:value="1766.584229" calcext:value-type="float">
            <text:p>1766.584229</text:p>
          </table:table-cell>
          <table:table-cell table:number-columns-repeated="13"/>
        </table:table-row>
        <table:table-row table:style-name="ro1">
          <table:table-cell office:value-type="float" office:value="135.8" calcext:value-type="float">
            <text:p>135.8</text:p>
          </table:table-cell>
          <table:table-cell office:value-type="float" office:value="1685.133667" calcext:value-type="float">
            <text:p>1685.133667</text:p>
          </table:table-cell>
          <table:table-cell office:value-type="float" office:value="1776.010498" calcext:value-type="float">
            <text:p>1776.010498</text:p>
          </table:table-cell>
          <table:table-cell office:value-type="float" office:value="1696.10791" calcext:value-type="float">
            <text:p>1696.10791</text:p>
          </table:table-cell>
          <table:table-cell office:value-type="float" office:value="1770.683228" calcext:value-type="float">
            <text:p>1770.683228</text:p>
          </table:table-cell>
          <table:table-cell table:number-columns-repeated="13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685.698242" calcext:value-type="float">
            <text:p>1685.698242</text:p>
          </table:table-cell>
          <table:table-cell office:value-type="float" office:value="1773.946289" calcext:value-type="float">
            <text:p>1773.946289</text:p>
          </table:table-cell>
          <table:table-cell office:value-type="float" office:value="1699.231079" calcext:value-type="float">
            <text:p>1699.231079</text:p>
          </table:table-cell>
          <table:table-cell office:value-type="float" office:value="1767.502197" calcext:value-type="float">
            <text:p>1767.502197</text:p>
          </table:table-cell>
          <table:table-cell table:number-columns-repeated="13"/>
        </table:table-row>
        <table:table-row table:style-name="ro1">
          <table:table-cell office:value-type="float" office:value="136.2" calcext:value-type="float">
            <text:p>136.2</text:p>
          </table:table-cell>
          <table:table-cell office:value-type="float" office:value="1689.70752" calcext:value-type="float">
            <text:p>1689.70752</text:p>
          </table:table-cell>
          <table:table-cell office:value-type="float" office:value="1774.402954" calcext:value-type="float">
            <text:p>1774.402954</text:p>
          </table:table-cell>
          <table:table-cell office:value-type="float" office:value="1698.803345" calcext:value-type="float">
            <text:p>1698.803345</text:p>
          </table:table-cell>
          <table:table-cell office:value-type="float" office:value="1769.112305" calcext:value-type="float">
            <text:p>1769.112305</text:p>
          </table:table-cell>
          <table:table-cell table:number-columns-repeated="13"/>
        </table:table-row>
        <table:table-row table:style-name="ro1">
          <table:table-cell office:value-type="float" office:value="136.4" calcext:value-type="float">
            <text:p>136.4</text:p>
          </table:table-cell>
          <table:table-cell office:value-type="float" office:value="1688.876709" calcext:value-type="float">
            <text:p>1688.876709</text:p>
          </table:table-cell>
          <table:table-cell office:value-type="float" office:value="1778.669556" calcext:value-type="float">
            <text:p>1778.669556</text:p>
          </table:table-cell>
          <table:table-cell office:value-type="float" office:value="1696.8927" calcext:value-type="float">
            <text:p>1696.8927</text:p>
          </table:table-cell>
          <table:table-cell office:value-type="float" office:value="1774.181885" calcext:value-type="float">
            <text:p>1774.181885</text:p>
          </table:table-cell>
          <table:table-cell table:number-columns-repeated="13"/>
        </table:table-row>
        <table:table-row table:style-name="ro1">
          <table:table-cell office:value-type="float" office:value="136.6" calcext:value-type="float">
            <text:p>136.6</text:p>
          </table:table-cell>
          <table:table-cell office:value-type="float" office:value="1687.19165" calcext:value-type="float">
            <text:p>1687.19165</text:p>
          </table:table-cell>
          <table:table-cell office:value-type="float" office:value="1780.911377" calcext:value-type="float">
            <text:p>1780.911377</text:p>
          </table:table-cell>
          <table:table-cell office:value-type="float" office:value="1697.952393" calcext:value-type="float">
            <text:p>1697.952393</text:p>
          </table:table-cell>
          <table:table-cell office:value-type="float" office:value="1774.773926" calcext:value-type="float">
            <text:p>1774.773926</text:p>
          </table:table-cell>
          <table:table-cell table:number-columns-repeated="13"/>
        </table:table-row>
        <table:table-row table:style-name="ro1">
          <table:table-cell office:value-type="float" office:value="136.8" calcext:value-type="float">
            <text:p>136.8</text:p>
          </table:table-cell>
          <table:table-cell office:value-type="float" office:value="1690.92749" calcext:value-type="float">
            <text:p>1690.92749</text:p>
          </table:table-cell>
          <table:table-cell office:value-type="float" office:value="1776.318604" calcext:value-type="float">
            <text:p>1776.318604</text:p>
          </table:table-cell>
          <table:table-cell office:value-type="float" office:value="1700.690918" calcext:value-type="float">
            <text:p>1700.690918</text:p>
          </table:table-cell>
          <table:table-cell office:value-type="float" office:value="1772.062012" calcext:value-type="float">
            <text:p>1772.062012</text:p>
          </table:table-cell>
          <table:table-cell table:number-columns-repeated="13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688.061035" calcext:value-type="float">
            <text:p>1688.061035</text:p>
          </table:table-cell>
          <table:table-cell office:value-type="float" office:value="1783.088013" calcext:value-type="float">
            <text:p>1783.088013</text:p>
          </table:table-cell>
          <table:table-cell office:value-type="float" office:value="1701.937256" calcext:value-type="float">
            <text:p>1701.937256</text:p>
          </table:table-cell>
          <table:table-cell office:value-type="float" office:value="1775.085938" calcext:value-type="float">
            <text:p>1775.085938</text:p>
          </table:table-cell>
          <table:table-cell table:number-columns-repeated="13"/>
        </table:table-row>
        <table:table-row table:style-name="ro1">
          <table:table-cell office:value-type="float" office:value="137.2" calcext:value-type="float">
            <text:p>137.2</text:p>
          </table:table-cell>
          <table:table-cell office:value-type="float" office:value="1689.796875" calcext:value-type="float">
            <text:p>1689.796875</text:p>
          </table:table-cell>
          <table:table-cell office:value-type="float" office:value="1783.597412" calcext:value-type="float">
            <text:p>1783.597412</text:p>
          </table:table-cell>
          <table:table-cell office:value-type="float" office:value="1700.483887" calcext:value-type="float">
            <text:p>1700.483887</text:p>
          </table:table-cell>
          <table:table-cell office:value-type="float" office:value="1776.940796" calcext:value-type="float">
            <text:p>1776.940796</text:p>
          </table:table-cell>
          <table:table-cell table:number-columns-repeated="13"/>
        </table:table-row>
        <table:table-row table:style-name="ro1">
          <table:table-cell office:value-type="float" office:value="137.4" calcext:value-type="float">
            <text:p>137.4</text:p>
          </table:table-cell>
          <table:table-cell office:value-type="float" office:value="1690.003174" calcext:value-type="float">
            <text:p>1690.003174</text:p>
          </table:table-cell>
          <table:table-cell office:value-type="float" office:value="1783.09314" calcext:value-type="float">
            <text:p>1783.09314</text:p>
          </table:table-cell>
          <table:table-cell office:value-type="float" office:value="1701.781738" calcext:value-type="float">
            <text:p>1701.781738</text:p>
          </table:table-cell>
          <table:table-cell office:value-type="float" office:value="1777.100342" calcext:value-type="float">
            <text:p>1777.100342</text:p>
          </table:table-cell>
          <table:table-cell table:number-columns-repeated="13"/>
        </table:table-row>
        <table:table-row table:style-name="ro1">
          <table:table-cell office:value-type="float" office:value="137.6" calcext:value-type="float">
            <text:p>137.6</text:p>
          </table:table-cell>
          <table:table-cell office:value-type="float" office:value="1694.050049" calcext:value-type="float">
            <text:p>1694.050049</text:p>
          </table:table-cell>
          <table:table-cell office:value-type="float" office:value="1784.758301" calcext:value-type="float">
            <text:p>1784.758301</text:p>
          </table:table-cell>
          <table:table-cell office:value-type="float" office:value="1701.758301" calcext:value-type="float">
            <text:p>1701.758301</text:p>
          </table:table-cell>
          <table:table-cell office:value-type="float" office:value="1779.830078" calcext:value-type="float">
            <text:p>1779.830078</text:p>
          </table:table-cell>
          <table:table-cell table:number-columns-repeated="13"/>
        </table:table-row>
        <table:table-row table:style-name="ro1">
          <table:table-cell office:value-type="float" office:value="137.8" calcext:value-type="float">
            <text:p>137.8</text:p>
          </table:table-cell>
          <table:table-cell office:value-type="float" office:value="1692.884766" calcext:value-type="float">
            <text:p>1692.884766</text:p>
          </table:table-cell>
          <table:table-cell office:value-type="float" office:value="1785.562012" calcext:value-type="float">
            <text:p>1785.562012</text:p>
          </table:table-cell>
          <table:table-cell office:value-type="float" office:value="1702.745605" calcext:value-type="float">
            <text:p>1702.745605</text:p>
          </table:table-cell>
          <table:table-cell office:value-type="float" office:value="1778.750854" calcext:value-type="float">
            <text:p>1778.750854</text:p>
          </table:table-cell>
          <table:table-cell table:number-columns-repeated="13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695.345703" calcext:value-type="float">
            <text:p>1695.345703</text:p>
          </table:table-cell>
          <table:table-cell office:value-type="float" office:value="1784.275879" calcext:value-type="float">
            <text:p>1784.275879</text:p>
          </table:table-cell>
          <table:table-cell office:value-type="float" office:value="1708.018677" calcext:value-type="float">
            <text:p>1708.018677</text:p>
          </table:table-cell>
          <table:table-cell office:value-type="float" office:value="1780.303711" calcext:value-type="float">
            <text:p>1780.303711</text:p>
          </table:table-cell>
          <table:table-cell table:number-columns-repeated="13"/>
        </table:table-row>
        <table:table-row table:style-name="ro1">
          <table:table-cell office:value-type="float" office:value="138.2" calcext:value-type="float">
            <text:p>138.2</text:p>
          </table:table-cell>
          <table:table-cell office:value-type="float" office:value="1693.899414" calcext:value-type="float">
            <text:p>1693.899414</text:p>
          </table:table-cell>
          <table:table-cell office:value-type="float" office:value="1786.471069" calcext:value-type="float">
            <text:p>1786.471069</text:p>
          </table:table-cell>
          <table:table-cell office:value-type="float" office:value="1707.486816" calcext:value-type="float">
            <text:p>1707.486816</text:p>
          </table:table-cell>
          <table:table-cell office:value-type="float" office:value="1780.50354" calcext:value-type="float">
            <text:p>1780.50354</text:p>
          </table:table-cell>
          <table:table-cell table:number-columns-repeated="13"/>
        </table:table-row>
        <table:table-row table:style-name="ro1">
          <table:table-cell office:value-type="float" office:value="138.4" calcext:value-type="float">
            <text:p>138.4</text:p>
          </table:table-cell>
          <table:table-cell office:value-type="float" office:value="1693.915527" calcext:value-type="float">
            <text:p>1693.915527</text:p>
          </table:table-cell>
          <table:table-cell office:value-type="float" office:value="1788.70166" calcext:value-type="float">
            <text:p>1788.70166</text:p>
          </table:table-cell>
          <table:table-cell office:value-type="float" office:value="1707.942383" calcext:value-type="float">
            <text:p>1707.942383</text:p>
          </table:table-cell>
          <table:table-cell office:value-type="float" office:value="1779.553101" calcext:value-type="float">
            <text:p>1779.553101</text:p>
          </table:table-cell>
          <table:table-cell table:number-columns-repeated="13"/>
        </table:table-row>
        <table:table-row table:style-name="ro1">
          <table:table-cell office:value-type="float" office:value="138.6" calcext:value-type="float">
            <text:p>138.6</text:p>
          </table:table-cell>
          <table:table-cell office:value-type="float" office:value="1692.618652" calcext:value-type="float">
            <text:p>1692.618652</text:p>
          </table:table-cell>
          <table:table-cell office:value-type="float" office:value="1788.073486" calcext:value-type="float">
            <text:p>1788.073486</text:p>
          </table:table-cell>
          <table:table-cell office:value-type="float" office:value="1706.881104" calcext:value-type="float">
            <text:p>1706.881104</text:p>
          </table:table-cell>
          <table:table-cell office:value-type="float" office:value="1783.77063" calcext:value-type="float">
            <text:p>1783.77063</text:p>
          </table:table-cell>
          <table:table-cell table:number-columns-repeated="13"/>
        </table:table-row>
        <table:table-row table:style-name="ro1">
          <table:table-cell office:value-type="float" office:value="138.8" calcext:value-type="float">
            <text:p>138.8</text:p>
          </table:table-cell>
          <table:table-cell office:value-type="float" office:value="1695.657593" calcext:value-type="float">
            <text:p>1695.657593</text:p>
          </table:table-cell>
          <table:table-cell office:value-type="float" office:value="1789.425415" calcext:value-type="float">
            <text:p>1789.425415</text:p>
          </table:table-cell>
          <table:table-cell office:value-type="float" office:value="1706.550049" calcext:value-type="float">
            <text:p>1706.550049</text:p>
          </table:table-cell>
          <table:table-cell office:value-type="float" office:value="1785.183594" calcext:value-type="float">
            <text:p>1785.183594</text:p>
          </table:table-cell>
          <table:table-cell table:number-columns-repeated="13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699.122681" calcext:value-type="float">
            <text:p>1699.122681</text:p>
          </table:table-cell>
          <table:table-cell office:value-type="float" office:value="1787.718994" calcext:value-type="float">
            <text:p>1787.718994</text:p>
          </table:table-cell>
          <table:table-cell office:value-type="float" office:value="1710.034668" calcext:value-type="float">
            <text:p>1710.034668</text:p>
          </table:table-cell>
          <table:table-cell office:value-type="float" office:value="1783.832031" calcext:value-type="float">
            <text:p>1783.832031</text:p>
          </table:table-cell>
          <table:table-cell table:number-columns-repeated="13"/>
        </table:table-row>
        <table:table-row table:style-name="ro1">
          <table:table-cell office:value-type="float" office:value="139.2" calcext:value-type="float">
            <text:p>139.2</text:p>
          </table:table-cell>
          <table:table-cell office:value-type="float" office:value="1698.785156" calcext:value-type="float">
            <text:p>1698.785156</text:p>
          </table:table-cell>
          <table:table-cell office:value-type="float" office:value="1791.86145" calcext:value-type="float">
            <text:p>1791.86145</text:p>
          </table:table-cell>
          <table:table-cell office:value-type="float" office:value="1707.965454" calcext:value-type="float">
            <text:p>1707.965454</text:p>
          </table:table-cell>
          <table:table-cell office:value-type="float" office:value="1786.000732" calcext:value-type="float">
            <text:p>1786.000732</text:p>
          </table:table-cell>
          <table:table-cell table:number-columns-repeated="13"/>
        </table:table-row>
        <table:table-row table:style-name="ro1">
          <table:table-cell office:value-type="float" office:value="139.4" calcext:value-type="float">
            <text:p>139.4</text:p>
          </table:table-cell>
          <table:table-cell office:value-type="float" office:value="1698.456055" calcext:value-type="float">
            <text:p>1698.456055</text:p>
          </table:table-cell>
          <table:table-cell office:value-type="float" office:value="1794.088745" calcext:value-type="float">
            <text:p>1794.088745</text:p>
          </table:table-cell>
          <table:table-cell office:value-type="float" office:value="1711.547119" calcext:value-type="float">
            <text:p>1711.547119</text:p>
          </table:table-cell>
          <table:table-cell office:value-type="float" office:value="1787.46106" calcext:value-type="float">
            <text:p>1787.46106</text:p>
          </table:table-cell>
          <table:table-cell table:number-columns-repeated="13"/>
        </table:table-row>
        <table:table-row table:style-name="ro1">
          <table:table-cell office:value-type="float" office:value="139.6" calcext:value-type="float">
            <text:p>139.6</text:p>
          </table:table-cell>
          <table:table-cell office:value-type="float" office:value="1698.336426" calcext:value-type="float">
            <text:p>1698.336426</text:p>
          </table:table-cell>
          <table:table-cell office:value-type="float" office:value="1794.102173" calcext:value-type="float">
            <text:p>1794.102173</text:p>
          </table:table-cell>
          <table:table-cell office:value-type="float" office:value="1712.374878" calcext:value-type="float">
            <text:p>1712.374878</text:p>
          </table:table-cell>
          <table:table-cell office:value-type="float" office:value="1787.967163" calcext:value-type="float">
            <text:p>1787.967163</text:p>
          </table:table-cell>
          <table:table-cell table:number-columns-repeated="13"/>
        </table:table-row>
        <table:table-row table:style-name="ro1">
          <table:table-cell office:value-type="float" office:value="139.8" calcext:value-type="float">
            <text:p>139.8</text:p>
          </table:table-cell>
          <table:table-cell office:value-type="float" office:value="1701.514893" calcext:value-type="float">
            <text:p>1701.514893</text:p>
          </table:table-cell>
          <table:table-cell office:value-type="float" office:value="1794.518555" calcext:value-type="float">
            <text:p>1794.518555</text:p>
          </table:table-cell>
          <table:table-cell office:value-type="float" office:value="1710.759644" calcext:value-type="float">
            <text:p>1710.759644</text:p>
          </table:table-cell>
          <table:table-cell office:value-type="float" office:value="1791.325928" calcext:value-type="float">
            <text:p>1791.325928</text:p>
          </table:table-cell>
          <table:table-cell table:number-columns-repeated="13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699.886963" calcext:value-type="float">
            <text:p>1699.886963</text:p>
          </table:table-cell>
          <table:table-cell office:value-type="float" office:value="1797.258057" calcext:value-type="float">
            <text:p>1797.258057</text:p>
          </table:table-cell>
          <table:table-cell office:value-type="float" office:value="1711.210571" calcext:value-type="float">
            <text:p>1711.210571</text:p>
          </table:table-cell>
          <table:table-cell office:value-type="float" office:value="1791.963623" calcext:value-type="float">
            <text:p>1791.963623</text:p>
          </table:table-cell>
          <table:table-cell table:number-columns-repeated="13"/>
        </table:table-row>
        <table:table-row table:style-name="ro1">
          <table:table-cell office:value-type="float" office:value="140.2" calcext:value-type="float">
            <text:p>140.2</text:p>
          </table:table-cell>
          <table:table-cell office:value-type="float" office:value="1701.405518" calcext:value-type="float">
            <text:p>1701.405518</text:p>
          </table:table-cell>
          <table:table-cell office:value-type="float" office:value="1798.019043" calcext:value-type="float">
            <text:p>1798.019043</text:p>
          </table:table-cell>
          <table:table-cell office:value-type="float" office:value="1714.778442" calcext:value-type="float">
            <text:p>1714.778442</text:p>
          </table:table-cell>
          <table:table-cell office:value-type="float" office:value="1793.206543" calcext:value-type="float">
            <text:p>1793.206543</text:p>
          </table:table-cell>
          <table:table-cell table:number-columns-repeated="13"/>
        </table:table-row>
        <table:table-row table:style-name="ro1">
          <table:table-cell office:value-type="float" office:value="140.4" calcext:value-type="float">
            <text:p>140.4</text:p>
          </table:table-cell>
          <table:table-cell office:value-type="float" office:value="1702.574219" calcext:value-type="float">
            <text:p>1702.574219</text:p>
          </table:table-cell>
          <table:table-cell office:value-type="float" office:value="1800.15979" calcext:value-type="float">
            <text:p>1800.15979</text:p>
          </table:table-cell>
          <table:table-cell office:value-type="float" office:value="1714.527222" calcext:value-type="float">
            <text:p>1714.527222</text:p>
          </table:table-cell>
          <table:table-cell office:value-type="float" office:value="1792.433594" calcext:value-type="float">
            <text:p>1792.433594</text:p>
          </table:table-cell>
          <table:table-cell table:number-columns-repeated="13"/>
        </table:table-row>
        <table:table-row table:style-name="ro1">
          <table:table-cell office:value-type="float" office:value="140.6" calcext:value-type="float">
            <text:p>140.6</text:p>
          </table:table-cell>
          <table:table-cell office:value-type="float" office:value="1703.301025" calcext:value-type="float">
            <text:p>1703.301025</text:p>
          </table:table-cell>
          <table:table-cell office:value-type="float" office:value="1799.871826" calcext:value-type="float">
            <text:p>1799.871826</text:p>
          </table:table-cell>
          <table:table-cell office:value-type="float" office:value="1715.998779" calcext:value-type="float">
            <text:p>1715.998779</text:p>
          </table:table-cell>
          <table:table-cell office:value-type="float" office:value="1793.655884" calcext:value-type="float">
            <text:p>1793.655884</text:p>
          </table:table-cell>
          <table:table-cell table:number-columns-repeated="13"/>
        </table:table-row>
        <table:table-row table:style-name="ro1">
          <table:table-cell office:value-type="float" office:value="140.8" calcext:value-type="float">
            <text:p>140.8</text:p>
          </table:table-cell>
          <table:table-cell office:value-type="float" office:value="1707.359131" calcext:value-type="float">
            <text:p>1707.359131</text:p>
          </table:table-cell>
          <table:table-cell office:value-type="float" office:value="1797.128784" calcext:value-type="float">
            <text:p>1797.128784</text:p>
          </table:table-cell>
          <table:table-cell office:value-type="float" office:value="1718.640869" calcext:value-type="float">
            <text:p>1718.640869</text:p>
          </table:table-cell>
          <table:table-cell office:value-type="float" office:value="1794.033081" calcext:value-type="float">
            <text:p>1794.033081</text:p>
          </table:table-cell>
          <table:table-cell table:number-columns-repeated="13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702.619507" calcext:value-type="float">
            <text:p>1702.619507</text:p>
          </table:table-cell>
          <table:table-cell office:value-type="float" office:value="1801.02124" calcext:value-type="float">
            <text:p>1801.02124</text:p>
          </table:table-cell>
          <table:table-cell office:value-type="float" office:value="1712.878906" calcext:value-type="float">
            <text:p>1712.878906</text:p>
          </table:table-cell>
          <table:table-cell office:value-type="float" office:value="1796.954102" calcext:value-type="float">
            <text:p>1796.954102</text:p>
          </table:table-cell>
          <table:table-cell table:number-columns-repeated="13"/>
        </table:table-row>
        <table:table-row table:style-name="ro1">
          <table:table-cell office:value-type="float" office:value="141.2" calcext:value-type="float">
            <text:p>141.2</text:p>
          </table:table-cell>
          <table:table-cell office:value-type="float" office:value="1706.186768" calcext:value-type="float">
            <text:p>1706.186768</text:p>
          </table:table-cell>
          <table:table-cell office:value-type="float" office:value="1803.138428" calcext:value-type="float">
            <text:p>1803.138428</text:p>
          </table:table-cell>
          <table:table-cell office:value-type="float" office:value="1719.882446" calcext:value-type="float">
            <text:p>1719.882446</text:p>
          </table:table-cell>
          <table:table-cell office:value-type="float" office:value="1796.373901" calcext:value-type="float">
            <text:p>1796.373901</text:p>
          </table:table-cell>
          <table:table-cell table:number-columns-repeated="13"/>
        </table:table-row>
        <table:table-row table:style-name="ro1">
          <table:table-cell office:value-type="float" office:value="141.4" calcext:value-type="float">
            <text:p>141.4</text:p>
          </table:table-cell>
          <table:table-cell office:value-type="float" office:value="1706.998047" calcext:value-type="float">
            <text:p>1706.998047</text:p>
          </table:table-cell>
          <table:table-cell office:value-type="float" office:value="1803.179443" calcext:value-type="float">
            <text:p>1803.179443</text:p>
          </table:table-cell>
          <table:table-cell office:value-type="float" office:value="1715.732422" calcext:value-type="float">
            <text:p>1715.732422</text:p>
          </table:table-cell>
          <table:table-cell office:value-type="float" office:value="1797.671631" calcext:value-type="float">
            <text:p>1797.671631</text:p>
          </table:table-cell>
          <table:table-cell table:number-columns-repeated="13"/>
        </table:table-row>
        <table:table-row table:style-name="ro1">
          <table:table-cell office:value-type="float" office:value="141.6" calcext:value-type="float">
            <text:p>141.6</text:p>
          </table:table-cell>
          <table:table-cell office:value-type="float" office:value="1706.027832" calcext:value-type="float">
            <text:p>1706.027832</text:p>
          </table:table-cell>
          <table:table-cell office:value-type="float" office:value="1803.790527" calcext:value-type="float">
            <text:p>1803.790527</text:p>
          </table:table-cell>
          <table:table-cell office:value-type="float" office:value="1715.890137" calcext:value-type="float">
            <text:p>1715.890137</text:p>
          </table:table-cell>
          <table:table-cell office:value-type="float" office:value="1799.472046" calcext:value-type="float">
            <text:p>1799.472046</text:p>
          </table:table-cell>
          <table:table-cell table:number-columns-repeated="13"/>
        </table:table-row>
        <table:table-row table:style-name="ro1">
          <table:table-cell office:value-type="float" office:value="141.8" calcext:value-type="float">
            <text:p>141.8</text:p>
          </table:table-cell>
          <table:table-cell office:value-type="float" office:value="1706.914307" calcext:value-type="float">
            <text:p>1706.914307</text:p>
          </table:table-cell>
          <table:table-cell office:value-type="float" office:value="1802.418335" calcext:value-type="float">
            <text:p>1802.418335</text:p>
          </table:table-cell>
          <table:table-cell office:value-type="float" office:value="1722.376099" calcext:value-type="float">
            <text:p>1722.376099</text:p>
          </table:table-cell>
          <table:table-cell office:value-type="float" office:value="1797.393555" calcext:value-type="float">
            <text:p>1797.393555</text:p>
          </table:table-cell>
          <table:table-cell table:number-columns-repeated="13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707.423096" calcext:value-type="float">
            <text:p>1707.423096</text:p>
          </table:table-cell>
          <table:table-cell office:value-type="float" office:value="1806.308472" calcext:value-type="float">
            <text:p>1806.308472</text:p>
          </table:table-cell>
          <table:table-cell office:value-type="float" office:value="1720.054932" calcext:value-type="float">
            <text:p>1720.054932</text:p>
          </table:table-cell>
          <table:table-cell office:value-type="float" office:value="1798.600342" calcext:value-type="float">
            <text:p>1798.600342</text:p>
          </table:table-cell>
          <table:table-cell table:number-columns-repeated="13"/>
        </table:table-row>
        <table:table-row table:style-name="ro1">
          <table:table-cell office:value-type="float" office:value="142.2" calcext:value-type="float">
            <text:p>142.2</text:p>
          </table:table-cell>
          <table:table-cell office:value-type="float" office:value="1710.769409" calcext:value-type="float">
            <text:p>1710.769409</text:p>
          </table:table-cell>
          <table:table-cell office:value-type="float" office:value="1806.646362" calcext:value-type="float">
            <text:p>1806.646362</text:p>
          </table:table-cell>
          <table:table-cell office:value-type="float" office:value="1723.033569" calcext:value-type="float">
            <text:p>1723.033569</text:p>
          </table:table-cell>
          <table:table-cell office:value-type="float" office:value="1801.994873" calcext:value-type="float">
            <text:p>1801.994873</text:p>
          </table:table-cell>
          <table:table-cell table:number-columns-repeated="13"/>
        </table:table-row>
        <table:table-row table:style-name="ro1">
          <table:table-cell office:value-type="float" office:value="142.4" calcext:value-type="float">
            <text:p>142.4</text:p>
          </table:table-cell>
          <table:table-cell office:value-type="float" office:value="1709.093506" calcext:value-type="float">
            <text:p>1709.093506</text:p>
          </table:table-cell>
          <table:table-cell office:value-type="float" office:value="1808.665894" calcext:value-type="float">
            <text:p>1808.665894</text:p>
          </table:table-cell>
          <table:table-cell office:value-type="float" office:value="1722.126221" calcext:value-type="float">
            <text:p>1722.126221</text:p>
          </table:table-cell>
          <table:table-cell office:value-type="float" office:value="1803.762207" calcext:value-type="float">
            <text:p>1803.762207</text:p>
          </table:table-cell>
          <table:table-cell table:number-columns-repeated="13"/>
        </table:table-row>
        <table:table-row table:style-name="ro1">
          <table:table-cell office:value-type="float" office:value="142.6" calcext:value-type="float">
            <text:p>142.6</text:p>
          </table:table-cell>
          <table:table-cell office:value-type="float" office:value="1712.08728" calcext:value-type="float">
            <text:p>1712.08728</text:p>
          </table:table-cell>
          <table:table-cell office:value-type="float" office:value="1802.77002" calcext:value-type="float">
            <text:p>1802.77002</text:p>
          </table:table-cell>
          <table:table-cell office:value-type="float" office:value="1727.090942" calcext:value-type="float">
            <text:p>1727.090942</text:p>
          </table:table-cell>
          <table:table-cell office:value-type="float" office:value="1799.740967" calcext:value-type="float">
            <text:p>1799.740967</text:p>
          </table:table-cell>
          <table:table-cell table:number-columns-repeated="13"/>
        </table:table-row>
        <table:table-row table:style-name="ro1">
          <table:table-cell office:value-type="float" office:value="142.8" calcext:value-type="float">
            <text:p>142.8</text:p>
          </table:table-cell>
          <table:table-cell office:value-type="float" office:value="1711.101318" calcext:value-type="float">
            <text:p>1711.101318</text:p>
          </table:table-cell>
          <table:table-cell office:value-type="float" office:value="1808.837891" calcext:value-type="float">
            <text:p>1808.837891</text:p>
          </table:table-cell>
          <table:table-cell office:value-type="float" office:value="1721.992798" calcext:value-type="float">
            <text:p>1721.992798</text:p>
          </table:table-cell>
          <table:table-cell office:value-type="float" office:value="1805.977295" calcext:value-type="float">
            <text:p>1805.977295</text:p>
          </table:table-cell>
          <table:table-cell table:number-columns-repeated="13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708.97229" calcext:value-type="float">
            <text:p>1708.97229</text:p>
          </table:table-cell>
          <table:table-cell office:value-type="float" office:value="1810.369873" calcext:value-type="float">
            <text:p>1810.369873</text:p>
          </table:table-cell>
          <table:table-cell office:value-type="float" office:value="1723.823242" calcext:value-type="float">
            <text:p>1723.823242</text:p>
          </table:table-cell>
          <table:table-cell office:value-type="float" office:value="1805.24707" calcext:value-type="float">
            <text:p>1805.24707</text:p>
          </table:table-cell>
          <table:table-cell table:number-columns-repeated="13"/>
        </table:table-row>
        <table:table-row table:style-name="ro1">
          <table:table-cell office:value-type="float" office:value="143.2" calcext:value-type="float">
            <text:p>143.2</text:p>
          </table:table-cell>
          <table:table-cell office:value-type="float" office:value="1712.481934" calcext:value-type="float">
            <text:p>1712.481934</text:p>
          </table:table-cell>
          <table:table-cell office:value-type="float" office:value="1809.395508" calcext:value-type="float">
            <text:p>1809.395508</text:p>
          </table:table-cell>
          <table:table-cell office:value-type="float" office:value="1725.316162" calcext:value-type="float">
            <text:p>1725.316162</text:p>
          </table:table-cell>
          <table:table-cell office:value-type="float" office:value="1804.214355" calcext:value-type="float">
            <text:p>1804.214355</text:p>
          </table:table-cell>
          <table:table-cell table:number-columns-repeated="13"/>
        </table:table-row>
        <table:table-row table:style-name="ro1">
          <table:table-cell office:value-type="float" office:value="143.4" calcext:value-type="float">
            <text:p>143.4</text:p>
          </table:table-cell>
          <table:table-cell office:value-type="float" office:value="1711.758057" calcext:value-type="float">
            <text:p>1711.758057</text:p>
          </table:table-cell>
          <table:table-cell office:value-type="float" office:value="1810.633667" calcext:value-type="float">
            <text:p>1810.633667</text:p>
          </table:table-cell>
          <table:table-cell office:value-type="float" office:value="1724.331787" calcext:value-type="float">
            <text:p>1724.331787</text:p>
          </table:table-cell>
          <table:table-cell office:value-type="float" office:value="1803.451416" calcext:value-type="float">
            <text:p>1803.451416</text:p>
          </table:table-cell>
          <table:table-cell table:number-columns-repeated="13"/>
        </table:table-row>
        <table:table-row table:style-name="ro1">
          <table:table-cell office:value-type="float" office:value="143.6" calcext:value-type="float">
            <text:p>143.6</text:p>
          </table:table-cell>
          <table:table-cell office:value-type="float" office:value="1711.210571" calcext:value-type="float">
            <text:p>1711.210571</text:p>
          </table:table-cell>
          <table:table-cell office:value-type="float" office:value="1814.478516" calcext:value-type="float">
            <text:p>1814.478516</text:p>
          </table:table-cell>
          <table:table-cell office:value-type="float" office:value="1724.80896" calcext:value-type="float">
            <text:p>1724.80896</text:p>
          </table:table-cell>
          <table:table-cell office:value-type="float" office:value="1808.754395" calcext:value-type="float">
            <text:p>1808.754395</text:p>
          </table:table-cell>
          <table:table-cell table:number-columns-repeated="13"/>
        </table:table-row>
        <table:table-row table:style-name="ro1">
          <table:table-cell office:value-type="float" office:value="143.8" calcext:value-type="float">
            <text:p>143.8</text:p>
          </table:table-cell>
          <table:table-cell office:value-type="float" office:value="1712.825439" calcext:value-type="float">
            <text:p>1712.825439</text:p>
          </table:table-cell>
          <table:table-cell office:value-type="float" office:value="1815.5625" calcext:value-type="float">
            <text:p>1815.5625</text:p>
          </table:table-cell>
          <table:table-cell office:value-type="float" office:value="1726.580322" calcext:value-type="float">
            <text:p>1726.580322</text:p>
          </table:table-cell>
          <table:table-cell office:value-type="float" office:value="1808.631958" calcext:value-type="float">
            <text:p>1808.631958</text:p>
          </table:table-cell>
          <table:table-cell table:number-columns-repeated="13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717.803345" calcext:value-type="float">
            <text:p>1717.803345</text:p>
          </table:table-cell>
          <table:table-cell office:value-type="float" office:value="1809.704834" calcext:value-type="float">
            <text:p>1809.704834</text:p>
          </table:table-cell>
          <table:table-cell office:value-type="float" office:value="1728.391479" calcext:value-type="float">
            <text:p>1728.391479</text:p>
          </table:table-cell>
          <table:table-cell office:value-type="float" office:value="1807.528198" calcext:value-type="float">
            <text:p>1807.528198</text:p>
          </table:table-cell>
          <table:table-cell table:number-columns-repeated="13"/>
        </table:table-row>
        <table:table-row table:style-name="ro1">
          <table:table-cell office:value-type="float" office:value="144.2" calcext:value-type="float">
            <text:p>144.2</text:p>
          </table:table-cell>
          <table:table-cell office:value-type="float" office:value="1713.52832" calcext:value-type="float">
            <text:p>1713.52832</text:p>
          </table:table-cell>
          <table:table-cell office:value-type="float" office:value="1815.350098" calcext:value-type="float">
            <text:p>1815.350098</text:p>
          </table:table-cell>
          <table:table-cell office:value-type="float" office:value="1724.197754" calcext:value-type="float">
            <text:p>1724.197754</text:p>
          </table:table-cell>
          <table:table-cell office:value-type="float" office:value="1810.194946" calcext:value-type="float">
            <text:p>1810.194946</text:p>
          </table:table-cell>
          <table:table-cell table:number-columns-repeated="13"/>
        </table:table-row>
        <table:table-row table:style-name="ro1">
          <table:table-cell office:value-type="float" office:value="144.4" calcext:value-type="float">
            <text:p>144.4</text:p>
          </table:table-cell>
          <table:table-cell office:value-type="float" office:value="1718.050049" calcext:value-type="float">
            <text:p>1718.050049</text:p>
          </table:table-cell>
          <table:table-cell office:value-type="float" office:value="1815.082642" calcext:value-type="float">
            <text:p>1815.082642</text:p>
          </table:table-cell>
          <table:table-cell office:value-type="float" office:value="1728.72522" calcext:value-type="float">
            <text:p>1728.72522</text:p>
          </table:table-cell>
          <table:table-cell office:value-type="float" office:value="1810.888306" calcext:value-type="float">
            <text:p>1810.888306</text:p>
          </table:table-cell>
          <table:table-cell table:number-columns-repeated="13"/>
        </table:table-row>
        <table:table-row table:style-name="ro1">
          <table:table-cell office:value-type="float" office:value="144.6" calcext:value-type="float">
            <text:p>144.6</text:p>
          </table:table-cell>
          <table:table-cell office:value-type="float" office:value="1715.773071" calcext:value-type="float">
            <text:p>1715.773071</text:p>
          </table:table-cell>
          <table:table-cell office:value-type="float" office:value="1820.212524" calcext:value-type="float">
            <text:p>1820.212524</text:p>
          </table:table-cell>
          <table:table-cell office:value-type="float" office:value="1730.895874" calcext:value-type="float">
            <text:p>1730.895874</text:p>
          </table:table-cell>
          <table:table-cell office:value-type="float" office:value="1813.101807" calcext:value-type="float">
            <text:p>1813.101807</text:p>
          </table:table-cell>
          <table:table-cell table:number-columns-repeated="13"/>
        </table:table-row>
        <table:table-row table:style-name="ro1">
          <table:table-cell office:value-type="float" office:value="144.8" calcext:value-type="float">
            <text:p>144.8</text:p>
          </table:table-cell>
          <table:table-cell office:value-type="float" office:value="1719.875244" calcext:value-type="float">
            <text:p>1719.875244</text:p>
          </table:table-cell>
          <table:table-cell office:value-type="float" office:value="1816.436523" calcext:value-type="float">
            <text:p>1816.436523</text:p>
          </table:table-cell>
          <table:table-cell office:value-type="float" office:value="1732.602783" calcext:value-type="float">
            <text:p>1732.602783</text:p>
          </table:table-cell>
          <table:table-cell office:value-type="float" office:value="1811.688965" calcext:value-type="float">
            <text:p>1811.688965</text:p>
          </table:table-cell>
          <table:table-cell table:number-columns-repeated="13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720.682251" calcext:value-type="float">
            <text:p>1720.682251</text:p>
          </table:table-cell>
          <table:table-cell office:value-type="float" office:value="1817.415161" calcext:value-type="float">
            <text:p>1817.415161</text:p>
          </table:table-cell>
          <table:table-cell office:value-type="float" office:value="1734.435791" calcext:value-type="float">
            <text:p>1734.435791</text:p>
          </table:table-cell>
          <table:table-cell office:value-type="float" office:value="1813.601074" calcext:value-type="float">
            <text:p>1813.601074</text:p>
          </table:table-cell>
          <table:table-cell table:number-columns-repeated="13"/>
        </table:table-row>
        <table:table-row table:style-name="ro1">
          <table:table-cell office:value-type="float" office:value="145.2" calcext:value-type="float">
            <text:p>145.2</text:p>
          </table:table-cell>
          <table:table-cell office:value-type="float" office:value="1718.313232" calcext:value-type="float">
            <text:p>1718.313232</text:p>
          </table:table-cell>
          <table:table-cell office:value-type="float" office:value="1819.737549" calcext:value-type="float">
            <text:p>1819.737549</text:p>
          </table:table-cell>
          <table:table-cell office:value-type="float" office:value="1731.394531" calcext:value-type="float">
            <text:p>1731.394531</text:p>
          </table:table-cell>
          <table:table-cell office:value-type="float" office:value="1814.88501" calcext:value-type="float">
            <text:p>1814.88501</text:p>
          </table:table-cell>
          <table:table-cell table:number-columns-repeated="13"/>
        </table:table-row>
        <table:table-row table:style-name="ro1">
          <table:table-cell office:value-type="float" office:value="145.4" calcext:value-type="float">
            <text:p>145.4</text:p>
          </table:table-cell>
          <table:table-cell office:value-type="float" office:value="1719.001343" calcext:value-type="float">
            <text:p>1719.001343</text:p>
          </table:table-cell>
          <table:table-cell office:value-type="float" office:value="1821.606201" calcext:value-type="float">
            <text:p>1821.606201</text:p>
          </table:table-cell>
          <table:table-cell office:value-type="float" office:value="1733.781616" calcext:value-type="float">
            <text:p>1733.781616</text:p>
          </table:table-cell>
          <table:table-cell office:value-type="float" office:value="1814.753662" calcext:value-type="float">
            <text:p>1814.753662</text:p>
          </table:table-cell>
          <table:table-cell table:number-columns-repeated="13"/>
        </table:table-row>
        <table:table-row table:style-name="ro1">
          <table:table-cell office:value-type="float" office:value="145.6" calcext:value-type="float">
            <text:p>145.6</text:p>
          </table:table-cell>
          <table:table-cell office:value-type="float" office:value="1720.724487" calcext:value-type="float">
            <text:p>1720.724487</text:p>
          </table:table-cell>
          <table:table-cell office:value-type="float" office:value="1818.171509" calcext:value-type="float">
            <text:p>1818.171509</text:p>
          </table:table-cell>
          <table:table-cell office:value-type="float" office:value="1733.944336" calcext:value-type="float">
            <text:p>1733.944336</text:p>
          </table:table-cell>
          <table:table-cell office:value-type="float" office:value="1813.654663" calcext:value-type="float">
            <text:p>1813.654663</text:p>
          </table:table-cell>
          <table:table-cell table:number-columns-repeated="13"/>
        </table:table-row>
        <table:table-row table:style-name="ro1">
          <table:table-cell office:value-type="float" office:value="145.8" calcext:value-type="float">
            <text:p>145.8</text:p>
          </table:table-cell>
          <table:table-cell office:value-type="float" office:value="1718.964478" calcext:value-type="float">
            <text:p>1718.964478</text:p>
          </table:table-cell>
          <table:table-cell office:value-type="float" office:value="1821.82666" calcext:value-type="float">
            <text:p>1821.82666</text:p>
          </table:table-cell>
          <table:table-cell office:value-type="float" office:value="1730.645874" calcext:value-type="float">
            <text:p>1730.645874</text:p>
          </table:table-cell>
          <table:table-cell office:value-type="float" office:value="1817.881226" calcext:value-type="float">
            <text:p>1817.881226</text:p>
          </table:table-cell>
          <table:table-cell table:number-columns-repeated="13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722.378052" calcext:value-type="float">
            <text:p>1722.378052</text:p>
          </table:table-cell>
          <table:table-cell office:value-type="float" office:value="1824.179321" calcext:value-type="float">
            <text:p>1824.179321</text:p>
          </table:table-cell>
          <table:table-cell office:value-type="float" office:value="1732.971802" calcext:value-type="float">
            <text:p>1732.971802</text:p>
          </table:table-cell>
          <table:table-cell office:value-type="float" office:value="1814.845947" calcext:value-type="float">
            <text:p>1814.845947</text:p>
          </table:table-cell>
          <table:table-cell table:number-columns-repeated="13"/>
        </table:table-row>
        <table:table-row table:style-name="ro1">
          <table:table-cell office:value-type="float" office:value="146.2" calcext:value-type="float">
            <text:p>146.2</text:p>
          </table:table-cell>
          <table:table-cell office:value-type="float" office:value="1719.173828" calcext:value-type="float">
            <text:p>1719.173828</text:p>
          </table:table-cell>
          <table:table-cell office:value-type="float" office:value="1823.460938" calcext:value-type="float">
            <text:p>1823.460938</text:p>
          </table:table-cell>
          <table:table-cell office:value-type="float" office:value="1731.948486" calcext:value-type="float">
            <text:p>1731.948486</text:p>
          </table:table-cell>
          <table:table-cell office:value-type="float" office:value="1817.480225" calcext:value-type="float">
            <text:p>1817.480225</text:p>
          </table:table-cell>
          <table:table-cell table:number-columns-repeated="13"/>
        </table:table-row>
        <table:table-row table:style-name="ro1">
          <table:table-cell office:value-type="float" office:value="146.4" calcext:value-type="float">
            <text:p>146.4</text:p>
          </table:table-cell>
          <table:table-cell office:value-type="float" office:value="1721.26355" calcext:value-type="float">
            <text:p>1721.26355</text:p>
          </table:table-cell>
          <table:table-cell office:value-type="float" office:value="1823.409912" calcext:value-type="float">
            <text:p>1823.409912</text:p>
          </table:table-cell>
          <table:table-cell office:value-type="float" office:value="1731.998291" calcext:value-type="float">
            <text:p>1731.998291</text:p>
          </table:table-cell>
          <table:table-cell office:value-type="float" office:value="1817.669067" calcext:value-type="float">
            <text:p>1817.669067</text:p>
          </table:table-cell>
          <table:table-cell table:number-columns-repeated="13"/>
        </table:table-row>
        <table:table-row table:style-name="ro1">
          <table:table-cell office:value-type="float" office:value="146.6" calcext:value-type="float">
            <text:p>146.6</text:p>
          </table:table-cell>
          <table:table-cell office:value-type="float" office:value="1721.356323" calcext:value-type="float">
            <text:p>1721.356323</text:p>
          </table:table-cell>
          <table:table-cell office:value-type="float" office:value="1823.018555" calcext:value-type="float">
            <text:p>1823.018555</text:p>
          </table:table-cell>
          <table:table-cell office:value-type="float" office:value="1736.305908" calcext:value-type="float">
            <text:p>1736.305908</text:p>
          </table:table-cell>
          <table:table-cell office:value-type="float" office:value="1818.423218" calcext:value-type="float">
            <text:p>1818.423218</text:p>
          </table:table-cell>
          <table:table-cell table:number-columns-repeated="13"/>
        </table:table-row>
        <table:table-row table:style-name="ro1">
          <table:table-cell office:value-type="float" office:value="146.8" calcext:value-type="float">
            <text:p>146.8</text:p>
          </table:table-cell>
          <table:table-cell office:value-type="float" office:value="1721.910522" calcext:value-type="float">
            <text:p>1721.910522</text:p>
          </table:table-cell>
          <table:table-cell office:value-type="float" office:value="1824.449097" calcext:value-type="float">
            <text:p>1824.449097</text:p>
          </table:table-cell>
          <table:table-cell office:value-type="float" office:value="1733.204712" calcext:value-type="float">
            <text:p>1733.204712</text:p>
          </table:table-cell>
          <table:table-cell office:value-type="float" office:value="1818.051025" calcext:value-type="float">
            <text:p>1818.051025</text:p>
          </table:table-cell>
          <table:table-cell table:number-columns-repeated="13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721.50293" calcext:value-type="float">
            <text:p>1721.50293</text:p>
          </table:table-cell>
          <table:table-cell office:value-type="float" office:value="1823.260864" calcext:value-type="float">
            <text:p>1823.260864</text:p>
          </table:table-cell>
          <table:table-cell office:value-type="float" office:value="1734.822144" calcext:value-type="float">
            <text:p>1734.822144</text:p>
          </table:table-cell>
          <table:table-cell office:value-type="float" office:value="1818.953247" calcext:value-type="float">
            <text:p>1818.953247</text:p>
          </table:table-cell>
          <table:table-cell table:number-columns-repeated="13"/>
        </table:table-row>
        <table:table-row table:style-name="ro1">
          <table:table-cell office:value-type="float" office:value="147.2" calcext:value-type="float">
            <text:p>147.2</text:p>
          </table:table-cell>
          <table:table-cell office:value-type="float" office:value="1723.533081" calcext:value-type="float">
            <text:p>1723.533081</text:p>
          </table:table-cell>
          <table:table-cell office:value-type="float" office:value="1821.713135" calcext:value-type="float">
            <text:p>1821.713135</text:p>
          </table:table-cell>
          <table:table-cell office:value-type="float" office:value="1733.994751" calcext:value-type="float">
            <text:p>1733.994751</text:p>
          </table:table-cell>
          <table:table-cell office:value-type="float" office:value="1820.111572" calcext:value-type="float">
            <text:p>1820.111572</text:p>
          </table:table-cell>
          <table:table-cell table:number-columns-repeated="13"/>
        </table:table-row>
        <table:table-row table:style-name="ro1">
          <table:table-cell office:value-type="float" office:value="147.4" calcext:value-type="float">
            <text:p>147.4</text:p>
          </table:table-cell>
          <table:table-cell office:value-type="float" office:value="1722.692261" calcext:value-type="float">
            <text:p>1722.692261</text:p>
          </table:table-cell>
          <table:table-cell office:value-type="float" office:value="1823.271362" calcext:value-type="float">
            <text:p>1823.271362</text:p>
          </table:table-cell>
          <table:table-cell office:value-type="float" office:value="1735.86499" calcext:value-type="float">
            <text:p>1735.86499</text:p>
          </table:table-cell>
          <table:table-cell office:value-type="float" office:value="1820.32312" calcext:value-type="float">
            <text:p>1820.32312</text:p>
          </table:table-cell>
          <table:table-cell table:number-columns-repeated="13"/>
        </table:table-row>
        <table:table-row table:style-name="ro1">
          <table:table-cell office:value-type="float" office:value="147.6" calcext:value-type="float">
            <text:p>147.6</text:p>
          </table:table-cell>
          <table:table-cell office:value-type="float" office:value="1718.605957" calcext:value-type="float">
            <text:p>1718.605957</text:p>
          </table:table-cell>
          <table:table-cell office:value-type="float" office:value="1780.743652" calcext:value-type="float">
            <text:p>1780.743652</text:p>
          </table:table-cell>
          <table:table-cell office:value-type="float" office:value="1732.195557" calcext:value-type="float">
            <text:p>1732.195557</text:p>
          </table:table-cell>
          <table:table-cell office:value-type="float" office:value="1777.352295" calcext:value-type="float">
            <text:p>1777.352295</text:p>
          </table:table-cell>
          <table:table-cell table:number-columns-repeated="13"/>
        </table:table-row>
        <table:table-row table:style-name="ro1">
          <table:table-cell office:value-type="float" office:value="147.8" calcext:value-type="float">
            <text:p>147.8</text:p>
          </table:table-cell>
          <table:table-cell office:value-type="float" office:value="1689.264648" calcext:value-type="float">
            <text:p>1689.264648</text:p>
          </table:table-cell>
          <table:table-cell office:value-type="float" office:value="1807.089966" calcext:value-type="float">
            <text:p>1807.089966</text:p>
          </table:table-cell>
          <table:table-cell office:value-type="float" office:value="1695.552246" calcext:value-type="float">
            <text:p>1695.552246</text:p>
          </table:table-cell>
          <table:table-cell office:value-type="float" office:value="1806.267822" calcext:value-type="float">
            <text:p>1806.267822</text:p>
          </table:table-cell>
          <table:table-cell table:number-columns-repeated="13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663.802368" calcext:value-type="float">
            <text:p>1663.802368</text:p>
          </table:table-cell>
          <table:table-cell office:value-type="float" office:value="1783.886597" calcext:value-type="float">
            <text:p>1783.886597</text:p>
          </table:table-cell>
          <table:table-cell office:value-type="float" office:value="1678.132324" calcext:value-type="float">
            <text:p>1678.132324</text:p>
          </table:table-cell>
          <table:table-cell office:value-type="float" office:value="1780.839355" calcext:value-type="float">
            <text:p>1780.839355</text:p>
          </table:table-cell>
          <table:table-cell table:number-columns-repeated="13"/>
        </table:table-row>
        <table:table-row table:style-name="ro1">
          <table:table-cell office:value-type="float" office:value="148.2" calcext:value-type="float">
            <text:p>148.2</text:p>
          </table:table-cell>
          <table:table-cell office:value-type="float" office:value="1671.099365" calcext:value-type="float">
            <text:p>1671.099365</text:p>
          </table:table-cell>
          <table:table-cell office:value-type="float" office:value="1749.534912" calcext:value-type="float">
            <text:p>1749.534912</text:p>
          </table:table-cell>
          <table:table-cell office:value-type="float" office:value="1683.854492" calcext:value-type="float">
            <text:p>1683.854492</text:p>
          </table:table-cell>
          <table:table-cell office:value-type="float" office:value="1746.575928" calcext:value-type="float">
            <text:p>1746.575928</text:p>
          </table:table-cell>
          <table:table-cell table:number-columns-repeated="13"/>
        </table:table-row>
        <table:table-row table:style-name="ro1">
          <table:table-cell office:value-type="float" office:value="148.4" calcext:value-type="float">
            <text:p>148.4</text:p>
          </table:table-cell>
          <table:table-cell office:value-type="float" office:value="1649.527344" calcext:value-type="float">
            <text:p>1649.527344</text:p>
          </table:table-cell>
          <table:table-cell office:value-type="float" office:value="1756.688721" calcext:value-type="float">
            <text:p>1756.688721</text:p>
          </table:table-cell>
          <table:table-cell office:value-type="float" office:value="1661.490967" calcext:value-type="float">
            <text:p>1661.490967</text:p>
          </table:table-cell>
          <table:table-cell office:value-type="float" office:value="1752.423096" calcext:value-type="float">
            <text:p>1752.423096</text:p>
          </table:table-cell>
          <table:table-cell table:number-columns-repeated="13"/>
        </table:table-row>
        <table:table-row table:style-name="ro1">
          <table:table-cell office:value-type="float" office:value="148.6" calcext:value-type="float">
            <text:p>148.6</text:p>
          </table:table-cell>
          <table:table-cell office:value-type="float" office:value="1641.503906" calcext:value-type="float">
            <text:p>1641.503906</text:p>
          </table:table-cell>
          <table:table-cell office:value-type="float" office:value="1732.534668" calcext:value-type="float">
            <text:p>1732.534668</text:p>
          </table:table-cell>
          <table:table-cell office:value-type="float" office:value="1650.55188" calcext:value-type="float">
            <text:p>1650.55188</text:p>
          </table:table-cell>
          <table:table-cell office:value-type="float" office:value="1732.800781" calcext:value-type="float">
            <text:p>1732.800781</text:p>
          </table:table-cell>
          <table:table-cell table:number-columns-repeated="13"/>
        </table:table-row>
        <table:table-row table:style-name="ro1">
          <table:table-cell office:value-type="float" office:value="148.8" calcext:value-type="float">
            <text:p>148.8</text:p>
          </table:table-cell>
          <table:table-cell office:value-type="float" office:value="1635.816162" calcext:value-type="float">
            <text:p>1635.816162</text:p>
          </table:table-cell>
          <table:table-cell office:value-type="float" office:value="1718.153198" calcext:value-type="float">
            <text:p>1718.153198</text:p>
          </table:table-cell>
          <table:table-cell office:value-type="float" office:value="1644.454224" calcext:value-type="float">
            <text:p>1644.454224</text:p>
          </table:table-cell>
          <table:table-cell office:value-type="float" office:value="1716.466064" calcext:value-type="float">
            <text:p>1716.466064</text:p>
          </table:table-cell>
          <table:table-cell table:number-columns-repeated="13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618.763672" calcext:value-type="float">
            <text:p>1618.763672</text:p>
          </table:table-cell>
          <table:table-cell office:value-type="float" office:value="1717.378784" calcext:value-type="float">
            <text:p>1717.378784</text:p>
          </table:table-cell>
          <table:table-cell office:value-type="float" office:value="1638.613281" calcext:value-type="float">
            <text:p>1638.613281</text:p>
          </table:table-cell>
          <table:table-cell office:value-type="float" office:value="1702.510986" calcext:value-type="float">
            <text:p>1702.510986</text:p>
          </table:table-cell>
          <table:table-cell table:number-columns-repeated="13"/>
        </table:table-row>
        <table:table-row table:style-name="ro1">
          <table:table-cell office:value-type="float" office:value="149.2" calcext:value-type="float">
            <text:p>149.2</text:p>
          </table:table-cell>
          <table:table-cell office:value-type="float" office:value="1629.425659" calcext:value-type="float">
            <text:p>1629.425659</text:p>
          </table:table-cell>
          <table:table-cell office:value-type="float" office:value="1698.184692" calcext:value-type="float">
            <text:p>1698.184692</text:p>
          </table:table-cell>
          <table:table-cell office:value-type="float" office:value="1626.339111" calcext:value-type="float">
            <text:p>1626.339111</text:p>
          </table:table-cell>
          <table:table-cell office:value-type="float" office:value="1699.6698" calcext:value-type="float">
            <text:p>1699.6698</text:p>
          </table:table-cell>
          <table:table-cell table:number-columns-repeated="13"/>
        </table:table-row>
        <table:table-row table:style-name="ro1">
          <table:table-cell office:value-type="float" office:value="149.4" calcext:value-type="float">
            <text:p>149.4</text:p>
          </table:table-cell>
          <table:table-cell office:value-type="float" office:value="1614.895996" calcext:value-type="float">
            <text:p>1614.895996</text:p>
          </table:table-cell>
          <table:table-cell office:value-type="float" office:value="1681.543457" calcext:value-type="float">
            <text:p>1681.543457</text:p>
          </table:table-cell>
          <table:table-cell office:value-type="float" office:value="1626.686768" calcext:value-type="float">
            <text:p>1626.686768</text:p>
          </table:table-cell>
          <table:table-cell office:value-type="float" office:value="1684.299561" calcext:value-type="float">
            <text:p>1684.299561</text:p>
          </table:table-cell>
          <table:table-cell table:number-columns-repeated="13"/>
        </table:table-row>
        <table:table-row table:style-name="ro1">
          <table:table-cell office:value-type="float" office:value="149.6" calcext:value-type="float">
            <text:p>149.6</text:p>
          </table:table-cell>
          <table:table-cell office:value-type="float" office:value="1610.844971" calcext:value-type="float">
            <text:p>1610.844971</text:p>
          </table:table-cell>
          <table:table-cell office:value-type="float" office:value="1678.903198" calcext:value-type="float">
            <text:p>1678.903198</text:p>
          </table:table-cell>
          <table:table-cell office:value-type="float" office:value="1617.354736" calcext:value-type="float">
            <text:p>1617.354736</text:p>
          </table:table-cell>
          <table:table-cell office:value-type="float" office:value="1679.773926" calcext:value-type="float">
            <text:p>1679.773926</text:p>
          </table:table-cell>
          <table:table-cell table:number-columns-repeated="13"/>
        </table:table-row>
        <table:table-row table:style-name="ro1">
          <table:table-cell office:value-type="float" office:value="149.8" calcext:value-type="float">
            <text:p>149.8</text:p>
          </table:table-cell>
          <table:table-cell office:value-type="float" office:value="1604.393799" calcext:value-type="float">
            <text:p>1604.393799</text:p>
          </table:table-cell>
          <table:table-cell office:value-type="float" office:value="1668.947998" calcext:value-type="float">
            <text:p>1668.947998</text:p>
          </table:table-cell>
          <table:table-cell office:value-type="float" office:value="1611.866333" calcext:value-type="float">
            <text:p>1611.866333</text:p>
          </table:table-cell>
          <table:table-cell office:value-type="float" office:value="1666.270508" calcext:value-type="float">
            <text:p>1666.270508</text:p>
          </table:table-cell>
          <table:table-cell table:number-columns-repeated="1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98.177734" calcext:value-type="float">
            <text:p>1598.177734</text:p>
          </table:table-cell>
          <table:table-cell office:value-type="float" office:value="1665.073853" calcext:value-type="float">
            <text:p>1665.073853</text:p>
          </table:table-cell>
          <table:table-cell office:value-type="float" office:value="1611.275879" calcext:value-type="float">
            <text:p>1611.275879</text:p>
          </table:table-cell>
          <table:table-cell office:value-type="float" office:value="1655.727905" calcext:value-type="float">
            <text:p>1655.727905</text:p>
          </table:table-cell>
          <table:table-cell table:number-columns-repeated="13"/>
        </table:table-row>
        <table:table-row table:style-name="ro1">
          <table:table-cell office:value-type="float" office:value="150.2" calcext:value-type="float">
            <text:p>150.2</text:p>
          </table:table-cell>
          <table:table-cell office:value-type="float" office:value="1601.528687" calcext:value-type="float">
            <text:p>1601.528687</text:p>
          </table:table-cell>
          <table:table-cell office:value-type="float" office:value="1655.765259" calcext:value-type="float">
            <text:p>1655.765259</text:p>
          </table:table-cell>
          <table:table-cell office:value-type="float" office:value="1599.819336" calcext:value-type="float">
            <text:p>1599.819336</text:p>
          </table:table-cell>
          <table:table-cell office:value-type="float" office:value="1654.030029" calcext:value-type="float">
            <text:p>1654.030029</text:p>
          </table:table-cell>
          <table:table-cell table:number-columns-repeated="13"/>
        </table:table-row>
        <table:table-row table:style-name="ro1">
          <table:table-cell office:value-type="float" office:value="150.4" calcext:value-type="float">
            <text:p>150.4</text:p>
          </table:table-cell>
          <table:table-cell office:value-type="float" office:value="1591.491699" calcext:value-type="float">
            <text:p>1591.491699</text:p>
          </table:table-cell>
          <table:table-cell office:value-type="float" office:value="1645.807983" calcext:value-type="float">
            <text:p>1645.807983</text:p>
          </table:table-cell>
          <table:table-cell office:value-type="float" office:value="1598.307617" calcext:value-type="float">
            <text:p>1598.307617</text:p>
          </table:table-cell>
          <table:table-cell office:value-type="float" office:value="1647.451416" calcext:value-type="float">
            <text:p>1647.451416</text:p>
          </table:table-cell>
          <table:table-cell table:number-columns-repeated="13"/>
        </table:table-row>
        <table:table-row table:style-name="ro1">
          <table:table-cell office:value-type="float" office:value="150.6" calcext:value-type="float">
            <text:p>150.6</text:p>
          </table:table-cell>
          <table:table-cell office:value-type="float" office:value="1587.821777" calcext:value-type="float">
            <text:p>1587.821777</text:p>
          </table:table-cell>
          <table:table-cell office:value-type="float" office:value="1643.906128" calcext:value-type="float">
            <text:p>1643.906128</text:p>
          </table:table-cell>
          <table:table-cell office:value-type="float" office:value="1593.607788" calcext:value-type="float">
            <text:p>1593.607788</text:p>
          </table:table-cell>
          <table:table-cell office:value-type="float" office:value="1641.448242" calcext:value-type="float">
            <text:p>1641.448242</text:p>
          </table:table-cell>
          <table:table-cell table:number-columns-repeated="13"/>
        </table:table-row>
        <table:table-row table:style-name="ro1">
          <table:table-cell office:value-type="float" office:value="150.8" calcext:value-type="float">
            <text:p>150.8</text:p>
          </table:table-cell>
          <table:table-cell office:value-type="float" office:value="1585.462769" calcext:value-type="float">
            <text:p>1585.462769</text:p>
          </table:table-cell>
          <table:table-cell office:value-type="float" office:value="1635.24292" calcext:value-type="float">
            <text:p>1635.24292</text:p>
          </table:table-cell>
          <table:table-cell office:value-type="float" office:value="1591.300903" calcext:value-type="float">
            <text:p>1591.300903</text:p>
          </table:table-cell>
          <table:table-cell office:value-type="float" office:value="1637.931274" calcext:value-type="float">
            <text:p>1637.931274</text:p>
          </table:table-cell>
          <table:table-cell table:number-columns-repeated="13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85.527832" calcext:value-type="float">
            <text:p>1585.527832</text:p>
          </table:table-cell>
          <table:table-cell office:value-type="float" office:value="1624.474243" calcext:value-type="float">
            <text:p>1624.474243</text:p>
          </table:table-cell>
          <table:table-cell office:value-type="float" office:value="1591.356323" calcext:value-type="float">
            <text:p>1591.356323</text:p>
          </table:table-cell>
          <table:table-cell office:value-type="float" office:value="1625.218384" calcext:value-type="float">
            <text:p>1625.218384</text:p>
          </table:table-cell>
          <table:table-cell table:number-columns-repeated="13"/>
        </table:table-row>
        <table:table-row table:style-name="ro1">
          <table:table-cell office:value-type="float" office:value="151.2" calcext:value-type="float">
            <text:p>151.2</text:p>
          </table:table-cell>
          <table:table-cell office:value-type="float" office:value="1583.274292" calcext:value-type="float">
            <text:p>1583.274292</text:p>
          </table:table-cell>
          <table:table-cell office:value-type="float" office:value="1623.862061" calcext:value-type="float">
            <text:p>1623.862061</text:p>
          </table:table-cell>
          <table:table-cell office:value-type="float" office:value="1590.038574" calcext:value-type="float">
            <text:p>1590.038574</text:p>
          </table:table-cell>
          <table:table-cell office:value-type="float" office:value="1622.32019" calcext:value-type="float">
            <text:p>1622.32019</text:p>
          </table:table-cell>
          <table:table-cell table:number-columns-repeated="13"/>
        </table:table-row>
        <table:table-row table:style-name="ro1">
          <table:table-cell office:value-type="float" office:value="151.4" calcext:value-type="float">
            <text:p>151.4</text:p>
          </table:table-cell>
          <table:table-cell office:value-type="float" office:value="1580.644043" calcext:value-type="float">
            <text:p>1580.644043</text:p>
          </table:table-cell>
          <table:table-cell office:value-type="float" office:value="1619.748291" calcext:value-type="float">
            <text:p>1619.748291</text:p>
          </table:table-cell>
          <table:table-cell office:value-type="float" office:value="1583.868774" calcext:value-type="float">
            <text:p>1583.868774</text:p>
          </table:table-cell>
          <table:table-cell office:value-type="float" office:value="1618.818604" calcext:value-type="float">
            <text:p>1618.818604</text:p>
          </table:table-cell>
          <table:table-cell table:number-columns-repeated="13"/>
        </table:table-row>
        <table:table-row table:style-name="ro1">
          <table:table-cell office:value-type="float" office:value="151.6" calcext:value-type="float">
            <text:p>151.6</text:p>
          </table:table-cell>
          <table:table-cell office:value-type="float" office:value="1578.468994" calcext:value-type="float">
            <text:p>1578.468994</text:p>
          </table:table-cell>
          <table:table-cell office:value-type="float" office:value="1614.386475" calcext:value-type="float">
            <text:p>1614.386475</text:p>
          </table:table-cell>
          <table:table-cell office:value-type="float" office:value="1587.702637" calcext:value-type="float">
            <text:p>1587.702637</text:p>
          </table:table-cell>
          <table:table-cell office:value-type="float" office:value="1611.393066" calcext:value-type="float">
            <text:p>1611.393066</text:p>
          </table:table-cell>
          <table:table-cell table:number-columns-repeated="13"/>
        </table:table-row>
        <table:table-row table:style-name="ro1">
          <table:table-cell office:value-type="float" office:value="151.8" calcext:value-type="float">
            <text:p>151.8</text:p>
          </table:table-cell>
          <table:table-cell office:value-type="float" office:value="1578.647095" calcext:value-type="float">
            <text:p>1578.647095</text:p>
          </table:table-cell>
          <table:table-cell office:value-type="float" office:value="1606.36499" calcext:value-type="float">
            <text:p>1606.36499</text:p>
          </table:table-cell>
          <table:table-cell office:value-type="float" office:value="1582.329102" calcext:value-type="float">
            <text:p>1582.329102</text:p>
          </table:table-cell>
          <table:table-cell office:value-type="float" office:value="1612.287354" calcext:value-type="float">
            <text:p>1612.287354</text:p>
          </table:table-cell>
          <table:table-cell table:number-columns-repeated="13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573.476196" calcext:value-type="float">
            <text:p>1573.476196</text:p>
          </table:table-cell>
          <table:table-cell office:value-type="float" office:value="1607.914307" calcext:value-type="float">
            <text:p>1607.914307</text:p>
          </table:table-cell>
          <table:table-cell office:value-type="float" office:value="1583.922729" calcext:value-type="float">
            <text:p>1583.922729</text:p>
          </table:table-cell>
          <table:table-cell office:value-type="float" office:value="1604.083618" calcext:value-type="float">
            <text:p>1604.083618</text:p>
          </table:table-cell>
          <table:table-cell table:number-columns-repeated="13"/>
        </table:table-row>
        <table:table-row table:style-name="ro1">
          <table:table-cell office:value-type="float" office:value="152.2" calcext:value-type="float">
            <text:p>152.2</text:p>
          </table:table-cell>
          <table:table-cell office:value-type="float" office:value="1574.126953" calcext:value-type="float">
            <text:p>1574.126953</text:p>
          </table:table-cell>
          <table:table-cell office:value-type="float" office:value="1603.535522" calcext:value-type="float">
            <text:p>1603.535522</text:p>
          </table:table-cell>
          <table:table-cell office:value-type="float" office:value="1580.890015" calcext:value-type="float">
            <text:p>1580.890015</text:p>
          </table:table-cell>
          <table:table-cell office:value-type="float" office:value="1601.704956" calcext:value-type="float">
            <text:p>1601.704956</text:p>
          </table:table-cell>
          <table:table-cell table:number-columns-repeated="13"/>
        </table:table-row>
        <table:table-row table:style-name="ro1">
          <table:table-cell office:value-type="float" office:value="152.4" calcext:value-type="float">
            <text:p>152.4</text:p>
          </table:table-cell>
          <table:table-cell office:value-type="float" office:value="1574.178955" calcext:value-type="float">
            <text:p>1574.178955</text:p>
          </table:table-cell>
          <table:table-cell office:value-type="float" office:value="1600.270386" calcext:value-type="float">
            <text:p>1600.270386</text:p>
          </table:table-cell>
          <table:table-cell office:value-type="float" office:value="1577.584961" calcext:value-type="float">
            <text:p>1577.584961</text:p>
          </table:table-cell>
          <table:table-cell office:value-type="float" office:value="1604.106445" calcext:value-type="float">
            <text:p>1604.106445</text:p>
          </table:table-cell>
          <table:table-cell table:number-columns-repeated="13"/>
        </table:table-row>
        <table:table-row table:style-name="ro1">
          <table:table-cell office:value-type="float" office:value="152.6" calcext:value-type="float">
            <text:p>152.6</text:p>
          </table:table-cell>
          <table:table-cell office:value-type="float" office:value="1570.550659" calcext:value-type="float">
            <text:p>1570.550659</text:p>
          </table:table-cell>
          <table:table-cell office:value-type="float" office:value="1596.974121" calcext:value-type="float">
            <text:p>1596.974121</text:p>
          </table:table-cell>
          <table:table-cell office:value-type="float" office:value="1577.586426" calcext:value-type="float">
            <text:p>1577.586426</text:p>
          </table:table-cell>
          <table:table-cell office:value-type="float" office:value="1595.5979" calcext:value-type="float">
            <text:p>1595.5979</text:p>
          </table:table-cell>
          <table:table-cell table:number-columns-repeated="13"/>
        </table:table-row>
        <table:table-row table:style-name="ro1">
          <table:table-cell office:value-type="float" office:value="152.8" calcext:value-type="float">
            <text:p>152.8</text:p>
          </table:table-cell>
          <table:table-cell office:value-type="float" office:value="1570.971191" calcext:value-type="float">
            <text:p>1570.971191</text:p>
          </table:table-cell>
          <table:table-cell office:value-type="float" office:value="1591.719971" calcext:value-type="float">
            <text:p>1591.719971</text:p>
          </table:table-cell>
          <table:table-cell office:value-type="float" office:value="1574.229004" calcext:value-type="float">
            <text:p>1574.229004</text:p>
          </table:table-cell>
          <table:table-cell office:value-type="float" office:value="1599.104736" calcext:value-type="float">
            <text:p>1599.104736</text:p>
          </table:table-cell>
          <table:table-cell table:number-columns-repeated="13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569.748169" calcext:value-type="float">
            <text:p>1569.748169</text:p>
          </table:table-cell>
          <table:table-cell office:value-type="float" office:value="1591.380371" calcext:value-type="float">
            <text:p>1591.380371</text:p>
          </table:table-cell>
          <table:table-cell office:value-type="float" office:value="1576.005249" calcext:value-type="float">
            <text:p>1576.005249</text:p>
          </table:table-cell>
          <table:table-cell office:value-type="float" office:value="1596.368896" calcext:value-type="float">
            <text:p>1596.368896</text:p>
          </table:table-cell>
          <table:table-cell table:number-columns-repeated="13"/>
        </table:table-row>
        <table:table-row table:style-name="ro1">
          <table:table-cell office:value-type="float" office:value="153.2" calcext:value-type="float">
            <text:p>153.2</text:p>
          </table:table-cell>
          <table:table-cell office:value-type="float" office:value="1570.232422" calcext:value-type="float">
            <text:p>1570.232422</text:p>
          </table:table-cell>
          <table:table-cell office:value-type="float" office:value="1588.204956" calcext:value-type="float">
            <text:p>1588.204956</text:p>
          </table:table-cell>
          <table:table-cell office:value-type="float" office:value="1576.60022" calcext:value-type="float">
            <text:p>1576.60022</text:p>
          </table:table-cell>
          <table:table-cell office:value-type="float" office:value="1592.707764" calcext:value-type="float">
            <text:p>1592.707764</text:p>
          </table:table-cell>
          <table:table-cell table:number-columns-repeated="13"/>
        </table:table-row>
        <table:table-row table:style-name="ro1">
          <table:table-cell office:value-type="float" office:value="153.4" calcext:value-type="float">
            <text:p>153.4</text:p>
          </table:table-cell>
          <table:table-cell office:value-type="float" office:value="1570.773438" calcext:value-type="float">
            <text:p>1570.773438</text:p>
          </table:table-cell>
          <table:table-cell office:value-type="float" office:value="1584.433228" calcext:value-type="float">
            <text:p>1584.433228</text:p>
          </table:table-cell>
          <table:table-cell office:value-type="float" office:value="1574.945557" calcext:value-type="float">
            <text:p>1574.945557</text:p>
          </table:table-cell>
          <table:table-cell office:value-type="float" office:value="1592.494629" calcext:value-type="float">
            <text:p>1592.494629</text:p>
          </table:table-cell>
          <table:table-cell table:number-columns-repeated="13"/>
        </table:table-row>
        <table:table-row table:style-name="ro1">
          <table:table-cell office:value-type="float" office:value="153.6" calcext:value-type="float">
            <text:p>153.6</text:p>
          </table:table-cell>
          <table:table-cell office:value-type="float" office:value="1562.528076" calcext:value-type="float">
            <text:p>1562.528076</text:p>
          </table:table-cell>
          <table:table-cell office:value-type="float" office:value="1586.185913" calcext:value-type="float">
            <text:p>1586.185913</text:p>
          </table:table-cell>
          <table:table-cell office:value-type="float" office:value="1573.945312" calcext:value-type="float">
            <text:p>1573.945312</text:p>
          </table:table-cell>
          <table:table-cell office:value-type="float" office:value="1589.781006" calcext:value-type="float">
            <text:p>1589.781006</text:p>
          </table:table-cell>
          <table:table-cell table:number-columns-repeated="13"/>
        </table:table-row>
        <table:table-row table:style-name="ro1">
          <table:table-cell office:value-type="float" office:value="153.8" calcext:value-type="float">
            <text:p>153.8</text:p>
          </table:table-cell>
          <table:table-cell office:value-type="float" office:value="1572.320068" calcext:value-type="float">
            <text:p>1572.320068</text:p>
          </table:table-cell>
          <table:table-cell office:value-type="float" office:value="1589.676392" calcext:value-type="float">
            <text:p>1589.676392</text:p>
          </table:table-cell>
          <table:table-cell office:value-type="float" office:value="1565.909424" calcext:value-type="float">
            <text:p>1565.909424</text:p>
          </table:table-cell>
          <table:table-cell office:value-type="float" office:value="1581.543213" calcext:value-type="float">
            <text:p>1581.543213</text:p>
          </table:table-cell>
          <table:table-cell table:number-columns-repeated="13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566.374512" calcext:value-type="float">
            <text:p>1566.374512</text:p>
          </table:table-cell>
          <table:table-cell office:value-type="float" office:value="1589.416382" calcext:value-type="float">
            <text:p>1589.416382</text:p>
          </table:table-cell>
          <table:table-cell office:value-type="float" office:value="1569.710449" calcext:value-type="float">
            <text:p>1569.710449</text:p>
          </table:table-cell>
          <table:table-cell office:value-type="float" office:value="1582.18396" calcext:value-type="float">
            <text:p>1582.18396</text:p>
          </table:table-cell>
          <table:table-cell table:number-columns-repeated="13"/>
        </table:table-row>
        <table:table-row table:style-name="ro1">
          <table:table-cell office:value-type="float" office:value="154.2" calcext:value-type="float">
            <text:p>154.2</text:p>
          </table:table-cell>
          <table:table-cell office:value-type="float" office:value="1565.407959" calcext:value-type="float">
            <text:p>1565.407959</text:p>
          </table:table-cell>
          <table:table-cell office:value-type="float" office:value="1584.435791" calcext:value-type="float">
            <text:p>1584.435791</text:p>
          </table:table-cell>
          <table:table-cell office:value-type="float" office:value="1567.480103" calcext:value-type="float">
            <text:p>1567.480103</text:p>
          </table:table-cell>
          <table:table-cell office:value-type="float" office:value="1584.097656" calcext:value-type="float">
            <text:p>1584.097656</text:p>
          </table:table-cell>
          <table:table-cell table:number-columns-repeated="13"/>
        </table:table-row>
        <table:table-row table:style-name="ro1">
          <table:table-cell office:value-type="float" office:value="154.4" calcext:value-type="float">
            <text:p>154.4</text:p>
          </table:table-cell>
          <table:table-cell office:value-type="float" office:value="1567.866211" calcext:value-type="float">
            <text:p>1567.866211</text:p>
          </table:table-cell>
          <table:table-cell office:value-type="float" office:value="1580.730103" calcext:value-type="float">
            <text:p>1580.730103</text:p>
          </table:table-cell>
          <table:table-cell office:value-type="float" office:value="1568.219482" calcext:value-type="float">
            <text:p>1568.219482</text:p>
          </table:table-cell>
          <table:table-cell office:value-type="float" office:value="1581.162476" calcext:value-type="float">
            <text:p>1581.162476</text:p>
          </table:table-cell>
          <table:table-cell table:number-columns-repeated="13"/>
        </table:table-row>
        <table:table-row table:style-name="ro1">
          <table:table-cell office:value-type="float" office:value="154.6" calcext:value-type="float">
            <text:p>154.6</text:p>
          </table:table-cell>
          <table:table-cell office:value-type="float" office:value="1569.398804" calcext:value-type="float">
            <text:p>1569.398804</text:p>
          </table:table-cell>
          <table:table-cell office:value-type="float" office:value="1580.587646" calcext:value-type="float">
            <text:p>1580.587646</text:p>
          </table:table-cell>
          <table:table-cell office:value-type="float" office:value="1564.513916" calcext:value-type="float">
            <text:p>1564.513916</text:p>
          </table:table-cell>
          <table:table-cell office:value-type="float" office:value="1583.69458" calcext:value-type="float">
            <text:p>1583.69458</text:p>
          </table:table-cell>
          <table:table-cell table:number-columns-repeated="13"/>
        </table:table-row>
        <table:table-row table:style-name="ro1">
          <table:table-cell office:value-type="float" office:value="154.8" calcext:value-type="float">
            <text:p>154.8</text:p>
          </table:table-cell>
          <table:table-cell office:value-type="float" office:value="1565.857544" calcext:value-type="float">
            <text:p>1565.857544</text:p>
          </table:table-cell>
          <table:table-cell office:value-type="float" office:value="1579.648438" calcext:value-type="float">
            <text:p>1579.648438</text:p>
          </table:table-cell>
          <table:table-cell office:value-type="float" office:value="1570.749146" calcext:value-type="float">
            <text:p>1570.749146</text:p>
          </table:table-cell>
          <table:table-cell office:value-type="float" office:value="1576.527222" calcext:value-type="float">
            <text:p>1576.527222</text:p>
          </table:table-cell>
          <table:table-cell table:number-columns-repeated="13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562.758423" calcext:value-type="float">
            <text:p>1562.758423</text:p>
          </table:table-cell>
          <table:table-cell office:value-type="float" office:value="1580.331665" calcext:value-type="float">
            <text:p>1580.331665</text:p>
          </table:table-cell>
          <table:table-cell office:value-type="float" office:value="1567.038208" calcext:value-type="float">
            <text:p>1567.038208</text:p>
          </table:table-cell>
          <table:table-cell office:value-type="float" office:value="1578.819946" calcext:value-type="float">
            <text:p>1578.819946</text:p>
          </table:table-cell>
          <table:table-cell table:number-columns-repeated="13"/>
        </table:table-row>
        <table:table-row table:style-name="ro1">
          <table:table-cell office:value-type="float" office:value="155.2" calcext:value-type="float">
            <text:p>155.2</text:p>
          </table:table-cell>
          <table:table-cell office:value-type="float" office:value="1563.791992" calcext:value-type="float">
            <text:p>1563.791992</text:p>
          </table:table-cell>
          <table:table-cell office:value-type="float" office:value="1580.001587" calcext:value-type="float">
            <text:p>1580.001587</text:p>
          </table:table-cell>
          <table:table-cell office:value-type="float" office:value="1561.856689" calcext:value-type="float">
            <text:p>1561.856689</text:p>
          </table:table-cell>
          <table:table-cell office:value-type="float" office:value="1581.400269" calcext:value-type="float">
            <text:p>1581.400269</text:p>
          </table:table-cell>
          <table:table-cell table:number-columns-repeated="13"/>
        </table:table-row>
        <table:table-row table:style-name="ro1">
          <table:table-cell office:value-type="float" office:value="155.4" calcext:value-type="float">
            <text:p>155.4</text:p>
          </table:table-cell>
          <table:table-cell office:value-type="float" office:value="1566.386475" calcext:value-type="float">
            <text:p>1566.386475</text:p>
          </table:table-cell>
          <table:table-cell office:value-type="float" office:value="1575.677002" calcext:value-type="float">
            <text:p>1575.677002</text:p>
          </table:table-cell>
          <table:table-cell office:value-type="float" office:value="1565.994751" calcext:value-type="float">
            <text:p>1565.994751</text:p>
          </table:table-cell>
          <table:table-cell office:value-type="float" office:value="1573.39502" calcext:value-type="float">
            <text:p>1573.39502</text:p>
          </table:table-cell>
          <table:table-cell table:number-columns-repeated="13"/>
        </table:table-row>
        <table:table-row table:style-name="ro1">
          <table:table-cell office:value-type="float" office:value="155.6" calcext:value-type="float">
            <text:p>155.6</text:p>
          </table:table-cell>
          <table:table-cell office:value-type="float" office:value="1565.574219" calcext:value-type="float">
            <text:p>1565.574219</text:p>
          </table:table-cell>
          <table:table-cell office:value-type="float" office:value="1577.112671" calcext:value-type="float">
            <text:p>1577.112671</text:p>
          </table:table-cell>
          <table:table-cell office:value-type="float" office:value="1567.682861" calcext:value-type="float">
            <text:p>1567.682861</text:p>
          </table:table-cell>
          <table:table-cell office:value-type="float" office:value="1576.821533" calcext:value-type="float">
            <text:p>1576.821533</text:p>
          </table:table-cell>
          <table:table-cell table:number-columns-repeated="13"/>
        </table:table-row>
        <table:table-row table:style-name="ro1">
          <table:table-cell office:value-type="float" office:value="155.8" calcext:value-type="float">
            <text:p>155.8</text:p>
          </table:table-cell>
          <table:table-cell office:value-type="float" office:value="1561.83728" calcext:value-type="float">
            <text:p>1561.83728</text:p>
          </table:table-cell>
          <table:table-cell office:value-type="float" office:value="1579.401611" calcext:value-type="float">
            <text:p>1579.401611</text:p>
          </table:table-cell>
          <table:table-cell office:value-type="float" office:value="1563.887207" calcext:value-type="float">
            <text:p>1563.887207</text:p>
          </table:table-cell>
          <table:table-cell office:value-type="float" office:value="1578.843628" calcext:value-type="float">
            <text:p>1578.843628</text:p>
          </table:table-cell>
          <table:table-cell table:number-columns-repeated="13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568.208984" calcext:value-type="float">
            <text:p>1568.208984</text:p>
          </table:table-cell>
          <table:table-cell office:value-type="float" office:value="1571.200317" calcext:value-type="float">
            <text:p>1571.200317</text:p>
          </table:table-cell>
          <table:table-cell office:value-type="float" office:value="1568.514282" calcext:value-type="float">
            <text:p>1568.514282</text:p>
          </table:table-cell>
          <table:table-cell office:value-type="float" office:value="1573.483643" calcext:value-type="float">
            <text:p>1573.483643</text:p>
          </table:table-cell>
          <table:table-cell table:number-columns-repeated="13"/>
        </table:table-row>
        <table:table-row table:style-name="ro1">
          <table:table-cell office:value-type="float" office:value="156.2" calcext:value-type="float">
            <text:p>156.2</text:p>
          </table:table-cell>
          <table:table-cell office:value-type="float" office:value="1565.977783" calcext:value-type="float">
            <text:p>1565.977783</text:p>
          </table:table-cell>
          <table:table-cell office:value-type="float" office:value="1570.141602" calcext:value-type="float">
            <text:p>1570.141602</text:p>
          </table:table-cell>
          <table:table-cell office:value-type="float" office:value="1565.744385" calcext:value-type="float">
            <text:p>1565.744385</text:p>
          </table:table-cell>
          <table:table-cell office:value-type="float" office:value="1571.49707" calcext:value-type="float">
            <text:p>1571.49707</text:p>
          </table:table-cell>
          <table:table-cell table:number-columns-repeated="13"/>
        </table:table-row>
        <table:table-row table:style-name="ro1">
          <table:table-cell office:value-type="float" office:value="156.4" calcext:value-type="float">
            <text:p>156.4</text:p>
          </table:table-cell>
          <table:table-cell office:value-type="float" office:value="1563.269043" calcext:value-type="float">
            <text:p>1563.269043</text:p>
          </table:table-cell>
          <table:table-cell office:value-type="float" office:value="1574.408081" calcext:value-type="float">
            <text:p>1574.408081</text:p>
          </table:table-cell>
          <table:table-cell office:value-type="float" office:value="1567.100342" calcext:value-type="float">
            <text:p>1567.100342</text:p>
          </table:table-cell>
          <table:table-cell office:value-type="float" office:value="1571.322388" calcext:value-type="float">
            <text:p>1571.322388</text:p>
          </table:table-cell>
          <table:table-cell table:number-columns-repeated="13"/>
        </table:table-row>
        <table:table-row table:style-name="ro1">
          <table:table-cell office:value-type="float" office:value="156.6" calcext:value-type="float">
            <text:p>156.6</text:p>
          </table:table-cell>
          <table:table-cell office:value-type="float" office:value="1566.622681" calcext:value-type="float">
            <text:p>1566.622681</text:p>
          </table:table-cell>
          <table:table-cell office:value-type="float" office:value="1573.459961" calcext:value-type="float">
            <text:p>1573.459961</text:p>
          </table:table-cell>
          <table:table-cell office:value-type="float" office:value="1569.304443" calcext:value-type="float">
            <text:p>1569.304443</text:p>
          </table:table-cell>
          <table:table-cell office:value-type="float" office:value="1572.258667" calcext:value-type="float">
            <text:p>1572.258667</text:p>
          </table:table-cell>
          <table:table-cell table:number-columns-repeated="13"/>
        </table:table-row>
        <table:table-row table:style-name="ro1">
          <table:table-cell office:value-type="float" office:value="156.8" calcext:value-type="float">
            <text:p>156.8</text:p>
          </table:table-cell>
          <table:table-cell office:value-type="float" office:value="1571.259033" calcext:value-type="float">
            <text:p>1571.259033</text:p>
          </table:table-cell>
          <table:table-cell office:value-type="float" office:value="1582.322388" calcext:value-type="float">
            <text:p>1582.322388</text:p>
          </table:table-cell>
          <table:table-cell office:value-type="float" office:value="1555.789673" calcext:value-type="float">
            <text:p>1555.789673</text:p>
          </table:table-cell>
          <table:table-cell office:value-type="float" office:value="1565.492188" calcext:value-type="float">
            <text:p>1565.492188</text:p>
          </table:table-cell>
          <table:table-cell table:number-columns-repeated="13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572.098633" calcext:value-type="float">
            <text:p>1572.098633</text:p>
          </table:table-cell>
          <table:table-cell office:value-type="float" office:value="1618.075928" calcext:value-type="float">
            <text:p>1618.075928</text:p>
          </table:table-cell>
          <table:table-cell office:value-type="float" office:value="1527.213135" calcext:value-type="float">
            <text:p>1527.213135</text:p>
          </table:table-cell>
          <table:table-cell office:value-type="float" office:value="1557.76062" calcext:value-type="float">
            <text:p>1557.76062</text:p>
          </table:table-cell>
          <table:table-cell table:number-columns-repeated="13"/>
        </table:table-row>
        <table:table-row table:style-name="ro1">
          <table:table-cell office:value-type="float" office:value="157.2" calcext:value-type="float">
            <text:p>157.2</text:p>
          </table:table-cell>
          <table:table-cell office:value-type="float" office:value="1570.368164" calcext:value-type="float">
            <text:p>1570.368164</text:p>
          </table:table-cell>
          <table:table-cell office:value-type="float" office:value="1591.988892" calcext:value-type="float">
            <text:p>1591.988892</text:p>
          </table:table-cell>
          <table:table-cell office:value-type="float" office:value="1565.175781" calcext:value-type="float">
            <text:p>1565.175781</text:p>
          </table:table-cell>
          <table:table-cell office:value-type="float" office:value="1599.512817" calcext:value-type="float">
            <text:p>1599.512817</text:p>
          </table:table-cell>
          <table:table-cell table:number-columns-repeated="13"/>
        </table:table-row>
        <table:table-row table:style-name="ro1">
          <table:table-cell office:value-type="float" office:value="157.4" calcext:value-type="float">
            <text:p>157.4</text:p>
          </table:table-cell>
          <table:table-cell office:value-type="float" office:value="1593.383789" calcext:value-type="float">
            <text:p>1593.383789</text:p>
          </table:table-cell>
          <table:table-cell office:value-type="float" office:value="1617.586304" calcext:value-type="float">
            <text:p>1617.586304</text:p>
          </table:table-cell>
          <table:table-cell office:value-type="float" office:value="1591.462524" calcext:value-type="float">
            <text:p>1591.462524</text:p>
          </table:table-cell>
          <table:table-cell office:value-type="float" office:value="1629.844971" calcext:value-type="float">
            <text:p>1629.844971</text:p>
          </table:table-cell>
          <table:table-cell table:number-columns-repeated="13"/>
        </table:table-row>
        <table:table-row table:style-name="ro1">
          <table:table-cell office:value-type="float" office:value="157.6" calcext:value-type="float">
            <text:p>157.6</text:p>
          </table:table-cell>
          <table:table-cell office:value-type="float" office:value="1629.320435" calcext:value-type="float">
            <text:p>1629.320435</text:p>
          </table:table-cell>
          <table:table-cell office:value-type="float" office:value="1657.421509" calcext:value-type="float">
            <text:p>1657.421509</text:p>
          </table:table-cell>
          <table:table-cell office:value-type="float" office:value="1640.947021" calcext:value-type="float">
            <text:p>1640.947021</text:p>
          </table:table-cell>
          <table:table-cell office:value-type="float" office:value="1663.186157" calcext:value-type="float">
            <text:p>1663.186157</text:p>
          </table:table-cell>
          <table:table-cell table:number-columns-repeated="13"/>
        </table:table-row>
        <table:table-row table:style-name="ro1">
          <table:table-cell office:value-type="float" office:value="157.8" calcext:value-type="float">
            <text:p>157.8</text:p>
          </table:table-cell>
          <table:table-cell office:value-type="float" office:value="1684.104126" calcext:value-type="float">
            <text:p>1684.104126</text:p>
          </table:table-cell>
          <table:table-cell office:value-type="float" office:value="1689.556641" calcext:value-type="float">
            <text:p>1689.556641</text:p>
          </table:table-cell>
          <table:table-cell office:value-type="float" office:value="1693.389282" calcext:value-type="float">
            <text:p>1693.389282</text:p>
          </table:table-cell>
          <table:table-cell office:value-type="float" office:value="1691.196167" calcext:value-type="float">
            <text:p>1691.196167</text:p>
          </table:table-cell>
          <table:table-cell table:number-columns-repeated="13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713.806763" calcext:value-type="float">
            <text:p>1713.806763</text:p>
          </table:table-cell>
          <table:table-cell office:value-type="float" office:value="1718.693481" calcext:value-type="float">
            <text:p>1718.693481</text:p>
          </table:table-cell>
          <table:table-cell office:value-type="float" office:value="1729.246704" calcext:value-type="float">
            <text:p>1729.246704</text:p>
          </table:table-cell>
          <table:table-cell office:value-type="float" office:value="1710.468262" calcext:value-type="float">
            <text:p>1710.468262</text:p>
          </table:table-cell>
          <table:table-cell table:number-columns-repeated="13"/>
        </table:table-row>
        <table:table-row table:style-name="ro1">
          <table:table-cell office:value-type="float" office:value="158.2" calcext:value-type="float">
            <text:p>158.2</text:p>
          </table:table-cell>
          <table:table-cell office:value-type="float" office:value="1731.245361" calcext:value-type="float">
            <text:p>1731.245361</text:p>
          </table:table-cell>
          <table:table-cell office:value-type="float" office:value="1772.910889" calcext:value-type="float">
            <text:p>1772.910889</text:p>
          </table:table-cell>
          <table:table-cell office:value-type="float" office:value="1739.662354" calcext:value-type="float">
            <text:p>1739.662354</text:p>
          </table:table-cell>
          <table:table-cell office:value-type="float" office:value="1767.036621" calcext:value-type="float">
            <text:p>1767.036621</text:p>
          </table:table-cell>
          <table:table-cell table:number-columns-repeated="13"/>
        </table:table-row>
        <table:table-row table:style-name="ro1">
          <table:table-cell office:value-type="float" office:value="158.4" calcext:value-type="float">
            <text:p>158.4</text:p>
          </table:table-cell>
          <table:table-cell office:value-type="float" office:value="1734.263672" calcext:value-type="float">
            <text:p>1734.263672</text:p>
          </table:table-cell>
          <table:table-cell office:value-type="float" office:value="1799.414307" calcext:value-type="float">
            <text:p>1799.414307</text:p>
          </table:table-cell>
          <table:table-cell office:value-type="float" office:value="1745.237793" calcext:value-type="float">
            <text:p>1745.237793</text:p>
          </table:table-cell>
          <table:table-cell office:value-type="float" office:value="1788.307129" calcext:value-type="float">
            <text:p>1788.307129</text:p>
          </table:table-cell>
          <table:table-cell table:number-columns-repeated="13"/>
        </table:table-row>
        <table:table-row table:style-name="ro1">
          <table:table-cell office:value-type="float" office:value="158.6" calcext:value-type="float">
            <text:p>158.6</text:p>
          </table:table-cell>
          <table:table-cell office:value-type="float" office:value="1733.960693" calcext:value-type="float">
            <text:p>1733.960693</text:p>
          </table:table-cell>
          <table:table-cell office:value-type="float" office:value="1784.58313" calcext:value-type="float">
            <text:p>1784.58313</text:p>
          </table:table-cell>
          <table:table-cell office:value-type="float" office:value="1739.003052" calcext:value-type="float">
            <text:p>1739.003052</text:p>
          </table:table-cell>
          <table:table-cell office:value-type="float" office:value="1776.709839" calcext:value-type="float">
            <text:p>1776.709839</text:p>
          </table:table-cell>
          <table:table-cell table:number-columns-repeated="13"/>
        </table:table-row>
        <table:table-row table:style-name="ro1">
          <table:table-cell office:value-type="float" office:value="158.8" calcext:value-type="float">
            <text:p>158.8</text:p>
          </table:table-cell>
          <table:table-cell office:value-type="float" office:value="1711.24292" calcext:value-type="float">
            <text:p>1711.24292</text:p>
          </table:table-cell>
          <table:table-cell office:value-type="float" office:value="1824.90332" calcext:value-type="float">
            <text:p>1824.90332</text:p>
          </table:table-cell>
          <table:table-cell office:value-type="float" office:value="1709.824707" calcext:value-type="float">
            <text:p>1709.824707</text:p>
          </table:table-cell>
          <table:table-cell office:value-type="float" office:value="1826.658936" calcext:value-type="float">
            <text:p>1826.658936</text:p>
          </table:table-cell>
          <table:table-cell table:number-columns-repeated="13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708.044312" calcext:value-type="float">
            <text:p>1708.044312</text:p>
          </table:table-cell>
          <table:table-cell office:value-type="float" office:value="1796.251587" calcext:value-type="float">
            <text:p>1796.251587</text:p>
          </table:table-cell>
          <table:table-cell office:value-type="float" office:value="1713.243774" calcext:value-type="float">
            <text:p>1713.243774</text:p>
          </table:table-cell>
          <table:table-cell office:value-type="float" office:value="1807.86084" calcext:value-type="float">
            <text:p>1807.86084</text:p>
          </table:table-cell>
          <table:table-cell table:number-columns-repeated="13"/>
        </table:table-row>
        <table:table-row table:style-name="ro1">
          <table:table-cell office:value-type="float" office:value="159.2" calcext:value-type="float">
            <text:p>159.2</text:p>
          </table:table-cell>
          <table:table-cell office:value-type="float" office:value="1722.09375" calcext:value-type="float">
            <text:p>1722.09375</text:p>
          </table:table-cell>
          <table:table-cell office:value-type="float" office:value="1797.28833" calcext:value-type="float">
            <text:p>1797.28833</text:p>
          </table:table-cell>
          <table:table-cell office:value-type="float" office:value="1734.311035" calcext:value-type="float">
            <text:p>1734.311035</text:p>
          </table:table-cell>
          <table:table-cell office:value-type="float" office:value="1787.798828" calcext:value-type="float">
            <text:p>1787.798828</text:p>
          </table:table-cell>
          <table:table-cell table:number-columns-repeated="13"/>
        </table:table-row>
        <table:table-row table:style-name="ro1">
          <table:table-cell office:value-type="float" office:value="159.4" calcext:value-type="float">
            <text:p>159.4</text:p>
          </table:table-cell>
          <table:table-cell office:value-type="float" office:value="1712.682861" calcext:value-type="float">
            <text:p>1712.682861</text:p>
          </table:table-cell>
          <table:table-cell office:value-type="float" office:value="1772.735474" calcext:value-type="float">
            <text:p>1772.735474</text:p>
          </table:table-cell>
          <table:table-cell office:value-type="float" office:value="1721.18103" calcext:value-type="float">
            <text:p>1721.18103</text:p>
          </table:table-cell>
          <table:table-cell office:value-type="float" office:value="1771.112549" calcext:value-type="float">
            <text:p>1771.112549</text:p>
          </table:table-cell>
          <table:table-cell table:number-columns-repeated="13"/>
        </table:table-row>
        <table:table-row table:style-name="ro1">
          <table:table-cell office:value-type="float" office:value="159.6" calcext:value-type="float">
            <text:p>159.6</text:p>
          </table:table-cell>
          <table:table-cell office:value-type="float" office:value="1675.192139" calcext:value-type="float">
            <text:p>1675.192139</text:p>
          </table:table-cell>
          <table:table-cell office:value-type="float" office:value="1798.052612" calcext:value-type="float">
            <text:p>1798.052612</text:p>
          </table:table-cell>
          <table:table-cell office:value-type="float" office:value="1681.664673" calcext:value-type="float">
            <text:p>1681.664673</text:p>
          </table:table-cell>
          <table:table-cell office:value-type="float" office:value="1803.465088" calcext:value-type="float">
            <text:p>1803.465088</text:p>
          </table:table-cell>
          <table:table-cell table:number-columns-repeated="13"/>
        </table:table-row>
        <table:table-row table:style-name="ro1">
          <table:table-cell office:value-type="float" office:value="159.8" calcext:value-type="float">
            <text:p>159.8</text:p>
          </table:table-cell>
          <table:table-cell office:value-type="float" office:value="1664.708618" calcext:value-type="float">
            <text:p>1664.708618</text:p>
          </table:table-cell>
          <table:table-cell office:value-type="float" office:value="1766.935059" calcext:value-type="float">
            <text:p>1766.935059</text:p>
          </table:table-cell>
          <table:table-cell office:value-type="float" office:value="1673.900024" calcext:value-type="float">
            <text:p>1673.900024</text:p>
          </table:table-cell>
          <table:table-cell office:value-type="float" office:value="1765.998047" calcext:value-type="float">
            <text:p>1765.998047</text:p>
          </table:table-cell>
          <table:table-cell table:number-columns-repeated="13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670.04248" calcext:value-type="float">
            <text:p>1670.04248</text:p>
          </table:table-cell>
          <table:table-cell office:value-type="float" office:value="1749.126221" calcext:value-type="float">
            <text:p>1749.126221</text:p>
          </table:table-cell>
          <table:table-cell office:value-type="float" office:value="1678.008789" calcext:value-type="float">
            <text:p>1678.008789</text:p>
          </table:table-cell>
          <table:table-cell office:value-type="float" office:value="1746.849121" calcext:value-type="float">
            <text:p>1746.849121</text:p>
          </table:table-cell>
          <table:table-cell table:number-columns-repeated="13"/>
        </table:table-row>
        <table:table-row table:style-name="ro1">
          <table:table-cell office:value-type="float" office:value="160.2" calcext:value-type="float">
            <text:p>160.2</text:p>
          </table:table-cell>
          <table:table-cell office:value-type="float" office:value="1648.412354" calcext:value-type="float">
            <text:p>1648.412354</text:p>
          </table:table-cell>
          <table:table-cell office:value-type="float" office:value="1747.068237" calcext:value-type="float">
            <text:p>1747.068237</text:p>
          </table:table-cell>
          <table:table-cell office:value-type="float" office:value="1657.647827" calcext:value-type="float">
            <text:p>1657.647827</text:p>
          </table:table-cell>
          <table:table-cell office:value-type="float" office:value="1741.986572" calcext:value-type="float">
            <text:p>1741.986572</text:p>
          </table:table-cell>
          <table:table-cell table:number-columns-repeated="13"/>
        </table:table-row>
        <table:table-row table:style-name="ro1">
          <table:table-cell office:value-type="float" office:value="160.4" calcext:value-type="float">
            <text:p>160.4</text:p>
          </table:table-cell>
          <table:table-cell office:value-type="float" office:value="1644.307129" calcext:value-type="float">
            <text:p>1644.307129</text:p>
          </table:table-cell>
          <table:table-cell office:value-type="float" office:value="1727.153809" calcext:value-type="float">
            <text:p>1727.153809</text:p>
          </table:table-cell>
          <table:table-cell office:value-type="float" office:value="1652.337158" calcext:value-type="float">
            <text:p>1652.337158</text:p>
          </table:table-cell>
          <table:table-cell office:value-type="float" office:value="1725.738647" calcext:value-type="float">
            <text:p>1725.738647</text:p>
          </table:table-cell>
          <table:table-cell table:number-columns-repeated="13"/>
        </table:table-row>
        <table:table-row table:style-name="ro1">
          <table:table-cell office:value-type="float" office:value="160.6" calcext:value-type="float">
            <text:p>160.6</text:p>
          </table:table-cell>
          <table:table-cell office:value-type="float" office:value="1633.871826" calcext:value-type="float">
            <text:p>1633.871826</text:p>
          </table:table-cell>
          <table:table-cell office:value-type="float" office:value="1718.73645" calcext:value-type="float">
            <text:p>1718.73645</text:p>
          </table:table-cell>
          <table:table-cell office:value-type="float" office:value="1644.344727" calcext:value-type="float">
            <text:p>1644.344727</text:p>
          </table:table-cell>
          <table:table-cell office:value-type="float" office:value="1716.263184" calcext:value-type="float">
            <text:p>1716.263184</text:p>
          </table:table-cell>
          <table:table-cell table:number-columns-repeated="13"/>
        </table:table-row>
        <table:table-row table:style-name="ro1">
          <table:table-cell office:value-type="float" office:value="160.8" calcext:value-type="float">
            <text:p>160.8</text:p>
          </table:table-cell>
          <table:table-cell office:value-type="float" office:value="1628.108154" calcext:value-type="float">
            <text:p>1628.108154</text:p>
          </table:table-cell>
          <table:table-cell office:value-type="float" office:value="1714.577148" calcext:value-type="float">
            <text:p>1714.577148</text:p>
          </table:table-cell>
          <table:table-cell office:value-type="float" office:value="1628.734619" calcext:value-type="float">
            <text:p>1628.734619</text:p>
          </table:table-cell>
          <table:table-cell office:value-type="float" office:value="1707.505493" calcext:value-type="float">
            <text:p>1707.505493</text:p>
          </table:table-cell>
          <table:table-cell table:number-columns-repeated="13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625.949829" calcext:value-type="float">
            <text:p>1625.949829</text:p>
          </table:table-cell>
          <table:table-cell office:value-type="float" office:value="1695.507935" calcext:value-type="float">
            <text:p>1695.507935</text:p>
          </table:table-cell>
          <table:table-cell office:value-type="float" office:value="1632.067383" calcext:value-type="float">
            <text:p>1632.067383</text:p>
          </table:table-cell>
          <table:table-cell office:value-type="float" office:value="1700.184082" calcext:value-type="float">
            <text:p>1700.184082</text:p>
          </table:table-cell>
          <table:table-cell table:number-columns-repeated="13"/>
        </table:table-row>
        <table:table-row table:style-name="ro1">
          <table:table-cell office:value-type="float" office:value="161.2" calcext:value-type="float">
            <text:p>161.2</text:p>
          </table:table-cell>
          <table:table-cell office:value-type="float" office:value="1615.428101" calcext:value-type="float">
            <text:p>1615.428101</text:p>
          </table:table-cell>
          <table:table-cell office:value-type="float" office:value="1689.677246" calcext:value-type="float">
            <text:p>1689.677246</text:p>
          </table:table-cell>
          <table:table-cell office:value-type="float" office:value="1623.805908" calcext:value-type="float">
            <text:p>1623.805908</text:p>
          </table:table-cell>
          <table:table-cell office:value-type="float" office:value="1691.190918" calcext:value-type="float">
            <text:p>1691.190918</text:p>
          </table:table-cell>
          <table:table-cell table:number-columns-repeated="13"/>
        </table:table-row>
        <table:table-row table:style-name="ro1">
          <table:table-cell office:value-type="float" office:value="161.4" calcext:value-type="float">
            <text:p>161.4</text:p>
          </table:table-cell>
          <table:table-cell office:value-type="float" office:value="1610.229614" calcext:value-type="float">
            <text:p>1610.229614</text:p>
          </table:table-cell>
          <table:table-cell office:value-type="float" office:value="1680.530884" calcext:value-type="float">
            <text:p>1680.530884</text:p>
          </table:table-cell>
          <table:table-cell office:value-type="float" office:value="1619.820557" calcext:value-type="float">
            <text:p>1619.820557</text:p>
          </table:table-cell>
          <table:table-cell office:value-type="float" office:value="1676.617188" calcext:value-type="float">
            <text:p>1676.617188</text:p>
          </table:table-cell>
          <table:table-cell table:number-columns-repeated="13"/>
        </table:table-row>
        <table:table-row table:style-name="ro1">
          <table:table-cell office:value-type="float" office:value="161.6" calcext:value-type="float">
            <text:p>161.6</text:p>
          </table:table-cell>
          <table:table-cell office:value-type="float" office:value="1605.44751" calcext:value-type="float">
            <text:p>1605.44751</text:p>
          </table:table-cell>
          <table:table-cell office:value-type="float" office:value="1672.92749" calcext:value-type="float">
            <text:p>1672.92749</text:p>
          </table:table-cell>
          <table:table-cell office:value-type="float" office:value="1614.07373" calcext:value-type="float">
            <text:p>1614.07373</text:p>
          </table:table-cell>
          <table:table-cell office:value-type="float" office:value="1672.214355" calcext:value-type="float">
            <text:p>1672.214355</text:p>
          </table:table-cell>
          <table:table-cell table:number-columns-repeated="13"/>
        </table:table-row>
        <table:table-row table:style-name="ro1">
          <table:table-cell office:value-type="float" office:value="161.8" calcext:value-type="float">
            <text:p>161.8</text:p>
          </table:table-cell>
          <table:table-cell office:value-type="float" office:value="1602.894531" calcext:value-type="float">
            <text:p>1602.894531</text:p>
          </table:table-cell>
          <table:table-cell office:value-type="float" office:value="1662.529907" calcext:value-type="float">
            <text:p>1662.529907</text:p>
          </table:table-cell>
          <table:table-cell office:value-type="float" office:value="1609.755493" calcext:value-type="float">
            <text:p>1609.755493</text:p>
          </table:table-cell>
          <table:table-cell office:value-type="float" office:value="1660.538208" calcext:value-type="float">
            <text:p>1660.538208</text:p>
          </table:table-cell>
          <table:table-cell table:number-columns-repeated="13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596.127441" calcext:value-type="float">
            <text:p>1596.127441</text:p>
          </table:table-cell>
          <table:table-cell office:value-type="float" office:value="1658.906372" calcext:value-type="float">
            <text:p>1658.906372</text:p>
          </table:table-cell>
          <table:table-cell office:value-type="float" office:value="1600.553223" calcext:value-type="float">
            <text:p>1600.553223</text:p>
          </table:table-cell>
          <table:table-cell office:value-type="float" office:value="1653.54834" calcext:value-type="float">
            <text:p>1653.54834</text:p>
          </table:table-cell>
          <table:table-cell table:number-columns-repeated="13"/>
        </table:table-row>
        <table:table-row table:style-name="ro1">
          <table:table-cell office:value-type="float" office:value="162.2" calcext:value-type="float">
            <text:p>162.2</text:p>
          </table:table-cell>
          <table:table-cell office:value-type="float" office:value="1593.431885" calcext:value-type="float">
            <text:p>1593.431885</text:p>
          </table:table-cell>
          <table:table-cell office:value-type="float" office:value="1650.913696" calcext:value-type="float">
            <text:p>1650.913696</text:p>
          </table:table-cell>
          <table:table-cell office:value-type="float" office:value="1599.020874" calcext:value-type="float">
            <text:p>1599.020874</text:p>
          </table:table-cell>
          <table:table-cell office:value-type="float" office:value="1649.338501" calcext:value-type="float">
            <text:p>1649.338501</text:p>
          </table:table-cell>
          <table:table-cell table:number-columns-repeated="13"/>
        </table:table-row>
        <table:table-row table:style-name="ro1">
          <table:table-cell office:value-type="float" office:value="162.4" calcext:value-type="float">
            <text:p>162.4</text:p>
          </table:table-cell>
          <table:table-cell office:value-type="float" office:value="1591.356567" calcext:value-type="float">
            <text:p>1591.356567</text:p>
          </table:table-cell>
          <table:table-cell office:value-type="float" office:value="1641.006348" calcext:value-type="float">
            <text:p>1641.006348</text:p>
          </table:table-cell>
          <table:table-cell office:value-type="float" office:value="1594.822632" calcext:value-type="float">
            <text:p>1594.822632</text:p>
          </table:table-cell>
          <table:table-cell office:value-type="float" office:value="1642.210815" calcext:value-type="float">
            <text:p>1642.210815</text:p>
          </table:table-cell>
          <table:table-cell table:number-columns-repeated="13"/>
        </table:table-row>
        <table:table-row table:style-name="ro1">
          <table:table-cell office:value-type="float" office:value="162.6" calcext:value-type="float">
            <text:p>162.6</text:p>
          </table:table-cell>
          <table:table-cell office:value-type="float" office:value="1584.133789" calcext:value-type="float">
            <text:p>1584.133789</text:p>
          </table:table-cell>
          <table:table-cell office:value-type="float" office:value="1641.42749" calcext:value-type="float">
            <text:p>1641.42749</text:p>
          </table:table-cell>
          <table:table-cell office:value-type="float" office:value="1592.541382" calcext:value-type="float">
            <text:p>1592.541382</text:p>
          </table:table-cell>
          <table:table-cell office:value-type="float" office:value="1633.650391" calcext:value-type="float">
            <text:p>1633.650391</text:p>
          </table:table-cell>
          <table:table-cell table:number-columns-repeated="13"/>
        </table:table-row>
        <table:table-row table:style-name="ro1">
          <table:table-cell office:value-type="float" office:value="162.8" calcext:value-type="float">
            <text:p>162.8</text:p>
          </table:table-cell>
          <table:table-cell office:value-type="float" office:value="1585.539429" calcext:value-type="float">
            <text:p>1585.539429</text:p>
          </table:table-cell>
          <table:table-cell office:value-type="float" office:value="1629.361572" calcext:value-type="float">
            <text:p>1629.361572</text:p>
          </table:table-cell>
          <table:table-cell office:value-type="float" office:value="1585.583984" calcext:value-type="float">
            <text:p>1585.583984</text:p>
          </table:table-cell>
          <table:table-cell office:value-type="float" office:value="1631.494141" calcext:value-type="float">
            <text:p>1631.494141</text:p>
          </table:table-cell>
          <table:table-cell table:number-columns-repeated="13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585.063721" calcext:value-type="float">
            <text:p>1585.063721</text:p>
          </table:table-cell>
          <table:table-cell office:value-type="float" office:value="1625.031616" calcext:value-type="float">
            <text:p>1625.031616</text:p>
          </table:table-cell>
          <table:table-cell office:value-type="float" office:value="1589.174561" calcext:value-type="float">
            <text:p>1589.174561</text:p>
          </table:table-cell>
          <table:table-cell office:value-type="float" office:value="1624.525269" calcext:value-type="float">
            <text:p>1624.525269</text:p>
          </table:table-cell>
          <table:table-cell table:number-columns-repeated="13"/>
        </table:table-row>
        <table:table-row table:style-name="ro1">
          <table:table-cell office:value-type="float" office:value="163.2" calcext:value-type="float">
            <text:p>163.2</text:p>
          </table:table-cell>
          <table:table-cell office:value-type="float" office:value="1579.040894" calcext:value-type="float">
            <text:p>1579.040894</text:p>
          </table:table-cell>
          <table:table-cell office:value-type="float" office:value="1621.381958" calcext:value-type="float">
            <text:p>1621.381958</text:p>
          </table:table-cell>
          <table:table-cell office:value-type="float" office:value="1584.578369" calcext:value-type="float">
            <text:p>1584.578369</text:p>
          </table:table-cell>
          <table:table-cell office:value-type="float" office:value="1618.559204" calcext:value-type="float">
            <text:p>1618.559204</text:p>
          </table:table-cell>
          <table:table-cell table:number-columns-repeated="13"/>
        </table:table-row>
        <table:table-row table:style-name="ro1">
          <table:table-cell office:value-type="float" office:value="163.4" calcext:value-type="float">
            <text:p>163.4</text:p>
          </table:table-cell>
          <table:table-cell office:value-type="float" office:value="1576.886597" calcext:value-type="float">
            <text:p>1576.886597</text:p>
          </table:table-cell>
          <table:table-cell office:value-type="float" office:value="1615.510742" calcext:value-type="float">
            <text:p>1615.510742</text:p>
          </table:table-cell>
          <table:table-cell office:value-type="float" office:value="1580.755127" calcext:value-type="float">
            <text:p>1580.755127</text:p>
          </table:table-cell>
          <table:table-cell office:value-type="float" office:value="1617.025635" calcext:value-type="float">
            <text:p>1617.025635</text:p>
          </table:table-cell>
          <table:table-cell table:number-columns-repeated="13"/>
        </table:table-row>
        <table:table-row table:style-name="ro1">
          <table:table-cell office:value-type="float" office:value="163.6" calcext:value-type="float">
            <text:p>163.6</text:p>
          </table:table-cell>
          <table:table-cell office:value-type="float" office:value="1579.775391" calcext:value-type="float">
            <text:p>1579.775391</text:p>
          </table:table-cell>
          <table:table-cell office:value-type="float" office:value="1607.478516" calcext:value-type="float">
            <text:p>1607.478516</text:p>
          </table:table-cell>
          <table:table-cell office:value-type="float" office:value="1583.623535" calcext:value-type="float">
            <text:p>1583.623535</text:p>
          </table:table-cell>
          <table:table-cell office:value-type="float" office:value="1609.046509" calcext:value-type="float">
            <text:p>1609.046509</text:p>
          </table:table-cell>
          <table:table-cell table:number-columns-repeated="13"/>
        </table:table-row>
        <table:table-row table:style-name="ro1">
          <table:table-cell office:value-type="float" office:value="163.8" calcext:value-type="float">
            <text:p>163.8</text:p>
          </table:table-cell>
          <table:table-cell office:value-type="float" office:value="1573.04126" calcext:value-type="float">
            <text:p>1573.04126</text:p>
          </table:table-cell>
          <table:table-cell office:value-type="float" office:value="1609.393921" calcext:value-type="float">
            <text:p>1609.393921</text:p>
          </table:table-cell>
          <table:table-cell office:value-type="float" office:value="1577.469971" calcext:value-type="float">
            <text:p>1577.469971</text:p>
          </table:table-cell>
          <table:table-cell office:value-type="float" office:value="1607.528076" calcext:value-type="float">
            <text:p>1607.528076</text:p>
          </table:table-cell>
          <table:table-cell table:number-columns-repeated="13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573.480103" calcext:value-type="float">
            <text:p>1573.480103</text:p>
          </table:table-cell>
          <table:table-cell office:value-type="float" office:value="1604.378662" calcext:value-type="float">
            <text:p>1604.378662</text:p>
          </table:table-cell>
          <table:table-cell office:value-type="float" office:value="1577.46875" calcext:value-type="float">
            <text:p>1577.46875</text:p>
          </table:table-cell>
          <table:table-cell office:value-type="float" office:value="1602.94812" calcext:value-type="float">
            <text:p>1602.94812</text:p>
          </table:table-cell>
          <table:table-cell table:number-columns-repeated="13"/>
        </table:table-row>
        <table:table-row table:style-name="ro1">
          <table:table-cell office:value-type="float" office:value="164.2" calcext:value-type="float">
            <text:p>164.2</text:p>
          </table:table-cell>
          <table:table-cell office:value-type="float" office:value="1569.798584" calcext:value-type="float">
            <text:p>1569.798584</text:p>
          </table:table-cell>
          <table:table-cell office:value-type="float" office:value="1600.760376" calcext:value-type="float">
            <text:p>1600.760376</text:p>
          </table:table-cell>
          <table:table-cell office:value-type="float" office:value="1575.106201" calcext:value-type="float">
            <text:p>1575.106201</text:p>
          </table:table-cell>
          <table:table-cell office:value-type="float" office:value="1603.474854" calcext:value-type="float">
            <text:p>1603.474854</text:p>
          </table:table-cell>
          <table:table-cell table:number-columns-repeated="13"/>
        </table:table-row>
        <table:table-row table:style-name="ro1">
          <table:table-cell office:value-type="float" office:value="164.4" calcext:value-type="float">
            <text:p>164.4</text:p>
          </table:table-cell>
          <table:table-cell office:value-type="float" office:value="1572.007202" calcext:value-type="float">
            <text:p>1572.007202</text:p>
          </table:table-cell>
          <table:table-cell office:value-type="float" office:value="1593.457153" calcext:value-type="float">
            <text:p>1593.457153</text:p>
          </table:table-cell>
          <table:table-cell office:value-type="float" office:value="1572.384521" calcext:value-type="float">
            <text:p>1572.384521</text:p>
          </table:table-cell>
          <table:table-cell office:value-type="float" office:value="1598.365234" calcext:value-type="float">
            <text:p>1598.365234</text:p>
          </table:table-cell>
          <table:table-cell table:number-columns-repeated="13"/>
        </table:table-row>
        <table:table-row table:style-name="ro1">
          <table:table-cell office:value-type="float" office:value="164.6" calcext:value-type="float">
            <text:p>164.6</text:p>
          </table:table-cell>
          <table:table-cell office:value-type="float" office:value="1570.715942" calcext:value-type="float">
            <text:p>1570.715942</text:p>
          </table:table-cell>
          <table:table-cell office:value-type="float" office:value="1593.838257" calcext:value-type="float">
            <text:p>1593.838257</text:p>
          </table:table-cell>
          <table:table-cell office:value-type="float" office:value="1575.493286" calcext:value-type="float">
            <text:p>1575.493286</text:p>
          </table:table-cell>
          <table:table-cell office:value-type="float" office:value="1595.397339" calcext:value-type="float">
            <text:p>1595.397339</text:p>
          </table:table-cell>
          <table:table-cell table:number-columns-repeated="13"/>
        </table:table-row>
        <table:table-row table:style-name="ro1">
          <table:table-cell office:value-type="float" office:value="164.8" calcext:value-type="float">
            <text:p>164.8</text:p>
          </table:table-cell>
          <table:table-cell office:value-type="float" office:value="1570.005005" calcext:value-type="float">
            <text:p>1570.005005</text:p>
          </table:table-cell>
          <table:table-cell office:value-type="float" office:value="1591.92627" calcext:value-type="float">
            <text:p>1591.92627</text:p>
          </table:table-cell>
          <table:table-cell office:value-type="float" office:value="1575.388184" calcext:value-type="float">
            <text:p>1575.388184</text:p>
          </table:table-cell>
          <table:table-cell office:value-type="float" office:value="1589.549438" calcext:value-type="float">
            <text:p>1589.549438</text:p>
          </table:table-cell>
          <table:table-cell table:number-columns-repeated="13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570.583374" calcext:value-type="float">
            <text:p>1570.583374</text:p>
          </table:table-cell>
          <table:table-cell office:value-type="float" office:value="1588.239014" calcext:value-type="float">
            <text:p>1588.239014</text:p>
          </table:table-cell>
          <table:table-cell office:value-type="float" office:value="1571.386719" calcext:value-type="float">
            <text:p>1571.386719</text:p>
          </table:table-cell>
          <table:table-cell office:value-type="float" office:value="1591.148315" calcext:value-type="float">
            <text:p>1591.148315</text:p>
          </table:table-cell>
          <table:table-cell table:number-columns-repeated="13"/>
        </table:table-row>
        <table:table-row table:style-name="ro1">
          <table:table-cell office:value-type="float" office:value="165.2" calcext:value-type="float">
            <text:p>165.2</text:p>
          </table:table-cell>
          <table:table-cell office:value-type="float" office:value="1569.636475" calcext:value-type="float">
            <text:p>1569.636475</text:p>
          </table:table-cell>
          <table:table-cell office:value-type="float" office:value="1589.304443" calcext:value-type="float">
            <text:p>1589.304443</text:p>
          </table:table-cell>
          <table:table-cell office:value-type="float" office:value="1572.460571" calcext:value-type="float">
            <text:p>1572.460571</text:p>
          </table:table-cell>
          <table:table-cell office:value-type="float" office:value="1588.43103" calcext:value-type="float">
            <text:p>1588.43103</text:p>
          </table:table-cell>
          <table:table-cell table:number-columns-repeated="13"/>
        </table:table-row>
        <table:table-row table:style-name="ro1">
          <table:table-cell office:value-type="float" office:value="165.4" calcext:value-type="float">
            <text:p>165.4</text:p>
          </table:table-cell>
          <table:table-cell office:value-type="float" office:value="1566.039185" calcext:value-type="float">
            <text:p>1566.039185</text:p>
          </table:table-cell>
          <table:table-cell office:value-type="float" office:value="1584.488037" calcext:value-type="float">
            <text:p>1584.488037</text:p>
          </table:table-cell>
          <table:table-cell office:value-type="float" office:value="1571.44873" calcext:value-type="float">
            <text:p>1571.44873</text:p>
          </table:table-cell>
          <table:table-cell office:value-type="float" office:value="1584.567139" calcext:value-type="float">
            <text:p>1584.567139</text:p>
          </table:table-cell>
          <table:table-cell table:number-columns-repeated="13"/>
        </table:table-row>
        <table:table-row table:style-name="ro1">
          <table:table-cell office:value-type="float" office:value="165.6" calcext:value-type="float">
            <text:p>165.6</text:p>
          </table:table-cell>
          <table:table-cell office:value-type="float" office:value="1569.361328" calcext:value-type="float">
            <text:p>1569.361328</text:p>
          </table:table-cell>
          <table:table-cell office:value-type="float" office:value="1581.868408" calcext:value-type="float">
            <text:p>1581.868408</text:p>
          </table:table-cell>
          <table:table-cell office:value-type="float" office:value="1572.11499" calcext:value-type="float">
            <text:p>1572.11499</text:p>
          </table:table-cell>
          <table:table-cell office:value-type="float" office:value="1587.265869" calcext:value-type="float">
            <text:p>1587.265869</text:p>
          </table:table-cell>
          <table:table-cell table:number-columns-repeated="13"/>
        </table:table-row>
        <table:table-row table:style-name="ro1">
          <table:table-cell office:value-type="float" office:value="165.8" calcext:value-type="float">
            <text:p>165.8</text:p>
          </table:table-cell>
          <table:table-cell office:value-type="float" office:value="1568.490234" calcext:value-type="float">
            <text:p>1568.490234</text:p>
          </table:table-cell>
          <table:table-cell office:value-type="float" office:value="1584.321899" calcext:value-type="float">
            <text:p>1584.321899</text:p>
          </table:table-cell>
          <table:table-cell office:value-type="float" office:value="1564.646973" calcext:value-type="float">
            <text:p>1564.646973</text:p>
          </table:table-cell>
          <table:table-cell office:value-type="float" office:value="1582.567993" calcext:value-type="float">
            <text:p>1582.567993</text:p>
          </table:table-cell>
          <table:table-cell table:number-columns-repeated="13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570.979614" calcext:value-type="float">
            <text:p>1570.979614</text:p>
          </table:table-cell>
          <table:table-cell office:value-type="float" office:value="1580.973755" calcext:value-type="float">
            <text:p>1580.973755</text:p>
          </table:table-cell>
          <table:table-cell office:value-type="float" office:value="1571.393799" calcext:value-type="float">
            <text:p>1571.393799</text:p>
          </table:table-cell>
          <table:table-cell office:value-type="float" office:value="1578.828735" calcext:value-type="float">
            <text:p>1578.828735</text:p>
          </table:table-cell>
          <table:table-cell table:number-columns-repeated="13"/>
        </table:table-row>
        <table:table-row table:style-name="ro1">
          <table:table-cell office:value-type="float" office:value="166.2" calcext:value-type="float">
            <text:p>166.2</text:p>
          </table:table-cell>
          <table:table-cell office:value-type="float" office:value="1564.396484" calcext:value-type="float">
            <text:p>1564.396484</text:p>
          </table:table-cell>
          <table:table-cell office:value-type="float" office:value="1583.69104" calcext:value-type="float">
            <text:p>1583.69104</text:p>
          </table:table-cell>
          <table:table-cell office:value-type="float" office:value="1566.961304" calcext:value-type="float">
            <text:p>1566.961304</text:p>
          </table:table-cell>
          <table:table-cell office:value-type="float" office:value="1578.58374" calcext:value-type="float">
            <text:p>1578.58374</text:p>
          </table:table-cell>
          <table:table-cell table:number-columns-repeated="13"/>
        </table:table-row>
        <table:table-row table:style-name="ro1">
          <table:table-cell office:value-type="float" office:value="166.4" calcext:value-type="float">
            <text:p>166.4</text:p>
          </table:table-cell>
          <table:table-cell office:value-type="float" office:value="1563.73584" calcext:value-type="float">
            <text:p>1563.73584</text:p>
          </table:table-cell>
          <table:table-cell office:value-type="float" office:value="1582.22168" calcext:value-type="float">
            <text:p>1582.22168</text:p>
          </table:table-cell>
          <table:table-cell office:value-type="float" office:value="1566.632446" calcext:value-type="float">
            <text:p>1566.632446</text:p>
          </table:table-cell>
          <table:table-cell office:value-type="float" office:value="1580.225342" calcext:value-type="float">
            <text:p>1580.225342</text:p>
          </table:table-cell>
          <table:table-cell table:number-columns-repeated="13"/>
        </table:table-row>
        <table:table-row table:style-name="ro1">
          <table:table-cell office:value-type="float" office:value="166.6" calcext:value-type="float">
            <text:p>166.6</text:p>
          </table:table-cell>
          <table:table-cell office:value-type="float" office:value="1564.653564" calcext:value-type="float">
            <text:p>1564.653564</text:p>
          </table:table-cell>
          <table:table-cell office:value-type="float" office:value="1576.978638" calcext:value-type="float">
            <text:p>1576.978638</text:p>
          </table:table-cell>
          <table:table-cell office:value-type="float" office:value="1565.446899" calcext:value-type="float">
            <text:p>1565.446899</text:p>
          </table:table-cell>
          <table:table-cell office:value-type="float" office:value="1575.236816" calcext:value-type="float">
            <text:p>1575.236816</text:p>
          </table:table-cell>
          <table:table-cell table:number-columns-repeated="13"/>
        </table:table-row>
        <table:table-row table:style-name="ro1">
          <table:table-cell office:value-type="float" office:value="166.8" calcext:value-type="float">
            <text:p>166.8</text:p>
          </table:table-cell>
          <table:table-cell office:value-type="float" office:value="1562.980957" calcext:value-type="float">
            <text:p>1562.980957</text:p>
          </table:table-cell>
          <table:table-cell office:value-type="float" office:value="1579.299194" calcext:value-type="float">
            <text:p>1579.299194</text:p>
          </table:table-cell>
          <table:table-cell office:value-type="float" office:value="1566.069458" calcext:value-type="float">
            <text:p>1566.069458</text:p>
          </table:table-cell>
          <table:table-cell office:value-type="float" office:value="1574.818604" calcext:value-type="float">
            <text:p>1574.818604</text:p>
          </table:table-cell>
          <table:table-cell table:number-columns-repeated="13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563.017334" calcext:value-type="float">
            <text:p>1563.017334</text:p>
          </table:table-cell>
          <table:table-cell office:value-type="float" office:value="1574.969116" calcext:value-type="float">
            <text:p>1574.969116</text:p>
          </table:table-cell>
          <table:table-cell office:value-type="float" office:value="1567.817871" calcext:value-type="float">
            <text:p>1567.817871</text:p>
          </table:table-cell>
          <table:table-cell office:value-type="float" office:value="1571.671387" calcext:value-type="float">
            <text:p>1571.671387</text:p>
          </table:table-cell>
          <table:table-cell table:number-columns-repeated="13"/>
        </table:table-row>
        <table:table-row table:style-name="ro1">
          <table:table-cell office:value-type="float" office:value="167.2" calcext:value-type="float">
            <text:p>167.2</text:p>
          </table:table-cell>
          <table:table-cell office:value-type="float" office:value="1565.657593" calcext:value-type="float">
            <text:p>1565.657593</text:p>
          </table:table-cell>
          <table:table-cell office:value-type="float" office:value="1576.351685" calcext:value-type="float">
            <text:p>1576.351685</text:p>
          </table:table-cell>
          <table:table-cell office:value-type="float" office:value="1566.633423" calcext:value-type="float">
            <text:p>1566.633423</text:p>
          </table:table-cell>
          <table:table-cell office:value-type="float" office:value="1575.169922" calcext:value-type="float">
            <text:p>1575.169922</text:p>
          </table:table-cell>
          <table:table-cell table:number-columns-repeated="13"/>
        </table:table-row>
        <table:table-row table:style-name="ro1">
          <table:table-cell office:value-type="float" office:value="167.4" calcext:value-type="float">
            <text:p>167.4</text:p>
          </table:table-cell>
          <table:table-cell office:value-type="float" office:value="1566.417358" calcext:value-type="float">
            <text:p>1566.417358</text:p>
          </table:table-cell>
          <table:table-cell office:value-type="float" office:value="1574.255859" calcext:value-type="float">
            <text:p>1574.255859</text:p>
          </table:table-cell>
          <table:table-cell office:value-type="float" office:value="1566.62561" calcext:value-type="float">
            <text:p>1566.62561</text:p>
          </table:table-cell>
          <table:table-cell office:value-type="float" office:value="1575.445801" calcext:value-type="float">
            <text:p>1575.445801</text:p>
          </table:table-cell>
          <table:table-cell table:number-columns-repeated="13"/>
        </table:table-row>
        <table:table-row table:style-name="ro1">
          <table:table-cell office:value-type="float" office:value="167.6" calcext:value-type="float">
            <text:p>167.6</text:p>
          </table:table-cell>
          <table:table-cell office:value-type="float" office:value="1565.413208" calcext:value-type="float">
            <text:p>1565.413208</text:p>
          </table:table-cell>
          <table:table-cell office:value-type="float" office:value="1572.037842" calcext:value-type="float">
            <text:p>1572.037842</text:p>
          </table:table-cell>
          <table:table-cell office:value-type="float" office:value="1566.631958" calcext:value-type="float">
            <text:p>1566.631958</text:p>
          </table:table-cell>
          <table:table-cell office:value-type="float" office:value="1574.722778" calcext:value-type="float">
            <text:p>1574.722778</text:p>
          </table:table-cell>
          <table:table-cell table:number-columns-repeated="13"/>
        </table:table-row>
        <table:table-row table:style-name="ro1">
          <table:table-cell office:value-type="float" office:value="167.8" calcext:value-type="float">
            <text:p>167.8</text:p>
          </table:table-cell>
          <table:table-cell office:value-type="float" office:value="1563.356323" calcext:value-type="float">
            <text:p>1563.356323</text:p>
          </table:table-cell>
          <table:table-cell office:value-type="float" office:value="1574.479492" calcext:value-type="float">
            <text:p>1574.479492</text:p>
          </table:table-cell>
          <table:table-cell office:value-type="float" office:value="1566.629517" calcext:value-type="float">
            <text:p>1566.629517</text:p>
          </table:table-cell>
          <table:table-cell office:value-type="float" office:value="1571.323975" calcext:value-type="float">
            <text:p>1571.323975</text:p>
          </table:table-cell>
          <table:table-cell table:number-columns-repeated="13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562.987305" calcext:value-type="float">
            <text:p>1562.987305</text:p>
          </table:table-cell>
          <table:table-cell office:value-type="float" office:value="1571.995361" calcext:value-type="float">
            <text:p>1571.995361</text:p>
          </table:table-cell>
          <table:table-cell office:value-type="float" office:value="1564.253174" calcext:value-type="float">
            <text:p>1564.253174</text:p>
          </table:table-cell>
          <table:table-cell office:value-type="float" office:value="1572.457397" calcext:value-type="float">
            <text:p>1572.457397</text:p>
          </table:table-cell>
          <table:table-cell table:number-columns-repeated="13"/>
        </table:table-row>
        <table:table-row table:style-name="ro1">
          <table:table-cell office:value-type="float" office:value="168.2" calcext:value-type="float">
            <text:p>168.2</text:p>
          </table:table-cell>
          <table:table-cell office:value-type="float" office:value="1564.457886" calcext:value-type="float">
            <text:p>1564.457886</text:p>
          </table:table-cell>
          <table:table-cell office:value-type="float" office:value="1571.227051" calcext:value-type="float">
            <text:p>1571.227051</text:p>
          </table:table-cell>
          <table:table-cell office:value-type="float" office:value="1564.250122" calcext:value-type="float">
            <text:p>1564.250122</text:p>
          </table:table-cell>
          <table:table-cell office:value-type="float" office:value="1571.353882" calcext:value-type="float">
            <text:p>1571.353882</text:p>
          </table:table-cell>
          <table:table-cell table:number-columns-repeated="13"/>
        </table:table-row>
        <table:table-row table:style-name="ro1">
          <table:table-cell office:value-type="float" office:value="168.4" calcext:value-type="float">
            <text:p>168.4</text:p>
          </table:table-cell>
          <table:table-cell office:value-type="float" office:value="1561.645264" calcext:value-type="float">
            <text:p>1561.645264</text:p>
          </table:table-cell>
          <table:table-cell office:value-type="float" office:value="1570.876953" calcext:value-type="float">
            <text:p>1570.876953</text:p>
          </table:table-cell>
          <table:table-cell office:value-type="float" office:value="1564.013794" calcext:value-type="float">
            <text:p>1564.013794</text:p>
          </table:table-cell>
          <table:table-cell office:value-type="float" office:value="1568.961304" calcext:value-type="float">
            <text:p>1568.961304</text:p>
          </table:table-cell>
          <table:table-cell table:number-columns-repeated="13"/>
        </table:table-row>
        <table:table-row table:style-name="ro1">
          <table:table-cell office:value-type="float" office:value="168.6" calcext:value-type="float">
            <text:p>168.6</text:p>
          </table:table-cell>
          <table:table-cell office:value-type="float" office:value="1563.572388" calcext:value-type="float">
            <text:p>1563.572388</text:p>
          </table:table-cell>
          <table:table-cell office:value-type="float" office:value="1570.111572" calcext:value-type="float">
            <text:p>1570.111572</text:p>
          </table:table-cell>
          <table:table-cell office:value-type="float" office:value="1565.355713" calcext:value-type="float">
            <text:p>1565.355713</text:p>
          </table:table-cell>
          <table:table-cell office:value-type="float" office:value="1570.673706" calcext:value-type="float">
            <text:p>1570.673706</text:p>
          </table:table-cell>
          <table:table-cell table:number-columns-repeated="13"/>
        </table:table-row>
        <table:table-row table:style-name="ro1">
          <table:table-cell office:value-type="float" office:value="168.8" calcext:value-type="float">
            <text:p>168.8</text:p>
          </table:table-cell>
          <table:table-cell office:value-type="float" office:value="1588.648315" calcext:value-type="float">
            <text:p>1588.648315</text:p>
          </table:table-cell>
          <table:table-cell office:value-type="float" office:value="1602.420044" calcext:value-type="float">
            <text:p>1602.420044</text:p>
          </table:table-cell>
          <table:table-cell office:value-type="float" office:value="1550.483032" calcext:value-type="float">
            <text:p>1550.483032</text:p>
          </table:table-cell>
          <table:table-cell office:value-type="float" office:value="1527.351074" calcext:value-type="float">
            <text:p>1527.351074</text:p>
          </table:table-cell>
          <table:table-cell table:number-columns-repeated="13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595.520996" calcext:value-type="float">
            <text:p>1595.520996</text:p>
          </table:table-cell>
          <table:table-cell office:value-type="float" office:value="1619.931396" calcext:value-type="float">
            <text:p>1619.931396</text:p>
          </table:table-cell>
          <table:table-cell office:value-type="float" office:value="1525.434326" calcext:value-type="float">
            <text:p>1525.434326</text:p>
          </table:table-cell>
          <table:table-cell office:value-type="float" office:value="1521.59082" calcext:value-type="float">
            <text:p>1521.59082</text:p>
          </table:table-cell>
          <table:table-cell table:number-columns-repeated="13"/>
        </table:table-row>
        <table:table-row table:style-name="ro1">
          <table:table-cell office:value-type="float" office:value="169.2" calcext:value-type="float">
            <text:p>169.2</text:p>
          </table:table-cell>
          <table:table-cell office:value-type="float" office:value="1607.924194" calcext:value-type="float">
            <text:p>1607.924194</text:p>
          </table:table-cell>
          <table:table-cell office:value-type="float" office:value="1629.368042" calcext:value-type="float">
            <text:p>1629.368042</text:p>
          </table:table-cell>
          <table:table-cell office:value-type="float" office:value="1520.14624" calcext:value-type="float">
            <text:p>1520.14624</text:p>
          </table:table-cell>
          <table:table-cell office:value-type="float" office:value="1533.509399" calcext:value-type="float">
            <text:p>1533.509399</text:p>
          </table:table-cell>
          <table:table-cell table:number-columns-repeated="13"/>
        </table:table-row>
        <table:table-row table:style-name="ro1">
          <table:table-cell office:value-type="float" office:value="169.4" calcext:value-type="float">
            <text:p>169.4</text:p>
          </table:table-cell>
          <table:table-cell office:value-type="float" office:value="1627.553711" calcext:value-type="float">
            <text:p>1627.553711</text:p>
          </table:table-cell>
          <table:table-cell office:value-type="float" office:value="1622.498901" calcext:value-type="float">
            <text:p>1622.498901</text:p>
          </table:table-cell>
          <table:table-cell office:value-type="float" office:value="1535.637451" calcext:value-type="float">
            <text:p>1535.637451</text:p>
          </table:table-cell>
          <table:table-cell office:value-type="float" office:value="1540.376221" calcext:value-type="float">
            <text:p>1540.376221</text:p>
          </table:table-cell>
          <table:table-cell table:number-columns-repeated="13"/>
        </table:table-row>
        <table:table-row table:style-name="ro1">
          <table:table-cell office:value-type="float" office:value="169.6" calcext:value-type="float">
            <text:p>169.6</text:p>
          </table:table-cell>
          <table:table-cell office:value-type="float" office:value="1627.196289" calcext:value-type="float">
            <text:p>1627.196289</text:p>
          </table:table-cell>
          <table:table-cell office:value-type="float" office:value="1654.212646" calcext:value-type="float">
            <text:p>1654.212646</text:p>
          </table:table-cell>
          <table:table-cell office:value-type="float" office:value="1562.823853" calcext:value-type="float">
            <text:p>1562.823853</text:p>
          </table:table-cell>
          <table:table-cell office:value-type="float" office:value="1554.234863" calcext:value-type="float">
            <text:p>1554.234863</text:p>
          </table:table-cell>
          <table:table-cell table:number-columns-repeated="13"/>
        </table:table-row>
        <table:table-row table:style-name="ro1">
          <table:table-cell office:value-type="float" office:value="169.8" calcext:value-type="float">
            <text:p>169.8</text:p>
          </table:table-cell>
          <table:table-cell office:value-type="float" office:value="1628.54187" calcext:value-type="float">
            <text:p>1628.54187</text:p>
          </table:table-cell>
          <table:table-cell office:value-type="float" office:value="1672.562988" calcext:value-type="float">
            <text:p>1672.562988</text:p>
          </table:table-cell>
          <table:table-cell office:value-type="float" office:value="1579.317383" calcext:value-type="float">
            <text:p>1579.317383</text:p>
          </table:table-cell>
          <table:table-cell office:value-type="float" office:value="1568.304688" calcext:value-type="float">
            <text:p>1568.304688</text:p>
          </table:table-cell>
          <table:table-cell table:number-columns-repeated="13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642.179199" calcext:value-type="float">
            <text:p>1642.179199</text:p>
          </table:table-cell>
          <table:table-cell office:value-type="float" office:value="1671.018555" calcext:value-type="float">
            <text:p>1671.018555</text:p>
          </table:table-cell>
          <table:table-cell office:value-type="float" office:value="1591.858276" calcext:value-type="float">
            <text:p>1591.858276</text:p>
          </table:table-cell>
          <table:table-cell office:value-type="float" office:value="1580.503174" calcext:value-type="float">
            <text:p>1580.503174</text:p>
          </table:table-cell>
          <table:table-cell table:number-columns-repeated="13"/>
        </table:table-row>
        <table:table-row table:style-name="ro1">
          <table:table-cell office:value-type="float" office:value="170.2" calcext:value-type="float">
            <text:p>170.2</text:p>
          </table:table-cell>
          <table:table-cell office:value-type="float" office:value="1638.486328" calcext:value-type="float">
            <text:p>1638.486328</text:p>
          </table:table-cell>
          <table:table-cell office:value-type="float" office:value="1686.182861" calcext:value-type="float">
            <text:p>1686.182861</text:p>
          </table:table-cell>
          <table:table-cell office:value-type="float" office:value="1603.512939" calcext:value-type="float">
            <text:p>1603.512939</text:p>
          </table:table-cell>
          <table:table-cell office:value-type="float" office:value="1602.656616" calcext:value-type="float">
            <text:p>1602.656616</text:p>
          </table:table-cell>
          <table:table-cell table:number-columns-repeated="13"/>
        </table:table-row>
        <table:table-row table:style-name="ro1">
          <table:table-cell office:value-type="float" office:value="170.4" calcext:value-type="float">
            <text:p>170.4</text:p>
          </table:table-cell>
          <table:table-cell office:value-type="float" office:value="1652.368774" calcext:value-type="float">
            <text:p>1652.368774</text:p>
          </table:table-cell>
          <table:table-cell office:value-type="float" office:value="1712.133667" calcext:value-type="float">
            <text:p>1712.133667</text:p>
          </table:table-cell>
          <table:table-cell office:value-type="float" office:value="1623.614624" calcext:value-type="float">
            <text:p>1623.614624</text:p>
          </table:table-cell>
          <table:table-cell office:value-type="float" office:value="1633.649292" calcext:value-type="float">
            <text:p>1633.649292</text:p>
          </table:table-cell>
          <table:table-cell table:number-columns-repeated="13"/>
        </table:table-row>
        <table:table-row table:style-name="ro1">
          <table:table-cell office:value-type="float" office:value="170.6" calcext:value-type="float">
            <text:p>170.6</text:p>
          </table:table-cell>
          <table:table-cell office:value-type="float" office:value="1665.759888" calcext:value-type="float">
            <text:p>1665.759888</text:p>
          </table:table-cell>
          <table:table-cell office:value-type="float" office:value="1707.472656" calcext:value-type="float">
            <text:p>1707.472656</text:p>
          </table:table-cell>
          <table:table-cell office:value-type="float" office:value="1644.142212" calcext:value-type="float">
            <text:p>1644.142212</text:p>
          </table:table-cell>
          <table:table-cell office:value-type="float" office:value="1646.846558" calcext:value-type="float">
            <text:p>1646.846558</text:p>
          </table:table-cell>
          <table:table-cell table:number-columns-repeated="13"/>
        </table:table-row>
        <table:table-row table:style-name="ro1">
          <table:table-cell office:value-type="float" office:value="170.8" calcext:value-type="float">
            <text:p>170.8</text:p>
          </table:table-cell>
          <table:table-cell office:value-type="float" office:value="1680.625732" calcext:value-type="float">
            <text:p>1680.625732</text:p>
          </table:table-cell>
          <table:table-cell office:value-type="float" office:value="1757.357422" calcext:value-type="float">
            <text:p>1757.357422</text:p>
          </table:table-cell>
          <table:table-cell office:value-type="float" office:value="1656.157593" calcext:value-type="float">
            <text:p>1656.157593</text:p>
          </table:table-cell>
          <table:table-cell office:value-type="float" office:value="1689.652222" calcext:value-type="float">
            <text:p>1689.652222</text:p>
          </table:table-cell>
          <table:table-cell table:number-columns-repeated="13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671.053589" calcext:value-type="float">
            <text:p>1671.053589</text:p>
          </table:table-cell>
          <table:table-cell office:value-type="float" office:value="1728.75415" calcext:value-type="float">
            <text:p>1728.75415</text:p>
          </table:table-cell>
          <table:table-cell office:value-type="float" office:value="1704.680664" calcext:value-type="float">
            <text:p>1704.680664</text:p>
          </table:table-cell>
          <table:table-cell office:value-type="float" office:value="1726.806396" calcext:value-type="float">
            <text:p>1726.806396</text:p>
          </table:table-cell>
          <table:table-cell table:number-columns-repeated="13"/>
        </table:table-row>
        <table:table-row table:style-name="ro1">
          <table:table-cell office:value-type="float" office:value="171.2" calcext:value-type="float">
            <text:p>171.2</text:p>
          </table:table-cell>
          <table:table-cell office:value-type="float" office:value="1687.016235" calcext:value-type="float">
            <text:p>1687.016235</text:p>
          </table:table-cell>
          <table:table-cell office:value-type="float" office:value="1739.281494" calcext:value-type="float">
            <text:p>1739.281494</text:p>
          </table:table-cell>
          <table:table-cell office:value-type="float" office:value="1709.291748" calcext:value-type="float">
            <text:p>1709.291748</text:p>
          </table:table-cell>
          <table:table-cell office:value-type="float" office:value="1743.751709" calcext:value-type="float">
            <text:p>1743.751709</text:p>
          </table:table-cell>
          <table:table-cell table:number-columns-repeated="13"/>
        </table:table-row>
        <table:table-row table:style-name="ro1">
          <table:table-cell office:value-type="float" office:value="171.4" calcext:value-type="float">
            <text:p>171.4</text:p>
          </table:table-cell>
          <table:table-cell office:value-type="float" office:value="1694.448608" calcext:value-type="float">
            <text:p>1694.448608</text:p>
          </table:table-cell>
          <table:table-cell office:value-type="float" office:value="1787.5625" calcext:value-type="float">
            <text:p>1787.5625</text:p>
          </table:table-cell>
          <table:table-cell office:value-type="float" office:value="1705.923584" calcext:value-type="float">
            <text:p>1705.923584</text:p>
          </table:table-cell>
          <table:table-cell office:value-type="float" office:value="1785.184082" calcext:value-type="float">
            <text:p>1785.184082</text:p>
          </table:table-cell>
          <table:table-cell table:number-columns-repeated="13"/>
        </table:table-row>
        <table:table-row table:style-name="ro1">
          <table:table-cell office:value-type="float" office:value="171.6" calcext:value-type="float">
            <text:p>171.6</text:p>
          </table:table-cell>
          <table:table-cell office:value-type="float" office:value="1705.455811" calcext:value-type="float">
            <text:p>1705.455811</text:p>
          </table:table-cell>
          <table:table-cell office:value-type="float" office:value="1753.948853" calcext:value-type="float">
            <text:p>1753.948853</text:p>
          </table:table-cell>
          <table:table-cell office:value-type="float" office:value="1714.365479" calcext:value-type="float">
            <text:p>1714.365479</text:p>
          </table:table-cell>
          <table:table-cell office:value-type="float" office:value="1757.862671" calcext:value-type="float">
            <text:p>1757.862671</text:p>
          </table:table-cell>
          <table:table-cell table:number-columns-repeated="13"/>
        </table:table-row>
        <table:table-row table:style-name="ro1">
          <table:table-cell office:value-type="float" office:value="171.8" calcext:value-type="float">
            <text:p>171.8</text:p>
          </table:table-cell>
          <table:table-cell office:value-type="float" office:value="1684.654541" calcext:value-type="float">
            <text:p>1684.654541</text:p>
          </table:table-cell>
          <table:table-cell office:value-type="float" office:value="1783.896484" calcext:value-type="float">
            <text:p>1783.896484</text:p>
          </table:table-cell>
          <table:table-cell office:value-type="float" office:value="1690.442505" calcext:value-type="float">
            <text:p>1690.442505</text:p>
          </table:table-cell>
          <table:table-cell office:value-type="float" office:value="1793.297729" calcext:value-type="float">
            <text:p>1793.297729</text:p>
          </table:table-cell>
          <table:table-cell table:number-columns-repeated="13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682.807617" calcext:value-type="float">
            <text:p>1682.807617</text:p>
          </table:table-cell>
          <table:table-cell office:value-type="float" office:value="1769.839355" calcext:value-type="float">
            <text:p>1769.839355</text:p>
          </table:table-cell>
          <table:table-cell office:value-type="float" office:value="1695.79126" calcext:value-type="float">
            <text:p>1695.79126</text:p>
          </table:table-cell>
          <table:table-cell office:value-type="float" office:value="1773.734131" calcext:value-type="float">
            <text:p>1773.734131</text:p>
          </table:table-cell>
          <table:table-cell table:number-columns-repeated="13"/>
        </table:table-row>
        <table:table-row table:style-name="ro1">
          <table:table-cell office:value-type="float" office:value="172.2" calcext:value-type="float">
            <text:p>172.2</text:p>
          </table:table-cell>
          <table:table-cell office:value-type="float" office:value="1693.73645" calcext:value-type="float">
            <text:p>1693.73645</text:p>
          </table:table-cell>
          <table:table-cell office:value-type="float" office:value="1771.074829" calcext:value-type="float">
            <text:p>1771.074829</text:p>
          </table:table-cell>
          <table:table-cell office:value-type="float" office:value="1708.007812" calcext:value-type="float">
            <text:p>1708.007812</text:p>
          </table:table-cell>
          <table:table-cell office:value-type="float" office:value="1766.50293" calcext:value-type="float">
            <text:p>1766.50293</text:p>
          </table:table-cell>
          <table:table-cell table:number-columns-repeated="13"/>
        </table:table-row>
        <table:table-row table:style-name="ro1">
          <table:table-cell office:value-type="float" office:value="172.4" calcext:value-type="float">
            <text:p>172.4</text:p>
          </table:table-cell>
          <table:table-cell office:value-type="float" office:value="1688.805786" calcext:value-type="float">
            <text:p>1688.805786</text:p>
          </table:table-cell>
          <table:table-cell office:value-type="float" office:value="1783.382202" calcext:value-type="float">
            <text:p>1783.382202</text:p>
          </table:table-cell>
          <table:table-cell office:value-type="float" office:value="1694.368896" calcext:value-type="float">
            <text:p>1694.368896</text:p>
          </table:table-cell>
          <table:table-cell office:value-type="float" office:value="1781.995728" calcext:value-type="float">
            <text:p>1781.995728</text:p>
          </table:table-cell>
          <table:table-cell table:number-columns-repeated="13"/>
        </table:table-row>
        <table:table-row table:style-name="ro1">
          <table:table-cell office:value-type="float" office:value="172.6" calcext:value-type="float">
            <text:p>172.6</text:p>
          </table:table-cell>
          <table:table-cell office:value-type="float" office:value="1688.123657" calcext:value-type="float">
            <text:p>1688.123657</text:p>
          </table:table-cell>
          <table:table-cell office:value-type="float" office:value="1776.979736" calcext:value-type="float">
            <text:p>1776.979736</text:p>
          </table:table-cell>
          <table:table-cell office:value-type="float" office:value="1694.551147" calcext:value-type="float">
            <text:p>1694.551147</text:p>
          </table:table-cell>
          <table:table-cell office:value-type="float" office:value="1775.857666" calcext:value-type="float">
            <text:p>1775.857666</text:p>
          </table:table-cell>
          <table:table-cell table:number-columns-repeated="13"/>
        </table:table-row>
        <table:table-row table:style-name="ro1">
          <table:table-cell office:value-type="float" office:value="172.8" calcext:value-type="float">
            <text:p>172.8</text:p>
          </table:table-cell>
          <table:table-cell office:value-type="float" office:value="1695.735596" calcext:value-type="float">
            <text:p>1695.735596</text:p>
          </table:table-cell>
          <table:table-cell office:value-type="float" office:value="1775.603516" calcext:value-type="float">
            <text:p>1775.603516</text:p>
          </table:table-cell>
          <table:table-cell office:value-type="float" office:value="1701.772949" calcext:value-type="float">
            <text:p>1701.772949</text:p>
          </table:table-cell>
          <table:table-cell office:value-type="float" office:value="1773.903076" calcext:value-type="float">
            <text:p>1773.903076</text:p>
          </table:table-cell>
          <table:table-cell table:number-columns-repeated="13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688.629883" calcext:value-type="float">
            <text:p>1688.629883</text:p>
          </table:table-cell>
          <table:table-cell office:value-type="float" office:value="1781.62439" calcext:value-type="float">
            <text:p>1781.62439</text:p>
          </table:table-cell>
          <table:table-cell office:value-type="float" office:value="1697.567749" calcext:value-type="float">
            <text:p>1697.567749</text:p>
          </table:table-cell>
          <table:table-cell office:value-type="float" office:value="1779.573364" calcext:value-type="float">
            <text:p>1779.573364</text:p>
          </table:table-cell>
          <table:table-cell table:number-columns-repeated="13"/>
        </table:table-row>
        <table:table-row table:style-name="ro1">
          <table:table-cell office:value-type="float" office:value="173.2" calcext:value-type="float">
            <text:p>173.2</text:p>
          </table:table-cell>
          <table:table-cell office:value-type="float" office:value="1690.310547" calcext:value-type="float">
            <text:p>1690.310547</text:p>
          </table:table-cell>
          <table:table-cell office:value-type="float" office:value="1782.056274" calcext:value-type="float">
            <text:p>1782.056274</text:p>
          </table:table-cell>
          <table:table-cell office:value-type="float" office:value="1700.89856" calcext:value-type="float">
            <text:p>1700.89856</text:p>
          </table:table-cell>
          <table:table-cell office:value-type="float" office:value="1779.498657" calcext:value-type="float">
            <text:p>1779.498657</text:p>
          </table:table-cell>
          <table:table-cell table:number-columns-repeated="13"/>
        </table:table-row>
        <table:table-row table:style-name="ro1">
          <table:table-cell office:value-type="float" office:value="173.4" calcext:value-type="float">
            <text:p>173.4</text:p>
          </table:table-cell>
          <table:table-cell office:value-type="float" office:value="1692.34436" calcext:value-type="float">
            <text:p>1692.34436</text:p>
          </table:table-cell>
          <table:table-cell office:value-type="float" office:value="1785.216797" calcext:value-type="float">
            <text:p>1785.216797</text:p>
          </table:table-cell>
          <table:table-cell office:value-type="float" office:value="1698.963989" calcext:value-type="float">
            <text:p>1698.963989</text:p>
          </table:table-cell>
          <table:table-cell office:value-type="float" office:value="1781.302246" calcext:value-type="float">
            <text:p>1781.302246</text:p>
          </table:table-cell>
          <table:table-cell table:number-columns-repeated="13"/>
        </table:table-row>
        <table:table-row table:style-name="ro1">
          <table:table-cell office:value-type="float" office:value="173.6" calcext:value-type="float">
            <text:p>173.6</text:p>
          </table:table-cell>
          <table:table-cell office:value-type="float" office:value="1694.88501" calcext:value-type="float">
            <text:p>1694.88501</text:p>
          </table:table-cell>
          <table:table-cell office:value-type="float" office:value="1783.140991" calcext:value-type="float">
            <text:p>1783.140991</text:p>
          </table:table-cell>
          <table:table-cell office:value-type="float" office:value="1701.935059" calcext:value-type="float">
            <text:p>1701.935059</text:p>
          </table:table-cell>
          <table:table-cell office:value-type="float" office:value="1780.267212" calcext:value-type="float">
            <text:p>1780.267212</text:p>
          </table:table-cell>
          <table:table-cell table:number-columns-repeated="13"/>
        </table:table-row>
        <table:table-row table:style-name="ro1">
          <table:table-cell office:value-type="float" office:value="173.8" calcext:value-type="float">
            <text:p>173.8</text:p>
          </table:table-cell>
          <table:table-cell office:value-type="float" office:value="1691.93103" calcext:value-type="float">
            <text:p>1691.93103</text:p>
          </table:table-cell>
          <table:table-cell office:value-type="float" office:value="1784.069824" calcext:value-type="float">
            <text:p>1784.069824</text:p>
          </table:table-cell>
          <table:table-cell office:value-type="float" office:value="1703.529175" calcext:value-type="float">
            <text:p>1703.529175</text:p>
          </table:table-cell>
          <table:table-cell office:value-type="float" office:value="1781.761963" calcext:value-type="float">
            <text:p>1781.761963</text:p>
          </table:table-cell>
          <table:table-cell table:number-columns-repeated="13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695.064941" calcext:value-type="float">
            <text:p>1695.064941</text:p>
          </table:table-cell>
          <table:table-cell office:value-type="float" office:value="1788.415527" calcext:value-type="float">
            <text:p>1788.415527</text:p>
          </table:table-cell>
          <table:table-cell office:value-type="float" office:value="1703.423828" calcext:value-type="float">
            <text:p>1703.423828</text:p>
          </table:table-cell>
          <table:table-cell office:value-type="float" office:value="1782.686523" calcext:value-type="float">
            <text:p>1782.686523</text:p>
          </table:table-cell>
          <table:table-cell table:number-columns-repeated="13"/>
        </table:table-row>
        <table:table-row table:style-name="ro1">
          <table:table-cell office:value-type="float" office:value="174.2" calcext:value-type="float">
            <text:p>174.2</text:p>
          </table:table-cell>
          <table:table-cell office:value-type="float" office:value="1691.945435" calcext:value-type="float">
            <text:p>1691.945435</text:p>
          </table:table-cell>
          <table:table-cell office:value-type="float" office:value="1787.662598" calcext:value-type="float">
            <text:p>1787.662598</text:p>
          </table:table-cell>
          <table:table-cell office:value-type="float" office:value="1703.565796" calcext:value-type="float">
            <text:p>1703.565796</text:p>
          </table:table-cell>
          <table:table-cell office:value-type="float" office:value="1785.063232" calcext:value-type="float">
            <text:p>1785.063232</text:p>
          </table:table-cell>
          <table:table-cell table:number-columns-repeated="13"/>
        </table:table-row>
        <table:table-row table:style-name="ro1">
          <table:table-cell office:value-type="float" office:value="174.4" calcext:value-type="float">
            <text:p>174.4</text:p>
          </table:table-cell>
          <table:table-cell office:value-type="float" office:value="1695.255493" calcext:value-type="float">
            <text:p>1695.255493</text:p>
          </table:table-cell>
          <table:table-cell office:value-type="float" office:value="1790.004517" calcext:value-type="float">
            <text:p>1790.004517</text:p>
          </table:table-cell>
          <table:table-cell office:value-type="float" office:value="1706.175415" calcext:value-type="float">
            <text:p>1706.175415</text:p>
          </table:table-cell>
          <table:table-cell office:value-type="float" office:value="1785.616577" calcext:value-type="float">
            <text:p>1785.616577</text:p>
          </table:table-cell>
          <table:table-cell table:number-columns-repeated="13"/>
        </table:table-row>
        <table:table-row table:style-name="ro1">
          <table:table-cell office:value-type="float" office:value="174.6" calcext:value-type="float">
            <text:p>174.6</text:p>
          </table:table-cell>
          <table:table-cell office:value-type="float" office:value="1693.631958" calcext:value-type="float">
            <text:p>1693.631958</text:p>
          </table:table-cell>
          <table:table-cell office:value-type="float" office:value="1788.692139" calcext:value-type="float">
            <text:p>1788.692139</text:p>
          </table:table-cell>
          <table:table-cell office:value-type="float" office:value="1705.794434" calcext:value-type="float">
            <text:p>1705.794434</text:p>
          </table:table-cell>
          <table:table-cell office:value-type="float" office:value="1785.551147" calcext:value-type="float">
            <text:p>1785.551147</text:p>
          </table:table-cell>
          <table:table-cell table:number-columns-repeated="13"/>
        </table:table-row>
        <table:table-row table:style-name="ro1">
          <table:table-cell office:value-type="float" office:value="174.8" calcext:value-type="float">
            <text:p>174.8</text:p>
          </table:table-cell>
          <table:table-cell office:value-type="float" office:value="1698.588623" calcext:value-type="float">
            <text:p>1698.588623</text:p>
          </table:table-cell>
          <table:table-cell office:value-type="float" office:value="1793.383545" calcext:value-type="float">
            <text:p>1793.383545</text:p>
          </table:table-cell>
          <table:table-cell office:value-type="float" office:value="1708.211182" calcext:value-type="float">
            <text:p>1708.211182</text:p>
          </table:table-cell>
          <table:table-cell office:value-type="float" office:value="1788.740845" calcext:value-type="float">
            <text:p>1788.740845</text:p>
          </table:table-cell>
          <table:table-cell table:number-columns-repeated="13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697.563354" calcext:value-type="float">
            <text:p>1697.563354</text:p>
          </table:table-cell>
          <table:table-cell office:value-type="float" office:value="1794.447998" calcext:value-type="float">
            <text:p>1794.447998</text:p>
          </table:table-cell>
          <table:table-cell office:value-type="float" office:value="1708.798828" calcext:value-type="float">
            <text:p>1708.798828</text:p>
          </table:table-cell>
          <table:table-cell office:value-type="float" office:value="1790.998535" calcext:value-type="float">
            <text:p>1790.998535</text:p>
          </table:table-cell>
          <table:table-cell table:number-columns-repeated="13"/>
        </table:table-row>
        <table:table-row table:style-name="ro1">
          <table:table-cell office:value-type="float" office:value="175.2" calcext:value-type="float">
            <text:p>175.2</text:p>
          </table:table-cell>
          <table:table-cell office:value-type="float" office:value="1699.917725" calcext:value-type="float">
            <text:p>1699.917725</text:p>
          </table:table-cell>
          <table:table-cell office:value-type="float" office:value="1792.777588" calcext:value-type="float">
            <text:p>1792.777588</text:p>
          </table:table-cell>
          <table:table-cell office:value-type="float" office:value="1711.936035" calcext:value-type="float">
            <text:p>1711.936035</text:p>
          </table:table-cell>
          <table:table-cell office:value-type="float" office:value="1789.07605" calcext:value-type="float">
            <text:p>1789.07605</text:p>
          </table:table-cell>
          <table:table-cell table:number-columns-repeated="13"/>
        </table:table-row>
        <table:table-row table:style-name="ro1">
          <table:table-cell office:value-type="float" office:value="175.4" calcext:value-type="float">
            <text:p>175.4</text:p>
          </table:table-cell>
          <table:table-cell office:value-type="float" office:value="1701.046875" calcext:value-type="float">
            <text:p>1701.046875</text:p>
          </table:table-cell>
          <table:table-cell office:value-type="float" office:value="1795.39502" calcext:value-type="float">
            <text:p>1795.39502</text:p>
          </table:table-cell>
          <table:table-cell office:value-type="float" office:value="1708.645386" calcext:value-type="float">
            <text:p>1708.645386</text:p>
          </table:table-cell>
          <table:table-cell office:value-type="float" office:value="1792.095093" calcext:value-type="float">
            <text:p>1792.095093</text:p>
          </table:table-cell>
          <table:table-cell table:number-columns-repeated="13"/>
        </table:table-row>
        <table:table-row table:style-name="ro1">
          <table:table-cell office:value-type="float" office:value="175.6" calcext:value-type="float">
            <text:p>175.6</text:p>
          </table:table-cell>
          <table:table-cell office:value-type="float" office:value="1702.711426" calcext:value-type="float">
            <text:p>1702.711426</text:p>
          </table:table-cell>
          <table:table-cell office:value-type="float" office:value="1797" calcext:value-type="float">
            <text:p>1797</text:p>
          </table:table-cell>
          <table:table-cell office:value-type="float" office:value="1713.974365" calcext:value-type="float">
            <text:p>1713.974365</text:p>
          </table:table-cell>
          <table:table-cell office:value-type="float" office:value="1791.773438" calcext:value-type="float">
            <text:p>1791.773438</text:p>
          </table:table-cell>
          <table:table-cell table:number-columns-repeated="13"/>
        </table:table-row>
        <table:table-row table:style-name="ro1">
          <table:table-cell office:value-type="float" office:value="175.8" calcext:value-type="float">
            <text:p>175.8</text:p>
          </table:table-cell>
          <table:table-cell office:value-type="float" office:value="1703.86853" calcext:value-type="float">
            <text:p>1703.86853</text:p>
          </table:table-cell>
          <table:table-cell office:value-type="float" office:value="1795.713989" calcext:value-type="float">
            <text:p>1795.713989</text:p>
          </table:table-cell>
          <table:table-cell office:value-type="float" office:value="1714.798706" calcext:value-type="float">
            <text:p>1714.798706</text:p>
          </table:table-cell>
          <table:table-cell office:value-type="float" office:value="1793.262695" calcext:value-type="float">
            <text:p>1793.262695</text:p>
          </table:table-cell>
          <table:table-cell table:number-columns-repeated="13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703.482422" calcext:value-type="float">
            <text:p>1703.482422</text:p>
          </table:table-cell>
          <table:table-cell office:value-type="float" office:value="1796.167114" calcext:value-type="float">
            <text:p>1796.167114</text:p>
          </table:table-cell>
          <table:table-cell office:value-type="float" office:value="1713.528076" calcext:value-type="float">
            <text:p>1713.528076</text:p>
          </table:table-cell>
          <table:table-cell office:value-type="float" office:value="1794.888184" calcext:value-type="float">
            <text:p>1794.888184</text:p>
          </table:table-cell>
          <table:table-cell table:number-columns-repeated="13"/>
        </table:table-row>
        <table:table-row table:style-name="ro1">
          <table:table-cell office:value-type="float" office:value="176.2" calcext:value-type="float">
            <text:p>176.2</text:p>
          </table:table-cell>
          <table:table-cell office:value-type="float" office:value="1704.525269" calcext:value-type="float">
            <text:p>1704.525269</text:p>
          </table:table-cell>
          <table:table-cell office:value-type="float" office:value="1799.549683" calcext:value-type="float">
            <text:p>1799.549683</text:p>
          </table:table-cell>
          <table:table-cell office:value-type="float" office:value="1717.623779" calcext:value-type="float">
            <text:p>1717.623779</text:p>
          </table:table-cell>
          <table:table-cell office:value-type="float" office:value="1794.128418" calcext:value-type="float">
            <text:p>1794.128418</text:p>
          </table:table-cell>
          <table:table-cell table:number-columns-repeated="13"/>
        </table:table-row>
        <table:table-row table:style-name="ro1">
          <table:table-cell office:value-type="float" office:value="176.4" calcext:value-type="float">
            <text:p>176.4</text:p>
          </table:table-cell>
          <table:table-cell office:value-type="float" office:value="1703.94519" calcext:value-type="float">
            <text:p>1703.94519</text:p>
          </table:table-cell>
          <table:table-cell office:value-type="float" office:value="1805.01123" calcext:value-type="float">
            <text:p>1805.01123</text:p>
          </table:table-cell>
          <table:table-cell office:value-type="float" office:value="1715.203125" calcext:value-type="float">
            <text:p>1715.203125</text:p>
          </table:table-cell>
          <table:table-cell office:value-type="float" office:value="1797.921143" calcext:value-type="float">
            <text:p>1797.921143</text:p>
          </table:table-cell>
          <table:table-cell table:number-columns-repeated="13"/>
        </table:table-row>
        <table:table-row table:style-name="ro1">
          <table:table-cell office:value-type="float" office:value="176.6" calcext:value-type="float">
            <text:p>176.6</text:p>
          </table:table-cell>
          <table:table-cell office:value-type="float" office:value="1707.944824" calcext:value-type="float">
            <text:p>1707.944824</text:p>
          </table:table-cell>
          <table:table-cell office:value-type="float" office:value="1801.269775" calcext:value-type="float">
            <text:p>1801.269775</text:p>
          </table:table-cell>
          <table:table-cell office:value-type="float" office:value="1720.204468" calcext:value-type="float">
            <text:p>1720.204468</text:p>
          </table:table-cell>
          <table:table-cell office:value-type="float" office:value="1796.750854" calcext:value-type="float">
            <text:p>1796.750854</text:p>
          </table:table-cell>
          <table:table-cell table:number-columns-repeated="13"/>
        </table:table-row>
        <table:table-row table:style-name="ro1">
          <table:table-cell office:value-type="float" office:value="176.8" calcext:value-type="float">
            <text:p>176.8</text:p>
          </table:table-cell>
          <table:table-cell office:value-type="float" office:value="1707.411255" calcext:value-type="float">
            <text:p>1707.411255</text:p>
          </table:table-cell>
          <table:table-cell office:value-type="float" office:value="1803.128418" calcext:value-type="float">
            <text:p>1803.128418</text:p>
          </table:table-cell>
          <table:table-cell office:value-type="float" office:value="1715.674927" calcext:value-type="float">
            <text:p>1715.674927</text:p>
          </table:table-cell>
          <table:table-cell office:value-type="float" office:value="1797.54834" calcext:value-type="float">
            <text:p>1797.54834</text:p>
          </table:table-cell>
          <table:table-cell table:number-columns-repeated="13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705.110352" calcext:value-type="float">
            <text:p>1705.110352</text:p>
          </table:table-cell>
          <table:table-cell office:value-type="float" office:value="1804.525146" calcext:value-type="float">
            <text:p>1804.525146</text:p>
          </table:table-cell>
          <table:table-cell office:value-type="float" office:value="1719.005249" calcext:value-type="float">
            <text:p>1719.005249</text:p>
          </table:table-cell>
          <table:table-cell office:value-type="float" office:value="1801.001709" calcext:value-type="float">
            <text:p>1801.001709</text:p>
          </table:table-cell>
          <table:table-cell table:number-columns-repeated="13"/>
        </table:table-row>
        <table:table-row table:style-name="ro1">
          <table:table-cell office:value-type="float" office:value="177.2" calcext:value-type="float">
            <text:p>177.2</text:p>
          </table:table-cell>
          <table:table-cell office:value-type="float" office:value="1706.397461" calcext:value-type="float">
            <text:p>1706.397461</text:p>
          </table:table-cell>
          <table:table-cell office:value-type="float" office:value="1801.919678" calcext:value-type="float">
            <text:p>1801.919678</text:p>
          </table:table-cell>
          <table:table-cell office:value-type="float" office:value="1721.768066" calcext:value-type="float">
            <text:p>1721.768066</text:p>
          </table:table-cell>
          <table:table-cell office:value-type="float" office:value="1796.633789" calcext:value-type="float">
            <text:p>1796.633789</text:p>
          </table:table-cell>
          <table:table-cell table:number-columns-repeated="13"/>
        </table:table-row>
        <table:table-row table:style-name="ro1">
          <table:table-cell office:value-type="float" office:value="177.4" calcext:value-type="float">
            <text:p>177.4</text:p>
          </table:table-cell>
          <table:table-cell office:value-type="float" office:value="1712.706299" calcext:value-type="float">
            <text:p>1712.706299</text:p>
          </table:table-cell>
          <table:table-cell office:value-type="float" office:value="1803.330566" calcext:value-type="float">
            <text:p>1803.330566</text:p>
          </table:table-cell>
          <table:table-cell office:value-type="float" office:value="1722.487305" calcext:value-type="float">
            <text:p>1722.487305</text:p>
          </table:table-cell>
          <table:table-cell office:value-type="float" office:value="1800.757202" calcext:value-type="float">
            <text:p>1800.757202</text:p>
          </table:table-cell>
          <table:table-cell table:number-columns-repeated="13"/>
        </table:table-row>
        <table:table-row table:style-name="ro1">
          <table:table-cell office:value-type="float" office:value="177.6" calcext:value-type="float">
            <text:p>177.6</text:p>
          </table:table-cell>
          <table:table-cell office:value-type="float" office:value="1707.745361" calcext:value-type="float">
            <text:p>1707.745361</text:p>
          </table:table-cell>
          <table:table-cell office:value-type="float" office:value="1806.988403" calcext:value-type="float">
            <text:p>1806.988403</text:p>
          </table:table-cell>
          <table:table-cell office:value-type="float" office:value="1721.064819" calcext:value-type="float">
            <text:p>1721.064819</text:p>
          </table:table-cell>
          <table:table-cell office:value-type="float" office:value="1801.447266" calcext:value-type="float">
            <text:p>1801.447266</text:p>
          </table:table-cell>
          <table:table-cell table:number-columns-repeated="13"/>
        </table:table-row>
        <table:table-row table:style-name="ro1">
          <table:table-cell office:value-type="float" office:value="177.8" calcext:value-type="float">
            <text:p>177.8</text:p>
          </table:table-cell>
          <table:table-cell office:value-type="float" office:value="1708.712402" calcext:value-type="float">
            <text:p>1708.712402</text:p>
          </table:table-cell>
          <table:table-cell office:value-type="float" office:value="1802.575439" calcext:value-type="float">
            <text:p>1802.575439</text:p>
          </table:table-cell>
          <table:table-cell office:value-type="float" office:value="1723.608398" calcext:value-type="float">
            <text:p>1723.608398</text:p>
          </table:table-cell>
          <table:table-cell office:value-type="float" office:value="1797.689331" calcext:value-type="float">
            <text:p>1797.689331</text:p>
          </table:table-cell>
          <table:table-cell table:number-columns-repeated="13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709.583374" calcext:value-type="float">
            <text:p>1709.583374</text:p>
          </table:table-cell>
          <table:table-cell office:value-type="float" office:value="1805.861694" calcext:value-type="float">
            <text:p>1805.861694</text:p>
          </table:table-cell>
          <table:table-cell office:value-type="float" office:value="1723.627075" calcext:value-type="float">
            <text:p>1723.627075</text:p>
          </table:table-cell>
          <table:table-cell office:value-type="float" office:value="1800.606201" calcext:value-type="float">
            <text:p>1800.606201</text:p>
          </table:table-cell>
          <table:table-cell table:number-columns-repeated="13"/>
        </table:table-row>
        <table:table-row table:style-name="ro1">
          <table:table-cell office:value-type="float" office:value="178.2" calcext:value-type="float">
            <text:p>178.2</text:p>
          </table:table-cell>
          <table:table-cell office:value-type="float" office:value="1707.103882" calcext:value-type="float">
            <text:p>1707.103882</text:p>
          </table:table-cell>
          <table:table-cell office:value-type="float" office:value="1811.4646" calcext:value-type="float">
            <text:p>1811.4646</text:p>
          </table:table-cell>
          <table:table-cell office:value-type="float" office:value="1717.022339" calcext:value-type="float">
            <text:p>1717.022339</text:p>
          </table:table-cell>
          <table:table-cell office:value-type="float" office:value="1804.132324" calcext:value-type="float">
            <text:p>1804.132324</text:p>
          </table:table-cell>
          <table:table-cell table:number-columns-repeated="13"/>
        </table:table-row>
        <table:table-row table:style-name="ro1">
          <table:table-cell office:value-type="float" office:value="178.4" calcext:value-type="float">
            <text:p>178.4</text:p>
          </table:table-cell>
          <table:table-cell office:value-type="float" office:value="1709.910156" calcext:value-type="float">
            <text:p>1709.910156</text:p>
          </table:table-cell>
          <table:table-cell office:value-type="float" office:value="1806.326904" calcext:value-type="float">
            <text:p>1806.326904</text:p>
          </table:table-cell>
          <table:table-cell office:value-type="float" office:value="1720.502197" calcext:value-type="float">
            <text:p>1720.502197</text:p>
          </table:table-cell>
          <table:table-cell office:value-type="float" office:value="1805.966431" calcext:value-type="float">
            <text:p>1805.966431</text:p>
          </table:table-cell>
          <table:table-cell table:number-columns-repeated="13"/>
        </table:table-row>
        <table:table-row table:style-name="ro1">
          <table:table-cell office:value-type="float" office:value="178.6" calcext:value-type="float">
            <text:p>178.6</text:p>
          </table:table-cell>
          <table:table-cell office:value-type="float" office:value="1711.019531" calcext:value-type="float">
            <text:p>1711.019531</text:p>
          </table:table-cell>
          <table:table-cell office:value-type="float" office:value="1805.55603" calcext:value-type="float">
            <text:p>1805.55603</text:p>
          </table:table-cell>
          <table:table-cell office:value-type="float" office:value="1727.675903" calcext:value-type="float">
            <text:p>1727.675903</text:p>
          </table:table-cell>
          <table:table-cell office:value-type="float" office:value="1798.79248" calcext:value-type="float">
            <text:p>1798.79248</text:p>
          </table:table-cell>
          <table:table-cell table:number-columns-repeated="13"/>
        </table:table-row>
        <table:table-row table:style-name="ro1">
          <table:table-cell office:value-type="float" office:value="178.8" calcext:value-type="float">
            <text:p>178.8</text:p>
          </table:table-cell>
          <table:table-cell office:value-type="float" office:value="1712.754761" calcext:value-type="float">
            <text:p>1712.754761</text:p>
          </table:table-cell>
          <table:table-cell office:value-type="float" office:value="1809.113647" calcext:value-type="float">
            <text:p>1809.113647</text:p>
          </table:table-cell>
          <table:table-cell office:value-type="float" office:value="1722.01001" calcext:value-type="float">
            <text:p>1722.01001</text:p>
          </table:table-cell>
          <table:table-cell office:value-type="float" office:value="1807.96875" calcext:value-type="float">
            <text:p>1807.96875</text:p>
          </table:table-cell>
          <table:table-cell table:number-columns-repeated="13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709.481812" calcext:value-type="float">
            <text:p>1709.481812</text:p>
          </table:table-cell>
          <table:table-cell office:value-type="float" office:value="1808.771118" calcext:value-type="float">
            <text:p>1808.771118</text:p>
          </table:table-cell>
          <table:table-cell office:value-type="float" office:value="1718.698486" calcext:value-type="float">
            <text:p>1718.698486</text:p>
          </table:table-cell>
          <table:table-cell office:value-type="float" office:value="1806.658447" calcext:value-type="float">
            <text:p>1806.658447</text:p>
          </table:table-cell>
          <table:table-cell table:number-columns-repeated="13"/>
        </table:table-row>
        <table:table-row table:style-name="ro1">
          <table:table-cell office:value-type="float" office:value="179.2" calcext:value-type="float">
            <text:p>179.2</text:p>
          </table:table-cell>
          <table:table-cell office:value-type="float" office:value="1711.34082" calcext:value-type="float">
            <text:p>1711.34082</text:p>
          </table:table-cell>
          <table:table-cell office:value-type="float" office:value="1807.368896" calcext:value-type="float">
            <text:p>1807.368896</text:p>
          </table:table-cell>
          <table:table-cell office:value-type="float" office:value="1725.055908" calcext:value-type="float">
            <text:p>1725.055908</text:p>
          </table:table-cell>
          <table:table-cell office:value-type="float" office:value="1803.728882" calcext:value-type="float">
            <text:p>1803.728882</text:p>
          </table:table-cell>
          <table:table-cell table:number-columns-repeated="13"/>
        </table:table-row>
        <table:table-row table:style-name="ro1">
          <table:table-cell office:value-type="float" office:value="179.4" calcext:value-type="float">
            <text:p>179.4</text:p>
          </table:table-cell>
          <table:table-cell office:value-type="float" office:value="1713.554077" calcext:value-type="float">
            <text:p>1713.554077</text:p>
          </table:table-cell>
          <table:table-cell office:value-type="float" office:value="1809.710449" calcext:value-type="float">
            <text:p>1809.710449</text:p>
          </table:table-cell>
          <table:table-cell office:value-type="float" office:value="1724.145386" calcext:value-type="float">
            <text:p>1724.145386</text:p>
          </table:table-cell>
          <table:table-cell office:value-type="float" office:value="1808.616089" calcext:value-type="float">
            <text:p>1808.616089</text:p>
          </table:table-cell>
          <table:table-cell table:number-columns-repeated="13"/>
        </table:table-row>
        <table:table-row table:style-name="ro1">
          <table:table-cell office:value-type="float" office:value="179.6" calcext:value-type="float">
            <text:p>179.6</text:p>
          </table:table-cell>
          <table:table-cell office:value-type="float" office:value="1711.9021" calcext:value-type="float">
            <text:p>1711.9021</text:p>
          </table:table-cell>
          <table:table-cell office:value-type="float" office:value="1811.559326" calcext:value-type="float">
            <text:p>1811.559326</text:p>
          </table:table-cell>
          <table:table-cell office:value-type="float" office:value="1722.312744" calcext:value-type="float">
            <text:p>1722.312744</text:p>
          </table:table-cell>
          <table:table-cell office:value-type="float" office:value="1807.173584" calcext:value-type="float">
            <text:p>1807.173584</text:p>
          </table:table-cell>
          <table:table-cell table:number-columns-repeated="13"/>
        </table:table-row>
        <table:table-row table:style-name="ro1">
          <table:table-cell office:value-type="float" office:value="179.8" calcext:value-type="float">
            <text:p>179.8</text:p>
          </table:table-cell>
          <table:table-cell office:value-type="float" office:value="1715.122681" calcext:value-type="float">
            <text:p>1715.122681</text:p>
          </table:table-cell>
          <table:table-cell office:value-type="float" office:value="1810.355347" calcext:value-type="float">
            <text:p>1810.355347</text:p>
          </table:table-cell>
          <table:table-cell office:value-type="float" office:value="1726.051514" calcext:value-type="float">
            <text:p>1726.051514</text:p>
          </table:table-cell>
          <table:table-cell office:value-type="float" office:value="1805.831787" calcext:value-type="float">
            <text:p>1805.831787</text:p>
          </table:table-cell>
          <table:table-cell table:number-columns-repeated="13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713.952759" calcext:value-type="float">
            <text:p>1713.952759</text:p>
          </table:table-cell>
          <table:table-cell office:value-type="float" office:value="1811.503174" calcext:value-type="float">
            <text:p>1811.503174</text:p>
          </table:table-cell>
          <table:table-cell office:value-type="float" office:value="1727.501343" calcext:value-type="float">
            <text:p>1727.501343</text:p>
          </table:table-cell>
          <table:table-cell office:value-type="float" office:value="1807.854248" calcext:value-type="float">
            <text:p>1807.854248</text:p>
          </table:table-cell>
          <table:table-cell table:number-columns-repeated="13"/>
        </table:table-row>
        <table:table-row table:style-name="ro1">
          <table:table-cell office:value-type="float" office:value="180.2" calcext:value-type="float">
            <text:p>180.2</text:p>
          </table:table-cell>
          <table:table-cell office:value-type="float" office:value="1716.226562" calcext:value-type="float">
            <text:p>1716.226562</text:p>
          </table:table-cell>
          <table:table-cell office:value-type="float" office:value="1815.655151" calcext:value-type="float">
            <text:p>1815.655151</text:p>
          </table:table-cell>
          <table:table-cell office:value-type="float" office:value="1727.666992" calcext:value-type="float">
            <text:p>1727.666992</text:p>
          </table:table-cell>
          <table:table-cell office:value-type="float" office:value="1809.382324" calcext:value-type="float">
            <text:p>1809.382324</text:p>
          </table:table-cell>
          <table:table-cell table:number-columns-repeated="13"/>
        </table:table-row>
        <table:table-row table:style-name="ro1">
          <table:table-cell office:value-type="float" office:value="180.4" calcext:value-type="float">
            <text:p>180.4</text:p>
          </table:table-cell>
          <table:table-cell office:value-type="float" office:value="1717.235474" calcext:value-type="float">
            <text:p>1717.235474</text:p>
          </table:table-cell>
          <table:table-cell office:value-type="float" office:value="1818.351318" calcext:value-type="float">
            <text:p>1818.351318</text:p>
          </table:table-cell>
          <table:table-cell office:value-type="float" office:value="1728.133301" calcext:value-type="float">
            <text:p>1728.133301</text:p>
          </table:table-cell>
          <table:table-cell office:value-type="float" office:value="1812.5896" calcext:value-type="float">
            <text:p>1812.5896</text:p>
          </table:table-cell>
          <table:table-cell table:number-columns-repeated="13"/>
        </table:table-row>
        <table:table-row table:style-name="ro1">
          <table:table-cell office:value-type="float" office:value="180.6" calcext:value-type="float">
            <text:p>180.6</text:p>
          </table:table-cell>
          <table:table-cell office:value-type="float" office:value="1715.450928" calcext:value-type="float">
            <text:p>1715.450928</text:p>
          </table:table-cell>
          <table:table-cell office:value-type="float" office:value="1817.802246" calcext:value-type="float">
            <text:p>1817.802246</text:p>
          </table:table-cell>
          <table:table-cell office:value-type="float" office:value="1728.772217" calcext:value-type="float">
            <text:p>1728.772217</text:p>
          </table:table-cell>
          <table:table-cell office:value-type="float" office:value="1813.060059" calcext:value-type="float">
            <text:p>1813.060059</text:p>
          </table:table-cell>
          <table:table-cell table:number-columns-repeated="13"/>
        </table:table-row>
        <table:table-row table:style-name="ro1">
          <table:table-cell office:value-type="float" office:value="180.8" calcext:value-type="float">
            <text:p>180.8</text:p>
          </table:table-cell>
          <table:table-cell office:value-type="float" office:value="1717.834106" calcext:value-type="float">
            <text:p>1717.834106</text:p>
          </table:table-cell>
          <table:table-cell office:value-type="float" office:value="1813.962402" calcext:value-type="float">
            <text:p>1813.962402</text:p>
          </table:table-cell>
          <table:table-cell office:value-type="float" office:value="1732.593506" calcext:value-type="float">
            <text:p>1732.593506</text:p>
          </table:table-cell>
          <table:table-cell office:value-type="float" office:value="1815.333008" calcext:value-type="float">
            <text:p>1815.333008</text:p>
          </table:table-cell>
          <table:table-cell table:number-columns-repeated="13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720.043945" calcext:value-type="float">
            <text:p>1720.043945</text:p>
          </table:table-cell>
          <table:table-cell office:value-type="float" office:value="1822.030518" calcext:value-type="float">
            <text:p>1822.030518</text:p>
          </table:table-cell>
          <table:table-cell office:value-type="float" office:value="1731.760986" calcext:value-type="float">
            <text:p>1731.760986</text:p>
          </table:table-cell>
          <table:table-cell office:value-type="float" office:value="1814.050781" calcext:value-type="float">
            <text:p>1814.050781</text:p>
          </table:table-cell>
          <table:table-cell table:number-columns-repeated="13"/>
        </table:table-row>
        <table:table-row table:style-name="ro1">
          <table:table-cell office:value-type="float" office:value="181.2" calcext:value-type="float">
            <text:p>181.2</text:p>
          </table:table-cell>
          <table:table-cell office:value-type="float" office:value="1719.721924" calcext:value-type="float">
            <text:p>1719.721924</text:p>
          </table:table-cell>
          <table:table-cell office:value-type="float" office:value="1819.887573" calcext:value-type="float">
            <text:p>1819.887573</text:p>
          </table:table-cell>
          <table:table-cell office:value-type="float" office:value="1732.109741" calcext:value-type="float">
            <text:p>1732.109741</text:p>
          </table:table-cell>
          <table:table-cell office:value-type="float" office:value="1816.183472" calcext:value-type="float">
            <text:p>1816.183472</text:p>
          </table:table-cell>
          <table:table-cell table:number-columns-repeated="13"/>
        </table:table-row>
        <table:table-row table:style-name="ro1">
          <table:table-cell office:value-type="float" office:value="181.4" calcext:value-type="float">
            <text:p>181.4</text:p>
          </table:table-cell>
          <table:table-cell office:value-type="float" office:value="1720.137817" calcext:value-type="float">
            <text:p>1720.137817</text:p>
          </table:table-cell>
          <table:table-cell office:value-type="float" office:value="1821.991577" calcext:value-type="float">
            <text:p>1821.991577</text:p>
          </table:table-cell>
          <table:table-cell office:value-type="float" office:value="1732.335205" calcext:value-type="float">
            <text:p>1732.335205</text:p>
          </table:table-cell>
          <table:table-cell office:value-type="float" office:value="1814.074707" calcext:value-type="float">
            <text:p>1814.074707</text:p>
          </table:table-cell>
          <table:table-cell table:number-columns-repeated="13"/>
        </table:table-row>
        <table:table-row table:style-name="ro1">
          <table:table-cell office:value-type="float" office:value="181.6" calcext:value-type="float">
            <text:p>181.6</text:p>
          </table:table-cell>
          <table:table-cell office:value-type="float" office:value="1719.316528" calcext:value-type="float">
            <text:p>1719.316528</text:p>
          </table:table-cell>
          <table:table-cell office:value-type="float" office:value="1820.717773" calcext:value-type="float">
            <text:p>1820.717773</text:p>
          </table:table-cell>
          <table:table-cell office:value-type="float" office:value="1735.879883" calcext:value-type="float">
            <text:p>1735.879883</text:p>
          </table:table-cell>
          <table:table-cell office:value-type="float" office:value="1815.389648" calcext:value-type="float">
            <text:p>1815.389648</text:p>
          </table:table-cell>
          <table:table-cell table:number-columns-repeated="13"/>
        </table:table-row>
        <table:table-row table:style-name="ro1">
          <table:table-cell office:value-type="float" office:value="181.8" calcext:value-type="float">
            <text:p>181.8</text:p>
          </table:table-cell>
          <table:table-cell office:value-type="float" office:value="1719.837769" calcext:value-type="float">
            <text:p>1719.837769</text:p>
          </table:table-cell>
          <table:table-cell office:value-type="float" office:value="1825.23291" calcext:value-type="float">
            <text:p>1825.23291</text:p>
          </table:table-cell>
          <table:table-cell office:value-type="float" office:value="1730.9021" calcext:value-type="float">
            <text:p>1730.9021</text:p>
          </table:table-cell>
          <table:table-cell office:value-type="float" office:value="1818.632446" calcext:value-type="float">
            <text:p>1818.632446</text:p>
          </table:table-cell>
          <table:table-cell table:number-columns-repeated="13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720.610474" calcext:value-type="float">
            <text:p>1720.610474</text:p>
          </table:table-cell>
          <table:table-cell office:value-type="float" office:value="1822.468262" calcext:value-type="float">
            <text:p>1822.468262</text:p>
          </table:table-cell>
          <table:table-cell office:value-type="float" office:value="1732.291016" calcext:value-type="float">
            <text:p>1732.291016</text:p>
          </table:table-cell>
          <table:table-cell office:value-type="float" office:value="1816.122437" calcext:value-type="float">
            <text:p>1816.122437</text:p>
          </table:table-cell>
          <table:table-cell table:number-columns-repeated="13"/>
        </table:table-row>
        <table:table-row table:style-name="ro1">
          <table:table-cell office:value-type="float" office:value="182.2" calcext:value-type="float">
            <text:p>182.2</text:p>
          </table:table-cell>
          <table:table-cell office:value-type="float" office:value="1723.984253" calcext:value-type="float">
            <text:p>1723.984253</text:p>
          </table:table-cell>
          <table:table-cell office:value-type="float" office:value="1820.927734" calcext:value-type="float">
            <text:p>1820.927734</text:p>
          </table:table-cell>
          <table:table-cell office:value-type="float" office:value="1737.061157" calcext:value-type="float">
            <text:p>1737.061157</text:p>
          </table:table-cell>
          <table:table-cell office:value-type="float" office:value="1815.649902" calcext:value-type="float">
            <text:p>1815.649902</text:p>
          </table:table-cell>
          <table:table-cell table:number-columns-repeated="13"/>
        </table:table-row>
        <table:table-row table:style-name="ro1">
          <table:table-cell office:value-type="float" office:value="182.4" calcext:value-type="float">
            <text:p>182.4</text:p>
          </table:table-cell>
          <table:table-cell office:value-type="float" office:value="1720.951416" calcext:value-type="float">
            <text:p>1720.951416</text:p>
          </table:table-cell>
          <table:table-cell office:value-type="float" office:value="1823.603516" calcext:value-type="float">
            <text:p>1823.603516</text:p>
          </table:table-cell>
          <table:table-cell office:value-type="float" office:value="1734.265137" calcext:value-type="float">
            <text:p>1734.265137</text:p>
          </table:table-cell>
          <table:table-cell office:value-type="float" office:value="1819.08667" calcext:value-type="float">
            <text:p>1819.08667</text:p>
          </table:table-cell>
          <table:table-cell table:number-columns-repeated="13"/>
        </table:table-row>
        <table:table-row table:style-name="ro1">
          <table:table-cell office:value-type="float" office:value="182.6" calcext:value-type="float">
            <text:p>182.6</text:p>
          </table:table-cell>
          <table:table-cell office:value-type="float" office:value="1721.309937" calcext:value-type="float">
            <text:p>1721.309937</text:p>
          </table:table-cell>
          <table:table-cell office:value-type="float" office:value="1825.74585" calcext:value-type="float">
            <text:p>1825.74585</text:p>
          </table:table-cell>
          <table:table-cell office:value-type="float" office:value="1731.653442" calcext:value-type="float">
            <text:p>1731.653442</text:p>
          </table:table-cell>
          <table:table-cell office:value-type="float" office:value="1818.953003" calcext:value-type="float">
            <text:p>1818.953003</text:p>
          </table:table-cell>
          <table:table-cell table:number-columns-repeated="13"/>
        </table:table-row>
        <table:table-row table:style-name="ro1">
          <table:table-cell office:value-type="float" office:value="182.8" calcext:value-type="float">
            <text:p>182.8</text:p>
          </table:table-cell>
          <table:table-cell office:value-type="float" office:value="1719.522705" calcext:value-type="float">
            <text:p>1719.522705</text:p>
          </table:table-cell>
          <table:table-cell office:value-type="float" office:value="1822.859009" calcext:value-type="float">
            <text:p>1822.859009</text:p>
          </table:table-cell>
          <table:table-cell office:value-type="float" office:value="1736.719604" calcext:value-type="float">
            <text:p>1736.719604</text:p>
          </table:table-cell>
          <table:table-cell office:value-type="float" office:value="1819.027222" calcext:value-type="float">
            <text:p>1819.027222</text:p>
          </table:table-cell>
          <table:table-cell table:number-columns-repeated="13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720.959961" calcext:value-type="float">
            <text:p>1720.959961</text:p>
          </table:table-cell>
          <table:table-cell office:value-type="float" office:value="1823.754395" calcext:value-type="float">
            <text:p>1823.754395</text:p>
          </table:table-cell>
          <table:table-cell office:value-type="float" office:value="1730.539917" calcext:value-type="float">
            <text:p>1730.539917</text:p>
          </table:table-cell>
          <table:table-cell office:value-type="float" office:value="1821.378418" calcext:value-type="float">
            <text:p>1821.378418</text:p>
          </table:table-cell>
          <table:table-cell table:number-columns-repeated="13"/>
        </table:table-row>
        <table:table-row table:style-name="ro1">
          <table:table-cell office:value-type="float" office:value="183.2" calcext:value-type="float">
            <text:p>183.2</text:p>
          </table:table-cell>
          <table:table-cell office:value-type="float" office:value="1719.688477" calcext:value-type="float">
            <text:p>1719.688477</text:p>
          </table:table-cell>
          <table:table-cell office:value-type="float" office:value="1825.575439" calcext:value-type="float">
            <text:p>1825.575439</text:p>
          </table:table-cell>
          <table:table-cell office:value-type="float" office:value="1732.181274" calcext:value-type="float">
            <text:p>1732.181274</text:p>
          </table:table-cell>
          <table:table-cell office:value-type="float" office:value="1819.986694" calcext:value-type="float">
            <text:p>1819.986694</text:p>
          </table:table-cell>
          <table:table-cell table:number-columns-repeated="13"/>
        </table:table-row>
        <table:table-row table:style-name="ro1">
          <table:table-cell office:value-type="float" office:value="183.4" calcext:value-type="float">
            <text:p>183.4</text:p>
          </table:table-cell>
          <table:table-cell office:value-type="float" office:value="1723.223389" calcext:value-type="float">
            <text:p>1723.223389</text:p>
          </table:table-cell>
          <table:table-cell office:value-type="float" office:value="1825.005493" calcext:value-type="float">
            <text:p>1825.005493</text:p>
          </table:table-cell>
          <table:table-cell office:value-type="float" office:value="1732.558594" calcext:value-type="float">
            <text:p>1732.558594</text:p>
          </table:table-cell>
          <table:table-cell office:value-type="float" office:value="1820.594482" calcext:value-type="float">
            <text:p>1820.594482</text:p>
          </table:table-cell>
          <table:table-cell table:number-columns-repeated="13"/>
        </table:table-row>
        <table:table-row table:style-name="ro1">
          <table:table-cell office:value-type="float" office:value="183.6" calcext:value-type="float">
            <text:p>183.6</text:p>
          </table:table-cell>
          <table:table-cell office:value-type="float" office:value="1722.129517" calcext:value-type="float">
            <text:p>1722.129517</text:p>
          </table:table-cell>
          <table:table-cell office:value-type="float" office:value="1823.716187" calcext:value-type="float">
            <text:p>1823.716187</text:p>
          </table:table-cell>
          <table:table-cell office:value-type="float" office:value="1731.858032" calcext:value-type="float">
            <text:p>1731.858032</text:p>
          </table:table-cell>
          <table:table-cell office:value-type="float" office:value="1821.327026" calcext:value-type="float">
            <text:p>1821.327026</text:p>
          </table:table-cell>
          <table:table-cell table:number-columns-repeated="13"/>
        </table:table-row>
        <table:table-row table:style-name="ro1">
          <table:table-cell office:value-type="float" office:value="183.8" calcext:value-type="float">
            <text:p>183.8</text:p>
          </table:table-cell>
          <table:table-cell office:value-type="float" office:value="1724.394897" calcext:value-type="float">
            <text:p>1724.394897</text:p>
          </table:table-cell>
          <table:table-cell office:value-type="float" office:value="1823.435303" calcext:value-type="float">
            <text:p>1823.435303</text:p>
          </table:table-cell>
          <table:table-cell office:value-type="float" office:value="1737.263428" calcext:value-type="float">
            <text:p>1737.263428</text:p>
          </table:table-cell>
          <table:table-cell office:value-type="float" office:value="1822.06665" calcext:value-type="float">
            <text:p>1822.06665</text:p>
          </table:table-cell>
          <table:table-cell table:number-columns-repeated="13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722.95459" calcext:value-type="float">
            <text:p>1722.95459</text:p>
          </table:table-cell>
          <table:table-cell office:value-type="float" office:value="1828.0354" calcext:value-type="float">
            <text:p>1828.0354</text:p>
          </table:table-cell>
          <table:table-cell office:value-type="float" office:value="1736.417725" calcext:value-type="float">
            <text:p>1736.417725</text:p>
          </table:table-cell>
          <table:table-cell office:value-type="float" office:value="1820.70166" calcext:value-type="float">
            <text:p>1820.70166</text:p>
          </table:table-cell>
          <table:table-cell table:number-columns-repeated="13"/>
        </table:table-row>
        <table:table-row table:style-name="ro1">
          <table:table-cell office:value-type="float" office:value="184.2" calcext:value-type="float">
            <text:p>184.2</text:p>
          </table:table-cell>
          <table:table-cell office:value-type="float" office:value="1719.697388" calcext:value-type="float">
            <text:p>1719.697388</text:p>
          </table:table-cell>
          <table:table-cell office:value-type="float" office:value="1828.770996" calcext:value-type="float">
            <text:p>1828.770996</text:p>
          </table:table-cell>
          <table:table-cell office:value-type="float" office:value="1737.86731" calcext:value-type="float">
            <text:p>1737.86731</text:p>
          </table:table-cell>
          <table:table-cell office:value-type="float" office:value="1818.102539" calcext:value-type="float">
            <text:p>1818.102539</text:p>
          </table:table-cell>
          <table:table-cell table:number-columns-repeated="13"/>
        </table:table-row>
        <table:table-row table:style-name="ro1">
          <table:table-cell office:value-type="float" office:value="184.4" calcext:value-type="float">
            <text:p>184.4</text:p>
          </table:table-cell>
          <table:table-cell office:value-type="float" office:value="1722.918335" calcext:value-type="float">
            <text:p>1722.918335</text:p>
          </table:table-cell>
          <table:table-cell office:value-type="float" office:value="1823.897949" calcext:value-type="float">
            <text:p>1823.897949</text:p>
          </table:table-cell>
          <table:table-cell office:value-type="float" office:value="1733.970947" calcext:value-type="float">
            <text:p>1733.970947</text:p>
          </table:table-cell>
          <table:table-cell office:value-type="float" office:value="1822.367676" calcext:value-type="float">
            <text:p>1822.367676</text:p>
          </table:table-cell>
          <table:table-cell table:number-columns-repeated="13"/>
        </table:table-row>
        <table:table-row table:style-name="ro1">
          <table:table-cell office:value-type="float" office:value="184.6" calcext:value-type="float">
            <text:p>184.6</text:p>
          </table:table-cell>
          <table:table-cell office:value-type="float" office:value="1722.524414" calcext:value-type="float">
            <text:p>1722.524414</text:p>
          </table:table-cell>
          <table:table-cell office:value-type="float" office:value="1825.733643" calcext:value-type="float">
            <text:p>1825.733643</text:p>
          </table:table-cell>
          <table:table-cell office:value-type="float" office:value="1736.28186" calcext:value-type="float">
            <text:p>1736.28186</text:p>
          </table:table-cell>
          <table:table-cell office:value-type="float" office:value="1823.408569" calcext:value-type="float">
            <text:p>1823.408569</text:p>
          </table:table-cell>
          <table:table-cell table:number-columns-repeated="13"/>
        </table:table-row>
        <table:table-row table:style-name="ro1">
          <table:table-cell office:value-type="float" office:value="184.8" calcext:value-type="float">
            <text:p>184.8</text:p>
          </table:table-cell>
          <table:table-cell office:value-type="float" office:value="1723.497559" calcext:value-type="float">
            <text:p>1723.497559</text:p>
          </table:table-cell>
          <table:table-cell office:value-type="float" office:value="1824.964111" calcext:value-type="float">
            <text:p>1824.964111</text:p>
          </table:table-cell>
          <table:table-cell office:value-type="float" office:value="1736.023315" calcext:value-type="float">
            <text:p>1736.023315</text:p>
          </table:table-cell>
          <table:table-cell office:value-type="float" office:value="1818.471558" calcext:value-type="float">
            <text:p>1818.471558</text:p>
          </table:table-cell>
          <table:table-cell table:number-columns-repeated="13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723.469604" calcext:value-type="float">
            <text:p>1723.469604</text:p>
          </table:table-cell>
          <table:table-cell office:value-type="float" office:value="1824.875244" calcext:value-type="float">
            <text:p>1824.875244</text:p>
          </table:table-cell>
          <table:table-cell office:value-type="float" office:value="1735.138184" calcext:value-type="float">
            <text:p>1735.138184</text:p>
          </table:table-cell>
          <table:table-cell office:value-type="float" office:value="1819.053711" calcext:value-type="float">
            <text:p>1819.053711</text:p>
          </table:table-cell>
          <table:table-cell table:number-columns-repeated="13"/>
        </table:table-row>
        <table:table-row table:style-name="ro1">
          <table:table-cell office:value-type="float" office:value="185.2" calcext:value-type="float">
            <text:p>185.2</text:p>
          </table:table-cell>
          <table:table-cell office:value-type="float" office:value="1725.492798" calcext:value-type="float">
            <text:p>1725.492798</text:p>
          </table:table-cell>
          <table:table-cell office:value-type="float" office:value="1826.947388" calcext:value-type="float">
            <text:p>1826.947388</text:p>
          </table:table-cell>
          <table:table-cell office:value-type="float" office:value="1735.875977" calcext:value-type="float">
            <text:p>1735.875977</text:p>
          </table:table-cell>
          <table:table-cell office:value-type="float" office:value="1822.033691" calcext:value-type="float">
            <text:p>1822.033691</text:p>
          </table:table-cell>
          <table:table-cell table:number-columns-repeated="13"/>
        </table:table-row>
        <table:table-row table:style-name="ro1">
          <table:table-cell office:value-type="float" office:value="185.4" calcext:value-type="float">
            <text:p>185.4</text:p>
          </table:table-cell>
          <table:table-cell office:value-type="float" office:value="1725.520508" calcext:value-type="float">
            <text:p>1725.520508</text:p>
          </table:table-cell>
          <table:table-cell office:value-type="float" office:value="1828.914795" calcext:value-type="float">
            <text:p>1828.914795</text:p>
          </table:table-cell>
          <table:table-cell office:value-type="float" office:value="1739.723267" calcext:value-type="float">
            <text:p>1739.723267</text:p>
          </table:table-cell>
          <table:table-cell office:value-type="float" office:value="1821.331421" calcext:value-type="float">
            <text:p>1821.331421</text:p>
          </table:table-cell>
          <table:table-cell table:number-columns-repeated="13"/>
        </table:table-row>
        <table:table-row table:style-name="ro1">
          <table:table-cell office:value-type="float" office:value="185.6" calcext:value-type="float">
            <text:p>185.6</text:p>
          </table:table-cell>
          <table:table-cell office:value-type="float" office:value="1723.218018" calcext:value-type="float">
            <text:p>1723.218018</text:p>
          </table:table-cell>
          <table:table-cell office:value-type="float" office:value="1829.551758" calcext:value-type="float">
            <text:p>1829.551758</text:p>
          </table:table-cell>
          <table:table-cell office:value-type="float" office:value="1735.02124" calcext:value-type="float">
            <text:p>1735.02124</text:p>
          </table:table-cell>
          <table:table-cell office:value-type="float" office:value="1827.603271" calcext:value-type="float">
            <text:p>1827.603271</text:p>
          </table:table-cell>
          <table:table-cell table:number-columns-repeated="13"/>
        </table:table-row>
        <table:table-row table:style-name="ro1">
          <table:table-cell office:value-type="float" office:value="185.8" calcext:value-type="float">
            <text:p>185.8</text:p>
          </table:table-cell>
          <table:table-cell office:value-type="float" office:value="1722.618164" calcext:value-type="float">
            <text:p>1722.618164</text:p>
          </table:table-cell>
          <table:table-cell office:value-type="float" office:value="1830.492432" calcext:value-type="float">
            <text:p>1830.492432</text:p>
          </table:table-cell>
          <table:table-cell office:value-type="float" office:value="1738.705811" calcext:value-type="float">
            <text:p>1738.705811</text:p>
          </table:table-cell>
          <table:table-cell office:value-type="float" office:value="1823.456543" calcext:value-type="float">
            <text:p>1823.456543</text:p>
          </table:table-cell>
          <table:table-cell table:number-columns-repeated="13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724.621826" calcext:value-type="float">
            <text:p>1724.621826</text:p>
          </table:table-cell>
          <table:table-cell office:value-type="float" office:value="1830.125977" calcext:value-type="float">
            <text:p>1830.125977</text:p>
          </table:table-cell>
          <table:table-cell office:value-type="float" office:value="1738.526611" calcext:value-type="float">
            <text:p>1738.526611</text:p>
          </table:table-cell>
          <table:table-cell office:value-type="float" office:value="1825.127197" calcext:value-type="float">
            <text:p>1825.127197</text:p>
          </table:table-cell>
          <table:table-cell table:number-columns-repeated="13"/>
        </table:table-row>
        <table:table-row table:style-name="ro1">
          <table:table-cell office:value-type="float" office:value="186.2" calcext:value-type="float">
            <text:p>186.2</text:p>
          </table:table-cell>
          <table:table-cell office:value-type="float" office:value="1726.30835" calcext:value-type="float">
            <text:p>1726.30835</text:p>
          </table:table-cell>
          <table:table-cell office:value-type="float" office:value="1832.143066" calcext:value-type="float">
            <text:p>1832.143066</text:p>
          </table:table-cell>
          <table:table-cell office:value-type="float" office:value="1737.168701" calcext:value-type="float">
            <text:p>1737.168701</text:p>
          </table:table-cell>
          <table:table-cell office:value-type="float" office:value="1827.050537" calcext:value-type="float">
            <text:p>1827.050537</text:p>
          </table:table-cell>
          <table:table-cell table:number-columns-repeated="13"/>
        </table:table-row>
        <table:table-row table:style-name="ro1">
          <table:table-cell office:value-type="float" office:value="186.4" calcext:value-type="float">
            <text:p>186.4</text:p>
          </table:table-cell>
          <table:table-cell office:value-type="float" office:value="1726.964722" calcext:value-type="float">
            <text:p>1726.964722</text:p>
          </table:table-cell>
          <table:table-cell office:value-type="float" office:value="1831.570801" calcext:value-type="float">
            <text:p>1831.570801</text:p>
          </table:table-cell>
          <table:table-cell office:value-type="float" office:value="1740.021484" calcext:value-type="float">
            <text:p>1740.021484</text:p>
          </table:table-cell>
          <table:table-cell office:value-type="float" office:value="1826.391479" calcext:value-type="float">
            <text:p>1826.391479</text:p>
          </table:table-cell>
          <table:table-cell table:number-columns-repeated="13"/>
        </table:table-row>
        <table:table-row table:style-name="ro1">
          <table:table-cell office:value-type="float" office:value="186.6" calcext:value-type="float">
            <text:p>186.6</text:p>
          </table:table-cell>
          <table:table-cell office:value-type="float" office:value="1731.1604" calcext:value-type="float">
            <text:p>1731.1604</text:p>
          </table:table-cell>
          <table:table-cell office:value-type="float" office:value="1832.507324" calcext:value-type="float">
            <text:p>1832.507324</text:p>
          </table:table-cell>
          <table:table-cell office:value-type="float" office:value="1742.292603" calcext:value-type="float">
            <text:p>1742.292603</text:p>
          </table:table-cell>
          <table:table-cell office:value-type="float" office:value="1828.651367" calcext:value-type="float">
            <text:p>1828.651367</text:p>
          </table:table-cell>
          <table:table-cell table:number-columns-repeated="13"/>
        </table:table-row>
        <table:table-row table:style-name="ro1">
          <table:table-cell office:value-type="float" office:value="186.8" calcext:value-type="float">
            <text:p>186.8</text:p>
          </table:table-cell>
          <table:table-cell office:value-type="float" office:value="1727.34668" calcext:value-type="float">
            <text:p>1727.34668</text:p>
          </table:table-cell>
          <table:table-cell office:value-type="float" office:value="1836.11377" calcext:value-type="float">
            <text:p>1836.11377</text:p>
          </table:table-cell>
          <table:table-cell office:value-type="float" office:value="1741.963379" calcext:value-type="float">
            <text:p>1741.963379</text:p>
          </table:table-cell>
          <table:table-cell office:value-type="float" office:value="1828.839111" calcext:value-type="float">
            <text:p>1828.839111</text:p>
          </table:table-cell>
          <table:table-cell table:number-columns-repeated="13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728.413574" calcext:value-type="float">
            <text:p>1728.413574</text:p>
          </table:table-cell>
          <table:table-cell office:value-type="float" office:value="1830.824463" calcext:value-type="float">
            <text:p>1830.824463</text:p>
          </table:table-cell>
          <table:table-cell office:value-type="float" office:value="1741.696289" calcext:value-type="float">
            <text:p>1741.696289</text:p>
          </table:table-cell>
          <table:table-cell office:value-type="float" office:value="1822.577271" calcext:value-type="float">
            <text:p>1822.577271</text:p>
          </table:table-cell>
          <table:table-cell table:number-columns-repeated="13"/>
        </table:table-row>
        <table:table-row table:style-name="ro1">
          <table:table-cell office:value-type="float" office:value="187.2" calcext:value-type="float">
            <text:p>187.2</text:p>
          </table:table-cell>
          <table:table-cell office:value-type="float" office:value="1726.957397" calcext:value-type="float">
            <text:p>1726.957397</text:p>
          </table:table-cell>
          <table:table-cell office:value-type="float" office:value="1834.770874" calcext:value-type="float">
            <text:p>1834.770874</text:p>
          </table:table-cell>
          <table:table-cell office:value-type="float" office:value="1740.440186" calcext:value-type="float">
            <text:p>1740.440186</text:p>
          </table:table-cell>
          <table:table-cell office:value-type="float" office:value="1828.811157" calcext:value-type="float">
            <text:p>1828.811157</text:p>
          </table:table-cell>
          <table:table-cell table:number-columns-repeated="13"/>
        </table:table-row>
        <table:table-row table:style-name="ro1">
          <table:table-cell office:value-type="float" office:value="187.4" calcext:value-type="float">
            <text:p>187.4</text:p>
          </table:table-cell>
          <table:table-cell office:value-type="float" office:value="1729.295776" calcext:value-type="float">
            <text:p>1729.295776</text:p>
          </table:table-cell>
          <table:table-cell office:value-type="float" office:value="1830.326904" calcext:value-type="float">
            <text:p>1830.326904</text:p>
          </table:table-cell>
          <table:table-cell office:value-type="float" office:value="1742.076904" calcext:value-type="float">
            <text:p>1742.076904</text:p>
          </table:table-cell>
          <table:table-cell office:value-type="float" office:value="1829.313843" calcext:value-type="float">
            <text:p>1829.313843</text:p>
          </table:table-cell>
          <table:table-cell table:number-columns-repeated="13"/>
        </table:table-row>
        <table:table-row table:style-name="ro1">
          <table:table-cell office:value-type="float" office:value="187.6" calcext:value-type="float">
            <text:p>187.6</text:p>
          </table:table-cell>
          <table:table-cell office:value-type="float" office:value="1731.249268" calcext:value-type="float">
            <text:p>1731.249268</text:p>
          </table:table-cell>
          <table:table-cell office:value-type="float" office:value="1832.57019" calcext:value-type="float">
            <text:p>1832.57019</text:p>
          </table:table-cell>
          <table:table-cell office:value-type="float" office:value="1744.422852" calcext:value-type="float">
            <text:p>1744.422852</text:p>
          </table:table-cell>
          <table:table-cell office:value-type="float" office:value="1826.769165" calcext:value-type="float">
            <text:p>1826.769165</text:p>
          </table:table-cell>
          <table:table-cell table:number-columns-repeated="13"/>
        </table:table-row>
        <table:table-row table:style-name="ro1">
          <table:table-cell office:value-type="float" office:value="187.8" calcext:value-type="float">
            <text:p>187.8</text:p>
          </table:table-cell>
          <table:table-cell office:value-type="float" office:value="1728.555664" calcext:value-type="float">
            <text:p>1728.555664</text:p>
          </table:table-cell>
          <table:table-cell office:value-type="float" office:value="1834.582031" calcext:value-type="float">
            <text:p>1834.582031</text:p>
          </table:table-cell>
          <table:table-cell office:value-type="float" office:value="1741.060059" calcext:value-type="float">
            <text:p>1741.060059</text:p>
          </table:table-cell>
          <table:table-cell office:value-type="float" office:value="1832.950928" calcext:value-type="float">
            <text:p>1832.950928</text:p>
          </table:table-cell>
          <table:table-cell table:number-columns-repeated="13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729.907715" calcext:value-type="float">
            <text:p>1729.907715</text:p>
          </table:table-cell>
          <table:table-cell office:value-type="float" office:value="1833.300659" calcext:value-type="float">
            <text:p>1833.300659</text:p>
          </table:table-cell>
          <table:table-cell office:value-type="float" office:value="1744.423828" calcext:value-type="float">
            <text:p>1744.423828</text:p>
          </table:table-cell>
          <table:table-cell office:value-type="float" office:value="1825.666626" calcext:value-type="float">
            <text:p>1825.666626</text:p>
          </table:table-cell>
          <table:table-cell table:number-columns-repeated="13"/>
        </table:table-row>
        <table:table-row table:style-name="ro1">
          <table:table-cell office:value-type="float" office:value="188.2" calcext:value-type="float">
            <text:p>188.2</text:p>
          </table:table-cell>
          <table:table-cell office:value-type="float" office:value="1729.996216" calcext:value-type="float">
            <text:p>1729.996216</text:p>
          </table:table-cell>
          <table:table-cell office:value-type="float" office:value="1832.550537" calcext:value-type="float">
            <text:p>1832.550537</text:p>
          </table:table-cell>
          <table:table-cell office:value-type="float" office:value="1741.934082" calcext:value-type="float">
            <text:p>1741.934082</text:p>
          </table:table-cell>
          <table:table-cell office:value-type="float" office:value="1829.669678" calcext:value-type="float">
            <text:p>1829.669678</text:p>
          </table:table-cell>
          <table:table-cell table:number-columns-repeated="13"/>
        </table:table-row>
        <table:table-row table:style-name="ro1">
          <table:table-cell office:value-type="float" office:value="188.4" calcext:value-type="float">
            <text:p>188.4</text:p>
          </table:table-cell>
          <table:table-cell office:value-type="float" office:value="1729.133545" calcext:value-type="float">
            <text:p>1729.133545</text:p>
          </table:table-cell>
          <table:table-cell office:value-type="float" office:value="1834.206421" calcext:value-type="float">
            <text:p>1834.206421</text:p>
          </table:table-cell>
          <table:table-cell office:value-type="float" office:value="1742.888794" calcext:value-type="float">
            <text:p>1742.888794</text:p>
          </table:table-cell>
          <table:table-cell office:value-type="float" office:value="1830.099854" calcext:value-type="float">
            <text:p>1830.099854</text:p>
          </table:table-cell>
          <table:table-cell table:number-columns-repeated="13"/>
        </table:table-row>
        <table:table-row table:style-name="ro1">
          <table:table-cell office:value-type="float" office:value="188.6" calcext:value-type="float">
            <text:p>188.6</text:p>
          </table:table-cell>
          <table:table-cell office:value-type="float" office:value="1729.322998" calcext:value-type="float">
            <text:p>1729.322998</text:p>
          </table:table-cell>
          <table:table-cell office:value-type="float" office:value="1837.097656" calcext:value-type="float">
            <text:p>1837.097656</text:p>
          </table:table-cell>
          <table:table-cell office:value-type="float" office:value="1744.351562" calcext:value-type="float">
            <text:p>1744.351562</text:p>
          </table:table-cell>
          <table:table-cell office:value-type="float" office:value="1831.970093" calcext:value-type="float">
            <text:p>1831.970093</text:p>
          </table:table-cell>
          <table:table-cell table:number-columns-repeated="13"/>
        </table:table-row>
        <table:table-row table:style-name="ro1">
          <table:table-cell office:value-type="float" office:value="188.8" calcext:value-type="float">
            <text:p>188.8</text:p>
          </table:table-cell>
          <table:table-cell office:value-type="float" office:value="1729.818726" calcext:value-type="float">
            <text:p>1729.818726</text:p>
          </table:table-cell>
          <table:table-cell office:value-type="float" office:value="1835.196167" calcext:value-type="float">
            <text:p>1835.196167</text:p>
          </table:table-cell>
          <table:table-cell office:value-type="float" office:value="1746.524658" calcext:value-type="float">
            <text:p>1746.524658</text:p>
          </table:table-cell>
          <table:table-cell office:value-type="float" office:value="1826.548096" calcext:value-type="float">
            <text:p>1826.548096</text:p>
          </table:table-cell>
          <table:table-cell table:number-columns-repeated="13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732.440552" calcext:value-type="float">
            <text:p>1732.440552</text:p>
          </table:table-cell>
          <table:table-cell office:value-type="float" office:value="1834.958252" calcext:value-type="float">
            <text:p>1834.958252</text:p>
          </table:table-cell>
          <table:table-cell office:value-type="float" office:value="1746.233398" calcext:value-type="float">
            <text:p>1746.233398</text:p>
          </table:table-cell>
          <table:table-cell office:value-type="float" office:value="1826.298828" calcext:value-type="float">
            <text:p>1826.298828</text:p>
          </table:table-cell>
          <table:table-cell table:number-columns-repeated="13"/>
        </table:table-row>
        <table:table-row table:style-name="ro1">
          <table:table-cell office:value-type="float" office:value="189.2" calcext:value-type="float">
            <text:p>189.2</text:p>
          </table:table-cell>
          <table:table-cell office:value-type="float" office:value="1728.673096" calcext:value-type="float">
            <text:p>1728.673096</text:p>
          </table:table-cell>
          <table:table-cell office:value-type="float" office:value="1840.671265" calcext:value-type="float">
            <text:p>1840.671265</text:p>
          </table:table-cell>
          <table:table-cell office:value-type="float" office:value="1740.40625" calcext:value-type="float">
            <text:p>1740.40625</text:p>
          </table:table-cell>
          <table:table-cell office:value-type="float" office:value="1833.011108" calcext:value-type="float">
            <text:p>1833.011108</text:p>
          </table:table-cell>
          <table:table-cell table:number-columns-repeated="13"/>
        </table:table-row>
        <table:table-row table:style-name="ro1">
          <table:table-cell office:value-type="float" office:value="189.4" calcext:value-type="float">
            <text:p>189.4</text:p>
          </table:table-cell>
          <table:table-cell office:value-type="float" office:value="1727.342285" calcext:value-type="float">
            <text:p>1727.342285</text:p>
          </table:table-cell>
          <table:table-cell office:value-type="float" office:value="1835.095215" calcext:value-type="float">
            <text:p>1835.095215</text:p>
          </table:table-cell>
          <table:table-cell office:value-type="float" office:value="1743.685059" calcext:value-type="float">
            <text:p>1743.685059</text:p>
          </table:table-cell>
          <table:table-cell office:value-type="float" office:value="1828.966431" calcext:value-type="float">
            <text:p>1828.966431</text:p>
          </table:table-cell>
          <table:table-cell table:number-columns-repeated="13"/>
        </table:table-row>
        <table:table-row table:style-name="ro1">
          <table:table-cell office:value-type="float" office:value="189.6" calcext:value-type="float">
            <text:p>189.6</text:p>
          </table:table-cell>
          <table:table-cell office:value-type="float" office:value="1731.669922" calcext:value-type="float">
            <text:p>1731.669922</text:p>
          </table:table-cell>
          <table:table-cell office:value-type="float" office:value="1832.86438" calcext:value-type="float">
            <text:p>1832.86438</text:p>
          </table:table-cell>
          <table:table-cell office:value-type="float" office:value="1744.646606" calcext:value-type="float">
            <text:p>1744.646606</text:p>
          </table:table-cell>
          <table:table-cell office:value-type="float" office:value="1826.770142" calcext:value-type="float">
            <text:p>1826.770142</text:p>
          </table:table-cell>
          <table:table-cell table:number-columns-repeated="13"/>
        </table:table-row>
        <table:table-row table:style-name="ro1">
          <table:table-cell office:value-type="float" office:value="189.8" calcext:value-type="float">
            <text:p>189.8</text:p>
          </table:table-cell>
          <table:table-cell office:value-type="float" office:value="1728.213379" calcext:value-type="float">
            <text:p>1728.213379</text:p>
          </table:table-cell>
          <table:table-cell office:value-type="float" office:value="1838.550171" calcext:value-type="float">
            <text:p>1838.550171</text:p>
          </table:table-cell>
          <table:table-cell office:value-type="float" office:value="1745.397583" calcext:value-type="float">
            <text:p>1745.397583</text:p>
          </table:table-cell>
          <table:table-cell office:value-type="float" office:value="1832.474609" calcext:value-type="float">
            <text:p>1832.474609</text:p>
          </table:table-cell>
          <table:table-cell table:number-columns-repeated="13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729.757324" calcext:value-type="float">
            <text:p>1729.757324</text:p>
          </table:table-cell>
          <table:table-cell office:value-type="float" office:value="1836.699951" calcext:value-type="float">
            <text:p>1836.699951</text:p>
          </table:table-cell>
          <table:table-cell office:value-type="float" office:value="1740.646729" calcext:value-type="float">
            <text:p>1740.646729</text:p>
          </table:table-cell>
          <table:table-cell office:value-type="float" office:value="1834.545044" calcext:value-type="float">
            <text:p>1834.545044</text:p>
          </table:table-cell>
          <table:table-cell table:number-columns-repeated="13"/>
        </table:table-row>
        <table:table-row table:style-name="ro1">
          <table:table-cell office:value-type="float" office:value="190.2" calcext:value-type="float">
            <text:p>190.2</text:p>
          </table:table-cell>
          <table:table-cell office:value-type="float" office:value="1729.975952" calcext:value-type="float">
            <text:p>1729.975952</text:p>
          </table:table-cell>
          <table:table-cell office:value-type="float" office:value="1840.122803" calcext:value-type="float">
            <text:p>1840.122803</text:p>
          </table:table-cell>
          <table:table-cell office:value-type="float" office:value="1744.880859" calcext:value-type="float">
            <text:p>1744.880859</text:p>
          </table:table-cell>
          <table:table-cell office:value-type="float" office:value="1833.029785" calcext:value-type="float">
            <text:p>1833.029785</text:p>
          </table:table-cell>
          <table:table-cell table:number-columns-repeated="13"/>
        </table:table-row>
        <table:table-row table:style-name="ro1">
          <table:table-cell office:value-type="float" office:value="190.4" calcext:value-type="float">
            <text:p>190.4</text:p>
          </table:table-cell>
          <table:table-cell office:value-type="float" office:value="1732.725708" calcext:value-type="float">
            <text:p>1732.725708</text:p>
          </table:table-cell>
          <table:table-cell office:value-type="float" office:value="1838.862061" calcext:value-type="float">
            <text:p>1838.862061</text:p>
          </table:table-cell>
          <table:table-cell office:value-type="float" office:value="1748.043945" calcext:value-type="float">
            <text:p>1748.043945</text:p>
          </table:table-cell>
          <table:table-cell office:value-type="float" office:value="1831.895386" calcext:value-type="float">
            <text:p>1831.895386</text:p>
          </table:table-cell>
          <table:table-cell table:number-columns-repeated="13"/>
        </table:table-row>
        <table:table-row table:style-name="ro1">
          <table:table-cell office:value-type="float" office:value="190.6" calcext:value-type="float">
            <text:p>190.6</text:p>
          </table:table-cell>
          <table:table-cell office:value-type="float" office:value="1732.181885" calcext:value-type="float">
            <text:p>1732.181885</text:p>
          </table:table-cell>
          <table:table-cell office:value-type="float" office:value="1840.189697" calcext:value-type="float">
            <text:p>1840.189697</text:p>
          </table:table-cell>
          <table:table-cell office:value-type="float" office:value="1746.657349" calcext:value-type="float">
            <text:p>1746.657349</text:p>
          </table:table-cell>
          <table:table-cell office:value-type="float" office:value="1833.686523" calcext:value-type="float">
            <text:p>1833.686523</text:p>
          </table:table-cell>
          <table:table-cell table:number-columns-repeated="13"/>
        </table:table-row>
        <table:table-row table:style-name="ro1">
          <table:table-cell office:value-type="float" office:value="190.8" calcext:value-type="float">
            <text:p>190.8</text:p>
          </table:table-cell>
          <table:table-cell office:value-type="float" office:value="1731.93042" calcext:value-type="float">
            <text:p>1731.93042</text:p>
          </table:table-cell>
          <table:table-cell office:value-type="float" office:value="1839.041992" calcext:value-type="float">
            <text:p>1839.041992</text:p>
          </table:table-cell>
          <table:table-cell office:value-type="float" office:value="1745.312866" calcext:value-type="float">
            <text:p>1745.312866</text:p>
          </table:table-cell>
          <table:table-cell office:value-type="float" office:value="1833.197388" calcext:value-type="float">
            <text:p>1833.197388</text:p>
          </table:table-cell>
          <table:table-cell table:number-columns-repeated="13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735.961914" calcext:value-type="float">
            <text:p>1735.961914</text:p>
          </table:table-cell>
          <table:table-cell office:value-type="float" office:value="1839.459961" calcext:value-type="float">
            <text:p>1839.459961</text:p>
          </table:table-cell>
          <table:table-cell office:value-type="float" office:value="1750.717651" calcext:value-type="float">
            <text:p>1750.717651</text:p>
          </table:table-cell>
          <table:table-cell office:value-type="float" office:value="1835.599365" calcext:value-type="float">
            <text:p>1835.599365</text:p>
          </table:table-cell>
          <table:table-cell table:number-columns-repeated="13"/>
        </table:table-row>
        <table:table-row table:style-name="ro1">
          <table:table-cell office:value-type="float" office:value="191.2" calcext:value-type="float">
            <text:p>191.2</text:p>
          </table:table-cell>
          <table:table-cell office:value-type="float" office:value="1733.672852" calcext:value-type="float">
            <text:p>1733.672852</text:p>
          </table:table-cell>
          <table:table-cell office:value-type="float" office:value="1840.926514" calcext:value-type="float">
            <text:p>1840.926514</text:p>
          </table:table-cell>
          <table:table-cell office:value-type="float" office:value="1745.624878" calcext:value-type="float">
            <text:p>1745.624878</text:p>
          </table:table-cell>
          <table:table-cell office:value-type="float" office:value="1837.216797" calcext:value-type="float">
            <text:p>1837.216797</text:p>
          </table:table-cell>
          <table:table-cell table:number-columns-repeated="13"/>
        </table:table-row>
        <table:table-row table:style-name="ro1">
          <table:table-cell office:value-type="float" office:value="191.4" calcext:value-type="float">
            <text:p>191.4</text:p>
          </table:table-cell>
          <table:table-cell office:value-type="float" office:value="1735.616455" calcext:value-type="float">
            <text:p>1735.616455</text:p>
          </table:table-cell>
          <table:table-cell office:value-type="float" office:value="1841.096191" calcext:value-type="float">
            <text:p>1841.096191</text:p>
          </table:table-cell>
          <table:table-cell office:value-type="float" office:value="1748.691406" calcext:value-type="float">
            <text:p>1748.691406</text:p>
          </table:table-cell>
          <table:table-cell office:value-type="float" office:value="1834.796509" calcext:value-type="float">
            <text:p>1834.796509</text:p>
          </table:table-cell>
          <table:table-cell table:number-columns-repeated="13"/>
        </table:table-row>
        <table:table-row table:style-name="ro1">
          <table:table-cell office:value-type="float" office:value="191.6" calcext:value-type="float">
            <text:p>191.6</text:p>
          </table:table-cell>
          <table:table-cell office:value-type="float" office:value="1734.062256" calcext:value-type="float">
            <text:p>1734.062256</text:p>
          </table:table-cell>
          <table:table-cell office:value-type="float" office:value="1841.757812" calcext:value-type="float">
            <text:p>1841.757812</text:p>
          </table:table-cell>
          <table:table-cell office:value-type="float" office:value="1746.831665" calcext:value-type="float">
            <text:p>1746.831665</text:p>
          </table:table-cell>
          <table:table-cell office:value-type="float" office:value="1838.887207" calcext:value-type="float">
            <text:p>1838.887207</text:p>
          </table:table-cell>
          <table:table-cell table:number-columns-repeated="13"/>
        </table:table-row>
        <table:table-row table:style-name="ro1">
          <table:table-cell office:value-type="float" office:value="191.8" calcext:value-type="float">
            <text:p>191.8</text:p>
          </table:table-cell>
          <table:table-cell office:value-type="float" office:value="1737.96167" calcext:value-type="float">
            <text:p>1737.96167</text:p>
          </table:table-cell>
          <table:table-cell office:value-type="float" office:value="1844.502197" calcext:value-type="float">
            <text:p>1844.502197</text:p>
          </table:table-cell>
          <table:table-cell office:value-type="float" office:value="1751.509644" calcext:value-type="float">
            <text:p>1751.509644</text:p>
          </table:table-cell>
          <table:table-cell office:value-type="float" office:value="1839.09375" calcext:value-type="float">
            <text:p>1839.09375</text:p>
          </table:table-cell>
          <table:table-cell table:number-columns-repeated="13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734.623779" calcext:value-type="float">
            <text:p>1734.623779</text:p>
          </table:table-cell>
          <table:table-cell office:value-type="float" office:value="1843.148926" calcext:value-type="float">
            <text:p>1843.148926</text:p>
          </table:table-cell>
          <table:table-cell office:value-type="float" office:value="1743.865723" calcext:value-type="float">
            <text:p>1743.865723</text:p>
          </table:table-cell>
          <table:table-cell office:value-type="float" office:value="1840.876953" calcext:value-type="float">
            <text:p>1840.876953</text:p>
          </table:table-cell>
          <table:table-cell table:number-columns-repeated="13"/>
        </table:table-row>
        <table:table-row table:style-name="ro1">
          <table:table-cell office:value-type="float" office:value="192.2" calcext:value-type="float">
            <text:p>192.2</text:p>
          </table:table-cell>
          <table:table-cell office:value-type="float" office:value="1735.944458" calcext:value-type="float">
            <text:p>1735.944458</text:p>
          </table:table-cell>
          <table:table-cell office:value-type="float" office:value="1844.63855" calcext:value-type="float">
            <text:p>1844.63855</text:p>
          </table:table-cell>
          <table:table-cell office:value-type="float" office:value="1751.771851" calcext:value-type="float">
            <text:p>1751.771851</text:p>
          </table:table-cell>
          <table:table-cell office:value-type="float" office:value="1834.863159" calcext:value-type="float">
            <text:p>1834.863159</text:p>
          </table:table-cell>
          <table:table-cell table:number-columns-repeated="13"/>
        </table:table-row>
        <table:table-row table:style-name="ro1">
          <table:table-cell office:value-type="float" office:value="192.4" calcext:value-type="float">
            <text:p>192.4</text:p>
          </table:table-cell>
          <table:table-cell office:value-type="float" office:value="1735.75647" calcext:value-type="float">
            <text:p>1735.75647</text:p>
          </table:table-cell>
          <table:table-cell office:value-type="float" office:value="1844.018066" calcext:value-type="float">
            <text:p>1844.018066</text:p>
          </table:table-cell>
          <table:table-cell office:value-type="float" office:value="1748.98938" calcext:value-type="float">
            <text:p>1748.98938</text:p>
          </table:table-cell>
          <table:table-cell office:value-type="float" office:value="1834.978027" calcext:value-type="float">
            <text:p>1834.978027</text:p>
          </table:table-cell>
          <table:table-cell table:number-columns-repeated="13"/>
        </table:table-row>
        <table:table-row table:style-name="ro1">
          <table:table-cell office:value-type="float" office:value="192.6" calcext:value-type="float">
            <text:p>192.6</text:p>
          </table:table-cell>
          <table:table-cell office:value-type="float" office:value="1732.719727" calcext:value-type="float">
            <text:p>1732.719727</text:p>
          </table:table-cell>
          <table:table-cell office:value-type="float" office:value="1846.718262" calcext:value-type="float">
            <text:p>1846.718262</text:p>
          </table:table-cell>
          <table:table-cell office:value-type="float" office:value="1751.798706" calcext:value-type="float">
            <text:p>1751.798706</text:p>
          </table:table-cell>
          <table:table-cell office:value-type="float" office:value="1838.413818" calcext:value-type="float">
            <text:p>1838.413818</text:p>
          </table:table-cell>
          <table:table-cell table:number-columns-repeated="13"/>
        </table:table-row>
        <table:table-row table:style-name="ro1">
          <table:table-cell office:value-type="float" office:value="192.8" calcext:value-type="float">
            <text:p>192.8</text:p>
          </table:table-cell>
          <table:table-cell office:value-type="float" office:value="1734.689575" calcext:value-type="float">
            <text:p>1734.689575</text:p>
          </table:table-cell>
          <table:table-cell office:value-type="float" office:value="1843.398438" calcext:value-type="float">
            <text:p>1843.398438</text:p>
          </table:table-cell>
          <table:table-cell office:value-type="float" office:value="1747.44043" calcext:value-type="float">
            <text:p>1747.44043</text:p>
          </table:table-cell>
          <table:table-cell office:value-type="float" office:value="1838.739136" calcext:value-type="float">
            <text:p>1838.739136</text:p>
          </table:table-cell>
          <table:table-cell table:number-columns-repeated="13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735.494873" calcext:value-type="float">
            <text:p>1735.494873</text:p>
          </table:table-cell>
          <table:table-cell office:value-type="float" office:value="1845.285767" calcext:value-type="float">
            <text:p>1845.285767</text:p>
          </table:table-cell>
          <table:table-cell office:value-type="float" office:value="1749.348267" calcext:value-type="float">
            <text:p>1749.348267</text:p>
          </table:table-cell>
          <table:table-cell office:value-type="float" office:value="1839.844482" calcext:value-type="float">
            <text:p>1839.844482</text:p>
          </table:table-cell>
          <table:table-cell table:number-columns-repeated="13"/>
        </table:table-row>
        <table:table-row table:style-name="ro1">
          <table:table-cell office:value-type="float" office:value="193.2" calcext:value-type="float">
            <text:p>193.2</text:p>
          </table:table-cell>
          <table:table-cell office:value-type="float" office:value="1737.007324" calcext:value-type="float">
            <text:p>1737.007324</text:p>
          </table:table-cell>
          <table:table-cell office:value-type="float" office:value="1846.681396" calcext:value-type="float">
            <text:p>1846.681396</text:p>
          </table:table-cell>
          <table:table-cell office:value-type="float" office:value="1750.626587" calcext:value-type="float">
            <text:p>1750.626587</text:p>
          </table:table-cell>
          <table:table-cell office:value-type="float" office:value="1841.707275" calcext:value-type="float">
            <text:p>1841.707275</text:p>
          </table:table-cell>
          <table:table-cell table:number-columns-repeated="13"/>
        </table:table-row>
        <table:table-row table:style-name="ro1">
          <table:table-cell office:value-type="float" office:value="193.4" calcext:value-type="float">
            <text:p>193.4</text:p>
          </table:table-cell>
          <table:table-cell office:value-type="float" office:value="1737.955078" calcext:value-type="float">
            <text:p>1737.955078</text:p>
          </table:table-cell>
          <table:table-cell office:value-type="float" office:value="1844.381104" calcext:value-type="float">
            <text:p>1844.381104</text:p>
          </table:table-cell>
          <table:table-cell office:value-type="float" office:value="1752.185059" calcext:value-type="float">
            <text:p>1752.185059</text:p>
          </table:table-cell>
          <table:table-cell office:value-type="float" office:value="1838.838257" calcext:value-type="float">
            <text:p>1838.838257</text:p>
          </table:table-cell>
          <table:table-cell table:number-columns-repeated="13"/>
        </table:table-row>
        <table:table-row table:style-name="ro1">
          <table:table-cell office:value-type="float" office:value="193.6" calcext:value-type="float">
            <text:p>193.6</text:p>
          </table:table-cell>
          <table:table-cell office:value-type="float" office:value="1732.187744" calcext:value-type="float">
            <text:p>1732.187744</text:p>
          </table:table-cell>
          <table:table-cell office:value-type="float" office:value="1846.999146" calcext:value-type="float">
            <text:p>1846.999146</text:p>
          </table:table-cell>
          <table:table-cell office:value-type="float" office:value="1748.53894" calcext:value-type="float">
            <text:p>1748.53894</text:p>
          </table:table-cell>
          <table:table-cell office:value-type="float" office:value="1840.175049" calcext:value-type="float">
            <text:p>1840.175049</text:p>
          </table:table-cell>
          <table:table-cell table:number-columns-repeated="13"/>
        </table:table-row>
        <table:table-row table:style-name="ro1">
          <table:table-cell office:value-type="float" office:value="193.8" calcext:value-type="float">
            <text:p>193.8</text:p>
          </table:table-cell>
          <table:table-cell office:value-type="float" office:value="1736.783203" calcext:value-type="float">
            <text:p>1736.783203</text:p>
          </table:table-cell>
          <table:table-cell office:value-type="float" office:value="1841.717651" calcext:value-type="float">
            <text:p>1841.717651</text:p>
          </table:table-cell>
          <table:table-cell office:value-type="float" office:value="1751.608765" calcext:value-type="float">
            <text:p>1751.608765</text:p>
          </table:table-cell>
          <table:table-cell office:value-type="float" office:value="1837.18103" calcext:value-type="float">
            <text:p>1837.18103</text:p>
          </table:table-cell>
          <table:table-cell table:number-columns-repeated="13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737.6427" calcext:value-type="float">
            <text:p>1737.6427</text:p>
          </table:table-cell>
          <table:table-cell office:value-type="float" office:value="1846.921997" calcext:value-type="float">
            <text:p>1846.921997</text:p>
          </table:table-cell>
          <table:table-cell office:value-type="float" office:value="1750.417603" calcext:value-type="float">
            <text:p>1750.417603</text:p>
          </table:table-cell>
          <table:table-cell office:value-type="float" office:value="1840.326904" calcext:value-type="float">
            <text:p>1840.326904</text:p>
          </table:table-cell>
          <table:table-cell table:number-columns-repeated="13"/>
        </table:table-row>
        <table:table-row table:style-name="ro1">
          <table:table-cell office:value-type="float" office:value="194.2" calcext:value-type="float">
            <text:p>194.2</text:p>
          </table:table-cell>
          <table:table-cell office:value-type="float" office:value="1735.47522" calcext:value-type="float">
            <text:p>1735.47522</text:p>
          </table:table-cell>
          <table:table-cell office:value-type="float" office:value="1846.82312" calcext:value-type="float">
            <text:p>1846.82312</text:p>
          </table:table-cell>
          <table:table-cell office:value-type="float" office:value="1749.628052" calcext:value-type="float">
            <text:p>1749.628052</text:p>
          </table:table-cell>
          <table:table-cell office:value-type="float" office:value="1840.405029" calcext:value-type="float">
            <text:p>1840.405029</text:p>
          </table:table-cell>
          <table:table-cell table:number-columns-repeated="13"/>
        </table:table-row>
        <table:table-row table:style-name="ro1">
          <table:table-cell office:value-type="float" office:value="194.4" calcext:value-type="float">
            <text:p>194.4</text:p>
          </table:table-cell>
          <table:table-cell office:value-type="float" office:value="1737.713623" calcext:value-type="float">
            <text:p>1737.713623</text:p>
          </table:table-cell>
          <table:table-cell office:value-type="float" office:value="1846.714722" calcext:value-type="float">
            <text:p>1846.714722</text:p>
          </table:table-cell>
          <table:table-cell office:value-type="float" office:value="1748.439941" calcext:value-type="float">
            <text:p>1748.439941</text:p>
          </table:table-cell>
          <table:table-cell office:value-type="float" office:value="1842.232788" calcext:value-type="float">
            <text:p>1842.232788</text:p>
          </table:table-cell>
          <table:table-cell table:number-columns-repeated="13"/>
        </table:table-row>
        <table:table-row table:style-name="ro1">
          <table:table-cell office:value-type="float" office:value="194.6" calcext:value-type="float">
            <text:p>194.6</text:p>
          </table:table-cell>
          <table:table-cell office:value-type="float" office:value="1738.140991" calcext:value-type="float">
            <text:p>1738.140991</text:p>
          </table:table-cell>
          <table:table-cell office:value-type="float" office:value="1846.51123" calcext:value-type="float">
            <text:p>1846.51123</text:p>
          </table:table-cell>
          <table:table-cell office:value-type="float" office:value="1752.360596" calcext:value-type="float">
            <text:p>1752.360596</text:p>
          </table:table-cell>
          <table:table-cell office:value-type="float" office:value="1838.984985" calcext:value-type="float">
            <text:p>1838.984985</text:p>
          </table:table-cell>
          <table:table-cell table:number-columns-repeated="13"/>
        </table:table-row>
        <table:table-row table:style-name="ro1">
          <table:table-cell office:value-type="float" office:value="194.8" calcext:value-type="float">
            <text:p>194.8</text:p>
          </table:table-cell>
          <table:table-cell office:value-type="float" office:value="1740.087402" calcext:value-type="float">
            <text:p>1740.087402</text:p>
          </table:table-cell>
          <table:table-cell office:value-type="float" office:value="1845.120605" calcext:value-type="float">
            <text:p>1845.120605</text:p>
          </table:table-cell>
          <table:table-cell office:value-type="float" office:value="1750.040527" calcext:value-type="float">
            <text:p>1750.040527</text:p>
          </table:table-cell>
          <table:table-cell office:value-type="float" office:value="1839.759766" calcext:value-type="float">
            <text:p>1839.759766</text:p>
          </table:table-cell>
          <table:table-cell table:number-columns-repeated="13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736.302979" calcext:value-type="float">
            <text:p>1736.302979</text:p>
          </table:table-cell>
          <table:table-cell office:value-type="float" office:value="1844.737671" calcext:value-type="float">
            <text:p>1844.737671</text:p>
          </table:table-cell>
          <table:table-cell office:value-type="float" office:value="1752.416382" calcext:value-type="float">
            <text:p>1752.416382</text:p>
          </table:table-cell>
          <table:table-cell office:value-type="float" office:value="1837.782349" calcext:value-type="float">
            <text:p>1837.782349</text:p>
          </table:table-cell>
          <table:table-cell table:number-columns-repeated="13"/>
        </table:table-row>
        <table:table-row table:style-name="ro1">
          <table:table-cell office:value-type="float" office:value="195.2" calcext:value-type="float">
            <text:p>195.2</text:p>
          </table:table-cell>
          <table:table-cell office:value-type="float" office:value="1734.767822" calcext:value-type="float">
            <text:p>1734.767822</text:p>
          </table:table-cell>
          <table:table-cell office:value-type="float" office:value="1844.78772" calcext:value-type="float">
            <text:p>1844.78772</text:p>
          </table:table-cell>
          <table:table-cell office:value-type="float" office:value="1747.983887" calcext:value-type="float">
            <text:p>1747.983887</text:p>
          </table:table-cell>
          <table:table-cell office:value-type="float" office:value="1842.442627" calcext:value-type="float">
            <text:p>1842.442627</text:p>
          </table:table-cell>
          <table:table-cell table:number-columns-repeated="13"/>
        </table:table-row>
        <table:table-row table:style-name="ro1">
          <table:table-cell office:value-type="float" office:value="195.4" calcext:value-type="float">
            <text:p>195.4</text:p>
          </table:table-cell>
          <table:table-cell office:value-type="float" office:value="1737.039551" calcext:value-type="float">
            <text:p>1737.039551</text:p>
          </table:table-cell>
          <table:table-cell office:value-type="float" office:value="1843.773682" calcext:value-type="float">
            <text:p>1843.773682</text:p>
          </table:table-cell>
          <table:table-cell office:value-type="float" office:value="1754.027954" calcext:value-type="float">
            <text:p>1754.027954</text:p>
          </table:table-cell>
          <table:table-cell office:value-type="float" office:value="1841.728271" calcext:value-type="float">
            <text:p>1841.728271</text:p>
          </table:table-cell>
          <table:table-cell table:number-columns-repeated="13"/>
        </table:table-row>
        <table:table-row table:style-name="ro1">
          <table:table-cell office:value-type="float" office:value="195.6" calcext:value-type="float">
            <text:p>195.6</text:p>
          </table:table-cell>
          <table:table-cell office:value-type="float" office:value="1734.622314" calcext:value-type="float">
            <text:p>1734.622314</text:p>
          </table:table-cell>
          <table:table-cell office:value-type="float" office:value="1851.338867" calcext:value-type="float">
            <text:p>1851.338867</text:p>
          </table:table-cell>
          <table:table-cell office:value-type="float" office:value="1752.962402" calcext:value-type="float">
            <text:p>1752.962402</text:p>
          </table:table-cell>
          <table:table-cell office:value-type="float" office:value="1840.535767" calcext:value-type="float">
            <text:p>1840.535767</text:p>
          </table:table-cell>
          <table:table-cell table:number-columns-repeated="13"/>
        </table:table-row>
        <table:table-row table:style-name="ro1">
          <table:table-cell office:value-type="float" office:value="195.8" calcext:value-type="float">
            <text:p>195.8</text:p>
          </table:table-cell>
          <table:table-cell office:value-type="float" office:value="1741.255371" calcext:value-type="float">
            <text:p>1741.255371</text:p>
          </table:table-cell>
          <table:table-cell office:value-type="float" office:value="1846.25647" calcext:value-type="float">
            <text:p>1846.25647</text:p>
          </table:table-cell>
          <table:table-cell office:value-type="float" office:value="1751.234863" calcext:value-type="float">
            <text:p>1751.234863</text:p>
          </table:table-cell>
          <table:table-cell office:value-type="float" office:value="1841.912842" calcext:value-type="float">
            <text:p>1841.912842</text:p>
          </table:table-cell>
          <table:table-cell table:number-columns-repeated="13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738.863892" calcext:value-type="float">
            <text:p>1738.863892</text:p>
          </table:table-cell>
          <table:table-cell office:value-type="float" office:value="1849.147217" calcext:value-type="float">
            <text:p>1849.147217</text:p>
          </table:table-cell>
          <table:table-cell office:value-type="float" office:value="1754.192261" calcext:value-type="float">
            <text:p>1754.192261</text:p>
          </table:table-cell>
          <table:table-cell office:value-type="float" office:value="1843.529541" calcext:value-type="float">
            <text:p>1843.529541</text:p>
          </table:table-cell>
          <table:table-cell table:number-columns-repeated="13"/>
        </table:table-row>
        <table:table-row table:style-name="ro1">
          <table:table-cell office:value-type="float" office:value="196.2" calcext:value-type="float">
            <text:p>196.2</text:p>
          </table:table-cell>
          <table:table-cell office:value-type="float" office:value="1739.168091" calcext:value-type="float">
            <text:p>1739.168091</text:p>
          </table:table-cell>
          <table:table-cell office:value-type="float" office:value="1851.252441" calcext:value-type="float">
            <text:p>1851.252441</text:p>
          </table:table-cell>
          <table:table-cell office:value-type="float" office:value="1754.545288" calcext:value-type="float">
            <text:p>1754.545288</text:p>
          </table:table-cell>
          <table:table-cell office:value-type="float" office:value="1841.606689" calcext:value-type="float">
            <text:p>1841.606689</text:p>
          </table:table-cell>
          <table:table-cell table:number-columns-repeated="13"/>
        </table:table-row>
        <table:table-row table:style-name="ro1">
          <table:table-cell office:value-type="float" office:value="196.4" calcext:value-type="float">
            <text:p>196.4</text:p>
          </table:table-cell>
          <table:table-cell office:value-type="float" office:value="1739.853394" calcext:value-type="float">
            <text:p>1739.853394</text:p>
          </table:table-cell>
          <table:table-cell office:value-type="float" office:value="1845.904053" calcext:value-type="float">
            <text:p>1845.904053</text:p>
          </table:table-cell>
          <table:table-cell office:value-type="float" office:value="1753.727539" calcext:value-type="float">
            <text:p>1753.727539</text:p>
          </table:table-cell>
          <table:table-cell office:value-type="float" office:value="1844.567139" calcext:value-type="float">
            <text:p>1844.567139</text:p>
          </table:table-cell>
          <table:table-cell table:number-columns-repeated="13"/>
        </table:table-row>
        <table:table-row table:style-name="ro1">
          <table:table-cell office:value-type="float" office:value="196.6" calcext:value-type="float">
            <text:p>196.6</text:p>
          </table:table-cell>
          <table:table-cell office:value-type="float" office:value="1738.536499" calcext:value-type="float">
            <text:p>1738.536499</text:p>
          </table:table-cell>
          <table:table-cell office:value-type="float" office:value="1851.092896" calcext:value-type="float">
            <text:p>1851.092896</text:p>
          </table:table-cell>
          <table:table-cell office:value-type="float" office:value="1754.058594" calcext:value-type="float">
            <text:p>1754.058594</text:p>
          </table:table-cell>
          <table:table-cell office:value-type="float" office:value="1844.765991" calcext:value-type="float">
            <text:p>1844.765991</text:p>
          </table:table-cell>
          <table:table-cell table:number-columns-repeated="13"/>
        </table:table-row>
        <table:table-row table:style-name="ro1">
          <table:table-cell office:value-type="float" office:value="196.8" calcext:value-type="float">
            <text:p>196.8</text:p>
          </table:table-cell>
          <table:table-cell office:value-type="float" office:value="1737.236328" calcext:value-type="float">
            <text:p>1737.236328</text:p>
          </table:table-cell>
          <table:table-cell office:value-type="float" office:value="1850.81897" calcext:value-type="float">
            <text:p>1850.81897</text:p>
          </table:table-cell>
          <table:table-cell office:value-type="float" office:value="1753.138428" calcext:value-type="float">
            <text:p>1753.138428</text:p>
          </table:table-cell>
          <table:table-cell office:value-type="float" office:value="1843.760376" calcext:value-type="float">
            <text:p>1843.760376</text:p>
          </table:table-cell>
          <table:table-cell table:number-columns-repeated="13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740.890869" calcext:value-type="float">
            <text:p>1740.890869</text:p>
          </table:table-cell>
          <table:table-cell office:value-type="float" office:value="1850.396973" calcext:value-type="float">
            <text:p>1850.396973</text:p>
          </table:table-cell>
          <table:table-cell office:value-type="float" office:value="1752.814819" calcext:value-type="float">
            <text:p>1752.814819</text:p>
          </table:table-cell>
          <table:table-cell office:value-type="float" office:value="1848.099365" calcext:value-type="float">
            <text:p>1848.099365</text:p>
          </table:table-cell>
          <table:table-cell table:number-columns-repeated="13"/>
        </table:table-row>
        <table:table-row table:style-name="ro1">
          <table:table-cell office:value-type="float" office:value="197.2" calcext:value-type="float">
            <text:p>197.2</text:p>
          </table:table-cell>
          <table:table-cell office:value-type="float" office:value="1739.689575" calcext:value-type="float">
            <text:p>1739.689575</text:p>
          </table:table-cell>
          <table:table-cell office:value-type="float" office:value="1849.239624" calcext:value-type="float">
            <text:p>1849.239624</text:p>
          </table:table-cell>
          <table:table-cell office:value-type="float" office:value="1751.317627" calcext:value-type="float">
            <text:p>1751.317627</text:p>
          </table:table-cell>
          <table:table-cell office:value-type="float" office:value="1847.505493" calcext:value-type="float">
            <text:p>1847.505493</text:p>
          </table:table-cell>
          <table:table-cell table:number-columns-repeated="13"/>
        </table:table-row>
        <table:table-row table:style-name="ro1">
          <table:table-cell office:value-type="float" office:value="197.4" calcext:value-type="float">
            <text:p>197.4</text:p>
          </table:table-cell>
          <table:table-cell office:value-type="float" office:value="1743.228271" calcext:value-type="float">
            <text:p>1743.228271</text:p>
          </table:table-cell>
          <table:table-cell office:value-type="float" office:value="1848.511963" calcext:value-type="float">
            <text:p>1848.511963</text:p>
          </table:table-cell>
          <table:table-cell office:value-type="float" office:value="1757.813477" calcext:value-type="float">
            <text:p>1757.813477</text:p>
          </table:table-cell>
          <table:table-cell office:value-type="float" office:value="1843.748047" calcext:value-type="float">
            <text:p>1843.748047</text:p>
          </table:table-cell>
          <table:table-cell table:number-columns-repeated="13"/>
        </table:table-row>
        <table:table-row table:style-name="ro1">
          <table:table-cell office:value-type="float" office:value="197.6" calcext:value-type="float">
            <text:p>197.6</text:p>
          </table:table-cell>
          <table:table-cell office:value-type="float" office:value="1741.037842" calcext:value-type="float">
            <text:p>1741.037842</text:p>
          </table:table-cell>
          <table:table-cell office:value-type="float" office:value="1853.005127" calcext:value-type="float">
            <text:p>1853.005127</text:p>
          </table:table-cell>
          <table:table-cell office:value-type="float" office:value="1755.165405" calcext:value-type="float">
            <text:p>1755.165405</text:p>
          </table:table-cell>
          <table:table-cell office:value-type="float" office:value="1848.563354" calcext:value-type="float">
            <text:p>1848.563354</text:p>
          </table:table-cell>
          <table:table-cell table:number-columns-repeated="13"/>
        </table:table-row>
        <table:table-row table:style-name="ro1">
          <table:table-cell office:value-type="float" office:value="197.8" calcext:value-type="float">
            <text:p>197.8</text:p>
          </table:table-cell>
          <table:table-cell office:value-type="float" office:value="1739.32373" calcext:value-type="float">
            <text:p>1739.32373</text:p>
          </table:table-cell>
          <table:table-cell office:value-type="float" office:value="1849.199951" calcext:value-type="float">
            <text:p>1849.199951</text:p>
          </table:table-cell>
          <table:table-cell office:value-type="float" office:value="1755.136597" calcext:value-type="float">
            <text:p>1755.136597</text:p>
          </table:table-cell>
          <table:table-cell office:value-type="float" office:value="1845.356445" calcext:value-type="float">
            <text:p>1845.356445</text:p>
          </table:table-cell>
          <table:table-cell table:number-columns-repeated="13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741.70166" calcext:value-type="float">
            <text:p>1741.70166</text:p>
          </table:table-cell>
          <table:table-cell office:value-type="float" office:value="1849.550537" calcext:value-type="float">
            <text:p>1849.550537</text:p>
          </table:table-cell>
          <table:table-cell office:value-type="float" office:value="1757.726318" calcext:value-type="float">
            <text:p>1757.726318</text:p>
          </table:table-cell>
          <table:table-cell office:value-type="float" office:value="1841.756104" calcext:value-type="float">
            <text:p>1841.756104</text:p>
          </table:table-cell>
          <table:table-cell table:number-columns-repeated="13"/>
        </table:table-row>
        <table:table-row table:style-name="ro1">
          <table:table-cell office:value-type="float" office:value="198.2" calcext:value-type="float">
            <text:p>198.2</text:p>
          </table:table-cell>
          <table:table-cell office:value-type="float" office:value="1737.742432" calcext:value-type="float">
            <text:p>1737.742432</text:p>
          </table:table-cell>
          <table:table-cell office:value-type="float" office:value="1853.658813" calcext:value-type="float">
            <text:p>1853.658813</text:p>
          </table:table-cell>
          <table:table-cell office:value-type="float" office:value="1750.887695" calcext:value-type="float">
            <text:p>1750.887695</text:p>
          </table:table-cell>
          <table:table-cell office:value-type="float" office:value="1848.990723" calcext:value-type="float">
            <text:p>1848.990723</text:p>
          </table:table-cell>
          <table:table-cell table:number-columns-repeated="13"/>
        </table:table-row>
        <table:table-row table:style-name="ro1">
          <table:table-cell office:value-type="float" office:value="198.4" calcext:value-type="float">
            <text:p>198.4</text:p>
          </table:table-cell>
          <table:table-cell office:value-type="float" office:value="1744.308594" calcext:value-type="float">
            <text:p>1744.308594</text:p>
          </table:table-cell>
          <table:table-cell office:value-type="float" office:value="1848.468262" calcext:value-type="float">
            <text:p>1848.468262</text:p>
          </table:table-cell>
          <table:table-cell office:value-type="float" office:value="1756.225464" calcext:value-type="float">
            <text:p>1756.225464</text:p>
          </table:table-cell>
          <table:table-cell office:value-type="float" office:value="1843.633179" calcext:value-type="float">
            <text:p>1843.633179</text:p>
          </table:table-cell>
          <table:table-cell table:number-columns-repeated="13"/>
        </table:table-row>
        <table:table-row table:style-name="ro1">
          <table:table-cell office:value-type="float" office:value="198.6" calcext:value-type="float">
            <text:p>198.6</text:p>
          </table:table-cell>
          <table:table-cell office:value-type="float" office:value="1743.411743" calcext:value-type="float">
            <text:p>1743.411743</text:p>
          </table:table-cell>
          <table:table-cell office:value-type="float" office:value="1853.342651" calcext:value-type="float">
            <text:p>1853.342651</text:p>
          </table:table-cell>
          <table:table-cell office:value-type="float" office:value="1756.233643" calcext:value-type="float">
            <text:p>1756.233643</text:p>
          </table:table-cell>
          <table:table-cell office:value-type="float" office:value="1845.129395" calcext:value-type="float">
            <text:p>1845.129395</text:p>
          </table:table-cell>
          <table:table-cell table:number-columns-repeated="13"/>
        </table:table-row>
        <table:table-row table:style-name="ro1">
          <table:table-cell office:value-type="float" office:value="198.8" calcext:value-type="float">
            <text:p>198.8</text:p>
          </table:table-cell>
          <table:table-cell office:value-type="float" office:value="1740.869263" calcext:value-type="float">
            <text:p>1740.869263</text:p>
          </table:table-cell>
          <table:table-cell office:value-type="float" office:value="1852.292969" calcext:value-type="float">
            <text:p>1852.292969</text:p>
          </table:table-cell>
          <table:table-cell office:value-type="float" office:value="1755.240479" calcext:value-type="float">
            <text:p>1755.240479</text:p>
          </table:table-cell>
          <table:table-cell office:value-type="float" office:value="1847.544067" calcext:value-type="float">
            <text:p>1847.544067</text:p>
          </table:table-cell>
          <table:table-cell table:number-columns-repeated="13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741.820435" calcext:value-type="float">
            <text:p>1741.820435</text:p>
          </table:table-cell>
          <table:table-cell office:value-type="float" office:value="1850.554688" calcext:value-type="float">
            <text:p>1850.554688</text:p>
          </table:table-cell>
          <table:table-cell office:value-type="float" office:value="1753.53125" calcext:value-type="float">
            <text:p>1753.53125</text:p>
          </table:table-cell>
          <table:table-cell office:value-type="float" office:value="1848.157593" calcext:value-type="float">
            <text:p>1848.157593</text:p>
          </table:table-cell>
          <table:table-cell table:number-columns-repeated="13"/>
        </table:table-row>
        <table:table-row table:style-name="ro1">
          <table:table-cell office:value-type="float" office:value="199.2" calcext:value-type="float">
            <text:p>199.2</text:p>
          </table:table-cell>
          <table:table-cell office:value-type="float" office:value="1747.554199" calcext:value-type="float">
            <text:p>1747.554199</text:p>
          </table:table-cell>
          <table:table-cell office:value-type="float" office:value="1852.285889" calcext:value-type="float">
            <text:p>1852.285889</text:p>
          </table:table-cell>
          <table:table-cell office:value-type="float" office:value="1757.703125" calcext:value-type="float">
            <text:p>1757.703125</text:p>
          </table:table-cell>
          <table:table-cell office:value-type="float" office:value="1845.92395" calcext:value-type="float">
            <text:p>1845.92395</text:p>
          </table:table-cell>
          <table:table-cell table:number-columns-repeated="13"/>
        </table:table-row>
        <table:table-row table:style-name="ro1">
          <table:table-cell office:value-type="float" office:value="199.4" calcext:value-type="float">
            <text:p>199.4</text:p>
          </table:table-cell>
          <table:table-cell office:value-type="float" office:value="1741.806152" calcext:value-type="float">
            <text:p>1741.806152</text:p>
          </table:table-cell>
          <table:table-cell office:value-type="float" office:value="1854.261353" calcext:value-type="float">
            <text:p>1854.261353</text:p>
          </table:table-cell>
          <table:table-cell office:value-type="float" office:value="1754.891846" calcext:value-type="float">
            <text:p>1754.891846</text:p>
          </table:table-cell>
          <table:table-cell office:value-type="float" office:value="1849.61792" calcext:value-type="float">
            <text:p>1849.61792</text:p>
          </table:table-cell>
          <table:table-cell table:number-columns-repeated="13"/>
        </table:table-row>
        <table:table-row table:style-name="ro1">
          <table:table-cell office:value-type="float" office:value="199.6" calcext:value-type="float">
            <text:p>199.6</text:p>
          </table:table-cell>
          <table:table-cell office:value-type="float" office:value="1742.993042" calcext:value-type="float">
            <text:p>1742.993042</text:p>
          </table:table-cell>
          <table:table-cell office:value-type="float" office:value="1850.832031" calcext:value-type="float">
            <text:p>1850.832031</text:p>
          </table:table-cell>
          <table:table-cell office:value-type="float" office:value="1756.675049" calcext:value-type="float">
            <text:p>1756.675049</text:p>
          </table:table-cell>
          <table:table-cell office:value-type="float" office:value="1847.384277" calcext:value-type="float">
            <text:p>1847.384277</text:p>
          </table:table-cell>
          <table:table-cell table:number-columns-repeated="13"/>
        </table:table-row>
        <table:table-row table:style-name="ro1">
          <table:table-cell office:value-type="float" office:value="199.8" calcext:value-type="float">
            <text:p>199.8</text:p>
          </table:table-cell>
          <table:table-cell office:value-type="float" office:value="1743.673096" calcext:value-type="float">
            <text:p>1743.673096</text:p>
          </table:table-cell>
          <table:table-cell office:value-type="float" office:value="1838.300537" calcext:value-type="float">
            <text:p>1838.300537</text:p>
          </table:table-cell>
          <table:table-cell office:value-type="float" office:value="1760.033325" calcext:value-type="float">
            <text:p>1760.033325</text:p>
          </table:table-cell>
          <table:table-cell office:value-type="float" office:value="1829.681396" calcext:value-type="float">
            <text:p>1829.681396</text:p>
          </table:table-cell>
          <table:table-cell table:number-columns-repeated="1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726.688721" calcext:value-type="float">
            <text:p>1726.688721</text:p>
          </table:table-cell>
          <table:table-cell office:value-type="float" office:value="1825.763184" calcext:value-type="float">
            <text:p>1825.763184</text:p>
          </table:table-cell>
          <table:table-cell office:value-type="float" office:value="1738.80835" calcext:value-type="float">
            <text:p>1738.80835</text:p>
          </table:table-cell>
          <table:table-cell office:value-type="float" office:value="1819.984619" calcext:value-type="float">
            <text:p>1819.984619</text:p>
          </table:table-cell>
          <table:table-cell table:number-columns-repeated="13"/>
        </table:table-row>
        <table:table-row table:style-name="ro1">
          <table:table-cell office:value-type="float" office:value="200.2" calcext:value-type="float">
            <text:p>200.2</text:p>
          </table:table-cell>
          <table:table-cell office:value-type="float" office:value="1680.680542" calcext:value-type="float">
            <text:p>1680.680542</text:p>
          </table:table-cell>
          <table:table-cell office:value-type="float" office:value="1828.104126" calcext:value-type="float">
            <text:p>1828.104126</text:p>
          </table:table-cell>
          <table:table-cell office:value-type="float" office:value="1685.240112" calcext:value-type="float">
            <text:p>1685.240112</text:p>
          </table:table-cell>
          <table:table-cell office:value-type="float" office:value="1832.742554" calcext:value-type="float">
            <text:p>1832.742554</text:p>
          </table:table-cell>
          <table:table-cell table:number-columns-repeated="13"/>
        </table:table-row>
        <table:table-row table:style-name="ro1">
          <table:table-cell office:value-type="float" office:value="200.4" calcext:value-type="float">
            <text:p>200.4</text:p>
          </table:table-cell>
          <table:table-cell office:value-type="float" office:value="1679.301392" calcext:value-type="float">
            <text:p>1679.301392</text:p>
          </table:table-cell>
          <table:table-cell office:value-type="float" office:value="1786.800293" calcext:value-type="float">
            <text:p>1786.800293</text:p>
          </table:table-cell>
          <table:table-cell office:value-type="float" office:value="1696.075684" calcext:value-type="float">
            <text:p>1696.075684</text:p>
          </table:table-cell>
          <table:table-cell office:value-type="float" office:value="1777.444092" calcext:value-type="float">
            <text:p>1777.444092</text:p>
          </table:table-cell>
          <table:table-cell table:number-columns-repeated="13"/>
        </table:table-row>
        <table:table-row table:style-name="ro1">
          <table:table-cell office:value-type="float" office:value="200.6" calcext:value-type="float">
            <text:p>200.6</text:p>
          </table:table-cell>
          <table:table-cell office:value-type="float" office:value="1682.22168" calcext:value-type="float">
            <text:p>1682.22168</text:p>
          </table:table-cell>
          <table:table-cell office:value-type="float" office:value="1772.365723" calcext:value-type="float">
            <text:p>1772.365723</text:p>
          </table:table-cell>
          <table:table-cell office:value-type="float" office:value="1688.513916" calcext:value-type="float">
            <text:p>1688.513916</text:p>
          </table:table-cell>
          <table:table-cell office:value-type="float" office:value="1767.763794" calcext:value-type="float">
            <text:p>1767.763794</text:p>
          </table:table-cell>
          <table:table-cell table:number-columns-repeated="13"/>
        </table:table-row>
        <table:table-row table:style-name="ro1">
          <table:table-cell office:value-type="float" office:value="200.8" calcext:value-type="float">
            <text:p>200.8</text:p>
          </table:table-cell>
          <table:table-cell office:value-type="float" office:value="1653.031494" calcext:value-type="float">
            <text:p>1653.031494</text:p>
          </table:table-cell>
          <table:table-cell office:value-type="float" office:value="1765.705566" calcext:value-type="float">
            <text:p>1765.705566</text:p>
          </table:table-cell>
          <table:table-cell office:value-type="float" office:value="1657.551758" calcext:value-type="float">
            <text:p>1657.551758</text:p>
          </table:table-cell>
          <table:table-cell office:value-type="float" office:value="1769.582886" calcext:value-type="float">
            <text:p>1769.582886</text:p>
          </table:table-cell>
          <table:table-cell table:number-columns-repeated="13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657.554565" calcext:value-type="float">
            <text:p>1657.554565</text:p>
          </table:table-cell>
          <table:table-cell office:value-type="float" office:value="1734.106567" calcext:value-type="float">
            <text:p>1734.106567</text:p>
          </table:table-cell>
          <table:table-cell office:value-type="float" office:value="1667.768433" calcext:value-type="float">
            <text:p>1667.768433</text:p>
          </table:table-cell>
          <table:table-cell office:value-type="float" office:value="1731.818359" calcext:value-type="float">
            <text:p>1731.818359</text:p>
          </table:table-cell>
          <table:table-cell table:number-columns-repeated="13"/>
        </table:table-row>
        <table:table-row table:style-name="ro1">
          <table:table-cell office:value-type="float" office:value="201.2" calcext:value-type="float">
            <text:p>201.2</text:p>
          </table:table-cell>
          <table:table-cell office:value-type="float" office:value="1635.738647" calcext:value-type="float">
            <text:p>1635.738647</text:p>
          </table:table-cell>
          <table:table-cell office:value-type="float" office:value="1739.571533" calcext:value-type="float">
            <text:p>1739.571533</text:p>
          </table:table-cell>
          <table:table-cell office:value-type="float" office:value="1653.123413" calcext:value-type="float">
            <text:p>1653.123413</text:p>
          </table:table-cell>
          <table:table-cell office:value-type="float" office:value="1728.742798" calcext:value-type="float">
            <text:p>1728.742798</text:p>
          </table:table-cell>
          <table:table-cell table:number-columns-repeated="13"/>
        </table:table-row>
        <table:table-row table:style-name="ro1">
          <table:table-cell office:value-type="float" office:value="201.4" calcext:value-type="float">
            <text:p>201.4</text:p>
          </table:table-cell>
          <table:table-cell office:value-type="float" office:value="1639.59729" calcext:value-type="float">
            <text:p>1639.59729</text:p>
          </table:table-cell>
          <table:table-cell office:value-type="float" office:value="1717.190063" calcext:value-type="float">
            <text:p>1717.190063</text:p>
          </table:table-cell>
          <table:table-cell office:value-type="float" office:value="1640.549072" calcext:value-type="float">
            <text:p>1640.549072</text:p>
          </table:table-cell>
          <table:table-cell office:value-type="float" office:value="1715.160889" calcext:value-type="float">
            <text:p>1715.160889</text:p>
          </table:table-cell>
          <table:table-cell table:number-columns-repeated="13"/>
        </table:table-row>
        <table:table-row table:style-name="ro1">
          <table:table-cell office:value-type="float" office:value="201.6" calcext:value-type="float">
            <text:p>201.6</text:p>
          </table:table-cell>
          <table:table-cell office:value-type="float" office:value="1627.929688" calcext:value-type="float">
            <text:p>1627.929688</text:p>
          </table:table-cell>
          <table:table-cell office:value-type="float" office:value="1700.93335" calcext:value-type="float">
            <text:p>1700.93335</text:p>
          </table:table-cell>
          <table:table-cell office:value-type="float" office:value="1634.226318" calcext:value-type="float">
            <text:p>1634.226318</text:p>
          </table:table-cell>
          <table:table-cell office:value-type="float" office:value="1704.481934" calcext:value-type="float">
            <text:p>1704.481934</text:p>
          </table:table-cell>
          <table:table-cell table:number-columns-repeated="13"/>
        </table:table-row>
        <table:table-row table:style-name="ro1">
          <table:table-cell office:value-type="float" office:value="201.8" calcext:value-type="float">
            <text:p>201.8</text:p>
          </table:table-cell>
          <table:table-cell office:value-type="float" office:value="1619.086426" calcext:value-type="float">
            <text:p>1619.086426</text:p>
          </table:table-cell>
          <table:table-cell office:value-type="float" office:value="1696.585815" calcext:value-type="float">
            <text:p>1696.585815</text:p>
          </table:table-cell>
          <table:table-cell office:value-type="float" office:value="1627.674438" calcext:value-type="float">
            <text:p>1627.674438</text:p>
          </table:table-cell>
          <table:table-cell office:value-type="float" office:value="1696.595947" calcext:value-type="float">
            <text:p>1696.595947</text:p>
          </table:table-cell>
          <table:table-cell table:number-columns-repeated="13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612.304321" calcext:value-type="float">
            <text:p>1612.304321</text:p>
          </table:table-cell>
          <table:table-cell office:value-type="float" office:value="1684.347534" calcext:value-type="float">
            <text:p>1684.347534</text:p>
          </table:table-cell>
          <table:table-cell office:value-type="float" office:value="1619.851074" calcext:value-type="float">
            <text:p>1619.851074</text:p>
          </table:table-cell>
          <table:table-cell office:value-type="float" office:value="1681.21875" calcext:value-type="float">
            <text:p>1681.21875</text:p>
          </table:table-cell>
          <table:table-cell table:number-columns-repeated="13"/>
        </table:table-row>
        <table:table-row table:style-name="ro1">
          <table:table-cell office:value-type="float" office:value="202.2" calcext:value-type="float">
            <text:p>202.2</text:p>
          </table:table-cell>
          <table:table-cell office:value-type="float" office:value="1607.26709" calcext:value-type="float">
            <text:p>1607.26709</text:p>
          </table:table-cell>
          <table:table-cell office:value-type="float" office:value="1677.526611" calcext:value-type="float">
            <text:p>1677.526611</text:p>
          </table:table-cell>
          <table:table-cell office:value-type="float" office:value="1610.572266" calcext:value-type="float">
            <text:p>1610.572266</text:p>
          </table:table-cell>
          <table:table-cell office:value-type="float" office:value="1670.529541" calcext:value-type="float">
            <text:p>1670.529541</text:p>
          </table:table-cell>
          <table:table-cell table:number-columns-repeated="13"/>
        </table:table-row>
        <table:table-row table:style-name="ro1">
          <table:table-cell office:value-type="float" office:value="202.4" calcext:value-type="float">
            <text:p>202.4</text:p>
          </table:table-cell>
          <table:table-cell office:value-type="float" office:value="1605.292725" calcext:value-type="float">
            <text:p>1605.292725</text:p>
          </table:table-cell>
          <table:table-cell office:value-type="float" office:value="1662.151855" calcext:value-type="float">
            <text:p>1662.151855</text:p>
          </table:table-cell>
          <table:table-cell office:value-type="float" office:value="1611.638916" calcext:value-type="float">
            <text:p>1611.638916</text:p>
          </table:table-cell>
          <table:table-cell office:value-type="float" office:value="1665.260254" calcext:value-type="float">
            <text:p>1665.260254</text:p>
          </table:table-cell>
          <table:table-cell table:number-columns-repeated="13"/>
        </table:table-row>
        <table:table-row table:style-name="ro1">
          <table:table-cell office:value-type="float" office:value="202.6" calcext:value-type="float">
            <text:p>202.6</text:p>
          </table:table-cell>
          <table:table-cell office:value-type="float" office:value="1597.712891" calcext:value-type="float">
            <text:p>1597.712891</text:p>
          </table:table-cell>
          <table:table-cell office:value-type="float" office:value="1659.261963" calcext:value-type="float">
            <text:p>1659.261963</text:p>
          </table:table-cell>
          <table:table-cell office:value-type="float" office:value="1605.449707" calcext:value-type="float">
            <text:p>1605.449707</text:p>
          </table:table-cell>
          <table:table-cell office:value-type="float" office:value="1656.100952" calcext:value-type="float">
            <text:p>1656.100952</text:p>
          </table:table-cell>
          <table:table-cell table:number-columns-repeated="13"/>
        </table:table-row>
        <table:table-row table:style-name="ro1">
          <table:table-cell office:value-type="float" office:value="202.8" calcext:value-type="float">
            <text:p>202.8</text:p>
          </table:table-cell>
          <table:table-cell office:value-type="float" office:value="1588.544556" calcext:value-type="float">
            <text:p>1588.544556</text:p>
          </table:table-cell>
          <table:table-cell office:value-type="float" office:value="1652.815063" calcext:value-type="float">
            <text:p>1652.815063</text:p>
          </table:table-cell>
          <table:table-cell office:value-type="float" office:value="1600.071167" calcext:value-type="float">
            <text:p>1600.071167</text:p>
          </table:table-cell>
          <table:table-cell office:value-type="float" office:value="1644.917358" calcext:value-type="float">
            <text:p>1644.917358</text:p>
          </table:table-cell>
          <table:table-cell table:number-columns-repeated="13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594.775757" calcext:value-type="float">
            <text:p>1594.775757</text:p>
          </table:table-cell>
          <table:table-cell office:value-type="float" office:value="1640.656982" calcext:value-type="float">
            <text:p>1640.656982</text:p>
          </table:table-cell>
          <table:table-cell office:value-type="float" office:value="1594.857422" calcext:value-type="float">
            <text:p>1594.857422</text:p>
          </table:table-cell>
          <table:table-cell office:value-type="float" office:value="1644.009033" calcext:value-type="float">
            <text:p>1644.009033</text:p>
          </table:table-cell>
          <table:table-cell table:number-columns-repeated="13"/>
        </table:table-row>
        <table:table-row table:style-name="ro1">
          <table:table-cell office:value-type="float" office:value="203.2" calcext:value-type="float">
            <text:p>203.2</text:p>
          </table:table-cell>
          <table:table-cell office:value-type="float" office:value="1589.649536" calcext:value-type="float">
            <text:p>1589.649536</text:p>
          </table:table-cell>
          <table:table-cell office:value-type="float" office:value="1631.829834" calcext:value-type="float">
            <text:p>1631.829834</text:p>
          </table:table-cell>
          <table:table-cell office:value-type="float" office:value="1591.436523" calcext:value-type="float">
            <text:p>1591.436523</text:p>
          </table:table-cell>
          <table:table-cell office:value-type="float" office:value="1636.390381" calcext:value-type="float">
            <text:p>1636.390381</text:p>
          </table:table-cell>
          <table:table-cell table:number-columns-repeated="13"/>
        </table:table-row>
        <table:table-row table:style-name="ro1">
          <table:table-cell office:value-type="float" office:value="203.4" calcext:value-type="float">
            <text:p>203.4</text:p>
          </table:table-cell>
          <table:table-cell office:value-type="float" office:value="1580.046875" calcext:value-type="float">
            <text:p>1580.046875</text:p>
          </table:table-cell>
          <table:table-cell office:value-type="float" office:value="1634.432739" calcext:value-type="float">
            <text:p>1634.432739</text:p>
          </table:table-cell>
          <table:table-cell office:value-type="float" office:value="1592.849487" calcext:value-type="float">
            <text:p>1592.849487</text:p>
          </table:table-cell>
          <table:table-cell office:value-type="float" office:value="1626.679321" calcext:value-type="float">
            <text:p>1626.679321</text:p>
          </table:table-cell>
          <table:table-cell table:number-columns-repeated="13"/>
        </table:table-row>
        <table:table-row table:style-name="ro1">
          <table:table-cell office:value-type="float" office:value="203.6" calcext:value-type="float">
            <text:p>203.6</text:p>
          </table:table-cell>
          <table:table-cell office:value-type="float" office:value="1584.034302" calcext:value-type="float">
            <text:p>1584.034302</text:p>
          </table:table-cell>
          <table:table-cell office:value-type="float" office:value="1621.370728" calcext:value-type="float">
            <text:p>1621.370728</text:p>
          </table:table-cell>
          <table:table-cell office:value-type="float" office:value="1583.433838" calcext:value-type="float">
            <text:p>1583.433838</text:p>
          </table:table-cell>
          <table:table-cell office:value-type="float" office:value="1626.254761" calcext:value-type="float">
            <text:p>1626.254761</text:p>
          </table:table-cell>
          <table:table-cell table:number-columns-repeated="13"/>
        </table:table-row>
        <table:table-row table:style-name="ro1">
          <table:table-cell office:value-type="float" office:value="203.8" calcext:value-type="float">
            <text:p>203.8</text:p>
          </table:table-cell>
          <table:table-cell office:value-type="float" office:value="1574.409058" calcext:value-type="float">
            <text:p>1574.409058</text:p>
          </table:table-cell>
          <table:table-cell office:value-type="float" office:value="1619.380249" calcext:value-type="float">
            <text:p>1619.380249</text:p>
          </table:table-cell>
          <table:table-cell office:value-type="float" office:value="1584.601318" calcext:value-type="float">
            <text:p>1584.601318</text:p>
          </table:table-cell>
          <table:table-cell office:value-type="float" office:value="1617.952637" calcext:value-type="float">
            <text:p>1617.952637</text:p>
          </table:table-cell>
          <table:table-cell table:number-columns-repeated="13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579.893677" calcext:value-type="float">
            <text:p>1579.893677</text:p>
          </table:table-cell>
          <table:table-cell office:value-type="float" office:value="1612.09668" calcext:value-type="float">
            <text:p>1612.09668</text:p>
          </table:table-cell>
          <table:table-cell office:value-type="float" office:value="1583.016479" calcext:value-type="float">
            <text:p>1583.016479</text:p>
          </table:table-cell>
          <table:table-cell office:value-type="float" office:value="1615.2854" calcext:value-type="float">
            <text:p>1615.2854</text:p>
          </table:table-cell>
          <table:table-cell table:number-columns-repeated="13"/>
        </table:table-row>
        <table:table-row table:style-name="ro1">
          <table:table-cell office:value-type="float" office:value="204.2" calcext:value-type="float">
            <text:p>204.2</text:p>
          </table:table-cell>
          <table:table-cell office:value-type="float" office:value="1575.860596" calcext:value-type="float">
            <text:p>1575.860596</text:p>
          </table:table-cell>
          <table:table-cell office:value-type="float" office:value="1611.872925" calcext:value-type="float">
            <text:p>1611.872925</text:p>
          </table:table-cell>
          <table:table-cell office:value-type="float" office:value="1581.279785" calcext:value-type="float">
            <text:p>1581.279785</text:p>
          </table:table-cell>
          <table:table-cell office:value-type="float" office:value="1611.219604" calcext:value-type="float">
            <text:p>1611.219604</text:p>
          </table:table-cell>
          <table:table-cell table:number-columns-repeated="13"/>
        </table:table-row>
        <table:table-row table:style-name="ro1">
          <table:table-cell office:value-type="float" office:value="204.4" calcext:value-type="float">
            <text:p>204.4</text:p>
          </table:table-cell>
          <table:table-cell office:value-type="float" office:value="1574.375366" calcext:value-type="float">
            <text:p>1574.375366</text:p>
          </table:table-cell>
          <table:table-cell office:value-type="float" office:value="1602.645508" calcext:value-type="float">
            <text:p>1602.645508</text:p>
          </table:table-cell>
          <table:table-cell office:value-type="float" office:value="1579.698608" calcext:value-type="float">
            <text:p>1579.698608</text:p>
          </table:table-cell>
          <table:table-cell office:value-type="float" office:value="1604.858032" calcext:value-type="float">
            <text:p>1604.858032</text:p>
          </table:table-cell>
          <table:table-cell table:number-columns-repeated="13"/>
        </table:table-row>
        <table:table-row table:style-name="ro1">
          <table:table-cell office:value-type="float" office:value="204.6" calcext:value-type="float">
            <text:p>204.6</text:p>
          </table:table-cell>
          <table:table-cell office:value-type="float" office:value="1572.946045" calcext:value-type="float">
            <text:p>1572.946045</text:p>
          </table:table-cell>
          <table:table-cell office:value-type="float" office:value="1601.866455" calcext:value-type="float">
            <text:p>1601.866455</text:p>
          </table:table-cell>
          <table:table-cell office:value-type="float" office:value="1578.085693" calcext:value-type="float">
            <text:p>1578.085693</text:p>
          </table:table-cell>
          <table:table-cell office:value-type="float" office:value="1604.619507" calcext:value-type="float">
            <text:p>1604.619507</text:p>
          </table:table-cell>
          <table:table-cell table:number-columns-repeated="13"/>
        </table:table-row>
        <table:table-row table:style-name="ro1">
          <table:table-cell office:value-type="float" office:value="204.8" calcext:value-type="float">
            <text:p>204.8</text:p>
          </table:table-cell>
          <table:table-cell office:value-type="float" office:value="1571.34021" calcext:value-type="float">
            <text:p>1571.34021</text:p>
          </table:table-cell>
          <table:table-cell office:value-type="float" office:value="1599.523315" calcext:value-type="float">
            <text:p>1599.523315</text:p>
          </table:table-cell>
          <table:table-cell office:value-type="float" office:value="1576.002563" calcext:value-type="float">
            <text:p>1576.002563</text:p>
          </table:table-cell>
          <table:table-cell office:value-type="float" office:value="1603.393921" calcext:value-type="float">
            <text:p>1603.393921</text:p>
          </table:table-cell>
          <table:table-cell table:number-columns-repeated="13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569.248535" calcext:value-type="float">
            <text:p>1569.248535</text:p>
          </table:table-cell>
          <table:table-cell office:value-type="float" office:value="1592.410156" calcext:value-type="float">
            <text:p>1592.410156</text:p>
          </table:table-cell>
          <table:table-cell office:value-type="float" office:value="1574.508911" calcext:value-type="float">
            <text:p>1574.508911</text:p>
          </table:table-cell>
          <table:table-cell office:value-type="float" office:value="1599.46167" calcext:value-type="float">
            <text:p>1599.46167</text:p>
          </table:table-cell>
          <table:table-cell table:number-columns-repeated="13"/>
        </table:table-row>
        <table:table-row table:style-name="ro1">
          <table:table-cell office:value-type="float" office:value="205.2" calcext:value-type="float">
            <text:p>205.2</text:p>
          </table:table-cell>
          <table:table-cell office:value-type="float" office:value="1573.005493" calcext:value-type="float">
            <text:p>1573.005493</text:p>
          </table:table-cell>
          <table:table-cell office:value-type="float" office:value="1588.389282" calcext:value-type="float">
            <text:p>1588.389282</text:p>
          </table:table-cell>
          <table:table-cell office:value-type="float" office:value="1574.165771" calcext:value-type="float">
            <text:p>1574.165771</text:p>
          </table:table-cell>
          <table:table-cell office:value-type="float" office:value="1599.080444" calcext:value-type="float">
            <text:p>1599.080444</text:p>
          </table:table-cell>
          <table:table-cell table:number-columns-repeated="13"/>
        </table:table-row>
        <table:table-row table:style-name="ro1">
          <table:table-cell office:value-type="float" office:value="205.4" calcext:value-type="float">
            <text:p>205.4</text:p>
          </table:table-cell>
          <table:table-cell office:value-type="float" office:value="1565.889038" calcext:value-type="float">
            <text:p>1565.889038</text:p>
          </table:table-cell>
          <table:table-cell office:value-type="float" office:value="1590.00354" calcext:value-type="float">
            <text:p>1590.00354</text:p>
          </table:table-cell>
          <table:table-cell office:value-type="float" office:value="1573.808228" calcext:value-type="float">
            <text:p>1573.808228</text:p>
          </table:table-cell>
          <table:table-cell office:value-type="float" office:value="1593.873901" calcext:value-type="float">
            <text:p>1593.873901</text:p>
          </table:table-cell>
          <table:table-cell table:number-columns-repeated="13"/>
        </table:table-row>
        <table:table-row table:style-name="ro1">
          <table:table-cell office:value-type="float" office:value="205.6" calcext:value-type="float">
            <text:p>205.6</text:p>
          </table:table-cell>
          <table:table-cell office:value-type="float" office:value="1570.885498" calcext:value-type="float">
            <text:p>1570.885498</text:p>
          </table:table-cell>
          <table:table-cell office:value-type="float" office:value="1590.209839" calcext:value-type="float">
            <text:p>1590.209839</text:p>
          </table:table-cell>
          <table:table-cell office:value-type="float" office:value="1564.093018" calcext:value-type="float">
            <text:p>1564.093018</text:p>
          </table:table-cell>
          <table:table-cell office:value-type="float" office:value="1589.815063" calcext:value-type="float">
            <text:p>1589.815063</text:p>
          </table:table-cell>
          <table:table-cell table:number-columns-repeated="13"/>
        </table:table-row>
        <table:table-row table:style-name="ro1">
          <table:table-cell office:value-type="float" office:value="205.8" calcext:value-type="float">
            <text:p>205.8</text:p>
          </table:table-cell>
          <table:table-cell office:value-type="float" office:value="1569.425171" calcext:value-type="float">
            <text:p>1569.425171</text:p>
          </table:table-cell>
          <table:table-cell office:value-type="float" office:value="1589.27417" calcext:value-type="float">
            <text:p>1589.27417</text:p>
          </table:table-cell>
          <table:table-cell office:value-type="float" office:value="1568.628662" calcext:value-type="float">
            <text:p>1568.628662</text:p>
          </table:table-cell>
          <table:table-cell office:value-type="float" office:value="1588.589722" calcext:value-type="float">
            <text:p>1588.589722</text:p>
          </table:table-cell>
          <table:table-cell table:number-columns-repeated="13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569.706665" calcext:value-type="float">
            <text:p>1569.706665</text:p>
          </table:table-cell>
          <table:table-cell office:value-type="float" office:value="1587.491455" calcext:value-type="float">
            <text:p>1587.491455</text:p>
          </table:table-cell>
          <table:table-cell office:value-type="float" office:value="1571.179932" calcext:value-type="float">
            <text:p>1571.179932</text:p>
          </table:table-cell>
          <table:table-cell office:value-type="float" office:value="1588.401245" calcext:value-type="float">
            <text:p>1588.401245</text:p>
          </table:table-cell>
          <table:table-cell table:number-columns-repeated="13"/>
        </table:table-row>
        <table:table-row table:style-name="ro1">
          <table:table-cell office:value-type="float" office:value="206.2" calcext:value-type="float">
            <text:p>206.2</text:p>
          </table:table-cell>
          <table:table-cell office:value-type="float" office:value="1566.74353" calcext:value-type="float">
            <text:p>1566.74353</text:p>
          </table:table-cell>
          <table:table-cell office:value-type="float" office:value="1585.895752" calcext:value-type="float">
            <text:p>1585.895752</text:p>
          </table:table-cell>
          <table:table-cell office:value-type="float" office:value="1569.130493" calcext:value-type="float">
            <text:p>1569.130493</text:p>
          </table:table-cell>
          <table:table-cell office:value-type="float" office:value="1584.667725" calcext:value-type="float">
            <text:p>1584.667725</text:p>
          </table:table-cell>
          <table:table-cell table:number-columns-repeated="13"/>
        </table:table-row>
        <table:table-row table:style-name="ro1">
          <table:table-cell office:value-type="float" office:value="206.4" calcext:value-type="float">
            <text:p>206.4</text:p>
          </table:table-cell>
          <table:table-cell office:value-type="float" office:value="1570.296509" calcext:value-type="float">
            <text:p>1570.296509</text:p>
          </table:table-cell>
          <table:table-cell office:value-type="float" office:value="1582.697998" calcext:value-type="float">
            <text:p>1582.697998</text:p>
          </table:table-cell>
          <table:table-cell office:value-type="float" office:value="1572.9729" calcext:value-type="float">
            <text:p>1572.9729</text:p>
          </table:table-cell>
          <table:table-cell office:value-type="float" office:value="1583.090332" calcext:value-type="float">
            <text:p>1583.090332</text:p>
          </table:table-cell>
          <table:table-cell table:number-columns-repeated="13"/>
        </table:table-row>
        <table:table-row table:style-name="ro1">
          <table:table-cell office:value-type="float" office:value="206.6" calcext:value-type="float">
            <text:p>206.6</text:p>
          </table:table-cell>
          <table:table-cell office:value-type="float" office:value="1569.106079" calcext:value-type="float">
            <text:p>1569.106079</text:p>
          </table:table-cell>
          <table:table-cell office:value-type="float" office:value="1581.319092" calcext:value-type="float">
            <text:p>1581.319092</text:p>
          </table:table-cell>
          <table:table-cell office:value-type="float" office:value="1568.779175" calcext:value-type="float">
            <text:p>1568.779175</text:p>
          </table:table-cell>
          <table:table-cell office:value-type="float" office:value="1581.665405" calcext:value-type="float">
            <text:p>1581.665405</text:p>
          </table:table-cell>
          <table:table-cell table:number-columns-repeated="13"/>
        </table:table-row>
        <table:table-row table:style-name="ro1">
          <table:table-cell office:value-type="float" office:value="206.8" calcext:value-type="float">
            <text:p>206.8</text:p>
          </table:table-cell>
          <table:table-cell office:value-type="float" office:value="1568.345093" calcext:value-type="float">
            <text:p>1568.345093</text:p>
          </table:table-cell>
          <table:table-cell office:value-type="float" office:value="1579.187866" calcext:value-type="float">
            <text:p>1579.187866</text:p>
          </table:table-cell>
          <table:table-cell office:value-type="float" office:value="1568.335205" calcext:value-type="float">
            <text:p>1568.335205</text:p>
          </table:table-cell>
          <table:table-cell office:value-type="float" office:value="1579.612427" calcext:value-type="float">
            <text:p>1579.612427</text:p>
          </table:table-cell>
          <table:table-cell table:number-columns-repeated="13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571.718872" calcext:value-type="float">
            <text:p>1571.718872</text:p>
          </table:table-cell>
          <table:table-cell office:value-type="float" office:value="1576.881836" calcext:value-type="float">
            <text:p>1576.881836</text:p>
          </table:table-cell>
          <table:table-cell office:value-type="float" office:value="1570.625" calcext:value-type="float">
            <text:p>1570.625</text:p>
          </table:table-cell>
          <table:table-cell office:value-type="float" office:value="1576.50293" calcext:value-type="float">
            <text:p>1576.50293</text:p>
          </table:table-cell>
          <table:table-cell table:number-columns-repeated="13"/>
        </table:table-row>
        <table:table-row table:style-name="ro1">
          <table:table-cell office:value-type="float" office:value="207.2" calcext:value-type="float">
            <text:p>207.2</text:p>
          </table:table-cell>
          <table:table-cell office:value-type="float" office:value="1570.932373" calcext:value-type="float">
            <text:p>1570.932373</text:p>
          </table:table-cell>
          <table:table-cell office:value-type="float" office:value="1574.653076" calcext:value-type="float">
            <text:p>1574.653076</text:p>
          </table:table-cell>
          <table:table-cell office:value-type="float" office:value="1570.619629" calcext:value-type="float">
            <text:p>1570.619629</text:p>
          </table:table-cell>
          <table:table-cell office:value-type="float" office:value="1575.070801" calcext:value-type="float">
            <text:p>1575.070801</text:p>
          </table:table-cell>
          <table:table-cell table:number-columns-repeated="13"/>
        </table:table-row>
        <table:table-row table:style-name="ro1">
          <table:table-cell office:value-type="float" office:value="207.4" calcext:value-type="float">
            <text:p>207.4</text:p>
          </table:table-cell>
          <table:table-cell office:value-type="float" office:value="1567.469238" calcext:value-type="float">
            <text:p>1567.469238</text:p>
          </table:table-cell>
          <table:table-cell office:value-type="float" office:value="1578.073364" calcext:value-type="float">
            <text:p>1578.073364</text:p>
          </table:table-cell>
          <table:table-cell office:value-type="float" office:value="1565.650757" calcext:value-type="float">
            <text:p>1565.650757</text:p>
          </table:table-cell>
          <table:table-cell office:value-type="float" office:value="1577.925537" calcext:value-type="float">
            <text:p>1577.925537</text:p>
          </table:table-cell>
          <table:table-cell table:number-columns-repeated="13"/>
        </table:table-row>
        <table:table-row table:style-name="ro1">
          <table:table-cell office:value-type="float" office:value="207.6" calcext:value-type="float">
            <text:p>207.6</text:p>
          </table:table-cell>
          <table:table-cell office:value-type="float" office:value="1563.907104" calcext:value-type="float">
            <text:p>1563.907104</text:p>
          </table:table-cell>
          <table:table-cell office:value-type="float" office:value="1578.704346" calcext:value-type="float">
            <text:p>1578.704346</text:p>
          </table:table-cell>
          <table:table-cell office:value-type="float" office:value="1567.842407" calcext:value-type="float">
            <text:p>1567.842407</text:p>
          </table:table-cell>
          <table:table-cell office:value-type="float" office:value="1576.883667" calcext:value-type="float">
            <text:p>1576.883667</text:p>
          </table:table-cell>
          <table:table-cell table:number-columns-repeated="13"/>
        </table:table-row>
        <table:table-row table:style-name="ro1">
          <table:table-cell office:value-type="float" office:value="207.8" calcext:value-type="float">
            <text:p>207.8</text:p>
          </table:table-cell>
          <table:table-cell office:value-type="float" office:value="1564.712769" calcext:value-type="float">
            <text:p>1564.712769</text:p>
          </table:table-cell>
          <table:table-cell office:value-type="float" office:value="1579.359253" calcext:value-type="float">
            <text:p>1579.359253</text:p>
          </table:table-cell>
          <table:table-cell office:value-type="float" office:value="1564.755249" calcext:value-type="float">
            <text:p>1564.755249</text:p>
          </table:table-cell>
          <table:table-cell office:value-type="float" office:value="1576.42688" calcext:value-type="float">
            <text:p>1576.42688</text:p>
          </table:table-cell>
          <table:table-cell table:number-columns-repeated="13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566.226562" calcext:value-type="float">
            <text:p>1566.226562</text:p>
          </table:table-cell>
          <table:table-cell office:value-type="float" office:value="1574.396362" calcext:value-type="float">
            <text:p>1574.396362</text:p>
          </table:table-cell>
          <table:table-cell office:value-type="float" office:value="1567.277954" calcext:value-type="float">
            <text:p>1567.277954</text:p>
          </table:table-cell>
          <table:table-cell office:value-type="float" office:value="1572.690063" calcext:value-type="float">
            <text:p>1572.690063</text:p>
          </table:table-cell>
          <table:table-cell table:number-columns-repeated="13"/>
        </table:table-row>
        <table:table-row table:style-name="ro1">
          <table:table-cell office:value-type="float" office:value="208.2" calcext:value-type="float">
            <text:p>208.2</text:p>
          </table:table-cell>
          <table:table-cell office:value-type="float" office:value="1556.77356" calcext:value-type="float">
            <text:p>1556.77356</text:p>
          </table:table-cell>
          <table:table-cell office:value-type="float" office:value="1581.615112" calcext:value-type="float">
            <text:p>1581.615112</text:p>
          </table:table-cell>
          <table:table-cell office:value-type="float" office:value="1552.268799" calcext:value-type="float">
            <text:p>1552.268799</text:p>
          </table:table-cell>
          <table:table-cell office:value-type="float" office:value="1587.367188" calcext:value-type="float">
            <text:p>1587.367188</text:p>
          </table:table-cell>
          <table:table-cell table:number-columns-repeated="13"/>
        </table:table-row>
        <table:table-row table:style-name="ro1">
          <table:table-cell office:value-type="float" office:value="208.4" calcext:value-type="float">
            <text:p>208.4</text:p>
          </table:table-cell>
          <table:table-cell office:value-type="float" office:value="1574.914185" calcext:value-type="float">
            <text:p>1574.914185</text:p>
          </table:table-cell>
          <table:table-cell office:value-type="float" office:value="1568.931641" calcext:value-type="float">
            <text:p>1568.931641</text:p>
          </table:table-cell>
          <table:table-cell office:value-type="float" office:value="1578.069336" calcext:value-type="float">
            <text:p>1578.069336</text:p>
          </table:table-cell>
          <table:table-cell office:value-type="float" office:value="1564.476074" calcext:value-type="float">
            <text:p>1564.476074</text:p>
          </table:table-cell>
          <table:table-cell table:number-columns-repeated="13"/>
        </table:table-row>
        <table:table-row table:style-name="ro1">
          <table:table-cell office:value-type="float" office:value="208.6" calcext:value-type="float">
            <text:p>208.6</text:p>
          </table:table-cell>
          <table:table-cell office:value-type="float" office:value="1569.509399" calcext:value-type="float">
            <text:p>1569.509399</text:p>
          </table:table-cell>
          <table:table-cell office:value-type="float" office:value="1551.626709" calcext:value-type="float">
            <text:p>1551.626709</text:p>
          </table:table-cell>
          <table:table-cell office:value-type="float" office:value="1591.90564" calcext:value-type="float">
            <text:p>1591.90564</text:p>
          </table:table-cell>
          <table:table-cell office:value-type="float" office:value="1582.444824" calcext:value-type="float">
            <text:p>1582.444824</text:p>
          </table:table-cell>
          <table:table-cell table:number-columns-repeated="13"/>
        </table:table-row>
        <table:table-row table:style-name="ro1">
          <table:table-cell office:value-type="float" office:value="208.8" calcext:value-type="float">
            <text:p>208.8</text:p>
          </table:table-cell>
          <table:table-cell office:value-type="float" office:value="1517.983276" calcext:value-type="float">
            <text:p>1517.983276</text:p>
          </table:table-cell>
          <table:table-cell office:value-type="float" office:value="1537.349731" calcext:value-type="float">
            <text:p>1537.349731</text:p>
          </table:table-cell>
          <table:table-cell office:value-type="float" office:value="1590.361694" calcext:value-type="float">
            <text:p>1590.361694</text:p>
          </table:table-cell>
          <table:table-cell office:value-type="float" office:value="1650.688477" calcext:value-type="float">
            <text:p>1650.688477</text:p>
          </table:table-cell>
          <table:table-cell table:number-columns-repeated="13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542.46106" calcext:value-type="float">
            <text:p>1542.46106</text:p>
          </table:table-cell>
          <table:table-cell office:value-type="float" office:value="1535.117065" calcext:value-type="float">
            <text:p>1535.117065</text:p>
          </table:table-cell>
          <table:table-cell office:value-type="float" office:value="1623.403809" calcext:value-type="float">
            <text:p>1623.403809</text:p>
          </table:table-cell>
          <table:table-cell office:value-type="float" office:value="1633.410034" calcext:value-type="float">
            <text:p>1633.410034</text:p>
          </table:table-cell>
          <table:table-cell table:number-columns-repeated="13"/>
        </table:table-row>
        <table:table-row table:style-name="ro1">
          <table:table-cell office:value-type="float" office:value="209.2" calcext:value-type="float">
            <text:p>209.2</text:p>
          </table:table-cell>
          <table:table-cell office:value-type="float" office:value="1556.996216" calcext:value-type="float">
            <text:p>1556.996216</text:p>
          </table:table-cell>
          <table:table-cell office:value-type="float" office:value="1555.225098" calcext:value-type="float">
            <text:p>1555.225098</text:p>
          </table:table-cell>
          <table:table-cell office:value-type="float" office:value="1654.539185" calcext:value-type="float">
            <text:p>1654.539185</text:p>
          </table:table-cell>
          <table:table-cell office:value-type="float" office:value="1647.379395" calcext:value-type="float">
            <text:p>1647.379395</text:p>
          </table:table-cell>
          <table:table-cell table:number-columns-repeated="13"/>
        </table:table-row>
        <table:table-row table:style-name="ro1">
          <table:table-cell office:value-type="float" office:value="209.4" calcext:value-type="float">
            <text:p>209.4</text:p>
          </table:table-cell>
          <table:table-cell office:value-type="float" office:value="1565.568481" calcext:value-type="float">
            <text:p>1565.568481</text:p>
          </table:table-cell>
          <table:table-cell office:value-type="float" office:value="1577.90918" calcext:value-type="float">
            <text:p>1577.90918</text:p>
          </table:table-cell>
          <table:table-cell office:value-type="float" office:value="1649.484863" calcext:value-type="float">
            <text:p>1649.484863</text:p>
          </table:table-cell>
          <table:table-cell office:value-type="float" office:value="1609.011719" calcext:value-type="float">
            <text:p>1609.011719</text:p>
          </table:table-cell>
          <table:table-cell table:number-columns-repeated="13"/>
        </table:table-row>
        <table:table-row table:style-name="ro1">
          <table:table-cell office:value-type="float" office:value="209.6" calcext:value-type="float">
            <text:p>209.6</text:p>
          </table:table-cell>
          <table:table-cell office:value-type="float" office:value="1583.825317" calcext:value-type="float">
            <text:p>1583.825317</text:p>
          </table:table-cell>
          <table:table-cell office:value-type="float" office:value="1602.684204" calcext:value-type="float">
            <text:p>1602.684204</text:p>
          </table:table-cell>
          <table:table-cell office:value-type="float" office:value="1624.867554" calcext:value-type="float">
            <text:p>1624.867554</text:p>
          </table:table-cell>
          <table:table-cell office:value-type="float" office:value="1687.709229" calcext:value-type="float">
            <text:p>1687.709229</text:p>
          </table:table-cell>
          <table:table-cell table:number-columns-repeated="13"/>
        </table:table-row>
        <table:table-row table:style-name="ro1">
          <table:table-cell office:value-type="float" office:value="209.8" calcext:value-type="float">
            <text:p>209.8</text:p>
          </table:table-cell>
          <table:table-cell office:value-type="float" office:value="1583.61084" calcext:value-type="float">
            <text:p>1583.61084</text:p>
          </table:table-cell>
          <table:table-cell office:value-type="float" office:value="1589.045532" calcext:value-type="float">
            <text:p>1589.045532</text:p>
          </table:table-cell>
          <table:table-cell office:value-type="float" office:value="1644.355713" calcext:value-type="float">
            <text:p>1644.355713</text:p>
          </table:table-cell>
          <table:table-cell office:value-type="float" office:value="1665.845947" calcext:value-type="float">
            <text:p>1665.845947</text:p>
          </table:table-cell>
          <table:table-cell table:number-columns-repeated="13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605.453003" calcext:value-type="float">
            <text:p>1605.453003</text:p>
          </table:table-cell>
          <table:table-cell office:value-type="float" office:value="1611.072144" calcext:value-type="float">
            <text:p>1611.072144</text:p>
          </table:table-cell>
          <table:table-cell office:value-type="float" office:value="1659.492676" calcext:value-type="float">
            <text:p>1659.492676</text:p>
          </table:table-cell>
          <table:table-cell office:value-type="float" office:value="1681.553101" calcext:value-type="float">
            <text:p>1681.553101</text:p>
          </table:table-cell>
          <table:table-cell table:number-columns-repeated="13"/>
        </table:table-row>
        <table:table-row table:style-name="ro1">
          <table:table-cell office:value-type="float" office:value="210.2" calcext:value-type="float">
            <text:p>210.2</text:p>
          </table:table-cell>
          <table:table-cell office:value-type="float" office:value="1609.304077" calcext:value-type="float">
            <text:p>1609.304077</text:p>
          </table:table-cell>
          <table:table-cell office:value-type="float" office:value="1641.875" calcext:value-type="float">
            <text:p>1641.875</text:p>
          </table:table-cell>
          <table:table-cell office:value-type="float" office:value="1656.609985" calcext:value-type="float">
            <text:p>1656.609985</text:p>
          </table:table-cell>
          <table:table-cell office:value-type="float" office:value="1718.265747" calcext:value-type="float">
            <text:p>1718.265747</text:p>
          </table:table-cell>
          <table:table-cell table:number-columns-repeated="13"/>
        </table:table-row>
        <table:table-row table:style-name="ro1">
          <table:table-cell office:value-type="float" office:value="210.4" calcext:value-type="float">
            <text:p>210.4</text:p>
          </table:table-cell>
          <table:table-cell office:value-type="float" office:value="1636.437744" calcext:value-type="float">
            <text:p>1636.437744</text:p>
          </table:table-cell>
          <table:table-cell office:value-type="float" office:value="1662.84436" calcext:value-type="float">
            <text:p>1662.84436</text:p>
          </table:table-cell>
          <table:table-cell office:value-type="float" office:value="1676.232544" calcext:value-type="float">
            <text:p>1676.232544</text:p>
          </table:table-cell>
          <table:table-cell office:value-type="float" office:value="1707.740356" calcext:value-type="float">
            <text:p>1707.740356</text:p>
          </table:table-cell>
          <table:table-cell table:number-columns-repeated="13"/>
        </table:table-row>
        <table:table-row table:style-name="ro1">
          <table:table-cell office:value-type="float" office:value="210.6" calcext:value-type="float">
            <text:p>210.6</text:p>
          </table:table-cell>
          <table:table-cell office:value-type="float" office:value="1678.566162" calcext:value-type="float">
            <text:p>1678.566162</text:p>
          </table:table-cell>
          <table:table-cell office:value-type="float" office:value="1720.02832" calcext:value-type="float">
            <text:p>1720.02832</text:p>
          </table:table-cell>
          <table:table-cell office:value-type="float" office:value="1660.552002" calcext:value-type="float">
            <text:p>1660.552002</text:p>
          </table:table-cell>
          <table:table-cell office:value-type="float" office:value="1712.130249" calcext:value-type="float">
            <text:p>1712.130249</text:p>
          </table:table-cell>
          <table:table-cell table:number-columns-repeated="13"/>
        </table:table-row>
        <table:table-row table:style-name="ro1">
          <table:table-cell office:value-type="float" office:value="210.8" calcext:value-type="float">
            <text:p>210.8</text:p>
          </table:table-cell>
          <table:table-cell office:value-type="float" office:value="1684.439087" calcext:value-type="float">
            <text:p>1684.439087</text:p>
          </table:table-cell>
          <table:table-cell office:value-type="float" office:value="1762.681885" calcext:value-type="float">
            <text:p>1762.681885</text:p>
          </table:table-cell>
          <table:table-cell office:value-type="float" office:value="1677.628662" calcext:value-type="float">
            <text:p>1677.628662</text:p>
          </table:table-cell>
          <table:table-cell office:value-type="float" office:value="1752.029785" calcext:value-type="float">
            <text:p>1752.029785</text:p>
          </table:table-cell>
          <table:table-cell table:number-columns-repeated="13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695.163696" calcext:value-type="float">
            <text:p>1695.163696</text:p>
          </table:table-cell>
          <table:table-cell office:value-type="float" office:value="1763.255493" calcext:value-type="float">
            <text:p>1763.255493</text:p>
          </table:table-cell>
          <table:table-cell office:value-type="float" office:value="1691.542725" calcext:value-type="float">
            <text:p>1691.542725</text:p>
          </table:table-cell>
          <table:table-cell office:value-type="float" office:value="1753.535645" calcext:value-type="float">
            <text:p>1753.535645</text:p>
          </table:table-cell>
          <table:table-cell table:number-columns-repeated="13"/>
        </table:table-row>
        <table:table-row table:style-name="ro1">
          <table:table-cell office:value-type="float" office:value="211.2" calcext:value-type="float">
            <text:p>211.2</text:p>
          </table:table-cell>
          <table:table-cell office:value-type="float" office:value="1703.13269" calcext:value-type="float">
            <text:p>1703.13269</text:p>
          </table:table-cell>
          <table:table-cell office:value-type="float" office:value="1759.265381" calcext:value-type="float">
            <text:p>1759.265381</text:p>
          </table:table-cell>
          <table:table-cell office:value-type="float" office:value="1708.959961" calcext:value-type="float">
            <text:p>1708.959961</text:p>
          </table:table-cell>
          <table:table-cell office:value-type="float" office:value="1745.79248" calcext:value-type="float">
            <text:p>1745.79248</text:p>
          </table:table-cell>
          <table:table-cell table:number-columns-repeated="13"/>
        </table:table-row>
        <table:table-row table:style-name="ro1">
          <table:table-cell office:value-type="float" office:value="211.4" calcext:value-type="float">
            <text:p>211.4</text:p>
          </table:table-cell>
          <table:table-cell office:value-type="float" office:value="1697.441284" calcext:value-type="float">
            <text:p>1697.441284</text:p>
          </table:table-cell>
          <table:table-cell office:value-type="float" office:value="1764.830566" calcext:value-type="float">
            <text:p>1764.830566</text:p>
          </table:table-cell>
          <table:table-cell office:value-type="float" office:value="1696.44751" calcext:value-type="float">
            <text:p>1696.44751</text:p>
          </table:table-cell>
          <table:table-cell office:value-type="float" office:value="1774.972656" calcext:value-type="float">
            <text:p>1774.972656</text:p>
          </table:table-cell>
          <table:table-cell table:number-columns-repeated="13"/>
        </table:table-row>
        <table:table-row table:style-name="ro1">
          <table:table-cell office:value-type="float" office:value="211.6" calcext:value-type="float">
            <text:p>211.6</text:p>
          </table:table-cell>
          <table:table-cell office:value-type="float" office:value="1675.694092" calcext:value-type="float">
            <text:p>1675.694092</text:p>
          </table:table-cell>
          <table:table-cell office:value-type="float" office:value="1780.613281" calcext:value-type="float">
            <text:p>1780.613281</text:p>
          </table:table-cell>
          <table:table-cell office:value-type="float" office:value="1689.219238" calcext:value-type="float">
            <text:p>1689.219238</text:p>
          </table:table-cell>
          <table:table-cell office:value-type="float" office:value="1777.461548" calcext:value-type="float">
            <text:p>1777.461548</text:p>
          </table:table-cell>
          <table:table-cell table:number-columns-repeated="13"/>
        </table:table-row>
        <table:table-row table:style-name="ro1">
          <table:table-cell office:value-type="float" office:value="211.8" calcext:value-type="float">
            <text:p>211.8</text:p>
          </table:table-cell>
          <table:table-cell office:value-type="float" office:value="1685.041504" calcext:value-type="float">
            <text:p>1685.041504</text:p>
          </table:table-cell>
          <table:table-cell office:value-type="float" office:value="1770.076294" calcext:value-type="float">
            <text:p>1770.076294</text:p>
          </table:table-cell>
          <table:table-cell office:value-type="float" office:value="1695.494141" calcext:value-type="float">
            <text:p>1695.494141</text:p>
          </table:table-cell>
          <table:table-cell office:value-type="float" office:value="1756.265991" calcext:value-type="float">
            <text:p>1756.265991</text:p>
          </table:table-cell>
          <table:table-cell table:number-columns-repeated="13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691.779541" calcext:value-type="float">
            <text:p>1691.779541</text:p>
          </table:table-cell>
          <table:table-cell office:value-type="float" office:value="1775.63501" calcext:value-type="float">
            <text:p>1775.63501</text:p>
          </table:table-cell>
          <table:table-cell office:value-type="float" office:value="1696.220825" calcext:value-type="float">
            <text:p>1696.220825</text:p>
          </table:table-cell>
          <table:table-cell office:value-type="float" office:value="1767.187988" calcext:value-type="float">
            <text:p>1767.187988</text:p>
          </table:table-cell>
          <table:table-cell table:number-columns-repeated="13"/>
        </table:table-row>
        <table:table-row table:style-name="ro1">
          <table:table-cell office:value-type="float" office:value="212.2" calcext:value-type="float">
            <text:p>212.2</text:p>
          </table:table-cell>
          <table:table-cell office:value-type="float" office:value="1684.435059" calcext:value-type="float">
            <text:p>1684.435059</text:p>
          </table:table-cell>
          <table:table-cell office:value-type="float" office:value="1779.748413" calcext:value-type="float">
            <text:p>1779.748413</text:p>
          </table:table-cell>
          <table:table-cell office:value-type="float" office:value="1695.739258" calcext:value-type="float">
            <text:p>1695.739258</text:p>
          </table:table-cell>
          <table:table-cell office:value-type="float" office:value="1779.711914" calcext:value-type="float">
            <text:p>1779.711914</text:p>
          </table:table-cell>
          <table:table-cell table:number-columns-repeated="13"/>
        </table:table-row>
        <table:table-row table:style-name="ro1">
          <table:table-cell office:value-type="float" office:value="212.4" calcext:value-type="float">
            <text:p>212.4</text:p>
          </table:table-cell>
          <table:table-cell office:value-type="float" office:value="1688.948975" calcext:value-type="float">
            <text:p>1688.948975</text:p>
          </table:table-cell>
          <table:table-cell office:value-type="float" office:value="1780.303467" calcext:value-type="float">
            <text:p>1780.303467</text:p>
          </table:table-cell>
          <table:table-cell office:value-type="float" office:value="1700.249878" calcext:value-type="float">
            <text:p>1700.249878</text:p>
          </table:table-cell>
          <table:table-cell office:value-type="float" office:value="1768.446655" calcext:value-type="float">
            <text:p>1768.446655</text:p>
          </table:table-cell>
          <table:table-cell table:number-columns-repeated="13"/>
        </table:table-row>
        <table:table-row table:style-name="ro1">
          <table:table-cell office:value-type="float" office:value="212.6" calcext:value-type="float">
            <text:p>212.6</text:p>
          </table:table-cell>
          <table:table-cell office:value-type="float" office:value="1690.697144" calcext:value-type="float">
            <text:p>1690.697144</text:p>
          </table:table-cell>
          <table:table-cell office:value-type="float" office:value="1775.770874" calcext:value-type="float">
            <text:p>1775.770874</text:p>
          </table:table-cell>
          <table:table-cell office:value-type="float" office:value="1698.956787" calcext:value-type="float">
            <text:p>1698.956787</text:p>
          </table:table-cell>
          <table:table-cell office:value-type="float" office:value="1775.954834" calcext:value-type="float">
            <text:p>1775.954834</text:p>
          </table:table-cell>
          <table:table-cell table:number-columns-repeated="13"/>
        </table:table-row>
        <table:table-row table:style-name="ro1">
          <table:table-cell office:value-type="float" office:value="212.8" calcext:value-type="float">
            <text:p>212.8</text:p>
          </table:table-cell>
          <table:table-cell office:value-type="float" office:value="1688.121094" calcext:value-type="float">
            <text:p>1688.121094</text:p>
          </table:table-cell>
          <table:table-cell office:value-type="float" office:value="1783.26709" calcext:value-type="float">
            <text:p>1783.26709</text:p>
          </table:table-cell>
          <table:table-cell office:value-type="float" office:value="1699.027832" calcext:value-type="float">
            <text:p>1699.027832</text:p>
          </table:table-cell>
          <table:table-cell office:value-type="float" office:value="1775.549561" calcext:value-type="float">
            <text:p>1775.549561</text:p>
          </table:table-cell>
          <table:table-cell table:number-columns-repeated="13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692.371094" calcext:value-type="float">
            <text:p>1692.371094</text:p>
          </table:table-cell>
          <table:table-cell office:value-type="float" office:value="1783.222412" calcext:value-type="float">
            <text:p>1783.222412</text:p>
          </table:table-cell>
          <table:table-cell office:value-type="float" office:value="1701.981689" calcext:value-type="float">
            <text:p>1701.981689</text:p>
          </table:table-cell>
          <table:table-cell office:value-type="float" office:value="1778.620483" calcext:value-type="float">
            <text:p>1778.620483</text:p>
          </table:table-cell>
          <table:table-cell table:number-columns-repeated="13"/>
        </table:table-row>
        <table:table-row table:style-name="ro1">
          <table:table-cell office:value-type="float" office:value="213.2" calcext:value-type="float">
            <text:p>213.2</text:p>
          </table:table-cell>
          <table:table-cell office:value-type="float" office:value="1691.504761" calcext:value-type="float">
            <text:p>1691.504761</text:p>
          </table:table-cell>
          <table:table-cell office:value-type="float" office:value="1783.474487" calcext:value-type="float">
            <text:p>1783.474487</text:p>
          </table:table-cell>
          <table:table-cell office:value-type="float" office:value="1703.11731" calcext:value-type="float">
            <text:p>1703.11731</text:p>
          </table:table-cell>
          <table:table-cell office:value-type="float" office:value="1775.871826" calcext:value-type="float">
            <text:p>1775.871826</text:p>
          </table:table-cell>
          <table:table-cell table:number-columns-repeated="13"/>
        </table:table-row>
        <table:table-row table:style-name="ro1">
          <table:table-cell office:value-type="float" office:value="213.4" calcext:value-type="float">
            <text:p>213.4</text:p>
          </table:table-cell>
          <table:table-cell office:value-type="float" office:value="1690.147461" calcext:value-type="float">
            <text:p>1690.147461</text:p>
          </table:table-cell>
          <table:table-cell office:value-type="float" office:value="1784.040039" calcext:value-type="float">
            <text:p>1784.040039</text:p>
          </table:table-cell>
          <table:table-cell office:value-type="float" office:value="1702.165039" calcext:value-type="float">
            <text:p>1702.165039</text:p>
          </table:table-cell>
          <table:table-cell office:value-type="float" office:value="1777.356201" calcext:value-type="float">
            <text:p>1777.356201</text:p>
          </table:table-cell>
          <table:table-cell table:number-columns-repeated="13"/>
        </table:table-row>
        <table:table-row table:style-name="ro1">
          <table:table-cell office:value-type="float" office:value="213.6" calcext:value-type="float">
            <text:p>213.6</text:p>
          </table:table-cell>
          <table:table-cell office:value-type="float" office:value="1691.091919" calcext:value-type="float">
            <text:p>1691.091919</text:p>
          </table:table-cell>
          <table:table-cell office:value-type="float" office:value="1788.601196" calcext:value-type="float">
            <text:p>1788.601196</text:p>
          </table:table-cell>
          <table:table-cell office:value-type="float" office:value="1704.080078" calcext:value-type="float">
            <text:p>1704.080078</text:p>
          </table:table-cell>
          <table:table-cell office:value-type="float" office:value="1781.075317" calcext:value-type="float">
            <text:p>1781.075317</text:p>
          </table:table-cell>
          <table:table-cell table:number-columns-repeated="13"/>
        </table:table-row>
        <table:table-row table:style-name="ro1">
          <table:table-cell office:value-type="float" office:value="213.8" calcext:value-type="float">
            <text:p>213.8</text:p>
          </table:table-cell>
          <table:table-cell office:value-type="float" office:value="1694.758301" calcext:value-type="float">
            <text:p>1694.758301</text:p>
          </table:table-cell>
          <table:table-cell office:value-type="float" office:value="1787.350586" calcext:value-type="float">
            <text:p>1787.350586</text:p>
          </table:table-cell>
          <table:table-cell office:value-type="float" office:value="1705.156738" calcext:value-type="float">
            <text:p>1705.156738</text:p>
          </table:table-cell>
          <table:table-cell office:value-type="float" office:value="1783.48999" calcext:value-type="float">
            <text:p>1783.48999</text:p>
          </table:table-cell>
          <table:table-cell table:number-columns-repeated="13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695.140747" calcext:value-type="float">
            <text:p>1695.140747</text:p>
          </table:table-cell>
          <table:table-cell office:value-type="float" office:value="1788.275635" calcext:value-type="float">
            <text:p>1788.275635</text:p>
          </table:table-cell>
          <table:table-cell office:value-type="float" office:value="1708.234253" calcext:value-type="float">
            <text:p>1708.234253</text:p>
          </table:table-cell>
          <table:table-cell office:value-type="float" office:value="1782.416626" calcext:value-type="float">
            <text:p>1782.416626</text:p>
          </table:table-cell>
          <table:table-cell table:number-columns-repeated="13"/>
        </table:table-row>
        <table:table-row table:style-name="ro1">
          <table:table-cell office:value-type="float" office:value="214.2" calcext:value-type="float">
            <text:p>214.2</text:p>
          </table:table-cell>
          <table:table-cell office:value-type="float" office:value="1692.812134" calcext:value-type="float">
            <text:p>1692.812134</text:p>
          </table:table-cell>
          <table:table-cell office:value-type="float" office:value="1789.808472" calcext:value-type="float">
            <text:p>1789.808472</text:p>
          </table:table-cell>
          <table:table-cell office:value-type="float" office:value="1704.264648" calcext:value-type="float">
            <text:p>1704.264648</text:p>
          </table:table-cell>
          <table:table-cell office:value-type="float" office:value="1783.356323" calcext:value-type="float">
            <text:p>1783.356323</text:p>
          </table:table-cell>
          <table:table-cell table:number-columns-repeated="13"/>
        </table:table-row>
        <table:table-row table:style-name="ro1">
          <table:table-cell office:value-type="float" office:value="214.4" calcext:value-type="float">
            <text:p>214.4</text:p>
          </table:table-cell>
          <table:table-cell office:value-type="float" office:value="1697.266968" calcext:value-type="float">
            <text:p>1697.266968</text:p>
          </table:table-cell>
          <table:table-cell office:value-type="float" office:value="1789.673462" calcext:value-type="float">
            <text:p>1789.673462</text:p>
          </table:table-cell>
          <table:table-cell office:value-type="float" office:value="1709.401733" calcext:value-type="float">
            <text:p>1709.401733</text:p>
          </table:table-cell>
          <table:table-cell office:value-type="float" office:value="1783.169434" calcext:value-type="float">
            <text:p>1783.169434</text:p>
          </table:table-cell>
          <table:table-cell table:number-columns-repeated="13"/>
        </table:table-row>
        <table:table-row table:style-name="ro1">
          <table:table-cell office:value-type="float" office:value="214.6" calcext:value-type="float">
            <text:p>214.6</text:p>
          </table:table-cell>
          <table:table-cell office:value-type="float" office:value="1696.5271" calcext:value-type="float">
            <text:p>1696.5271</text:p>
          </table:table-cell>
          <table:table-cell office:value-type="float" office:value="1790.958496" calcext:value-type="float">
            <text:p>1790.958496</text:p>
          </table:table-cell>
          <table:table-cell office:value-type="float" office:value="1706.42041" calcext:value-type="float">
            <text:p>1706.42041</text:p>
          </table:table-cell>
          <table:table-cell office:value-type="float" office:value="1785.413086" calcext:value-type="float">
            <text:p>1785.413086</text:p>
          </table:table-cell>
          <table:table-cell table:number-columns-repeated="13"/>
        </table:table-row>
        <table:table-row table:style-name="ro1">
          <table:table-cell office:value-type="float" office:value="214.8" calcext:value-type="float">
            <text:p>214.8</text:p>
          </table:table-cell>
          <table:table-cell office:value-type="float" office:value="1694.197998" calcext:value-type="float">
            <text:p>1694.197998</text:p>
          </table:table-cell>
          <table:table-cell office:value-type="float" office:value="1795.297852" calcext:value-type="float">
            <text:p>1795.297852</text:p>
          </table:table-cell>
          <table:table-cell office:value-type="float" office:value="1709.820557" calcext:value-type="float">
            <text:p>1709.820557</text:p>
          </table:table-cell>
          <table:table-cell office:value-type="float" office:value="1785.794434" calcext:value-type="float">
            <text:p>1785.794434</text:p>
          </table:table-cell>
          <table:table-cell table:number-columns-repeated="13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693.076416" calcext:value-type="float">
            <text:p>1693.076416</text:p>
          </table:table-cell>
          <table:table-cell office:value-type="float" office:value="1765.486328" calcext:value-type="float">
            <text:p>1765.486328</text:p>
          </table:table-cell>
          <table:table-cell office:value-type="float" office:value="1705.724365" calcext:value-type="float">
            <text:p>1705.724365</text:p>
          </table:table-cell>
          <table:table-cell office:value-type="float" office:value="1761.019165" calcext:value-type="float">
            <text:p>1761.019165</text:p>
          </table:table-cell>
          <table:table-cell table:number-columns-repeated="13"/>
        </table:table-row>
        <table:table-row table:style-name="ro1">
          <table:table-cell office:value-type="float" office:value="215.2" calcext:value-type="float">
            <text:p>215.2</text:p>
          </table:table-cell>
          <table:table-cell office:value-type="float" office:value="1674.185303" calcext:value-type="float">
            <text:p>1674.185303</text:p>
          </table:table-cell>
          <table:table-cell office:value-type="float" office:value="1777.25" calcext:value-type="float">
            <text:p>1777.25</text:p>
          </table:table-cell>
          <table:table-cell office:value-type="float" office:value="1680.762329" calcext:value-type="float">
            <text:p>1680.762329</text:p>
          </table:table-cell>
          <table:table-cell office:value-type="float" office:value="1778.373779" calcext:value-type="float">
            <text:p>1778.373779</text:p>
          </table:table-cell>
          <table:table-cell table:number-columns-repeated="13"/>
        </table:table-row>
        <table:table-row table:style-name="ro1">
          <table:table-cell office:value-type="float" office:value="215.4" calcext:value-type="float">
            <text:p>215.4</text:p>
          </table:table-cell>
          <table:table-cell office:value-type="float" office:value="1649.311035" calcext:value-type="float">
            <text:p>1649.311035</text:p>
          </table:table-cell>
          <table:table-cell office:value-type="float" office:value="1764.704102" calcext:value-type="float">
            <text:p>1764.704102</text:p>
          </table:table-cell>
          <table:table-cell office:value-type="float" office:value="1663.307129" calcext:value-type="float">
            <text:p>1663.307129</text:p>
          </table:table-cell>
          <table:table-cell office:value-type="float" office:value="1761.953369" calcext:value-type="float">
            <text:p>1761.953369</text:p>
          </table:table-cell>
          <table:table-cell table:number-columns-repeated="13"/>
        </table:table-row>
        <table:table-row table:style-name="ro1">
          <table:table-cell office:value-type="float" office:value="215.6" calcext:value-type="float">
            <text:p>215.6</text:p>
          </table:table-cell>
          <table:table-cell office:value-type="float" office:value="1655.709595" calcext:value-type="float">
            <text:p>1655.709595</text:p>
          </table:table-cell>
          <table:table-cell office:value-type="float" office:value="1738.573364" calcext:value-type="float">
            <text:p>1738.573364</text:p>
          </table:table-cell>
          <table:table-cell office:value-type="float" office:value="1669.426758" calcext:value-type="float">
            <text:p>1669.426758</text:p>
          </table:table-cell>
          <table:table-cell office:value-type="float" office:value="1732.939941" calcext:value-type="float">
            <text:p>1732.939941</text:p>
          </table:table-cell>
          <table:table-cell table:number-columns-repeated="13"/>
        </table:table-row>
        <table:table-row table:style-name="ro1">
          <table:table-cell office:value-type="float" office:value="215.8" calcext:value-type="float">
            <text:p>215.8</text:p>
          </table:table-cell>
          <table:table-cell office:value-type="float" office:value="1641.365723" calcext:value-type="float">
            <text:p>1641.365723</text:p>
          </table:table-cell>
          <table:table-cell office:value-type="float" office:value="1737.043213" calcext:value-type="float">
            <text:p>1737.043213</text:p>
          </table:table-cell>
          <table:table-cell office:value-type="float" office:value="1655.63623" calcext:value-type="float">
            <text:p>1655.63623</text:p>
          </table:table-cell>
          <table:table-cell office:value-type="float" office:value="1731.734863" calcext:value-type="float">
            <text:p>1731.734863</text:p>
          </table:table-cell>
          <table:table-cell table:number-columns-repeated="13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635.101929" calcext:value-type="float">
            <text:p>1635.101929</text:p>
          </table:table-cell>
          <table:table-cell office:value-type="float" office:value="1725.275757" calcext:value-type="float">
            <text:p>1725.275757</text:p>
          </table:table-cell>
          <table:table-cell office:value-type="float" office:value="1645.339478" calcext:value-type="float">
            <text:p>1645.339478</text:p>
          </table:table-cell>
          <table:table-cell office:value-type="float" office:value="1721.037964" calcext:value-type="float">
            <text:p>1721.037964</text:p>
          </table:table-cell>
          <table:table-cell table:number-columns-repeated="13"/>
        </table:table-row>
        <table:table-row table:style-name="ro1">
          <table:table-cell office:value-type="float" office:value="216.2" calcext:value-type="float">
            <text:p>216.2</text:p>
          </table:table-cell>
          <table:table-cell office:value-type="float" office:value="1631.567505" calcext:value-type="float">
            <text:p>1631.567505</text:p>
          </table:table-cell>
          <table:table-cell office:value-type="float" office:value="1711.296143" calcext:value-type="float">
            <text:p>1711.296143</text:p>
          </table:table-cell>
          <table:table-cell office:value-type="float" office:value="1641.723389" calcext:value-type="float">
            <text:p>1641.723389</text:p>
          </table:table-cell>
          <table:table-cell office:value-type="float" office:value="1706.588867" calcext:value-type="float">
            <text:p>1706.588867</text:p>
          </table:table-cell>
          <table:table-cell table:number-columns-repeated="13"/>
        </table:table-row>
        <table:table-row table:style-name="ro1">
          <table:table-cell office:value-type="float" office:value="216.4" calcext:value-type="float">
            <text:p>216.4</text:p>
          </table:table-cell>
          <table:table-cell office:value-type="float" office:value="1623.675903" calcext:value-type="float">
            <text:p>1623.675903</text:p>
          </table:table-cell>
          <table:table-cell office:value-type="float" office:value="1709.809204" calcext:value-type="float">
            <text:p>1709.809204</text:p>
          </table:table-cell>
          <table:table-cell office:value-type="float" office:value="1639.484009" calcext:value-type="float">
            <text:p>1639.484009</text:p>
          </table:table-cell>
          <table:table-cell office:value-type="float" office:value="1697.376343" calcext:value-type="float">
            <text:p>1697.376343</text:p>
          </table:table-cell>
          <table:table-cell table:number-columns-repeated="13"/>
        </table:table-row>
        <table:table-row table:style-name="ro1">
          <table:table-cell office:value-type="float" office:value="216.6" calcext:value-type="float">
            <text:p>216.6</text:p>
          </table:table-cell>
          <table:table-cell office:value-type="float" office:value="1627.407349" calcext:value-type="float">
            <text:p>1627.407349</text:p>
          </table:table-cell>
          <table:table-cell office:value-type="float" office:value="1688.190552" calcext:value-type="float">
            <text:p>1688.190552</text:p>
          </table:table-cell>
          <table:table-cell office:value-type="float" office:value="1630.207031" calcext:value-type="float">
            <text:p>1630.207031</text:p>
          </table:table-cell>
          <table:table-cell office:value-type="float" office:value="1688.58667" calcext:value-type="float">
            <text:p>1688.58667</text:p>
          </table:table-cell>
          <table:table-cell table:number-columns-repeated="13"/>
        </table:table-row>
        <table:table-row table:style-name="ro1">
          <table:table-cell office:value-type="float" office:value="216.8" calcext:value-type="float">
            <text:p>216.8</text:p>
          </table:table-cell>
          <table:table-cell office:value-type="float" office:value="1622.730225" calcext:value-type="float">
            <text:p>1622.730225</text:p>
          </table:table-cell>
          <table:table-cell office:value-type="float" office:value="1677.478149" calcext:value-type="float">
            <text:p>1677.478149</text:p>
          </table:table-cell>
          <table:table-cell office:value-type="float" office:value="1626.359375" calcext:value-type="float">
            <text:p>1626.359375</text:p>
          </table:table-cell>
          <table:table-cell office:value-type="float" office:value="1684.298828" calcext:value-type="float">
            <text:p>1684.298828</text:p>
          </table:table-cell>
          <table:table-cell table:number-columns-repeated="13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612.574463" calcext:value-type="float">
            <text:p>1612.574463</text:p>
          </table:table-cell>
          <table:table-cell office:value-type="float" office:value="1677.052246" calcext:value-type="float">
            <text:p>1677.052246</text:p>
          </table:table-cell>
          <table:table-cell office:value-type="float" office:value="1623.470337" calcext:value-type="float">
            <text:p>1623.470337</text:p>
          </table:table-cell>
          <table:table-cell office:value-type="float" office:value="1679.058594" calcext:value-type="float">
            <text:p>1679.058594</text:p>
          </table:table-cell>
          <table:table-cell table:number-columns-repeated="13"/>
        </table:table-row>
        <table:table-row table:style-name="ro1">
          <table:table-cell office:value-type="float" office:value="217.2" calcext:value-type="float">
            <text:p>217.2</text:p>
          </table:table-cell>
          <table:table-cell office:value-type="float" office:value="1605.155273" calcext:value-type="float">
            <text:p>1605.155273</text:p>
          </table:table-cell>
          <table:table-cell office:value-type="float" office:value="1676.755859" calcext:value-type="float">
            <text:p>1676.755859</text:p>
          </table:table-cell>
          <table:table-cell office:value-type="float" office:value="1620.175537" calcext:value-type="float">
            <text:p>1620.175537</text:p>
          </table:table-cell>
          <table:table-cell office:value-type="float" office:value="1667.577393" calcext:value-type="float">
            <text:p>1667.577393</text:p>
          </table:table-cell>
          <table:table-cell table:number-columns-repeated="13"/>
        </table:table-row>
        <table:table-row table:style-name="ro1">
          <table:table-cell office:value-type="float" office:value="217.4" calcext:value-type="float">
            <text:p>217.4</text:p>
          </table:table-cell>
          <table:table-cell office:value-type="float" office:value="1609.719116" calcext:value-type="float">
            <text:p>1609.719116</text:p>
          </table:table-cell>
          <table:table-cell office:value-type="float" office:value="1661.553223" calcext:value-type="float">
            <text:p>1661.553223</text:p>
          </table:table-cell>
          <table:table-cell office:value-type="float" office:value="1611.069458" calcext:value-type="float">
            <text:p>1611.069458</text:p>
          </table:table-cell>
          <table:table-cell office:value-type="float" office:value="1663.582275" calcext:value-type="float">
            <text:p>1663.582275</text:p>
          </table:table-cell>
          <table:table-cell table:number-columns-repeated="13"/>
        </table:table-row>
        <table:table-row table:style-name="ro1">
          <table:table-cell office:value-type="float" office:value="217.6" calcext:value-type="float">
            <text:p>217.6</text:p>
          </table:table-cell>
          <table:table-cell office:value-type="float" office:value="1601.309692" calcext:value-type="float">
            <text:p>1601.309692</text:p>
          </table:table-cell>
          <table:table-cell office:value-type="float" office:value="1656.218628" calcext:value-type="float">
            <text:p>1656.218628</text:p>
          </table:table-cell>
          <table:table-cell office:value-type="float" office:value="1610.484619" calcext:value-type="float">
            <text:p>1610.484619</text:p>
          </table:table-cell>
          <table:table-cell office:value-type="float" office:value="1658.731201" calcext:value-type="float">
            <text:p>1658.731201</text:p>
          </table:table-cell>
          <table:table-cell table:number-columns-repeated="13"/>
        </table:table-row>
        <table:table-row table:style-name="ro1">
          <table:table-cell office:value-type="float" office:value="217.8" calcext:value-type="float">
            <text:p>217.8</text:p>
          </table:table-cell>
          <table:table-cell office:value-type="float" office:value="1596.907227" calcext:value-type="float">
            <text:p>1596.907227</text:p>
          </table:table-cell>
          <table:table-cell office:value-type="float" office:value="1652.698853" calcext:value-type="float">
            <text:p>1652.698853</text:p>
          </table:table-cell>
          <table:table-cell office:value-type="float" office:value="1602.736328" calcext:value-type="float">
            <text:p>1602.736328</text:p>
          </table:table-cell>
          <table:table-cell office:value-type="float" office:value="1650.268799" calcext:value-type="float">
            <text:p>1650.268799</text:p>
          </table:table-cell>
          <table:table-cell table:number-columns-repeated="13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593.930176" calcext:value-type="float">
            <text:p>1593.930176</text:p>
          </table:table-cell>
          <table:table-cell office:value-type="float" office:value="1647.793579" calcext:value-type="float">
            <text:p>1647.793579</text:p>
          </table:table-cell>
          <table:table-cell office:value-type="float" office:value="1601.240479" calcext:value-type="float">
            <text:p>1601.240479</text:p>
          </table:table-cell>
          <table:table-cell office:value-type="float" office:value="1648.00415" calcext:value-type="float">
            <text:p>1648.00415</text:p>
          </table:table-cell>
          <table:table-cell table:number-columns-repeated="13"/>
        </table:table-row>
        <table:table-row table:style-name="ro1">
          <table:table-cell office:value-type="float" office:value="218.2" calcext:value-type="float">
            <text:p>218.2</text:p>
          </table:table-cell>
          <table:table-cell office:value-type="float" office:value="1589.602417" calcext:value-type="float">
            <text:p>1589.602417</text:p>
          </table:table-cell>
          <table:table-cell office:value-type="float" office:value="1641.528442" calcext:value-type="float">
            <text:p>1641.528442</text:p>
          </table:table-cell>
          <table:table-cell office:value-type="float" office:value="1595.936157" calcext:value-type="float">
            <text:p>1595.936157</text:p>
          </table:table-cell>
          <table:table-cell office:value-type="float" office:value="1639.047607" calcext:value-type="float">
            <text:p>1639.047607</text:p>
          </table:table-cell>
          <table:table-cell table:number-columns-repeated="13"/>
        </table:table-row>
        <table:table-row table:style-name="ro1">
          <table:table-cell office:value-type="float" office:value="218.4" calcext:value-type="float">
            <text:p>218.4</text:p>
          </table:table-cell>
          <table:table-cell office:value-type="float" office:value="1590.151978" calcext:value-type="float">
            <text:p>1590.151978</text:p>
          </table:table-cell>
          <table:table-cell office:value-type="float" office:value="1634.047363" calcext:value-type="float">
            <text:p>1634.047363</text:p>
          </table:table-cell>
          <table:table-cell office:value-type="float" office:value="1596.236328" calcext:value-type="float">
            <text:p>1596.236328</text:p>
          </table:table-cell>
          <table:table-cell office:value-type="float" office:value="1633.317017" calcext:value-type="float">
            <text:p>1633.317017</text:p>
          </table:table-cell>
          <table:table-cell table:number-columns-repeated="13"/>
        </table:table-row>
        <table:table-row table:style-name="ro1">
          <table:table-cell office:value-type="float" office:value="218.6" calcext:value-type="float">
            <text:p>218.6</text:p>
          </table:table-cell>
          <table:table-cell office:value-type="float" office:value="1584.855469" calcext:value-type="float">
            <text:p>1584.855469</text:p>
          </table:table-cell>
          <table:table-cell office:value-type="float" office:value="1629.976196" calcext:value-type="float">
            <text:p>1629.976196</text:p>
          </table:table-cell>
          <table:table-cell office:value-type="float" office:value="1589.092285" calcext:value-type="float">
            <text:p>1589.092285</text:p>
          </table:table-cell>
          <table:table-cell office:value-type="float" office:value="1632.59668" calcext:value-type="float">
            <text:p>1632.59668</text:p>
          </table:table-cell>
          <table:table-cell table:number-columns-repeated="13"/>
        </table:table-row>
        <table:table-row table:style-name="ro1">
          <table:table-cell office:value-type="float" office:value="218.8" calcext:value-type="float">
            <text:p>218.8</text:p>
          </table:table-cell>
          <table:table-cell office:value-type="float" office:value="1582.769165" calcext:value-type="float">
            <text:p>1582.769165</text:p>
          </table:table-cell>
          <table:table-cell office:value-type="float" office:value="1620.48584" calcext:value-type="float">
            <text:p>1620.48584</text:p>
          </table:table-cell>
          <table:table-cell office:value-type="float" office:value="1589.485352" calcext:value-type="float">
            <text:p>1589.485352</text:p>
          </table:table-cell>
          <table:table-cell office:value-type="float" office:value="1624.080566" calcext:value-type="float">
            <text:p>1624.080566</text:p>
          </table:table-cell>
          <table:table-cell table:number-columns-repeated="13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582.450317" calcext:value-type="float">
            <text:p>1582.450317</text:p>
          </table:table-cell>
          <table:table-cell office:value-type="float" office:value="1619.036011" calcext:value-type="float">
            <text:p>1619.036011</text:p>
          </table:table-cell>
          <table:table-cell office:value-type="float" office:value="1591.243286" calcext:value-type="float">
            <text:p>1591.243286</text:p>
          </table:table-cell>
          <table:table-cell office:value-type="float" office:value="1616.244263" calcext:value-type="float">
            <text:p>1616.244263</text:p>
          </table:table-cell>
          <table:table-cell table:number-columns-repeated="13"/>
        </table:table-row>
        <table:table-row table:style-name="ro1">
          <table:table-cell office:value-type="float" office:value="219.2" calcext:value-type="float">
            <text:p>219.2</text:p>
          </table:table-cell>
          <table:table-cell office:value-type="float" office:value="1575.124878" calcext:value-type="float">
            <text:p>1575.124878</text:p>
          </table:table-cell>
          <table:table-cell office:value-type="float" office:value="1612.859619" calcext:value-type="float">
            <text:p>1612.859619</text:p>
          </table:table-cell>
          <table:table-cell office:value-type="float" office:value="1582.48938" calcext:value-type="float">
            <text:p>1582.48938</text:p>
          </table:table-cell>
          <table:table-cell office:value-type="float" office:value="1618.889526" calcext:value-type="float">
            <text:p>1618.889526</text:p>
          </table:table-cell>
          <table:table-cell table:number-columns-repeated="13"/>
        </table:table-row>
        <table:table-row table:style-name="ro1">
          <table:table-cell office:value-type="float" office:value="219.4" calcext:value-type="float">
            <text:p>219.4</text:p>
          </table:table-cell>
          <table:table-cell office:value-type="float" office:value="1572.734985" calcext:value-type="float">
            <text:p>1572.734985</text:p>
          </table:table-cell>
          <table:table-cell office:value-type="float" office:value="1617.345825" calcext:value-type="float">
            <text:p>1617.345825</text:p>
          </table:table-cell>
          <table:table-cell office:value-type="float" office:value="1581.543701" calcext:value-type="float">
            <text:p>1581.543701</text:p>
          </table:table-cell>
          <table:table-cell office:value-type="float" office:value="1615.982788" calcext:value-type="float">
            <text:p>1615.982788</text:p>
          </table:table-cell>
          <table:table-cell table:number-columns-repeated="13"/>
        </table:table-row>
        <table:table-row table:style-name="ro1">
          <table:table-cell office:value-type="float" office:value="219.6" calcext:value-type="float">
            <text:p>219.6</text:p>
          </table:table-cell>
          <table:table-cell office:value-type="float" office:value="1575.549927" calcext:value-type="float">
            <text:p>1575.549927</text:p>
          </table:table-cell>
          <table:table-cell office:value-type="float" office:value="1605.495239" calcext:value-type="float">
            <text:p>1605.495239</text:p>
          </table:table-cell>
          <table:table-cell office:value-type="float" office:value="1585.032227" calcext:value-type="float">
            <text:p>1585.032227</text:p>
          </table:table-cell>
          <table:table-cell office:value-type="float" office:value="1610.397217" calcext:value-type="float">
            <text:p>1610.397217</text:p>
          </table:table-cell>
          <table:table-cell table:number-columns-repeated="13"/>
        </table:table-row>
        <table:table-row table:style-name="ro1">
          <table:table-cell office:value-type="float" office:value="219.8" calcext:value-type="float">
            <text:p>219.8</text:p>
          </table:table-cell>
          <table:table-cell office:value-type="float" office:value="1574.469604" calcext:value-type="float">
            <text:p>1574.469604</text:p>
          </table:table-cell>
          <table:table-cell office:value-type="float" office:value="1601.230225" calcext:value-type="float">
            <text:p>1601.230225</text:p>
          </table:table-cell>
          <table:table-cell office:value-type="float" office:value="1579.046509" calcext:value-type="float">
            <text:p>1579.046509</text:p>
          </table:table-cell>
          <table:table-cell office:value-type="float" office:value="1606.153687" calcext:value-type="float">
            <text:p>1606.153687</text:p>
          </table:table-cell>
          <table:table-cell table:number-columns-repeated="13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570.773804" calcext:value-type="float">
            <text:p>1570.773804</text:p>
          </table:table-cell>
          <table:table-cell office:value-type="float" office:value="1600.742188" calcext:value-type="float">
            <text:p>1600.742188</text:p>
          </table:table-cell>
          <table:table-cell office:value-type="float" office:value="1581.706055" calcext:value-type="float">
            <text:p>1581.706055</text:p>
          </table:table-cell>
          <table:table-cell office:value-type="float" office:value="1607.801758" calcext:value-type="float">
            <text:p>1607.801758</text:p>
          </table:table-cell>
          <table:table-cell table:number-columns-repeated="13"/>
        </table:table-row>
        <table:table-row table:style-name="ro1">
          <table:table-cell office:value-type="float" office:value="220.2" calcext:value-type="float">
            <text:p>220.2</text:p>
          </table:table-cell>
          <table:table-cell office:value-type="float" office:value="1572.050293" calcext:value-type="float">
            <text:p>1572.050293</text:p>
          </table:table-cell>
          <table:table-cell office:value-type="float" office:value="1599.134277" calcext:value-type="float">
            <text:p>1599.134277</text:p>
          </table:table-cell>
          <table:table-cell office:value-type="float" office:value="1577.542969" calcext:value-type="float">
            <text:p>1577.542969</text:p>
          </table:table-cell>
          <table:table-cell office:value-type="float" office:value="1603.129639" calcext:value-type="float">
            <text:p>1603.129639</text:p>
          </table:table-cell>
          <table:table-cell table:number-columns-repeated="13"/>
        </table:table-row>
        <table:table-row table:style-name="ro1">
          <table:table-cell office:value-type="float" office:value="220.4" calcext:value-type="float">
            <text:p>220.4</text:p>
          </table:table-cell>
          <table:table-cell office:value-type="float" office:value="1567.605835" calcext:value-type="float">
            <text:p>1567.605835</text:p>
          </table:table-cell>
          <table:table-cell office:value-type="float" office:value="1594.888306" calcext:value-type="float">
            <text:p>1594.888306</text:p>
          </table:table-cell>
          <table:table-cell office:value-type="float" office:value="1579.018799" calcext:value-type="float">
            <text:p>1579.018799</text:p>
          </table:table-cell>
          <table:table-cell office:value-type="float" office:value="1596.951538" calcext:value-type="float">
            <text:p>1596.951538</text:p>
          </table:table-cell>
          <table:table-cell table:number-columns-repeated="13"/>
        </table:table-row>
        <table:table-row table:style-name="ro1">
          <table:table-cell office:value-type="float" office:value="220.6" calcext:value-type="float">
            <text:p>220.6</text:p>
          </table:table-cell>
          <table:table-cell office:value-type="float" office:value="1565.393066" calcext:value-type="float">
            <text:p>1565.393066</text:p>
          </table:table-cell>
          <table:table-cell office:value-type="float" office:value="1592.42749" calcext:value-type="float">
            <text:p>1592.42749</text:p>
          </table:table-cell>
          <table:table-cell office:value-type="float" office:value="1575.932617" calcext:value-type="float">
            <text:p>1575.932617</text:p>
          </table:table-cell>
          <table:table-cell office:value-type="float" office:value="1596.2854" calcext:value-type="float">
            <text:p>1596.2854</text:p>
          </table:table-cell>
          <table:table-cell table:number-columns-repeated="13"/>
        </table:table-row>
        <table:table-row table:style-name="ro1">
          <table:table-cell office:value-type="float" office:value="220.8" calcext:value-type="float">
            <text:p>220.8</text:p>
          </table:table-cell>
          <table:table-cell office:value-type="float" office:value="1569.126465" calcext:value-type="float">
            <text:p>1569.126465</text:p>
          </table:table-cell>
          <table:table-cell office:value-type="float" office:value="1589.837402" calcext:value-type="float">
            <text:p>1589.837402</text:p>
          </table:table-cell>
          <table:table-cell office:value-type="float" office:value="1573.966797" calcext:value-type="float">
            <text:p>1573.966797</text:p>
          </table:table-cell>
          <table:table-cell office:value-type="float" office:value="1591.371094" calcext:value-type="float">
            <text:p>1591.371094</text:p>
          </table:table-cell>
          <table:table-cell table:number-columns-repeated="13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565.83606" calcext:value-type="float">
            <text:p>1565.83606</text:p>
          </table:table-cell>
          <table:table-cell office:value-type="float" office:value="1588.883789" calcext:value-type="float">
            <text:p>1588.883789</text:p>
          </table:table-cell>
          <table:table-cell office:value-type="float" office:value="1574.694214" calcext:value-type="float">
            <text:p>1574.694214</text:p>
          </table:table-cell>
          <table:table-cell office:value-type="float" office:value="1591.616211" calcext:value-type="float">
            <text:p>1591.616211</text:p>
          </table:table-cell>
          <table:table-cell table:number-columns-repeated="13"/>
        </table:table-row>
        <table:table-row table:style-name="ro1">
          <table:table-cell office:value-type="float" office:value="221.2" calcext:value-type="float">
            <text:p>221.2</text:p>
          </table:table-cell>
          <table:table-cell office:value-type="float" office:value="1566.747681" calcext:value-type="float">
            <text:p>1566.747681</text:p>
          </table:table-cell>
          <table:table-cell office:value-type="float" office:value="1580.072266" calcext:value-type="float">
            <text:p>1580.072266</text:p>
          </table:table-cell>
          <table:table-cell office:value-type="float" office:value="1574.928467" calcext:value-type="float">
            <text:p>1574.928467</text:p>
          </table:table-cell>
          <table:table-cell office:value-type="float" office:value="1588.915161" calcext:value-type="float">
            <text:p>1588.915161</text:p>
          </table:table-cell>
          <table:table-cell table:number-columns-repeated="13"/>
        </table:table-row>
        <table:table-row table:style-name="ro1">
          <table:table-cell office:value-type="float" office:value="221.4" calcext:value-type="float">
            <text:p>221.4</text:p>
          </table:table-cell>
          <table:table-cell office:value-type="float" office:value="1564.997192" calcext:value-type="float">
            <text:p>1564.997192</text:p>
          </table:table-cell>
          <table:table-cell office:value-type="float" office:value="1586.392212" calcext:value-type="float">
            <text:p>1586.392212</text:p>
          </table:table-cell>
          <table:table-cell office:value-type="float" office:value="1576.002563" calcext:value-type="float">
            <text:p>1576.002563</text:p>
          </table:table-cell>
          <table:table-cell office:value-type="float" office:value="1584.140259" calcext:value-type="float">
            <text:p>1584.140259</text:p>
          </table:table-cell>
          <table:table-cell table:number-columns-repeated="13"/>
        </table:table-row>
        <table:table-row table:style-name="ro1">
          <table:table-cell office:value-type="float" office:value="221.6" calcext:value-type="float">
            <text:p>221.6</text:p>
          </table:table-cell>
          <table:table-cell office:value-type="float" office:value="1563.702759" calcext:value-type="float">
            <text:p>1563.702759</text:p>
          </table:table-cell>
          <table:table-cell office:value-type="float" office:value="1581.079346" calcext:value-type="float">
            <text:p>1581.079346</text:p>
          </table:table-cell>
          <table:table-cell office:value-type="float" office:value="1573.60791" calcext:value-type="float">
            <text:p>1573.60791</text:p>
          </table:table-cell>
          <table:table-cell office:value-type="float" office:value="1585.536499" calcext:value-type="float">
            <text:p>1585.536499</text:p>
          </table:table-cell>
          <table:table-cell table:number-columns-repeated="13"/>
        </table:table-row>
        <table:table-row table:style-name="ro1">
          <table:table-cell office:value-type="float" office:value="221.8" calcext:value-type="float">
            <text:p>221.8</text:p>
          </table:table-cell>
          <table:table-cell office:value-type="float" office:value="1558.641113" calcext:value-type="float">
            <text:p>1558.641113</text:p>
          </table:table-cell>
          <table:table-cell office:value-type="float" office:value="1579.408813" calcext:value-type="float">
            <text:p>1579.408813</text:p>
          </table:table-cell>
          <table:table-cell office:value-type="float" office:value="1572.23999" calcext:value-type="float">
            <text:p>1572.23999</text:p>
          </table:table-cell>
          <table:table-cell office:value-type="float" office:value="1587.559204" calcext:value-type="float">
            <text:p>1587.559204</text:p>
          </table:table-cell>
          <table:table-cell table:number-columns-repeated="13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563.095337" calcext:value-type="float">
            <text:p>1563.095337</text:p>
          </table:table-cell>
          <table:table-cell office:value-type="float" office:value="1576.869629" calcext:value-type="float">
            <text:p>1576.869629</text:p>
          </table:table-cell>
          <table:table-cell office:value-type="float" office:value="1576.041748" calcext:value-type="float">
            <text:p>1576.041748</text:p>
          </table:table-cell>
          <table:table-cell office:value-type="float" office:value="1585.17981" calcext:value-type="float">
            <text:p>1585.17981</text:p>
          </table:table-cell>
          <table:table-cell table:number-columns-repeated="13"/>
        </table:table-row>
        <table:table-row table:style-name="ro1">
          <table:table-cell office:value-type="float" office:value="222.2" calcext:value-type="float">
            <text:p>222.2</text:p>
          </table:table-cell>
          <table:table-cell office:value-type="float" office:value="1568.498413" calcext:value-type="float">
            <text:p>1568.498413</text:p>
          </table:table-cell>
          <table:table-cell office:value-type="float" office:value="1579.251465" calcext:value-type="float">
            <text:p>1579.251465</text:p>
          </table:table-cell>
          <table:table-cell office:value-type="float" office:value="1568.870972" calcext:value-type="float">
            <text:p>1568.870972</text:p>
          </table:table-cell>
          <table:table-cell office:value-type="float" office:value="1573.669678" calcext:value-type="float">
            <text:p>1573.669678</text:p>
          </table:table-cell>
          <table:table-cell table:number-columns-repeated="13"/>
        </table:table-row>
        <table:table-row table:style-name="ro1">
          <table:table-cell office:value-type="float" office:value="222.4" calcext:value-type="float">
            <text:p>222.4</text:p>
          </table:table-cell>
          <table:table-cell office:value-type="float" office:value="1562.213501" calcext:value-type="float">
            <text:p>1562.213501</text:p>
          </table:table-cell>
          <table:table-cell office:value-type="float" office:value="1586.507446" calcext:value-type="float">
            <text:p>1586.507446</text:p>
          </table:table-cell>
          <table:table-cell office:value-type="float" office:value="1565.587402" calcext:value-type="float">
            <text:p>1565.587402</text:p>
          </table:table-cell>
          <table:table-cell office:value-type="float" office:value="1580.449097" calcext:value-type="float">
            <text:p>1580.449097</text:p>
          </table:table-cell>
          <table:table-cell table:number-columns-repeated="13"/>
        </table:table-row>
        <table:table-row table:style-name="ro1">
          <table:table-cell office:value-type="float" office:value="222.6" calcext:value-type="float">
            <text:p>222.6</text:p>
          </table:table-cell>
          <table:table-cell office:value-type="float" office:value="1563.665161" calcext:value-type="float">
            <text:p>1563.665161</text:p>
          </table:table-cell>
          <table:table-cell office:value-type="float" office:value="1579.54541" calcext:value-type="float">
            <text:p>1579.54541</text:p>
          </table:table-cell>
          <table:table-cell office:value-type="float" office:value="1565.980957" calcext:value-type="float">
            <text:p>1565.980957</text:p>
          </table:table-cell>
          <table:table-cell office:value-type="float" office:value="1581.332275" calcext:value-type="float">
            <text:p>1581.332275</text:p>
          </table:table-cell>
          <table:table-cell table:number-columns-repeated="13"/>
        </table:table-row>
        <table:table-row table:style-name="ro1">
          <table:table-cell office:value-type="float" office:value="222.8" calcext:value-type="float">
            <text:p>222.8</text:p>
          </table:table-cell>
          <table:table-cell office:value-type="float" office:value="1566.271118" calcext:value-type="float">
            <text:p>1566.271118</text:p>
          </table:table-cell>
          <table:table-cell office:value-type="float" office:value="1577.140381" calcext:value-type="float">
            <text:p>1577.140381</text:p>
          </table:table-cell>
          <table:table-cell office:value-type="float" office:value="1567.647217" calcext:value-type="float">
            <text:p>1567.647217</text:p>
          </table:table-cell>
          <table:table-cell office:value-type="float" office:value="1576.07959" calcext:value-type="float">
            <text:p>1576.07959</text:p>
          </table:table-cell>
          <table:table-cell table:number-columns-repeated="13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565.823975" calcext:value-type="float">
            <text:p>1565.823975</text:p>
          </table:table-cell>
          <table:table-cell office:value-type="float" office:value="1574.019897" calcext:value-type="float">
            <text:p>1574.019897</text:p>
          </table:table-cell>
          <table:table-cell office:value-type="float" office:value="1565.793579" calcext:value-type="float">
            <text:p>1565.793579</text:p>
          </table:table-cell>
          <table:table-cell office:value-type="float" office:value="1575.501709" calcext:value-type="float">
            <text:p>1575.501709</text:p>
          </table:table-cell>
          <table:table-cell table:number-columns-repeated="13"/>
        </table:table-row>
        <table:table-row table:style-name="ro1">
          <table:table-cell office:value-type="float" office:value="223.2" calcext:value-type="float">
            <text:p>223.2</text:p>
          </table:table-cell>
          <table:table-cell office:value-type="float" office:value="1563.709351" calcext:value-type="float">
            <text:p>1563.709351</text:p>
          </table:table-cell>
          <table:table-cell office:value-type="float" office:value="1576.346313" calcext:value-type="float">
            <text:p>1576.346313</text:p>
          </table:table-cell>
          <table:table-cell office:value-type="float" office:value="1566.12439" calcext:value-type="float">
            <text:p>1566.12439</text:p>
          </table:table-cell>
          <table:table-cell office:value-type="float" office:value="1571.985229" calcext:value-type="float">
            <text:p>1571.985229</text:p>
          </table:table-cell>
          <table:table-cell table:number-columns-repeated="13"/>
        </table:table-row>
        <table:table-row table:style-name="ro1">
          <table:table-cell office:value-type="float" office:value="223.4" calcext:value-type="float">
            <text:p>223.4</text:p>
          </table:table-cell>
          <table:table-cell office:value-type="float" office:value="1566.608032" calcext:value-type="float">
            <text:p>1566.608032</text:p>
          </table:table-cell>
          <table:table-cell office:value-type="float" office:value="1571.705933" calcext:value-type="float">
            <text:p>1571.705933</text:p>
          </table:table-cell>
          <table:table-cell office:value-type="float" office:value="1567.975586" calcext:value-type="float">
            <text:p>1567.975586</text:p>
          </table:table-cell>
          <table:table-cell office:value-type="float" office:value="1571.068481" calcext:value-type="float">
            <text:p>1571.068481</text:p>
          </table:table-cell>
          <table:table-cell table:number-columns-repeated="13"/>
        </table:table-row>
        <table:table-row table:style-name="ro1">
          <table:table-cell office:value-type="float" office:value="223.6" calcext:value-type="float">
            <text:p>223.6</text:p>
          </table:table-cell>
          <table:table-cell office:value-type="float" office:value="1563.030518" calcext:value-type="float">
            <text:p>1563.030518</text:p>
          </table:table-cell>
          <table:table-cell office:value-type="float" office:value="1572.885132" calcext:value-type="float">
            <text:p>1572.885132</text:p>
          </table:table-cell>
          <table:table-cell office:value-type="float" office:value="1563.637329" calcext:value-type="float">
            <text:p>1563.637329</text:p>
          </table:table-cell>
          <table:table-cell office:value-type="float" office:value="1572.844849" calcext:value-type="float">
            <text:p>1572.844849</text:p>
          </table:table-cell>
          <table:table-cell table:number-columns-repeated="13"/>
        </table:table-row>
        <table:table-row table:style-name="ro1">
          <table:table-cell office:value-type="float" office:value="223.8" calcext:value-type="float">
            <text:p>223.8</text:p>
          </table:table-cell>
          <table:table-cell office:value-type="float" office:value="1563.464111" calcext:value-type="float">
            <text:p>1563.464111</text:p>
          </table:table-cell>
          <table:table-cell office:value-type="float" office:value="1572.810425" calcext:value-type="float">
            <text:p>1572.810425</text:p>
          </table:table-cell>
          <table:table-cell office:value-type="float" office:value="1565.347412" calcext:value-type="float">
            <text:p>1565.347412</text:p>
          </table:table-cell>
          <table:table-cell office:value-type="float" office:value="1570.437744" calcext:value-type="float">
            <text:p>1570.437744</text:p>
          </table:table-cell>
          <table:table-cell table:number-columns-repeated="13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565.379272" calcext:value-type="float">
            <text:p>1565.379272</text:p>
          </table:table-cell>
          <table:table-cell office:value-type="float" office:value="1571.738403" calcext:value-type="float">
            <text:p>1571.738403</text:p>
          </table:table-cell>
          <table:table-cell office:value-type="float" office:value="1566.053101" calcext:value-type="float">
            <text:p>1566.053101</text:p>
          </table:table-cell>
          <table:table-cell office:value-type="float" office:value="1572.107788" calcext:value-type="float">
            <text:p>1572.107788</text:p>
          </table:table-cell>
          <table:table-cell table:number-columns-repeated="13"/>
        </table:table-row>
        <table:table-row table:style-name="ro1">
          <table:table-cell office:value-type="float" office:value="224.2" calcext:value-type="float">
            <text:p>224.2</text:p>
          </table:table-cell>
          <table:table-cell office:value-type="float" office:value="1563.929565" calcext:value-type="float">
            <text:p>1563.929565</text:p>
          </table:table-cell>
          <table:table-cell office:value-type="float" office:value="1571.433716" calcext:value-type="float">
            <text:p>1571.433716</text:p>
          </table:table-cell>
          <table:table-cell office:value-type="float" office:value="1562.638428" calcext:value-type="float">
            <text:p>1562.638428</text:p>
          </table:table-cell>
          <table:table-cell office:value-type="float" office:value="1572.924072" calcext:value-type="float">
            <text:p>1572.924072</text:p>
          </table:table-cell>
          <table:table-cell table:number-columns-repeated="13"/>
        </table:table-row>
        <table:table-row table:style-name="ro1">
          <table:table-cell office:value-type="float" office:value="224.4" calcext:value-type="float">
            <text:p>224.4</text:p>
          </table:table-cell>
          <table:table-cell office:value-type="float" office:value="1565.768188" calcext:value-type="float">
            <text:p>1565.768188</text:p>
          </table:table-cell>
          <table:table-cell office:value-type="float" office:value="1566.878662" calcext:value-type="float">
            <text:p>1566.878662</text:p>
          </table:table-cell>
          <table:table-cell office:value-type="float" office:value="1563.056885" calcext:value-type="float">
            <text:p>1563.056885</text:p>
          </table:table-cell>
          <table:table-cell office:value-type="float" office:value="1570.692505" calcext:value-type="float">
            <text:p>1570.692505</text:p>
          </table:table-cell>
          <table:table-cell table:number-columns-repeated="13"/>
        </table:table-row>
        <table:table-row table:style-name="ro1">
          <table:table-cell office:value-type="float" office:value="224.6" calcext:value-type="float">
            <text:p>224.6</text:p>
          </table:table-cell>
          <table:table-cell office:value-type="float" office:value="1563.166626" calcext:value-type="float">
            <text:p>1563.166626</text:p>
          </table:table-cell>
          <table:table-cell office:value-type="float" office:value="1571.923096" calcext:value-type="float">
            <text:p>1571.923096</text:p>
          </table:table-cell>
          <table:table-cell office:value-type="float" office:value="1563.813477" calcext:value-type="float">
            <text:p>1563.813477</text:p>
          </table:table-cell>
          <table:table-cell office:value-type="float" office:value="1567.589844" calcext:value-type="float">
            <text:p>1567.589844</text:p>
          </table:table-cell>
          <table:table-cell table:number-columns-repeated="13"/>
        </table:table-row>
        <table:table-row table:style-name="ro1">
          <table:table-cell office:value-type="float" office:value="224.8" calcext:value-type="float">
            <text:p>224.8</text:p>
          </table:table-cell>
          <table:table-cell office:value-type="float" office:value="1566.53064" calcext:value-type="float">
            <text:p>1566.53064</text:p>
          </table:table-cell>
          <table:table-cell office:value-type="float" office:value="1566.699951" calcext:value-type="float">
            <text:p>1566.699951</text:p>
          </table:table-cell>
          <table:table-cell office:value-type="float" office:value="1562.252075" calcext:value-type="float">
            <text:p>1562.252075</text:p>
          </table:table-cell>
          <table:table-cell office:value-type="float" office:value="1568.041382" calcext:value-type="float">
            <text:p>1568.041382</text:p>
          </table:table-cell>
          <table:table-cell table:number-columns-repeated="13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562.175049" calcext:value-type="float">
            <text:p>1562.175049</text:p>
          </table:table-cell>
          <table:table-cell office:value-type="float" office:value="1569.333618" calcext:value-type="float">
            <text:p>1569.333618</text:p>
          </table:table-cell>
          <table:table-cell office:value-type="float" office:value="1564.685913" calcext:value-type="float">
            <text:p>1564.685913</text:p>
          </table:table-cell>
          <table:table-cell office:value-type="float" office:value="1567.683472" calcext:value-type="float">
            <text:p>1567.683472</text:p>
          </table:table-cell>
          <table:table-cell table:number-columns-repeated="13"/>
        </table:table-row>
        <table:table-row table:style-name="ro1">
          <table:table-cell office:value-type="float" office:value="225.2" calcext:value-type="float">
            <text:p>225.2</text:p>
          </table:table-cell>
          <table:table-cell office:value-type="float" office:value="1584.735718" calcext:value-type="float">
            <text:p>1584.735718</text:p>
          </table:table-cell>
          <table:table-cell office:value-type="float" office:value="1603.141479" calcext:value-type="float">
            <text:p>1603.141479</text:p>
          </table:table-cell>
          <table:table-cell office:value-type="float" office:value="1531.074707" calcext:value-type="float">
            <text:p>1531.074707</text:p>
          </table:table-cell>
          <table:table-cell office:value-type="float" office:value="1536.062256" calcext:value-type="float">
            <text:p>1536.062256</text:p>
          </table:table-cell>
          <table:table-cell table:number-columns-repeated="13"/>
        </table:table-row>
        <table:table-row table:style-name="ro1">
          <table:table-cell office:value-type="float" office:value="225.4" calcext:value-type="float">
            <text:p>225.4</text:p>
          </table:table-cell>
          <table:table-cell office:value-type="float" office:value="1600.978271" calcext:value-type="float">
            <text:p>1600.978271</text:p>
          </table:table-cell>
          <table:table-cell office:value-type="float" office:value="1628.228027" calcext:value-type="float">
            <text:p>1628.228027</text:p>
          </table:table-cell>
          <table:table-cell office:value-type="float" office:value="1517.663696" calcext:value-type="float">
            <text:p>1517.663696</text:p>
          </table:table-cell>
          <table:table-cell office:value-type="float" office:value="1530.133423" calcext:value-type="float">
            <text:p>1530.133423</text:p>
          </table:table-cell>
          <table:table-cell table:number-columns-repeated="13"/>
        </table:table-row>
        <table:table-row table:style-name="ro1">
          <table:table-cell office:value-type="float" office:value="225.6" calcext:value-type="float">
            <text:p>225.6</text:p>
          </table:table-cell>
          <table:table-cell office:value-type="float" office:value="1614.321289" calcext:value-type="float">
            <text:p>1614.321289</text:p>
          </table:table-cell>
          <table:table-cell office:value-type="float" office:value="1658.77002" calcext:value-type="float">
            <text:p>1658.77002</text:p>
          </table:table-cell>
          <table:table-cell office:value-type="float" office:value="1542.155151" calcext:value-type="float">
            <text:p>1542.155151</text:p>
          </table:table-cell>
          <table:table-cell office:value-type="float" office:value="1529.818115" calcext:value-type="float">
            <text:p>1529.818115</text:p>
          </table:table-cell>
          <table:table-cell table:number-columns-repeated="13"/>
        </table:table-row>
        <table:table-row table:style-name="ro1">
          <table:table-cell office:value-type="float" office:value="225.8" calcext:value-type="float">
            <text:p>225.8</text:p>
          </table:table-cell>
          <table:table-cell office:value-type="float" office:value="1650.189941" calcext:value-type="float">
            <text:p>1650.189941</text:p>
          </table:table-cell>
          <table:table-cell office:value-type="float" office:value="1660.659424" calcext:value-type="float">
            <text:p>1660.659424</text:p>
          </table:table-cell>
          <table:table-cell office:value-type="float" office:value="1572.845459" calcext:value-type="float">
            <text:p>1572.845459</text:p>
          </table:table-cell>
          <table:table-cell office:value-type="float" office:value="1569.047485" calcext:value-type="float">
            <text:p>1569.047485</text:p>
          </table:table-cell>
          <table:table-cell table:number-columns-repeated="13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689.070557" calcext:value-type="float">
            <text:p>1689.070557</text:p>
          </table:table-cell>
          <table:table-cell office:value-type="float" office:value="1679.040283" calcext:value-type="float">
            <text:p>1679.040283</text:p>
          </table:table-cell>
          <table:table-cell office:value-type="float" office:value="1622.28772" calcext:value-type="float">
            <text:p>1622.28772</text:p>
          </table:table-cell>
          <table:table-cell office:value-type="float" office:value="1622.344482" calcext:value-type="float">
            <text:p>1622.344482</text:p>
          </table:table-cell>
          <table:table-cell table:number-columns-repeated="13"/>
        </table:table-row>
        <table:table-row table:style-name="ro1">
          <table:table-cell office:value-type="float" office:value="226.2" calcext:value-type="float">
            <text:p>226.2</text:p>
          </table:table-cell>
          <table:table-cell office:value-type="float" office:value="1702.99707" calcext:value-type="float">
            <text:p>1702.99707</text:p>
          </table:table-cell>
          <table:table-cell office:value-type="float" office:value="1708.260498" calcext:value-type="float">
            <text:p>1708.260498</text:p>
          </table:table-cell>
          <table:table-cell office:value-type="float" office:value="1668.410889" calcext:value-type="float">
            <text:p>1668.410889</text:p>
          </table:table-cell>
          <table:table-cell office:value-type="float" office:value="1673.674927" calcext:value-type="float">
            <text:p>1673.674927</text:p>
          </table:table-cell>
          <table:table-cell table:number-columns-repeated="13"/>
        </table:table-row>
        <table:table-row table:style-name="ro1">
          <table:table-cell office:value-type="float" office:value="226.4" calcext:value-type="float">
            <text:p>226.4</text:p>
          </table:table-cell>
          <table:table-cell office:value-type="float" office:value="1676.204834" calcext:value-type="float">
            <text:p>1676.204834</text:p>
          </table:table-cell>
          <table:table-cell office:value-type="float" office:value="1763.391602" calcext:value-type="float">
            <text:p>1763.391602</text:p>
          </table:table-cell>
          <table:table-cell office:value-type="float" office:value="1673.885376" calcext:value-type="float">
            <text:p>1673.885376</text:p>
          </table:table-cell>
          <table:table-cell office:value-type="float" office:value="1717.473633" calcext:value-type="float">
            <text:p>1717.473633</text:p>
          </table:table-cell>
          <table:table-cell table:number-columns-repeated="13"/>
        </table:table-row>
        <table:table-row table:style-name="ro1">
          <table:table-cell office:value-type="float" office:value="226.6" calcext:value-type="float">
            <text:p>226.6</text:p>
          </table:table-cell>
          <table:table-cell office:value-type="float" office:value="1654.283447" calcext:value-type="float">
            <text:p>1654.283447</text:p>
          </table:table-cell>
          <table:table-cell office:value-type="float" office:value="1721.720825" calcext:value-type="float">
            <text:p>1721.720825</text:p>
          </table:table-cell>
          <table:table-cell office:value-type="float" office:value="1687.373657" calcext:value-type="float">
            <text:p>1687.373657</text:p>
          </table:table-cell>
          <table:table-cell office:value-type="float" office:value="1720.075317" calcext:value-type="float">
            <text:p>1720.075317</text:p>
          </table:table-cell>
          <table:table-cell table:number-columns-repeated="13"/>
        </table:table-row>
        <table:table-row table:style-name="ro1">
          <table:table-cell office:value-type="float" office:value="226.8" calcext:value-type="float">
            <text:p>226.8</text:p>
          </table:table-cell>
          <table:table-cell office:value-type="float" office:value="1662.552979" calcext:value-type="float">
            <text:p>1662.552979</text:p>
          </table:table-cell>
          <table:table-cell office:value-type="float" office:value="1711.68811" calcext:value-type="float">
            <text:p>1711.68811</text:p>
          </table:table-cell>
          <table:table-cell office:value-type="float" office:value="1668.694946" calcext:value-type="float">
            <text:p>1668.694946</text:p>
          </table:table-cell>
          <table:table-cell office:value-type="float" office:value="1709.189941" calcext:value-type="float">
            <text:p>1709.189941</text:p>
          </table:table-cell>
          <table:table-cell table:number-columns-repeated="13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647.993408" calcext:value-type="float">
            <text:p>1647.993408</text:p>
          </table:table-cell>
          <table:table-cell office:value-type="float" office:value="1706.075806" calcext:value-type="float">
            <text:p>1706.075806</text:p>
          </table:table-cell>
          <table:table-cell office:value-type="float" office:value="1651.998047" calcext:value-type="float">
            <text:p>1651.998047</text:p>
          </table:table-cell>
          <table:table-cell office:value-type="float" office:value="1713.852661" calcext:value-type="float">
            <text:p>1713.852661</text:p>
          </table:table-cell>
          <table:table-cell table:number-columns-repeated="13"/>
        </table:table-row>
        <table:table-row table:style-name="ro1">
          <table:table-cell office:value-type="float" office:value="227.2" calcext:value-type="float">
            <text:p>227.2</text:p>
          </table:table-cell>
          <table:table-cell office:value-type="float" office:value="1621.060913" calcext:value-type="float">
            <text:p>1621.060913</text:p>
          </table:table-cell>
          <table:table-cell office:value-type="float" office:value="1697.064819" calcext:value-type="float">
            <text:p>1697.064819</text:p>
          </table:table-cell>
          <table:table-cell office:value-type="float" office:value="1629.230591" calcext:value-type="float">
            <text:p>1629.230591</text:p>
          </table:table-cell>
          <table:table-cell office:value-type="float" office:value="1704.213623" calcext:value-type="float">
            <text:p>1704.213623</text:p>
          </table:table-cell>
          <table:table-cell table:number-columns-repeated="13"/>
        </table:table-row>
        <table:table-row table:style-name="ro1">
          <table:table-cell office:value-type="float" office:value="227.4" calcext:value-type="float">
            <text:p>227.4</text:p>
          </table:table-cell>
          <table:table-cell office:value-type="float" office:value="1607.040894" calcext:value-type="float">
            <text:p>1607.040894</text:p>
          </table:table-cell>
          <table:table-cell office:value-type="float" office:value="1691.555298" calcext:value-type="float">
            <text:p>1691.555298</text:p>
          </table:table-cell>
          <table:table-cell office:value-type="float" office:value="1610.859009" calcext:value-type="float">
            <text:p>1610.859009</text:p>
          </table:table-cell>
          <table:table-cell office:value-type="float" office:value="1687.299561" calcext:value-type="float">
            <text:p>1687.299561</text:p>
          </table:table-cell>
          <table:table-cell table:number-columns-repeated="13"/>
        </table:table-row>
        <table:table-row table:style-name="ro1">
          <table:table-cell office:value-type="float" office:value="227.6" calcext:value-type="float">
            <text:p>227.6</text:p>
          </table:table-cell>
          <table:table-cell office:value-type="float" office:value="1601.82019" calcext:value-type="float">
            <text:p>1601.82019</text:p>
          </table:table-cell>
          <table:table-cell office:value-type="float" office:value="1669.714966" calcext:value-type="float">
            <text:p>1669.714966</text:p>
          </table:table-cell>
          <table:table-cell office:value-type="float" office:value="1600.523193" calcext:value-type="float">
            <text:p>1600.523193</text:p>
          </table:table-cell>
          <table:table-cell office:value-type="float" office:value="1663.062988" calcext:value-type="float">
            <text:p>1663.062988</text:p>
          </table:table-cell>
          <table:table-cell table:number-columns-repeated="13"/>
        </table:table-row>
        <table:table-row table:style-name="ro1">
          <table:table-cell office:value-type="float" office:value="227.8" calcext:value-type="float">
            <text:p>227.8</text:p>
          </table:table-cell>
          <table:table-cell office:value-type="float" office:value="1599.921143" calcext:value-type="float">
            <text:p>1599.921143</text:p>
          </table:table-cell>
          <table:table-cell office:value-type="float" office:value="1656.786011" calcext:value-type="float">
            <text:p>1656.786011</text:p>
          </table:table-cell>
          <table:table-cell office:value-type="float" office:value="1597.970947" calcext:value-type="float">
            <text:p>1597.970947</text:p>
          </table:table-cell>
          <table:table-cell office:value-type="float" office:value="1653.497559" calcext:value-type="float">
            <text:p>1653.497559</text:p>
          </table:table-cell>
          <table:table-cell table:number-columns-repeated="13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596.547729" calcext:value-type="float">
            <text:p>1596.547729</text:p>
          </table:table-cell>
          <table:table-cell office:value-type="float" office:value="1642.768555" calcext:value-type="float">
            <text:p>1642.768555</text:p>
          </table:table-cell>
          <table:table-cell office:value-type="float" office:value="1586.825684" calcext:value-type="float">
            <text:p>1586.825684</text:p>
          </table:table-cell>
          <table:table-cell office:value-type="float" office:value="1658.983276" calcext:value-type="float">
            <text:p>1658.983276</text:p>
          </table:table-cell>
          <table:table-cell table:number-columns-repeated="13"/>
        </table:table-row>
        <table:table-row table:style-name="ro1">
          <table:table-cell office:value-type="float" office:value="228.2" calcext:value-type="float">
            <text:p>228.2</text:p>
          </table:table-cell>
          <table:table-cell office:value-type="float" office:value="1592.782227" calcext:value-type="float">
            <text:p>1592.782227</text:p>
          </table:table-cell>
          <table:table-cell office:value-type="float" office:value="1638.440918" calcext:value-type="float">
            <text:p>1638.440918</text:p>
          </table:table-cell>
          <table:table-cell office:value-type="float" office:value="1605.38623" calcext:value-type="float">
            <text:p>1605.38623</text:p>
          </table:table-cell>
          <table:table-cell office:value-type="float" office:value="1632.593994" calcext:value-type="float">
            <text:p>1632.593994</text:p>
          </table:table-cell>
          <table:table-cell table:number-columns-repeated="13"/>
        </table:table-row>
        <table:table-row table:style-name="ro1">
          <table:table-cell office:value-type="float" office:value="228.4" calcext:value-type="float">
            <text:p>228.4</text:p>
          </table:table-cell>
          <table:table-cell office:value-type="float" office:value="1594.949707" calcext:value-type="float">
            <text:p>1594.949707</text:p>
          </table:table-cell>
          <table:table-cell office:value-type="float" office:value="1638.473022" calcext:value-type="float">
            <text:p>1638.473022</text:p>
          </table:table-cell>
          <table:table-cell office:value-type="float" office:value="1595.216797" calcext:value-type="float">
            <text:p>1595.216797</text:p>
          </table:table-cell>
          <table:table-cell office:value-type="float" office:value="1634.571533" calcext:value-type="float">
            <text:p>1634.571533</text:p>
          </table:table-cell>
          <table:table-cell table:number-columns-repeated="13"/>
        </table:table-row>
        <table:table-row table:style-name="ro1">
          <table:table-cell office:value-type="float" office:value="228.6" calcext:value-type="float">
            <text:p>228.6</text:p>
          </table:table-cell>
          <table:table-cell office:value-type="float" office:value="1588.943115" calcext:value-type="float">
            <text:p>1588.943115</text:p>
          </table:table-cell>
          <table:table-cell office:value-type="float" office:value="1632.151489" calcext:value-type="float">
            <text:p>1632.151489</text:p>
          </table:table-cell>
          <table:table-cell office:value-type="float" office:value="1587.119263" calcext:value-type="float">
            <text:p>1587.119263</text:p>
          </table:table-cell>
          <table:table-cell office:value-type="float" office:value="1634.273071" calcext:value-type="float">
            <text:p>1634.273071</text:p>
          </table:table-cell>
          <table:table-cell table:number-columns-repeated="13"/>
        </table:table-row>
        <table:table-row table:style-name="ro1">
          <table:table-cell office:value-type="float" office:value="228.8" calcext:value-type="float">
            <text:p>228.8</text:p>
          </table:table-cell>
          <table:table-cell office:value-type="float" office:value="1587.361084" calcext:value-type="float">
            <text:p>1587.361084</text:p>
          </table:table-cell>
          <table:table-cell office:value-type="float" office:value="1629.550659" calcext:value-type="float">
            <text:p>1629.550659</text:p>
          </table:table-cell>
          <table:table-cell office:value-type="float" office:value="1597.873779" calcext:value-type="float">
            <text:p>1597.873779</text:p>
          </table:table-cell>
          <table:table-cell office:value-type="float" office:value="1621.401245" calcext:value-type="float">
            <text:p>1621.401245</text:p>
          </table:table-cell>
          <table:table-cell table:number-columns-repeated="13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588.724487" calcext:value-type="float">
            <text:p>1588.724487</text:p>
          </table:table-cell>
          <table:table-cell office:value-type="float" office:value="1624.026489" calcext:value-type="float">
            <text:p>1624.026489</text:p>
          </table:table-cell>
          <table:table-cell office:value-type="float" office:value="1583.584595" calcext:value-type="float">
            <text:p>1583.584595</text:p>
          </table:table-cell>
          <table:table-cell office:value-type="float" office:value="1627.299438" calcext:value-type="float">
            <text:p>1627.299438</text:p>
          </table:table-cell>
          <table:table-cell table:number-columns-repeated="13"/>
        </table:table-row>
        <table:table-row table:style-name="ro1">
          <table:table-cell office:value-type="float" office:value="229.2" calcext:value-type="float">
            <text:p>229.2</text:p>
          </table:table-cell>
          <table:table-cell office:value-type="float" office:value="1582.403564" calcext:value-type="float">
            <text:p>1582.403564</text:p>
          </table:table-cell>
          <table:table-cell office:value-type="float" office:value="1620.899414" calcext:value-type="float">
            <text:p>1620.899414</text:p>
          </table:table-cell>
          <table:table-cell office:value-type="float" office:value="1589.237549" calcext:value-type="float">
            <text:p>1589.237549</text:p>
          </table:table-cell>
          <table:table-cell office:value-type="float" office:value="1616.434204" calcext:value-type="float">
            <text:p>1616.434204</text:p>
          </table:table-cell>
          <table:table-cell table:number-columns-repeated="13"/>
        </table:table-row>
        <table:table-row table:style-name="ro1">
          <table:table-cell office:value-type="float" office:value="229.4" calcext:value-type="float">
            <text:p>229.4</text:p>
          </table:table-cell>
          <table:table-cell office:value-type="float" office:value="1585.880615" calcext:value-type="float">
            <text:p>1585.880615</text:p>
          </table:table-cell>
          <table:table-cell office:value-type="float" office:value="1615.083008" calcext:value-type="float">
            <text:p>1615.083008</text:p>
          </table:table-cell>
          <table:table-cell office:value-type="float" office:value="1583.744385" calcext:value-type="float">
            <text:p>1583.744385</text:p>
          </table:table-cell>
          <table:table-cell office:value-type="float" office:value="1616.983521" calcext:value-type="float">
            <text:p>1616.983521</text:p>
          </table:table-cell>
          <table:table-cell table:number-columns-repeated="13"/>
        </table:table-row>
        <table:table-row table:style-name="ro1">
          <table:table-cell office:value-type="float" office:value="229.6" calcext:value-type="float">
            <text:p>229.6</text:p>
          </table:table-cell>
          <table:table-cell office:value-type="float" office:value="1582.48877" calcext:value-type="float">
            <text:p>1582.48877</text:p>
          </table:table-cell>
          <table:table-cell office:value-type="float" office:value="1612.593018" calcext:value-type="float">
            <text:p>1612.593018</text:p>
          </table:table-cell>
          <table:table-cell office:value-type="float" office:value="1582.302124" calcext:value-type="float">
            <text:p>1582.302124</text:p>
          </table:table-cell>
          <table:table-cell office:value-type="float" office:value="1610.046875" calcext:value-type="float">
            <text:p>1610.046875</text:p>
          </table:table-cell>
          <table:table-cell table:number-columns-repeated="13"/>
        </table:table-row>
        <table:table-row table:style-name="ro1">
          <table:table-cell office:value-type="float" office:value="229.8" calcext:value-type="float">
            <text:p>229.8</text:p>
          </table:table-cell>
          <table:table-cell office:value-type="float" office:value="1575.177856" calcext:value-type="float">
            <text:p>1575.177856</text:p>
          </table:table-cell>
          <table:table-cell office:value-type="float" office:value="1609.94165" calcext:value-type="float">
            <text:p>1609.94165</text:p>
          </table:table-cell>
          <table:table-cell office:value-type="float" office:value="1578.530273" calcext:value-type="float">
            <text:p>1578.530273</text:p>
          </table:table-cell>
          <table:table-cell office:value-type="float" office:value="1606.456909" calcext:value-type="float">
            <text:p>1606.456909</text:p>
          </table:table-cell>
          <table:table-cell table:number-columns-repeated="13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579.329834" calcext:value-type="float">
            <text:p>1579.329834</text:p>
          </table:table-cell>
          <table:table-cell office:value-type="float" office:value="1606.185547" calcext:value-type="float">
            <text:p>1606.185547</text:p>
          </table:table-cell>
          <table:table-cell office:value-type="float" office:value="1577.424927" calcext:value-type="float">
            <text:p>1577.424927</text:p>
          </table:table-cell>
          <table:table-cell office:value-type="float" office:value="1608.022217" calcext:value-type="float">
            <text:p>1608.022217</text:p>
          </table:table-cell>
          <table:table-cell table:number-columns-repeated="13"/>
        </table:table-row>
        <table:table-row table:style-name="ro1">
          <table:table-cell office:value-type="float" office:value="230.2" calcext:value-type="float">
            <text:p>230.2</text:p>
          </table:table-cell>
          <table:table-cell office:value-type="float" office:value="1574.850708" calcext:value-type="float">
            <text:p>1574.850708</text:p>
          </table:table-cell>
          <table:table-cell office:value-type="float" office:value="1605.553345" calcext:value-type="float">
            <text:p>1605.553345</text:p>
          </table:table-cell>
          <table:table-cell office:value-type="float" office:value="1576.813354" calcext:value-type="float">
            <text:p>1576.813354</text:p>
          </table:table-cell>
          <table:table-cell office:value-type="float" office:value="1602.72998" calcext:value-type="float">
            <text:p>1602.72998</text:p>
          </table:table-cell>
          <table:table-cell table:number-columns-repeated="13"/>
        </table:table-row>
        <table:table-row table:style-name="ro1">
          <table:table-cell office:value-type="float" office:value="230.4" calcext:value-type="float">
            <text:p>230.4</text:p>
          </table:table-cell>
          <table:table-cell office:value-type="float" office:value="1572.560547" calcext:value-type="float">
            <text:p>1572.560547</text:p>
          </table:table-cell>
          <table:table-cell office:value-type="float" office:value="1599.647339" calcext:value-type="float">
            <text:p>1599.647339</text:p>
          </table:table-cell>
          <table:table-cell office:value-type="float" office:value="1574.160522" calcext:value-type="float">
            <text:p>1574.160522</text:p>
          </table:table-cell>
          <table:table-cell office:value-type="float" office:value="1595.579956" calcext:value-type="float">
            <text:p>1595.579956</text:p>
          </table:table-cell>
          <table:table-cell table:number-columns-repeated="13"/>
        </table:table-row>
        <table:table-row table:style-name="ro1">
          <table:table-cell office:value-type="float" office:value="230.6" calcext:value-type="float">
            <text:p>230.6</text:p>
          </table:table-cell>
          <table:table-cell office:value-type="float" office:value="1571.885742" calcext:value-type="float">
            <text:p>1571.885742</text:p>
          </table:table-cell>
          <table:table-cell office:value-type="float" office:value="1599.166626" calcext:value-type="float">
            <text:p>1599.166626</text:p>
          </table:table-cell>
          <table:table-cell office:value-type="float" office:value="1572.200439" calcext:value-type="float">
            <text:p>1572.200439</text:p>
          </table:table-cell>
          <table:table-cell office:value-type="float" office:value="1599.897339" calcext:value-type="float">
            <text:p>1599.897339</text:p>
          </table:table-cell>
          <table:table-cell table:number-columns-repeated="13"/>
        </table:table-row>
        <table:table-row table:style-name="ro1">
          <table:table-cell office:value-type="float" office:value="230.8" calcext:value-type="float">
            <text:p>230.8</text:p>
          </table:table-cell>
          <table:table-cell office:value-type="float" office:value="1573.477539" calcext:value-type="float">
            <text:p>1573.477539</text:p>
          </table:table-cell>
          <table:table-cell office:value-type="float" office:value="1597.613525" calcext:value-type="float">
            <text:p>1597.613525</text:p>
          </table:table-cell>
          <table:table-cell office:value-type="float" office:value="1575.694214" calcext:value-type="float">
            <text:p>1575.694214</text:p>
          </table:table-cell>
          <table:table-cell office:value-type="float" office:value="1591.485352" calcext:value-type="float">
            <text:p>1591.485352</text:p>
          </table:table-cell>
          <table:table-cell table:number-columns-repeated="13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576.20813" calcext:value-type="float">
            <text:p>1576.20813</text:p>
          </table:table-cell>
          <table:table-cell office:value-type="float" office:value="1590.271729" calcext:value-type="float">
            <text:p>1590.271729</text:p>
          </table:table-cell>
          <table:table-cell office:value-type="float" office:value="1574.765625" calcext:value-type="float">
            <text:p>1574.765625</text:p>
          </table:table-cell>
          <table:table-cell office:value-type="float" office:value="1591.670532" calcext:value-type="float">
            <text:p>1591.670532</text:p>
          </table:table-cell>
          <table:table-cell table:number-columns-repeated="13"/>
        </table:table-row>
        <table:table-row table:style-name="ro1">
          <table:table-cell office:value-type="float" office:value="231.2" calcext:value-type="float">
            <text:p>231.2</text:p>
          </table:table-cell>
          <table:table-cell office:value-type="float" office:value="1574.935669" calcext:value-type="float">
            <text:p>1574.935669</text:p>
          </table:table-cell>
          <table:table-cell office:value-type="float" office:value="1589.380859" calcext:value-type="float">
            <text:p>1589.380859</text:p>
          </table:table-cell>
          <table:table-cell office:value-type="float" office:value="1571.623535" calcext:value-type="float">
            <text:p>1571.623535</text:p>
          </table:table-cell>
          <table:table-cell office:value-type="float" office:value="1592.498535" calcext:value-type="float">
            <text:p>1592.498535</text:p>
          </table:table-cell>
          <table:table-cell table:number-columns-repeated="13"/>
        </table:table-row>
        <table:table-row table:style-name="ro1">
          <table:table-cell office:value-type="float" office:value="231.4" calcext:value-type="float">
            <text:p>231.4</text:p>
          </table:table-cell>
          <table:table-cell office:value-type="float" office:value="1572.314941" calcext:value-type="float">
            <text:p>1572.314941</text:p>
          </table:table-cell>
          <table:table-cell office:value-type="float" office:value="1590.602539" calcext:value-type="float">
            <text:p>1590.602539</text:p>
          </table:table-cell>
          <table:table-cell office:value-type="float" office:value="1570.494751" calcext:value-type="float">
            <text:p>1570.494751</text:p>
          </table:table-cell>
          <table:table-cell office:value-type="float" office:value="1590.806519" calcext:value-type="float">
            <text:p>1590.806519</text:p>
          </table:table-cell>
          <table:table-cell table:number-columns-repeated="13"/>
        </table:table-row>
        <table:table-row table:style-name="ro1">
          <table:table-cell office:value-type="float" office:value="231.6" calcext:value-type="float">
            <text:p>231.6</text:p>
          </table:table-cell>
          <table:table-cell office:value-type="float" office:value="1570.210205" calcext:value-type="float">
            <text:p>1570.210205</text:p>
          </table:table-cell>
          <table:table-cell office:value-type="float" office:value="1587.918457" calcext:value-type="float">
            <text:p>1587.918457</text:p>
          </table:table-cell>
          <table:table-cell office:value-type="float" office:value="1568.434692" calcext:value-type="float">
            <text:p>1568.434692</text:p>
          </table:table-cell>
          <table:table-cell office:value-type="float" office:value="1585.075562" calcext:value-type="float">
            <text:p>1585.075562</text:p>
          </table:table-cell>
          <table:table-cell table:number-columns-repeated="13"/>
        </table:table-row>
        <table:table-row table:style-name="ro1">
          <table:table-cell office:value-type="float" office:value="231.8" calcext:value-type="float">
            <text:p>231.8</text:p>
          </table:table-cell>
          <table:table-cell office:value-type="float" office:value="1569.192017" calcext:value-type="float">
            <text:p>1569.192017</text:p>
          </table:table-cell>
          <table:table-cell office:value-type="float" office:value="1589.395996" calcext:value-type="float">
            <text:p>1589.395996</text:p>
          </table:table-cell>
          <table:table-cell office:value-type="float" office:value="1569.150146" calcext:value-type="float">
            <text:p>1569.150146</text:p>
          </table:table-cell>
          <table:table-cell office:value-type="float" office:value="1587.318726" calcext:value-type="float">
            <text:p>1587.318726</text:p>
          </table:table-cell>
          <table:table-cell table:number-columns-repeated="13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570.018677" calcext:value-type="float">
            <text:p>1570.018677</text:p>
          </table:table-cell>
          <table:table-cell office:value-type="float" office:value="1580.902222" calcext:value-type="float">
            <text:p>1580.902222</text:p>
          </table:table-cell>
          <table:table-cell office:value-type="float" office:value="1568.428589" calcext:value-type="float">
            <text:p>1568.428589</text:p>
          </table:table-cell>
          <table:table-cell office:value-type="float" office:value="1582.107788" calcext:value-type="float">
            <text:p>1582.107788</text:p>
          </table:table-cell>
          <table:table-cell table:number-columns-repeated="13"/>
        </table:table-row>
        <table:table-row table:style-name="ro1">
          <table:table-cell office:value-type="float" office:value="232.2" calcext:value-type="float">
            <text:p>232.2</text:p>
          </table:table-cell>
          <table:table-cell office:value-type="float" office:value="1569.947632" calcext:value-type="float">
            <text:p>1569.947632</text:p>
          </table:table-cell>
          <table:table-cell office:value-type="float" office:value="1581.540283" calcext:value-type="float">
            <text:p>1581.540283</text:p>
          </table:table-cell>
          <table:table-cell office:value-type="float" office:value="1569.974731" calcext:value-type="float">
            <text:p>1569.974731</text:p>
          </table:table-cell>
          <table:table-cell office:value-type="float" office:value="1585.04895" calcext:value-type="float">
            <text:p>1585.04895</text:p>
          </table:table-cell>
          <table:table-cell table:number-columns-repeated="13"/>
        </table:table-row>
        <table:table-row table:style-name="ro1">
          <table:table-cell office:value-type="float" office:value="232.4" calcext:value-type="float">
            <text:p>232.4</text:p>
          </table:table-cell>
          <table:table-cell office:value-type="float" office:value="1569.762939" calcext:value-type="float">
            <text:p>1569.762939</text:p>
          </table:table-cell>
          <table:table-cell office:value-type="float" office:value="1583.118042" calcext:value-type="float">
            <text:p>1583.118042</text:p>
          </table:table-cell>
          <table:table-cell office:value-type="float" office:value="1567.743286" calcext:value-type="float">
            <text:p>1567.743286</text:p>
          </table:table-cell>
          <table:table-cell office:value-type="float" office:value="1584.765747" calcext:value-type="float">
            <text:p>1584.765747</text:p>
          </table:table-cell>
          <table:table-cell table:number-columns-repeated="13"/>
        </table:table-row>
        <table:table-row table:style-name="ro1">
          <table:table-cell office:value-type="float" office:value="232.6" calcext:value-type="float">
            <text:p>232.6</text:p>
          </table:table-cell>
          <table:table-cell office:value-type="float" office:value="1567.742676" calcext:value-type="float">
            <text:p>1567.742676</text:p>
          </table:table-cell>
          <table:table-cell office:value-type="float" office:value="1582.345093" calcext:value-type="float">
            <text:p>1582.345093</text:p>
          </table:table-cell>
          <table:table-cell office:value-type="float" office:value="1566.444702" calcext:value-type="float">
            <text:p>1566.444702</text:p>
          </table:table-cell>
          <table:table-cell office:value-type="float" office:value="1584.062378" calcext:value-type="float">
            <text:p>1584.062378</text:p>
          </table:table-cell>
          <table:table-cell table:number-columns-repeated="13"/>
        </table:table-row>
        <table:table-row table:style-name="ro1">
          <table:table-cell office:value-type="float" office:value="232.8" calcext:value-type="float">
            <text:p>232.8</text:p>
          </table:table-cell>
          <table:table-cell office:value-type="float" office:value="1567.991577" calcext:value-type="float">
            <text:p>1567.991577</text:p>
          </table:table-cell>
          <table:table-cell office:value-type="float" office:value="1578.056885" calcext:value-type="float">
            <text:p>1578.056885</text:p>
          </table:table-cell>
          <table:table-cell office:value-type="float" office:value="1567.173462" calcext:value-type="float">
            <text:p>1567.173462</text:p>
          </table:table-cell>
          <table:table-cell office:value-type="float" office:value="1579.256958" calcext:value-type="float">
            <text:p>1579.256958</text:p>
          </table:table-cell>
          <table:table-cell table:number-columns-repeated="13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567.041626" calcext:value-type="float">
            <text:p>1567.041626</text:p>
          </table:table-cell>
          <table:table-cell office:value-type="float" office:value="1578.352661" calcext:value-type="float">
            <text:p>1578.352661</text:p>
          </table:table-cell>
          <table:table-cell office:value-type="float" office:value="1565.674805" calcext:value-type="float">
            <text:p>1565.674805</text:p>
          </table:table-cell>
          <table:table-cell office:value-type="float" office:value="1577.918335" calcext:value-type="float">
            <text:p>1577.918335</text:p>
          </table:table-cell>
          <table:table-cell table:number-columns-repeated="13"/>
        </table:table-row>
        <table:table-row table:style-name="ro1">
          <table:table-cell office:value-type="float" office:value="233.2" calcext:value-type="float">
            <text:p>233.2</text:p>
          </table:table-cell>
          <table:table-cell office:value-type="float" office:value="1567.845825" calcext:value-type="float">
            <text:p>1567.845825</text:p>
          </table:table-cell>
          <table:table-cell office:value-type="float" office:value="1579.584106" calcext:value-type="float">
            <text:p>1579.584106</text:p>
          </table:table-cell>
          <table:table-cell office:value-type="float" office:value="1565.914551" calcext:value-type="float">
            <text:p>1565.914551</text:p>
          </table:table-cell>
          <table:table-cell office:value-type="float" office:value="1577.311279" calcext:value-type="float">
            <text:p>1577.311279</text:p>
          </table:table-cell>
          <table:table-cell table:number-columns-repeated="13"/>
        </table:table-row>
        <table:table-row table:style-name="ro1">
          <table:table-cell office:value-type="float" office:value="233.4" calcext:value-type="float">
            <text:p>233.4</text:p>
          </table:table-cell>
          <table:table-cell office:value-type="float" office:value="1567.221436" calcext:value-type="float">
            <text:p>1567.221436</text:p>
          </table:table-cell>
          <table:table-cell office:value-type="float" office:value="1577.757446" calcext:value-type="float">
            <text:p>1577.757446</text:p>
          </table:table-cell>
          <table:table-cell office:value-type="float" office:value="1569.179565" calcext:value-type="float">
            <text:p>1569.179565</text:p>
          </table:table-cell>
          <table:table-cell office:value-type="float" office:value="1575.254028" calcext:value-type="float">
            <text:p>1575.254028</text:p>
          </table:table-cell>
          <table:table-cell table:number-columns-repeated="13"/>
        </table:table-row>
        <table:table-row table:style-name="ro1">
          <table:table-cell office:value-type="float" office:value="233.6" calcext:value-type="float">
            <text:p>233.6</text:p>
          </table:table-cell>
          <table:table-cell office:value-type="float" office:value="1566.196289" calcext:value-type="float">
            <text:p>1566.196289</text:p>
          </table:table-cell>
          <table:table-cell office:value-type="float" office:value="1576.139771" calcext:value-type="float">
            <text:p>1576.139771</text:p>
          </table:table-cell>
          <table:table-cell office:value-type="float" office:value="1567.582764" calcext:value-type="float">
            <text:p>1567.582764</text:p>
          </table:table-cell>
          <table:table-cell office:value-type="float" office:value="1575.863525" calcext:value-type="float">
            <text:p>1575.863525</text:p>
          </table:table-cell>
          <table:table-cell table:number-columns-repeated="13"/>
        </table:table-row>
        <table:table-row table:style-name="ro1">
          <table:table-cell office:value-type="float" office:value="233.8" calcext:value-type="float">
            <text:p>233.8</text:p>
          </table:table-cell>
          <table:table-cell office:value-type="float" office:value="1566.697998" calcext:value-type="float">
            <text:p>1566.697998</text:p>
          </table:table-cell>
          <table:table-cell office:value-type="float" office:value="1574.889648" calcext:value-type="float">
            <text:p>1574.889648</text:p>
          </table:table-cell>
          <table:table-cell office:value-type="float" office:value="1567.197021" calcext:value-type="float">
            <text:p>1567.197021</text:p>
          </table:table-cell>
          <table:table-cell office:value-type="float" office:value="1573.918091" calcext:value-type="float">
            <text:p>1573.918091</text:p>
          </table:table-cell>
          <table:table-cell table:number-columns-repeated="13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565.68689" calcext:value-type="float">
            <text:p>1565.68689</text:p>
          </table:table-cell>
          <table:table-cell office:value-type="float" office:value="1573.936523" calcext:value-type="float">
            <text:p>1573.936523</text:p>
          </table:table-cell>
          <table:table-cell office:value-type="float" office:value="1565.009399" calcext:value-type="float">
            <text:p>1565.009399</text:p>
          </table:table-cell>
          <table:table-cell office:value-type="float" office:value="1575.442139" calcext:value-type="float">
            <text:p>1575.442139</text:p>
          </table:table-cell>
          <table:table-cell table:number-columns-repeated="13"/>
        </table:table-row>
        <table:table-row table:style-name="ro1">
          <table:table-cell office:value-type="float" office:value="234.2" calcext:value-type="float">
            <text:p>234.2</text:p>
          </table:table-cell>
          <table:table-cell office:value-type="float" office:value="1562.795044" calcext:value-type="float">
            <text:p>1562.795044</text:p>
          </table:table-cell>
          <table:table-cell office:value-type="float" office:value="1575.026367" calcext:value-type="float">
            <text:p>1575.026367</text:p>
          </table:table-cell>
          <table:table-cell office:value-type="float" office:value="1561.884521" calcext:value-type="float">
            <text:p>1561.884521</text:p>
          </table:table-cell>
          <table:table-cell office:value-type="float" office:value="1577.408325" calcext:value-type="float">
            <text:p>1577.408325</text:p>
          </table:table-cell>
          <table:table-cell table:number-columns-repeated="13"/>
        </table:table-row>
        <table:table-row table:style-name="ro1">
          <table:table-cell office:value-type="float" office:value="234.4" calcext:value-type="float">
            <text:p>234.4</text:p>
          </table:table-cell>
          <table:table-cell office:value-type="float" office:value="1566.099365" calcext:value-type="float">
            <text:p>1566.099365</text:p>
          </table:table-cell>
          <table:table-cell office:value-type="float" office:value="1572.815063" calcext:value-type="float">
            <text:p>1572.815063</text:p>
          </table:table-cell>
          <table:table-cell office:value-type="float" office:value="1570.777954" calcext:value-type="float">
            <text:p>1570.777954</text:p>
          </table:table-cell>
          <table:table-cell office:value-type="float" office:value="1570.97998" calcext:value-type="float">
            <text:p>1570.97998</text:p>
          </table:table-cell>
          <table:table-cell table:number-columns-repeated="13"/>
        </table:table-row>
        <table:table-row table:style-name="ro1">
          <table:table-cell office:value-type="float" office:value="234.6" calcext:value-type="float">
            <text:p>234.6</text:p>
          </table:table-cell>
          <table:table-cell office:value-type="float" office:value="1566.531616" calcext:value-type="float">
            <text:p>1566.531616</text:p>
          </table:table-cell>
          <table:table-cell office:value-type="float" office:value="1570.724365" calcext:value-type="float">
            <text:p>1570.724365</text:p>
          </table:table-cell>
          <table:table-cell office:value-type="float" office:value="1568.371216" calcext:value-type="float">
            <text:p>1568.371216</text:p>
          </table:table-cell>
          <table:table-cell office:value-type="float" office:value="1571.012207" calcext:value-type="float">
            <text:p>1571.012207</text:p>
          </table:table-cell>
          <table:table-cell table:number-columns-repeated="13"/>
        </table:table-row>
        <table:table-row table:style-name="ro1">
          <table:table-cell office:value-type="float" office:value="234.8" calcext:value-type="float">
            <text:p>234.8</text:p>
          </table:table-cell>
          <table:table-cell office:value-type="float" office:value="1563.161621" calcext:value-type="float">
            <text:p>1563.161621</text:p>
          </table:table-cell>
          <table:table-cell office:value-type="float" office:value="1568.005615" calcext:value-type="float">
            <text:p>1568.005615</text:p>
          </table:table-cell>
          <table:table-cell office:value-type="float" office:value="1561.862915" calcext:value-type="float">
            <text:p>1561.862915</text:p>
          </table:table-cell>
          <table:table-cell office:value-type="float" office:value="1570.378662" calcext:value-type="float">
            <text:p>1570.378662</text:p>
          </table:table-cell>
          <table:table-cell table:number-columns-repeated="13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564.277466" calcext:value-type="float">
            <text:p>1564.277466</text:p>
          </table:table-cell>
          <table:table-cell office:value-type="float" office:value="1565.439697" calcext:value-type="float">
            <text:p>1565.439697</text:p>
          </table:table-cell>
          <table:table-cell office:value-type="float" office:value="1565.811279" calcext:value-type="float">
            <text:p>1565.811279</text:p>
          </table:table-cell>
          <table:table-cell office:value-type="float" office:value="1570.353027" calcext:value-type="float">
            <text:p>1570.353027</text:p>
          </table:table-cell>
          <table:table-cell table:number-columns-repeated="13"/>
        </table:table-row>
        <table:table-row table:style-name="ro1">
          <table:table-cell office:value-type="float" office:value="235.2" calcext:value-type="float">
            <text:p>235.2</text:p>
          </table:table-cell>
          <table:table-cell office:value-type="float" office:value="1562.955322" calcext:value-type="float">
            <text:p>1562.955322</text:p>
          </table:table-cell>
          <table:table-cell office:value-type="float" office:value="1570.851196" calcext:value-type="float">
            <text:p>1570.851196</text:p>
          </table:table-cell>
          <table:table-cell office:value-type="float" office:value="1563.890137" calcext:value-type="float">
            <text:p>1563.890137</text:p>
          </table:table-cell>
          <table:table-cell office:value-type="float" office:value="1570.630859" calcext:value-type="float">
            <text:p>1570.630859</text:p>
          </table:table-cell>
          <table:table-cell table:number-columns-repeated="13"/>
        </table:table-row>
        <table:table-row table:style-name="ro1">
          <table:table-cell office:value-type="float" office:value="235.4" calcext:value-type="float">
            <text:p>235.4</text:p>
          </table:table-cell>
          <table:table-cell office:value-type="float" office:value="1586.463257" calcext:value-type="float">
            <text:p>1586.463257</text:p>
          </table:table-cell>
          <table:table-cell office:value-type="float" office:value="1605.863037" calcext:value-type="float">
            <text:p>1605.863037</text:p>
          </table:table-cell>
          <table:table-cell office:value-type="float" office:value="1535.444702" calcext:value-type="float">
            <text:p>1535.444702</text:p>
          </table:table-cell>
          <table:table-cell office:value-type="float" office:value="1532.439453" calcext:value-type="float">
            <text:p>1532.439453</text:p>
          </table:table-cell>
          <table:table-cell table:number-columns-repeated="13"/>
        </table:table-row>
        <table:table-row table:style-name="ro1">
          <table:table-cell office:value-type="float" office:value="235.6" calcext:value-type="float">
            <text:p>235.6</text:p>
          </table:table-cell>
          <table:table-cell office:value-type="float" office:value="1608.321533" calcext:value-type="float">
            <text:p>1608.321533</text:p>
          </table:table-cell>
          <table:table-cell office:value-type="float" office:value="1626.685791" calcext:value-type="float">
            <text:p>1626.685791</text:p>
          </table:table-cell>
          <table:table-cell office:value-type="float" office:value="1533.677002" calcext:value-type="float">
            <text:p>1533.677002</text:p>
          </table:table-cell>
          <table:table-cell office:value-type="float" office:value="1509.74939" calcext:value-type="float">
            <text:p>1509.74939</text:p>
          </table:table-cell>
          <table:table-cell table:number-columns-repeated="13"/>
        </table:table-row>
        <table:table-row table:style-name="ro1">
          <table:table-cell office:value-type="float" office:value="235.8" calcext:value-type="float">
            <text:p>235.8</text:p>
          </table:table-cell>
          <table:table-cell office:value-type="float" office:value="1625.39563" calcext:value-type="float">
            <text:p>1625.39563</text:p>
          </table:table-cell>
          <table:table-cell office:value-type="float" office:value="1618.209106" calcext:value-type="float">
            <text:p>1618.209106</text:p>
          </table:table-cell>
          <table:table-cell office:value-type="float" office:value="1534.686768" calcext:value-type="float">
            <text:p>1534.686768</text:p>
          </table:table-cell>
          <table:table-cell office:value-type="float" office:value="1537.320679" calcext:value-type="float">
            <text:p>1537.320679</text:p>
          </table:table-cell>
          <table:table-cell table:number-columns-repeated="13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626.75293" calcext:value-type="float">
            <text:p>1626.75293</text:p>
          </table:table-cell>
          <table:table-cell office:value-type="float" office:value="1629.407227" calcext:value-type="float">
            <text:p>1629.407227</text:p>
          </table:table-cell>
          <table:table-cell office:value-type="float" office:value="1545.540405" calcext:value-type="float">
            <text:p>1545.540405</text:p>
          </table:table-cell>
          <table:table-cell office:value-type="float" office:value="1550.73877" calcext:value-type="float">
            <text:p>1550.73877</text:p>
          </table:table-cell>
          <table:table-cell table:number-columns-repeated="13"/>
        </table:table-row>
        <table:table-row table:style-name="ro1">
          <table:table-cell office:value-type="float" office:value="236.2" calcext:value-type="float">
            <text:p>236.2</text:p>
          </table:table-cell>
          <table:table-cell office:value-type="float" office:value="1628.060303" calcext:value-type="float">
            <text:p>1628.060303</text:p>
          </table:table-cell>
          <table:table-cell office:value-type="float" office:value="1674.64917" calcext:value-type="float">
            <text:p>1674.64917</text:p>
          </table:table-cell>
          <table:table-cell office:value-type="float" office:value="1572.83252" calcext:value-type="float">
            <text:p>1572.83252</text:p>
          </table:table-cell>
          <table:table-cell office:value-type="float" office:value="1561.994995" calcext:value-type="float">
            <text:p>1561.994995</text:p>
          </table:table-cell>
          <table:table-cell table:number-columns-repeated="13"/>
        </table:table-row>
        <table:table-row table:style-name="ro1">
          <table:table-cell office:value-type="float" office:value="236.4" calcext:value-type="float">
            <text:p>236.4</text:p>
          </table:table-cell>
          <table:table-cell office:value-type="float" office:value="1645.189087" calcext:value-type="float">
            <text:p>1645.189087</text:p>
          </table:table-cell>
          <table:table-cell office:value-type="float" office:value="1646.51123" calcext:value-type="float">
            <text:p>1646.51123</text:p>
          </table:table-cell>
          <table:table-cell office:value-type="float" office:value="1586.124146" calcext:value-type="float">
            <text:p>1586.124146</text:p>
          </table:table-cell>
          <table:table-cell office:value-type="float" office:value="1584.517578" calcext:value-type="float">
            <text:p>1584.517578</text:p>
          </table:table-cell>
          <table:table-cell table:number-columns-repeated="13"/>
        </table:table-row>
        <table:table-row table:style-name="ro1">
          <table:table-cell office:value-type="float" office:value="236.6" calcext:value-type="float">
            <text:p>236.6</text:p>
          </table:table-cell>
          <table:table-cell office:value-type="float" office:value="1633.626221" calcext:value-type="float">
            <text:p>1633.626221</text:p>
          </table:table-cell>
          <table:table-cell office:value-type="float" office:value="1692.671875" calcext:value-type="float">
            <text:p>1692.671875</text:p>
          </table:table-cell>
          <table:table-cell office:value-type="float" office:value="1601.820923" calcext:value-type="float">
            <text:p>1601.820923</text:p>
          </table:table-cell>
          <table:table-cell office:value-type="float" office:value="1604.927734" calcext:value-type="float">
            <text:p>1604.927734</text:p>
          </table:table-cell>
          <table:table-cell table:number-columns-repeated="13"/>
        </table:table-row>
        <table:table-row table:style-name="ro1">
          <table:table-cell office:value-type="float" office:value="236.8" calcext:value-type="float">
            <text:p>236.8</text:p>
          </table:table-cell>
          <table:table-cell office:value-type="float" office:value="1638.274536" calcext:value-type="float">
            <text:p>1638.274536</text:p>
          </table:table-cell>
          <table:table-cell office:value-type="float" office:value="1706.697998" calcext:value-type="float">
            <text:p>1706.697998</text:p>
          </table:table-cell>
          <table:table-cell office:value-type="float" office:value="1606.096924" calcext:value-type="float">
            <text:p>1606.096924</text:p>
          </table:table-cell>
          <table:table-cell office:value-type="float" office:value="1619.150879" calcext:value-type="float">
            <text:p>1619.150879</text:p>
          </table:table-cell>
          <table:table-cell table:number-columns-repeated="13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643.751099" calcext:value-type="float">
            <text:p>1643.751099</text:p>
          </table:table-cell>
          <table:table-cell office:value-type="float" office:value="1706.307739" calcext:value-type="float">
            <text:p>1706.307739</text:p>
          </table:table-cell>
          <table:table-cell office:value-type="float" office:value="1614.687866" calcext:value-type="float">
            <text:p>1614.687866</text:p>
          </table:table-cell>
          <table:table-cell office:value-type="float" office:value="1618.110596" calcext:value-type="float">
            <text:p>1618.110596</text:p>
          </table:table-cell>
          <table:table-cell table:number-columns-repeated="13"/>
        </table:table-row>
        <table:table-row table:style-name="ro1">
          <table:table-cell office:value-type="float" office:value="237.2" calcext:value-type="float">
            <text:p>237.2</text:p>
          </table:table-cell>
          <table:table-cell office:value-type="float" office:value="1636.612671" calcext:value-type="float">
            <text:p>1636.612671</text:p>
          </table:table-cell>
          <table:table-cell office:value-type="float" office:value="1709.569092" calcext:value-type="float">
            <text:p>1709.569092</text:p>
          </table:table-cell>
          <table:table-cell office:value-type="float" office:value="1605.875244" calcext:value-type="float">
            <text:p>1605.875244</text:p>
          </table:table-cell>
          <table:table-cell office:value-type="float" office:value="1632.650269" calcext:value-type="float">
            <text:p>1632.650269</text:p>
          </table:table-cell>
          <table:table-cell table:number-columns-repeated="13"/>
        </table:table-row>
        <table:table-row table:style-name="ro1">
          <table:table-cell office:value-type="float" office:value="237.4" calcext:value-type="float">
            <text:p>237.4</text:p>
          </table:table-cell>
          <table:table-cell office:value-type="float" office:value="1642.700317" calcext:value-type="float">
            <text:p>1642.700317</text:p>
          </table:table-cell>
          <table:table-cell office:value-type="float" office:value="1701.565308" calcext:value-type="float">
            <text:p>1701.565308</text:p>
          </table:table-cell>
          <table:table-cell office:value-type="float" office:value="1602.791382" calcext:value-type="float">
            <text:p>1602.791382</text:p>
          </table:table-cell>
          <table:table-cell office:value-type="float" office:value="1629.866089" calcext:value-type="float">
            <text:p>1629.866089</text:p>
          </table:table-cell>
          <table:table-cell table:number-columns-repeated="13"/>
        </table:table-row>
        <table:table-row table:style-name="ro1">
          <table:table-cell office:value-type="float" office:value="237.6" calcext:value-type="float">
            <text:p>237.6</text:p>
          </table:table-cell>
          <table:table-cell office:value-type="float" office:value="1603.648438" calcext:value-type="float">
            <text:p>1603.648438</text:p>
          </table:table-cell>
          <table:table-cell office:value-type="float" office:value="1666.157715" calcext:value-type="float">
            <text:p>1666.157715</text:p>
          </table:table-cell>
          <table:table-cell office:value-type="float" office:value="1629.4375" calcext:value-type="float">
            <text:p>1629.4375</text:p>
          </table:table-cell>
          <table:table-cell office:value-type="float" office:value="1665.928101" calcext:value-type="float">
            <text:p>1665.928101</text:p>
          </table:table-cell>
          <table:table-cell table:number-columns-repeated="13"/>
        </table:table-row>
        <table:table-row table:style-name="ro1">
          <table:table-cell office:value-type="float" office:value="237.8" calcext:value-type="float">
            <text:p>237.8</text:p>
          </table:table-cell>
          <table:table-cell office:value-type="float" office:value="1603.935547" calcext:value-type="float">
            <text:p>1603.935547</text:p>
          </table:table-cell>
          <table:table-cell office:value-type="float" office:value="1657.008179" calcext:value-type="float">
            <text:p>1657.008179</text:p>
          </table:table-cell>
          <table:table-cell office:value-type="float" office:value="1616.014404" calcext:value-type="float">
            <text:p>1616.014404</text:p>
          </table:table-cell>
          <table:table-cell office:value-type="float" office:value="1663.782349" calcext:value-type="float">
            <text:p>1663.782349</text:p>
          </table:table-cell>
          <table:table-cell table:number-columns-repeated="13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601.360474" calcext:value-type="float">
            <text:p>1601.360474</text:p>
          </table:table-cell>
          <table:table-cell office:value-type="float" office:value="1640.189331" calcext:value-type="float">
            <text:p>1640.189331</text:p>
          </table:table-cell>
          <table:table-cell office:value-type="float" office:value="1605.769409" calcext:value-type="float">
            <text:p>1605.769409</text:p>
          </table:table-cell>
          <table:table-cell office:value-type="float" office:value="1643.99707" calcext:value-type="float">
            <text:p>1643.99707</text:p>
          </table:table-cell>
          <table:table-cell table:number-columns-repeated="13"/>
        </table:table-row>
        <table:table-row table:style-name="ro1">
          <table:table-cell office:value-type="float" office:value="238.2" calcext:value-type="float">
            <text:p>238.2</text:p>
          </table:table-cell>
          <table:table-cell office:value-type="float" office:value="1578.773438" calcext:value-type="float">
            <text:p>1578.773438</text:p>
          </table:table-cell>
          <table:table-cell office:value-type="float" office:value="1651.685303" calcext:value-type="float">
            <text:p>1651.685303</text:p>
          </table:table-cell>
          <table:table-cell office:value-type="float" office:value="1585.339844" calcext:value-type="float">
            <text:p>1585.339844</text:p>
          </table:table-cell>
          <table:table-cell office:value-type="float" office:value="1643.752075" calcext:value-type="float">
            <text:p>1643.752075</text:p>
          </table:table-cell>
          <table:table-cell table:number-columns-repeated="13"/>
        </table:table-row>
        <table:table-row table:style-name="ro1">
          <table:table-cell office:value-type="float" office:value="238.4" calcext:value-type="float">
            <text:p>238.4</text:p>
          </table:table-cell>
          <table:table-cell office:value-type="float" office:value="1584.576416" calcext:value-type="float">
            <text:p>1584.576416</text:p>
          </table:table-cell>
          <table:table-cell office:value-type="float" office:value="1630.339478" calcext:value-type="float">
            <text:p>1630.339478</text:p>
          </table:table-cell>
          <table:table-cell office:value-type="float" office:value="1581.472046" calcext:value-type="float">
            <text:p>1581.472046</text:p>
          </table:table-cell>
          <table:table-cell office:value-type="float" office:value="1629.341309" calcext:value-type="float">
            <text:p>1629.341309</text:p>
          </table:table-cell>
          <table:table-cell table:number-columns-repeated="13"/>
        </table:table-row>
        <table:table-row table:style-name="ro1">
          <table:table-cell office:value-type="float" office:value="238.6" calcext:value-type="float">
            <text:p>238.6</text:p>
          </table:table-cell>
          <table:table-cell office:value-type="float" office:value="1586.644165" calcext:value-type="float">
            <text:p>1586.644165</text:p>
          </table:table-cell>
          <table:table-cell office:value-type="float" office:value="1620.623657" calcext:value-type="float">
            <text:p>1620.623657</text:p>
          </table:table-cell>
          <table:table-cell office:value-type="float" office:value="1581.936279" calcext:value-type="float">
            <text:p>1581.936279</text:p>
          </table:table-cell>
          <table:table-cell office:value-type="float" office:value="1617.955322" calcext:value-type="float">
            <text:p>1617.955322</text:p>
          </table:table-cell>
          <table:table-cell table:number-columns-repeated="13"/>
        </table:table-row>
        <table:table-row table:style-name="ro1">
          <table:table-cell office:value-type="float" office:value="238.8" calcext:value-type="float">
            <text:p>238.8</text:p>
          </table:table-cell>
          <table:table-cell office:value-type="float" office:value="1585.182739" calcext:value-type="float">
            <text:p>1585.182739</text:p>
          </table:table-cell>
          <table:table-cell office:value-type="float" office:value="1613.201904" calcext:value-type="float">
            <text:p>1613.201904</text:p>
          </table:table-cell>
          <table:table-cell office:value-type="float" office:value="1573.31958" calcext:value-type="float">
            <text:p>1573.31958</text:p>
          </table:table-cell>
          <table:table-cell office:value-type="float" office:value="1623.443237" calcext:value-type="float">
            <text:p>1623.443237</text:p>
          </table:table-cell>
          <table:table-cell table:number-columns-repeated="13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580.674072" calcext:value-type="float">
            <text:p>1580.674072</text:p>
          </table:table-cell>
          <table:table-cell office:value-type="float" office:value="1612.177734" calcext:value-type="float">
            <text:p>1612.177734</text:p>
          </table:table-cell>
          <table:table-cell office:value-type="float" office:value="1588.089233" calcext:value-type="float">
            <text:p>1588.089233</text:p>
          </table:table-cell>
          <table:table-cell office:value-type="float" office:value="1607.508057" calcext:value-type="float">
            <text:p>1607.508057</text:p>
          </table:table-cell>
          <table:table-cell table:number-columns-repeated="13"/>
        </table:table-row>
        <table:table-row table:style-name="ro1">
          <table:table-cell office:value-type="float" office:value="239.2" calcext:value-type="float">
            <text:p>239.2</text:p>
          </table:table-cell>
          <table:table-cell office:value-type="float" office:value="1582.298096" calcext:value-type="float">
            <text:p>1582.298096</text:p>
          </table:table-cell>
          <table:table-cell office:value-type="float" office:value="1611.606323" calcext:value-type="float">
            <text:p>1611.606323</text:p>
          </table:table-cell>
          <table:table-cell office:value-type="float" office:value="1584.651489" calcext:value-type="float">
            <text:p>1584.651489</text:p>
          </table:table-cell>
          <table:table-cell office:value-type="float" office:value="1606.52478" calcext:value-type="float">
            <text:p>1606.52478</text:p>
          </table:table-cell>
          <table:table-cell table:number-columns-repeated="13"/>
        </table:table-row>
        <table:table-row table:style-name="ro1">
          <table:table-cell office:value-type="float" office:value="239.4" calcext:value-type="float">
            <text:p>239.4</text:p>
          </table:table-cell>
          <table:table-cell office:value-type="float" office:value="1579.276855" calcext:value-type="float">
            <text:p>1579.276855</text:p>
          </table:table-cell>
          <table:table-cell office:value-type="float" office:value="1610.881104" calcext:value-type="float">
            <text:p>1610.881104</text:p>
          </table:table-cell>
          <table:table-cell office:value-type="float" office:value="1575.938721" calcext:value-type="float">
            <text:p>1575.938721</text:p>
          </table:table-cell>
          <table:table-cell office:value-type="float" office:value="1607.771851" calcext:value-type="float">
            <text:p>1607.771851</text:p>
          </table:table-cell>
          <table:table-cell table:number-columns-repeated="13"/>
        </table:table-row>
        <table:table-row table:style-name="ro1">
          <table:table-cell office:value-type="float" office:value="239.6" calcext:value-type="float">
            <text:p>239.6</text:p>
          </table:table-cell>
          <table:table-cell office:value-type="float" office:value="1579.149414" calcext:value-type="float">
            <text:p>1579.149414</text:p>
          </table:table-cell>
          <table:table-cell office:value-type="float" office:value="1605.816162" calcext:value-type="float">
            <text:p>1605.816162</text:p>
          </table:table-cell>
          <table:table-cell office:value-type="float" office:value="1577.87085" calcext:value-type="float">
            <text:p>1577.87085</text:p>
          </table:table-cell>
          <table:table-cell office:value-type="float" office:value="1606.359741" calcext:value-type="float">
            <text:p>1606.359741</text:p>
          </table:table-cell>
          <table:table-cell table:number-columns-repeated="13"/>
        </table:table-row>
        <table:table-row table:style-name="ro1">
          <table:table-cell office:value-type="float" office:value="239.8" calcext:value-type="float">
            <text:p>239.8</text:p>
          </table:table-cell>
          <table:table-cell office:value-type="float" office:value="1579.866333" calcext:value-type="float">
            <text:p>1579.866333</text:p>
          </table:table-cell>
          <table:table-cell office:value-type="float" office:value="1603.916748" calcext:value-type="float">
            <text:p>1603.916748</text:p>
          </table:table-cell>
          <table:table-cell office:value-type="float" office:value="1580.948242" calcext:value-type="float">
            <text:p>1580.948242</text:p>
          </table:table-cell>
          <table:table-cell office:value-type="float" office:value="1602.147949" calcext:value-type="float">
            <text:p>1602.147949</text:p>
          </table:table-cell>
          <table:table-cell table:number-columns-repeated="13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579.43811" calcext:value-type="float">
            <text:p>1579.43811</text:p>
          </table:table-cell>
          <table:table-cell office:value-type="float" office:value="1603.632568" calcext:value-type="float">
            <text:p>1603.632568</text:p>
          </table:table-cell>
          <table:table-cell office:value-type="float" office:value="1579.335327" calcext:value-type="float">
            <text:p>1579.335327</text:p>
          </table:table-cell>
          <table:table-cell office:value-type="float" office:value="1600.121948" calcext:value-type="float">
            <text:p>1600.121948</text:p>
          </table:table-cell>
          <table:table-cell table:number-columns-repeated="13"/>
        </table:table-row>
        <table:table-row table:style-name="ro1">
          <table:table-cell office:value-type="float" office:value="240.2" calcext:value-type="float">
            <text:p>240.2</text:p>
          </table:table-cell>
          <table:table-cell office:value-type="float" office:value="1577.161377" calcext:value-type="float">
            <text:p>1577.161377</text:p>
          </table:table-cell>
          <table:table-cell office:value-type="float" office:value="1597.824951" calcext:value-type="float">
            <text:p>1597.824951</text:p>
          </table:table-cell>
          <table:table-cell office:value-type="float" office:value="1572.893921" calcext:value-type="float">
            <text:p>1572.893921</text:p>
          </table:table-cell>
          <table:table-cell office:value-type="float" office:value="1600.591553" calcext:value-type="float">
            <text:p>1600.591553</text:p>
          </table:table-cell>
          <table:table-cell table:number-columns-repeated="13"/>
        </table:table-row>
        <table:table-row table:style-name="ro1">
          <table:table-cell office:value-type="float" office:value="240.4" calcext:value-type="float">
            <text:p>240.4</text:p>
          </table:table-cell>
          <table:table-cell office:value-type="float" office:value="1575.009399" calcext:value-type="float">
            <text:p>1575.009399</text:p>
          </table:table-cell>
          <table:table-cell office:value-type="float" office:value="1598.391968" calcext:value-type="float">
            <text:p>1598.391968</text:p>
          </table:table-cell>
          <table:table-cell office:value-type="float" office:value="1576.417847" calcext:value-type="float">
            <text:p>1576.417847</text:p>
          </table:table-cell>
          <table:table-cell office:value-type="float" office:value="1597.55249" calcext:value-type="float">
            <text:p>1597.55249</text:p>
          </table:table-cell>
          <table:table-cell table:number-columns-repeated="13"/>
        </table:table-row>
        <table:table-row table:style-name="ro1">
          <table:table-cell office:value-type="float" office:value="240.6" calcext:value-type="float">
            <text:p>240.6</text:p>
          </table:table-cell>
          <table:table-cell office:value-type="float" office:value="1576.663574" calcext:value-type="float">
            <text:p>1576.663574</text:p>
          </table:table-cell>
          <table:table-cell office:value-type="float" office:value="1597.707275" calcext:value-type="float">
            <text:p>1597.707275</text:p>
          </table:table-cell>
          <table:table-cell office:value-type="float" office:value="1576.310791" calcext:value-type="float">
            <text:p>1576.310791</text:p>
          </table:table-cell>
          <table:table-cell office:value-type="float" office:value="1596.867065" calcext:value-type="float">
            <text:p>1596.867065</text:p>
          </table:table-cell>
          <table:table-cell table:number-columns-repeated="13"/>
        </table:table-row>
        <table:table-row table:style-name="ro1">
          <table:table-cell office:value-type="float" office:value="240.8" calcext:value-type="float">
            <text:p>240.8</text:p>
          </table:table-cell>
          <table:table-cell office:value-type="float" office:value="1570.45813" calcext:value-type="float">
            <text:p>1570.45813</text:p>
          </table:table-cell>
          <table:table-cell office:value-type="float" office:value="1593.227783" calcext:value-type="float">
            <text:p>1593.227783</text:p>
          </table:table-cell>
          <table:table-cell office:value-type="float" office:value="1572.667603" calcext:value-type="float">
            <text:p>1572.667603</text:p>
          </table:table-cell>
          <table:table-cell office:value-type="float" office:value="1590.245361" calcext:value-type="float">
            <text:p>1590.245361</text:p>
          </table:table-cell>
          <table:table-cell table:number-columns-repeated="13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575.848022" calcext:value-type="float">
            <text:p>1575.848022</text:p>
          </table:table-cell>
          <table:table-cell office:value-type="float" office:value="1589.536133" calcext:value-type="float">
            <text:p>1589.536133</text:p>
          </table:table-cell>
          <table:table-cell office:value-type="float" office:value="1573.01062" calcext:value-type="float">
            <text:p>1573.01062</text:p>
          </table:table-cell>
          <table:table-cell office:value-type="float" office:value="1589.627686" calcext:value-type="float">
            <text:p>1589.627686</text:p>
          </table:table-cell>
          <table:table-cell table:number-columns-repeated="13"/>
        </table:table-row>
        <table:table-row table:style-name="ro1">
          <table:table-cell office:value-type="float" office:value="241.2" calcext:value-type="float">
            <text:p>241.2</text:p>
          </table:table-cell>
          <table:table-cell office:value-type="float" office:value="1569.025513" calcext:value-type="float">
            <text:p>1569.025513</text:p>
          </table:table-cell>
          <table:table-cell office:value-type="float" office:value="1593.921509" calcext:value-type="float">
            <text:p>1593.921509</text:p>
          </table:table-cell>
          <table:table-cell office:value-type="float" office:value="1570.871338" calcext:value-type="float">
            <text:p>1570.871338</text:p>
          </table:table-cell>
          <table:table-cell office:value-type="float" office:value="1591.39563" calcext:value-type="float">
            <text:p>1591.39563</text:p>
          </table:table-cell>
          <table:table-cell table:number-columns-repeated="13"/>
        </table:table-row>
        <table:table-row table:style-name="ro1">
          <table:table-cell office:value-type="float" office:value="241.4" calcext:value-type="float">
            <text:p>241.4</text:p>
          </table:table-cell>
          <table:table-cell office:value-type="float" office:value="1573.965088" calcext:value-type="float">
            <text:p>1573.965088</text:p>
          </table:table-cell>
          <table:table-cell office:value-type="float" office:value="1591.217163" calcext:value-type="float">
            <text:p>1591.217163</text:p>
          </table:table-cell>
          <table:table-cell office:value-type="float" office:value="1572.986816" calcext:value-type="float">
            <text:p>1572.986816</text:p>
          </table:table-cell>
          <table:table-cell office:value-type="float" office:value="1585.014771" calcext:value-type="float">
            <text:p>1585.014771</text:p>
          </table:table-cell>
          <table:table-cell table:number-columns-repeated="13"/>
        </table:table-row>
        <table:table-row table:style-name="ro1">
          <table:table-cell office:value-type="float" office:value="241.6" calcext:value-type="float">
            <text:p>241.6</text:p>
          </table:table-cell>
          <table:table-cell office:value-type="float" office:value="1566.672729" calcext:value-type="float">
            <text:p>1566.672729</text:p>
          </table:table-cell>
          <table:table-cell office:value-type="float" office:value="1589.799438" calcext:value-type="float">
            <text:p>1589.799438</text:p>
          </table:table-cell>
          <table:table-cell office:value-type="float" office:value="1566.57605" calcext:value-type="float">
            <text:p>1566.57605</text:p>
          </table:table-cell>
          <table:table-cell office:value-type="float" office:value="1589.327271" calcext:value-type="float">
            <text:p>1589.327271</text:p>
          </table:table-cell>
          <table:table-cell table:number-columns-repeated="13"/>
        </table:table-row>
        <table:table-row table:style-name="ro1">
          <table:table-cell office:value-type="float" office:value="241.8" calcext:value-type="float">
            <text:p>241.8</text:p>
          </table:table-cell>
          <table:table-cell office:value-type="float" office:value="1571.164307" calcext:value-type="float">
            <text:p>1571.164307</text:p>
          </table:table-cell>
          <table:table-cell office:value-type="float" office:value="1589.008789" calcext:value-type="float">
            <text:p>1589.008789</text:p>
          </table:table-cell>
          <table:table-cell office:value-type="float" office:value="1569.081787" calcext:value-type="float">
            <text:p>1569.081787</text:p>
          </table:table-cell>
          <table:table-cell office:value-type="float" office:value="1587.612915" calcext:value-type="float">
            <text:p>1587.612915</text:p>
          </table:table-cell>
          <table:table-cell table:number-columns-repeated="13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568.555176" calcext:value-type="float">
            <text:p>1568.555176</text:p>
          </table:table-cell>
          <table:table-cell office:value-type="float" office:value="1586.53064" calcext:value-type="float">
            <text:p>1586.53064</text:p>
          </table:table-cell>
          <table:table-cell office:value-type="float" office:value="1569.939331" calcext:value-type="float">
            <text:p>1569.939331</text:p>
          </table:table-cell>
          <table:table-cell office:value-type="float" office:value="1585.609253" calcext:value-type="float">
            <text:p>1585.609253</text:p>
          </table:table-cell>
          <table:table-cell table:number-columns-repeated="13"/>
        </table:table-row>
        <table:table-row table:style-name="ro1">
          <table:table-cell office:value-type="float" office:value="242.2" calcext:value-type="float">
            <text:p>242.2</text:p>
          </table:table-cell>
          <table:table-cell office:value-type="float" office:value="1568.923462" calcext:value-type="float">
            <text:p>1568.923462</text:p>
          </table:table-cell>
          <table:table-cell office:value-type="float" office:value="1588.02356" calcext:value-type="float">
            <text:p>1588.02356</text:p>
          </table:table-cell>
          <table:table-cell office:value-type="float" office:value="1565.206909" calcext:value-type="float">
            <text:p>1565.206909</text:p>
          </table:table-cell>
          <table:table-cell office:value-type="float" office:value="1586.752075" calcext:value-type="float">
            <text:p>1586.752075</text:p>
          </table:table-cell>
          <table:table-cell table:number-columns-repeated="13"/>
        </table:table-row>
        <table:table-row table:style-name="ro1">
          <table:table-cell office:value-type="float" office:value="242.4" calcext:value-type="float">
            <text:p>242.4</text:p>
          </table:table-cell>
          <table:table-cell office:value-type="float" office:value="1566.721802" calcext:value-type="float">
            <text:p>1566.721802</text:p>
          </table:table-cell>
          <table:table-cell office:value-type="float" office:value="1588.032227" calcext:value-type="float">
            <text:p>1588.032227</text:p>
          </table:table-cell>
          <table:table-cell office:value-type="float" office:value="1562.810913" calcext:value-type="float">
            <text:p>1562.810913</text:p>
          </table:table-cell>
          <table:table-cell office:value-type="float" office:value="1586.929199" calcext:value-type="float">
            <text:p>1586.929199</text:p>
          </table:table-cell>
          <table:table-cell table:number-columns-repeated="13"/>
        </table:table-row>
        <table:table-row table:style-name="ro1">
          <table:table-cell office:value-type="float" office:value="242.6" calcext:value-type="float">
            <text:p>242.6</text:p>
          </table:table-cell>
          <table:table-cell office:value-type="float" office:value="1569.778931" calcext:value-type="float">
            <text:p>1569.778931</text:p>
          </table:table-cell>
          <table:table-cell office:value-type="float" office:value="1583.3125" calcext:value-type="float">
            <text:p>1583.3125</text:p>
          </table:table-cell>
          <table:table-cell office:value-type="float" office:value="1568.213989" calcext:value-type="float">
            <text:p>1568.213989</text:p>
          </table:table-cell>
          <table:table-cell office:value-type="float" office:value="1580.476318" calcext:value-type="float">
            <text:p>1580.476318</text:p>
          </table:table-cell>
          <table:table-cell table:number-columns-repeated="13"/>
        </table:table-row>
        <table:table-row table:style-name="ro1">
          <table:table-cell office:value-type="float" office:value="242.8" calcext:value-type="float">
            <text:p>242.8</text:p>
          </table:table-cell>
          <table:table-cell office:value-type="float" office:value="1570.148682" calcext:value-type="float">
            <text:p>1570.148682</text:p>
          </table:table-cell>
          <table:table-cell office:value-type="float" office:value="1582.642578" calcext:value-type="float">
            <text:p>1582.642578</text:p>
          </table:table-cell>
          <table:table-cell office:value-type="float" office:value="1568.401733" calcext:value-type="float">
            <text:p>1568.401733</text:p>
          </table:table-cell>
          <table:table-cell office:value-type="float" office:value="1580.556763" calcext:value-type="float">
            <text:p>1580.556763</text:p>
          </table:table-cell>
          <table:table-cell table:number-columns-repeated="13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573.564941" calcext:value-type="float">
            <text:p>1573.564941</text:p>
          </table:table-cell>
          <table:table-cell office:value-type="float" office:value="1579.746704" calcext:value-type="float">
            <text:p>1579.746704</text:p>
          </table:table-cell>
          <table:table-cell office:value-type="float" office:value="1572.540283" calcext:value-type="float">
            <text:p>1572.540283</text:p>
          </table:table-cell>
          <table:table-cell office:value-type="float" office:value="1578.162842" calcext:value-type="float">
            <text:p>1578.162842</text:p>
          </table:table-cell>
          <table:table-cell table:number-columns-repeated="13"/>
        </table:table-row>
        <table:table-row table:style-name="ro1">
          <table:table-cell office:value-type="float" office:value="243.2" calcext:value-type="float">
            <text:p>243.2</text:p>
          </table:table-cell>
          <table:table-cell office:value-type="float" office:value="1571.807861" calcext:value-type="float">
            <text:p>1571.807861</text:p>
          </table:table-cell>
          <table:table-cell office:value-type="float" office:value="1579.152222" calcext:value-type="float">
            <text:p>1579.152222</text:p>
          </table:table-cell>
          <table:table-cell office:value-type="float" office:value="1567.087402" calcext:value-type="float">
            <text:p>1567.087402</text:p>
          </table:table-cell>
          <table:table-cell office:value-type="float" office:value="1577.267334" calcext:value-type="float">
            <text:p>1577.267334</text:p>
          </table:table-cell>
          <table:table-cell table:number-columns-repeated="13"/>
        </table:table-row>
        <table:table-row table:style-name="ro1">
          <table:table-cell office:value-type="float" office:value="243.4" calcext:value-type="float">
            <text:p>243.4</text:p>
          </table:table-cell>
          <table:table-cell office:value-type="float" office:value="1570.048706" calcext:value-type="float">
            <text:p>1570.048706</text:p>
          </table:table-cell>
          <table:table-cell office:value-type="float" office:value="1580.871704" calcext:value-type="float">
            <text:p>1580.871704</text:p>
          </table:table-cell>
          <table:table-cell office:value-type="float" office:value="1567.056274" calcext:value-type="float">
            <text:p>1567.056274</text:p>
          </table:table-cell>
          <table:table-cell office:value-type="float" office:value="1578.680054" calcext:value-type="float">
            <text:p>1578.680054</text:p>
          </table:table-cell>
          <table:table-cell table:number-columns-repeated="13"/>
        </table:table-row>
        <table:table-row table:style-name="ro1">
          <table:table-cell office:value-type="float" office:value="243.6" calcext:value-type="float">
            <text:p>243.6</text:p>
          </table:table-cell>
          <table:table-cell office:value-type="float" office:value="1563.482178" calcext:value-type="float">
            <text:p>1563.482178</text:p>
          </table:table-cell>
          <table:table-cell office:value-type="float" office:value="1578.467163" calcext:value-type="float">
            <text:p>1578.467163</text:p>
          </table:table-cell>
          <table:table-cell office:value-type="float" office:value="1571.133789" calcext:value-type="float">
            <text:p>1571.133789</text:p>
          </table:table-cell>
          <table:table-cell office:value-type="float" office:value="1577.767212" calcext:value-type="float">
            <text:p>1577.767212</text:p>
          </table:table-cell>
          <table:table-cell table:number-columns-repeated="13"/>
        </table:table-row>
        <table:table-row table:style-name="ro1">
          <table:table-cell office:value-type="float" office:value="243.8" calcext:value-type="float">
            <text:p>243.8</text:p>
          </table:table-cell>
          <table:table-cell office:value-type="float" office:value="1565.77002" calcext:value-type="float">
            <text:p>1565.77002</text:p>
          </table:table-cell>
          <table:table-cell office:value-type="float" office:value="1573.645264" calcext:value-type="float">
            <text:p>1573.645264</text:p>
          </table:table-cell>
          <table:table-cell office:value-type="float" office:value="1567.708862" calcext:value-type="float">
            <text:p>1567.708862</text:p>
          </table:table-cell>
          <table:table-cell office:value-type="float" office:value="1572.910889" calcext:value-type="float">
            <text:p>1572.910889</text:p>
          </table:table-cell>
          <table:table-cell table:number-columns-repeated="13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564.148071" calcext:value-type="float">
            <text:p>1564.148071</text:p>
          </table:table-cell>
          <table:table-cell office:value-type="float" office:value="1577.487427" calcext:value-type="float">
            <text:p>1577.487427</text:p>
          </table:table-cell>
          <table:table-cell office:value-type="float" office:value="1563.846436" calcext:value-type="float">
            <text:p>1563.846436</text:p>
          </table:table-cell>
          <table:table-cell office:value-type="float" office:value="1574.780518" calcext:value-type="float">
            <text:p>1574.780518</text:p>
          </table:table-cell>
          <table:table-cell table:number-columns-repeated="13"/>
        </table:table-row>
        <table:table-row table:style-name="ro1">
          <table:table-cell office:value-type="float" office:value="244.2" calcext:value-type="float">
            <text:p>244.2</text:p>
          </table:table-cell>
          <table:table-cell office:value-type="float" office:value="1564.623779" calcext:value-type="float">
            <text:p>1564.623779</text:p>
          </table:table-cell>
          <table:table-cell office:value-type="float" office:value="1579.129272" calcext:value-type="float">
            <text:p>1579.129272</text:p>
          </table:table-cell>
          <table:table-cell office:value-type="float" office:value="1567.811646" calcext:value-type="float">
            <text:p>1567.811646</text:p>
          </table:table-cell>
          <table:table-cell office:value-type="float" office:value="1574.214111" calcext:value-type="float">
            <text:p>1574.214111</text:p>
          </table:table-cell>
          <table:table-cell table:number-columns-repeated="13"/>
        </table:table-row>
        <table:table-row table:style-name="ro1">
          <table:table-cell office:value-type="float" office:value="244.4" calcext:value-type="float">
            <text:p>244.4</text:p>
          </table:table-cell>
          <table:table-cell office:value-type="float" office:value="1564.46521" calcext:value-type="float">
            <text:p>1564.46521</text:p>
          </table:table-cell>
          <table:table-cell office:value-type="float" office:value="1575.223511" calcext:value-type="float">
            <text:p>1575.223511</text:p>
          </table:table-cell>
          <table:table-cell office:value-type="float" office:value="1563.891968" calcext:value-type="float">
            <text:p>1563.891968</text:p>
          </table:table-cell>
          <table:table-cell office:value-type="float" office:value="1576.792236" calcext:value-type="float">
            <text:p>1576.792236</text:p>
          </table:table-cell>
          <table:table-cell table:number-columns-repeated="13"/>
        </table:table-row>
        <table:table-row table:style-name="ro1">
          <table:table-cell office:value-type="float" office:value="244.6" calcext:value-type="float">
            <text:p>244.6</text:p>
          </table:table-cell>
          <table:table-cell office:value-type="float" office:value="1567.251099" calcext:value-type="float">
            <text:p>1567.251099</text:p>
          </table:table-cell>
          <table:table-cell office:value-type="float" office:value="1572.45874" calcext:value-type="float">
            <text:p>1572.45874</text:p>
          </table:table-cell>
          <table:table-cell office:value-type="float" office:value="1567.721313" calcext:value-type="float">
            <text:p>1567.721313</text:p>
          </table:table-cell>
          <table:table-cell office:value-type="float" office:value="1571.889526" calcext:value-type="float">
            <text:p>1571.889526</text:p>
          </table:table-cell>
          <table:table-cell table:number-columns-repeated="13"/>
        </table:table-row>
        <table:table-row table:style-name="ro1">
          <table:table-cell office:value-type="float" office:value="244.8" calcext:value-type="float">
            <text:p>244.8</text:p>
          </table:table-cell>
          <table:table-cell office:value-type="float" office:value="1568.24231" calcext:value-type="float">
            <text:p>1568.24231</text:p>
          </table:table-cell>
          <table:table-cell office:value-type="float" office:value="1573.055542" calcext:value-type="float">
            <text:p>1573.055542</text:p>
          </table:table-cell>
          <table:table-cell office:value-type="float" office:value="1568.443115" calcext:value-type="float">
            <text:p>1568.443115</text:p>
          </table:table-cell>
          <table:table-cell office:value-type="float" office:value="1574.839478" calcext:value-type="float">
            <text:p>1574.839478</text:p>
          </table:table-cell>
          <table:table-cell table:number-columns-repeated="13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565.643921" calcext:value-type="float">
            <text:p>1565.643921</text:p>
          </table:table-cell>
          <table:table-cell office:value-type="float" office:value="1573.326416" calcext:value-type="float">
            <text:p>1573.326416</text:p>
          </table:table-cell>
          <table:table-cell office:value-type="float" office:value="1564.648071" calcext:value-type="float">
            <text:p>1564.648071</text:p>
          </table:table-cell>
          <table:table-cell office:value-type="float" office:value="1572.435669" calcext:value-type="float">
            <text:p>1572.435669</text:p>
          </table:table-cell>
          <table:table-cell table:number-columns-repeated="13"/>
        </table:table-row>
        <table:table-row table:style-name="ro1">
          <table:table-cell office:value-type="float" office:value="245.2" calcext:value-type="float">
            <text:p>245.2</text:p>
          </table:table-cell>
          <table:table-cell office:value-type="float" office:value="1567.312378" calcext:value-type="float">
            <text:p>1567.312378</text:p>
          </table:table-cell>
          <table:table-cell office:value-type="float" office:value="1572.099731" calcext:value-type="float">
            <text:p>1572.099731</text:p>
          </table:table-cell>
          <table:table-cell office:value-type="float" office:value="1567.445068" calcext:value-type="float">
            <text:p>1567.445068</text:p>
          </table:table-cell>
          <table:table-cell office:value-type="float" office:value="1572.768188" calcext:value-type="float">
            <text:p>1572.768188</text:p>
          </table:table-cell>
          <table:table-cell table:number-columns-repeated="13"/>
        </table:table-row>
        <table:table-row table:style-name="ro1">
          <table:table-cell office:value-type="float" office:value="245.4" calcext:value-type="float">
            <text:p>245.4</text:p>
          </table:table-cell>
          <table:table-cell office:value-type="float" office:value="1567.410889" calcext:value-type="float">
            <text:p>1567.410889</text:p>
          </table:table-cell>
          <table:table-cell office:value-type="float" office:value="1571.028076" calcext:value-type="float">
            <text:p>1571.028076</text:p>
          </table:table-cell>
          <table:table-cell office:value-type="float" office:value="1566.592896" calcext:value-type="float">
            <text:p>1566.592896</text:p>
          </table:table-cell>
          <table:table-cell office:value-type="float" office:value="1569.233154" calcext:value-type="float">
            <text:p>1569.233154</text:p>
          </table:table-cell>
          <table:table-cell table:number-columns-repeated="13"/>
        </table:table-row>
        <table:table-row table:style-name="ro1">
          <table:table-cell office:value-type="float" office:value="245.6" calcext:value-type="float">
            <text:p>245.6</text:p>
          </table:table-cell>
          <table:table-cell office:value-type="float" office:value="1569.269531" calcext:value-type="float">
            <text:p>1569.269531</text:p>
          </table:table-cell>
          <table:table-cell office:value-type="float" office:value="1568.043091" calcext:value-type="float">
            <text:p>1568.043091</text:p>
          </table:table-cell>
          <table:table-cell office:value-type="float" office:value="1567.499756" calcext:value-type="float">
            <text:p>1567.499756</text:p>
          </table:table-cell>
          <table:table-cell office:value-type="float" office:value="1569.330933" calcext:value-type="float">
            <text:p>1569.330933</text:p>
          </table:table-cell>
          <table:table-cell table:number-columns-repeated="13"/>
        </table:table-row>
        <table:table-row table:style-name="ro1">
          <table:table-cell office:value-type="float" office:value="245.8" calcext:value-type="float">
            <text:p>245.8</text:p>
          </table:table-cell>
          <table:table-cell office:value-type="float" office:value="1565.751831" calcext:value-type="float">
            <text:p>1565.751831</text:p>
          </table:table-cell>
          <table:table-cell office:value-type="float" office:value="1571.185547" calcext:value-type="float">
            <text:p>1571.185547</text:p>
          </table:table-cell>
          <table:table-cell office:value-type="float" office:value="1566.818359" calcext:value-type="float">
            <text:p>1566.818359</text:p>
          </table:table-cell>
          <table:table-cell office:value-type="float" office:value="1570.307129" calcext:value-type="float">
            <text:p>1570.307129</text:p>
          </table:table-cell>
          <table:table-cell table:number-columns-repeated="13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568.748291" calcext:value-type="float">
            <text:p>1568.748291</text:p>
          </table:table-cell>
          <table:table-cell office:value-type="float" office:value="1569.538696" calcext:value-type="float">
            <text:p>1569.538696</text:p>
          </table:table-cell>
          <table:table-cell office:value-type="float" office:value="1566.879517" calcext:value-type="float">
            <text:p>1566.879517</text:p>
          </table:table-cell>
          <table:table-cell office:value-type="float" office:value="1571.601562" calcext:value-type="float">
            <text:p>1571.601562</text:p>
          </table:table-cell>
          <table:table-cell table:number-columns-repeated="13"/>
        </table:table-row>
        <table:table-row table:style-name="ro1">
          <table:table-cell office:value-type="float" office:value="246.2" calcext:value-type="float">
            <text:p>246.2</text:p>
          </table:table-cell>
          <table:table-cell office:value-type="float" office:value="1566.941528" calcext:value-type="float">
            <text:p>1566.941528</text:p>
          </table:table-cell>
          <table:table-cell office:value-type="float" office:value="1568.638794" calcext:value-type="float">
            <text:p>1568.638794</text:p>
          </table:table-cell>
          <table:table-cell office:value-type="float" office:value="1563.392334" calcext:value-type="float">
            <text:p>1563.392334</text:p>
          </table:table-cell>
          <table:table-cell office:value-type="float" office:value="1569.884766" calcext:value-type="float">
            <text:p>1569.884766</text:p>
          </table:table-cell>
          <table:table-cell table:number-columns-repeated="13"/>
        </table:table-row>
        <table:table-row table:style-name="ro1">
          <table:table-cell office:value-type="float" office:value="246.4" calcext:value-type="float">
            <text:p>246.4</text:p>
          </table:table-cell>
          <table:table-cell office:value-type="float" office:value="1565.553467" calcext:value-type="float">
            <text:p>1565.553467</text:p>
          </table:table-cell>
          <table:table-cell office:value-type="float" office:value="1568.667725" calcext:value-type="float">
            <text:p>1568.667725</text:p>
          </table:table-cell>
          <table:table-cell office:value-type="float" office:value="1563.785156" calcext:value-type="float">
            <text:p>1563.785156</text:p>
          </table:table-cell>
          <table:table-cell office:value-type="float" office:value="1572.15979" calcext:value-type="float">
            <text:p>1572.15979</text:p>
          </table:table-cell>
          <table:table-cell table:number-columns-repeated="13"/>
        </table:table-row>
        <table:table-row table:style-name="ro1">
          <table:table-cell office:value-type="float" office:value="246.6" calcext:value-type="float">
            <text:p>246.6</text:p>
          </table:table-cell>
          <table:table-cell office:value-type="float" office:value="1567.305054" calcext:value-type="float">
            <text:p>1567.305054</text:p>
          </table:table-cell>
          <table:table-cell office:value-type="float" office:value="1566.74707" calcext:value-type="float">
            <text:p>1566.74707</text:p>
          </table:table-cell>
          <table:table-cell office:value-type="float" office:value="1564.885986" calcext:value-type="float">
            <text:p>1564.885986</text:p>
          </table:table-cell>
          <table:table-cell office:value-type="float" office:value="1566.640381" calcext:value-type="float">
            <text:p>1566.640381</text:p>
          </table:table-cell>
          <table:table-cell table:number-columns-repeated="13"/>
        </table:table-row>
        <table:table-row table:style-name="ro1">
          <table:table-cell office:value-type="float" office:value="246.8" calcext:value-type="float">
            <text:p>246.8</text:p>
          </table:table-cell>
          <table:table-cell office:value-type="float" office:value="1595.217041" calcext:value-type="float">
            <text:p>1595.217041</text:p>
          </table:table-cell>
          <table:table-cell office:value-type="float" office:value="1624.877197" calcext:value-type="float">
            <text:p>1624.877197</text:p>
          </table:table-cell>
          <table:table-cell office:value-type="float" office:value="1516.064087" calcext:value-type="float">
            <text:p>1516.064087</text:p>
          </table:table-cell>
          <table:table-cell office:value-type="float" office:value="1529.315308" calcext:value-type="float">
            <text:p>1529.315308</text:p>
          </table:table-cell>
          <table:table-cell table:number-columns-repeated="13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611.662109" calcext:value-type="float">
            <text:p>1611.662109</text:p>
          </table:table-cell>
          <table:table-cell office:value-type="float" office:value="1611.345581" calcext:value-type="float">
            <text:p>1611.345581</text:p>
          </table:table-cell>
          <table:table-cell office:value-type="float" office:value="1527.93811" calcext:value-type="float">
            <text:p>1527.93811</text:p>
          </table:table-cell>
          <table:table-cell office:value-type="float" office:value="1534.010986" calcext:value-type="float">
            <text:p>1534.010986</text:p>
          </table:table-cell>
          <table:table-cell table:number-columns-repeated="13"/>
        </table:table-row>
        <table:table-row table:style-name="ro1">
          <table:table-cell office:value-type="float" office:value="247.2" calcext:value-type="float">
            <text:p>247.2</text:p>
          </table:table-cell>
          <table:table-cell office:value-type="float" office:value="1624.31311" calcext:value-type="float">
            <text:p>1624.31311</text:p>
          </table:table-cell>
          <table:table-cell office:value-type="float" office:value="1623.702637" calcext:value-type="float">
            <text:p>1623.702637</text:p>
          </table:table-cell>
          <table:table-cell office:value-type="float" office:value="1548.558594" calcext:value-type="float">
            <text:p>1548.558594</text:p>
          </table:table-cell>
          <table:table-cell office:value-type="float" office:value="1550.948242" calcext:value-type="float">
            <text:p>1550.948242</text:p>
          </table:table-cell>
          <table:table-cell table:number-columns-repeated="13"/>
        </table:table-row>
        <table:table-row table:style-name="ro1">
          <table:table-cell office:value-type="float" office:value="247.4" calcext:value-type="float">
            <text:p>247.4</text:p>
          </table:table-cell>
          <table:table-cell office:value-type="float" office:value="1590.151733" calcext:value-type="float">
            <text:p>1590.151733</text:p>
          </table:table-cell>
          <table:table-cell office:value-type="float" office:value="1620.065796" calcext:value-type="float">
            <text:p>1620.065796</text:p>
          </table:table-cell>
          <table:table-cell office:value-type="float" office:value="1615.344238" calcext:value-type="float">
            <text:p>1615.344238</text:p>
          </table:table-cell>
          <table:table-cell office:value-type="float" office:value="1628.506104" calcext:value-type="float">
            <text:p>1628.506104</text:p>
          </table:table-cell>
          <table:table-cell table:number-columns-repeated="13"/>
        </table:table-row>
        <table:table-row table:style-name="ro1">
          <table:table-cell office:value-type="float" office:value="247.6" calcext:value-type="float">
            <text:p>247.6</text:p>
          </table:table-cell>
          <table:table-cell office:value-type="float" office:value="1621.890503" calcext:value-type="float">
            <text:p>1621.890503</text:p>
          </table:table-cell>
          <table:table-cell office:value-type="float" office:value="1635.4104" calcext:value-type="float">
            <text:p>1635.4104</text:p>
          </table:table-cell>
          <table:table-cell office:value-type="float" office:value="1643.853149" calcext:value-type="float">
            <text:p>1643.853149</text:p>
          </table:table-cell>
          <table:table-cell office:value-type="float" office:value="1647.57251" calcext:value-type="float">
            <text:p>1647.57251</text:p>
          </table:table-cell>
          <table:table-cell table:number-columns-repeated="13"/>
        </table:table-row>
        <table:table-row table:style-name="ro1">
          <table:table-cell office:value-type="float" office:value="247.8" calcext:value-type="float">
            <text:p>247.8</text:p>
          </table:table-cell>
          <table:table-cell office:value-type="float" office:value="1633.763916" calcext:value-type="float">
            <text:p>1633.763916</text:p>
          </table:table-cell>
          <table:table-cell office:value-type="float" office:value="1684.883789" calcext:value-type="float">
            <text:p>1684.883789</text:p>
          </table:table-cell>
          <table:table-cell office:value-type="float" office:value="1645.305542" calcext:value-type="float">
            <text:p>1645.305542</text:p>
          </table:table-cell>
          <table:table-cell office:value-type="float" office:value="1691.623169" calcext:value-type="float">
            <text:p>1691.623169</text:p>
          </table:table-cell>
          <table:table-cell table:number-columns-repeated="13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651.77124" calcext:value-type="float">
            <text:p>1651.77124</text:p>
          </table:table-cell>
          <table:table-cell office:value-type="float" office:value="1709.526367" calcext:value-type="float">
            <text:p>1709.526367</text:p>
          </table:table-cell>
          <table:table-cell office:value-type="float" office:value="1663.218872" calcext:value-type="float">
            <text:p>1663.218872</text:p>
          </table:table-cell>
          <table:table-cell office:value-type="float" office:value="1712.020752" calcext:value-type="float">
            <text:p>1712.020752</text:p>
          </table:table-cell>
          <table:table-cell table:number-columns-repeated="13"/>
        </table:table-row>
        <table:table-row table:style-name="ro1">
          <table:table-cell office:value-type="float" office:value="248.2" calcext:value-type="float">
            <text:p>248.2</text:p>
          </table:table-cell>
          <table:table-cell office:value-type="float" office:value="1668.421753" calcext:value-type="float">
            <text:p>1668.421753</text:p>
          </table:table-cell>
          <table:table-cell office:value-type="float" office:value="1741.077393" calcext:value-type="float">
            <text:p>1741.077393</text:p>
          </table:table-cell>
          <table:table-cell office:value-type="float" office:value="1672.790161" calcext:value-type="float">
            <text:p>1672.790161</text:p>
          </table:table-cell>
          <table:table-cell office:value-type="float" office:value="1746.807983" calcext:value-type="float">
            <text:p>1746.807983</text:p>
          </table:table-cell>
          <table:table-cell table:number-columns-repeated="13"/>
        </table:table-row>
        <table:table-row table:style-name="ro1">
          <table:table-cell office:value-type="float" office:value="248.4" calcext:value-type="float">
            <text:p>248.4</text:p>
          </table:table-cell>
          <table:table-cell office:value-type="float" office:value="1693.792236" calcext:value-type="float">
            <text:p>1693.792236</text:p>
          </table:table-cell>
          <table:table-cell office:value-type="float" office:value="1728.002808" calcext:value-type="float">
            <text:p>1728.002808</text:p>
          </table:table-cell>
          <table:table-cell office:value-type="float" office:value="1706.103271" calcext:value-type="float">
            <text:p>1706.103271</text:p>
          </table:table-cell>
          <table:table-cell office:value-type="float" office:value="1723.171997" calcext:value-type="float">
            <text:p>1723.171997</text:p>
          </table:table-cell>
          <table:table-cell table:number-columns-repeated="13"/>
        </table:table-row>
        <table:table-row table:style-name="ro1">
          <table:table-cell office:value-type="float" office:value="248.6" calcext:value-type="float">
            <text:p>248.6</text:p>
          </table:table-cell>
          <table:table-cell office:value-type="float" office:value="1702.428589" calcext:value-type="float">
            <text:p>1702.428589</text:p>
          </table:table-cell>
          <table:table-cell office:value-type="float" office:value="1773.654663" calcext:value-type="float">
            <text:p>1773.654663</text:p>
          </table:table-cell>
          <table:table-cell office:value-type="float" office:value="1709.200684" calcext:value-type="float">
            <text:p>1709.200684</text:p>
          </table:table-cell>
          <table:table-cell office:value-type="float" office:value="1765.697876" calcext:value-type="float">
            <text:p>1765.697876</text:p>
          </table:table-cell>
          <table:table-cell table:number-columns-repeated="13"/>
        </table:table-row>
        <table:table-row table:style-name="ro1">
          <table:table-cell office:value-type="float" office:value="248.8" calcext:value-type="float">
            <text:p>248.8</text:p>
          </table:table-cell>
          <table:table-cell office:value-type="float" office:value="1708.263306" calcext:value-type="float">
            <text:p>1708.263306</text:p>
          </table:table-cell>
          <table:table-cell office:value-type="float" office:value="1751.380615" calcext:value-type="float">
            <text:p>1751.380615</text:p>
          </table:table-cell>
          <table:table-cell office:value-type="float" office:value="1716.790771" calcext:value-type="float">
            <text:p>1716.790771</text:p>
          </table:table-cell>
          <table:table-cell office:value-type="float" office:value="1745.166382" calcext:value-type="float">
            <text:p>1745.166382</text:p>
          </table:table-cell>
          <table:table-cell table:number-columns-repeated="13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689.357422" calcext:value-type="float">
            <text:p>1689.357422</text:p>
          </table:table-cell>
          <table:table-cell office:value-type="float" office:value="1790.773926" calcext:value-type="float">
            <text:p>1790.773926</text:p>
          </table:table-cell>
          <table:table-cell office:value-type="float" office:value="1691.134521" calcext:value-type="float">
            <text:p>1691.134521</text:p>
          </table:table-cell>
          <table:table-cell office:value-type="float" office:value="1789.833008" calcext:value-type="float">
            <text:p>1789.833008</text:p>
          </table:table-cell>
          <table:table-cell table:number-columns-repeated="13"/>
        </table:table-row>
        <table:table-row table:style-name="ro1">
          <table:table-cell office:value-type="float" office:value="249.2" calcext:value-type="float">
            <text:p>249.2</text:p>
          </table:table-cell>
          <table:table-cell office:value-type="float" office:value="1684.963989" calcext:value-type="float">
            <text:p>1684.963989</text:p>
          </table:table-cell>
          <table:table-cell office:value-type="float" office:value="1771.879272" calcext:value-type="float">
            <text:p>1771.879272</text:p>
          </table:table-cell>
          <table:table-cell office:value-type="float" office:value="1688.431152" calcext:value-type="float">
            <text:p>1688.431152</text:p>
          </table:table-cell>
          <table:table-cell office:value-type="float" office:value="1778.683472" calcext:value-type="float">
            <text:p>1778.683472</text:p>
          </table:table-cell>
          <table:table-cell table:number-columns-repeated="13"/>
        </table:table-row>
        <table:table-row table:style-name="ro1">
          <table:table-cell office:value-type="float" office:value="249.4" calcext:value-type="float">
            <text:p>249.4</text:p>
          </table:table-cell>
          <table:table-cell office:value-type="float" office:value="1698.789551" calcext:value-type="float">
            <text:p>1698.789551</text:p>
          </table:table-cell>
          <table:table-cell office:value-type="float" office:value="1760.697876" calcext:value-type="float">
            <text:p>1760.697876</text:p>
          </table:table-cell>
          <table:table-cell office:value-type="float" office:value="1707.894165" calcext:value-type="float">
            <text:p>1707.894165</text:p>
          </table:table-cell>
          <table:table-cell office:value-type="float" office:value="1766.206787" calcext:value-type="float">
            <text:p>1766.206787</text:p>
          </table:table-cell>
          <table:table-cell table:number-columns-repeated="13"/>
        </table:table-row>
        <table:table-row table:style-name="ro1">
          <table:table-cell office:value-type="float" office:value="249.6" calcext:value-type="float">
            <text:p>249.6</text:p>
          </table:table-cell>
          <table:table-cell office:value-type="float" office:value="1687.848022" calcext:value-type="float">
            <text:p>1687.848022</text:p>
          </table:table-cell>
          <table:table-cell office:value-type="float" office:value="1788.28894" calcext:value-type="float">
            <text:p>1788.28894</text:p>
          </table:table-cell>
          <table:table-cell office:value-type="float" office:value="1700.891602" calcext:value-type="float">
            <text:p>1700.891602</text:p>
          </table:table-cell>
          <table:table-cell office:value-type="float" office:value="1778.157104" calcext:value-type="float">
            <text:p>1778.157104</text:p>
          </table:table-cell>
          <table:table-cell table:number-columns-repeated="13"/>
        </table:table-row>
        <table:table-row table:style-name="ro1">
          <table:table-cell office:value-type="float" office:value="249.8" calcext:value-type="float">
            <text:p>249.8</text:p>
          </table:table-cell>
          <table:table-cell office:value-type="float" office:value="1690.039429" calcext:value-type="float">
            <text:p>1690.039429</text:p>
          </table:table-cell>
          <table:table-cell office:value-type="float" office:value="1785.176514" calcext:value-type="float">
            <text:p>1785.176514</text:p>
          </table:table-cell>
          <table:table-cell office:value-type="float" office:value="1697.28772" calcext:value-type="float">
            <text:p>1697.28772</text:p>
          </table:table-cell>
          <table:table-cell office:value-type="float" office:value="1778.855469" calcext:value-type="float">
            <text:p>1778.855469</text:p>
          </table:table-cell>
          <table:table-cell table:number-columns-repeated="13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697.623169" calcext:value-type="float">
            <text:p>1697.623169</text:p>
          </table:table-cell>
          <table:table-cell office:value-type="float" office:value="1777.484375" calcext:value-type="float">
            <text:p>1777.484375</text:p>
          </table:table-cell>
          <table:table-cell office:value-type="float" office:value="1705.200317" calcext:value-type="float">
            <text:p>1705.200317</text:p>
          </table:table-cell>
          <table:table-cell office:value-type="float" office:value="1777.793335" calcext:value-type="float">
            <text:p>1777.793335</text:p>
          </table:table-cell>
          <table:table-cell table:number-columns-repeated="13"/>
        </table:table-row>
        <table:table-row table:style-name="ro1">
          <table:table-cell office:value-type="float" office:value="250.2" calcext:value-type="float">
            <text:p>250.2</text:p>
          </table:table-cell>
          <table:table-cell office:value-type="float" office:value="1694.5177" calcext:value-type="float">
            <text:p>1694.5177</text:p>
          </table:table-cell>
          <table:table-cell office:value-type="float" office:value="1785.517578" calcext:value-type="float">
            <text:p>1785.517578</text:p>
          </table:table-cell>
          <table:table-cell office:value-type="float" office:value="1703.561646" calcext:value-type="float">
            <text:p>1703.561646</text:p>
          </table:table-cell>
          <table:table-cell office:value-type="float" office:value="1781.580688" calcext:value-type="float">
            <text:p>1781.580688</text:p>
          </table:table-cell>
          <table:table-cell table:number-columns-repeated="13"/>
        </table:table-row>
        <table:table-row table:style-name="ro1">
          <table:table-cell office:value-type="float" office:value="250.4" calcext:value-type="float">
            <text:p>250.4</text:p>
          </table:table-cell>
          <table:table-cell office:value-type="float" office:value="1690.643555" calcext:value-type="float">
            <text:p>1690.643555</text:p>
          </table:table-cell>
          <table:table-cell office:value-type="float" office:value="1785.11792" calcext:value-type="float">
            <text:p>1785.11792</text:p>
          </table:table-cell>
          <table:table-cell office:value-type="float" office:value="1700.945557" calcext:value-type="float">
            <text:p>1700.945557</text:p>
          </table:table-cell>
          <table:table-cell office:value-type="float" office:value="1782.723389" calcext:value-type="float">
            <text:p>1782.723389</text:p>
          </table:table-cell>
          <table:table-cell table:number-columns-repeated="13"/>
        </table:table-row>
        <table:table-row table:style-name="ro1">
          <table:table-cell office:value-type="float" office:value="250.6" calcext:value-type="float">
            <text:p>250.6</text:p>
          </table:table-cell>
          <table:table-cell office:value-type="float" office:value="1697.545654" calcext:value-type="float">
            <text:p>1697.545654</text:p>
          </table:table-cell>
          <table:table-cell office:value-type="float" office:value="1784.276611" calcext:value-type="float">
            <text:p>1784.276611</text:p>
          </table:table-cell>
          <table:table-cell office:value-type="float" office:value="1706.071045" calcext:value-type="float">
            <text:p>1706.071045</text:p>
          </table:table-cell>
          <table:table-cell office:value-type="float" office:value="1782.26709" calcext:value-type="float">
            <text:p>1782.26709</text:p>
          </table:table-cell>
          <table:table-cell table:number-columns-repeated="13"/>
        </table:table-row>
        <table:table-row table:style-name="ro1">
          <table:table-cell office:value-type="float" office:value="250.8" calcext:value-type="float">
            <text:p>250.8</text:p>
          </table:table-cell>
          <table:table-cell office:value-type="float" office:value="1695.321411" calcext:value-type="float">
            <text:p>1695.321411</text:p>
          </table:table-cell>
          <table:table-cell office:value-type="float" office:value="1786.616455" calcext:value-type="float">
            <text:p>1786.616455</text:p>
          </table:table-cell>
          <table:table-cell office:value-type="float" office:value="1708.275146" calcext:value-type="float">
            <text:p>1708.275146</text:p>
          </table:table-cell>
          <table:table-cell office:value-type="float" office:value="1781.460205" calcext:value-type="float">
            <text:p>1781.460205</text:p>
          </table:table-cell>
          <table:table-cell table:number-columns-repeated="13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695.782471" calcext:value-type="float">
            <text:p>1695.782471</text:p>
          </table:table-cell>
          <table:table-cell office:value-type="float" office:value="1787.663574" calcext:value-type="float">
            <text:p>1787.663574</text:p>
          </table:table-cell>
          <table:table-cell office:value-type="float" office:value="1704.359375" calcext:value-type="float">
            <text:p>1704.359375</text:p>
          </table:table-cell>
          <table:table-cell office:value-type="float" office:value="1782.810669" calcext:value-type="float">
            <text:p>1782.810669</text:p>
          </table:table-cell>
          <table:table-cell table:number-columns-repeated="13"/>
        </table:table-row>
        <table:table-row table:style-name="ro1">
          <table:table-cell office:value-type="float" office:value="251.2" calcext:value-type="float">
            <text:p>251.2</text:p>
          </table:table-cell>
          <table:table-cell office:value-type="float" office:value="1697.411255" calcext:value-type="float">
            <text:p>1697.411255</text:p>
          </table:table-cell>
          <table:table-cell office:value-type="float" office:value="1788.141602" calcext:value-type="float">
            <text:p>1788.141602</text:p>
          </table:table-cell>
          <table:table-cell office:value-type="float" office:value="1706.306885" calcext:value-type="float">
            <text:p>1706.306885</text:p>
          </table:table-cell>
          <table:table-cell office:value-type="float" office:value="1782.386963" calcext:value-type="float">
            <text:p>1782.386963</text:p>
          </table:table-cell>
          <table:table-cell table:number-columns-repeated="13"/>
        </table:table-row>
        <table:table-row table:style-name="ro1">
          <table:table-cell office:value-type="float" office:value="251.4" calcext:value-type="float">
            <text:p>251.4</text:p>
          </table:table-cell>
          <table:table-cell office:value-type="float" office:value="1695.304688" calcext:value-type="float">
            <text:p>1695.304688</text:p>
          </table:table-cell>
          <table:table-cell office:value-type="float" office:value="1791.137451" calcext:value-type="float">
            <text:p>1791.137451</text:p>
          </table:table-cell>
          <table:table-cell office:value-type="float" office:value="1703.140259" calcext:value-type="float">
            <text:p>1703.140259</text:p>
          </table:table-cell>
          <table:table-cell office:value-type="float" office:value="1788.282593" calcext:value-type="float">
            <text:p>1788.282593</text:p>
          </table:table-cell>
          <table:table-cell table:number-columns-repeated="13"/>
        </table:table-row>
        <table:table-row table:style-name="ro1">
          <table:table-cell office:value-type="float" office:value="251.6" calcext:value-type="float">
            <text:p>251.6</text:p>
          </table:table-cell>
          <table:table-cell office:value-type="float" office:value="1697.337158" calcext:value-type="float">
            <text:p>1697.337158</text:p>
          </table:table-cell>
          <table:table-cell office:value-type="float" office:value="1788.717773" calcext:value-type="float">
            <text:p>1788.717773</text:p>
          </table:table-cell>
          <table:table-cell office:value-type="float" office:value="1710.725464" calcext:value-type="float">
            <text:p>1710.725464</text:p>
          </table:table-cell>
          <table:table-cell office:value-type="float" office:value="1783.208374" calcext:value-type="float">
            <text:p>1783.208374</text:p>
          </table:table-cell>
          <table:table-cell table:number-columns-repeated="13"/>
        </table:table-row>
        <table:table-row table:style-name="ro1">
          <table:table-cell office:value-type="float" office:value="251.8" calcext:value-type="float">
            <text:p>251.8</text:p>
          </table:table-cell>
          <table:table-cell office:value-type="float" office:value="1698.723999" calcext:value-type="float">
            <text:p>1698.723999</text:p>
          </table:table-cell>
          <table:table-cell office:value-type="float" office:value="1793.361084" calcext:value-type="float">
            <text:p>1793.361084</text:p>
          </table:table-cell>
          <table:table-cell office:value-type="float" office:value="1709.222412" calcext:value-type="float">
            <text:p>1709.222412</text:p>
          </table:table-cell>
          <table:table-cell office:value-type="float" office:value="1787.275146" calcext:value-type="float">
            <text:p>1787.275146</text:p>
          </table:table-cell>
          <table:table-cell table:number-columns-repeated="13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698.902466" calcext:value-type="float">
            <text:p>1698.902466</text:p>
          </table:table-cell>
          <table:table-cell office:value-type="float" office:value="1792.407227" calcext:value-type="float">
            <text:p>1792.407227</text:p>
          </table:table-cell>
          <table:table-cell office:value-type="float" office:value="1707.665161" calcext:value-type="float">
            <text:p>1707.665161</text:p>
          </table:table-cell>
          <table:table-cell office:value-type="float" office:value="1790.056641" calcext:value-type="float">
            <text:p>1790.056641</text:p>
          </table:table-cell>
          <table:table-cell table:number-columns-repeated="13"/>
        </table:table-row>
        <table:table-row table:style-name="ro1">
          <table:table-cell office:value-type="float" office:value="252.2" calcext:value-type="float">
            <text:p>252.2</text:p>
          </table:table-cell>
          <table:table-cell office:value-type="float" office:value="1698.016968" calcext:value-type="float">
            <text:p>1698.016968</text:p>
          </table:table-cell>
          <table:table-cell office:value-type="float" office:value="1794.758179" calcext:value-type="float">
            <text:p>1794.758179</text:p>
          </table:table-cell>
          <table:table-cell office:value-type="float" office:value="1710.36499" calcext:value-type="float">
            <text:p>1710.36499</text:p>
          </table:table-cell>
          <table:table-cell office:value-type="float" office:value="1793.258301" calcext:value-type="float">
            <text:p>1793.258301</text:p>
          </table:table-cell>
          <table:table-cell table:number-columns-repeated="13"/>
        </table:table-row>
        <table:table-row table:style-name="ro1">
          <table:table-cell office:value-type="float" office:value="252.4" calcext:value-type="float">
            <text:p>252.4</text:p>
          </table:table-cell>
          <table:table-cell office:value-type="float" office:value="1702.411865" calcext:value-type="float">
            <text:p>1702.411865</text:p>
          </table:table-cell>
          <table:table-cell office:value-type="float" office:value="1793.469971" calcext:value-type="float">
            <text:p>1793.469971</text:p>
          </table:table-cell>
          <table:table-cell office:value-type="float" office:value="1711.505127" calcext:value-type="float">
            <text:p>1711.505127</text:p>
          </table:table-cell>
          <table:table-cell office:value-type="float" office:value="1790.090332" calcext:value-type="float">
            <text:p>1790.090332</text:p>
          </table:table-cell>
          <table:table-cell table:number-columns-repeated="13"/>
        </table:table-row>
        <table:table-row table:style-name="ro1">
          <table:table-cell office:value-type="float" office:value="252.6" calcext:value-type="float">
            <text:p>252.6</text:p>
          </table:table-cell>
          <table:table-cell office:value-type="float" office:value="1697.905029" calcext:value-type="float">
            <text:p>1697.905029</text:p>
          </table:table-cell>
          <table:table-cell office:value-type="float" office:value="1799.016968" calcext:value-type="float">
            <text:p>1799.016968</text:p>
          </table:table-cell>
          <table:table-cell office:value-type="float" office:value="1710.430786" calcext:value-type="float">
            <text:p>1710.430786</text:p>
          </table:table-cell>
          <table:table-cell office:value-type="float" office:value="1791.084717" calcext:value-type="float">
            <text:p>1791.084717</text:p>
          </table:table-cell>
          <table:table-cell table:number-columns-repeated="13"/>
        </table:table-row>
        <table:table-row table:style-name="ro1">
          <table:table-cell office:value-type="float" office:value="252.8" calcext:value-type="float">
            <text:p>252.8</text:p>
          </table:table-cell>
          <table:table-cell office:value-type="float" office:value="1699.263428" calcext:value-type="float">
            <text:p>1699.263428</text:p>
          </table:table-cell>
          <table:table-cell office:value-type="float" office:value="1766.356934" calcext:value-type="float">
            <text:p>1766.356934</text:p>
          </table:table-cell>
          <table:table-cell office:value-type="float" office:value="1707.703247" calcext:value-type="float">
            <text:p>1707.703247</text:p>
          </table:table-cell>
          <table:table-cell office:value-type="float" office:value="1760.815063" calcext:value-type="float">
            <text:p>1760.815063</text:p>
          </table:table-cell>
          <table:table-cell table:number-columns-repeated="13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664.434937" calcext:value-type="float">
            <text:p>1664.434937</text:p>
          </table:table-cell>
          <table:table-cell office:value-type="float" office:value="1783.100098" calcext:value-type="float">
            <text:p>1783.100098</text:p>
          </table:table-cell>
          <table:table-cell office:value-type="float" office:value="1670.002808" calcext:value-type="float">
            <text:p>1670.002808</text:p>
          </table:table-cell>
          <table:table-cell office:value-type="float" office:value="1789.782837" calcext:value-type="float">
            <text:p>1789.782837</text:p>
          </table:table-cell>
          <table:table-cell table:number-columns-repeated="13"/>
        </table:table-row>
        <table:table-row table:style-name="ro1">
          <table:table-cell office:value-type="float" office:value="253.2" calcext:value-type="float">
            <text:p>253.2</text:p>
          </table:table-cell>
          <table:table-cell office:value-type="float" office:value="1656.016724" calcext:value-type="float">
            <text:p>1656.016724</text:p>
          </table:table-cell>
          <table:table-cell office:value-type="float" office:value="1752.826538" calcext:value-type="float">
            <text:p>1752.826538</text:p>
          </table:table-cell>
          <table:table-cell office:value-type="float" office:value="1667.256226" calcext:value-type="float">
            <text:p>1667.256226</text:p>
          </table:table-cell>
          <table:table-cell office:value-type="float" office:value="1753.786987" calcext:value-type="float">
            <text:p>1753.786987</text:p>
          </table:table-cell>
          <table:table-cell table:number-columns-repeated="13"/>
        </table:table-row>
        <table:table-row table:style-name="ro1">
          <table:table-cell office:value-type="float" office:value="253.4" calcext:value-type="float">
            <text:p>253.4</text:p>
          </table:table-cell>
          <table:table-cell office:value-type="float" office:value="1657.20752" calcext:value-type="float">
            <text:p>1657.20752</text:p>
          </table:table-cell>
          <table:table-cell office:value-type="float" office:value="1739.114868" calcext:value-type="float">
            <text:p>1739.114868</text:p>
          </table:table-cell>
          <table:table-cell office:value-type="float" office:value="1666.852783" calcext:value-type="float">
            <text:p>1666.852783</text:p>
          </table:table-cell>
          <table:table-cell office:value-type="float" office:value="1735.087402" calcext:value-type="float">
            <text:p>1735.087402</text:p>
          </table:table-cell>
          <table:table-cell table:number-columns-repeated="13"/>
        </table:table-row>
        <table:table-row table:style-name="ro1">
          <table:table-cell office:value-type="float" office:value="253.6" calcext:value-type="float">
            <text:p>253.6</text:p>
          </table:table-cell>
          <table:table-cell office:value-type="float" office:value="1648.335449" calcext:value-type="float">
            <text:p>1648.335449</text:p>
          </table:table-cell>
          <table:table-cell office:value-type="float" office:value="1737.271484" calcext:value-type="float">
            <text:p>1737.271484</text:p>
          </table:table-cell>
          <table:table-cell office:value-type="float" office:value="1652.266968" calcext:value-type="float">
            <text:p>1652.266968</text:p>
          </table:table-cell>
          <table:table-cell office:value-type="float" office:value="1737.548828" calcext:value-type="float">
            <text:p>1737.548828</text:p>
          </table:table-cell>
          <table:table-cell table:number-columns-repeated="13"/>
        </table:table-row>
        <table:table-row table:style-name="ro1">
          <table:table-cell office:value-type="float" office:value="253.8" calcext:value-type="float">
            <text:p>253.8</text:p>
          </table:table-cell>
          <table:table-cell office:value-type="float" office:value="1639.137817" calcext:value-type="float">
            <text:p>1639.137817</text:p>
          </table:table-cell>
          <table:table-cell office:value-type="float" office:value="1718.762085" calcext:value-type="float">
            <text:p>1718.762085</text:p>
          </table:table-cell>
          <table:table-cell office:value-type="float" office:value="1646.911987" calcext:value-type="float">
            <text:p>1646.911987</text:p>
          </table:table-cell>
          <table:table-cell office:value-type="float" office:value="1718.58252" calcext:value-type="float">
            <text:p>1718.58252</text:p>
          </table:table-cell>
          <table:table-cell table:number-columns-repeated="13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633.350098" calcext:value-type="float">
            <text:p>1633.350098</text:p>
          </table:table-cell>
          <table:table-cell office:value-type="float" office:value="1709.833252" calcext:value-type="float">
            <text:p>1709.833252</text:p>
          </table:table-cell>
          <table:table-cell office:value-type="float" office:value="1642.624268" calcext:value-type="float">
            <text:p>1642.624268</text:p>
          </table:table-cell>
          <table:table-cell office:value-type="float" office:value="1710.629028" calcext:value-type="float">
            <text:p>1710.629028</text:p>
          </table:table-cell>
          <table:table-cell table:number-columns-repeated="13"/>
        </table:table-row>
        <table:table-row table:style-name="ro1">
          <table:table-cell office:value-type="float" office:value="254.2" calcext:value-type="float">
            <text:p>254.2</text:p>
          </table:table-cell>
          <table:table-cell office:value-type="float" office:value="1626.930908" calcext:value-type="float">
            <text:p>1626.930908</text:p>
          </table:table-cell>
          <table:table-cell office:value-type="float" office:value="1700.05603" calcext:value-type="float">
            <text:p>1700.05603</text:p>
          </table:table-cell>
          <table:table-cell office:value-type="float" office:value="1636.516479" calcext:value-type="float">
            <text:p>1636.516479</text:p>
          </table:table-cell>
          <table:table-cell office:value-type="float" office:value="1696.722412" calcext:value-type="float">
            <text:p>1696.722412</text:p>
          </table:table-cell>
          <table:table-cell table:number-columns-repeated="13"/>
        </table:table-row>
        <table:table-row table:style-name="ro1">
          <table:table-cell office:value-type="float" office:value="254.4" calcext:value-type="float">
            <text:p>254.4</text:p>
          </table:table-cell>
          <table:table-cell office:value-type="float" office:value="1621.133057" calcext:value-type="float">
            <text:p>1621.133057</text:p>
          </table:table-cell>
          <table:table-cell office:value-type="float" office:value="1702.640747" calcext:value-type="float">
            <text:p>1702.640747</text:p>
          </table:table-cell>
          <table:table-cell office:value-type="float" office:value="1625.788208" calcext:value-type="float">
            <text:p>1625.788208</text:p>
          </table:table-cell>
          <table:table-cell office:value-type="float" office:value="1690.259277" calcext:value-type="float">
            <text:p>1690.259277</text:p>
          </table:table-cell>
          <table:table-cell table:number-columns-repeated="13"/>
        </table:table-row>
        <table:table-row table:style-name="ro1">
          <table:table-cell office:value-type="float" office:value="254.6" calcext:value-type="float">
            <text:p>254.6</text:p>
          </table:table-cell>
          <table:table-cell office:value-type="float" office:value="1622.354614" calcext:value-type="float">
            <text:p>1622.354614</text:p>
          </table:table-cell>
          <table:table-cell office:value-type="float" office:value="1677.897949" calcext:value-type="float">
            <text:p>1677.897949</text:p>
          </table:table-cell>
          <table:table-cell office:value-type="float" office:value="1625.254517" calcext:value-type="float">
            <text:p>1625.254517</text:p>
          </table:table-cell>
          <table:table-cell office:value-type="float" office:value="1681.996094" calcext:value-type="float">
            <text:p>1681.996094</text:p>
          </table:table-cell>
          <table:table-cell table:number-columns-repeated="13"/>
        </table:table-row>
        <table:table-row table:style-name="ro1">
          <table:table-cell office:value-type="float" office:value="254.8" calcext:value-type="float">
            <text:p>254.8</text:p>
          </table:table-cell>
          <table:table-cell office:value-type="float" office:value="1611.947388" calcext:value-type="float">
            <text:p>1611.947388</text:p>
          </table:table-cell>
          <table:table-cell office:value-type="float" office:value="1678.435547" calcext:value-type="float">
            <text:p>1678.435547</text:p>
          </table:table-cell>
          <table:table-cell office:value-type="float" office:value="1618.536499" calcext:value-type="float">
            <text:p>1618.536499</text:p>
          </table:table-cell>
          <table:table-cell office:value-type="float" office:value="1678.274048" calcext:value-type="float">
            <text:p>1678.274048</text:p>
          </table:table-cell>
          <table:table-cell table:number-columns-repeated="13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607.807007" calcext:value-type="float">
            <text:p>1607.807007</text:p>
          </table:table-cell>
          <table:table-cell office:value-type="float" office:value="1671.148682" calcext:value-type="float">
            <text:p>1671.148682</text:p>
          </table:table-cell>
          <table:table-cell office:value-type="float" office:value="1616.015503" calcext:value-type="float">
            <text:p>1616.015503</text:p>
          </table:table-cell>
          <table:table-cell office:value-type="float" office:value="1667.181641" calcext:value-type="float">
            <text:p>1667.181641</text:p>
          </table:table-cell>
          <table:table-cell table:number-columns-repeated="13"/>
        </table:table-row>
        <table:table-row table:style-name="ro1">
          <table:table-cell office:value-type="float" office:value="255.2" calcext:value-type="float">
            <text:p>255.2</text:p>
          </table:table-cell>
          <table:table-cell office:value-type="float" office:value="1600.845093" calcext:value-type="float">
            <text:p>1600.845093</text:p>
          </table:table-cell>
          <table:table-cell office:value-type="float" office:value="1669.009277" calcext:value-type="float">
            <text:p>1669.009277</text:p>
          </table:table-cell>
          <table:table-cell office:value-type="float" office:value="1613.364624" calcext:value-type="float">
            <text:p>1613.364624</text:p>
          </table:table-cell>
          <table:table-cell office:value-type="float" office:value="1660.271729" calcext:value-type="float">
            <text:p>1660.271729</text:p>
          </table:table-cell>
          <table:table-cell table:number-columns-repeated="13"/>
        </table:table-row>
        <table:table-row table:style-name="ro1">
          <table:table-cell office:value-type="float" office:value="255.4" calcext:value-type="float">
            <text:p>255.4</text:p>
          </table:table-cell>
          <table:table-cell office:value-type="float" office:value="1603.919067" calcext:value-type="float">
            <text:p>1603.919067</text:p>
          </table:table-cell>
          <table:table-cell office:value-type="float" office:value="1652.351562" calcext:value-type="float">
            <text:p>1652.351562</text:p>
          </table:table-cell>
          <table:table-cell office:value-type="float" office:value="1603.754883" calcext:value-type="float">
            <text:p>1603.754883</text:p>
          </table:table-cell>
          <table:table-cell office:value-type="float" office:value="1654.579346" calcext:value-type="float">
            <text:p>1654.579346</text:p>
          </table:table-cell>
          <table:table-cell table:number-columns-repeated="13"/>
        </table:table-row>
        <table:table-row table:style-name="ro1">
          <table:table-cell office:value-type="float" office:value="255.6" calcext:value-type="float">
            <text:p>255.6</text:p>
          </table:table-cell>
          <table:table-cell office:value-type="float" office:value="1597.906738" calcext:value-type="float">
            <text:p>1597.906738</text:p>
          </table:table-cell>
          <table:table-cell office:value-type="float" office:value="1647.608154" calcext:value-type="float">
            <text:p>1647.608154</text:p>
          </table:table-cell>
          <table:table-cell office:value-type="float" office:value="1600.739258" calcext:value-type="float">
            <text:p>1600.739258</text:p>
          </table:table-cell>
          <table:table-cell office:value-type="float" office:value="1651.077515" calcext:value-type="float">
            <text:p>1651.077515</text:p>
          </table:table-cell>
          <table:table-cell table:number-columns-repeated="13"/>
        </table:table-row>
        <table:table-row table:style-name="ro1">
          <table:table-cell office:value-type="float" office:value="255.8" calcext:value-type="float">
            <text:p>255.8</text:p>
          </table:table-cell>
          <table:table-cell office:value-type="float" office:value="1595.680176" calcext:value-type="float">
            <text:p>1595.680176</text:p>
          </table:table-cell>
          <table:table-cell office:value-type="float" office:value="1644.976807" calcext:value-type="float">
            <text:p>1644.976807</text:p>
          </table:table-cell>
          <table:table-cell office:value-type="float" office:value="1601.062012" calcext:value-type="float">
            <text:p>1601.062012</text:p>
          </table:table-cell>
          <table:table-cell office:value-type="float" office:value="1644.882568" calcext:value-type="float">
            <text:p>1644.882568</text:p>
          </table:table-cell>
          <table:table-cell table:number-columns-repeated="13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594.373657" calcext:value-type="float">
            <text:p>1594.373657</text:p>
          </table:table-cell>
          <table:table-cell office:value-type="float" office:value="1638.824219" calcext:value-type="float">
            <text:p>1638.824219</text:p>
          </table:table-cell>
          <table:table-cell office:value-type="float" office:value="1596.092041" calcext:value-type="float">
            <text:p>1596.092041</text:p>
          </table:table-cell>
          <table:table-cell office:value-type="float" office:value="1633.883667" calcext:value-type="float">
            <text:p>1633.883667</text:p>
          </table:table-cell>
          <table:table-cell table:number-columns-repeated="13"/>
        </table:table-row>
        <table:table-row table:style-name="ro1">
          <table:table-cell office:value-type="float" office:value="256.2" calcext:value-type="float">
            <text:p>256.2</text:p>
          </table:table-cell>
          <table:table-cell office:value-type="float" office:value="1590.990479" calcext:value-type="float">
            <text:p>1590.990479</text:p>
          </table:table-cell>
          <table:table-cell office:value-type="float" office:value="1631.208496" calcext:value-type="float">
            <text:p>1631.208496</text:p>
          </table:table-cell>
          <table:table-cell office:value-type="float" office:value="1594.874023" calcext:value-type="float">
            <text:p>1594.874023</text:p>
          </table:table-cell>
          <table:table-cell office:value-type="float" office:value="1632.664795" calcext:value-type="float">
            <text:p>1632.664795</text:p>
          </table:table-cell>
          <table:table-cell table:number-columns-repeated="13"/>
        </table:table-row>
        <table:table-row table:style-name="ro1">
          <table:table-cell office:value-type="float" office:value="256.4" calcext:value-type="float">
            <text:p>256.4</text:p>
          </table:table-cell>
          <table:table-cell office:value-type="float" office:value="1587.502563" calcext:value-type="float">
            <text:p>1587.502563</text:p>
          </table:table-cell>
          <table:table-cell office:value-type="float" office:value="1624.785156" calcext:value-type="float">
            <text:p>1624.785156</text:p>
          </table:table-cell>
          <table:table-cell office:value-type="float" office:value="1592.768555" calcext:value-type="float">
            <text:p>1592.768555</text:p>
          </table:table-cell>
          <table:table-cell office:value-type="float" office:value="1626.926636" calcext:value-type="float">
            <text:p>1626.926636</text:p>
          </table:table-cell>
          <table:table-cell table:number-columns-repeated="13"/>
        </table:table-row>
        <table:table-row table:style-name="ro1">
          <table:table-cell office:value-type="float" office:value="256.6" calcext:value-type="float">
            <text:p>256.6</text:p>
          </table:table-cell>
          <table:table-cell office:value-type="float" office:value="1583.358643" calcext:value-type="float">
            <text:p>1583.358643</text:p>
          </table:table-cell>
          <table:table-cell office:value-type="float" office:value="1630.249634" calcext:value-type="float">
            <text:p>1630.249634</text:p>
          </table:table-cell>
          <table:table-cell office:value-type="float" office:value="1588.35791" calcext:value-type="float">
            <text:p>1588.35791</text:p>
          </table:table-cell>
          <table:table-cell office:value-type="float" office:value="1622.647949" calcext:value-type="float">
            <text:p>1622.647949</text:p>
          </table:table-cell>
          <table:table-cell table:number-columns-repeated="13"/>
        </table:table-row>
        <table:table-row table:style-name="ro1">
          <table:table-cell office:value-type="float" office:value="256.8" calcext:value-type="float">
            <text:p>256.8</text:p>
          </table:table-cell>
          <table:table-cell office:value-type="float" office:value="1583.813599" calcext:value-type="float">
            <text:p>1583.813599</text:p>
          </table:table-cell>
          <table:table-cell office:value-type="float" office:value="1617.593506" calcext:value-type="float">
            <text:p>1617.593506</text:p>
          </table:table-cell>
          <table:table-cell office:value-type="float" office:value="1582.151489" calcext:value-type="float">
            <text:p>1582.151489</text:p>
          </table:table-cell>
          <table:table-cell office:value-type="float" office:value="1617.457275" calcext:value-type="float">
            <text:p>1617.457275</text:p>
          </table:table-cell>
          <table:table-cell table:number-columns-repeated="13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580.308838" calcext:value-type="float">
            <text:p>1580.308838</text:p>
          </table:table-cell>
          <table:table-cell office:value-type="float" office:value="1615.200562" calcext:value-type="float">
            <text:p>1615.200562</text:p>
          </table:table-cell>
          <table:table-cell office:value-type="float" office:value="1584.172363" calcext:value-type="float">
            <text:p>1584.172363</text:p>
          </table:table-cell>
          <table:table-cell office:value-type="float" office:value="1614.591309" calcext:value-type="float">
            <text:p>1614.591309</text:p>
          </table:table-cell>
          <table:table-cell table:number-columns-repeated="13"/>
        </table:table-row>
        <table:table-row table:style-name="ro1">
          <table:table-cell office:value-type="float" office:value="257.2" calcext:value-type="float">
            <text:p>257.2</text:p>
          </table:table-cell>
          <table:table-cell office:value-type="float" office:value="1580.555908" calcext:value-type="float">
            <text:p>1580.555908</text:p>
          </table:table-cell>
          <table:table-cell office:value-type="float" office:value="1614.131226" calcext:value-type="float">
            <text:p>1614.131226</text:p>
          </table:table-cell>
          <table:table-cell office:value-type="float" office:value="1581.705566" calcext:value-type="float">
            <text:p>1581.705566</text:p>
          </table:table-cell>
          <table:table-cell office:value-type="float" office:value="1614.275024" calcext:value-type="float">
            <text:p>1614.275024</text:p>
          </table:table-cell>
          <table:table-cell table:number-columns-repeated="13"/>
        </table:table-row>
        <table:table-row table:style-name="ro1">
          <table:table-cell office:value-type="float" office:value="257.4" calcext:value-type="float">
            <text:p>257.4</text:p>
          </table:table-cell>
          <table:table-cell office:value-type="float" office:value="1575.687622" calcext:value-type="float">
            <text:p>1575.687622</text:p>
          </table:table-cell>
          <table:table-cell office:value-type="float" office:value="1610.606079" calcext:value-type="float">
            <text:p>1610.606079</text:p>
          </table:table-cell>
          <table:table-cell office:value-type="float" office:value="1580.786987" calcext:value-type="float">
            <text:p>1580.786987</text:p>
          </table:table-cell>
          <table:table-cell office:value-type="float" office:value="1609.254639" calcext:value-type="float">
            <text:p>1609.254639</text:p>
          </table:table-cell>
          <table:table-cell table:number-columns-repeated="13"/>
        </table:table-row>
        <table:table-row table:style-name="ro1">
          <table:table-cell office:value-type="float" office:value="257.6" calcext:value-type="float">
            <text:p>257.6</text:p>
          </table:table-cell>
          <table:table-cell office:value-type="float" office:value="1579.616455" calcext:value-type="float">
            <text:p>1579.616455</text:p>
          </table:table-cell>
          <table:table-cell office:value-type="float" office:value="1602.991943" calcext:value-type="float">
            <text:p>1602.991943</text:p>
          </table:table-cell>
          <table:table-cell office:value-type="float" office:value="1576.511597" calcext:value-type="float">
            <text:p>1576.511597</text:p>
          </table:table-cell>
          <table:table-cell office:value-type="float" office:value="1607.437866" calcext:value-type="float">
            <text:p>1607.437866</text:p>
          </table:table-cell>
          <table:table-cell table:number-columns-repeated="13"/>
        </table:table-row>
        <table:table-row table:style-name="ro1">
          <table:table-cell office:value-type="float" office:value="257.8" calcext:value-type="float">
            <text:p>257.8</text:p>
          </table:table-cell>
          <table:table-cell office:value-type="float" office:value="1574.305298" calcext:value-type="float">
            <text:p>1574.305298</text:p>
          </table:table-cell>
          <table:table-cell office:value-type="float" office:value="1601.718018" calcext:value-type="float">
            <text:p>1601.718018</text:p>
          </table:table-cell>
          <table:table-cell office:value-type="float" office:value="1577.141602" calcext:value-type="float">
            <text:p>1577.141602</text:p>
          </table:table-cell>
          <table:table-cell office:value-type="float" office:value="1602.342651" calcext:value-type="float">
            <text:p>1602.342651</text:p>
          </table:table-cell>
          <table:table-cell table:number-columns-repeated="13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581.544678" calcext:value-type="float">
            <text:p>1581.544678</text:p>
          </table:table-cell>
          <table:table-cell office:value-type="float" office:value="1595.639648" calcext:value-type="float">
            <text:p>1595.639648</text:p>
          </table:table-cell>
          <table:table-cell office:value-type="float" office:value="1575.458252" calcext:value-type="float">
            <text:p>1575.458252</text:p>
          </table:table-cell>
          <table:table-cell office:value-type="float" office:value="1596.784546" calcext:value-type="float">
            <text:p>1596.784546</text:p>
          </table:table-cell>
          <table:table-cell table:number-columns-repeated="13"/>
        </table:table-row>
        <table:table-row table:style-name="ro1">
          <table:table-cell office:value-type="float" office:value="258.2" calcext:value-type="float">
            <text:p>258.2</text:p>
          </table:table-cell>
          <table:table-cell office:value-type="float" office:value="1573.344604" calcext:value-type="float">
            <text:p>1573.344604</text:p>
          </table:table-cell>
          <table:table-cell office:value-type="float" office:value="1594.324585" calcext:value-type="float">
            <text:p>1594.324585</text:p>
          </table:table-cell>
          <table:table-cell office:value-type="float" office:value="1573.362305" calcext:value-type="float">
            <text:p>1573.362305</text:p>
          </table:table-cell>
          <table:table-cell office:value-type="float" office:value="1593.722168" calcext:value-type="float">
            <text:p>1593.722168</text:p>
          </table:table-cell>
          <table:table-cell table:number-columns-repeated="13"/>
        </table:table-row>
        <table:table-row table:style-name="ro1">
          <table:table-cell office:value-type="float" office:value="258.4" calcext:value-type="float">
            <text:p>258.4</text:p>
          </table:table-cell>
          <table:table-cell office:value-type="float" office:value="1569.808594" calcext:value-type="float">
            <text:p>1569.808594</text:p>
          </table:table-cell>
          <table:table-cell office:value-type="float" office:value="1599.075928" calcext:value-type="float">
            <text:p>1599.075928</text:p>
          </table:table-cell>
          <table:table-cell office:value-type="float" office:value="1572.462036" calcext:value-type="float">
            <text:p>1572.462036</text:p>
          </table:table-cell>
          <table:table-cell office:value-type="float" office:value="1598.185547" calcext:value-type="float">
            <text:p>1598.185547</text:p>
          </table:table-cell>
          <table:table-cell table:number-columns-repeated="13"/>
        </table:table-row>
        <table:table-row table:style-name="ro1">
          <table:table-cell office:value-type="float" office:value="258.6" calcext:value-type="float">
            <text:p>258.6</text:p>
          </table:table-cell>
          <table:table-cell office:value-type="float" office:value="1571.940918" calcext:value-type="float">
            <text:p>1571.940918</text:p>
          </table:table-cell>
          <table:table-cell office:value-type="float" office:value="1588.989014" calcext:value-type="float">
            <text:p>1588.989014</text:p>
          </table:table-cell>
          <table:table-cell office:value-type="float" office:value="1569.161743" calcext:value-type="float">
            <text:p>1569.161743</text:p>
          </table:table-cell>
          <table:table-cell office:value-type="float" office:value="1594.449829" calcext:value-type="float">
            <text:p>1594.449829</text:p>
          </table:table-cell>
          <table:table-cell table:number-columns-repeated="13"/>
        </table:table-row>
        <table:table-row table:style-name="ro1">
          <table:table-cell office:value-type="float" office:value="258.8" calcext:value-type="float">
            <text:p>258.8</text:p>
          </table:table-cell>
          <table:table-cell office:value-type="float" office:value="1572.546143" calcext:value-type="float">
            <text:p>1572.546143</text:p>
          </table:table-cell>
          <table:table-cell office:value-type="float" office:value="1588.169434" calcext:value-type="float">
            <text:p>1588.169434</text:p>
          </table:table-cell>
          <table:table-cell office:value-type="float" office:value="1573.152832" calcext:value-type="float">
            <text:p>1573.152832</text:p>
          </table:table-cell>
          <table:table-cell office:value-type="float" office:value="1588.595215" calcext:value-type="float">
            <text:p>1588.595215</text:p>
          </table:table-cell>
          <table:table-cell table:number-columns-repeated="13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570.587402" calcext:value-type="float">
            <text:p>1570.587402</text:p>
          </table:table-cell>
          <table:table-cell office:value-type="float" office:value="1588.001465" calcext:value-type="float">
            <text:p>1588.001465</text:p>
          </table:table-cell>
          <table:table-cell office:value-type="float" office:value="1570.650513" calcext:value-type="float">
            <text:p>1570.650513</text:p>
          </table:table-cell>
          <table:table-cell office:value-type="float" office:value="1588.372314" calcext:value-type="float">
            <text:p>1588.372314</text:p>
          </table:table-cell>
          <table:table-cell table:number-columns-repeated="13"/>
        </table:table-row>
        <table:table-row table:style-name="ro1">
          <table:table-cell office:value-type="float" office:value="259.2" calcext:value-type="float">
            <text:p>259.2</text:p>
          </table:table-cell>
          <table:table-cell office:value-type="float" office:value="1572.22998" calcext:value-type="float">
            <text:p>1572.22998</text:p>
          </table:table-cell>
          <table:table-cell office:value-type="float" office:value="1587.865845" calcext:value-type="float">
            <text:p>1587.865845</text:p>
          </table:table-cell>
          <table:table-cell office:value-type="float" office:value="1570.12915" calcext:value-type="float">
            <text:p>1570.12915</text:p>
          </table:table-cell>
          <table:table-cell office:value-type="float" office:value="1587.615112" calcext:value-type="float">
            <text:p>1587.615112</text:p>
          </table:table-cell>
          <table:table-cell table:number-columns-repeated="13"/>
        </table:table-row>
        <table:table-row table:style-name="ro1">
          <table:table-cell office:value-type="float" office:value="259.4" calcext:value-type="float">
            <text:p>259.4</text:p>
          </table:table-cell>
          <table:table-cell office:value-type="float" office:value="1569.815674" calcext:value-type="float">
            <text:p>1569.815674</text:p>
          </table:table-cell>
          <table:table-cell office:value-type="float" office:value="1585.285156" calcext:value-type="float">
            <text:p>1585.285156</text:p>
          </table:table-cell>
          <table:table-cell office:value-type="float" office:value="1574.006958" calcext:value-type="float">
            <text:p>1574.006958</text:p>
          </table:table-cell>
          <table:table-cell office:value-type="float" office:value="1582.533447" calcext:value-type="float">
            <text:p>1582.533447</text:p>
          </table:table-cell>
          <table:table-cell table:number-columns-repeated="13"/>
        </table:table-row>
        <table:table-row table:style-name="ro1">
          <table:table-cell office:value-type="float" office:value="259.6" calcext:value-type="float">
            <text:p>259.6</text:p>
          </table:table-cell>
          <table:table-cell office:value-type="float" office:value="1567.737915" calcext:value-type="float">
            <text:p>1567.737915</text:p>
          </table:table-cell>
          <table:table-cell office:value-type="float" office:value="1582.206299" calcext:value-type="float">
            <text:p>1582.206299</text:p>
          </table:table-cell>
          <table:table-cell office:value-type="float" office:value="1571.503296" calcext:value-type="float">
            <text:p>1571.503296</text:p>
          </table:table-cell>
          <table:table-cell office:value-type="float" office:value="1582.37146" calcext:value-type="float">
            <text:p>1582.37146</text:p>
          </table:table-cell>
          <table:table-cell table:number-columns-repeated="13"/>
        </table:table-row>
        <table:table-row table:style-name="ro1">
          <table:table-cell office:value-type="float" office:value="259.8" calcext:value-type="float">
            <text:p>259.8</text:p>
          </table:table-cell>
          <table:table-cell office:value-type="float" office:value="1563.134766" calcext:value-type="float">
            <text:p>1563.134766</text:p>
          </table:table-cell>
          <table:table-cell office:value-type="float" office:value="1586.577881" calcext:value-type="float">
            <text:p>1586.577881</text:p>
          </table:table-cell>
          <table:table-cell office:value-type="float" office:value="1563.70105" calcext:value-type="float">
            <text:p>1563.70105</text:p>
          </table:table-cell>
          <table:table-cell office:value-type="float" office:value="1583.498779" calcext:value-type="float">
            <text:p>1583.498779</text:p>
          </table:table-cell>
          <table:table-cell table:number-columns-repeated="13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567.43457" calcext:value-type="float">
            <text:p>1567.43457</text:p>
          </table:table-cell>
          <table:table-cell office:value-type="float" office:value="1579.189941" calcext:value-type="float">
            <text:p>1579.189941</text:p>
          </table:table-cell>
          <table:table-cell office:value-type="float" office:value="1566.674438" calcext:value-type="float">
            <text:p>1566.674438</text:p>
          </table:table-cell>
          <table:table-cell office:value-type="float" office:value="1580.960083" calcext:value-type="float">
            <text:p>1580.960083</text:p>
          </table:table-cell>
          <table:table-cell table:number-columns-repeated="13"/>
        </table:table-row>
        <table:table-row table:style-name="ro1">
          <table:table-cell office:value-type="float" office:value="260.2" calcext:value-type="float">
            <text:p>260.2</text:p>
          </table:table-cell>
          <table:table-cell office:value-type="float" office:value="1565.588867" calcext:value-type="float">
            <text:p>1565.588867</text:p>
          </table:table-cell>
          <table:table-cell office:value-type="float" office:value="1577.133789" calcext:value-type="float">
            <text:p>1577.133789</text:p>
          </table:table-cell>
          <table:table-cell office:value-type="float" office:value="1563.020508" calcext:value-type="float">
            <text:p>1563.020508</text:p>
          </table:table-cell>
          <table:table-cell office:value-type="float" office:value="1578.177856" calcext:value-type="float">
            <text:p>1578.177856</text:p>
          </table:table-cell>
          <table:table-cell table:number-columns-repeated="13"/>
        </table:table-row>
        <table:table-row table:style-name="ro1">
          <table:table-cell office:value-type="float" office:value="260.4" calcext:value-type="float">
            <text:p>260.4</text:p>
          </table:table-cell>
          <table:table-cell office:value-type="float" office:value="1564.050415" calcext:value-type="float">
            <text:p>1564.050415</text:p>
          </table:table-cell>
          <table:table-cell office:value-type="float" office:value="1579.700562" calcext:value-type="float">
            <text:p>1579.700562</text:p>
          </table:table-cell>
          <table:table-cell office:value-type="float" office:value="1567.211304" calcext:value-type="float">
            <text:p>1567.211304</text:p>
          </table:table-cell>
          <table:table-cell office:value-type="float" office:value="1575.788818" calcext:value-type="float">
            <text:p>1575.788818</text:p>
          </table:table-cell>
          <table:table-cell table:number-columns-repeated="13"/>
        </table:table-row>
        <table:table-row table:style-name="ro1">
          <table:table-cell office:value-type="float" office:value="260.6" calcext:value-type="float">
            <text:p>260.6</text:p>
          </table:table-cell>
          <table:table-cell office:value-type="float" office:value="1564.264893" calcext:value-type="float">
            <text:p>1564.264893</text:p>
          </table:table-cell>
          <table:table-cell office:value-type="float" office:value="1574.25354" calcext:value-type="float">
            <text:p>1574.25354</text:p>
          </table:table-cell>
          <table:table-cell office:value-type="float" office:value="1567.918945" calcext:value-type="float">
            <text:p>1567.918945</text:p>
          </table:table-cell>
          <table:table-cell office:value-type="float" office:value="1573.825073" calcext:value-type="float">
            <text:p>1573.825073</text:p>
          </table:table-cell>
          <table:table-cell table:number-columns-repeated="13"/>
        </table:table-row>
        <table:table-row table:style-name="ro1">
          <table:table-cell office:value-type="float" office:value="260.8" calcext:value-type="float">
            <text:p>260.8</text:p>
          </table:table-cell>
          <table:table-cell office:value-type="float" office:value="1565.4729" calcext:value-type="float">
            <text:p>1565.4729</text:p>
          </table:table-cell>
          <table:table-cell office:value-type="float" office:value="1576.01416" calcext:value-type="float">
            <text:p>1576.01416</text:p>
          </table:table-cell>
          <table:table-cell office:value-type="float" office:value="1565.008667" calcext:value-type="float">
            <text:p>1565.008667</text:p>
          </table:table-cell>
          <table:table-cell office:value-type="float" office:value="1576.282349" calcext:value-type="float">
            <text:p>1576.282349</text:p>
          </table:table-cell>
          <table:table-cell table:number-columns-repeated="13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566.581055" calcext:value-type="float">
            <text:p>1566.581055</text:p>
          </table:table-cell>
          <table:table-cell office:value-type="float" office:value="1574.168823" calcext:value-type="float">
            <text:p>1574.168823</text:p>
          </table:table-cell>
          <table:table-cell office:value-type="float" office:value="1565.091187" calcext:value-type="float">
            <text:p>1565.091187</text:p>
          </table:table-cell>
          <table:table-cell office:value-type="float" office:value="1577.023682" calcext:value-type="float">
            <text:p>1577.023682</text:p>
          </table:table-cell>
          <table:table-cell table:number-columns-repeated="13"/>
        </table:table-row>
        <table:table-row table:style-name="ro1">
          <table:table-cell office:value-type="float" office:value="261.2" calcext:value-type="float">
            <text:p>261.2</text:p>
          </table:table-cell>
          <table:table-cell office:value-type="float" office:value="1568.0896" calcext:value-type="float">
            <text:p>1568.0896</text:p>
          </table:table-cell>
          <table:table-cell office:value-type="float" office:value="1572.528809" calcext:value-type="float">
            <text:p>1572.528809</text:p>
          </table:table-cell>
          <table:table-cell office:value-type="float" office:value="1566.733643" calcext:value-type="float">
            <text:p>1566.733643</text:p>
          </table:table-cell>
          <table:table-cell office:value-type="float" office:value="1572.411987" calcext:value-type="float">
            <text:p>1572.411987</text:p>
          </table:table-cell>
          <table:table-cell table:number-columns-repeated="13"/>
        </table:table-row>
        <table:table-row table:style-name="ro1">
          <table:table-cell office:value-type="float" office:value="261.4" calcext:value-type="float">
            <text:p>261.4</text:p>
          </table:table-cell>
          <table:table-cell office:value-type="float" office:value="1561.818359" calcext:value-type="float">
            <text:p>1561.818359</text:p>
          </table:table-cell>
          <table:table-cell office:value-type="float" office:value="1578.507568" calcext:value-type="float">
            <text:p>1578.507568</text:p>
          </table:table-cell>
          <table:table-cell office:value-type="float" office:value="1563.304443" calcext:value-type="float">
            <text:p>1563.304443</text:p>
          </table:table-cell>
          <table:table-cell office:value-type="float" office:value="1576.96582" calcext:value-type="float">
            <text:p>1576.96582</text:p>
          </table:table-cell>
          <table:table-cell table:number-columns-repeated="13"/>
        </table:table-row>
        <table:table-row table:style-name="ro1">
          <table:table-cell office:value-type="float" office:value="261.6" calcext:value-type="float">
            <text:p>261.6</text:p>
          </table:table-cell>
          <table:table-cell office:value-type="float" office:value="1567.263062" calcext:value-type="float">
            <text:p>1567.263062</text:p>
          </table:table-cell>
          <table:table-cell office:value-type="float" office:value="1572.253906" calcext:value-type="float">
            <text:p>1572.253906</text:p>
          </table:table-cell>
          <table:table-cell office:value-type="float" office:value="1567.77063" calcext:value-type="float">
            <text:p>1567.77063</text:p>
          </table:table-cell>
          <table:table-cell office:value-type="float" office:value="1572.30127" calcext:value-type="float">
            <text:p>1572.30127</text:p>
          </table:table-cell>
          <table:table-cell table:number-columns-repeated="13"/>
        </table:table-row>
        <table:table-row table:style-name="ro1">
          <table:table-cell office:value-type="float" office:value="261.8" calcext:value-type="float">
            <text:p>261.8</text:p>
          </table:table-cell>
          <table:table-cell office:value-type="float" office:value="1567.07312" calcext:value-type="float">
            <text:p>1567.07312</text:p>
          </table:table-cell>
          <table:table-cell office:value-type="float" office:value="1571.990479" calcext:value-type="float">
            <text:p>1571.990479</text:p>
          </table:table-cell>
          <table:table-cell office:value-type="float" office:value="1563.744507" calcext:value-type="float">
            <text:p>1563.744507</text:p>
          </table:table-cell>
          <table:table-cell office:value-type="float" office:value="1574.952637" calcext:value-type="float">
            <text:p>1574.952637</text:p>
          </table:table-cell>
          <table:table-cell table:number-columns-repeated="13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566.888672" calcext:value-type="float">
            <text:p>1566.888672</text:p>
          </table:table-cell>
          <table:table-cell office:value-type="float" office:value="1569.369629" calcext:value-type="float">
            <text:p>1569.369629</text:p>
          </table:table-cell>
          <table:table-cell office:value-type="float" office:value="1568.109985" calcext:value-type="float">
            <text:p>1568.109985</text:p>
          </table:table-cell>
          <table:table-cell office:value-type="float" office:value="1570.270508" calcext:value-type="float">
            <text:p>1570.270508</text:p>
          </table:table-cell>
          <table:table-cell table:number-columns-repeated="13"/>
        </table:table-row>
        <table:table-row table:style-name="ro1">
          <table:table-cell office:value-type="float" office:value="262.2" calcext:value-type="float">
            <text:p>262.2</text:p>
          </table:table-cell>
          <table:table-cell office:value-type="float" office:value="1561.199585" calcext:value-type="float">
            <text:p>1561.199585</text:p>
          </table:table-cell>
          <table:table-cell office:value-type="float" office:value="1573.157349" calcext:value-type="float">
            <text:p>1573.157349</text:p>
          </table:table-cell>
          <table:table-cell office:value-type="float" office:value="1563.809326" calcext:value-type="float">
            <text:p>1563.809326</text:p>
          </table:table-cell>
          <table:table-cell office:value-type="float" office:value="1569.634399" calcext:value-type="float">
            <text:p>1569.634399</text:p>
          </table:table-cell>
          <table:table-cell table:number-columns-repeated="13"/>
        </table:table-row>
        <table:table-row table:style-name="ro1">
          <table:table-cell office:value-type="float" office:value="262.4" calcext:value-type="float">
            <text:p>262.4</text:p>
          </table:table-cell>
          <table:table-cell office:value-type="float" office:value="1564.86792" calcext:value-type="float">
            <text:p>1564.86792</text:p>
          </table:table-cell>
          <table:table-cell office:value-type="float" office:value="1571.518188" calcext:value-type="float">
            <text:p>1571.518188</text:p>
          </table:table-cell>
          <table:table-cell office:value-type="float" office:value="1561.408813" calcext:value-type="float">
            <text:p>1561.408813</text:p>
          </table:table-cell>
          <table:table-cell office:value-type="float" office:value="1573.993164" calcext:value-type="float">
            <text:p>1573.993164</text:p>
          </table:table-cell>
          <table:table-cell table:number-columns-repeated="13"/>
        </table:table-row>
        <table:table-row table:style-name="ro1">
          <table:table-cell office:value-type="float" office:value="262.6" calcext:value-type="float">
            <text:p>262.6</text:p>
          </table:table-cell>
          <table:table-cell office:value-type="float" office:value="1576.14563" calcext:value-type="float">
            <text:p>1576.14563</text:p>
          </table:table-cell>
          <table:table-cell office:value-type="float" office:value="1595.988892" calcext:value-type="float">
            <text:p>1595.988892</text:p>
          </table:table-cell>
          <table:table-cell office:value-type="float" office:value="1541.015503" calcext:value-type="float">
            <text:p>1541.015503</text:p>
          </table:table-cell>
          <table:table-cell office:value-type="float" office:value="1551.485962" calcext:value-type="float">
            <text:p>1551.485962</text:p>
          </table:table-cell>
          <table:table-cell table:number-columns-repeated="13"/>
        </table:table-row>
        <table:table-row table:style-name="ro1">
          <table:table-cell office:value-type="float" office:value="262.8" calcext:value-type="float">
            <text:p>262.8</text:p>
          </table:table-cell>
          <table:table-cell office:value-type="float" office:value="1598.871216" calcext:value-type="float">
            <text:p>1598.871216</text:p>
          </table:table-cell>
          <table:table-cell office:value-type="float" office:value="1628.893066" calcext:value-type="float">
            <text:p>1628.893066</text:p>
          </table:table-cell>
          <table:table-cell office:value-type="float" office:value="1520.509399" calcext:value-type="float">
            <text:p>1520.509399</text:p>
          </table:table-cell>
          <table:table-cell office:value-type="float" office:value="1527.290649" calcext:value-type="float">
            <text:p>1527.290649</text:p>
          </table:table-cell>
          <table:table-cell table:number-columns-repeated="13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612.456421" calcext:value-type="float">
            <text:p>1612.456421</text:p>
          </table:table-cell>
          <table:table-cell office:value-type="float" office:value="1638.557861" calcext:value-type="float">
            <text:p>1638.557861</text:p>
          </table:table-cell>
          <table:table-cell office:value-type="float" office:value="1534.186523" calcext:value-type="float">
            <text:p>1534.186523</text:p>
          </table:table-cell>
          <table:table-cell office:value-type="float" office:value="1528.019897" calcext:value-type="float">
            <text:p>1528.019897</text:p>
          </table:table-cell>
          <table:table-cell table:number-columns-repeated="13"/>
        </table:table-row>
        <table:table-row table:style-name="ro1">
          <table:table-cell office:value-type="float" office:value="263.2" calcext:value-type="float">
            <text:p>263.2</text:p>
          </table:table-cell>
          <table:table-cell office:value-type="float" office:value="1623.324585" calcext:value-type="float">
            <text:p>1623.324585</text:p>
          </table:table-cell>
          <table:table-cell office:value-type="float" office:value="1695.19104" calcext:value-type="float">
            <text:p>1695.19104</text:p>
          </table:table-cell>
          <table:table-cell office:value-type="float" office:value="1548.761841" calcext:value-type="float">
            <text:p>1548.761841</text:p>
          </table:table-cell>
          <table:table-cell office:value-type="float" office:value="1569.251221" calcext:value-type="float">
            <text:p>1569.251221</text:p>
          </table:table-cell>
          <table:table-cell table:number-columns-repeated="13"/>
        </table:table-row>
        <table:table-row table:style-name="ro1">
          <table:table-cell office:value-type="float" office:value="263.4" calcext:value-type="float">
            <text:p>263.4</text:p>
          </table:table-cell>
          <table:table-cell office:value-type="float" office:value="1681.019653" calcext:value-type="float">
            <text:p>1681.019653</text:p>
          </table:table-cell>
          <table:table-cell office:value-type="float" office:value="1613.578247" calcext:value-type="float">
            <text:p>1613.578247</text:p>
          </table:table-cell>
          <table:table-cell office:value-type="float" office:value="1601.59668" calcext:value-type="float">
            <text:p>1601.59668</text:p>
          </table:table-cell>
          <table:table-cell office:value-type="float" office:value="1568.645264" calcext:value-type="float">
            <text:p>1568.645264</text:p>
          </table:table-cell>
          <table:table-cell table:number-columns-repeated="13"/>
        </table:table-row>
        <table:table-row table:style-name="ro1">
          <table:table-cell office:value-type="float" office:value="263.6" calcext:value-type="float">
            <text:p>263.6</text:p>
          </table:table-cell>
          <table:table-cell office:value-type="float" office:value="1645.386597" calcext:value-type="float">
            <text:p>1645.386597</text:p>
          </table:table-cell>
          <table:table-cell office:value-type="float" office:value="1713.130615" calcext:value-type="float">
            <text:p>1713.130615</text:p>
          </table:table-cell>
          <table:table-cell office:value-type="float" office:value="1624.491333" calcext:value-type="float">
            <text:p>1624.491333</text:p>
          </table:table-cell>
          <table:table-cell office:value-type="float" office:value="1655.370117" calcext:value-type="float">
            <text:p>1655.370117</text:p>
          </table:table-cell>
          <table:table-cell table:number-columns-repeated="13"/>
        </table:table-row>
        <table:table-row table:style-name="ro1">
          <table:table-cell office:value-type="float" office:value="263.8" calcext:value-type="float">
            <text:p>263.8</text:p>
          </table:table-cell>
          <table:table-cell office:value-type="float" office:value="1641.171143" calcext:value-type="float">
            <text:p>1641.171143</text:p>
          </table:table-cell>
          <table:table-cell office:value-type="float" office:value="1717.612549" calcext:value-type="float">
            <text:p>1717.612549</text:p>
          </table:table-cell>
          <table:table-cell office:value-type="float" office:value="1632.630249" calcext:value-type="float">
            <text:p>1632.630249</text:p>
          </table:table-cell>
          <table:table-cell office:value-type="float" office:value="1687.294922" calcext:value-type="float">
            <text:p>1687.294922</text:p>
          </table:table-cell>
          <table:table-cell table:number-columns-repeated="13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646.708374" calcext:value-type="float">
            <text:p>1646.708374</text:p>
          </table:table-cell>
          <table:table-cell office:value-type="float" office:value="1708.550293" calcext:value-type="float">
            <text:p>1708.550293</text:p>
          </table:table-cell>
          <table:table-cell office:value-type="float" office:value="1672.304932" calcext:value-type="float">
            <text:p>1672.304932</text:p>
          </table:table-cell>
          <table:table-cell office:value-type="float" office:value="1718.036499" calcext:value-type="float">
            <text:p>1718.036499</text:p>
          </table:table-cell>
          <table:table-cell table:number-columns-repeated="13"/>
        </table:table-row>
        <table:table-row table:style-name="ro1">
          <table:table-cell office:value-type="float" office:value="264.2" calcext:value-type="float">
            <text:p>264.2</text:p>
          </table:table-cell>
          <table:table-cell office:value-type="float" office:value="1678.900513" calcext:value-type="float">
            <text:p>1678.900513</text:p>
          </table:table-cell>
          <table:table-cell office:value-type="float" office:value="1716.705078" calcext:value-type="float">
            <text:p>1716.705078</text:p>
          </table:table-cell>
          <table:table-cell office:value-type="float" office:value="1690.902954" calcext:value-type="float">
            <text:p>1690.902954</text:p>
          </table:table-cell>
          <table:table-cell office:value-type="float" office:value="1728.414062" calcext:value-type="float">
            <text:p>1728.414062</text:p>
          </table:table-cell>
          <table:table-cell table:number-columns-repeated="13"/>
        </table:table-row>
        <table:table-row table:style-name="ro1">
          <table:table-cell office:value-type="float" office:value="264.4" calcext:value-type="float">
            <text:p>264.4</text:p>
          </table:table-cell>
          <table:table-cell office:value-type="float" office:value="1691.118652" calcext:value-type="float">
            <text:p>1691.118652</text:p>
          </table:table-cell>
          <table:table-cell office:value-type="float" office:value="1727.265991" calcext:value-type="float">
            <text:p>1727.265991</text:p>
          </table:table-cell>
          <table:table-cell office:value-type="float" office:value="1696.668457" calcext:value-type="float">
            <text:p>1696.668457</text:p>
          </table:table-cell>
          <table:table-cell office:value-type="float" office:value="1738.496826" calcext:value-type="float">
            <text:p>1738.496826</text:p>
          </table:table-cell>
          <table:table-cell table:number-columns-repeated="13"/>
        </table:table-row>
        <table:table-row table:style-name="ro1">
          <table:table-cell office:value-type="float" office:value="264.6" calcext:value-type="float">
            <text:p>264.6</text:p>
          </table:table-cell>
          <table:table-cell office:value-type="float" office:value="1695.337769" calcext:value-type="float">
            <text:p>1695.337769</text:p>
          </table:table-cell>
          <table:table-cell office:value-type="float" office:value="1763.916992" calcext:value-type="float">
            <text:p>1763.916992</text:p>
          </table:table-cell>
          <table:table-cell office:value-type="float" office:value="1700.055298" calcext:value-type="float">
            <text:p>1700.055298</text:p>
          </table:table-cell>
          <table:table-cell office:value-type="float" office:value="1773.454224" calcext:value-type="float">
            <text:p>1773.454224</text:p>
          </table:table-cell>
          <table:table-cell table:number-columns-repeated="13"/>
        </table:table-row>
        <table:table-row table:style-name="ro1">
          <table:table-cell office:value-type="float" office:value="264.8" calcext:value-type="float">
            <text:p>264.8</text:p>
          </table:table-cell>
          <table:table-cell office:value-type="float" office:value="1708.474976" calcext:value-type="float">
            <text:p>1708.474976</text:p>
          </table:table-cell>
          <table:table-cell office:value-type="float" office:value="1755.673706" calcext:value-type="float">
            <text:p>1755.673706</text:p>
          </table:table-cell>
          <table:table-cell office:value-type="float" office:value="1712.26355" calcext:value-type="float">
            <text:p>1712.26355</text:p>
          </table:table-cell>
          <table:table-cell office:value-type="float" office:value="1766.875122" calcext:value-type="float">
            <text:p>1766.875122</text:p>
          </table:table-cell>
          <table:table-cell table:number-columns-repeated="13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709.722168" calcext:value-type="float">
            <text:p>1709.722168</text:p>
          </table:table-cell>
          <table:table-cell office:value-type="float" office:value="1755.582031" calcext:value-type="float">
            <text:p>1755.582031</text:p>
          </table:table-cell>
          <table:table-cell office:value-type="float" office:value="1714.959595" calcext:value-type="float">
            <text:p>1714.959595</text:p>
          </table:table-cell>
          <table:table-cell office:value-type="float" office:value="1765.871826" calcext:value-type="float">
            <text:p>1765.871826</text:p>
          </table:table-cell>
          <table:table-cell table:number-columns-repeated="13"/>
        </table:table-row>
        <table:table-row table:style-name="ro1">
          <table:table-cell office:value-type="float" office:value="265.2" calcext:value-type="float">
            <text:p>265.2</text:p>
          </table:table-cell>
          <table:table-cell office:value-type="float" office:value="1685.13269" calcext:value-type="float">
            <text:p>1685.13269</text:p>
          </table:table-cell>
          <table:table-cell office:value-type="float" office:value="1801.67334" calcext:value-type="float">
            <text:p>1801.67334</text:p>
          </table:table-cell>
          <table:table-cell office:value-type="float" office:value="1698.264771" calcext:value-type="float">
            <text:p>1698.264771</text:p>
          </table:table-cell>
          <table:table-cell office:value-type="float" office:value="1790.891846" calcext:value-type="float">
            <text:p>1790.891846</text:p>
          </table:table-cell>
          <table:table-cell table:number-columns-repeated="13"/>
        </table:table-row>
        <table:table-row table:style-name="ro1">
          <table:table-cell office:value-type="float" office:value="265.4" calcext:value-type="float">
            <text:p>265.4</text:p>
          </table:table-cell>
          <table:table-cell office:value-type="float" office:value="1695.043335" calcext:value-type="float">
            <text:p>1695.043335</text:p>
          </table:table-cell>
          <table:table-cell office:value-type="float" office:value="1783.819336" calcext:value-type="float">
            <text:p>1783.819336</text:p>
          </table:table-cell>
          <table:table-cell office:value-type="float" office:value="1693.947266" calcext:value-type="float">
            <text:p>1693.947266</text:p>
          </table:table-cell>
          <table:table-cell office:value-type="float" office:value="1781.550293" calcext:value-type="float">
            <text:p>1781.550293</text:p>
          </table:table-cell>
          <table:table-cell table:number-columns-repeated="13"/>
        </table:table-row>
        <table:table-row table:style-name="ro1">
          <table:table-cell office:value-type="float" office:value="265.6" calcext:value-type="float">
            <text:p>265.6</text:p>
          </table:table-cell>
          <table:table-cell office:value-type="float" office:value="1704.657471" calcext:value-type="float">
            <text:p>1704.657471</text:p>
          </table:table-cell>
          <table:table-cell office:value-type="float" office:value="1766.793701" calcext:value-type="float">
            <text:p>1766.793701</text:p>
          </table:table-cell>
          <table:table-cell office:value-type="float" office:value="1707.432129" calcext:value-type="float">
            <text:p>1707.432129</text:p>
          </table:table-cell>
          <table:table-cell office:value-type="float" office:value="1777.742554" calcext:value-type="float">
            <text:p>1777.742554</text:p>
          </table:table-cell>
          <table:table-cell table:number-columns-repeated="13"/>
        </table:table-row>
        <table:table-row table:style-name="ro1">
          <table:table-cell office:value-type="float" office:value="265.8" calcext:value-type="float">
            <text:p>265.8</text:p>
          </table:table-cell>
          <table:table-cell office:value-type="float" office:value="1693.220459" calcext:value-type="float">
            <text:p>1693.220459</text:p>
          </table:table-cell>
          <table:table-cell office:value-type="float" office:value="1790.424438" calcext:value-type="float">
            <text:p>1790.424438</text:p>
          </table:table-cell>
          <table:table-cell office:value-type="float" office:value="1697.747925" calcext:value-type="float">
            <text:p>1697.747925</text:p>
          </table:table-cell>
          <table:table-cell office:value-type="float" office:value="1790.683594" calcext:value-type="float">
            <text:p>1790.683594</text:p>
          </table:table-cell>
          <table:table-cell table:number-columns-repeated="13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699.303467" calcext:value-type="float">
            <text:p>1699.303467</text:p>
          </table:table-cell>
          <table:table-cell office:value-type="float" office:value="1779.996948" calcext:value-type="float">
            <text:p>1779.996948</text:p>
          </table:table-cell>
          <table:table-cell office:value-type="float" office:value="1701.089478" calcext:value-type="float">
            <text:p>1701.089478</text:p>
          </table:table-cell>
          <table:table-cell office:value-type="float" office:value="1785.932617" calcext:value-type="float">
            <text:p>1785.932617</text:p>
          </table:table-cell>
          <table:table-cell table:number-columns-repeated="13"/>
        </table:table-row>
        <table:table-row table:style-name="ro1">
          <table:table-cell office:value-type="float" office:value="266.2" calcext:value-type="float">
            <text:p>266.2</text:p>
          </table:table-cell>
          <table:table-cell office:value-type="float" office:value="1702.670532" calcext:value-type="float">
            <text:p>1702.670532</text:p>
          </table:table-cell>
          <table:table-cell office:value-type="float" office:value="1776.161987" calcext:value-type="float">
            <text:p>1776.161987</text:p>
          </table:table-cell>
          <table:table-cell office:value-type="float" office:value="1704.637939" calcext:value-type="float">
            <text:p>1704.637939</text:p>
          </table:table-cell>
          <table:table-cell office:value-type="float" office:value="1780.461792" calcext:value-type="float">
            <text:p>1780.461792</text:p>
          </table:table-cell>
          <table:table-cell table:number-columns-repeated="13"/>
        </table:table-row>
        <table:table-row table:style-name="ro1">
          <table:table-cell office:value-type="float" office:value="266.4" calcext:value-type="float">
            <text:p>266.4</text:p>
          </table:table-cell>
          <table:table-cell office:value-type="float" office:value="1697.257935" calcext:value-type="float">
            <text:p>1697.257935</text:p>
          </table:table-cell>
          <table:table-cell office:value-type="float" office:value="1789.170044" calcext:value-type="float">
            <text:p>1789.170044</text:p>
          </table:table-cell>
          <table:table-cell office:value-type="float" office:value="1699.697021" calcext:value-type="float">
            <text:p>1699.697021</text:p>
          </table:table-cell>
          <table:table-cell office:value-type="float" office:value="1792.170166" calcext:value-type="float">
            <text:p>1792.170166</text:p>
          </table:table-cell>
          <table:table-cell table:number-columns-repeated="13"/>
        </table:table-row>
        <table:table-row table:style-name="ro1">
          <table:table-cell office:value-type="float" office:value="266.6" calcext:value-type="float">
            <text:p>266.6</text:p>
          </table:table-cell>
          <table:table-cell office:value-type="float" office:value="1697.593872" calcext:value-type="float">
            <text:p>1697.593872</text:p>
          </table:table-cell>
          <table:table-cell office:value-type="float" office:value="1786.837402" calcext:value-type="float">
            <text:p>1786.837402</text:p>
          </table:table-cell>
          <table:table-cell office:value-type="float" office:value="1697.455078" calcext:value-type="float">
            <text:p>1697.455078</text:p>
          </table:table-cell>
          <table:table-cell office:value-type="float" office:value="1789.966797" calcext:value-type="float">
            <text:p>1789.966797</text:p>
          </table:table-cell>
          <table:table-cell table:number-columns-repeated="13"/>
        </table:table-row>
        <table:table-row table:style-name="ro1">
          <table:table-cell office:value-type="float" office:value="266.8" calcext:value-type="float">
            <text:p>266.8</text:p>
          </table:table-cell>
          <table:table-cell office:value-type="float" office:value="1700.973145" calcext:value-type="float">
            <text:p>1700.973145</text:p>
          </table:table-cell>
          <table:table-cell office:value-type="float" office:value="1782.919556" calcext:value-type="float">
            <text:p>1782.919556</text:p>
          </table:table-cell>
          <table:table-cell office:value-type="float" office:value="1701.306152" calcext:value-type="float">
            <text:p>1701.306152</text:p>
          </table:table-cell>
          <table:table-cell office:value-type="float" office:value="1789.062012" calcext:value-type="float">
            <text:p>1789.062012</text:p>
          </table:table-cell>
          <table:table-cell table:number-columns-repeated="13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701.060425" calcext:value-type="float">
            <text:p>1701.060425</text:p>
          </table:table-cell>
          <table:table-cell office:value-type="float" office:value="1785.452881" calcext:value-type="float">
            <text:p>1785.452881</text:p>
          </table:table-cell>
          <table:table-cell office:value-type="float" office:value="1701.870117" calcext:value-type="float">
            <text:p>1701.870117</text:p>
          </table:table-cell>
          <table:table-cell office:value-type="float" office:value="1787.907349" calcext:value-type="float">
            <text:p>1787.907349</text:p>
          </table:table-cell>
          <table:table-cell table:number-columns-repeated="13"/>
        </table:table-row>
        <table:table-row table:style-name="ro1">
          <table:table-cell office:value-type="float" office:value="267.2" calcext:value-type="float">
            <text:p>267.2</text:p>
          </table:table-cell>
          <table:table-cell office:value-type="float" office:value="1698.967407" calcext:value-type="float">
            <text:p>1698.967407</text:p>
          </table:table-cell>
          <table:table-cell office:value-type="float" office:value="1785.020508" calcext:value-type="float">
            <text:p>1785.020508</text:p>
          </table:table-cell>
          <table:table-cell office:value-type="float" office:value="1702.345215" calcext:value-type="float">
            <text:p>1702.345215</text:p>
          </table:table-cell>
          <table:table-cell office:value-type="float" office:value="1790.105347" calcext:value-type="float">
            <text:p>1790.105347</text:p>
          </table:table-cell>
          <table:table-cell table:number-columns-repeated="13"/>
        </table:table-row>
        <table:table-row table:style-name="ro1">
          <table:table-cell office:value-type="float" office:value="267.4" calcext:value-type="float">
            <text:p>267.4</text:p>
          </table:table-cell>
          <table:table-cell office:value-type="float" office:value="1702.869507" calcext:value-type="float">
            <text:p>1702.869507</text:p>
          </table:table-cell>
          <table:table-cell office:value-type="float" office:value="1783.377197" calcext:value-type="float">
            <text:p>1783.377197</text:p>
          </table:table-cell>
          <table:table-cell office:value-type="float" office:value="1702.143677" calcext:value-type="float">
            <text:p>1702.143677</text:p>
          </table:table-cell>
          <table:table-cell office:value-type="float" office:value="1789.810547" calcext:value-type="float">
            <text:p>1789.810547</text:p>
          </table:table-cell>
          <table:table-cell table:number-columns-repeated="13"/>
        </table:table-row>
        <table:table-row table:style-name="ro1">
          <table:table-cell office:value-type="float" office:value="267.6" calcext:value-type="float">
            <text:p>267.6</text:p>
          </table:table-cell>
          <table:table-cell office:value-type="float" office:value="1700.841553" calcext:value-type="float">
            <text:p>1700.841553</text:p>
          </table:table-cell>
          <table:table-cell office:value-type="float" office:value="1786.800415" calcext:value-type="float">
            <text:p>1786.800415</text:p>
          </table:table-cell>
          <table:table-cell office:value-type="float" office:value="1705.325806" calcext:value-type="float">
            <text:p>1705.325806</text:p>
          </table:table-cell>
          <table:table-cell office:value-type="float" office:value="1793.434082" calcext:value-type="float">
            <text:p>1793.434082</text:p>
          </table:table-cell>
          <table:table-cell table:number-columns-repeated="13"/>
        </table:table-row>
        <table:table-row table:style-name="ro1">
          <table:table-cell office:value-type="float" office:value="267.8" calcext:value-type="float">
            <text:p>267.8</text:p>
          </table:table-cell>
          <table:table-cell office:value-type="float" office:value="1702.768433" calcext:value-type="float">
            <text:p>1702.768433</text:p>
          </table:table-cell>
          <table:table-cell office:value-type="float" office:value="1784.132568" calcext:value-type="float">
            <text:p>1784.132568</text:p>
          </table:table-cell>
          <table:table-cell office:value-type="float" office:value="1702.461914" calcext:value-type="float">
            <text:p>1702.461914</text:p>
          </table:table-cell>
          <table:table-cell office:value-type="float" office:value="1791.874023" calcext:value-type="float">
            <text:p>1791.874023</text:p>
          </table:table-cell>
          <table:table-cell table:number-columns-repeated="13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707.171631" calcext:value-type="float">
            <text:p>1707.171631</text:p>
          </table:table-cell>
          <table:table-cell office:value-type="float" office:value="1786.618774" calcext:value-type="float">
            <text:p>1786.618774</text:p>
          </table:table-cell>
          <table:table-cell office:value-type="float" office:value="1705.340332" calcext:value-type="float">
            <text:p>1705.340332</text:p>
          </table:table-cell>
          <table:table-cell office:value-type="float" office:value="1792.419434" calcext:value-type="float">
            <text:p>1792.419434</text:p>
          </table:table-cell>
          <table:table-cell table:number-columns-repeated="13"/>
        </table:table-row>
        <table:table-row table:style-name="ro1">
          <table:table-cell office:value-type="float" office:value="268.2" calcext:value-type="float">
            <text:p>268.2</text:p>
          </table:table-cell>
          <table:table-cell office:value-type="float" office:value="1702.775757" calcext:value-type="float">
            <text:p>1702.775757</text:p>
          </table:table-cell>
          <table:table-cell office:value-type="float" office:value="1793.347168" calcext:value-type="float">
            <text:p>1793.347168</text:p>
          </table:table-cell>
          <table:table-cell office:value-type="float" office:value="1705.985229" calcext:value-type="float">
            <text:p>1705.985229</text:p>
          </table:table-cell>
          <table:table-cell office:value-type="float" office:value="1795.128296" calcext:value-type="float">
            <text:p>1795.128296</text:p>
          </table:table-cell>
          <table:table-cell table:number-columns-repeated="13"/>
        </table:table-row>
        <table:table-row table:style-name="ro1">
          <table:table-cell office:value-type="float" office:value="268.4" calcext:value-type="float">
            <text:p>268.4</text:p>
          </table:table-cell>
          <table:table-cell office:value-type="float" office:value="1706.562134" calcext:value-type="float">
            <text:p>1706.562134</text:p>
          </table:table-cell>
          <table:table-cell office:value-type="float" office:value="1785.467896" calcext:value-type="float">
            <text:p>1785.467896</text:p>
          </table:table-cell>
          <table:table-cell office:value-type="float" office:value="1705.253784" calcext:value-type="float">
            <text:p>1705.253784</text:p>
          </table:table-cell>
          <table:table-cell office:value-type="float" office:value="1791.293579" calcext:value-type="float">
            <text:p>1791.293579</text:p>
          </table:table-cell>
          <table:table-cell table:number-columns-repeated="13"/>
        </table:table-row>
        <table:table-row table:style-name="ro1">
          <table:table-cell office:value-type="float" office:value="268.6" calcext:value-type="float">
            <text:p>268.6</text:p>
          </table:table-cell>
          <table:table-cell office:value-type="float" office:value="1704.046021" calcext:value-type="float">
            <text:p>1704.046021</text:p>
          </table:table-cell>
          <table:table-cell office:value-type="float" office:value="1789.181641" calcext:value-type="float">
            <text:p>1789.181641</text:p>
          </table:table-cell>
          <table:table-cell office:value-type="float" office:value="1705.550293" calcext:value-type="float">
            <text:p>1705.550293</text:p>
          </table:table-cell>
          <table:table-cell office:value-type="float" office:value="1796.49231" calcext:value-type="float">
            <text:p>1796.49231</text:p>
          </table:table-cell>
          <table:table-cell table:number-columns-repeated="13"/>
        </table:table-row>
        <table:table-row table:style-name="ro1">
          <table:table-cell office:value-type="float" office:value="268.8" calcext:value-type="float">
            <text:p>268.8</text:p>
          </table:table-cell>
          <table:table-cell office:value-type="float" office:value="1702.648438" calcext:value-type="float">
            <text:p>1702.648438</text:p>
          </table:table-cell>
          <table:table-cell office:value-type="float" office:value="1796.307251" calcext:value-type="float">
            <text:p>1796.307251</text:p>
          </table:table-cell>
          <table:table-cell office:value-type="float" office:value="1703.534912" calcext:value-type="float">
            <text:p>1703.534912</text:p>
          </table:table-cell>
          <table:table-cell office:value-type="float" office:value="1796.530273" calcext:value-type="float">
            <text:p>1796.530273</text:p>
          </table:table-cell>
          <table:table-cell table:number-columns-repeated="13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706.195435" calcext:value-type="float">
            <text:p>1706.195435</text:p>
          </table:table-cell>
          <table:table-cell office:value-type="float" office:value="1791.413696" calcext:value-type="float">
            <text:p>1791.413696</text:p>
          </table:table-cell>
          <table:table-cell office:value-type="float" office:value="1709.993896" calcext:value-type="float">
            <text:p>1709.993896</text:p>
          </table:table-cell>
          <table:table-cell office:value-type="float" office:value="1794.420898" calcext:value-type="float">
            <text:p>1794.420898</text:p>
          </table:table-cell>
          <table:table-cell table:number-columns-repeated="13"/>
        </table:table-row>
        <table:table-row table:style-name="ro1">
          <table:table-cell office:value-type="float" office:value="269.2" calcext:value-type="float">
            <text:p>269.2</text:p>
          </table:table-cell>
          <table:table-cell office:value-type="float" office:value="1708.719604" calcext:value-type="float">
            <text:p>1708.719604</text:p>
          </table:table-cell>
          <table:table-cell office:value-type="float" office:value="1792.33252" calcext:value-type="float">
            <text:p>1792.33252</text:p>
          </table:table-cell>
          <table:table-cell office:value-type="float" office:value="1712.377075" calcext:value-type="float">
            <text:p>1712.377075</text:p>
          </table:table-cell>
          <table:table-cell office:value-type="float" office:value="1792.991699" calcext:value-type="float">
            <text:p>1792.991699</text:p>
          </table:table-cell>
          <table:table-cell table:number-columns-repeated="13"/>
        </table:table-row>
        <table:table-row table:style-name="ro1">
          <table:table-cell office:value-type="float" office:value="269.4" calcext:value-type="float">
            <text:p>269.4</text:p>
          </table:table-cell>
          <table:table-cell office:value-type="float" office:value="1711.491211" calcext:value-type="float">
            <text:p>1711.491211</text:p>
          </table:table-cell>
          <table:table-cell office:value-type="float" office:value="1791.430786" calcext:value-type="float">
            <text:p>1791.430786</text:p>
          </table:table-cell>
          <table:table-cell office:value-type="float" office:value="1707.757812" calcext:value-type="float">
            <text:p>1707.757812</text:p>
          </table:table-cell>
          <table:table-cell office:value-type="float" office:value="1802.24939" calcext:value-type="float">
            <text:p>1802.24939</text:p>
          </table:table-cell>
          <table:table-cell table:number-columns-repeated="13"/>
        </table:table-row>
        <table:table-row table:style-name="ro1">
          <table:table-cell office:value-type="float" office:value="269.6" calcext:value-type="float">
            <text:p>269.6</text:p>
          </table:table-cell>
          <table:table-cell office:value-type="float" office:value="1705.950195" calcext:value-type="float">
            <text:p>1705.950195</text:p>
          </table:table-cell>
          <table:table-cell office:value-type="float" office:value="1793.23877" calcext:value-type="float">
            <text:p>1793.23877</text:p>
          </table:table-cell>
          <table:table-cell office:value-type="float" office:value="1709.38562" calcext:value-type="float">
            <text:p>1709.38562</text:p>
          </table:table-cell>
          <table:table-cell office:value-type="float" office:value="1799.722412" calcext:value-type="float">
            <text:p>1799.722412</text:p>
          </table:table-cell>
          <table:table-cell table:number-columns-repeated="13"/>
        </table:table-row>
        <table:table-row table:style-name="ro1">
          <table:table-cell office:value-type="float" office:value="269.8" calcext:value-type="float">
            <text:p>269.8</text:p>
          </table:table-cell>
          <table:table-cell office:value-type="float" office:value="1711.140625" calcext:value-type="float">
            <text:p>1711.140625</text:p>
          </table:table-cell>
          <table:table-cell office:value-type="float" office:value="1795.801636" calcext:value-type="float">
            <text:p>1795.801636</text:p>
          </table:table-cell>
          <table:table-cell office:value-type="float" office:value="1712.525635" calcext:value-type="float">
            <text:p>1712.525635</text:p>
          </table:table-cell>
          <table:table-cell office:value-type="float" office:value="1799.186523" calcext:value-type="float">
            <text:p>1799.186523</text:p>
          </table:table-cell>
          <table:table-cell table:number-columns-repeated="13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709.10437" calcext:value-type="float">
            <text:p>1709.10437</text:p>
          </table:table-cell>
          <table:table-cell office:value-type="float" office:value="1795.884766" calcext:value-type="float">
            <text:p>1795.884766</text:p>
          </table:table-cell>
          <table:table-cell office:value-type="float" office:value="1711.025391" calcext:value-type="float">
            <text:p>1711.025391</text:p>
          </table:table-cell>
          <table:table-cell office:value-type="float" office:value="1801.296387" calcext:value-type="float">
            <text:p>1801.296387</text:p>
          </table:table-cell>
          <table:table-cell table:number-columns-repeated="13"/>
        </table:table-row>
        <table:table-row table:style-name="ro1">
          <table:table-cell office:value-type="float" office:value="270.2" calcext:value-type="float">
            <text:p>270.2</text:p>
          </table:table-cell>
          <table:table-cell office:value-type="float" office:value="1712.596069" calcext:value-type="float">
            <text:p>1712.596069</text:p>
          </table:table-cell>
          <table:table-cell office:value-type="float" office:value="1797.566284" calcext:value-type="float">
            <text:p>1797.566284</text:p>
          </table:table-cell>
          <table:table-cell office:value-type="float" office:value="1712.526978" calcext:value-type="float">
            <text:p>1712.526978</text:p>
          </table:table-cell>
          <table:table-cell office:value-type="float" office:value="1801.391602" calcext:value-type="float">
            <text:p>1801.391602</text:p>
          </table:table-cell>
          <table:table-cell table:number-columns-repeated="13"/>
        </table:table-row>
        <table:table-row table:style-name="ro1">
          <table:table-cell office:value-type="float" office:value="270.4" calcext:value-type="float">
            <text:p>270.4</text:p>
          </table:table-cell>
          <table:table-cell office:value-type="float" office:value="1711.911011" calcext:value-type="float">
            <text:p>1711.911011</text:p>
          </table:table-cell>
          <table:table-cell office:value-type="float" office:value="1797.912598" calcext:value-type="float">
            <text:p>1797.912598</text:p>
          </table:table-cell>
          <table:table-cell office:value-type="float" office:value="1711.128784" calcext:value-type="float">
            <text:p>1711.128784</text:p>
          </table:table-cell>
          <table:table-cell office:value-type="float" office:value="1802.940186" calcext:value-type="float">
            <text:p>1802.940186</text:p>
          </table:table-cell>
          <table:table-cell table:number-columns-repeated="13"/>
        </table:table-row>
        <table:table-row table:style-name="ro1">
          <table:table-cell office:value-type="float" office:value="270.6" calcext:value-type="float">
            <text:p>270.6</text:p>
          </table:table-cell>
          <table:table-cell office:value-type="float" office:value="1712.740479" calcext:value-type="float">
            <text:p>1712.740479</text:p>
          </table:table-cell>
          <table:table-cell office:value-type="float" office:value="1799.587769" calcext:value-type="float">
            <text:p>1799.587769</text:p>
          </table:table-cell>
          <table:table-cell office:value-type="float" office:value="1713.622437" calcext:value-type="float">
            <text:p>1713.622437</text:p>
          </table:table-cell>
          <table:table-cell office:value-type="float" office:value="1803.353027" calcext:value-type="float">
            <text:p>1803.353027</text:p>
          </table:table-cell>
          <table:table-cell table:number-columns-repeated="13"/>
        </table:table-row>
        <table:table-row table:style-name="ro1">
          <table:table-cell office:value-type="float" office:value="270.8" calcext:value-type="float">
            <text:p>270.8</text:p>
          </table:table-cell>
          <table:table-cell office:value-type="float" office:value="1712.260376" calcext:value-type="float">
            <text:p>1712.260376</text:p>
          </table:table-cell>
          <table:table-cell office:value-type="float" office:value="1799.791992" calcext:value-type="float">
            <text:p>1799.791992</text:p>
          </table:table-cell>
          <table:table-cell office:value-type="float" office:value="1715.690918" calcext:value-type="float">
            <text:p>1715.690918</text:p>
          </table:table-cell>
          <table:table-cell office:value-type="float" office:value="1798.950317" calcext:value-type="float">
            <text:p>1798.950317</text:p>
          </table:table-cell>
          <table:table-cell table:number-columns-repeated="13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716.036743" calcext:value-type="float">
            <text:p>1716.036743</text:p>
          </table:table-cell>
          <table:table-cell office:value-type="float" office:value="1797.306641" calcext:value-type="float">
            <text:p>1797.306641</text:p>
          </table:table-cell>
          <table:table-cell office:value-type="float" office:value="1712.879272" calcext:value-type="float">
            <text:p>1712.879272</text:p>
          </table:table-cell>
          <table:table-cell office:value-type="float" office:value="1804.710571" calcext:value-type="float">
            <text:p>1804.710571</text:p>
          </table:table-cell>
          <table:table-cell table:number-columns-repeated="13"/>
        </table:table-row>
        <table:table-row table:style-name="ro1">
          <table:table-cell office:value-type="float" office:value="271.2" calcext:value-type="float">
            <text:p>271.2</text:p>
          </table:table-cell>
          <table:table-cell office:value-type="float" office:value="1712.371582" calcext:value-type="float">
            <text:p>1712.371582</text:p>
          </table:table-cell>
          <table:table-cell office:value-type="float" office:value="1800.04187" calcext:value-type="float">
            <text:p>1800.04187</text:p>
          </table:table-cell>
          <table:table-cell office:value-type="float" office:value="1714.244263" calcext:value-type="float">
            <text:p>1714.244263</text:p>
          </table:table-cell>
          <table:table-cell office:value-type="float" office:value="1804.317871" calcext:value-type="float">
            <text:p>1804.317871</text:p>
          </table:table-cell>
          <table:table-cell table:number-columns-repeated="13"/>
        </table:table-row>
        <table:table-row table:style-name="ro1">
          <table:table-cell office:value-type="float" office:value="271.4" calcext:value-type="float">
            <text:p>271.4</text:p>
          </table:table-cell>
          <table:table-cell office:value-type="float" office:value="1713.089355" calcext:value-type="float">
            <text:p>1713.089355</text:p>
          </table:table-cell>
          <table:table-cell office:value-type="float" office:value="1799.10083" calcext:value-type="float">
            <text:p>1799.10083</text:p>
          </table:table-cell>
          <table:table-cell office:value-type="float" office:value="1715.060059" calcext:value-type="float">
            <text:p>1715.060059</text:p>
          </table:table-cell>
          <table:table-cell office:value-type="float" office:value="1803.175415" calcext:value-type="float">
            <text:p>1803.175415</text:p>
          </table:table-cell>
          <table:table-cell table:number-columns-repeated="13"/>
        </table:table-row>
        <table:table-row table:style-name="ro1">
          <table:table-cell office:value-type="float" office:value="271.6" calcext:value-type="float">
            <text:p>271.6</text:p>
          </table:table-cell>
          <table:table-cell office:value-type="float" office:value="1711.445923" calcext:value-type="float">
            <text:p>1711.445923</text:p>
          </table:table-cell>
          <table:table-cell office:value-type="float" office:value="1803.003662" calcext:value-type="float">
            <text:p>1803.003662</text:p>
          </table:table-cell>
          <table:table-cell office:value-type="float" office:value="1713.752808" calcext:value-type="float">
            <text:p>1713.752808</text:p>
          </table:table-cell>
          <table:table-cell office:value-type="float" office:value="1805.183105" calcext:value-type="float">
            <text:p>1805.183105</text:p>
          </table:table-cell>
          <table:table-cell table:number-columns-repeated="13"/>
        </table:table-row>
        <table:table-row table:style-name="ro1">
          <table:table-cell office:value-type="float" office:value="271.8" calcext:value-type="float">
            <text:p>271.8</text:p>
          </table:table-cell>
          <table:table-cell office:value-type="float" office:value="1714.587891" calcext:value-type="float">
            <text:p>1714.587891</text:p>
          </table:table-cell>
          <table:table-cell office:value-type="float" office:value="1805.78186" calcext:value-type="float">
            <text:p>1805.78186</text:p>
          </table:table-cell>
          <table:table-cell office:value-type="float" office:value="1715.388306" calcext:value-type="float">
            <text:p>1715.388306</text:p>
          </table:table-cell>
          <table:table-cell office:value-type="float" office:value="1808.060181" calcext:value-type="float">
            <text:p>1808.060181</text:p>
          </table:table-cell>
          <table:table-cell table:number-columns-repeated="13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712.692749" calcext:value-type="float">
            <text:p>1712.692749</text:p>
          </table:table-cell>
          <table:table-cell office:value-type="float" office:value="1804.872314" calcext:value-type="float">
            <text:p>1804.872314</text:p>
          </table:table-cell>
          <table:table-cell office:value-type="float" office:value="1714.358521" calcext:value-type="float">
            <text:p>1714.358521</text:p>
          </table:table-cell>
          <table:table-cell office:value-type="float" office:value="1810.009399" calcext:value-type="float">
            <text:p>1810.009399</text:p>
          </table:table-cell>
          <table:table-cell table:number-columns-repeated="13"/>
        </table:table-row>
        <table:table-row table:style-name="ro1">
          <table:table-cell office:value-type="float" office:value="272.2" calcext:value-type="float">
            <text:p>272.2</text:p>
          </table:table-cell>
          <table:table-cell office:value-type="float" office:value="1716.841553" calcext:value-type="float">
            <text:p>1716.841553</text:p>
          </table:table-cell>
          <table:table-cell office:value-type="float" office:value="1801.162598" calcext:value-type="float">
            <text:p>1801.162598</text:p>
          </table:table-cell>
          <table:table-cell office:value-type="float" office:value="1718.059448" calcext:value-type="float">
            <text:p>1718.059448</text:p>
          </table:table-cell>
          <table:table-cell office:value-type="float" office:value="1805.887695" calcext:value-type="float">
            <text:p>1805.887695</text:p>
          </table:table-cell>
          <table:table-cell table:number-columns-repeated="13"/>
        </table:table-row>
        <table:table-row table:style-name="ro1">
          <table:table-cell office:value-type="float" office:value="272.4" calcext:value-type="float">
            <text:p>272.4</text:p>
          </table:table-cell>
          <table:table-cell office:value-type="float" office:value="1714.453857" calcext:value-type="float">
            <text:p>1714.453857</text:p>
          </table:table-cell>
          <table:table-cell office:value-type="float" office:value="1806.363525" calcext:value-type="float">
            <text:p>1806.363525</text:p>
          </table:table-cell>
          <table:table-cell office:value-type="float" office:value="1716.630859" calcext:value-type="float">
            <text:p>1716.630859</text:p>
          </table:table-cell>
          <table:table-cell office:value-type="float" office:value="1810.128906" calcext:value-type="float">
            <text:p>1810.128906</text:p>
          </table:table-cell>
          <table:table-cell table:number-columns-repeated="13"/>
        </table:table-row>
        <table:table-row table:style-name="ro1">
          <table:table-cell office:value-type="float" office:value="272.6" calcext:value-type="float">
            <text:p>272.6</text:p>
          </table:table-cell>
          <table:table-cell office:value-type="float" office:value="1713.139526" calcext:value-type="float">
            <text:p>1713.139526</text:p>
          </table:table-cell>
          <table:table-cell office:value-type="float" office:value="1805.931641" calcext:value-type="float">
            <text:p>1805.931641</text:p>
          </table:table-cell>
          <table:table-cell office:value-type="float" office:value="1713.779663" calcext:value-type="float">
            <text:p>1713.779663</text:p>
          </table:table-cell>
          <table:table-cell office:value-type="float" office:value="1813.73938" calcext:value-type="float">
            <text:p>1813.73938</text:p>
          </table:table-cell>
          <table:table-cell table:number-columns-repeated="13"/>
        </table:table-row>
        <table:table-row table:style-name="ro1">
          <table:table-cell office:value-type="float" office:value="272.8" calcext:value-type="float">
            <text:p>272.8</text:p>
          </table:table-cell>
          <table:table-cell office:value-type="float" office:value="1718.071777" calcext:value-type="float">
            <text:p>1718.071777</text:p>
          </table:table-cell>
          <table:table-cell office:value-type="float" office:value="1805.034912" calcext:value-type="float">
            <text:p>1805.034912</text:p>
          </table:table-cell>
          <table:table-cell office:value-type="float" office:value="1720.335083" calcext:value-type="float">
            <text:p>1720.335083</text:p>
          </table:table-cell>
          <table:table-cell office:value-type="float" office:value="1809.896484" calcext:value-type="float">
            <text:p>1809.896484</text:p>
          </table:table-cell>
          <table:table-cell table:number-columns-repeated="13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712.836304" calcext:value-type="float">
            <text:p>1712.836304</text:p>
          </table:table-cell>
          <table:table-cell office:value-type="float" office:value="1810.206787" calcext:value-type="float">
            <text:p>1810.206787</text:p>
          </table:table-cell>
          <table:table-cell office:value-type="float" office:value="1718.525391" calcext:value-type="float">
            <text:p>1718.525391</text:p>
          </table:table-cell>
          <table:table-cell office:value-type="float" office:value="1810.479858" calcext:value-type="float">
            <text:p>1810.479858</text:p>
          </table:table-cell>
          <table:table-cell table:number-columns-repeated="13"/>
        </table:table-row>
        <table:table-row table:style-name="ro1">
          <table:table-cell office:value-type="float" office:value="273.2" calcext:value-type="float">
            <text:p>273.2</text:p>
          </table:table-cell>
          <table:table-cell office:value-type="float" office:value="1722.43335" calcext:value-type="float">
            <text:p>1722.43335</text:p>
          </table:table-cell>
          <table:table-cell office:value-type="float" office:value="1799.90918" calcext:value-type="float">
            <text:p>1799.90918</text:p>
          </table:table-cell>
          <table:table-cell office:value-type="float" office:value="1717.513916" calcext:value-type="float">
            <text:p>1717.513916</text:p>
          </table:table-cell>
          <table:table-cell office:value-type="float" office:value="1810.749756" calcext:value-type="float">
            <text:p>1810.749756</text:p>
          </table:table-cell>
          <table:table-cell table:number-columns-repeated="13"/>
        </table:table-row>
        <table:table-row table:style-name="ro1">
          <table:table-cell office:value-type="float" office:value="273.4" calcext:value-type="float">
            <text:p>273.4</text:p>
          </table:table-cell>
          <table:table-cell office:value-type="float" office:value="1716.378296" calcext:value-type="float">
            <text:p>1716.378296</text:p>
          </table:table-cell>
          <table:table-cell office:value-type="float" office:value="1806.09375" calcext:value-type="float">
            <text:p>1806.09375</text:p>
          </table:table-cell>
          <table:table-cell office:value-type="float" office:value="1720.140869" calcext:value-type="float">
            <text:p>1720.140869</text:p>
          </table:table-cell>
          <table:table-cell office:value-type="float" office:value="1812.224609" calcext:value-type="float">
            <text:p>1812.224609</text:p>
          </table:table-cell>
          <table:table-cell table:number-columns-repeated="13"/>
        </table:table-row>
        <table:table-row table:style-name="ro1">
          <table:table-cell office:value-type="float" office:value="273.6" calcext:value-type="float">
            <text:p>273.6</text:p>
          </table:table-cell>
          <table:table-cell office:value-type="float" office:value="1716.137085" calcext:value-type="float">
            <text:p>1716.137085</text:p>
          </table:table-cell>
          <table:table-cell office:value-type="float" office:value="1808.645874" calcext:value-type="float">
            <text:p>1808.645874</text:p>
          </table:table-cell>
          <table:table-cell office:value-type="float" office:value="1718.4104" calcext:value-type="float">
            <text:p>1718.4104</text:p>
          </table:table-cell>
          <table:table-cell office:value-type="float" office:value="1808.912354" calcext:value-type="float">
            <text:p>1808.912354</text:p>
          </table:table-cell>
          <table:table-cell table:number-columns-repeated="13"/>
        </table:table-row>
        <table:table-row table:style-name="ro1">
          <table:table-cell office:value-type="float" office:value="273.8" calcext:value-type="float">
            <text:p>273.8</text:p>
          </table:table-cell>
          <table:table-cell office:value-type="float" office:value="1718.741455" calcext:value-type="float">
            <text:p>1718.741455</text:p>
          </table:table-cell>
          <table:table-cell office:value-type="float" office:value="1807.937134" calcext:value-type="float">
            <text:p>1807.937134</text:p>
          </table:table-cell>
          <table:table-cell office:value-type="float" office:value="1718.972534" calcext:value-type="float">
            <text:p>1718.972534</text:p>
          </table:table-cell>
          <table:table-cell office:value-type="float" office:value="1812.318481" calcext:value-type="float">
            <text:p>1812.318481</text:p>
          </table:table-cell>
          <table:table-cell table:number-columns-repeated="13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717.849365" calcext:value-type="float">
            <text:p>1717.849365</text:p>
          </table:table-cell>
          <table:table-cell office:value-type="float" office:value="1810.838501" calcext:value-type="float">
            <text:p>1810.838501</text:p>
          </table:table-cell>
          <table:table-cell office:value-type="float" office:value="1720.077026" calcext:value-type="float">
            <text:p>1720.077026</text:p>
          </table:table-cell>
          <table:table-cell office:value-type="float" office:value="1815.297241" calcext:value-type="float">
            <text:p>1815.297241</text:p>
          </table:table-cell>
          <table:table-cell table:number-columns-repeated="13"/>
        </table:table-row>
        <table:table-row table:style-name="ro1">
          <table:table-cell office:value-type="float" office:value="274.2" calcext:value-type="float">
            <text:p>274.2</text:p>
          </table:table-cell>
          <table:table-cell office:value-type="float" office:value="1718.762085" calcext:value-type="float">
            <text:p>1718.762085</text:p>
          </table:table-cell>
          <table:table-cell office:value-type="float" office:value="1808.811401" calcext:value-type="float">
            <text:p>1808.811401</text:p>
          </table:table-cell>
          <table:table-cell office:value-type="float" office:value="1720.216797" calcext:value-type="float">
            <text:p>1720.216797</text:p>
          </table:table-cell>
          <table:table-cell office:value-type="float" office:value="1817.220093" calcext:value-type="float">
            <text:p>1817.220093</text:p>
          </table:table-cell>
          <table:table-cell table:number-columns-repeated="13"/>
        </table:table-row>
        <table:table-row table:style-name="ro1">
          <table:table-cell office:value-type="float" office:value="274.4" calcext:value-type="float">
            <text:p>274.4</text:p>
          </table:table-cell>
          <table:table-cell office:value-type="float" office:value="1722.188965" calcext:value-type="float">
            <text:p>1722.188965</text:p>
          </table:table-cell>
          <table:table-cell office:value-type="float" office:value="1809.756836" calcext:value-type="float">
            <text:p>1809.756836</text:p>
          </table:table-cell>
          <table:table-cell office:value-type="float" office:value="1723.151611" calcext:value-type="float">
            <text:p>1723.151611</text:p>
          </table:table-cell>
          <table:table-cell office:value-type="float" office:value="1814.344604" calcext:value-type="float">
            <text:p>1814.344604</text:p>
          </table:table-cell>
          <table:table-cell table:number-columns-repeated="13"/>
        </table:table-row>
        <table:table-row table:style-name="ro1">
          <table:table-cell office:value-type="float" office:value="274.6" calcext:value-type="float">
            <text:p>274.6</text:p>
          </table:table-cell>
          <table:table-cell office:value-type="float" office:value="1724.053223" calcext:value-type="float">
            <text:p>1724.053223</text:p>
          </table:table-cell>
          <table:table-cell office:value-type="float" office:value="1811.507324" calcext:value-type="float">
            <text:p>1811.507324</text:p>
          </table:table-cell>
          <table:table-cell office:value-type="float" office:value="1721.407471" calcext:value-type="float">
            <text:p>1721.407471</text:p>
          </table:table-cell>
          <table:table-cell office:value-type="float" office:value="1819.131836" calcext:value-type="float">
            <text:p>1819.131836</text:p>
          </table:table-cell>
          <table:table-cell table:number-columns-repeated="13"/>
        </table:table-row>
        <table:table-row table:style-name="ro1">
          <table:table-cell office:value-type="float" office:value="274.8" calcext:value-type="float">
            <text:p>274.8</text:p>
          </table:table-cell>
          <table:table-cell office:value-type="float" office:value="1721.608154" calcext:value-type="float">
            <text:p>1721.608154</text:p>
          </table:table-cell>
          <table:table-cell office:value-type="float" office:value="1811.3125" calcext:value-type="float">
            <text:p>1811.3125</text:p>
          </table:table-cell>
          <table:table-cell office:value-type="float" office:value="1723.22937" calcext:value-type="float">
            <text:p>1723.22937</text:p>
          </table:table-cell>
          <table:table-cell office:value-type="float" office:value="1820.532837" calcext:value-type="float">
            <text:p>1820.532837</text:p>
          </table:table-cell>
          <table:table-cell table:number-columns-repeated="13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722.404053" calcext:value-type="float">
            <text:p>1722.404053</text:p>
          </table:table-cell>
          <table:table-cell office:value-type="float" office:value="1815.123535" calcext:value-type="float">
            <text:p>1815.123535</text:p>
          </table:table-cell>
          <table:table-cell office:value-type="float" office:value="1722.377319" calcext:value-type="float">
            <text:p>1722.377319</text:p>
          </table:table-cell>
          <table:table-cell office:value-type="float" office:value="1818.98999" calcext:value-type="float">
            <text:p>1818.98999</text:p>
          </table:table-cell>
          <table:table-cell table:number-columns-repeated="13"/>
        </table:table-row>
        <table:table-row table:style-name="ro1">
          <table:table-cell office:value-type="float" office:value="275.2" calcext:value-type="float">
            <text:p>275.2</text:p>
          </table:table-cell>
          <table:table-cell office:value-type="float" office:value="1724.440186" calcext:value-type="float">
            <text:p>1724.440186</text:p>
          </table:table-cell>
          <table:table-cell office:value-type="float" office:value="1817.254395" calcext:value-type="float">
            <text:p>1817.254395</text:p>
          </table:table-cell>
          <table:table-cell office:value-type="float" office:value="1723.227905" calcext:value-type="float">
            <text:p>1723.227905</text:p>
          </table:table-cell>
          <table:table-cell office:value-type="float" office:value="1819.273438" calcext:value-type="float">
            <text:p>1819.273438</text:p>
          </table:table-cell>
          <table:table-cell table:number-columns-repeated="13"/>
        </table:table-row>
        <table:table-row table:style-name="ro1">
          <table:table-cell office:value-type="float" office:value="275.4" calcext:value-type="float">
            <text:p>275.4</text:p>
          </table:table-cell>
          <table:table-cell office:value-type="float" office:value="1722.517944" calcext:value-type="float">
            <text:p>1722.517944</text:p>
          </table:table-cell>
          <table:table-cell office:value-type="float" office:value="1816.99353" calcext:value-type="float">
            <text:p>1816.99353</text:p>
          </table:table-cell>
          <table:table-cell office:value-type="float" office:value="1721.806396" calcext:value-type="float">
            <text:p>1721.806396</text:p>
          </table:table-cell>
          <table:table-cell office:value-type="float" office:value="1819.72876" calcext:value-type="float">
            <text:p>1819.72876</text:p>
          </table:table-cell>
          <table:table-cell table:number-columns-repeated="13"/>
        </table:table-row>
        <table:table-row table:style-name="ro1">
          <table:table-cell office:value-type="float" office:value="275.6" calcext:value-type="float">
            <text:p>275.6</text:p>
          </table:table-cell>
          <table:table-cell office:value-type="float" office:value="1725.417969" calcext:value-type="float">
            <text:p>1725.417969</text:p>
          </table:table-cell>
          <table:table-cell office:value-type="float" office:value="1813.895264" calcext:value-type="float">
            <text:p>1813.895264</text:p>
          </table:table-cell>
          <table:table-cell office:value-type="float" office:value="1725.862061" calcext:value-type="float">
            <text:p>1725.862061</text:p>
          </table:table-cell>
          <table:table-cell office:value-type="float" office:value="1818.882568" calcext:value-type="float">
            <text:p>1818.882568</text:p>
          </table:table-cell>
          <table:table-cell table:number-columns-repeated="13"/>
        </table:table-row>
        <table:table-row table:style-name="ro1">
          <table:table-cell office:value-type="float" office:value="275.8" calcext:value-type="float">
            <text:p>275.8</text:p>
          </table:table-cell>
          <table:table-cell office:value-type="float" office:value="1721.260864" calcext:value-type="float">
            <text:p>1721.260864</text:p>
          </table:table-cell>
          <table:table-cell office:value-type="float" office:value="1815.401855" calcext:value-type="float">
            <text:p>1815.401855</text:p>
          </table:table-cell>
          <table:table-cell office:value-type="float" office:value="1724.100342" calcext:value-type="float">
            <text:p>1724.100342</text:p>
          </table:table-cell>
          <table:table-cell office:value-type="float" office:value="1822.605591" calcext:value-type="float">
            <text:p>1822.605591</text:p>
          </table:table-cell>
          <table:table-cell table:number-columns-repeated="13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725.571167" calcext:value-type="float">
            <text:p>1725.571167</text:p>
          </table:table-cell>
          <table:table-cell office:value-type="float" office:value="1817.405762" calcext:value-type="float">
            <text:p>1817.405762</text:p>
          </table:table-cell>
          <table:table-cell office:value-type="float" office:value="1726.605957" calcext:value-type="float">
            <text:p>1726.605957</text:p>
          </table:table-cell>
          <table:table-cell office:value-type="float" office:value="1820.737915" calcext:value-type="float">
            <text:p>1820.737915</text:p>
          </table:table-cell>
          <table:table-cell table:number-columns-repeated="13"/>
        </table:table-row>
        <table:table-row table:style-name="ro1">
          <table:table-cell office:value-type="float" office:value="276.2" calcext:value-type="float">
            <text:p>276.2</text:p>
          </table:table-cell>
          <table:table-cell office:value-type="float" office:value="1726.296265" calcext:value-type="float">
            <text:p>1726.296265</text:p>
          </table:table-cell>
          <table:table-cell office:value-type="float" office:value="1816.023926" calcext:value-type="float">
            <text:p>1816.023926</text:p>
          </table:table-cell>
          <table:table-cell office:value-type="float" office:value="1729.115723" calcext:value-type="float">
            <text:p>1729.115723</text:p>
          </table:table-cell>
          <table:table-cell office:value-type="float" office:value="1820.474609" calcext:value-type="float">
            <text:p>1820.474609</text:p>
          </table:table-cell>
          <table:table-cell table:number-columns-repeated="13"/>
        </table:table-row>
        <table:table-row table:style-name="ro1">
          <table:table-cell office:value-type="float" office:value="276.4" calcext:value-type="float">
            <text:p>276.4</text:p>
          </table:table-cell>
          <table:table-cell office:value-type="float" office:value="1726.66626" calcext:value-type="float">
            <text:p>1726.66626</text:p>
          </table:table-cell>
          <table:table-cell office:value-type="float" office:value="1816.750977" calcext:value-type="float">
            <text:p>1816.750977</text:p>
          </table:table-cell>
          <table:table-cell office:value-type="float" office:value="1728.388062" calcext:value-type="float">
            <text:p>1728.388062</text:p>
          </table:table-cell>
          <table:table-cell office:value-type="float" office:value="1820.69812" calcext:value-type="float">
            <text:p>1820.69812</text:p>
          </table:table-cell>
          <table:table-cell table:number-columns-repeated="13"/>
        </table:table-row>
        <table:table-row table:style-name="ro1">
          <table:table-cell office:value-type="float" office:value="276.6" calcext:value-type="float">
            <text:p>276.6</text:p>
          </table:table-cell>
          <table:table-cell office:value-type="float" office:value="1727.139648" calcext:value-type="float">
            <text:p>1727.139648</text:p>
          </table:table-cell>
          <table:table-cell office:value-type="float" office:value="1816.665649" calcext:value-type="float">
            <text:p>1816.665649</text:p>
          </table:table-cell>
          <table:table-cell office:value-type="float" office:value="1727.150146" calcext:value-type="float">
            <text:p>1727.150146</text:p>
          </table:table-cell>
          <table:table-cell office:value-type="float" office:value="1823.501709" calcext:value-type="float">
            <text:p>1823.501709</text:p>
          </table:table-cell>
          <table:table-cell table:number-columns-repeated="13"/>
        </table:table-row>
        <table:table-row table:style-name="ro1">
          <table:table-cell office:value-type="float" office:value="276.8" calcext:value-type="float">
            <text:p>276.8</text:p>
          </table:table-cell>
          <table:table-cell office:value-type="float" office:value="1728.424683" calcext:value-type="float">
            <text:p>1728.424683</text:p>
          </table:table-cell>
          <table:table-cell office:value-type="float" office:value="1816.928345" calcext:value-type="float">
            <text:p>1816.928345</text:p>
          </table:table-cell>
          <table:table-cell office:value-type="float" office:value="1727.618652" calcext:value-type="float">
            <text:p>1727.618652</text:p>
          </table:table-cell>
          <table:table-cell office:value-type="float" office:value="1821.994385" calcext:value-type="float">
            <text:p>1821.994385</text:p>
          </table:table-cell>
          <table:table-cell table:number-columns-repeated="13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728.304199" calcext:value-type="float">
            <text:p>1728.304199</text:p>
          </table:table-cell>
          <table:table-cell office:value-type="float" office:value="1819.401367" calcext:value-type="float">
            <text:p>1819.401367</text:p>
          </table:table-cell>
          <table:table-cell office:value-type="float" office:value="1729.477783" calcext:value-type="float">
            <text:p>1729.477783</text:p>
          </table:table-cell>
          <table:table-cell office:value-type="float" office:value="1824.363403" calcext:value-type="float">
            <text:p>1824.363403</text:p>
          </table:table-cell>
          <table:table-cell table:number-columns-repeated="13"/>
        </table:table-row>
        <table:table-row table:style-name="ro1">
          <table:table-cell office:value-type="float" office:value="277.2" calcext:value-type="float">
            <text:p>277.2</text:p>
          </table:table-cell>
          <table:table-cell office:value-type="float" office:value="1726.189331" calcext:value-type="float">
            <text:p>1726.189331</text:p>
          </table:table-cell>
          <table:table-cell office:value-type="float" office:value="1817.988281" calcext:value-type="float">
            <text:p>1817.988281</text:p>
          </table:table-cell>
          <table:table-cell office:value-type="float" office:value="1727.729248" calcext:value-type="float">
            <text:p>1727.729248</text:p>
          </table:table-cell>
          <table:table-cell office:value-type="float" office:value="1823.214111" calcext:value-type="float">
            <text:p>1823.214111</text:p>
          </table:table-cell>
          <table:table-cell table:number-columns-repeated="13"/>
        </table:table-row>
        <table:table-row table:style-name="ro1">
          <table:table-cell office:value-type="float" office:value="277.4" calcext:value-type="float">
            <text:p>277.4</text:p>
          </table:table-cell>
          <table:table-cell office:value-type="float" office:value="1727.955078" calcext:value-type="float">
            <text:p>1727.955078</text:p>
          </table:table-cell>
          <table:table-cell office:value-type="float" office:value="1821.668823" calcext:value-type="float">
            <text:p>1821.668823</text:p>
          </table:table-cell>
          <table:table-cell office:value-type="float" office:value="1729.781494" calcext:value-type="float">
            <text:p>1729.781494</text:p>
          </table:table-cell>
          <table:table-cell office:value-type="float" office:value="1825.065918" calcext:value-type="float">
            <text:p>1825.065918</text:p>
          </table:table-cell>
          <table:table-cell table:number-columns-repeated="13"/>
        </table:table-row>
        <table:table-row table:style-name="ro1">
          <table:table-cell office:value-type="float" office:value="277.6" calcext:value-type="float">
            <text:p>277.6</text:p>
          </table:table-cell>
          <table:table-cell office:value-type="float" office:value="1727.629272" calcext:value-type="float">
            <text:p>1727.629272</text:p>
          </table:table-cell>
          <table:table-cell office:value-type="float" office:value="1820.321533" calcext:value-type="float">
            <text:p>1820.321533</text:p>
          </table:table-cell>
          <table:table-cell office:value-type="float" office:value="1726.330444" calcext:value-type="float">
            <text:p>1726.330444</text:p>
          </table:table-cell>
          <table:table-cell office:value-type="float" office:value="1825.004395" calcext:value-type="float">
            <text:p>1825.004395</text:p>
          </table:table-cell>
          <table:table-cell table:number-columns-repeated="13"/>
        </table:table-row>
        <table:table-row table:style-name="ro1">
          <table:table-cell office:value-type="float" office:value="277.8" calcext:value-type="float">
            <text:p>277.8</text:p>
          </table:table-cell>
          <table:table-cell office:value-type="float" office:value="1729.969971" calcext:value-type="float">
            <text:p>1729.969971</text:p>
          </table:table-cell>
          <table:table-cell office:value-type="float" office:value="1815.85498" calcext:value-type="float">
            <text:p>1815.85498</text:p>
          </table:table-cell>
          <table:table-cell office:value-type="float" office:value="1731.661255" calcext:value-type="float">
            <text:p>1731.661255</text:p>
          </table:table-cell>
          <table:table-cell office:value-type="float" office:value="1821.251099" calcext:value-type="float">
            <text:p>1821.251099</text:p>
          </table:table-cell>
          <table:table-cell table:number-columns-repeated="13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725.968262" calcext:value-type="float">
            <text:p>1725.968262</text:p>
          </table:table-cell>
          <table:table-cell office:value-type="float" office:value="1821.370483" calcext:value-type="float">
            <text:p>1821.370483</text:p>
          </table:table-cell>
          <table:table-cell office:value-type="float" office:value="1727.152954" calcext:value-type="float">
            <text:p>1727.152954</text:p>
          </table:table-cell>
          <table:table-cell office:value-type="float" office:value="1828.278076" calcext:value-type="float">
            <text:p>1828.278076</text:p>
          </table:table-cell>
          <table:table-cell table:number-columns-repeated="13"/>
        </table:table-row>
        <table:table-row table:style-name="ro1">
          <table:table-cell office:value-type="float" office:value="278.2" calcext:value-type="float">
            <text:p>278.2</text:p>
          </table:table-cell>
          <table:table-cell office:value-type="float" office:value="1726.289062" calcext:value-type="float">
            <text:p>1726.289062</text:p>
          </table:table-cell>
          <table:table-cell office:value-type="float" office:value="1819.094727" calcext:value-type="float">
            <text:p>1819.094727</text:p>
          </table:table-cell>
          <table:table-cell office:value-type="float" office:value="1727.401855" calcext:value-type="float">
            <text:p>1727.401855</text:p>
          </table:table-cell>
          <table:table-cell office:value-type="float" office:value="1823.959961" calcext:value-type="float">
            <text:p>1823.959961</text:p>
          </table:table-cell>
          <table:table-cell table:number-columns-repeated="13"/>
        </table:table-row>
        <table:table-row table:style-name="ro1">
          <table:table-cell office:value-type="float" office:value="278.4" calcext:value-type="float">
            <text:p>278.4</text:p>
          </table:table-cell>
          <table:table-cell office:value-type="float" office:value="1728.26416" calcext:value-type="float">
            <text:p>1728.26416</text:p>
          </table:table-cell>
          <table:table-cell office:value-type="float" office:value="1818.977539" calcext:value-type="float">
            <text:p>1818.977539</text:p>
          </table:table-cell>
          <table:table-cell office:value-type="float" office:value="1729.83667" calcext:value-type="float">
            <text:p>1729.83667</text:p>
          </table:table-cell>
          <table:table-cell office:value-type="float" office:value="1826.176025" calcext:value-type="float">
            <text:p>1826.176025</text:p>
          </table:table-cell>
          <table:table-cell table:number-columns-repeated="13"/>
        </table:table-row>
        <table:table-row table:style-name="ro1">
          <table:table-cell office:value-type="float" office:value="278.6" calcext:value-type="float">
            <text:p>278.6</text:p>
          </table:table-cell>
          <table:table-cell office:value-type="float" office:value="1724.922363" calcext:value-type="float">
            <text:p>1724.922363</text:p>
          </table:table-cell>
          <table:table-cell office:value-type="float" office:value="1826.158447" calcext:value-type="float">
            <text:p>1826.158447</text:p>
          </table:table-cell>
          <table:table-cell office:value-type="float" office:value="1725.362671" calcext:value-type="float">
            <text:p>1725.362671</text:p>
          </table:table-cell>
          <table:table-cell office:value-type="float" office:value="1828.461182" calcext:value-type="float">
            <text:p>1828.461182</text:p>
          </table:table-cell>
          <table:table-cell table:number-columns-repeated="13"/>
        </table:table-row>
        <table:table-row table:style-name="ro1">
          <table:table-cell office:value-type="float" office:value="278.8" calcext:value-type="float">
            <text:p>278.8</text:p>
          </table:table-cell>
          <table:table-cell office:value-type="float" office:value="1731.413086" calcext:value-type="float">
            <text:p>1731.413086</text:p>
          </table:table-cell>
          <table:table-cell office:value-type="float" office:value="1817.19165" calcext:value-type="float">
            <text:p>1817.19165</text:p>
          </table:table-cell>
          <table:table-cell office:value-type="float" office:value="1729.659424" calcext:value-type="float">
            <text:p>1729.659424</text:p>
          </table:table-cell>
          <table:table-cell office:value-type="float" office:value="1823.725342" calcext:value-type="float">
            <text:p>1823.725342</text:p>
          </table:table-cell>
          <table:table-cell table:number-columns-repeated="13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728.710938" calcext:value-type="float">
            <text:p>1728.710938</text:p>
          </table:table-cell>
          <table:table-cell office:value-type="float" office:value="1821.180542" calcext:value-type="float">
            <text:p>1821.180542</text:p>
          </table:table-cell>
          <table:table-cell office:value-type="float" office:value="1732.282227" calcext:value-type="float">
            <text:p>1732.282227</text:p>
          </table:table-cell>
          <table:table-cell office:value-type="float" office:value="1824.20874" calcext:value-type="float">
            <text:p>1824.20874</text:p>
          </table:table-cell>
          <table:table-cell table:number-columns-repeated="13"/>
        </table:table-row>
        <table:table-row table:style-name="ro1">
          <table:table-cell office:value-type="float" office:value="279.2" calcext:value-type="float">
            <text:p>279.2</text:p>
          </table:table-cell>
          <table:table-cell office:value-type="float" office:value="1730.099365" calcext:value-type="float">
            <text:p>1730.099365</text:p>
          </table:table-cell>
          <table:table-cell office:value-type="float" office:value="1822.842041" calcext:value-type="float">
            <text:p>1822.842041</text:p>
          </table:table-cell>
          <table:table-cell office:value-type="float" office:value="1729.269409" calcext:value-type="float">
            <text:p>1729.269409</text:p>
          </table:table-cell>
          <table:table-cell office:value-type="float" office:value="1829.617676" calcext:value-type="float">
            <text:p>1829.617676</text:p>
          </table:table-cell>
          <table:table-cell table:number-columns-repeated="13"/>
        </table:table-row>
        <table:table-row table:style-name="ro1">
          <table:table-cell office:value-type="float" office:value="279.4" calcext:value-type="float">
            <text:p>279.4</text:p>
          </table:table-cell>
          <table:table-cell office:value-type="float" office:value="1730.395508" calcext:value-type="float">
            <text:p>1730.395508</text:p>
          </table:table-cell>
          <table:table-cell office:value-type="float" office:value="1823.913086" calcext:value-type="float">
            <text:p>1823.913086</text:p>
          </table:table-cell>
          <table:table-cell office:value-type="float" office:value="1734.602905" calcext:value-type="float">
            <text:p>1734.602905</text:p>
          </table:table-cell>
          <table:table-cell office:value-type="float" office:value="1825.468262" calcext:value-type="float">
            <text:p>1825.468262</text:p>
          </table:table-cell>
          <table:table-cell table:number-columns-repeated="13"/>
        </table:table-row>
        <table:table-row table:style-name="ro1">
          <table:table-cell office:value-type="float" office:value="279.6" calcext:value-type="float">
            <text:p>279.6</text:p>
          </table:table-cell>
          <table:table-cell office:value-type="float" office:value="1731.099854" calcext:value-type="float">
            <text:p>1731.099854</text:p>
          </table:table-cell>
          <table:table-cell office:value-type="float" office:value="1821.587402" calcext:value-type="float">
            <text:p>1821.587402</text:p>
          </table:table-cell>
          <table:table-cell office:value-type="float" office:value="1732.820435" calcext:value-type="float">
            <text:p>1732.820435</text:p>
          </table:table-cell>
          <table:table-cell office:value-type="float" office:value="1827.153687" calcext:value-type="float">
            <text:p>1827.153687</text:p>
          </table:table-cell>
          <table:table-cell table:number-columns-repeated="13"/>
        </table:table-row>
        <table:table-row table:style-name="ro1">
          <table:table-cell office:value-type="float" office:value="279.8" calcext:value-type="float">
            <text:p>279.8</text:p>
          </table:table-cell>
          <table:table-cell office:value-type="float" office:value="1732.650879" calcext:value-type="float">
            <text:p>1732.650879</text:p>
          </table:table-cell>
          <table:table-cell office:value-type="float" office:value="1824.39856" calcext:value-type="float">
            <text:p>1824.39856</text:p>
          </table:table-cell>
          <table:table-cell office:value-type="float" office:value="1732.094482" calcext:value-type="float">
            <text:p>1732.094482</text:p>
          </table:table-cell>
          <table:table-cell office:value-type="float" office:value="1828.553711" calcext:value-type="float">
            <text:p>1828.553711</text:p>
          </table:table-cell>
          <table:table-cell table:number-columns-repeated="13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731.858887" calcext:value-type="float">
            <text:p>1731.858887</text:p>
          </table:table-cell>
          <table:table-cell office:value-type="float" office:value="1826.325439" calcext:value-type="float">
            <text:p>1826.325439</text:p>
          </table:table-cell>
          <table:table-cell office:value-type="float" office:value="1734.592285" calcext:value-type="float">
            <text:p>1734.592285</text:p>
          </table:table-cell>
          <table:table-cell office:value-type="float" office:value="1831.645264" calcext:value-type="float">
            <text:p>1831.645264</text:p>
          </table:table-cell>
          <table:table-cell table:number-columns-repeated="13"/>
        </table:table-row>
        <table:table-row table:style-name="ro1">
          <table:table-cell office:value-type="float" office:value="280.2" calcext:value-type="float">
            <text:p>280.2</text:p>
          </table:table-cell>
          <table:table-cell office:value-type="float" office:value="1733.170776" calcext:value-type="float">
            <text:p>1733.170776</text:p>
          </table:table-cell>
          <table:table-cell office:value-type="float" office:value="1824.026611" calcext:value-type="float">
            <text:p>1824.026611</text:p>
          </table:table-cell>
          <table:table-cell office:value-type="float" office:value="1735.134766" calcext:value-type="float">
            <text:p>1735.134766</text:p>
          </table:table-cell>
          <table:table-cell office:value-type="float" office:value="1829.760132" calcext:value-type="float">
            <text:p>1829.760132</text:p>
          </table:table-cell>
          <table:table-cell table:number-columns-repeated="13"/>
        </table:table-row>
        <table:table-row table:style-name="ro1">
          <table:table-cell office:value-type="float" office:value="280.4" calcext:value-type="float">
            <text:p>280.4</text:p>
          </table:table-cell>
          <table:table-cell office:value-type="float" office:value="1732.615479" calcext:value-type="float">
            <text:p>1732.615479</text:p>
          </table:table-cell>
          <table:table-cell office:value-type="float" office:value="1824.639526" calcext:value-type="float">
            <text:p>1824.639526</text:p>
          </table:table-cell>
          <table:table-cell office:value-type="float" office:value="1732.646729" calcext:value-type="float">
            <text:p>1732.646729</text:p>
          </table:table-cell>
          <table:table-cell office:value-type="float" office:value="1829.928223" calcext:value-type="float">
            <text:p>1829.928223</text:p>
          </table:table-cell>
          <table:table-cell table:number-columns-repeated="13"/>
        </table:table-row>
        <table:table-row table:style-name="ro1">
          <table:table-cell office:value-type="float" office:value="280.6" calcext:value-type="float">
            <text:p>280.6</text:p>
          </table:table-cell>
          <table:table-cell office:value-type="float" office:value="1735.020386" calcext:value-type="float">
            <text:p>1735.020386</text:p>
          </table:table-cell>
          <table:table-cell office:value-type="float" office:value="1823.744751" calcext:value-type="float">
            <text:p>1823.744751</text:p>
          </table:table-cell>
          <table:table-cell office:value-type="float" office:value="1735.852539" calcext:value-type="float">
            <text:p>1735.852539</text:p>
          </table:table-cell>
          <table:table-cell office:value-type="float" office:value="1832.374878" calcext:value-type="float">
            <text:p>1832.374878</text:p>
          </table:table-cell>
          <table:table-cell table:number-columns-repeated="13"/>
        </table:table-row>
        <table:table-row table:style-name="ro1">
          <table:table-cell office:value-type="float" office:value="280.8" calcext:value-type="float">
            <text:p>280.8</text:p>
          </table:table-cell>
          <table:table-cell office:value-type="float" office:value="1730.651489" calcext:value-type="float">
            <text:p>1730.651489</text:p>
          </table:table-cell>
          <table:table-cell office:value-type="float" office:value="1832.504028" calcext:value-type="float">
            <text:p>1832.504028</text:p>
          </table:table-cell>
          <table:table-cell office:value-type="float" office:value="1733.148926" calcext:value-type="float">
            <text:p>1733.148926</text:p>
          </table:table-cell>
          <table:table-cell office:value-type="float" office:value="1834.303833" calcext:value-type="float">
            <text:p>1834.303833</text:p>
          </table:table-cell>
          <table:table-cell table:number-columns-repeated="13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735.620239" calcext:value-type="float">
            <text:p>1735.620239</text:p>
          </table:table-cell>
          <table:table-cell office:value-type="float" office:value="1825.643188" calcext:value-type="float">
            <text:p>1825.643188</text:p>
          </table:table-cell>
          <table:table-cell office:value-type="float" office:value="1734.866333" calcext:value-type="float">
            <text:p>1734.866333</text:p>
          </table:table-cell>
          <table:table-cell office:value-type="float" office:value="1832.529541" calcext:value-type="float">
            <text:p>1832.529541</text:p>
          </table:table-cell>
          <table:table-cell table:number-columns-repeated="13"/>
        </table:table-row>
        <table:table-row table:style-name="ro1">
          <table:table-cell office:value-type="float" office:value="281.2" calcext:value-type="float">
            <text:p>281.2</text:p>
          </table:table-cell>
          <table:table-cell office:value-type="float" office:value="1735.97937" calcext:value-type="float">
            <text:p>1735.97937</text:p>
          </table:table-cell>
          <table:table-cell office:value-type="float" office:value="1827.144043" calcext:value-type="float">
            <text:p>1827.144043</text:p>
          </table:table-cell>
          <table:table-cell office:value-type="float" office:value="1736.272217" calcext:value-type="float">
            <text:p>1736.272217</text:p>
          </table:table-cell>
          <table:table-cell office:value-type="float" office:value="1831.0177" calcext:value-type="float">
            <text:p>1831.0177</text:p>
          </table:table-cell>
          <table:table-cell table:number-columns-repeated="13"/>
        </table:table-row>
        <table:table-row table:style-name="ro1">
          <table:table-cell office:value-type="float" office:value="281.4" calcext:value-type="float">
            <text:p>281.4</text:p>
          </table:table-cell>
          <table:table-cell office:value-type="float" office:value="1731.239868" calcext:value-type="float">
            <text:p>1731.239868</text:p>
          </table:table-cell>
          <table:table-cell office:value-type="float" office:value="1832.824707" calcext:value-type="float">
            <text:p>1832.824707</text:p>
          </table:table-cell>
          <table:table-cell office:value-type="float" office:value="1733.441895" calcext:value-type="float">
            <text:p>1733.441895</text:p>
          </table:table-cell>
          <table:table-cell office:value-type="float" office:value="1833.569946" calcext:value-type="float">
            <text:p>1833.569946</text:p>
          </table:table-cell>
          <table:table-cell table:number-columns-repeated="13"/>
        </table:table-row>
        <table:table-row table:style-name="ro1">
          <table:table-cell office:value-type="float" office:value="281.6" calcext:value-type="float">
            <text:p>281.6</text:p>
          </table:table-cell>
          <table:table-cell office:value-type="float" office:value="1735.210205" calcext:value-type="float">
            <text:p>1735.210205</text:p>
          </table:table-cell>
          <table:table-cell office:value-type="float" office:value="1825.285156" calcext:value-type="float">
            <text:p>1825.285156</text:p>
          </table:table-cell>
          <table:table-cell office:value-type="float" office:value="1736.173462" calcext:value-type="float">
            <text:p>1736.173462</text:p>
          </table:table-cell>
          <table:table-cell office:value-type="float" office:value="1833.520996" calcext:value-type="float">
            <text:p>1833.520996</text:p>
          </table:table-cell>
          <table:table-cell table:number-columns-repeated="13"/>
        </table:table-row>
        <table:table-row table:style-name="ro1">
          <table:table-cell office:value-type="float" office:value="281.8" calcext:value-type="float">
            <text:p>281.8</text:p>
          </table:table-cell>
          <table:table-cell office:value-type="float" office:value="1737.822754" calcext:value-type="float">
            <text:p>1737.822754</text:p>
          </table:table-cell>
          <table:table-cell office:value-type="float" office:value="1826.792236" calcext:value-type="float">
            <text:p>1826.792236</text:p>
          </table:table-cell>
          <table:table-cell office:value-type="float" office:value="1737.591797" calcext:value-type="float">
            <text:p>1737.591797</text:p>
          </table:table-cell>
          <table:table-cell office:value-type="float" office:value="1834.416748" calcext:value-type="float">
            <text:p>1834.416748</text:p>
          </table:table-cell>
          <table:table-cell table:number-columns-repeated="13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733.615234" calcext:value-type="float">
            <text:p>1733.615234</text:p>
          </table:table-cell>
          <table:table-cell office:value-type="float" office:value="1829.555664" calcext:value-type="float">
            <text:p>1829.555664</text:p>
          </table:table-cell>
          <table:table-cell office:value-type="float" office:value="1733.467407" calcext:value-type="float">
            <text:p>1733.467407</text:p>
          </table:table-cell>
          <table:table-cell office:value-type="float" office:value="1834.06604" calcext:value-type="float">
            <text:p>1834.06604</text:p>
          </table:table-cell>
          <table:table-cell table:number-columns-repeated="13"/>
        </table:table-row>
        <table:table-row table:style-name="ro1">
          <table:table-cell office:value-type="float" office:value="282.2" calcext:value-type="float">
            <text:p>282.2</text:p>
          </table:table-cell>
          <table:table-cell office:value-type="float" office:value="1734.792603" calcext:value-type="float">
            <text:p>1734.792603</text:p>
          </table:table-cell>
          <table:table-cell office:value-type="float" office:value="1828.867676" calcext:value-type="float">
            <text:p>1828.867676</text:p>
          </table:table-cell>
          <table:table-cell office:value-type="float" office:value="1734.925781" calcext:value-type="float">
            <text:p>1734.925781</text:p>
          </table:table-cell>
          <table:table-cell office:value-type="float" office:value="1833.052979" calcext:value-type="float">
            <text:p>1833.052979</text:p>
          </table:table-cell>
          <table:table-cell table:number-columns-repeated="13"/>
        </table:table-row>
        <table:table-row table:style-name="ro1">
          <table:table-cell office:value-type="float" office:value="282.4" calcext:value-type="float">
            <text:p>282.4</text:p>
          </table:table-cell>
          <table:table-cell office:value-type="float" office:value="1736.078857" calcext:value-type="float">
            <text:p>1736.078857</text:p>
          </table:table-cell>
          <table:table-cell office:value-type="float" office:value="1829.549927" calcext:value-type="float">
            <text:p>1829.549927</text:p>
          </table:table-cell>
          <table:table-cell office:value-type="float" office:value="1736.393311" calcext:value-type="float">
            <text:p>1736.393311</text:p>
          </table:table-cell>
          <table:table-cell office:value-type="float" office:value="1834.855347" calcext:value-type="float">
            <text:p>1834.855347</text:p>
          </table:table-cell>
          <table:table-cell table:number-columns-repeated="13"/>
        </table:table-row>
        <table:table-row table:style-name="ro1">
          <table:table-cell office:value-type="float" office:value="282.6" calcext:value-type="float">
            <text:p>282.6</text:p>
          </table:table-cell>
          <table:table-cell office:value-type="float" office:value="1735.197998" calcext:value-type="float">
            <text:p>1735.197998</text:p>
          </table:table-cell>
          <table:table-cell office:value-type="float" office:value="1825.935303" calcext:value-type="float">
            <text:p>1825.935303</text:p>
          </table:table-cell>
          <table:table-cell office:value-type="float" office:value="1735.692017" calcext:value-type="float">
            <text:p>1735.692017</text:p>
          </table:table-cell>
          <table:table-cell office:value-type="float" office:value="1833.999756" calcext:value-type="float">
            <text:p>1833.999756</text:p>
          </table:table-cell>
          <table:table-cell table:number-columns-repeated="13"/>
        </table:table-row>
        <table:table-row table:style-name="ro1">
          <table:table-cell office:value-type="float" office:value="282.8" calcext:value-type="float">
            <text:p>282.8</text:p>
          </table:table-cell>
          <table:table-cell office:value-type="float" office:value="1735.747192" calcext:value-type="float">
            <text:p>1735.747192</text:p>
          </table:table-cell>
          <table:table-cell office:value-type="float" office:value="1826.144043" calcext:value-type="float">
            <text:p>1826.144043</text:p>
          </table:table-cell>
          <table:table-cell office:value-type="float" office:value="1734.167358" calcext:value-type="float">
            <text:p>1734.167358</text:p>
          </table:table-cell>
          <table:table-cell office:value-type="float" office:value="1831.376587" calcext:value-type="float">
            <text:p>1831.376587</text:p>
          </table:table-cell>
          <table:table-cell table:number-columns-repeated="13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731.580078" calcext:value-type="float">
            <text:p>1731.580078</text:p>
          </table:table-cell>
          <table:table-cell office:value-type="float" office:value="1831.542114" calcext:value-type="float">
            <text:p>1831.542114</text:p>
          </table:table-cell>
          <table:table-cell office:value-type="float" office:value="1733.806152" calcext:value-type="float">
            <text:p>1733.806152</text:p>
          </table:table-cell>
          <table:table-cell office:value-type="float" office:value="1835.050049" calcext:value-type="float">
            <text:p>1835.050049</text:p>
          </table:table-cell>
          <table:table-cell table:number-columns-repeated="13"/>
        </table:table-row>
        <table:table-row table:style-name="ro1">
          <table:table-cell office:value-type="float" office:value="283.2" calcext:value-type="float">
            <text:p>283.2</text:p>
          </table:table-cell>
          <table:table-cell office:value-type="float" office:value="1734.136963" calcext:value-type="float">
            <text:p>1734.136963</text:p>
          </table:table-cell>
          <table:table-cell office:value-type="float" office:value="1827.921143" calcext:value-type="float">
            <text:p>1827.921143</text:p>
          </table:table-cell>
          <table:table-cell office:value-type="float" office:value="1735.494019" calcext:value-type="float">
            <text:p>1735.494019</text:p>
          </table:table-cell>
          <table:table-cell office:value-type="float" office:value="1832.789917" calcext:value-type="float">
            <text:p>1832.789917</text:p>
          </table:table-cell>
          <table:table-cell table:number-columns-repeated="13"/>
        </table:table-row>
        <table:table-row table:style-name="ro1">
          <table:table-cell office:value-type="float" office:value="283.4" calcext:value-type="float">
            <text:p>283.4</text:p>
          </table:table-cell>
          <table:table-cell office:value-type="float" office:value="1733.993774" calcext:value-type="float">
            <text:p>1733.993774</text:p>
          </table:table-cell>
          <table:table-cell office:value-type="float" office:value="1827.62085" calcext:value-type="float">
            <text:p>1827.62085</text:p>
          </table:table-cell>
          <table:table-cell office:value-type="float" office:value="1736.481323" calcext:value-type="float">
            <text:p>1736.481323</text:p>
          </table:table-cell>
          <table:table-cell office:value-type="float" office:value="1830.729248" calcext:value-type="float">
            <text:p>1830.729248</text:p>
          </table:table-cell>
          <table:table-cell table:number-columns-repeated="13"/>
        </table:table-row>
        <table:table-row table:style-name="ro1">
          <table:table-cell office:value-type="float" office:value="283.6" calcext:value-type="float">
            <text:p>283.6</text:p>
          </table:table-cell>
          <table:table-cell office:value-type="float" office:value="1734.059692" calcext:value-type="float">
            <text:p>1734.059692</text:p>
          </table:table-cell>
          <table:table-cell office:value-type="float" office:value="1827.074707" calcext:value-type="float">
            <text:p>1827.074707</text:p>
          </table:table-cell>
          <table:table-cell office:value-type="float" office:value="1737.076416" calcext:value-type="float">
            <text:p>1737.076416</text:p>
          </table:table-cell>
          <table:table-cell office:value-type="float" office:value="1832.578125" calcext:value-type="float">
            <text:p>1832.578125</text:p>
          </table:table-cell>
          <table:table-cell table:number-columns-repeated="13"/>
        </table:table-row>
        <table:table-row table:style-name="ro1">
          <table:table-cell office:value-type="float" office:value="283.8" calcext:value-type="float">
            <text:p>283.8</text:p>
          </table:table-cell>
          <table:table-cell office:value-type="float" office:value="1734.424316" calcext:value-type="float">
            <text:p>1734.424316</text:p>
          </table:table-cell>
          <table:table-cell office:value-type="float" office:value="1829.857788" calcext:value-type="float">
            <text:p>1829.857788</text:p>
          </table:table-cell>
          <table:table-cell office:value-type="float" office:value="1735.617432" calcext:value-type="float">
            <text:p>1735.617432</text:p>
          </table:table-cell>
          <table:table-cell office:value-type="float" office:value="1832.974854" calcext:value-type="float">
            <text:p>1832.974854</text:p>
          </table:table-cell>
          <table:table-cell table:number-columns-repeated="13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735.880127" calcext:value-type="float">
            <text:p>1735.880127</text:p>
          </table:table-cell>
          <table:table-cell office:value-type="float" office:value="1829.170898" calcext:value-type="float">
            <text:p>1829.170898</text:p>
          </table:table-cell>
          <table:table-cell office:value-type="float" office:value="1733.550415" calcext:value-type="float">
            <text:p>1733.550415</text:p>
          </table:table-cell>
          <table:table-cell office:value-type="float" office:value="1838.177734" calcext:value-type="float">
            <text:p>1838.177734</text:p>
          </table:table-cell>
          <table:table-cell table:number-columns-repeated="13"/>
        </table:table-row>
        <table:table-row table:style-name="ro1">
          <table:table-cell office:value-type="float" office:value="284.2" calcext:value-type="float">
            <text:p>284.2</text:p>
          </table:table-cell>
          <table:table-cell office:value-type="float" office:value="1735.52356" calcext:value-type="float">
            <text:p>1735.52356</text:p>
          </table:table-cell>
          <table:table-cell office:value-type="float" office:value="1830.495972" calcext:value-type="float">
            <text:p>1830.495972</text:p>
          </table:table-cell>
          <table:table-cell office:value-type="float" office:value="1735.713135" calcext:value-type="float">
            <text:p>1735.713135</text:p>
          </table:table-cell>
          <table:table-cell office:value-type="float" office:value="1834.141113" calcext:value-type="float">
            <text:p>1834.141113</text:p>
          </table:table-cell>
          <table:table-cell table:number-columns-repeated="13"/>
        </table:table-row>
        <table:table-row table:style-name="ro1">
          <table:table-cell office:value-type="float" office:value="284.4" calcext:value-type="float">
            <text:p>284.4</text:p>
          </table:table-cell>
          <table:table-cell office:value-type="float" office:value="1739.346436" calcext:value-type="float">
            <text:p>1739.346436</text:p>
          </table:table-cell>
          <table:table-cell office:value-type="float" office:value="1827.330444" calcext:value-type="float">
            <text:p>1827.330444</text:p>
          </table:table-cell>
          <table:table-cell office:value-type="float" office:value="1739.999878" calcext:value-type="float">
            <text:p>1739.999878</text:p>
          </table:table-cell>
          <table:table-cell office:value-type="float" office:value="1833.46167" calcext:value-type="float">
            <text:p>1833.46167</text:p>
          </table:table-cell>
          <table:table-cell table:number-columns-repeated="13"/>
        </table:table-row>
        <table:table-row table:style-name="ro1">
          <table:table-cell office:value-type="float" office:value="284.6" calcext:value-type="float">
            <text:p>284.6</text:p>
          </table:table-cell>
          <table:table-cell office:value-type="float" office:value="1737.480225" calcext:value-type="float">
            <text:p>1737.480225</text:p>
          </table:table-cell>
          <table:table-cell office:value-type="float" office:value="1835.202637" calcext:value-type="float">
            <text:p>1835.202637</text:p>
          </table:table-cell>
          <table:table-cell office:value-type="float" office:value="1738.963501" calcext:value-type="float">
            <text:p>1738.963501</text:p>
          </table:table-cell>
          <table:table-cell office:value-type="float" office:value="1839.277466" calcext:value-type="float">
            <text:p>1839.277466</text:p>
          </table:table-cell>
          <table:table-cell table:number-columns-repeated="13"/>
        </table:table-row>
        <table:table-row table:style-name="ro1">
          <table:table-cell office:value-type="float" office:value="284.8" calcext:value-type="float">
            <text:p>284.8</text:p>
          </table:table-cell>
          <table:table-cell office:value-type="float" office:value="1735.471436" calcext:value-type="float">
            <text:p>1735.471436</text:p>
          </table:table-cell>
          <table:table-cell office:value-type="float" office:value="1833.848389" calcext:value-type="float">
            <text:p>1833.848389</text:p>
          </table:table-cell>
          <table:table-cell office:value-type="float" office:value="1737.864136" calcext:value-type="float">
            <text:p>1737.864136</text:p>
          </table:table-cell>
          <table:table-cell office:value-type="float" office:value="1836.525879" calcext:value-type="float">
            <text:p>1836.525879</text:p>
          </table:table-cell>
          <table:table-cell table:number-columns-repeated="13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741.282227" calcext:value-type="float">
            <text:p>1741.282227</text:p>
          </table:table-cell>
          <table:table-cell office:value-type="float" office:value="1826.444092" calcext:value-type="float">
            <text:p>1826.444092</text:p>
          </table:table-cell>
          <table:table-cell office:value-type="float" office:value="1741.199707" calcext:value-type="float">
            <text:p>1741.199707</text:p>
          </table:table-cell>
          <table:table-cell office:value-type="float" office:value="1837.352051" calcext:value-type="float">
            <text:p>1837.352051</text:p>
          </table:table-cell>
          <table:table-cell table:number-columns-repeated="13"/>
        </table:table-row>
        <table:table-row table:style-name="ro1">
          <table:table-cell office:value-type="float" office:value="285.2" calcext:value-type="float">
            <text:p>285.2</text:p>
          </table:table-cell>
          <table:table-cell office:value-type="float" office:value="1732.953125" calcext:value-type="float">
            <text:p>1732.953125</text:p>
          </table:table-cell>
          <table:table-cell office:value-type="float" office:value="1833.296875" calcext:value-type="float">
            <text:p>1833.296875</text:p>
          </table:table-cell>
          <table:table-cell office:value-type="float" office:value="1736.616943" calcext:value-type="float">
            <text:p>1736.616943</text:p>
          </table:table-cell>
          <table:table-cell office:value-type="float" office:value="1839.030518" calcext:value-type="float">
            <text:p>1839.030518</text:p>
          </table:table-cell>
          <table:table-cell table:number-columns-repeated="13"/>
        </table:table-row>
        <table:table-row table:style-name="ro1">
          <table:table-cell office:value-type="float" office:value="285.4" calcext:value-type="float">
            <text:p>285.4</text:p>
          </table:table-cell>
          <table:table-cell office:value-type="float" office:value="1737.151855" calcext:value-type="float">
            <text:p>1737.151855</text:p>
          </table:table-cell>
          <table:table-cell office:value-type="float" office:value="1833.072876" calcext:value-type="float">
            <text:p>1833.072876</text:p>
          </table:table-cell>
          <table:table-cell office:value-type="float" office:value="1738.140137" calcext:value-type="float">
            <text:p>1738.140137</text:p>
          </table:table-cell>
          <table:table-cell office:value-type="float" office:value="1834.192749" calcext:value-type="float">
            <text:p>1834.192749</text:p>
          </table:table-cell>
          <table:table-cell table:number-columns-repeated="13"/>
        </table:table-row>
        <table:table-row table:style-name="ro1">
          <table:table-cell office:value-type="float" office:value="285.6" calcext:value-type="float">
            <text:p>285.6</text:p>
          </table:table-cell>
          <table:table-cell office:value-type="float" office:value="1737.599731" calcext:value-type="float">
            <text:p>1737.599731</text:p>
          </table:table-cell>
          <table:table-cell office:value-type="float" office:value="1829.059692" calcext:value-type="float">
            <text:p>1829.059692</text:p>
          </table:table-cell>
          <table:table-cell office:value-type="float" office:value="1741.862427" calcext:value-type="float">
            <text:p>1741.862427</text:p>
          </table:table-cell>
          <table:table-cell office:value-type="float" office:value="1836.150879" calcext:value-type="float">
            <text:p>1836.150879</text:p>
          </table:table-cell>
          <table:table-cell table:number-columns-repeated="13"/>
        </table:table-row>
        <table:table-row table:style-name="ro1">
          <table:table-cell office:value-type="float" office:value="285.8" calcext:value-type="float">
            <text:p>285.8</text:p>
          </table:table-cell>
          <table:table-cell office:value-type="float" office:value="1737.010254" calcext:value-type="float">
            <text:p>1737.010254</text:p>
          </table:table-cell>
          <table:table-cell office:value-type="float" office:value="1830.856445" calcext:value-type="float">
            <text:p>1830.856445</text:p>
          </table:table-cell>
          <table:table-cell office:value-type="float" office:value="1739.474976" calcext:value-type="float">
            <text:p>1739.474976</text:p>
          </table:table-cell>
          <table:table-cell office:value-type="float" office:value="1837.874268" calcext:value-type="float">
            <text:p>1837.874268</text:p>
          </table:table-cell>
          <table:table-cell table:number-columns-repeated="13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737.712036" calcext:value-type="float">
            <text:p>1737.712036</text:p>
          </table:table-cell>
          <table:table-cell office:value-type="float" office:value="1831.913818" calcext:value-type="float">
            <text:p>1831.913818</text:p>
          </table:table-cell>
          <table:table-cell office:value-type="float" office:value="1737.386108" calcext:value-type="float">
            <text:p>1737.386108</text:p>
          </table:table-cell>
          <table:table-cell office:value-type="float" office:value="1837.261353" calcext:value-type="float">
            <text:p>1837.261353</text:p>
          </table:table-cell>
          <table:table-cell table:number-columns-repeated="13"/>
        </table:table-row>
        <table:table-row table:style-name="ro1">
          <table:table-cell office:value-type="float" office:value="286.2" calcext:value-type="float">
            <text:p>286.2</text:p>
          </table:table-cell>
          <table:table-cell office:value-type="float" office:value="1737.825684" calcext:value-type="float">
            <text:p>1737.825684</text:p>
          </table:table-cell>
          <table:table-cell office:value-type="float" office:value="1833.386475" calcext:value-type="float">
            <text:p>1833.386475</text:p>
          </table:table-cell>
          <table:table-cell office:value-type="float" office:value="1740.635132" calcext:value-type="float">
            <text:p>1740.635132</text:p>
          </table:table-cell>
          <table:table-cell office:value-type="float" office:value="1839.530273" calcext:value-type="float">
            <text:p>1839.530273</text:p>
          </table:table-cell>
          <table:table-cell table:number-columns-repeated="13"/>
        </table:table-row>
        <table:table-row table:style-name="ro1">
          <table:table-cell office:value-type="float" office:value="286.4" calcext:value-type="float">
            <text:p>286.4</text:p>
          </table:table-cell>
          <table:table-cell office:value-type="float" office:value="1737.15332" calcext:value-type="float">
            <text:p>1737.15332</text:p>
          </table:table-cell>
          <table:table-cell office:value-type="float" office:value="1832.548584" calcext:value-type="float">
            <text:p>1832.548584</text:p>
          </table:table-cell>
          <table:table-cell office:value-type="float" office:value="1739.108887" calcext:value-type="float">
            <text:p>1739.108887</text:p>
          </table:table-cell>
          <table:table-cell office:value-type="float" office:value="1837.661011" calcext:value-type="float">
            <text:p>1837.661011</text:p>
          </table:table-cell>
          <table:table-cell table:number-columns-repeated="13"/>
        </table:table-row>
        <table:table-row table:style-name="ro1">
          <table:table-cell office:value-type="float" office:value="286.6" calcext:value-type="float">
            <text:p>286.6</text:p>
          </table:table-cell>
          <table:table-cell office:value-type="float" office:value="1738.592529" calcext:value-type="float">
            <text:p>1738.592529</text:p>
          </table:table-cell>
          <table:table-cell office:value-type="float" office:value="1834.839111" calcext:value-type="float">
            <text:p>1834.839111</text:p>
          </table:table-cell>
          <table:table-cell office:value-type="float" office:value="1739.723755" calcext:value-type="float">
            <text:p>1739.723755</text:p>
          </table:table-cell>
          <table:table-cell office:value-type="float" office:value="1834.549072" calcext:value-type="float">
            <text:p>1834.549072</text:p>
          </table:table-cell>
          <table:table-cell table:number-columns-repeated="13"/>
        </table:table-row>
        <table:table-row table:style-name="ro1">
          <table:table-cell office:value-type="float" office:value="286.8" calcext:value-type="float">
            <text:p>286.8</text:p>
          </table:table-cell>
          <table:table-cell office:value-type="float" office:value="1738.430908" calcext:value-type="float">
            <text:p>1738.430908</text:p>
          </table:table-cell>
          <table:table-cell office:value-type="float" office:value="1833.879272" calcext:value-type="float">
            <text:p>1833.879272</text:p>
          </table:table-cell>
          <table:table-cell office:value-type="float" office:value="1741.043945" calcext:value-type="float">
            <text:p>1741.043945</text:p>
          </table:table-cell>
          <table:table-cell office:value-type="float" office:value="1837.679077" calcext:value-type="float">
            <text:p>1837.679077</text:p>
          </table:table-cell>
          <table:table-cell table:number-columns-repeated="13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738.449219" calcext:value-type="float">
            <text:p>1738.449219</text:p>
          </table:table-cell>
          <table:table-cell office:value-type="float" office:value="1834.749023" calcext:value-type="float">
            <text:p>1834.749023</text:p>
          </table:table-cell>
          <table:table-cell office:value-type="float" office:value="1739.383789" calcext:value-type="float">
            <text:p>1739.383789</text:p>
          </table:table-cell>
          <table:table-cell office:value-type="float" office:value="1838.665405" calcext:value-type="float">
            <text:p>1838.665405</text:p>
          </table:table-cell>
          <table:table-cell table:number-columns-repeated="13"/>
        </table:table-row>
        <table:table-row table:style-name="ro1">
          <table:table-cell office:value-type="float" office:value="287.2" calcext:value-type="float">
            <text:p>287.2</text:p>
          </table:table-cell>
          <table:table-cell office:value-type="float" office:value="1739.875488" calcext:value-type="float">
            <text:p>1739.875488</text:p>
          </table:table-cell>
          <table:table-cell office:value-type="float" office:value="1832.242065" calcext:value-type="float">
            <text:p>1832.242065</text:p>
          </table:table-cell>
          <table:table-cell office:value-type="float" office:value="1740.671143" calcext:value-type="float">
            <text:p>1740.671143</text:p>
          </table:table-cell>
          <table:table-cell office:value-type="float" office:value="1837.892334" calcext:value-type="float">
            <text:p>1837.892334</text:p>
          </table:table-cell>
          <table:table-cell table:number-columns-repeated="13"/>
        </table:table-row>
        <table:table-row table:style-name="ro1">
          <table:table-cell office:value-type="float" office:value="287.4" calcext:value-type="float">
            <text:p>287.4</text:p>
          </table:table-cell>
          <table:table-cell office:value-type="float" office:value="1735.945068" calcext:value-type="float">
            <text:p>1735.945068</text:p>
          </table:table-cell>
          <table:table-cell office:value-type="float" office:value="1836.734131" calcext:value-type="float">
            <text:p>1836.734131</text:p>
          </table:table-cell>
          <table:table-cell office:value-type="float" office:value="1738.951172" calcext:value-type="float">
            <text:p>1738.951172</text:p>
          </table:table-cell>
          <table:table-cell office:value-type="float" office:value="1839.529175" calcext:value-type="float">
            <text:p>1839.529175</text:p>
          </table:table-cell>
          <table:table-cell table:number-columns-repeated="13"/>
        </table:table-row>
        <table:table-row table:style-name="ro1">
          <table:table-cell office:value-type="float" office:value="287.6" calcext:value-type="float">
            <text:p>287.6</text:p>
          </table:table-cell>
          <table:table-cell office:value-type="float" office:value="1739.929443" calcext:value-type="float">
            <text:p>1739.929443</text:p>
          </table:table-cell>
          <table:table-cell office:value-type="float" office:value="1833.033325" calcext:value-type="float">
            <text:p>1833.033325</text:p>
          </table:table-cell>
          <table:table-cell office:value-type="float" office:value="1739.915894" calcext:value-type="float">
            <text:p>1739.915894</text:p>
          </table:table-cell>
          <table:table-cell office:value-type="float" office:value="1837.668945" calcext:value-type="float">
            <text:p>1837.668945</text:p>
          </table:table-cell>
          <table:table-cell table:number-columns-repeated="13"/>
        </table:table-row>
        <table:table-row table:style-name="ro1">
          <table:table-cell office:value-type="float" office:value="287.8" calcext:value-type="float">
            <text:p>287.8</text:p>
          </table:table-cell>
          <table:table-cell office:value-type="float" office:value="1736.352173" calcext:value-type="float">
            <text:p>1736.352173</text:p>
          </table:table-cell>
          <table:table-cell office:value-type="float" office:value="1830.640259" calcext:value-type="float">
            <text:p>1830.640259</text:p>
          </table:table-cell>
          <table:table-cell office:value-type="float" office:value="1739.680786" calcext:value-type="float">
            <text:p>1739.680786</text:p>
          </table:table-cell>
          <table:table-cell office:value-type="float" office:value="1836.272339" calcext:value-type="float">
            <text:p>1836.272339</text:p>
          </table:table-cell>
          <table:table-cell table:number-columns-repeated="13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734.834717" calcext:value-type="float">
            <text:p>1734.834717</text:p>
          </table:table-cell>
          <table:table-cell office:value-type="float" office:value="1836.114258" calcext:value-type="float">
            <text:p>1836.114258</text:p>
          </table:table-cell>
          <table:table-cell office:value-type="float" office:value="1739.858398" calcext:value-type="float">
            <text:p>1739.858398</text:p>
          </table:table-cell>
          <table:table-cell office:value-type="float" office:value="1838.267212" calcext:value-type="float">
            <text:p>1838.267212</text:p>
          </table:table-cell>
          <table:table-cell table:number-columns-repeated="13"/>
        </table:table-row>
        <table:table-row table:style-name="ro1">
          <table:table-cell office:value-type="float" office:value="288.2" calcext:value-type="float">
            <text:p>288.2</text:p>
          </table:table-cell>
          <table:table-cell office:value-type="float" office:value="1738.199707" calcext:value-type="float">
            <text:p>1738.199707</text:p>
          </table:table-cell>
          <table:table-cell office:value-type="float" office:value="1834.686523" calcext:value-type="float">
            <text:p>1834.686523</text:p>
          </table:table-cell>
          <table:table-cell office:value-type="float" office:value="1738.684448" calcext:value-type="float">
            <text:p>1738.684448</text:p>
          </table:table-cell>
          <table:table-cell office:value-type="float" office:value="1838.220459" calcext:value-type="float">
            <text:p>1838.220459</text:p>
          </table:table-cell>
          <table:table-cell table:number-columns-repeated="13"/>
        </table:table-row>
        <table:table-row table:style-name="ro1">
          <table:table-cell office:value-type="float" office:value="288.4" calcext:value-type="float">
            <text:p>288.4</text:p>
          </table:table-cell>
          <table:table-cell office:value-type="float" office:value="1737.095215" calcext:value-type="float">
            <text:p>1737.095215</text:p>
          </table:table-cell>
          <table:table-cell office:value-type="float" office:value="1830.220215" calcext:value-type="float">
            <text:p>1830.220215</text:p>
          </table:table-cell>
          <table:table-cell office:value-type="float" office:value="1739.019897" calcext:value-type="float">
            <text:p>1739.019897</text:p>
          </table:table-cell>
          <table:table-cell office:value-type="float" office:value="1837.111816" calcext:value-type="float">
            <text:p>1837.111816</text:p>
          </table:table-cell>
          <table:table-cell table:number-columns-repeated="13"/>
        </table:table-row>
        <table:table-row table:style-name="ro1">
          <table:table-cell office:value-type="float" office:value="288.6" calcext:value-type="float">
            <text:p>288.6</text:p>
          </table:table-cell>
          <table:table-cell office:value-type="float" office:value="1736.213989" calcext:value-type="float">
            <text:p>1736.213989</text:p>
          </table:table-cell>
          <table:table-cell office:value-type="float" office:value="1835.726196" calcext:value-type="float">
            <text:p>1835.726196</text:p>
          </table:table-cell>
          <table:table-cell office:value-type="float" office:value="1738.592529" calcext:value-type="float">
            <text:p>1738.592529</text:p>
          </table:table-cell>
          <table:table-cell office:value-type="float" office:value="1842.084229" calcext:value-type="float">
            <text:p>1842.084229</text:p>
          </table:table-cell>
          <table:table-cell table:number-columns-repeated="13"/>
        </table:table-row>
        <table:table-row table:style-name="ro1">
          <table:table-cell office:value-type="float" office:value="288.8" calcext:value-type="float">
            <text:p>288.8</text:p>
          </table:table-cell>
          <table:table-cell office:value-type="float" office:value="1738.428711" calcext:value-type="float">
            <text:p>1738.428711</text:p>
          </table:table-cell>
          <table:table-cell office:value-type="float" office:value="1831.541382" calcext:value-type="float">
            <text:p>1831.541382</text:p>
          </table:table-cell>
          <table:table-cell office:value-type="float" office:value="1741.671753" calcext:value-type="float">
            <text:p>1741.671753</text:p>
          </table:table-cell>
          <table:table-cell office:value-type="float" office:value="1838.45166" calcext:value-type="float">
            <text:p>1838.45166</text:p>
          </table:table-cell>
          <table:table-cell table:number-columns-repeated="13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741.812622" calcext:value-type="float">
            <text:p>1741.812622</text:p>
          </table:table-cell>
          <table:table-cell office:value-type="float" office:value="1830.958008" calcext:value-type="float">
            <text:p>1830.958008</text:p>
          </table:table-cell>
          <table:table-cell office:value-type="float" office:value="1740.047363" calcext:value-type="float">
            <text:p>1740.047363</text:p>
          </table:table-cell>
          <table:table-cell office:value-type="float" office:value="1839.318359" calcext:value-type="float">
            <text:p>1839.318359</text:p>
          </table:table-cell>
          <table:table-cell table:number-columns-repeated="13"/>
        </table:table-row>
        <table:table-row table:style-name="ro1">
          <table:table-cell office:value-type="float" office:value="289.2" calcext:value-type="float">
            <text:p>289.2</text:p>
          </table:table-cell>
          <table:table-cell office:value-type="float" office:value="1738.321655" calcext:value-type="float">
            <text:p>1738.321655</text:p>
          </table:table-cell>
          <table:table-cell office:value-type="float" office:value="1838.074219" calcext:value-type="float">
            <text:p>1838.074219</text:p>
          </table:table-cell>
          <table:table-cell office:value-type="float" office:value="1740.590698" calcext:value-type="float">
            <text:p>1740.590698</text:p>
          </table:table-cell>
          <table:table-cell office:value-type="float" office:value="1842.416382" calcext:value-type="float">
            <text:p>1842.416382</text:p>
          </table:table-cell>
          <table:table-cell table:number-columns-repeated="13"/>
        </table:table-row>
        <table:table-row table:style-name="ro1">
          <table:table-cell office:value-type="float" office:value="289.4" calcext:value-type="float">
            <text:p>289.4</text:p>
          </table:table-cell>
          <table:table-cell office:value-type="float" office:value="1739.68457" calcext:value-type="float">
            <text:p>1739.68457</text:p>
          </table:table-cell>
          <table:table-cell office:value-type="float" office:value="1833.925537" calcext:value-type="float">
            <text:p>1833.925537</text:p>
          </table:table-cell>
          <table:table-cell office:value-type="float" office:value="1739.889526" calcext:value-type="float">
            <text:p>1739.889526</text:p>
          </table:table-cell>
          <table:table-cell office:value-type="float" office:value="1840.978638" calcext:value-type="float">
            <text:p>1840.978638</text:p>
          </table:table-cell>
          <table:table-cell table:number-columns-repeated="13"/>
        </table:table-row>
        <table:table-row table:style-name="ro1">
          <table:table-cell office:value-type="float" office:value="289.6" calcext:value-type="float">
            <text:p>289.6</text:p>
          </table:table-cell>
          <table:table-cell office:value-type="float" office:value="1741.836182" calcext:value-type="float">
            <text:p>1741.836182</text:p>
          </table:table-cell>
          <table:table-cell office:value-type="float" office:value="1836.824707" calcext:value-type="float">
            <text:p>1836.824707</text:p>
          </table:table-cell>
          <table:table-cell office:value-type="float" office:value="1742.663574" calcext:value-type="float">
            <text:p>1742.663574</text:p>
          </table:table-cell>
          <table:table-cell office:value-type="float" office:value="1840.922729" calcext:value-type="float">
            <text:p>1840.922729</text:p>
          </table:table-cell>
          <table:table-cell table:number-columns-repeated="13"/>
        </table:table-row>
        <table:table-row table:style-name="ro1">
          <table:table-cell office:value-type="float" office:value="289.8" calcext:value-type="float">
            <text:p>289.8</text:p>
          </table:table-cell>
          <table:table-cell office:value-type="float" office:value="1737.246338" calcext:value-type="float">
            <text:p>1737.246338</text:p>
          </table:table-cell>
          <table:table-cell office:value-type="float" office:value="1842.058838" calcext:value-type="float">
            <text:p>1842.058838</text:p>
          </table:table-cell>
          <table:table-cell office:value-type="float" office:value="1740.56897" calcext:value-type="float">
            <text:p>1740.56897</text:p>
          </table:table-cell>
          <table:table-cell office:value-type="float" office:value="1845.625" calcext:value-type="float">
            <text:p>1845.625</text:p>
          </table:table-cell>
          <table:table-cell table:number-columns-repeated="13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741.013306" calcext:value-type="float">
            <text:p>1741.013306</text:p>
          </table:table-cell>
          <table:table-cell office:value-type="float" office:value="1838.966675" calcext:value-type="float">
            <text:p>1838.966675</text:p>
          </table:table-cell>
          <table:table-cell office:value-type="float" office:value="1742.220947" calcext:value-type="float">
            <text:p>1742.220947</text:p>
          </table:table-cell>
          <table:table-cell office:value-type="float" office:value="1842.148804" calcext:value-type="float">
            <text:p>1842.148804</text:p>
          </table:table-cell>
          <table:table-cell table:number-columns-repeated="13"/>
        </table:table-row>
        <table:table-row table:style-name="ro1">
          <table:table-cell office:value-type="float" office:value="290.2" calcext:value-type="float">
            <text:p>290.2</text:p>
          </table:table-cell>
          <table:table-cell office:value-type="float" office:value="1744.467529" calcext:value-type="float">
            <text:p>1744.467529</text:p>
          </table:table-cell>
          <table:table-cell office:value-type="float" office:value="1833.970703" calcext:value-type="float">
            <text:p>1833.970703</text:p>
          </table:table-cell>
          <table:table-cell office:value-type="float" office:value="1746.689209" calcext:value-type="float">
            <text:p>1746.689209</text:p>
          </table:table-cell>
          <table:table-cell office:value-type="float" office:value="1840.969238" calcext:value-type="float">
            <text:p>1840.969238</text:p>
          </table:table-cell>
          <table:table-cell table:number-columns-repeated="13"/>
        </table:table-row>
        <table:table-row table:style-name="ro1">
          <table:table-cell office:value-type="float" office:value="290.4" calcext:value-type="float">
            <text:p>290.4</text:p>
          </table:table-cell>
          <table:table-cell office:value-type="float" office:value="1743.145874" calcext:value-type="float">
            <text:p>1743.145874</text:p>
          </table:table-cell>
          <table:table-cell office:value-type="float" office:value="1840.682739" calcext:value-type="float">
            <text:p>1840.682739</text:p>
          </table:table-cell>
          <table:table-cell office:value-type="float" office:value="1743.828979" calcext:value-type="float">
            <text:p>1743.828979</text:p>
          </table:table-cell>
          <table:table-cell office:value-type="float" office:value="1843.359131" calcext:value-type="float">
            <text:p>1843.359131</text:p>
          </table:table-cell>
          <table:table-cell table:number-columns-repeated="13"/>
        </table:table-row>
        <table:table-row table:style-name="ro1">
          <table:table-cell office:value-type="float" office:value="290.6" calcext:value-type="float">
            <text:p>290.6</text:p>
          </table:table-cell>
          <table:table-cell office:value-type="float" office:value="1741.744507" calcext:value-type="float">
            <text:p>1741.744507</text:p>
          </table:table-cell>
          <table:table-cell office:value-type="float" office:value="1840.091919" calcext:value-type="float">
            <text:p>1840.091919</text:p>
          </table:table-cell>
          <table:table-cell office:value-type="float" office:value="1742.252441" calcext:value-type="float">
            <text:p>1742.252441</text:p>
          </table:table-cell>
          <table:table-cell office:value-type="float" office:value="1843.605713" calcext:value-type="float">
            <text:p>1843.605713</text:p>
          </table:table-cell>
          <table:table-cell table:number-columns-repeated="13"/>
        </table:table-row>
        <table:table-row table:style-name="ro1">
          <table:table-cell office:value-type="float" office:value="290.8" calcext:value-type="float">
            <text:p>290.8</text:p>
          </table:table-cell>
          <table:table-cell office:value-type="float" office:value="1745.803711" calcext:value-type="float">
            <text:p>1745.803711</text:p>
          </table:table-cell>
          <table:table-cell office:value-type="float" office:value="1836.857056" calcext:value-type="float">
            <text:p>1836.857056</text:p>
          </table:table-cell>
          <table:table-cell office:value-type="float" office:value="1747.321045" calcext:value-type="float">
            <text:p>1747.321045</text:p>
          </table:table-cell>
          <table:table-cell office:value-type="float" office:value="1840.388306" calcext:value-type="float">
            <text:p>1840.388306</text:p>
          </table:table-cell>
          <table:table-cell table:number-columns-repeated="13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743.888672" calcext:value-type="float">
            <text:p>1743.888672</text:p>
          </table:table-cell>
          <table:table-cell office:value-type="float" office:value="1840.327148" calcext:value-type="float">
            <text:p>1840.327148</text:p>
          </table:table-cell>
          <table:table-cell office:value-type="float" office:value="1745.139526" calcext:value-type="float">
            <text:p>1745.139526</text:p>
          </table:table-cell>
          <table:table-cell office:value-type="float" office:value="1844.841797" calcext:value-type="float">
            <text:p>1844.841797</text:p>
          </table:table-cell>
          <table:table-cell table:number-columns-repeated="13"/>
        </table:table-row>
        <table:table-row table:style-name="ro1">
          <table:table-cell office:value-type="float" office:value="291.2" calcext:value-type="float">
            <text:p>291.2</text:p>
          </table:table-cell>
          <table:table-cell office:value-type="float" office:value="1746.000488" calcext:value-type="float">
            <text:p>1746.000488</text:p>
          </table:table-cell>
          <table:table-cell office:value-type="float" office:value="1839.229736" calcext:value-type="float">
            <text:p>1839.229736</text:p>
          </table:table-cell>
          <table:table-cell office:value-type="float" office:value="1744.124146" calcext:value-type="float">
            <text:p>1744.124146</text:p>
          </table:table-cell>
          <table:table-cell office:value-type="float" office:value="1845.364502" calcext:value-type="float">
            <text:p>1845.364502</text:p>
          </table:table-cell>
          <table:table-cell table:number-columns-repeated="13"/>
        </table:table-row>
        <table:table-row table:style-name="ro1">
          <table:table-cell office:value-type="float" office:value="291.4" calcext:value-type="float">
            <text:p>291.4</text:p>
          </table:table-cell>
          <table:table-cell office:value-type="float" office:value="1744.633423" calcext:value-type="float">
            <text:p>1744.633423</text:p>
          </table:table-cell>
          <table:table-cell office:value-type="float" office:value="1836.99646" calcext:value-type="float">
            <text:p>1836.99646</text:p>
          </table:table-cell>
          <table:table-cell office:value-type="float" office:value="1743.916504" calcext:value-type="float">
            <text:p>1743.916504</text:p>
          </table:table-cell>
          <table:table-cell office:value-type="float" office:value="1843.943115" calcext:value-type="float">
            <text:p>1843.943115</text:p>
          </table:table-cell>
          <table:table-cell table:number-columns-repeated="13"/>
        </table:table-row>
        <table:table-row table:style-name="ro1">
          <table:table-cell office:value-type="float" office:value="291.6" calcext:value-type="float">
            <text:p>291.6</text:p>
          </table:table-cell>
          <table:table-cell office:value-type="float" office:value="1741.900391" calcext:value-type="float">
            <text:p>1741.900391</text:p>
          </table:table-cell>
          <table:table-cell office:value-type="float" office:value="1839.693115" calcext:value-type="float">
            <text:p>1839.693115</text:p>
          </table:table-cell>
          <table:table-cell office:value-type="float" office:value="1742.372314" calcext:value-type="float">
            <text:p>1742.372314</text:p>
          </table:table-cell>
          <table:table-cell office:value-type="float" office:value="1846.125854" calcext:value-type="float">
            <text:p>1846.125854</text:p>
          </table:table-cell>
          <table:table-cell table:number-columns-repeated="13"/>
        </table:table-row>
        <table:table-row table:style-name="ro1">
          <table:table-cell office:value-type="float" office:value="291.8" calcext:value-type="float">
            <text:p>291.8</text:p>
          </table:table-cell>
          <table:table-cell office:value-type="float" office:value="1740.77771" calcext:value-type="float">
            <text:p>1740.77771</text:p>
          </table:table-cell>
          <table:table-cell office:value-type="float" office:value="1838.699463" calcext:value-type="float">
            <text:p>1838.699463</text:p>
          </table:table-cell>
          <table:table-cell office:value-type="float" office:value="1743.985352" calcext:value-type="float">
            <text:p>1743.985352</text:p>
          </table:table-cell>
          <table:table-cell office:value-type="float" office:value="1843.933105" calcext:value-type="float">
            <text:p>1843.933105</text:p>
          </table:table-cell>
          <table:table-cell table:number-columns-repeated="13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743.047119" calcext:value-type="float">
            <text:p>1743.047119</text:p>
          </table:table-cell>
          <table:table-cell office:value-type="float" office:value="1838.958008" calcext:value-type="float">
            <text:p>1838.958008</text:p>
          </table:table-cell>
          <table:table-cell office:value-type="float" office:value="1744.210938" calcext:value-type="float">
            <text:p>1744.210938</text:p>
          </table:table-cell>
          <table:table-cell office:value-type="float" office:value="1844.798096" calcext:value-type="float">
            <text:p>1844.798096</text:p>
          </table:table-cell>
          <table:table-cell table:number-columns-repeated="13"/>
        </table:table-row>
        <table:table-row table:style-name="ro1">
          <table:table-cell office:value-type="float" office:value="292.2" calcext:value-type="float">
            <text:p>292.2</text:p>
          </table:table-cell>
          <table:table-cell office:value-type="float" office:value="1741.85437" calcext:value-type="float">
            <text:p>1741.85437</text:p>
          </table:table-cell>
          <table:table-cell office:value-type="float" office:value="1840.873779" calcext:value-type="float">
            <text:p>1840.873779</text:p>
          </table:table-cell>
          <table:table-cell office:value-type="float" office:value="1741.661377" calcext:value-type="float">
            <text:p>1741.661377</text:p>
          </table:table-cell>
          <table:table-cell office:value-type="float" office:value="1846.029053" calcext:value-type="float">
            <text:p>1846.029053</text:p>
          </table:table-cell>
          <table:table-cell table:number-columns-repeated="13"/>
        </table:table-row>
        <table:table-row table:style-name="ro1">
          <table:table-cell office:value-type="float" office:value="292.4" calcext:value-type="float">
            <text:p>292.4</text:p>
          </table:table-cell>
          <table:table-cell office:value-type="float" office:value="1741.360107" calcext:value-type="float">
            <text:p>1741.360107</text:p>
          </table:table-cell>
          <table:table-cell office:value-type="float" office:value="1836.733643" calcext:value-type="float">
            <text:p>1836.733643</text:p>
          </table:table-cell>
          <table:table-cell office:value-type="float" office:value="1741.713745" calcext:value-type="float">
            <text:p>1741.713745</text:p>
          </table:table-cell>
          <table:table-cell office:value-type="float" office:value="1842.21167" calcext:value-type="float">
            <text:p>1842.21167</text:p>
          </table:table-cell>
          <table:table-cell table:number-columns-repeated="13"/>
        </table:table-row>
        <table:table-row table:style-name="ro1">
          <table:table-cell office:value-type="float" office:value="292.6" calcext:value-type="float">
            <text:p>292.6</text:p>
          </table:table-cell>
          <table:table-cell office:value-type="float" office:value="1742.884521" calcext:value-type="float">
            <text:p>1742.884521</text:p>
          </table:table-cell>
          <table:table-cell office:value-type="float" office:value="1839.063232" calcext:value-type="float">
            <text:p>1839.063232</text:p>
          </table:table-cell>
          <table:table-cell office:value-type="float" office:value="1741.852783" calcext:value-type="float">
            <text:p>1741.852783</text:p>
          </table:table-cell>
          <table:table-cell office:value-type="float" office:value="1847.026855" calcext:value-type="float">
            <text:p>1847.026855</text:p>
          </table:table-cell>
          <table:table-cell table:number-columns-repeated="13"/>
        </table:table-row>
        <table:table-row table:style-name="ro1">
          <table:table-cell office:value-type="float" office:value="292.8" calcext:value-type="float">
            <text:p>292.8</text:p>
          </table:table-cell>
          <table:table-cell office:value-type="float" office:value="1741.185547" calcext:value-type="float">
            <text:p>1741.185547</text:p>
          </table:table-cell>
          <table:table-cell office:value-type="float" office:value="1834.998291" calcext:value-type="float">
            <text:p>1834.998291</text:p>
          </table:table-cell>
          <table:table-cell office:value-type="float" office:value="1741.863159" calcext:value-type="float">
            <text:p>1741.863159</text:p>
          </table:table-cell>
          <table:table-cell office:value-type="float" office:value="1841.894897" calcext:value-type="float">
            <text:p>1841.894897</text:p>
          </table:table-cell>
          <table:table-cell table:number-columns-repeated="13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740.09314" calcext:value-type="float">
            <text:p>1740.09314</text:p>
          </table:table-cell>
          <table:table-cell office:value-type="float" office:value="1837.617188" calcext:value-type="float">
            <text:p>1837.617188</text:p>
          </table:table-cell>
          <table:table-cell office:value-type="float" office:value="1742.184814" calcext:value-type="float">
            <text:p>1742.184814</text:p>
          </table:table-cell>
          <table:table-cell office:value-type="float" office:value="1843.045166" calcext:value-type="float">
            <text:p>1843.045166</text:p>
          </table:table-cell>
          <table:table-cell table:number-columns-repeated="13"/>
        </table:table-row>
        <table:table-row table:style-name="ro1">
          <table:table-cell office:value-type="float" office:value="293.2" calcext:value-type="float">
            <text:p>293.2</text:p>
          </table:table-cell>
          <table:table-cell office:value-type="float" office:value="1740.518433" calcext:value-type="float">
            <text:p>1740.518433</text:p>
          </table:table-cell>
          <table:table-cell office:value-type="float" office:value="1838.780762" calcext:value-type="float">
            <text:p>1838.780762</text:p>
          </table:table-cell>
          <table:table-cell office:value-type="float" office:value="1737.222778" calcext:value-type="float">
            <text:p>1737.222778</text:p>
          </table:table-cell>
          <table:table-cell office:value-type="float" office:value="1848.30542" calcext:value-type="float">
            <text:p>1848.30542</text:p>
          </table:table-cell>
          <table:table-cell table:number-columns-repeated="13"/>
        </table:table-row>
        <table:table-row table:style-name="ro1">
          <table:table-cell office:value-type="float" office:value="293.4" calcext:value-type="float">
            <text:p>293.4</text:p>
          </table:table-cell>
          <table:table-cell office:value-type="float" office:value="1741.516357" calcext:value-type="float">
            <text:p>1741.516357</text:p>
          </table:table-cell>
          <table:table-cell office:value-type="float" office:value="1835.335815" calcext:value-type="float">
            <text:p>1835.335815</text:p>
          </table:table-cell>
          <table:table-cell office:value-type="float" office:value="1741.004639" calcext:value-type="float">
            <text:p>1741.004639</text:p>
          </table:table-cell>
          <table:table-cell office:value-type="float" office:value="1839.188965" calcext:value-type="float">
            <text:p>1839.188965</text:p>
          </table:table-cell>
          <table:table-cell table:number-columns-repeated="13"/>
        </table:table-row>
        <table:table-row table:style-name="ro1">
          <table:table-cell office:value-type="float" office:value="293.6" calcext:value-type="float">
            <text:p>293.6</text:p>
          </table:table-cell>
          <table:table-cell office:value-type="float" office:value="1742.782715" calcext:value-type="float">
            <text:p>1742.782715</text:p>
          </table:table-cell>
          <table:table-cell office:value-type="float" office:value="1834.080566" calcext:value-type="float">
            <text:p>1834.080566</text:p>
          </table:table-cell>
          <table:table-cell office:value-type="float" office:value="1741.888916" calcext:value-type="float">
            <text:p>1741.888916</text:p>
          </table:table-cell>
          <table:table-cell office:value-type="float" office:value="1839.470459" calcext:value-type="float">
            <text:p>1839.470459</text:p>
          </table:table-cell>
          <table:table-cell table:number-columns-repeated="13"/>
        </table:table-row>
        <table:table-row table:style-name="ro1">
          <table:table-cell office:value-type="float" office:value="293.8" calcext:value-type="float">
            <text:p>293.8</text:p>
          </table:table-cell>
          <table:table-cell office:value-type="float" office:value="1737.63916" calcext:value-type="float">
            <text:p>1737.63916</text:p>
          </table:table-cell>
          <table:table-cell office:value-type="float" office:value="1838.894165" calcext:value-type="float">
            <text:p>1838.894165</text:p>
          </table:table-cell>
          <table:table-cell office:value-type="float" office:value="1740.262451" calcext:value-type="float">
            <text:p>1740.262451</text:p>
          </table:table-cell>
          <table:table-cell office:value-type="float" office:value="1844.122437" calcext:value-type="float">
            <text:p>1844.122437</text:p>
          </table:table-cell>
          <table:table-cell table:number-columns-repeated="13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740.860352" calcext:value-type="float">
            <text:p>1740.860352</text:p>
          </table:table-cell>
          <table:table-cell office:value-type="float" office:value="1833.987915" calcext:value-type="float">
            <text:p>1833.987915</text:p>
          </table:table-cell>
          <table:table-cell office:value-type="float" office:value="1741.115479" calcext:value-type="float">
            <text:p>1741.115479</text:p>
          </table:table-cell>
          <table:table-cell office:value-type="float" office:value="1840.838135" calcext:value-type="float">
            <text:p>1840.838135</text:p>
          </table:table-cell>
          <table:table-cell table:number-columns-repeated="13"/>
        </table:table-row>
        <table:table-row table:style-name="ro1">
          <table:table-cell office:value-type="float" office:value="294.2" calcext:value-type="float">
            <text:p>294.2</text:p>
          </table:table-cell>
          <table:table-cell office:value-type="float" office:value="1739.172607" calcext:value-type="float">
            <text:p>1739.172607</text:p>
          </table:table-cell>
          <table:table-cell office:value-type="float" office:value="1837.218262" calcext:value-type="float">
            <text:p>1837.218262</text:p>
          </table:table-cell>
          <table:table-cell office:value-type="float" office:value="1743.326904" calcext:value-type="float">
            <text:p>1743.326904</text:p>
          </table:table-cell>
          <table:table-cell office:value-type="float" office:value="1838.908081" calcext:value-type="float">
            <text:p>1838.908081</text:p>
          </table:table-cell>
          <table:table-cell table:number-columns-repeated="13"/>
        </table:table-row>
        <table:table-row table:style-name="ro1">
          <table:table-cell office:value-type="float" office:value="294.4" calcext:value-type="float">
            <text:p>294.4</text:p>
          </table:table-cell>
          <table:table-cell office:value-type="float" office:value="1741.02002" calcext:value-type="float">
            <text:p>1741.02002</text:p>
          </table:table-cell>
          <table:table-cell office:value-type="float" office:value="1835.193237" calcext:value-type="float">
            <text:p>1835.193237</text:p>
          </table:table-cell>
          <table:table-cell office:value-type="float" office:value="1740.434204" calcext:value-type="float">
            <text:p>1740.434204</text:p>
          </table:table-cell>
          <table:table-cell office:value-type="float" office:value="1841.702637" calcext:value-type="float">
            <text:p>1841.702637</text:p>
          </table:table-cell>
          <table:table-cell table:number-columns-repeated="13"/>
        </table:table-row>
        <table:table-row table:style-name="ro1">
          <table:table-cell office:value-type="float" office:value="294.6" calcext:value-type="float">
            <text:p>294.6</text:p>
          </table:table-cell>
          <table:table-cell office:value-type="float" office:value="1741.998291" calcext:value-type="float">
            <text:p>1741.998291</text:p>
          </table:table-cell>
          <table:table-cell office:value-type="float" office:value="1831.864136" calcext:value-type="float">
            <text:p>1831.864136</text:p>
          </table:table-cell>
          <table:table-cell office:value-type="float" office:value="1742.750977" calcext:value-type="float">
            <text:p>1742.750977</text:p>
          </table:table-cell>
          <table:table-cell office:value-type="float" office:value="1840.540894" calcext:value-type="float">
            <text:p>1840.540894</text:p>
          </table:table-cell>
          <table:table-cell table:number-columns-repeated="13"/>
        </table:table-row>
        <table:table-row table:style-name="ro1">
          <table:table-cell office:value-type="float" office:value="294.8" calcext:value-type="float">
            <text:p>294.8</text:p>
          </table:table-cell>
          <table:table-cell office:value-type="float" office:value="1742.12793" calcext:value-type="float">
            <text:p>1742.12793</text:p>
          </table:table-cell>
          <table:table-cell office:value-type="float" office:value="1837.227783" calcext:value-type="float">
            <text:p>1837.227783</text:p>
          </table:table-cell>
          <table:table-cell office:value-type="float" office:value="1741.729248" calcext:value-type="float">
            <text:p>1741.729248</text:p>
          </table:table-cell>
          <table:table-cell office:value-type="float" office:value="1843.135986" calcext:value-type="float">
            <text:p>1843.135986</text:p>
          </table:table-cell>
          <table:table-cell table:number-columns-repeated="13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741.25354" calcext:value-type="float">
            <text:p>1741.25354</text:p>
          </table:table-cell>
          <table:table-cell office:value-type="float" office:value="1840.524414" calcext:value-type="float">
            <text:p>1840.524414</text:p>
          </table:table-cell>
          <table:table-cell office:value-type="float" office:value="1741.723511" calcext:value-type="float">
            <text:p>1741.723511</text:p>
          </table:table-cell>
          <table:table-cell office:value-type="float" office:value="1846.646851" calcext:value-type="float">
            <text:p>1846.646851</text:p>
          </table:table-cell>
          <table:table-cell table:number-columns-repeated="13"/>
        </table:table-row>
        <table:table-row table:style-name="ro1">
          <table:table-cell office:value-type="float" office:value="295.2" calcext:value-type="float">
            <text:p>295.2</text:p>
          </table:table-cell>
          <table:table-cell office:value-type="float" office:value="1741.899048" calcext:value-type="float">
            <text:p>1741.899048</text:p>
          </table:table-cell>
          <table:table-cell office:value-type="float" office:value="1836.829102" calcext:value-type="float">
            <text:p>1836.829102</text:p>
          </table:table-cell>
          <table:table-cell office:value-type="float" office:value="1744.262695" calcext:value-type="float">
            <text:p>1744.262695</text:p>
          </table:table-cell>
          <table:table-cell office:value-type="float" office:value="1844.731201" calcext:value-type="float">
            <text:p>1844.731201</text:p>
          </table:table-cell>
          <table:table-cell table:number-columns-repeated="13"/>
        </table:table-row>
        <table:table-row table:style-name="ro1">
          <table:table-cell office:value-type="float" office:value="295.4" calcext:value-type="float">
            <text:p>295.4</text:p>
          </table:table-cell>
          <table:table-cell office:value-type="float" office:value="1740.099487" calcext:value-type="float">
            <text:p>1740.099487</text:p>
          </table:table-cell>
          <table:table-cell office:value-type="float" office:value="1838.629639" calcext:value-type="float">
            <text:p>1838.629639</text:p>
          </table:table-cell>
          <table:table-cell office:value-type="float" office:value="1743.781006" calcext:value-type="float">
            <text:p>1743.781006</text:p>
          </table:table-cell>
          <table:table-cell office:value-type="float" office:value="1841.593384" calcext:value-type="float">
            <text:p>1841.593384</text:p>
          </table:table-cell>
          <table:table-cell table:number-columns-repeated="13"/>
        </table:table-row>
        <table:table-row table:style-name="ro1">
          <table:table-cell office:value-type="float" office:value="295.6" calcext:value-type="float">
            <text:p>295.6</text:p>
          </table:table-cell>
          <table:table-cell office:value-type="float" office:value="1742.754883" calcext:value-type="float">
            <text:p>1742.754883</text:p>
          </table:table-cell>
          <table:table-cell office:value-type="float" office:value="1837.282715" calcext:value-type="float">
            <text:p>1837.282715</text:p>
          </table:table-cell>
          <table:table-cell office:value-type="float" office:value="1741.771118" calcext:value-type="float">
            <text:p>1741.771118</text:p>
          </table:table-cell>
          <table:table-cell office:value-type="float" office:value="1842.859497" calcext:value-type="float">
            <text:p>1842.859497</text:p>
          </table:table-cell>
          <table:table-cell table:number-columns-repeated="13"/>
        </table:table-row>
        <table:table-row table:style-name="ro1">
          <table:table-cell office:value-type="float" office:value="295.8" calcext:value-type="float">
            <text:p>295.8</text:p>
          </table:table-cell>
          <table:table-cell office:value-type="float" office:value="1741.358887" calcext:value-type="float">
            <text:p>1741.358887</text:p>
          </table:table-cell>
          <table:table-cell office:value-type="float" office:value="1835.925781" calcext:value-type="float">
            <text:p>1835.925781</text:p>
          </table:table-cell>
          <table:table-cell office:value-type="float" office:value="1742.187866" calcext:value-type="float">
            <text:p>1742.187866</text:p>
          </table:table-cell>
          <table:table-cell office:value-type="float" office:value="1842.149902" calcext:value-type="float">
            <text:p>1842.149902</text:p>
          </table:table-cell>
          <table:table-cell table:number-columns-repeated="13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742.023315" calcext:value-type="float">
            <text:p>1742.023315</text:p>
          </table:table-cell>
          <table:table-cell office:value-type="float" office:value="1837.54187" calcext:value-type="float">
            <text:p>1837.54187</text:p>
          </table:table-cell>
          <table:table-cell office:value-type="float" office:value="1743.497559" calcext:value-type="float">
            <text:p>1743.497559</text:p>
          </table:table-cell>
          <table:table-cell office:value-type="float" office:value="1844.18042" calcext:value-type="float">
            <text:p>1844.18042</text:p>
          </table:table-cell>
          <table:table-cell table:number-columns-repeated="13"/>
        </table:table-row>
        <table:table-row table:style-name="ro1">
          <table:table-cell office:value-type="float" office:value="296.2" calcext:value-type="float">
            <text:p>296.2</text:p>
          </table:table-cell>
          <table:table-cell office:value-type="float" office:value="1743.118652" calcext:value-type="float">
            <text:p>1743.118652</text:p>
          </table:table-cell>
          <table:table-cell office:value-type="float" office:value="1839.078369" calcext:value-type="float">
            <text:p>1839.078369</text:p>
          </table:table-cell>
          <table:table-cell office:value-type="float" office:value="1744.731934" calcext:value-type="float">
            <text:p>1744.731934</text:p>
          </table:table-cell>
          <table:table-cell office:value-type="float" office:value="1845.589966" calcext:value-type="float">
            <text:p>1845.589966</text:p>
          </table:table-cell>
          <table:table-cell table:number-columns-repeated="13"/>
        </table:table-row>
        <table:table-row table:style-name="ro1">
          <table:table-cell office:value-type="float" office:value="296.4" calcext:value-type="float">
            <text:p>296.4</text:p>
          </table:table-cell>
          <table:table-cell office:value-type="float" office:value="1743.221313" calcext:value-type="float">
            <text:p>1743.221313</text:p>
          </table:table-cell>
          <table:table-cell office:value-type="float" office:value="1837.406616" calcext:value-type="float">
            <text:p>1837.406616</text:p>
          </table:table-cell>
          <table:table-cell office:value-type="float" office:value="1744.347046" calcext:value-type="float">
            <text:p>1744.347046</text:p>
          </table:table-cell>
          <table:table-cell office:value-type="float" office:value="1840.80542" calcext:value-type="float">
            <text:p>1840.80542</text:p>
          </table:table-cell>
          <table:table-cell table:number-columns-repeated="13"/>
        </table:table-row>
        <table:table-row table:style-name="ro1">
          <table:table-cell office:value-type="float" office:value="296.6" calcext:value-type="float">
            <text:p>296.6</text:p>
          </table:table-cell>
          <table:table-cell office:value-type="float" office:value="1745.992676" calcext:value-type="float">
            <text:p>1745.992676</text:p>
          </table:table-cell>
          <table:table-cell office:value-type="float" office:value="1837.918701" calcext:value-type="float">
            <text:p>1837.918701</text:p>
          </table:table-cell>
          <table:table-cell office:value-type="float" office:value="1745.90979" calcext:value-type="float">
            <text:p>1745.90979</text:p>
          </table:table-cell>
          <table:table-cell office:value-type="float" office:value="1843.963623" calcext:value-type="float">
            <text:p>1843.963623</text:p>
          </table:table-cell>
          <table:table-cell table:number-columns-repeated="13"/>
        </table:table-row>
        <table:table-row table:style-name="ro1">
          <table:table-cell office:value-type="float" office:value="296.8" calcext:value-type="float">
            <text:p>296.8</text:p>
          </table:table-cell>
          <table:table-cell office:value-type="float" office:value="1741.194946" calcext:value-type="float">
            <text:p>1741.194946</text:p>
          </table:table-cell>
          <table:table-cell office:value-type="float" office:value="1841.463379" calcext:value-type="float">
            <text:p>1841.463379</text:p>
          </table:table-cell>
          <table:table-cell office:value-type="float" office:value="1742.590698" calcext:value-type="float">
            <text:p>1742.590698</text:p>
          </table:table-cell>
          <table:table-cell office:value-type="float" office:value="1847.643799" calcext:value-type="float">
            <text:p>1847.643799</text:p>
          </table:table-cell>
          <table:table-cell table:number-columns-repeated="13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746.07373" calcext:value-type="float">
            <text:p>1746.07373</text:p>
          </table:table-cell>
          <table:table-cell office:value-type="float" office:value="1834.989502" calcext:value-type="float">
            <text:p>1834.989502</text:p>
          </table:table-cell>
          <table:table-cell office:value-type="float" office:value="1744.479736" calcext:value-type="float">
            <text:p>1744.479736</text:p>
          </table:table-cell>
          <table:table-cell office:value-type="float" office:value="1840.279907" calcext:value-type="float">
            <text:p>1840.279907</text:p>
          </table:table-cell>
          <table:table-cell table:number-columns-repeated="13"/>
        </table:table-row>
        <table:table-row table:style-name="ro1">
          <table:table-cell office:value-type="float" office:value="297.2" calcext:value-type="float">
            <text:p>297.2</text:p>
          </table:table-cell>
          <table:table-cell office:value-type="float" office:value="1742.471069" calcext:value-type="float">
            <text:p>1742.471069</text:p>
          </table:table-cell>
          <table:table-cell office:value-type="float" office:value="1837.795044" calcext:value-type="float">
            <text:p>1837.795044</text:p>
          </table:table-cell>
          <table:table-cell office:value-type="float" office:value="1746.469849" calcext:value-type="float">
            <text:p>1746.469849</text:p>
          </table:table-cell>
          <table:table-cell office:value-type="float" office:value="1842.577637" calcext:value-type="float">
            <text:p>1842.577637</text:p>
          </table:table-cell>
          <table:table-cell table:number-columns-repeated="13"/>
        </table:table-row>
        <table:table-row table:style-name="ro1">
          <table:table-cell office:value-type="float" office:value="297.4" calcext:value-type="float">
            <text:p>297.4</text:p>
          </table:table-cell>
          <table:table-cell office:value-type="float" office:value="1738.844849" calcext:value-type="float">
            <text:p>1738.844849</text:p>
          </table:table-cell>
          <table:table-cell office:value-type="float" office:value="1838.065552" calcext:value-type="float">
            <text:p>1838.065552</text:p>
          </table:table-cell>
          <table:table-cell office:value-type="float" office:value="1745.141357" calcext:value-type="float">
            <text:p>1745.141357</text:p>
          </table:table-cell>
          <table:table-cell office:value-type="float" office:value="1846.211914" calcext:value-type="float">
            <text:p>1846.211914</text:p>
          </table:table-cell>
          <table:table-cell table:number-columns-repeated="13"/>
        </table:table-row>
        <table:table-row table:style-name="ro1">
          <table:table-cell office:value-type="float" office:value="297.6" calcext:value-type="float">
            <text:p>297.6</text:p>
          </table:table-cell>
          <table:table-cell office:value-type="float" office:value="1746.996338" calcext:value-type="float">
            <text:p>1746.996338</text:p>
          </table:table-cell>
          <table:table-cell office:value-type="float" office:value="1835.709229" calcext:value-type="float">
            <text:p>1835.709229</text:p>
          </table:table-cell>
          <table:table-cell office:value-type="float" office:value="1743.590454" calcext:value-type="float">
            <text:p>1743.590454</text:p>
          </table:table-cell>
          <table:table-cell office:value-type="float" office:value="1843.754883" calcext:value-type="float">
            <text:p>1843.754883</text:p>
          </table:table-cell>
          <table:table-cell table:number-columns-repeated="13"/>
        </table:table-row>
        <table:table-row table:style-name="ro1">
          <table:table-cell office:value-type="float" office:value="297.8" calcext:value-type="float">
            <text:p>297.8</text:p>
          </table:table-cell>
          <table:table-cell office:value-type="float" office:value="1745.056763" calcext:value-type="float">
            <text:p>1745.056763</text:p>
          </table:table-cell>
          <table:table-cell office:value-type="float" office:value="1836.60144" calcext:value-type="float">
            <text:p>1836.60144</text:p>
          </table:table-cell>
          <table:table-cell office:value-type="float" office:value="1745.547119" calcext:value-type="float">
            <text:p>1745.547119</text:p>
          </table:table-cell>
          <table:table-cell office:value-type="float" office:value="1846.533569" calcext:value-type="float">
            <text:p>1846.533569</text:p>
          </table:table-cell>
          <table:table-cell table:number-columns-repeated="13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743.90332" calcext:value-type="float">
            <text:p>1743.90332</text:p>
          </table:table-cell>
          <table:table-cell office:value-type="float" office:value="1841.232178" calcext:value-type="float">
            <text:p>1841.232178</text:p>
          </table:table-cell>
          <table:table-cell office:value-type="float" office:value="1742.826538" calcext:value-type="float">
            <text:p>1742.826538</text:p>
          </table:table-cell>
          <table:table-cell office:value-type="float" office:value="1845.772217" calcext:value-type="float">
            <text:p>1845.772217</text:p>
          </table:table-cell>
          <table:table-cell table:number-columns-repeated="13"/>
        </table:table-row>
        <table:table-row table:style-name="ro1">
          <table:table-cell office:value-type="float" office:value="298.2" calcext:value-type="float">
            <text:p>298.2</text:p>
          </table:table-cell>
          <table:table-cell office:value-type="float" office:value="1745.067139" calcext:value-type="float">
            <text:p>1745.067139</text:p>
          </table:table-cell>
          <table:table-cell office:value-type="float" office:value="1835.751465" calcext:value-type="float">
            <text:p>1835.751465</text:p>
          </table:table-cell>
          <table:table-cell office:value-type="float" office:value="1743.502686" calcext:value-type="float">
            <text:p>1743.502686</text:p>
          </table:table-cell>
          <table:table-cell office:value-type="float" office:value="1844.001709" calcext:value-type="float">
            <text:p>1844.001709</text:p>
          </table:table-cell>
          <table:table-cell table:number-columns-repeated="13"/>
        </table:table-row>
        <table:table-row table:style-name="ro1">
          <table:table-cell office:value-type="float" office:value="298.4" calcext:value-type="float">
            <text:p>298.4</text:p>
          </table:table-cell>
          <table:table-cell office:value-type="float" office:value="1743.102295" calcext:value-type="float">
            <text:p>1743.102295</text:p>
          </table:table-cell>
          <table:table-cell office:value-type="float" office:value="1839.220215" calcext:value-type="float">
            <text:p>1839.220215</text:p>
          </table:table-cell>
          <table:table-cell office:value-type="float" office:value="1746.135132" calcext:value-type="float">
            <text:p>1746.135132</text:p>
          </table:table-cell>
          <table:table-cell office:value-type="float" office:value="1844.15564" calcext:value-type="float">
            <text:p>1844.15564</text:p>
          </table:table-cell>
          <table:table-cell table:number-columns-repeated="13"/>
        </table:table-row>
        <table:table-row table:style-name="ro1">
          <table:table-cell office:value-type="float" office:value="298.6" calcext:value-type="float">
            <text:p>298.6</text:p>
          </table:table-cell>
          <table:table-cell office:value-type="float" office:value="1739.108398" calcext:value-type="float">
            <text:p>1739.108398</text:p>
          </table:table-cell>
          <table:table-cell office:value-type="float" office:value="1842.898804" calcext:value-type="float">
            <text:p>1842.898804</text:p>
          </table:table-cell>
          <table:table-cell office:value-type="float" office:value="1742.922119" calcext:value-type="float">
            <text:p>1742.922119</text:p>
          </table:table-cell>
          <table:table-cell office:value-type="float" office:value="1846.669434" calcext:value-type="float">
            <text:p>1846.669434</text:p>
          </table:table-cell>
          <table:table-cell table:number-columns-repeated="13"/>
        </table:table-row>
        <table:table-row table:style-name="ro1">
          <table:table-cell office:value-type="float" office:value="298.8" calcext:value-type="float">
            <text:p>298.8</text:p>
          </table:table-cell>
          <table:table-cell office:value-type="float" office:value="1743.751221" calcext:value-type="float">
            <text:p>1743.751221</text:p>
          </table:table-cell>
          <table:table-cell office:value-type="float" office:value="1837.329224" calcext:value-type="float">
            <text:p>1837.329224</text:p>
          </table:table-cell>
          <table:table-cell office:value-type="float" office:value="1743.448364" calcext:value-type="float">
            <text:p>1743.448364</text:p>
          </table:table-cell>
          <table:table-cell office:value-type="float" office:value="1841.881348" calcext:value-type="float">
            <text:p>1841.881348</text:p>
          </table:table-cell>
          <table:table-cell table:number-columns-repeated="13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743.008179" calcext:value-type="float">
            <text:p>1743.008179</text:p>
          </table:table-cell>
          <table:table-cell office:value-type="float" office:value="1840.768555" calcext:value-type="float">
            <text:p>1840.768555</text:p>
          </table:table-cell>
          <table:table-cell office:value-type="float" office:value="1744.700439" calcext:value-type="float">
            <text:p>1744.700439</text:p>
          </table:table-cell>
          <table:table-cell office:value-type="float" office:value="1845.137207" calcext:value-type="float">
            <text:p>1845.137207</text:p>
          </table:table-cell>
          <table:table-cell table:number-columns-repeated="13"/>
        </table:table-row>
        <table:table-row table:style-name="ro1">
          <table:table-cell office:value-type="float" office:value="299.2" calcext:value-type="float">
            <text:p>299.2</text:p>
          </table:table-cell>
          <table:table-cell office:value-type="float" office:value="1740.829346" calcext:value-type="float">
            <text:p>1740.829346</text:p>
          </table:table-cell>
          <table:table-cell office:value-type="float" office:value="1840.758545" calcext:value-type="float">
            <text:p>1840.758545</text:p>
          </table:table-cell>
          <table:table-cell office:value-type="float" office:value="1742.946045" calcext:value-type="float">
            <text:p>1742.946045</text:p>
          </table:table-cell>
          <table:table-cell office:value-type="float" office:value="1848.347778" calcext:value-type="float">
            <text:p>1848.347778</text:p>
          </table:table-cell>
          <table:table-cell table:number-columns-repeated="13"/>
        </table:table-row>
        <table:table-row table:style-name="ro1">
          <table:table-cell office:value-type="float" office:value="299.4" calcext:value-type="float">
            <text:p>299.4</text:p>
          </table:table-cell>
          <table:table-cell office:value-type="float" office:value="1745.875" calcext:value-type="float">
            <text:p>1745.875</text:p>
          </table:table-cell>
          <table:table-cell office:value-type="float" office:value="1839.705444" calcext:value-type="float">
            <text:p>1839.705444</text:p>
          </table:table-cell>
          <table:table-cell office:value-type="float" office:value="1744.19104" calcext:value-type="float">
            <text:p>1744.19104</text:p>
          </table:table-cell>
          <table:table-cell office:value-type="float" office:value="1843.333862" calcext:value-type="float">
            <text:p>1843.333862</text:p>
          </table:table-cell>
          <table:table-cell table:number-columns-repeated="13"/>
        </table:table-row>
        <table:table-row table:style-name="ro1">
          <table:table-cell office:value-type="float" office:value="299.6" calcext:value-type="float">
            <text:p>299.6</text:p>
          </table:table-cell>
          <table:table-cell office:value-type="float" office:value="1743.913208" calcext:value-type="float">
            <text:p>1743.913208</text:p>
          </table:table-cell>
          <table:table-cell office:value-type="float" office:value="1837.941406" calcext:value-type="float">
            <text:p>1837.941406</text:p>
          </table:table-cell>
          <table:table-cell office:value-type="float" office:value="1747.676025" calcext:value-type="float">
            <text:p>1747.676025</text:p>
          </table:table-cell>
          <table:table-cell office:value-type="float" office:value="1843.982544" calcext:value-type="float">
            <text:p>1843.982544</text:p>
          </table:table-cell>
          <table:table-cell table:number-columns-repeated="13"/>
        </table:table-row>
        <table:table-row table:style-name="ro1">
          <table:table-cell office:value-type="float" office:value="299.8" calcext:value-type="float">
            <text:p>299.8</text:p>
          </table:table-cell>
          <table:table-cell office:value-type="float" office:value="1746.06958" calcext:value-type="float">
            <text:p>1746.06958</text:p>
          </table:table-cell>
          <table:table-cell office:value-type="float" office:value="1840.72522" calcext:value-type="float">
            <text:p>1840.72522</text:p>
          </table:table-cell>
          <table:table-cell office:value-type="float" office:value="1743.970703" calcext:value-type="float">
            <text:p>1743.970703</text:p>
          </table:table-cell>
          <table:table-cell office:value-type="float" office:value="1848.203247" calcext:value-type="float">
            <text:p>1848.203247</text:p>
          </table:table-cell>
          <table:table-cell table:number-columns-repeated="13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746.244629" calcext:value-type="float">
            <text:p>1746.244629</text:p>
          </table:table-cell>
          <table:table-cell office:value-type="float" office:value="1843.568359" calcext:value-type="float">
            <text:p>1843.568359</text:p>
          </table:table-cell>
          <table:table-cell office:value-type="float" office:value="1746.330566" calcext:value-type="float">
            <text:p>1746.330566</text:p>
          </table:table-cell>
          <table:table-cell office:value-type="float" office:value="1845.501831" calcext:value-type="float">
            <text:p>1845.501831</text:p>
          </table:table-cell>
          <table:table-cell table:number-columns-repeated="13"/>
        </table:table-row>
        <table:table-row table:style-name="ro1">
          <table:table-cell office:value-type="float" office:value="300.2" calcext:value-type="float">
            <text:p>300.2</text:p>
          </table:table-cell>
          <table:table-cell office:value-type="float" office:value="1747.650146" calcext:value-type="float">
            <text:p>1747.650146</text:p>
          </table:table-cell>
          <table:table-cell office:value-type="float" office:value="1835.991211" calcext:value-type="float">
            <text:p>1835.991211</text:p>
          </table:table-cell>
          <table:table-cell office:value-type="float" office:value="1749.981934" calcext:value-type="float">
            <text:p>1749.981934</text:p>
          </table:table-cell>
          <table:table-cell office:value-type="float" office:value="1842.680054" calcext:value-type="float">
            <text:p>1842.680054</text:p>
          </table:table-cell>
          <table:table-cell table:number-columns-repeated="13"/>
        </table:table-row>
        <table:table-row table:style-name="ro1">
          <table:table-cell office:value-type="float" office:value="300.4" calcext:value-type="float">
            <text:p>300.4</text:p>
          </table:table-cell>
          <table:table-cell office:value-type="float" office:value="1746.572266" calcext:value-type="float">
            <text:p>1746.572266</text:p>
          </table:table-cell>
          <table:table-cell office:value-type="float" office:value="1842.853394" calcext:value-type="float">
            <text:p>1842.853394</text:p>
          </table:table-cell>
          <table:table-cell office:value-type="float" office:value="1744.031616" calcext:value-type="float">
            <text:p>1744.031616</text:p>
          </table:table-cell>
          <table:table-cell office:value-type="float" office:value="1850.668579" calcext:value-type="float">
            <text:p>1850.668579</text:p>
          </table:table-cell>
          <table:table-cell table:number-columns-repeated="13"/>
        </table:table-row>
        <table:table-row table:style-name="ro1">
          <table:table-cell office:value-type="float" office:value="300.6" calcext:value-type="float">
            <text:p>300.6</text:p>
          </table:table-cell>
          <table:table-cell office:value-type="float" office:value="1747.206909" calcext:value-type="float">
            <text:p>1747.206909</text:p>
          </table:table-cell>
          <table:table-cell office:value-type="float" office:value="1842.657471" calcext:value-type="float">
            <text:p>1842.657471</text:p>
          </table:table-cell>
          <table:table-cell office:value-type="float" office:value="1747.055786" calcext:value-type="float">
            <text:p>1747.055786</text:p>
          </table:table-cell>
          <table:table-cell office:value-type="float" office:value="1847.297852" calcext:value-type="float">
            <text:p>1847.297852</text:p>
          </table:table-cell>
          <table:table-cell table:number-columns-repeated="13"/>
        </table:table-row>
        <table:table-row table:style-name="ro1">
          <table:table-cell office:value-type="float" office:value="300.8" calcext:value-type="float">
            <text:p>300.8</text:p>
          </table:table-cell>
          <table:table-cell office:value-type="float" office:value="1744.970337" calcext:value-type="float">
            <text:p>1744.970337</text:p>
          </table:table-cell>
          <table:table-cell office:value-type="float" office:value="1845.447144" calcext:value-type="float">
            <text:p>1845.447144</text:p>
          </table:table-cell>
          <table:table-cell office:value-type="float" office:value="1747.084717" calcext:value-type="float">
            <text:p>1747.084717</text:p>
          </table:table-cell>
          <table:table-cell office:value-type="float" office:value="1847.023315" calcext:value-type="float">
            <text:p>1847.023315</text:p>
          </table:table-cell>
          <table:table-cell table:number-columns-repeated="13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745.955811" calcext:value-type="float">
            <text:p>1745.955811</text:p>
          </table:table-cell>
          <table:table-cell office:value-type="float" office:value="1841.355713" calcext:value-type="float">
            <text:p>1841.355713</text:p>
          </table:table-cell>
          <table:table-cell office:value-type="float" office:value="1747.859741" calcext:value-type="float">
            <text:p>1747.859741</text:p>
          </table:table-cell>
          <table:table-cell office:value-type="float" office:value="1849.120605" calcext:value-type="float">
            <text:p>1849.120605</text:p>
          </table:table-cell>
          <table:table-cell table:number-columns-repeated="13"/>
        </table:table-row>
        <table:table-row table:style-name="ro1">
          <table:table-cell office:value-type="float" office:value="301.2" calcext:value-type="float">
            <text:p>301.2</text:p>
          </table:table-cell>
          <table:table-cell office:value-type="float" office:value="1747.095459" calcext:value-type="float">
            <text:p>1747.095459</text:p>
          </table:table-cell>
          <table:table-cell office:value-type="float" office:value="1844.967285" calcext:value-type="float">
            <text:p>1844.967285</text:p>
          </table:table-cell>
          <table:table-cell office:value-type="float" office:value="1746.658813" calcext:value-type="float">
            <text:p>1746.658813</text:p>
          </table:table-cell>
          <table:table-cell office:value-type="float" office:value="1851.777466" calcext:value-type="float">
            <text:p>1851.777466</text:p>
          </table:table-cell>
          <table:table-cell table:number-columns-repeated="13"/>
        </table:table-row>
        <table:table-row table:style-name="ro1">
          <table:table-cell office:value-type="float" office:value="301.4" calcext:value-type="float">
            <text:p>301.4</text:p>
          </table:table-cell>
          <table:table-cell office:value-type="float" office:value="1750.345703" calcext:value-type="float">
            <text:p>1750.345703</text:p>
          </table:table-cell>
          <table:table-cell office:value-type="float" office:value="1843.540161" calcext:value-type="float">
            <text:p>1843.540161</text:p>
          </table:table-cell>
          <table:table-cell office:value-type="float" office:value="1748.417725" calcext:value-type="float">
            <text:p>1748.417725</text:p>
          </table:table-cell>
          <table:table-cell office:value-type="float" office:value="1850.766968" calcext:value-type="float">
            <text:p>1850.766968</text:p>
          </table:table-cell>
          <table:table-cell table:number-columns-repeated="13"/>
        </table:table-row>
        <table:table-row table:style-name="ro1">
          <table:table-cell office:value-type="float" office:value="301.6" calcext:value-type="float">
            <text:p>301.6</text:p>
          </table:table-cell>
          <table:table-cell office:value-type="float" office:value="1746.933594" calcext:value-type="float">
            <text:p>1746.933594</text:p>
          </table:table-cell>
          <table:table-cell office:value-type="float" office:value="1844.55249" calcext:value-type="float">
            <text:p>1844.55249</text:p>
          </table:table-cell>
          <table:table-cell office:value-type="float" office:value="1747.116577" calcext:value-type="float">
            <text:p>1747.116577</text:p>
          </table:table-cell>
          <table:table-cell office:value-type="float" office:value="1850.765747" calcext:value-type="float">
            <text:p>1850.765747</text:p>
          </table:table-cell>
          <table:table-cell table:number-columns-repeated="13"/>
        </table:table-row>
        <table:table-row table:style-name="ro1">
          <table:table-cell office:value-type="float" office:value="301.8" calcext:value-type="float">
            <text:p>301.8</text:p>
          </table:table-cell>
          <table:table-cell office:value-type="float" office:value="1748.044434" calcext:value-type="float">
            <text:p>1748.044434</text:p>
          </table:table-cell>
          <table:table-cell office:value-type="float" office:value="1842.907715" calcext:value-type="float">
            <text:p>1842.907715</text:p>
          </table:table-cell>
          <table:table-cell office:value-type="float" office:value="1747.067017" calcext:value-type="float">
            <text:p>1747.067017</text:p>
          </table:table-cell>
          <table:table-cell office:value-type="float" office:value="1848.302124" calcext:value-type="float">
            <text:p>1848.302124</text:p>
          </table:table-cell>
          <table:table-cell table:number-columns-repeated="13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748.634521" calcext:value-type="float">
            <text:p>1748.634521</text:p>
          </table:table-cell>
          <table:table-cell office:value-type="float" office:value="1836.523682" calcext:value-type="float">
            <text:p>1836.523682</text:p>
          </table:table-cell>
          <table:table-cell office:value-type="float" office:value="1748.208374" calcext:value-type="float">
            <text:p>1748.208374</text:p>
          </table:table-cell>
          <table:table-cell office:value-type="float" office:value="1843.697266" calcext:value-type="float">
            <text:p>1843.697266</text:p>
          </table:table-cell>
          <table:table-cell table:number-columns-repeated="13"/>
        </table:table-row>
        <table:table-row table:style-name="ro1">
          <table:table-cell office:value-type="float" office:value="302.2" calcext:value-type="float">
            <text:p>302.2</text:p>
          </table:table-cell>
          <table:table-cell office:value-type="float" office:value="1726.511963" calcext:value-type="float">
            <text:p>1726.511963</text:p>
          </table:table-cell>
          <table:table-cell office:value-type="float" office:value="1815.421509" calcext:value-type="float">
            <text:p>1815.421509</text:p>
          </table:table-cell>
          <table:table-cell office:value-type="float" office:value="1732.025879" calcext:value-type="float">
            <text:p>1732.025879</text:p>
          </table:table-cell>
          <table:table-cell office:value-type="float" office:value="1822.285645" calcext:value-type="float">
            <text:p>1822.285645</text:p>
          </table:table-cell>
          <table:table-cell table:number-columns-repeated="13"/>
        </table:table-row>
        <table:table-row table:style-name="ro1">
          <table:table-cell office:value-type="float" office:value="302.4" calcext:value-type="float">
            <text:p>302.4</text:p>
          </table:table-cell>
          <table:table-cell office:value-type="float" office:value="1680.159058" calcext:value-type="float">
            <text:p>1680.159058</text:p>
          </table:table-cell>
          <table:table-cell office:value-type="float" office:value="1836.375977" calcext:value-type="float">
            <text:p>1836.375977</text:p>
          </table:table-cell>
          <table:table-cell office:value-type="float" office:value="1689.936401" calcext:value-type="float">
            <text:p>1689.936401</text:p>
          </table:table-cell>
          <table:table-cell office:value-type="float" office:value="1829.314209" calcext:value-type="float">
            <text:p>1829.314209</text:p>
          </table:table-cell>
          <table:table-cell table:number-columns-repeated="13"/>
        </table:table-row>
        <table:table-row table:style-name="ro1">
          <table:table-cell office:value-type="float" office:value="302.6" calcext:value-type="float">
            <text:p>302.6</text:p>
          </table:table-cell>
          <table:table-cell office:value-type="float" office:value="1684.663208" calcext:value-type="float">
            <text:p>1684.663208</text:p>
          </table:table-cell>
          <table:table-cell office:value-type="float" office:value="1780.066284" calcext:value-type="float">
            <text:p>1780.066284</text:p>
          </table:table-cell>
          <table:table-cell office:value-type="float" office:value="1681.673218" calcext:value-type="float">
            <text:p>1681.673218</text:p>
          </table:table-cell>
          <table:table-cell office:value-type="float" office:value="1777.167725" calcext:value-type="float">
            <text:p>1777.167725</text:p>
          </table:table-cell>
          <table:table-cell table:number-columns-repeated="13"/>
        </table:table-row>
        <table:table-row table:style-name="ro1">
          <table:table-cell office:value-type="float" office:value="302.8" calcext:value-type="float">
            <text:p>302.8</text:p>
          </table:table-cell>
          <table:table-cell office:value-type="float" office:value="1678.650146" calcext:value-type="float">
            <text:p>1678.650146</text:p>
          </table:table-cell>
          <table:table-cell office:value-type="float" office:value="1766.516357" calcext:value-type="float">
            <text:p>1766.516357</text:p>
          </table:table-cell>
          <table:table-cell office:value-type="float" office:value="1681.49292" calcext:value-type="float">
            <text:p>1681.49292</text:p>
          </table:table-cell>
          <table:table-cell office:value-type="float" office:value="1767.391113" calcext:value-type="float">
            <text:p>1767.391113</text:p>
          </table:table-cell>
          <table:table-cell table:number-columns-repeated="13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653.045166" calcext:value-type="float">
            <text:p>1653.045166</text:p>
          </table:table-cell>
          <table:table-cell office:value-type="float" office:value="1766.158691" calcext:value-type="float">
            <text:p>1766.158691</text:p>
          </table:table-cell>
          <table:table-cell office:value-type="float" office:value="1652.449585" calcext:value-type="float">
            <text:p>1652.449585</text:p>
          </table:table-cell>
          <table:table-cell office:value-type="float" office:value="1764.854004" calcext:value-type="float">
            <text:p>1764.854004</text:p>
          </table:table-cell>
          <table:table-cell table:number-columns-repeated="13"/>
        </table:table-row>
        <table:table-row table:style-name="ro1">
          <table:table-cell office:value-type="float" office:value="303.2" calcext:value-type="float">
            <text:p>303.2</text:p>
          </table:table-cell>
          <table:table-cell office:value-type="float" office:value="1652.707886" calcext:value-type="float">
            <text:p>1652.707886</text:p>
          </table:table-cell>
          <table:table-cell office:value-type="float" office:value="1734.043335" calcext:value-type="float">
            <text:p>1734.043335</text:p>
          </table:table-cell>
          <table:table-cell office:value-type="float" office:value="1651.000366" calcext:value-type="float">
            <text:p>1651.000366</text:p>
          </table:table-cell>
          <table:table-cell office:value-type="float" office:value="1730.30603" calcext:value-type="float">
            <text:p>1730.30603</text:p>
          </table:table-cell>
          <table:table-cell table:number-columns-repeated="13"/>
        </table:table-row>
        <table:table-row table:style-name="ro1">
          <table:table-cell office:value-type="float" office:value="303.4" calcext:value-type="float">
            <text:p>303.4</text:p>
          </table:table-cell>
          <table:table-cell office:value-type="float" office:value="1646.601196" calcext:value-type="float">
            <text:p>1646.601196</text:p>
          </table:table-cell>
          <table:table-cell office:value-type="float" office:value="1719.832886" calcext:value-type="float">
            <text:p>1719.832886</text:p>
          </table:table-cell>
          <table:table-cell office:value-type="float" office:value="1637.970337" calcext:value-type="float">
            <text:p>1637.970337</text:p>
          </table:table-cell>
          <table:table-cell office:value-type="float" office:value="1726.112671" calcext:value-type="float">
            <text:p>1726.112671</text:p>
          </table:table-cell>
          <table:table-cell table:number-columns-repeated="13"/>
        </table:table-row>
        <table:table-row table:style-name="ro1">
          <table:table-cell office:value-type="float" office:value="303.6" calcext:value-type="float">
            <text:p>303.6</text:p>
          </table:table-cell>
          <table:table-cell office:value-type="float" office:value="1629.104492" calcext:value-type="float">
            <text:p>1629.104492</text:p>
          </table:table-cell>
          <table:table-cell office:value-type="float" office:value="1710.874512" calcext:value-type="float">
            <text:p>1710.874512</text:p>
          </table:table-cell>
          <table:table-cell office:value-type="float" office:value="1632.873413" calcext:value-type="float">
            <text:p>1632.873413</text:p>
          </table:table-cell>
          <table:table-cell office:value-type="float" office:value="1714.651245" calcext:value-type="float">
            <text:p>1714.651245</text:p>
          </table:table-cell>
          <table:table-cell table:number-columns-repeated="13"/>
        </table:table-row>
        <table:table-row table:style-name="ro1">
          <table:table-cell office:value-type="float" office:value="303.8" calcext:value-type="float">
            <text:p>303.8</text:p>
          </table:table-cell>
          <table:table-cell office:value-type="float" office:value="1629.50415" calcext:value-type="float">
            <text:p>1629.50415</text:p>
          </table:table-cell>
          <table:table-cell office:value-type="float" office:value="1700.048584" calcext:value-type="float">
            <text:p>1700.048584</text:p>
          </table:table-cell>
          <table:table-cell office:value-type="float" office:value="1626.169922" calcext:value-type="float">
            <text:p>1626.169922</text:p>
          </table:table-cell>
          <table:table-cell office:value-type="float" office:value="1696.775757" calcext:value-type="float">
            <text:p>1696.775757</text:p>
          </table:table-cell>
          <table:table-cell table:number-columns-repeated="13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617.922607" calcext:value-type="float">
            <text:p>1617.922607</text:p>
          </table:table-cell>
          <table:table-cell office:value-type="float" office:value="1689.649414" calcext:value-type="float">
            <text:p>1689.649414</text:p>
          </table:table-cell>
          <table:table-cell office:value-type="float" office:value="1613.466309" calcext:value-type="float">
            <text:p>1613.466309</text:p>
          </table:table-cell>
          <table:table-cell office:value-type="float" office:value="1687.379517" calcext:value-type="float">
            <text:p>1687.379517</text:p>
          </table:table-cell>
          <table:table-cell table:number-columns-repeated="13"/>
        </table:table-row>
        <table:table-row table:style-name="ro1">
          <table:table-cell office:value-type="float" office:value="304.2" calcext:value-type="float">
            <text:p>304.2</text:p>
          </table:table-cell>
          <table:table-cell office:value-type="float" office:value="1615.432251" calcext:value-type="float">
            <text:p>1615.432251</text:p>
          </table:table-cell>
          <table:table-cell office:value-type="float" office:value="1676.608276" calcext:value-type="float">
            <text:p>1676.608276</text:p>
          </table:table-cell>
          <table:table-cell office:value-type="float" office:value="1611.34082" calcext:value-type="float">
            <text:p>1611.34082</text:p>
          </table:table-cell>
          <table:table-cell office:value-type="float" office:value="1679.379028" calcext:value-type="float">
            <text:p>1679.379028</text:p>
          </table:table-cell>
          <table:table-cell table:number-columns-repeated="13"/>
        </table:table-row>
        <table:table-row table:style-name="ro1">
          <table:table-cell office:value-type="float" office:value="304.4" calcext:value-type="float">
            <text:p>304.4</text:p>
          </table:table-cell>
          <table:table-cell office:value-type="float" office:value="1607.304565" calcext:value-type="float">
            <text:p>1607.304565</text:p>
          </table:table-cell>
          <table:table-cell office:value-type="float" office:value="1668.840088" calcext:value-type="float">
            <text:p>1668.840088</text:p>
          </table:table-cell>
          <table:table-cell office:value-type="float" office:value="1604.973145" calcext:value-type="float">
            <text:p>1604.973145</text:p>
          </table:table-cell>
          <table:table-cell office:value-type="float" office:value="1674.327881" calcext:value-type="float">
            <text:p>1674.327881</text:p>
          </table:table-cell>
          <table:table-cell table:number-columns-repeated="13"/>
        </table:table-row>
        <table:table-row table:style-name="ro1">
          <table:table-cell office:value-type="float" office:value="304.6" calcext:value-type="float">
            <text:p>304.6</text:p>
          </table:table-cell>
          <table:table-cell office:value-type="float" office:value="1600.746948" calcext:value-type="float">
            <text:p>1600.746948</text:p>
          </table:table-cell>
          <table:table-cell office:value-type="float" office:value="1662.43042" calcext:value-type="float">
            <text:p>1662.43042</text:p>
          </table:table-cell>
          <table:table-cell office:value-type="float" office:value="1604.164429" calcext:value-type="float">
            <text:p>1604.164429</text:p>
          </table:table-cell>
          <table:table-cell office:value-type="float" office:value="1657.82373" calcext:value-type="float">
            <text:p>1657.82373</text:p>
          </table:table-cell>
          <table:table-cell table:number-columns-repeated="13"/>
        </table:table-row>
        <table:table-row table:style-name="ro1">
          <table:table-cell office:value-type="float" office:value="304.8" calcext:value-type="float">
            <text:p>304.8</text:p>
          </table:table-cell>
          <table:table-cell office:value-type="float" office:value="1601.634033" calcext:value-type="float">
            <text:p>1601.634033</text:p>
          </table:table-cell>
          <table:table-cell office:value-type="float" office:value="1651.290527" calcext:value-type="float">
            <text:p>1651.290527</text:p>
          </table:table-cell>
          <table:table-cell office:value-type="float" office:value="1599.631714" calcext:value-type="float">
            <text:p>1599.631714</text:p>
          </table:table-cell>
          <table:table-cell office:value-type="float" office:value="1647.923706" calcext:value-type="float">
            <text:p>1647.923706</text:p>
          </table:table-cell>
          <table:table-cell table:number-columns-repeated="13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594.250488" calcext:value-type="float">
            <text:p>1594.250488</text:p>
          </table:table-cell>
          <table:table-cell office:value-type="float" office:value="1645.746094" calcext:value-type="float">
            <text:p>1645.746094</text:p>
          </table:table-cell>
          <table:table-cell office:value-type="float" office:value="1597.512329" calcext:value-type="float">
            <text:p>1597.512329</text:p>
          </table:table-cell>
          <table:table-cell office:value-type="float" office:value="1644.507568" calcext:value-type="float">
            <text:p>1644.507568</text:p>
          </table:table-cell>
          <table:table-cell table:number-columns-repeated="13"/>
        </table:table-row>
        <table:table-row table:style-name="ro1">
          <table:table-cell office:value-type="float" office:value="305.2" calcext:value-type="float">
            <text:p>305.2</text:p>
          </table:table-cell>
          <table:table-cell office:value-type="float" office:value="1595.984741" calcext:value-type="float">
            <text:p>1595.984741</text:p>
          </table:table-cell>
          <table:table-cell office:value-type="float" office:value="1638.578491" calcext:value-type="float">
            <text:p>1638.578491</text:p>
          </table:table-cell>
          <table:table-cell office:value-type="float" office:value="1587.706909" calcext:value-type="float">
            <text:p>1587.706909</text:p>
          </table:table-cell>
          <table:table-cell office:value-type="float" office:value="1640.133667" calcext:value-type="float">
            <text:p>1640.133667</text:p>
          </table:table-cell>
          <table:table-cell table:number-columns-repeated="13"/>
        </table:table-row>
        <table:table-row table:style-name="ro1">
          <table:table-cell office:value-type="float" office:value="305.4" calcext:value-type="float">
            <text:p>305.4</text:p>
          </table:table-cell>
          <table:table-cell office:value-type="float" office:value="1587.955688" calcext:value-type="float">
            <text:p>1587.955688</text:p>
          </table:table-cell>
          <table:table-cell office:value-type="float" office:value="1632.019043" calcext:value-type="float">
            <text:p>1632.019043</text:p>
          </table:table-cell>
          <table:table-cell office:value-type="float" office:value="1586.871216" calcext:value-type="float">
            <text:p>1586.871216</text:p>
          </table:table-cell>
          <table:table-cell office:value-type="float" office:value="1631.312256" calcext:value-type="float">
            <text:p>1631.312256</text:p>
          </table:table-cell>
          <table:table-cell table:number-columns-repeated="13"/>
        </table:table-row>
        <table:table-row table:style-name="ro1">
          <table:table-cell office:value-type="float" office:value="305.6" calcext:value-type="float">
            <text:p>305.6</text:p>
          </table:table-cell>
          <table:table-cell office:value-type="float" office:value="1589.172729" calcext:value-type="float">
            <text:p>1589.172729</text:p>
          </table:table-cell>
          <table:table-cell office:value-type="float" office:value="1629.042603" calcext:value-type="float">
            <text:p>1629.042603</text:p>
          </table:table-cell>
          <table:table-cell office:value-type="float" office:value="1584.652222" calcext:value-type="float">
            <text:p>1584.652222</text:p>
          </table:table-cell>
          <table:table-cell office:value-type="float" office:value="1628.62439" calcext:value-type="float">
            <text:p>1628.62439</text:p>
          </table:table-cell>
          <table:table-cell table:number-columns-repeated="13"/>
        </table:table-row>
        <table:table-row table:style-name="ro1">
          <table:table-cell office:value-type="float" office:value="305.8" calcext:value-type="float">
            <text:p>305.8</text:p>
          </table:table-cell>
          <table:table-cell office:value-type="float" office:value="1585.635132" calcext:value-type="float">
            <text:p>1585.635132</text:p>
          </table:table-cell>
          <table:table-cell office:value-type="float" office:value="1624.348511" calcext:value-type="float">
            <text:p>1624.348511</text:p>
          </table:table-cell>
          <table:table-cell office:value-type="float" office:value="1579.732788" calcext:value-type="float">
            <text:p>1579.732788</text:p>
          </table:table-cell>
          <table:table-cell office:value-type="float" office:value="1622.789917" calcext:value-type="float">
            <text:p>1622.789917</text:p>
          </table:table-cell>
          <table:table-cell table:number-columns-repeated="13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582.088135" calcext:value-type="float">
            <text:p>1582.088135</text:p>
          </table:table-cell>
          <table:table-cell office:value-type="float" office:value="1618.993164" calcext:value-type="float">
            <text:p>1618.993164</text:p>
          </table:table-cell>
          <table:table-cell office:value-type="float" office:value="1580.172852" calcext:value-type="float">
            <text:p>1580.172852</text:p>
          </table:table-cell>
          <table:table-cell office:value-type="float" office:value="1616.606201" calcext:value-type="float">
            <text:p>1616.606201</text:p>
          </table:table-cell>
          <table:table-cell table:number-columns-repeated="13"/>
        </table:table-row>
        <table:table-row table:style-name="ro1">
          <table:table-cell office:value-type="float" office:value="306.2" calcext:value-type="float">
            <text:p>306.2</text:p>
          </table:table-cell>
          <table:table-cell office:value-type="float" office:value="1581.644897" calcext:value-type="float">
            <text:p>1581.644897</text:p>
          </table:table-cell>
          <table:table-cell office:value-type="float" office:value="1614.16272" calcext:value-type="float">
            <text:p>1614.16272</text:p>
          </table:table-cell>
          <table:table-cell office:value-type="float" office:value="1579.150146" calcext:value-type="float">
            <text:p>1579.150146</text:p>
          </table:table-cell>
          <table:table-cell office:value-type="float" office:value="1610.944824" calcext:value-type="float">
            <text:p>1610.944824</text:p>
          </table:table-cell>
          <table:table-cell table:number-columns-repeated="13"/>
        </table:table-row>
        <table:table-row table:style-name="ro1">
          <table:table-cell office:value-type="float" office:value="306.4" calcext:value-type="float">
            <text:p>306.4</text:p>
          </table:table-cell>
          <table:table-cell office:value-type="float" office:value="1578.889038" calcext:value-type="float">
            <text:p>1578.889038</text:p>
          </table:table-cell>
          <table:table-cell office:value-type="float" office:value="1611.448242" calcext:value-type="float">
            <text:p>1611.448242</text:p>
          </table:table-cell>
          <table:table-cell office:value-type="float" office:value="1575.764771" calcext:value-type="float">
            <text:p>1575.764771</text:p>
          </table:table-cell>
          <table:table-cell office:value-type="float" office:value="1608.227783" calcext:value-type="float">
            <text:p>1608.227783</text:p>
          </table:table-cell>
          <table:table-cell table:number-columns-repeated="13"/>
        </table:table-row>
        <table:table-row table:style-name="ro1">
          <table:table-cell office:value-type="float" office:value="306.6" calcext:value-type="float">
            <text:p>306.6</text:p>
          </table:table-cell>
          <table:table-cell office:value-type="float" office:value="1576.825684" calcext:value-type="float">
            <text:p>1576.825684</text:p>
          </table:table-cell>
          <table:table-cell office:value-type="float" office:value="1606.940796" calcext:value-type="float">
            <text:p>1606.940796</text:p>
          </table:table-cell>
          <table:table-cell office:value-type="float" office:value="1573.947388" calcext:value-type="float">
            <text:p>1573.947388</text:p>
          </table:table-cell>
          <table:table-cell office:value-type="float" office:value="1605.390625" calcext:value-type="float">
            <text:p>1605.390625</text:p>
          </table:table-cell>
          <table:table-cell table:number-columns-repeated="13"/>
        </table:table-row>
        <table:table-row table:style-name="ro1">
          <table:table-cell office:value-type="float" office:value="306.8" calcext:value-type="float">
            <text:p>306.8</text:p>
          </table:table-cell>
          <table:table-cell office:value-type="float" office:value="1575.254272" calcext:value-type="float">
            <text:p>1575.254272</text:p>
          </table:table-cell>
          <table:table-cell office:value-type="float" office:value="1607.458008" calcext:value-type="float">
            <text:p>1607.458008</text:p>
          </table:table-cell>
          <table:table-cell office:value-type="float" office:value="1575.802124" calcext:value-type="float">
            <text:p>1575.802124</text:p>
          </table:table-cell>
          <table:table-cell office:value-type="float" office:value="1598.628052" calcext:value-type="float">
            <text:p>1598.628052</text:p>
          </table:table-cell>
          <table:table-cell table:number-columns-repeated="13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578.239624" calcext:value-type="float">
            <text:p>1578.239624</text:p>
          </table:table-cell>
          <table:table-cell office:value-type="float" office:value="1601.03125" calcext:value-type="float">
            <text:p>1601.03125</text:p>
          </table:table-cell>
          <table:table-cell office:value-type="float" office:value="1573.44104" calcext:value-type="float">
            <text:p>1573.44104</text:p>
          </table:table-cell>
          <table:table-cell office:value-type="float" office:value="1597.781006" calcext:value-type="float">
            <text:p>1597.781006</text:p>
          </table:table-cell>
          <table:table-cell table:number-columns-repeated="13"/>
        </table:table-row>
        <table:table-row table:style-name="ro1">
          <table:table-cell office:value-type="float" office:value="307.2" calcext:value-type="float">
            <text:p>307.2</text:p>
          </table:table-cell>
          <table:table-cell office:value-type="float" office:value="1573.423706" calcext:value-type="float">
            <text:p>1573.423706</text:p>
          </table:table-cell>
          <table:table-cell office:value-type="float" office:value="1598.096924" calcext:value-type="float">
            <text:p>1598.096924</text:p>
          </table:table-cell>
          <table:table-cell office:value-type="float" office:value="1569.081421" calcext:value-type="float">
            <text:p>1569.081421</text:p>
          </table:table-cell>
          <table:table-cell office:value-type="float" office:value="1593.880005" calcext:value-type="float">
            <text:p>1593.880005</text:p>
          </table:table-cell>
          <table:table-cell table:number-columns-repeated="13"/>
        </table:table-row>
        <table:table-row table:style-name="ro1">
          <table:table-cell office:value-type="float" office:value="307.4" calcext:value-type="float">
            <text:p>307.4</text:p>
          </table:table-cell>
          <table:table-cell office:value-type="float" office:value="1574.793335" calcext:value-type="float">
            <text:p>1574.793335</text:p>
          </table:table-cell>
          <table:table-cell office:value-type="float" office:value="1596.728027" calcext:value-type="float">
            <text:p>1596.728027</text:p>
          </table:table-cell>
          <table:table-cell office:value-type="float" office:value="1566.568359" calcext:value-type="float">
            <text:p>1566.568359</text:p>
          </table:table-cell>
          <table:table-cell office:value-type="float" office:value="1592.777466" calcext:value-type="float">
            <text:p>1592.777466</text:p>
          </table:table-cell>
          <table:table-cell table:number-columns-repeated="13"/>
        </table:table-row>
        <table:table-row table:style-name="ro1">
          <table:table-cell office:value-type="float" office:value="307.6" calcext:value-type="float">
            <text:p>307.6</text:p>
          </table:table-cell>
          <table:table-cell office:value-type="float" office:value="1573.178711" calcext:value-type="float">
            <text:p>1573.178711</text:p>
          </table:table-cell>
          <table:table-cell office:value-type="float" office:value="1596.059082" calcext:value-type="float">
            <text:p>1596.059082</text:p>
          </table:table-cell>
          <table:table-cell office:value-type="float" office:value="1566.543091" calcext:value-type="float">
            <text:p>1566.543091</text:p>
          </table:table-cell>
          <table:table-cell office:value-type="float" office:value="1591.061157" calcext:value-type="float">
            <text:p>1591.061157</text:p>
          </table:table-cell>
          <table:table-cell table:number-columns-repeated="13"/>
        </table:table-row>
        <table:table-row table:style-name="ro1">
          <table:table-cell office:value-type="float" office:value="307.8" calcext:value-type="float">
            <text:p>307.8</text:p>
          </table:table-cell>
          <table:table-cell office:value-type="float" office:value="1566.411499" calcext:value-type="float">
            <text:p>1566.411499</text:p>
          </table:table-cell>
          <table:table-cell office:value-type="float" office:value="1588.922729" calcext:value-type="float">
            <text:p>1588.922729</text:p>
          </table:table-cell>
          <table:table-cell office:value-type="float" office:value="1568.398071" calcext:value-type="float">
            <text:p>1568.398071</text:p>
          </table:table-cell>
          <table:table-cell office:value-type="float" office:value="1593.769165" calcext:value-type="float">
            <text:p>1593.769165</text:p>
          </table:table-cell>
          <table:table-cell table:number-columns-repeated="13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567.831421" calcext:value-type="float">
            <text:p>1567.831421</text:p>
          </table:table-cell>
          <table:table-cell office:value-type="float" office:value="1587.003662" calcext:value-type="float">
            <text:p>1587.003662</text:p>
          </table:table-cell>
          <table:table-cell office:value-type="float" office:value="1570.683838" calcext:value-type="float">
            <text:p>1570.683838</text:p>
          </table:table-cell>
          <table:table-cell office:value-type="float" office:value="1587.166016" calcext:value-type="float">
            <text:p>1587.166016</text:p>
          </table:table-cell>
          <table:table-cell table:number-columns-repeated="13"/>
        </table:table-row>
        <table:table-row table:style-name="ro1">
          <table:table-cell office:value-type="float" office:value="308.2" calcext:value-type="float">
            <text:p>308.2</text:p>
          </table:table-cell>
          <table:table-cell office:value-type="float" office:value="1569.779541" calcext:value-type="float">
            <text:p>1569.779541</text:p>
          </table:table-cell>
          <table:table-cell office:value-type="float" office:value="1585.296265" calcext:value-type="float">
            <text:p>1585.296265</text:p>
          </table:table-cell>
          <table:table-cell office:value-type="float" office:value="1571.921509" calcext:value-type="float">
            <text:p>1571.921509</text:p>
          </table:table-cell>
          <table:table-cell office:value-type="float" office:value="1584.2229" calcext:value-type="float">
            <text:p>1584.2229</text:p>
          </table:table-cell>
          <table:table-cell table:number-columns-repeated="13"/>
        </table:table-row>
        <table:table-row table:style-name="ro1">
          <table:table-cell office:value-type="float" office:value="308.4" calcext:value-type="float">
            <text:p>308.4</text:p>
          </table:table-cell>
          <table:table-cell office:value-type="float" office:value="1568.571411" calcext:value-type="float">
            <text:p>1568.571411</text:p>
          </table:table-cell>
          <table:table-cell office:value-type="float" office:value="1581.533936" calcext:value-type="float">
            <text:p>1581.533936</text:p>
          </table:table-cell>
          <table:table-cell office:value-type="float" office:value="1568.609497" calcext:value-type="float">
            <text:p>1568.609497</text:p>
          </table:table-cell>
          <table:table-cell office:value-type="float" office:value="1579.887939" calcext:value-type="float">
            <text:p>1579.887939</text:p>
          </table:table-cell>
          <table:table-cell table:number-columns-repeated="13"/>
        </table:table-row>
        <table:table-row table:style-name="ro1">
          <table:table-cell office:value-type="float" office:value="308.6" calcext:value-type="float">
            <text:p>308.6</text:p>
          </table:table-cell>
          <table:table-cell office:value-type="float" office:value="1568.147705" calcext:value-type="float">
            <text:p>1568.147705</text:p>
          </table:table-cell>
          <table:table-cell office:value-type="float" office:value="1580.402832" calcext:value-type="float">
            <text:p>1580.402832</text:p>
          </table:table-cell>
          <table:table-cell office:value-type="float" office:value="1569.365601" calcext:value-type="float">
            <text:p>1569.365601</text:p>
          </table:table-cell>
          <table:table-cell office:value-type="float" office:value="1582.231934" calcext:value-type="float">
            <text:p>1582.231934</text:p>
          </table:table-cell>
          <table:table-cell table:number-columns-repeated="13"/>
        </table:table-row>
        <table:table-row table:style-name="ro1">
          <table:table-cell office:value-type="float" office:value="308.8" calcext:value-type="float">
            <text:p>308.8</text:p>
          </table:table-cell>
          <table:table-cell office:value-type="float" office:value="1568.365845" calcext:value-type="float">
            <text:p>1568.365845</text:p>
          </table:table-cell>
          <table:table-cell office:value-type="float" office:value="1581.046997" calcext:value-type="float">
            <text:p>1581.046997</text:p>
          </table:table-cell>
          <table:table-cell office:value-type="float" office:value="1565.598389" calcext:value-type="float">
            <text:p>1565.598389</text:p>
          </table:table-cell>
          <table:table-cell office:value-type="float" office:value="1583.36084" calcext:value-type="float">
            <text:p>1583.36084</text:p>
          </table:table-cell>
          <table:table-cell table:number-columns-repeated="13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568.427979" calcext:value-type="float">
            <text:p>1568.427979</text:p>
          </table:table-cell>
          <table:table-cell office:value-type="float" office:value="1578.252563" calcext:value-type="float">
            <text:p>1578.252563</text:p>
          </table:table-cell>
          <table:table-cell office:value-type="float" office:value="1568.204712" calcext:value-type="float">
            <text:p>1568.204712</text:p>
          </table:table-cell>
          <table:table-cell office:value-type="float" office:value="1576.296021" calcext:value-type="float">
            <text:p>1576.296021</text:p>
          </table:table-cell>
          <table:table-cell table:number-columns-repeated="13"/>
        </table:table-row>
        <table:table-row table:style-name="ro1">
          <table:table-cell office:value-type="float" office:value="309.2" calcext:value-type="float">
            <text:p>309.2</text:p>
          </table:table-cell>
          <table:table-cell office:value-type="float" office:value="1563.113525" calcext:value-type="float">
            <text:p>1563.113525</text:p>
          </table:table-cell>
          <table:table-cell office:value-type="float" office:value="1577.757812" calcext:value-type="float">
            <text:p>1577.757812</text:p>
          </table:table-cell>
          <table:table-cell office:value-type="float" office:value="1564.241943" calcext:value-type="float">
            <text:p>1564.241943</text:p>
          </table:table-cell>
          <table:table-cell office:value-type="float" office:value="1576.591553" calcext:value-type="float">
            <text:p>1576.591553</text:p>
          </table:table-cell>
          <table:table-cell table:number-columns-repeated="13"/>
        </table:table-row>
        <table:table-row table:style-name="ro1">
          <table:table-cell office:value-type="float" office:value="309.4" calcext:value-type="float">
            <text:p>309.4</text:p>
          </table:table-cell>
          <table:table-cell office:value-type="float" office:value="1566.432251" calcext:value-type="float">
            <text:p>1566.432251</text:p>
          </table:table-cell>
          <table:table-cell office:value-type="float" office:value="1576.534424" calcext:value-type="float">
            <text:p>1576.534424</text:p>
          </table:table-cell>
          <table:table-cell office:value-type="float" office:value="1568.494141" calcext:value-type="float">
            <text:p>1568.494141</text:p>
          </table:table-cell>
          <table:table-cell office:value-type="float" office:value="1576.247681" calcext:value-type="float">
            <text:p>1576.247681</text:p>
          </table:table-cell>
          <table:table-cell table:number-columns-repeated="13"/>
        </table:table-row>
        <table:table-row table:style-name="ro1">
          <table:table-cell office:value-type="float" office:value="309.6" calcext:value-type="float">
            <text:p>309.6</text:p>
          </table:table-cell>
          <table:table-cell office:value-type="float" office:value="1561.644653" calcext:value-type="float">
            <text:p>1561.644653</text:p>
          </table:table-cell>
          <table:table-cell office:value-type="float" office:value="1580.358643" calcext:value-type="float">
            <text:p>1580.358643</text:p>
          </table:table-cell>
          <table:table-cell office:value-type="float" office:value="1563.525879" calcext:value-type="float">
            <text:p>1563.525879</text:p>
          </table:table-cell>
          <table:table-cell office:value-type="float" office:value="1578.394897" calcext:value-type="float">
            <text:p>1578.394897</text:p>
          </table:table-cell>
          <table:table-cell table:number-columns-repeated="13"/>
        </table:table-row>
        <table:table-row table:style-name="ro1">
          <table:table-cell office:value-type="float" office:value="309.8" calcext:value-type="float">
            <text:p>309.8</text:p>
          </table:table-cell>
          <table:table-cell office:value-type="float" office:value="1563.327881" calcext:value-type="float">
            <text:p>1563.327881</text:p>
          </table:table-cell>
          <table:table-cell office:value-type="float" office:value="1574.820435" calcext:value-type="float">
            <text:p>1574.820435</text:p>
          </table:table-cell>
          <table:table-cell office:value-type="float" office:value="1564.613281" calcext:value-type="float">
            <text:p>1564.613281</text:p>
          </table:table-cell>
          <table:table-cell office:value-type="float" office:value="1573.238281" calcext:value-type="float">
            <text:p>1573.238281</text:p>
          </table:table-cell>
          <table:table-cell table:number-columns-repeated="13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563.033813" calcext:value-type="float">
            <text:p>1563.033813</text:p>
          </table:table-cell>
          <table:table-cell office:value-type="float" office:value="1571.208374" calcext:value-type="float">
            <text:p>1571.208374</text:p>
          </table:table-cell>
          <table:table-cell office:value-type="float" office:value="1563.577271" calcext:value-type="float">
            <text:p>1563.577271</text:p>
          </table:table-cell>
          <table:table-cell office:value-type="float" office:value="1574.150146" calcext:value-type="float">
            <text:p>1574.150146</text:p>
          </table:table-cell>
          <table:table-cell table:number-columns-repeated="13"/>
        </table:table-row>
        <table:table-row table:style-name="ro1">
          <table:table-cell office:value-type="float" office:value="310.2" calcext:value-type="float">
            <text:p>310.2</text:p>
          </table:table-cell>
          <table:table-cell office:value-type="float" office:value="1568.290405" calcext:value-type="float">
            <text:p>1568.290405</text:p>
          </table:table-cell>
          <table:table-cell office:value-type="float" office:value="1570.651611" calcext:value-type="float">
            <text:p>1570.651611</text:p>
          </table:table-cell>
          <table:table-cell office:value-type="float" office:value="1567.074341" calcext:value-type="float">
            <text:p>1567.074341</text:p>
          </table:table-cell>
          <table:table-cell office:value-type="float" office:value="1572.225708" calcext:value-type="float">
            <text:p>1572.225708</text:p>
          </table:table-cell>
          <table:table-cell table:number-columns-repeated="13"/>
        </table:table-row>
        <table:table-row table:style-name="ro1">
          <table:table-cell office:value-type="float" office:value="310.4" calcext:value-type="float">
            <text:p>310.4</text:p>
          </table:table-cell>
          <table:table-cell office:value-type="float" office:value="1551.804077" calcext:value-type="float">
            <text:p>1551.804077</text:p>
          </table:table-cell>
          <table:table-cell office:value-type="float" office:value="1582.469238" calcext:value-type="float">
            <text:p>1582.469238</text:p>
          </table:table-cell>
          <table:table-cell office:value-type="float" office:value="1550.094849" calcext:value-type="float">
            <text:p>1550.094849</text:p>
          </table:table-cell>
          <table:table-cell office:value-type="float" office:value="1584.716797" calcext:value-type="float">
            <text:p>1584.716797</text:p>
          </table:table-cell>
          <table:table-cell table:number-columns-repeated="13"/>
        </table:table-row>
        <table:table-row table:style-name="ro1">
          <table:table-cell office:value-type="float" office:value="310.6" calcext:value-type="float">
            <text:p>310.6</text:p>
          </table:table-cell>
          <table:table-cell office:value-type="float" office:value="1575.304321" calcext:value-type="float">
            <text:p>1575.304321</text:p>
          </table:table-cell>
          <table:table-cell office:value-type="float" office:value="1568.317383" calcext:value-type="float">
            <text:p>1568.317383</text:p>
          </table:table-cell>
          <table:table-cell office:value-type="float" office:value="1574.163696" calcext:value-type="float">
            <text:p>1574.163696</text:p>
          </table:table-cell>
          <table:table-cell office:value-type="float" office:value="1571.209351" calcext:value-type="float">
            <text:p>1571.209351</text:p>
          </table:table-cell>
          <table:table-cell table:number-columns-repeated="13"/>
        </table:table-row>
        <table:table-row table:style-name="ro1">
          <table:table-cell office:value-type="float" office:value="310.8" calcext:value-type="float">
            <text:p>310.8</text:p>
          </table:table-cell>
          <table:table-cell office:value-type="float" office:value="1589.253052" calcext:value-type="float">
            <text:p>1589.253052</text:p>
          </table:table-cell>
          <table:table-cell office:value-type="float" office:value="1587.203735" calcext:value-type="float">
            <text:p>1587.203735</text:p>
          </table:table-cell>
          <table:table-cell office:value-type="float" office:value="1561.789429" calcext:value-type="float">
            <text:p>1561.789429</text:p>
          </table:table-cell>
          <table:table-cell office:value-type="float" office:value="1551.932373" calcext:value-type="float">
            <text:p>1551.932373</text:p>
          </table:table-cell>
          <table:table-cell table:number-columns-repeated="13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597.84314" calcext:value-type="float">
            <text:p>1597.84314</text:p>
          </table:table-cell>
          <table:table-cell office:value-type="float" office:value="1649.004395" calcext:value-type="float">
            <text:p>1649.004395</text:p>
          </table:table-cell>
          <table:table-cell office:value-type="float" office:value="1514.283203" calcext:value-type="float">
            <text:p>1514.283203</text:p>
          </table:table-cell>
          <table:table-cell office:value-type="float" office:value="1545.165405" calcext:value-type="float">
            <text:p>1545.165405</text:p>
          </table:table-cell>
          <table:table-cell table:number-columns-repeated="13"/>
        </table:table-row>
        <table:table-row table:style-name="ro1">
          <table:table-cell office:value-type="float" office:value="311.2" calcext:value-type="float">
            <text:p>311.2</text:p>
          </table:table-cell>
          <table:table-cell office:value-type="float" office:value="1609.955566" calcext:value-type="float">
            <text:p>1609.955566</text:p>
          </table:table-cell>
          <table:table-cell office:value-type="float" office:value="1652.699951" calcext:value-type="float">
            <text:p>1652.699951</text:p>
          </table:table-cell>
          <table:table-cell office:value-type="float" office:value="1518.759888" calcext:value-type="float">
            <text:p>1518.759888</text:p>
          </table:table-cell>
          <table:table-cell office:value-type="float" office:value="1560.102295" calcext:value-type="float">
            <text:p>1560.102295</text:p>
          </table:table-cell>
          <table:table-cell table:number-columns-repeated="13"/>
        </table:table-row>
        <table:table-row table:style-name="ro1">
          <table:table-cell office:value-type="float" office:value="311.4" calcext:value-type="float">
            <text:p>311.4</text:p>
          </table:table-cell>
          <table:table-cell office:value-type="float" office:value="1619.469482" calcext:value-type="float">
            <text:p>1619.469482</text:p>
          </table:table-cell>
          <table:table-cell office:value-type="float" office:value="1628.448853" calcext:value-type="float">
            <text:p>1628.448853</text:p>
          </table:table-cell>
          <table:table-cell office:value-type="float" office:value="1599.337158" calcext:value-type="float">
            <text:p>1599.337158</text:p>
          </table:table-cell>
          <table:table-cell office:value-type="float" office:value="1604.845825" calcext:value-type="float">
            <text:p>1604.845825</text:p>
          </table:table-cell>
          <table:table-cell table:number-columns-repeated="13"/>
        </table:table-row>
        <table:table-row table:style-name="ro1">
          <table:table-cell office:value-type="float" office:value="311.6" calcext:value-type="float">
            <text:p>311.6</text:p>
          </table:table-cell>
          <table:table-cell office:value-type="float" office:value="1644.339478" calcext:value-type="float">
            <text:p>1644.339478</text:p>
          </table:table-cell>
          <table:table-cell office:value-type="float" office:value="1628.264404" calcext:value-type="float">
            <text:p>1628.264404</text:p>
          </table:table-cell>
          <table:table-cell office:value-type="float" office:value="1665.552979" calcext:value-type="float">
            <text:p>1665.552979</text:p>
          </table:table-cell>
          <table:table-cell office:value-type="float" office:value="1647.616089" calcext:value-type="float">
            <text:p>1647.616089</text:p>
          </table:table-cell>
          <table:table-cell table:number-columns-repeated="13"/>
        </table:table-row>
        <table:table-row table:style-name="ro1">
          <table:table-cell office:value-type="float" office:value="311.8" calcext:value-type="float">
            <text:p>311.8</text:p>
          </table:table-cell>
          <table:table-cell office:value-type="float" office:value="1683.206177" calcext:value-type="float">
            <text:p>1683.206177</text:p>
          </table:table-cell>
          <table:table-cell office:value-type="float" office:value="1724.824097" calcext:value-type="float">
            <text:p>1724.824097</text:p>
          </table:table-cell>
          <table:table-cell office:value-type="float" office:value="1701.509277" calcext:value-type="float">
            <text:p>1701.509277</text:p>
          </table:table-cell>
          <table:table-cell office:value-type="float" office:value="1733.91687" calcext:value-type="float">
            <text:p>1733.91687</text:p>
          </table:table-cell>
          <table:table-cell table:number-columns-repeated="13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713.636841" calcext:value-type="float">
            <text:p>1713.636841</text:p>
          </table:table-cell>
          <table:table-cell office:value-type="float" office:value="1704.776489" calcext:value-type="float">
            <text:p>1704.776489</text:p>
          </table:table-cell>
          <table:table-cell office:value-type="float" office:value="1730.19104" calcext:value-type="float">
            <text:p>1730.19104</text:p>
          </table:table-cell>
          <table:table-cell office:value-type="float" office:value="1697.847168" calcext:value-type="float">
            <text:p>1697.847168</text:p>
          </table:table-cell>
          <table:table-cell table:number-columns-repeated="13"/>
        </table:table-row>
        <table:table-row table:style-name="ro1">
          <table:table-cell office:value-type="float" office:value="312.2" calcext:value-type="float">
            <text:p>312.2</text:p>
          </table:table-cell>
          <table:table-cell office:value-type="float" office:value="1716.0354" calcext:value-type="float">
            <text:p>1716.0354</text:p>
          </table:table-cell>
          <table:table-cell office:value-type="float" office:value="1765.442017" calcext:value-type="float">
            <text:p>1765.442017</text:p>
          </table:table-cell>
          <table:table-cell office:value-type="float" office:value="1725.845825" calcext:value-type="float">
            <text:p>1725.845825</text:p>
          </table:table-cell>
          <table:table-cell office:value-type="float" office:value="1758.630127" calcext:value-type="float">
            <text:p>1758.630127</text:p>
          </table:table-cell>
          <table:table-cell table:number-columns-repeated="13"/>
        </table:table-row>
        <table:table-row table:style-name="ro1">
          <table:table-cell office:value-type="float" office:value="312.4" calcext:value-type="float">
            <text:p>312.4</text:p>
          </table:table-cell>
          <table:table-cell office:value-type="float" office:value="1702.223511" calcext:value-type="float">
            <text:p>1702.223511</text:p>
          </table:table-cell>
          <table:table-cell office:value-type="float" office:value="1807.898071" calcext:value-type="float">
            <text:p>1807.898071</text:p>
          </table:table-cell>
          <table:table-cell office:value-type="float" office:value="1709.055054" calcext:value-type="float">
            <text:p>1709.055054</text:p>
          </table:table-cell>
          <table:table-cell office:value-type="float" office:value="1805.354004" calcext:value-type="float">
            <text:p>1805.354004</text:p>
          </table:table-cell>
          <table:table-cell table:number-columns-repeated="13"/>
        </table:table-row>
        <table:table-row table:style-name="ro1">
          <table:table-cell office:value-type="float" office:value="312.6" calcext:value-type="float">
            <text:p>312.6</text:p>
          </table:table-cell>
          <table:table-cell office:value-type="float" office:value="1734.847534" calcext:value-type="float">
            <text:p>1734.847534</text:p>
          </table:table-cell>
          <table:table-cell office:value-type="float" office:value="1788.919922" calcext:value-type="float">
            <text:p>1788.919922</text:p>
          </table:table-cell>
          <table:table-cell office:value-type="float" office:value="1747.387329" calcext:value-type="float">
            <text:p>1747.387329</text:p>
          </table:table-cell>
          <table:table-cell office:value-type="float" office:value="1779.115967" calcext:value-type="float">
            <text:p>1779.115967</text:p>
          </table:table-cell>
          <table:table-cell table:number-columns-repeated="13"/>
        </table:table-row>
        <table:table-row table:style-name="ro1">
          <table:table-cell office:value-type="float" office:value="312.8" calcext:value-type="float">
            <text:p>312.8</text:p>
          </table:table-cell>
          <table:table-cell office:value-type="float" office:value="1718.39856" calcext:value-type="float">
            <text:p>1718.39856</text:p>
          </table:table-cell>
          <table:table-cell office:value-type="float" office:value="1803.770752" calcext:value-type="float">
            <text:p>1803.770752</text:p>
          </table:table-cell>
          <table:table-cell office:value-type="float" office:value="1721.109009" calcext:value-type="float">
            <text:p>1721.109009</text:p>
          </table:table-cell>
          <table:table-cell office:value-type="float" office:value="1805.611816" calcext:value-type="float">
            <text:p>1805.611816</text:p>
          </table:table-cell>
          <table:table-cell table:number-columns-repeated="13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692.462036" calcext:value-type="float">
            <text:p>1692.462036</text:p>
          </table:table-cell>
          <table:table-cell office:value-type="float" office:value="1816.747314" calcext:value-type="float">
            <text:p>1816.747314</text:p>
          </table:table-cell>
          <table:table-cell office:value-type="float" office:value="1691.124023" calcext:value-type="float">
            <text:p>1691.124023</text:p>
          </table:table-cell>
          <table:table-cell office:value-type="float" office:value="1830.663818" calcext:value-type="float">
            <text:p>1830.663818</text:p>
          </table:table-cell>
          <table:table-cell table:number-columns-repeated="13"/>
        </table:table-row>
        <table:table-row table:style-name="ro1">
          <table:table-cell office:value-type="float" office:value="313.2" calcext:value-type="float">
            <text:p>313.2</text:p>
          </table:table-cell>
          <table:table-cell office:value-type="float" office:value="1712.015015" calcext:value-type="float">
            <text:p>1712.015015</text:p>
          </table:table-cell>
          <table:table-cell office:value-type="float" office:value="1781.546387" calcext:value-type="float">
            <text:p>1781.546387</text:p>
          </table:table-cell>
          <table:table-cell office:value-type="float" office:value="1727.974854" calcext:value-type="float">
            <text:p>1727.974854</text:p>
          </table:table-cell>
          <table:table-cell office:value-type="float" office:value="1781.985962" calcext:value-type="float">
            <text:p>1781.985962</text:p>
          </table:table-cell>
          <table:table-cell table:number-columns-repeated="13"/>
        </table:table-row>
        <table:table-row table:style-name="ro1">
          <table:table-cell office:value-type="float" office:value="313.4" calcext:value-type="float">
            <text:p>313.4</text:p>
          </table:table-cell>
          <table:table-cell office:value-type="float" office:value="1709.309692" calcext:value-type="float">
            <text:p>1709.309692</text:p>
          </table:table-cell>
          <table:table-cell office:value-type="float" office:value="1809.579346" calcext:value-type="float">
            <text:p>1809.579346</text:p>
          </table:table-cell>
          <table:table-cell office:value-type="float" office:value="1723.024902" calcext:value-type="float">
            <text:p>1723.024902</text:p>
          </table:table-cell>
          <table:table-cell office:value-type="float" office:value="1797.345215" calcext:value-type="float">
            <text:p>1797.345215</text:p>
          </table:table-cell>
          <table:table-cell table:number-columns-repeated="13"/>
        </table:table-row>
        <table:table-row table:style-name="ro1">
          <table:table-cell office:value-type="float" office:value="313.6" calcext:value-type="float">
            <text:p>313.6</text:p>
          </table:table-cell>
          <table:table-cell office:value-type="float" office:value="1702.895264" calcext:value-type="float">
            <text:p>1702.895264</text:p>
          </table:table-cell>
          <table:table-cell office:value-type="float" office:value="1807.479004" calcext:value-type="float">
            <text:p>1807.479004</text:p>
          </table:table-cell>
          <table:table-cell office:value-type="float" office:value="1707.50769" calcext:value-type="float">
            <text:p>1707.50769</text:p>
          </table:table-cell>
          <table:table-cell office:value-type="float" office:value="1810.196045" calcext:value-type="float">
            <text:p>1810.196045</text:p>
          </table:table-cell>
          <table:table-cell table:number-columns-repeated="13"/>
        </table:table-row>
        <table:table-row table:style-name="ro1">
          <table:table-cell office:value-type="float" office:value="313.8" calcext:value-type="float">
            <text:p>313.8</text:p>
          </table:table-cell>
          <table:table-cell office:value-type="float" office:value="1712.54834" calcext:value-type="float">
            <text:p>1712.54834</text:p>
          </table:table-cell>
          <table:table-cell office:value-type="float" office:value="1792.404907" calcext:value-type="float">
            <text:p>1792.404907</text:p>
          </table:table-cell>
          <table:table-cell office:value-type="float" office:value="1724.267578" calcext:value-type="float">
            <text:p>1724.267578</text:p>
          </table:table-cell>
          <table:table-cell office:value-type="float" office:value="1790.935425" calcext:value-type="float">
            <text:p>1790.935425</text:p>
          </table:table-cell>
          <table:table-cell table:number-columns-repeated="13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709.104248" calcext:value-type="float">
            <text:p>1709.104248</text:p>
          </table:table-cell>
          <table:table-cell office:value-type="float" office:value="1807.591309" calcext:value-type="float">
            <text:p>1807.591309</text:p>
          </table:table-cell>
          <table:table-cell office:value-type="float" office:value="1718.276001" calcext:value-type="float">
            <text:p>1718.276001</text:p>
          </table:table-cell>
          <table:table-cell office:value-type="float" office:value="1805.085938" calcext:value-type="float">
            <text:p>1805.085938</text:p>
          </table:table-cell>
          <table:table-cell table:number-columns-repeated="13"/>
        </table:table-row>
        <table:table-row table:style-name="ro1">
          <table:table-cell office:value-type="float" office:value="314.2" calcext:value-type="float">
            <text:p>314.2</text:p>
          </table:table-cell>
          <table:table-cell office:value-type="float" office:value="1706.051025" calcext:value-type="float">
            <text:p>1706.051025</text:p>
          </table:table-cell>
          <table:table-cell office:value-type="float" office:value="1810.516357" calcext:value-type="float">
            <text:p>1810.516357</text:p>
          </table:table-cell>
          <table:table-cell office:value-type="float" office:value="1714.30957" calcext:value-type="float">
            <text:p>1714.30957</text:p>
          </table:table-cell>
          <table:table-cell office:value-type="float" office:value="1809.56665" calcext:value-type="float">
            <text:p>1809.56665</text:p>
          </table:table-cell>
          <table:table-cell table:number-columns-repeated="13"/>
        </table:table-row>
        <table:table-row table:style-name="ro1">
          <table:table-cell office:value-type="float" office:value="314.4" calcext:value-type="float">
            <text:p>314.4</text:p>
          </table:table-cell>
          <table:table-cell office:value-type="float" office:value="1714.950195" calcext:value-type="float">
            <text:p>1714.950195</text:p>
          </table:table-cell>
          <table:table-cell office:value-type="float" office:value="1803.083496" calcext:value-type="float">
            <text:p>1803.083496</text:p>
          </table:table-cell>
          <table:table-cell office:value-type="float" office:value="1725.500977" calcext:value-type="float">
            <text:p>1725.500977</text:p>
          </table:table-cell>
          <table:table-cell office:value-type="float" office:value="1797.397339" calcext:value-type="float">
            <text:p>1797.397339</text:p>
          </table:table-cell>
          <table:table-cell table:number-columns-repeated="13"/>
        </table:table-row>
        <table:table-row table:style-name="ro1">
          <table:table-cell office:value-type="float" office:value="314.6" calcext:value-type="float">
            <text:p>314.6</text:p>
          </table:table-cell>
          <table:table-cell office:value-type="float" office:value="1712.474487" calcext:value-type="float">
            <text:p>1712.474487</text:p>
          </table:table-cell>
          <table:table-cell office:value-type="float" office:value="1812.573486" calcext:value-type="float">
            <text:p>1812.573486</text:p>
          </table:table-cell>
          <table:table-cell office:value-type="float" office:value="1726.844238" calcext:value-type="float">
            <text:p>1726.844238</text:p>
          </table:table-cell>
          <table:table-cell office:value-type="float" office:value="1805.923096" calcext:value-type="float">
            <text:p>1805.923096</text:p>
          </table:table-cell>
          <table:table-cell table:number-columns-repeated="13"/>
        </table:table-row>
        <table:table-row table:style-name="ro1">
          <table:table-cell office:value-type="float" office:value="314.8" calcext:value-type="float">
            <text:p>314.8</text:p>
          </table:table-cell>
          <table:table-cell office:value-type="float" office:value="1710.788818" calcext:value-type="float">
            <text:p>1710.788818</text:p>
          </table:table-cell>
          <table:table-cell office:value-type="float" office:value="1807.638306" calcext:value-type="float">
            <text:p>1807.638306</text:p>
          </table:table-cell>
          <table:table-cell office:value-type="float" office:value="1721.164917" calcext:value-type="float">
            <text:p>1721.164917</text:p>
          </table:table-cell>
          <table:table-cell office:value-type="float" office:value="1806.951782" calcext:value-type="float">
            <text:p>1806.951782</text:p>
          </table:table-cell>
          <table:table-cell table:number-columns-repeated="13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718.813965" calcext:value-type="float">
            <text:p>1718.813965</text:p>
          </table:table-cell>
          <table:table-cell office:value-type="float" office:value="1807.039673" calcext:value-type="float">
            <text:p>1807.039673</text:p>
          </table:table-cell>
          <table:table-cell office:value-type="float" office:value="1726.490601" calcext:value-type="float">
            <text:p>1726.490601</text:p>
          </table:table-cell>
          <table:table-cell office:value-type="float" office:value="1805.558716" calcext:value-type="float">
            <text:p>1805.558716</text:p>
          </table:table-cell>
          <table:table-cell table:number-columns-repeated="13"/>
        </table:table-row>
        <table:table-row table:style-name="ro1">
          <table:table-cell office:value-type="float" office:value="315.2" calcext:value-type="float">
            <text:p>315.2</text:p>
          </table:table-cell>
          <table:table-cell office:value-type="float" office:value="1712.373047" calcext:value-type="float">
            <text:p>1712.373047</text:p>
          </table:table-cell>
          <table:table-cell office:value-type="float" office:value="1815.608154" calcext:value-type="float">
            <text:p>1815.608154</text:p>
          </table:table-cell>
          <table:table-cell office:value-type="float" office:value="1722.642822" calcext:value-type="float">
            <text:p>1722.642822</text:p>
          </table:table-cell>
          <table:table-cell office:value-type="float" office:value="1811.674072" calcext:value-type="float">
            <text:p>1811.674072</text:p>
          </table:table-cell>
          <table:table-cell table:number-columns-repeated="13"/>
        </table:table-row>
        <table:table-row table:style-name="ro1">
          <table:table-cell office:value-type="float" office:value="315.4" calcext:value-type="float">
            <text:p>315.4</text:p>
          </table:table-cell>
          <table:table-cell office:value-type="float" office:value="1712.805176" calcext:value-type="float">
            <text:p>1712.805176</text:p>
          </table:table-cell>
          <table:table-cell office:value-type="float" office:value="1814.044678" calcext:value-type="float">
            <text:p>1814.044678</text:p>
          </table:table-cell>
          <table:table-cell office:value-type="float" office:value="1724.336914" calcext:value-type="float">
            <text:p>1724.336914</text:p>
          </table:table-cell>
          <table:table-cell office:value-type="float" office:value="1808.459351" calcext:value-type="float">
            <text:p>1808.459351</text:p>
          </table:table-cell>
          <table:table-cell table:number-columns-repeated="13"/>
        </table:table-row>
        <table:table-row table:style-name="ro1">
          <table:table-cell office:value-type="float" office:value="315.6" calcext:value-type="float">
            <text:p>315.6</text:p>
          </table:table-cell>
          <table:table-cell office:value-type="float" office:value="1716.283569" calcext:value-type="float">
            <text:p>1716.283569</text:p>
          </table:table-cell>
          <table:table-cell office:value-type="float" office:value="1812.749023" calcext:value-type="float">
            <text:p>1812.749023</text:p>
          </table:table-cell>
          <table:table-cell office:value-type="float" office:value="1727.336792" calcext:value-type="float">
            <text:p>1727.336792</text:p>
          </table:table-cell>
          <table:table-cell office:value-type="float" office:value="1808.043823" calcext:value-type="float">
            <text:p>1808.043823</text:p>
          </table:table-cell>
          <table:table-cell table:number-columns-repeated="13"/>
        </table:table-row>
        <table:table-row table:style-name="ro1">
          <table:table-cell office:value-type="float" office:value="315.8" calcext:value-type="float">
            <text:p>315.8</text:p>
          </table:table-cell>
          <table:table-cell office:value-type="float" office:value="1715.501587" calcext:value-type="float">
            <text:p>1715.501587</text:p>
          </table:table-cell>
          <table:table-cell office:value-type="float" office:value="1815.429199" calcext:value-type="float">
            <text:p>1815.429199</text:p>
          </table:table-cell>
          <table:table-cell office:value-type="float" office:value="1728.312988" calcext:value-type="float">
            <text:p>1728.312988</text:p>
          </table:table-cell>
          <table:table-cell office:value-type="float" office:value="1811.432373" calcext:value-type="float">
            <text:p>1811.432373</text:p>
          </table:table-cell>
          <table:table-cell table:number-columns-repeated="13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716.419434" calcext:value-type="float">
            <text:p>1716.419434</text:p>
          </table:table-cell>
          <table:table-cell office:value-type="float" office:value="1815.228149" calcext:value-type="float">
            <text:p>1815.228149</text:p>
          </table:table-cell>
          <table:table-cell office:value-type="float" office:value="1728.668213" calcext:value-type="float">
            <text:p>1728.668213</text:p>
          </table:table-cell>
          <table:table-cell office:value-type="float" office:value="1811.884277" calcext:value-type="float">
            <text:p>1811.884277</text:p>
          </table:table-cell>
          <table:table-cell table:number-columns-repeated="13"/>
        </table:table-row>
        <table:table-row table:style-name="ro1">
          <table:table-cell office:value-type="float" office:value="316.2" calcext:value-type="float">
            <text:p>316.2</text:p>
          </table:table-cell>
          <table:table-cell office:value-type="float" office:value="1718.271851" calcext:value-type="float">
            <text:p>1718.271851</text:p>
          </table:table-cell>
          <table:table-cell office:value-type="float" office:value="1815.630127" calcext:value-type="float">
            <text:p>1815.630127</text:p>
          </table:table-cell>
          <table:table-cell office:value-type="float" office:value="1731.573975" calcext:value-type="float">
            <text:p>1731.573975</text:p>
          </table:table-cell>
          <table:table-cell office:value-type="float" office:value="1810.587158" calcext:value-type="float">
            <text:p>1810.587158</text:p>
          </table:table-cell>
          <table:table-cell table:number-columns-repeated="13"/>
        </table:table-row>
        <table:table-row table:style-name="ro1">
          <table:table-cell office:value-type="float" office:value="316.4" calcext:value-type="float">
            <text:p>316.4</text:p>
          </table:table-cell>
          <table:table-cell office:value-type="float" office:value="1718.21167" calcext:value-type="float">
            <text:p>1718.21167</text:p>
          </table:table-cell>
          <table:table-cell office:value-type="float" office:value="1816.170776" calcext:value-type="float">
            <text:p>1816.170776</text:p>
          </table:table-cell>
          <table:table-cell office:value-type="float" office:value="1732.021851" calcext:value-type="float">
            <text:p>1732.021851</text:p>
          </table:table-cell>
          <table:table-cell office:value-type="float" office:value="1811.610107" calcext:value-type="float">
            <text:p>1811.610107</text:p>
          </table:table-cell>
          <table:table-cell table:number-columns-repeated="13"/>
        </table:table-row>
        <table:table-row table:style-name="ro1">
          <table:table-cell office:value-type="float" office:value="316.6" calcext:value-type="float">
            <text:p>316.6</text:p>
          </table:table-cell>
          <table:table-cell office:value-type="float" office:value="1718.373901" calcext:value-type="float">
            <text:p>1718.373901</text:p>
          </table:table-cell>
          <table:table-cell office:value-type="float" office:value="1820.438354" calcext:value-type="float">
            <text:p>1820.438354</text:p>
          </table:table-cell>
          <table:table-cell office:value-type="float" office:value="1731.836182" calcext:value-type="float">
            <text:p>1731.836182</text:p>
          </table:table-cell>
          <table:table-cell office:value-type="float" office:value="1814.739746" calcext:value-type="float">
            <text:p>1814.739746</text:p>
          </table:table-cell>
          <table:table-cell table:number-columns-repeated="13"/>
        </table:table-row>
        <table:table-row table:style-name="ro1">
          <table:table-cell office:value-type="float" office:value="316.8" calcext:value-type="float">
            <text:p>316.8</text:p>
          </table:table-cell>
          <table:table-cell office:value-type="float" office:value="1715.980347" calcext:value-type="float">
            <text:p>1715.980347</text:p>
          </table:table-cell>
          <table:table-cell office:value-type="float" office:value="1818.758911" calcext:value-type="float">
            <text:p>1818.758911</text:p>
          </table:table-cell>
          <table:table-cell office:value-type="float" office:value="1728.674194" calcext:value-type="float">
            <text:p>1728.674194</text:p>
          </table:table-cell>
          <table:table-cell office:value-type="float" office:value="1816.335815" calcext:value-type="float">
            <text:p>1816.335815</text:p>
          </table:table-cell>
          <table:table-cell table:number-columns-repeated="13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722.034424" calcext:value-type="float">
            <text:p>1722.034424</text:p>
          </table:table-cell>
          <table:table-cell office:value-type="float" office:value="1815.873169" calcext:value-type="float">
            <text:p>1815.873169</text:p>
          </table:table-cell>
          <table:table-cell office:value-type="float" office:value="1733.287842" calcext:value-type="float">
            <text:p>1733.287842</text:p>
          </table:table-cell>
          <table:table-cell office:value-type="float" office:value="1813.021484" calcext:value-type="float">
            <text:p>1813.021484</text:p>
          </table:table-cell>
          <table:table-cell table:number-columns-repeated="13"/>
        </table:table-row>
        <table:table-row table:style-name="ro1">
          <table:table-cell office:value-type="float" office:value="317.2" calcext:value-type="float">
            <text:p>317.2</text:p>
          </table:table-cell>
          <table:table-cell office:value-type="float" office:value="1720.096558" calcext:value-type="float">
            <text:p>1720.096558</text:p>
          </table:table-cell>
          <table:table-cell office:value-type="float" office:value="1818.274902" calcext:value-type="float">
            <text:p>1818.274902</text:p>
          </table:table-cell>
          <table:table-cell office:value-type="float" office:value="1729.299194" calcext:value-type="float">
            <text:p>1729.299194</text:p>
          </table:table-cell>
          <table:table-cell office:value-type="float" office:value="1818.054932" calcext:value-type="float">
            <text:p>1818.054932</text:p>
          </table:table-cell>
          <table:table-cell table:number-columns-repeated="13"/>
        </table:table-row>
        <table:table-row table:style-name="ro1">
          <table:table-cell office:value-type="float" office:value="317.4" calcext:value-type="float">
            <text:p>317.4</text:p>
          </table:table-cell>
          <table:table-cell office:value-type="float" office:value="1720.748657" calcext:value-type="float">
            <text:p>1720.748657</text:p>
          </table:table-cell>
          <table:table-cell office:value-type="float" office:value="1820.459717" calcext:value-type="float">
            <text:p>1820.459717</text:p>
          </table:table-cell>
          <table:table-cell office:value-type="float" office:value="1735.140381" calcext:value-type="float">
            <text:p>1735.140381</text:p>
          </table:table-cell>
          <table:table-cell office:value-type="float" office:value="1815.277832" calcext:value-type="float">
            <text:p>1815.277832</text:p>
          </table:table-cell>
          <table:table-cell table:number-columns-repeated="13"/>
        </table:table-row>
        <table:table-row table:style-name="ro1">
          <table:table-cell office:value-type="float" office:value="317.6" calcext:value-type="float">
            <text:p>317.6</text:p>
          </table:table-cell>
          <table:table-cell office:value-type="float" office:value="1721.604736" calcext:value-type="float">
            <text:p>1721.604736</text:p>
          </table:table-cell>
          <table:table-cell office:value-type="float" office:value="1820.066284" calcext:value-type="float">
            <text:p>1820.066284</text:p>
          </table:table-cell>
          <table:table-cell office:value-type="float" office:value="1732.460205" calcext:value-type="float">
            <text:p>1732.460205</text:p>
          </table:table-cell>
          <table:table-cell office:value-type="float" office:value="1813.830322" calcext:value-type="float">
            <text:p>1813.830322</text:p>
          </table:table-cell>
          <table:table-cell table:number-columns-repeated="13"/>
        </table:table-row>
        <table:table-row table:style-name="ro1">
          <table:table-cell office:value-type="float" office:value="317.8" calcext:value-type="float">
            <text:p>317.8</text:p>
          </table:table-cell>
          <table:table-cell office:value-type="float" office:value="1719.421631" calcext:value-type="float">
            <text:p>1719.421631</text:p>
          </table:table-cell>
          <table:table-cell office:value-type="float" office:value="1820.975464" calcext:value-type="float">
            <text:p>1820.975464</text:p>
          </table:table-cell>
          <table:table-cell office:value-type="float" office:value="1733.39502" calcext:value-type="float">
            <text:p>1733.39502</text:p>
          </table:table-cell>
          <table:table-cell office:value-type="float" office:value="1815.385864" calcext:value-type="float">
            <text:p>1815.385864</text:p>
          </table:table-cell>
          <table:table-cell table:number-columns-repeated="13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721.807983" calcext:value-type="float">
            <text:p>1721.807983</text:p>
          </table:table-cell>
          <table:table-cell office:value-type="float" office:value="1820.074829" calcext:value-type="float">
            <text:p>1820.074829</text:p>
          </table:table-cell>
          <table:table-cell office:value-type="float" office:value="1732.998779" calcext:value-type="float">
            <text:p>1732.998779</text:p>
          </table:table-cell>
          <table:table-cell office:value-type="float" office:value="1816.592285" calcext:value-type="float">
            <text:p>1816.592285</text:p>
          </table:table-cell>
          <table:table-cell table:number-columns-repeated="13"/>
        </table:table-row>
        <table:table-row table:style-name="ro1">
          <table:table-cell office:value-type="float" office:value="318.2" calcext:value-type="float">
            <text:p>318.2</text:p>
          </table:table-cell>
          <table:table-cell office:value-type="float" office:value="1719.315552" calcext:value-type="float">
            <text:p>1719.315552</text:p>
          </table:table-cell>
          <table:table-cell office:value-type="float" office:value="1822.77832" calcext:value-type="float">
            <text:p>1822.77832</text:p>
          </table:table-cell>
          <table:table-cell office:value-type="float" office:value="1735.181885" calcext:value-type="float">
            <text:p>1735.181885</text:p>
          </table:table-cell>
          <table:table-cell office:value-type="float" office:value="1815.294434" calcext:value-type="float">
            <text:p>1815.294434</text:p>
          </table:table-cell>
          <table:table-cell table:number-columns-repeated="13"/>
        </table:table-row>
        <table:table-row table:style-name="ro1">
          <table:table-cell office:value-type="float" office:value="318.4" calcext:value-type="float">
            <text:p>318.4</text:p>
          </table:table-cell>
          <table:table-cell office:value-type="float" office:value="1724.203979" calcext:value-type="float">
            <text:p>1724.203979</text:p>
          </table:table-cell>
          <table:table-cell office:value-type="float" office:value="1822.903198" calcext:value-type="float">
            <text:p>1822.903198</text:p>
          </table:table-cell>
          <table:table-cell office:value-type="float" office:value="1733.028076" calcext:value-type="float">
            <text:p>1733.028076</text:p>
          </table:table-cell>
          <table:table-cell office:value-type="float" office:value="1819.22998" calcext:value-type="float">
            <text:p>1819.22998</text:p>
          </table:table-cell>
          <table:table-cell table:number-columns-repeated="13"/>
        </table:table-row>
        <table:table-row table:style-name="ro1">
          <table:table-cell office:value-type="float" office:value="318.6" calcext:value-type="float">
            <text:p>318.6</text:p>
          </table:table-cell>
          <table:table-cell office:value-type="float" office:value="1724.128418" calcext:value-type="float">
            <text:p>1724.128418</text:p>
          </table:table-cell>
          <table:table-cell office:value-type="float" office:value="1820.612671" calcext:value-type="float">
            <text:p>1820.612671</text:p>
          </table:table-cell>
          <table:table-cell office:value-type="float" office:value="1736.846191" calcext:value-type="float">
            <text:p>1736.846191</text:p>
          </table:table-cell>
          <table:table-cell office:value-type="float" office:value="1816.795776" calcext:value-type="float">
            <text:p>1816.795776</text:p>
          </table:table-cell>
          <table:table-cell table:number-columns-repeated="13"/>
        </table:table-row>
        <table:table-row table:style-name="ro1">
          <table:table-cell office:value-type="float" office:value="318.8" calcext:value-type="float">
            <text:p>318.8</text:p>
          </table:table-cell>
          <table:table-cell office:value-type="float" office:value="1721.317993" calcext:value-type="float">
            <text:p>1721.317993</text:p>
          </table:table-cell>
          <table:table-cell office:value-type="float" office:value="1824.239258" calcext:value-type="float">
            <text:p>1824.239258</text:p>
          </table:table-cell>
          <table:table-cell office:value-type="float" office:value="1736.489014" calcext:value-type="float">
            <text:p>1736.489014</text:p>
          </table:table-cell>
          <table:table-cell office:value-type="float" office:value="1817.861084" calcext:value-type="float">
            <text:p>1817.861084</text:p>
          </table:table-cell>
          <table:table-cell table:number-columns-repeated="13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724.192993" calcext:value-type="float">
            <text:p>1724.192993</text:p>
          </table:table-cell>
          <table:table-cell office:value-type="float" office:value="1822.126587" calcext:value-type="float">
            <text:p>1822.126587</text:p>
          </table:table-cell>
          <table:table-cell office:value-type="float" office:value="1734.630615" calcext:value-type="float">
            <text:p>1734.630615</text:p>
          </table:table-cell>
          <table:table-cell office:value-type="float" office:value="1818.451172" calcext:value-type="float">
            <text:p>1818.451172</text:p>
          </table:table-cell>
          <table:table-cell table:number-columns-repeated="13"/>
        </table:table-row>
        <table:table-row table:style-name="ro1">
          <table:table-cell office:value-type="float" office:value="319.2" calcext:value-type="float">
            <text:p>319.2</text:p>
          </table:table-cell>
          <table:table-cell office:value-type="float" office:value="1721.782715" calcext:value-type="float">
            <text:p>1721.782715</text:p>
          </table:table-cell>
          <table:table-cell office:value-type="float" office:value="1821.955811" calcext:value-type="float">
            <text:p>1821.955811</text:p>
          </table:table-cell>
          <table:table-cell office:value-type="float" office:value="1733.270996" calcext:value-type="float">
            <text:p>1733.270996</text:p>
          </table:table-cell>
          <table:table-cell office:value-type="float" office:value="1819.742676" calcext:value-type="float">
            <text:p>1819.742676</text:p>
          </table:table-cell>
          <table:table-cell table:number-columns-repeated="13"/>
        </table:table-row>
        <table:table-row table:style-name="ro1">
          <table:table-cell office:value-type="float" office:value="319.4" calcext:value-type="float">
            <text:p>319.4</text:p>
          </table:table-cell>
          <table:table-cell office:value-type="float" office:value="1719.746582" calcext:value-type="float">
            <text:p>1719.746582</text:p>
          </table:table-cell>
          <table:table-cell office:value-type="float" office:value="1826.128418" calcext:value-type="float">
            <text:p>1826.128418</text:p>
          </table:table-cell>
          <table:table-cell office:value-type="float" office:value="1732.330078" calcext:value-type="float">
            <text:p>1732.330078</text:p>
          </table:table-cell>
          <table:table-cell office:value-type="float" office:value="1820.341064" calcext:value-type="float">
            <text:p>1820.341064</text:p>
          </table:table-cell>
          <table:table-cell table:number-columns-repeated="13"/>
        </table:table-row>
        <table:table-row table:style-name="ro1">
          <table:table-cell office:value-type="float" office:value="319.6" calcext:value-type="float">
            <text:p>319.6</text:p>
          </table:table-cell>
          <table:table-cell office:value-type="float" office:value="1722.313599" calcext:value-type="float">
            <text:p>1722.313599</text:p>
          </table:table-cell>
          <table:table-cell office:value-type="float" office:value="1823.150635" calcext:value-type="float">
            <text:p>1823.150635</text:p>
          </table:table-cell>
          <table:table-cell office:value-type="float" office:value="1734.502197" calcext:value-type="float">
            <text:p>1734.502197</text:p>
          </table:table-cell>
          <table:table-cell office:value-type="float" office:value="1817.303223" calcext:value-type="float">
            <text:p>1817.303223</text:p>
          </table:table-cell>
          <table:table-cell table:number-columns-repeated="13"/>
        </table:table-row>
        <table:table-row table:style-name="ro1">
          <table:table-cell office:value-type="float" office:value="319.8" calcext:value-type="float">
            <text:p>319.8</text:p>
          </table:table-cell>
          <table:table-cell office:value-type="float" office:value="1722.052612" calcext:value-type="float">
            <text:p>1722.052612</text:p>
          </table:table-cell>
          <table:table-cell office:value-type="float" office:value="1826.70813" calcext:value-type="float">
            <text:p>1826.70813</text:p>
          </table:table-cell>
          <table:table-cell office:value-type="float" office:value="1735.09436" calcext:value-type="float">
            <text:p>1735.09436</text:p>
          </table:table-cell>
          <table:table-cell office:value-type="float" office:value="1819.454346" calcext:value-type="float">
            <text:p>1819.454346</text:p>
          </table:table-cell>
          <table:table-cell table:number-columns-repeated="13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721.847412" calcext:value-type="float">
            <text:p>1721.847412</text:p>
          </table:table-cell>
          <table:table-cell office:value-type="float" office:value="1824.408081" calcext:value-type="float">
            <text:p>1824.408081</text:p>
          </table:table-cell>
          <table:table-cell office:value-type="float" office:value="1730.737061" calcext:value-type="float">
            <text:p>1730.737061</text:p>
          </table:table-cell>
          <table:table-cell office:value-type="float" office:value="1823.513916" calcext:value-type="float">
            <text:p>1823.513916</text:p>
          </table:table-cell>
          <table:table-cell table:number-columns-repeated="13"/>
        </table:table-row>
        <table:table-row table:style-name="ro1">
          <table:table-cell office:value-type="float" office:value="320.2" calcext:value-type="float">
            <text:p>320.2</text:p>
          </table:table-cell>
          <table:table-cell office:value-type="float" office:value="1724.795776" calcext:value-type="float">
            <text:p>1724.795776</text:p>
          </table:table-cell>
          <table:table-cell office:value-type="float" office:value="1824.581421" calcext:value-type="float">
            <text:p>1824.581421</text:p>
          </table:table-cell>
          <table:table-cell office:value-type="float" office:value="1736.477661" calcext:value-type="float">
            <text:p>1736.477661</text:p>
          </table:table-cell>
          <table:table-cell office:value-type="float" office:value="1820.62854" calcext:value-type="float">
            <text:p>1820.62854</text:p>
          </table:table-cell>
          <table:table-cell table:number-columns-repeated="13"/>
        </table:table-row>
        <table:table-row table:style-name="ro1">
          <table:table-cell office:value-type="float" office:value="320.4" calcext:value-type="float">
            <text:p>320.4</text:p>
          </table:table-cell>
          <table:table-cell office:value-type="float" office:value="1724.974121" calcext:value-type="float">
            <text:p>1724.974121</text:p>
          </table:table-cell>
          <table:table-cell office:value-type="float" office:value="1828.763672" calcext:value-type="float">
            <text:p>1828.763672</text:p>
          </table:table-cell>
          <table:table-cell office:value-type="float" office:value="1736.673706" calcext:value-type="float">
            <text:p>1736.673706</text:p>
          </table:table-cell>
          <table:table-cell office:value-type="float" office:value="1821.782959" calcext:value-type="float">
            <text:p>1821.782959</text:p>
          </table:table-cell>
          <table:table-cell table:number-columns-repeated="13"/>
        </table:table-row>
        <table:table-row table:style-name="ro1">
          <table:table-cell office:value-type="float" office:value="320.6" calcext:value-type="float">
            <text:p>320.6</text:p>
          </table:table-cell>
          <table:table-cell office:value-type="float" office:value="1721.670166" calcext:value-type="float">
            <text:p>1721.670166</text:p>
          </table:table-cell>
          <table:table-cell office:value-type="float" office:value="1829.181396" calcext:value-type="float">
            <text:p>1829.181396</text:p>
          </table:table-cell>
          <table:table-cell office:value-type="float" office:value="1736.776611" calcext:value-type="float">
            <text:p>1736.776611</text:p>
          </table:table-cell>
          <table:table-cell office:value-type="float" office:value="1823.263794" calcext:value-type="float">
            <text:p>1823.263794</text:p>
          </table:table-cell>
          <table:table-cell table:number-columns-repeated="13"/>
        </table:table-row>
        <table:table-row table:style-name="ro1">
          <table:table-cell office:value-type="float" office:value="320.8" calcext:value-type="float">
            <text:p>320.8</text:p>
          </table:table-cell>
          <table:table-cell office:value-type="float" office:value="1722.4823" calcext:value-type="float">
            <text:p>1722.4823</text:p>
          </table:table-cell>
          <table:table-cell office:value-type="float" office:value="1826.602173" calcext:value-type="float">
            <text:p>1826.602173</text:p>
          </table:table-cell>
          <table:table-cell office:value-type="float" office:value="1735.786621" calcext:value-type="float">
            <text:p>1735.786621</text:p>
          </table:table-cell>
          <table:table-cell office:value-type="float" office:value="1821.015991" calcext:value-type="float">
            <text:p>1821.015991</text:p>
          </table:table-cell>
          <table:table-cell table:number-columns-repeated="13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725.442993" calcext:value-type="float">
            <text:p>1725.442993</text:p>
          </table:table-cell>
          <table:table-cell office:value-type="float" office:value="1830.316528" calcext:value-type="float">
            <text:p>1830.316528</text:p>
          </table:table-cell>
          <table:table-cell office:value-type="float" office:value="1737.437866" calcext:value-type="float">
            <text:p>1737.437866</text:p>
          </table:table-cell>
          <table:table-cell office:value-type="float" office:value="1825.248535" calcext:value-type="float">
            <text:p>1825.248535</text:p>
          </table:table-cell>
          <table:table-cell table:number-columns-repeated="13"/>
        </table:table-row>
        <table:table-row table:style-name="ro1">
          <table:table-cell office:value-type="float" office:value="321.2" calcext:value-type="float">
            <text:p>321.2</text:p>
          </table:table-cell>
          <table:table-cell office:value-type="float" office:value="1727.285278" calcext:value-type="float">
            <text:p>1727.285278</text:p>
          </table:table-cell>
          <table:table-cell office:value-type="float" office:value="1828.549561" calcext:value-type="float">
            <text:p>1828.549561</text:p>
          </table:table-cell>
          <table:table-cell office:value-type="float" office:value="1737.524902" calcext:value-type="float">
            <text:p>1737.524902</text:p>
          </table:table-cell>
          <table:table-cell office:value-type="float" office:value="1823.127441" calcext:value-type="float">
            <text:p>1823.127441</text:p>
          </table:table-cell>
          <table:table-cell table:number-columns-repeated="13"/>
        </table:table-row>
        <table:table-row table:style-name="ro1">
          <table:table-cell office:value-type="float" office:value="321.4" calcext:value-type="float">
            <text:p>321.4</text:p>
          </table:table-cell>
          <table:table-cell office:value-type="float" office:value="1725.047119" calcext:value-type="float">
            <text:p>1725.047119</text:p>
          </table:table-cell>
          <table:table-cell office:value-type="float" office:value="1827.512573" calcext:value-type="float">
            <text:p>1827.512573</text:p>
          </table:table-cell>
          <table:table-cell office:value-type="float" office:value="1735.10144" calcext:value-type="float">
            <text:p>1735.10144</text:p>
          </table:table-cell>
          <table:table-cell office:value-type="float" office:value="1825.602051" calcext:value-type="float">
            <text:p>1825.602051</text:p>
          </table:table-cell>
          <table:table-cell table:number-columns-repeated="13"/>
        </table:table-row>
        <table:table-row table:style-name="ro1">
          <table:table-cell office:value-type="float" office:value="321.6" calcext:value-type="float">
            <text:p>321.6</text:p>
          </table:table-cell>
          <table:table-cell office:value-type="float" office:value="1729.648193" calcext:value-type="float">
            <text:p>1729.648193</text:p>
          </table:table-cell>
          <table:table-cell office:value-type="float" office:value="1825.565308" calcext:value-type="float">
            <text:p>1825.565308</text:p>
          </table:table-cell>
          <table:table-cell office:value-type="float" office:value="1736.878662" calcext:value-type="float">
            <text:p>1736.878662</text:p>
          </table:table-cell>
          <table:table-cell office:value-type="float" office:value="1823.855469" calcext:value-type="float">
            <text:p>1823.855469</text:p>
          </table:table-cell>
          <table:table-cell table:number-columns-repeated="13"/>
        </table:table-row>
        <table:table-row table:style-name="ro1">
          <table:table-cell office:value-type="float" office:value="321.8" calcext:value-type="float">
            <text:p>321.8</text:p>
          </table:table-cell>
          <table:table-cell office:value-type="float" office:value="1724.235352" calcext:value-type="float">
            <text:p>1724.235352</text:p>
          </table:table-cell>
          <table:table-cell office:value-type="float" office:value="1827.848511" calcext:value-type="float">
            <text:p>1827.848511</text:p>
          </table:table-cell>
          <table:table-cell office:value-type="float" office:value="1734.30542" calcext:value-type="float">
            <text:p>1734.30542</text:p>
          </table:table-cell>
          <table:table-cell office:value-type="float" office:value="1823.11438" calcext:value-type="float">
            <text:p>1823.11438</text:p>
          </table:table-cell>
          <table:table-cell table:number-columns-repeated="13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725.08667" calcext:value-type="float">
            <text:p>1725.08667</text:p>
          </table:table-cell>
          <table:table-cell office:value-type="float" office:value="1827.256592" calcext:value-type="float">
            <text:p>1827.256592</text:p>
          </table:table-cell>
          <table:table-cell office:value-type="float" office:value="1736.922852" calcext:value-type="float">
            <text:p>1736.922852</text:p>
          </table:table-cell>
          <table:table-cell office:value-type="float" office:value="1823.133423" calcext:value-type="float">
            <text:p>1823.133423</text:p>
          </table:table-cell>
          <table:table-cell table:number-columns-repeated="13"/>
        </table:table-row>
        <table:table-row table:style-name="ro1">
          <table:table-cell office:value-type="float" office:value="322.2" calcext:value-type="float">
            <text:p>322.2</text:p>
          </table:table-cell>
          <table:table-cell office:value-type="float" office:value="1723.186523" calcext:value-type="float">
            <text:p>1723.186523</text:p>
          </table:table-cell>
          <table:table-cell office:value-type="float" office:value="1830.36377" calcext:value-type="float">
            <text:p>1830.36377</text:p>
          </table:table-cell>
          <table:table-cell office:value-type="float" office:value="1734.709961" calcext:value-type="float">
            <text:p>1734.709961</text:p>
          </table:table-cell>
          <table:table-cell office:value-type="float" office:value="1824.79248" calcext:value-type="float">
            <text:p>1824.79248</text:p>
          </table:table-cell>
          <table:table-cell table:number-columns-repeated="13"/>
        </table:table-row>
        <table:table-row table:style-name="ro1">
          <table:table-cell office:value-type="float" office:value="322.4" calcext:value-type="float">
            <text:p>322.4</text:p>
          </table:table-cell>
          <table:table-cell office:value-type="float" office:value="1725.640259" calcext:value-type="float">
            <text:p>1725.640259</text:p>
          </table:table-cell>
          <table:table-cell office:value-type="float" office:value="1828.863647" calcext:value-type="float">
            <text:p>1828.863647</text:p>
          </table:table-cell>
          <table:table-cell office:value-type="float" office:value="1735.706909" calcext:value-type="float">
            <text:p>1735.706909</text:p>
          </table:table-cell>
          <table:table-cell office:value-type="float" office:value="1822.633179" calcext:value-type="float">
            <text:p>1822.633179</text:p>
          </table:table-cell>
          <table:table-cell table:number-columns-repeated="13"/>
        </table:table-row>
        <table:table-row table:style-name="ro1">
          <table:table-cell office:value-type="float" office:value="322.6" calcext:value-type="float">
            <text:p>322.6</text:p>
          </table:table-cell>
          <table:table-cell office:value-type="float" office:value="1723.453003" calcext:value-type="float">
            <text:p>1723.453003</text:p>
          </table:table-cell>
          <table:table-cell office:value-type="float" office:value="1828.108032" calcext:value-type="float">
            <text:p>1828.108032</text:p>
          </table:table-cell>
          <table:table-cell office:value-type="float" office:value="1736.12793" calcext:value-type="float">
            <text:p>1736.12793</text:p>
          </table:table-cell>
          <table:table-cell office:value-type="float" office:value="1822.375488" calcext:value-type="float">
            <text:p>1822.375488</text:p>
          </table:table-cell>
          <table:table-cell table:number-columns-repeated="13"/>
        </table:table-row>
        <table:table-row table:style-name="ro1">
          <table:table-cell office:value-type="float" office:value="322.8" calcext:value-type="float">
            <text:p>322.8</text:p>
          </table:table-cell>
          <table:table-cell office:value-type="float" office:value="1723.251221" calcext:value-type="float">
            <text:p>1723.251221</text:p>
          </table:table-cell>
          <table:table-cell office:value-type="float" office:value="1826.803345" calcext:value-type="float">
            <text:p>1826.803345</text:p>
          </table:table-cell>
          <table:table-cell office:value-type="float" office:value="1737.154053" calcext:value-type="float">
            <text:p>1737.154053</text:p>
          </table:table-cell>
          <table:table-cell office:value-type="float" office:value="1821.678345" calcext:value-type="float">
            <text:p>1821.678345</text:p>
          </table:table-cell>
          <table:table-cell table:number-columns-repeated="13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721.865723" calcext:value-type="float">
            <text:p>1721.865723</text:p>
          </table:table-cell>
          <table:table-cell office:value-type="float" office:value="1829.178955" calcext:value-type="float">
            <text:p>1829.178955</text:p>
          </table:table-cell>
          <table:table-cell office:value-type="float" office:value="1735.159668" calcext:value-type="float">
            <text:p>1735.159668</text:p>
          </table:table-cell>
          <table:table-cell office:value-type="float" office:value="1823.428467" calcext:value-type="float">
            <text:p>1823.428467</text:p>
          </table:table-cell>
          <table:table-cell table:number-columns-repeated="13"/>
        </table:table-row>
        <table:table-row table:style-name="ro1">
          <table:table-cell office:value-type="float" office:value="323.2" calcext:value-type="float">
            <text:p>323.2</text:p>
          </table:table-cell>
          <table:table-cell office:value-type="float" office:value="1726.124756" calcext:value-type="float">
            <text:p>1726.124756</text:p>
          </table:table-cell>
          <table:table-cell office:value-type="float" office:value="1825.576416" calcext:value-type="float">
            <text:p>1825.576416</text:p>
          </table:table-cell>
          <table:table-cell office:value-type="float" office:value="1736.179688" calcext:value-type="float">
            <text:p>1736.179688</text:p>
          </table:table-cell>
          <table:table-cell office:value-type="float" office:value="1821.177979" calcext:value-type="float">
            <text:p>1821.177979</text:p>
          </table:table-cell>
          <table:table-cell table:number-columns-repeated="13"/>
        </table:table-row>
        <table:table-row table:style-name="ro1">
          <table:table-cell office:value-type="float" office:value="323.4" calcext:value-type="float">
            <text:p>323.4</text:p>
          </table:table-cell>
          <table:table-cell office:value-type="float" office:value="1724.439453" calcext:value-type="float">
            <text:p>1724.439453</text:p>
          </table:table-cell>
          <table:table-cell office:value-type="float" office:value="1829.330566" calcext:value-type="float">
            <text:p>1829.330566</text:p>
          </table:table-cell>
          <table:table-cell office:value-type="float" office:value="1735.579712" calcext:value-type="float">
            <text:p>1735.579712</text:p>
          </table:table-cell>
          <table:table-cell office:value-type="float" office:value="1825.083252" calcext:value-type="float">
            <text:p>1825.083252</text:p>
          </table:table-cell>
          <table:table-cell table:number-columns-repeated="13"/>
        </table:table-row>
        <table:table-row table:style-name="ro1">
          <table:table-cell office:value-type="float" office:value="323.6" calcext:value-type="float">
            <text:p>323.6</text:p>
          </table:table-cell>
          <table:table-cell office:value-type="float" office:value="1721.584106" calcext:value-type="float">
            <text:p>1721.584106</text:p>
          </table:table-cell>
          <table:table-cell office:value-type="float" office:value="1827.890869" calcext:value-type="float">
            <text:p>1827.890869</text:p>
          </table:table-cell>
          <table:table-cell office:value-type="float" office:value="1737.354858" calcext:value-type="float">
            <text:p>1737.354858</text:p>
          </table:table-cell>
          <table:table-cell office:value-type="float" office:value="1823.311279" calcext:value-type="float">
            <text:p>1823.311279</text:p>
          </table:table-cell>
          <table:table-cell table:number-columns-repeated="13"/>
        </table:table-row>
        <table:table-row table:style-name="ro1">
          <table:table-cell office:value-type="float" office:value="323.8" calcext:value-type="float">
            <text:p>323.8</text:p>
          </table:table-cell>
          <table:table-cell office:value-type="float" office:value="1729.254639" calcext:value-type="float">
            <text:p>1729.254639</text:p>
          </table:table-cell>
          <table:table-cell office:value-type="float" office:value="1826.928955" calcext:value-type="float">
            <text:p>1826.928955</text:p>
          </table:table-cell>
          <table:table-cell office:value-type="float" office:value="1737.45874" calcext:value-type="float">
            <text:p>1737.45874</text:p>
          </table:table-cell>
          <table:table-cell office:value-type="float" office:value="1822.948975" calcext:value-type="float">
            <text:p>1822.948975</text:p>
          </table:table-cell>
          <table:table-cell table:number-columns-repeated="13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721.93689" calcext:value-type="float">
            <text:p>1721.93689</text:p>
          </table:table-cell>
          <table:table-cell office:value-type="float" office:value="1801.944458" calcext:value-type="float">
            <text:p>1801.944458</text:p>
          </table:table-cell>
          <table:table-cell office:value-type="float" office:value="1734.903198" calcext:value-type="float">
            <text:p>1734.903198</text:p>
          </table:table-cell>
          <table:table-cell office:value-type="float" office:value="1793.039307" calcext:value-type="float">
            <text:p>1793.039307</text:p>
          </table:table-cell>
          <table:table-cell table:number-columns-repeated="13"/>
        </table:table-row>
        <table:table-row table:style-name="ro1">
          <table:table-cell office:value-type="float" office:value="324.2" calcext:value-type="float">
            <text:p>324.2</text:p>
          </table:table-cell>
          <table:table-cell office:value-type="float" office:value="1693.655396" calcext:value-type="float">
            <text:p>1693.655396</text:p>
          </table:table-cell>
          <table:table-cell office:value-type="float" office:value="1813.923584" calcext:value-type="float">
            <text:p>1813.923584</text:p>
          </table:table-cell>
          <table:table-cell office:value-type="float" office:value="1699.784912" calcext:value-type="float">
            <text:p>1699.784912</text:p>
          </table:table-cell>
          <table:table-cell office:value-type="float" office:value="1813.559204" calcext:value-type="float">
            <text:p>1813.559204</text:p>
          </table:table-cell>
          <table:table-cell table:number-columns-repeated="13"/>
        </table:table-row>
        <table:table-row table:style-name="ro1">
          <table:table-cell office:value-type="float" office:value="324.4" calcext:value-type="float">
            <text:p>324.4</text:p>
          </table:table-cell>
          <table:table-cell office:value-type="float" office:value="1669.396118" calcext:value-type="float">
            <text:p>1669.396118</text:p>
          </table:table-cell>
          <table:table-cell office:value-type="float" office:value="1788.085938" calcext:value-type="float">
            <text:p>1788.085938</text:p>
          </table:table-cell>
          <table:table-cell office:value-type="float" office:value="1680.241821" calcext:value-type="float">
            <text:p>1680.241821</text:p>
          </table:table-cell>
          <table:table-cell office:value-type="float" office:value="1787.707397" calcext:value-type="float">
            <text:p>1787.707397</text:p>
          </table:table-cell>
          <table:table-cell table:number-columns-repeated="13"/>
        </table:table-row>
        <table:table-row table:style-name="ro1">
          <table:table-cell office:value-type="float" office:value="324.6" calcext:value-type="float">
            <text:p>324.6</text:p>
          </table:table-cell>
          <table:table-cell office:value-type="float" office:value="1674.146729" calcext:value-type="float">
            <text:p>1674.146729</text:p>
          </table:table-cell>
          <table:table-cell office:value-type="float" office:value="1757.844727" calcext:value-type="float">
            <text:p>1757.844727</text:p>
          </table:table-cell>
          <table:table-cell office:value-type="float" office:value="1685.81665" calcext:value-type="float">
            <text:p>1685.81665</text:p>
          </table:table-cell>
          <table:table-cell office:value-type="float" office:value="1754.935913" calcext:value-type="float">
            <text:p>1754.935913</text:p>
          </table:table-cell>
          <table:table-cell table:number-columns-repeated="13"/>
        </table:table-row>
        <table:table-row table:style-name="ro1">
          <table:table-cell office:value-type="float" office:value="324.8" calcext:value-type="float">
            <text:p>324.8</text:p>
          </table:table-cell>
          <table:table-cell office:value-type="float" office:value="1652.034302" calcext:value-type="float">
            <text:p>1652.034302</text:p>
          </table:table-cell>
          <table:table-cell office:value-type="float" office:value="1762.912842" calcext:value-type="float">
            <text:p>1762.912842</text:p>
          </table:table-cell>
          <table:table-cell office:value-type="float" office:value="1658.397217" calcext:value-type="float">
            <text:p>1658.397217</text:p>
          </table:table-cell>
          <table:table-cell office:value-type="float" office:value="1761.232178" calcext:value-type="float">
            <text:p>1761.232178</text:p>
          </table:table-cell>
          <table:table-cell table:number-columns-repeated="13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642.617432" calcext:value-type="float">
            <text:p>1642.617432</text:p>
          </table:table-cell>
          <table:table-cell office:value-type="float" office:value="1742.546387" calcext:value-type="float">
            <text:p>1742.546387</text:p>
          </table:table-cell>
          <table:table-cell office:value-type="float" office:value="1652.126343" calcext:value-type="float">
            <text:p>1652.126343</text:p>
          </table:table-cell>
          <table:table-cell office:value-type="float" office:value="1739.930664" calcext:value-type="float">
            <text:p>1739.930664</text:p>
          </table:table-cell>
          <table:table-cell table:number-columns-repeated="13"/>
        </table:table-row>
        <table:table-row table:style-name="ro1">
          <table:table-cell office:value-type="float" office:value="325.2" calcext:value-type="float">
            <text:p>325.2</text:p>
          </table:table-cell>
          <table:table-cell office:value-type="float" office:value="1645.496582" calcext:value-type="float">
            <text:p>1645.496582</text:p>
          </table:table-cell>
          <table:table-cell office:value-type="float" office:value="1730.574097" calcext:value-type="float">
            <text:p>1730.574097</text:p>
          </table:table-cell>
          <table:table-cell office:value-type="float" office:value="1646.108154" calcext:value-type="float">
            <text:p>1646.108154</text:p>
          </table:table-cell>
          <table:table-cell office:value-type="float" office:value="1717.199829" calcext:value-type="float">
            <text:p>1717.199829</text:p>
          </table:table-cell>
          <table:table-cell table:number-columns-repeated="13"/>
        </table:table-row>
        <table:table-row table:style-name="ro1">
          <table:table-cell office:value-type="float" office:value="325.4" calcext:value-type="float">
            <text:p>325.4</text:p>
          </table:table-cell>
          <table:table-cell office:value-type="float" office:value="1636.72583" calcext:value-type="float">
            <text:p>1636.72583</text:p>
          </table:table-cell>
          <table:table-cell office:value-type="float" office:value="1712.374878" calcext:value-type="float">
            <text:p>1712.374878</text:p>
          </table:table-cell>
          <table:table-cell office:value-type="float" office:value="1639.182861" calcext:value-type="float">
            <text:p>1639.182861</text:p>
          </table:table-cell>
          <table:table-cell office:value-type="float" office:value="1719.073853" calcext:value-type="float">
            <text:p>1719.073853</text:p>
          </table:table-cell>
          <table:table-cell table:number-columns-repeated="13"/>
        </table:table-row>
        <table:table-row table:style-name="ro1">
          <table:table-cell office:value-type="float" office:value="325.6" calcext:value-type="float">
            <text:p>325.6</text:p>
          </table:table-cell>
          <table:table-cell office:value-type="float" office:value="1626.505737" calcext:value-type="float">
            <text:p>1626.505737</text:p>
          </table:table-cell>
          <table:table-cell office:value-type="float" office:value="1711.900513" calcext:value-type="float">
            <text:p>1711.900513</text:p>
          </table:table-cell>
          <table:table-cell office:value-type="float" office:value="1633.758179" calcext:value-type="float">
            <text:p>1633.758179</text:p>
          </table:table-cell>
          <table:table-cell office:value-type="float" office:value="1711.042358" calcext:value-type="float">
            <text:p>1711.042358</text:p>
          </table:table-cell>
          <table:table-cell table:number-columns-repeated="13"/>
        </table:table-row>
        <table:table-row table:style-name="ro1">
          <table:table-cell office:value-type="float" office:value="325.8" calcext:value-type="float">
            <text:p>325.8</text:p>
          </table:table-cell>
          <table:table-cell office:value-type="float" office:value="1621.617676" calcext:value-type="float">
            <text:p>1621.617676</text:p>
          </table:table-cell>
          <table:table-cell office:value-type="float" office:value="1697.118164" calcext:value-type="float">
            <text:p>1697.118164</text:p>
          </table:table-cell>
          <table:table-cell office:value-type="float" office:value="1627.651489" calcext:value-type="float">
            <text:p>1627.651489</text:p>
          </table:table-cell>
          <table:table-cell office:value-type="float" office:value="1695.383179" calcext:value-type="float">
            <text:p>1695.383179</text:p>
          </table:table-cell>
          <table:table-cell table:number-columns-repeated="13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613.332642" calcext:value-type="float">
            <text:p>1613.332642</text:p>
          </table:table-cell>
          <table:table-cell office:value-type="float" office:value="1686.878906" calcext:value-type="float">
            <text:p>1686.878906</text:p>
          </table:table-cell>
          <table:table-cell office:value-type="float" office:value="1620.738037" calcext:value-type="float">
            <text:p>1620.738037</text:p>
          </table:table-cell>
          <table:table-cell office:value-type="float" office:value="1686.157104" calcext:value-type="float">
            <text:p>1686.157104</text:p>
          </table:table-cell>
          <table:table-cell table:number-columns-repeated="13"/>
        </table:table-row>
        <table:table-row table:style-name="ro1">
          <table:table-cell office:value-type="float" office:value="326.2" calcext:value-type="float">
            <text:p>326.2</text:p>
          </table:table-cell>
          <table:table-cell office:value-type="float" office:value="1607.777832" calcext:value-type="float">
            <text:p>1607.777832</text:p>
          </table:table-cell>
          <table:table-cell office:value-type="float" office:value="1682.166626" calcext:value-type="float">
            <text:p>1682.166626</text:p>
          </table:table-cell>
          <table:table-cell office:value-type="float" office:value="1615.414429" calcext:value-type="float">
            <text:p>1615.414429</text:p>
          </table:table-cell>
          <table:table-cell office:value-type="float" office:value="1671.889648" calcext:value-type="float">
            <text:p>1671.889648</text:p>
          </table:table-cell>
          <table:table-cell table:number-columns-repeated="13"/>
        </table:table-row>
        <table:table-row table:style-name="ro1">
          <table:table-cell office:value-type="float" office:value="326.4" calcext:value-type="float">
            <text:p>326.4</text:p>
          </table:table-cell>
          <table:table-cell office:value-type="float" office:value="1605.953613" calcext:value-type="float">
            <text:p>1605.953613</text:p>
          </table:table-cell>
          <table:table-cell office:value-type="float" office:value="1668.727417" calcext:value-type="float">
            <text:p>1668.727417</text:p>
          </table:table-cell>
          <table:table-cell office:value-type="float" office:value="1606.999634" calcext:value-type="float">
            <text:p>1606.999634</text:p>
          </table:table-cell>
          <table:table-cell office:value-type="float" office:value="1667.734985" calcext:value-type="float">
            <text:p>1667.734985</text:p>
          </table:table-cell>
          <table:table-cell table:number-columns-repeated="13"/>
        </table:table-row>
        <table:table-row table:style-name="ro1">
          <table:table-cell office:value-type="float" office:value="326.6" calcext:value-type="float">
            <text:p>326.6</text:p>
          </table:table-cell>
          <table:table-cell office:value-type="float" office:value="1601.192139" calcext:value-type="float">
            <text:p>1601.192139</text:p>
          </table:table-cell>
          <table:table-cell office:value-type="float" office:value="1657.452637" calcext:value-type="float">
            <text:p>1657.452637</text:p>
          </table:table-cell>
          <table:table-cell office:value-type="float" office:value="1603.182617" calcext:value-type="float">
            <text:p>1603.182617</text:p>
          </table:table-cell>
          <table:table-cell office:value-type="float" office:value="1659.885986" calcext:value-type="float">
            <text:p>1659.885986</text:p>
          </table:table-cell>
          <table:table-cell table:number-columns-repeated="13"/>
        </table:table-row>
        <table:table-row table:style-name="ro1">
          <table:table-cell office:value-type="float" office:value="326.8" calcext:value-type="float">
            <text:p>326.8</text:p>
          </table:table-cell>
          <table:table-cell office:value-type="float" office:value="1593.841431" calcext:value-type="float">
            <text:p>1593.841431</text:p>
          </table:table-cell>
          <table:table-cell office:value-type="float" office:value="1655.196777" calcext:value-type="float">
            <text:p>1655.196777</text:p>
          </table:table-cell>
          <table:table-cell office:value-type="float" office:value="1602.488281" calcext:value-type="float">
            <text:p>1602.488281</text:p>
          </table:table-cell>
          <table:table-cell office:value-type="float" office:value="1652.795288" calcext:value-type="float">
            <text:p>1652.795288</text:p>
          </table:table-cell>
          <table:table-cell table:number-columns-repeated="13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599.198242" calcext:value-type="float">
            <text:p>1599.198242</text:p>
          </table:table-cell>
          <table:table-cell office:value-type="float" office:value="1642.380249" calcext:value-type="float">
            <text:p>1642.380249</text:p>
          </table:table-cell>
          <table:table-cell office:value-type="float" office:value="1594.023193" calcext:value-type="float">
            <text:p>1594.023193</text:p>
          </table:table-cell>
          <table:table-cell office:value-type="float" office:value="1641.956665" calcext:value-type="float">
            <text:p>1641.956665</text:p>
          </table:table-cell>
          <table:table-cell table:number-columns-repeated="13"/>
        </table:table-row>
        <table:table-row table:style-name="ro1">
          <table:table-cell office:value-type="float" office:value="327.2" calcext:value-type="float">
            <text:p>327.2</text:p>
          </table:table-cell>
          <table:table-cell office:value-type="float" office:value="1589.533447" calcext:value-type="float">
            <text:p>1589.533447</text:p>
          </table:table-cell>
          <table:table-cell office:value-type="float" office:value="1640.177124" calcext:value-type="float">
            <text:p>1640.177124</text:p>
          </table:table-cell>
          <table:table-cell office:value-type="float" office:value="1595.368774" calcext:value-type="float">
            <text:p>1595.368774</text:p>
          </table:table-cell>
          <table:table-cell office:value-type="float" office:value="1640.571533" calcext:value-type="float">
            <text:p>1640.571533</text:p>
          </table:table-cell>
          <table:table-cell table:number-columns-repeated="13"/>
        </table:table-row>
        <table:table-row table:style-name="ro1">
          <table:table-cell office:value-type="float" office:value="327.4" calcext:value-type="float">
            <text:p>327.4</text:p>
          </table:table-cell>
          <table:table-cell office:value-type="float" office:value="1587.778809" calcext:value-type="float">
            <text:p>1587.778809</text:p>
          </table:table-cell>
          <table:table-cell office:value-type="float" office:value="1631.760254" calcext:value-type="float">
            <text:p>1631.760254</text:p>
          </table:table-cell>
          <table:table-cell office:value-type="float" office:value="1590.140747" calcext:value-type="float">
            <text:p>1590.140747</text:p>
          </table:table-cell>
          <table:table-cell office:value-type="float" office:value="1633.197388" calcext:value-type="float">
            <text:p>1633.197388</text:p>
          </table:table-cell>
          <table:table-cell table:number-columns-repeated="13"/>
        </table:table-row>
        <table:table-row table:style-name="ro1">
          <table:table-cell office:value-type="float" office:value="327.6" calcext:value-type="float">
            <text:p>327.6</text:p>
          </table:table-cell>
          <table:table-cell office:value-type="float" office:value="1581.98291" calcext:value-type="float">
            <text:p>1581.98291</text:p>
          </table:table-cell>
          <table:table-cell office:value-type="float" office:value="1627.316772" calcext:value-type="float">
            <text:p>1627.316772</text:p>
          </table:table-cell>
          <table:table-cell office:value-type="float" office:value="1584.708618" calcext:value-type="float">
            <text:p>1584.708618</text:p>
          </table:table-cell>
          <table:table-cell office:value-type="float" office:value="1627.997681" calcext:value-type="float">
            <text:p>1627.997681</text:p>
          </table:table-cell>
          <table:table-cell table:number-columns-repeated="13"/>
        </table:table-row>
        <table:table-row table:style-name="ro1">
          <table:table-cell office:value-type="float" office:value="327.8" calcext:value-type="float">
            <text:p>327.8</text:p>
          </table:table-cell>
          <table:table-cell office:value-type="float" office:value="1581.499878" calcext:value-type="float">
            <text:p>1581.499878</text:p>
          </table:table-cell>
          <table:table-cell office:value-type="float" office:value="1624.693115" calcext:value-type="float">
            <text:p>1624.693115</text:p>
          </table:table-cell>
          <table:table-cell office:value-type="float" office:value="1584.555054" calcext:value-type="float">
            <text:p>1584.555054</text:p>
          </table:table-cell>
          <table:table-cell office:value-type="float" office:value="1622.160645" calcext:value-type="float">
            <text:p>1622.160645</text:p>
          </table:table-cell>
          <table:table-cell table:number-columns-repeated="13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579.352295" calcext:value-type="float">
            <text:p>1579.352295</text:p>
          </table:table-cell>
          <table:table-cell office:value-type="float" office:value="1621.281128" calcext:value-type="float">
            <text:p>1621.281128</text:p>
          </table:table-cell>
          <table:table-cell office:value-type="float" office:value="1579.684937" calcext:value-type="float">
            <text:p>1579.684937</text:p>
          </table:table-cell>
          <table:table-cell office:value-type="float" office:value="1619.636841" calcext:value-type="float">
            <text:p>1619.636841</text:p>
          </table:table-cell>
          <table:table-cell table:number-columns-repeated="13"/>
        </table:table-row>
        <table:table-row table:style-name="ro1">
          <table:table-cell office:value-type="float" office:value="328.2" calcext:value-type="float">
            <text:p>328.2</text:p>
          </table:table-cell>
          <table:table-cell office:value-type="float" office:value="1577.787231" calcext:value-type="float">
            <text:p>1577.787231</text:p>
          </table:table-cell>
          <table:table-cell office:value-type="float" office:value="1613.713867" calcext:value-type="float">
            <text:p>1613.713867</text:p>
          </table:table-cell>
          <table:table-cell office:value-type="float" office:value="1582.353516" calcext:value-type="float">
            <text:p>1582.353516</text:p>
          </table:table-cell>
          <table:table-cell office:value-type="float" office:value="1615.078613" calcext:value-type="float">
            <text:p>1615.078613</text:p>
          </table:table-cell>
          <table:table-cell table:number-columns-repeated="13"/>
        </table:table-row>
        <table:table-row table:style-name="ro1">
          <table:table-cell office:value-type="float" office:value="328.4" calcext:value-type="float">
            <text:p>328.4</text:p>
          </table:table-cell>
          <table:table-cell office:value-type="float" office:value="1577.821411" calcext:value-type="float">
            <text:p>1577.821411</text:p>
          </table:table-cell>
          <table:table-cell office:value-type="float" office:value="1609.807373" calcext:value-type="float">
            <text:p>1609.807373</text:p>
          </table:table-cell>
          <table:table-cell office:value-type="float" office:value="1581.84021" calcext:value-type="float">
            <text:p>1581.84021</text:p>
          </table:table-cell>
          <table:table-cell office:value-type="float" office:value="1605.811157" calcext:value-type="float">
            <text:p>1605.811157</text:p>
          </table:table-cell>
          <table:table-cell table:number-columns-repeated="13"/>
        </table:table-row>
        <table:table-row table:style-name="ro1">
          <table:table-cell office:value-type="float" office:value="328.6" calcext:value-type="float">
            <text:p>328.6</text:p>
          </table:table-cell>
          <table:table-cell office:value-type="float" office:value="1577.877808" calcext:value-type="float">
            <text:p>1577.877808</text:p>
          </table:table-cell>
          <table:table-cell office:value-type="float" office:value="1606.624023" calcext:value-type="float">
            <text:p>1606.624023</text:p>
          </table:table-cell>
          <table:table-cell office:value-type="float" office:value="1577.534302" calcext:value-type="float">
            <text:p>1577.534302</text:p>
          </table:table-cell>
          <table:table-cell office:value-type="float" office:value="1607.00293" calcext:value-type="float">
            <text:p>1607.00293</text:p>
          </table:table-cell>
          <table:table-cell table:number-columns-repeated="13"/>
        </table:table-row>
        <table:table-row table:style-name="ro1">
          <table:table-cell office:value-type="float" office:value="328.8" calcext:value-type="float">
            <text:p>328.8</text:p>
          </table:table-cell>
          <table:table-cell office:value-type="float" office:value="1573.41626" calcext:value-type="float">
            <text:p>1573.41626</text:p>
          </table:table-cell>
          <table:table-cell office:value-type="float" office:value="1601.985718" calcext:value-type="float">
            <text:p>1601.985718</text:p>
          </table:table-cell>
          <table:table-cell office:value-type="float" office:value="1575.818359" calcext:value-type="float">
            <text:p>1575.818359</text:p>
          </table:table-cell>
          <table:table-cell office:value-type="float" office:value="1602.771118" calcext:value-type="float">
            <text:p>1602.771118</text:p>
          </table:table-cell>
          <table:table-cell table:number-columns-repeated="13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570.086914" calcext:value-type="float">
            <text:p>1570.086914</text:p>
          </table:table-cell>
          <table:table-cell office:value-type="float" office:value="1602.021484" calcext:value-type="float">
            <text:p>1602.021484</text:p>
          </table:table-cell>
          <table:table-cell office:value-type="float" office:value="1574.786011" calcext:value-type="float">
            <text:p>1574.786011</text:p>
          </table:table-cell>
          <table:table-cell office:value-type="float" office:value="1600.31189" calcext:value-type="float">
            <text:p>1600.31189</text:p>
          </table:table-cell>
          <table:table-cell table:number-columns-repeated="13"/>
        </table:table-row>
        <table:table-row table:style-name="ro1">
          <table:table-cell office:value-type="float" office:value="329.2" calcext:value-type="float">
            <text:p>329.2</text:p>
          </table:table-cell>
          <table:table-cell office:value-type="float" office:value="1572.429443" calcext:value-type="float">
            <text:p>1572.429443</text:p>
          </table:table-cell>
          <table:table-cell office:value-type="float" office:value="1599.706787" calcext:value-type="float">
            <text:p>1599.706787</text:p>
          </table:table-cell>
          <table:table-cell office:value-type="float" office:value="1573.640625" calcext:value-type="float">
            <text:p>1573.640625</text:p>
          </table:table-cell>
          <table:table-cell office:value-type="float" office:value="1598.624634" calcext:value-type="float">
            <text:p>1598.624634</text:p>
          </table:table-cell>
          <table:table-cell table:number-columns-repeated="13"/>
        </table:table-row>
        <table:table-row table:style-name="ro1">
          <table:table-cell office:value-type="float" office:value="329.4" calcext:value-type="float">
            <text:p>329.4</text:p>
          </table:table-cell>
          <table:table-cell office:value-type="float" office:value="1575.09021" calcext:value-type="float">
            <text:p>1575.09021</text:p>
          </table:table-cell>
          <table:table-cell office:value-type="float" office:value="1590.922729" calcext:value-type="float">
            <text:p>1590.922729</text:p>
          </table:table-cell>
          <table:table-cell office:value-type="float" office:value="1577.483521" calcext:value-type="float">
            <text:p>1577.483521</text:p>
          </table:table-cell>
          <table:table-cell office:value-type="float" office:value="1591.984253" calcext:value-type="float">
            <text:p>1591.984253</text:p>
          </table:table-cell>
          <table:table-cell table:number-columns-repeated="13"/>
        </table:table-row>
        <table:table-row table:style-name="ro1">
          <table:table-cell office:value-type="float" office:value="329.6" calcext:value-type="float">
            <text:p>329.6</text:p>
          </table:table-cell>
          <table:table-cell office:value-type="float" office:value="1567.831909" calcext:value-type="float">
            <text:p>1567.831909</text:p>
          </table:table-cell>
          <table:table-cell office:value-type="float" office:value="1592.787354" calcext:value-type="float">
            <text:p>1592.787354</text:p>
          </table:table-cell>
          <table:table-cell office:value-type="float" office:value="1570.814331" calcext:value-type="float">
            <text:p>1570.814331</text:p>
          </table:table-cell>
          <table:table-cell office:value-type="float" office:value="1593.388428" calcext:value-type="float">
            <text:p>1593.388428</text:p>
          </table:table-cell>
          <table:table-cell table:number-columns-repeated="13"/>
        </table:table-row>
        <table:table-row table:style-name="ro1">
          <table:table-cell office:value-type="float" office:value="329.8" calcext:value-type="float">
            <text:p>329.8</text:p>
          </table:table-cell>
          <table:table-cell office:value-type="float" office:value="1574.507202" calcext:value-type="float">
            <text:p>1574.507202</text:p>
          </table:table-cell>
          <table:table-cell office:value-type="float" office:value="1587.199951" calcext:value-type="float">
            <text:p>1587.199951</text:p>
          </table:table-cell>
          <table:table-cell office:value-type="float" office:value="1571.97583" calcext:value-type="float">
            <text:p>1571.97583</text:p>
          </table:table-cell>
          <table:table-cell office:value-type="float" office:value="1591.83728" calcext:value-type="float">
            <text:p>1591.83728</text:p>
          </table:table-cell>
          <table:table-cell table:number-columns-repeated="13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570.179077" calcext:value-type="float">
            <text:p>1570.179077</text:p>
          </table:table-cell>
          <table:table-cell office:value-type="float" office:value="1587.782471" calcext:value-type="float">
            <text:p>1587.782471</text:p>
          </table:table-cell>
          <table:table-cell office:value-type="float" office:value="1571.602417" calcext:value-type="float">
            <text:p>1571.602417</text:p>
          </table:table-cell>
          <table:table-cell office:value-type="float" office:value="1586.644287" calcext:value-type="float">
            <text:p>1586.644287</text:p>
          </table:table-cell>
          <table:table-cell table:number-columns-repeated="13"/>
        </table:table-row>
        <table:table-row table:style-name="ro1">
          <table:table-cell office:value-type="float" office:value="330.2" calcext:value-type="float">
            <text:p>330.2</text:p>
          </table:table-cell>
          <table:table-cell office:value-type="float" office:value="1568.794189" calcext:value-type="float">
            <text:p>1568.794189</text:p>
          </table:table-cell>
          <table:table-cell office:value-type="float" office:value="1585.264893" calcext:value-type="float">
            <text:p>1585.264893</text:p>
          </table:table-cell>
          <table:table-cell office:value-type="float" office:value="1566.455933" calcext:value-type="float">
            <text:p>1566.455933</text:p>
          </table:table-cell>
          <table:table-cell office:value-type="float" office:value="1586.54187" calcext:value-type="float">
            <text:p>1586.54187</text:p>
          </table:table-cell>
          <table:table-cell table:number-columns-repeated="13"/>
        </table:table-row>
        <table:table-row table:style-name="ro1">
          <table:table-cell office:value-type="float" office:value="330.4" calcext:value-type="float">
            <text:p>330.4</text:p>
          </table:table-cell>
          <table:table-cell office:value-type="float" office:value="1568.180176" calcext:value-type="float">
            <text:p>1568.180176</text:p>
          </table:table-cell>
          <table:table-cell office:value-type="float" office:value="1584.236084" calcext:value-type="float">
            <text:p>1584.236084</text:p>
          </table:table-cell>
          <table:table-cell office:value-type="float" office:value="1570.530518" calcext:value-type="float">
            <text:p>1570.530518</text:p>
          </table:table-cell>
          <table:table-cell office:value-type="float" office:value="1582.738037" calcext:value-type="float">
            <text:p>1582.738037</text:p>
          </table:table-cell>
          <table:table-cell table:number-columns-repeated="13"/>
        </table:table-row>
        <table:table-row table:style-name="ro1">
          <table:table-cell office:value-type="float" office:value="330.6" calcext:value-type="float">
            <text:p>330.6</text:p>
          </table:table-cell>
          <table:table-cell office:value-type="float" office:value="1568.845947" calcext:value-type="float">
            <text:p>1568.845947</text:p>
          </table:table-cell>
          <table:table-cell office:value-type="float" office:value="1583.41626" calcext:value-type="float">
            <text:p>1583.41626</text:p>
          </table:table-cell>
          <table:table-cell office:value-type="float" office:value="1572.857788" calcext:value-type="float">
            <text:p>1572.857788</text:p>
          </table:table-cell>
          <table:table-cell office:value-type="float" office:value="1581.43811" calcext:value-type="float">
            <text:p>1581.43811</text:p>
          </table:table-cell>
          <table:table-cell table:number-columns-repeated="13"/>
        </table:table-row>
        <table:table-row table:style-name="ro1">
          <table:table-cell office:value-type="float" office:value="330.8" calcext:value-type="float">
            <text:p>330.8</text:p>
          </table:table-cell>
          <table:table-cell office:value-type="float" office:value="1570.601807" calcext:value-type="float">
            <text:p>1570.601807</text:p>
          </table:table-cell>
          <table:table-cell office:value-type="float" office:value="1580.125366" calcext:value-type="float">
            <text:p>1580.125366</text:p>
          </table:table-cell>
          <table:table-cell office:value-type="float" office:value="1572.891357" calcext:value-type="float">
            <text:p>1572.891357</text:p>
          </table:table-cell>
          <table:table-cell office:value-type="float" office:value="1579.71521" calcext:value-type="float">
            <text:p>1579.71521</text:p>
          </table:table-cell>
          <table:table-cell table:number-columns-repeated="13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569.314941" calcext:value-type="float">
            <text:p>1569.314941</text:p>
          </table:table-cell>
          <table:table-cell office:value-type="float" office:value="1579.698975" calcext:value-type="float">
            <text:p>1579.698975</text:p>
          </table:table-cell>
          <table:table-cell office:value-type="float" office:value="1564.9823" calcext:value-type="float">
            <text:p>1564.9823</text:p>
          </table:table-cell>
          <table:table-cell office:value-type="float" office:value="1581.855225" calcext:value-type="float">
            <text:p>1581.855225</text:p>
          </table:table-cell>
          <table:table-cell table:number-columns-repeated="13"/>
        </table:table-row>
        <table:table-row table:style-name="ro1">
          <table:table-cell office:value-type="float" office:value="331.2" calcext:value-type="float">
            <text:p>331.2</text:p>
          </table:table-cell>
          <table:table-cell office:value-type="float" office:value="1569.633789" calcext:value-type="float">
            <text:p>1569.633789</text:p>
          </table:table-cell>
          <table:table-cell office:value-type="float" office:value="1579.604736" calcext:value-type="float">
            <text:p>1579.604736</text:p>
          </table:table-cell>
          <table:table-cell office:value-type="float" office:value="1572.774536" calcext:value-type="float">
            <text:p>1572.774536</text:p>
          </table:table-cell>
          <table:table-cell office:value-type="float" office:value="1578.998901" calcext:value-type="float">
            <text:p>1578.998901</text:p>
          </table:table-cell>
          <table:table-cell table:number-columns-repeated="13"/>
        </table:table-row>
        <table:table-row table:style-name="ro1">
          <table:table-cell office:value-type="float" office:value="331.4" calcext:value-type="float">
            <text:p>331.4</text:p>
          </table:table-cell>
          <table:table-cell office:value-type="float" office:value="1566.014038" calcext:value-type="float">
            <text:p>1566.014038</text:p>
          </table:table-cell>
          <table:table-cell office:value-type="float" office:value="1581.121582" calcext:value-type="float">
            <text:p>1581.121582</text:p>
          </table:table-cell>
          <table:table-cell office:value-type="float" office:value="1565.750244" calcext:value-type="float">
            <text:p>1565.750244</text:p>
          </table:table-cell>
          <table:table-cell office:value-type="float" office:value="1579.56958" calcext:value-type="float">
            <text:p>1579.56958</text:p>
          </table:table-cell>
          <table:table-cell table:number-columns-repeated="13"/>
        </table:table-row>
        <table:table-row table:style-name="ro1">
          <table:table-cell office:value-type="float" office:value="331.6" calcext:value-type="float">
            <text:p>331.6</text:p>
          </table:table-cell>
          <table:table-cell office:value-type="float" office:value="1568.072998" calcext:value-type="float">
            <text:p>1568.072998</text:p>
          </table:table-cell>
          <table:table-cell office:value-type="float" office:value="1575.362305" calcext:value-type="float">
            <text:p>1575.362305</text:p>
          </table:table-cell>
          <table:table-cell office:value-type="float" office:value="1569.478027" calcext:value-type="float">
            <text:p>1569.478027</text:p>
          </table:table-cell>
          <table:table-cell office:value-type="float" office:value="1576.003296" calcext:value-type="float">
            <text:p>1576.003296</text:p>
          </table:table-cell>
          <table:table-cell table:number-columns-repeated="13"/>
        </table:table-row>
        <table:table-row table:style-name="ro1">
          <table:table-cell office:value-type="float" office:value="331.8" calcext:value-type="float">
            <text:p>331.8</text:p>
          </table:table-cell>
          <table:table-cell office:value-type="float" office:value="1565.955811" calcext:value-type="float">
            <text:p>1565.955811</text:p>
          </table:table-cell>
          <table:table-cell office:value-type="float" office:value="1577.012695" calcext:value-type="float">
            <text:p>1577.012695</text:p>
          </table:table-cell>
          <table:table-cell office:value-type="float" office:value="1566.663208" calcext:value-type="float">
            <text:p>1566.663208</text:p>
          </table:table-cell>
          <table:table-cell office:value-type="float" office:value="1577.932617" calcext:value-type="float">
            <text:p>1577.932617</text:p>
          </table:table-cell>
          <table:table-cell table:number-columns-repeated="13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565.576782" calcext:value-type="float">
            <text:p>1565.576782</text:p>
          </table:table-cell>
          <table:table-cell office:value-type="float" office:value="1577.294189" calcext:value-type="float">
            <text:p>1577.294189</text:p>
          </table:table-cell>
          <table:table-cell office:value-type="float" office:value="1569.56665" calcext:value-type="float">
            <text:p>1569.56665</text:p>
          </table:table-cell>
          <table:table-cell office:value-type="float" office:value="1572.969482" calcext:value-type="float">
            <text:p>1572.969482</text:p>
          </table:table-cell>
          <table:table-cell table:number-columns-repeated="13"/>
        </table:table-row>
        <table:table-row table:style-name="ro1">
          <table:table-cell office:value-type="float" office:value="332.2" calcext:value-type="float">
            <text:p>332.2</text:p>
          </table:table-cell>
          <table:table-cell office:value-type="float" office:value="1568.039673" calcext:value-type="float">
            <text:p>1568.039673</text:p>
          </table:table-cell>
          <table:table-cell office:value-type="float" office:value="1569.908691" calcext:value-type="float">
            <text:p>1569.908691</text:p>
          </table:table-cell>
          <table:table-cell office:value-type="float" office:value="1564.065796" calcext:value-type="float">
            <text:p>1564.065796</text:p>
          </table:table-cell>
          <table:table-cell office:value-type="float" office:value="1575.2771" calcext:value-type="float">
            <text:p>1575.2771</text:p>
          </table:table-cell>
          <table:table-cell table:number-columns-repeated="13"/>
        </table:table-row>
        <table:table-row table:style-name="ro1">
          <table:table-cell office:value-type="float" office:value="332.4" calcext:value-type="float">
            <text:p>332.4</text:p>
          </table:table-cell>
          <table:table-cell office:value-type="float" office:value="1564.662842" calcext:value-type="float">
            <text:p>1564.662842</text:p>
          </table:table-cell>
          <table:table-cell office:value-type="float" office:value="1572.184326" calcext:value-type="float">
            <text:p>1572.184326</text:p>
          </table:table-cell>
          <table:table-cell office:value-type="float" office:value="1566.959961" calcext:value-type="float">
            <text:p>1566.959961</text:p>
          </table:table-cell>
          <table:table-cell office:value-type="float" office:value="1570.899048" calcext:value-type="float">
            <text:p>1570.899048</text:p>
          </table:table-cell>
          <table:table-cell table:number-columns-repeated="13"/>
        </table:table-row>
        <table:table-row table:style-name="ro1">
          <table:table-cell office:value-type="float" office:value="332.6" calcext:value-type="float">
            <text:p>332.6</text:p>
          </table:table-cell>
          <table:table-cell office:value-type="float" office:value="1566.559448" calcext:value-type="float">
            <text:p>1566.559448</text:p>
          </table:table-cell>
          <table:table-cell office:value-type="float" office:value="1574.503052" calcext:value-type="float">
            <text:p>1574.503052</text:p>
          </table:table-cell>
          <table:table-cell office:value-type="float" office:value="1566.25415" calcext:value-type="float">
            <text:p>1566.25415</text:p>
          </table:table-cell>
          <table:table-cell office:value-type="float" office:value="1574.279907" calcext:value-type="float">
            <text:p>1574.279907</text:p>
          </table:table-cell>
          <table:table-cell table:number-columns-repeated="13"/>
        </table:table-row>
        <table:table-row table:style-name="ro1">
          <table:table-cell office:value-type="float" office:value="332.8" calcext:value-type="float">
            <text:p>332.8</text:p>
          </table:table-cell>
          <table:table-cell office:value-type="float" office:value="1563.711304" calcext:value-type="float">
            <text:p>1563.711304</text:p>
          </table:table-cell>
          <table:table-cell office:value-type="float" office:value="1575.471313" calcext:value-type="float">
            <text:p>1575.471313</text:p>
          </table:table-cell>
          <table:table-cell office:value-type="float" office:value="1563.601074" calcext:value-type="float">
            <text:p>1563.601074</text:p>
          </table:table-cell>
          <table:table-cell office:value-type="float" office:value="1573.51001" calcext:value-type="float">
            <text:p>1573.51001</text:p>
          </table:table-cell>
          <table:table-cell table:number-columns-repeated="13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562.956787" calcext:value-type="float">
            <text:p>1562.956787</text:p>
          </table:table-cell>
          <table:table-cell office:value-type="float" office:value="1576.537476" calcext:value-type="float">
            <text:p>1576.537476</text:p>
          </table:table-cell>
          <table:table-cell office:value-type="float" office:value="1560.039551" calcext:value-type="float">
            <text:p>1560.039551</text:p>
          </table:table-cell>
          <table:table-cell office:value-type="float" office:value="1579.600708" calcext:value-type="float">
            <text:p>1579.600708</text:p>
          </table:table-cell>
          <table:table-cell table:number-columns-repeated="13"/>
        </table:table-row>
        <table:table-row table:style-name="ro1">
          <table:table-cell office:value-type="float" office:value="333.2" calcext:value-type="float">
            <text:p>333.2</text:p>
          </table:table-cell>
          <table:table-cell office:value-type="float" office:value="1591.17749" calcext:value-type="float">
            <text:p>1591.17749</text:p>
          </table:table-cell>
          <table:table-cell office:value-type="float" office:value="1606.875244" calcext:value-type="float">
            <text:p>1606.875244</text:p>
          </table:table-cell>
          <table:table-cell office:value-type="float" office:value="1548.61084" calcext:value-type="float">
            <text:p>1548.61084</text:p>
          </table:table-cell>
          <table:table-cell office:value-type="float" office:value="1527.335205" calcext:value-type="float">
            <text:p>1527.335205</text:p>
          </table:table-cell>
          <table:table-cell table:number-columns-repeated="13"/>
        </table:table-row>
        <table:table-row table:style-name="ro1">
          <table:table-cell office:value-type="float" office:value="333.4" calcext:value-type="float">
            <text:p>333.4</text:p>
          </table:table-cell>
          <table:table-cell office:value-type="float" office:value="1606.279785" calcext:value-type="float">
            <text:p>1606.279785</text:p>
          </table:table-cell>
          <table:table-cell office:value-type="float" office:value="1640.926758" calcext:value-type="float">
            <text:p>1640.926758</text:p>
          </table:table-cell>
          <table:table-cell office:value-type="float" office:value="1533.750488" calcext:value-type="float">
            <text:p>1533.750488</text:p>
          </table:table-cell>
          <table:table-cell office:value-type="float" office:value="1527.335327" calcext:value-type="float">
            <text:p>1527.335327</text:p>
          </table:table-cell>
          <table:table-cell table:number-columns-repeated="13"/>
        </table:table-row>
        <table:table-row table:style-name="ro1">
          <table:table-cell office:value-type="float" office:value="333.6" calcext:value-type="float">
            <text:p>333.6</text:p>
          </table:table-cell>
          <table:table-cell office:value-type="float" office:value="1619.806152" calcext:value-type="float">
            <text:p>1619.806152</text:p>
          </table:table-cell>
          <table:table-cell office:value-type="float" office:value="1649.293823" calcext:value-type="float">
            <text:p>1649.293823</text:p>
          </table:table-cell>
          <table:table-cell office:value-type="float" office:value="1537.098877" calcext:value-type="float">
            <text:p>1537.098877</text:p>
          </table:table-cell>
          <table:table-cell office:value-type="float" office:value="1542.56189" calcext:value-type="float">
            <text:p>1542.56189</text:p>
          </table:table-cell>
          <table:table-cell table:number-columns-repeated="13"/>
        </table:table-row>
        <table:table-row table:style-name="ro1">
          <table:table-cell office:value-type="float" office:value="333.8" calcext:value-type="float">
            <text:p>333.8</text:p>
          </table:table-cell>
          <table:table-cell office:value-type="float" office:value="1648.487793" calcext:value-type="float">
            <text:p>1648.487793</text:p>
          </table:table-cell>
          <table:table-cell office:value-type="float" office:value="1671.019653" calcext:value-type="float">
            <text:p>1671.019653</text:p>
          </table:table-cell>
          <table:table-cell office:value-type="float" office:value="1566.94104" calcext:value-type="float">
            <text:p>1566.94104</text:p>
          </table:table-cell>
          <table:table-cell office:value-type="float" office:value="1580.302856" calcext:value-type="float">
            <text:p>1580.302856</text:p>
          </table:table-cell>
          <table:table-cell table:number-columns-repeated="13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685.96814" calcext:value-type="float">
            <text:p>1685.96814</text:p>
          </table:table-cell>
          <table:table-cell office:value-type="float" office:value="1670.154541" calcext:value-type="float">
            <text:p>1670.154541</text:p>
          </table:table-cell>
          <table:table-cell office:value-type="float" office:value="1615.984985" calcext:value-type="float">
            <text:p>1615.984985</text:p>
          </table:table-cell>
          <table:table-cell office:value-type="float" office:value="1613.338379" calcext:value-type="float">
            <text:p>1613.338379</text:p>
          </table:table-cell>
          <table:table-cell table:number-columns-repeated="13"/>
        </table:table-row>
        <table:table-row table:style-name="ro1">
          <table:table-cell office:value-type="float" office:value="334.2" calcext:value-type="float">
            <text:p>334.2</text:p>
          </table:table-cell>
          <table:table-cell office:value-type="float" office:value="1703.749756" calcext:value-type="float">
            <text:p>1703.749756</text:p>
          </table:table-cell>
          <table:table-cell office:value-type="float" office:value="1675.555786" calcext:value-type="float">
            <text:p>1675.555786</text:p>
          </table:table-cell>
          <table:table-cell office:value-type="float" office:value="1657.450684" calcext:value-type="float">
            <text:p>1657.450684</text:p>
          </table:table-cell>
          <table:table-cell office:value-type="float" office:value="1640.332397" calcext:value-type="float">
            <text:p>1640.332397</text:p>
          </table:table-cell>
          <table:table-cell table:number-columns-repeated="13"/>
        </table:table-row>
        <table:table-row table:style-name="ro1">
          <table:table-cell office:value-type="float" office:value="334.4" calcext:value-type="float">
            <text:p>334.4</text:p>
          </table:table-cell>
          <table:table-cell office:value-type="float" office:value="1651.359619" calcext:value-type="float">
            <text:p>1651.359619</text:p>
          </table:table-cell>
          <table:table-cell office:value-type="float" office:value="1772.988281" calcext:value-type="float">
            <text:p>1772.988281</text:p>
          </table:table-cell>
          <table:table-cell office:value-type="float" office:value="1673.813843" calcext:value-type="float">
            <text:p>1673.813843</text:p>
          </table:table-cell>
          <table:table-cell office:value-type="float" office:value="1758.606201" calcext:value-type="float">
            <text:p>1758.606201</text:p>
          </table:table-cell>
          <table:table-cell table:number-columns-repeated="13"/>
        </table:table-row>
        <table:table-row table:style-name="ro1">
          <table:table-cell office:value-type="float" office:value="334.6" calcext:value-type="float">
            <text:p>334.6</text:p>
          </table:table-cell>
          <table:table-cell office:value-type="float" office:value="1665.455444" calcext:value-type="float">
            <text:p>1665.455444</text:p>
          </table:table-cell>
          <table:table-cell office:value-type="float" office:value="1737.524658" calcext:value-type="float">
            <text:p>1737.524658</text:p>
          </table:table-cell>
          <table:table-cell office:value-type="float" office:value="1682.016235" calcext:value-type="float">
            <text:p>1682.016235</text:p>
          </table:table-cell>
          <table:table-cell office:value-type="float" office:value="1745.14978" calcext:value-type="float">
            <text:p>1745.14978</text:p>
          </table:table-cell>
          <table:table-cell table:number-columns-repeated="13"/>
        </table:table-row>
        <table:table-row table:style-name="ro1">
          <table:table-cell office:value-type="float" office:value="334.8" calcext:value-type="float">
            <text:p>334.8</text:p>
          </table:table-cell>
          <table:table-cell office:value-type="float" office:value="1717.888184" calcext:value-type="float">
            <text:p>1717.888184</text:p>
          </table:table-cell>
          <table:table-cell office:value-type="float" office:value="1723.877686" calcext:value-type="float">
            <text:p>1723.877686</text:p>
          </table:table-cell>
          <table:table-cell office:value-type="float" office:value="1723.250488" calcext:value-type="float">
            <text:p>1723.250488</text:p>
          </table:table-cell>
          <table:table-cell office:value-type="float" office:value="1740.430664" calcext:value-type="float">
            <text:p>1740.430664</text:p>
          </table:table-cell>
          <table:table-cell table:number-columns-repeated="13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715.384399" calcext:value-type="float">
            <text:p>1715.384399</text:p>
          </table:table-cell>
          <table:table-cell office:value-type="float" office:value="1768.725586" calcext:value-type="float">
            <text:p>1768.725586</text:p>
          </table:table-cell>
          <table:table-cell office:value-type="float" office:value="1723.949341" calcext:value-type="float">
            <text:p>1723.949341</text:p>
          </table:table-cell>
          <table:table-cell office:value-type="float" office:value="1782.448853" calcext:value-type="float">
            <text:p>1782.448853</text:p>
          </table:table-cell>
          <table:table-cell table:number-columns-repeated="13"/>
        </table:table-row>
        <table:table-row table:style-name="ro1">
          <table:table-cell office:value-type="float" office:value="335.2" calcext:value-type="float">
            <text:p>335.2</text:p>
          </table:table-cell>
          <table:table-cell office:value-type="float" office:value="1706.044678" calcext:value-type="float">
            <text:p>1706.044678</text:p>
          </table:table-cell>
          <table:table-cell office:value-type="float" office:value="1791.354492" calcext:value-type="float">
            <text:p>1791.354492</text:p>
          </table:table-cell>
          <table:table-cell office:value-type="float" office:value="1714.754517" calcext:value-type="float">
            <text:p>1714.754517</text:p>
          </table:table-cell>
          <table:table-cell office:value-type="float" office:value="1791.615967" calcext:value-type="float">
            <text:p>1791.615967</text:p>
          </table:table-cell>
          <table:table-cell table:number-columns-repeated="13"/>
        </table:table-row>
        <table:table-row table:style-name="ro1">
          <table:table-cell office:value-type="float" office:value="335.4" calcext:value-type="float">
            <text:p>335.4</text:p>
          </table:table-cell>
          <table:table-cell office:value-type="float" office:value="1714.974365" calcext:value-type="float">
            <text:p>1714.974365</text:p>
          </table:table-cell>
          <table:table-cell office:value-type="float" office:value="1776.882812" calcext:value-type="float">
            <text:p>1776.882812</text:p>
          </table:table-cell>
          <table:table-cell office:value-type="float" office:value="1716.211304" calcext:value-type="float">
            <text:p>1716.211304</text:p>
          </table:table-cell>
          <table:table-cell office:value-type="float" office:value="1780.241699" calcext:value-type="float">
            <text:p>1780.241699</text:p>
          </table:table-cell>
          <table:table-cell table:number-columns-repeated="13"/>
        </table:table-row>
        <table:table-row table:style-name="ro1">
          <table:table-cell office:value-type="float" office:value="335.6" calcext:value-type="float">
            <text:p>335.6</text:p>
          </table:table-cell>
          <table:table-cell office:value-type="float" office:value="1695.900269" calcext:value-type="float">
            <text:p>1695.900269</text:p>
          </table:table-cell>
          <table:table-cell office:value-type="float" office:value="1796.880127" calcext:value-type="float">
            <text:p>1796.880127</text:p>
          </table:table-cell>
          <table:table-cell office:value-type="float" office:value="1692.043213" calcext:value-type="float">
            <text:p>1692.043213</text:p>
          </table:table-cell>
          <table:table-cell office:value-type="float" office:value="1808.960938" calcext:value-type="float">
            <text:p>1808.960938</text:p>
          </table:table-cell>
          <table:table-cell table:number-columns-repeated="13"/>
        </table:table-row>
        <table:table-row table:style-name="ro1">
          <table:table-cell office:value-type="float" office:value="335.8" calcext:value-type="float">
            <text:p>335.8</text:p>
          </table:table-cell>
          <table:table-cell office:value-type="float" office:value="1699.099976" calcext:value-type="float">
            <text:p>1699.099976</text:p>
          </table:table-cell>
          <table:table-cell office:value-type="float" office:value="1777.973022" calcext:value-type="float">
            <text:p>1777.973022</text:p>
          </table:table-cell>
          <table:table-cell office:value-type="float" office:value="1707.822876" calcext:value-type="float">
            <text:p>1707.822876</text:p>
          </table:table-cell>
          <table:table-cell office:value-type="float" office:value="1780.110962" calcext:value-type="float">
            <text:p>1780.110962</text:p>
          </table:table-cell>
          <table:table-cell table:number-columns-repeated="13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707.435913" calcext:value-type="float">
            <text:p>1707.435913</text:p>
          </table:table-cell>
          <table:table-cell office:value-type="float" office:value="1779.931641" calcext:value-type="float">
            <text:p>1779.931641</text:p>
          </table:table-cell>
          <table:table-cell office:value-type="float" office:value="1709.424561" calcext:value-type="float">
            <text:p>1709.424561</text:p>
          </table:table-cell>
          <table:table-cell office:value-type="float" office:value="1785.000488" calcext:value-type="float">
            <text:p>1785.000488</text:p>
          </table:table-cell>
          <table:table-cell table:number-columns-repeated="13"/>
        </table:table-row>
        <table:table-row table:style-name="ro1">
          <table:table-cell office:value-type="float" office:value="336.2" calcext:value-type="float">
            <text:p>336.2</text:p>
          </table:table-cell>
          <table:table-cell office:value-type="float" office:value="1704.829346" calcext:value-type="float">
            <text:p>1704.829346</text:p>
          </table:table-cell>
          <table:table-cell office:value-type="float" office:value="1793.542969" calcext:value-type="float">
            <text:p>1793.542969</text:p>
          </table:table-cell>
          <table:table-cell office:value-type="float" office:value="1703.144653" calcext:value-type="float">
            <text:p>1703.144653</text:p>
          </table:table-cell>
          <table:table-cell office:value-type="float" office:value="1795.150391" calcext:value-type="float">
            <text:p>1795.150391</text:p>
          </table:table-cell>
          <table:table-cell table:number-columns-repeated="13"/>
        </table:table-row>
        <table:table-row table:style-name="ro1">
          <table:table-cell office:value-type="float" office:value="336.4" calcext:value-type="float">
            <text:p>336.4</text:p>
          </table:table-cell>
          <table:table-cell office:value-type="float" office:value="1705.616089" calcext:value-type="float">
            <text:p>1705.616089</text:p>
          </table:table-cell>
          <table:table-cell office:value-type="float" office:value="1786.939697" calcext:value-type="float">
            <text:p>1786.939697</text:p>
          </table:table-cell>
          <table:table-cell office:value-type="float" office:value="1709.057007" calcext:value-type="float">
            <text:p>1709.057007</text:p>
          </table:table-cell>
          <table:table-cell office:value-type="float" office:value="1793.340332" calcext:value-type="float">
            <text:p>1793.340332</text:p>
          </table:table-cell>
          <table:table-cell table:number-columns-repeated="13"/>
        </table:table-row>
        <table:table-row table:style-name="ro1">
          <table:table-cell office:value-type="float" office:value="336.6" calcext:value-type="float">
            <text:p>336.6</text:p>
          </table:table-cell>
          <table:table-cell office:value-type="float" office:value="1708.925781" calcext:value-type="float">
            <text:p>1708.925781</text:p>
          </table:table-cell>
          <table:table-cell office:value-type="float" office:value="1788.378906" calcext:value-type="float">
            <text:p>1788.378906</text:p>
          </table:table-cell>
          <table:table-cell office:value-type="float" office:value="1712.226318" calcext:value-type="float">
            <text:p>1712.226318</text:p>
          </table:table-cell>
          <table:table-cell office:value-type="float" office:value="1792.81311" calcext:value-type="float">
            <text:p>1792.81311</text:p>
          </table:table-cell>
          <table:table-cell table:number-columns-repeated="13"/>
        </table:table-row>
        <table:table-row table:style-name="ro1">
          <table:table-cell office:value-type="float" office:value="336.8" calcext:value-type="float">
            <text:p>336.8</text:p>
          </table:table-cell>
          <table:table-cell office:value-type="float" office:value="1703.947266" calcext:value-type="float">
            <text:p>1703.947266</text:p>
          </table:table-cell>
          <table:table-cell office:value-type="float" office:value="1792.555176" calcext:value-type="float">
            <text:p>1792.555176</text:p>
          </table:table-cell>
          <table:table-cell office:value-type="float" office:value="1709.715942" calcext:value-type="float">
            <text:p>1709.715942</text:p>
          </table:table-cell>
          <table:table-cell office:value-type="float" office:value="1794.964355" calcext:value-type="float">
            <text:p>1794.964355</text:p>
          </table:table-cell>
          <table:table-cell table:number-columns-repeated="13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707.422119" calcext:value-type="float">
            <text:p>1707.422119</text:p>
          </table:table-cell>
          <table:table-cell office:value-type="float" office:value="1791.876099" calcext:value-type="float">
            <text:p>1791.876099</text:p>
          </table:table-cell>
          <table:table-cell office:value-type="float" office:value="1708.685181" calcext:value-type="float">
            <text:p>1708.685181</text:p>
          </table:table-cell>
          <table:table-cell office:value-type="float" office:value="1796.247314" calcext:value-type="float">
            <text:p>1796.247314</text:p>
          </table:table-cell>
          <table:table-cell table:number-columns-repeated="13"/>
        </table:table-row>
        <table:table-row table:style-name="ro1">
          <table:table-cell office:value-type="float" office:value="337.2" calcext:value-type="float">
            <text:p>337.2</text:p>
          </table:table-cell>
          <table:table-cell office:value-type="float" office:value="1707.666626" calcext:value-type="float">
            <text:p>1707.666626</text:p>
          </table:table-cell>
          <table:table-cell office:value-type="float" office:value="1791.982056" calcext:value-type="float">
            <text:p>1791.982056</text:p>
          </table:table-cell>
          <table:table-cell office:value-type="float" office:value="1710.687866" calcext:value-type="float">
            <text:p>1710.687866</text:p>
          </table:table-cell>
          <table:table-cell office:value-type="float" office:value="1792.563477" calcext:value-type="float">
            <text:p>1792.563477</text:p>
          </table:table-cell>
          <table:table-cell table:number-columns-repeated="13"/>
        </table:table-row>
        <table:table-row table:style-name="ro1">
          <table:table-cell office:value-type="float" office:value="337.4" calcext:value-type="float">
            <text:p>337.4</text:p>
          </table:table-cell>
          <table:table-cell office:value-type="float" office:value="1705.208496" calcext:value-type="float">
            <text:p>1705.208496</text:p>
          </table:table-cell>
          <table:table-cell office:value-type="float" office:value="1795.489258" calcext:value-type="float">
            <text:p>1795.489258</text:p>
          </table:table-cell>
          <table:table-cell office:value-type="float" office:value="1707.037842" calcext:value-type="float">
            <text:p>1707.037842</text:p>
          </table:table-cell>
          <table:table-cell office:value-type="float" office:value="1798.364624" calcext:value-type="float">
            <text:p>1798.364624</text:p>
          </table:table-cell>
          <table:table-cell table:number-columns-repeated="13"/>
        </table:table-row>
        <table:table-row table:style-name="ro1">
          <table:table-cell office:value-type="float" office:value="337.6" calcext:value-type="float">
            <text:p>337.6</text:p>
          </table:table-cell>
          <table:table-cell office:value-type="float" office:value="1704.369751" calcext:value-type="float">
            <text:p>1704.369751</text:p>
          </table:table-cell>
          <table:table-cell office:value-type="float" office:value="1796.189331" calcext:value-type="float">
            <text:p>1796.189331</text:p>
          </table:table-cell>
          <table:table-cell office:value-type="float" office:value="1708.245361" calcext:value-type="float">
            <text:p>1708.245361</text:p>
          </table:table-cell>
          <table:table-cell office:value-type="float" office:value="1798.000488" calcext:value-type="float">
            <text:p>1798.000488</text:p>
          </table:table-cell>
          <table:table-cell table:number-columns-repeated="13"/>
        </table:table-row>
        <table:table-row table:style-name="ro1">
          <table:table-cell office:value-type="float" office:value="337.8" calcext:value-type="float">
            <text:p>337.8</text:p>
          </table:table-cell>
          <table:table-cell office:value-type="float" office:value="1706.76355" calcext:value-type="float">
            <text:p>1706.76355</text:p>
          </table:table-cell>
          <table:table-cell office:value-type="float" office:value="1791.513306" calcext:value-type="float">
            <text:p>1791.513306</text:p>
          </table:table-cell>
          <table:table-cell office:value-type="float" office:value="1711.888672" calcext:value-type="float">
            <text:p>1711.888672</text:p>
          </table:table-cell>
          <table:table-cell office:value-type="float" office:value="1793.639282" calcext:value-type="float">
            <text:p>1793.639282</text:p>
          </table:table-cell>
          <table:table-cell table:number-columns-repeated="13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707.914185" calcext:value-type="float">
            <text:p>1707.914185</text:p>
          </table:table-cell>
          <table:table-cell office:value-type="float" office:value="1795.348267" calcext:value-type="float">
            <text:p>1795.348267</text:p>
          </table:table-cell>
          <table:table-cell office:value-type="float" office:value="1710.995483" calcext:value-type="float">
            <text:p>1710.995483</text:p>
          </table:table-cell>
          <table:table-cell office:value-type="float" office:value="1798.37439" calcext:value-type="float">
            <text:p>1798.37439</text:p>
          </table:table-cell>
          <table:table-cell table:number-columns-repeated="13"/>
        </table:table-row>
        <table:table-row table:style-name="ro1">
          <table:table-cell office:value-type="float" office:value="338.2" calcext:value-type="float">
            <text:p>338.2</text:p>
          </table:table-cell>
          <table:table-cell office:value-type="float" office:value="1710.734131" calcext:value-type="float">
            <text:p>1710.734131</text:p>
          </table:table-cell>
          <table:table-cell office:value-type="float" office:value="1794.925903" calcext:value-type="float">
            <text:p>1794.925903</text:p>
          </table:table-cell>
          <table:table-cell office:value-type="float" office:value="1713.258545" calcext:value-type="float">
            <text:p>1713.258545</text:p>
          </table:table-cell>
          <table:table-cell office:value-type="float" office:value="1796.9198" calcext:value-type="float">
            <text:p>1796.9198</text:p>
          </table:table-cell>
          <table:table-cell table:number-columns-repeated="13"/>
        </table:table-row>
        <table:table-row table:style-name="ro1">
          <table:table-cell office:value-type="float" office:value="338.4" calcext:value-type="float">
            <text:p>338.4</text:p>
          </table:table-cell>
          <table:table-cell office:value-type="float" office:value="1710.308228" calcext:value-type="float">
            <text:p>1710.308228</text:p>
          </table:table-cell>
          <table:table-cell office:value-type="float" office:value="1796.013306" calcext:value-type="float">
            <text:p>1796.013306</text:p>
          </table:table-cell>
          <table:table-cell office:value-type="float" office:value="1710.088501" calcext:value-type="float">
            <text:p>1710.088501</text:p>
          </table:table-cell>
          <table:table-cell office:value-type="float" office:value="1799.70752" calcext:value-type="float">
            <text:p>1799.70752</text:p>
          </table:table-cell>
          <table:table-cell table:number-columns-repeated="13"/>
        </table:table-row>
        <table:table-row table:style-name="ro1">
          <table:table-cell office:value-type="float" office:value="338.6" calcext:value-type="float">
            <text:p>338.6</text:p>
          </table:table-cell>
          <table:table-cell office:value-type="float" office:value="1708.914429" calcext:value-type="float">
            <text:p>1708.914429</text:p>
          </table:table-cell>
          <table:table-cell office:value-type="float" office:value="1795.197021" calcext:value-type="float">
            <text:p>1795.197021</text:p>
          </table:table-cell>
          <table:table-cell office:value-type="float" office:value="1711.39209" calcext:value-type="float">
            <text:p>1711.39209</text:p>
          </table:table-cell>
          <table:table-cell office:value-type="float" office:value="1799.791016" calcext:value-type="float">
            <text:p>1799.791016</text:p>
          </table:table-cell>
          <table:table-cell table:number-columns-repeated="13"/>
        </table:table-row>
        <table:table-row table:style-name="ro1">
          <table:table-cell office:value-type="float" office:value="338.8" calcext:value-type="float">
            <text:p>338.8</text:p>
          </table:table-cell>
          <table:table-cell office:value-type="float" office:value="1708.077759" calcext:value-type="float">
            <text:p>1708.077759</text:p>
          </table:table-cell>
          <table:table-cell office:value-type="float" office:value="1796.421875" calcext:value-type="float">
            <text:p>1796.421875</text:p>
          </table:table-cell>
          <table:table-cell office:value-type="float" office:value="1712.020752" calcext:value-type="float">
            <text:p>1712.020752</text:p>
          </table:table-cell>
          <table:table-cell office:value-type="float" office:value="1799.822998" calcext:value-type="float">
            <text:p>1799.822998</text:p>
          </table:table-cell>
          <table:table-cell table:number-columns-repeated="13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709.378052" calcext:value-type="float">
            <text:p>1709.378052</text:p>
          </table:table-cell>
          <table:table-cell office:value-type="float" office:value="1797.954468" calcext:value-type="float">
            <text:p>1797.954468</text:p>
          </table:table-cell>
          <table:table-cell office:value-type="float" office:value="1711.180054" calcext:value-type="float">
            <text:p>1711.180054</text:p>
          </table:table-cell>
          <table:table-cell office:value-type="float" office:value="1799.04126" calcext:value-type="float">
            <text:p>1799.04126</text:p>
          </table:table-cell>
          <table:table-cell table:number-columns-repeated="13"/>
        </table:table-row>
        <table:table-row table:style-name="ro1">
          <table:table-cell office:value-type="float" office:value="339.2" calcext:value-type="float">
            <text:p>339.2</text:p>
          </table:table-cell>
          <table:table-cell office:value-type="float" office:value="1709.258789" calcext:value-type="float">
            <text:p>1709.258789</text:p>
          </table:table-cell>
          <table:table-cell office:value-type="float" office:value="1798.164307" calcext:value-type="float">
            <text:p>1798.164307</text:p>
          </table:table-cell>
          <table:table-cell office:value-type="float" office:value="1711.512207" calcext:value-type="float">
            <text:p>1711.512207</text:p>
          </table:table-cell>
          <table:table-cell office:value-type="float" office:value="1800.18457" calcext:value-type="float">
            <text:p>1800.18457</text:p>
          </table:table-cell>
          <table:table-cell table:number-columns-repeated="13"/>
        </table:table-row>
        <table:table-row table:style-name="ro1">
          <table:table-cell office:value-type="float" office:value="339.4" calcext:value-type="float">
            <text:p>339.4</text:p>
          </table:table-cell>
          <table:table-cell office:value-type="float" office:value="1711.899658" calcext:value-type="float">
            <text:p>1711.899658</text:p>
          </table:table-cell>
          <table:table-cell office:value-type="float" office:value="1794.342651" calcext:value-type="float">
            <text:p>1794.342651</text:p>
          </table:table-cell>
          <table:table-cell office:value-type="float" office:value="1714.540039" calcext:value-type="float">
            <text:p>1714.540039</text:p>
          </table:table-cell>
          <table:table-cell office:value-type="float" office:value="1799.277954" calcext:value-type="float">
            <text:p>1799.277954</text:p>
          </table:table-cell>
          <table:table-cell table:number-columns-repeated="13"/>
        </table:table-row>
        <table:table-row table:style-name="ro1">
          <table:table-cell office:value-type="float" office:value="339.6" calcext:value-type="float">
            <text:p>339.6</text:p>
          </table:table-cell>
          <table:table-cell office:value-type="float" office:value="1711.900513" calcext:value-type="float">
            <text:p>1711.900513</text:p>
          </table:table-cell>
          <table:table-cell office:value-type="float" office:value="1798.42334" calcext:value-type="float">
            <text:p>1798.42334</text:p>
          </table:table-cell>
          <table:table-cell office:value-type="float" office:value="1715.035156" calcext:value-type="float">
            <text:p>1715.035156</text:p>
          </table:table-cell>
          <table:table-cell office:value-type="float" office:value="1799.623535" calcext:value-type="float">
            <text:p>1799.623535</text:p>
          </table:table-cell>
          <table:table-cell table:number-columns-repeated="13"/>
        </table:table-row>
        <table:table-row table:style-name="ro1">
          <table:table-cell office:value-type="float" office:value="339.8" calcext:value-type="float">
            <text:p>339.8</text:p>
          </table:table-cell>
          <table:table-cell office:value-type="float" office:value="1707.190674" calcext:value-type="float">
            <text:p>1707.190674</text:p>
          </table:table-cell>
          <table:table-cell office:value-type="float" office:value="1800.78125" calcext:value-type="float">
            <text:p>1800.78125</text:p>
          </table:table-cell>
          <table:table-cell office:value-type="float" office:value="1712.167969" calcext:value-type="float">
            <text:p>1712.167969</text:p>
          </table:table-cell>
          <table:table-cell office:value-type="float" office:value="1804.234985" calcext:value-type="float">
            <text:p>1804.234985</text:p>
          </table:table-cell>
          <table:table-cell table:number-columns-repeated="13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713.554932" calcext:value-type="float">
            <text:p>1713.554932</text:p>
          </table:table-cell>
          <table:table-cell office:value-type="float" office:value="1797.658691" calcext:value-type="float">
            <text:p>1797.658691</text:p>
          </table:table-cell>
          <table:table-cell office:value-type="float" office:value="1718.30603" calcext:value-type="float">
            <text:p>1718.30603</text:p>
          </table:table-cell>
          <table:table-cell office:value-type="float" office:value="1803.112549" calcext:value-type="float">
            <text:p>1803.112549</text:p>
          </table:table-cell>
          <table:table-cell table:number-columns-repeated="13"/>
        </table:table-row>
        <table:table-row table:style-name="ro1">
          <table:table-cell office:value-type="float" office:value="340.2" calcext:value-type="float">
            <text:p>340.2</text:p>
          </table:table-cell>
          <table:table-cell office:value-type="float" office:value="1710.945923" calcext:value-type="float">
            <text:p>1710.945923</text:p>
          </table:table-cell>
          <table:table-cell office:value-type="float" office:value="1803.481689" calcext:value-type="float">
            <text:p>1803.481689</text:p>
          </table:table-cell>
          <table:table-cell office:value-type="float" office:value="1714.266479" calcext:value-type="float">
            <text:p>1714.266479</text:p>
          </table:table-cell>
          <table:table-cell office:value-type="float" office:value="1807.189819" calcext:value-type="float">
            <text:p>1807.189819</text:p>
          </table:table-cell>
          <table:table-cell table:number-columns-repeated="13"/>
        </table:table-row>
        <table:table-row table:style-name="ro1">
          <table:table-cell office:value-type="float" office:value="340.4" calcext:value-type="float">
            <text:p>340.4</text:p>
          </table:table-cell>
          <table:table-cell office:value-type="float" office:value="1715.125244" calcext:value-type="float">
            <text:p>1715.125244</text:p>
          </table:table-cell>
          <table:table-cell office:value-type="float" office:value="1797.860962" calcext:value-type="float">
            <text:p>1797.860962</text:p>
          </table:table-cell>
          <table:table-cell office:value-type="float" office:value="1715.274902" calcext:value-type="float">
            <text:p>1715.274902</text:p>
          </table:table-cell>
          <table:table-cell office:value-type="float" office:value="1805.466064" calcext:value-type="float">
            <text:p>1805.466064</text:p>
          </table:table-cell>
          <table:table-cell table:number-columns-repeated="13"/>
        </table:table-row>
        <table:table-row table:style-name="ro1">
          <table:table-cell office:value-type="float" office:value="340.6" calcext:value-type="float">
            <text:p>340.6</text:p>
          </table:table-cell>
          <table:table-cell office:value-type="float" office:value="1712.908936" calcext:value-type="float">
            <text:p>1712.908936</text:p>
          </table:table-cell>
          <table:table-cell office:value-type="float" office:value="1803.599243" calcext:value-type="float">
            <text:p>1803.599243</text:p>
          </table:table-cell>
          <table:table-cell office:value-type="float" office:value="1718.012207" calcext:value-type="float">
            <text:p>1718.012207</text:p>
          </table:table-cell>
          <table:table-cell office:value-type="float" office:value="1803.27124" calcext:value-type="float">
            <text:p>1803.27124</text:p>
          </table:table-cell>
          <table:table-cell table:number-columns-repeated="13"/>
        </table:table-row>
        <table:table-row table:style-name="ro1">
          <table:table-cell office:value-type="float" office:value="340.8" calcext:value-type="float">
            <text:p>340.8</text:p>
          </table:table-cell>
          <table:table-cell office:value-type="float" office:value="1712.423218" calcext:value-type="float">
            <text:p>1712.423218</text:p>
          </table:table-cell>
          <table:table-cell office:value-type="float" office:value="1806.337646" calcext:value-type="float">
            <text:p>1806.337646</text:p>
          </table:table-cell>
          <table:table-cell office:value-type="float" office:value="1716.011719" calcext:value-type="float">
            <text:p>1716.011719</text:p>
          </table:table-cell>
          <table:table-cell office:value-type="float" office:value="1806.668701" calcext:value-type="float">
            <text:p>1806.668701</text:p>
          </table:table-cell>
          <table:table-cell table:number-columns-repeated="13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713.237793" calcext:value-type="float">
            <text:p>1713.237793</text:p>
          </table:table-cell>
          <table:table-cell office:value-type="float" office:value="1803.692139" calcext:value-type="float">
            <text:p>1803.692139</text:p>
          </table:table-cell>
          <table:table-cell office:value-type="float" office:value="1717.710815" calcext:value-type="float">
            <text:p>1717.710815</text:p>
          </table:table-cell>
          <table:table-cell office:value-type="float" office:value="1805.251831" calcext:value-type="float">
            <text:p>1805.251831</text:p>
          </table:table-cell>
          <table:table-cell table:number-columns-repeated="13"/>
        </table:table-row>
        <table:table-row table:style-name="ro1">
          <table:table-cell office:value-type="float" office:value="341.2" calcext:value-type="float">
            <text:p>341.2</text:p>
          </table:table-cell>
          <table:table-cell office:value-type="float" office:value="1718.156372" calcext:value-type="float">
            <text:p>1718.156372</text:p>
          </table:table-cell>
          <table:table-cell office:value-type="float" office:value="1801.791016" calcext:value-type="float">
            <text:p>1801.791016</text:p>
          </table:table-cell>
          <table:table-cell office:value-type="float" office:value="1720.03833" calcext:value-type="float">
            <text:p>1720.03833</text:p>
          </table:table-cell>
          <table:table-cell office:value-type="float" office:value="1805.232056" calcext:value-type="float">
            <text:p>1805.232056</text:p>
          </table:table-cell>
          <table:table-cell table:number-columns-repeated="13"/>
        </table:table-row>
        <table:table-row table:style-name="ro1">
          <table:table-cell office:value-type="float" office:value="341.4" calcext:value-type="float">
            <text:p>341.4</text:p>
          </table:table-cell>
          <table:table-cell office:value-type="float" office:value="1713.869629" calcext:value-type="float">
            <text:p>1713.869629</text:p>
          </table:table-cell>
          <table:table-cell office:value-type="float" office:value="1806.336182" calcext:value-type="float">
            <text:p>1806.336182</text:p>
          </table:table-cell>
          <table:table-cell office:value-type="float" office:value="1715.124512" calcext:value-type="float">
            <text:p>1715.124512</text:p>
          </table:table-cell>
          <table:table-cell office:value-type="float" office:value="1809.173096" calcext:value-type="float">
            <text:p>1809.173096</text:p>
          </table:table-cell>
          <table:table-cell table:number-columns-repeated="13"/>
        </table:table-row>
        <table:table-row table:style-name="ro1">
          <table:table-cell office:value-type="float" office:value="341.6" calcext:value-type="float">
            <text:p>341.6</text:p>
          </table:table-cell>
          <table:table-cell office:value-type="float" office:value="1716.934692" calcext:value-type="float">
            <text:p>1716.934692</text:p>
          </table:table-cell>
          <table:table-cell office:value-type="float" office:value="1806.413574" calcext:value-type="float">
            <text:p>1806.413574</text:p>
          </table:table-cell>
          <table:table-cell office:value-type="float" office:value="1716.936401" calcext:value-type="float">
            <text:p>1716.936401</text:p>
          </table:table-cell>
          <table:table-cell office:value-type="float" office:value="1810.153809" calcext:value-type="float">
            <text:p>1810.153809</text:p>
          </table:table-cell>
          <table:table-cell table:number-columns-repeated="13"/>
        </table:table-row>
        <table:table-row table:style-name="ro1">
          <table:table-cell office:value-type="float" office:value="341.8" calcext:value-type="float">
            <text:p>341.8</text:p>
          </table:table-cell>
          <table:table-cell office:value-type="float" office:value="1714.966064" calcext:value-type="float">
            <text:p>1714.966064</text:p>
          </table:table-cell>
          <table:table-cell office:value-type="float" office:value="1804.234131" calcext:value-type="float">
            <text:p>1804.234131</text:p>
          </table:table-cell>
          <table:table-cell office:value-type="float" office:value="1719.425903" calcext:value-type="float">
            <text:p>1719.425903</text:p>
          </table:table-cell>
          <table:table-cell office:value-type="float" office:value="1810.702637" calcext:value-type="float">
            <text:p>1810.702637</text:p>
          </table:table-cell>
          <table:table-cell table:number-columns-repeated="13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716.309814" calcext:value-type="float">
            <text:p>1716.309814</text:p>
          </table:table-cell>
          <table:table-cell office:value-type="float" office:value="1806.77356" calcext:value-type="float">
            <text:p>1806.77356</text:p>
          </table:table-cell>
          <table:table-cell office:value-type="float" office:value="1718.009399" calcext:value-type="float">
            <text:p>1718.009399</text:p>
          </table:table-cell>
          <table:table-cell office:value-type="float" office:value="1810.822998" calcext:value-type="float">
            <text:p>1810.822998</text:p>
          </table:table-cell>
          <table:table-cell table:number-columns-repeated="13"/>
        </table:table-row>
        <table:table-row table:style-name="ro1">
          <table:table-cell office:value-type="float" office:value="342.2" calcext:value-type="float">
            <text:p>342.2</text:p>
          </table:table-cell>
          <table:table-cell office:value-type="float" office:value="1718.850586" calcext:value-type="float">
            <text:p>1718.850586</text:p>
          </table:table-cell>
          <table:table-cell office:value-type="float" office:value="1808.698608" calcext:value-type="float">
            <text:p>1808.698608</text:p>
          </table:table-cell>
          <table:table-cell office:value-type="float" office:value="1720.47583" calcext:value-type="float">
            <text:p>1720.47583</text:p>
          </table:table-cell>
          <table:table-cell office:value-type="float" office:value="1810.598267" calcext:value-type="float">
            <text:p>1810.598267</text:p>
          </table:table-cell>
          <table:table-cell table:number-columns-repeated="13"/>
        </table:table-row>
        <table:table-row table:style-name="ro1">
          <table:table-cell office:value-type="float" office:value="342.4" calcext:value-type="float">
            <text:p>342.4</text:p>
          </table:table-cell>
          <table:table-cell office:value-type="float" office:value="1717.498779" calcext:value-type="float">
            <text:p>1717.498779</text:p>
          </table:table-cell>
          <table:table-cell office:value-type="float" office:value="1808.788086" calcext:value-type="float">
            <text:p>1808.788086</text:p>
          </table:table-cell>
          <table:table-cell office:value-type="float" office:value="1716.588623" calcext:value-type="float">
            <text:p>1716.588623</text:p>
          </table:table-cell>
          <table:table-cell office:value-type="float" office:value="1812.232178" calcext:value-type="float">
            <text:p>1812.232178</text:p>
          </table:table-cell>
          <table:table-cell table:number-columns-repeated="13"/>
        </table:table-row>
        <table:table-row table:style-name="ro1">
          <table:table-cell office:value-type="float" office:value="342.6" calcext:value-type="float">
            <text:p>342.6</text:p>
          </table:table-cell>
          <table:table-cell office:value-type="float" office:value="1720.455811" calcext:value-type="float">
            <text:p>1720.455811</text:p>
          </table:table-cell>
          <table:table-cell office:value-type="float" office:value="1808.197876" calcext:value-type="float">
            <text:p>1808.197876</text:p>
          </table:table-cell>
          <table:table-cell office:value-type="float" office:value="1721.774536" calcext:value-type="float">
            <text:p>1721.774536</text:p>
          </table:table-cell>
          <table:table-cell office:value-type="float" office:value="1810.429077" calcext:value-type="float">
            <text:p>1810.429077</text:p>
          </table:table-cell>
          <table:table-cell table:number-columns-repeated="13"/>
        </table:table-row>
        <table:table-row table:style-name="ro1">
          <table:table-cell office:value-type="float" office:value="342.8" calcext:value-type="float">
            <text:p>342.8</text:p>
          </table:table-cell>
          <table:table-cell office:value-type="float" office:value="1718.85083" calcext:value-type="float">
            <text:p>1718.85083</text:p>
          </table:table-cell>
          <table:table-cell office:value-type="float" office:value="1808.783203" calcext:value-type="float">
            <text:p>1808.783203</text:p>
          </table:table-cell>
          <table:table-cell office:value-type="float" office:value="1722.337646" calcext:value-type="float">
            <text:p>1722.337646</text:p>
          </table:table-cell>
          <table:table-cell office:value-type="float" office:value="1813.888916" calcext:value-type="float">
            <text:p>1813.888916</text:p>
          </table:table-cell>
          <table:table-cell table:number-columns-repeated="13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718.174194" calcext:value-type="float">
            <text:p>1718.174194</text:p>
          </table:table-cell>
          <table:table-cell office:value-type="float" office:value="1808.959961" calcext:value-type="float">
            <text:p>1808.959961</text:p>
          </table:table-cell>
          <table:table-cell office:value-type="float" office:value="1719.851562" calcext:value-type="float">
            <text:p>1719.851562</text:p>
          </table:table-cell>
          <table:table-cell office:value-type="float" office:value="1813.467529" calcext:value-type="float">
            <text:p>1813.467529</text:p>
          </table:table-cell>
          <table:table-cell table:number-columns-repeated="13"/>
        </table:table-row>
        <table:table-row table:style-name="ro1">
          <table:table-cell office:value-type="float" office:value="343.2" calcext:value-type="float">
            <text:p>343.2</text:p>
          </table:table-cell>
          <table:table-cell office:value-type="float" office:value="1720.466309" calcext:value-type="float">
            <text:p>1720.466309</text:p>
          </table:table-cell>
          <table:table-cell office:value-type="float" office:value="1810.750244" calcext:value-type="float">
            <text:p>1810.750244</text:p>
          </table:table-cell>
          <table:table-cell office:value-type="float" office:value="1722.286987" calcext:value-type="float">
            <text:p>1722.286987</text:p>
          </table:table-cell>
          <table:table-cell office:value-type="float" office:value="1812.102417" calcext:value-type="float">
            <text:p>1812.102417</text:p>
          </table:table-cell>
          <table:table-cell table:number-columns-repeated="13"/>
        </table:table-row>
        <table:table-row table:style-name="ro1">
          <table:table-cell office:value-type="float" office:value="343.4" calcext:value-type="float">
            <text:p>343.4</text:p>
          </table:table-cell>
          <table:table-cell office:value-type="float" office:value="1720.990967" calcext:value-type="float">
            <text:p>1720.990967</text:p>
          </table:table-cell>
          <table:table-cell office:value-type="float" office:value="1810.858521" calcext:value-type="float">
            <text:p>1810.858521</text:p>
          </table:table-cell>
          <table:table-cell office:value-type="float" office:value="1723.121826" calcext:value-type="float">
            <text:p>1723.121826</text:p>
          </table:table-cell>
          <table:table-cell office:value-type="float" office:value="1815.643799" calcext:value-type="float">
            <text:p>1815.643799</text:p>
          </table:table-cell>
          <table:table-cell table:number-columns-repeated="13"/>
        </table:table-row>
        <table:table-row table:style-name="ro1">
          <table:table-cell office:value-type="float" office:value="343.6" calcext:value-type="float">
            <text:p>343.6</text:p>
          </table:table-cell>
          <table:table-cell office:value-type="float" office:value="1720.796631" calcext:value-type="float">
            <text:p>1720.796631</text:p>
          </table:table-cell>
          <table:table-cell office:value-type="float" office:value="1810.147705" calcext:value-type="float">
            <text:p>1810.147705</text:p>
          </table:table-cell>
          <table:table-cell office:value-type="float" office:value="1724.408813" calcext:value-type="float">
            <text:p>1724.408813</text:p>
          </table:table-cell>
          <table:table-cell office:value-type="float" office:value="1812.562256" calcext:value-type="float">
            <text:p>1812.562256</text:p>
          </table:table-cell>
          <table:table-cell table:number-columns-repeated="13"/>
        </table:table-row>
        <table:table-row table:style-name="ro1">
          <table:table-cell office:value-type="float" office:value="343.8" calcext:value-type="float">
            <text:p>343.8</text:p>
          </table:table-cell>
          <table:table-cell office:value-type="float" office:value="1721.457886" calcext:value-type="float">
            <text:p>1721.457886</text:p>
          </table:table-cell>
          <table:table-cell office:value-type="float" office:value="1811.263916" calcext:value-type="float">
            <text:p>1811.263916</text:p>
          </table:table-cell>
          <table:table-cell office:value-type="float" office:value="1721.865234" calcext:value-type="float">
            <text:p>1721.865234</text:p>
          </table:table-cell>
          <table:table-cell office:value-type="float" office:value="1812.295532" calcext:value-type="float">
            <text:p>1812.295532</text:p>
          </table:table-cell>
          <table:table-cell table:number-columns-repeated="13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718.419067" calcext:value-type="float">
            <text:p>1718.419067</text:p>
          </table:table-cell>
          <table:table-cell office:value-type="float" office:value="1813.082764" calcext:value-type="float">
            <text:p>1813.082764</text:p>
          </table:table-cell>
          <table:table-cell office:value-type="float" office:value="1721.284058" calcext:value-type="float">
            <text:p>1721.284058</text:p>
          </table:table-cell>
          <table:table-cell office:value-type="float" office:value="1814.247803" calcext:value-type="float">
            <text:p>1814.247803</text:p>
          </table:table-cell>
          <table:table-cell table:number-columns-repeated="13"/>
        </table:table-row>
        <table:table-row table:style-name="ro1">
          <table:table-cell office:value-type="float" office:value="344.2" calcext:value-type="float">
            <text:p>344.2</text:p>
          </table:table-cell>
          <table:table-cell office:value-type="float" office:value="1720.282104" calcext:value-type="float">
            <text:p>1720.282104</text:p>
          </table:table-cell>
          <table:table-cell office:value-type="float" office:value="1812.011108" calcext:value-type="float">
            <text:p>1812.011108</text:p>
          </table:table-cell>
          <table:table-cell office:value-type="float" office:value="1718.708008" calcext:value-type="float">
            <text:p>1718.708008</text:p>
          </table:table-cell>
          <table:table-cell office:value-type="float" office:value="1819.809814" calcext:value-type="float">
            <text:p>1819.809814</text:p>
          </table:table-cell>
          <table:table-cell table:number-columns-repeated="13"/>
        </table:table-row>
        <table:table-row table:style-name="ro1">
          <table:table-cell office:value-type="float" office:value="344.4" calcext:value-type="float">
            <text:p>344.4</text:p>
          </table:table-cell>
          <table:table-cell office:value-type="float" office:value="1721.771729" calcext:value-type="float">
            <text:p>1721.771729</text:p>
          </table:table-cell>
          <table:table-cell office:value-type="float" office:value="1809.359131" calcext:value-type="float">
            <text:p>1809.359131</text:p>
          </table:table-cell>
          <table:table-cell office:value-type="float" office:value="1721.254761" calcext:value-type="float">
            <text:p>1721.254761</text:p>
          </table:table-cell>
          <table:table-cell office:value-type="float" office:value="1814.389404" calcext:value-type="float">
            <text:p>1814.389404</text:p>
          </table:table-cell>
          <table:table-cell table:number-columns-repeated="13"/>
        </table:table-row>
        <table:table-row table:style-name="ro1">
          <table:table-cell office:value-type="float" office:value="344.6" calcext:value-type="float">
            <text:p>344.6</text:p>
          </table:table-cell>
          <table:table-cell office:value-type="float" office:value="1718.470215" calcext:value-type="float">
            <text:p>1718.470215</text:p>
          </table:table-cell>
          <table:table-cell office:value-type="float" office:value="1816.722534" calcext:value-type="float">
            <text:p>1816.722534</text:p>
          </table:table-cell>
          <table:table-cell office:value-type="float" office:value="1723.027222" calcext:value-type="float">
            <text:p>1723.027222</text:p>
          </table:table-cell>
          <table:table-cell office:value-type="float" office:value="1820.068848" calcext:value-type="float">
            <text:p>1820.068848</text:p>
          </table:table-cell>
          <table:table-cell table:number-columns-repeated="13"/>
        </table:table-row>
        <table:table-row table:style-name="ro1">
          <table:table-cell office:value-type="float" office:value="344.8" calcext:value-type="float">
            <text:p>344.8</text:p>
          </table:table-cell>
          <table:table-cell office:value-type="float" office:value="1721.06604" calcext:value-type="float">
            <text:p>1721.06604</text:p>
          </table:table-cell>
          <table:table-cell office:value-type="float" office:value="1813.992432" calcext:value-type="float">
            <text:p>1813.992432</text:p>
          </table:table-cell>
          <table:table-cell office:value-type="float" office:value="1722.375488" calcext:value-type="float">
            <text:p>1722.375488</text:p>
          </table:table-cell>
          <table:table-cell office:value-type="float" office:value="1818.638306" calcext:value-type="float">
            <text:p>1818.638306</text:p>
          </table:table-cell>
          <table:table-cell table:number-columns-repeated="13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721.352905" calcext:value-type="float">
            <text:p>1721.352905</text:p>
          </table:table-cell>
          <table:table-cell office:value-type="float" office:value="1812.944092" calcext:value-type="float">
            <text:p>1812.944092</text:p>
          </table:table-cell>
          <table:table-cell office:value-type="float" office:value="1726.157104" calcext:value-type="float">
            <text:p>1726.157104</text:p>
          </table:table-cell>
          <table:table-cell office:value-type="float" office:value="1816.842896" calcext:value-type="float">
            <text:p>1816.842896</text:p>
          </table:table-cell>
          <table:table-cell table:number-columns-repeated="13"/>
        </table:table-row>
        <table:table-row table:style-name="ro1">
          <table:table-cell office:value-type="float" office:value="345.2" calcext:value-type="float">
            <text:p>345.2</text:p>
          </table:table-cell>
          <table:table-cell office:value-type="float" office:value="1718.890503" calcext:value-type="float">
            <text:p>1718.890503</text:p>
          </table:table-cell>
          <table:table-cell office:value-type="float" office:value="1818.940552" calcext:value-type="float">
            <text:p>1818.940552</text:p>
          </table:table-cell>
          <table:table-cell office:value-type="float" office:value="1725.171875" calcext:value-type="float">
            <text:p>1725.171875</text:p>
          </table:table-cell>
          <table:table-cell office:value-type="float" office:value="1821.587769" calcext:value-type="float">
            <text:p>1821.587769</text:p>
          </table:table-cell>
          <table:table-cell table:number-columns-repeated="13"/>
        </table:table-row>
        <table:table-row table:style-name="ro1">
          <table:table-cell office:value-type="float" office:value="345.4" calcext:value-type="float">
            <text:p>345.4</text:p>
          </table:table-cell>
          <table:table-cell office:value-type="float" office:value="1721.564453" calcext:value-type="float">
            <text:p>1721.564453</text:p>
          </table:table-cell>
          <table:table-cell office:value-type="float" office:value="1816.488281" calcext:value-type="float">
            <text:p>1816.488281</text:p>
          </table:table-cell>
          <table:table-cell office:value-type="float" office:value="1723.150635" calcext:value-type="float">
            <text:p>1723.150635</text:p>
          </table:table-cell>
          <table:table-cell office:value-type="float" office:value="1818.524658" calcext:value-type="float">
            <text:p>1818.524658</text:p>
          </table:table-cell>
          <table:table-cell table:number-columns-repeated="13"/>
        </table:table-row>
        <table:table-row table:style-name="ro1">
          <table:table-cell office:value-type="float" office:value="345.6" calcext:value-type="float">
            <text:p>345.6</text:p>
          </table:table-cell>
          <table:table-cell office:value-type="float" office:value="1725.015991" calcext:value-type="float">
            <text:p>1725.015991</text:p>
          </table:table-cell>
          <table:table-cell office:value-type="float" office:value="1816.381836" calcext:value-type="float">
            <text:p>1816.381836</text:p>
          </table:table-cell>
          <table:table-cell office:value-type="float" office:value="1726.9021" calcext:value-type="float">
            <text:p>1726.9021</text:p>
          </table:table-cell>
          <table:table-cell office:value-type="float" office:value="1820.297119" calcext:value-type="float">
            <text:p>1820.297119</text:p>
          </table:table-cell>
          <table:table-cell table:number-columns-repeated="13"/>
        </table:table-row>
        <table:table-row table:style-name="ro1">
          <table:table-cell office:value-type="float" office:value="345.8" calcext:value-type="float">
            <text:p>345.8</text:p>
          </table:table-cell>
          <table:table-cell office:value-type="float" office:value="1725.272339" calcext:value-type="float">
            <text:p>1725.272339</text:p>
          </table:table-cell>
          <table:table-cell office:value-type="float" office:value="1818.656128" calcext:value-type="float">
            <text:p>1818.656128</text:p>
          </table:table-cell>
          <table:table-cell office:value-type="float" office:value="1726.779663" calcext:value-type="float">
            <text:p>1726.779663</text:p>
          </table:table-cell>
          <table:table-cell office:value-type="float" office:value="1822.069946" calcext:value-type="float">
            <text:p>1822.069946</text:p>
          </table:table-cell>
          <table:table-cell table:number-columns-repeated="13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724.477783" calcext:value-type="float">
            <text:p>1724.477783</text:p>
          </table:table-cell>
          <table:table-cell office:value-type="float" office:value="1818.398315" calcext:value-type="float">
            <text:p>1818.398315</text:p>
          </table:table-cell>
          <table:table-cell office:value-type="float" office:value="1727.940186" calcext:value-type="float">
            <text:p>1727.940186</text:p>
          </table:table-cell>
          <table:table-cell office:value-type="float" office:value="1822.266846" calcext:value-type="float">
            <text:p>1822.266846</text:p>
          </table:table-cell>
          <table:table-cell table:number-columns-repeated="13"/>
        </table:table-row>
        <table:table-row table:style-name="ro1">
          <table:table-cell office:value-type="float" office:value="346.2" calcext:value-type="float">
            <text:p>346.2</text:p>
          </table:table-cell>
          <table:table-cell office:value-type="float" office:value="1726.153687" calcext:value-type="float">
            <text:p>1726.153687</text:p>
          </table:table-cell>
          <table:table-cell office:value-type="float" office:value="1816.844971" calcext:value-type="float">
            <text:p>1816.844971</text:p>
          </table:table-cell>
          <table:table-cell office:value-type="float" office:value="1727.080811" calcext:value-type="float">
            <text:p>1727.080811</text:p>
          </table:table-cell>
          <table:table-cell office:value-type="float" office:value="1822.357056" calcext:value-type="float">
            <text:p>1822.357056</text:p>
          </table:table-cell>
          <table:table-cell table:number-columns-repeated="13"/>
        </table:table-row>
        <table:table-row table:style-name="ro1">
          <table:table-cell office:value-type="float" office:value="346.4" calcext:value-type="float">
            <text:p>346.4</text:p>
          </table:table-cell>
          <table:table-cell office:value-type="float" office:value="1729.215332" calcext:value-type="float">
            <text:p>1729.215332</text:p>
          </table:table-cell>
          <table:table-cell office:value-type="float" office:value="1819.246216" calcext:value-type="float">
            <text:p>1819.246216</text:p>
          </table:table-cell>
          <table:table-cell office:value-type="float" office:value="1727.125366" calcext:value-type="float">
            <text:p>1727.125366</text:p>
          </table:table-cell>
          <table:table-cell office:value-type="float" office:value="1823.926025" calcext:value-type="float">
            <text:p>1823.926025</text:p>
          </table:table-cell>
          <table:table-cell table:number-columns-repeated="13"/>
        </table:table-row>
        <table:table-row table:style-name="ro1">
          <table:table-cell office:value-type="float" office:value="346.6" calcext:value-type="float">
            <text:p>346.6</text:p>
          </table:table-cell>
          <table:table-cell office:value-type="float" office:value="1727.617065" calcext:value-type="float">
            <text:p>1727.617065</text:p>
          </table:table-cell>
          <table:table-cell office:value-type="float" office:value="1820.629517" calcext:value-type="float">
            <text:p>1820.629517</text:p>
          </table:table-cell>
          <table:table-cell office:value-type="float" office:value="1729.404419" calcext:value-type="float">
            <text:p>1729.404419</text:p>
          </table:table-cell>
          <table:table-cell office:value-type="float" office:value="1825.866455" calcext:value-type="float">
            <text:p>1825.866455</text:p>
          </table:table-cell>
          <table:table-cell table:number-columns-repeated="13"/>
        </table:table-row>
        <table:table-row table:style-name="ro1">
          <table:table-cell office:value-type="float" office:value="346.8" calcext:value-type="float">
            <text:p>346.8</text:p>
          </table:table-cell>
          <table:table-cell office:value-type="float" office:value="1729.103394" calcext:value-type="float">
            <text:p>1729.103394</text:p>
          </table:table-cell>
          <table:table-cell office:value-type="float" office:value="1819.065674" calcext:value-type="float">
            <text:p>1819.065674</text:p>
          </table:table-cell>
          <table:table-cell office:value-type="float" office:value="1732.712646" calcext:value-type="float">
            <text:p>1732.712646</text:p>
          </table:table-cell>
          <table:table-cell office:value-type="float" office:value="1821.449463" calcext:value-type="float">
            <text:p>1821.449463</text:p>
          </table:table-cell>
          <table:table-cell table:number-columns-repeated="13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728.658936" calcext:value-type="float">
            <text:p>1728.658936</text:p>
          </table:table-cell>
          <table:table-cell office:value-type="float" office:value="1823.017822" calcext:value-type="float">
            <text:p>1823.017822</text:p>
          </table:table-cell>
          <table:table-cell office:value-type="float" office:value="1728.762451" calcext:value-type="float">
            <text:p>1728.762451</text:p>
          </table:table-cell>
          <table:table-cell office:value-type="float" office:value="1825.828857" calcext:value-type="float">
            <text:p>1825.828857</text:p>
          </table:table-cell>
          <table:table-cell table:number-columns-repeated="13"/>
        </table:table-row>
        <table:table-row table:style-name="ro1">
          <table:table-cell office:value-type="float" office:value="347.2" calcext:value-type="float">
            <text:p>347.2</text:p>
          </table:table-cell>
          <table:table-cell office:value-type="float" office:value="1729.550049" calcext:value-type="float">
            <text:p>1729.550049</text:p>
          </table:table-cell>
          <table:table-cell office:value-type="float" office:value="1821.134521" calcext:value-type="float">
            <text:p>1821.134521</text:p>
          </table:table-cell>
          <table:table-cell office:value-type="float" office:value="1730.629517" calcext:value-type="float">
            <text:p>1730.629517</text:p>
          </table:table-cell>
          <table:table-cell office:value-type="float" office:value="1826.154907" calcext:value-type="float">
            <text:p>1826.154907</text:p>
          </table:table-cell>
          <table:table-cell table:number-columns-repeated="13"/>
        </table:table-row>
        <table:table-row table:style-name="ro1">
          <table:table-cell office:value-type="float" office:value="347.4" calcext:value-type="float">
            <text:p>347.4</text:p>
          </table:table-cell>
          <table:table-cell office:value-type="float" office:value="1727.21814" calcext:value-type="float">
            <text:p>1727.21814</text:p>
          </table:table-cell>
          <table:table-cell office:value-type="float" office:value="1824.806152" calcext:value-type="float">
            <text:p>1824.806152</text:p>
          </table:table-cell>
          <table:table-cell office:value-type="float" office:value="1731.339111" calcext:value-type="float">
            <text:p>1731.339111</text:p>
          </table:table-cell>
          <table:table-cell office:value-type="float" office:value="1824.834229" calcext:value-type="float">
            <text:p>1824.834229</text:p>
          </table:table-cell>
          <table:table-cell table:number-columns-repeated="13"/>
        </table:table-row>
        <table:table-row table:style-name="ro1">
          <table:table-cell office:value-type="float" office:value="347.6" calcext:value-type="float">
            <text:p>347.6</text:p>
          </table:table-cell>
          <table:table-cell office:value-type="float" office:value="1725.20105" calcext:value-type="float">
            <text:p>1725.20105</text:p>
          </table:table-cell>
          <table:table-cell office:value-type="float" office:value="1823.521484" calcext:value-type="float">
            <text:p>1823.521484</text:p>
          </table:table-cell>
          <table:table-cell office:value-type="float" office:value="1729.484131" calcext:value-type="float">
            <text:p>1729.484131</text:p>
          </table:table-cell>
          <table:table-cell office:value-type="float" office:value="1824.508911" calcext:value-type="float">
            <text:p>1824.508911</text:p>
          </table:table-cell>
          <table:table-cell table:number-columns-repeated="13"/>
        </table:table-row>
        <table:table-row table:style-name="ro1">
          <table:table-cell office:value-type="float" office:value="347.8" calcext:value-type="float">
            <text:p>347.8</text:p>
          </table:table-cell>
          <table:table-cell office:value-type="float" office:value="1727.669067" calcext:value-type="float">
            <text:p>1727.669067</text:p>
          </table:table-cell>
          <table:table-cell office:value-type="float" office:value="1821.785522" calcext:value-type="float">
            <text:p>1821.785522</text:p>
          </table:table-cell>
          <table:table-cell office:value-type="float" office:value="1729.116089" calcext:value-type="float">
            <text:p>1729.116089</text:p>
          </table:table-cell>
          <table:table-cell office:value-type="float" office:value="1829.982788" calcext:value-type="float">
            <text:p>1829.982788</text:p>
          </table:table-cell>
          <table:table-cell table:number-columns-repeated="13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731.185425" calcext:value-type="float">
            <text:p>1731.185425</text:p>
          </table:table-cell>
          <table:table-cell office:value-type="float" office:value="1823.58252" calcext:value-type="float">
            <text:p>1823.58252</text:p>
          </table:table-cell>
          <table:table-cell office:value-type="float" office:value="1731.12854" calcext:value-type="float">
            <text:p>1731.12854</text:p>
          </table:table-cell>
          <table:table-cell office:value-type="float" office:value="1827.571411" calcext:value-type="float">
            <text:p>1827.571411</text:p>
          </table:table-cell>
          <table:table-cell table:number-columns-repeated="13"/>
        </table:table-row>
        <table:table-row table:style-name="ro1">
          <table:table-cell office:value-type="float" office:value="348.2" calcext:value-type="float">
            <text:p>348.2</text:p>
          </table:table-cell>
          <table:table-cell office:value-type="float" office:value="1729.199219" calcext:value-type="float">
            <text:p>1729.199219</text:p>
          </table:table-cell>
          <table:table-cell office:value-type="float" office:value="1823.47168" calcext:value-type="float">
            <text:p>1823.47168</text:p>
          </table:table-cell>
          <table:table-cell office:value-type="float" office:value="1728.439209" calcext:value-type="float">
            <text:p>1728.439209</text:p>
          </table:table-cell>
          <table:table-cell office:value-type="float" office:value="1828.336548" calcext:value-type="float">
            <text:p>1828.336548</text:p>
          </table:table-cell>
          <table:table-cell table:number-columns-repeated="13"/>
        </table:table-row>
        <table:table-row table:style-name="ro1">
          <table:table-cell office:value-type="float" office:value="348.4" calcext:value-type="float">
            <text:p>348.4</text:p>
          </table:table-cell>
          <table:table-cell office:value-type="float" office:value="1731.200195" calcext:value-type="float">
            <text:p>1731.200195</text:p>
          </table:table-cell>
          <table:table-cell office:value-type="float" office:value="1817.630493" calcext:value-type="float">
            <text:p>1817.630493</text:p>
          </table:table-cell>
          <table:table-cell office:value-type="float" office:value="1730.761597" calcext:value-type="float">
            <text:p>1730.761597</text:p>
          </table:table-cell>
          <table:table-cell office:value-type="float" office:value="1826.139038" calcext:value-type="float">
            <text:p>1826.139038</text:p>
          </table:table-cell>
          <table:table-cell table:number-columns-repeated="13"/>
        </table:table-row>
        <table:table-row table:style-name="ro1">
          <table:table-cell office:value-type="float" office:value="348.6" calcext:value-type="float">
            <text:p>348.6</text:p>
          </table:table-cell>
          <table:table-cell office:value-type="float" office:value="1727.654541" calcext:value-type="float">
            <text:p>1727.654541</text:p>
          </table:table-cell>
          <table:table-cell office:value-type="float" office:value="1824.068726" calcext:value-type="float">
            <text:p>1824.068726</text:p>
          </table:table-cell>
          <table:table-cell office:value-type="float" office:value="1730.1698" calcext:value-type="float">
            <text:p>1730.1698</text:p>
          </table:table-cell>
          <table:table-cell office:value-type="float" office:value="1827.221558" calcext:value-type="float">
            <text:p>1827.221558</text:p>
          </table:table-cell>
          <table:table-cell table:number-columns-repeated="13"/>
        </table:table-row>
        <table:table-row table:style-name="ro1">
          <table:table-cell office:value-type="float" office:value="348.8" calcext:value-type="float">
            <text:p>348.8</text:p>
          </table:table-cell>
          <table:table-cell office:value-type="float" office:value="1731.367676" calcext:value-type="float">
            <text:p>1731.367676</text:p>
          </table:table-cell>
          <table:table-cell office:value-type="float" office:value="1823.152588" calcext:value-type="float">
            <text:p>1823.152588</text:p>
          </table:table-cell>
          <table:table-cell office:value-type="float" office:value="1732.366821" calcext:value-type="float">
            <text:p>1732.366821</text:p>
          </table:table-cell>
          <table:table-cell office:value-type="float" office:value="1828.215576" calcext:value-type="float">
            <text:p>1828.215576</text:p>
          </table:table-cell>
          <table:table-cell table:number-columns-repeated="13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731.824951" calcext:value-type="float">
            <text:p>1731.824951</text:p>
          </table:table-cell>
          <table:table-cell office:value-type="float" office:value="1824.496094" calcext:value-type="float">
            <text:p>1824.496094</text:p>
          </table:table-cell>
          <table:table-cell office:value-type="float" office:value="1731.290649" calcext:value-type="float">
            <text:p>1731.290649</text:p>
          </table:table-cell>
          <table:table-cell office:value-type="float" office:value="1828.965088" calcext:value-type="float">
            <text:p>1828.965088</text:p>
          </table:table-cell>
          <table:table-cell table:number-columns-repeated="13"/>
        </table:table-row>
        <table:table-row table:style-name="ro1">
          <table:table-cell office:value-type="float" office:value="349.2" calcext:value-type="float">
            <text:p>349.2</text:p>
          </table:table-cell>
          <table:table-cell office:value-type="float" office:value="1730.79126" calcext:value-type="float">
            <text:p>1730.79126</text:p>
          </table:table-cell>
          <table:table-cell office:value-type="float" office:value="1823.878662" calcext:value-type="float">
            <text:p>1823.878662</text:p>
          </table:table-cell>
          <table:table-cell office:value-type="float" office:value="1729.907349" calcext:value-type="float">
            <text:p>1729.907349</text:p>
          </table:table-cell>
          <table:table-cell office:value-type="float" office:value="1828.819336" calcext:value-type="float">
            <text:p>1828.819336</text:p>
          </table:table-cell>
          <table:table-cell table:number-columns-repeated="13"/>
        </table:table-row>
        <table:table-row table:style-name="ro1">
          <table:table-cell office:value-type="float" office:value="349.4" calcext:value-type="float">
            <text:p>349.4</text:p>
          </table:table-cell>
          <table:table-cell office:value-type="float" office:value="1731.347534" calcext:value-type="float">
            <text:p>1731.347534</text:p>
          </table:table-cell>
          <table:table-cell office:value-type="float" office:value="1825.968994" calcext:value-type="float">
            <text:p>1825.968994</text:p>
          </table:table-cell>
          <table:table-cell office:value-type="float" office:value="1733.662231" calcext:value-type="float">
            <text:p>1733.662231</text:p>
          </table:table-cell>
          <table:table-cell office:value-type="float" office:value="1830.348511" calcext:value-type="float">
            <text:p>1830.348511</text:p>
          </table:table-cell>
          <table:table-cell table:number-columns-repeated="13"/>
        </table:table-row>
        <table:table-row table:style-name="ro1">
          <table:table-cell office:value-type="float" office:value="349.6" calcext:value-type="float">
            <text:p>349.6</text:p>
          </table:table-cell>
          <table:table-cell office:value-type="float" office:value="1731.074097" calcext:value-type="float">
            <text:p>1731.074097</text:p>
          </table:table-cell>
          <table:table-cell office:value-type="float" office:value="1822.663208" calcext:value-type="float">
            <text:p>1822.663208</text:p>
          </table:table-cell>
          <table:table-cell office:value-type="float" office:value="1733.417969" calcext:value-type="float">
            <text:p>1733.417969</text:p>
          </table:table-cell>
          <table:table-cell office:value-type="float" office:value="1827.463501" calcext:value-type="float">
            <text:p>1827.463501</text:p>
          </table:table-cell>
          <table:table-cell table:number-columns-repeated="13"/>
        </table:table-row>
        <table:table-row table:style-name="ro1">
          <table:table-cell office:value-type="float" office:value="349.8" calcext:value-type="float">
            <text:p>349.8</text:p>
          </table:table-cell>
          <table:table-cell office:value-type="float" office:value="1731.174316" calcext:value-type="float">
            <text:p>1731.174316</text:p>
          </table:table-cell>
          <table:table-cell office:value-type="float" office:value="1827.456055" calcext:value-type="float">
            <text:p>1827.456055</text:p>
          </table:table-cell>
          <table:table-cell office:value-type="float" office:value="1731.918823" calcext:value-type="float">
            <text:p>1731.918823</text:p>
          </table:table-cell>
          <table:table-cell office:value-type="float" office:value="1831.181885" calcext:value-type="float">
            <text:p>1831.181885</text:p>
          </table:table-cell>
          <table:table-cell table:number-columns-repeated="13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729.2323" calcext:value-type="float">
            <text:p>1729.2323</text:p>
          </table:table-cell>
          <table:table-cell office:value-type="float" office:value="1828.851196" calcext:value-type="float">
            <text:p>1828.851196</text:p>
          </table:table-cell>
          <table:table-cell office:value-type="float" office:value="1733.306885" calcext:value-type="float">
            <text:p>1733.306885</text:p>
          </table:table-cell>
          <table:table-cell office:value-type="float" office:value="1832.199829" calcext:value-type="float">
            <text:p>1832.199829</text:p>
          </table:table-cell>
          <table:table-cell table:number-columns-repeated="13"/>
        </table:table-row>
        <table:table-row table:style-name="ro1">
          <table:table-cell office:value-type="float" office:value="350.2" calcext:value-type="float">
            <text:p>350.2</text:p>
          </table:table-cell>
          <table:table-cell office:value-type="float" office:value="1730.500366" calcext:value-type="float">
            <text:p>1730.500366</text:p>
          </table:table-cell>
          <table:table-cell office:value-type="float" office:value="1827.317993" calcext:value-type="float">
            <text:p>1827.317993</text:p>
          </table:table-cell>
          <table:table-cell office:value-type="float" office:value="1729.19458" calcext:value-type="float">
            <text:p>1729.19458</text:p>
          </table:table-cell>
          <table:table-cell office:value-type="float" office:value="1832.876953" calcext:value-type="float">
            <text:p>1832.876953</text:p>
          </table:table-cell>
          <table:table-cell table:number-columns-repeated="13"/>
        </table:table-row>
        <table:table-row table:style-name="ro1">
          <table:table-cell office:value-type="float" office:value="350.4" calcext:value-type="float">
            <text:p>350.4</text:p>
          </table:table-cell>
          <table:table-cell office:value-type="float" office:value="1733.922241" calcext:value-type="float">
            <text:p>1733.922241</text:p>
          </table:table-cell>
          <table:table-cell office:value-type="float" office:value="1824.40979" calcext:value-type="float">
            <text:p>1824.40979</text:p>
          </table:table-cell>
          <table:table-cell office:value-type="float" office:value="1735.290527" calcext:value-type="float">
            <text:p>1735.290527</text:p>
          </table:table-cell>
          <table:table-cell office:value-type="float" office:value="1827.630981" calcext:value-type="float">
            <text:p>1827.630981</text:p>
          </table:table-cell>
          <table:table-cell table:number-columns-repeated="13"/>
        </table:table-row>
        <table:table-row table:style-name="ro1">
          <table:table-cell office:value-type="float" office:value="350.6" calcext:value-type="float">
            <text:p>350.6</text:p>
          </table:table-cell>
          <table:table-cell office:value-type="float" office:value="1730.69397" calcext:value-type="float">
            <text:p>1730.69397</text:p>
          </table:table-cell>
          <table:table-cell office:value-type="float" office:value="1831.275146" calcext:value-type="float">
            <text:p>1831.275146</text:p>
          </table:table-cell>
          <table:table-cell office:value-type="float" office:value="1733.264526" calcext:value-type="float">
            <text:p>1733.264526</text:p>
          </table:table-cell>
          <table:table-cell office:value-type="float" office:value="1834.871216" calcext:value-type="float">
            <text:p>1834.871216</text:p>
          </table:table-cell>
          <table:table-cell table:number-columns-repeated="13"/>
        </table:table-row>
        <table:table-row table:style-name="ro1">
          <table:table-cell office:value-type="float" office:value="350.8" calcext:value-type="float">
            <text:p>350.8</text:p>
          </table:table-cell>
          <table:table-cell office:value-type="float" office:value="1735.14563" calcext:value-type="float">
            <text:p>1735.14563</text:p>
          </table:table-cell>
          <table:table-cell office:value-type="float" office:value="1826.452271" calcext:value-type="float">
            <text:p>1826.452271</text:p>
          </table:table-cell>
          <table:table-cell office:value-type="float" office:value="1735.373657" calcext:value-type="float">
            <text:p>1735.373657</text:p>
          </table:table-cell>
          <table:table-cell office:value-type="float" office:value="1831.541016" calcext:value-type="float">
            <text:p>1831.541016</text:p>
          </table:table-cell>
          <table:table-cell table:number-columns-repeated="13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736.774414" calcext:value-type="float">
            <text:p>1736.774414</text:p>
          </table:table-cell>
          <table:table-cell office:value-type="float" office:value="1828.560547" calcext:value-type="float">
            <text:p>1828.560547</text:p>
          </table:table-cell>
          <table:table-cell office:value-type="float" office:value="1739.884521" calcext:value-type="float">
            <text:p>1739.884521</text:p>
          </table:table-cell>
          <table:table-cell office:value-type="float" office:value="1832.584961" calcext:value-type="float">
            <text:p>1832.584961</text:p>
          </table:table-cell>
          <table:table-cell table:number-columns-repeated="13"/>
        </table:table-row>
        <table:table-row table:style-name="ro1">
          <table:table-cell office:value-type="float" office:value="351.2" calcext:value-type="float">
            <text:p>351.2</text:p>
          </table:table-cell>
          <table:table-cell office:value-type="float" office:value="1737.856689" calcext:value-type="float">
            <text:p>1737.856689</text:p>
          </table:table-cell>
          <table:table-cell office:value-type="float" office:value="1831.383057" calcext:value-type="float">
            <text:p>1831.383057</text:p>
          </table:table-cell>
          <table:table-cell office:value-type="float" office:value="1737.043457" calcext:value-type="float">
            <text:p>1737.043457</text:p>
          </table:table-cell>
          <table:table-cell office:value-type="float" office:value="1834.635376" calcext:value-type="float">
            <text:p>1834.635376</text:p>
          </table:table-cell>
          <table:table-cell table:number-columns-repeated="13"/>
        </table:table-row>
        <table:table-row table:style-name="ro1">
          <table:table-cell office:value-type="float" office:value="351.4" calcext:value-type="float">
            <text:p>351.4</text:p>
          </table:table-cell>
          <table:table-cell office:value-type="float" office:value="1739.058472" calcext:value-type="float">
            <text:p>1739.058472</text:p>
          </table:table-cell>
          <table:table-cell office:value-type="float" office:value="1831.879761" calcext:value-type="float">
            <text:p>1831.879761</text:p>
          </table:table-cell>
          <table:table-cell office:value-type="float" office:value="1740.41748" calcext:value-type="float">
            <text:p>1740.41748</text:p>
          </table:table-cell>
          <table:table-cell office:value-type="float" office:value="1835.246948" calcext:value-type="float">
            <text:p>1835.246948</text:p>
          </table:table-cell>
          <table:table-cell table:number-columns-repeated="13"/>
        </table:table-row>
        <table:table-row table:style-name="ro1">
          <table:table-cell office:value-type="float" office:value="351.6" calcext:value-type="float">
            <text:p>351.6</text:p>
          </table:table-cell>
          <table:table-cell office:value-type="float" office:value="1737.400635" calcext:value-type="float">
            <text:p>1737.400635</text:p>
          </table:table-cell>
          <table:table-cell office:value-type="float" office:value="1833.737061" calcext:value-type="float">
            <text:p>1833.737061</text:p>
          </table:table-cell>
          <table:table-cell office:value-type="float" office:value="1739.550415" calcext:value-type="float">
            <text:p>1739.550415</text:p>
          </table:table-cell>
          <table:table-cell office:value-type="float" office:value="1836.43335" calcext:value-type="float">
            <text:p>1836.43335</text:p>
          </table:table-cell>
          <table:table-cell table:number-columns-repeated="13"/>
        </table:table-row>
        <table:table-row table:style-name="ro1">
          <table:table-cell office:value-type="float" office:value="351.8" calcext:value-type="float">
            <text:p>351.8</text:p>
          </table:table-cell>
          <table:table-cell office:value-type="float" office:value="1737.163452" calcext:value-type="float">
            <text:p>1737.163452</text:p>
          </table:table-cell>
          <table:table-cell office:value-type="float" office:value="1832.621094" calcext:value-type="float">
            <text:p>1832.621094</text:p>
          </table:table-cell>
          <table:table-cell office:value-type="float" office:value="1738.387695" calcext:value-type="float">
            <text:p>1738.387695</text:p>
          </table:table-cell>
          <table:table-cell office:value-type="float" office:value="1837.776611" calcext:value-type="float">
            <text:p>1837.776611</text:p>
          </table:table-cell>
          <table:table-cell table:number-columns-repeated="13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737.573853" calcext:value-type="float">
            <text:p>1737.573853</text:p>
          </table:table-cell>
          <table:table-cell office:value-type="float" office:value="1833.361328" calcext:value-type="float">
            <text:p>1833.361328</text:p>
          </table:table-cell>
          <table:table-cell office:value-type="float" office:value="1736.188965" calcext:value-type="float">
            <text:p>1736.188965</text:p>
          </table:table-cell>
          <table:table-cell office:value-type="float" office:value="1837.614136" calcext:value-type="float">
            <text:p>1837.614136</text:p>
          </table:table-cell>
          <table:table-cell table:number-columns-repeated="13"/>
        </table:table-row>
        <table:table-row table:style-name="ro1">
          <table:table-cell office:value-type="float" office:value="352.2" calcext:value-type="float">
            <text:p>352.2</text:p>
          </table:table-cell>
          <table:table-cell office:value-type="float" office:value="1736.8573" calcext:value-type="float">
            <text:p>1736.8573</text:p>
          </table:table-cell>
          <table:table-cell office:value-type="float" office:value="1835.267822" calcext:value-type="float">
            <text:p>1835.267822</text:p>
          </table:table-cell>
          <table:table-cell office:value-type="float" office:value="1737.649292" calcext:value-type="float">
            <text:p>1737.649292</text:p>
          </table:table-cell>
          <table:table-cell office:value-type="float" office:value="1838.287598" calcext:value-type="float">
            <text:p>1838.287598</text:p>
          </table:table-cell>
          <table:table-cell table:number-columns-repeated="13"/>
        </table:table-row>
        <table:table-row table:style-name="ro1">
          <table:table-cell office:value-type="float" office:value="352.4" calcext:value-type="float">
            <text:p>352.4</text:p>
          </table:table-cell>
          <table:table-cell office:value-type="float" office:value="1740.757446" calcext:value-type="float">
            <text:p>1740.757446</text:p>
          </table:table-cell>
          <table:table-cell office:value-type="float" office:value="1832.342651" calcext:value-type="float">
            <text:p>1832.342651</text:p>
          </table:table-cell>
          <table:table-cell office:value-type="float" office:value="1740.762573" calcext:value-type="float">
            <text:p>1740.762573</text:p>
          </table:table-cell>
          <table:table-cell office:value-type="float" office:value="1837.037354" calcext:value-type="float">
            <text:p>1837.037354</text:p>
          </table:table-cell>
          <table:table-cell table:number-columns-repeated="13"/>
        </table:table-row>
        <table:table-row table:style-name="ro1">
          <table:table-cell office:value-type="float" office:value="352.6" calcext:value-type="float">
            <text:p>352.6</text:p>
          </table:table-cell>
          <table:table-cell office:value-type="float" office:value="1737.28064" calcext:value-type="float">
            <text:p>1737.28064</text:p>
          </table:table-cell>
          <table:table-cell office:value-type="float" office:value="1832.37439" calcext:value-type="float">
            <text:p>1832.37439</text:p>
          </table:table-cell>
          <table:table-cell office:value-type="float" office:value="1738.199097" calcext:value-type="float">
            <text:p>1738.199097</text:p>
          </table:table-cell>
          <table:table-cell office:value-type="float" office:value="1837.588135" calcext:value-type="float">
            <text:p>1837.588135</text:p>
          </table:table-cell>
          <table:table-cell table:number-columns-repeated="13"/>
        </table:table-row>
        <table:table-row table:style-name="ro1">
          <table:table-cell office:value-type="float" office:value="352.8" calcext:value-type="float">
            <text:p>352.8</text:p>
          </table:table-cell>
          <table:table-cell office:value-type="float" office:value="1738.490845" calcext:value-type="float">
            <text:p>1738.490845</text:p>
          </table:table-cell>
          <table:table-cell office:value-type="float" office:value="1832.845459" calcext:value-type="float">
            <text:p>1832.845459</text:p>
          </table:table-cell>
          <table:table-cell office:value-type="float" office:value="1742.174194" calcext:value-type="float">
            <text:p>1742.174194</text:p>
          </table:table-cell>
          <table:table-cell office:value-type="float" office:value="1837.321045" calcext:value-type="float">
            <text:p>1837.321045</text:p>
          </table:table-cell>
          <table:table-cell table:number-columns-repeated="13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738.714478" calcext:value-type="float">
            <text:p>1738.714478</text:p>
          </table:table-cell>
          <table:table-cell office:value-type="float" office:value="1830.962646" calcext:value-type="float">
            <text:p>1830.962646</text:p>
          </table:table-cell>
          <table:table-cell office:value-type="float" office:value="1740.990234" calcext:value-type="float">
            <text:p>1740.990234</text:p>
          </table:table-cell>
          <table:table-cell office:value-type="float" office:value="1839.45752" calcext:value-type="float">
            <text:p>1839.45752</text:p>
          </table:table-cell>
          <table:table-cell table:number-columns-repeated="13"/>
        </table:table-row>
        <table:table-row table:style-name="ro1">
          <table:table-cell office:value-type="float" office:value="353.2" calcext:value-type="float">
            <text:p>353.2</text:p>
          </table:table-cell>
          <table:table-cell office:value-type="float" office:value="1734.981689" calcext:value-type="float">
            <text:p>1734.981689</text:p>
          </table:table-cell>
          <table:table-cell office:value-type="float" office:value="1833.939209" calcext:value-type="float">
            <text:p>1833.939209</text:p>
          </table:table-cell>
          <table:table-cell office:value-type="float" office:value="1738.647095" calcext:value-type="float">
            <text:p>1738.647095</text:p>
          </table:table-cell>
          <table:table-cell office:value-type="float" office:value="1838.231445" calcext:value-type="float">
            <text:p>1838.231445</text:p>
          </table:table-cell>
          <table:table-cell table:number-columns-repeated="13"/>
        </table:table-row>
        <table:table-row table:style-name="ro1">
          <table:table-cell office:value-type="float" office:value="353.4" calcext:value-type="float">
            <text:p>353.4</text:p>
          </table:table-cell>
          <table:table-cell office:value-type="float" office:value="1738.550537" calcext:value-type="float">
            <text:p>1738.550537</text:p>
          </table:table-cell>
          <table:table-cell office:value-type="float" office:value="1831.731445" calcext:value-type="float">
            <text:p>1831.731445</text:p>
          </table:table-cell>
          <table:table-cell office:value-type="float" office:value="1739.015991" calcext:value-type="float">
            <text:p>1739.015991</text:p>
          </table:table-cell>
          <table:table-cell office:value-type="float" office:value="1836.391113" calcext:value-type="float">
            <text:p>1836.391113</text:p>
          </table:table-cell>
          <table:table-cell table:number-columns-repeated="13"/>
        </table:table-row>
        <table:table-row table:style-name="ro1">
          <table:table-cell office:value-type="float" office:value="353.6" calcext:value-type="float">
            <text:p>353.6</text:p>
          </table:table-cell>
          <table:table-cell office:value-type="float" office:value="1738.828003" calcext:value-type="float">
            <text:p>1738.828003</text:p>
          </table:table-cell>
          <table:table-cell office:value-type="float" office:value="1831.833252" calcext:value-type="float">
            <text:p>1831.833252</text:p>
          </table:table-cell>
          <table:table-cell office:value-type="float" office:value="1739.457275" calcext:value-type="float">
            <text:p>1739.457275</text:p>
          </table:table-cell>
          <table:table-cell office:value-type="float" office:value="1837.662598" calcext:value-type="float">
            <text:p>1837.662598</text:p>
          </table:table-cell>
          <table:table-cell table:number-columns-repeated="13"/>
        </table:table-row>
        <table:table-row table:style-name="ro1">
          <table:table-cell office:value-type="float" office:value="353.8" calcext:value-type="float">
            <text:p>353.8</text:p>
          </table:table-cell>
          <table:table-cell office:value-type="float" office:value="1738.043945" calcext:value-type="float">
            <text:p>1738.043945</text:p>
          </table:table-cell>
          <table:table-cell office:value-type="float" office:value="1834.139893" calcext:value-type="float">
            <text:p>1834.139893</text:p>
          </table:table-cell>
          <table:table-cell office:value-type="float" office:value="1738.9021" calcext:value-type="float">
            <text:p>1738.9021</text:p>
          </table:table-cell>
          <table:table-cell office:value-type="float" office:value="1836.838135" calcext:value-type="float">
            <text:p>1836.838135</text:p>
          </table:table-cell>
          <table:table-cell table:number-columns-repeated="13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736.898926" calcext:value-type="float">
            <text:p>1736.898926</text:p>
          </table:table-cell>
          <table:table-cell office:value-type="float" office:value="1829.345093" calcext:value-type="float">
            <text:p>1829.345093</text:p>
          </table:table-cell>
          <table:table-cell office:value-type="float" office:value="1741.112915" calcext:value-type="float">
            <text:p>1741.112915</text:p>
          </table:table-cell>
          <table:table-cell office:value-type="float" office:value="1837.040771" calcext:value-type="float">
            <text:p>1837.040771</text:p>
          </table:table-cell>
          <table:table-cell table:number-columns-repeated="13"/>
        </table:table-row>
        <table:table-row table:style-name="ro1">
          <table:table-cell office:value-type="float" office:value="354.2" calcext:value-type="float">
            <text:p>354.2</text:p>
          </table:table-cell>
          <table:table-cell office:value-type="float" office:value="1735.676147" calcext:value-type="float">
            <text:p>1735.676147</text:p>
          </table:table-cell>
          <table:table-cell office:value-type="float" office:value="1832.607422" calcext:value-type="float">
            <text:p>1832.607422</text:p>
          </table:table-cell>
          <table:table-cell office:value-type="float" office:value="1737.016724" calcext:value-type="float">
            <text:p>1737.016724</text:p>
          </table:table-cell>
          <table:table-cell office:value-type="float" office:value="1840.688843" calcext:value-type="float">
            <text:p>1840.688843</text:p>
          </table:table-cell>
          <table:table-cell table:number-columns-repeated="13"/>
        </table:table-row>
        <table:table-row table:style-name="ro1">
          <table:table-cell office:value-type="float" office:value="354.4" calcext:value-type="float">
            <text:p>354.4</text:p>
          </table:table-cell>
          <table:table-cell office:value-type="float" office:value="1734.951782" calcext:value-type="float">
            <text:p>1734.951782</text:p>
          </table:table-cell>
          <table:table-cell office:value-type="float" office:value="1834.08606" calcext:value-type="float">
            <text:p>1834.08606</text:p>
          </table:table-cell>
          <table:table-cell office:value-type="float" office:value="1735.470825" calcext:value-type="float">
            <text:p>1735.470825</text:p>
          </table:table-cell>
          <table:table-cell office:value-type="float" office:value="1837.607178" calcext:value-type="float">
            <text:p>1837.607178</text:p>
          </table:table-cell>
          <table:table-cell table:number-columns-repeated="13"/>
        </table:table-row>
        <table:table-row table:style-name="ro1">
          <table:table-cell office:value-type="float" office:value="354.6" calcext:value-type="float">
            <text:p>354.6</text:p>
          </table:table-cell>
          <table:table-cell office:value-type="float" office:value="1737.99939" calcext:value-type="float">
            <text:p>1737.99939</text:p>
          </table:table-cell>
          <table:table-cell office:value-type="float" office:value="1828.132324" calcext:value-type="float">
            <text:p>1828.132324</text:p>
          </table:table-cell>
          <table:table-cell office:value-type="float" office:value="1739.422119" calcext:value-type="float">
            <text:p>1739.422119</text:p>
          </table:table-cell>
          <table:table-cell office:value-type="float" office:value="1832.871948" calcext:value-type="float">
            <text:p>1832.871948</text:p>
          </table:table-cell>
          <table:table-cell table:number-columns-repeated="13"/>
        </table:table-row>
        <table:table-row table:style-name="ro1">
          <table:table-cell office:value-type="float" office:value="354.8" calcext:value-type="float">
            <text:p>354.8</text:p>
          </table:table-cell>
          <table:table-cell office:value-type="float" office:value="1738.098877" calcext:value-type="float">
            <text:p>1738.098877</text:p>
          </table:table-cell>
          <table:table-cell office:value-type="float" office:value="1833.413574" calcext:value-type="float">
            <text:p>1833.413574</text:p>
          </table:table-cell>
          <table:table-cell office:value-type="float" office:value="1738.263428" calcext:value-type="float">
            <text:p>1738.263428</text:p>
          </table:table-cell>
          <table:table-cell office:value-type="float" office:value="1838.588013" calcext:value-type="float">
            <text:p>1838.588013</text:p>
          </table:table-cell>
          <table:table-cell table:number-columns-repeated="13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733.645996" calcext:value-type="float">
            <text:p>1733.645996</text:p>
          </table:table-cell>
          <table:table-cell office:value-type="float" office:value="1834.782959" calcext:value-type="float">
            <text:p>1834.782959</text:p>
          </table:table-cell>
          <table:table-cell office:value-type="float" office:value="1734.170166" calcext:value-type="float">
            <text:p>1734.170166</text:p>
          </table:table-cell>
          <table:table-cell office:value-type="float" office:value="1842.657104" calcext:value-type="float">
            <text:p>1842.657104</text:p>
          </table:table-cell>
          <table:table-cell table:number-columns-repeated="13"/>
        </table:table-row>
        <table:table-row table:style-name="ro1">
          <table:table-cell office:value-type="float" office:value="355.2" calcext:value-type="float">
            <text:p>355.2</text:p>
          </table:table-cell>
          <table:table-cell office:value-type="float" office:value="1737.503662" calcext:value-type="float">
            <text:p>1737.503662</text:p>
          </table:table-cell>
          <table:table-cell office:value-type="float" office:value="1832.150391" calcext:value-type="float">
            <text:p>1832.150391</text:p>
          </table:table-cell>
          <table:table-cell office:value-type="float" office:value="1737.732666" calcext:value-type="float">
            <text:p>1737.732666</text:p>
          </table:table-cell>
          <table:table-cell office:value-type="float" office:value="1835.871338" calcext:value-type="float">
            <text:p>1835.871338</text:p>
          </table:table-cell>
          <table:table-cell table:number-columns-repeated="13"/>
        </table:table-row>
        <table:table-row table:style-name="ro1">
          <table:table-cell office:value-type="float" office:value="355.4" calcext:value-type="float">
            <text:p>355.4</text:p>
          </table:table-cell>
          <table:table-cell office:value-type="float" office:value="1725.141113" calcext:value-type="float">
            <text:p>1725.141113</text:p>
          </table:table-cell>
          <table:table-cell office:value-type="float" office:value="1795.978638" calcext:value-type="float">
            <text:p>1795.978638</text:p>
          </table:table-cell>
          <table:table-cell office:value-type="float" office:value="1729.968018" calcext:value-type="float">
            <text:p>1729.968018</text:p>
          </table:table-cell>
          <table:table-cell office:value-type="float" office:value="1800.281982" calcext:value-type="float">
            <text:p>1800.281982</text:p>
          </table:table-cell>
          <table:table-cell table:number-columns-repeated="13"/>
        </table:table-row>
        <table:table-row table:style-name="ro1">
          <table:table-cell office:value-type="float" office:value="355.6" calcext:value-type="float">
            <text:p>355.6</text:p>
          </table:table-cell>
          <table:table-cell office:value-type="float" office:value="1679.700195" calcext:value-type="float">
            <text:p>1679.700195</text:p>
          </table:table-cell>
          <table:table-cell office:value-type="float" office:value="1825.963257" calcext:value-type="float">
            <text:p>1825.963257</text:p>
          </table:table-cell>
          <table:table-cell office:value-type="float" office:value="1684.391235" calcext:value-type="float">
            <text:p>1684.391235</text:p>
          </table:table-cell>
          <table:table-cell office:value-type="float" office:value="1819.331299" calcext:value-type="float">
            <text:p>1819.331299</text:p>
          </table:table-cell>
          <table:table-cell table:number-columns-repeated="13"/>
        </table:table-row>
        <table:table-row table:style-name="ro1">
          <table:table-cell office:value-type="float" office:value="355.8" calcext:value-type="float">
            <text:p>355.8</text:p>
          </table:table-cell>
          <table:table-cell office:value-type="float" office:value="1684.88855" calcext:value-type="float">
            <text:p>1684.88855</text:p>
          </table:table-cell>
          <table:table-cell office:value-type="float" office:value="1773.133423" calcext:value-type="float">
            <text:p>1773.133423</text:p>
          </table:table-cell>
          <table:table-cell office:value-type="float" office:value="1682.858154" calcext:value-type="float">
            <text:p>1682.858154</text:p>
          </table:table-cell>
          <table:table-cell office:value-type="float" office:value="1777.635742" calcext:value-type="float">
            <text:p>1777.635742</text:p>
          </table:table-cell>
          <table:table-cell table:number-columns-repeated="13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679.302612" calcext:value-type="float">
            <text:p>1679.302612</text:p>
          </table:table-cell>
          <table:table-cell office:value-type="float" office:value="1763.603394" calcext:value-type="float">
            <text:p>1763.603394</text:p>
          </table:table-cell>
          <table:table-cell office:value-type="float" office:value="1681.711548" calcext:value-type="float">
            <text:p>1681.711548</text:p>
          </table:table-cell>
          <table:table-cell office:value-type="float" office:value="1766.716797" calcext:value-type="float">
            <text:p>1766.716797</text:p>
          </table:table-cell>
          <table:table-cell table:number-columns-repeated="13"/>
        </table:table-row>
        <table:table-row table:style-name="ro1">
          <table:table-cell office:value-type="float" office:value="356.2" calcext:value-type="float">
            <text:p>356.2</text:p>
          </table:table-cell>
          <table:table-cell office:value-type="float" office:value="1657.035034" calcext:value-type="float">
            <text:p>1657.035034</text:p>
          </table:table-cell>
          <table:table-cell office:value-type="float" office:value="1761.665771" calcext:value-type="float">
            <text:p>1761.665771</text:p>
          </table:table-cell>
          <table:table-cell office:value-type="float" office:value="1654.216919" calcext:value-type="float">
            <text:p>1654.216919</text:p>
          </table:table-cell>
          <table:table-cell office:value-type="float" office:value="1762.248047" calcext:value-type="float">
            <text:p>1762.248047</text:p>
          </table:table-cell>
          <table:table-cell table:number-columns-repeated="13"/>
        </table:table-row>
        <table:table-row table:style-name="ro1">
          <table:table-cell office:value-type="float" office:value="356.4" calcext:value-type="float">
            <text:p>356.4</text:p>
          </table:table-cell>
          <table:table-cell office:value-type="float" office:value="1652.691895" calcext:value-type="float">
            <text:p>1652.691895</text:p>
          </table:table-cell>
          <table:table-cell office:value-type="float" office:value="1737.476929" calcext:value-type="float">
            <text:p>1737.476929</text:p>
          </table:table-cell>
          <table:table-cell office:value-type="float" office:value="1654.376221" calcext:value-type="float">
            <text:p>1654.376221</text:p>
          </table:table-cell>
          <table:table-cell office:value-type="float" office:value="1735.292847" calcext:value-type="float">
            <text:p>1735.292847</text:p>
          </table:table-cell>
          <table:table-cell table:number-columns-repeated="13"/>
        </table:table-row>
        <table:table-row table:style-name="ro1">
          <table:table-cell office:value-type="float" office:value="356.6" calcext:value-type="float">
            <text:p>356.6</text:p>
          </table:table-cell>
          <table:table-cell office:value-type="float" office:value="1644.91333" calcext:value-type="float">
            <text:p>1644.91333</text:p>
          </table:table-cell>
          <table:table-cell office:value-type="float" office:value="1730.317749" calcext:value-type="float">
            <text:p>1730.317749</text:p>
          </table:table-cell>
          <table:table-cell office:value-type="float" office:value="1645.635742" calcext:value-type="float">
            <text:p>1645.635742</text:p>
          </table:table-cell>
          <table:table-cell office:value-type="float" office:value="1728.075928" calcext:value-type="float">
            <text:p>1728.075928</text:p>
          </table:table-cell>
          <table:table-cell table:number-columns-repeated="13"/>
        </table:table-row>
        <table:table-row table:style-name="ro1">
          <table:table-cell office:value-type="float" office:value="356.8" calcext:value-type="float">
            <text:p>356.8</text:p>
          </table:table-cell>
          <table:table-cell office:value-type="float" office:value="1636.049927" calcext:value-type="float">
            <text:p>1636.049927</text:p>
          </table:table-cell>
          <table:table-cell office:value-type="float" office:value="1709.791016" calcext:value-type="float">
            <text:p>1709.791016</text:p>
          </table:table-cell>
          <table:table-cell office:value-type="float" office:value="1636.532959" calcext:value-type="float">
            <text:p>1636.532959</text:p>
          </table:table-cell>
          <table:table-cell office:value-type="float" office:value="1715.036377" calcext:value-type="float">
            <text:p>1715.036377</text:p>
          </table:table-cell>
          <table:table-cell table:number-columns-repeated="13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624.661255" calcext:value-type="float">
            <text:p>1624.661255</text:p>
          </table:table-cell>
          <table:table-cell office:value-type="float" office:value="1704.917969" calcext:value-type="float">
            <text:p>1704.917969</text:p>
          </table:table-cell>
          <table:table-cell office:value-type="float" office:value="1626.696655" calcext:value-type="float">
            <text:p>1626.696655</text:p>
          </table:table-cell>
          <table:table-cell office:value-type="float" office:value="1702.991699" calcext:value-type="float">
            <text:p>1702.991699</text:p>
          </table:table-cell>
          <table:table-cell table:number-columns-repeated="13"/>
        </table:table-row>
        <table:table-row table:style-name="ro1">
          <table:table-cell office:value-type="float" office:value="357.2" calcext:value-type="float">
            <text:p>357.2</text:p>
          </table:table-cell>
          <table:table-cell office:value-type="float" office:value="1620.754639" calcext:value-type="float">
            <text:p>1620.754639</text:p>
          </table:table-cell>
          <table:table-cell office:value-type="float" office:value="1692.94397" calcext:value-type="float">
            <text:p>1692.94397</text:p>
          </table:table-cell>
          <table:table-cell office:value-type="float" office:value="1623.695557" calcext:value-type="float">
            <text:p>1623.695557</text:p>
          </table:table-cell>
          <table:table-cell office:value-type="float" office:value="1686.646729" calcext:value-type="float">
            <text:p>1686.646729</text:p>
          </table:table-cell>
          <table:table-cell table:number-columns-repeated="13"/>
        </table:table-row>
        <table:table-row table:style-name="ro1">
          <table:table-cell office:value-type="float" office:value="357.4" calcext:value-type="float">
            <text:p>357.4</text:p>
          </table:table-cell>
          <table:table-cell office:value-type="float" office:value="1612.574707" calcext:value-type="float">
            <text:p>1612.574707</text:p>
          </table:table-cell>
          <table:table-cell office:value-type="float" office:value="1684.700928" calcext:value-type="float">
            <text:p>1684.700928</text:p>
          </table:table-cell>
          <table:table-cell office:value-type="float" office:value="1612.861816" calcext:value-type="float">
            <text:p>1612.861816</text:p>
          </table:table-cell>
          <table:table-cell office:value-type="float" office:value="1685.196533" calcext:value-type="float">
            <text:p>1685.196533</text:p>
          </table:table-cell>
          <table:table-cell table:number-columns-repeated="13"/>
        </table:table-row>
        <table:table-row table:style-name="ro1">
          <table:table-cell office:value-type="float" office:value="357.6" calcext:value-type="float">
            <text:p>357.6</text:p>
          </table:table-cell>
          <table:table-cell office:value-type="float" office:value="1611.921997" calcext:value-type="float">
            <text:p>1611.921997</text:p>
          </table:table-cell>
          <table:table-cell office:value-type="float" office:value="1667.49939" calcext:value-type="float">
            <text:p>1667.49939</text:p>
          </table:table-cell>
          <table:table-cell office:value-type="float" office:value="1607.799194" calcext:value-type="float">
            <text:p>1607.799194</text:p>
          </table:table-cell>
          <table:table-cell office:value-type="float" office:value="1675" calcext:value-type="float">
            <text:p>1675</text:p>
          </table:table-cell>
          <table:table-cell table:number-columns-repeated="13"/>
        </table:table-row>
        <table:table-row table:style-name="ro1">
          <table:table-cell office:value-type="float" office:value="357.8" calcext:value-type="float">
            <text:p>357.8</text:p>
          </table:table-cell>
          <table:table-cell office:value-type="float" office:value="1601.83728" calcext:value-type="float">
            <text:p>1601.83728</text:p>
          </table:table-cell>
          <table:table-cell office:value-type="float" office:value="1660.687378" calcext:value-type="float">
            <text:p>1660.687378</text:p>
          </table:table-cell>
          <table:table-cell office:value-type="float" office:value="1605.301025" calcext:value-type="float">
            <text:p>1605.301025</text:p>
          </table:table-cell>
          <table:table-cell office:value-type="float" office:value="1662.249146" calcext:value-type="float">
            <text:p>1662.249146</text:p>
          </table:table-cell>
          <table:table-cell table:number-columns-repeated="13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600.875977" calcext:value-type="float">
            <text:p>1600.875977</text:p>
          </table:table-cell>
          <table:table-cell office:value-type="float" office:value="1655.131958" calcext:value-type="float">
            <text:p>1655.131958</text:p>
          </table:table-cell>
          <table:table-cell office:value-type="float" office:value="1601.583496" calcext:value-type="float">
            <text:p>1601.583496</text:p>
          </table:table-cell>
          <table:table-cell office:value-type="float" office:value="1652.515259" calcext:value-type="float">
            <text:p>1652.515259</text:p>
          </table:table-cell>
          <table:table-cell table:number-columns-repeated="13"/>
        </table:table-row>
        <table:table-row table:style-name="ro1">
          <table:table-cell office:value-type="float" office:value="358.2" calcext:value-type="float">
            <text:p>358.2</text:p>
          </table:table-cell>
          <table:table-cell office:value-type="float" office:value="1594.697144" calcext:value-type="float">
            <text:p>1594.697144</text:p>
          </table:table-cell>
          <table:table-cell office:value-type="float" office:value="1647.746582" calcext:value-type="float">
            <text:p>1647.746582</text:p>
          </table:table-cell>
          <table:table-cell office:value-type="float" office:value="1596.126831" calcext:value-type="float">
            <text:p>1596.126831</text:p>
          </table:table-cell>
          <table:table-cell office:value-type="float" office:value="1647.615112" calcext:value-type="float">
            <text:p>1647.615112</text:p>
          </table:table-cell>
          <table:table-cell table:number-columns-repeated="13"/>
        </table:table-row>
        <table:table-row table:style-name="ro1">
          <table:table-cell office:value-type="float" office:value="358.4" calcext:value-type="float">
            <text:p>358.4</text:p>
          </table:table-cell>
          <table:table-cell office:value-type="float" office:value="1590.384644" calcext:value-type="float">
            <text:p>1590.384644</text:p>
          </table:table-cell>
          <table:table-cell office:value-type="float" office:value="1642.730591" calcext:value-type="float">
            <text:p>1642.730591</text:p>
          </table:table-cell>
          <table:table-cell office:value-type="float" office:value="1590.537476" calcext:value-type="float">
            <text:p>1590.537476</text:p>
          </table:table-cell>
          <table:table-cell office:value-type="float" office:value="1640.208862" calcext:value-type="float">
            <text:p>1640.208862</text:p>
          </table:table-cell>
          <table:table-cell table:number-columns-repeated="13"/>
        </table:table-row>
        <table:table-row table:style-name="ro1">
          <table:table-cell office:value-type="float" office:value="358.6" calcext:value-type="float">
            <text:p>358.6</text:p>
          </table:table-cell>
          <table:table-cell office:value-type="float" office:value="1587.609619" calcext:value-type="float">
            <text:p>1587.609619</text:p>
          </table:table-cell>
          <table:table-cell office:value-type="float" office:value="1633.405884" calcext:value-type="float">
            <text:p>1633.405884</text:p>
          </table:table-cell>
          <table:table-cell office:value-type="float" office:value="1591.181519" calcext:value-type="float">
            <text:p>1591.181519</text:p>
          </table:table-cell>
          <table:table-cell office:value-type="float" office:value="1634.031494" calcext:value-type="float">
            <text:p>1634.031494</text:p>
          </table:table-cell>
          <table:table-cell table:number-columns-repeated="13"/>
        </table:table-row>
        <table:table-row table:style-name="ro1">
          <table:table-cell office:value-type="float" office:value="358.8" calcext:value-type="float">
            <text:p>358.8</text:p>
          </table:table-cell>
          <table:table-cell office:value-type="float" office:value="1586.195435" calcext:value-type="float">
            <text:p>1586.195435</text:p>
          </table:table-cell>
          <table:table-cell office:value-type="float" office:value="1628.81897" calcext:value-type="float">
            <text:p>1628.81897</text:p>
          </table:table-cell>
          <table:table-cell office:value-type="float" office:value="1587.153198" calcext:value-type="float">
            <text:p>1587.153198</text:p>
          </table:table-cell>
          <table:table-cell office:value-type="float" office:value="1625.73999" calcext:value-type="float">
            <text:p>1625.73999</text:p>
          </table:table-cell>
          <table:table-cell table:number-columns-repeated="13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584.423706" calcext:value-type="float">
            <text:p>1584.423706</text:p>
          </table:table-cell>
          <table:table-cell office:value-type="float" office:value="1623.340332" calcext:value-type="float">
            <text:p>1623.340332</text:p>
          </table:table-cell>
          <table:table-cell office:value-type="float" office:value="1582.166138" calcext:value-type="float">
            <text:p>1582.166138</text:p>
          </table:table-cell>
          <table:table-cell office:value-type="float" office:value="1624.094727" calcext:value-type="float">
            <text:p>1624.094727</text:p>
          </table:table-cell>
          <table:table-cell table:number-columns-repeated="13"/>
        </table:table-row>
        <table:table-row table:style-name="ro1">
          <table:table-cell office:value-type="float" office:value="359.2" calcext:value-type="float">
            <text:p>359.2</text:p>
          </table:table-cell>
          <table:table-cell office:value-type="float" office:value="1582.071777" calcext:value-type="float">
            <text:p>1582.071777</text:p>
          </table:table-cell>
          <table:table-cell office:value-type="float" office:value="1618.018921" calcext:value-type="float">
            <text:p>1618.018921</text:p>
          </table:table-cell>
          <table:table-cell office:value-type="float" office:value="1582.074341" calcext:value-type="float">
            <text:p>1582.074341</text:p>
          </table:table-cell>
          <table:table-cell office:value-type="float" office:value="1622.943604" calcext:value-type="float">
            <text:p>1622.943604</text:p>
          </table:table-cell>
          <table:table-cell table:number-columns-repeated="13"/>
        </table:table-row>
        <table:table-row table:style-name="ro1">
          <table:table-cell office:value-type="float" office:value="359.4" calcext:value-type="float">
            <text:p>359.4</text:p>
          </table:table-cell>
          <table:table-cell office:value-type="float" office:value="1579.273804" calcext:value-type="float">
            <text:p>1579.273804</text:p>
          </table:table-cell>
          <table:table-cell office:value-type="float" office:value="1612.827393" calcext:value-type="float">
            <text:p>1612.827393</text:p>
          </table:table-cell>
          <table:table-cell office:value-type="float" office:value="1579.962891" calcext:value-type="float">
            <text:p>1579.962891</text:p>
          </table:table-cell>
          <table:table-cell office:value-type="float" office:value="1611.931519" calcext:value-type="float">
            <text:p>1611.931519</text:p>
          </table:table-cell>
          <table:table-cell table:number-columns-repeated="13"/>
        </table:table-row>
        <table:table-row table:style-name="ro1">
          <table:table-cell office:value-type="float" office:value="359.6" calcext:value-type="float">
            <text:p>359.6</text:p>
          </table:table-cell>
          <table:table-cell office:value-type="float" office:value="1580.919312" calcext:value-type="float">
            <text:p>1580.919312</text:p>
          </table:table-cell>
          <table:table-cell office:value-type="float" office:value="1612.273071" calcext:value-type="float">
            <text:p>1612.273071</text:p>
          </table:table-cell>
          <table:table-cell office:value-type="float" office:value="1580.338867" calcext:value-type="float">
            <text:p>1580.338867</text:p>
          </table:table-cell>
          <table:table-cell office:value-type="float" office:value="1610.322876" calcext:value-type="float">
            <text:p>1610.322876</text:p>
          </table:table-cell>
          <table:table-cell table:number-columns-repeated="13"/>
        </table:table-row>
        <table:table-row table:style-name="ro1">
          <table:table-cell office:value-type="float" office:value="359.8" calcext:value-type="float">
            <text:p>359.8</text:p>
          </table:table-cell>
          <table:table-cell office:value-type="float" office:value="1574.55542" calcext:value-type="float">
            <text:p>1574.55542</text:p>
          </table:table-cell>
          <table:table-cell office:value-type="float" office:value="1602.448853" calcext:value-type="float">
            <text:p>1602.448853</text:p>
          </table:table-cell>
          <table:table-cell office:value-type="float" office:value="1576.593872" calcext:value-type="float">
            <text:p>1576.593872</text:p>
          </table:table-cell>
          <table:table-cell office:value-type="float" office:value="1606.084595" calcext:value-type="float">
            <text:p>1606.084595</text:p>
          </table:table-cell>
          <table:table-cell table:number-columns-repeated="13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573.220337" calcext:value-type="float">
            <text:p>1573.220337</text:p>
          </table:table-cell>
          <table:table-cell office:value-type="float" office:value="1604.895508" calcext:value-type="float">
            <text:p>1604.895508</text:p>
          </table:table-cell>
          <table:table-cell office:value-type="float" office:value="1574.687622" calcext:value-type="float">
            <text:p>1574.687622</text:p>
          </table:table-cell>
          <table:table-cell office:value-type="float" office:value="1606.595337" calcext:value-type="float">
            <text:p>1606.595337</text:p>
          </table:table-cell>
          <table:table-cell table:number-columns-repeated="13"/>
        </table:table-row>
        <table:table-row table:style-name="ro1">
          <table:table-cell office:value-type="float" office:value="360.2" calcext:value-type="float">
            <text:p>360.2</text:p>
          </table:table-cell>
          <table:table-cell office:value-type="float" office:value="1574.406616" calcext:value-type="float">
            <text:p>1574.406616</text:p>
          </table:table-cell>
          <table:table-cell office:value-type="float" office:value="1599.959229" calcext:value-type="float">
            <text:p>1599.959229</text:p>
          </table:table-cell>
          <table:table-cell office:value-type="float" office:value="1574.735229" calcext:value-type="float">
            <text:p>1574.735229</text:p>
          </table:table-cell>
          <table:table-cell office:value-type="float" office:value="1599.024414" calcext:value-type="float">
            <text:p>1599.024414</text:p>
          </table:table-cell>
          <table:table-cell table:number-columns-repeated="13"/>
        </table:table-row>
        <table:table-row table:style-name="ro1">
          <table:table-cell office:value-type="float" office:value="360.4" calcext:value-type="float">
            <text:p>360.4</text:p>
          </table:table-cell>
          <table:table-cell office:value-type="float" office:value="1572.109741" calcext:value-type="float">
            <text:p>1572.109741</text:p>
          </table:table-cell>
          <table:table-cell office:value-type="float" office:value="1597.332886" calcext:value-type="float">
            <text:p>1597.332886</text:p>
          </table:table-cell>
          <table:table-cell office:value-type="float" office:value="1575.170288" calcext:value-type="float">
            <text:p>1575.170288</text:p>
          </table:table-cell>
          <table:table-cell office:value-type="float" office:value="1593.569336" calcext:value-type="float">
            <text:p>1593.569336</text:p>
          </table:table-cell>
          <table:table-cell table:number-columns-repeated="13"/>
        </table:table-row>
        <table:table-row table:style-name="ro1">
          <table:table-cell office:value-type="float" office:value="360.6" calcext:value-type="float">
            <text:p>360.6</text:p>
          </table:table-cell>
          <table:table-cell office:value-type="float" office:value="1571.572876" calcext:value-type="float">
            <text:p>1571.572876</text:p>
          </table:table-cell>
          <table:table-cell office:value-type="float" office:value="1595.735474" calcext:value-type="float">
            <text:p>1595.735474</text:p>
          </table:table-cell>
          <table:table-cell office:value-type="float" office:value="1573.134155" calcext:value-type="float">
            <text:p>1573.134155</text:p>
          </table:table-cell>
          <table:table-cell office:value-type="float" office:value="1592.221313" calcext:value-type="float">
            <text:p>1592.221313</text:p>
          </table:table-cell>
          <table:table-cell table:number-columns-repeated="13"/>
        </table:table-row>
        <table:table-row table:style-name="ro1">
          <table:table-cell office:value-type="float" office:value="360.8" calcext:value-type="float">
            <text:p>360.8</text:p>
          </table:table-cell>
          <table:table-cell office:value-type="float" office:value="1569.671509" calcext:value-type="float">
            <text:p>1569.671509</text:p>
          </table:table-cell>
          <table:table-cell office:value-type="float" office:value="1591.884644" calcext:value-type="float">
            <text:p>1591.884644</text:p>
          </table:table-cell>
          <table:table-cell office:value-type="float" office:value="1572.141479" calcext:value-type="float">
            <text:p>1572.141479</text:p>
          </table:table-cell>
          <table:table-cell office:value-type="float" office:value="1590.743286" calcext:value-type="float">
            <text:p>1590.743286</text:p>
          </table:table-cell>
          <table:table-cell table:number-columns-repeated="13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570.348755" calcext:value-type="float">
            <text:p>1570.348755</text:p>
          </table:table-cell>
          <table:table-cell office:value-type="float" office:value="1591.10498" calcext:value-type="float">
            <text:p>1591.10498</text:p>
          </table:table-cell>
          <table:table-cell office:value-type="float" office:value="1572.275391" calcext:value-type="float">
            <text:p>1572.275391</text:p>
          </table:table-cell>
          <table:table-cell office:value-type="float" office:value="1591.960693" calcext:value-type="float">
            <text:p>1591.960693</text:p>
          </table:table-cell>
          <table:table-cell table:number-columns-repeated="13"/>
        </table:table-row>
        <table:table-row table:style-name="ro1">
          <table:table-cell office:value-type="float" office:value="361.2" calcext:value-type="float">
            <text:p>361.2</text:p>
          </table:table-cell>
          <table:table-cell office:value-type="float" office:value="1558.282959" calcext:value-type="float">
            <text:p>1558.282959</text:p>
          </table:table-cell>
          <table:table-cell office:value-type="float" office:value="1575.765015" calcext:value-type="float">
            <text:p>1575.765015</text:p>
          </table:table-cell>
          <table:table-cell office:value-type="float" office:value="1461.332764" calcext:value-type="float">
            <text:p>1461.332764</text:p>
          </table:table-cell>
          <table:table-cell office:value-type="float" office:value="1493.922729" calcext:value-type="float">
            <text:p>1493.922729</text:p>
          </table:table-cell>
          <table:table-cell table:number-columns-repeated="13"/>
        </table:table-row>
        <table:table-row table:style-name="ro1">
          <table:table-cell office:value-type="float" office:value="361.4" calcext:value-type="float">
            <text:p>361.4</text:p>
          </table:table-cell>
          <table:table-cell office:value-type="float" office:value="1483.488037" calcext:value-type="float">
            <text:p>1483.488037</text:p>
          </table:table-cell>
          <table:table-cell office:value-type="float" office:value="1525.611816" calcext:value-type="float">
            <text:p>1525.611816</text:p>
          </table:table-cell>
          <table:table-cell office:value-type="float" office:value="1420.187012" calcext:value-type="float">
            <text:p>1420.187012</text:p>
          </table:table-cell>
          <table:table-cell office:value-type="float" office:value="1412.185913" calcext:value-type="float">
            <text:p>1412.185913</text:p>
          </table:table-cell>
          <table:table-cell table:number-columns-repeated="13"/>
        </table:table-row>
        <table:table-row table:style-name="ro1">
          <table:table-cell office:value-type="float" office:value="361.6" calcext:value-type="float">
            <text:p>361.6</text:p>
          </table:table-cell>
          <table:table-cell office:value-type="float" office:value="1569.510132" calcext:value-type="float">
            <text:p>1569.510132</text:p>
          </table:table-cell>
          <table:table-cell office:value-type="float" office:value="1577.03125" calcext:value-type="float">
            <text:p>1577.03125</text:p>
          </table:table-cell>
          <table:table-cell office:value-type="float" office:value="1472.980713" calcext:value-type="float">
            <text:p>1472.980713</text:p>
          </table:table-cell>
          <table:table-cell office:value-type="float" office:value="1488.667114" calcext:value-type="float">
            <text:p>1488.667114</text:p>
          </table:table-cell>
          <table:table-cell table:number-columns-repeated="13"/>
        </table:table-row>
        <table:table-row table:style-name="ro1">
          <table:table-cell office:value-type="float" office:value="361.8" calcext:value-type="float">
            <text:p>361.8</text:p>
          </table:table-cell>
          <table:table-cell office:value-type="float" office:value="1605.42749" calcext:value-type="float">
            <text:p>1605.42749</text:p>
          </table:table-cell>
          <table:table-cell office:value-type="float" office:value="1634.655151" calcext:value-type="float">
            <text:p>1634.655151</text:p>
          </table:table-cell>
          <table:table-cell office:value-type="float" office:value="1520.592163" calcext:value-type="float">
            <text:p>1520.592163</text:p>
          </table:table-cell>
          <table:table-cell office:value-type="float" office:value="1553.010254" calcext:value-type="float">
            <text:p>1553.010254</text:p>
          </table:table-cell>
          <table:table-cell table:number-columns-repeated="13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576.572632" calcext:value-type="float">
            <text:p>1576.572632</text:p>
          </table:table-cell>
          <table:table-cell office:value-type="float" office:value="1590.221069" calcext:value-type="float">
            <text:p>1590.221069</text:p>
          </table:table-cell>
          <table:table-cell office:value-type="float" office:value="1576.126343" calcext:value-type="float">
            <text:p>1576.126343</text:p>
          </table:table-cell>
          <table:table-cell office:value-type="float" office:value="1586.648315" calcext:value-type="float">
            <text:p>1586.648315</text:p>
          </table:table-cell>
          <table:table-cell table:number-columns-repeated="13"/>
        </table:table-row>
        <table:table-row table:style-name="ro1">
          <table:table-cell office:value-type="float" office:value="362.2" calcext:value-type="float">
            <text:p>362.2</text:p>
          </table:table-cell>
          <table:table-cell office:value-type="float" office:value="1575.155762" calcext:value-type="float">
            <text:p>1575.155762</text:p>
          </table:table-cell>
          <table:table-cell office:value-type="float" office:value="1579.89209" calcext:value-type="float">
            <text:p>1579.89209</text:p>
          </table:table-cell>
          <table:table-cell office:value-type="float" office:value="1582.28125" calcext:value-type="float">
            <text:p>1582.28125</text:p>
          </table:table-cell>
          <table:table-cell office:value-type="float" office:value="1593.600098" calcext:value-type="float">
            <text:p>1593.600098</text:p>
          </table:table-cell>
          <table:table-cell table:number-columns-repeated="13"/>
        </table:table-row>
        <table:table-row table:style-name="ro1">
          <table:table-cell office:value-type="float" office:value="362.4" calcext:value-type="float">
            <text:p>362.4</text:p>
          </table:table-cell>
          <table:table-cell office:value-type="float" office:value="1573.344604" calcext:value-type="float">
            <text:p>1573.344604</text:p>
          </table:table-cell>
          <table:table-cell office:value-type="float" office:value="1581.588501" calcext:value-type="float">
            <text:p>1581.588501</text:p>
          </table:table-cell>
          <table:table-cell office:value-type="float" office:value="1575.925537" calcext:value-type="float">
            <text:p>1575.925537</text:p>
          </table:table-cell>
          <table:table-cell office:value-type="float" office:value="1590.203491" calcext:value-type="float">
            <text:p>1590.203491</text:p>
          </table:table-cell>
          <table:table-cell table:number-columns-repeated="13"/>
        </table:table-row>
        <table:table-row table:style-name="ro1">
          <table:table-cell office:value-type="float" office:value="362.6" calcext:value-type="float">
            <text:p>362.6</text:p>
          </table:table-cell>
          <table:table-cell office:value-type="float" office:value="1574.331299" calcext:value-type="float">
            <text:p>1574.331299</text:p>
          </table:table-cell>
          <table:table-cell office:value-type="float" office:value="1580.261108" calcext:value-type="float">
            <text:p>1580.261108</text:p>
          </table:table-cell>
          <table:table-cell office:value-type="float" office:value="1579.328857" calcext:value-type="float">
            <text:p>1579.328857</text:p>
          </table:table-cell>
          <table:table-cell office:value-type="float" office:value="1584.129517" calcext:value-type="float">
            <text:p>1584.129517</text:p>
          </table:table-cell>
          <table:table-cell table:number-columns-repeated="13"/>
        </table:table-row>
        <table:table-row table:style-name="ro1">
          <table:table-cell office:value-type="float" office:value="362.8" calcext:value-type="float">
            <text:p>362.8</text:p>
          </table:table-cell>
          <table:table-cell office:value-type="float" office:value="1579.767822" calcext:value-type="float">
            <text:p>1579.767822</text:p>
          </table:table-cell>
          <table:table-cell office:value-type="float" office:value="1579.344116" calcext:value-type="float">
            <text:p>1579.344116</text:p>
          </table:table-cell>
          <table:table-cell office:value-type="float" office:value="1574.157593" calcext:value-type="float">
            <text:p>1574.157593</text:p>
          </table:table-cell>
          <table:table-cell office:value-type="float" office:value="1587.294922" calcext:value-type="float">
            <text:p>1587.294922</text:p>
          </table:table-cell>
          <table:table-cell table:number-columns-repeated="13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577.714966" calcext:value-type="float">
            <text:p>1577.714966</text:p>
          </table:table-cell>
          <table:table-cell office:value-type="float" office:value="1581.057251" calcext:value-type="float">
            <text:p>1581.057251</text:p>
          </table:table-cell>
          <table:table-cell office:value-type="float" office:value="1574.580933" calcext:value-type="float">
            <text:p>1574.580933</text:p>
          </table:table-cell>
          <table:table-cell office:value-type="float" office:value="1585.663086" calcext:value-type="float">
            <text:p>1585.663086</text:p>
          </table:table-cell>
          <table:table-cell table:number-columns-repeated="13"/>
        </table:table-row>
        <table:table-row table:style-name="ro1">
          <table:table-cell office:value-type="float" office:value="363.2" calcext:value-type="float">
            <text:p>363.2</text:p>
          </table:table-cell>
          <table:table-cell office:value-type="float" office:value="1577.093018" calcext:value-type="float">
            <text:p>1577.093018</text:p>
          </table:table-cell>
          <table:table-cell office:value-type="float" office:value="1577.630615" calcext:value-type="float">
            <text:p>1577.630615</text:p>
          </table:table-cell>
          <table:table-cell office:value-type="float" office:value="1573.628174" calcext:value-type="float">
            <text:p>1573.628174</text:p>
          </table:table-cell>
          <table:table-cell office:value-type="float" office:value="1583.602783" calcext:value-type="float">
            <text:p>1583.602783</text:p>
          </table:table-cell>
          <table:table-cell table:number-columns-repeated="13"/>
        </table:table-row>
        <table:table-row table:style-name="ro1">
          <table:table-cell office:value-type="float" office:value="363.4" calcext:value-type="float">
            <text:p>363.4</text:p>
          </table:table-cell>
          <table:table-cell office:value-type="float" office:value="1575.14209" calcext:value-type="float">
            <text:p>1575.14209</text:p>
          </table:table-cell>
          <table:table-cell office:value-type="float" office:value="1582.462769" calcext:value-type="float">
            <text:p>1582.462769</text:p>
          </table:table-cell>
          <table:table-cell office:value-type="float" office:value="1572.849609" calcext:value-type="float">
            <text:p>1572.849609</text:p>
          </table:table-cell>
          <table:table-cell office:value-type="float" office:value="1584.206543" calcext:value-type="float">
            <text:p>1584.206543</text:p>
          </table:table-cell>
          <table:table-cell table:number-columns-repeated="13"/>
        </table:table-row>
        <table:table-row table:style-name="ro1">
          <table:table-cell office:value-type="float" office:value="363.6" calcext:value-type="float">
            <text:p>363.6</text:p>
          </table:table-cell>
          <table:table-cell office:value-type="float" office:value="1573.132568" calcext:value-type="float">
            <text:p>1573.132568</text:p>
          </table:table-cell>
          <table:table-cell office:value-type="float" office:value="1583.001709" calcext:value-type="float">
            <text:p>1583.001709</text:p>
          </table:table-cell>
          <table:table-cell office:value-type="float" office:value="1574.129272" calcext:value-type="float">
            <text:p>1574.129272</text:p>
          </table:table-cell>
          <table:table-cell office:value-type="float" office:value="1584.504761" calcext:value-type="float">
            <text:p>1584.504761</text:p>
          </table:table-cell>
          <table:table-cell table:number-columns-repeated="13"/>
        </table:table-row>
        <table:table-row table:style-name="ro1">
          <table:table-cell office:value-type="float" office:value="363.8" calcext:value-type="float">
            <text:p>363.8</text:p>
          </table:table-cell>
          <table:table-cell office:value-type="float" office:value="1574.09729" calcext:value-type="float">
            <text:p>1574.09729</text:p>
          </table:table-cell>
          <table:table-cell office:value-type="float" office:value="1582.110107" calcext:value-type="float">
            <text:p>1582.110107</text:p>
          </table:table-cell>
          <table:table-cell office:value-type="float" office:value="1567.305664" calcext:value-type="float">
            <text:p>1567.305664</text:p>
          </table:table-cell>
          <table:table-cell office:value-type="float" office:value="1592.10083" calcext:value-type="float">
            <text:p>1592.10083</text:p>
          </table:table-cell>
          <table:table-cell table:number-columns-repeated="13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574.352783" calcext:value-type="float">
            <text:p>1574.352783</text:p>
          </table:table-cell>
          <table:table-cell office:value-type="float" office:value="1583.790405" calcext:value-type="float">
            <text:p>1583.790405</text:p>
          </table:table-cell>
          <table:table-cell office:value-type="float" office:value="1572.388672" calcext:value-type="float">
            <text:p>1572.388672</text:p>
          </table:table-cell>
          <table:table-cell office:value-type="float" office:value="1590.17981" calcext:value-type="float">
            <text:p>1590.17981</text:p>
          </table:table-cell>
          <table:table-cell table:number-columns-repeated="13"/>
        </table:table-row>
        <table:table-row table:style-name="ro1">
          <table:table-cell office:value-type="float" office:value="364.2" calcext:value-type="float">
            <text:p>364.2</text:p>
          </table:table-cell>
          <table:table-cell office:value-type="float" office:value="1586.492432" calcext:value-type="float">
            <text:p>1586.492432</text:p>
          </table:table-cell>
          <table:table-cell office:value-type="float" office:value="1570.05188" calcext:value-type="float">
            <text:p>1570.05188</text:p>
          </table:table-cell>
          <table:table-cell office:value-type="float" office:value="1588.658203" calcext:value-type="float">
            <text:p>1588.658203</text:p>
          </table:table-cell>
          <table:table-cell office:value-type="float" office:value="1569.345703" calcext:value-type="float">
            <text:p>1569.345703</text:p>
          </table:table-cell>
          <table:table-cell table:number-columns-repeated="13"/>
        </table:table-row>
        <table:table-row table:style-name="ro1">
          <table:table-cell office:value-type="float" office:value="364.4" calcext:value-type="float">
            <text:p>364.4</text:p>
          </table:table-cell>
          <table:table-cell office:value-type="float" office:value="1576.540161" calcext:value-type="float">
            <text:p>1576.540161</text:p>
          </table:table-cell>
          <table:table-cell office:value-type="float" office:value="1585.781738" calcext:value-type="float">
            <text:p>1585.781738</text:p>
          </table:table-cell>
          <table:table-cell office:value-type="float" office:value="1570.572266" calcext:value-type="float">
            <text:p>1570.572266</text:p>
          </table:table-cell>
          <table:table-cell office:value-type="float" office:value="1587.125732" calcext:value-type="float">
            <text:p>1587.125732</text:p>
          </table:table-cell>
          <table:table-cell table:number-columns-repeated="13"/>
        </table:table-row>
        <table:table-row table:style-name="ro1">
          <table:table-cell office:value-type="float" office:value="364.6" calcext:value-type="float">
            <text:p>364.6</text:p>
          </table:table-cell>
          <table:table-cell office:value-type="float" office:value="1573.346069" calcext:value-type="float">
            <text:p>1573.346069</text:p>
          </table:table-cell>
          <table:table-cell office:value-type="float" office:value="1587.583862" calcext:value-type="float">
            <text:p>1587.583862</text:p>
          </table:table-cell>
          <table:table-cell office:value-type="float" office:value="1564.837646" calcext:value-type="float">
            <text:p>1564.837646</text:p>
          </table:table-cell>
          <table:table-cell office:value-type="float" office:value="1596.144897" calcext:value-type="float">
            <text:p>1596.144897</text:p>
          </table:table-cell>
          <table:table-cell table:number-columns-repeated="13"/>
        </table:table-row>
        <table:table-row table:style-name="ro1">
          <table:table-cell office:value-type="float" office:value="364.8" calcext:value-type="float">
            <text:p>364.8</text:p>
          </table:table-cell>
          <table:table-cell office:value-type="float" office:value="1571.71936" calcext:value-type="float">
            <text:p>1571.71936</text:p>
          </table:table-cell>
          <table:table-cell office:value-type="float" office:value="1582.032471" calcext:value-type="float">
            <text:p>1582.032471</text:p>
          </table:table-cell>
          <table:table-cell office:value-type="float" office:value="1572.779297" calcext:value-type="float">
            <text:p>1572.779297</text:p>
          </table:table-cell>
          <table:table-cell office:value-type="float" office:value="1581.148315" calcext:value-type="float">
            <text:p>1581.148315</text:p>
          </table:table-cell>
          <table:table-cell table:number-columns-repeated="13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572.967041" calcext:value-type="float">
            <text:p>1572.967041</text:p>
          </table:table-cell>
          <table:table-cell office:value-type="float" office:value="1581.08606" calcext:value-type="float">
            <text:p>1581.08606</text:p>
          </table:table-cell>
          <table:table-cell office:value-type="float" office:value="1570.551392" calcext:value-type="float">
            <text:p>1570.551392</text:p>
          </table:table-cell>
          <table:table-cell office:value-type="float" office:value="1584.001709" calcext:value-type="float">
            <text:p>1584.001709</text:p>
          </table:table-cell>
          <table:table-cell table:number-columns-repeated="13"/>
        </table:table-row>
        <table:table-row table:style-name="ro1">
          <table:table-cell office:value-type="float" office:value="365.2" calcext:value-type="float">
            <text:p>365.2</text:p>
          </table:table-cell>
          <table:table-cell office:value-type="float" office:value="1575.75354" calcext:value-type="float">
            <text:p>1575.75354</text:p>
          </table:table-cell>
          <table:table-cell office:value-type="float" office:value="1578.557983" calcext:value-type="float">
            <text:p>1578.557983</text:p>
          </table:table-cell>
          <table:table-cell office:value-type="float" office:value="1577.066895" calcext:value-type="float">
            <text:p>1577.066895</text:p>
          </table:table-cell>
          <table:table-cell office:value-type="float" office:value="1578.442139" calcext:value-type="float">
            <text:p>1578.442139</text:p>
          </table:table-cell>
          <table:table-cell table:number-columns-repeated="13"/>
        </table:table-row>
        <table:table-row table:style-name="ro1">
          <table:table-cell office:value-type="float" office:value="365.4" calcext:value-type="float">
            <text:p>365.4</text:p>
          </table:table-cell>
          <table:table-cell office:value-type="float" office:value="1571.352783" calcext:value-type="float">
            <text:p>1571.352783</text:p>
          </table:table-cell>
          <table:table-cell office:value-type="float" office:value="1579.289795" calcext:value-type="float">
            <text:p>1579.289795</text:p>
          </table:table-cell>
          <table:table-cell office:value-type="float" office:value="1570.684448" calcext:value-type="float">
            <text:p>1570.684448</text:p>
          </table:table-cell>
          <table:table-cell office:value-type="float" office:value="1583.951416" calcext:value-type="float">
            <text:p>1583.951416</text:p>
          </table:table-cell>
          <table:table-cell table:number-columns-repeated="13"/>
        </table:table-row>
        <table:table-row table:style-name="ro1">
          <table:table-cell office:value-type="float" office:value="365.6" calcext:value-type="float">
            <text:p>365.6</text:p>
          </table:table-cell>
          <table:table-cell office:value-type="float" office:value="1575.878784" calcext:value-type="float">
            <text:p>1575.878784</text:p>
          </table:table-cell>
          <table:table-cell office:value-type="float" office:value="1580.301514" calcext:value-type="float">
            <text:p>1580.301514</text:p>
          </table:table-cell>
          <table:table-cell office:value-type="float" office:value="1572.537964" calcext:value-type="float">
            <text:p>1572.537964</text:p>
          </table:table-cell>
          <table:table-cell office:value-type="float" office:value="1583.861938" calcext:value-type="float">
            <text:p>1583.861938</text:p>
          </table:table-cell>
          <table:table-cell table:number-columns-repeated="13"/>
        </table:table-row>
        <table:table-row table:style-name="ro1">
          <table:table-cell office:value-type="float" office:value="365.8" calcext:value-type="float">
            <text:p>365.8</text:p>
          </table:table-cell>
          <table:table-cell office:value-type="float" office:value="1576.040894" calcext:value-type="float">
            <text:p>1576.040894</text:p>
          </table:table-cell>
          <table:table-cell office:value-type="float" office:value="1577.507812" calcext:value-type="float">
            <text:p>1577.507812</text:p>
          </table:table-cell>
          <table:table-cell office:value-type="float" office:value="1575.161011" calcext:value-type="float">
            <text:p>1575.161011</text:p>
          </table:table-cell>
          <table:table-cell office:value-type="float" office:value="1581.265259" calcext:value-type="float">
            <text:p>1581.265259</text:p>
          </table:table-cell>
          <table:table-cell table:number-columns-repeated="13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572.583374" calcext:value-type="float">
            <text:p>1572.583374</text:p>
          </table:table-cell>
          <table:table-cell office:value-type="float" office:value="1579.938477" calcext:value-type="float">
            <text:p>1579.938477</text:p>
          </table:table-cell>
          <table:table-cell office:value-type="float" office:value="1574.136108" calcext:value-type="float">
            <text:p>1574.136108</text:p>
          </table:table-cell>
          <table:table-cell office:value-type="float" office:value="1579.85376" calcext:value-type="float">
            <text:p>1579.85376</text:p>
          </table:table-cell>
          <table:table-cell table:number-columns-repeated="13"/>
        </table:table-row>
        <table:table-row table:style-name="ro1">
          <table:table-cell office:value-type="float" office:value="366.2" calcext:value-type="float">
            <text:p>366.2</text:p>
          </table:table-cell>
          <table:table-cell office:value-type="float" office:value="1578.046631" calcext:value-type="float">
            <text:p>1578.046631</text:p>
          </table:table-cell>
          <table:table-cell office:value-type="float" office:value="1576.86853" calcext:value-type="float">
            <text:p>1576.86853</text:p>
          </table:table-cell>
          <table:table-cell office:value-type="float" office:value="1576.20752" calcext:value-type="float">
            <text:p>1576.20752</text:p>
          </table:table-cell>
          <table:table-cell office:value-type="float" office:value="1580.593262" calcext:value-type="float">
            <text:p>1580.593262</text:p>
          </table:table-cell>
          <table:table-cell table:number-columns-repeated="13"/>
        </table:table-row>
        <table:table-row table:style-name="ro1">
          <table:table-cell office:value-type="float" office:value="366.4" calcext:value-type="float">
            <text:p>366.4</text:p>
          </table:table-cell>
          <table:table-cell office:value-type="float" office:value="1578.433105" calcext:value-type="float">
            <text:p>1578.433105</text:p>
          </table:table-cell>
          <table:table-cell office:value-type="float" office:value="1577.464478" calcext:value-type="float">
            <text:p>1577.464478</text:p>
          </table:table-cell>
          <table:table-cell office:value-type="float" office:value="1575.886719" calcext:value-type="float">
            <text:p>1575.886719</text:p>
          </table:table-cell>
          <table:table-cell office:value-type="float" office:value="1579.644165" calcext:value-type="float">
            <text:p>1579.644165</text:p>
          </table:table-cell>
          <table:table-cell table:number-columns-repeated="13"/>
        </table:table-row>
        <table:table-row table:style-name="ro1">
          <table:table-cell office:value-type="float" office:value="366.6" calcext:value-type="float">
            <text:p>366.6</text:p>
          </table:table-cell>
          <table:table-cell office:value-type="float" office:value="1577.179321" calcext:value-type="float">
            <text:p>1577.179321</text:p>
          </table:table-cell>
          <table:table-cell office:value-type="float" office:value="1575.443359" calcext:value-type="float">
            <text:p>1575.443359</text:p>
          </table:table-cell>
          <table:table-cell office:value-type="float" office:value="1574.393555" calcext:value-type="float">
            <text:p>1574.393555</text:p>
          </table:table-cell>
          <table:table-cell office:value-type="float" office:value="1577.678833" calcext:value-type="float">
            <text:p>1577.678833</text:p>
          </table:table-cell>
          <table:table-cell table:number-columns-repeated="13"/>
        </table:table-row>
        <table:table-row table:style-name="ro1">
          <table:table-cell office:value-type="float" office:value="366.8" calcext:value-type="float">
            <text:p>366.8</text:p>
          </table:table-cell>
          <table:table-cell office:value-type="float" office:value="1575.527344" calcext:value-type="float">
            <text:p>1575.527344</text:p>
          </table:table-cell>
          <table:table-cell office:value-type="float" office:value="1578.594849" calcext:value-type="float">
            <text:p>1578.594849</text:p>
          </table:table-cell>
          <table:table-cell office:value-type="float" office:value="1577.687256" calcext:value-type="float">
            <text:p>1577.687256</text:p>
          </table:table-cell>
          <table:table-cell office:value-type="float" office:value="1578.077881" calcext:value-type="float">
            <text:p>1578.077881</text:p>
          </table:table-cell>
          <table:table-cell table:number-columns-repeated="13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577.214966" calcext:value-type="float">
            <text:p>1577.214966</text:p>
          </table:table-cell>
          <table:table-cell office:value-type="float" office:value="1575.315918" calcext:value-type="float">
            <text:p>1575.315918</text:p>
          </table:table-cell>
          <table:table-cell office:value-type="float" office:value="1579.091064" calcext:value-type="float">
            <text:p>1579.091064</text:p>
          </table:table-cell>
          <table:table-cell office:value-type="float" office:value="1576.353394" calcext:value-type="float">
            <text:p>1576.353394</text:p>
          </table:table-cell>
          <table:table-cell table:number-columns-repeated="13"/>
        </table:table-row>
        <table:table-row table:style-name="ro1">
          <table:table-cell office:value-type="float" office:value="367.2" calcext:value-type="float">
            <text:p>367.2</text:p>
          </table:table-cell>
          <table:table-cell office:value-type="float" office:value="1575.227661" calcext:value-type="float">
            <text:p>1575.227661</text:p>
          </table:table-cell>
          <table:table-cell office:value-type="float" office:value="1579.263062" calcext:value-type="float">
            <text:p>1579.263062</text:p>
          </table:table-cell>
          <table:table-cell office:value-type="float" office:value="1573.381348" calcext:value-type="float">
            <text:p>1573.381348</text:p>
          </table:table-cell>
          <table:table-cell office:value-type="float" office:value="1580.04187" calcext:value-type="float">
            <text:p>1580.04187</text:p>
          </table:table-cell>
          <table:table-cell table:number-columns-repeated="13"/>
        </table:table-row>
        <table:table-row table:style-name="ro1">
          <table:table-cell office:value-type="float" office:value="367.4" calcext:value-type="float">
            <text:p>367.4</text:p>
          </table:table-cell>
          <table:table-cell office:value-type="float" office:value="1578.147705" calcext:value-type="float">
            <text:p>1578.147705</text:p>
          </table:table-cell>
          <table:table-cell office:value-type="float" office:value="1573.331665" calcext:value-type="float">
            <text:p>1573.331665</text:p>
          </table:table-cell>
          <table:table-cell office:value-type="float" office:value="1576.104736" calcext:value-type="float">
            <text:p>1576.104736</text:p>
          </table:table-cell>
          <table:table-cell office:value-type="float" office:value="1576.635864" calcext:value-type="float">
            <text:p>1576.635864</text:p>
          </table:table-cell>
          <table:table-cell table:number-columns-repeated="13"/>
        </table:table-row>
        <table:table-row table:style-name="ro1">
          <table:table-cell office:value-type="float" office:value="367.6" calcext:value-type="float">
            <text:p>367.6</text:p>
          </table:table-cell>
          <table:table-cell office:value-type="float" office:value="1575.265137" calcext:value-type="float">
            <text:p>1575.265137</text:p>
          </table:table-cell>
          <table:table-cell office:value-type="float" office:value="1574.211304" calcext:value-type="float">
            <text:p>1574.211304</text:p>
          </table:table-cell>
          <table:table-cell office:value-type="float" office:value="1578.920288" calcext:value-type="float">
            <text:p>1578.920288</text:p>
          </table:table-cell>
          <table:table-cell office:value-type="float" office:value="1574.342041" calcext:value-type="float">
            <text:p>1574.342041</text:p>
          </table:table-cell>
          <table:table-cell table:number-columns-repeated="13"/>
        </table:table-row>
        <table:table-row table:style-name="ro1">
          <table:table-cell office:value-type="float" office:value="367.8" calcext:value-type="float">
            <text:p>367.8</text:p>
          </table:table-cell>
          <table:table-cell office:value-type="float" office:value="1577.138916" calcext:value-type="float">
            <text:p>1577.138916</text:p>
          </table:table-cell>
          <table:table-cell office:value-type="float" office:value="1576.647217" calcext:value-type="float">
            <text:p>1576.647217</text:p>
          </table:table-cell>
          <table:table-cell office:value-type="float" office:value="1576.579102" calcext:value-type="float">
            <text:p>1576.579102</text:p>
          </table:table-cell>
          <table:table-cell office:value-type="float" office:value="1579.284912" calcext:value-type="float">
            <text:p>1579.284912</text:p>
          </table:table-cell>
          <table:table-cell table:number-columns-repeated="13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579.473877" calcext:value-type="float">
            <text:p>1579.473877</text:p>
          </table:table-cell>
          <table:table-cell office:value-type="float" office:value="1574.324341" calcext:value-type="float">
            <text:p>1574.324341</text:p>
          </table:table-cell>
          <table:table-cell office:value-type="float" office:value="1577.39856" calcext:value-type="float">
            <text:p>1577.39856</text:p>
          </table:table-cell>
          <table:table-cell office:value-type="float" office:value="1578.605103" calcext:value-type="float">
            <text:p>1578.605103</text:p>
          </table:table-cell>
          <table:table-cell table:number-columns-repeated="13"/>
        </table:table-row>
        <table:table-row table:style-name="ro1">
          <table:table-cell office:value-type="float" office:value="368.2" calcext:value-type="float">
            <text:p>368.2</text:p>
          </table:table-cell>
          <table:table-cell office:value-type="float" office:value="1576.236694" calcext:value-type="float">
            <text:p>1576.236694</text:p>
          </table:table-cell>
          <table:table-cell office:value-type="float" office:value="1578.661621" calcext:value-type="float">
            <text:p>1578.661621</text:p>
          </table:table-cell>
          <table:table-cell office:value-type="float" office:value="1575.556152" calcext:value-type="float">
            <text:p>1575.556152</text:p>
          </table:table-cell>
          <table:table-cell office:value-type="float" office:value="1581.043701" calcext:value-type="float">
            <text:p>1581.043701</text:p>
          </table:table-cell>
          <table:table-cell table:number-columns-repeated="13"/>
        </table:table-row>
        <table:table-row table:style-name="ro1">
          <table:table-cell office:value-type="float" office:value="368.4" calcext:value-type="float">
            <text:p>368.4</text:p>
          </table:table-cell>
          <table:table-cell office:value-type="float" office:value="1580.205811" calcext:value-type="float">
            <text:p>1580.205811</text:p>
          </table:table-cell>
          <table:table-cell office:value-type="float" office:value="1576.145996" calcext:value-type="float">
            <text:p>1576.145996</text:p>
          </table:table-cell>
          <table:table-cell office:value-type="float" office:value="1580.209106" calcext:value-type="float">
            <text:p>1580.209106</text:p>
          </table:table-cell>
          <table:table-cell office:value-type="float" office:value="1575.435059" calcext:value-type="float">
            <text:p>1575.435059</text:p>
          </table:table-cell>
          <table:table-cell table:number-columns-repeated="13"/>
        </table:table-row>
        <table:table-row table:style-name="ro1">
          <table:table-cell office:value-type="float" office:value="368.6" calcext:value-type="float">
            <text:p>368.6</text:p>
          </table:table-cell>
          <table:table-cell office:value-type="float" office:value="1575.52356" calcext:value-type="float">
            <text:p>1575.52356</text:p>
          </table:table-cell>
          <table:table-cell office:value-type="float" office:value="1577.998047" calcext:value-type="float">
            <text:p>1577.998047</text:p>
          </table:table-cell>
          <table:table-cell office:value-type="float" office:value="1578.243774" calcext:value-type="float">
            <text:p>1578.243774</text:p>
          </table:table-cell>
          <table:table-cell office:value-type="float" office:value="1572.908081" calcext:value-type="float">
            <text:p>1572.908081</text:p>
          </table:table-cell>
          <table:table-cell table:number-columns-repeated="13"/>
        </table:table-row>
        <table:table-row table:style-name="ro1">
          <table:table-cell office:value-type="float" office:value="368.8" calcext:value-type="float">
            <text:p>368.8</text:p>
          </table:table-cell>
          <table:table-cell office:value-type="float" office:value="1577.955933" calcext:value-type="float">
            <text:p>1577.955933</text:p>
          </table:table-cell>
          <table:table-cell office:value-type="float" office:value="1575.433838" calcext:value-type="float">
            <text:p>1575.433838</text:p>
          </table:table-cell>
          <table:table-cell office:value-type="float" office:value="1576.954468" calcext:value-type="float">
            <text:p>1576.954468</text:p>
          </table:table-cell>
          <table:table-cell office:value-type="float" office:value="1576.850342" calcext:value-type="float">
            <text:p>1576.850342</text:p>
          </table:table-cell>
          <table:table-cell table:number-columns-repeated="13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576.752686" calcext:value-type="float">
            <text:p>1576.752686</text:p>
          </table:table-cell>
          <table:table-cell office:value-type="float" office:value="1577.060181" calcext:value-type="float">
            <text:p>1577.060181</text:p>
          </table:table-cell>
          <table:table-cell office:value-type="float" office:value="1576.002319" calcext:value-type="float">
            <text:p>1576.002319</text:p>
          </table:table-cell>
          <table:table-cell office:value-type="float" office:value="1576.055786" calcext:value-type="float">
            <text:p>1576.055786</text:p>
          </table:table-cell>
          <table:table-cell table:number-columns-repeated="13"/>
        </table:table-row>
        <table:table-row table:style-name="ro1">
          <table:table-cell office:value-type="float" office:value="369.2" calcext:value-type="float">
            <text:p>369.2</text:p>
          </table:table-cell>
          <table:table-cell office:value-type="float" office:value="1576.462769" calcext:value-type="float">
            <text:p>1576.462769</text:p>
          </table:table-cell>
          <table:table-cell office:value-type="float" office:value="1575.919556" calcext:value-type="float">
            <text:p>1575.919556</text:p>
          </table:table-cell>
          <table:table-cell office:value-type="float" office:value="1576.607666" calcext:value-type="float">
            <text:p>1576.607666</text:p>
          </table:table-cell>
          <table:table-cell office:value-type="float" office:value="1576.720825" calcext:value-type="float">
            <text:p>1576.720825</text:p>
          </table:table-cell>
          <table:table-cell table:number-columns-repeated="13"/>
        </table:table-row>
        <table:table-row table:style-name="ro1">
          <table:table-cell office:value-type="float" office:value="369.4" calcext:value-type="float">
            <text:p>369.4</text:p>
          </table:table-cell>
          <table:table-cell office:value-type="float" office:value="1579.734009" calcext:value-type="float">
            <text:p>1579.734009</text:p>
          </table:table-cell>
          <table:table-cell office:value-type="float" office:value="1575.629028" calcext:value-type="float">
            <text:p>1575.629028</text:p>
          </table:table-cell>
          <table:table-cell office:value-type="float" office:value="1579.043579" calcext:value-type="float">
            <text:p>1579.043579</text:p>
          </table:table-cell>
          <table:table-cell office:value-type="float" office:value="1573.582764" calcext:value-type="float">
            <text:p>1573.582764</text:p>
          </table:table-cell>
          <table:table-cell table:number-columns-repeated="13"/>
        </table:table-row>
        <table:table-row table:style-name="ro1">
          <table:table-cell office:value-type="float" office:value="369.6" calcext:value-type="float">
            <text:p>369.6</text:p>
          </table:table-cell>
          <table:table-cell office:value-type="float" office:value="1575.549316" calcext:value-type="float">
            <text:p>1575.549316</text:p>
          </table:table-cell>
          <table:table-cell office:value-type="float" office:value="1575.392334" calcext:value-type="float">
            <text:p>1575.392334</text:p>
          </table:table-cell>
          <table:table-cell office:value-type="float" office:value="1577.796875" calcext:value-type="float">
            <text:p>1577.796875</text:p>
          </table:table-cell>
          <table:table-cell office:value-type="float" office:value="1577.766968" calcext:value-type="float">
            <text:p>1577.766968</text:p>
          </table:table-cell>
          <table:table-cell table:number-columns-repeated="13"/>
        </table:table-row>
        <table:table-row table:style-name="ro1">
          <table:table-cell office:value-type="float" office:value="369.8" calcext:value-type="float">
            <text:p>369.8</text:p>
          </table:table-cell>
          <table:table-cell office:value-type="float" office:value="1575.970093" calcext:value-type="float">
            <text:p>1575.970093</text:p>
          </table:table-cell>
          <table:table-cell office:value-type="float" office:value="1576.119629" calcext:value-type="float">
            <text:p>1576.119629</text:p>
          </table:table-cell>
          <table:table-cell office:value-type="float" office:value="1579.591919" calcext:value-type="float">
            <text:p>1579.591919</text:p>
          </table:table-cell>
          <table:table-cell office:value-type="float" office:value="1576.731445" calcext:value-type="float">
            <text:p>1576.731445</text:p>
          </table:table-cell>
          <table:table-cell table:number-columns-repeated="13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578.967529" calcext:value-type="float">
            <text:p>1578.967529</text:p>
          </table:table-cell>
          <table:table-cell office:value-type="float" office:value="1573.281738" calcext:value-type="float">
            <text:p>1573.281738</text:p>
          </table:table-cell>
          <table:table-cell office:value-type="float" office:value="1582.554565" calcext:value-type="float">
            <text:p>1582.554565</text:p>
          </table:table-cell>
          <table:table-cell office:value-type="float" office:value="1572.177002" calcext:value-type="float">
            <text:p>1572.177002</text:p>
          </table:table-cell>
          <table:table-cell table:number-columns-repeated="13"/>
        </table:table-row>
        <table:table-row table:style-name="ro1">
          <table:table-cell office:value-type="float" office:value="370.2" calcext:value-type="float">
            <text:p>370.2</text:p>
          </table:table-cell>
          <table:table-cell office:value-type="float" office:value="1574.580078" calcext:value-type="float">
            <text:p>1574.580078</text:p>
          </table:table-cell>
          <table:table-cell office:value-type="float" office:value="1576.840942" calcext:value-type="float">
            <text:p>1576.840942</text:p>
          </table:table-cell>
          <table:table-cell office:value-type="float" office:value="1577.926147" calcext:value-type="float">
            <text:p>1577.926147</text:p>
          </table:table-cell>
          <table:table-cell office:value-type="float" office:value="1576.4646" calcext:value-type="float">
            <text:p>1576.4646</text:p>
          </table:table-cell>
          <table:table-cell table:number-columns-repeated="13"/>
        </table:table-row>
        <table:table-row table:style-name="ro1">
          <table:table-cell office:value-type="float" office:value="370.4" calcext:value-type="float">
            <text:p>370.4</text:p>
          </table:table-cell>
          <table:table-cell office:value-type="float" office:value="1576.664429" calcext:value-type="float">
            <text:p>1576.664429</text:p>
          </table:table-cell>
          <table:table-cell office:value-type="float" office:value="1577.273438" calcext:value-type="float">
            <text:p>1577.273438</text:p>
          </table:table-cell>
          <table:table-cell office:value-type="float" office:value="1576.71167" calcext:value-type="float">
            <text:p>1576.71167</text:p>
          </table:table-cell>
          <table:table-cell office:value-type="float" office:value="1577.119263" calcext:value-type="float">
            <text:p>1577.119263</text:p>
          </table:table-cell>
          <table:table-cell table:number-columns-repeated="13"/>
        </table:table-row>
        <table:table-row table:style-name="ro1">
          <table:table-cell office:value-type="float" office:value="370.6" calcext:value-type="float">
            <text:p>370.6</text:p>
          </table:table-cell>
          <table:table-cell office:value-type="float" office:value="1580.48938" calcext:value-type="float">
            <text:p>1580.48938</text:p>
          </table:table-cell>
          <table:table-cell office:value-type="float" office:value="1576.946411" calcext:value-type="float">
            <text:p>1576.946411</text:p>
          </table:table-cell>
          <table:table-cell office:value-type="float" office:value="1577.681396" calcext:value-type="float">
            <text:p>1577.681396</text:p>
          </table:table-cell>
          <table:table-cell office:value-type="float" office:value="1576.528076" calcext:value-type="float">
            <text:p>1576.528076</text:p>
          </table:table-cell>
          <table:table-cell table:number-columns-repeated="13"/>
        </table:table-row>
        <table:table-row table:style-name="ro1">
          <table:table-cell office:value-type="float" office:value="370.8" calcext:value-type="float">
            <text:p>370.8</text:p>
          </table:table-cell>
          <table:table-cell office:value-type="float" office:value="1575.772217" calcext:value-type="float">
            <text:p>1575.772217</text:p>
          </table:table-cell>
          <table:table-cell office:value-type="float" office:value="1576.590332" calcext:value-type="float">
            <text:p>1576.590332</text:p>
          </table:table-cell>
          <table:table-cell office:value-type="float" office:value="1578.202271" calcext:value-type="float">
            <text:p>1578.202271</text:p>
          </table:table-cell>
          <table:table-cell office:value-type="float" office:value="1572.98999" calcext:value-type="float">
            <text:p>1572.98999</text:p>
          </table:table-cell>
          <table:table-cell table:number-columns-repeated="13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578.781128" calcext:value-type="float">
            <text:p>1578.781128</text:p>
          </table:table-cell>
          <table:table-cell office:value-type="float" office:value="1576.094604" calcext:value-type="float">
            <text:p>1576.094604</text:p>
          </table:table-cell>
          <table:table-cell office:value-type="float" office:value="1575.446777" calcext:value-type="float">
            <text:p>1575.446777</text:p>
          </table:table-cell>
          <table:table-cell office:value-type="float" office:value="1577.910034" calcext:value-type="float">
            <text:p>1577.910034</text:p>
          </table:table-cell>
          <table:table-cell table:number-columns-repeated="13"/>
        </table:table-row>
        <table:table-row table:style-name="ro1">
          <table:table-cell office:value-type="float" office:value="371.2" calcext:value-type="float">
            <text:p>371.2</text:p>
          </table:table-cell>
          <table:table-cell office:value-type="float" office:value="1577.703369" calcext:value-type="float">
            <text:p>1577.703369</text:p>
          </table:table-cell>
          <table:table-cell office:value-type="float" office:value="1576.588623" calcext:value-type="float">
            <text:p>1576.588623</text:p>
          </table:table-cell>
          <table:table-cell office:value-type="float" office:value="1578.260132" calcext:value-type="float">
            <text:p>1578.260132</text:p>
          </table:table-cell>
          <table:table-cell office:value-type="float" office:value="1574.240356" calcext:value-type="float">
            <text:p>1574.240356</text:p>
          </table:table-cell>
          <table:table-cell table:number-columns-repeated="13"/>
        </table:table-row>
        <table:table-row table:style-name="ro1">
          <table:table-cell office:value-type="float" office:value="371.4" calcext:value-type="float">
            <text:p>371.4</text:p>
          </table:table-cell>
          <table:table-cell office:value-type="float" office:value="1575.040649" calcext:value-type="float">
            <text:p>1575.040649</text:p>
          </table:table-cell>
          <table:table-cell office:value-type="float" office:value="1576.803345" calcext:value-type="float">
            <text:p>1576.803345</text:p>
          </table:table-cell>
          <table:table-cell office:value-type="float" office:value="1575.456177" calcext:value-type="float">
            <text:p>1575.456177</text:p>
          </table:table-cell>
          <table:table-cell office:value-type="float" office:value="1577.920532" calcext:value-type="float">
            <text:p>1577.920532</text:p>
          </table:table-cell>
          <table:table-cell table:number-columns-repeated="13"/>
        </table:table-row>
        <table:table-row table:style-name="ro1">
          <table:table-cell office:value-type="float" office:value="371.6" calcext:value-type="float">
            <text:p>371.6</text:p>
          </table:table-cell>
          <table:table-cell office:value-type="float" office:value="1575.640625" calcext:value-type="float">
            <text:p>1575.640625</text:p>
          </table:table-cell>
          <table:table-cell office:value-type="float" office:value="1576.158447" calcext:value-type="float">
            <text:p>1576.158447</text:p>
          </table:table-cell>
          <table:table-cell office:value-type="float" office:value="1577.262329" calcext:value-type="float">
            <text:p>1577.262329</text:p>
          </table:table-cell>
          <table:table-cell office:value-type="float" office:value="1573.838867" calcext:value-type="float">
            <text:p>1573.838867</text:p>
          </table:table-cell>
          <table:table-cell table:number-columns-repeated="13"/>
        </table:table-row>
        <table:table-row table:style-name="ro1">
          <table:table-cell office:value-type="float" office:value="371.8" calcext:value-type="float">
            <text:p>371.8</text:p>
          </table:table-cell>
          <table:table-cell office:value-type="float" office:value="1579.24353" calcext:value-type="float">
            <text:p>1579.24353</text:p>
          </table:table-cell>
          <table:table-cell office:value-type="float" office:value="1572.231201" calcext:value-type="float">
            <text:p>1572.231201</text:p>
          </table:table-cell>
          <table:table-cell office:value-type="float" office:value="1579.324707" calcext:value-type="float">
            <text:p>1579.324707</text:p>
          </table:table-cell>
          <table:table-cell office:value-type="float" office:value="1577.833374" calcext:value-type="float">
            <text:p>1577.833374</text:p>
          </table:table-cell>
          <table:table-cell table:number-columns-repeated="13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579.032715" calcext:value-type="float">
            <text:p>1579.032715</text:p>
          </table:table-cell>
          <table:table-cell office:value-type="float" office:value="1574.506348" calcext:value-type="float">
            <text:p>1574.506348</text:p>
          </table:table-cell>
          <table:table-cell office:value-type="float" office:value="1579.686646" calcext:value-type="float">
            <text:p>1579.686646</text:p>
          </table:table-cell>
          <table:table-cell office:value-type="float" office:value="1574.986572" calcext:value-type="float">
            <text:p>1574.986572</text:p>
          </table:table-cell>
          <table:table-cell table:number-columns-repeated="13"/>
        </table:table-row>
        <table:table-row table:style-name="ro1">
          <table:table-cell office:value-type="float" office:value="372.2" calcext:value-type="float">
            <text:p>372.2</text:p>
          </table:table-cell>
          <table:table-cell office:value-type="float" office:value="1577.329346" calcext:value-type="float">
            <text:p>1577.329346</text:p>
          </table:table-cell>
          <table:table-cell office:value-type="float" office:value="1574.415527" calcext:value-type="float">
            <text:p>1574.415527</text:p>
          </table:table-cell>
          <table:table-cell office:value-type="float" office:value="1578.09021" calcext:value-type="float">
            <text:p>1578.09021</text:p>
          </table:table-cell>
          <table:table-cell office:value-type="float" office:value="1574.587158" calcext:value-type="float">
            <text:p>1574.587158</text:p>
          </table:table-cell>
          <table:table-cell table:number-columns-repeated="13"/>
        </table:table-row>
        <table:table-row table:style-name="ro1">
          <table:table-cell office:value-type="float" office:value="372.4" calcext:value-type="float">
            <text:p>372.4</text:p>
          </table:table-cell>
          <table:table-cell office:value-type="float" office:value="1577.988281" calcext:value-type="float">
            <text:p>1577.988281</text:p>
          </table:table-cell>
          <table:table-cell office:value-type="float" office:value="1572.397095" calcext:value-type="float">
            <text:p>1572.397095</text:p>
          </table:table-cell>
          <table:table-cell office:value-type="float" office:value="1575.131836" calcext:value-type="float">
            <text:p>1575.131836</text:p>
          </table:table-cell>
          <table:table-cell office:value-type="float" office:value="1573.871338" calcext:value-type="float">
            <text:p>1573.871338</text:p>
          </table:table-cell>
          <table:table-cell table:number-columns-repeated="13"/>
        </table:table-row>
        <table:table-row table:style-name="ro1">
          <table:table-cell office:value-type="float" office:value="372.6" calcext:value-type="float">
            <text:p>372.6</text:p>
          </table:table-cell>
          <table:table-cell office:value-type="float" office:value="1577.612061" calcext:value-type="float">
            <text:p>1577.612061</text:p>
          </table:table-cell>
          <table:table-cell office:value-type="float" office:value="1577.231201" calcext:value-type="float">
            <text:p>1577.231201</text:p>
          </table:table-cell>
          <table:table-cell office:value-type="float" office:value="1579.028198" calcext:value-type="float">
            <text:p>1579.028198</text:p>
          </table:table-cell>
          <table:table-cell office:value-type="float" office:value="1573.495361" calcext:value-type="float">
            <text:p>1573.495361</text:p>
          </table:table-cell>
          <table:table-cell table:number-columns-repeated="13"/>
        </table:table-row>
        <table:table-row table:style-name="ro1">
          <table:table-cell office:value-type="float" office:value="372.8" calcext:value-type="float">
            <text:p>372.8</text:p>
          </table:table-cell>
          <table:table-cell office:value-type="float" office:value="1577.101807" calcext:value-type="float">
            <text:p>1577.101807</text:p>
          </table:table-cell>
          <table:table-cell office:value-type="float" office:value="1575.085815" calcext:value-type="float">
            <text:p>1575.085815</text:p>
          </table:table-cell>
          <table:table-cell office:value-type="float" office:value="1577.221069" calcext:value-type="float">
            <text:p>1577.221069</text:p>
          </table:table-cell>
          <table:table-cell office:value-type="float" office:value="1573.309326" calcext:value-type="float">
            <text:p>1573.309326</text:p>
          </table:table-cell>
          <table:table-cell table:number-columns-repeated="13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575.316528" calcext:value-type="float">
            <text:p>1575.316528</text:p>
          </table:table-cell>
          <table:table-cell office:value-type="float" office:value="1578.906006" calcext:value-type="float">
            <text:p>1578.906006</text:p>
          </table:table-cell>
          <table:table-cell office:value-type="float" office:value="1575.918091" calcext:value-type="float">
            <text:p>1575.918091</text:p>
          </table:table-cell>
          <table:table-cell office:value-type="float" office:value="1574.672241" calcext:value-type="float">
            <text:p>1574.672241</text:p>
          </table:table-cell>
          <table:table-cell table:number-columns-repeated="13"/>
        </table:table-row>
        <table:table-row table:style-name="ro1">
          <table:table-cell office:value-type="float" office:value="373.2" calcext:value-type="float">
            <text:p>373.2</text:p>
          </table:table-cell>
          <table:table-cell office:value-type="float" office:value="1578.30542" calcext:value-type="float">
            <text:p>1578.30542</text:p>
          </table:table-cell>
          <table:table-cell office:value-type="float" office:value="1575.731079" calcext:value-type="float">
            <text:p>1575.731079</text:p>
          </table:table-cell>
          <table:table-cell office:value-type="float" office:value="1577.849854" calcext:value-type="float">
            <text:p>1577.849854</text:p>
          </table:table-cell>
          <table:table-cell office:value-type="float" office:value="1576.437012" calcext:value-type="float">
            <text:p>1576.437012</text:p>
          </table:table-cell>
          <table:table-cell table:number-columns-repeated="13"/>
        </table:table-row>
        <table:table-row table:style-name="ro1">
          <table:table-cell office:value-type="float" office:value="373.4" calcext:value-type="float">
            <text:p>373.4</text:p>
          </table:table-cell>
          <table:table-cell office:value-type="float" office:value="1579.026489" calcext:value-type="float">
            <text:p>1579.026489</text:p>
          </table:table-cell>
          <table:table-cell office:value-type="float" office:value="1575.471924" calcext:value-type="float">
            <text:p>1575.471924</text:p>
          </table:table-cell>
          <table:table-cell office:value-type="float" office:value="1576.17334" calcext:value-type="float">
            <text:p>1576.17334</text:p>
          </table:table-cell>
          <table:table-cell office:value-type="float" office:value="1577.170166" calcext:value-type="float">
            <text:p>1577.170166</text:p>
          </table:table-cell>
          <table:table-cell table:number-columns-repeated="13"/>
        </table:table-row>
        <table:table-row table:style-name="ro1">
          <table:table-cell office:value-type="float" office:value="373.6" calcext:value-type="float">
            <text:p>373.6</text:p>
          </table:table-cell>
          <table:table-cell office:value-type="float" office:value="1579.068359" calcext:value-type="float">
            <text:p>1579.068359</text:p>
          </table:table-cell>
          <table:table-cell office:value-type="float" office:value="1574.497925" calcext:value-type="float">
            <text:p>1574.497925</text:p>
          </table:table-cell>
          <table:table-cell office:value-type="float" office:value="1578.616089" calcext:value-type="float">
            <text:p>1578.616089</text:p>
          </table:table-cell>
          <table:table-cell office:value-type="float" office:value="1573.665405" calcext:value-type="float">
            <text:p>1573.665405</text:p>
          </table:table-cell>
          <table:table-cell table:number-columns-repeated="13"/>
        </table:table-row>
        <table:table-row table:style-name="ro1">
          <table:table-cell office:value-type="float" office:value="373.8" calcext:value-type="float">
            <text:p>373.8</text:p>
          </table:table-cell>
          <table:table-cell office:value-type="float" office:value="1578.317383" calcext:value-type="float">
            <text:p>1578.317383</text:p>
          </table:table-cell>
          <table:table-cell office:value-type="float" office:value="1572.609131" calcext:value-type="float">
            <text:p>1572.609131</text:p>
          </table:table-cell>
          <table:table-cell office:value-type="float" office:value="1576.987183" calcext:value-type="float">
            <text:p>1576.987183</text:p>
          </table:table-cell>
          <table:table-cell office:value-type="float" office:value="1574.547241" calcext:value-type="float">
            <text:p>1574.547241</text:p>
          </table:table-cell>
          <table:table-cell table:number-columns-repeated="13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577.963867" calcext:value-type="float">
            <text:p>1577.963867</text:p>
          </table:table-cell>
          <table:table-cell office:value-type="float" office:value="1575.108887" calcext:value-type="float">
            <text:p>1575.108887</text:p>
          </table:table-cell>
          <table:table-cell office:value-type="float" office:value="1580.637939" calcext:value-type="float">
            <text:p>1580.637939</text:p>
          </table:table-cell>
          <table:table-cell office:value-type="float" office:value="1575.787964" calcext:value-type="float">
            <text:p>1575.787964</text:p>
          </table:table-cell>
          <table:table-cell table:number-columns-repeated="13"/>
        </table:table-row>
        <table:table-row table:style-name="ro1">
          <table:table-cell office:value-type="float" office:value="374.2" calcext:value-type="float">
            <text:p>374.2</text:p>
          </table:table-cell>
          <table:table-cell office:value-type="float" office:value="1576.611328" calcext:value-type="float">
            <text:p>1576.611328</text:p>
          </table:table-cell>
          <table:table-cell office:value-type="float" office:value="1575.239258" calcext:value-type="float">
            <text:p>1575.239258</text:p>
          </table:table-cell>
          <table:table-cell office:value-type="float" office:value="1576.535034" calcext:value-type="float">
            <text:p>1576.535034</text:p>
          </table:table-cell>
          <table:table-cell office:value-type="float" office:value="1575.684814" calcext:value-type="float">
            <text:p>1575.684814</text:p>
          </table:table-cell>
          <table:table-cell table:number-columns-repeated="13"/>
        </table:table-row>
        <table:table-row table:style-name="ro1">
          <table:table-cell office:value-type="float" office:value="374.4" calcext:value-type="float">
            <text:p>374.4</text:p>
          </table:table-cell>
          <table:table-cell office:value-type="float" office:value="1576.622437" calcext:value-type="float">
            <text:p>1576.622437</text:p>
          </table:table-cell>
          <table:table-cell office:value-type="float" office:value="1576.38855" calcext:value-type="float">
            <text:p>1576.38855</text:p>
          </table:table-cell>
          <table:table-cell office:value-type="float" office:value="1575.051636" calcext:value-type="float">
            <text:p>1575.051636</text:p>
          </table:table-cell>
          <table:table-cell office:value-type="float" office:value="1576.081299" calcext:value-type="float">
            <text:p>1576.081299</text:p>
          </table:table-cell>
          <table:table-cell table:number-columns-repeated="13"/>
        </table:table-row>
        <table:table-row table:style-name="ro1">
          <table:table-cell office:value-type="float" office:value="374.6" calcext:value-type="float">
            <text:p>374.6</text:p>
          </table:table-cell>
          <table:table-cell office:value-type="float" office:value="1577.984619" calcext:value-type="float">
            <text:p>1577.984619</text:p>
          </table:table-cell>
          <table:table-cell office:value-type="float" office:value="1572.191162" calcext:value-type="float">
            <text:p>1572.191162</text:p>
          </table:table-cell>
          <table:table-cell office:value-type="float" office:value="1577.235352" calcext:value-type="float">
            <text:p>1577.235352</text:p>
          </table:table-cell>
          <table:table-cell office:value-type="float" office:value="1576.021118" calcext:value-type="float">
            <text:p>1576.021118</text:p>
          </table:table-cell>
          <table:table-cell table:number-columns-repeated="13"/>
        </table:table-row>
        <table:table-row table:style-name="ro1">
          <table:table-cell office:value-type="float" office:value="374.8" calcext:value-type="float">
            <text:p>374.8</text:p>
          </table:table-cell>
          <table:table-cell office:value-type="float" office:value="1577.045654" calcext:value-type="float">
            <text:p>1577.045654</text:p>
          </table:table-cell>
          <table:table-cell office:value-type="float" office:value="1572.092896" calcext:value-type="float">
            <text:p>1572.092896</text:p>
          </table:table-cell>
          <table:table-cell office:value-type="float" office:value="1575.398193" calcext:value-type="float">
            <text:p>1575.398193</text:p>
          </table:table-cell>
          <table:table-cell office:value-type="float" office:value="1575.438721" calcext:value-type="float">
            <text:p>1575.438721</text:p>
          </table:table-cell>
          <table:table-cell table:number-columns-repeated="13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579.213135" calcext:value-type="float">
            <text:p>1579.213135</text:p>
          </table:table-cell>
          <table:table-cell office:value-type="float" office:value="1574.252197" calcext:value-type="float">
            <text:p>1574.252197</text:p>
          </table:table-cell>
          <table:table-cell office:value-type="float" office:value="1578.303467" calcext:value-type="float">
            <text:p>1578.303467</text:p>
          </table:table-cell>
          <table:table-cell office:value-type="float" office:value="1573.643311" calcext:value-type="float">
            <text:p>1573.643311</text:p>
          </table:table-cell>
          <table:table-cell table:number-columns-repeated="13"/>
        </table:table-row>
        <table:table-row table:style-name="ro1">
          <table:table-cell office:value-type="float" office:value="375.2" calcext:value-type="float">
            <text:p>375.2</text:p>
          </table:table-cell>
          <table:table-cell office:value-type="float" office:value="1577.121582" calcext:value-type="float">
            <text:p>1577.121582</text:p>
          </table:table-cell>
          <table:table-cell office:value-type="float" office:value="1576.775269" calcext:value-type="float">
            <text:p>1576.775269</text:p>
          </table:table-cell>
          <table:table-cell office:value-type="float" office:value="1577.591919" calcext:value-type="float">
            <text:p>1577.591919</text:p>
          </table:table-cell>
          <table:table-cell office:value-type="float" office:value="1576.31189" calcext:value-type="float">
            <text:p>1576.31189</text:p>
          </table:table-cell>
          <table:table-cell table:number-columns-repeated="13"/>
        </table:table-row>
        <table:table-row table:style-name="ro1">
          <table:table-cell office:value-type="float" office:value="375.4" calcext:value-type="float">
            <text:p>375.4</text:p>
          </table:table-cell>
          <table:table-cell office:value-type="float" office:value="1576.67981" calcext:value-type="float">
            <text:p>1576.67981</text:p>
          </table:table-cell>
          <table:table-cell office:value-type="float" office:value="1576.193848" calcext:value-type="float">
            <text:p>1576.193848</text:p>
          </table:table-cell>
          <table:table-cell office:value-type="float" office:value="1575.536377" calcext:value-type="float">
            <text:p>1575.536377</text:p>
          </table:table-cell>
          <table:table-cell office:value-type="float" office:value="1573.777344" calcext:value-type="float">
            <text:p>1573.777344</text:p>
          </table:table-cell>
          <table:table-cell table:number-columns-repeated="13"/>
        </table:table-row>
        <table:table-row table:style-name="ro1">
          <table:table-cell office:value-type="float" office:value="375.6" calcext:value-type="float">
            <text:p>375.6</text:p>
          </table:table-cell>
          <table:table-cell office:value-type="float" office:value="1577.087646" calcext:value-type="float">
            <text:p>1577.087646</text:p>
          </table:table-cell>
          <table:table-cell office:value-type="float" office:value="1573.548706" calcext:value-type="float">
            <text:p>1573.548706</text:p>
          </table:table-cell>
          <table:table-cell office:value-type="float" office:value="1577.810791" calcext:value-type="float">
            <text:p>1577.810791</text:p>
          </table:table-cell>
          <table:table-cell office:value-type="float" office:value="1572.675415" calcext:value-type="float">
            <text:p>1572.675415</text:p>
          </table:table-cell>
          <table:table-cell table:number-columns-repeated="13"/>
        </table:table-row>
        <table:table-row table:style-name="ro1">
          <table:table-cell office:value-type="float" office:value="375.8" calcext:value-type="float">
            <text:p>375.8</text:p>
          </table:table-cell>
          <table:table-cell office:value-type="float" office:value="1576.78125" calcext:value-type="float">
            <text:p>1576.78125</text:p>
          </table:table-cell>
          <table:table-cell office:value-type="float" office:value="1575.813477" calcext:value-type="float">
            <text:p>1575.813477</text:p>
          </table:table-cell>
          <table:table-cell office:value-type="float" office:value="1577.790283" calcext:value-type="float">
            <text:p>1577.790283</text:p>
          </table:table-cell>
          <table:table-cell office:value-type="float" office:value="1575.251831" calcext:value-type="float">
            <text:p>1575.251831</text:p>
          </table:table-cell>
          <table:table-cell table:number-columns-repeated="13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576.061646" calcext:value-type="float">
            <text:p>1576.061646</text:p>
          </table:table-cell>
          <table:table-cell office:value-type="float" office:value="1574.328857" calcext:value-type="float">
            <text:p>1574.328857</text:p>
          </table:table-cell>
          <table:table-cell office:value-type="float" office:value="1577.904297" calcext:value-type="float">
            <text:p>1577.904297</text:p>
          </table:table-cell>
          <table:table-cell office:value-type="float" office:value="1572.734131" calcext:value-type="float">
            <text:p>1572.734131</text:p>
          </table:table-cell>
          <table:table-cell table:number-columns-repeated="13"/>
        </table:table-row>
        <table:table-row table:style-name="ro1">
          <table:table-cell office:value-type="float" office:value="376.2" calcext:value-type="float">
            <text:p>376.2</text:p>
          </table:table-cell>
          <table:table-cell office:value-type="float" office:value="1575.088623" calcext:value-type="float">
            <text:p>1575.088623</text:p>
          </table:table-cell>
          <table:table-cell office:value-type="float" office:value="1577.77124" calcext:value-type="float">
            <text:p>1577.77124</text:p>
          </table:table-cell>
          <table:table-cell office:value-type="float" office:value="1575.813477" calcext:value-type="float">
            <text:p>1575.813477</text:p>
          </table:table-cell>
          <table:table-cell office:value-type="float" office:value="1579.142456" calcext:value-type="float">
            <text:p>1579.142456</text:p>
          </table:table-cell>
          <table:table-cell table:number-columns-repeated="13"/>
        </table:table-row>
        <table:table-row table:style-name="ro1">
          <table:table-cell office:value-type="float" office:value="376.4" calcext:value-type="float">
            <text:p>376.4</text:p>
          </table:table-cell>
          <table:table-cell office:value-type="float" office:value="1575.790527" calcext:value-type="float">
            <text:p>1575.790527</text:p>
          </table:table-cell>
          <table:table-cell office:value-type="float" office:value="1578.807617" calcext:value-type="float">
            <text:p>1578.807617</text:p>
          </table:table-cell>
          <table:table-cell office:value-type="float" office:value="1576.377197" calcext:value-type="float">
            <text:p>1576.377197</text:p>
          </table:table-cell>
          <table:table-cell office:value-type="float" office:value="1574.430664" calcext:value-type="float">
            <text:p>1574.430664</text:p>
          </table:table-cell>
          <table:table-cell table:number-columns-repeated="13"/>
        </table:table-row>
        <table:table-row table:style-name="ro1">
          <table:table-cell office:value-type="float" office:value="376.6" calcext:value-type="float">
            <text:p>376.6</text:p>
          </table:table-cell>
          <table:table-cell office:value-type="float" office:value="1576.242676" calcext:value-type="float">
            <text:p>1576.242676</text:p>
          </table:table-cell>
          <table:table-cell office:value-type="float" office:value="1577.195679" calcext:value-type="float">
            <text:p>1577.195679</text:p>
          </table:table-cell>
          <table:table-cell office:value-type="float" office:value="1576.209717" calcext:value-type="float">
            <text:p>1576.209717</text:p>
          </table:table-cell>
          <table:table-cell office:value-type="float" office:value="1576.282471" calcext:value-type="float">
            <text:p>1576.282471</text:p>
          </table:table-cell>
          <table:table-cell table:number-columns-repeated="13"/>
        </table:table-row>
        <table:table-row table:style-name="ro1">
          <table:table-cell office:value-type="float" office:value="376.8" calcext:value-type="float">
            <text:p>376.8</text:p>
          </table:table-cell>
          <table:table-cell office:value-type="float" office:value="1577.685303" calcext:value-type="float">
            <text:p>1577.685303</text:p>
          </table:table-cell>
          <table:table-cell office:value-type="float" office:value="1575.287231" calcext:value-type="float">
            <text:p>1575.287231</text:p>
          </table:table-cell>
          <table:table-cell office:value-type="float" office:value="1577.360229" calcext:value-type="float">
            <text:p>1577.360229</text:p>
          </table:table-cell>
          <table:table-cell office:value-type="float" office:value="1577.222656" calcext:value-type="float">
            <text:p>1577.222656</text:p>
          </table:table-cell>
          <table:table-cell table:number-columns-repeated="13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577.994629" calcext:value-type="float">
            <text:p>1577.994629</text:p>
          </table:table-cell>
          <table:table-cell office:value-type="float" office:value="1576.560425" calcext:value-type="float">
            <text:p>1576.560425</text:p>
          </table:table-cell>
          <table:table-cell office:value-type="float" office:value="1576.905884" calcext:value-type="float">
            <text:p>1576.905884</text:p>
          </table:table-cell>
          <table:table-cell office:value-type="float" office:value="1576.008057" calcext:value-type="float">
            <text:p>1576.008057</text:p>
          </table:table-cell>
          <table:table-cell table:number-columns-repeated="13"/>
        </table:table-row>
        <table:table-row table:style-name="ro1">
          <table:table-cell office:value-type="float" office:value="377.2" calcext:value-type="float">
            <text:p>377.2</text:p>
          </table:table-cell>
          <table:table-cell office:value-type="float" office:value="1573.723022" calcext:value-type="float">
            <text:p>1573.723022</text:p>
          </table:table-cell>
          <table:table-cell office:value-type="float" office:value="1579.634277" calcext:value-type="float">
            <text:p>1579.634277</text:p>
          </table:table-cell>
          <table:table-cell office:value-type="float" office:value="1575.848511" calcext:value-type="float">
            <text:p>1575.848511</text:p>
          </table:table-cell>
          <table:table-cell office:value-type="float" office:value="1575.879395" calcext:value-type="float">
            <text:p>1575.879395</text:p>
          </table:table-cell>
          <table:table-cell table:number-columns-repeated="13"/>
        </table:table-row>
        <table:table-row table:style-name="ro1">
          <table:table-cell office:value-type="float" office:value="377.4" calcext:value-type="float">
            <text:p>377.4</text:p>
          </table:table-cell>
          <table:table-cell office:value-type="float" office:value="1574.64917" calcext:value-type="float">
            <text:p>1574.64917</text:p>
          </table:table-cell>
          <table:table-cell office:value-type="float" office:value="1578.121582" calcext:value-type="float">
            <text:p>1578.121582</text:p>
          </table:table-cell>
          <table:table-cell office:value-type="float" office:value="1577.052734" calcext:value-type="float">
            <text:p>1577.052734</text:p>
          </table:table-cell>
          <table:table-cell office:value-type="float" office:value="1576.392212" calcext:value-type="float">
            <text:p>1576.392212</text:p>
          </table:table-cell>
          <table:table-cell table:number-columns-repeated="13"/>
        </table:table-row>
        <table:table-row table:style-name="ro1">
          <table:table-cell office:value-type="float" office:value="377.6" calcext:value-type="float">
            <text:p>377.6</text:p>
          </table:table-cell>
          <table:table-cell office:value-type="float" office:value="1575.356934" calcext:value-type="float">
            <text:p>1575.356934</text:p>
          </table:table-cell>
          <table:table-cell office:value-type="float" office:value="1574.643188" calcext:value-type="float">
            <text:p>1574.643188</text:p>
          </table:table-cell>
          <table:table-cell office:value-type="float" office:value="1573.259766" calcext:value-type="float">
            <text:p>1573.259766</text:p>
          </table:table-cell>
          <table:table-cell office:value-type="float" office:value="1577.949219" calcext:value-type="float">
            <text:p>1577.949219</text:p>
          </table:table-cell>
          <table:table-cell table:number-columns-repeated="13"/>
        </table:table-row>
        <table:table-row table:style-name="ro1">
          <table:table-cell office:value-type="float" office:value="377.8" calcext:value-type="float">
            <text:p>377.8</text:p>
          </table:table-cell>
          <table:table-cell office:value-type="float" office:value="1577.111694" calcext:value-type="float">
            <text:p>1577.111694</text:p>
          </table:table-cell>
          <table:table-cell office:value-type="float" office:value="1576.251709" calcext:value-type="float">
            <text:p>1576.251709</text:p>
          </table:table-cell>
          <table:table-cell office:value-type="float" office:value="1578.116211" calcext:value-type="float">
            <text:p>1578.116211</text:p>
          </table:table-cell>
          <table:table-cell office:value-type="float" office:value="1574.813843" calcext:value-type="float">
            <text:p>1574.813843</text:p>
          </table:table-cell>
          <table:table-cell table:number-columns-repeated="13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575.381592" calcext:value-type="float">
            <text:p>1575.381592</text:p>
          </table:table-cell>
          <table:table-cell office:value-type="float" office:value="1576.576782" calcext:value-type="float">
            <text:p>1576.576782</text:p>
          </table:table-cell>
          <table:table-cell office:value-type="float" office:value="1580.844727" calcext:value-type="float">
            <text:p>1580.844727</text:p>
          </table:table-cell>
          <table:table-cell office:value-type="float" office:value="1574.494385" calcext:value-type="float">
            <text:p>1574.494385</text:p>
          </table:table-cell>
          <table:table-cell table:number-columns-repeated="13"/>
        </table:table-row>
        <table:table-row table:style-name="ro1">
          <table:table-cell office:value-type="float" office:value="378.2" calcext:value-type="float">
            <text:p>378.2</text:p>
          </table:table-cell>
          <table:table-cell office:value-type="float" office:value="1573.734375" calcext:value-type="float">
            <text:p>1573.734375</text:p>
          </table:table-cell>
          <table:table-cell office:value-type="float" office:value="1579.293457" calcext:value-type="float">
            <text:p>1579.293457</text:p>
          </table:table-cell>
          <table:table-cell office:value-type="float" office:value="1574.497559" calcext:value-type="float">
            <text:p>1574.497559</text:p>
          </table:table-cell>
          <table:table-cell office:value-type="float" office:value="1579.411865" calcext:value-type="float">
            <text:p>1579.411865</text:p>
          </table:table-cell>
          <table:table-cell table:number-columns-repeated="13"/>
        </table:table-row>
        <table:table-row table:style-name="ro1">
          <table:table-cell office:value-type="float" office:value="378.4" calcext:value-type="float">
            <text:p>378.4</text:p>
          </table:table-cell>
          <table:table-cell office:value-type="float" office:value="1577.768188" calcext:value-type="float">
            <text:p>1577.768188</text:p>
          </table:table-cell>
          <table:table-cell office:value-type="float" office:value="1577.753662" calcext:value-type="float">
            <text:p>1577.753662</text:p>
          </table:table-cell>
          <table:table-cell office:value-type="float" office:value="1575.141113" calcext:value-type="float">
            <text:p>1575.141113</text:p>
          </table:table-cell>
          <table:table-cell office:value-type="float" office:value="1579.295776" calcext:value-type="float">
            <text:p>1579.295776</text:p>
          </table:table-cell>
          <table:table-cell table:number-columns-repeated="13"/>
        </table:table-row>
        <table:table-row table:style-name="ro1">
          <table:table-cell office:value-type="float" office:value="378.6" calcext:value-type="float">
            <text:p>378.6</text:p>
          </table:table-cell>
          <table:table-cell office:value-type="float" office:value="1579.443237" calcext:value-type="float">
            <text:p>1579.443237</text:p>
          </table:table-cell>
          <table:table-cell office:value-type="float" office:value="1576.123779" calcext:value-type="float">
            <text:p>1576.123779</text:p>
          </table:table-cell>
          <table:table-cell office:value-type="float" office:value="1576.535278" calcext:value-type="float">
            <text:p>1576.535278</text:p>
          </table:table-cell>
          <table:table-cell office:value-type="float" office:value="1575.93689" calcext:value-type="float">
            <text:p>1575.93689</text:p>
          </table:table-cell>
          <table:table-cell table:number-columns-repeated="13"/>
        </table:table-row>
        <table:table-row table:style-name="ro1">
          <table:table-cell office:value-type="float" office:value="378.8" calcext:value-type="float">
            <text:p>378.8</text:p>
          </table:table-cell>
          <table:table-cell office:value-type="float" office:value="1578.285645" calcext:value-type="float">
            <text:p>1578.285645</text:p>
          </table:table-cell>
          <table:table-cell office:value-type="float" office:value="1579.815063" calcext:value-type="float">
            <text:p>1579.815063</text:p>
          </table:table-cell>
          <table:table-cell office:value-type="float" office:value="1576.973267" calcext:value-type="float">
            <text:p>1576.973267</text:p>
          </table:table-cell>
          <table:table-cell office:value-type="float" office:value="1577.582275" calcext:value-type="float">
            <text:p>1577.582275</text:p>
          </table:table-cell>
          <table:table-cell table:number-columns-repeated="13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574.78064" calcext:value-type="float">
            <text:p>1574.78064</text:p>
          </table:table-cell>
          <table:table-cell office:value-type="float" office:value="1578.147949" calcext:value-type="float">
            <text:p>1578.147949</text:p>
          </table:table-cell>
          <table:table-cell office:value-type="float" office:value="1578.513916" calcext:value-type="float">
            <text:p>1578.513916</text:p>
          </table:table-cell>
          <table:table-cell office:value-type="float" office:value="1577.50354" calcext:value-type="float">
            <text:p>1577.50354</text:p>
          </table:table-cell>
          <table:table-cell table:number-columns-repeated="13"/>
        </table:table-row>
        <table:table-row table:style-name="ro1">
          <table:table-cell office:value-type="float" office:value="379.2" calcext:value-type="float">
            <text:p>379.2</text:p>
          </table:table-cell>
          <table:table-cell office:value-type="float" office:value="1578.11499" calcext:value-type="float">
            <text:p>1578.11499</text:p>
          </table:table-cell>
          <table:table-cell office:value-type="float" office:value="1576.067139" calcext:value-type="float">
            <text:p>1576.067139</text:p>
          </table:table-cell>
          <table:table-cell office:value-type="float" office:value="1577.520142" calcext:value-type="float">
            <text:p>1577.520142</text:p>
          </table:table-cell>
          <table:table-cell office:value-type="float" office:value="1575.411621" calcext:value-type="float">
            <text:p>1575.411621</text:p>
          </table:table-cell>
          <table:table-cell table:number-columns-repeated="13"/>
        </table:table-row>
        <table:table-row table:style-name="ro1">
          <table:table-cell office:value-type="float" office:value="379.4" calcext:value-type="float">
            <text:p>379.4</text:p>
          </table:table-cell>
          <table:table-cell office:value-type="float" office:value="1576.361694" calcext:value-type="float">
            <text:p>1576.361694</text:p>
          </table:table-cell>
          <table:table-cell office:value-type="float" office:value="1577.733154" calcext:value-type="float">
            <text:p>1577.733154</text:p>
          </table:table-cell>
          <table:table-cell office:value-type="float" office:value="1578.414307" calcext:value-type="float">
            <text:p>1578.414307</text:p>
          </table:table-cell>
          <table:table-cell office:value-type="float" office:value="1577.815063" calcext:value-type="float">
            <text:p>1577.815063</text:p>
          </table:table-cell>
          <table:table-cell table:number-columns-repeated="13"/>
        </table:table-row>
        <table:table-row table:style-name="ro1">
          <table:table-cell office:value-type="float" office:value="379.6" calcext:value-type="float">
            <text:p>379.6</text:p>
          </table:table-cell>
          <table:table-cell office:value-type="float" office:value="1575.63855" calcext:value-type="float">
            <text:p>1575.63855</text:p>
          </table:table-cell>
          <table:table-cell office:value-type="float" office:value="1578.278442" calcext:value-type="float">
            <text:p>1578.278442</text:p>
          </table:table-cell>
          <table:table-cell office:value-type="float" office:value="1575.41272" calcext:value-type="float">
            <text:p>1575.41272</text:p>
          </table:table-cell>
          <table:table-cell office:value-type="float" office:value="1576.658081" calcext:value-type="float">
            <text:p>1576.658081</text:p>
          </table:table-cell>
          <table:table-cell table:number-columns-repeated="13"/>
        </table:table-row>
        <table:table-row table:style-name="ro1">
          <table:table-cell office:value-type="float" office:value="379.8" calcext:value-type="float">
            <text:p>379.8</text:p>
          </table:table-cell>
          <table:table-cell office:value-type="float" office:value="1579.668457" calcext:value-type="float">
            <text:p>1579.668457</text:p>
          </table:table-cell>
          <table:table-cell office:value-type="float" office:value="1584.093994" calcext:value-type="float">
            <text:p>1584.093994</text:p>
          </table:table-cell>
          <table:table-cell office:value-type="float" office:value="1582.4021" calcext:value-type="float">
            <text:p>1582.4021</text:p>
          </table:table-cell>
          <table:table-cell office:value-type="float" office:value="1583.551147" calcext:value-type="float">
            <text:p>1583.551147</text:p>
          </table:table-cell>
          <table:table-cell table:number-columns-repeated="13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579.072388" calcext:value-type="float">
            <text:p>1579.072388</text:p>
          </table:table-cell>
          <table:table-cell office:value-type="float" office:value="1576.307739" calcext:value-type="float">
            <text:p>1576.307739</text:p>
          </table:table-cell>
          <table:table-cell office:value-type="float" office:value="1575.942993" calcext:value-type="float">
            <text:p>1575.942993</text:p>
          </table:table-cell>
          <table:table-cell office:value-type="float" office:value="1579.425903" calcext:value-type="float">
            <text:p>1579.425903</text:p>
          </table:table-cell>
          <table:table-cell table:number-columns-repeated="13"/>
        </table:table-row>
        <table:table-row table:style-name="ro1">
          <table:table-cell office:value-type="float" office:value="380.2" calcext:value-type="float">
            <text:p>380.2</text:p>
          </table:table-cell>
          <table:table-cell office:value-type="float" office:value="1579.24939" calcext:value-type="float">
            <text:p>1579.24939</text:p>
          </table:table-cell>
          <table:table-cell office:value-type="float" office:value="1578.742798" calcext:value-type="float">
            <text:p>1578.742798</text:p>
          </table:table-cell>
          <table:table-cell office:value-type="float" office:value="1579.605225" calcext:value-type="float">
            <text:p>1579.605225</text:p>
          </table:table-cell>
          <table:table-cell office:value-type="float" office:value="1579.666382" calcext:value-type="float">
            <text:p>1579.666382</text:p>
          </table:table-cell>
          <table:table-cell table:number-columns-repeated="13"/>
        </table:table-row>
        <table:table-row table:style-name="ro1">
          <table:table-cell office:value-type="float" office:value="380.4" calcext:value-type="float">
            <text:p>380.4</text:p>
          </table:table-cell>
          <table:table-cell office:value-type="float" office:value="1579.228394" calcext:value-type="float">
            <text:p>1579.228394</text:p>
          </table:table-cell>
          <table:table-cell office:value-type="float" office:value="1580.334473" calcext:value-type="float">
            <text:p>1580.334473</text:p>
          </table:table-cell>
          <table:table-cell office:value-type="float" office:value="1577.109863" calcext:value-type="float">
            <text:p>1577.109863</text:p>
          </table:table-cell>
          <table:table-cell office:value-type="float" office:value="1580.73999" calcext:value-type="float">
            <text:p>1580.73999</text:p>
          </table:table-cell>
          <table:table-cell table:number-columns-repeated="13"/>
        </table:table-row>
        <table:table-row table:style-name="ro1">
          <table:table-cell office:value-type="float" office:value="380.6" calcext:value-type="float">
            <text:p>380.6</text:p>
          </table:table-cell>
          <table:table-cell office:value-type="float" office:value="1576.313232" calcext:value-type="float">
            <text:p>1576.313232</text:p>
          </table:table-cell>
          <table:table-cell office:value-type="float" office:value="1579.210938" calcext:value-type="float">
            <text:p>1579.210938</text:p>
          </table:table-cell>
          <table:table-cell office:value-type="float" office:value="1577.895996" calcext:value-type="float">
            <text:p>1577.895996</text:p>
          </table:table-cell>
          <table:table-cell office:value-type="float" office:value="1581.558716" calcext:value-type="float">
            <text:p>1581.558716</text:p>
          </table:table-cell>
          <table:table-cell table:number-columns-repeated="13"/>
        </table:table-row>
        <table:table-row table:style-name="ro1">
          <table:table-cell office:value-type="float" office:value="380.8" calcext:value-type="float">
            <text:p>380.8</text:p>
          </table:table-cell>
          <table:table-cell office:value-type="float" office:value="1576.939331" calcext:value-type="float">
            <text:p>1576.939331</text:p>
          </table:table-cell>
          <table:table-cell office:value-type="float" office:value="1577.634155" calcext:value-type="float">
            <text:p>1577.634155</text:p>
          </table:table-cell>
          <table:table-cell office:value-type="float" office:value="1576.808228" calcext:value-type="float">
            <text:p>1576.808228</text:p>
          </table:table-cell>
          <table:table-cell office:value-type="float" office:value="1574.493652" calcext:value-type="float">
            <text:p>1574.493652</text:p>
          </table:table-cell>
          <table:table-cell table:number-columns-repeated="13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575.222046" calcext:value-type="float">
            <text:p>1575.222046</text:p>
          </table:table-cell>
          <table:table-cell office:value-type="float" office:value="1578.832886" calcext:value-type="float">
            <text:p>1578.832886</text:p>
          </table:table-cell>
          <table:table-cell office:value-type="float" office:value="1577.881958" calcext:value-type="float">
            <text:p>1577.881958</text:p>
          </table:table-cell>
          <table:table-cell office:value-type="float" office:value="1576.000977" calcext:value-type="float">
            <text:p>1576.000977</text:p>
          </table:table-cell>
          <table:table-cell table:number-columns-repeated="13"/>
        </table:table-row>
        <table:table-row table:style-name="ro1">
          <table:table-cell office:value-type="float" office:value="381.2" calcext:value-type="float">
            <text:p>381.2</text:p>
          </table:table-cell>
          <table:table-cell office:value-type="float" office:value="1573.801636" calcext:value-type="float">
            <text:p>1573.801636</text:p>
          </table:table-cell>
          <table:table-cell office:value-type="float" office:value="1574.919922" calcext:value-type="float">
            <text:p>1574.919922</text:p>
          </table:table-cell>
          <table:table-cell office:value-type="float" office:value="1575.47998" calcext:value-type="float">
            <text:p>1575.47998</text:p>
          </table:table-cell>
          <table:table-cell office:value-type="float" office:value="1572.682983" calcext:value-type="float">
            <text:p>1572.682983</text:p>
          </table:table-cell>
          <table:table-cell table:number-columns-repeated="13"/>
        </table:table-row>
        <table:table-row table:style-name="ro1">
          <table:table-cell office:value-type="float" office:value="381.4" calcext:value-type="float">
            <text:p>381.4</text:p>
          </table:table-cell>
          <table:table-cell office:value-type="float" office:value="1575.359497" calcext:value-type="float">
            <text:p>1575.359497</text:p>
          </table:table-cell>
          <table:table-cell office:value-type="float" office:value="1575.895996" calcext:value-type="float">
            <text:p>1575.895996</text:p>
          </table:table-cell>
          <table:table-cell office:value-type="float" office:value="1572.009399" calcext:value-type="float">
            <text:p>1572.009399</text:p>
          </table:table-cell>
          <table:table-cell office:value-type="float" office:value="1575.096191" calcext:value-type="float">
            <text:p>1575.096191</text:p>
          </table:table-cell>
          <table:table-cell table:number-columns-repeated="13"/>
        </table:table-row>
        <table:table-row table:style-name="ro1">
          <table:table-cell office:value-type="float" office:value="381.6" calcext:value-type="float">
            <text:p>381.6</text:p>
          </table:table-cell>
          <table:table-cell office:value-type="float" office:value="1575.946533" calcext:value-type="float">
            <text:p>1575.946533</text:p>
          </table:table-cell>
          <table:table-cell office:value-type="float" office:value="1573.972534" calcext:value-type="float">
            <text:p>1573.972534</text:p>
          </table:table-cell>
          <table:table-cell office:value-type="float" office:value="1576.540771" calcext:value-type="float">
            <text:p>1576.540771</text:p>
          </table:table-cell>
          <table:table-cell office:value-type="float" office:value="1574.808472" calcext:value-type="float">
            <text:p>1574.808472</text:p>
          </table:table-cell>
          <table:table-cell table:number-columns-repeated="13"/>
        </table:table-row>
        <table:table-row table:style-name="ro1">
          <table:table-cell office:value-type="float" office:value="381.8" calcext:value-type="float">
            <text:p>381.8</text:p>
          </table:table-cell>
          <table:table-cell office:value-type="float" office:value="1611.02417" calcext:value-type="float">
            <text:p>1611.02417</text:p>
          </table:table-cell>
          <table:table-cell office:value-type="float" office:value="1618.254028" calcext:value-type="float">
            <text:p>1618.254028</text:p>
          </table:table-cell>
          <table:table-cell office:value-type="float" office:value="1610.963257" calcext:value-type="float">
            <text:p>1610.963257</text:p>
          </table:table-cell>
          <table:table-cell office:value-type="float" office:value="1614.634521" calcext:value-type="float">
            <text:p>1614.634521</text:p>
          </table:table-cell>
          <table:table-cell table:number-columns-repeated="13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579.807251" calcext:value-type="float">
            <text:p>1579.807251</text:p>
          </table:table-cell>
          <table:table-cell office:value-type="float" office:value="1580.099121" calcext:value-type="float">
            <text:p>1580.099121</text:p>
          </table:table-cell>
          <table:table-cell office:value-type="float" office:value="1576.734985" calcext:value-type="float">
            <text:p>1576.734985</text:p>
          </table:table-cell>
          <table:table-cell office:value-type="float" office:value="1579.297852" calcext:value-type="float">
            <text:p>1579.297852</text:p>
          </table:table-cell>
          <table:table-cell table:number-columns-repeated="13"/>
        </table:table-row>
        <table:table-row table:style-name="ro1">
          <table:table-cell office:value-type="float" office:value="382.2" calcext:value-type="float">
            <text:p>382.2</text:p>
          </table:table-cell>
          <table:table-cell office:value-type="float" office:value="1572.956909" calcext:value-type="float">
            <text:p>1572.956909</text:p>
          </table:table-cell>
          <table:table-cell office:value-type="float" office:value="1573.931763" calcext:value-type="float">
            <text:p>1573.931763</text:p>
          </table:table-cell>
          <table:table-cell office:value-type="float" office:value="1573.082031" calcext:value-type="float">
            <text:p>1573.082031</text:p>
          </table:table-cell>
          <table:table-cell office:value-type="float" office:value="1573.067261" calcext:value-type="float">
            <text:p>1573.067261</text:p>
          </table:table-cell>
          <table:table-cell table:number-columns-repeated="13"/>
        </table:table-row>
        <table:table-row table:style-name="ro1">
          <table:table-cell office:value-type="float" office:value="382.4" calcext:value-type="float">
            <text:p>382.4</text:p>
          </table:table-cell>
          <table:table-cell office:value-type="float" office:value="1573.914062" calcext:value-type="float">
            <text:p>1573.914062</text:p>
          </table:table-cell>
          <table:table-cell office:value-type="float" office:value="1569.066406" calcext:value-type="float">
            <text:p>1569.066406</text:p>
          </table:table-cell>
          <table:table-cell office:value-type="float" office:value="1573.721436" calcext:value-type="float">
            <text:p>1573.721436</text:p>
          </table:table-cell>
          <table:table-cell office:value-type="float" office:value="1568.065552" calcext:value-type="float">
            <text:p>1568.065552</text:p>
          </table:table-cell>
          <table:table-cell table:number-columns-repeated="13"/>
        </table:table-row>
        <table:table-row table:style-name="ro1">
          <table:table-cell office:value-type="float" office:value="382.6" calcext:value-type="float">
            <text:p>382.6</text:p>
          </table:table-cell>
          <table:table-cell office:value-type="float" office:value="1570.119995" calcext:value-type="float">
            <text:p>1570.119995</text:p>
          </table:table-cell>
          <table:table-cell office:value-type="float" office:value="1572.90979" calcext:value-type="float">
            <text:p>1572.90979</text:p>
          </table:table-cell>
          <table:table-cell office:value-type="float" office:value="1569.404907" calcext:value-type="float">
            <text:p>1569.404907</text:p>
          </table:table-cell>
          <table:table-cell office:value-type="float" office:value="1573.026489" calcext:value-type="float">
            <text:p>1573.026489</text:p>
          </table:table-cell>
          <table:table-cell table:number-columns-repeated="13"/>
        </table:table-row>
        <table:table-row table:style-name="ro1">
          <table:table-cell office:value-type="float" office:value="382.8" calcext:value-type="float">
            <text:p>382.8</text:p>
          </table:table-cell>
          <table:table-cell office:value-type="float" office:value="1570.5896" calcext:value-type="float">
            <text:p>1570.5896</text:p>
          </table:table-cell>
          <table:table-cell office:value-type="float" office:value="1567.451416" calcext:value-type="float">
            <text:p>1567.451416</text:p>
          </table:table-cell>
          <table:table-cell office:value-type="float" office:value="1566.688232" calcext:value-type="float">
            <text:p>1566.688232</text:p>
          </table:table-cell>
          <table:table-cell office:value-type="float" office:value="1569.197021" calcext:value-type="float">
            <text:p>1569.197021</text:p>
          </table:table-cell>
          <table:table-cell table:number-columns-repeated="13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569.130127" calcext:value-type="float">
            <text:p>1569.130127</text:p>
          </table:table-cell>
          <table:table-cell office:value-type="float" office:value="1571.590088" calcext:value-type="float">
            <text:p>1571.590088</text:p>
          </table:table-cell>
          <table:table-cell office:value-type="float" office:value="1569.581543" calcext:value-type="float">
            <text:p>1569.581543</text:p>
          </table:table-cell>
          <table:table-cell office:value-type="float" office:value="1570.375" calcext:value-type="float">
            <text:p>1570.375</text:p>
          </table:table-cell>
          <table:table-cell table:number-columns-repeated="13"/>
        </table:table-row>
        <table:table-row table:style-name="ro1">
          <table:table-cell office:value-type="float" office:value="383.2" calcext:value-type="float">
            <text:p>383.2</text:p>
          </table:table-cell>
          <table:table-cell office:value-type="float" office:value="1571.211914" calcext:value-type="float">
            <text:p>1571.211914</text:p>
          </table:table-cell>
          <table:table-cell office:value-type="float" office:value="1571.823364" calcext:value-type="float">
            <text:p>1571.823364</text:p>
          </table:table-cell>
          <table:table-cell office:value-type="float" office:value="1574.414551" calcext:value-type="float">
            <text:p>1574.414551</text:p>
          </table:table-cell>
          <table:table-cell office:value-type="float" office:value="1568.741699" calcext:value-type="float">
            <text:p>1568.741699</text:p>
          </table:table-cell>
          <table:table-cell table:number-columns-repeated="13"/>
        </table:table-row>
        <table:table-row table:style-name="ro1">
          <table:table-cell office:value-type="float" office:value="383.4" calcext:value-type="float">
            <text:p>383.4</text:p>
          </table:table-cell>
          <table:table-cell office:value-type="float" office:value="1570.593628" calcext:value-type="float">
            <text:p>1570.593628</text:p>
          </table:table-cell>
          <table:table-cell office:value-type="float" office:value="1572.119751" calcext:value-type="float">
            <text:p>1572.119751</text:p>
          </table:table-cell>
          <table:table-cell office:value-type="float" office:value="1572.616211" calcext:value-type="float">
            <text:p>1572.616211</text:p>
          </table:table-cell>
          <table:table-cell office:value-type="float" office:value="1570.012939" calcext:value-type="float">
            <text:p>1570.012939</text:p>
          </table:table-cell>
          <table:table-cell table:number-columns-repeated="13"/>
        </table:table-row>
        <table:table-row table:style-name="ro1">
          <table:table-cell office:value-type="float" office:value="383.6" calcext:value-type="float">
            <text:p>383.6</text:p>
          </table:table-cell>
          <table:table-cell office:value-type="float" office:value="1569.060791" calcext:value-type="float">
            <text:p>1569.060791</text:p>
          </table:table-cell>
          <table:table-cell office:value-type="float" office:value="1569.341309" calcext:value-type="float">
            <text:p>1569.341309</text:p>
          </table:table-cell>
          <table:table-cell office:value-type="float" office:value="1571.306519" calcext:value-type="float">
            <text:p>1571.306519</text:p>
          </table:table-cell>
          <table:table-cell office:value-type="float" office:value="1568.78125" calcext:value-type="float">
            <text:p>1568.78125</text:p>
          </table:table-cell>
          <table:table-cell table:number-columns-repeated="13"/>
        </table:table-row>
        <table:table-row table:style-name="ro1">
          <table:table-cell office:value-type="float" office:value="383.8" calcext:value-type="float">
            <text:p>383.8</text:p>
          </table:table-cell>
          <table:table-cell office:value-type="float" office:value="1571.959229" calcext:value-type="float">
            <text:p>1571.959229</text:p>
          </table:table-cell>
          <table:table-cell office:value-type="float" office:value="1572.237061" calcext:value-type="float">
            <text:p>1572.237061</text:p>
          </table:table-cell>
          <table:table-cell office:value-type="float" office:value="1570.84021" calcext:value-type="float">
            <text:p>1570.84021</text:p>
          </table:table-cell>
          <table:table-cell office:value-type="float" office:value="1572.479858" calcext:value-type="float">
            <text:p>1572.479858</text:p>
          </table:table-cell>
          <table:table-cell table:number-columns-repeated="13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572.246216" calcext:value-type="float">
            <text:p>1572.246216</text:p>
          </table:table-cell>
          <table:table-cell office:value-type="float" office:value="1569.069214" calcext:value-type="float">
            <text:p>1569.069214</text:p>
          </table:table-cell>
          <table:table-cell office:value-type="float" office:value="1570.69397" calcext:value-type="float">
            <text:p>1570.69397</text:p>
          </table:table-cell>
          <table:table-cell office:value-type="float" office:value="1569.362061" calcext:value-type="float">
            <text:p>1569.362061</text:p>
          </table:table-cell>
          <table:table-cell table:number-columns-repeated="13"/>
        </table:table-row>
        <table:table-row table:style-name="ro1">
          <table:table-cell office:value-type="float" office:value="384.2" calcext:value-type="float">
            <text:p>384.2</text:p>
          </table:table-cell>
          <table:table-cell office:value-type="float" office:value="1574.408203" calcext:value-type="float">
            <text:p>1574.408203</text:p>
          </table:table-cell>
          <table:table-cell office:value-type="float" office:value="1569.624268" calcext:value-type="float">
            <text:p>1569.624268</text:p>
          </table:table-cell>
          <table:table-cell office:value-type="float" office:value="1574.510986" calcext:value-type="float">
            <text:p>1574.510986</text:p>
          </table:table-cell>
          <table:table-cell office:value-type="float" office:value="1567.137695" calcext:value-type="float">
            <text:p>1567.137695</text:p>
          </table:table-cell>
          <table:table-cell table:number-columns-repeated="13"/>
        </table:table-row>
        <table:table-row table:style-name="ro1">
          <table:table-cell office:value-type="float" office:value="384.4" calcext:value-type="float">
            <text:p>384.4</text:p>
          </table:table-cell>
          <table:table-cell office:value-type="float" office:value="1567.765259" calcext:value-type="float">
            <text:p>1567.765259</text:p>
          </table:table-cell>
          <table:table-cell office:value-type="float" office:value="1573.759888" calcext:value-type="float">
            <text:p>1573.759888</text:p>
          </table:table-cell>
          <table:table-cell office:value-type="float" office:value="1570.735596" calcext:value-type="float">
            <text:p>1570.735596</text:p>
          </table:table-cell>
          <table:table-cell office:value-type="float" office:value="1568.368164" calcext:value-type="float">
            <text:p>1568.368164</text:p>
          </table:table-cell>
          <table:table-cell table:number-columns-repeated="13"/>
        </table:table-row>
        <table:table-row table:style-name="ro1">
          <table:table-cell office:value-type="float" office:value="384.6" calcext:value-type="float">
            <text:p>384.6</text:p>
          </table:table-cell>
          <table:table-cell office:value-type="float" office:value="1572.174927" calcext:value-type="float">
            <text:p>1572.174927</text:p>
          </table:table-cell>
          <table:table-cell office:value-type="float" office:value="1566.494263" calcext:value-type="float">
            <text:p>1566.494263</text:p>
          </table:table-cell>
          <table:table-cell office:value-type="float" office:value="1569.592407" calcext:value-type="float">
            <text:p>1569.592407</text:p>
          </table:table-cell>
          <table:table-cell office:value-type="float" office:value="1567.555908" calcext:value-type="float">
            <text:p>1567.555908</text:p>
          </table:table-cell>
          <table:table-cell table:number-columns-repeated="13"/>
        </table:table-row>
        <table:table-row table:style-name="ro1">
          <table:table-cell office:value-type="float" office:value="384.8" calcext:value-type="float">
            <text:p>384.8</text:p>
          </table:table-cell>
          <table:table-cell office:value-type="float" office:value="1569.96875" calcext:value-type="float">
            <text:p>1569.96875</text:p>
          </table:table-cell>
          <table:table-cell office:value-type="float" office:value="1574.544922" calcext:value-type="float">
            <text:p>1574.544922</text:p>
          </table:table-cell>
          <table:table-cell office:value-type="float" office:value="1570.203369" calcext:value-type="float">
            <text:p>1570.203369</text:p>
          </table:table-cell>
          <table:table-cell office:value-type="float" office:value="1572.093872" calcext:value-type="float">
            <text:p>1572.093872</text:p>
          </table:table-cell>
          <table:table-cell table:number-columns-repeated="13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571.337646" calcext:value-type="float">
            <text:p>1571.337646</text:p>
          </table:table-cell>
          <table:table-cell office:value-type="float" office:value="1572.102295" calcext:value-type="float">
            <text:p>1572.102295</text:p>
          </table:table-cell>
          <table:table-cell office:value-type="float" office:value="1574.731567" calcext:value-type="float">
            <text:p>1574.731567</text:p>
          </table:table-cell>
          <table:table-cell office:value-type="float" office:value="1568.096558" calcext:value-type="float">
            <text:p>1568.096558</text:p>
          </table:table-cell>
          <table:table-cell table:number-columns-repeated="13"/>
        </table:table-row>
        <table:table-row table:style-name="ro1">
          <table:table-cell office:value-type="float" office:value="385.2" calcext:value-type="float">
            <text:p>385.2</text:p>
          </table:table-cell>
          <table:table-cell office:value-type="float" office:value="1575.847656" calcext:value-type="float">
            <text:p>1575.847656</text:p>
          </table:table-cell>
          <table:table-cell office:value-type="float" office:value="1574.177856" calcext:value-type="float">
            <text:p>1574.177856</text:p>
          </table:table-cell>
          <table:table-cell office:value-type="float" office:value="1573.71228" calcext:value-type="float">
            <text:p>1573.71228</text:p>
          </table:table-cell>
          <table:table-cell office:value-type="float" office:value="1576.859131" calcext:value-type="float">
            <text:p>1576.859131</text:p>
          </table:table-cell>
          <table:table-cell table:number-columns-repeated="13"/>
        </table:table-row>
        <table:table-row table:style-name="ro1">
          <table:table-cell office:value-type="float" office:value="385.4" calcext:value-type="float">
            <text:p>385.4</text:p>
          </table:table-cell>
          <table:table-cell office:value-type="float" office:value="1574.895264" calcext:value-type="float">
            <text:p>1574.895264</text:p>
          </table:table-cell>
          <table:table-cell office:value-type="float" office:value="1572.970337" calcext:value-type="float">
            <text:p>1572.970337</text:p>
          </table:table-cell>
          <table:table-cell office:value-type="float" office:value="1572.947388" calcext:value-type="float">
            <text:p>1572.947388</text:p>
          </table:table-cell>
          <table:table-cell office:value-type="float" office:value="1572.203857" calcext:value-type="float">
            <text:p>1572.203857</text:p>
          </table:table-cell>
          <table:table-cell table:number-columns-repeated="13"/>
        </table:table-row>
        <table:table-row table:style-name="ro1">
          <table:table-cell office:value-type="float" office:value="385.6" calcext:value-type="float">
            <text:p>385.6</text:p>
          </table:table-cell>
          <table:table-cell office:value-type="float" office:value="1575.816162" calcext:value-type="float">
            <text:p>1575.816162</text:p>
          </table:table-cell>
          <table:table-cell office:value-type="float" office:value="1572.210449" calcext:value-type="float">
            <text:p>1572.210449</text:p>
          </table:table-cell>
          <table:table-cell office:value-type="float" office:value="1575.347168" calcext:value-type="float">
            <text:p>1575.347168</text:p>
          </table:table-cell>
          <table:table-cell office:value-type="float" office:value="1571.04834" calcext:value-type="float">
            <text:p>1571.04834</text:p>
          </table:table-cell>
          <table:table-cell table:number-columns-repeated="13"/>
        </table:table-row>
        <table:table-row table:style-name="ro1">
          <table:table-cell office:value-type="float" office:value="385.8" calcext:value-type="float">
            <text:p>385.8</text:p>
          </table:table-cell>
          <table:table-cell office:value-type="float" office:value="1570.483521" calcext:value-type="float">
            <text:p>1570.483521</text:p>
          </table:table-cell>
          <table:table-cell office:value-type="float" office:value="1570.796143" calcext:value-type="float">
            <text:p>1570.796143</text:p>
          </table:table-cell>
          <table:table-cell office:value-type="float" office:value="1569.153076" calcext:value-type="float">
            <text:p>1569.153076</text:p>
          </table:table-cell>
          <table:table-cell office:value-type="float" office:value="1571.755615" calcext:value-type="float">
            <text:p>1571.755615</text:p>
          </table:table-cell>
          <table:table-cell table:number-columns-repeated="13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570.053711" calcext:value-type="float">
            <text:p>1570.053711</text:p>
          </table:table-cell>
          <table:table-cell office:value-type="float" office:value="1574.594482" calcext:value-type="float">
            <text:p>1574.594482</text:p>
          </table:table-cell>
          <table:table-cell office:value-type="float" office:value="1571.337402" calcext:value-type="float">
            <text:p>1571.337402</text:p>
          </table:table-cell>
          <table:table-cell office:value-type="float" office:value="1574.798462" calcext:value-type="float">
            <text:p>1574.798462</text:p>
          </table:table-cell>
          <table:table-cell table:number-columns-repeated="13"/>
        </table:table-row>
        <table:table-row table:style-name="ro1">
          <table:table-cell office:value-type="float" office:value="386.2" calcext:value-type="float">
            <text:p>386.2</text:p>
          </table:table-cell>
          <table:table-cell office:value-type="float" office:value="1571.194214" calcext:value-type="float">
            <text:p>1571.194214</text:p>
          </table:table-cell>
          <table:table-cell office:value-type="float" office:value="1567.650146" calcext:value-type="float">
            <text:p>1567.650146</text:p>
          </table:table-cell>
          <table:table-cell office:value-type="float" office:value="1568.791016" calcext:value-type="float">
            <text:p>1568.791016</text:p>
          </table:table-cell>
          <table:table-cell office:value-type="float" office:value="1570.125122" calcext:value-type="float">
            <text:p>1570.125122</text:p>
          </table:table-cell>
          <table:table-cell table:number-columns-repeated="13"/>
        </table:table-row>
        <table:table-row table:style-name="ro1">
          <table:table-cell office:value-type="float" office:value="386.4" calcext:value-type="float">
            <text:p>386.4</text:p>
          </table:table-cell>
          <table:table-cell office:value-type="float" office:value="1574.241333" calcext:value-type="float">
            <text:p>1574.241333</text:p>
          </table:table-cell>
          <table:table-cell office:value-type="float" office:value="1577.205322" calcext:value-type="float">
            <text:p>1577.205322</text:p>
          </table:table-cell>
          <table:table-cell office:value-type="float" office:value="1573.271606" calcext:value-type="float">
            <text:p>1573.271606</text:p>
          </table:table-cell>
          <table:table-cell office:value-type="float" office:value="1578.384521" calcext:value-type="float">
            <text:p>1578.384521</text:p>
          </table:table-cell>
          <table:table-cell table:number-columns-repeated="13"/>
        </table:table-row>
        <table:table-row table:style-name="ro1">
          <table:table-cell office:value-type="float" office:value="386.6" calcext:value-type="float">
            <text:p>386.6</text:p>
          </table:table-cell>
          <table:table-cell office:value-type="float" office:value="1572.402588" calcext:value-type="float">
            <text:p>1572.402588</text:p>
          </table:table-cell>
          <table:table-cell office:value-type="float" office:value="1572.155273" calcext:value-type="float">
            <text:p>1572.155273</text:p>
          </table:table-cell>
          <table:table-cell office:value-type="float" office:value="1572.847534" calcext:value-type="float">
            <text:p>1572.847534</text:p>
          </table:table-cell>
          <table:table-cell office:value-type="float" office:value="1569.751343" calcext:value-type="float">
            <text:p>1569.751343</text:p>
          </table:table-cell>
          <table:table-cell table:number-columns-repeated="13"/>
        </table:table-row>
        <table:table-row table:style-name="ro1">
          <table:table-cell office:value-type="float" office:value="386.8" calcext:value-type="float">
            <text:p>386.8</text:p>
          </table:table-cell>
          <table:table-cell office:value-type="float" office:value="1570.358032" calcext:value-type="float">
            <text:p>1570.358032</text:p>
          </table:table-cell>
          <table:table-cell office:value-type="float" office:value="1571.585815" calcext:value-type="float">
            <text:p>1571.585815</text:p>
          </table:table-cell>
          <table:table-cell office:value-type="float" office:value="1569.487915" calcext:value-type="float">
            <text:p>1569.487915</text:p>
          </table:table-cell>
          <table:table-cell office:value-type="float" office:value="1571.726318" calcext:value-type="float">
            <text:p>1571.726318</text:p>
          </table:table-cell>
          <table:table-cell table:number-columns-repeated="13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568.822754" calcext:value-type="float">
            <text:p>1568.822754</text:p>
          </table:table-cell>
          <table:table-cell office:value-type="float" office:value="1568.878418" calcext:value-type="float">
            <text:p>1568.878418</text:p>
          </table:table-cell>
          <table:table-cell office:value-type="float" office:value="1567.982544" calcext:value-type="float">
            <text:p>1567.982544</text:p>
          </table:table-cell>
          <table:table-cell office:value-type="float" office:value="1570.353271" calcext:value-type="float">
            <text:p>1570.353271</text:p>
          </table:table-cell>
          <table:table-cell table:number-columns-repeated="13"/>
        </table:table-row>
        <table:table-row table:style-name="ro1">
          <table:table-cell office:value-type="float" office:value="387.2" calcext:value-type="float">
            <text:p>387.2</text:p>
          </table:table-cell>
          <table:table-cell office:value-type="float" office:value="1572.688232" calcext:value-type="float">
            <text:p>1572.688232</text:p>
          </table:table-cell>
          <table:table-cell office:value-type="float" office:value="1572.366821" calcext:value-type="float">
            <text:p>1572.366821</text:p>
          </table:table-cell>
          <table:table-cell office:value-type="float" office:value="1571.351196" calcext:value-type="float">
            <text:p>1571.351196</text:p>
          </table:table-cell>
          <table:table-cell office:value-type="float" office:value="1570.752808" calcext:value-type="float">
            <text:p>1570.752808</text:p>
          </table:table-cell>
          <table:table-cell table:number-columns-repeated="13"/>
        </table:table-row>
        <table:table-row table:style-name="ro1">
          <table:table-cell office:value-type="float" office:value="387.4" calcext:value-type="float">
            <text:p>387.4</text:p>
          </table:table-cell>
          <table:table-cell office:value-type="float" office:value="1570.881592" calcext:value-type="float">
            <text:p>1570.881592</text:p>
          </table:table-cell>
          <table:table-cell office:value-type="float" office:value="1570.847168" calcext:value-type="float">
            <text:p>1570.847168</text:p>
          </table:table-cell>
          <table:table-cell office:value-type="float" office:value="1567.746582" calcext:value-type="float">
            <text:p>1567.746582</text:p>
          </table:table-cell>
          <table:table-cell office:value-type="float" office:value="1572.220459" calcext:value-type="float">
            <text:p>1572.220459</text:p>
          </table:table-cell>
          <table:table-cell table:number-columns-repeated="13"/>
        </table:table-row>
        <table:table-row table:style-name="ro1">
          <table:table-cell office:value-type="float" office:value="387.6" calcext:value-type="float">
            <text:p>387.6</text:p>
          </table:table-cell>
          <table:table-cell office:value-type="float" office:value="1575.000854" calcext:value-type="float">
            <text:p>1575.000854</text:p>
          </table:table-cell>
          <table:table-cell office:value-type="float" office:value="1570.331787" calcext:value-type="float">
            <text:p>1570.331787</text:p>
          </table:table-cell>
          <table:table-cell office:value-type="float" office:value="1570.779175" calcext:value-type="float">
            <text:p>1570.779175</text:p>
          </table:table-cell>
          <table:table-cell office:value-type="float" office:value="1571.632202" calcext:value-type="float">
            <text:p>1571.632202</text:p>
          </table:table-cell>
          <table:table-cell table:number-columns-repeated="13"/>
        </table:table-row>
        <table:table-row table:style-name="ro1">
          <table:table-cell office:value-type="float" office:value="387.8" calcext:value-type="float">
            <text:p>387.8</text:p>
          </table:table-cell>
          <table:table-cell office:value-type="float" office:value="1571.468628" calcext:value-type="float">
            <text:p>1571.468628</text:p>
          </table:table-cell>
          <table:table-cell office:value-type="float" office:value="1569.671875" calcext:value-type="float">
            <text:p>1569.671875</text:p>
          </table:table-cell>
          <table:table-cell office:value-type="float" office:value="1573.033691" calcext:value-type="float">
            <text:p>1573.033691</text:p>
          </table:table-cell>
          <table:table-cell office:value-type="float" office:value="1571.298218" calcext:value-type="float">
            <text:p>1571.298218</text:p>
          </table:table-cell>
          <table:table-cell table:number-columns-repeated="13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573.86438" calcext:value-type="float">
            <text:p>1573.86438</text:p>
          </table:table-cell>
          <table:table-cell office:value-type="float" office:value="1574.182983" calcext:value-type="float">
            <text:p>1574.182983</text:p>
          </table:table-cell>
          <table:table-cell office:value-type="float" office:value="1569.253662" calcext:value-type="float">
            <text:p>1569.253662</text:p>
          </table:table-cell>
          <table:table-cell office:value-type="float" office:value="1575.965332" calcext:value-type="float">
            <text:p>1575.965332</text:p>
          </table:table-cell>
          <table:table-cell table:number-columns-repeated="13"/>
        </table:table-row>
        <table:table-row table:style-name="ro1">
          <table:table-cell office:value-type="float" office:value="388.2" calcext:value-type="float">
            <text:p>388.2</text:p>
          </table:table-cell>
          <table:table-cell office:value-type="float" office:value="1568.613525" calcext:value-type="float">
            <text:p>1568.613525</text:p>
          </table:table-cell>
          <table:table-cell office:value-type="float" office:value="1571.408936" calcext:value-type="float">
            <text:p>1571.408936</text:p>
          </table:table-cell>
          <table:table-cell office:value-type="float" office:value="1567.515015" calcext:value-type="float">
            <text:p>1567.515015</text:p>
          </table:table-cell>
          <table:table-cell office:value-type="float" office:value="1571.841187" calcext:value-type="float">
            <text:p>1571.841187</text:p>
          </table:table-cell>
          <table:table-cell table:number-columns-repeated="13"/>
        </table:table-row>
        <table:table-row table:style-name="ro1">
          <table:table-cell office:value-type="float" office:value="388.4" calcext:value-type="float">
            <text:p>388.4</text:p>
          </table:table-cell>
          <table:table-cell office:value-type="float" office:value="1572.231567" calcext:value-type="float">
            <text:p>1572.231567</text:p>
          </table:table-cell>
          <table:table-cell office:value-type="float" office:value="1572.477905" calcext:value-type="float">
            <text:p>1572.477905</text:p>
          </table:table-cell>
          <table:table-cell office:value-type="float" office:value="1569.781372" calcext:value-type="float">
            <text:p>1569.781372</text:p>
          </table:table-cell>
          <table:table-cell office:value-type="float" office:value="1574.294922" calcext:value-type="float">
            <text:p>1574.294922</text:p>
          </table:table-cell>
          <table:table-cell table:number-columns-repeated="13"/>
        </table:table-row>
        <table:table-row table:style-name="ro1">
          <table:table-cell office:value-type="float" office:value="388.6" calcext:value-type="float">
            <text:p>388.6</text:p>
          </table:table-cell>
          <table:table-cell office:value-type="float" office:value="1568.440063" calcext:value-type="float">
            <text:p>1568.440063</text:p>
          </table:table-cell>
          <table:table-cell office:value-type="float" office:value="1567.990356" calcext:value-type="float">
            <text:p>1567.990356</text:p>
          </table:table-cell>
          <table:table-cell office:value-type="float" office:value="1569.927002" calcext:value-type="float">
            <text:p>1569.927002</text:p>
          </table:table-cell>
          <table:table-cell office:value-type="float" office:value="1570.229614" calcext:value-type="float">
            <text:p>1570.229614</text:p>
          </table:table-cell>
          <table:table-cell table:number-columns-repeated="13"/>
        </table:table-row>
        <table:table-row table:style-name="ro1">
          <table:table-cell office:value-type="float" office:value="388.8" calcext:value-type="float">
            <text:p>388.8</text:p>
          </table:table-cell>
          <table:table-cell office:value-type="float" office:value="1571.449463" calcext:value-type="float">
            <text:p>1571.449463</text:p>
          </table:table-cell>
          <table:table-cell office:value-type="float" office:value="1572.301025" calcext:value-type="float">
            <text:p>1572.301025</text:p>
          </table:table-cell>
          <table:table-cell office:value-type="float" office:value="1570.518311" calcext:value-type="float">
            <text:p>1570.518311</text:p>
          </table:table-cell>
          <table:table-cell office:value-type="float" office:value="1570.93042" calcext:value-type="float">
            <text:p>1570.93042</text:p>
          </table:table-cell>
          <table:table-cell table:number-columns-repeated="13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571.328857" calcext:value-type="float">
            <text:p>1571.328857</text:p>
          </table:table-cell>
          <table:table-cell office:value-type="float" office:value="1571.767822" calcext:value-type="float">
            <text:p>1571.767822</text:p>
          </table:table-cell>
          <table:table-cell office:value-type="float" office:value="1572.126831" calcext:value-type="float">
            <text:p>1572.126831</text:p>
          </table:table-cell>
          <table:table-cell office:value-type="float" office:value="1569.557861" calcext:value-type="float">
            <text:p>1569.557861</text:p>
          </table:table-cell>
          <table:table-cell table:number-columns-repeated="13"/>
        </table:table-row>
        <table:table-row table:style-name="ro1">
          <table:table-cell office:value-type="float" office:value="389.2" calcext:value-type="float">
            <text:p>389.2</text:p>
          </table:table-cell>
          <table:table-cell office:value-type="float" office:value="1574.878662" calcext:value-type="float">
            <text:p>1574.878662</text:p>
          </table:table-cell>
          <table:table-cell office:value-type="float" office:value="1575.797241" calcext:value-type="float">
            <text:p>1575.797241</text:p>
          </table:table-cell>
          <table:table-cell office:value-type="float" office:value="1577.804199" calcext:value-type="float">
            <text:p>1577.804199</text:p>
          </table:table-cell>
          <table:table-cell office:value-type="float" office:value="1573.380737" calcext:value-type="float">
            <text:p>1573.380737</text:p>
          </table:table-cell>
          <table:table-cell table:number-columns-repeated="13"/>
        </table:table-row>
        <table:table-row table:style-name="ro1">
          <table:table-cell office:value-type="float" office:value="389.4" calcext:value-type="float">
            <text:p>389.4</text:p>
          </table:table-cell>
          <table:table-cell office:value-type="float" office:value="1574.55957" calcext:value-type="float">
            <text:p>1574.55957</text:p>
          </table:table-cell>
          <table:table-cell office:value-type="float" office:value="1571.756104" calcext:value-type="float">
            <text:p>1571.756104</text:p>
          </table:table-cell>
          <table:table-cell office:value-type="float" office:value="1571.204712" calcext:value-type="float">
            <text:p>1571.204712</text:p>
          </table:table-cell>
          <table:table-cell office:value-type="float" office:value="1572.90686" calcext:value-type="float">
            <text:p>1572.90686</text:p>
          </table:table-cell>
          <table:table-cell table:number-columns-repeated="13"/>
        </table:table-row>
        <table:table-row table:style-name="ro1">
          <table:table-cell office:value-type="float" office:value="389.6" calcext:value-type="float">
            <text:p>389.6</text:p>
          </table:table-cell>
          <table:table-cell office:value-type="float" office:value="1575.398682" calcext:value-type="float">
            <text:p>1575.398682</text:p>
          </table:table-cell>
          <table:table-cell office:value-type="float" office:value="1576.618042" calcext:value-type="float">
            <text:p>1576.618042</text:p>
          </table:table-cell>
          <table:table-cell office:value-type="float" office:value="1572.981567" calcext:value-type="float">
            <text:p>1572.981567</text:p>
          </table:table-cell>
          <table:table-cell office:value-type="float" office:value="1576.128418" calcext:value-type="float">
            <text:p>1576.128418</text:p>
          </table:table-cell>
          <table:table-cell table:number-columns-repeated="13"/>
        </table:table-row>
        <table:table-row table:style-name="ro1">
          <table:table-cell office:value-type="float" office:value="389.8" calcext:value-type="float">
            <text:p>389.8</text:p>
          </table:table-cell>
          <table:table-cell office:value-type="float" office:value="1569.092529" calcext:value-type="float">
            <text:p>1569.092529</text:p>
          </table:table-cell>
          <table:table-cell office:value-type="float" office:value="1571.045898" calcext:value-type="float">
            <text:p>1571.045898</text:p>
          </table:table-cell>
          <table:table-cell office:value-type="float" office:value="1568.390625" calcext:value-type="float">
            <text:p>1568.390625</text:p>
          </table:table-cell>
          <table:table-cell office:value-type="float" office:value="1569.176514" calcext:value-type="float">
            <text:p>1569.176514</text:p>
          </table:table-cell>
          <table:table-cell table:number-columns-repeated="13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572.147705" calcext:value-type="float">
            <text:p>1572.147705</text:p>
          </table:table-cell>
          <table:table-cell office:value-type="float" office:value="1573.755249" calcext:value-type="float">
            <text:p>1573.755249</text:p>
          </table:table-cell>
          <table:table-cell office:value-type="float" office:value="1573.005005" calcext:value-type="float">
            <text:p>1573.005005</text:p>
          </table:table-cell>
          <table:table-cell office:value-type="float" office:value="1570.540161" calcext:value-type="float">
            <text:p>1570.540161</text:p>
          </table:table-cell>
          <table:table-cell table:number-columns-repeated="13"/>
        </table:table-row>
        <table:table-row table:style-name="ro1">
          <table:table-cell office:value-type="float" office:value="390.2" calcext:value-type="float">
            <text:p>390.2</text:p>
          </table:table-cell>
          <table:table-cell office:value-type="float" office:value="1574.764282" calcext:value-type="float">
            <text:p>1574.764282</text:p>
          </table:table-cell>
          <table:table-cell office:value-type="float" office:value="1574.414429" calcext:value-type="float">
            <text:p>1574.414429</text:p>
          </table:table-cell>
          <table:table-cell office:value-type="float" office:value="1573.183472" calcext:value-type="float">
            <text:p>1573.183472</text:p>
          </table:table-cell>
          <table:table-cell office:value-type="float" office:value="1575.538818" calcext:value-type="float">
            <text:p>1575.538818</text:p>
          </table:table-cell>
          <table:table-cell table:number-columns-repeated="13"/>
        </table:table-row>
        <table:table-row table:style-name="ro1">
          <table:table-cell office:value-type="float" office:value="390.4" calcext:value-type="float">
            <text:p>390.4</text:p>
          </table:table-cell>
          <table:table-cell office:value-type="float" office:value="1570.015991" calcext:value-type="float">
            <text:p>1570.015991</text:p>
          </table:table-cell>
          <table:table-cell office:value-type="float" office:value="1574.568115" calcext:value-type="float">
            <text:p>1574.568115</text:p>
          </table:table-cell>
          <table:table-cell office:value-type="float" office:value="1571.318359" calcext:value-type="float">
            <text:p>1571.318359</text:p>
          </table:table-cell>
          <table:table-cell office:value-type="float" office:value="1571.555298" calcext:value-type="float">
            <text:p>1571.555298</text:p>
          </table:table-cell>
          <table:table-cell table:number-columns-repeated="13"/>
        </table:table-row>
        <table:table-row table:style-name="ro1">
          <table:table-cell office:value-type="float" office:value="390.6" calcext:value-type="float">
            <text:p>390.6</text:p>
          </table:table-cell>
          <table:table-cell office:value-type="float" office:value="1575.991699" calcext:value-type="float">
            <text:p>1575.991699</text:p>
          </table:table-cell>
          <table:table-cell office:value-type="float" office:value="1569.903198" calcext:value-type="float">
            <text:p>1569.903198</text:p>
          </table:table-cell>
          <table:table-cell office:value-type="float" office:value="1572.748413" calcext:value-type="float">
            <text:p>1572.748413</text:p>
          </table:table-cell>
          <table:table-cell office:value-type="float" office:value="1572.905762" calcext:value-type="float">
            <text:p>1572.905762</text:p>
          </table:table-cell>
          <table:table-cell table:number-columns-repeated="13"/>
        </table:table-row>
        <table:table-row table:style-name="ro1">
          <table:table-cell office:value-type="float" office:value="390.8" calcext:value-type="float">
            <text:p>390.8</text:p>
          </table:table-cell>
          <table:table-cell office:value-type="float" office:value="1570.558105" calcext:value-type="float">
            <text:p>1570.558105</text:p>
          </table:table-cell>
          <table:table-cell office:value-type="float" office:value="1569.342163" calcext:value-type="float">
            <text:p>1569.342163</text:p>
          </table:table-cell>
          <table:table-cell office:value-type="float" office:value="1566.799561" calcext:value-type="float">
            <text:p>1566.799561</text:p>
          </table:table-cell>
          <table:table-cell office:value-type="float" office:value="1567.907349" calcext:value-type="float">
            <text:p>1567.907349</text:p>
          </table:table-cell>
          <table:table-cell table:number-columns-repeated="13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573.257324" calcext:value-type="float">
            <text:p>1573.257324</text:p>
          </table:table-cell>
          <table:table-cell office:value-type="float" office:value="1575.711182" calcext:value-type="float">
            <text:p>1575.711182</text:p>
          </table:table-cell>
          <table:table-cell office:value-type="float" office:value="1574.001831" calcext:value-type="float">
            <text:p>1574.001831</text:p>
          </table:table-cell>
          <table:table-cell office:value-type="float" office:value="1574.467773" calcext:value-type="float">
            <text:p>1574.467773</text:p>
          </table:table-cell>
          <table:table-cell table:number-columns-repeated="13"/>
        </table:table-row>
        <table:table-row table:style-name="ro1">
          <table:table-cell office:value-type="float" office:value="391.2" calcext:value-type="float">
            <text:p>391.2</text:p>
          </table:table-cell>
          <table:table-cell office:value-type="float" office:value="1573.439087" calcext:value-type="float">
            <text:p>1573.439087</text:p>
          </table:table-cell>
          <table:table-cell office:value-type="float" office:value="1571.909424" calcext:value-type="float">
            <text:p>1571.909424</text:p>
          </table:table-cell>
          <table:table-cell office:value-type="float" office:value="1574.169434" calcext:value-type="float">
            <text:p>1574.169434</text:p>
          </table:table-cell>
          <table:table-cell office:value-type="float" office:value="1572.734985" calcext:value-type="float">
            <text:p>1572.734985</text:p>
          </table:table-cell>
          <table:table-cell table:number-columns-repeated="13"/>
        </table:table-row>
        <table:table-row table:style-name="ro1">
          <table:table-cell office:value-type="float" office:value="391.4" calcext:value-type="float">
            <text:p>391.4</text:p>
          </table:table-cell>
          <table:table-cell office:value-type="float" office:value="1572.034668" calcext:value-type="float">
            <text:p>1572.034668</text:p>
          </table:table-cell>
          <table:table-cell office:value-type="float" office:value="1569.928345" calcext:value-type="float">
            <text:p>1569.928345</text:p>
          </table:table-cell>
          <table:table-cell office:value-type="float" office:value="1572.91272" calcext:value-type="float">
            <text:p>1572.91272</text:p>
          </table:table-cell>
          <table:table-cell office:value-type="float" office:value="1568.001221" calcext:value-type="float">
            <text:p>1568.001221</text:p>
          </table:table-cell>
          <table:table-cell table:number-columns-repeated="13"/>
        </table:table-row>
        <table:table-row table:style-name="ro1">
          <table:table-cell office:value-type="float" office:value="391.6" calcext:value-type="float">
            <text:p>391.6</text:p>
          </table:table-cell>
          <table:table-cell office:value-type="float" office:value="1573.570923" calcext:value-type="float">
            <text:p>1573.570923</text:p>
          </table:table-cell>
          <table:table-cell office:value-type="float" office:value="1573.591675" calcext:value-type="float">
            <text:p>1573.591675</text:p>
          </table:table-cell>
          <table:table-cell office:value-type="float" office:value="1572.433228" calcext:value-type="float">
            <text:p>1572.433228</text:p>
          </table:table-cell>
          <table:table-cell office:value-type="float" office:value="1575.934326" calcext:value-type="float">
            <text:p>1575.934326</text:p>
          </table:table-cell>
          <table:table-cell table:number-columns-repeated="13"/>
        </table:table-row>
        <table:table-row table:style-name="ro1">
          <table:table-cell office:value-type="float" office:value="391.8" calcext:value-type="float">
            <text:p>391.8</text:p>
          </table:table-cell>
          <table:table-cell office:value-type="float" office:value="1571.569702" calcext:value-type="float">
            <text:p>1571.569702</text:p>
          </table:table-cell>
          <table:table-cell office:value-type="float" office:value="1572.196289" calcext:value-type="float">
            <text:p>1572.196289</text:p>
          </table:table-cell>
          <table:table-cell office:value-type="float" office:value="1572.953979" calcext:value-type="float">
            <text:p>1572.953979</text:p>
          </table:table-cell>
          <table:table-cell office:value-type="float" office:value="1572.557617" calcext:value-type="float">
            <text:p>1572.557617</text:p>
          </table:table-cell>
          <table:table-cell table:number-columns-repeated="13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570.343018" calcext:value-type="float">
            <text:p>1570.343018</text:p>
          </table:table-cell>
          <table:table-cell office:value-type="float" office:value="1573.838989" calcext:value-type="float">
            <text:p>1573.838989</text:p>
          </table:table-cell>
          <table:table-cell office:value-type="float" office:value="1571.933594" calcext:value-type="float">
            <text:p>1571.933594</text:p>
          </table:table-cell>
          <table:table-cell office:value-type="float" office:value="1569.854248" calcext:value-type="float">
            <text:p>1569.854248</text:p>
          </table:table-cell>
          <table:table-cell table:number-columns-repeated="13"/>
        </table:table-row>
        <table:table-row table:style-name="ro1">
          <table:table-cell office:value-type="float" office:value="392.2" calcext:value-type="float">
            <text:p>392.2</text:p>
          </table:table-cell>
          <table:table-cell office:value-type="float" office:value="1574.492432" calcext:value-type="float">
            <text:p>1574.492432</text:p>
          </table:table-cell>
          <table:table-cell office:value-type="float" office:value="1573.973145" calcext:value-type="float">
            <text:p>1573.973145</text:p>
          </table:table-cell>
          <table:table-cell office:value-type="float" office:value="1574.677246" calcext:value-type="float">
            <text:p>1574.677246</text:p>
          </table:table-cell>
          <table:table-cell office:value-type="float" office:value="1572.286621" calcext:value-type="float">
            <text:p>1572.286621</text:p>
          </table:table-cell>
          <table:table-cell table:number-columns-repeated="13"/>
        </table:table-row>
        <table:table-row table:style-name="ro1">
          <table:table-cell office:value-type="float" office:value="392.4" calcext:value-type="float">
            <text:p>392.4</text:p>
          </table:table-cell>
          <table:table-cell office:value-type="float" office:value="1567.656616" calcext:value-type="float">
            <text:p>1567.656616</text:p>
          </table:table-cell>
          <table:table-cell office:value-type="float" office:value="1571.526489" calcext:value-type="float">
            <text:p>1571.526489</text:p>
          </table:table-cell>
          <table:table-cell office:value-type="float" office:value="1570.626343" calcext:value-type="float">
            <text:p>1570.626343</text:p>
          </table:table-cell>
          <table:table-cell office:value-type="float" office:value="1569.02771" calcext:value-type="float">
            <text:p>1569.02771</text:p>
          </table:table-cell>
          <table:table-cell table:number-columns-repeated="13"/>
        </table:table-row>
        <table:table-row table:style-name="ro1">
          <table:table-cell office:value-type="float" office:value="392.6" calcext:value-type="float">
            <text:p>392.6</text:p>
          </table:table-cell>
          <table:table-cell office:value-type="float" office:value="1571.5448" calcext:value-type="float">
            <text:p>1571.5448</text:p>
          </table:table-cell>
          <table:table-cell office:value-type="float" office:value="1571.187866" calcext:value-type="float">
            <text:p>1571.187866</text:p>
          </table:table-cell>
          <table:table-cell office:value-type="float" office:value="1571.822021" calcext:value-type="float">
            <text:p>1571.822021</text:p>
          </table:table-cell>
          <table:table-cell office:value-type="float" office:value="1574.422607" calcext:value-type="float">
            <text:p>1574.422607</text:p>
          </table:table-cell>
          <table:table-cell table:number-columns-repeated="13"/>
        </table:table-row>
        <table:table-row table:style-name="ro1">
          <table:table-cell office:value-type="float" office:value="392.8" calcext:value-type="float">
            <text:p>392.8</text:p>
          </table:table-cell>
          <table:table-cell office:value-type="float" office:value="1573.007812" calcext:value-type="float">
            <text:p>1573.007812</text:p>
          </table:table-cell>
          <table:table-cell office:value-type="float" office:value="1571.40625" calcext:value-type="float">
            <text:p>1571.40625</text:p>
          </table:table-cell>
          <table:table-cell office:value-type="float" office:value="1574.919556" calcext:value-type="float">
            <text:p>1574.919556</text:p>
          </table:table-cell>
          <table:table-cell office:value-type="float" office:value="1574.822998" calcext:value-type="float">
            <text:p>1574.822998</text:p>
          </table:table-cell>
          <table:table-cell table:number-columns-repeated="13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570.628296" calcext:value-type="float">
            <text:p>1570.628296</text:p>
          </table:table-cell>
          <table:table-cell office:value-type="float" office:value="1570.656616" calcext:value-type="float">
            <text:p>1570.656616</text:p>
          </table:table-cell>
          <table:table-cell office:value-type="float" office:value="1569.630859" calcext:value-type="float">
            <text:p>1569.630859</text:p>
          </table:table-cell>
          <table:table-cell office:value-type="float" office:value="1571.671387" calcext:value-type="float">
            <text:p>1571.671387</text:p>
          </table:table-cell>
          <table:table-cell table:number-columns-repeated="13"/>
        </table:table-row>
        <table:table-row table:style-name="ro1">
          <table:table-cell office:value-type="float" office:value="393.2" calcext:value-type="float">
            <text:p>393.2</text:p>
          </table:table-cell>
          <table:table-cell office:value-type="float" office:value="1574.144653" calcext:value-type="float">
            <text:p>1574.144653</text:p>
          </table:table-cell>
          <table:table-cell office:value-type="float" office:value="1573.778564" calcext:value-type="float">
            <text:p>1573.778564</text:p>
          </table:table-cell>
          <table:table-cell office:value-type="float" office:value="1574.30249" calcext:value-type="float">
            <text:p>1574.30249</text:p>
          </table:table-cell>
          <table:table-cell office:value-type="float" office:value="1572.52002" calcext:value-type="float">
            <text:p>1572.52002</text:p>
          </table:table-cell>
          <table:table-cell table:number-columns-repeated="13"/>
        </table:table-row>
        <table:table-row table:style-name="ro1">
          <table:table-cell office:value-type="float" office:value="393.4" calcext:value-type="float">
            <text:p>393.4</text:p>
          </table:table-cell>
          <table:table-cell office:value-type="float" office:value="1574.579102" calcext:value-type="float">
            <text:p>1574.579102</text:p>
          </table:table-cell>
          <table:table-cell office:value-type="float" office:value="1574.55249" calcext:value-type="float">
            <text:p>1574.55249</text:p>
          </table:table-cell>
          <table:table-cell office:value-type="float" office:value="1578.039917" calcext:value-type="float">
            <text:p>1578.039917</text:p>
          </table:table-cell>
          <table:table-cell office:value-type="float" office:value="1575.319824" calcext:value-type="float">
            <text:p>1575.319824</text:p>
          </table:table-cell>
          <table:table-cell table:number-columns-repeated="13"/>
        </table:table-row>
        <table:table-row table:style-name="ro1">
          <table:table-cell office:value-type="float" office:value="393.6" calcext:value-type="float">
            <text:p>393.6</text:p>
          </table:table-cell>
          <table:table-cell office:value-type="float" office:value="1574.428589" calcext:value-type="float">
            <text:p>1574.428589</text:p>
          </table:table-cell>
          <table:table-cell office:value-type="float" office:value="1573.283569" calcext:value-type="float">
            <text:p>1573.283569</text:p>
          </table:table-cell>
          <table:table-cell office:value-type="float" office:value="1575.481567" calcext:value-type="float">
            <text:p>1575.481567</text:p>
          </table:table-cell>
          <table:table-cell office:value-type="float" office:value="1571.126587" calcext:value-type="float">
            <text:p>1571.126587</text:p>
          </table:table-cell>
          <table:table-cell table:number-columns-repeated="13"/>
        </table:table-row>
        <table:table-row table:style-name="ro1">
          <table:table-cell office:value-type="float" office:value="393.8" calcext:value-type="float">
            <text:p>393.8</text:p>
          </table:table-cell>
          <table:table-cell office:value-type="float" office:value="1574.264648" calcext:value-type="float">
            <text:p>1574.264648</text:p>
          </table:table-cell>
          <table:table-cell office:value-type="float" office:value="1578.483032" calcext:value-type="float">
            <text:p>1578.483032</text:p>
          </table:table-cell>
          <table:table-cell office:value-type="float" office:value="1572.849243" calcext:value-type="float">
            <text:p>1572.849243</text:p>
          </table:table-cell>
          <table:table-cell office:value-type="float" office:value="1575.689331" calcext:value-type="float">
            <text:p>1575.689331</text:p>
          </table:table-cell>
          <table:table-cell table:number-columns-repeated="13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567.873291" calcext:value-type="float">
            <text:p>1567.873291</text:p>
          </table:table-cell>
          <table:table-cell office:value-type="float" office:value="1573.216064" calcext:value-type="float">
            <text:p>1573.216064</text:p>
          </table:table-cell>
          <table:table-cell office:value-type="float" office:value="1567.10376" calcext:value-type="float">
            <text:p>1567.10376</text:p>
          </table:table-cell>
          <table:table-cell office:value-type="float" office:value="1574.240479" calcext:value-type="float">
            <text:p>1574.240479</text:p>
          </table:table-cell>
          <table:table-cell table:number-columns-repeated="13"/>
        </table:table-row>
        <table:table-row table:style-name="ro1">
          <table:table-cell office:value-type="float" office:value="394.2" calcext:value-type="float">
            <text:p>394.2</text:p>
          </table:table-cell>
          <table:table-cell office:value-type="float" office:value="1573.149414" calcext:value-type="float">
            <text:p>1573.149414</text:p>
          </table:table-cell>
          <table:table-cell office:value-type="float" office:value="1575.086304" calcext:value-type="float">
            <text:p>1575.086304</text:p>
          </table:table-cell>
          <table:table-cell office:value-type="float" office:value="1573.172607" calcext:value-type="float">
            <text:p>1573.172607</text:p>
          </table:table-cell>
          <table:table-cell office:value-type="float" office:value="1573.695679" calcext:value-type="float">
            <text:p>1573.695679</text:p>
          </table:table-cell>
          <table:table-cell table:number-columns-repeated="13"/>
        </table:table-row>
        <table:table-row table:style-name="ro1">
          <table:table-cell office:value-type="float" office:value="394.4" calcext:value-type="float">
            <text:p>394.4</text:p>
          </table:table-cell>
          <table:table-cell office:value-type="float" office:value="1573.764282" calcext:value-type="float">
            <text:p>1573.764282</text:p>
          </table:table-cell>
          <table:table-cell office:value-type="float" office:value="1569.352173" calcext:value-type="float">
            <text:p>1569.352173</text:p>
          </table:table-cell>
          <table:table-cell office:value-type="float" office:value="1573.647827" calcext:value-type="float">
            <text:p>1573.647827</text:p>
          </table:table-cell>
          <table:table-cell office:value-type="float" office:value="1571.277832" calcext:value-type="float">
            <text:p>1571.277832</text:p>
          </table:table-cell>
          <table:table-cell table:number-columns-repeated="13"/>
        </table:table-row>
        <table:table-row table:style-name="ro1">
          <table:table-cell office:value-type="float" office:value="394.6" calcext:value-type="float">
            <text:p>394.6</text:p>
          </table:table-cell>
          <table:table-cell office:value-type="float" office:value="1571.44519" calcext:value-type="float">
            <text:p>1571.44519</text:p>
          </table:table-cell>
          <table:table-cell office:value-type="float" office:value="1574.026245" calcext:value-type="float">
            <text:p>1574.026245</text:p>
          </table:table-cell>
          <table:table-cell office:value-type="float" office:value="1571.64502" calcext:value-type="float">
            <text:p>1571.64502</text:p>
          </table:table-cell>
          <table:table-cell office:value-type="float" office:value="1572.211426" calcext:value-type="float">
            <text:p>1572.211426</text:p>
          </table:table-cell>
          <table:table-cell table:number-columns-repeated="13"/>
        </table:table-row>
        <table:table-row table:style-name="ro1">
          <table:table-cell office:value-type="float" office:value="394.8" calcext:value-type="float">
            <text:p>394.8</text:p>
          </table:table-cell>
          <table:table-cell office:value-type="float" office:value="1576.6427" calcext:value-type="float">
            <text:p>1576.6427</text:p>
          </table:table-cell>
          <table:table-cell office:value-type="float" office:value="1573.417236" calcext:value-type="float">
            <text:p>1573.417236</text:p>
          </table:table-cell>
          <table:table-cell office:value-type="float" office:value="1578.890137" calcext:value-type="float">
            <text:p>1578.890137</text:p>
          </table:table-cell>
          <table:table-cell office:value-type="float" office:value="1574.472412" calcext:value-type="float">
            <text:p>1574.472412</text:p>
          </table:table-cell>
          <table:table-cell table:number-columns-repeated="13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571.260498" calcext:value-type="float">
            <text:p>1571.260498</text:p>
          </table:table-cell>
          <table:table-cell office:value-type="float" office:value="1570.584106" calcext:value-type="float">
            <text:p>1570.584106</text:p>
          </table:table-cell>
          <table:table-cell office:value-type="float" office:value="1572.098999" calcext:value-type="float">
            <text:p>1572.098999</text:p>
          </table:table-cell>
          <table:table-cell office:value-type="float" office:value="1573.738525" calcext:value-type="float">
            <text:p>1573.738525</text:p>
          </table:table-cell>
          <table:table-cell table:number-columns-repeated="13"/>
        </table:table-row>
        <table:table-row table:style-name="ro1">
          <table:table-cell office:value-type="float" office:value="395.2" calcext:value-type="float">
            <text:p>395.2</text:p>
          </table:table-cell>
          <table:table-cell office:value-type="float" office:value="1573.849121" calcext:value-type="float">
            <text:p>1573.849121</text:p>
          </table:table-cell>
          <table:table-cell office:value-type="float" office:value="1573.17334" calcext:value-type="float">
            <text:p>1573.17334</text:p>
          </table:table-cell>
          <table:table-cell office:value-type="float" office:value="1576.423828" calcext:value-type="float">
            <text:p>1576.423828</text:p>
          </table:table-cell>
          <table:table-cell office:value-type="float" office:value="1574.021851" calcext:value-type="float">
            <text:p>1574.021851</text:p>
          </table:table-cell>
          <table:table-cell table:number-columns-repeated="13"/>
        </table:table-row>
        <table:table-row table:style-name="ro1">
          <table:table-cell office:value-type="float" office:value="395.4" calcext:value-type="float">
            <text:p>395.4</text:p>
          </table:table-cell>
          <table:table-cell office:value-type="float" office:value="1574.603882" calcext:value-type="float">
            <text:p>1574.603882</text:p>
          </table:table-cell>
          <table:table-cell office:value-type="float" office:value="1574.516724" calcext:value-type="float">
            <text:p>1574.516724</text:p>
          </table:table-cell>
          <table:table-cell office:value-type="float" office:value="1572.050171" calcext:value-type="float">
            <text:p>1572.050171</text:p>
          </table:table-cell>
          <table:table-cell office:value-type="float" office:value="1574.871704" calcext:value-type="float">
            <text:p>1574.871704</text:p>
          </table:table-cell>
          <table:table-cell table:number-columns-repeated="13"/>
        </table:table-row>
        <table:table-row table:style-name="ro1">
          <table:table-cell office:value-type="float" office:value="395.6" calcext:value-type="float">
            <text:p>395.6</text:p>
          </table:table-cell>
          <table:table-cell office:value-type="float" office:value="1568.778076" calcext:value-type="float">
            <text:p>1568.778076</text:p>
          </table:table-cell>
          <table:table-cell office:value-type="float" office:value="1570.695801" calcext:value-type="float">
            <text:p>1570.695801</text:p>
          </table:table-cell>
          <table:table-cell office:value-type="float" office:value="1568.778687" calcext:value-type="float">
            <text:p>1568.778687</text:p>
          </table:table-cell>
          <table:table-cell office:value-type="float" office:value="1567.773926" calcext:value-type="float">
            <text:p>1567.773926</text:p>
          </table:table-cell>
          <table:table-cell table:number-columns-repeated="13"/>
        </table:table-row>
        <table:table-row table:style-name="ro1">
          <table:table-cell office:value-type="float" office:value="395.8" calcext:value-type="float">
            <text:p>395.8</text:p>
          </table:table-cell>
          <table:table-cell office:value-type="float" office:value="1570.531616" calcext:value-type="float">
            <text:p>1570.531616</text:p>
          </table:table-cell>
          <table:table-cell office:value-type="float" office:value="1574.621948" calcext:value-type="float">
            <text:p>1574.621948</text:p>
          </table:table-cell>
          <table:table-cell office:value-type="float" office:value="1570.908936" calcext:value-type="float">
            <text:p>1570.908936</text:p>
          </table:table-cell>
          <table:table-cell office:value-type="float" office:value="1575.459717" calcext:value-type="float">
            <text:p>1575.459717</text:p>
          </table:table-cell>
          <table:table-cell table:number-columns-repeated="13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575.248291" calcext:value-type="float">
            <text:p>1575.248291</text:p>
          </table:table-cell>
          <table:table-cell office:value-type="float" office:value="1574.109619" calcext:value-type="float">
            <text:p>1574.109619</text:p>
          </table:table-cell>
          <table:table-cell office:value-type="float" office:value="1575.67041" calcext:value-type="float">
            <text:p>1575.67041</text:p>
          </table:table-cell>
          <table:table-cell office:value-type="float" office:value="1573.843994" calcext:value-type="float">
            <text:p>1573.843994</text:p>
          </table:table-cell>
          <table:table-cell table:number-columns-repeated="13"/>
        </table:table-row>
        <table:table-row table:style-name="ro1">
          <table:table-cell office:value-type="float" office:value="396.2" calcext:value-type="float">
            <text:p>396.2</text:p>
          </table:table-cell>
          <table:table-cell office:value-type="float" office:value="1572.708496" calcext:value-type="float">
            <text:p>1572.708496</text:p>
          </table:table-cell>
          <table:table-cell office:value-type="float" office:value="1573.618164" calcext:value-type="float">
            <text:p>1573.618164</text:p>
          </table:table-cell>
          <table:table-cell office:value-type="float" office:value="1574.459961" calcext:value-type="float">
            <text:p>1574.459961</text:p>
          </table:table-cell>
          <table:table-cell office:value-type="float" office:value="1572.684082" calcext:value-type="float">
            <text:p>1572.684082</text:p>
          </table:table-cell>
          <table:table-cell table:number-columns-repeated="13"/>
        </table:table-row>
        <table:table-row table:style-name="ro1">
          <table:table-cell office:value-type="float" office:value="396.4" calcext:value-type="float">
            <text:p>396.4</text:p>
          </table:table-cell>
          <table:table-cell office:value-type="float" office:value="1002.942261" calcext:value-type="float">
            <text:p>1002.942261</text:p>
          </table:table-cell>
          <table:table-cell office:value-type="float" office:value="1239.672241" calcext:value-type="float">
            <text:p>1239.672241</text:p>
          </table:table-cell>
          <table:table-cell office:value-type="float" office:value="1007.891418" calcext:value-type="float">
            <text:p>1007.891418</text:p>
          </table:table-cell>
          <table:table-cell office:value-type="float" office:value="1232.550537" calcext:value-type="float">
            <text:p>1232.550537</text:p>
          </table:table-cell>
          <table:table-cell table:number-columns-repeated="13"/>
        </table:table-row>
        <table:table-row table:style-name="ro1">
          <table:table-cell office:value-type="float" office:value="396.6" calcext:value-type="float">
            <text:p>396.6</text:p>
          </table:table-cell>
          <table:table-cell office:value-type="float" office:value="1000" calcext:value-type="float">
            <text:p>1000</text:p>
          </table:table-cell>
          <table:table-cell office:value-type="float" office:value="1242.316895" calcext:value-type="float">
            <text:p>1242.316895</text:p>
          </table:table-cell>
          <table:table-cell office:value-type="float" office:value="1000" calcext:value-type="float">
            <text:p>1000</text:p>
          </table:table-cell>
          <table:table-cell office:value-type="float" office:value="1242.316895" calcext:value-type="float">
            <text:p>1242.316895</text:p>
          </table:table-cell>
          <table:table-cell table:number-columns-repeated="13"/>
        </table:table-row>
        <table:table-row table:style-name="ro1">
          <table:table-cell office:value-type="float" office:value="396.8" calcext:value-type="float">
            <text:p>396.8</text:p>
          </table:table-cell>
          <table:table-cell table:number-columns-repeated="4" office:value-type="float" office:value="1000" calcext:value-type="float">
            <text:p>1000</text:p>
          </table:table-cell>
          <table:table-cell table:number-columns-repeated="13"/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4" office:value-type="float" office:value="1000" calcext:value-type="float">
            <text:p>1000</text:p>
          </table:table-cell>
          <table:table-cell table:number-columns-repeated="13"/>
        </table:table-row>
        <table:table-row table:style-name="ro1">
          <table:table-cell office:value-type="float" office:value="397.2" calcext:value-type="float">
            <text:p>397.2</text:p>
          </table:table-cell>
          <table:table-cell table:number-columns-repeated="4" office:value-type="float" office:value="1000" calcext:value-type="float">
            <text:p>1000</text:p>
          </table:table-cell>
          <table:table-cell table:number-columns-repeated="13"/>
        </table:table-row>
        <table:table-row table:style-name="ro1">
          <table:table-cell office:value-type="float" office:value="397.4" calcext:value-type="float">
            <text:p>397.4</text:p>
          </table:table-cell>
          <table:table-cell table:number-columns-repeated="4" office:value-type="float" office:value="900" calcext:value-type="float">
            <text:p>900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6">00/00/0000</text:date>, <text:time style:data-style-name="N2" text:time-value="14:57:32.2682843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1T11:02:38.495759210</meta:creation-date>
    <dc:date>2019-08-16T15:39:05.530536047</dc:date>
    <meta:editing-duration>PT2H11M38S</meta:editing-duration>
    <meta:editing-cycles>29</meta:editing-cycles>
    <meta:generator>LibreOffice/6.0.7.3$Linux_X86_64 LibreOffice_project/00m0$Build-3</meta:generator>
    <meta:document-statistic meta:table-count="1" meta:cell-count="994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10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44.8cm" svg:height="21.516cm" xlink:href=".." xlink:type="simple" chart:class="chart:line" chart:style-name="ch1">
        <chart:title svg:x="20.597cm" svg:y="0.566cm" chart:style-name="ch2">
          <text:p>7m/s Thrust Data</text:p>
        </chart:title>
        <chart:legend chart:legend-position="end" svg:x="42.292cm" svg:y="9.712cm" style:legend-expansion="high" chart:style-name="ch3"/>
        <chart:plot-area chart:style-name="ch4" table:cell-range-address="Sheet1.A1:Sheet1.E1988" chart:data-source-has-labels="both" svg:x="1.907cm" svg:y="1.775cm" svg:width="39.489cm" svg:height="18.33cm">
          <chartooo:coordinate-region svg:x="2.899cm" svg:y="1.775cm" svg:width="38.497cm" svg:height="17.001cm"/>
          <chart:axis chart:dimension="x" chart:name="primary-x" chart:style-name="ch5" chartooo:axis-type="text">
            <chart:title svg:x="21.012cm" svg:y="20.535cm" chart:style-name="ch6">
              <text:p>Time (s)</text:p>
            </chart:title>
            <chart:categories table:cell-range-address="Sheet1.A2:Sheet1.A1988"/>
          </chart:axis>
          <chart:axis chart:dimension="y" chart:name="primary-y" chart:style-name="ch7">
            <chart:title svg:x="0.451cm" svg:y="11.447cm" chart:style-name="ch8">
              <text:p>Thrust</text:p>
            </chart:title>
            <chart:grid chart:style-name="ch9" chart:class="major"/>
          </chart:axis>
          <chart:series chart:style-name="ch10" chart:values-cell-range-address="Sheet1.B2:Sheet1.B1988" chart:label-cell-address="Sheet1.B1:Sheet1.B1" chart:class="chart:line">
            <chart:data-point chart:repeated="1987"/>
          </chart:series>
          <chart:series chart:style-name="ch11" chart:values-cell-range-address="Sheet1.C2:Sheet1.C1988" chart:label-cell-address="Sheet1.C1:Sheet1.C1" chart:class="chart:line">
            <chart:data-point chart:repeated="1987"/>
          </chart:series>
          <chart:series chart:style-name="ch12" chart:values-cell-range-address="Sheet1.D2:Sheet1.D1988" chart:label-cell-address="Sheet1.D1:Sheet1.D1" chart:class="chart:line">
            <chart:data-point chart:repeated="1987"/>
          </chart:series>
          <chart:series chart:style-name="ch13" chart:values-cell-range-address="Sheet1.E2:Sheet1.E1988" chart:label-cell-address="Sheet1.E1:Sheet1.E1" chart:class="chart:line">
            <chart:data-point chart:repeated="198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tor 1</text:p>
                <draw:g>
                  <svg:desc>Sheet1.B1:Sheet1.B1</svg:desc>
                </draw:g>
              </table:table-cell>
              <table:table-cell office:value-type="string">
                <text:p>Motor 2</text:p>
                <draw:g>
                  <svg:desc>Sheet1.C1:Sheet1.C1</svg:desc>
                </draw:g>
              </table:table-cell>
              <table:table-cell office:value-type="string">
                <text:p>Motor 3</text:p>
                <draw:g>
                  <svg:desc>Sheet1.D1:Sheet1.D1</svg:desc>
                </draw:g>
              </table:table-cell>
              <table:table-cell office:value-type="string">
                <text:p>Motor 4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A2:Sheet1.A1988</svg:desc>
                </draw:g>
              </table:table-cell>
              <table:table-cell office:value-type="float" office:value="1000">
                <text:p>1000</text:p>
                <draw:g>
                  <svg:desc>Sheet1.B2:Sheet1.B1988</svg:desc>
                </draw:g>
              </table:table-cell>
              <table:table-cell office:value-type="float" office:value="1000">
                <text:p>1000</text:p>
                <draw:g>
                  <svg:desc>Sheet1.C2:Sheet1.C1988</svg:desc>
                </draw:g>
              </table:table-cell>
              <table:table-cell office:value-type="float" office:value="1000">
                <text:p>1000</text:p>
                <draw:g>
                  <svg:desc>Sheet1.D2:Sheet1.D1988</svg:desc>
                </draw:g>
              </table:table-cell>
              <table:table-cell office:value-type="float" office:value="1000">
                <text:p>1000</text:p>
                <draw:g>
                  <svg:desc>Sheet1.E2:Sheet1.E1988</svg:desc>
                </draw:g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124.322388">
                <text:p>1124.322388</text:p>
              </table:table-cell>
              <table:table-cell office:value-type="float" office:value="1115.419922">
                <text:p>1115.419922</text:p>
              </table:table-cell>
              <table:table-cell office:value-type="float" office:value="1141.964966">
                <text:p>1141.964966</text:p>
              </table:table-cell>
              <table:table-cell office:value-type="float" office:value="1098.30249">
                <text:p>1098.30249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1113.937744">
                <text:p>1113.937744</text:p>
              </table:table-cell>
              <table:table-cell office:value-type="float" office:value="1242.565796">
                <text:p>1242.565796</text:p>
              </table:table-cell>
              <table:table-cell office:value-type="float" office:value="1179.491577">
                <text:p>1179.491577</text:p>
              </table:table-cell>
              <table:table-cell office:value-type="float" office:value="1176.607666">
                <text:p>1176.607666</text:p>
              </table:table-cell>
            </table:table-row>
            <table:table-row>
              <table:table-cell office:value-type="float" office:value="1.4">
                <text:p>1.4</text:p>
              </table:table-cell>
              <table:table-cell office:value-type="float" office:value="1266.41626">
                <text:p>1266.41626</text:p>
              </table:table-cell>
              <table:table-cell office:value-type="float" office:value="1348.956421">
                <text:p>1348.956421</text:p>
              </table:table-cell>
              <table:table-cell office:value-type="float" office:value="1314.541504">
                <text:p>1314.541504</text:p>
              </table:table-cell>
              <table:table-cell office:value-type="float" office:value="1302.282959">
                <text:p>1302.282959</text:p>
              </table:table-cell>
            </table:table-row>
            <table:table-row>
              <table:table-cell office:value-type="float" office:value="1.6">
                <text:p>1.6</text:p>
              </table:table-cell>
              <table:table-cell office:value-type="float" office:value="1426.903442">
                <text:p>1426.903442</text:p>
              </table:table-cell>
              <table:table-cell office:value-type="float" office:value="1501.152954">
                <text:p>1501.152954</text:p>
              </table:table-cell>
              <table:table-cell office:value-type="float" office:value="1477.306274">
                <text:p>1477.306274</text:p>
              </table:table-cell>
              <table:table-cell office:value-type="float" office:value="1448.194092">
                <text:p>1448.194092</text:p>
              </table:table-cell>
            </table:table-row>
            <table:table-row>
              <table:table-cell office:value-type="float" office:value="1.8">
                <text:p>1.8</text:p>
              </table:table-cell>
              <table:table-cell office:value-type="float" office:value="1594.08313">
                <text:p>1594.08313</text:p>
              </table:table-cell>
              <table:table-cell office:value-type="float" office:value="1615.215454">
                <text:p>1615.215454</text:p>
              </table:table-cell>
              <table:table-cell office:value-type="float" office:value="1599.69104">
                <text:p>1599.69104</text:p>
              </table:table-cell>
              <table:table-cell office:value-type="float" office:value="1610.540771">
                <text:p>1610.540771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613.004883">
                <text:p>1613.004883</text:p>
              </table:table-cell>
              <table:table-cell office:value-type="float" office:value="1609.451416">
                <text:p>1609.451416</text:p>
              </table:table-cell>
              <table:table-cell office:value-type="float" office:value="1615.388184">
                <text:p>1615.388184</text:p>
              </table:table-cell>
              <table:table-cell office:value-type="float" office:value="1611.716675">
                <text:p>1611.716675</text:p>
              </table:table-cell>
            </table:table-row>
            <table:table-row>
              <table:table-cell office:value-type="float" office:value="2.2">
                <text:p>2.2</text:p>
              </table:table-cell>
              <table:table-cell office:value-type="float" office:value="1614.263306">
                <text:p>1614.263306</text:p>
              </table:table-cell>
              <table:table-cell office:value-type="float" office:value="1613.446167">
                <text:p>1613.446167</text:p>
              </table:table-cell>
              <table:table-cell office:value-type="float" office:value="1615.323364">
                <text:p>1615.323364</text:p>
              </table:table-cell>
              <table:table-cell office:value-type="float" office:value="1614.44043">
                <text:p>1614.44043</text:p>
              </table:table-cell>
            </table:table-row>
            <table:table-row>
              <table:table-cell office:value-type="float" office:value="2.4">
                <text:p>2.4</text:p>
              </table:table-cell>
              <table:table-cell office:value-type="float" office:value="1619.267944">
                <text:p>1619.267944</text:p>
              </table:table-cell>
              <table:table-cell office:value-type="float" office:value="1618.703613">
                <text:p>1618.703613</text:p>
              </table:table-cell>
              <table:table-cell office:value-type="float" office:value="1619.893311">
                <text:p>1619.893311</text:p>
              </table:table-cell>
              <table:table-cell office:value-type="float" office:value="1615.393188">
                <text:p>1615.393188</text:p>
              </table:table-cell>
            </table:table-row>
            <table:table-row>
              <table:table-cell office:value-type="float" office:value="2.6">
                <text:p>2.6</text:p>
              </table:table-cell>
              <table:table-cell office:value-type="float" office:value="1623.521118">
                <text:p>1623.521118</text:p>
              </table:table-cell>
              <table:table-cell office:value-type="float" office:value="1626.644531">
                <text:p>1626.644531</text:p>
              </table:table-cell>
              <table:table-cell office:value-type="float" office:value="1624.228149">
                <text:p>1624.228149</text:p>
              </table:table-cell>
              <table:table-cell office:value-type="float" office:value="1626.47168">
                <text:p>1626.47168</text:p>
              </table:table-cell>
            </table:table-row>
            <table:table-row>
              <table:table-cell office:value-type="float" office:value="2.8">
                <text:p>2.8</text:p>
              </table:table-cell>
              <table:table-cell office:value-type="float" office:value="1628.383423">
                <text:p>1628.383423</text:p>
              </table:table-cell>
              <table:table-cell office:value-type="float" office:value="1620.545166">
                <text:p>1620.545166</text:p>
              </table:table-cell>
              <table:table-cell office:value-type="float" office:value="1627.73877">
                <text:p>1627.73877</text:p>
              </table:table-cell>
              <table:table-cell office:value-type="float" office:value="1623.084229">
                <text:p>1623.08422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629.386597">
                <text:p>1629.386597</text:p>
              </table:table-cell>
              <table:table-cell office:value-type="float" office:value="1626.869385">
                <text:p>1626.869385</text:p>
              </table:table-cell>
              <table:table-cell office:value-type="float" office:value="1630.805298">
                <text:p>1630.805298</text:p>
              </table:table-cell>
              <table:table-cell office:value-type="float" office:value="1627.149658">
                <text:p>1627.149658</text:p>
              </table:table-cell>
            </table:table-row>
            <table:table-row>
              <table:table-cell office:value-type="float" office:value="3.2">
                <text:p>3.2</text:p>
              </table:table-cell>
              <table:table-cell office:value-type="float" office:value="1633.453369">
                <text:p>1633.453369</text:p>
              </table:table-cell>
              <table:table-cell office:value-type="float" office:value="1633.090698">
                <text:p>1633.090698</text:p>
              </table:table-cell>
              <table:table-cell office:value-type="float" office:value="1634.532715">
                <text:p>1634.532715</text:p>
              </table:table-cell>
              <table:table-cell office:value-type="float" office:value="1634.597168">
                <text:p>1634.597168</text:p>
              </table:table-cell>
            </table:table-row>
            <table:table-row>
              <table:table-cell office:value-type="float" office:value="3.4">
                <text:p>3.4</text:p>
              </table:table-cell>
              <table:table-cell office:value-type="float" office:value="1637.366699">
                <text:p>1637.366699</text:p>
              </table:table-cell>
              <table:table-cell office:value-type="float" office:value="1639.072998">
                <text:p>1639.072998</text:p>
              </table:table-cell>
              <table:table-cell office:value-type="float" office:value="1636.28125">
                <text:p>1636.28125</text:p>
              </table:table-cell>
              <table:table-cell office:value-type="float" office:value="1635.327393">
                <text:p>1635.327393</text:p>
              </table:table-cell>
            </table:table-row>
            <table:table-row>
              <table:table-cell office:value-type="float" office:value="3.6">
                <text:p>3.6</text:p>
              </table:table-cell>
              <table:table-cell office:value-type="float" office:value="1644.20813">
                <text:p>1644.20813</text:p>
              </table:table-cell>
              <table:table-cell office:value-type="float" office:value="1647.986694">
                <text:p>1647.986694</text:p>
              </table:table-cell>
              <table:table-cell office:value-type="float" office:value="1650.311768">
                <text:p>1650.311768</text:p>
              </table:table-cell>
              <table:table-cell office:value-type="float" office:value="1647.185791">
                <text:p>1647.185791</text:p>
              </table:table-cell>
            </table:table-row>
            <table:table-row>
              <table:table-cell office:value-type="float" office:value="3.8">
                <text:p>3.8</text:p>
              </table:table-cell>
              <table:table-cell office:value-type="float" office:value="1557.104004">
                <text:p>1557.104004</text:p>
              </table:table-cell>
              <table:table-cell office:value-type="float" office:value="1546.378662">
                <text:p>1546.378662</text:p>
              </table:table-cell>
              <table:table-cell office:value-type="float" office:value="1553.675171">
                <text:p>1553.675171</text:p>
              </table:table-cell>
              <table:table-cell office:value-type="float" office:value="1547.580811">
                <text:p>1547.58081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576.661499">
                <text:p>1576.661499</text:p>
              </table:table-cell>
              <table:table-cell office:value-type="float" office:value="1574.587158">
                <text:p>1574.587158</text:p>
              </table:table-cell>
              <table:table-cell office:value-type="float" office:value="1572.989136">
                <text:p>1572.989136</text:p>
              </table:table-cell>
              <table:table-cell office:value-type="float" office:value="1573.606079">
                <text:p>1573.606079</text:p>
              </table:table-cell>
            </table:table-row>
            <table:table-row>
              <table:table-cell office:value-type="float" office:value="4.2">
                <text:p>4.2</text:p>
              </table:table-cell>
              <table:table-cell office:value-type="float" office:value="1569.183472">
                <text:p>1569.183472</text:p>
              </table:table-cell>
              <table:table-cell office:value-type="float" office:value="1571.685913">
                <text:p>1571.685913</text:p>
              </table:table-cell>
              <table:table-cell office:value-type="float" office:value="1571.848633">
                <text:p>1571.848633</text:p>
              </table:table-cell>
              <table:table-cell office:value-type="float" office:value="1569.386597">
                <text:p>1569.386597</text:p>
              </table:table-cell>
            </table:table-row>
            <table:table-row>
              <table:table-cell office:value-type="float" office:value="4.4">
                <text:p>4.4</text:p>
              </table:table-cell>
              <table:table-cell office:value-type="float" office:value="1569.592529">
                <text:p>1569.592529</text:p>
              </table:table-cell>
              <table:table-cell office:value-type="float" office:value="1571.980713">
                <text:p>1571.980713</text:p>
              </table:table-cell>
              <table:table-cell office:value-type="float" office:value="1569.919189">
                <text:p>1569.919189</text:p>
              </table:table-cell>
              <table:table-cell office:value-type="float" office:value="1570.06665">
                <text:p>1570.06665</text:p>
              </table:table-cell>
            </table:table-row>
            <table:table-row>
              <table:table-cell office:value-type="float" office:value="4.6">
                <text:p>4.6</text:p>
              </table:table-cell>
              <table:table-cell office:value-type="float" office:value="1579.901489">
                <text:p>1579.901489</text:p>
              </table:table-cell>
              <table:table-cell office:value-type="float" office:value="1576.831421">
                <text:p>1576.831421</text:p>
              </table:table-cell>
              <table:table-cell office:value-type="float" office:value="1580.294434">
                <text:p>1580.294434</text:p>
              </table:table-cell>
              <table:table-cell office:value-type="float" office:value="1577.252686">
                <text:p>1577.252686</text:p>
              </table:table-cell>
            </table:table-row>
            <table:table-row>
              <table:table-cell office:value-type="float" office:value="4.8">
                <text:p>4.8</text:p>
              </table:table-cell>
              <table:table-cell office:value-type="float" office:value="1572.429688">
                <text:p>1572.429688</text:p>
              </table:table-cell>
              <table:table-cell office:value-type="float" office:value="1574.378906">
                <text:p>1574.378906</text:p>
              </table:table-cell>
              <table:table-cell office:value-type="float" office:value="1572.947021">
                <text:p>1572.947021</text:p>
              </table:table-cell>
              <table:table-cell office:value-type="float" office:value="1575.251831">
                <text:p>1575.25183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557.495117">
                <text:p>1557.495117</text:p>
              </table:table-cell>
              <table:table-cell office:value-type="float" office:value="1556.853271">
                <text:p>1556.853271</text:p>
              </table:table-cell>
              <table:table-cell office:value-type="float" office:value="1557.260254">
                <text:p>1557.260254</text:p>
              </table:table-cell>
              <table:table-cell office:value-type="float" office:value="1557.424561">
                <text:p>1557.424561</text:p>
              </table:table-cell>
            </table:table-row>
            <table:table-row>
              <table:table-cell office:value-type="float" office:value="5.2">
                <text:p>5.2</text:p>
              </table:table-cell>
              <table:table-cell office:value-type="float" office:value="1563.087402">
                <text:p>1563.087402</text:p>
              </table:table-cell>
              <table:table-cell office:value-type="float" office:value="1563.612671">
                <text:p>1563.612671</text:p>
              </table:table-cell>
              <table:table-cell office:value-type="float" office:value="1564.961914">
                <text:p>1564.961914</text:p>
              </table:table-cell>
              <table:table-cell office:value-type="float" office:value="1561.513428">
                <text:p>1561.513428</text:p>
              </table:table-cell>
            </table:table-row>
            <table:table-row>
              <table:table-cell office:value-type="float" office:value="5.4">
                <text:p>5.4</text:p>
              </table:table-cell>
              <table:table-cell office:value-type="float" office:value="1563.425659">
                <text:p>1563.425659</text:p>
              </table:table-cell>
              <table:table-cell office:value-type="float" office:value="1562.018066">
                <text:p>1562.018066</text:p>
              </table:table-cell>
              <table:table-cell office:value-type="float" office:value="1561.990723">
                <text:p>1561.990723</text:p>
              </table:table-cell>
              <table:table-cell office:value-type="float" office:value="1562.236816">
                <text:p>1562.236816</text:p>
              </table:table-cell>
            </table:table-row>
            <table:table-row>
              <table:table-cell office:value-type="float" office:value="5.6">
                <text:p>5.6</text:p>
              </table:table-cell>
              <table:table-cell office:value-type="float" office:value="1563.493286">
                <text:p>1563.493286</text:p>
              </table:table-cell>
              <table:table-cell office:value-type="float" office:value="1561.270874">
                <text:p>1561.270874</text:p>
              </table:table-cell>
              <table:table-cell office:value-type="float" office:value="1562.755981">
                <text:p>1562.755981</text:p>
              </table:table-cell>
              <table:table-cell office:value-type="float" office:value="1557.637817">
                <text:p>1557.637817</text:p>
              </table:table-cell>
            </table:table-row>
            <table:table-row>
              <table:table-cell office:value-type="float" office:value="5.8">
                <text:p>5.8</text:p>
              </table:table-cell>
              <table:table-cell office:value-type="float" office:value="1564.433838">
                <text:p>1564.433838</text:p>
              </table:table-cell>
              <table:table-cell office:value-type="float" office:value="1562.592773">
                <text:p>1562.592773</text:p>
              </table:table-cell>
              <table:table-cell office:value-type="float" office:value="1563.494751">
                <text:p>1563.494751</text:p>
              </table:table-cell>
              <table:table-cell office:value-type="float" office:value="1563.462036">
                <text:p>1563.46203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565.606812">
                <text:p>1565.606812</text:p>
              </table:table-cell>
              <table:table-cell office:value-type="float" office:value="1562.745483">
                <text:p>1562.745483</text:p>
              </table:table-cell>
              <table:table-cell office:value-type="float" office:value="1563.842285">
                <text:p>1563.842285</text:p>
              </table:table-cell>
              <table:table-cell office:value-type="float" office:value="1562.981812">
                <text:p>1562.981812</text:p>
              </table:table-cell>
            </table:table-row>
            <table:table-row>
              <table:table-cell office:value-type="float" office:value="6.2">
                <text:p>6.2</text:p>
              </table:table-cell>
              <table:table-cell office:value-type="float" office:value="1562.144531">
                <text:p>1562.144531</text:p>
              </table:table-cell>
              <table:table-cell office:value-type="float" office:value="1560.805908">
                <text:p>1560.805908</text:p>
              </table:table-cell>
              <table:table-cell office:value-type="float" office:value="1560.294556">
                <text:p>1560.294556</text:p>
              </table:table-cell>
              <table:table-cell office:value-type="float" office:value="1562.319824">
                <text:p>1562.319824</text:p>
              </table:table-cell>
            </table:table-row>
            <table:table-row>
              <table:table-cell office:value-type="float" office:value="6.4">
                <text:p>6.4</text:p>
              </table:table-cell>
              <table:table-cell office:value-type="float" office:value="1566.831421">
                <text:p>1566.831421</text:p>
              </table:table-cell>
              <table:table-cell office:value-type="float" office:value="1567.384888">
                <text:p>1567.384888</text:p>
              </table:table-cell>
              <table:table-cell office:value-type="float" office:value="1569.54834">
                <text:p>1569.54834</text:p>
              </table:table-cell>
              <table:table-cell office:value-type="float" office:value="1563.998413">
                <text:p>1563.998413</text:p>
              </table:table-cell>
            </table:table-row>
            <table:table-row>
              <table:table-cell office:value-type="float" office:value="6.6">
                <text:p>6.6</text:p>
              </table:table-cell>
              <table:table-cell office:value-type="float" office:value="1565.343262">
                <text:p>1565.343262</text:p>
              </table:table-cell>
              <table:table-cell office:value-type="float" office:value="1564.028931">
                <text:p>1564.028931</text:p>
              </table:table-cell>
              <table:table-cell office:value-type="float" office:value="1566.13269">
                <text:p>1566.13269</text:p>
              </table:table-cell>
              <table:table-cell office:value-type="float" office:value="1563.944336">
                <text:p>1563.944336</text:p>
              </table:table-cell>
            </table:table-row>
            <table:table-row>
              <table:table-cell office:value-type="float" office:value="6.8">
                <text:p>6.8</text:p>
              </table:table-cell>
              <table:table-cell office:value-type="float" office:value="1561.956543">
                <text:p>1561.956543</text:p>
              </table:table-cell>
              <table:table-cell office:value-type="float" office:value="1564.17688">
                <text:p>1564.17688</text:p>
              </table:table-cell>
              <table:table-cell office:value-type="float" office:value="1562.547852">
                <text:p>1562.547852</text:p>
              </table:table-cell>
              <table:table-cell office:value-type="float" office:value="1565.903076">
                <text:p>1565.90307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566.786621">
                <text:p>1566.786621</text:p>
              </table:table-cell>
              <table:table-cell office:value-type="float" office:value="1563.045166">
                <text:p>1563.045166</text:p>
              </table:table-cell>
              <table:table-cell office:value-type="float" office:value="1562.572754">
                <text:p>1562.572754</text:p>
              </table:table-cell>
              <table:table-cell office:value-type="float" office:value="1564.544067">
                <text:p>1564.544067</text:p>
              </table:table-cell>
            </table:table-row>
            <table:table-row>
              <table:table-cell office:value-type="float" office:value="7.2">
                <text:p>7.2</text:p>
              </table:table-cell>
              <table:table-cell office:value-type="float" office:value="1564.661255">
                <text:p>1564.661255</text:p>
              </table:table-cell>
              <table:table-cell office:value-type="float" office:value="1562.241211">
                <text:p>1562.241211</text:p>
              </table:table-cell>
              <table:table-cell office:value-type="float" office:value="1567.02832">
                <text:p>1567.02832</text:p>
              </table:table-cell>
              <table:table-cell office:value-type="float" office:value="1561.800049">
                <text:p>1561.800049</text:p>
              </table:table-cell>
            </table:table-row>
            <table:table-row>
              <table:table-cell office:value-type="float" office:value="7.4">
                <text:p>7.4</text:p>
              </table:table-cell>
              <table:table-cell office:value-type="float" office:value="1565.013794">
                <text:p>1565.013794</text:p>
              </table:table-cell>
              <table:table-cell office:value-type="float" office:value="1564.307373">
                <text:p>1564.307373</text:p>
              </table:table-cell>
              <table:table-cell office:value-type="float" office:value="1561.836182">
                <text:p>1561.836182</text:p>
              </table:table-cell>
              <table:table-cell office:value-type="float" office:value="1568.032593">
                <text:p>1568.032593</text:p>
              </table:table-cell>
            </table:table-row>
            <table:table-row>
              <table:table-cell office:value-type="float" office:value="7.6">
                <text:p>7.6</text:p>
              </table:table-cell>
              <table:table-cell office:value-type="float" office:value="1567.117554">
                <text:p>1567.117554</text:p>
              </table:table-cell>
              <table:table-cell office:value-type="float" office:value="1567.340088">
                <text:p>1567.340088</text:p>
              </table:table-cell>
              <table:table-cell office:value-type="float" office:value="1567.760132">
                <text:p>1567.760132</text:p>
              </table:table-cell>
              <table:table-cell office:value-type="float" office:value="1567.349487">
                <text:p>1567.349487</text:p>
              </table:table-cell>
            </table:table-row>
            <table:table-row>
              <table:table-cell office:value-type="float" office:value="7.8">
                <text:p>7.8</text:p>
              </table:table-cell>
              <table:table-cell office:value-type="float" office:value="1569.346802">
                <text:p>1569.346802</text:p>
              </table:table-cell>
              <table:table-cell office:value-type="float" office:value="1560.875">
                <text:p>1560.875</text:p>
              </table:table-cell>
              <table:table-cell office:value-type="float" office:value="1563.387451">
                <text:p>1563.387451</text:p>
              </table:table-cell>
              <table:table-cell office:value-type="float" office:value="1565.922729">
                <text:p>1565.92272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567.663086">
                <text:p>1567.663086</text:p>
              </table:table-cell>
              <table:table-cell office:value-type="float" office:value="1563.689453">
                <text:p>1563.689453</text:p>
              </table:table-cell>
              <table:table-cell office:value-type="float" office:value="1563.729492">
                <text:p>1563.729492</text:p>
              </table:table-cell>
              <table:table-cell office:value-type="float" office:value="1563.553223">
                <text:p>1563.553223</text:p>
              </table:table-cell>
            </table:table-row>
            <table:table-row>
              <table:table-cell office:value-type="float" office:value="8.2">
                <text:p>8.2</text:p>
              </table:table-cell>
              <table:table-cell office:value-type="float" office:value="1564.76062">
                <text:p>1564.76062</text:p>
              </table:table-cell>
              <table:table-cell office:value-type="float" office:value="1559.31665">
                <text:p>1559.31665</text:p>
              </table:table-cell>
              <table:table-cell office:value-type="float" office:value="1565.810181">
                <text:p>1565.810181</text:p>
              </table:table-cell>
              <table:table-cell office:value-type="float" office:value="1560.58252">
                <text:p>1560.58252</text:p>
              </table:table-cell>
            </table:table-row>
            <table:table-row>
              <table:table-cell office:value-type="float" office:value="8.4">
                <text:p>8.4</text:p>
              </table:table-cell>
              <table:table-cell office:value-type="float" office:value="1568.121582">
                <text:p>1568.121582</text:p>
              </table:table-cell>
              <table:table-cell office:value-type="float" office:value="1565.908936">
                <text:p>1565.908936</text:p>
              </table:table-cell>
              <table:table-cell office:value-type="float" office:value="1565.631836">
                <text:p>1565.631836</text:p>
              </table:table-cell>
              <table:table-cell office:value-type="float" office:value="1565.859375">
                <text:p>1565.859375</text:p>
              </table:table-cell>
            </table:table-row>
            <table:table-row>
              <table:table-cell office:value-type="float" office:value="8.6">
                <text:p>8.6</text:p>
              </table:table-cell>
              <table:table-cell office:value-type="float" office:value="1563.889771">
                <text:p>1563.889771</text:p>
              </table:table-cell>
              <table:table-cell office:value-type="float" office:value="1565.293457">
                <text:p>1565.293457</text:p>
              </table:table-cell>
              <table:table-cell office:value-type="float" office:value="1564.36853">
                <text:p>1564.36853</text:p>
              </table:table-cell>
              <table:table-cell office:value-type="float" office:value="1562.256104">
                <text:p>1562.256104</text:p>
              </table:table-cell>
            </table:table-row>
            <table:table-row>
              <table:table-cell office:value-type="float" office:value="8.8">
                <text:p>8.8</text:p>
              </table:table-cell>
              <table:table-cell office:value-type="float" office:value="1564.758789">
                <text:p>1564.758789</text:p>
              </table:table-cell>
              <table:table-cell office:value-type="float" office:value="1564.714355">
                <text:p>1564.714355</text:p>
              </table:table-cell>
              <table:table-cell office:value-type="float" office:value="1564.835449">
                <text:p>1564.835449</text:p>
              </table:table-cell>
              <table:table-cell office:value-type="float" office:value="1564.05127">
                <text:p>1564.05127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563.876709">
                <text:p>1563.876709</text:p>
              </table:table-cell>
              <table:table-cell office:value-type="float" office:value="1565.74292">
                <text:p>1565.74292</text:p>
              </table:table-cell>
              <table:table-cell office:value-type="float" office:value="1561.788208">
                <text:p>1561.788208</text:p>
              </table:table-cell>
              <table:table-cell office:value-type="float" office:value="1567.736694">
                <text:p>1567.736694</text:p>
              </table:table-cell>
            </table:table-row>
            <table:table-row>
              <table:table-cell office:value-type="float" office:value="9.2">
                <text:p>9.2</text:p>
              </table:table-cell>
              <table:table-cell office:value-type="float" office:value="1565.567627">
                <text:p>1565.567627</text:p>
              </table:table-cell>
              <table:table-cell office:value-type="float" office:value="1563.155396">
                <text:p>1563.155396</text:p>
              </table:table-cell>
              <table:table-cell office:value-type="float" office:value="1565.045166">
                <text:p>1565.045166</text:p>
              </table:table-cell>
              <table:table-cell office:value-type="float" office:value="1565.84021">
                <text:p>1565.84021</text:p>
              </table:table-cell>
            </table:table-row>
            <table:table-row>
              <table:table-cell office:value-type="float" office:value="9.4">
                <text:p>9.4</text:p>
              </table:table-cell>
              <table:table-cell office:value-type="float" office:value="1562.009888">
                <text:p>1562.009888</text:p>
              </table:table-cell>
              <table:table-cell office:value-type="float" office:value="1566.626099">
                <text:p>1566.626099</text:p>
              </table:table-cell>
              <table:table-cell office:value-type="float" office:value="1565.682495">
                <text:p>1565.682495</text:p>
              </table:table-cell>
              <table:table-cell office:value-type="float" office:value="1564.400513">
                <text:p>1564.400513</text:p>
              </table:table-cell>
            </table:table-row>
            <table:table-row>
              <table:table-cell office:value-type="float" office:value="9.6">
                <text:p>9.6</text:p>
              </table:table-cell>
              <table:table-cell office:value-type="float" office:value="1559.575562">
                <text:p>1559.575562</text:p>
              </table:table-cell>
              <table:table-cell office:value-type="float" office:value="1561.968994">
                <text:p>1561.968994</text:p>
              </table:table-cell>
              <table:table-cell office:value-type="float" office:value="1561.819336">
                <text:p>1561.819336</text:p>
              </table:table-cell>
              <table:table-cell office:value-type="float" office:value="1559.766724">
                <text:p>1559.766724</text:p>
              </table:table-cell>
            </table:table-row>
            <table:table-row>
              <table:table-cell office:value-type="float" office:value="9.8">
                <text:p>9.8</text:p>
              </table:table-cell>
              <table:table-cell office:value-type="float" office:value="1565.721558">
                <text:p>1565.721558</text:p>
              </table:table-cell>
              <table:table-cell office:value-type="float" office:value="1565.9198">
                <text:p>1565.9198</text:p>
              </table:table-cell>
              <table:table-cell office:value-type="float" office:value="1568.616333">
                <text:p>1568.616333</text:p>
              </table:table-cell>
              <table:table-cell office:value-type="float" office:value="1563.340698">
                <text:p>1563.34069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566.205566">
                <text:p>1566.205566</text:p>
              </table:table-cell>
              <table:table-cell office:value-type="float" office:value="1560.919434">
                <text:p>1560.919434</text:p>
              </table:table-cell>
              <table:table-cell office:value-type="float" office:value="1567.388794">
                <text:p>1567.388794</text:p>
              </table:table-cell>
              <table:table-cell office:value-type="float" office:value="1561.819946">
                <text:p>1561.819946</text:p>
              </table:table-cell>
            </table:table-row>
            <table:table-row>
              <table:table-cell office:value-type="float" office:value="10.2">
                <text:p>10.2</text:p>
              </table:table-cell>
              <table:table-cell office:value-type="float" office:value="1565.330688">
                <text:p>1565.330688</text:p>
              </table:table-cell>
              <table:table-cell office:value-type="float" office:value="1561.739502">
                <text:p>1561.739502</text:p>
              </table:table-cell>
              <table:table-cell office:value-type="float" office:value="1565.089233">
                <text:p>1565.089233</text:p>
              </table:table-cell>
              <table:table-cell office:value-type="float" office:value="1564.721436">
                <text:p>1564.721436</text:p>
              </table:table-cell>
            </table:table-row>
            <table:table-row>
              <table:table-cell office:value-type="float" office:value="10.4">
                <text:p>10.4</text:p>
              </table:table-cell>
              <table:table-cell office:value-type="float" office:value="1565.373169">
                <text:p>1565.373169</text:p>
              </table:table-cell>
              <table:table-cell office:value-type="float" office:value="1564.455322">
                <text:p>1564.455322</text:p>
              </table:table-cell>
              <table:table-cell office:value-type="float" office:value="1565.428467">
                <text:p>1565.428467</text:p>
              </table:table-cell>
              <table:table-cell office:value-type="float" office:value="1564.982422">
                <text:p>1564.982422</text:p>
              </table:table-cell>
            </table:table-row>
            <table:table-row>
              <table:table-cell office:value-type="float" office:value="10.6">
                <text:p>10.6</text:p>
              </table:table-cell>
              <table:table-cell office:value-type="float" office:value="1564.654907">
                <text:p>1564.654907</text:p>
              </table:table-cell>
              <table:table-cell office:value-type="float" office:value="1563.609009">
                <text:p>1563.609009</text:p>
              </table:table-cell>
              <table:table-cell office:value-type="float" office:value="1563.760864">
                <text:p>1563.760864</text:p>
              </table:table-cell>
              <table:table-cell office:value-type="float" office:value="1563.994873">
                <text:p>1563.994873</text:p>
              </table:table-cell>
            </table:table-row>
            <table:table-row>
              <table:table-cell office:value-type="float" office:value="10.8">
                <text:p>10.8</text:p>
              </table:table-cell>
              <table:table-cell office:value-type="float" office:value="1565.23999">
                <text:p>1565.23999</text:p>
              </table:table-cell>
              <table:table-cell office:value-type="float" office:value="1563.131958">
                <text:p>1563.131958</text:p>
              </table:table-cell>
              <table:table-cell office:value-type="float" office:value="1564.148682">
                <text:p>1564.148682</text:p>
              </table:table-cell>
              <table:table-cell office:value-type="float" office:value="1565.446533">
                <text:p>1565.446533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516.170776">
                <text:p>1516.170776</text:p>
              </table:table-cell>
              <table:table-cell office:value-type="float" office:value="1553.600098">
                <text:p>1553.600098</text:p>
              </table:table-cell>
              <table:table-cell office:value-type="float" office:value="1585.688721">
                <text:p>1585.688721</text:p>
              </table:table-cell>
              <table:table-cell office:value-type="float" office:value="1611.686646">
                <text:p>1611.686646</text:p>
              </table:table-cell>
            </table:table-row>
            <table:table-row>
              <table:table-cell office:value-type="float" office:value="11.2">
                <text:p>11.2</text:p>
              </table:table-cell>
              <table:table-cell office:value-type="float" office:value="1621.224365">
                <text:p>1621.224365</text:p>
              </table:table-cell>
              <table:table-cell office:value-type="float" office:value="1629.68457">
                <text:p>1629.68457</text:p>
              </table:table-cell>
              <table:table-cell office:value-type="float" office:value="1614.293457">
                <text:p>1614.293457</text:p>
              </table:table-cell>
              <table:table-cell office:value-type="float" office:value="1638.865112">
                <text:p>1638.865112</text:p>
              </table:table-cell>
            </table:table-row>
            <table:table-row>
              <table:table-cell office:value-type="float" office:value="11.4">
                <text:p>11.4</text:p>
              </table:table-cell>
              <table:table-cell office:value-type="float" office:value="1690.234375">
                <text:p>1690.234375</text:p>
              </table:table-cell>
              <table:table-cell office:value-type="float" office:value="1689.481445">
                <text:p>1689.481445</text:p>
              </table:table-cell>
              <table:table-cell office:value-type="float" office:value="1686.370605">
                <text:p>1686.370605</text:p>
              </table:table-cell>
              <table:table-cell office:value-type="float" office:value="1690.206299">
                <text:p>1690.206299</text:p>
              </table:table-cell>
            </table:table-row>
            <table:table-row>
              <table:table-cell office:value-type="float" office:value="11.6">
                <text:p>11.6</text:p>
              </table:table-cell>
              <table:table-cell office:value-type="float" office:value="1722.08606">
                <text:p>1722.08606</text:p>
              </table:table-cell>
              <table:table-cell office:value-type="float" office:value="1733.12439">
                <text:p>1733.12439</text:p>
              </table:table-cell>
              <table:table-cell office:value-type="float" office:value="1726.016846">
                <text:p>1726.016846</text:p>
              </table:table-cell>
              <table:table-cell office:value-type="float" office:value="1734.029053">
                <text:p>1734.029053</text:p>
              </table:table-cell>
            </table:table-row>
            <table:table-row>
              <table:table-cell office:value-type="float" office:value="11.8">
                <text:p>11.8</text:p>
              </table:table-cell>
              <table:table-cell office:value-type="float" office:value="1703.473267">
                <text:p>1703.473267</text:p>
              </table:table-cell>
              <table:table-cell office:value-type="float" office:value="1715.45752">
                <text:p>1715.45752</text:p>
              </table:table-cell>
              <table:table-cell office:value-type="float" office:value="1705.504517">
                <text:p>1705.504517</text:p>
              </table:table-cell>
              <table:table-cell office:value-type="float" office:value="1721.014282">
                <text:p>1721.01428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714.069092">
                <text:p>1714.069092</text:p>
              </table:table-cell>
              <table:table-cell office:value-type="float" office:value="1750.006348">
                <text:p>1750.006348</text:p>
              </table:table-cell>
              <table:table-cell office:value-type="float" office:value="1718.964355">
                <text:p>1718.964355</text:p>
              </table:table-cell>
              <table:table-cell office:value-type="float" office:value="1749.789307">
                <text:p>1749.789307</text:p>
              </table:table-cell>
            </table:table-row>
            <table:table-row>
              <table:table-cell office:value-type="float" office:value="12.2">
                <text:p>12.2</text:p>
              </table:table-cell>
              <table:table-cell office:value-type="float" office:value="1704.848877">
                <text:p>1704.848877</text:p>
              </table:table-cell>
              <table:table-cell office:value-type="float" office:value="1730.597412">
                <text:p>1730.597412</text:p>
              </table:table-cell>
              <table:table-cell office:value-type="float" office:value="1709.809448">
                <text:p>1709.809448</text:p>
              </table:table-cell>
              <table:table-cell office:value-type="float" office:value="1725.912354">
                <text:p>1725.912354</text:p>
              </table:table-cell>
            </table:table-row>
            <table:table-row>
              <table:table-cell office:value-type="float" office:value="12.4">
                <text:p>12.4</text:p>
              </table:table-cell>
              <table:table-cell office:value-type="float" office:value="1699.937744">
                <text:p>1699.937744</text:p>
              </table:table-cell>
              <table:table-cell office:value-type="float" office:value="1738.291016">
                <text:p>1738.291016</text:p>
              </table:table-cell>
              <table:table-cell office:value-type="float" office:value="1711.619629">
                <text:p>1711.619629</text:p>
              </table:table-cell>
              <table:table-cell office:value-type="float" office:value="1736.272339">
                <text:p>1736.272339</text:p>
              </table:table-cell>
            </table:table-row>
            <table:table-row>
              <table:table-cell office:value-type="float" office:value="12.6">
                <text:p>12.6</text:p>
              </table:table-cell>
              <table:table-cell office:value-type="float" office:value="1707.009888">
                <text:p>1707.009888</text:p>
              </table:table-cell>
              <table:table-cell office:value-type="float" office:value="1771.301514">
                <text:p>1771.301514</text:p>
              </table:table-cell>
              <table:table-cell office:value-type="float" office:value="1722.444702">
                <text:p>1722.444702</text:p>
              </table:table-cell>
              <table:table-cell office:value-type="float" office:value="1769.104004">
                <text:p>1769.104004</text:p>
              </table:table-cell>
            </table:table-row>
            <table:table-row>
              <table:table-cell office:value-type="float" office:value="12.8">
                <text:p>12.8</text:p>
              </table:table-cell>
              <table:table-cell office:value-type="float" office:value="1706.081177">
                <text:p>1706.081177</text:p>
              </table:table-cell>
              <table:table-cell office:value-type="float" office:value="1750.318481">
                <text:p>1750.318481</text:p>
              </table:table-cell>
              <table:table-cell office:value-type="float" office:value="1720.820923">
                <text:p>1720.820923</text:p>
              </table:table-cell>
              <table:table-cell office:value-type="float" office:value="1743.397949">
                <text:p>1743.397949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719.243774">
                <text:p>1719.243774</text:p>
              </table:table-cell>
              <table:table-cell office:value-type="float" office:value="1746.717041">
                <text:p>1746.717041</text:p>
              </table:table-cell>
              <table:table-cell office:value-type="float" office:value="1728.816284">
                <text:p>1728.816284</text:p>
              </table:table-cell>
              <table:table-cell office:value-type="float" office:value="1738.704712">
                <text:p>1738.704712</text:p>
              </table:table-cell>
            </table:table-row>
            <table:table-row>
              <table:table-cell office:value-type="float" office:value="13.2">
                <text:p>13.2</text:p>
              </table:table-cell>
              <table:table-cell office:value-type="float" office:value="1707.720459">
                <text:p>1707.720459</text:p>
              </table:table-cell>
              <table:table-cell office:value-type="float" office:value="1783.442139">
                <text:p>1783.442139</text:p>
              </table:table-cell>
              <table:table-cell office:value-type="float" office:value="1714.52832">
                <text:p>1714.52832</text:p>
              </table:table-cell>
              <table:table-cell office:value-type="float" office:value="1779.859741">
                <text:p>1779.859741</text:p>
              </table:table-cell>
            </table:table-row>
            <table:table-row>
              <table:table-cell office:value-type="float" office:value="13.4">
                <text:p>13.4</text:p>
              </table:table-cell>
              <table:table-cell office:value-type="float" office:value="1669.842407">
                <text:p>1669.842407</text:p>
              </table:table-cell>
              <table:table-cell office:value-type="float" office:value="1789.307251">
                <text:p>1789.307251</text:p>
              </table:table-cell>
              <table:table-cell office:value-type="float" office:value="1668.303101">
                <text:p>1668.303101</text:p>
              </table:table-cell>
              <table:table-cell office:value-type="float" office:value="1798.546021">
                <text:p>1798.546021</text:p>
              </table:table-cell>
            </table:table-row>
            <table:table-row>
              <table:table-cell office:value-type="float" office:value="13.6">
                <text:p>13.6</text:p>
              </table:table-cell>
              <table:table-cell office:value-type="float" office:value="1703.03833">
                <text:p>1703.03833</text:p>
              </table:table-cell>
              <table:table-cell office:value-type="float" office:value="1757.8302">
                <text:p>1757.8302</text:p>
              </table:table-cell>
              <table:table-cell office:value-type="float" office:value="1716.265259">
                <text:p>1716.265259</text:p>
              </table:table-cell>
              <table:table-cell office:value-type="float" office:value="1759.707153">
                <text:p>1759.707153</text:p>
              </table:table-cell>
            </table:table-row>
            <table:table-row>
              <table:table-cell office:value-type="float" office:value="13.8">
                <text:p>13.8</text:p>
              </table:table-cell>
              <table:table-cell office:value-type="float" office:value="1699.683228">
                <text:p>1699.683228</text:p>
              </table:table-cell>
              <table:table-cell office:value-type="float" office:value="1790.212891">
                <text:p>1790.212891</text:p>
              </table:table-cell>
              <table:table-cell office:value-type="float" office:value="1710.601807">
                <text:p>1710.601807</text:p>
              </table:table-cell>
              <table:table-cell office:value-type="float" office:value="1783.475342">
                <text:p>1783.47534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694.937866">
                <text:p>1694.937866</text:p>
              </table:table-cell>
              <table:table-cell office:value-type="float" office:value="1791.114624">
                <text:p>1791.114624</text:p>
              </table:table-cell>
              <table:table-cell office:value-type="float" office:value="1703.658936">
                <text:p>1703.658936</text:p>
              </table:table-cell>
              <table:table-cell office:value-type="float" office:value="1790.465332">
                <text:p>1790.465332</text:p>
              </table:table-cell>
            </table:table-row>
            <table:table-row>
              <table:table-cell office:value-type="float" office:value="14.2">
                <text:p>14.2</text:p>
              </table:table-cell>
              <table:table-cell office:value-type="float" office:value="1704.7146">
                <text:p>1704.7146</text:p>
              </table:table-cell>
              <table:table-cell office:value-type="float" office:value="1777.728149">
                <text:p>1777.728149</text:p>
              </table:table-cell>
              <table:table-cell office:value-type="float" office:value="1717.762695">
                <text:p>1717.762695</text:p>
              </table:table-cell>
              <table:table-cell office:value-type="float" office:value="1774.905884">
                <text:p>1774.905884</text:p>
              </table:table-cell>
            </table:table-row>
            <table:table-row>
              <table:table-cell office:value-type="float" office:value="14.4">
                <text:p>14.4</text:p>
              </table:table-cell>
              <table:table-cell office:value-type="float" office:value="1708.955078">
                <text:p>1708.955078</text:p>
              </table:table-cell>
              <table:table-cell office:value-type="float" office:value="1792.552246">
                <text:p>1792.552246</text:p>
              </table:table-cell>
              <table:table-cell office:value-type="float" office:value="1720.25647">
                <text:p>1720.25647</text:p>
              </table:table-cell>
              <table:table-cell office:value-type="float" office:value="1790.569336">
                <text:p>1790.569336</text:p>
              </table:table-cell>
            </table:table-row>
            <table:table-row>
              <table:table-cell office:value-type="float" office:value="14.6">
                <text:p>14.6</text:p>
              </table:table-cell>
              <table:table-cell office:value-type="float" office:value="1699.888794">
                <text:p>1699.888794</text:p>
              </table:table-cell>
              <table:table-cell office:value-type="float" office:value="1795.743164">
                <text:p>1795.743164</text:p>
              </table:table-cell>
              <table:table-cell office:value-type="float" office:value="1709.815918">
                <text:p>1709.815918</text:p>
              </table:table-cell>
              <table:table-cell office:value-type="float" office:value="1795.166138">
                <text:p>1795.166138</text:p>
              </table:table-cell>
            </table:table-row>
            <table:table-row>
              <table:table-cell office:value-type="float" office:value="14.8">
                <text:p>14.8</text:p>
              </table:table-cell>
              <table:table-cell office:value-type="float" office:value="1705.215698">
                <text:p>1705.215698</text:p>
              </table:table-cell>
              <table:table-cell office:value-type="float" office:value="1788.945312">
                <text:p>1788.945312</text:p>
              </table:table-cell>
              <table:table-cell office:value-type="float" office:value="1714.226196">
                <text:p>1714.226196</text:p>
              </table:table-cell>
              <table:table-cell office:value-type="float" office:value="1784.055176">
                <text:p>1784.05517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703.759399">
                <text:p>1703.759399</text:p>
              </table:table-cell>
              <table:table-cell office:value-type="float" office:value="1797.575195">
                <text:p>1797.575195</text:p>
              </table:table-cell>
              <table:table-cell office:value-type="float" office:value="1716.62085">
                <text:p>1716.62085</text:p>
              </table:table-cell>
              <table:table-cell office:value-type="float" office:value="1791.424438">
                <text:p>1791.424438</text:p>
              </table:table-cell>
            </table:table-row>
            <table:table-row>
              <table:table-cell office:value-type="float" office:value="15.2">
                <text:p>15.2</text:p>
              </table:table-cell>
              <table:table-cell office:value-type="float" office:value="1700.840332">
                <text:p>1700.840332</text:p>
              </table:table-cell>
              <table:table-cell office:value-type="float" office:value="1797.44458">
                <text:p>1797.44458</text:p>
              </table:table-cell>
              <table:table-cell office:value-type="float" office:value="1711.72937">
                <text:p>1711.72937</text:p>
              </table:table-cell>
              <table:table-cell office:value-type="float" office:value="1792.932129">
                <text:p>1792.932129</text:p>
              </table:table-cell>
            </table:table-row>
            <table:table-row>
              <table:table-cell office:value-type="float" office:value="15.4">
                <text:p>15.4</text:p>
              </table:table-cell>
              <table:table-cell office:value-type="float" office:value="1713.93689">
                <text:p>1713.93689</text:p>
              </table:table-cell>
              <table:table-cell office:value-type="float" office:value="1794.595947">
                <text:p>1794.595947</text:p>
              </table:table-cell>
              <table:table-cell office:value-type="float" office:value="1724.739502">
                <text:p>1724.739502</text:p>
              </table:table-cell>
              <table:table-cell office:value-type="float" office:value="1792.472656">
                <text:p>1792.472656</text:p>
              </table:table-cell>
            </table:table-row>
            <table:table-row>
              <table:table-cell office:value-type="float" office:value="15.6">
                <text:p>15.6</text:p>
              </table:table-cell>
              <table:table-cell office:value-type="float" office:value="1700.938354">
                <text:p>1700.938354</text:p>
              </table:table-cell>
              <table:table-cell office:value-type="float" office:value="1798.143555">
                <text:p>1798.143555</text:p>
              </table:table-cell>
              <table:table-cell office:value-type="float" office:value="1712.133057">
                <text:p>1712.133057</text:p>
              </table:table-cell>
              <table:table-cell office:value-type="float" office:value="1795.456299">
                <text:p>1795.456299</text:p>
              </table:table-cell>
            </table:table-row>
            <table:table-row>
              <table:table-cell office:value-type="float" office:value="15.8">
                <text:p>15.8</text:p>
              </table:table-cell>
              <table:table-cell office:value-type="float" office:value="1708.763062">
                <text:p>1708.763062</text:p>
              </table:table-cell>
              <table:table-cell office:value-type="float" office:value="1800.414185">
                <text:p>1800.414185</text:p>
              </table:table-cell>
              <table:table-cell office:value-type="float" office:value="1716.777466">
                <text:p>1716.777466</text:p>
              </table:table-cell>
              <table:table-cell office:value-type="float" office:value="1793.362915">
                <text:p>1793.36291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712.781494">
                <text:p>1712.781494</text:p>
              </table:table-cell>
              <table:table-cell office:value-type="float" office:value="1797.863403">
                <text:p>1797.863403</text:p>
              </table:table-cell>
              <table:table-cell office:value-type="float" office:value="1720.84436">
                <text:p>1720.84436</text:p>
              </table:table-cell>
              <table:table-cell office:value-type="float" office:value="1799.006958">
                <text:p>1799.006958</text:p>
              </table:table-cell>
            </table:table-row>
            <table:table-row>
              <table:table-cell office:value-type="float" office:value="16.2">
                <text:p>16.2</text:p>
              </table:table-cell>
              <table:table-cell office:value-type="float" office:value="1705.297363">
                <text:p>1705.297363</text:p>
              </table:table-cell>
              <table:table-cell office:value-type="float" office:value="1802.839478">
                <text:p>1802.839478</text:p>
              </table:table-cell>
              <table:table-cell office:value-type="float" office:value="1715.820068">
                <text:p>1715.820068</text:p>
              </table:table-cell>
              <table:table-cell office:value-type="float" office:value="1799.7229">
                <text:p>1799.7229</text:p>
              </table:table-cell>
            </table:table-row>
            <table:table-row>
              <table:table-cell office:value-type="float" office:value="16.4">
                <text:p>16.4</text:p>
              </table:table-cell>
              <table:table-cell office:value-type="float" office:value="1710.736328">
                <text:p>1710.736328</text:p>
              </table:table-cell>
              <table:table-cell office:value-type="float" office:value="1799.519287">
                <text:p>1799.519287</text:p>
              </table:table-cell>
              <table:table-cell office:value-type="float" office:value="1718.926025">
                <text:p>1718.926025</text:p>
              </table:table-cell>
              <table:table-cell office:value-type="float" office:value="1794.592407">
                <text:p>1794.592407</text:p>
              </table:table-cell>
            </table:table-row>
            <table:table-row>
              <table:table-cell office:value-type="float" office:value="16.6">
                <text:p>16.6</text:p>
              </table:table-cell>
              <table:table-cell office:value-type="float" office:value="1709.6521">
                <text:p>1709.6521</text:p>
              </table:table-cell>
              <table:table-cell office:value-type="float" office:value="1803.175293">
                <text:p>1803.175293</text:p>
              </table:table-cell>
              <table:table-cell office:value-type="float" office:value="1720.664673">
                <text:p>1720.664673</text:p>
              </table:table-cell>
              <table:table-cell office:value-type="float" office:value="1799.864624">
                <text:p>1799.864624</text:p>
              </table:table-cell>
            </table:table-row>
            <table:table-row>
              <table:table-cell office:value-type="float" office:value="16.8">
                <text:p>16.8</text:p>
              </table:table-cell>
              <table:table-cell office:value-type="float" office:value="1709.803223">
                <text:p>1709.803223</text:p>
              </table:table-cell>
              <table:table-cell office:value-type="float" office:value="1806.502075">
                <text:p>1806.502075</text:p>
              </table:table-cell>
              <table:table-cell office:value-type="float" office:value="1721.94751">
                <text:p>1721.94751</text:p>
              </table:table-cell>
              <table:table-cell office:value-type="float" office:value="1801.775635">
                <text:p>1801.775635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710.80542">
                <text:p>1710.80542</text:p>
              </table:table-cell>
              <table:table-cell office:value-type="float" office:value="1802.004395">
                <text:p>1802.004395</text:p>
              </table:table-cell>
              <table:table-cell office:value-type="float" office:value="1723.29895">
                <text:p>1723.29895</text:p>
              </table:table-cell>
              <table:table-cell office:value-type="float" office:value="1799.701904">
                <text:p>1799.701904</text:p>
              </table:table-cell>
            </table:table-row>
            <table:table-row>
              <table:table-cell office:value-type="float" office:value="17.2">
                <text:p>17.2</text:p>
              </table:table-cell>
              <table:table-cell office:value-type="float" office:value="1713.008789">
                <text:p>1713.008789</text:p>
              </table:table-cell>
              <table:table-cell office:value-type="float" office:value="1806.683594">
                <text:p>1806.683594</text:p>
              </table:table-cell>
              <table:table-cell office:value-type="float" office:value="1722.252441">
                <text:p>1722.252441</text:p>
              </table:table-cell>
              <table:table-cell office:value-type="float" office:value="1801.583862">
                <text:p>1801.583862</text:p>
              </table:table-cell>
            </table:table-row>
            <table:table-row>
              <table:table-cell office:value-type="float" office:value="17.4">
                <text:p>17.4</text:p>
              </table:table-cell>
              <table:table-cell office:value-type="float" office:value="1713.832886">
                <text:p>1713.832886</text:p>
              </table:table-cell>
              <table:table-cell office:value-type="float" office:value="1804.180298">
                <text:p>1804.180298</text:p>
              </table:table-cell>
              <table:table-cell office:value-type="float" office:value="1721.819458">
                <text:p>1721.819458</text:p>
              </table:table-cell>
              <table:table-cell office:value-type="float" office:value="1799.981567">
                <text:p>1799.981567</text:p>
              </table:table-cell>
            </table:table-row>
            <table:table-row>
              <table:table-cell office:value-type="float" office:value="17.6">
                <text:p>17.6</text:p>
              </table:table-cell>
              <table:table-cell office:value-type="float" office:value="1713.293335">
                <text:p>1713.293335</text:p>
              </table:table-cell>
              <table:table-cell office:value-type="float" office:value="1801.636963">
                <text:p>1801.636963</text:p>
              </table:table-cell>
              <table:table-cell office:value-type="float" office:value="1720.997681">
                <text:p>1720.997681</text:p>
              </table:table-cell>
              <table:table-cell office:value-type="float" office:value="1801.776245">
                <text:p>1801.776245</text:p>
              </table:table-cell>
            </table:table-row>
            <table:table-row>
              <table:table-cell office:value-type="float" office:value="17.8">
                <text:p>17.8</text:p>
              </table:table-cell>
              <table:table-cell office:value-type="float" office:value="1711.731934">
                <text:p>1711.731934</text:p>
              </table:table-cell>
              <table:table-cell office:value-type="float" office:value="1803.936523">
                <text:p>1803.936523</text:p>
              </table:table-cell>
              <table:table-cell office:value-type="float" office:value="1720.435303">
                <text:p>1720.435303</text:p>
              </table:table-cell>
              <table:table-cell office:value-type="float" office:value="1800.917725">
                <text:p>1800.917725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711.125977">
                <text:p>1711.125977</text:p>
              </table:table-cell>
              <table:table-cell office:value-type="float" office:value="1805.431396">
                <text:p>1805.431396</text:p>
              </table:table-cell>
              <table:table-cell office:value-type="float" office:value="1726.188354">
                <text:p>1726.188354</text:p>
              </table:table-cell>
              <table:table-cell office:value-type="float" office:value="1802.32019">
                <text:p>1802.32019</text:p>
              </table:table-cell>
            </table:table-row>
            <table:table-row>
              <table:table-cell office:value-type="float" office:value="18.2">
                <text:p>18.2</text:p>
              </table:table-cell>
              <table:table-cell office:value-type="float" office:value="1713.780762">
                <text:p>1713.780762</text:p>
              </table:table-cell>
              <table:table-cell office:value-type="float" office:value="1805.78772">
                <text:p>1805.78772</text:p>
              </table:table-cell>
              <table:table-cell office:value-type="float" office:value="1724.110352">
                <text:p>1724.110352</text:p>
              </table:table-cell>
              <table:table-cell office:value-type="float" office:value="1800.489258">
                <text:p>1800.489258</text:p>
              </table:table-cell>
            </table:table-row>
            <table:table-row>
              <table:table-cell office:value-type="float" office:value="18.4">
                <text:p>18.4</text:p>
              </table:table-cell>
              <table:table-cell office:value-type="float" office:value="1708.877441">
                <text:p>1708.877441</text:p>
              </table:table-cell>
              <table:table-cell office:value-type="float" office:value="1806.229004">
                <text:p>1806.229004</text:p>
              </table:table-cell>
              <table:table-cell office:value-type="float" office:value="1723.068604">
                <text:p>1723.068604</text:p>
              </table:table-cell>
              <table:table-cell office:value-type="float" office:value="1801.536133">
                <text:p>1801.536133</text:p>
              </table:table-cell>
            </table:table-row>
            <table:table-row>
              <table:table-cell office:value-type="float" office:value="18.6">
                <text:p>18.6</text:p>
              </table:table-cell>
              <table:table-cell office:value-type="float" office:value="1710.828369">
                <text:p>1710.828369</text:p>
              </table:table-cell>
              <table:table-cell office:value-type="float" office:value="1804.451172">
                <text:p>1804.451172</text:p>
              </table:table-cell>
              <table:table-cell office:value-type="float" office:value="1724.044678">
                <text:p>1724.044678</text:p>
              </table:table-cell>
              <table:table-cell office:value-type="float" office:value="1801.460327">
                <text:p>1801.460327</text:p>
              </table:table-cell>
            </table:table-row>
            <table:table-row>
              <table:table-cell office:value-type="float" office:value="18.8">
                <text:p>18.8</text:p>
              </table:table-cell>
              <table:table-cell office:value-type="float" office:value="1713.557983">
                <text:p>1713.557983</text:p>
              </table:table-cell>
              <table:table-cell office:value-type="float" office:value="1806.185913">
                <text:p>1806.185913</text:p>
              </table:table-cell>
              <table:table-cell office:value-type="float" office:value="1722.693359">
                <text:p>1722.693359</text:p>
              </table:table-cell>
              <table:table-cell office:value-type="float" office:value="1802.866333">
                <text:p>1802.866333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712.673218">
                <text:p>1712.673218</text:p>
              </table:table-cell>
              <table:table-cell office:value-type="float" office:value="1806.726562">
                <text:p>1806.726562</text:p>
              </table:table-cell>
              <table:table-cell office:value-type="float" office:value="1724.187378">
                <text:p>1724.187378</text:p>
              </table:table-cell>
              <table:table-cell office:value-type="float" office:value="1804.117065">
                <text:p>1804.117065</text:p>
              </table:table-cell>
            </table:table-row>
            <table:table-row>
              <table:table-cell office:value-type="float" office:value="19.2">
                <text:p>19.2</text:p>
              </table:table-cell>
              <table:table-cell office:value-type="float" office:value="1711.032349">
                <text:p>1711.032349</text:p>
              </table:table-cell>
              <table:table-cell office:value-type="float" office:value="1807.997559">
                <text:p>1807.997559</text:p>
              </table:table-cell>
              <table:table-cell office:value-type="float" office:value="1724.996216">
                <text:p>1724.996216</text:p>
              </table:table-cell>
              <table:table-cell office:value-type="float" office:value="1802.987061">
                <text:p>1802.987061</text:p>
              </table:table-cell>
            </table:table-row>
            <table:table-row>
              <table:table-cell office:value-type="float" office:value="19.4">
                <text:p>19.4</text:p>
              </table:table-cell>
              <table:table-cell office:value-type="float" office:value="1714.792236">
                <text:p>1714.792236</text:p>
              </table:table-cell>
              <table:table-cell office:value-type="float" office:value="1808.293213">
                <text:p>1808.293213</text:p>
              </table:table-cell>
              <table:table-cell office:value-type="float" office:value="1725.301392">
                <text:p>1725.301392</text:p>
              </table:table-cell>
              <table:table-cell office:value-type="float" office:value="1805.982056">
                <text:p>1805.982056</text:p>
              </table:table-cell>
            </table:table-row>
            <table:table-row>
              <table:table-cell office:value-type="float" office:value="19.6">
                <text:p>19.6</text:p>
              </table:table-cell>
              <table:table-cell office:value-type="float" office:value="1715.017822">
                <text:p>1715.017822</text:p>
              </table:table-cell>
              <table:table-cell office:value-type="float" office:value="1810.44397">
                <text:p>1810.44397</text:p>
              </table:table-cell>
              <table:table-cell office:value-type="float" office:value="1728.312256">
                <text:p>1728.312256</text:p>
              </table:table-cell>
              <table:table-cell office:value-type="float" office:value="1807.615234">
                <text:p>1807.615234</text:p>
              </table:table-cell>
            </table:table-row>
            <table:table-row>
              <table:table-cell office:value-type="float" office:value="19.8">
                <text:p>19.8</text:p>
              </table:table-cell>
              <table:table-cell office:value-type="float" office:value="1715.308105">
                <text:p>1715.308105</text:p>
              </table:table-cell>
              <table:table-cell office:value-type="float" office:value="1808.734985">
                <text:p>1808.734985</text:p>
              </table:table-cell>
              <table:table-cell office:value-type="float" office:value="1725.809326">
                <text:p>1725.809326</text:p>
              </table:table-cell>
              <table:table-cell office:value-type="float" office:value="1802.927856">
                <text:p>1802.92785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715.322754">
                <text:p>1715.322754</text:p>
              </table:table-cell>
              <table:table-cell office:value-type="float" office:value="1809.010132">
                <text:p>1809.010132</text:p>
              </table:table-cell>
              <table:table-cell office:value-type="float" office:value="1728.612549">
                <text:p>1728.612549</text:p>
              </table:table-cell>
              <table:table-cell office:value-type="float" office:value="1804.44397">
                <text:p>1804.44397</text:p>
              </table:table-cell>
            </table:table-row>
            <table:table-row>
              <table:table-cell office:value-type="float" office:value="20.2">
                <text:p>20.2</text:p>
              </table:table-cell>
              <table:table-cell office:value-type="float" office:value="1712.751465">
                <text:p>1712.751465</text:p>
              </table:table-cell>
              <table:table-cell office:value-type="float" office:value="1814.436768">
                <text:p>1814.436768</text:p>
              </table:table-cell>
              <table:table-cell office:value-type="float" office:value="1725.861694">
                <text:p>1725.861694</text:p>
              </table:table-cell>
              <table:table-cell office:value-type="float" office:value="1809.3125">
                <text:p>1809.3125</text:p>
              </table:table-cell>
            </table:table-row>
            <table:table-row>
              <table:table-cell office:value-type="float" office:value="20.4">
                <text:p>20.4</text:p>
              </table:table-cell>
              <table:table-cell office:value-type="float" office:value="1715.185059">
                <text:p>1715.185059</text:p>
              </table:table-cell>
              <table:table-cell office:value-type="float" office:value="1813.704834">
                <text:p>1813.704834</text:p>
              </table:table-cell>
              <table:table-cell office:value-type="float" office:value="1727.141113">
                <text:p>1727.141113</text:p>
              </table:table-cell>
              <table:table-cell office:value-type="float" office:value="1810.696167">
                <text:p>1810.696167</text:p>
              </table:table-cell>
            </table:table-row>
            <table:table-row>
              <table:table-cell office:value-type="float" office:value="20.6">
                <text:p>20.6</text:p>
              </table:table-cell>
              <table:table-cell office:value-type="float" office:value="1715.60376">
                <text:p>1715.60376</text:p>
              </table:table-cell>
              <table:table-cell office:value-type="float" office:value="1810.766724">
                <text:p>1810.766724</text:p>
              </table:table-cell>
              <table:table-cell office:value-type="float" office:value="1726.638428">
                <text:p>1726.638428</text:p>
              </table:table-cell>
              <table:table-cell office:value-type="float" office:value="1805.513916">
                <text:p>1805.513916</text:p>
              </table:table-cell>
            </table:table-row>
            <table:table-row>
              <table:table-cell office:value-type="float" office:value="20.8">
                <text:p>20.8</text:p>
              </table:table-cell>
              <table:table-cell office:value-type="float" office:value="1718.214355">
                <text:p>1718.214355</text:p>
              </table:table-cell>
              <table:table-cell office:value-type="float" office:value="1813.822388">
                <text:p>1813.822388</text:p>
              </table:table-cell>
              <table:table-cell office:value-type="float" office:value="1731.362671">
                <text:p>1731.362671</text:p>
              </table:table-cell>
              <table:table-cell office:value-type="float" office:value="1807.136475">
                <text:p>1807.136475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716.239746">
                <text:p>1716.239746</text:p>
              </table:table-cell>
              <table:table-cell office:value-type="float" office:value="1815.269287">
                <text:p>1815.269287</text:p>
              </table:table-cell>
              <table:table-cell office:value-type="float" office:value="1727.345581">
                <text:p>1727.345581</text:p>
              </table:table-cell>
              <table:table-cell office:value-type="float" office:value="1812.605713">
                <text:p>1812.605713</text:p>
              </table:table-cell>
            </table:table-row>
            <table:table-row>
              <table:table-cell office:value-type="float" office:value="21.2">
                <text:p>21.2</text:p>
              </table:table-cell>
              <table:table-cell office:value-type="float" office:value="1715.07959">
                <text:p>1715.07959</text:p>
              </table:table-cell>
              <table:table-cell office:value-type="float" office:value="1813.909546">
                <text:p>1813.909546</text:p>
              </table:table-cell>
              <table:table-cell office:value-type="float" office:value="1724.594238">
                <text:p>1724.594238</text:p>
              </table:table-cell>
              <table:table-cell office:value-type="float" office:value="1810.040771">
                <text:p>1810.040771</text:p>
              </table:table-cell>
            </table:table-row>
            <table:table-row>
              <table:table-cell office:value-type="float" office:value="21.4">
                <text:p>21.4</text:p>
              </table:table-cell>
              <table:table-cell office:value-type="float" office:value="1717.134521">
                <text:p>1717.134521</text:p>
              </table:table-cell>
              <table:table-cell office:value-type="float" office:value="1811.616699">
                <text:p>1811.616699</text:p>
              </table:table-cell>
              <table:table-cell office:value-type="float" office:value="1729.253174">
                <text:p>1729.253174</text:p>
              </table:table-cell>
              <table:table-cell office:value-type="float" office:value="1809.365845">
                <text:p>1809.365845</text:p>
              </table:table-cell>
            </table:table-row>
            <table:table-row>
              <table:table-cell office:value-type="float" office:value="21.6">
                <text:p>21.6</text:p>
              </table:table-cell>
              <table:table-cell office:value-type="float" office:value="1718.25769">
                <text:p>1718.25769</text:p>
              </table:table-cell>
              <table:table-cell office:value-type="float" office:value="1814.939209">
                <text:p>1814.939209</text:p>
              </table:table-cell>
              <table:table-cell office:value-type="float" office:value="1730.546631">
                <text:p>1730.546631</text:p>
              </table:table-cell>
              <table:table-cell office:value-type="float" office:value="1808.033936">
                <text:p>1808.033936</text:p>
              </table:table-cell>
            </table:table-row>
            <table:table-row>
              <table:table-cell office:value-type="float" office:value="21.8">
                <text:p>21.8</text:p>
              </table:table-cell>
              <table:table-cell office:value-type="float" office:value="1717.178101">
                <text:p>1717.178101</text:p>
              </table:table-cell>
              <table:table-cell office:value-type="float" office:value="1816.239868">
                <text:p>1816.239868</text:p>
              </table:table-cell>
              <table:table-cell office:value-type="float" office:value="1728.664673">
                <text:p>1728.664673</text:p>
              </table:table-cell>
              <table:table-cell office:value-type="float" office:value="1811.213135">
                <text:p>1811.213135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717.384399">
                <text:p>1717.384399</text:p>
              </table:table-cell>
              <table:table-cell office:value-type="float" office:value="1817.772461">
                <text:p>1817.772461</text:p>
              </table:table-cell>
              <table:table-cell office:value-type="float" office:value="1728.198364">
                <text:p>1728.198364</text:p>
              </table:table-cell>
              <table:table-cell office:value-type="float" office:value="1808.722168">
                <text:p>1808.722168</text:p>
              </table:table-cell>
            </table:table-row>
            <table:table-row>
              <table:table-cell office:value-type="float" office:value="22.2">
                <text:p>22.2</text:p>
              </table:table-cell>
              <table:table-cell office:value-type="float" office:value="1717.036377">
                <text:p>1717.036377</text:p>
              </table:table-cell>
              <table:table-cell office:value-type="float" office:value="1815.443115">
                <text:p>1815.443115</text:p>
              </table:table-cell>
              <table:table-cell office:value-type="float" office:value="1730.363281">
                <text:p>1730.363281</text:p>
              </table:table-cell>
              <table:table-cell office:value-type="float" office:value="1811.301392">
                <text:p>1811.301392</text:p>
              </table:table-cell>
            </table:table-row>
            <table:table-row>
              <table:table-cell office:value-type="float" office:value="22.4">
                <text:p>22.4</text:p>
              </table:table-cell>
              <table:table-cell office:value-type="float" office:value="1716.746704">
                <text:p>1716.746704</text:p>
              </table:table-cell>
              <table:table-cell office:value-type="float" office:value="1816.53125">
                <text:p>1816.53125</text:p>
              </table:table-cell>
              <table:table-cell office:value-type="float" office:value="1727.746704">
                <text:p>1727.746704</text:p>
              </table:table-cell>
              <table:table-cell office:value-type="float" office:value="1810.922485">
                <text:p>1810.922485</text:p>
              </table:table-cell>
            </table:table-row>
            <table:table-row>
              <table:table-cell office:value-type="float" office:value="22.6">
                <text:p>22.6</text:p>
              </table:table-cell>
              <table:table-cell office:value-type="float" office:value="1714.663818">
                <text:p>1714.663818</text:p>
              </table:table-cell>
              <table:table-cell office:value-type="float" office:value="1813.446289">
                <text:p>1813.446289</text:p>
              </table:table-cell>
              <table:table-cell office:value-type="float" office:value="1727.472412">
                <text:p>1727.472412</text:p>
              </table:table-cell>
              <table:table-cell office:value-type="float" office:value="1811.321655">
                <text:p>1811.321655</text:p>
              </table:table-cell>
            </table:table-row>
            <table:table-row>
              <table:table-cell office:value-type="float" office:value="22.8">
                <text:p>22.8</text:p>
              </table:table-cell>
              <table:table-cell office:value-type="float" office:value="1715.066895">
                <text:p>1715.066895</text:p>
              </table:table-cell>
              <table:table-cell office:value-type="float" office:value="1814.786621">
                <text:p>1814.786621</text:p>
              </table:table-cell>
              <table:table-cell office:value-type="float" office:value="1726.616211">
                <text:p>1726.616211</text:p>
              </table:table-cell>
              <table:table-cell office:value-type="float" office:value="1810.62439">
                <text:p>1810.62439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718.664795">
                <text:p>1718.664795</text:p>
              </table:table-cell>
              <table:table-cell office:value-type="float" office:value="1817.319946">
                <text:p>1817.319946</text:p>
              </table:table-cell>
              <table:table-cell office:value-type="float" office:value="1730.15686">
                <text:p>1730.15686</text:p>
              </table:table-cell>
              <table:table-cell office:value-type="float" office:value="1811.753296">
                <text:p>1811.753296</text:p>
              </table:table-cell>
            </table:table-row>
            <table:table-row>
              <table:table-cell office:value-type="float" office:value="23.2">
                <text:p>23.2</text:p>
              </table:table-cell>
              <table:table-cell office:value-type="float" office:value="1713.208008">
                <text:p>1713.208008</text:p>
              </table:table-cell>
              <table:table-cell office:value-type="float" office:value="1817.531494">
                <text:p>1817.531494</text:p>
              </table:table-cell>
              <table:table-cell office:value-type="float" office:value="1727.437622">
                <text:p>1727.437622</text:p>
              </table:table-cell>
              <table:table-cell office:value-type="float" office:value="1813.829102">
                <text:p>1813.829102</text:p>
              </table:table-cell>
            </table:table-row>
            <table:table-row>
              <table:table-cell office:value-type="float" office:value="23.4">
                <text:p>23.4</text:p>
              </table:table-cell>
              <table:table-cell office:value-type="float" office:value="1716.674561">
                <text:p>1716.674561</text:p>
              </table:table-cell>
              <table:table-cell office:value-type="float" office:value="1814.440796">
                <text:p>1814.440796</text:p>
              </table:table-cell>
              <table:table-cell office:value-type="float" office:value="1728.611694">
                <text:p>1728.611694</text:p>
              </table:table-cell>
              <table:table-cell office:value-type="float" office:value="1809.832642">
                <text:p>1809.832642</text:p>
              </table:table-cell>
            </table:table-row>
            <table:table-row>
              <table:table-cell office:value-type="float" office:value="23.6">
                <text:p>23.6</text:p>
              </table:table-cell>
              <table:table-cell office:value-type="float" office:value="1718.142334">
                <text:p>1718.142334</text:p>
              </table:table-cell>
              <table:table-cell office:value-type="float" office:value="1818.429443">
                <text:p>1818.429443</text:p>
              </table:table-cell>
              <table:table-cell office:value-type="float" office:value="1729.680176">
                <text:p>1729.680176</text:p>
              </table:table-cell>
              <table:table-cell office:value-type="float" office:value="1812.611206">
                <text:p>1812.611206</text:p>
              </table:table-cell>
            </table:table-row>
            <table:table-row>
              <table:table-cell office:value-type="float" office:value="23.8">
                <text:p>23.8</text:p>
              </table:table-cell>
              <table:table-cell office:value-type="float" office:value="1718.505493">
                <text:p>1718.505493</text:p>
              </table:table-cell>
              <table:table-cell office:value-type="float" office:value="1820.040161">
                <text:p>1820.040161</text:p>
              </table:table-cell>
              <table:table-cell office:value-type="float" office:value="1729.541016">
                <text:p>1729.541016</text:p>
              </table:table-cell>
              <table:table-cell office:value-type="float" office:value="1812.636841">
                <text:p>1812.636841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719.138794">
                <text:p>1719.138794</text:p>
              </table:table-cell>
              <table:table-cell office:value-type="float" office:value="1815.497559">
                <text:p>1815.497559</text:p>
              </table:table-cell>
              <table:table-cell office:value-type="float" office:value="1733.401245">
                <text:p>1733.401245</text:p>
              </table:table-cell>
              <table:table-cell office:value-type="float" office:value="1813.673096">
                <text:p>1813.673096</text:p>
              </table:table-cell>
            </table:table-row>
            <table:table-row>
              <table:table-cell office:value-type="float" office:value="24.2">
                <text:p>24.2</text:p>
              </table:table-cell>
              <table:table-cell office:value-type="float" office:value="1722.816284">
                <text:p>1722.816284</text:p>
              </table:table-cell>
              <table:table-cell office:value-type="float" office:value="1817.495361">
                <text:p>1817.495361</text:p>
              </table:table-cell>
              <table:table-cell office:value-type="float" office:value="1734.003418">
                <text:p>1734.003418</text:p>
              </table:table-cell>
              <table:table-cell office:value-type="float" office:value="1813.908936">
                <text:p>1813.908936</text:p>
              </table:table-cell>
            </table:table-row>
            <table:table-row>
              <table:table-cell office:value-type="float" office:value="24.4">
                <text:p>24.4</text:p>
              </table:table-cell>
              <table:table-cell office:value-type="float" office:value="1719.080444">
                <text:p>1719.080444</text:p>
              </table:table-cell>
              <table:table-cell office:value-type="float" office:value="1819.603271">
                <text:p>1819.603271</text:p>
              </table:table-cell>
              <table:table-cell office:value-type="float" office:value="1732.253174">
                <text:p>1732.253174</text:p>
              </table:table-cell>
              <table:table-cell office:value-type="float" office:value="1816.184692">
                <text:p>1816.184692</text:p>
              </table:table-cell>
            </table:table-row>
            <table:table-row>
              <table:table-cell office:value-type="float" office:value="24.6">
                <text:p>24.6</text:p>
              </table:table-cell>
              <table:table-cell office:value-type="float" office:value="1721.700195">
                <text:p>1721.700195</text:p>
              </table:table-cell>
              <table:table-cell office:value-type="float" office:value="1818.440674">
                <text:p>1818.440674</text:p>
              </table:table-cell>
              <table:table-cell office:value-type="float" office:value="1732.035034">
                <text:p>1732.035034</text:p>
              </table:table-cell>
              <table:table-cell office:value-type="float" office:value="1814.966309">
                <text:p>1814.966309</text:p>
              </table:table-cell>
            </table:table-row>
            <table:table-row>
              <table:table-cell office:value-type="float" office:value="24.8">
                <text:p>24.8</text:p>
              </table:table-cell>
              <table:table-cell office:value-type="float" office:value="1717.61145">
                <text:p>1717.61145</text:p>
              </table:table-cell>
              <table:table-cell office:value-type="float" office:value="1821.386841">
                <text:p>1821.386841</text:p>
              </table:table-cell>
              <table:table-cell office:value-type="float" office:value="1730.937988">
                <text:p>1730.937988</text:p>
              </table:table-cell>
              <table:table-cell office:value-type="float" office:value="1814.807983">
                <text:p>1814.807983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726.538574">
                <text:p>1726.538574</text:p>
              </table:table-cell>
              <table:table-cell office:value-type="float" office:value="1821.332886">
                <text:p>1821.332886</text:p>
              </table:table-cell>
              <table:table-cell office:value-type="float" office:value="1735.309448">
                <text:p>1735.309448</text:p>
              </table:table-cell>
              <table:table-cell office:value-type="float" office:value="1816.605225">
                <text:p>1816.605225</text:p>
              </table:table-cell>
            </table:table-row>
            <table:table-row>
              <table:table-cell office:value-type="float" office:value="25.2">
                <text:p>25.2</text:p>
              </table:table-cell>
              <table:table-cell office:value-type="float" office:value="1720.738525">
                <text:p>1720.738525</text:p>
              </table:table-cell>
              <table:table-cell office:value-type="float" office:value="1824.039185">
                <text:p>1824.039185</text:p>
              </table:table-cell>
              <table:table-cell office:value-type="float" office:value="1733.596436">
                <text:p>1733.596436</text:p>
              </table:table-cell>
              <table:table-cell office:value-type="float" office:value="1819.139404">
                <text:p>1819.139404</text:p>
              </table:table-cell>
            </table:table-row>
            <table:table-row>
              <table:table-cell office:value-type="float" office:value="25.4">
                <text:p>25.4</text:p>
              </table:table-cell>
              <table:table-cell office:value-type="float" office:value="1724.076294">
                <text:p>1724.076294</text:p>
              </table:table-cell>
              <table:table-cell office:value-type="float" office:value="1819.132324">
                <text:p>1819.132324</text:p>
              </table:table-cell>
              <table:table-cell office:value-type="float" office:value="1734.54126">
                <text:p>1734.54126</text:p>
              </table:table-cell>
              <table:table-cell office:value-type="float" office:value="1820.164062">
                <text:p>1820.164062</text:p>
              </table:table-cell>
            </table:table-row>
            <table:table-row>
              <table:table-cell office:value-type="float" office:value="25.6">
                <text:p>25.6</text:p>
              </table:table-cell>
              <table:table-cell office:value-type="float" office:value="1723.546387">
                <text:p>1723.546387</text:p>
              </table:table-cell>
              <table:table-cell office:value-type="float" office:value="1826.604004">
                <text:p>1826.604004</text:p>
              </table:table-cell>
              <table:table-cell office:value-type="float" office:value="1735.742188">
                <text:p>1735.742188</text:p>
              </table:table-cell>
              <table:table-cell office:value-type="float" office:value="1820.350342">
                <text:p>1820.350342</text:p>
              </table:table-cell>
            </table:table-row>
            <table:table-row>
              <table:table-cell office:value-type="float" office:value="25.8">
                <text:p>25.8</text:p>
              </table:table-cell>
              <table:table-cell office:value-type="float" office:value="1719.727295">
                <text:p>1719.727295</text:p>
              </table:table-cell>
              <table:table-cell office:value-type="float" office:value="1826.080078">
                <text:p>1826.080078</text:p>
              </table:table-cell>
              <table:table-cell office:value-type="float" office:value="1731.684082">
                <text:p>1731.684082</text:p>
              </table:table-cell>
              <table:table-cell office:value-type="float" office:value="1820.036255">
                <text:p>1820.036255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1722.457031">
                <text:p>1722.457031</text:p>
              </table:table-cell>
              <table:table-cell office:value-type="float" office:value="1823.735352">
                <text:p>1823.735352</text:p>
              </table:table-cell>
              <table:table-cell office:value-type="float" office:value="1735.207397">
                <text:p>1735.207397</text:p>
              </table:table-cell>
              <table:table-cell office:value-type="float" office:value="1818.972656">
                <text:p>1818.972656</text:p>
              </table:table-cell>
            </table:table-row>
            <table:table-row>
              <table:table-cell office:value-type="float" office:value="26.2">
                <text:p>26.2</text:p>
              </table:table-cell>
              <table:table-cell office:value-type="float" office:value="1723.405396">
                <text:p>1723.405396</text:p>
              </table:table-cell>
              <table:table-cell office:value-type="float" office:value="1827.805176">
                <text:p>1827.805176</text:p>
              </table:table-cell>
              <table:table-cell office:value-type="float" office:value="1736.626831">
                <text:p>1736.626831</text:p>
              </table:table-cell>
              <table:table-cell office:value-type="float" office:value="1821.906982">
                <text:p>1821.906982</text:p>
              </table:table-cell>
            </table:table-row>
            <table:table-row>
              <table:table-cell office:value-type="float" office:value="26.4">
                <text:p>26.4</text:p>
              </table:table-cell>
              <table:table-cell office:value-type="float" office:value="1720.538086">
                <text:p>1720.538086</text:p>
              </table:table-cell>
              <table:table-cell office:value-type="float" office:value="1826.095947">
                <text:p>1826.095947</text:p>
              </table:table-cell>
              <table:table-cell office:value-type="float" office:value="1734.154053">
                <text:p>1734.154053</text:p>
              </table:table-cell>
              <table:table-cell office:value-type="float" office:value="1823.332886">
                <text:p>1823.332886</text:p>
              </table:table-cell>
            </table:table-row>
            <table:table-row>
              <table:table-cell office:value-type="float" office:value="26.6">
                <text:p>26.6</text:p>
              </table:table-cell>
              <table:table-cell office:value-type="float" office:value="1725.710938">
                <text:p>1725.710938</text:p>
              </table:table-cell>
              <table:table-cell office:value-type="float" office:value="1821.193848">
                <text:p>1821.193848</text:p>
              </table:table-cell>
              <table:table-cell office:value-type="float" office:value="1735.069702">
                <text:p>1735.069702</text:p>
              </table:table-cell>
              <table:table-cell office:value-type="float" office:value="1816.606934">
                <text:p>1816.606934</text:p>
              </table:table-cell>
            </table:table-row>
            <table:table-row>
              <table:table-cell office:value-type="float" office:value="26.8">
                <text:p>26.8</text:p>
              </table:table-cell>
              <table:table-cell office:value-type="float" office:value="1723.951538">
                <text:p>1723.951538</text:p>
              </table:table-cell>
              <table:table-cell office:value-type="float" office:value="1826.497803">
                <text:p>1826.497803</text:p>
              </table:table-cell>
              <table:table-cell office:value-type="float" office:value="1737.197266">
                <text:p>1737.197266</text:p>
              </table:table-cell>
              <table:table-cell office:value-type="float" office:value="1822.199463">
                <text:p>1822.199463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1724.281738">
                <text:p>1724.281738</text:p>
              </table:table-cell>
              <table:table-cell office:value-type="float" office:value="1824.083252">
                <text:p>1824.083252</text:p>
              </table:table-cell>
              <table:table-cell office:value-type="float" office:value="1734.921387">
                <text:p>1734.921387</text:p>
              </table:table-cell>
              <table:table-cell office:value-type="float" office:value="1820.204834">
                <text:p>1820.204834</text:p>
              </table:table-cell>
            </table:table-row>
            <table:table-row>
              <table:table-cell office:value-type="float" office:value="27.2">
                <text:p>27.2</text:p>
              </table:table-cell>
              <table:table-cell office:value-type="float" office:value="1724.978516">
                <text:p>1724.978516</text:p>
              </table:table-cell>
              <table:table-cell office:value-type="float" office:value="1822.299316">
                <text:p>1822.299316</text:p>
              </table:table-cell>
              <table:table-cell office:value-type="float" office:value="1735.715942">
                <text:p>1735.715942</text:p>
              </table:table-cell>
              <table:table-cell office:value-type="float" office:value="1819.997559">
                <text:p>1819.997559</text:p>
              </table:table-cell>
            </table:table-row>
            <table:table-row>
              <table:table-cell office:value-type="float" office:value="27.4">
                <text:p>27.4</text:p>
              </table:table-cell>
              <table:table-cell office:value-type="float" office:value="1726.618408">
                <text:p>1726.618408</text:p>
              </table:table-cell>
              <table:table-cell office:value-type="float" office:value="1828.964355">
                <text:p>1828.964355</text:p>
              </table:table-cell>
              <table:table-cell office:value-type="float" office:value="1739.189209">
                <text:p>1739.189209</text:p>
              </table:table-cell>
              <table:table-cell office:value-type="float" office:value="1821.532471">
                <text:p>1821.532471</text:p>
              </table:table-cell>
            </table:table-row>
            <table:table-row>
              <table:table-cell office:value-type="float" office:value="27.6">
                <text:p>27.6</text:p>
              </table:table-cell>
              <table:table-cell office:value-type="float" office:value="1717.02002">
                <text:p>1717.02002</text:p>
              </table:table-cell>
              <table:table-cell office:value-type="float" office:value="1795.191284">
                <text:p>1795.191284</text:p>
              </table:table-cell>
              <table:table-cell office:value-type="float" office:value="1726.549072">
                <text:p>1726.549072</text:p>
              </table:table-cell>
              <table:table-cell office:value-type="float" office:value="1787.28894">
                <text:p>1787.28894</text:p>
              </table:table-cell>
            </table:table-row>
            <table:table-row>
              <table:table-cell office:value-type="float" office:value="27.8">
                <text:p>27.8</text:p>
              </table:table-cell>
              <table:table-cell office:value-type="float" office:value="1677.880981">
                <text:p>1677.880981</text:p>
              </table:table-cell>
              <table:table-cell office:value-type="float" office:value="1806.197998">
                <text:p>1806.197998</text:p>
              </table:table-cell>
              <table:table-cell office:value-type="float" office:value="1688.700684">
                <text:p>1688.700684</text:p>
              </table:table-cell>
              <table:table-cell office:value-type="float" office:value="1808.815552">
                <text:p>1808.815552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1663.280151">
                <text:p>1663.280151</text:p>
              </table:table-cell>
              <table:table-cell office:value-type="float" office:value="1771.856689">
                <text:p>1771.856689</text:p>
              </table:table-cell>
              <table:table-cell office:value-type="float" office:value="1678.961792">
                <text:p>1678.961792</text:p>
              </table:table-cell>
              <table:table-cell office:value-type="float" office:value="1767.7948">
                <text:p>1767.7948</text:p>
              </table:table-cell>
            </table:table-row>
            <table:table-row>
              <table:table-cell office:value-type="float" office:value="28.2">
                <text:p>28.2</text:p>
              </table:table-cell>
              <table:table-cell office:value-type="float" office:value="1665.344971">
                <text:p>1665.344971</text:p>
              </table:table-cell>
              <table:table-cell office:value-type="float" office:value="1760.925781">
                <text:p>1760.925781</text:p>
              </table:table-cell>
              <table:table-cell office:value-type="float" office:value="1674.454346">
                <text:p>1674.454346</text:p>
              </table:table-cell>
              <table:table-cell office:value-type="float" office:value="1756.727783">
                <text:p>1756.727783</text:p>
              </table:table-cell>
            </table:table-row>
            <table:table-row>
              <table:table-cell office:value-type="float" office:value="28.4">
                <text:p>28.4</text:p>
              </table:table-cell>
              <table:table-cell office:value-type="float" office:value="1651.110962">
                <text:p>1651.110962</text:p>
              </table:table-cell>
              <table:table-cell office:value-type="float" office:value="1744.519775">
                <text:p>1744.519775</text:p>
              </table:table-cell>
              <table:table-cell office:value-type="float" office:value="1661.984619">
                <text:p>1661.984619</text:p>
              </table:table-cell>
              <table:table-cell office:value-type="float" office:value="1743.482056">
                <text:p>1743.482056</text:p>
              </table:table-cell>
            </table:table-row>
            <table:table-row>
              <table:table-cell office:value-type="float" office:value="28.6">
                <text:p>28.6</text:p>
              </table:table-cell>
              <table:table-cell office:value-type="float" office:value="1638.414062">
                <text:p>1638.414062</text:p>
              </table:table-cell>
              <table:table-cell office:value-type="float" office:value="1730.132568">
                <text:p>1730.132568</text:p>
              </table:table-cell>
              <table:table-cell office:value-type="float" office:value="1650.41333">
                <text:p>1650.41333</text:p>
              </table:table-cell>
              <table:table-cell office:value-type="float" office:value="1728.549072">
                <text:p>1728.549072</text:p>
              </table:table-cell>
            </table:table-row>
            <table:table-row>
              <table:table-cell office:value-type="float" office:value="28.8">
                <text:p>28.8</text:p>
              </table:table-cell>
              <table:table-cell office:value-type="float" office:value="1630.394287">
                <text:p>1630.394287</text:p>
              </table:table-cell>
              <table:table-cell office:value-type="float" office:value="1727.379272">
                <text:p>1727.379272</text:p>
              </table:table-cell>
              <table:table-cell office:value-type="float" office:value="1637.808838">
                <text:p>1637.808838</text:p>
              </table:table-cell>
              <table:table-cell office:value-type="float" office:value="1713.952515">
                <text:p>1713.952515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1628.934937">
                <text:p>1628.934937</text:p>
              </table:table-cell>
              <table:table-cell office:value-type="float" office:value="1706.304321">
                <text:p>1706.304321</text:p>
              </table:table-cell>
              <table:table-cell office:value-type="float" office:value="1628.712402">
                <text:p>1628.712402</text:p>
              </table:table-cell>
              <table:table-cell office:value-type="float" office:value="1712.062988">
                <text:p>1712.062988</text:p>
              </table:table-cell>
            </table:table-row>
            <table:table-row>
              <table:table-cell office:value-type="float" office:value="29.2">
                <text:p>29.2</text:p>
              </table:table-cell>
              <table:table-cell office:value-type="float" office:value="1622.058472">
                <text:p>1622.058472</text:p>
              </table:table-cell>
              <table:table-cell office:value-type="float" office:value="1696.295898">
                <text:p>1696.295898</text:p>
              </table:table-cell>
              <table:table-cell office:value-type="float" office:value="1626.818359">
                <text:p>1626.818359</text:p>
              </table:table-cell>
              <table:table-cell office:value-type="float" office:value="1701.491455">
                <text:p>1701.491455</text:p>
              </table:table-cell>
            </table:table-row>
            <table:table-row>
              <table:table-cell office:value-type="float" office:value="29.4">
                <text:p>29.4</text:p>
              </table:table-cell>
              <table:table-cell office:value-type="float" office:value="1611.78125">
                <text:p>1611.78125</text:p>
              </table:table-cell>
              <table:table-cell office:value-type="float" office:value="1692.704712">
                <text:p>1692.704712</text:p>
              </table:table-cell>
              <table:table-cell office:value-type="float" office:value="1620.123535">
                <text:p>1620.123535</text:p>
              </table:table-cell>
              <table:table-cell office:value-type="float" office:value="1690.720215">
                <text:p>1690.720215</text:p>
              </table:table-cell>
            </table:table-row>
            <table:table-row>
              <table:table-cell office:value-type="float" office:value="29.6">
                <text:p>29.6</text:p>
              </table:table-cell>
              <table:table-cell office:value-type="float" office:value="1605.676147">
                <text:p>1605.676147</text:p>
              </table:table-cell>
              <table:table-cell office:value-type="float" office:value="1680.400879">
                <text:p>1680.400879</text:p>
              </table:table-cell>
              <table:table-cell office:value-type="float" office:value="1619.794434">
                <text:p>1619.794434</text:p>
              </table:table-cell>
              <table:table-cell office:value-type="float" office:value="1669.133301">
                <text:p>1669.133301</text:p>
              </table:table-cell>
            </table:table-row>
            <table:table-row>
              <table:table-cell office:value-type="float" office:value="29.8">
                <text:p>29.8</text:p>
              </table:table-cell>
              <table:table-cell office:value-type="float" office:value="1607.019531">
                <text:p>1607.019531</text:p>
              </table:table-cell>
              <table:table-cell office:value-type="float" office:value="1672.622681">
                <text:p>1672.622681</text:p>
              </table:table-cell>
              <table:table-cell office:value-type="float" office:value="1607.750366">
                <text:p>1607.750366</text:p>
              </table:table-cell>
              <table:table-cell office:value-type="float" office:value="1668.664917">
                <text:p>1668.66491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605.683594">
                <text:p>1605.683594</text:p>
              </table:table-cell>
              <table:table-cell office:value-type="float" office:value="1656.368774">
                <text:p>1656.368774</text:p>
              </table:table-cell>
              <table:table-cell office:value-type="float" office:value="1608.842041">
                <text:p>1608.842041</text:p>
              </table:table-cell>
              <table:table-cell office:value-type="float" office:value="1659.075806">
                <text:p>1659.075806</text:p>
              </table:table-cell>
            </table:table-row>
            <table:table-row>
              <table:table-cell office:value-type="float" office:value="30.2">
                <text:p>30.2</text:p>
              </table:table-cell>
              <table:table-cell office:value-type="float" office:value="1594.954956">
                <text:p>1594.954956</text:p>
              </table:table-cell>
              <table:table-cell office:value-type="float" office:value="1650.351196">
                <text:p>1650.351196</text:p>
              </table:table-cell>
              <table:table-cell office:value-type="float" office:value="1601.882446">
                <text:p>1601.882446</text:p>
              </table:table-cell>
              <table:table-cell office:value-type="float" office:value="1650.584106">
                <text:p>1650.584106</text:p>
              </table:table-cell>
            </table:table-row>
            <table:table-row>
              <table:table-cell office:value-type="float" office:value="30.4">
                <text:p>30.4</text:p>
              </table:table-cell>
              <table:table-cell office:value-type="float" office:value="1595.569336">
                <text:p>1595.569336</text:p>
              </table:table-cell>
              <table:table-cell office:value-type="float" office:value="1646.179443">
                <text:p>1646.179443</text:p>
              </table:table-cell>
              <table:table-cell office:value-type="float" office:value="1597.995239">
                <text:p>1597.995239</text:p>
              </table:table-cell>
              <table:table-cell office:value-type="float" office:value="1645.497559">
                <text:p>1645.497559</text:p>
              </table:table-cell>
            </table:table-row>
            <table:table-row>
              <table:table-cell office:value-type="float" office:value="30.6">
                <text:p>30.6</text:p>
              </table:table-cell>
              <table:table-cell office:value-type="float" office:value="1587.545898">
                <text:p>1587.545898</text:p>
              </table:table-cell>
              <table:table-cell office:value-type="float" office:value="1637.32251">
                <text:p>1637.32251</text:p>
              </table:table-cell>
              <table:table-cell office:value-type="float" office:value="1591.32019">
                <text:p>1591.32019</text:p>
              </table:table-cell>
              <table:table-cell office:value-type="float" office:value="1635.918091">
                <text:p>1635.918091</text:p>
              </table:table-cell>
            </table:table-row>
            <table:table-row>
              <table:table-cell office:value-type="float" office:value="30.8">
                <text:p>30.8</text:p>
              </table:table-cell>
              <table:table-cell office:value-type="float" office:value="1585.479492">
                <text:p>1585.479492</text:p>
              </table:table-cell>
              <table:table-cell office:value-type="float" office:value="1636.145508">
                <text:p>1636.145508</text:p>
              </table:table-cell>
              <table:table-cell office:value-type="float" office:value="1589.651733">
                <text:p>1589.651733</text:p>
              </table:table-cell>
              <table:table-cell office:value-type="float" office:value="1631.363037">
                <text:p>1631.363037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1585.557739">
                <text:p>1585.557739</text:p>
              </table:table-cell>
              <table:table-cell office:value-type="float" office:value="1622.0354">
                <text:p>1622.0354</text:p>
              </table:table-cell>
              <table:table-cell office:value-type="float" office:value="1589.205078">
                <text:p>1589.205078</text:p>
              </table:table-cell>
              <table:table-cell office:value-type="float" office:value="1623.151001">
                <text:p>1623.151001</text:p>
              </table:table-cell>
            </table:table-row>
            <table:table-row>
              <table:table-cell office:value-type="float" office:value="31.2">
                <text:p>31.2</text:p>
              </table:table-cell>
              <table:table-cell office:value-type="float" office:value="1585.582764">
                <text:p>1585.582764</text:p>
              </table:table-cell>
              <table:table-cell office:value-type="float" office:value="1616.183105">
                <text:p>1616.183105</text:p>
              </table:table-cell>
              <table:table-cell office:value-type="float" office:value="1588.111694">
                <text:p>1588.111694</text:p>
              </table:table-cell>
              <table:table-cell office:value-type="float" office:value="1618.358398">
                <text:p>1618.358398</text:p>
              </table:table-cell>
            </table:table-row>
            <table:table-row>
              <table:table-cell office:value-type="float" office:value="31.4">
                <text:p>31.4</text:p>
              </table:table-cell>
              <table:table-cell office:value-type="float" office:value="1581.20459">
                <text:p>1581.20459</text:p>
              </table:table-cell>
              <table:table-cell office:value-type="float" office:value="1614.742798">
                <text:p>1614.742798</text:p>
              </table:table-cell>
              <table:table-cell office:value-type="float" office:value="1587.565918">
                <text:p>1587.565918</text:p>
              </table:table-cell>
              <table:table-cell office:value-type="float" office:value="1615.765137">
                <text:p>1615.765137</text:p>
              </table:table-cell>
            </table:table-row>
            <table:table-row>
              <table:table-cell office:value-type="float" office:value="31.6">
                <text:p>31.6</text:p>
              </table:table-cell>
              <table:table-cell office:value-type="float" office:value="1579.456787">
                <text:p>1579.456787</text:p>
              </table:table-cell>
              <table:table-cell office:value-type="float" office:value="1610.701782">
                <text:p>1610.701782</text:p>
              </table:table-cell>
              <table:table-cell office:value-type="float" office:value="1580.00354">
                <text:p>1580.00354</text:p>
              </table:table-cell>
              <table:table-cell office:value-type="float" office:value="1612.041504">
                <text:p>1612.041504</text:p>
              </table:table-cell>
            </table:table-row>
            <table:table-row>
              <table:table-cell office:value-type="float" office:value="31.8">
                <text:p>31.8</text:p>
              </table:table-cell>
              <table:table-cell office:value-type="float" office:value="1576.994019">
                <text:p>1576.994019</text:p>
              </table:table-cell>
              <table:table-cell office:value-type="float" office:value="1608.411987">
                <text:p>1608.411987</text:p>
              </table:table-cell>
              <table:table-cell office:value-type="float" office:value="1578.858398">
                <text:p>1578.858398</text:p>
              </table:table-cell>
              <table:table-cell office:value-type="float" office:value="1609.774902">
                <text:p>1609.774902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575.293091">
                <text:p>1575.293091</text:p>
              </table:table-cell>
              <table:table-cell office:value-type="float" office:value="1603.001343">
                <text:p>1603.001343</text:p>
              </table:table-cell>
              <table:table-cell office:value-type="float" office:value="1578.946533">
                <text:p>1578.946533</text:p>
              </table:table-cell>
              <table:table-cell office:value-type="float" office:value="1605.50769">
                <text:p>1605.50769</text:p>
              </table:table-cell>
            </table:table-row>
            <table:table-row>
              <table:table-cell office:value-type="float" office:value="32.2">
                <text:p>32.2</text:p>
              </table:table-cell>
              <table:table-cell office:value-type="float" office:value="1572.863281">
                <text:p>1572.863281</text:p>
              </table:table-cell>
              <table:table-cell office:value-type="float" office:value="1600.542725">
                <text:p>1600.542725</text:p>
              </table:table-cell>
              <table:table-cell office:value-type="float" office:value="1575.657471">
                <text:p>1575.657471</text:p>
              </table:table-cell>
              <table:table-cell office:value-type="float" office:value="1605.613159">
                <text:p>1605.613159</text:p>
              </table:table-cell>
            </table:table-row>
            <table:table-row>
              <table:table-cell office:value-type="float" office:value="32.4">
                <text:p>32.4</text:p>
              </table:table-cell>
              <table:table-cell office:value-type="float" office:value="1571.739014">
                <text:p>1571.739014</text:p>
              </table:table-cell>
              <table:table-cell office:value-type="float" office:value="1599.065918">
                <text:p>1599.065918</text:p>
              </table:table-cell>
              <table:table-cell office:value-type="float" office:value="1579.022705">
                <text:p>1579.022705</text:p>
              </table:table-cell>
              <table:table-cell office:value-type="float" office:value="1600.456665">
                <text:p>1600.456665</text:p>
              </table:table-cell>
            </table:table-row>
            <table:table-row>
              <table:table-cell office:value-type="float" office:value="32.6">
                <text:p>32.6</text:p>
              </table:table-cell>
              <table:table-cell office:value-type="float" office:value="1572.123657">
                <text:p>1572.123657</text:p>
              </table:table-cell>
              <table:table-cell office:value-type="float" office:value="1596.532715">
                <text:p>1596.532715</text:p>
              </table:table-cell>
              <table:table-cell office:value-type="float" office:value="1577.13916">
                <text:p>1577.13916</text:p>
              </table:table-cell>
              <table:table-cell office:value-type="float" office:value="1598.00708">
                <text:p>1598.00708</text:p>
              </table:table-cell>
            </table:table-row>
            <table:table-row>
              <table:table-cell office:value-type="float" office:value="32.8">
                <text:p>32.8</text:p>
              </table:table-cell>
              <table:table-cell office:value-type="float" office:value="1570.345703">
                <text:p>1570.345703</text:p>
              </table:table-cell>
              <table:table-cell office:value-type="float" office:value="1593.287354">
                <text:p>1593.287354</text:p>
              </table:table-cell>
              <table:table-cell office:value-type="float" office:value="1577.516968">
                <text:p>1577.516968</text:p>
              </table:table-cell>
              <table:table-cell office:value-type="float" office:value="1594.191162">
                <text:p>1594.191162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1573.491089">
                <text:p>1573.491089</text:p>
              </table:table-cell>
              <table:table-cell office:value-type="float" office:value="1590.956543">
                <text:p>1590.956543</text:p>
              </table:table-cell>
              <table:table-cell office:value-type="float" office:value="1573.979004">
                <text:p>1573.979004</text:p>
              </table:table-cell>
              <table:table-cell office:value-type="float" office:value="1590.81543">
                <text:p>1590.81543</text:p>
              </table:table-cell>
            </table:table-row>
            <table:table-row>
              <table:table-cell office:value-type="float" office:value="33.2">
                <text:p>33.2</text:p>
              </table:table-cell>
              <table:table-cell office:value-type="float" office:value="1570.674316">
                <text:p>1570.674316</text:p>
              </table:table-cell>
              <table:table-cell office:value-type="float" office:value="1586.599365">
                <text:p>1586.599365</text:p>
              </table:table-cell>
              <table:table-cell office:value-type="float" office:value="1571.708496">
                <text:p>1571.708496</text:p>
              </table:table-cell>
              <table:table-cell office:value-type="float" office:value="1589.319824">
                <text:p>1589.319824</text:p>
              </table:table-cell>
            </table:table-row>
            <table:table-row>
              <table:table-cell office:value-type="float" office:value="33.4">
                <text:p>33.4</text:p>
              </table:table-cell>
              <table:table-cell office:value-type="float" office:value="1565.202515">
                <text:p>1565.202515</text:p>
              </table:table-cell>
              <table:table-cell office:value-type="float" office:value="1589.192627">
                <text:p>1589.192627</text:p>
              </table:table-cell>
              <table:table-cell office:value-type="float" office:value="1570.866089">
                <text:p>1570.866089</text:p>
              </table:table-cell>
              <table:table-cell office:value-type="float" office:value="1587.738525">
                <text:p>1587.738525</text:p>
              </table:table-cell>
            </table:table-row>
            <table:table-row>
              <table:table-cell office:value-type="float" office:value="33.6">
                <text:p>33.6</text:p>
              </table:table-cell>
              <table:table-cell office:value-type="float" office:value="1567.001099">
                <text:p>1567.001099</text:p>
              </table:table-cell>
              <table:table-cell office:value-type="float" office:value="1586.768799">
                <text:p>1586.768799</text:p>
              </table:table-cell>
              <table:table-cell office:value-type="float" office:value="1566.777588">
                <text:p>1566.777588</text:p>
              </table:table-cell>
              <table:table-cell office:value-type="float" office:value="1592.037109">
                <text:p>1592.037109</text:p>
              </table:table-cell>
            </table:table-row>
            <table:table-row>
              <table:table-cell office:value-type="float" office:value="33.8">
                <text:p>33.8</text:p>
              </table:table-cell>
              <table:table-cell office:value-type="float" office:value="1567.595093">
                <text:p>1567.595093</text:p>
              </table:table-cell>
              <table:table-cell office:value-type="float" office:value="1584.878662">
                <text:p>1584.878662</text:p>
              </table:table-cell>
              <table:table-cell office:value-type="float" office:value="1570.648071">
                <text:p>1570.648071</text:p>
              </table:table-cell>
              <table:table-cell office:value-type="float" office:value="1583.744385">
                <text:p>1583.744385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1570.850708">
                <text:p>1570.850708</text:p>
              </table:table-cell>
              <table:table-cell office:value-type="float" office:value="1580.854736">
                <text:p>1580.854736</text:p>
              </table:table-cell>
              <table:table-cell office:value-type="float" office:value="1572.059937">
                <text:p>1572.059937</text:p>
              </table:table-cell>
              <table:table-cell office:value-type="float" office:value="1579.639404">
                <text:p>1579.639404</text:p>
              </table:table-cell>
            </table:table-row>
            <table:table-row>
              <table:table-cell office:value-type="float" office:value="34.2">
                <text:p>34.2</text:p>
              </table:table-cell>
              <table:table-cell office:value-type="float" office:value="1568.297119">
                <text:p>1568.297119</text:p>
              </table:table-cell>
              <table:table-cell office:value-type="float" office:value="1580.355347">
                <text:p>1580.355347</text:p>
              </table:table-cell>
              <table:table-cell office:value-type="float" office:value="1567.529175">
                <text:p>1567.529175</text:p>
              </table:table-cell>
              <table:table-cell office:value-type="float" office:value="1576.386108">
                <text:p>1576.386108</text:p>
              </table:table-cell>
            </table:table-row>
            <table:table-row>
              <table:table-cell office:value-type="float" office:value="34.4">
                <text:p>34.4</text:p>
              </table:table-cell>
              <table:table-cell office:value-type="float" office:value="1566.109497">
                <text:p>1566.109497</text:p>
              </table:table-cell>
              <table:table-cell office:value-type="float" office:value="1578.038574">
                <text:p>1578.038574</text:p>
              </table:table-cell>
              <table:table-cell office:value-type="float" office:value="1567.964966">
                <text:p>1567.964966</text:p>
              </table:table-cell>
              <table:table-cell office:value-type="float" office:value="1577.618286">
                <text:p>1577.618286</text:p>
              </table:table-cell>
            </table:table-row>
            <table:table-row>
              <table:table-cell office:value-type="float" office:value="34.6">
                <text:p>34.6</text:p>
              </table:table-cell>
              <table:table-cell office:value-type="float" office:value="1569.242188">
                <text:p>1569.242188</text:p>
              </table:table-cell>
              <table:table-cell office:value-type="float" office:value="1577.361328">
                <text:p>1577.361328</text:p>
              </table:table-cell>
              <table:table-cell office:value-type="float" office:value="1568.260254">
                <text:p>1568.260254</text:p>
              </table:table-cell>
              <table:table-cell office:value-type="float" office:value="1576.140503">
                <text:p>1576.140503</text:p>
              </table:table-cell>
            </table:table-row>
            <table:table-row>
              <table:table-cell office:value-type="float" office:value="34.8">
                <text:p>34.8</text:p>
              </table:table-cell>
              <table:table-cell office:value-type="float" office:value="1567.354736">
                <text:p>1567.354736</text:p>
              </table:table-cell>
              <table:table-cell office:value-type="float" office:value="1574.045898">
                <text:p>1574.045898</text:p>
              </table:table-cell>
              <table:table-cell office:value-type="float" office:value="1566.2948">
                <text:p>1566.2948</text:p>
              </table:table-cell>
              <table:table-cell office:value-type="float" office:value="1575.789062">
                <text:p>1575.789062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1571.480103">
                <text:p>1571.480103</text:p>
              </table:table-cell>
              <table:table-cell office:value-type="float" office:value="1571.256958">
                <text:p>1571.256958</text:p>
              </table:table-cell>
              <table:table-cell office:value-type="float" office:value="1569.241943">
                <text:p>1569.241943</text:p>
              </table:table-cell>
              <table:table-cell office:value-type="float" office:value="1574.872314">
                <text:p>1574.872314</text:p>
              </table:table-cell>
            </table:table-row>
            <table:table-row>
              <table:table-cell office:value-type="float" office:value="35.2">
                <text:p>35.2</text:p>
              </table:table-cell>
              <table:table-cell office:value-type="float" office:value="1565.958496">
                <text:p>1565.958496</text:p>
              </table:table-cell>
              <table:table-cell office:value-type="float" office:value="1574.92981">
                <text:p>1574.92981</text:p>
              </table:table-cell>
              <table:table-cell office:value-type="float" office:value="1566.414795">
                <text:p>1566.414795</text:p>
              </table:table-cell>
              <table:table-cell office:value-type="float" office:value="1573.067017">
                <text:p>1573.067017</text:p>
              </table:table-cell>
            </table:table-row>
            <table:table-row>
              <table:table-cell office:value-type="float" office:value="35.4">
                <text:p>35.4</text:p>
              </table:table-cell>
              <table:table-cell office:value-type="float" office:value="1567.964844">
                <text:p>1567.964844</text:p>
              </table:table-cell>
              <table:table-cell office:value-type="float" office:value="1571.438843">
                <text:p>1571.438843</text:p>
              </table:table-cell>
              <table:table-cell office:value-type="float" office:value="1565.055908">
                <text:p>1565.055908</text:p>
              </table:table-cell>
              <table:table-cell office:value-type="float" office:value="1573.082031">
                <text:p>1573.082031</text:p>
              </table:table-cell>
            </table:table-row>
            <table:table-row>
              <table:table-cell office:value-type="float" office:value="35.6">
                <text:p>35.6</text:p>
              </table:table-cell>
              <table:table-cell office:value-type="float" office:value="1564.496094">
                <text:p>1564.496094</text:p>
              </table:table-cell>
              <table:table-cell office:value-type="float" office:value="1574.120605">
                <text:p>1574.120605</text:p>
              </table:table-cell>
              <table:table-cell office:value-type="float" office:value="1567.151123">
                <text:p>1567.151123</text:p>
              </table:table-cell>
              <table:table-cell office:value-type="float" office:value="1571.757202">
                <text:p>1571.757202</text:p>
              </table:table-cell>
            </table:table-row>
            <table:table-row>
              <table:table-cell office:value-type="float" office:value="35.8">
                <text:p>35.8</text:p>
              </table:table-cell>
              <table:table-cell office:value-type="float" office:value="1568.924561">
                <text:p>1568.924561</text:p>
              </table:table-cell>
              <table:table-cell office:value-type="float" office:value="1572.327515">
                <text:p>1572.327515</text:p>
              </table:table-cell>
              <table:table-cell office:value-type="float" office:value="1566.775024">
                <text:p>1566.775024</text:p>
              </table:table-cell>
              <table:table-cell office:value-type="float" office:value="1571.856812">
                <text:p>1571.856812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1564.816284">
                <text:p>1564.816284</text:p>
              </table:table-cell>
              <table:table-cell office:value-type="float" office:value="1571.771851">
                <text:p>1571.771851</text:p>
              </table:table-cell>
              <table:table-cell office:value-type="float" office:value="1565.485596">
                <text:p>1565.485596</text:p>
              </table:table-cell>
              <table:table-cell office:value-type="float" office:value="1570.333862">
                <text:p>1570.333862</text:p>
              </table:table-cell>
            </table:table-row>
            <table:table-row>
              <table:table-cell office:value-type="float" office:value="36.2">
                <text:p>36.2</text:p>
              </table:table-cell>
              <table:table-cell office:value-type="float" office:value="1563.545288">
                <text:p>1563.545288</text:p>
              </table:table-cell>
              <table:table-cell office:value-type="float" office:value="1573.046387">
                <text:p>1573.046387</text:p>
              </table:table-cell>
              <table:table-cell office:value-type="float" office:value="1565.886108">
                <text:p>1565.886108</text:p>
              </table:table-cell>
              <table:table-cell office:value-type="float" office:value="1575.503906">
                <text:p>1575.503906</text:p>
              </table:table-cell>
            </table:table-row>
            <table:table-row>
              <table:table-cell office:value-type="float" office:value="36.4">
                <text:p>36.4</text:p>
              </table:table-cell>
              <table:table-cell office:value-type="float" office:value="1563.642944">
                <text:p>1563.642944</text:p>
              </table:table-cell>
              <table:table-cell office:value-type="float" office:value="1574.829346">
                <text:p>1574.829346</text:p>
              </table:table-cell>
              <table:table-cell office:value-type="float" office:value="1565.635254">
                <text:p>1565.635254</text:p>
              </table:table-cell>
              <table:table-cell office:value-type="float" office:value="1571.873291">
                <text:p>1571.873291</text:p>
              </table:table-cell>
            </table:table-row>
            <table:table-row>
              <table:table-cell office:value-type="float" office:value="36.6">
                <text:p>36.6</text:p>
              </table:table-cell>
              <table:table-cell office:value-type="float" office:value="1564.647949">
                <text:p>1564.647949</text:p>
              </table:table-cell>
              <table:table-cell office:value-type="float" office:value="1570.948364">
                <text:p>1570.948364</text:p>
              </table:table-cell>
              <table:table-cell office:value-type="float" office:value="1565.031006">
                <text:p>1565.031006</text:p>
              </table:table-cell>
              <table:table-cell office:value-type="float" office:value="1571.641724">
                <text:p>1571.641724</text:p>
              </table:table-cell>
            </table:table-row>
            <table:table-row>
              <table:table-cell office:value-type="float" office:value="36.8">
                <text:p>36.8</text:p>
              </table:table-cell>
              <table:table-cell office:value-type="float" office:value="1602.869019">
                <text:p>1602.869019</text:p>
              </table:table-cell>
              <table:table-cell office:value-type="float" office:value="1606.437744">
                <text:p>1606.437744</text:p>
              </table:table-cell>
              <table:table-cell office:value-type="float" office:value="1564.502075">
                <text:p>1564.502075</text:p>
              </table:table-cell>
              <table:table-cell office:value-type="float" office:value="1538.880737">
                <text:p>1538.880737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1657.71936">
                <text:p>1657.71936</text:p>
              </table:table-cell>
              <table:table-cell office:value-type="float" office:value="1686.678101">
                <text:p>1686.678101</text:p>
              </table:table-cell>
              <table:table-cell office:value-type="float" office:value="1589.700562">
                <text:p>1589.700562</text:p>
              </table:table-cell>
              <table:table-cell office:value-type="float" office:value="1576.481201">
                <text:p>1576.481201</text:p>
              </table:table-cell>
            </table:table-row>
            <table:table-row>
              <table:table-cell office:value-type="float" office:value="37.2">
                <text:p>37.2</text:p>
              </table:table-cell>
              <table:table-cell office:value-type="float" office:value="1735.196777">
                <text:p>1735.196777</text:p>
              </table:table-cell>
              <table:table-cell office:value-type="float" office:value="1752.180786">
                <text:p>1752.180786</text:p>
              </table:table-cell>
              <table:table-cell office:value-type="float" office:value="1653.286377">
                <text:p>1653.286377</text:p>
              </table:table-cell>
              <table:table-cell office:value-type="float" office:value="1664.906494">
                <text:p>1664.906494</text:p>
              </table:table-cell>
            </table:table-row>
            <table:table-row>
              <table:table-cell office:value-type="float" office:value="37.4">
                <text:p>37.4</text:p>
              </table:table-cell>
              <table:table-cell office:value-type="float" office:value="1640.575806">
                <text:p>1640.575806</text:p>
              </table:table-cell>
              <table:table-cell office:value-type="float" office:value="1678.780396">
                <text:p>1678.780396</text:p>
              </table:table-cell>
              <table:table-cell office:value-type="float" office:value="1578.153076">
                <text:p>1578.153076</text:p>
              </table:table-cell>
              <table:table-cell office:value-type="float" office:value="1560.147461">
                <text:p>1560.147461</text:p>
              </table:table-cell>
            </table:table-row>
            <table:table-row>
              <table:table-cell office:value-type="float" office:value="37.6">
                <text:p>37.6</text:p>
              </table:table-cell>
              <table:table-cell office:value-type="float" office:value="1705.14917">
                <text:p>1705.14917</text:p>
              </table:table-cell>
              <table:table-cell office:value-type="float" office:value="1671.843384">
                <text:p>1671.843384</text:p>
              </table:table-cell>
              <table:table-cell office:value-type="float" office:value="1622.428467">
                <text:p>1622.428467</text:p>
              </table:table-cell>
              <table:table-cell office:value-type="float" office:value="1614.412842">
                <text:p>1614.412842</text:p>
              </table:table-cell>
            </table:table-row>
            <table:table-row>
              <table:table-cell office:value-type="float" office:value="37.8">
                <text:p>37.8</text:p>
              </table:table-cell>
              <table:table-cell office:value-type="float" office:value="1675.539917">
                <text:p>1675.539917</text:p>
              </table:table-cell>
              <table:table-cell office:value-type="float" office:value="1736.908691">
                <text:p>1736.908691</text:p>
              </table:table-cell>
              <table:table-cell office:value-type="float" office:value="1644.270874">
                <text:p>1644.270874</text:p>
              </table:table-cell>
              <table:table-cell office:value-type="float" office:value="1636.904053">
                <text:p>1636.904053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1705.885742">
                <text:p>1705.885742</text:p>
              </table:table-cell>
              <table:table-cell office:value-type="float" office:value="1735.569946">
                <text:p>1735.569946</text:p>
              </table:table-cell>
              <table:table-cell office:value-type="float" office:value="1650.26709">
                <text:p>1650.26709</text:p>
              </table:table-cell>
              <table:table-cell office:value-type="float" office:value="1647.077148">
                <text:p>1647.077148</text:p>
              </table:table-cell>
            </table:table-row>
            <table:table-row>
              <table:table-cell office:value-type="float" office:value="38.2">
                <text:p>38.2</text:p>
              </table:table-cell>
              <table:table-cell office:value-type="float" office:value="1691.341919">
                <text:p>1691.341919</text:p>
              </table:table-cell>
              <table:table-cell office:value-type="float" office:value="1737.303101">
                <text:p>1737.303101</text:p>
              </table:table-cell>
              <table:table-cell office:value-type="float" office:value="1648.693726">
                <text:p>1648.693726</text:p>
              </table:table-cell>
              <table:table-cell office:value-type="float" office:value="1644.821777">
                <text:p>1644.821777</text:p>
              </table:table-cell>
            </table:table-row>
            <table:table-row>
              <table:table-cell office:value-type="float" office:value="38.4">
                <text:p>38.4</text:p>
              </table:table-cell>
              <table:table-cell office:value-type="float" office:value="1697.344116">
                <text:p>1697.344116</text:p>
              </table:table-cell>
              <table:table-cell office:value-type="float" office:value="1758.392944">
                <text:p>1758.392944</text:p>
              </table:table-cell>
              <table:table-cell office:value-type="float" office:value="1665.101074">
                <text:p>1665.101074</text:p>
              </table:table-cell>
              <table:table-cell office:value-type="float" office:value="1681.448608">
                <text:p>1681.448608</text:p>
              </table:table-cell>
            </table:table-row>
            <table:table-row>
              <table:table-cell office:value-type="float" office:value="38.6">
                <text:p>38.6</text:p>
              </table:table-cell>
              <table:table-cell office:value-type="float" office:value="1699.625488">
                <text:p>1699.625488</text:p>
              </table:table-cell>
              <table:table-cell office:value-type="float" office:value="1738.994873">
                <text:p>1738.994873</text:p>
              </table:table-cell>
              <table:table-cell office:value-type="float" office:value="1673.164185">
                <text:p>1673.164185</text:p>
              </table:table-cell>
              <table:table-cell office:value-type="float" office:value="1688.080444">
                <text:p>1688.080444</text:p>
              </table:table-cell>
            </table:table-row>
            <table:table-row>
              <table:table-cell office:value-type="float" office:value="38.8">
                <text:p>38.8</text:p>
              </table:table-cell>
              <table:table-cell office:value-type="float" office:value="1709.080566">
                <text:p>1709.080566</text:p>
              </table:table-cell>
              <table:table-cell office:value-type="float" office:value="1746.85022">
                <text:p>1746.85022</text:p>
              </table:table-cell>
              <table:table-cell office:value-type="float" office:value="1690.313354">
                <text:p>1690.313354</text:p>
              </table:table-cell>
              <table:table-cell office:value-type="float" office:value="1691.654907">
                <text:p>1691.654907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1681.736206">
                <text:p>1681.736206</text:p>
              </table:table-cell>
              <table:table-cell office:value-type="float" office:value="1740.10083">
                <text:p>1740.10083</text:p>
              </table:table-cell>
              <table:table-cell office:value-type="float" office:value="1715.870117">
                <text:p>1715.870117</text:p>
              </table:table-cell>
              <table:table-cell office:value-type="float" office:value="1751.689209">
                <text:p>1751.689209</text:p>
              </table:table-cell>
            </table:table-row>
            <table:table-row>
              <table:table-cell office:value-type="float" office:value="39.2">
                <text:p>39.2</text:p>
              </table:table-cell>
              <table:table-cell office:value-type="float" office:value="1712.553345">
                <text:p>1712.553345</text:p>
              </table:table-cell>
              <table:table-cell office:value-type="float" office:value="1797.730347">
                <text:p>1797.730347</text:p>
              </table:table-cell>
              <table:table-cell office:value-type="float" office:value="1740.454956">
                <text:p>1740.454956</text:p>
              </table:table-cell>
              <table:table-cell office:value-type="float" office:value="1793.797119">
                <text:p>1793.797119</text:p>
              </table:table-cell>
            </table:table-row>
            <table:table-row>
              <table:table-cell office:value-type="float" office:value="39.4">
                <text:p>39.4</text:p>
              </table:table-cell>
              <table:table-cell office:value-type="float" office:value="1727.314209">
                <text:p>1727.314209</text:p>
              </table:table-cell>
              <table:table-cell office:value-type="float" office:value="1804.2146">
                <text:p>1804.2146</text:p>
              </table:table-cell>
              <table:table-cell office:value-type="float" office:value="1739.03833">
                <text:p>1739.03833</text:p>
              </table:table-cell>
              <table:table-cell office:value-type="float" office:value="1805.170166">
                <text:p>1805.170166</text:p>
              </table:table-cell>
            </table:table-row>
            <table:table-row>
              <table:table-cell office:value-type="float" office:value="39.6">
                <text:p>39.6</text:p>
              </table:table-cell>
              <table:table-cell office:value-type="float" office:value="1729.343872">
                <text:p>1729.343872</text:p>
              </table:table-cell>
              <table:table-cell office:value-type="float" office:value="1799.075439">
                <text:p>1799.075439</text:p>
              </table:table-cell>
              <table:table-cell office:value-type="float" office:value="1732.798828">
                <text:p>1732.798828</text:p>
              </table:table-cell>
              <table:table-cell office:value-type="float" office:value="1809.515991">
                <text:p>1809.515991</text:p>
              </table:table-cell>
            </table:table-row>
            <table:table-row>
              <table:table-cell office:value-type="float" office:value="39.8">
                <text:p>39.8</text:p>
              </table:table-cell>
              <table:table-cell office:value-type="float" office:value="1720.87439">
                <text:p>1720.87439</text:p>
              </table:table-cell>
              <table:table-cell office:value-type="float" office:value="1811.618408">
                <text:p>1811.618408</text:p>
              </table:table-cell>
              <table:table-cell office:value-type="float" office:value="1724.800293">
                <text:p>1724.800293</text:p>
              </table:table-cell>
              <table:table-cell office:value-type="float" office:value="1821.886963">
                <text:p>1821.88696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722.0979">
                <text:p>1722.0979</text:p>
              </table:table-cell>
              <table:table-cell office:value-type="float" office:value="1799.837769">
                <text:p>1799.837769</text:p>
              </table:table-cell>
              <table:table-cell office:value-type="float" office:value="1733.395142">
                <text:p>1733.395142</text:p>
              </table:table-cell>
              <table:table-cell office:value-type="float" office:value="1800.955078">
                <text:p>1800.955078</text:p>
              </table:table-cell>
            </table:table-row>
            <table:table-row>
              <table:table-cell office:value-type="float" office:value="40.2">
                <text:p>40.2</text:p>
              </table:table-cell>
              <table:table-cell office:value-type="float" office:value="1725.679565">
                <text:p>1725.679565</text:p>
              </table:table-cell>
              <table:table-cell office:value-type="float" office:value="1813.247437">
                <text:p>1813.247437</text:p>
              </table:table-cell>
              <table:table-cell office:value-type="float" office:value="1735.145508">
                <text:p>1735.145508</text:p>
              </table:table-cell>
              <table:table-cell office:value-type="float" office:value="1807.232056">
                <text:p>1807.232056</text:p>
              </table:table-cell>
            </table:table-row>
            <table:table-row>
              <table:table-cell office:value-type="float" office:value="40.4">
                <text:p>40.4</text:p>
              </table:table-cell>
              <table:table-cell office:value-type="float" office:value="1706.652344">
                <text:p>1706.652344</text:p>
              </table:table-cell>
              <table:table-cell office:value-type="float" office:value="1813.363159">
                <text:p>1813.363159</text:p>
              </table:table-cell>
              <table:table-cell office:value-type="float" office:value="1710.778564">
                <text:p>1710.778564</text:p>
              </table:table-cell>
              <table:table-cell office:value-type="float" office:value="1817.59021">
                <text:p>1817.59021</text:p>
              </table:table-cell>
            </table:table-row>
            <table:table-row>
              <table:table-cell office:value-type="float" office:value="40.6">
                <text:p>40.6</text:p>
              </table:table-cell>
              <table:table-cell office:value-type="float" office:value="1721.221558">
                <text:p>1721.221558</text:p>
              </table:table-cell>
              <table:table-cell office:value-type="float" office:value="1802.197021">
                <text:p>1802.197021</text:p>
              </table:table-cell>
              <table:table-cell office:value-type="float" office:value="1735.294067">
                <text:p>1735.294067</text:p>
              </table:table-cell>
              <table:table-cell office:value-type="float" office:value="1801.64209">
                <text:p>1801.64209</text:p>
              </table:table-cell>
            </table:table-row>
            <table:table-row>
              <table:table-cell office:value-type="float" office:value="40.8">
                <text:p>40.8</text:p>
              </table:table-cell>
              <table:table-cell office:value-type="float" office:value="1724.027222">
                <text:p>1724.027222</text:p>
              </table:table-cell>
              <table:table-cell office:value-type="float" office:value="1811.536133">
                <text:p>1811.536133</text:p>
              </table:table-cell>
              <table:table-cell office:value-type="float" office:value="1727.125122">
                <text:p>1727.125122</text:p>
              </table:table-cell>
              <table:table-cell office:value-type="float" office:value="1812.387939">
                <text:p>1812.387939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1713.710205">
                <text:p>1713.710205</text:p>
              </table:table-cell>
              <table:table-cell office:value-type="float" office:value="1805.874268">
                <text:p>1805.874268</text:p>
              </table:table-cell>
              <table:table-cell office:value-type="float" office:value="1721.891357">
                <text:p>1721.891357</text:p>
              </table:table-cell>
              <table:table-cell office:value-type="float" office:value="1805.693481">
                <text:p>1805.693481</text:p>
              </table:table-cell>
            </table:table-row>
            <table:table-row>
              <table:table-cell office:value-type="float" office:value="41.2">
                <text:p>41.2</text:p>
              </table:table-cell>
              <table:table-cell office:value-type="float" office:value="1721.852783">
                <text:p>1721.852783</text:p>
              </table:table-cell>
              <table:table-cell office:value-type="float" office:value="1803.15979">
                <text:p>1803.15979</text:p>
              </table:table-cell>
              <table:table-cell office:value-type="float" office:value="1730.921997">
                <text:p>1730.921997</text:p>
              </table:table-cell>
              <table:table-cell office:value-type="float" office:value="1804.123047">
                <text:p>1804.123047</text:p>
              </table:table-cell>
            </table:table-row>
            <table:table-row>
              <table:table-cell office:value-type="float" office:value="41.4">
                <text:p>41.4</text:p>
              </table:table-cell>
              <table:table-cell office:value-type="float" office:value="1713.838257">
                <text:p>1713.838257</text:p>
              </table:table-cell>
              <table:table-cell office:value-type="float" office:value="1810.544678">
                <text:p>1810.544678</text:p>
              </table:table-cell>
              <table:table-cell office:value-type="float" office:value="1722.244751">
                <text:p>1722.244751</text:p>
              </table:table-cell>
              <table:table-cell office:value-type="float" office:value="1811.48877">
                <text:p>1811.48877</text:p>
              </table:table-cell>
            </table:table-row>
            <table:table-row>
              <table:table-cell office:value-type="float" office:value="41.6">
                <text:p>41.6</text:p>
              </table:table-cell>
              <table:table-cell office:value-type="float" office:value="1710.848999">
                <text:p>1710.848999</text:p>
              </table:table-cell>
              <table:table-cell office:value-type="float" office:value="1806.80957">
                <text:p>1806.80957</text:p>
              </table:table-cell>
              <table:table-cell office:value-type="float" office:value="1721.17395">
                <text:p>1721.17395</text:p>
              </table:table-cell>
              <table:table-cell office:value-type="float" office:value="1803.908936">
                <text:p>1803.908936</text:p>
              </table:table-cell>
            </table:table-row>
            <table:table-row>
              <table:table-cell office:value-type="float" office:value="41.8">
                <text:p>41.8</text:p>
              </table:table-cell>
              <table:table-cell office:value-type="float" office:value="1714.105957">
                <text:p>1714.105957</text:p>
              </table:table-cell>
              <table:table-cell office:value-type="float" office:value="1802.769897">
                <text:p>1802.769897</text:p>
              </table:table-cell>
              <table:table-cell office:value-type="float" office:value="1728.338501">
                <text:p>1728.338501</text:p>
              </table:table-cell>
              <table:table-cell office:value-type="float" office:value="1798.5979">
                <text:p>1798.5979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1715.983154">
                <text:p>1715.983154</text:p>
              </table:table-cell>
              <table:table-cell office:value-type="float" office:value="1805.755005">
                <text:p>1805.755005</text:p>
              </table:table-cell>
              <table:table-cell office:value-type="float" office:value="1725.346313">
                <text:p>1725.346313</text:p>
              </table:table-cell>
              <table:table-cell office:value-type="float" office:value="1807.567993">
                <text:p>1807.567993</text:p>
              </table:table-cell>
            </table:table-row>
            <table:table-row>
              <table:table-cell office:value-type="float" office:value="42.2">
                <text:p>42.2</text:p>
              </table:table-cell>
              <table:table-cell office:value-type="float" office:value="1720.231445">
                <text:p>1720.231445</text:p>
              </table:table-cell>
              <table:table-cell office:value-type="float" office:value="1804.331055">
                <text:p>1804.331055</text:p>
              </table:table-cell>
              <table:table-cell office:value-type="float" office:value="1725.034912">
                <text:p>1725.034912</text:p>
              </table:table-cell>
              <table:table-cell office:value-type="float" office:value="1805.166382">
                <text:p>1805.166382</text:p>
              </table:table-cell>
            </table:table-row>
            <table:table-row>
              <table:table-cell office:value-type="float" office:value="42.4">
                <text:p>42.4</text:p>
              </table:table-cell>
              <table:table-cell office:value-type="float" office:value="1710.904541">
                <text:p>1710.904541</text:p>
              </table:table-cell>
              <table:table-cell office:value-type="float" office:value="1805.562622">
                <text:p>1805.562622</text:p>
              </table:table-cell>
              <table:table-cell office:value-type="float" office:value="1721.556885">
                <text:p>1721.556885</text:p>
              </table:table-cell>
              <table:table-cell office:value-type="float" office:value="1801.015381">
                <text:p>1801.015381</text:p>
              </table:table-cell>
            </table:table-row>
            <table:table-row>
              <table:table-cell office:value-type="float" office:value="42.6">
                <text:p>42.6</text:p>
              </table:table-cell>
              <table:table-cell office:value-type="float" office:value="1716.86084">
                <text:p>1716.86084</text:p>
              </table:table-cell>
              <table:table-cell office:value-type="float" office:value="1805.513184">
                <text:p>1805.513184</text:p>
              </table:table-cell>
              <table:table-cell office:value-type="float" office:value="1727.051636">
                <text:p>1727.051636</text:p>
              </table:table-cell>
              <table:table-cell office:value-type="float" office:value="1803.198975">
                <text:p>1803.198975</text:p>
              </table:table-cell>
            </table:table-row>
            <table:table-row>
              <table:table-cell office:value-type="float" office:value="42.8">
                <text:p>42.8</text:p>
              </table:table-cell>
              <table:table-cell office:value-type="float" office:value="1717.534424">
                <text:p>1717.534424</text:p>
              </table:table-cell>
              <table:table-cell office:value-type="float" office:value="1799.6875">
                <text:p>1799.6875</text:p>
              </table:table-cell>
              <table:table-cell office:value-type="float" office:value="1728.366333">
                <text:p>1728.366333</text:p>
              </table:table-cell>
              <table:table-cell office:value-type="float" office:value="1798.814697">
                <text:p>1798.814697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1717.144287">
                <text:p>1717.144287</text:p>
              </table:table-cell>
              <table:table-cell office:value-type="float" office:value="1805.232788">
                <text:p>1805.232788</text:p>
              </table:table-cell>
              <table:table-cell office:value-type="float" office:value="1722.592285">
                <text:p>1722.592285</text:p>
              </table:table-cell>
              <table:table-cell office:value-type="float" office:value="1809.012329">
                <text:p>1809.012329</text:p>
              </table:table-cell>
            </table:table-row>
            <table:table-row>
              <table:table-cell office:value-type="float" office:value="43.2">
                <text:p>43.2</text:p>
              </table:table-cell>
              <table:table-cell office:value-type="float" office:value="1714.634155">
                <text:p>1714.634155</text:p>
              </table:table-cell>
              <table:table-cell office:value-type="float" office:value="1806.592163">
                <text:p>1806.592163</text:p>
              </table:table-cell>
              <table:table-cell office:value-type="float" office:value="1723.314941">
                <text:p>1723.314941</text:p>
              </table:table-cell>
              <table:table-cell office:value-type="float" office:value="1803.85791">
                <text:p>1803.85791</text:p>
              </table:table-cell>
            </table:table-row>
            <table:table-row>
              <table:table-cell office:value-type="float" office:value="43.4">
                <text:p>43.4</text:p>
              </table:table-cell>
              <table:table-cell office:value-type="float" office:value="1714.772461">
                <text:p>1714.772461</text:p>
              </table:table-cell>
              <table:table-cell office:value-type="float" office:value="1804.238647">
                <text:p>1804.238647</text:p>
              </table:table-cell>
              <table:table-cell office:value-type="float" office:value="1724.002197">
                <text:p>1724.002197</text:p>
              </table:table-cell>
              <table:table-cell office:value-type="float" office:value="1804.057495">
                <text:p>1804.057495</text:p>
              </table:table-cell>
            </table:table-row>
            <table:table-row>
              <table:table-cell office:value-type="float" office:value="43.6">
                <text:p>43.6</text:p>
              </table:table-cell>
              <table:table-cell office:value-type="float" office:value="1710.431885">
                <text:p>1710.431885</text:p>
              </table:table-cell>
              <table:table-cell office:value-type="float" office:value="1808.936523">
                <text:p>1808.936523</text:p>
              </table:table-cell>
              <table:table-cell office:value-type="float" office:value="1716.770996">
                <text:p>1716.770996</text:p>
              </table:table-cell>
              <table:table-cell office:value-type="float" office:value="1806.703857">
                <text:p>1806.703857</text:p>
              </table:table-cell>
            </table:table-row>
            <table:table-row>
              <table:table-cell office:value-type="float" office:value="43.8">
                <text:p>43.8</text:p>
              </table:table-cell>
              <table:table-cell office:value-type="float" office:value="1713.459595">
                <text:p>1713.459595</text:p>
              </table:table-cell>
              <table:table-cell office:value-type="float" office:value="1800.688721">
                <text:p>1800.688721</text:p>
              </table:table-cell>
              <table:table-cell office:value-type="float" office:value="1722.232666">
                <text:p>1722.232666</text:p>
              </table:table-cell>
              <table:table-cell office:value-type="float" office:value="1801.09082">
                <text:p>1801.09082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1715.928467">
                <text:p>1715.928467</text:p>
              </table:table-cell>
              <table:table-cell office:value-type="float" office:value="1802.989746">
                <text:p>1802.989746</text:p>
              </table:table-cell>
              <table:table-cell office:value-type="float" office:value="1725.210449">
                <text:p>1725.210449</text:p>
              </table:table-cell>
              <table:table-cell office:value-type="float" office:value="1803.512817">
                <text:p>1803.512817</text:p>
              </table:table-cell>
            </table:table-row>
            <table:table-row>
              <table:table-cell office:value-type="float" office:value="44.2">
                <text:p>44.2</text:p>
              </table:table-cell>
              <table:table-cell office:value-type="float" office:value="1708.491943">
                <text:p>1708.491943</text:p>
              </table:table-cell>
              <table:table-cell office:value-type="float" office:value="1806.242554">
                <text:p>1806.242554</text:p>
              </table:table-cell>
              <table:table-cell office:value-type="float" office:value="1718.317627">
                <text:p>1718.317627</text:p>
              </table:table-cell>
              <table:table-cell office:value-type="float" office:value="1801.133667">
                <text:p>1801.133667</text:p>
              </table:table-cell>
            </table:table-row>
            <table:table-row>
              <table:table-cell office:value-type="float" office:value="44.4">
                <text:p>44.4</text:p>
              </table:table-cell>
              <table:table-cell office:value-type="float" office:value="1710.126221">
                <text:p>1710.126221</text:p>
              </table:table-cell>
              <table:table-cell office:value-type="float" office:value="1808.321045">
                <text:p>1808.321045</text:p>
              </table:table-cell>
              <table:table-cell office:value-type="float" office:value="1724.775024">
                <text:p>1724.775024</text:p>
              </table:table-cell>
              <table:table-cell office:value-type="float" office:value="1801.171143">
                <text:p>1801.171143</text:p>
              </table:table-cell>
            </table:table-row>
            <table:table-row>
              <table:table-cell office:value-type="float" office:value="44.6">
                <text:p>44.6</text:p>
              </table:table-cell>
              <table:table-cell office:value-type="float" office:value="1715.209473">
                <text:p>1715.209473</text:p>
              </table:table-cell>
              <table:table-cell office:value-type="float" office:value="1812.051392">
                <text:p>1812.051392</text:p>
              </table:table-cell>
              <table:table-cell office:value-type="float" office:value="1720.288208">
                <text:p>1720.288208</text:p>
              </table:table-cell>
              <table:table-cell office:value-type="float" office:value="1807.90979">
                <text:p>1807.90979</text:p>
              </table:table-cell>
            </table:table-row>
            <table:table-row>
              <table:table-cell office:value-type="float" office:value="44.8">
                <text:p>44.8</text:p>
              </table:table-cell>
              <table:table-cell office:value-type="float" office:value="1712.001465">
                <text:p>1712.001465</text:p>
              </table:table-cell>
              <table:table-cell office:value-type="float" office:value="1805.371948">
                <text:p>1805.371948</text:p>
              </table:table-cell>
              <table:table-cell office:value-type="float" office:value="1722.680786">
                <text:p>1722.680786</text:p>
              </table:table-cell>
              <table:table-cell office:value-type="float" office:value="1806.754395">
                <text:p>1806.754395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713.466675">
                <text:p>1713.466675</text:p>
              </table:table-cell>
              <table:table-cell office:value-type="float" office:value="1806.48938">
                <text:p>1806.48938</text:p>
              </table:table-cell>
              <table:table-cell office:value-type="float" office:value="1729.513184">
                <text:p>1729.513184</text:p>
              </table:table-cell>
              <table:table-cell office:value-type="float" office:value="1799.720581">
                <text:p>1799.720581</text:p>
              </table:table-cell>
            </table:table-row>
            <table:table-row>
              <table:table-cell office:value-type="float" office:value="45.2">
                <text:p>45.2</text:p>
              </table:table-cell>
              <table:table-cell office:value-type="float" office:value="1714.636353">
                <text:p>1714.636353</text:p>
              </table:table-cell>
              <table:table-cell office:value-type="float" office:value="1809.336426">
                <text:p>1809.336426</text:p>
              </table:table-cell>
              <table:table-cell office:value-type="float" office:value="1722.367188">
                <text:p>1722.367188</text:p>
              </table:table-cell>
              <table:table-cell office:value-type="float" office:value="1806.16626">
                <text:p>1806.16626</text:p>
              </table:table-cell>
            </table:table-row>
            <table:table-row>
              <table:table-cell office:value-type="float" office:value="45.4">
                <text:p>45.4</text:p>
              </table:table-cell>
              <table:table-cell office:value-type="float" office:value="1713.771606">
                <text:p>1713.771606</text:p>
              </table:table-cell>
              <table:table-cell office:value-type="float" office:value="1809.128296">
                <text:p>1809.128296</text:p>
              </table:table-cell>
              <table:table-cell office:value-type="float" office:value="1723.620239">
                <text:p>1723.620239</text:p>
              </table:table-cell>
              <table:table-cell office:value-type="float" office:value="1806.404541">
                <text:p>1806.404541</text:p>
              </table:table-cell>
            </table:table-row>
            <table:table-row>
              <table:table-cell office:value-type="float" office:value="45.6">
                <text:p>45.6</text:p>
              </table:table-cell>
              <table:table-cell office:value-type="float" office:value="1713.575439">
                <text:p>1713.575439</text:p>
              </table:table-cell>
              <table:table-cell office:value-type="float" office:value="1809.19519">
                <text:p>1809.19519</text:p>
              </table:table-cell>
              <table:table-cell office:value-type="float" office:value="1724.630005">
                <text:p>1724.630005</text:p>
              </table:table-cell>
              <table:table-cell office:value-type="float" office:value="1803.59375">
                <text:p>1803.59375</text:p>
              </table:table-cell>
            </table:table-row>
            <table:table-row>
              <table:table-cell office:value-type="float" office:value="45.8">
                <text:p>45.8</text:p>
              </table:table-cell>
              <table:table-cell office:value-type="float" office:value="1716.028809">
                <text:p>1716.028809</text:p>
              </table:table-cell>
              <table:table-cell office:value-type="float" office:value="1808.254517">
                <text:p>1808.254517</text:p>
              </table:table-cell>
              <table:table-cell office:value-type="float" office:value="1723.43457">
                <text:p>1723.43457</text:p>
              </table:table-cell>
              <table:table-cell office:value-type="float" office:value="1805.207886">
                <text:p>1805.207886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1714.243652">
                <text:p>1714.243652</text:p>
              </table:table-cell>
              <table:table-cell office:value-type="float" office:value="1808.913574">
                <text:p>1808.913574</text:p>
              </table:table-cell>
              <table:table-cell office:value-type="float" office:value="1724.233887">
                <text:p>1724.233887</text:p>
              </table:table-cell>
              <table:table-cell office:value-type="float" office:value="1806.231445">
                <text:p>1806.231445</text:p>
              </table:table-cell>
            </table:table-row>
            <table:table-row>
              <table:table-cell office:value-type="float" office:value="46.2">
                <text:p>46.2</text:p>
              </table:table-cell>
              <table:table-cell office:value-type="float" office:value="1711.53186">
                <text:p>1711.53186</text:p>
              </table:table-cell>
              <table:table-cell office:value-type="float" office:value="1812.083862">
                <text:p>1812.083862</text:p>
              </table:table-cell>
              <table:table-cell office:value-type="float" office:value="1722.414795">
                <text:p>1722.414795</text:p>
              </table:table-cell>
              <table:table-cell office:value-type="float" office:value="1808.158447">
                <text:p>1808.158447</text:p>
              </table:table-cell>
            </table:table-row>
            <table:table-row>
              <table:table-cell office:value-type="float" office:value="46.4">
                <text:p>46.4</text:p>
              </table:table-cell>
              <table:table-cell office:value-type="float" office:value="1714.45813">
                <text:p>1714.45813</text:p>
              </table:table-cell>
              <table:table-cell office:value-type="float" office:value="1808.900513">
                <text:p>1808.900513</text:p>
              </table:table-cell>
              <table:table-cell office:value-type="float" office:value="1725.298828">
                <text:p>1725.298828</text:p>
              </table:table-cell>
              <table:table-cell office:value-type="float" office:value="1807.035889">
                <text:p>1807.035889</text:p>
              </table:table-cell>
            </table:table-row>
            <table:table-row>
              <table:table-cell office:value-type="float" office:value="46.6">
                <text:p>46.6</text:p>
              </table:table-cell>
              <table:table-cell office:value-type="float" office:value="1708.599243">
                <text:p>1708.599243</text:p>
              </table:table-cell>
              <table:table-cell office:value-type="float" office:value="1811.824219">
                <text:p>1811.824219</text:p>
              </table:table-cell>
              <table:table-cell office:value-type="float" office:value="1722.983521">
                <text:p>1722.983521</text:p>
              </table:table-cell>
              <table:table-cell office:value-type="float" office:value="1807.646362">
                <text:p>1807.646362</text:p>
              </table:table-cell>
            </table:table-row>
            <table:table-row>
              <table:table-cell office:value-type="float" office:value="46.8">
                <text:p>46.8</text:p>
              </table:table-cell>
              <table:table-cell office:value-type="float" office:value="1714.462646">
                <text:p>1714.462646</text:p>
              </table:table-cell>
              <table:table-cell office:value-type="float" office:value="1808.355591">
                <text:p>1808.355591</text:p>
              </table:table-cell>
              <table:table-cell office:value-type="float" office:value="1723.151855">
                <text:p>1723.151855</text:p>
              </table:table-cell>
              <table:table-cell office:value-type="float" office:value="1808.928589">
                <text:p>1808.928589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1714.200562">
                <text:p>1714.200562</text:p>
              </table:table-cell>
              <table:table-cell office:value-type="float" office:value="1814.987671">
                <text:p>1814.987671</text:p>
              </table:table-cell>
              <table:table-cell office:value-type="float" office:value="1725.114014">
                <text:p>1725.114014</text:p>
              </table:table-cell>
              <table:table-cell office:value-type="float" office:value="1810.066772">
                <text:p>1810.066772</text:p>
              </table:table-cell>
            </table:table-row>
            <table:table-row>
              <table:table-cell office:value-type="float" office:value="47.2">
                <text:p>47.2</text:p>
              </table:table-cell>
              <table:table-cell office:value-type="float" office:value="1716.532837">
                <text:p>1716.532837</text:p>
              </table:table-cell>
              <table:table-cell office:value-type="float" office:value="1807.931763">
                <text:p>1807.931763</text:p>
              </table:table-cell>
              <table:table-cell office:value-type="float" office:value="1726.987061">
                <text:p>1726.987061</text:p>
              </table:table-cell>
              <table:table-cell office:value-type="float" office:value="1807.512451">
                <text:p>1807.512451</text:p>
              </table:table-cell>
            </table:table-row>
            <table:table-row>
              <table:table-cell office:value-type="float" office:value="47.4">
                <text:p>47.4</text:p>
              </table:table-cell>
              <table:table-cell office:value-type="float" office:value="1712.60022">
                <text:p>1712.60022</text:p>
              </table:table-cell>
              <table:table-cell office:value-type="float" office:value="1811.382446">
                <text:p>1811.382446</text:p>
              </table:table-cell>
              <table:table-cell office:value-type="float" office:value="1725.664917">
                <text:p>1725.664917</text:p>
              </table:table-cell>
              <table:table-cell office:value-type="float" office:value="1806.609619">
                <text:p>1806.609619</text:p>
              </table:table-cell>
            </table:table-row>
            <table:table-row>
              <table:table-cell office:value-type="float" office:value="47.6">
                <text:p>47.6</text:p>
              </table:table-cell>
              <table:table-cell office:value-type="float" office:value="1715.463745">
                <text:p>1715.463745</text:p>
              </table:table-cell>
              <table:table-cell office:value-type="float" office:value="1813.389404">
                <text:p>1813.389404</text:p>
              </table:table-cell>
              <table:table-cell office:value-type="float" office:value="1726.949829">
                <text:p>1726.949829</text:p>
              </table:table-cell>
              <table:table-cell office:value-type="float" office:value="1809.539673">
                <text:p>1809.539673</text:p>
              </table:table-cell>
            </table:table-row>
            <table:table-row>
              <table:table-cell office:value-type="float" office:value="47.8">
                <text:p>47.8</text:p>
              </table:table-cell>
              <table:table-cell office:value-type="float" office:value="1715.531616">
                <text:p>1715.531616</text:p>
              </table:table-cell>
              <table:table-cell office:value-type="float" office:value="1812.560059">
                <text:p>1812.560059</text:p>
              </table:table-cell>
              <table:table-cell office:value-type="float" office:value="1726.629395">
                <text:p>1726.629395</text:p>
              </table:table-cell>
              <table:table-cell office:value-type="float" office:value="1809.363037">
                <text:p>1809.363037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1712.693848">
                <text:p>1712.693848</text:p>
              </table:table-cell>
              <table:table-cell office:value-type="float" office:value="1812.459839">
                <text:p>1812.459839</text:p>
              </table:table-cell>
              <table:table-cell office:value-type="float" office:value="1726.597168">
                <text:p>1726.597168</text:p>
              </table:table-cell>
              <table:table-cell office:value-type="float" office:value="1813.049194">
                <text:p>1813.049194</text:p>
              </table:table-cell>
            </table:table-row>
            <table:table-row>
              <table:table-cell office:value-type="float" office:value="48.2">
                <text:p>48.2</text:p>
              </table:table-cell>
              <table:table-cell office:value-type="float" office:value="1716.021484">
                <text:p>1716.021484</text:p>
              </table:table-cell>
              <table:table-cell office:value-type="float" office:value="1813.952881">
                <text:p>1813.952881</text:p>
              </table:table-cell>
              <table:table-cell office:value-type="float" office:value="1729.421997">
                <text:p>1729.421997</text:p>
              </table:table-cell>
              <table:table-cell office:value-type="float" office:value="1812.772217">
                <text:p>1812.772217</text:p>
              </table:table-cell>
            </table:table-row>
            <table:table-row>
              <table:table-cell office:value-type="float" office:value="48.4">
                <text:p>48.4</text:p>
              </table:table-cell>
              <table:table-cell office:value-type="float" office:value="1716.602295">
                <text:p>1716.602295</text:p>
              </table:table-cell>
              <table:table-cell office:value-type="float" office:value="1810.89563">
                <text:p>1810.89563</text:p>
              </table:table-cell>
              <table:table-cell office:value-type="float" office:value="1728.997681">
                <text:p>1728.997681</text:p>
              </table:table-cell>
              <table:table-cell office:value-type="float" office:value="1808.35376">
                <text:p>1808.35376</text:p>
              </table:table-cell>
            </table:table-row>
            <table:table-row>
              <table:table-cell office:value-type="float" office:value="48.6">
                <text:p>48.6</text:p>
              </table:table-cell>
              <table:table-cell office:value-type="float" office:value="1720.078979">
                <text:p>1720.078979</text:p>
              </table:table-cell>
              <table:table-cell office:value-type="float" office:value="1817.336914">
                <text:p>1817.336914</text:p>
              </table:table-cell>
              <table:table-cell office:value-type="float" office:value="1729.043823">
                <text:p>1729.043823</text:p>
              </table:table-cell>
              <table:table-cell office:value-type="float" office:value="1810.019165">
                <text:p>1810.019165</text:p>
              </table:table-cell>
            </table:table-row>
            <table:table-row>
              <table:table-cell office:value-type="float" office:value="48.8">
                <text:p>48.8</text:p>
              </table:table-cell>
              <table:table-cell office:value-type="float" office:value="1718.284302">
                <text:p>1718.284302</text:p>
              </table:table-cell>
              <table:table-cell office:value-type="float" office:value="1816.458862">
                <text:p>1816.458862</text:p>
              </table:table-cell>
              <table:table-cell office:value-type="float" office:value="1729.317139">
                <text:p>1729.317139</text:p>
              </table:table-cell>
              <table:table-cell office:value-type="float" office:value="1813.368652">
                <text:p>1813.368652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1716.619629">
                <text:p>1716.619629</text:p>
              </table:table-cell>
              <table:table-cell office:value-type="float" office:value="1814.208252">
                <text:p>1814.208252</text:p>
              </table:table-cell>
              <table:table-cell office:value-type="float" office:value="1729.563477">
                <text:p>1729.563477</text:p>
              </table:table-cell>
              <table:table-cell office:value-type="float" office:value="1809.975342">
                <text:p>1809.975342</text:p>
              </table:table-cell>
            </table:table-row>
            <table:table-row>
              <table:table-cell office:value-type="float" office:value="49.2">
                <text:p>49.2</text:p>
              </table:table-cell>
              <table:table-cell office:value-type="float" office:value="1720.984375">
                <text:p>1720.984375</text:p>
              </table:table-cell>
              <table:table-cell office:value-type="float" office:value="1818.393677">
                <text:p>1818.393677</text:p>
              </table:table-cell>
              <table:table-cell office:value-type="float" office:value="1735.357178">
                <text:p>1735.357178</text:p>
              </table:table-cell>
              <table:table-cell office:value-type="float" office:value="1812.281616">
                <text:p>1812.281616</text:p>
              </table:table-cell>
            </table:table-row>
            <table:table-row>
              <table:table-cell office:value-type="float" office:value="49.4">
                <text:p>49.4</text:p>
              </table:table-cell>
              <table:table-cell office:value-type="float" office:value="1720.359497">
                <text:p>1720.359497</text:p>
              </table:table-cell>
              <table:table-cell office:value-type="float" office:value="1821.209595">
                <text:p>1821.209595</text:p>
              </table:table-cell>
              <table:table-cell office:value-type="float" office:value="1730.091431">
                <text:p>1730.091431</text:p>
              </table:table-cell>
              <table:table-cell office:value-type="float" office:value="1814.272217">
                <text:p>1814.272217</text:p>
              </table:table-cell>
            </table:table-row>
            <table:table-row>
              <table:table-cell office:value-type="float" office:value="49.6">
                <text:p>49.6</text:p>
              </table:table-cell>
              <table:table-cell office:value-type="float" office:value="1726.025879">
                <text:p>1726.025879</text:p>
              </table:table-cell>
              <table:table-cell office:value-type="float" office:value="1813.120605">
                <text:p>1813.120605</text:p>
              </table:table-cell>
              <table:table-cell office:value-type="float" office:value="1734.521362">
                <text:p>1734.521362</text:p>
              </table:table-cell>
              <table:table-cell office:value-type="float" office:value="1812.284912">
                <text:p>1812.284912</text:p>
              </table:table-cell>
            </table:table-row>
            <table:table-row>
              <table:table-cell office:value-type="float" office:value="49.8">
                <text:p>49.8</text:p>
              </table:table-cell>
              <table:table-cell office:value-type="float" office:value="1713.505859">
                <text:p>1713.505859</text:p>
              </table:table-cell>
              <table:table-cell office:value-type="float" office:value="1792.827637">
                <text:p>1792.827637</text:p>
              </table:table-cell>
              <table:table-cell office:value-type="float" office:value="1724.052124">
                <text:p>1724.052124</text:p>
              </table:table-cell>
              <table:table-cell office:value-type="float" office:value="1784.817261">
                <text:p>1784.81726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683.655396">
                <text:p>1683.655396</text:p>
              </table:table-cell>
              <table:table-cell office:value-type="float" office:value="1807.133911">
                <text:p>1807.133911</text:p>
              </table:table-cell>
              <table:table-cell office:value-type="float" office:value="1680.23999">
                <text:p>1680.23999</text:p>
              </table:table-cell>
              <table:table-cell office:value-type="float" office:value="1814.652466">
                <text:p>1814.652466</text:p>
              </table:table-cell>
            </table:table-row>
            <table:table-row>
              <table:table-cell office:value-type="float" office:value="50.2">
                <text:p>50.2</text:p>
              </table:table-cell>
              <table:table-cell office:value-type="float" office:value="1671.618164">
                <text:p>1671.618164</text:p>
              </table:table-cell>
              <table:table-cell office:value-type="float" office:value="1773.130981">
                <text:p>1773.130981</text:p>
              </table:table-cell>
              <table:table-cell office:value-type="float" office:value="1680.645996">
                <text:p>1680.645996</text:p>
              </table:table-cell>
              <table:table-cell office:value-type="float" office:value="1772.106934">
                <text:p>1772.106934</text:p>
              </table:table-cell>
            </table:table-row>
            <table:table-row>
              <table:table-cell office:value-type="float" office:value="50.4">
                <text:p>50.4</text:p>
              </table:table-cell>
              <table:table-cell office:value-type="float" office:value="1676.412964">
                <text:p>1676.412964</text:p>
              </table:table-cell>
              <table:table-cell office:value-type="float" office:value="1755.04126">
                <text:p>1755.04126</text:p>
              </table:table-cell>
              <table:table-cell office:value-type="float" office:value="1683.811279">
                <text:p>1683.811279</text:p>
              </table:table-cell>
              <table:table-cell office:value-type="float" office:value="1752.871338">
                <text:p>1752.871338</text:p>
              </table:table-cell>
            </table:table-row>
            <table:table-row>
              <table:table-cell office:value-type="float" office:value="50.6">
                <text:p>50.6</text:p>
              </table:table-cell>
              <table:table-cell office:value-type="float" office:value="1658.068726">
                <text:p>1658.068726</text:p>
              </table:table-cell>
              <table:table-cell office:value-type="float" office:value="1757.308838">
                <text:p>1757.308838</text:p>
              </table:table-cell>
              <table:table-cell office:value-type="float" office:value="1661.988159">
                <text:p>1661.988159</text:p>
              </table:table-cell>
              <table:table-cell office:value-type="float" office:value="1753.605835">
                <text:p>1753.605835</text:p>
              </table:table-cell>
            </table:table-row>
            <table:table-row>
              <table:table-cell office:value-type="float" office:value="50.8">
                <text:p>50.8</text:p>
              </table:table-cell>
              <table:table-cell office:value-type="float" office:value="1648.899292">
                <text:p>1648.899292</text:p>
              </table:table-cell>
              <table:table-cell office:value-type="float" office:value="1732.979614">
                <text:p>1732.979614</text:p>
              </table:table-cell>
              <table:table-cell office:value-type="float" office:value="1656.968628">
                <text:p>1656.968628</text:p>
              </table:table-cell>
              <table:table-cell office:value-type="float" office:value="1730.232666">
                <text:p>1730.232666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1639.111572">
                <text:p>1639.111572</text:p>
              </table:table-cell>
              <table:table-cell office:value-type="float" office:value="1720.925415">
                <text:p>1720.925415</text:p>
              </table:table-cell>
              <table:table-cell office:value-type="float" office:value="1646.168091">
                <text:p>1646.168091</text:p>
              </table:table-cell>
              <table:table-cell office:value-type="float" office:value="1719.679932">
                <text:p>1719.679932</text:p>
              </table:table-cell>
            </table:table-row>
            <table:table-row>
              <table:table-cell office:value-type="float" office:value="51.2">
                <text:p>51.2</text:p>
              </table:table-cell>
              <table:table-cell office:value-type="float" office:value="1630.578369">
                <text:p>1630.578369</text:p>
              </table:table-cell>
              <table:table-cell office:value-type="float" office:value="1719.131958">
                <text:p>1719.131958</text:p>
              </table:table-cell>
              <table:table-cell office:value-type="float" office:value="1636.777344">
                <text:p>1636.777344</text:p>
              </table:table-cell>
              <table:table-cell office:value-type="float" office:value="1705.016357">
                <text:p>1705.016357</text:p>
              </table:table-cell>
            </table:table-row>
            <table:table-row>
              <table:table-cell office:value-type="float" office:value="51.4">
                <text:p>51.4</text:p>
              </table:table-cell>
              <table:table-cell office:value-type="float" office:value="1628.133301">
                <text:p>1628.133301</text:p>
              </table:table-cell>
              <table:table-cell office:value-type="float" office:value="1697.94165">
                <text:p>1697.94165</text:p>
              </table:table-cell>
              <table:table-cell office:value-type="float" office:value="1629.583008">
                <text:p>1629.583008</text:p>
              </table:table-cell>
              <table:table-cell office:value-type="float" office:value="1699.046997">
                <text:p>1699.046997</text:p>
              </table:table-cell>
            </table:table-row>
            <table:table-row>
              <table:table-cell office:value-type="float" office:value="51.6">
                <text:p>51.6</text:p>
              </table:table-cell>
              <table:table-cell office:value-type="float" office:value="1616.685913">
                <text:p>1616.685913</text:p>
              </table:table-cell>
              <table:table-cell office:value-type="float" office:value="1690.769531">
                <text:p>1690.769531</text:p>
              </table:table-cell>
              <table:table-cell office:value-type="float" office:value="1621.759521">
                <text:p>1621.759521</text:p>
              </table:table-cell>
              <table:table-cell office:value-type="float" office:value="1691.431763">
                <text:p>1691.431763</text:p>
              </table:table-cell>
            </table:table-row>
            <table:table-row>
              <table:table-cell office:value-type="float" office:value="51.8">
                <text:p>51.8</text:p>
              </table:table-cell>
              <table:table-cell office:value-type="float" office:value="1613.945679">
                <text:p>1613.945679</text:p>
              </table:table-cell>
              <table:table-cell office:value-type="float" office:value="1679.077515">
                <text:p>1679.077515</text:p>
              </table:table-cell>
              <table:table-cell office:value-type="float" office:value="1618.701904">
                <text:p>1618.701904</text:p>
              </table:table-cell>
              <table:table-cell office:value-type="float" office:value="1679.09436">
                <text:p>1679.09436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1600.660034">
                <text:p>1600.660034</text:p>
              </table:table-cell>
              <table:table-cell office:value-type="float" office:value="1679.751465">
                <text:p>1679.751465</text:p>
              </table:table-cell>
              <table:table-cell office:value-type="float" office:value="1613.987671">
                <text:p>1613.987671</text:p>
              </table:table-cell>
              <table:table-cell office:value-type="float" office:value="1671.017578">
                <text:p>1671.017578</text:p>
              </table:table-cell>
            </table:table-row>
            <table:table-row>
              <table:table-cell office:value-type="float" office:value="52.2">
                <text:p>52.2</text:p>
              </table:table-cell>
              <table:table-cell office:value-type="float" office:value="1605.17749">
                <text:p>1605.17749</text:p>
              </table:table-cell>
              <table:table-cell office:value-type="float" office:value="1664.274902">
                <text:p>1664.274902</text:p>
              </table:table-cell>
              <table:table-cell office:value-type="float" office:value="1605.698242">
                <text:p>1605.698242</text:p>
              </table:table-cell>
              <table:table-cell office:value-type="float" office:value="1662.714844">
                <text:p>1662.714844</text:p>
              </table:table-cell>
            </table:table-row>
            <table:table-row>
              <table:table-cell office:value-type="float" office:value="52.4">
                <text:p>52.4</text:p>
              </table:table-cell>
              <table:table-cell office:value-type="float" office:value="1598.483643">
                <text:p>1598.483643</text:p>
              </table:table-cell>
              <table:table-cell office:value-type="float" office:value="1654.80957">
                <text:p>1654.80957</text:p>
              </table:table-cell>
              <table:table-cell office:value-type="float" office:value="1601.451782">
                <text:p>1601.451782</text:p>
              </table:table-cell>
              <table:table-cell office:value-type="float" office:value="1657.949829">
                <text:p>1657.949829</text:p>
              </table:table-cell>
            </table:table-row>
            <table:table-row>
              <table:table-cell office:value-type="float" office:value="52.6">
                <text:p>52.6</text:p>
              </table:table-cell>
              <table:table-cell office:value-type="float" office:value="1592.829712">
                <text:p>1592.829712</text:p>
              </table:table-cell>
              <table:table-cell office:value-type="float" office:value="1651.972656">
                <text:p>1651.972656</text:p>
              </table:table-cell>
              <table:table-cell office:value-type="float" office:value="1600.790771">
                <text:p>1600.790771</text:p>
              </table:table-cell>
              <table:table-cell office:value-type="float" office:value="1647.420898">
                <text:p>1647.420898</text:p>
              </table:table-cell>
            </table:table-row>
            <table:table-row>
              <table:table-cell office:value-type="float" office:value="52.8">
                <text:p>52.8</text:p>
              </table:table-cell>
              <table:table-cell office:value-type="float" office:value="1588.911865">
                <text:p>1588.911865</text:p>
              </table:table-cell>
              <table:table-cell office:value-type="float" office:value="1648.133911">
                <text:p>1648.133911</text:p>
              </table:table-cell>
              <table:table-cell office:value-type="float" office:value="1594.003906">
                <text:p>1594.003906</text:p>
              </table:table-cell>
              <table:table-cell office:value-type="float" office:value="1640.581177">
                <text:p>1640.581177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1594.419434">
                <text:p>1594.419434</text:p>
              </table:table-cell>
              <table:table-cell office:value-type="float" office:value="1633.903564">
                <text:p>1633.903564</text:p>
              </table:table-cell>
              <table:table-cell office:value-type="float" office:value="1589.210815">
                <text:p>1589.210815</text:p>
              </table:table-cell>
              <table:table-cell office:value-type="float" office:value="1637.07251">
                <text:p>1637.07251</text:p>
              </table:table-cell>
            </table:table-row>
            <table:table-row>
              <table:table-cell office:value-type="float" office:value="53.2">
                <text:p>53.2</text:p>
              </table:table-cell>
              <table:table-cell office:value-type="float" office:value="1588.368652">
                <text:p>1588.368652</text:p>
              </table:table-cell>
              <table:table-cell office:value-type="float" office:value="1627.911743">
                <text:p>1627.911743</text:p>
              </table:table-cell>
              <table:table-cell office:value-type="float" office:value="1588.381714">
                <text:p>1588.381714</text:p>
              </table:table-cell>
              <table:table-cell office:value-type="float" office:value="1628.78894">
                <text:p>1628.78894</text:p>
              </table:table-cell>
            </table:table-row>
            <table:table-row>
              <table:table-cell office:value-type="float" office:value="53.4">
                <text:p>53.4</text:p>
              </table:table-cell>
              <table:table-cell office:value-type="float" office:value="1579.950195">
                <text:p>1579.950195</text:p>
              </table:table-cell>
              <table:table-cell office:value-type="float" office:value="1629.812988">
                <text:p>1629.812988</text:p>
              </table:table-cell>
              <table:table-cell office:value-type="float" office:value="1585.943115">
                <text:p>1585.943115</text:p>
              </table:table-cell>
              <table:table-cell office:value-type="float" office:value="1626.919434">
                <text:p>1626.919434</text:p>
              </table:table-cell>
            </table:table-row>
            <table:table-row>
              <table:table-cell office:value-type="float" office:value="53.6">
                <text:p>53.6</text:p>
              </table:table-cell>
              <table:table-cell office:value-type="float" office:value="1589.439209">
                <text:p>1589.439209</text:p>
              </table:table-cell>
              <table:table-cell office:value-type="float" office:value="1614.838501">
                <text:p>1614.838501</text:p>
              </table:table-cell>
              <table:table-cell office:value-type="float" office:value="1583.922241">
                <text:p>1583.922241</text:p>
              </table:table-cell>
              <table:table-cell office:value-type="float" office:value="1618.529663">
                <text:p>1618.529663</text:p>
              </table:table-cell>
            </table:table-row>
            <table:table-row>
              <table:table-cell office:value-type="float" office:value="53.8">
                <text:p>53.8</text:p>
              </table:table-cell>
              <table:table-cell office:value-type="float" office:value="1577.708252">
                <text:p>1577.708252</text:p>
              </table:table-cell>
              <table:table-cell office:value-type="float" office:value="1619.139282">
                <text:p>1619.139282</text:p>
              </table:table-cell>
              <table:table-cell office:value-type="float" office:value="1585.123535">
                <text:p>1585.123535</text:p>
              </table:table-cell>
              <table:table-cell office:value-type="float" office:value="1612.266357">
                <text:p>1612.266357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1580.189331">
                <text:p>1580.189331</text:p>
              </table:table-cell>
              <table:table-cell office:value-type="float" office:value="1610.197144">
                <text:p>1610.197144</text:p>
              </table:table-cell>
              <table:table-cell office:value-type="float" office:value="1580.154663">
                <text:p>1580.154663</text:p>
              </table:table-cell>
              <table:table-cell office:value-type="float" office:value="1612.039795">
                <text:p>1612.039795</text:p>
              </table:table-cell>
            </table:table-row>
            <table:table-row>
              <table:table-cell office:value-type="float" office:value="54.2">
                <text:p>54.2</text:p>
              </table:table-cell>
              <table:table-cell office:value-type="float" office:value="1580.295288">
                <text:p>1580.295288</text:p>
              </table:table-cell>
              <table:table-cell office:value-type="float" office:value="1607.648315">
                <text:p>1607.648315</text:p>
              </table:table-cell>
              <table:table-cell office:value-type="float" office:value="1581.616699">
                <text:p>1581.616699</text:p>
              </table:table-cell>
              <table:table-cell office:value-type="float" office:value="1604.05249">
                <text:p>1604.05249</text:p>
              </table:table-cell>
            </table:table-row>
            <table:table-row>
              <table:table-cell office:value-type="float" office:value="54.4">
                <text:p>54.4</text:p>
              </table:table-cell>
              <table:table-cell office:value-type="float" office:value="1579.325195">
                <text:p>1579.325195</text:p>
              </table:table-cell>
              <table:table-cell office:value-type="float" office:value="1604.19397">
                <text:p>1604.19397</text:p>
              </table:table-cell>
              <table:table-cell office:value-type="float" office:value="1578.687866">
                <text:p>1578.687866</text:p>
              </table:table-cell>
              <table:table-cell office:value-type="float" office:value="1605.304321">
                <text:p>1605.304321</text:p>
              </table:table-cell>
            </table:table-row>
            <table:table-row>
              <table:table-cell office:value-type="float" office:value="54.6">
                <text:p>54.6</text:p>
              </table:table-cell>
              <table:table-cell office:value-type="float" office:value="1578.164429">
                <text:p>1578.164429</text:p>
              </table:table-cell>
              <table:table-cell office:value-type="float" office:value="1602.066284">
                <text:p>1602.066284</text:p>
              </table:table-cell>
              <table:table-cell office:value-type="float" office:value="1574.883301">
                <text:p>1574.883301</text:p>
              </table:table-cell>
              <table:table-cell office:value-type="float" office:value="1602.81604">
                <text:p>1602.81604</text:p>
              </table:table-cell>
            </table:table-row>
            <table:table-row>
              <table:table-cell office:value-type="float" office:value="54.8">
                <text:p>54.8</text:p>
              </table:table-cell>
              <table:table-cell office:value-type="float" office:value="1577.432739">
                <text:p>1577.432739</text:p>
              </table:table-cell>
              <table:table-cell office:value-type="float" office:value="1601.217896">
                <text:p>1601.217896</text:p>
              </table:table-cell>
              <table:table-cell office:value-type="float" office:value="1577.851196">
                <text:p>1577.851196</text:p>
              </table:table-cell>
              <table:table-cell office:value-type="float" office:value="1597.410034">
                <text:p>1597.410034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1572.712036">
                <text:p>1572.712036</text:p>
              </table:table-cell>
              <table:table-cell office:value-type="float" office:value="1594.916626">
                <text:p>1594.916626</text:p>
              </table:table-cell>
              <table:table-cell office:value-type="float" office:value="1569.058594">
                <text:p>1569.058594</text:p>
              </table:table-cell>
              <table:table-cell office:value-type="float" office:value="1593.860718">
                <text:p>1593.860718</text:p>
              </table:table-cell>
            </table:table-row>
            <table:table-row>
              <table:table-cell office:value-type="float" office:value="55.2">
                <text:p>55.2</text:p>
              </table:table-cell>
              <table:table-cell office:value-type="float" office:value="1572.629761">
                <text:p>1572.629761</text:p>
              </table:table-cell>
              <table:table-cell office:value-type="float" office:value="1592.644043">
                <text:p>1592.644043</text:p>
              </table:table-cell>
              <table:table-cell office:value-type="float" office:value="1572.357788">
                <text:p>1572.357788</text:p>
              </table:table-cell>
              <table:table-cell office:value-type="float" office:value="1590.198364">
                <text:p>1590.198364</text:p>
              </table:table-cell>
            </table:table-row>
            <table:table-row>
              <table:table-cell office:value-type="float" office:value="55.4">
                <text:p>55.4</text:p>
              </table:table-cell>
              <table:table-cell office:value-type="float" office:value="1569.865723">
                <text:p>1569.865723</text:p>
              </table:table-cell>
              <table:table-cell office:value-type="float" office:value="1590.22229">
                <text:p>1590.22229</text:p>
              </table:table-cell>
              <table:table-cell office:value-type="float" office:value="1571.46875">
                <text:p>1571.46875</text:p>
              </table:table-cell>
              <table:table-cell office:value-type="float" office:value="1587.45752">
                <text:p>1587.45752</text:p>
              </table:table-cell>
            </table:table-row>
            <table:table-row>
              <table:table-cell office:value-type="float" office:value="55.6">
                <text:p>55.6</text:p>
              </table:table-cell>
              <table:table-cell office:value-type="float" office:value="1567.427979">
                <text:p>1567.427979</text:p>
              </table:table-cell>
              <table:table-cell office:value-type="float" office:value="1589.243408">
                <text:p>1589.243408</text:p>
              </table:table-cell>
              <table:table-cell office:value-type="float" office:value="1568.217163">
                <text:p>1568.217163</text:p>
              </table:table-cell>
              <table:table-cell office:value-type="float" office:value="1589.10376">
                <text:p>1589.10376</text:p>
              </table:table-cell>
            </table:table-row>
            <table:table-row>
              <table:table-cell office:value-type="float" office:value="55.8">
                <text:p>55.8</text:p>
              </table:table-cell>
              <table:table-cell office:value-type="float" office:value="1570.573486">
                <text:p>1570.573486</text:p>
              </table:table-cell>
              <table:table-cell office:value-type="float" office:value="1588.93335">
                <text:p>1588.93335</text:p>
              </table:table-cell>
              <table:table-cell office:value-type="float" office:value="1568.244751">
                <text:p>1568.244751</text:p>
              </table:table-cell>
              <table:table-cell office:value-type="float" office:value="1587.871094">
                <text:p>1587.871094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1565.646362">
                <text:p>1565.646362</text:p>
              </table:table-cell>
              <table:table-cell office:value-type="float" office:value="1582.276489">
                <text:p>1582.276489</text:p>
              </table:table-cell>
              <table:table-cell office:value-type="float" office:value="1569.727417">
                <text:p>1569.727417</text:p>
              </table:table-cell>
              <table:table-cell office:value-type="float" office:value="1583.920532">
                <text:p>1583.920532</text:p>
              </table:table-cell>
            </table:table-row>
            <table:table-row>
              <table:table-cell office:value-type="float" office:value="56.2">
                <text:p>56.2</text:p>
              </table:table-cell>
              <table:table-cell office:value-type="float" office:value="1568.594604">
                <text:p>1568.594604</text:p>
              </table:table-cell>
              <table:table-cell office:value-type="float" office:value="1581.33728">
                <text:p>1581.33728</text:p>
              </table:table-cell>
              <table:table-cell office:value-type="float" office:value="1570.044434">
                <text:p>1570.044434</text:p>
              </table:table-cell>
              <table:table-cell office:value-type="float" office:value="1581.526367">
                <text:p>1581.526367</text:p>
              </table:table-cell>
            </table:table-row>
            <table:table-row>
              <table:table-cell office:value-type="float" office:value="56.4">
                <text:p>56.4</text:p>
              </table:table-cell>
              <table:table-cell office:value-type="float" office:value="1569.344849">
                <text:p>1569.344849</text:p>
              </table:table-cell>
              <table:table-cell office:value-type="float" office:value="1578.937134">
                <text:p>1578.937134</text:p>
              </table:table-cell>
              <table:table-cell office:value-type="float" office:value="1567.751221">
                <text:p>1567.751221</text:p>
              </table:table-cell>
              <table:table-cell office:value-type="float" office:value="1579.882202">
                <text:p>1579.882202</text:p>
              </table:table-cell>
            </table:table-row>
            <table:table-row>
              <table:table-cell office:value-type="float" office:value="56.6">
                <text:p>56.6</text:p>
              </table:table-cell>
              <table:table-cell office:value-type="float" office:value="1568.287964">
                <text:p>1568.287964</text:p>
              </table:table-cell>
              <table:table-cell office:value-type="float" office:value="1576.809082">
                <text:p>1576.809082</text:p>
              </table:table-cell>
              <table:table-cell office:value-type="float" office:value="1570.329468">
                <text:p>1570.329468</text:p>
              </table:table-cell>
              <table:table-cell office:value-type="float" office:value="1578.3573">
                <text:p>1578.3573</text:p>
              </table:table-cell>
            </table:table-row>
            <table:table-row>
              <table:table-cell office:value-type="float" office:value="56.8">
                <text:p>56.8</text:p>
              </table:table-cell>
              <table:table-cell office:value-type="float" office:value="1566.038208">
                <text:p>1566.038208</text:p>
              </table:table-cell>
              <table:table-cell office:value-type="float" office:value="1581.869263">
                <text:p>1581.869263</text:p>
              </table:table-cell>
              <table:table-cell office:value-type="float" office:value="1570.974976">
                <text:p>1570.974976</text:p>
              </table:table-cell>
              <table:table-cell office:value-type="float" office:value="1577.089111">
                <text:p>1577.089111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1567.187134">
                <text:p>1567.187134</text:p>
              </table:table-cell>
              <table:table-cell office:value-type="float" office:value="1579.405151">
                <text:p>1579.405151</text:p>
              </table:table-cell>
              <table:table-cell office:value-type="float" office:value="1570.492188">
                <text:p>1570.492188</text:p>
              </table:table-cell>
              <table:table-cell office:value-type="float" office:value="1574.842896">
                <text:p>1574.842896</text:p>
              </table:table-cell>
            </table:table-row>
            <table:table-row>
              <table:table-cell office:value-type="float" office:value="57.2">
                <text:p>57.2</text:p>
              </table:table-cell>
              <table:table-cell office:value-type="float" office:value="1568.263794">
                <text:p>1568.263794</text:p>
              </table:table-cell>
              <table:table-cell office:value-type="float" office:value="1577.981201">
                <text:p>1577.981201</text:p>
              </table:table-cell>
              <table:table-cell office:value-type="float" office:value="1568.344727">
                <text:p>1568.344727</text:p>
              </table:table-cell>
              <table:table-cell office:value-type="float" office:value="1574.837036">
                <text:p>1574.837036</text:p>
              </table:table-cell>
            </table:table-row>
            <table:table-row>
              <table:table-cell office:value-type="float" office:value="57.4">
                <text:p>57.4</text:p>
              </table:table-cell>
              <table:table-cell office:value-type="float" office:value="1567.352783">
                <text:p>1567.352783</text:p>
              </table:table-cell>
              <table:table-cell office:value-type="float" office:value="1576.718262">
                <text:p>1576.718262</text:p>
              </table:table-cell>
              <table:table-cell office:value-type="float" office:value="1566.809204">
                <text:p>1566.809204</text:p>
              </table:table-cell>
              <table:table-cell office:value-type="float" office:value="1573.257202">
                <text:p>1573.257202</text:p>
              </table:table-cell>
            </table:table-row>
            <table:table-row>
              <table:table-cell office:value-type="float" office:value="57.6">
                <text:p>57.6</text:p>
              </table:table-cell>
              <table:table-cell office:value-type="float" office:value="1567.963989">
                <text:p>1567.963989</text:p>
              </table:table-cell>
              <table:table-cell office:value-type="float" office:value="1571.88623">
                <text:p>1571.88623</text:p>
              </table:table-cell>
              <table:table-cell office:value-type="float" office:value="1567.644165">
                <text:p>1567.644165</text:p>
              </table:table-cell>
              <table:table-cell office:value-type="float" office:value="1572.059326">
                <text:p>1572.059326</text:p>
              </table:table-cell>
            </table:table-row>
            <table:table-row>
              <table:table-cell office:value-type="float" office:value="57.8">
                <text:p>57.8</text:p>
              </table:table-cell>
              <table:table-cell office:value-type="float" office:value="1567.50708">
                <text:p>1567.50708</text:p>
              </table:table-cell>
              <table:table-cell office:value-type="float" office:value="1576.13269">
                <text:p>1576.13269</text:p>
              </table:table-cell>
              <table:table-cell office:value-type="float" office:value="1571.651001">
                <text:p>1571.651001</text:p>
              </table:table-cell>
              <table:table-cell office:value-type="float" office:value="1571.212158">
                <text:p>1571.212158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1566.400757">
                <text:p>1566.400757</text:p>
              </table:table-cell>
              <table:table-cell office:value-type="float" office:value="1572.367798">
                <text:p>1572.367798</text:p>
              </table:table-cell>
              <table:table-cell office:value-type="float" office:value="1566.589233">
                <text:p>1566.589233</text:p>
              </table:table-cell>
              <table:table-cell office:value-type="float" office:value="1574.685913">
                <text:p>1574.685913</text:p>
              </table:table-cell>
            </table:table-row>
            <table:table-row>
              <table:table-cell office:value-type="float" office:value="58.2">
                <text:p>58.2</text:p>
              </table:table-cell>
              <table:table-cell office:value-type="float" office:value="1563.74353">
                <text:p>1563.74353</text:p>
              </table:table-cell>
              <table:table-cell office:value-type="float" office:value="1575.42688">
                <text:p>1575.42688</text:p>
              </table:table-cell>
              <table:table-cell office:value-type="float" office:value="1566.581299">
                <text:p>1566.581299</text:p>
              </table:table-cell>
              <table:table-cell office:value-type="float" office:value="1570.34375">
                <text:p>1570.34375</text:p>
              </table:table-cell>
            </table:table-row>
            <table:table-row>
              <table:table-cell office:value-type="float" office:value="58.4">
                <text:p>58.4</text:p>
              </table:table-cell>
              <table:table-cell office:value-type="float" office:value="1563.707886">
                <text:p>1563.707886</text:p>
              </table:table-cell>
              <table:table-cell office:value-type="float" office:value="1572.413818">
                <text:p>1572.413818</text:p>
              </table:table-cell>
              <table:table-cell office:value-type="float" office:value="1564.350098">
                <text:p>1564.350098</text:p>
              </table:table-cell>
              <table:table-cell office:value-type="float" office:value="1572.992188">
                <text:p>1572.992188</text:p>
              </table:table-cell>
            </table:table-row>
            <table:table-row>
              <table:table-cell office:value-type="float" office:value="58.6">
                <text:p>58.6</text:p>
              </table:table-cell>
              <table:table-cell office:value-type="float" office:value="1566.820801">
                <text:p>1566.820801</text:p>
              </table:table-cell>
              <table:table-cell office:value-type="float" office:value="1569.269043">
                <text:p>1569.269043</text:p>
              </table:table-cell>
              <table:table-cell office:value-type="float" office:value="1563.886353">
                <text:p>1563.886353</text:p>
              </table:table-cell>
              <table:table-cell office:value-type="float" office:value="1576.455322">
                <text:p>1576.455322</text:p>
              </table:table-cell>
            </table:table-row>
            <table:table-row>
              <table:table-cell office:value-type="float" office:value="58.8">
                <text:p>58.8</text:p>
              </table:table-cell>
              <table:table-cell office:value-type="float" office:value="1564.780029">
                <text:p>1564.780029</text:p>
              </table:table-cell>
              <table:table-cell office:value-type="float" office:value="1571.134277">
                <text:p>1571.134277</text:p>
              </table:table-cell>
              <table:table-cell office:value-type="float" office:value="1563.326172">
                <text:p>1563.326172</text:p>
              </table:table-cell>
              <table:table-cell office:value-type="float" office:value="1570.651489">
                <text:p>1570.651489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1568.064819">
                <text:p>1568.064819</text:p>
              </table:table-cell>
              <table:table-cell office:value-type="float" office:value="1568.591309">
                <text:p>1568.591309</text:p>
              </table:table-cell>
              <table:table-cell office:value-type="float" office:value="1565.188477">
                <text:p>1565.188477</text:p>
              </table:table-cell>
              <table:table-cell office:value-type="float" office:value="1571.162476">
                <text:p>1571.162476</text:p>
              </table:table-cell>
            </table:table-row>
            <table:table-row>
              <table:table-cell office:value-type="float" office:value="59.2">
                <text:p>59.2</text:p>
              </table:table-cell>
              <table:table-cell office:value-type="float" office:value="1599.355957">
                <text:p>1599.355957</text:p>
              </table:table-cell>
              <table:table-cell office:value-type="float" office:value="1612.772217">
                <text:p>1612.772217</text:p>
              </table:table-cell>
              <table:table-cell office:value-type="float" office:value="1539.409546">
                <text:p>1539.409546</text:p>
              </table:table-cell>
              <table:table-cell office:value-type="float" office:value="1509.743042">
                <text:p>1509.743042</text:p>
              </table:table-cell>
            </table:table-row>
            <table:table-row>
              <table:table-cell office:value-type="float" office:value="59.4">
                <text:p>59.4</text:p>
              </table:table-cell>
              <table:table-cell office:value-type="float" office:value="1596.234863">
                <text:p>1596.234863</text:p>
              </table:table-cell>
              <table:table-cell office:value-type="float" office:value="1636.079834">
                <text:p>1636.079834</text:p>
              </table:table-cell>
              <table:table-cell office:value-type="float" office:value="1520.314941">
                <text:p>1520.314941</text:p>
              </table:table-cell>
              <table:table-cell office:value-type="float" office:value="1524.006592">
                <text:p>1524.006592</text:p>
              </table:table-cell>
            </table:table-row>
            <table:table-row>
              <table:table-cell office:value-type="float" office:value="59.6">
                <text:p>59.6</text:p>
              </table:table-cell>
              <table:table-cell office:value-type="float" office:value="1622.764893">
                <text:p>1622.764893</text:p>
              </table:table-cell>
              <table:table-cell office:value-type="float" office:value="1643.964478">
                <text:p>1643.964478</text:p>
              </table:table-cell>
              <table:table-cell office:value-type="float" office:value="1531.032349">
                <text:p>1531.032349</text:p>
              </table:table-cell>
              <table:table-cell office:value-type="float" office:value="1531.308594">
                <text:p>1531.308594</text:p>
              </table:table-cell>
            </table:table-row>
            <table:table-row>
              <table:table-cell office:value-type="float" office:value="59.8">
                <text:p>59.8</text:p>
              </table:table-cell>
              <table:table-cell office:value-type="float" office:value="1622.262085">
                <text:p>1622.262085</text:p>
              </table:table-cell>
              <table:table-cell office:value-type="float" office:value="1618.437622">
                <text:p>1618.437622</text:p>
              </table:table-cell>
              <table:table-cell office:value-type="float" office:value="1556.505127">
                <text:p>1556.505127</text:p>
              </table:table-cell>
              <table:table-cell office:value-type="float" office:value="1545.194946">
                <text:p>1545.19494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618.736572">
                <text:p>1618.736572</text:p>
              </table:table-cell>
              <table:table-cell office:value-type="float" office:value="1653.769287">
                <text:p>1653.769287</text:p>
              </table:table-cell>
              <table:table-cell office:value-type="float" office:value="1566.610229">
                <text:p>1566.610229</text:p>
              </table:table-cell>
              <table:table-cell office:value-type="float" office:value="1558.331665">
                <text:p>1558.331665</text:p>
              </table:table-cell>
            </table:table-row>
            <table:table-row>
              <table:table-cell office:value-type="float" office:value="60.2">
                <text:p>60.2</text:p>
              </table:table-cell>
              <table:table-cell office:value-type="float" office:value="1627.182251">
                <text:p>1627.182251</text:p>
              </table:table-cell>
              <table:table-cell office:value-type="float" office:value="1663.71814">
                <text:p>1663.71814</text:p>
              </table:table-cell>
              <table:table-cell office:value-type="float" office:value="1569.596191">
                <text:p>1569.596191</text:p>
              </table:table-cell>
              <table:table-cell office:value-type="float" office:value="1568.192383">
                <text:p>1568.192383</text:p>
              </table:table-cell>
            </table:table-row>
            <table:table-row>
              <table:table-cell office:value-type="float" office:value="60.4">
                <text:p>60.4</text:p>
              </table:table-cell>
              <table:table-cell office:value-type="float" office:value="1638.295044">
                <text:p>1638.295044</text:p>
              </table:table-cell>
              <table:table-cell office:value-type="float" office:value="1667.782227">
                <text:p>1667.782227</text:p>
              </table:table-cell>
              <table:table-cell office:value-type="float" office:value="1597.103638">
                <text:p>1597.103638</text:p>
              </table:table-cell>
              <table:table-cell office:value-type="float" office:value="1597.112671">
                <text:p>1597.112671</text:p>
              </table:table-cell>
            </table:table-row>
            <table:table-row>
              <table:table-cell office:value-type="float" office:value="60.6">
                <text:p>60.6</text:p>
              </table:table-cell>
              <table:table-cell office:value-type="float" office:value="1648.084839">
                <text:p>1648.084839</text:p>
              </table:table-cell>
              <table:table-cell office:value-type="float" office:value="1688.229126">
                <text:p>1688.229126</text:p>
              </table:table-cell>
              <table:table-cell office:value-type="float" office:value="1607.604126">
                <text:p>1607.604126</text:p>
              </table:table-cell>
              <table:table-cell office:value-type="float" office:value="1614.43103">
                <text:p>1614.43103</text:p>
              </table:table-cell>
            </table:table-row>
            <table:table-row>
              <table:table-cell office:value-type="float" office:value="60.8">
                <text:p>60.8</text:p>
              </table:table-cell>
              <table:table-cell office:value-type="float" office:value="1648.531982">
                <text:p>1648.531982</text:p>
              </table:table-cell>
              <table:table-cell office:value-type="float" office:value="1731.459717">
                <text:p>1731.459717</text:p>
              </table:table-cell>
              <table:table-cell office:value-type="float" office:value="1618.756714">
                <text:p>1618.756714</text:p>
              </table:table-cell>
              <table:table-cell office:value-type="float" office:value="1658.212769">
                <text:p>1658.212769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1667.93457">
                <text:p>1667.93457</text:p>
              </table:table-cell>
              <table:table-cell office:value-type="float" office:value="1688.442749">
                <text:p>1688.442749</text:p>
              </table:table-cell>
              <table:table-cell office:value-type="float" office:value="1667.996826">
                <text:p>1667.996826</text:p>
              </table:table-cell>
              <table:table-cell office:value-type="float" office:value="1664.768188">
                <text:p>1664.768188</text:p>
              </table:table-cell>
            </table:table-row>
            <table:table-row>
              <table:table-cell office:value-type="float" office:value="61.2">
                <text:p>61.2</text:p>
              </table:table-cell>
              <table:table-cell office:value-type="float" office:value="1656.093018">
                <text:p>1656.093018</text:p>
              </table:table-cell>
              <table:table-cell office:value-type="float" office:value="1724.303101">
                <text:p>1724.303101</text:p>
              </table:table-cell>
              <table:table-cell office:value-type="float" office:value="1685.987061">
                <text:p>1685.987061</text:p>
              </table:table-cell>
              <table:table-cell office:value-type="float" office:value="1731.684082">
                <text:p>1731.684082</text:p>
              </table:table-cell>
            </table:table-row>
            <table:table-row>
              <table:table-cell office:value-type="float" office:value="61.4">
                <text:p>61.4</text:p>
              </table:table-cell>
              <table:table-cell office:value-type="float" office:value="1681.791138">
                <text:p>1681.791138</text:p>
              </table:table-cell>
              <table:table-cell office:value-type="float" office:value="1752.235107">
                <text:p>1752.235107</text:p>
              </table:table-cell>
              <table:table-cell office:value-type="float" office:value="1699.513916">
                <text:p>1699.513916</text:p>
              </table:table-cell>
              <table:table-cell office:value-type="float" office:value="1753.909424">
                <text:p>1753.909424</text:p>
              </table:table-cell>
            </table:table-row>
            <table:table-row>
              <table:table-cell office:value-type="float" office:value="61.6">
                <text:p>61.6</text:p>
              </table:table-cell>
              <table:table-cell office:value-type="float" office:value="1700.188965">
                <text:p>1700.188965</text:p>
              </table:table-cell>
              <table:table-cell office:value-type="float" office:value="1751.994141">
                <text:p>1751.994141</text:p>
              </table:table-cell>
              <table:table-cell office:value-type="float" office:value="1709.134888">
                <text:p>1709.134888</text:p>
              </table:table-cell>
              <table:table-cell office:value-type="float" office:value="1751.866943">
                <text:p>1751.866943</text:p>
              </table:table-cell>
            </table:table-row>
            <table:table-row>
              <table:table-cell office:value-type="float" office:value="61.8">
                <text:p>61.8</text:p>
              </table:table-cell>
              <table:table-cell office:value-type="float" office:value="1691.438477">
                <text:p>1691.438477</text:p>
              </table:table-cell>
              <table:table-cell office:value-type="float" office:value="1758.30957">
                <text:p>1758.30957</text:p>
              </table:table-cell>
              <table:table-cell office:value-type="float" office:value="1700.567749">
                <text:p>1700.567749</text:p>
              </table:table-cell>
              <table:table-cell office:value-type="float" office:value="1758.067383">
                <text:p>1758.067383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1692.625854">
                <text:p>1692.625854</text:p>
              </table:table-cell>
              <table:table-cell office:value-type="float" office:value="1768.364014">
                <text:p>1768.364014</text:p>
              </table:table-cell>
              <table:table-cell office:value-type="float" office:value="1692.639771">
                <text:p>1692.639771</text:p>
              </table:table-cell>
              <table:table-cell office:value-type="float" office:value="1778.244141">
                <text:p>1778.244141</text:p>
              </table:table-cell>
            </table:table-row>
            <table:table-row>
              <table:table-cell office:value-type="float" office:value="62.2">
                <text:p>62.2</text:p>
              </table:table-cell>
              <table:table-cell office:value-type="float" office:value="1672.921021">
                <text:p>1672.921021</text:p>
              </table:table-cell>
              <table:table-cell office:value-type="float" office:value="1773.36438">
                <text:p>1773.36438</text:p>
              </table:table-cell>
              <table:table-cell office:value-type="float" office:value="1671.29895">
                <text:p>1671.29895</text:p>
              </table:table-cell>
              <table:table-cell office:value-type="float" office:value="1786.920166">
                <text:p>1786.920166</text:p>
              </table:table-cell>
            </table:table-row>
            <table:table-row>
              <table:table-cell office:value-type="float" office:value="62.4">
                <text:p>62.4</text:p>
              </table:table-cell>
              <table:table-cell office:value-type="float" office:value="1686.21936">
                <text:p>1686.21936</text:p>
              </table:table-cell>
              <table:table-cell office:value-type="float" office:value="1754.502075">
                <text:p>1754.502075</text:p>
              </table:table-cell>
              <table:table-cell office:value-type="float" office:value="1699.95166">
                <text:p>1699.95166</text:p>
              </table:table-cell>
              <table:table-cell office:value-type="float" office:value="1757.71936">
                <text:p>1757.71936</text:p>
              </table:table-cell>
            </table:table-row>
            <table:table-row>
              <table:table-cell office:value-type="float" office:value="62.6">
                <text:p>62.6</text:p>
              </table:table-cell>
              <table:table-cell office:value-type="float" office:value="1686.093506">
                <text:p>1686.093506</text:p>
              </table:table-cell>
              <table:table-cell office:value-type="float" office:value="1773.370117">
                <text:p>1773.370117</text:p>
              </table:table-cell>
              <table:table-cell office:value-type="float" office:value="1699.470459">
                <text:p>1699.470459</text:p>
              </table:table-cell>
              <table:table-cell office:value-type="float" office:value="1765.025513">
                <text:p>1765.025513</text:p>
              </table:table-cell>
            </table:table-row>
            <table:table-row>
              <table:table-cell office:value-type="float" office:value="62.8">
                <text:p>62.8</text:p>
              </table:table-cell>
              <table:table-cell office:value-type="float" office:value="1682.171021">
                <text:p>1682.171021</text:p>
              </table:table-cell>
              <table:table-cell office:value-type="float" office:value="1774.980835">
                <text:p>1774.980835</text:p>
              </table:table-cell>
              <table:table-cell office:value-type="float" office:value="1686.983032">
                <text:p>1686.983032</text:p>
              </table:table-cell>
              <table:table-cell office:value-type="float" office:value="1775.352051">
                <text:p>1775.352051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1684.578491">
                <text:p>1684.578491</text:p>
              </table:table-cell>
              <table:table-cell office:value-type="float" office:value="1768.266235">
                <text:p>1768.266235</text:p>
              </table:table-cell>
              <table:table-cell office:value-type="float" office:value="1694.973755">
                <text:p>1694.973755</text:p>
              </table:table-cell>
              <table:table-cell office:value-type="float" office:value="1768.328003">
                <text:p>1768.328003</text:p>
              </table:table-cell>
            </table:table-row>
            <table:table-row>
              <table:table-cell office:value-type="float" office:value="63.2">
                <text:p>63.2</text:p>
              </table:table-cell>
              <table:table-cell office:value-type="float" office:value="1685.854126">
                <text:p>1685.854126</text:p>
              </table:table-cell>
              <table:table-cell office:value-type="float" office:value="1773.200928">
                <text:p>1773.200928</text:p>
              </table:table-cell>
              <table:table-cell office:value-type="float" office:value="1696.446289">
                <text:p>1696.446289</text:p>
              </table:table-cell>
              <table:table-cell office:value-type="float" office:value="1767.762695">
                <text:p>1767.762695</text:p>
              </table:table-cell>
            </table:table-row>
            <table:table-row>
              <table:table-cell office:value-type="float" office:value="63.4">
                <text:p>63.4</text:p>
              </table:table-cell>
              <table:table-cell office:value-type="float" office:value="1687.111572">
                <text:p>1687.111572</text:p>
              </table:table-cell>
              <table:table-cell office:value-type="float" office:value="1776.378906">
                <text:p>1776.378906</text:p>
              </table:table-cell>
              <table:table-cell office:value-type="float" office:value="1692.612061">
                <text:p>1692.612061</text:p>
              </table:table-cell>
              <table:table-cell office:value-type="float" office:value="1773.48938">
                <text:p>1773.48938</text:p>
              </table:table-cell>
            </table:table-row>
            <table:table-row>
              <table:table-cell office:value-type="float" office:value="63.6">
                <text:p>63.6</text:p>
              </table:table-cell>
              <table:table-cell office:value-type="float" office:value="1687.211792">
                <text:p>1687.211792</text:p>
              </table:table-cell>
              <table:table-cell office:value-type="float" office:value="1774.026001">
                <text:p>1774.026001</text:p>
              </table:table-cell>
              <table:table-cell office:value-type="float" office:value="1698.475586">
                <text:p>1698.475586</text:p>
              </table:table-cell>
              <table:table-cell office:value-type="float" office:value="1771.82312">
                <text:p>1771.82312</text:p>
              </table:table-cell>
            </table:table-row>
            <table:table-row>
              <table:table-cell office:value-type="float" office:value="63.8">
                <text:p>63.8</text:p>
              </table:table-cell>
              <table:table-cell office:value-type="float" office:value="1686.668579">
                <text:p>1686.668579</text:p>
              </table:table-cell>
              <table:table-cell office:value-type="float" office:value="1776.886353">
                <text:p>1776.886353</text:p>
              </table:table-cell>
              <table:table-cell office:value-type="float" office:value="1696.088013">
                <text:p>1696.088013</text:p>
              </table:table-cell>
              <table:table-cell office:value-type="float" office:value="1770.534058">
                <text:p>1770.534058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687.538696">
                <text:p>1687.538696</text:p>
              </table:table-cell>
              <table:table-cell office:value-type="float" office:value="1779.844727">
                <text:p>1779.844727</text:p>
              </table:table-cell>
              <table:table-cell office:value-type="float" office:value="1698.472656">
                <text:p>1698.472656</text:p>
              </table:table-cell>
              <table:table-cell office:value-type="float" office:value="1777.724487">
                <text:p>1777.724487</text:p>
              </table:table-cell>
            </table:table-row>
            <table:table-row>
              <table:table-cell office:value-type="float" office:value="64.2">
                <text:p>64.2</text:p>
              </table:table-cell>
              <table:table-cell office:value-type="float" office:value="1686.516602">
                <text:p>1686.516602</text:p>
              </table:table-cell>
              <table:table-cell office:value-type="float" office:value="1779.096802">
                <text:p>1779.096802</text:p>
              </table:table-cell>
              <table:table-cell office:value-type="float" office:value="1699.688354">
                <text:p>1699.688354</text:p>
              </table:table-cell>
              <table:table-cell office:value-type="float" office:value="1775.986084">
                <text:p>1775.986084</text:p>
              </table:table-cell>
            </table:table-row>
            <table:table-row>
              <table:table-cell office:value-type="float" office:value="64.4">
                <text:p>64.4</text:p>
              </table:table-cell>
              <table:table-cell office:value-type="float" office:value="1691.107178">
                <text:p>1691.107178</text:p>
              </table:table-cell>
              <table:table-cell office:value-type="float" office:value="1780.19458">
                <text:p>1780.19458</text:p>
              </table:table-cell>
              <table:table-cell office:value-type="float" office:value="1700.473389">
                <text:p>1700.473389</text:p>
              </table:table-cell>
              <table:table-cell office:value-type="float" office:value="1776.829712">
                <text:p>1776.829712</text:p>
              </table:table-cell>
            </table:table-row>
            <table:table-row>
              <table:table-cell office:value-type="float" office:value="64.6">
                <text:p>64.6</text:p>
              </table:table-cell>
              <table:table-cell office:value-type="float" office:value="1691.962158">
                <text:p>1691.962158</text:p>
              </table:table-cell>
              <table:table-cell office:value-type="float" office:value="1781.496826">
                <text:p>1781.496826</text:p>
              </table:table-cell>
              <table:table-cell office:value-type="float" office:value="1699.670288">
                <text:p>1699.670288</text:p>
              </table:table-cell>
              <table:table-cell office:value-type="float" office:value="1781.381226">
                <text:p>1781.381226</text:p>
              </table:table-cell>
            </table:table-row>
            <table:table-row>
              <table:table-cell office:value-type="float" office:value="64.8">
                <text:p>64.8</text:p>
              </table:table-cell>
              <table:table-cell office:value-type="float" office:value="1692.778931">
                <text:p>1692.778931</text:p>
              </table:table-cell>
              <table:table-cell office:value-type="float" office:value="1783.72876">
                <text:p>1783.72876</text:p>
              </table:table-cell>
              <table:table-cell office:value-type="float" office:value="1701.720093">
                <text:p>1701.720093</text:p>
              </table:table-cell>
              <table:table-cell office:value-type="float" office:value="1778.730469">
                <text:p>1778.730469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1692.966187">
                <text:p>1692.966187</text:p>
              </table:table-cell>
              <table:table-cell office:value-type="float" office:value="1786.464355">
                <text:p>1786.464355</text:p>
              </table:table-cell>
              <table:table-cell office:value-type="float" office:value="1705.071411">
                <text:p>1705.071411</text:p>
              </table:table-cell>
              <table:table-cell office:value-type="float" office:value="1780.868652">
                <text:p>1780.868652</text:p>
              </table:table-cell>
            </table:table-row>
            <table:table-row>
              <table:table-cell office:value-type="float" office:value="65.2">
                <text:p>65.2</text:p>
              </table:table-cell>
              <table:table-cell office:value-type="float" office:value="1694.918213">
                <text:p>1694.918213</text:p>
              </table:table-cell>
              <table:table-cell office:value-type="float" office:value="1786.38916">
                <text:p>1786.38916</text:p>
              </table:table-cell>
              <table:table-cell office:value-type="float" office:value="1705.144043">
                <text:p>1705.144043</text:p>
              </table:table-cell>
              <table:table-cell office:value-type="float" office:value="1781.77417">
                <text:p>1781.77417</text:p>
              </table:table-cell>
            </table:table-row>
            <table:table-row>
              <table:table-cell office:value-type="float" office:value="65.4">
                <text:p>65.4</text:p>
              </table:table-cell>
              <table:table-cell office:value-type="float" office:value="1693.258911">
                <text:p>1693.258911</text:p>
              </table:table-cell>
              <table:table-cell office:value-type="float" office:value="1787.322754">
                <text:p>1787.322754</text:p>
              </table:table-cell>
              <table:table-cell office:value-type="float" office:value="1704.367432">
                <text:p>1704.367432</text:p>
              </table:table-cell>
              <table:table-cell office:value-type="float" office:value="1782.166626">
                <text:p>1782.166626</text:p>
              </table:table-cell>
            </table:table-row>
            <table:table-row>
              <table:table-cell office:value-type="float" office:value="65.6">
                <text:p>65.6</text:p>
              </table:table-cell>
              <table:table-cell office:value-type="float" office:value="1700.769043">
                <text:p>1700.769043</text:p>
              </table:table-cell>
              <table:table-cell office:value-type="float" office:value="1786.033203">
                <text:p>1786.033203</text:p>
              </table:table-cell>
              <table:table-cell office:value-type="float" office:value="1707.240723">
                <text:p>1707.240723</text:p>
              </table:table-cell>
              <table:table-cell office:value-type="float" office:value="1784.717896">
                <text:p>1784.717896</text:p>
              </table:table-cell>
            </table:table-row>
            <table:table-row>
              <table:table-cell office:value-type="float" office:value="65.8">
                <text:p>65.8</text:p>
              </table:table-cell>
              <table:table-cell office:value-type="float" office:value="1697.201416">
                <text:p>1697.201416</text:p>
              </table:table-cell>
              <table:table-cell office:value-type="float" office:value="1786.255737">
                <text:p>1786.255737</text:p>
              </table:table-cell>
              <table:table-cell office:value-type="float" office:value="1708.651367">
                <text:p>1708.651367</text:p>
              </table:table-cell>
              <table:table-cell office:value-type="float" office:value="1782.240356">
                <text:p>1782.240356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1695.405029">
                <text:p>1695.405029</text:p>
              </table:table-cell>
              <table:table-cell office:value-type="float" office:value="1789.989258">
                <text:p>1789.989258</text:p>
              </table:table-cell>
              <table:table-cell office:value-type="float" office:value="1705.875122">
                <text:p>1705.875122</text:p>
              </table:table-cell>
              <table:table-cell office:value-type="float" office:value="1783.370483">
                <text:p>1783.370483</text:p>
              </table:table-cell>
            </table:table-row>
            <table:table-row>
              <table:table-cell office:value-type="float" office:value="66.2">
                <text:p>66.2</text:p>
              </table:table-cell>
              <table:table-cell office:value-type="float" office:value="1697.227783">
                <text:p>1697.227783</text:p>
              </table:table-cell>
              <table:table-cell office:value-type="float" office:value="1788.084717">
                <text:p>1788.084717</text:p>
              </table:table-cell>
              <table:table-cell office:value-type="float" office:value="1705.156494">
                <text:p>1705.156494</text:p>
              </table:table-cell>
              <table:table-cell office:value-type="float" office:value="1786.978638">
                <text:p>1786.978638</text:p>
              </table:table-cell>
            </table:table-row>
            <table:table-row>
              <table:table-cell office:value-type="float" office:value="66.4">
                <text:p>66.4</text:p>
              </table:table-cell>
              <table:table-cell office:value-type="float" office:value="1694.144653">
                <text:p>1694.144653</text:p>
              </table:table-cell>
              <table:table-cell office:value-type="float" office:value="1792.110962">
                <text:p>1792.110962</text:p>
              </table:table-cell>
              <table:table-cell office:value-type="float" office:value="1706.059814">
                <text:p>1706.059814</text:p>
              </table:table-cell>
              <table:table-cell office:value-type="float" office:value="1790.867798">
                <text:p>1790.867798</text:p>
              </table:table-cell>
            </table:table-row>
            <table:table-row>
              <table:table-cell office:value-type="float" office:value="66.6">
                <text:p>66.6</text:p>
              </table:table-cell>
              <table:table-cell office:value-type="float" office:value="1698.159302">
                <text:p>1698.159302</text:p>
              </table:table-cell>
              <table:table-cell office:value-type="float" office:value="1791.094971">
                <text:p>1791.094971</text:p>
              </table:table-cell>
              <table:table-cell office:value-type="float" office:value="1711.620117">
                <text:p>1711.620117</text:p>
              </table:table-cell>
              <table:table-cell office:value-type="float" office:value="1786.815308">
                <text:p>1786.815308</text:p>
              </table:table-cell>
            </table:table-row>
            <table:table-row>
              <table:table-cell office:value-type="float" office:value="66.8">
                <text:p>66.8</text:p>
              </table:table-cell>
              <table:table-cell office:value-type="float" office:value="1699.199585">
                <text:p>1699.199585</text:p>
              </table:table-cell>
              <table:table-cell office:value-type="float" office:value="1795.135254">
                <text:p>1795.135254</text:p>
              </table:table-cell>
              <table:table-cell office:value-type="float" office:value="1711.645874">
                <text:p>1711.645874</text:p>
              </table:table-cell>
              <table:table-cell office:value-type="float" office:value="1789.194824">
                <text:p>1789.194824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1701.178955">
                <text:p>1701.178955</text:p>
              </table:table-cell>
              <table:table-cell office:value-type="float" office:value="1791.990601">
                <text:p>1791.990601</text:p>
              </table:table-cell>
              <table:table-cell office:value-type="float" office:value="1704.788208">
                <text:p>1704.788208</text:p>
              </table:table-cell>
              <table:table-cell office:value-type="float" office:value="1788.541382">
                <text:p>1788.541382</text:p>
              </table:table-cell>
            </table:table-row>
            <table:table-row>
              <table:table-cell office:value-type="float" office:value="67.2">
                <text:p>67.2</text:p>
              </table:table-cell>
              <table:table-cell office:value-type="float" office:value="1696.345459">
                <text:p>1696.345459</text:p>
              </table:table-cell>
              <table:table-cell office:value-type="float" office:value="1792.007324">
                <text:p>1792.007324</text:p>
              </table:table-cell>
              <table:table-cell office:value-type="float" office:value="1713.663086">
                <text:p>1713.663086</text:p>
              </table:table-cell>
              <table:table-cell office:value-type="float" office:value="1788.709717">
                <text:p>1788.709717</text:p>
              </table:table-cell>
            </table:table-row>
            <table:table-row>
              <table:table-cell office:value-type="float" office:value="67.4">
                <text:p>67.4</text:p>
              </table:table-cell>
              <table:table-cell office:value-type="float" office:value="1699.706299">
                <text:p>1699.706299</text:p>
              </table:table-cell>
              <table:table-cell office:value-type="float" office:value="1797.008423">
                <text:p>1797.008423</text:p>
              </table:table-cell>
              <table:table-cell office:value-type="float" office:value="1714.558838">
                <text:p>1714.558838</text:p>
              </table:table-cell>
              <table:table-cell office:value-type="float" office:value="1791.289551">
                <text:p>1791.289551</text:p>
              </table:table-cell>
            </table:table-row>
            <table:table-row>
              <table:table-cell office:value-type="float" office:value="67.6">
                <text:p>67.6</text:p>
              </table:table-cell>
              <table:table-cell office:value-type="float" office:value="1700.726929">
                <text:p>1700.726929</text:p>
              </table:table-cell>
              <table:table-cell office:value-type="float" office:value="1796.723145">
                <text:p>1796.723145</text:p>
              </table:table-cell>
              <table:table-cell office:value-type="float" office:value="1711.118896">
                <text:p>1711.118896</text:p>
              </table:table-cell>
              <table:table-cell office:value-type="float" office:value="1793.619263">
                <text:p>1793.619263</text:p>
              </table:table-cell>
            </table:table-row>
            <table:table-row>
              <table:table-cell office:value-type="float" office:value="67.8">
                <text:p>67.8</text:p>
              </table:table-cell>
              <table:table-cell office:value-type="float" office:value="1702.380615">
                <text:p>1702.380615</text:p>
              </table:table-cell>
              <table:table-cell office:value-type="float" office:value="1793.183838">
                <text:p>1793.183838</text:p>
              </table:table-cell>
              <table:table-cell office:value-type="float" office:value="1710.994629">
                <text:p>1710.994629</text:p>
              </table:table-cell>
              <table:table-cell office:value-type="float" office:value="1790.526855">
                <text:p>1790.526855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1705.236206">
                <text:p>1705.236206</text:p>
              </table:table-cell>
              <table:table-cell office:value-type="float" office:value="1793.526123">
                <text:p>1793.526123</text:p>
              </table:table-cell>
              <table:table-cell office:value-type="float" office:value="1711.655518">
                <text:p>1711.655518</text:p>
              </table:table-cell>
              <table:table-cell office:value-type="float" office:value="1793.763062">
                <text:p>1793.763062</text:p>
              </table:table-cell>
            </table:table-row>
            <table:table-row>
              <table:table-cell office:value-type="float" office:value="68.2">
                <text:p>68.2</text:p>
              </table:table-cell>
              <table:table-cell office:value-type="float" office:value="1705.834595">
                <text:p>1705.834595</text:p>
              </table:table-cell>
              <table:table-cell office:value-type="float" office:value="1796.923828">
                <text:p>1796.923828</text:p>
              </table:table-cell>
              <table:table-cell office:value-type="float" office:value="1713.843628">
                <text:p>1713.843628</text:p>
              </table:table-cell>
              <table:table-cell office:value-type="float" office:value="1794.773926">
                <text:p>1794.773926</text:p>
              </table:table-cell>
            </table:table-row>
            <table:table-row>
              <table:table-cell office:value-type="float" office:value="68.4">
                <text:p>68.4</text:p>
              </table:table-cell>
              <table:table-cell office:value-type="float" office:value="1702.452637">
                <text:p>1702.452637</text:p>
              </table:table-cell>
              <table:table-cell office:value-type="float" office:value="1800.399292">
                <text:p>1800.399292</text:p>
              </table:table-cell>
              <table:table-cell office:value-type="float" office:value="1712.919678">
                <text:p>1712.919678</text:p>
              </table:table-cell>
              <table:table-cell office:value-type="float" office:value="1796.439697">
                <text:p>1796.439697</text:p>
              </table:table-cell>
            </table:table-row>
            <table:table-row>
              <table:table-cell office:value-type="float" office:value="68.6">
                <text:p>68.6</text:p>
              </table:table-cell>
              <table:table-cell office:value-type="float" office:value="1705.278442">
                <text:p>1705.278442</text:p>
              </table:table-cell>
              <table:table-cell office:value-type="float" office:value="1799.23291">
                <text:p>1799.23291</text:p>
              </table:table-cell>
              <table:table-cell office:value-type="float" office:value="1717.412964">
                <text:p>1717.412964</text:p>
              </table:table-cell>
              <table:table-cell office:value-type="float" office:value="1794.009033">
                <text:p>1794.009033</text:p>
              </table:table-cell>
            </table:table-row>
            <table:table-row>
              <table:table-cell office:value-type="float" office:value="68.8">
                <text:p>68.8</text:p>
              </table:table-cell>
              <table:table-cell office:value-type="float" office:value="1706.081299">
                <text:p>1706.081299</text:p>
              </table:table-cell>
              <table:table-cell office:value-type="float" office:value="1802.045898">
                <text:p>1802.045898</text:p>
              </table:table-cell>
              <table:table-cell office:value-type="float" office:value="1714.143555">
                <text:p>1714.143555</text:p>
              </table:table-cell>
              <table:table-cell office:value-type="float" office:value="1801.134277">
                <text:p>1801.134277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1709.776733">
                <text:p>1709.776733</text:p>
              </table:table-cell>
              <table:table-cell office:value-type="float" office:value="1802.039673">
                <text:p>1802.039673</text:p>
              </table:table-cell>
              <table:table-cell office:value-type="float" office:value="1719.35791">
                <text:p>1719.35791</text:p>
              </table:table-cell>
              <table:table-cell office:value-type="float" office:value="1795.93335">
                <text:p>1795.93335</text:p>
              </table:table-cell>
            </table:table-row>
            <table:table-row>
              <table:table-cell office:value-type="float" office:value="69.2">
                <text:p>69.2</text:p>
              </table:table-cell>
              <table:table-cell office:value-type="float" office:value="1711.834595">
                <text:p>1711.834595</text:p>
              </table:table-cell>
              <table:table-cell office:value-type="float" office:value="1805.417725">
                <text:p>1805.417725</text:p>
              </table:table-cell>
              <table:table-cell office:value-type="float" office:value="1720.75769">
                <text:p>1720.75769</text:p>
              </table:table-cell>
              <table:table-cell office:value-type="float" office:value="1799.588135">
                <text:p>1799.588135</text:p>
              </table:table-cell>
            </table:table-row>
            <table:table-row>
              <table:table-cell office:value-type="float" office:value="69.4">
                <text:p>69.4</text:p>
              </table:table-cell>
              <table:table-cell office:value-type="float" office:value="1708.460205">
                <text:p>1708.460205</text:p>
              </table:table-cell>
              <table:table-cell office:value-type="float" office:value="1807.729248">
                <text:p>1807.729248</text:p>
              </table:table-cell>
              <table:table-cell office:value-type="float" office:value="1721.027466">
                <text:p>1721.027466</text:p>
              </table:table-cell>
              <table:table-cell office:value-type="float" office:value="1801.951538">
                <text:p>1801.951538</text:p>
              </table:table-cell>
            </table:table-row>
            <table:table-row>
              <table:table-cell office:value-type="float" office:value="69.6">
                <text:p>69.6</text:p>
              </table:table-cell>
              <table:table-cell office:value-type="float" office:value="1712.37854">
                <text:p>1712.37854</text:p>
              </table:table-cell>
              <table:table-cell office:value-type="float" office:value="1803.934448">
                <text:p>1803.934448</text:p>
              </table:table-cell>
              <table:table-cell office:value-type="float" office:value="1721.438599">
                <text:p>1721.438599</text:p>
              </table:table-cell>
              <table:table-cell office:value-type="float" office:value="1800.321899">
                <text:p>1800.321899</text:p>
              </table:table-cell>
            </table:table-row>
            <table:table-row>
              <table:table-cell office:value-type="float" office:value="69.8">
                <text:p>69.8</text:p>
              </table:table-cell>
              <table:table-cell office:value-type="float" office:value="1714.490601">
                <text:p>1714.490601</text:p>
              </table:table-cell>
              <table:table-cell office:value-type="float" office:value="1807.988525">
                <text:p>1807.988525</text:p>
              </table:table-cell>
              <table:table-cell office:value-type="float" office:value="1724.417725">
                <text:p>1724.417725</text:p>
              </table:table-cell>
              <table:table-cell office:value-type="float" office:value="1805.272217">
                <text:p>1805.272217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710.476074">
                <text:p>1710.476074</text:p>
              </table:table-cell>
              <table:table-cell office:value-type="float" office:value="1810.732544">
                <text:p>1810.732544</text:p>
              </table:table-cell>
              <table:table-cell office:value-type="float" office:value="1720.836914">
                <text:p>1720.836914</text:p>
              </table:table-cell>
              <table:table-cell office:value-type="float" office:value="1806.18103">
                <text:p>1806.18103</text:p>
              </table:table-cell>
            </table:table-row>
            <table:table-row>
              <table:table-cell office:value-type="float" office:value="70.2">
                <text:p>70.2</text:p>
              </table:table-cell>
              <table:table-cell office:value-type="float" office:value="1714.829712">
                <text:p>1714.829712</text:p>
              </table:table-cell>
              <table:table-cell office:value-type="float" office:value="1808.003662">
                <text:p>1808.003662</text:p>
              </table:table-cell>
              <table:table-cell office:value-type="float" office:value="1726.546631">
                <text:p>1726.546631</text:p>
              </table:table-cell>
              <table:table-cell office:value-type="float" office:value="1804.054443">
                <text:p>1804.054443</text:p>
              </table:table-cell>
            </table:table-row>
            <table:table-row>
              <table:table-cell office:value-type="float" office:value="70.4">
                <text:p>70.4</text:p>
              </table:table-cell>
              <table:table-cell office:value-type="float" office:value="1712.964111">
                <text:p>1712.964111</text:p>
              </table:table-cell>
              <table:table-cell office:value-type="float" office:value="1812.652588">
                <text:p>1812.652588</text:p>
              </table:table-cell>
              <table:table-cell office:value-type="float" office:value="1724.674805">
                <text:p>1724.674805</text:p>
              </table:table-cell>
              <table:table-cell office:value-type="float" office:value="1807.391235">
                <text:p>1807.391235</text:p>
              </table:table-cell>
            </table:table-row>
            <table:table-row>
              <table:table-cell office:value-type="float" office:value="70.6">
                <text:p>70.6</text:p>
              </table:table-cell>
              <table:table-cell office:value-type="float" office:value="1711.016968">
                <text:p>1711.016968</text:p>
              </table:table-cell>
              <table:table-cell office:value-type="float" office:value="1814.381592">
                <text:p>1814.381592</text:p>
              </table:table-cell>
              <table:table-cell office:value-type="float" office:value="1727.111206">
                <text:p>1727.111206</text:p>
              </table:table-cell>
              <table:table-cell office:value-type="float" office:value="1807.569214">
                <text:p>1807.569214</text:p>
              </table:table-cell>
            </table:table-row>
            <table:table-row>
              <table:table-cell office:value-type="float" office:value="70.8">
                <text:p>70.8</text:p>
              </table:table-cell>
              <table:table-cell office:value-type="float" office:value="1715.84668">
                <text:p>1715.84668</text:p>
              </table:table-cell>
              <table:table-cell office:value-type="float" office:value="1810.795532">
                <text:p>1810.795532</text:p>
              </table:table-cell>
              <table:table-cell office:value-type="float" office:value="1727.863403">
                <text:p>1727.863403</text:p>
              </table:table-cell>
              <table:table-cell office:value-type="float" office:value="1808.249023">
                <text:p>1808.249023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1715.757935">
                <text:p>1715.757935</text:p>
              </table:table-cell>
              <table:table-cell office:value-type="float" office:value="1810.677246">
                <text:p>1810.677246</text:p>
              </table:table-cell>
              <table:table-cell office:value-type="float" office:value="1726.444214">
                <text:p>1726.444214</text:p>
              </table:table-cell>
              <table:table-cell office:value-type="float" office:value="1810.06958">
                <text:p>1810.06958</text:p>
              </table:table-cell>
            </table:table-row>
            <table:table-row>
              <table:table-cell office:value-type="float" office:value="71.2">
                <text:p>71.2</text:p>
              </table:table-cell>
              <table:table-cell office:value-type="float" office:value="1714.677612">
                <text:p>1714.677612</text:p>
              </table:table-cell>
              <table:table-cell office:value-type="float" office:value="1813.398193">
                <text:p>1813.398193</text:p>
              </table:table-cell>
              <table:table-cell office:value-type="float" office:value="1724.314453">
                <text:p>1724.314453</text:p>
              </table:table-cell>
              <table:table-cell office:value-type="float" office:value="1811.96582">
                <text:p>1811.96582</text:p>
              </table:table-cell>
            </table:table-row>
            <table:table-row>
              <table:table-cell office:value-type="float" office:value="71.4">
                <text:p>71.4</text:p>
              </table:table-cell>
              <table:table-cell office:value-type="float" office:value="1713.706299">
                <text:p>1713.706299</text:p>
              </table:table-cell>
              <table:table-cell office:value-type="float" office:value="1814.472534">
                <text:p>1814.472534</text:p>
              </table:table-cell>
              <table:table-cell office:value-type="float" office:value="1722.446411">
                <text:p>1722.446411</text:p>
              </table:table-cell>
              <table:table-cell office:value-type="float" office:value="1814.77063">
                <text:p>1814.77063</text:p>
              </table:table-cell>
            </table:table-row>
            <table:table-row>
              <table:table-cell office:value-type="float" office:value="71.6">
                <text:p>71.6</text:p>
              </table:table-cell>
              <table:table-cell office:value-type="float" office:value="1714.509155">
                <text:p>1714.509155</text:p>
              </table:table-cell>
              <table:table-cell office:value-type="float" office:value="1813.979858">
                <text:p>1813.979858</text:p>
              </table:table-cell>
              <table:table-cell office:value-type="float" office:value="1730.087158">
                <text:p>1730.087158</text:p>
              </table:table-cell>
              <table:table-cell office:value-type="float" office:value="1807.936646">
                <text:p>1807.936646</text:p>
              </table:table-cell>
            </table:table-row>
            <table:table-row>
              <table:table-cell office:value-type="float" office:value="71.8">
                <text:p>71.8</text:p>
              </table:table-cell>
              <table:table-cell office:value-type="float" office:value="1714.963257">
                <text:p>1714.963257</text:p>
              </table:table-cell>
              <table:table-cell office:value-type="float" office:value="1818.519531">
                <text:p>1818.519531</text:p>
              </table:table-cell>
              <table:table-cell office:value-type="float" office:value="1724.735962">
                <text:p>1724.735962</text:p>
              </table:table-cell>
              <table:table-cell office:value-type="float" office:value="1814.87854">
                <text:p>1814.87854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1716.787964">
                <text:p>1716.787964</text:p>
              </table:table-cell>
              <table:table-cell office:value-type="float" office:value="1817.485596">
                <text:p>1817.485596</text:p>
              </table:table-cell>
              <table:table-cell office:value-type="float" office:value="1726.366089">
                <text:p>1726.366089</text:p>
              </table:table-cell>
              <table:table-cell office:value-type="float" office:value="1815.032715">
                <text:p>1815.032715</text:p>
              </table:table-cell>
            </table:table-row>
            <table:table-row>
              <table:table-cell office:value-type="float" office:value="72.2">
                <text:p>72.2</text:p>
              </table:table-cell>
              <table:table-cell office:value-type="float" office:value="1717.37561">
                <text:p>1717.37561</text:p>
              </table:table-cell>
              <table:table-cell office:value-type="float" office:value="1817.465454">
                <text:p>1817.465454</text:p>
              </table:table-cell>
              <table:table-cell office:value-type="float" office:value="1728.238525">
                <text:p>1728.238525</text:p>
              </table:table-cell>
              <table:table-cell office:value-type="float" office:value="1811.521973">
                <text:p>1811.521973</text:p>
              </table:table-cell>
            </table:table-row>
            <table:table-row>
              <table:table-cell office:value-type="float" office:value="72.4">
                <text:p>72.4</text:p>
              </table:table-cell>
              <table:table-cell office:value-type="float" office:value="1717.21936">
                <text:p>1717.21936</text:p>
              </table:table-cell>
              <table:table-cell office:value-type="float" office:value="1820.42627">
                <text:p>1820.42627</text:p>
              </table:table-cell>
              <table:table-cell office:value-type="float" office:value="1728.75354">
                <text:p>1728.75354</text:p>
              </table:table-cell>
              <table:table-cell office:value-type="float" office:value="1815.57251">
                <text:p>1815.57251</text:p>
              </table:table-cell>
            </table:table-row>
            <table:table-row>
              <table:table-cell office:value-type="float" office:value="72.6">
                <text:p>72.6</text:p>
              </table:table-cell>
              <table:table-cell office:value-type="float" office:value="1721.703979">
                <text:p>1721.703979</text:p>
              </table:table-cell>
              <table:table-cell office:value-type="float" office:value="1817.325562">
                <text:p>1817.325562</text:p>
              </table:table-cell>
              <table:table-cell office:value-type="float" office:value="1723.856079">
                <text:p>1723.856079</text:p>
              </table:table-cell>
              <table:table-cell office:value-type="float" office:value="1816.209595">
                <text:p>1816.209595</text:p>
              </table:table-cell>
            </table:table-row>
            <table:table-row>
              <table:table-cell office:value-type="float" office:value="72.8">
                <text:p>72.8</text:p>
              </table:table-cell>
              <table:table-cell office:value-type="float" office:value="1717.88855">
                <text:p>1717.88855</text:p>
              </table:table-cell>
              <table:table-cell office:value-type="float" office:value="1818.027588">
                <text:p>1818.027588</text:p>
              </table:table-cell>
              <table:table-cell office:value-type="float" office:value="1730.768555">
                <text:p>1730.768555</text:p>
              </table:table-cell>
              <table:table-cell office:value-type="float" office:value="1815.015015">
                <text:p>1815.015015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1722.218994">
                <text:p>1722.218994</text:p>
              </table:table-cell>
              <table:table-cell office:value-type="float" office:value="1818.391357">
                <text:p>1818.391357</text:p>
              </table:table-cell>
              <table:table-cell office:value-type="float" office:value="1734.249634">
                <text:p>1734.249634</text:p>
              </table:table-cell>
              <table:table-cell office:value-type="float" office:value="1814.699585">
                <text:p>1814.699585</text:p>
              </table:table-cell>
            </table:table-row>
            <table:table-row>
              <table:table-cell office:value-type="float" office:value="73.2">
                <text:p>73.2</text:p>
              </table:table-cell>
              <table:table-cell office:value-type="float" office:value="1720.043213">
                <text:p>1720.043213</text:p>
              </table:table-cell>
              <table:table-cell office:value-type="float" office:value="1822.354004">
                <text:p>1822.354004</text:p>
              </table:table-cell>
              <table:table-cell office:value-type="float" office:value="1730.158447">
                <text:p>1730.158447</text:p>
              </table:table-cell>
              <table:table-cell office:value-type="float" office:value="1817.600708">
                <text:p>1817.600708</text:p>
              </table:table-cell>
            </table:table-row>
            <table:table-row>
              <table:table-cell office:value-type="float" office:value="73.4">
                <text:p>73.4</text:p>
              </table:table-cell>
              <table:table-cell office:value-type="float" office:value="1718.504883">
                <text:p>1718.504883</text:p>
              </table:table-cell>
              <table:table-cell office:value-type="float" office:value="1820.601074">
                <text:p>1820.601074</text:p>
              </table:table-cell>
              <table:table-cell office:value-type="float" office:value="1730.607788">
                <text:p>1730.607788</text:p>
              </table:table-cell>
              <table:table-cell office:value-type="float" office:value="1815.285645">
                <text:p>1815.285645</text:p>
              </table:table-cell>
            </table:table-row>
            <table:table-row>
              <table:table-cell office:value-type="float" office:value="73.6">
                <text:p>73.6</text:p>
              </table:table-cell>
              <table:table-cell office:value-type="float" office:value="1720.754639">
                <text:p>1720.754639</text:p>
              </table:table-cell>
              <table:table-cell office:value-type="float" office:value="1822.033813">
                <text:p>1822.033813</text:p>
              </table:table-cell>
              <table:table-cell office:value-type="float" office:value="1733.095093">
                <text:p>1733.095093</text:p>
              </table:table-cell>
              <table:table-cell office:value-type="float" office:value="1818.232422">
                <text:p>1818.232422</text:p>
              </table:table-cell>
            </table:table-row>
            <table:table-row>
              <table:table-cell office:value-type="float" office:value="73.8">
                <text:p>73.8</text:p>
              </table:table-cell>
              <table:table-cell office:value-type="float" office:value="1720.189087">
                <text:p>1720.189087</text:p>
              </table:table-cell>
              <table:table-cell office:value-type="float" office:value="1821.049072">
                <text:p>1821.049072</text:p>
              </table:table-cell>
              <table:table-cell office:value-type="float" office:value="1733.530273">
                <text:p>1733.530273</text:p>
              </table:table-cell>
              <table:table-cell office:value-type="float" office:value="1817.17334">
                <text:p>1817.17334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1718.272705">
                <text:p>1718.272705</text:p>
              </table:table-cell>
              <table:table-cell office:value-type="float" office:value="1822.757568">
                <text:p>1822.757568</text:p>
              </table:table-cell>
              <table:table-cell office:value-type="float" office:value="1732.412231">
                <text:p>1732.412231</text:p>
              </table:table-cell>
              <table:table-cell office:value-type="float" office:value="1818.215576">
                <text:p>1818.215576</text:p>
              </table:table-cell>
            </table:table-row>
            <table:table-row>
              <table:table-cell office:value-type="float" office:value="74.2">
                <text:p>74.2</text:p>
              </table:table-cell>
              <table:table-cell office:value-type="float" office:value="1725.009521">
                <text:p>1725.009521</text:p>
              </table:table-cell>
              <table:table-cell office:value-type="float" office:value="1820.716431">
                <text:p>1820.716431</text:p>
              </table:table-cell>
              <table:table-cell office:value-type="float" office:value="1736.275879">
                <text:p>1736.275879</text:p>
              </table:table-cell>
              <table:table-cell office:value-type="float" office:value="1817.867432">
                <text:p>1817.867432</text:p>
              </table:table-cell>
            </table:table-row>
            <table:table-row>
              <table:table-cell office:value-type="float" office:value="74.4">
                <text:p>74.4</text:p>
              </table:table-cell>
              <table:table-cell office:value-type="float" office:value="1727.387817">
                <text:p>1727.387817</text:p>
              </table:table-cell>
              <table:table-cell office:value-type="float" office:value="1827.025024">
                <text:p>1827.025024</text:p>
              </table:table-cell>
              <table:table-cell office:value-type="float" office:value="1734.764282">
                <text:p>1734.764282</text:p>
              </table:table-cell>
              <table:table-cell office:value-type="float" office:value="1821.774658">
                <text:p>1821.774658</text:p>
              </table:table-cell>
            </table:table-row>
            <table:table-row>
              <table:table-cell office:value-type="float" office:value="74.6">
                <text:p>74.6</text:p>
              </table:table-cell>
              <table:table-cell office:value-type="float" office:value="1723.437622">
                <text:p>1723.437622</text:p>
              </table:table-cell>
              <table:table-cell office:value-type="float" office:value="1825.454346">
                <text:p>1825.454346</text:p>
              </table:table-cell>
              <table:table-cell office:value-type="float" office:value="1733.456177">
                <text:p>1733.456177</text:p>
              </table:table-cell>
              <table:table-cell office:value-type="float" office:value="1823.171387">
                <text:p>1823.171387</text:p>
              </table:table-cell>
            </table:table-row>
            <table:table-row>
              <table:table-cell office:value-type="float" office:value="74.8">
                <text:p>74.8</text:p>
              </table:table-cell>
              <table:table-cell office:value-type="float" office:value="1723.922363">
                <text:p>1723.922363</text:p>
              </table:table-cell>
              <table:table-cell office:value-type="float" office:value="1826.667725">
                <text:p>1826.667725</text:p>
              </table:table-cell>
              <table:table-cell office:value-type="float" office:value="1735.084473">
                <text:p>1735.084473</text:p>
              </table:table-cell>
              <table:table-cell office:value-type="float" office:value="1822.080688">
                <text:p>1822.080688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1726.708008">
                <text:p>1726.708008</text:p>
              </table:table-cell>
              <table:table-cell office:value-type="float" office:value="1824.715332">
                <text:p>1824.715332</text:p>
              </table:table-cell>
              <table:table-cell office:value-type="float" office:value="1735.773682">
                <text:p>1735.773682</text:p>
              </table:table-cell>
              <table:table-cell office:value-type="float" office:value="1824.059448">
                <text:p>1824.059448</text:p>
              </table:table-cell>
            </table:table-row>
            <table:table-row>
              <table:table-cell office:value-type="float" office:value="75.2">
                <text:p>75.2</text:p>
              </table:table-cell>
              <table:table-cell office:value-type="float" office:value="1725.21814">
                <text:p>1725.21814</text:p>
              </table:table-cell>
              <table:table-cell office:value-type="float" office:value="1828.728882">
                <text:p>1828.728882</text:p>
              </table:table-cell>
              <table:table-cell office:value-type="float" office:value="1736.518921">
                <text:p>1736.518921</text:p>
              </table:table-cell>
              <table:table-cell office:value-type="float" office:value="1826.479492">
                <text:p>1826.479492</text:p>
              </table:table-cell>
            </table:table-row>
            <table:table-row>
              <table:table-cell office:value-type="float" office:value="75.4">
                <text:p>75.4</text:p>
              </table:table-cell>
              <table:table-cell office:value-type="float" office:value="1728.594238">
                <text:p>1728.594238</text:p>
              </table:table-cell>
              <table:table-cell office:value-type="float" office:value="1830.052246">
                <text:p>1830.052246</text:p>
              </table:table-cell>
              <table:table-cell office:value-type="float" office:value="1740.232178">
                <text:p>1740.232178</text:p>
              </table:table-cell>
              <table:table-cell office:value-type="float" office:value="1824.373779">
                <text:p>1824.373779</text:p>
              </table:table-cell>
            </table:table-row>
            <table:table-row>
              <table:table-cell office:value-type="float" office:value="75.6">
                <text:p>75.6</text:p>
              </table:table-cell>
              <table:table-cell office:value-type="float" office:value="1728.787842">
                <text:p>1728.787842</text:p>
              </table:table-cell>
              <table:table-cell office:value-type="float" office:value="1828.916016">
                <text:p>1828.916016</text:p>
              </table:table-cell>
              <table:table-cell office:value-type="float" office:value="1736.854492">
                <text:p>1736.854492</text:p>
              </table:table-cell>
              <table:table-cell office:value-type="float" office:value="1828.474243">
                <text:p>1828.474243</text:p>
              </table:table-cell>
            </table:table-row>
            <table:table-row>
              <table:table-cell office:value-type="float" office:value="75.8">
                <text:p>75.8</text:p>
              </table:table-cell>
              <table:table-cell office:value-type="float" office:value="1729.304199">
                <text:p>1729.304199</text:p>
              </table:table-cell>
              <table:table-cell office:value-type="float" office:value="1826.810791">
                <text:p>1826.810791</text:p>
              </table:table-cell>
              <table:table-cell office:value-type="float" office:value="1741.962646">
                <text:p>1741.962646</text:p>
              </table:table-cell>
              <table:table-cell office:value-type="float" office:value="1819.856567">
                <text:p>1819.856567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1719.443604">
                <text:p>1719.443604</text:p>
              </table:table-cell>
              <table:table-cell office:value-type="float" office:value="1801.088379">
                <text:p>1801.088379</text:p>
              </table:table-cell>
              <table:table-cell office:value-type="float" office:value="1726.574707">
                <text:p>1726.574707</text:p>
              </table:table-cell>
              <table:table-cell office:value-type="float" office:value="1802.048706">
                <text:p>1802.048706</text:p>
              </table:table-cell>
            </table:table-row>
            <table:table-row>
              <table:table-cell office:value-type="float" office:value="76.2">
                <text:p>76.2</text:p>
              </table:table-cell>
              <table:table-cell office:value-type="float" office:value="1683.700195">
                <text:p>1683.700195</text:p>
              </table:table-cell>
              <table:table-cell office:value-type="float" office:value="1813.621094">
                <text:p>1813.621094</text:p>
              </table:table-cell>
              <table:table-cell office:value-type="float" office:value="1692.435181">
                <text:p>1692.435181</text:p>
              </table:table-cell>
              <table:table-cell office:value-type="float" office:value="1815.655518">
                <text:p>1815.655518</text:p>
              </table:table-cell>
            </table:table-row>
            <table:table-row>
              <table:table-cell office:value-type="float" office:value="76.4">
                <text:p>76.4</text:p>
              </table:table-cell>
              <table:table-cell office:value-type="float" office:value="1677.218262">
                <text:p>1677.218262</text:p>
              </table:table-cell>
              <table:table-cell office:value-type="float" office:value="1773.01709">
                <text:p>1773.01709</text:p>
              </table:table-cell>
              <table:table-cell office:value-type="float" office:value="1688.63623">
                <text:p>1688.63623</text:p>
              </table:table-cell>
              <table:table-cell office:value-type="float" office:value="1777.48645">
                <text:p>1777.48645</text:p>
              </table:table-cell>
            </table:table-row>
            <table:table-row>
              <table:table-cell office:value-type="float" office:value="76.6">
                <text:p>76.6</text:p>
              </table:table-cell>
              <table:table-cell office:value-type="float" office:value="1669.465454">
                <text:p>1669.465454</text:p>
              </table:table-cell>
              <table:table-cell office:value-type="float" office:value="1764.797852">
                <text:p>1764.797852</text:p>
              </table:table-cell>
              <table:table-cell office:value-type="float" office:value="1680.159424">
                <text:p>1680.159424</text:p>
              </table:table-cell>
              <table:table-cell office:value-type="float" office:value="1762.466187">
                <text:p>1762.466187</text:p>
              </table:table-cell>
            </table:table-row>
            <table:table-row>
              <table:table-cell office:value-type="float" office:value="76.8">
                <text:p>76.8</text:p>
              </table:table-cell>
              <table:table-cell office:value-type="float" office:value="1656.081177">
                <text:p>1656.081177</text:p>
              </table:table-cell>
              <table:table-cell office:value-type="float" office:value="1754.111328">
                <text:p>1754.111328</text:p>
              </table:table-cell>
              <table:table-cell office:value-type="float" office:value="1656.505005">
                <text:p>1656.505005</text:p>
              </table:table-cell>
              <table:table-cell office:value-type="float" office:value="1757.101074">
                <text:p>1757.101074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1643.196045">
                <text:p>1643.196045</text:p>
              </table:table-cell>
              <table:table-cell office:value-type="float" office:value="1735.151855">
                <text:p>1735.151855</text:p>
              </table:table-cell>
              <table:table-cell office:value-type="float" office:value="1648.825317">
                <text:p>1648.825317</text:p>
              </table:table-cell>
              <table:table-cell office:value-type="float" office:value="1735.207886">
                <text:p>1735.207886</text:p>
              </table:table-cell>
            </table:table-row>
            <table:table-row>
              <table:table-cell office:value-type="float" office:value="77.2">
                <text:p>77.2</text:p>
              </table:table-cell>
              <table:table-cell office:value-type="float" office:value="1634.091797">
                <text:p>1634.091797</text:p>
              </table:table-cell>
              <table:table-cell office:value-type="float" office:value="1730.365356">
                <text:p>1730.365356</text:p>
              </table:table-cell>
              <table:table-cell office:value-type="float" office:value="1648.355591">
                <text:p>1648.355591</text:p>
              </table:table-cell>
              <table:table-cell office:value-type="float" office:value="1719.152344">
                <text:p>1719.152344</text:p>
              </table:table-cell>
            </table:table-row>
            <table:table-row>
              <table:table-cell office:value-type="float" office:value="77.4">
                <text:p>77.4</text:p>
              </table:table-cell>
              <table:table-cell office:value-type="float" office:value="1633.657837">
                <text:p>1633.657837</text:p>
              </table:table-cell>
              <table:table-cell office:value-type="float" office:value="1712.35791">
                <text:p>1712.35791</text:p>
              </table:table-cell>
              <table:table-cell office:value-type="float" office:value="1631.625977">
                <text:p>1631.625977</text:p>
              </table:table-cell>
              <table:table-cell office:value-type="float" office:value="1709.641602">
                <text:p>1709.641602</text:p>
              </table:table-cell>
            </table:table-row>
            <table:table-row>
              <table:table-cell office:value-type="float" office:value="77.6">
                <text:p>77.6</text:p>
              </table:table-cell>
              <table:table-cell office:value-type="float" office:value="1627.000732">
                <text:p>1627.000732</text:p>
              </table:table-cell>
              <table:table-cell office:value-type="float" office:value="1694.03186">
                <text:p>1694.03186</text:p>
              </table:table-cell>
              <table:table-cell office:value-type="float" office:value="1632.678345">
                <text:p>1632.678345</text:p>
              </table:table-cell>
              <table:table-cell office:value-type="float" office:value="1702.105225">
                <text:p>1702.105225</text:p>
              </table:table-cell>
            </table:table-row>
            <table:table-row>
              <table:table-cell office:value-type="float" office:value="77.8">
                <text:p>77.8</text:p>
              </table:table-cell>
              <table:table-cell office:value-type="float" office:value="1612.729736">
                <text:p>1612.729736</text:p>
              </table:table-cell>
              <table:table-cell office:value-type="float" office:value="1692.048828">
                <text:p>1692.048828</text:p>
              </table:table-cell>
              <table:table-cell office:value-type="float" office:value="1623.272949">
                <text:p>1623.272949</text:p>
              </table:table-cell>
              <table:table-cell office:value-type="float" office:value="1690.643799">
                <text:p>1690.643799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1610.351196">
                <text:p>1610.351196</text:p>
              </table:table-cell>
              <table:table-cell office:value-type="float" office:value="1680.987671">
                <text:p>1680.987671</text:p>
              </table:table-cell>
              <table:table-cell office:value-type="float" office:value="1615.786011">
                <text:p>1615.786011</text:p>
              </table:table-cell>
              <table:table-cell office:value-type="float" office:value="1677.674194">
                <text:p>1677.674194</text:p>
              </table:table-cell>
            </table:table-row>
            <table:table-row>
              <table:table-cell office:value-type="float" office:value="78.2">
                <text:p>78.2</text:p>
              </table:table-cell>
              <table:table-cell office:value-type="float" office:value="1606.297485">
                <text:p>1606.297485</text:p>
              </table:table-cell>
              <table:table-cell office:value-type="float" office:value="1673.498901">
                <text:p>1673.498901</text:p>
              </table:table-cell>
              <table:table-cell office:value-type="float" office:value="1607.887085">
                <text:p>1607.887085</text:p>
              </table:table-cell>
              <table:table-cell office:value-type="float" office:value="1667.243042">
                <text:p>1667.243042</text:p>
              </table:table-cell>
            </table:table-row>
            <table:table-row>
              <table:table-cell office:value-type="float" office:value="78.4">
                <text:p>78.4</text:p>
              </table:table-cell>
              <table:table-cell office:value-type="float" office:value="1605.314331">
                <text:p>1605.314331</text:p>
              </table:table-cell>
              <table:table-cell office:value-type="float" office:value="1659.826294">
                <text:p>1659.826294</text:p>
              </table:table-cell>
              <table:table-cell office:value-type="float" office:value="1603.40918">
                <text:p>1603.40918</text:p>
              </table:table-cell>
              <table:table-cell office:value-type="float" office:value="1664.70105">
                <text:p>1664.70105</text:p>
              </table:table-cell>
            </table:table-row>
            <table:table-row>
              <table:table-cell office:value-type="float" office:value="78.6">
                <text:p>78.6</text:p>
              </table:table-cell>
              <table:table-cell office:value-type="float" office:value="1598.198486">
                <text:p>1598.198486</text:p>
              </table:table-cell>
              <table:table-cell office:value-type="float" office:value="1655.454834">
                <text:p>1655.454834</text:p>
              </table:table-cell>
              <table:table-cell office:value-type="float" office:value="1601.355957">
                <text:p>1601.355957</text:p>
              </table:table-cell>
              <table:table-cell office:value-type="float" office:value="1655.497559">
                <text:p>1655.497559</text:p>
              </table:table-cell>
            </table:table-row>
            <table:table-row>
              <table:table-cell office:value-type="float" office:value="78.8">
                <text:p>78.8</text:p>
              </table:table-cell>
              <table:table-cell office:value-type="float" office:value="1592.141113">
                <text:p>1592.141113</text:p>
              </table:table-cell>
              <table:table-cell office:value-type="float" office:value="1649.07251">
                <text:p>1649.07251</text:p>
              </table:table-cell>
              <table:table-cell office:value-type="float" office:value="1601.598755">
                <text:p>1601.598755</text:p>
              </table:table-cell>
              <table:table-cell office:value-type="float" office:value="1643.964111">
                <text:p>1643.964111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1596.321655">
                <text:p>1596.321655</text:p>
              </table:table-cell>
              <table:table-cell office:value-type="float" office:value="1638.000732">
                <text:p>1638.000732</text:p>
              </table:table-cell>
              <table:table-cell office:value-type="float" office:value="1594.482422">
                <text:p>1594.482422</text:p>
              </table:table-cell>
              <table:table-cell office:value-type="float" office:value="1635.488159">
                <text:p>1635.488159</text:p>
              </table:table-cell>
            </table:table-row>
            <table:table-row>
              <table:table-cell office:value-type="float" office:value="79.2">
                <text:p>79.2</text:p>
              </table:table-cell>
              <table:table-cell office:value-type="float" office:value="1590.545166">
                <text:p>1590.545166</text:p>
              </table:table-cell>
              <table:table-cell office:value-type="float" office:value="1633.430542">
                <text:p>1633.430542</text:p>
              </table:table-cell>
              <table:table-cell office:value-type="float" office:value="1593.430176">
                <text:p>1593.430176</text:p>
              </table:table-cell>
              <table:table-cell office:value-type="float" office:value="1634.541382">
                <text:p>1634.541382</text:p>
              </table:table-cell>
            </table:table-row>
            <table:table-row>
              <table:table-cell office:value-type="float" office:value="79.4">
                <text:p>79.4</text:p>
              </table:table-cell>
              <table:table-cell office:value-type="float" office:value="1588.177979">
                <text:p>1588.177979</text:p>
              </table:table-cell>
              <table:table-cell office:value-type="float" office:value="1624.480835">
                <text:p>1624.480835</text:p>
              </table:table-cell>
              <table:table-cell office:value-type="float" office:value="1590.421143">
                <text:p>1590.421143</text:p>
              </table:table-cell>
              <table:table-cell office:value-type="float" office:value="1626.155762">
                <text:p>1626.155762</text:p>
              </table:table-cell>
            </table:table-row>
            <table:table-row>
              <table:table-cell office:value-type="float" office:value="79.6">
                <text:p>79.6</text:p>
              </table:table-cell>
              <table:table-cell office:value-type="float" office:value="1582.200928">
                <text:p>1582.200928</text:p>
              </table:table-cell>
              <table:table-cell office:value-type="float" office:value="1622.94751">
                <text:p>1622.94751</text:p>
              </table:table-cell>
              <table:table-cell office:value-type="float" office:value="1585.255493">
                <text:p>1585.255493</text:p>
              </table:table-cell>
              <table:table-cell office:value-type="float" office:value="1619.530273">
                <text:p>1619.530273</text:p>
              </table:table-cell>
            </table:table-row>
            <table:table-row>
              <table:table-cell office:value-type="float" office:value="79.8">
                <text:p>79.8</text:p>
              </table:table-cell>
              <table:table-cell office:value-type="float" office:value="1580.418335">
                <text:p>1580.418335</text:p>
              </table:table-cell>
              <table:table-cell office:value-type="float" office:value="1622.033447">
                <text:p>1622.033447</text:p>
              </table:table-cell>
              <table:table-cell office:value-type="float" office:value="1584.460693">
                <text:p>1584.460693</text:p>
              </table:table-cell>
              <table:table-cell office:value-type="float" office:value="1617.488403">
                <text:p>1617.488403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579.825439">
                <text:p>1579.825439</text:p>
              </table:table-cell>
              <table:table-cell office:value-type="float" office:value="1615.328369">
                <text:p>1615.328369</text:p>
              </table:table-cell>
              <table:table-cell office:value-type="float" office:value="1581.876343">
                <text:p>1581.876343</text:p>
              </table:table-cell>
              <table:table-cell office:value-type="float" office:value="1613.080566">
                <text:p>1613.080566</text:p>
              </table:table-cell>
            </table:table-row>
            <table:table-row>
              <table:table-cell office:value-type="float" office:value="80.2">
                <text:p>80.2</text:p>
              </table:table-cell>
              <table:table-cell office:value-type="float" office:value="1575.514038">
                <text:p>1575.514038</text:p>
              </table:table-cell>
              <table:table-cell office:value-type="float" office:value="1610.331543">
                <text:p>1610.331543</text:p>
              </table:table-cell>
              <table:table-cell office:value-type="float" office:value="1580.780151">
                <text:p>1580.780151</text:p>
              </table:table-cell>
              <table:table-cell office:value-type="float" office:value="1606.545288">
                <text:p>1606.545288</text:p>
              </table:table-cell>
            </table:table-row>
            <table:table-row>
              <table:table-cell office:value-type="float" office:value="80.4">
                <text:p>80.4</text:p>
              </table:table-cell>
              <table:table-cell office:value-type="float" office:value="1579.821655">
                <text:p>1579.821655</text:p>
              </table:table-cell>
              <table:table-cell office:value-type="float" office:value="1607.303711">
                <text:p>1607.303711</text:p>
              </table:table-cell>
              <table:table-cell office:value-type="float" office:value="1581.969849">
                <text:p>1581.969849</text:p>
              </table:table-cell>
              <table:table-cell office:value-type="float" office:value="1603.559692">
                <text:p>1603.559692</text:p>
              </table:table-cell>
            </table:table-row>
            <table:table-row>
              <table:table-cell office:value-type="float" office:value="80.6">
                <text:p>80.6</text:p>
              </table:table-cell>
              <table:table-cell office:value-type="float" office:value="1577.410278">
                <text:p>1577.410278</text:p>
              </table:table-cell>
              <table:table-cell office:value-type="float" office:value="1601.811279">
                <text:p>1601.811279</text:p>
              </table:table-cell>
              <table:table-cell office:value-type="float" office:value="1573.690552">
                <text:p>1573.690552</text:p>
              </table:table-cell>
              <table:table-cell office:value-type="float" office:value="1604.331421">
                <text:p>1604.331421</text:p>
              </table:table-cell>
            </table:table-row>
            <table:table-row>
              <table:table-cell office:value-type="float" office:value="80.8">
                <text:p>80.8</text:p>
              </table:table-cell>
              <table:table-cell office:value-type="float" office:value="1573.625854">
                <text:p>1573.625854</text:p>
              </table:table-cell>
              <table:table-cell office:value-type="float" office:value="1600.466553">
                <text:p>1600.466553</text:p>
              </table:table-cell>
              <table:table-cell office:value-type="float" office:value="1574.907349">
                <text:p>1574.907349</text:p>
              </table:table-cell>
              <table:table-cell office:value-type="float" office:value="1599.444092">
                <text:p>1599.444092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1573.5">
                <text:p>1573.5</text:p>
              </table:table-cell>
              <table:table-cell office:value-type="float" office:value="1599.717651">
                <text:p>1599.717651</text:p>
              </table:table-cell>
              <table:table-cell office:value-type="float" office:value="1575.257935">
                <text:p>1575.257935</text:p>
              </table:table-cell>
              <table:table-cell office:value-type="float" office:value="1595.055176">
                <text:p>1595.055176</text:p>
              </table:table-cell>
            </table:table-row>
            <table:table-row>
              <table:table-cell office:value-type="float" office:value="81.2">
                <text:p>81.2</text:p>
              </table:table-cell>
              <table:table-cell office:value-type="float" office:value="1571.189819">
                <text:p>1571.189819</text:p>
              </table:table-cell>
              <table:table-cell office:value-type="float" office:value="1594.382202">
                <text:p>1594.382202</text:p>
              </table:table-cell>
              <table:table-cell office:value-type="float" office:value="1574.361084">
                <text:p>1574.361084</text:p>
              </table:table-cell>
              <table:table-cell office:value-type="float" office:value="1592.071655">
                <text:p>1592.071655</text:p>
              </table:table-cell>
            </table:table-row>
            <table:table-row>
              <table:table-cell office:value-type="float" office:value="81.4">
                <text:p>81.4</text:p>
              </table:table-cell>
              <table:table-cell office:value-type="float" office:value="1571.77002">
                <text:p>1571.77002</text:p>
              </table:table-cell>
              <table:table-cell office:value-type="float" office:value="1590.913696">
                <text:p>1590.913696</text:p>
              </table:table-cell>
              <table:table-cell office:value-type="float" office:value="1572.840576">
                <text:p>1572.840576</text:p>
              </table:table-cell>
              <table:table-cell office:value-type="float" office:value="1591.975098">
                <text:p>1591.975098</text:p>
              </table:table-cell>
            </table:table-row>
            <table:table-row>
              <table:table-cell office:value-type="float" office:value="81.6">
                <text:p>81.6</text:p>
              </table:table-cell>
              <table:table-cell office:value-type="float" office:value="1568.251587">
                <text:p>1568.251587</text:p>
              </table:table-cell>
              <table:table-cell office:value-type="float" office:value="1589.756104">
                <text:p>1589.756104</text:p>
              </table:table-cell>
              <table:table-cell office:value-type="float" office:value="1572.559204">
                <text:p>1572.559204</text:p>
              </table:table-cell>
              <table:table-cell office:value-type="float" office:value="1586.372559">
                <text:p>1586.372559</text:p>
              </table:table-cell>
            </table:table-row>
            <table:table-row>
              <table:table-cell office:value-type="float" office:value="81.8">
                <text:p>81.8</text:p>
              </table:table-cell>
              <table:table-cell office:value-type="float" office:value="1565.43335">
                <text:p>1565.43335</text:p>
              </table:table-cell>
              <table:table-cell office:value-type="float" office:value="1592.713379">
                <text:p>1592.713379</text:p>
              </table:table-cell>
              <table:table-cell office:value-type="float" office:value="1569.333984">
                <text:p>1569.333984</text:p>
              </table:table-cell>
              <table:table-cell office:value-type="float" office:value="1585.20166">
                <text:p>1585.20166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1568.141846">
                <text:p>1568.141846</text:p>
              </table:table-cell>
              <table:table-cell office:value-type="float" office:value="1588.304565">
                <text:p>1588.304565</text:p>
              </table:table-cell>
              <table:table-cell office:value-type="float" office:value="1570.949585">
                <text:p>1570.949585</text:p>
              </table:table-cell>
              <table:table-cell office:value-type="float" office:value="1585.70459">
                <text:p>1585.70459</text:p>
              </table:table-cell>
            </table:table-row>
            <table:table-row>
              <table:table-cell office:value-type="float" office:value="82.2">
                <text:p>82.2</text:p>
              </table:table-cell>
              <table:table-cell office:value-type="float" office:value="1568.078003">
                <text:p>1568.078003</text:p>
              </table:table-cell>
              <table:table-cell office:value-type="float" office:value="1582.77478">
                <text:p>1582.77478</text:p>
              </table:table-cell>
              <table:table-cell office:value-type="float" office:value="1567.742554">
                <text:p>1567.742554</text:p>
              </table:table-cell>
              <table:table-cell office:value-type="float" office:value="1583.990234">
                <text:p>1583.990234</text:p>
              </table:table-cell>
            </table:table-row>
            <table:table-row>
              <table:table-cell office:value-type="float" office:value="82.4">
                <text:p>82.4</text:p>
              </table:table-cell>
              <table:table-cell office:value-type="float" office:value="1567.590454">
                <text:p>1567.590454</text:p>
              </table:table-cell>
              <table:table-cell office:value-type="float" office:value="1581.923218">
                <text:p>1581.923218</text:p>
              </table:table-cell>
              <table:table-cell office:value-type="float" office:value="1563.504883">
                <text:p>1563.504883</text:p>
              </table:table-cell>
              <table:table-cell office:value-type="float" office:value="1585.265747">
                <text:p>1585.265747</text:p>
              </table:table-cell>
            </table:table-row>
            <table:table-row>
              <table:table-cell office:value-type="float" office:value="82.6">
                <text:p>82.6</text:p>
              </table:table-cell>
              <table:table-cell office:value-type="float" office:value="1566.254883">
                <text:p>1566.254883</text:p>
              </table:table-cell>
              <table:table-cell office:value-type="float" office:value="1580.547607">
                <text:p>1580.547607</text:p>
              </table:table-cell>
              <table:table-cell office:value-type="float" office:value="1568.043701">
                <text:p>1568.043701</text:p>
              </table:table-cell>
              <table:table-cell office:value-type="float" office:value="1582.001587">
                <text:p>1582.001587</text:p>
              </table:table-cell>
            </table:table-row>
            <table:table-row>
              <table:table-cell office:value-type="float" office:value="82.8">
                <text:p>82.8</text:p>
              </table:table-cell>
              <table:table-cell office:value-type="float" office:value="1561.810791">
                <text:p>1561.810791</text:p>
              </table:table-cell>
              <table:table-cell office:value-type="float" office:value="1582.80603">
                <text:p>1582.80603</text:p>
              </table:table-cell>
              <table:table-cell office:value-type="float" office:value="1567.801147">
                <text:p>1567.801147</text:p>
              </table:table-cell>
              <table:table-cell office:value-type="float" office:value="1582.374878">
                <text:p>1582.374878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1568.731812">
                <text:p>1568.731812</text:p>
              </table:table-cell>
              <table:table-cell office:value-type="float" office:value="1576.517944">
                <text:p>1576.517944</text:p>
              </table:table-cell>
              <table:table-cell office:value-type="float" office:value="1566.908081">
                <text:p>1566.908081</text:p>
              </table:table-cell>
              <table:table-cell office:value-type="float" office:value="1577.878418">
                <text:p>1577.878418</text:p>
              </table:table-cell>
            </table:table-row>
            <table:table-row>
              <table:table-cell office:value-type="float" office:value="83.2">
                <text:p>83.2</text:p>
              </table:table-cell>
              <table:table-cell office:value-type="float" office:value="1564.663086">
                <text:p>1564.663086</text:p>
              </table:table-cell>
              <table:table-cell office:value-type="float" office:value="1574.593628">
                <text:p>1574.593628</text:p>
              </table:table-cell>
              <table:table-cell office:value-type="float" office:value="1564.407959">
                <text:p>1564.407959</text:p>
              </table:table-cell>
              <table:table-cell office:value-type="float" office:value="1574.590576">
                <text:p>1574.590576</text:p>
              </table:table-cell>
            </table:table-row>
            <table:table-row>
              <table:table-cell office:value-type="float" office:value="83.4">
                <text:p>83.4</text:p>
              </table:table-cell>
              <table:table-cell office:value-type="float" office:value="1564.518311">
                <text:p>1564.518311</text:p>
              </table:table-cell>
              <table:table-cell office:value-type="float" office:value="1577.441772">
                <text:p>1577.441772</text:p>
              </table:table-cell>
              <table:table-cell office:value-type="float" office:value="1568.022095">
                <text:p>1568.022095</text:p>
              </table:table-cell>
              <table:table-cell office:value-type="float" office:value="1576.425537">
                <text:p>1576.425537</text:p>
              </table:table-cell>
            </table:table-row>
            <table:table-row>
              <table:table-cell office:value-type="float" office:value="83.6">
                <text:p>83.6</text:p>
              </table:table-cell>
              <table:table-cell office:value-type="float" office:value="1565.355957">
                <text:p>1565.355957</text:p>
              </table:table-cell>
              <table:table-cell office:value-type="float" office:value="1574.320068">
                <text:p>1574.320068</text:p>
              </table:table-cell>
              <table:table-cell office:value-type="float" office:value="1566.720825">
                <text:p>1566.720825</text:p>
              </table:table-cell>
              <table:table-cell office:value-type="float" office:value="1574.771851">
                <text:p>1574.771851</text:p>
              </table:table-cell>
            </table:table-row>
            <table:table-row>
              <table:table-cell office:value-type="float" office:value="83.8">
                <text:p>83.8</text:p>
              </table:table-cell>
              <table:table-cell office:value-type="float" office:value="1564.118408">
                <text:p>1564.118408</text:p>
              </table:table-cell>
              <table:table-cell office:value-type="float" office:value="1573.503418">
                <text:p>1573.503418</text:p>
              </table:table-cell>
              <table:table-cell office:value-type="float" office:value="1561.585938">
                <text:p>1561.585938</text:p>
              </table:table-cell>
              <table:table-cell office:value-type="float" office:value="1575.543213">
                <text:p>1575.543213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1564.095947">
                <text:p>1564.095947</text:p>
              </table:table-cell>
              <table:table-cell office:value-type="float" office:value="1572.847046">
                <text:p>1572.847046</text:p>
              </table:table-cell>
              <table:table-cell office:value-type="float" office:value="1559.855957">
                <text:p>1559.855957</text:p>
              </table:table-cell>
              <table:table-cell office:value-type="float" office:value="1576.90918">
                <text:p>1576.90918</text:p>
              </table:table-cell>
            </table:table-row>
            <table:table-row>
              <table:table-cell office:value-type="float" office:value="84.2">
                <text:p>84.2</text:p>
              </table:table-cell>
              <table:table-cell office:value-type="float" office:value="1564.873535">
                <text:p>1564.873535</text:p>
              </table:table-cell>
              <table:table-cell office:value-type="float" office:value="1573.346313">
                <text:p>1573.346313</text:p>
              </table:table-cell>
              <table:table-cell office:value-type="float" office:value="1566.774048">
                <text:p>1566.774048</text:p>
              </table:table-cell>
              <table:table-cell office:value-type="float" office:value="1572.794434">
                <text:p>1572.794434</text:p>
              </table:table-cell>
            </table:table-row>
            <table:table-row>
              <table:table-cell office:value-type="float" office:value="84.4">
                <text:p>84.4</text:p>
              </table:table-cell>
              <table:table-cell office:value-type="float" office:value="1566.55542">
                <text:p>1566.55542</text:p>
              </table:table-cell>
              <table:table-cell office:value-type="float" office:value="1568.205811">
                <text:p>1568.205811</text:p>
              </table:table-cell>
              <table:table-cell office:value-type="float" office:value="1563.311768">
                <text:p>1563.311768</text:p>
              </table:table-cell>
              <table:table-cell office:value-type="float" office:value="1572.467407">
                <text:p>1572.467407</text:p>
              </table:table-cell>
            </table:table-row>
            <table:table-row>
              <table:table-cell office:value-type="float" office:value="84.6">
                <text:p>84.6</text:p>
              </table:table-cell>
              <table:table-cell office:value-type="float" office:value="1566.086182">
                <text:p>1566.086182</text:p>
              </table:table-cell>
              <table:table-cell office:value-type="float" office:value="1570.337402">
                <text:p>1570.337402</text:p>
              </table:table-cell>
              <table:table-cell office:value-type="float" office:value="1565.535034">
                <text:p>1565.535034</text:p>
              </table:table-cell>
              <table:table-cell office:value-type="float" office:value="1568.254761">
                <text:p>1568.254761</text:p>
              </table:table-cell>
            </table:table-row>
            <table:table-row>
              <table:table-cell office:value-type="float" office:value="84.8">
                <text:p>84.8</text:p>
              </table:table-cell>
              <table:table-cell office:value-type="float" office:value="1564.084473">
                <text:p>1564.084473</text:p>
              </table:table-cell>
              <table:table-cell office:value-type="float" office:value="1569.227661">
                <text:p>1569.227661</text:p>
              </table:table-cell>
              <table:table-cell office:value-type="float" office:value="1566.134766">
                <text:p>1566.134766</text:p>
              </table:table-cell>
              <table:table-cell office:value-type="float" office:value="1566.60498">
                <text:p>1566.60498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1541.015991">
                <text:p>1541.015991</text:p>
              </table:table-cell>
              <table:table-cell office:value-type="float" office:value="1570.327026">
                <text:p>1570.327026</text:p>
              </table:table-cell>
              <table:table-cell office:value-type="float" office:value="1569.220093">
                <text:p>1569.220093</text:p>
              </table:table-cell>
              <table:table-cell office:value-type="float" office:value="1588.78125">
                <text:p>1588.78125</text:p>
              </table:table-cell>
            </table:table-row>
            <table:table-row>
              <table:table-cell office:value-type="float" office:value="85.2">
                <text:p>85.2</text:p>
              </table:table-cell>
              <table:table-cell office:value-type="float" office:value="1566.694336">
                <text:p>1566.694336</text:p>
              </table:table-cell>
              <table:table-cell office:value-type="float" office:value="1572.199829">
                <text:p>1572.199829</text:p>
              </table:table-cell>
              <table:table-cell office:value-type="float" office:value="1561.567749">
                <text:p>1561.567749</text:p>
              </table:table-cell>
              <table:table-cell office:value-type="float" office:value="1578.043823">
                <text:p>1578.043823</text:p>
              </table:table-cell>
            </table:table-row>
            <table:table-row>
              <table:table-cell office:value-type="float" office:value="85.4">
                <text:p>85.4</text:p>
              </table:table-cell>
              <table:table-cell office:value-type="float" office:value="1580.152954">
                <text:p>1580.152954</text:p>
              </table:table-cell>
              <table:table-cell office:value-type="float" office:value="1588.491699">
                <text:p>1588.491699</text:p>
              </table:table-cell>
              <table:table-cell office:value-type="float" office:value="1568.031494">
                <text:p>1568.031494</text:p>
              </table:table-cell>
              <table:table-cell office:value-type="float" office:value="1591.278076">
                <text:p>1591.278076</text:p>
              </table:table-cell>
            </table:table-row>
            <table:table-row>
              <table:table-cell office:value-type="float" office:value="85.6">
                <text:p>85.6</text:p>
              </table:table-cell>
              <table:table-cell office:value-type="float" office:value="1592.872803">
                <text:p>1592.872803</text:p>
              </table:table-cell>
              <table:table-cell office:value-type="float" office:value="1643.231323">
                <text:p>1643.231323</text:p>
              </table:table-cell>
              <table:table-cell office:value-type="float" office:value="1589.009521">
                <text:p>1589.009521</text:p>
              </table:table-cell>
              <table:table-cell office:value-type="float" office:value="1650.552124">
                <text:p>1650.552124</text:p>
              </table:table-cell>
            </table:table-row>
            <table:table-row>
              <table:table-cell office:value-type="float" office:value="85.8">
                <text:p>85.8</text:p>
              </table:table-cell>
              <table:table-cell office:value-type="float" office:value="1654.755859">
                <text:p>1654.755859</text:p>
              </table:table-cell>
              <table:table-cell office:value-type="float" office:value="1627.141113">
                <text:p>1627.141113</text:p>
              </table:table-cell>
              <table:table-cell office:value-type="float" office:value="1664.352539">
                <text:p>1664.352539</text:p>
              </table:table-cell>
              <table:table-cell office:value-type="float" office:value="1628.365479">
                <text:p>1628.365479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1684.156982">
                <text:p>1684.156982</text:p>
              </table:table-cell>
              <table:table-cell office:value-type="float" office:value="1728.672852">
                <text:p>1728.672852</text:p>
              </table:table-cell>
              <table:table-cell office:value-type="float" office:value="1687.571533">
                <text:p>1687.571533</text:p>
              </table:table-cell>
              <table:table-cell office:value-type="float" office:value="1727.235718">
                <text:p>1727.235718</text:p>
              </table:table-cell>
            </table:table-row>
            <table:table-row>
              <table:table-cell office:value-type="float" office:value="86.2">
                <text:p>86.2</text:p>
              </table:table-cell>
              <table:table-cell office:value-type="float" office:value="1731.921631">
                <text:p>1731.921631</text:p>
              </table:table-cell>
              <table:table-cell office:value-type="float" office:value="1756.182617">
                <text:p>1756.182617</text:p>
              </table:table-cell>
              <table:table-cell office:value-type="float" office:value="1740.436646">
                <text:p>1740.436646</text:p>
              </table:table-cell>
              <table:table-cell office:value-type="float" office:value="1750.905396">
                <text:p>1750.905396</text:p>
              </table:table-cell>
            </table:table-row>
            <table:table-row>
              <table:table-cell office:value-type="float" office:value="86.4">
                <text:p>86.4</text:p>
              </table:table-cell>
              <table:table-cell office:value-type="float" office:value="1741.469482">
                <text:p>1741.469482</text:p>
              </table:table-cell>
              <table:table-cell office:value-type="float" office:value="1794.790771">
                <text:p>1794.790771</text:p>
              </table:table-cell>
              <table:table-cell office:value-type="float" office:value="1750.950195">
                <text:p>1750.950195</text:p>
              </table:table-cell>
              <table:table-cell office:value-type="float" office:value="1786.246338">
                <text:p>1786.246338</text:p>
              </table:table-cell>
            </table:table-row>
            <table:table-row>
              <table:table-cell office:value-type="float" office:value="86.6">
                <text:p>86.6</text:p>
              </table:table-cell>
              <table:table-cell office:value-type="float" office:value="1738.557007">
                <text:p>1738.557007</text:p>
              </table:table-cell>
              <table:table-cell office:value-type="float" office:value="1811.4104">
                <text:p>1811.4104</text:p>
              </table:table-cell>
              <table:table-cell office:value-type="float" office:value="1746.972656">
                <text:p>1746.972656</text:p>
              </table:table-cell>
              <table:table-cell office:value-type="float" office:value="1804.906006">
                <text:p>1804.906006</text:p>
              </table:table-cell>
            </table:table-row>
            <table:table-row>
              <table:table-cell office:value-type="float" office:value="86.8">
                <text:p>86.8</text:p>
              </table:table-cell>
              <table:table-cell office:value-type="float" office:value="1718.642456">
                <text:p>1718.642456</text:p>
              </table:table-cell>
              <table:table-cell office:value-type="float" office:value="1812.348755">
                <text:p>1812.348755</text:p>
              </table:table-cell>
              <table:table-cell office:value-type="float" office:value="1725.748535">
                <text:p>1725.748535</text:p>
              </table:table-cell>
              <table:table-cell office:value-type="float" office:value="1802.697266">
                <text:p>1802.697266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1703.925415">
                <text:p>1703.925415</text:p>
              </table:table-cell>
              <table:table-cell office:value-type="float" office:value="1810.407471">
                <text:p>1810.407471</text:p>
              </table:table-cell>
              <table:table-cell office:value-type="float" office:value="1702.081665">
                <text:p>1702.081665</text:p>
              </table:table-cell>
              <table:table-cell office:value-type="float" office:value="1821.340454">
                <text:p>1821.340454</text:p>
              </table:table-cell>
            </table:table-row>
            <table:table-row>
              <table:table-cell office:value-type="float" office:value="87.2">
                <text:p>87.2</text:p>
              </table:table-cell>
              <table:table-cell office:value-type="float" office:value="1715.795532">
                <text:p>1715.795532</text:p>
              </table:table-cell>
              <table:table-cell office:value-type="float" office:value="1787.70874">
                <text:p>1787.70874</text:p>
              </table:table-cell>
              <table:table-cell office:value-type="float" office:value="1724.208862">
                <text:p>1724.208862</text:p>
              </table:table-cell>
              <table:table-cell office:value-type="float" office:value="1794.341309">
                <text:p>1794.341309</text:p>
              </table:table-cell>
            </table:table-row>
            <table:table-row>
              <table:table-cell office:value-type="float" office:value="87.4">
                <text:p>87.4</text:p>
              </table:table-cell>
              <table:table-cell office:value-type="float" office:value="1708.791992">
                <text:p>1708.791992</text:p>
              </table:table-cell>
              <table:table-cell office:value-type="float" office:value="1807.126709">
                <text:p>1807.126709</text:p>
              </table:table-cell>
              <table:table-cell office:value-type="float" office:value="1728.684082">
                <text:p>1728.684082</text:p>
              </table:table-cell>
              <table:table-cell office:value-type="float" office:value="1799.303955">
                <text:p>1799.303955</text:p>
              </table:table-cell>
            </table:table-row>
            <table:table-row>
              <table:table-cell office:value-type="float" office:value="87.6">
                <text:p>87.6</text:p>
              </table:table-cell>
              <table:table-cell office:value-type="float" office:value="1712.221069">
                <text:p>1712.221069</text:p>
              </table:table-cell>
              <table:table-cell office:value-type="float" office:value="1813.78894">
                <text:p>1813.78894</text:p>
              </table:table-cell>
              <table:table-cell office:value-type="float" office:value="1714.081543">
                <text:p>1714.081543</text:p>
              </table:table-cell>
              <table:table-cell office:value-type="float" office:value="1806.65564">
                <text:p>1806.65564</text:p>
              </table:table-cell>
            </table:table-row>
            <table:table-row>
              <table:table-cell office:value-type="float" office:value="87.8">
                <text:p>87.8</text:p>
              </table:table-cell>
              <table:table-cell office:value-type="float" office:value="1711.005859">
                <text:p>1711.005859</text:p>
              </table:table-cell>
              <table:table-cell office:value-type="float" office:value="1805.161743">
                <text:p>1805.161743</text:p>
              </table:table-cell>
              <table:table-cell office:value-type="float" office:value="1721.440552">
                <text:p>1721.440552</text:p>
              </table:table-cell>
              <table:table-cell office:value-type="float" office:value="1804.319702">
                <text:p>1804.319702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1715.093628">
                <text:p>1715.093628</text:p>
              </table:table-cell>
              <table:table-cell office:value-type="float" office:value="1808.603638">
                <text:p>1808.603638</text:p>
              </table:table-cell>
              <table:table-cell office:value-type="float" office:value="1726.482422">
                <text:p>1726.482422</text:p>
              </table:table-cell>
              <table:table-cell office:value-type="float" office:value="1802.787109">
                <text:p>1802.787109</text:p>
              </table:table-cell>
            </table:table-row>
            <table:table-row>
              <table:table-cell office:value-type="float" office:value="88.2">
                <text:p>88.2</text:p>
              </table:table-cell>
              <table:table-cell office:value-type="float" office:value="1711.987061">
                <text:p>1711.987061</text:p>
              </table:table-cell>
              <table:table-cell office:value-type="float" office:value="1809.767822">
                <text:p>1809.767822</text:p>
              </table:table-cell>
              <table:table-cell office:value-type="float" office:value="1721.267578">
                <text:p>1721.267578</text:p>
              </table:table-cell>
              <table:table-cell office:value-type="float" office:value="1808.079102">
                <text:p>1808.079102</text:p>
              </table:table-cell>
            </table:table-row>
            <table:table-row>
              <table:table-cell office:value-type="float" office:value="88.4">
                <text:p>88.4</text:p>
              </table:table-cell>
              <table:table-cell office:value-type="float" office:value="1710.602661">
                <text:p>1710.602661</text:p>
              </table:table-cell>
              <table:table-cell office:value-type="float" office:value="1810.261475">
                <text:p>1810.261475</text:p>
              </table:table-cell>
              <table:table-cell office:value-type="float" office:value="1721.11084">
                <text:p>1721.11084</text:p>
              </table:table-cell>
              <table:table-cell office:value-type="float" office:value="1807.966797">
                <text:p>1807.966797</text:p>
              </table:table-cell>
            </table:table-row>
            <table:table-row>
              <table:table-cell office:value-type="float" office:value="88.6">
                <text:p>88.6</text:p>
              </table:table-cell>
              <table:table-cell office:value-type="float" office:value="1713.078857">
                <text:p>1713.078857</text:p>
              </table:table-cell>
              <table:table-cell office:value-type="float" office:value="1812.781128">
                <text:p>1812.781128</text:p>
              </table:table-cell>
              <table:table-cell office:value-type="float" office:value="1721.4198">
                <text:p>1721.4198</text:p>
              </table:table-cell>
              <table:table-cell office:value-type="float" office:value="1807.847412">
                <text:p>1807.847412</text:p>
              </table:table-cell>
            </table:table-row>
            <table:table-row>
              <table:table-cell office:value-type="float" office:value="88.8">
                <text:p>88.8</text:p>
              </table:table-cell>
              <table:table-cell office:value-type="float" office:value="1710.541504">
                <text:p>1710.541504</text:p>
              </table:table-cell>
              <table:table-cell office:value-type="float" office:value="1811.336426">
                <text:p>1811.336426</text:p>
              </table:table-cell>
              <table:table-cell office:value-type="float" office:value="1722.599121">
                <text:p>1722.599121</text:p>
              </table:table-cell>
              <table:table-cell office:value-type="float" office:value="1804.824463">
                <text:p>1804.824463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1713.880737">
                <text:p>1713.880737</text:p>
              </table:table-cell>
              <table:table-cell office:value-type="float" office:value="1814.430908">
                <text:p>1814.430908</text:p>
              </table:table-cell>
              <table:table-cell office:value-type="float" office:value="1725.19458">
                <text:p>1725.19458</text:p>
              </table:table-cell>
              <table:table-cell office:value-type="float" office:value="1807.220581">
                <text:p>1807.220581</text:p>
              </table:table-cell>
            </table:table-row>
            <table:table-row>
              <table:table-cell office:value-type="float" office:value="89.2">
                <text:p>89.2</text:p>
              </table:table-cell>
              <table:table-cell office:value-type="float" office:value="1711.940308">
                <text:p>1711.940308</text:p>
              </table:table-cell>
              <table:table-cell office:value-type="float" office:value="1814.782471">
                <text:p>1814.782471</text:p>
              </table:table-cell>
              <table:table-cell office:value-type="float" office:value="1722.227295">
                <text:p>1722.227295</text:p>
              </table:table-cell>
              <table:table-cell office:value-type="float" office:value="1810.438477">
                <text:p>1810.438477</text:p>
              </table:table-cell>
            </table:table-row>
            <table:table-row>
              <table:table-cell office:value-type="float" office:value="89.4">
                <text:p>89.4</text:p>
              </table:table-cell>
              <table:table-cell office:value-type="float" office:value="1712.993042">
                <text:p>1712.993042</text:p>
              </table:table-cell>
              <table:table-cell office:value-type="float" office:value="1813.986694">
                <text:p>1813.986694</text:p>
              </table:table-cell>
              <table:table-cell office:value-type="float" office:value="1725.664795">
                <text:p>1725.664795</text:p>
              </table:table-cell>
              <table:table-cell office:value-type="float" office:value="1805.875488">
                <text:p>1805.875488</text:p>
              </table:table-cell>
            </table:table-row>
            <table:table-row>
              <table:table-cell office:value-type="float" office:value="89.6">
                <text:p>89.6</text:p>
              </table:table-cell>
              <table:table-cell office:value-type="float" office:value="1712.793579">
                <text:p>1712.793579</text:p>
              </table:table-cell>
              <table:table-cell office:value-type="float" office:value="1813.477173">
                <text:p>1813.477173</text:p>
              </table:table-cell>
              <table:table-cell office:value-type="float" office:value="1729.375977">
                <text:p>1729.375977</text:p>
              </table:table-cell>
              <table:table-cell office:value-type="float" office:value="1808.375488">
                <text:p>1808.375488</text:p>
              </table:table-cell>
            </table:table-row>
            <table:table-row>
              <table:table-cell office:value-type="float" office:value="89.8">
                <text:p>89.8</text:p>
              </table:table-cell>
              <table:table-cell office:value-type="float" office:value="1717.334473">
                <text:p>1717.334473</text:p>
              </table:table-cell>
              <table:table-cell office:value-type="float" office:value="1817.168701">
                <text:p>1817.168701</text:p>
              </table:table-cell>
              <table:table-cell office:value-type="float" office:value="1731.2146">
                <text:p>1731.2146</text:p>
              </table:table-cell>
              <table:table-cell office:value-type="float" office:value="1808.462158">
                <text:p>1808.462158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714.650024">
                <text:p>1714.650024</text:p>
              </table:table-cell>
              <table:table-cell office:value-type="float" office:value="1818.751709">
                <text:p>1818.751709</text:p>
              </table:table-cell>
              <table:table-cell office:value-type="float" office:value="1726.935913">
                <text:p>1726.935913</text:p>
              </table:table-cell>
              <table:table-cell office:value-type="float" office:value="1812.223511">
                <text:p>1812.223511</text:p>
              </table:table-cell>
            </table:table-row>
            <table:table-row>
              <table:table-cell office:value-type="float" office:value="90.2">
                <text:p>90.2</text:p>
              </table:table-cell>
              <table:table-cell office:value-type="float" office:value="1714.460815">
                <text:p>1714.460815</text:p>
              </table:table-cell>
              <table:table-cell office:value-type="float" office:value="1813.753174">
                <text:p>1813.753174</text:p>
              </table:table-cell>
              <table:table-cell office:value-type="float" office:value="1728.155762">
                <text:p>1728.155762</text:p>
              </table:table-cell>
              <table:table-cell office:value-type="float" office:value="1809.85144">
                <text:p>1809.85144</text:p>
              </table:table-cell>
            </table:table-row>
            <table:table-row>
              <table:table-cell office:value-type="float" office:value="90.4">
                <text:p>90.4</text:p>
              </table:table-cell>
              <table:table-cell office:value-type="float" office:value="1719.452759">
                <text:p>1719.452759</text:p>
              </table:table-cell>
              <table:table-cell office:value-type="float" office:value="1816.888916">
                <text:p>1816.888916</text:p>
              </table:table-cell>
              <table:table-cell office:value-type="float" office:value="1729.781738">
                <text:p>1729.781738</text:p>
              </table:table-cell>
              <table:table-cell office:value-type="float" office:value="1811.617676">
                <text:p>1811.617676</text:p>
              </table:table-cell>
            </table:table-row>
            <table:table-row>
              <table:table-cell office:value-type="float" office:value="90.6">
                <text:p>90.6</text:p>
              </table:table-cell>
              <table:table-cell office:value-type="float" office:value="1716.120728">
                <text:p>1716.120728</text:p>
              </table:table-cell>
              <table:table-cell office:value-type="float" office:value="1819.643188">
                <text:p>1819.643188</text:p>
              </table:table-cell>
              <table:table-cell office:value-type="float" office:value="1727.615479">
                <text:p>1727.615479</text:p>
              </table:table-cell>
              <table:table-cell office:value-type="float" office:value="1813.678833">
                <text:p>1813.678833</text:p>
              </table:table-cell>
            </table:table-row>
            <table:table-row>
              <table:table-cell office:value-type="float" office:value="90.8">
                <text:p>90.8</text:p>
              </table:table-cell>
              <table:table-cell office:value-type="float" office:value="1719.317505">
                <text:p>1719.317505</text:p>
              </table:table-cell>
              <table:table-cell office:value-type="float" office:value="1817.060303">
                <text:p>1817.060303</text:p>
              </table:table-cell>
              <table:table-cell office:value-type="float" office:value="1728.184448">
                <text:p>1728.184448</text:p>
              </table:table-cell>
              <table:table-cell office:value-type="float" office:value="1812.127563">
                <text:p>1812.127563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1720.33606">
                <text:p>1720.33606</text:p>
              </table:table-cell>
              <table:table-cell office:value-type="float" office:value="1817.930908">
                <text:p>1817.930908</text:p>
              </table:table-cell>
              <table:table-cell office:value-type="float" office:value="1734.516846">
                <text:p>1734.516846</text:p>
              </table:table-cell>
              <table:table-cell office:value-type="float" office:value="1809.141113">
                <text:p>1809.141113</text:p>
              </table:table-cell>
            </table:table-row>
            <table:table-row>
              <table:table-cell office:value-type="float" office:value="91.2">
                <text:p>91.2</text:p>
              </table:table-cell>
              <table:table-cell office:value-type="float" office:value="1714.894775">
                <text:p>1714.894775</text:p>
              </table:table-cell>
              <table:table-cell office:value-type="float" office:value="1821.468262">
                <text:p>1821.468262</text:p>
              </table:table-cell>
              <table:table-cell office:value-type="float" office:value="1730.686768">
                <text:p>1730.686768</text:p>
              </table:table-cell>
              <table:table-cell office:value-type="float" office:value="1814.96814">
                <text:p>1814.96814</text:p>
              </table:table-cell>
            </table:table-row>
            <table:table-row>
              <table:table-cell office:value-type="float" office:value="91.4">
                <text:p>91.4</text:p>
              </table:table-cell>
              <table:table-cell office:value-type="float" office:value="1718.989014">
                <text:p>1718.989014</text:p>
              </table:table-cell>
              <table:table-cell office:value-type="float" office:value="1818.143311">
                <text:p>1818.143311</text:p>
              </table:table-cell>
              <table:table-cell office:value-type="float" office:value="1729.956787">
                <text:p>1729.956787</text:p>
              </table:table-cell>
              <table:table-cell office:value-type="float" office:value="1816.21228">
                <text:p>1816.21228</text:p>
              </table:table-cell>
            </table:table-row>
            <table:table-row>
              <table:table-cell office:value-type="float" office:value="91.6">
                <text:p>91.6</text:p>
              </table:table-cell>
              <table:table-cell office:value-type="float" office:value="1716.529907">
                <text:p>1716.529907</text:p>
              </table:table-cell>
              <table:table-cell office:value-type="float" office:value="1818.330688">
                <text:p>1818.330688</text:p>
              </table:table-cell>
              <table:table-cell office:value-type="float" office:value="1730.682129">
                <text:p>1730.682129</text:p>
              </table:table-cell>
              <table:table-cell office:value-type="float" office:value="1816.578003">
                <text:p>1816.578003</text:p>
              </table:table-cell>
            </table:table-row>
            <table:table-row>
              <table:table-cell office:value-type="float" office:value="91.8">
                <text:p>91.8</text:p>
              </table:table-cell>
              <table:table-cell office:value-type="float" office:value="1718.645996">
                <text:p>1718.645996</text:p>
              </table:table-cell>
              <table:table-cell office:value-type="float" office:value="1822.716797">
                <text:p>1822.716797</text:p>
              </table:table-cell>
              <table:table-cell office:value-type="float" office:value="1731.462769">
                <text:p>1731.462769</text:p>
              </table:table-cell>
              <table:table-cell office:value-type="float" office:value="1815.470947">
                <text:p>1815.470947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1719.269043">
                <text:p>1719.269043</text:p>
              </table:table-cell>
              <table:table-cell office:value-type="float" office:value="1821.966064">
                <text:p>1821.966064</text:p>
              </table:table-cell>
              <table:table-cell office:value-type="float" office:value="1732.60083">
                <text:p>1732.60083</text:p>
              </table:table-cell>
              <table:table-cell office:value-type="float" office:value="1814.189941">
                <text:p>1814.189941</text:p>
              </table:table-cell>
            </table:table-row>
            <table:table-row>
              <table:table-cell office:value-type="float" office:value="92.2">
                <text:p>92.2</text:p>
              </table:table-cell>
              <table:table-cell office:value-type="float" office:value="1722.749756">
                <text:p>1722.749756</text:p>
              </table:table-cell>
              <table:table-cell office:value-type="float" office:value="1820.819458">
                <text:p>1820.819458</text:p>
              </table:table-cell>
              <table:table-cell office:value-type="float" office:value="1731.360596">
                <text:p>1731.360596</text:p>
              </table:table-cell>
              <table:table-cell office:value-type="float" office:value="1819.026123">
                <text:p>1819.026123</text:p>
              </table:table-cell>
            </table:table-row>
            <table:table-row>
              <table:table-cell office:value-type="float" office:value="92.4">
                <text:p>92.4</text:p>
              </table:table-cell>
              <table:table-cell office:value-type="float" office:value="1721.319824">
                <text:p>1721.319824</text:p>
              </table:table-cell>
              <table:table-cell office:value-type="float" office:value="1822.412109">
                <text:p>1822.412109</text:p>
              </table:table-cell>
              <table:table-cell office:value-type="float" office:value="1732.777222">
                <text:p>1732.777222</text:p>
              </table:table-cell>
              <table:table-cell office:value-type="float" office:value="1817.802856">
                <text:p>1817.802856</text:p>
              </table:table-cell>
            </table:table-row>
            <table:table-row>
              <table:table-cell office:value-type="float" office:value="92.6">
                <text:p>92.6</text:p>
              </table:table-cell>
              <table:table-cell office:value-type="float" office:value="1717.765869">
                <text:p>1717.765869</text:p>
              </table:table-cell>
              <table:table-cell office:value-type="float" office:value="1821.70752">
                <text:p>1821.70752</text:p>
              </table:table-cell>
              <table:table-cell office:value-type="float" office:value="1732.207764">
                <text:p>1732.207764</text:p>
              </table:table-cell>
              <table:table-cell office:value-type="float" office:value="1817.808838">
                <text:p>1817.808838</text:p>
              </table:table-cell>
            </table:table-row>
            <table:table-row>
              <table:table-cell office:value-type="float" office:value="92.8">
                <text:p>92.8</text:p>
              </table:table-cell>
              <table:table-cell office:value-type="float" office:value="1719.796021">
                <text:p>1719.796021</text:p>
              </table:table-cell>
              <table:table-cell office:value-type="float" office:value="1820.486084">
                <text:p>1820.486084</text:p>
              </table:table-cell>
              <table:table-cell office:value-type="float" office:value="1732.886841">
                <text:p>1732.886841</text:p>
              </table:table-cell>
              <table:table-cell office:value-type="float" office:value="1816.703003">
                <text:p>1816.703003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1718.484253">
                <text:p>1718.484253</text:p>
              </table:table-cell>
              <table:table-cell office:value-type="float" office:value="1825.149658">
                <text:p>1825.149658</text:p>
              </table:table-cell>
              <table:table-cell office:value-type="float" office:value="1733.422974">
                <text:p>1733.422974</text:p>
              </table:table-cell>
              <table:table-cell office:value-type="float" office:value="1815.991211">
                <text:p>1815.991211</text:p>
              </table:table-cell>
            </table:table-row>
            <table:table-row>
              <table:table-cell office:value-type="float" office:value="93.2">
                <text:p>93.2</text:p>
              </table:table-cell>
              <table:table-cell office:value-type="float" office:value="1719.24707">
                <text:p>1719.24707</text:p>
              </table:table-cell>
              <table:table-cell office:value-type="float" office:value="1819.598999">
                <text:p>1819.598999</text:p>
              </table:table-cell>
              <table:table-cell office:value-type="float" office:value="1734.562378">
                <text:p>1734.562378</text:p>
              </table:table-cell>
              <table:table-cell office:value-type="float" office:value="1817.072632">
                <text:p>1817.072632</text:p>
              </table:table-cell>
            </table:table-row>
            <table:table-row>
              <table:table-cell office:value-type="float" office:value="93.4">
                <text:p>93.4</text:p>
              </table:table-cell>
              <table:table-cell office:value-type="float" office:value="1724.83728">
                <text:p>1724.83728</text:p>
              </table:table-cell>
              <table:table-cell office:value-type="float" office:value="1821.960205">
                <text:p>1821.960205</text:p>
              </table:table-cell>
              <table:table-cell office:value-type="float" office:value="1735.217041">
                <text:p>1735.217041</text:p>
              </table:table-cell>
              <table:table-cell office:value-type="float" office:value="1815.927979">
                <text:p>1815.927979</text:p>
              </table:table-cell>
            </table:table-row>
            <table:table-row>
              <table:table-cell office:value-type="float" office:value="93.6">
                <text:p>93.6</text:p>
              </table:table-cell>
              <table:table-cell office:value-type="float" office:value="1718.937134">
                <text:p>1718.937134</text:p>
              </table:table-cell>
              <table:table-cell office:value-type="float" office:value="1827.293213">
                <text:p>1827.293213</text:p>
              </table:table-cell>
              <table:table-cell office:value-type="float" office:value="1731.889282">
                <text:p>1731.889282</text:p>
              </table:table-cell>
              <table:table-cell office:value-type="float" office:value="1819.639404">
                <text:p>1819.639404</text:p>
              </table:table-cell>
            </table:table-row>
            <table:table-row>
              <table:table-cell office:value-type="float" office:value="93.8">
                <text:p>93.8</text:p>
              </table:table-cell>
              <table:table-cell office:value-type="float" office:value="1724.096069">
                <text:p>1724.096069</text:p>
              </table:table-cell>
              <table:table-cell office:value-type="float" office:value="1821.338501">
                <text:p>1821.338501</text:p>
              </table:table-cell>
              <table:table-cell office:value-type="float" office:value="1734.716187">
                <text:p>1734.716187</text:p>
              </table:table-cell>
              <table:table-cell office:value-type="float" office:value="1816.249878">
                <text:p>1816.249878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1721.96875">
                <text:p>1721.96875</text:p>
              </table:table-cell>
              <table:table-cell office:value-type="float" office:value="1823.657837">
                <text:p>1823.657837</text:p>
              </table:table-cell>
              <table:table-cell office:value-type="float" office:value="1734.491089">
                <text:p>1734.491089</text:p>
              </table:table-cell>
              <table:table-cell office:value-type="float" office:value="1814.985352">
                <text:p>1814.985352</text:p>
              </table:table-cell>
            </table:table-row>
            <table:table-row>
              <table:table-cell office:value-type="float" office:value="94.2">
                <text:p>94.2</text:p>
              </table:table-cell>
              <table:table-cell office:value-type="float" office:value="1720.880005">
                <text:p>1720.880005</text:p>
              </table:table-cell>
              <table:table-cell office:value-type="float" office:value="1824.956299">
                <text:p>1824.956299</text:p>
              </table:table-cell>
              <table:table-cell office:value-type="float" office:value="1736.171143">
                <text:p>1736.171143</text:p>
              </table:table-cell>
              <table:table-cell office:value-type="float" office:value="1819.25415">
                <text:p>1819.25415</text:p>
              </table:table-cell>
            </table:table-row>
            <table:table-row>
              <table:table-cell office:value-type="float" office:value="94.4">
                <text:p>94.4</text:p>
              </table:table-cell>
              <table:table-cell office:value-type="float" office:value="1721.997314">
                <text:p>1721.997314</text:p>
              </table:table-cell>
              <table:table-cell office:value-type="float" office:value="1824.044922">
                <text:p>1824.044922</text:p>
              </table:table-cell>
              <table:table-cell office:value-type="float" office:value="1735.963501">
                <text:p>1735.963501</text:p>
              </table:table-cell>
              <table:table-cell office:value-type="float" office:value="1818.360596">
                <text:p>1818.360596</text:p>
              </table:table-cell>
            </table:table-row>
            <table:table-row>
              <table:table-cell office:value-type="float" office:value="94.6">
                <text:p>94.6</text:p>
              </table:table-cell>
              <table:table-cell office:value-type="float" office:value="1720.203125">
                <text:p>1720.203125</text:p>
              </table:table-cell>
              <table:table-cell office:value-type="float" office:value="1824.756836">
                <text:p>1824.756836</text:p>
              </table:table-cell>
              <table:table-cell office:value-type="float" office:value="1733.769043">
                <text:p>1733.769043</text:p>
              </table:table-cell>
              <table:table-cell office:value-type="float" office:value="1816.373291">
                <text:p>1816.373291</text:p>
              </table:table-cell>
            </table:table-row>
            <table:table-row>
              <table:table-cell office:value-type="float" office:value="94.8">
                <text:p>94.8</text:p>
              </table:table-cell>
              <table:table-cell office:value-type="float" office:value="1724.768555">
                <text:p>1724.768555</text:p>
              </table:table-cell>
              <table:table-cell office:value-type="float" office:value="1821.197144">
                <text:p>1821.197144</text:p>
              </table:table-cell>
              <table:table-cell office:value-type="float" office:value="1733.438843">
                <text:p>1733.438843</text:p>
              </table:table-cell>
              <table:table-cell office:value-type="float" office:value="1817.90564">
                <text:p>1817.90564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1720.917847">
                <text:p>1720.917847</text:p>
              </table:table-cell>
              <table:table-cell office:value-type="float" office:value="1824.57312">
                <text:p>1824.57312</text:p>
              </table:table-cell>
              <table:table-cell office:value-type="float" office:value="1734.428223">
                <text:p>1734.428223</text:p>
              </table:table-cell>
              <table:table-cell office:value-type="float" office:value="1819.081055">
                <text:p>1819.081055</text:p>
              </table:table-cell>
            </table:table-row>
            <table:table-row>
              <table:table-cell office:value-type="float" office:value="95.2">
                <text:p>95.2</text:p>
              </table:table-cell>
              <table:table-cell office:value-type="float" office:value="1724.41748">
                <text:p>1724.41748</text:p>
              </table:table-cell>
              <table:table-cell office:value-type="float" office:value="1824.785889">
                <text:p>1824.785889</text:p>
              </table:table-cell>
              <table:table-cell office:value-type="float" office:value="1734.528564">
                <text:p>1734.528564</text:p>
              </table:table-cell>
              <table:table-cell office:value-type="float" office:value="1819.529053">
                <text:p>1819.529053</text:p>
              </table:table-cell>
            </table:table-row>
            <table:table-row>
              <table:table-cell office:value-type="float" office:value="95.4">
                <text:p>95.4</text:p>
              </table:table-cell>
              <table:table-cell office:value-type="float" office:value="1722.322021">
                <text:p>1722.322021</text:p>
              </table:table-cell>
              <table:table-cell office:value-type="float" office:value="1826.462524">
                <text:p>1826.462524</text:p>
              </table:table-cell>
              <table:table-cell office:value-type="float" office:value="1735.638306">
                <text:p>1735.638306</text:p>
              </table:table-cell>
              <table:table-cell office:value-type="float" office:value="1820.528809">
                <text:p>1820.528809</text:p>
              </table:table-cell>
            </table:table-row>
            <table:table-row>
              <table:table-cell office:value-type="float" office:value="95.6">
                <text:p>95.6</text:p>
              </table:table-cell>
              <table:table-cell office:value-type="float" office:value="1722.608765">
                <text:p>1722.608765</text:p>
              </table:table-cell>
              <table:table-cell office:value-type="float" office:value="1825.713867">
                <text:p>1825.713867</text:p>
              </table:table-cell>
              <table:table-cell office:value-type="float" office:value="1735.409668">
                <text:p>1735.409668</text:p>
              </table:table-cell>
              <table:table-cell office:value-type="float" office:value="1820.323975">
                <text:p>1820.323975</text:p>
              </table:table-cell>
            </table:table-row>
            <table:table-row>
              <table:table-cell office:value-type="float" office:value="95.8">
                <text:p>95.8</text:p>
              </table:table-cell>
              <table:table-cell office:value-type="float" office:value="1725.939453">
                <text:p>1725.939453</text:p>
              </table:table-cell>
              <table:table-cell office:value-type="float" office:value="1824.829468">
                <text:p>1824.829468</text:p>
              </table:table-cell>
              <table:table-cell office:value-type="float" office:value="1737.112183">
                <text:p>1737.112183</text:p>
              </table:table-cell>
              <table:table-cell office:value-type="float" office:value="1818.877686">
                <text:p>1818.877686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1725.252808">
                <text:p>1725.252808</text:p>
              </table:table-cell>
              <table:table-cell office:value-type="float" office:value="1829.428223">
                <text:p>1829.428223</text:p>
              </table:table-cell>
              <table:table-cell office:value-type="float" office:value="1739.336914">
                <text:p>1739.336914</text:p>
              </table:table-cell>
              <table:table-cell office:value-type="float" office:value="1822.687744">
                <text:p>1822.687744</text:p>
              </table:table-cell>
            </table:table-row>
            <table:table-row>
              <table:table-cell office:value-type="float" office:value="96.2">
                <text:p>96.2</text:p>
              </table:table-cell>
              <table:table-cell office:value-type="float" office:value="1722.301514">
                <text:p>1722.301514</text:p>
              </table:table-cell>
              <table:table-cell office:value-type="float" office:value="1831.696289">
                <text:p>1831.696289</text:p>
              </table:table-cell>
              <table:table-cell office:value-type="float" office:value="1735.565186">
                <text:p>1735.565186</text:p>
              </table:table-cell>
              <table:table-cell office:value-type="float" office:value="1822.208008">
                <text:p>1822.208008</text:p>
              </table:table-cell>
            </table:table-row>
            <table:table-row>
              <table:table-cell office:value-type="float" office:value="96.4">
                <text:p>96.4</text:p>
              </table:table-cell>
              <table:table-cell office:value-type="float" office:value="1727.093628">
                <text:p>1727.093628</text:p>
              </table:table-cell>
              <table:table-cell office:value-type="float" office:value="1830.910034">
                <text:p>1830.910034</text:p>
              </table:table-cell>
              <table:table-cell office:value-type="float" office:value="1740.999023">
                <text:p>1740.999023</text:p>
              </table:table-cell>
              <table:table-cell office:value-type="float" office:value="1821.490234">
                <text:p>1821.490234</text:p>
              </table:table-cell>
            </table:table-row>
            <table:table-row>
              <table:table-cell office:value-type="float" office:value="96.6">
                <text:p>96.6</text:p>
              </table:table-cell>
              <table:table-cell office:value-type="float" office:value="1728.07373">
                <text:p>1728.07373</text:p>
              </table:table-cell>
              <table:table-cell office:value-type="float" office:value="1829.26001">
                <text:p>1829.26001</text:p>
              </table:table-cell>
              <table:table-cell office:value-type="float" office:value="1739.628906">
                <text:p>1739.628906</text:p>
              </table:table-cell>
              <table:table-cell office:value-type="float" office:value="1823.876465">
                <text:p>1823.876465</text:p>
              </table:table-cell>
            </table:table-row>
            <table:table-row>
              <table:table-cell office:value-type="float" office:value="96.8">
                <text:p>96.8</text:p>
              </table:table-cell>
              <table:table-cell office:value-type="float" office:value="1727.39563">
                <text:p>1727.39563</text:p>
              </table:table-cell>
              <table:table-cell office:value-type="float" office:value="1833.115356">
                <text:p>1833.115356</text:p>
              </table:table-cell>
              <table:table-cell office:value-type="float" office:value="1738.936157">
                <text:p>1738.936157</text:p>
              </table:table-cell>
              <table:table-cell office:value-type="float" office:value="1825.651245">
                <text:p>1825.651245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1730.065674">
                <text:p>1730.065674</text:p>
              </table:table-cell>
              <table:table-cell office:value-type="float" office:value="1830.289062">
                <text:p>1830.289062</text:p>
              </table:table-cell>
              <table:table-cell office:value-type="float" office:value="1743.006226">
                <text:p>1743.006226</text:p>
              </table:table-cell>
              <table:table-cell office:value-type="float" office:value="1829.541748">
                <text:p>1829.541748</text:p>
              </table:table-cell>
            </table:table-row>
            <table:table-row>
              <table:table-cell office:value-type="float" office:value="97.2">
                <text:p>97.2</text:p>
              </table:table-cell>
              <table:table-cell office:value-type="float" office:value="1728.192871">
                <text:p>1728.192871</text:p>
              </table:table-cell>
              <table:table-cell office:value-type="float" office:value="1836.288086">
                <text:p>1836.288086</text:p>
              </table:table-cell>
              <table:table-cell office:value-type="float" office:value="1740.172974">
                <text:p>1740.172974</text:p>
              </table:table-cell>
              <table:table-cell office:value-type="float" office:value="1828.706421">
                <text:p>1828.706421</text:p>
              </table:table-cell>
            </table:table-row>
            <table:table-row>
              <table:table-cell office:value-type="float" office:value="97.4">
                <text:p>97.4</text:p>
              </table:table-cell>
              <table:table-cell office:value-type="float" office:value="1729.418579">
                <text:p>1729.418579</text:p>
              </table:table-cell>
              <table:table-cell office:value-type="float" office:value="1833.935181">
                <text:p>1833.935181</text:p>
              </table:table-cell>
              <table:table-cell office:value-type="float" office:value="1743.458984">
                <text:p>1743.458984</text:p>
              </table:table-cell>
              <table:table-cell office:value-type="float" office:value="1831.184448">
                <text:p>1831.184448</text:p>
              </table:table-cell>
            </table:table-row>
            <table:table-row>
              <table:table-cell office:value-type="float" office:value="97.6">
                <text:p>97.6</text:p>
              </table:table-cell>
              <table:table-cell office:value-type="float" office:value="1730.797485">
                <text:p>1730.797485</text:p>
              </table:table-cell>
              <table:table-cell office:value-type="float" office:value="1831.435181">
                <text:p>1831.435181</text:p>
              </table:table-cell>
              <table:table-cell office:value-type="float" office:value="1746.598022">
                <text:p>1746.598022</text:p>
              </table:table-cell>
              <table:table-cell office:value-type="float" office:value="1825.373535">
                <text:p>1825.373535</text:p>
              </table:table-cell>
            </table:table-row>
            <table:table-row>
              <table:table-cell office:value-type="float" office:value="97.8">
                <text:p>97.8</text:p>
              </table:table-cell>
              <table:table-cell office:value-type="float" office:value="1732.214722">
                <text:p>1732.214722</text:p>
              </table:table-cell>
              <table:table-cell office:value-type="float" office:value="1837.027588">
                <text:p>1837.027588</text:p>
              </table:table-cell>
              <table:table-cell office:value-type="float" office:value="1745.68457">
                <text:p>1745.68457</text:p>
              </table:table-cell>
              <table:table-cell office:value-type="float" office:value="1831.583984">
                <text:p>1831.583984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1729.263184">
                <text:p>1729.263184</text:p>
              </table:table-cell>
              <table:table-cell office:value-type="float" office:value="1837.131958">
                <text:p>1837.131958</text:p>
              </table:table-cell>
              <table:table-cell office:value-type="float" office:value="1741.952881">
                <text:p>1741.952881</text:p>
              </table:table-cell>
              <table:table-cell office:value-type="float" office:value="1831.337646">
                <text:p>1831.337646</text:p>
              </table:table-cell>
            </table:table-row>
            <table:table-row>
              <table:table-cell office:value-type="float" office:value="98.2">
                <text:p>98.2</text:p>
              </table:table-cell>
              <table:table-cell office:value-type="float" office:value="1733.216187">
                <text:p>1733.216187</text:p>
              </table:table-cell>
              <table:table-cell office:value-type="float" office:value="1834.021362">
                <text:p>1834.021362</text:p>
              </table:table-cell>
              <table:table-cell office:value-type="float" office:value="1743.869141">
                <text:p>1743.869141</text:p>
              </table:table-cell>
              <table:table-cell office:value-type="float" office:value="1831.127563">
                <text:p>1831.127563</text:p>
              </table:table-cell>
            </table:table-row>
            <table:table-row>
              <table:table-cell office:value-type="float" office:value="98.4">
                <text:p>98.4</text:p>
              </table:table-cell>
              <table:table-cell office:value-type="float" office:value="1731.696777">
                <text:p>1731.696777</text:p>
              </table:table-cell>
              <table:table-cell office:value-type="float" office:value="1839.509033">
                <text:p>1839.509033</text:p>
              </table:table-cell>
              <table:table-cell office:value-type="float" office:value="1743.315552">
                <text:p>1743.315552</text:p>
              </table:table-cell>
              <table:table-cell office:value-type="float" office:value="1833.874146">
                <text:p>1833.874146</text:p>
              </table:table-cell>
            </table:table-row>
            <table:table-row>
              <table:table-cell office:value-type="float" office:value="98.6">
                <text:p>98.6</text:p>
              </table:table-cell>
              <table:table-cell office:value-type="float" office:value="1729.919189">
                <text:p>1729.919189</text:p>
              </table:table-cell>
              <table:table-cell office:value-type="float" office:value="1835.102417">
                <text:p>1835.102417</text:p>
              </table:table-cell>
              <table:table-cell office:value-type="float" office:value="1745.30249">
                <text:p>1745.30249</text:p>
              </table:table-cell>
              <table:table-cell office:value-type="float" office:value="1828.623779">
                <text:p>1828.623779</text:p>
              </table:table-cell>
            </table:table-row>
            <table:table-row>
              <table:table-cell office:value-type="float" office:value="98.8">
                <text:p>98.8</text:p>
              </table:table-cell>
              <table:table-cell office:value-type="float" office:value="1728.71521">
                <text:p>1728.71521</text:p>
              </table:table-cell>
              <table:table-cell office:value-type="float" office:value="1811.69812">
                <text:p>1811.69812</text:p>
              </table:table-cell>
              <table:table-cell office:value-type="float" office:value="1745.405762">
                <text:p>1745.405762</text:p>
              </table:table-cell>
              <table:table-cell office:value-type="float" office:value="1804.650024">
                <text:p>1804.650024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1709.008911">
                <text:p>1709.008911</text:p>
              </table:table-cell>
              <table:table-cell office:value-type="float" office:value="1816.198608">
                <text:p>1816.198608</text:p>
              </table:table-cell>
              <table:table-cell office:value-type="float" office:value="1713.040161">
                <text:p>1713.040161</text:p>
              </table:table-cell>
              <table:table-cell office:value-type="float" office:value="1816.869751">
                <text:p>1816.869751</text:p>
              </table:table-cell>
            </table:table-row>
            <table:table-row>
              <table:table-cell office:value-type="float" office:value="99.2">
                <text:p>99.2</text:p>
              </table:table-cell>
              <table:table-cell office:value-type="float" office:value="1667.621948">
                <text:p>1667.621948</text:p>
              </table:table-cell>
              <table:table-cell office:value-type="float" office:value="1806.29834">
                <text:p>1806.29834</text:p>
              </table:table-cell>
              <table:table-cell office:value-type="float" office:value="1680.688965">
                <text:p>1680.688965</text:p>
              </table:table-cell>
              <table:table-cell office:value-type="float" office:value="1805.044312">
                <text:p>1805.044312</text:p>
              </table:table-cell>
            </table:table-row>
            <table:table-row>
              <table:table-cell office:value-type="float" office:value="99.4">
                <text:p>99.4</text:p>
              </table:table-cell>
              <table:table-cell office:value-type="float" office:value="1677.244751">
                <text:p>1677.244751</text:p>
              </table:table-cell>
              <table:table-cell office:value-type="float" office:value="1760.238159">
                <text:p>1760.238159</text:p>
              </table:table-cell>
              <table:table-cell office:value-type="float" office:value="1690.519897">
                <text:p>1690.519897</text:p>
              </table:table-cell>
              <table:table-cell office:value-type="float" office:value="1756.204224">
                <text:p>1756.204224</text:p>
              </table:table-cell>
            </table:table-row>
            <table:table-row>
              <table:table-cell office:value-type="float" office:value="99.6">
                <text:p>99.6</text:p>
              </table:table-cell>
              <table:table-cell office:value-type="float" office:value="1663.35498">
                <text:p>1663.35498</text:p>
              </table:table-cell>
              <table:table-cell office:value-type="float" office:value="1764.692383">
                <text:p>1764.692383</text:p>
              </table:table-cell>
              <table:table-cell office:value-type="float" office:value="1668.526978">
                <text:p>1668.526978</text:p>
              </table:table-cell>
              <table:table-cell office:value-type="float" office:value="1762.314453">
                <text:p>1762.314453</text:p>
              </table:table-cell>
            </table:table-row>
            <table:table-row>
              <table:table-cell office:value-type="float" office:value="99.8">
                <text:p>99.8</text:p>
              </table:table-cell>
              <table:table-cell office:value-type="float" office:value="1640.005615">
                <text:p>1640.005615</text:p>
              </table:table-cell>
              <table:table-cell office:value-type="float" office:value="1748.89917">
                <text:p>1748.89917</text:p>
              </table:table-cell>
              <table:table-cell office:value-type="float" office:value="1655.333618">
                <text:p>1655.333618</text:p>
              </table:table-cell>
              <table:table-cell office:value-type="float" office:value="1746.100952">
                <text:p>1746.10095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638.843262">
                <text:p>1638.843262</text:p>
              </table:table-cell>
              <table:table-cell office:value-type="float" office:value="1728.687744">
                <text:p>1728.687744</text:p>
              </table:table-cell>
              <table:table-cell office:value-type="float" office:value="1650.430176">
                <text:p>1650.430176</text:p>
              </table:table-cell>
              <table:table-cell office:value-type="float" office:value="1726.283691">
                <text:p>1726.283691</text:p>
              </table:table-cell>
            </table:table-row>
            <table:table-row>
              <table:table-cell office:value-type="float" office:value="100.2">
                <text:p>100.2</text:p>
              </table:table-cell>
              <table:table-cell office:value-type="float" office:value="1629.532959">
                <text:p>1629.532959</text:p>
              </table:table-cell>
              <table:table-cell office:value-type="float" office:value="1717.341187">
                <text:p>1717.341187</text:p>
              </table:table-cell>
              <table:table-cell office:value-type="float" office:value="1638.614868">
                <text:p>1638.614868</text:p>
              </table:table-cell>
              <table:table-cell office:value-type="float" office:value="1715.191772">
                <text:p>1715.191772</text:p>
              </table:table-cell>
            </table:table-row>
            <table:table-row>
              <table:table-cell office:value-type="float" office:value="100.4">
                <text:p>100.4</text:p>
              </table:table-cell>
              <table:table-cell office:value-type="float" office:value="1624.718384">
                <text:p>1624.718384</text:p>
              </table:table-cell>
              <table:table-cell office:value-type="float" office:value="1707.505981">
                <text:p>1707.505981</text:p>
              </table:table-cell>
              <table:table-cell office:value-type="float" office:value="1633.575806">
                <text:p>1633.575806</text:p>
              </table:table-cell>
              <table:table-cell office:value-type="float" office:value="1697.719238">
                <text:p>1697.719238</text:p>
              </table:table-cell>
            </table:table-row>
            <table:table-row>
              <table:table-cell office:value-type="float" office:value="100.6">
                <text:p>100.6</text:p>
              </table:table-cell>
              <table:table-cell office:value-type="float" office:value="1620.260254">
                <text:p>1620.260254</text:p>
              </table:table-cell>
              <table:table-cell office:value-type="float" office:value="1687.87793">
                <text:p>1687.87793</text:p>
              </table:table-cell>
              <table:table-cell office:value-type="float" office:value="1625.684937">
                <text:p>1625.684937</text:p>
              </table:table-cell>
              <table:table-cell office:value-type="float" office:value="1690.598755">
                <text:p>1690.598755</text:p>
              </table:table-cell>
            </table:table-row>
            <table:table-row>
              <table:table-cell office:value-type="float" office:value="100.8">
                <text:p>100.8</text:p>
              </table:table-cell>
              <table:table-cell office:value-type="float" office:value="1606.62854">
                <text:p>1606.62854</text:p>
              </table:table-cell>
              <table:table-cell office:value-type="float" office:value="1681.390747">
                <text:p>1681.390747</text:p>
              </table:table-cell>
              <table:table-cell office:value-type="float" office:value="1617.679688">
                <text:p>1617.679688</text:p>
              </table:table-cell>
              <table:table-cell office:value-type="float" office:value="1684.425659">
                <text:p>1684.425659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1602.746582">
                <text:p>1602.746582</text:p>
              </table:table-cell>
              <table:table-cell office:value-type="float" office:value="1674.537231">
                <text:p>1674.537231</text:p>
              </table:table-cell>
              <table:table-cell office:value-type="float" office:value="1611.812622">
                <text:p>1611.812622</text:p>
              </table:table-cell>
              <table:table-cell office:value-type="float" office:value="1669.638306">
                <text:p>1669.638306</text:p>
              </table:table-cell>
            </table:table-row>
            <table:table-row>
              <table:table-cell office:value-type="float" office:value="101.2">
                <text:p>101.2</text:p>
              </table:table-cell>
              <table:table-cell office:value-type="float" office:value="1595.476562">
                <text:p>1595.476562</text:p>
              </table:table-cell>
              <table:table-cell office:value-type="float" office:value="1670.114868">
                <text:p>1670.114868</text:p>
              </table:table-cell>
              <table:table-cell office:value-type="float" office:value="1607.750244">
                <text:p>1607.750244</text:p>
              </table:table-cell>
              <table:table-cell office:value-type="float" office:value="1658.292603">
                <text:p>1658.292603</text:p>
              </table:table-cell>
            </table:table-row>
            <table:table-row>
              <table:table-cell office:value-type="float" office:value="101.4">
                <text:p>101.4</text:p>
              </table:table-cell>
              <table:table-cell office:value-type="float" office:value="1595.520996">
                <text:p>1595.520996</text:p>
              </table:table-cell>
              <table:table-cell office:value-type="float" office:value="1650.979614">
                <text:p>1650.979614</text:p>
              </table:table-cell>
              <table:table-cell office:value-type="float" office:value="1599.025757">
                <text:p>1599.025757</text:p>
              </table:table-cell>
              <table:table-cell office:value-type="float" office:value="1651.404663">
                <text:p>1651.404663</text:p>
              </table:table-cell>
            </table:table-row>
            <table:table-row>
              <table:table-cell office:value-type="float" office:value="101.6">
                <text:p>101.6</text:p>
              </table:table-cell>
              <table:table-cell office:value-type="float" office:value="1592.43457">
                <text:p>1592.43457</text:p>
              </table:table-cell>
              <table:table-cell office:value-type="float" office:value="1644.999512">
                <text:p>1644.999512</text:p>
              </table:table-cell>
              <table:table-cell office:value-type="float" office:value="1600.544556">
                <text:p>1600.544556</text:p>
              </table:table-cell>
              <table:table-cell office:value-type="float" office:value="1647.789673">
                <text:p>1647.789673</text:p>
              </table:table-cell>
            </table:table-row>
            <table:table-row>
              <table:table-cell office:value-type="float" office:value="101.8">
                <text:p>101.8</text:p>
              </table:table-cell>
              <table:table-cell office:value-type="float" office:value="1583.174561">
                <text:p>1583.174561</text:p>
              </table:table-cell>
              <table:table-cell office:value-type="float" office:value="1645.015503">
                <text:p>1645.015503</text:p>
              </table:table-cell>
              <table:table-cell office:value-type="float" office:value="1596.141602">
                <text:p>1596.141602</text:p>
              </table:table-cell>
              <table:table-cell office:value-type="float" office:value="1634.214966">
                <text:p>1634.214966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1589.096802">
                <text:p>1589.096802</text:p>
              </table:table-cell>
              <table:table-cell office:value-type="float" office:value="1631.410889">
                <text:p>1631.410889</text:p>
              </table:table-cell>
              <table:table-cell office:value-type="float" office:value="1588.548584">
                <text:p>1588.548584</text:p>
              </table:table-cell>
              <table:table-cell office:value-type="float" office:value="1633.242065">
                <text:p>1633.242065</text:p>
              </table:table-cell>
            </table:table-row>
            <table:table-row>
              <table:table-cell office:value-type="float" office:value="102.2">
                <text:p>102.2</text:p>
              </table:table-cell>
              <table:table-cell office:value-type="float" office:value="1583.957275">
                <text:p>1583.957275</text:p>
              </table:table-cell>
              <table:table-cell office:value-type="float" office:value="1626.627319">
                <text:p>1626.627319</text:p>
              </table:table-cell>
              <table:table-cell office:value-type="float" office:value="1592.51355">
                <text:p>1592.51355</text:p>
              </table:table-cell>
              <table:table-cell office:value-type="float" office:value="1624.143188">
                <text:p>1624.143188</text:p>
              </table:table-cell>
            </table:table-row>
            <table:table-row>
              <table:table-cell office:value-type="float" office:value="102.4">
                <text:p>102.4</text:p>
              </table:table-cell>
              <table:table-cell office:value-type="float" office:value="1583.174194">
                <text:p>1583.174194</text:p>
              </table:table-cell>
              <table:table-cell office:value-type="float" office:value="1622.732666">
                <text:p>1622.732666</text:p>
              </table:table-cell>
              <table:table-cell office:value-type="float" office:value="1586.784302">
                <text:p>1586.784302</text:p>
              </table:table-cell>
              <table:table-cell office:value-type="float" office:value="1622.535645">
                <text:p>1622.535645</text:p>
              </table:table-cell>
            </table:table-row>
            <table:table-row>
              <table:table-cell office:value-type="float" office:value="102.6">
                <text:p>102.6</text:p>
              </table:table-cell>
              <table:table-cell office:value-type="float" office:value="1580.319824">
                <text:p>1580.319824</text:p>
              </table:table-cell>
              <table:table-cell office:value-type="float" office:value="1617.833862">
                <text:p>1617.833862</text:p>
              </table:table-cell>
              <table:table-cell office:value-type="float" office:value="1589.332031">
                <text:p>1589.332031</text:p>
              </table:table-cell>
              <table:table-cell office:value-type="float" office:value="1613.848389">
                <text:p>1613.848389</text:p>
              </table:table-cell>
            </table:table-row>
            <table:table-row>
              <table:table-cell office:value-type="float" office:value="102.8">
                <text:p>102.8</text:p>
              </table:table-cell>
              <table:table-cell office:value-type="float" office:value="1581.783447">
                <text:p>1581.783447</text:p>
              </table:table-cell>
              <table:table-cell office:value-type="float" office:value="1608.833252">
                <text:p>1608.833252</text:p>
              </table:table-cell>
              <table:table-cell office:value-type="float" office:value="1581.805664">
                <text:p>1581.805664</text:p>
              </table:table-cell>
              <table:table-cell office:value-type="float" office:value="1612.692383">
                <text:p>1612.692383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1573.02832">
                <text:p>1573.02832</text:p>
              </table:table-cell>
              <table:table-cell office:value-type="float" office:value="1608.323853">
                <text:p>1608.323853</text:p>
              </table:table-cell>
              <table:table-cell office:value-type="float" office:value="1578.352295">
                <text:p>1578.352295</text:p>
              </table:table-cell>
              <table:table-cell office:value-type="float" office:value="1613.954712">
                <text:p>1613.954712</text:p>
              </table:table-cell>
            </table:table-row>
            <table:table-row>
              <table:table-cell office:value-type="float" office:value="103.2">
                <text:p>103.2</text:p>
              </table:table-cell>
              <table:table-cell office:value-type="float" office:value="1576.466797">
                <text:p>1576.466797</text:p>
              </table:table-cell>
              <table:table-cell office:value-type="float" office:value="1605.615601">
                <text:p>1605.615601</text:p>
              </table:table-cell>
              <table:table-cell office:value-type="float" office:value="1579.280273">
                <text:p>1579.280273</text:p>
              </table:table-cell>
              <table:table-cell office:value-type="float" office:value="1604.582764">
                <text:p>1604.582764</text:p>
              </table:table-cell>
            </table:table-row>
            <table:table-row>
              <table:table-cell office:value-type="float" office:value="103.4">
                <text:p>103.4</text:p>
              </table:table-cell>
              <table:table-cell office:value-type="float" office:value="1573.002441">
                <text:p>1573.002441</text:p>
              </table:table-cell>
              <table:table-cell office:value-type="float" office:value="1600.534302">
                <text:p>1600.534302</text:p>
              </table:table-cell>
              <table:table-cell office:value-type="float" office:value="1580.676147">
                <text:p>1580.676147</text:p>
              </table:table-cell>
              <table:table-cell office:value-type="float" office:value="1604.336914">
                <text:p>1604.336914</text:p>
              </table:table-cell>
            </table:table-row>
            <table:table-row>
              <table:table-cell office:value-type="float" office:value="103.6">
                <text:p>103.6</text:p>
              </table:table-cell>
              <table:table-cell office:value-type="float" office:value="1571.971802">
                <text:p>1571.971802</text:p>
              </table:table-cell>
              <table:table-cell office:value-type="float" office:value="1599.987671">
                <text:p>1599.987671</text:p>
              </table:table-cell>
              <table:table-cell office:value-type="float" office:value="1577.438354">
                <text:p>1577.438354</text:p>
              </table:table-cell>
              <table:table-cell office:value-type="float" office:value="1599.247925">
                <text:p>1599.247925</text:p>
              </table:table-cell>
            </table:table-row>
            <table:table-row>
              <table:table-cell office:value-type="float" office:value="103.8">
                <text:p>103.8</text:p>
              </table:table-cell>
              <table:table-cell office:value-type="float" office:value="1571.885498">
                <text:p>1571.885498</text:p>
              </table:table-cell>
              <table:table-cell office:value-type="float" office:value="1596.420288">
                <text:p>1596.420288</text:p>
              </table:table-cell>
              <table:table-cell office:value-type="float" office:value="1573.975586">
                <text:p>1573.975586</text:p>
              </table:table-cell>
              <table:table-cell office:value-type="float" office:value="1602.36084">
                <text:p>1602.36084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1565.995483">
                <text:p>1565.995483</text:p>
              </table:table-cell>
              <table:table-cell office:value-type="float" office:value="1599.153809">
                <text:p>1599.153809</text:p>
              </table:table-cell>
              <table:table-cell office:value-type="float" office:value="1574.800903">
                <text:p>1574.800903</text:p>
              </table:table-cell>
              <table:table-cell office:value-type="float" office:value="1599.21167">
                <text:p>1599.21167</text:p>
              </table:table-cell>
            </table:table-row>
            <table:table-row>
              <table:table-cell office:value-type="float" office:value="104.2">
                <text:p>104.2</text:p>
              </table:table-cell>
              <table:table-cell office:value-type="float" office:value="1571.650391">
                <text:p>1571.650391</text:p>
              </table:table-cell>
              <table:table-cell office:value-type="float" office:value="1591.948242">
                <text:p>1591.948242</text:p>
              </table:table-cell>
              <table:table-cell office:value-type="float" office:value="1577.600586">
                <text:p>1577.600586</text:p>
              </table:table-cell>
              <table:table-cell office:value-type="float" office:value="1595.287354">
                <text:p>1595.287354</text:p>
              </table:table-cell>
            </table:table-row>
            <table:table-row>
              <table:table-cell office:value-type="float" office:value="104.4">
                <text:p>104.4</text:p>
              </table:table-cell>
              <table:table-cell office:value-type="float" office:value="1567.268433">
                <text:p>1567.268433</text:p>
              </table:table-cell>
              <table:table-cell office:value-type="float" office:value="1592.225342">
                <text:p>1592.225342</text:p>
              </table:table-cell>
              <table:table-cell office:value-type="float" office:value="1575.560791">
                <text:p>1575.560791</text:p>
              </table:table-cell>
              <table:table-cell office:value-type="float" office:value="1593.654541">
                <text:p>1593.654541</text:p>
              </table:table-cell>
            </table:table-row>
            <table:table-row>
              <table:table-cell office:value-type="float" office:value="104.6">
                <text:p>104.6</text:p>
              </table:table-cell>
              <table:table-cell office:value-type="float" office:value="1565.249634">
                <text:p>1565.249634</text:p>
              </table:table-cell>
              <table:table-cell office:value-type="float" office:value="1590.521484">
                <text:p>1590.521484</text:p>
              </table:table-cell>
              <table:table-cell office:value-type="float" office:value="1578.819092">
                <text:p>1578.819092</text:p>
              </table:table-cell>
              <table:table-cell office:value-type="float" office:value="1591.15979">
                <text:p>1591.15979</text:p>
              </table:table-cell>
            </table:table-row>
            <table:table-row>
              <table:table-cell office:value-type="float" office:value="104.8">
                <text:p>104.8</text:p>
              </table:table-cell>
              <table:table-cell office:value-type="float" office:value="1577.802246">
                <text:p>1577.802246</text:p>
              </table:table-cell>
              <table:table-cell office:value-type="float" office:value="1589.847168">
                <text:p>1589.847168</text:p>
              </table:table-cell>
              <table:table-cell office:value-type="float" office:value="1566.749878">
                <text:p>1566.749878</text:p>
              </table:table-cell>
              <table:table-cell office:value-type="float" office:value="1582.62439">
                <text:p>1582.62439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1567.148193">
                <text:p>1567.148193</text:p>
              </table:table-cell>
              <table:table-cell office:value-type="float" office:value="1589.830322">
                <text:p>1589.830322</text:p>
              </table:table-cell>
              <table:table-cell office:value-type="float" office:value="1569.26062">
                <text:p>1569.26062</text:p>
              </table:table-cell>
              <table:table-cell office:value-type="float" office:value="1587.09668">
                <text:p>1587.09668</text:p>
              </table:table-cell>
            </table:table-row>
            <table:table-row>
              <table:table-cell office:value-type="float" office:value="105.2">
                <text:p>105.2</text:p>
              </table:table-cell>
              <table:table-cell office:value-type="float" office:value="1565.517334">
                <text:p>1565.517334</text:p>
              </table:table-cell>
              <table:table-cell office:value-type="float" office:value="1584.978516">
                <text:p>1584.978516</text:p>
              </table:table-cell>
              <table:table-cell office:value-type="float" office:value="1569.723999">
                <text:p>1569.723999</text:p>
              </table:table-cell>
              <table:table-cell office:value-type="float" office:value="1582.121216">
                <text:p>1582.121216</text:p>
              </table:table-cell>
            </table:table-row>
            <table:table-row>
              <table:table-cell office:value-type="float" office:value="105.4">
                <text:p>105.4</text:p>
              </table:table-cell>
              <table:table-cell office:value-type="float" office:value="1570.418457">
                <text:p>1570.418457</text:p>
              </table:table-cell>
              <table:table-cell office:value-type="float" office:value="1581.420044">
                <text:p>1581.420044</text:p>
              </table:table-cell>
              <table:table-cell office:value-type="float" office:value="1565.197876">
                <text:p>1565.197876</text:p>
              </table:table-cell>
              <table:table-cell office:value-type="float" office:value="1585.890991">
                <text:p>1585.890991</text:p>
              </table:table-cell>
            </table:table-row>
            <table:table-row>
              <table:table-cell office:value-type="float" office:value="105.6">
                <text:p>105.6</text:p>
              </table:table-cell>
              <table:table-cell office:value-type="float" office:value="1569.882568">
                <text:p>1569.882568</text:p>
              </table:table-cell>
              <table:table-cell office:value-type="float" office:value="1581.29895">
                <text:p>1581.29895</text:p>
              </table:table-cell>
              <table:table-cell office:value-type="float" office:value="1568.817993">
                <text:p>1568.817993</text:p>
              </table:table-cell>
              <table:table-cell office:value-type="float" office:value="1579.639648">
                <text:p>1579.639648</text:p>
              </table:table-cell>
            </table:table-row>
            <table:table-row>
              <table:table-cell office:value-type="float" office:value="105.8">
                <text:p>105.8</text:p>
              </table:table-cell>
              <table:table-cell office:value-type="float" office:value="1564.279297">
                <text:p>1564.279297</text:p>
              </table:table-cell>
              <table:table-cell office:value-type="float" office:value="1578.656372">
                <text:p>1578.656372</text:p>
              </table:table-cell>
              <table:table-cell office:value-type="float" office:value="1567.916626">
                <text:p>1567.916626</text:p>
              </table:table-cell>
              <table:table-cell office:value-type="float" office:value="1578.217773">
                <text:p>1578.217773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1565.062256">
                <text:p>1565.062256</text:p>
              </table:table-cell>
              <table:table-cell office:value-type="float" office:value="1579.236816">
                <text:p>1579.236816</text:p>
              </table:table-cell>
              <table:table-cell office:value-type="float" office:value="1566.384766">
                <text:p>1566.384766</text:p>
              </table:table-cell>
              <table:table-cell office:value-type="float" office:value="1580.093506">
                <text:p>1580.093506</text:p>
              </table:table-cell>
            </table:table-row>
            <table:table-row>
              <table:table-cell office:value-type="float" office:value="106.2">
                <text:p>106.2</text:p>
              </table:table-cell>
              <table:table-cell office:value-type="float" office:value="1564.252686">
                <text:p>1564.252686</text:p>
              </table:table-cell>
              <table:table-cell office:value-type="float" office:value="1579.427979">
                <text:p>1579.427979</text:p>
              </table:table-cell>
              <table:table-cell office:value-type="float" office:value="1563.461548">
                <text:p>1563.461548</text:p>
              </table:table-cell>
              <table:table-cell office:value-type="float" office:value="1580.156982">
                <text:p>1580.156982</text:p>
              </table:table-cell>
            </table:table-row>
            <table:table-row>
              <table:table-cell office:value-type="float" office:value="106.4">
                <text:p>106.4</text:p>
              </table:table-cell>
              <table:table-cell office:value-type="float" office:value="1567.856567">
                <text:p>1567.856567</text:p>
              </table:table-cell>
              <table:table-cell office:value-type="float" office:value="1576.126221">
                <text:p>1576.126221</text:p>
              </table:table-cell>
              <table:table-cell office:value-type="float" office:value="1567.016968">
                <text:p>1567.016968</text:p>
              </table:table-cell>
              <table:table-cell office:value-type="float" office:value="1577.738892">
                <text:p>1577.738892</text:p>
              </table:table-cell>
            </table:table-row>
            <table:table-row>
              <table:table-cell office:value-type="float" office:value="106.6">
                <text:p>106.6</text:p>
              </table:table-cell>
              <table:table-cell office:value-type="float" office:value="1566.094116">
                <text:p>1566.094116</text:p>
              </table:table-cell>
              <table:table-cell office:value-type="float" office:value="1575.915283">
                <text:p>1575.915283</text:p>
              </table:table-cell>
              <table:table-cell office:value-type="float" office:value="1567.946289">
                <text:p>1567.946289</text:p>
              </table:table-cell>
              <table:table-cell office:value-type="float" office:value="1573.016602">
                <text:p>1573.016602</text:p>
              </table:table-cell>
            </table:table-row>
            <table:table-row>
              <table:table-cell office:value-type="float" office:value="106.8">
                <text:p>106.8</text:p>
              </table:table-cell>
              <table:table-cell office:value-type="float" office:value="1566.820312">
                <text:p>1566.820312</text:p>
              </table:table-cell>
              <table:table-cell office:value-type="float" office:value="1575.167603">
                <text:p>1575.167603</text:p>
              </table:table-cell>
              <table:table-cell office:value-type="float" office:value="1567.800049">
                <text:p>1567.800049</text:p>
              </table:table-cell>
              <table:table-cell office:value-type="float" office:value="1571.535522">
                <text:p>1571.535522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1567.216919">
                <text:p>1567.216919</text:p>
              </table:table-cell>
              <table:table-cell office:value-type="float" office:value="1573.178711">
                <text:p>1573.178711</text:p>
              </table:table-cell>
              <table:table-cell office:value-type="float" office:value="1570.114868">
                <text:p>1570.114868</text:p>
              </table:table-cell>
              <table:table-cell office:value-type="float" office:value="1569.735352">
                <text:p>1569.735352</text:p>
              </table:table-cell>
            </table:table-row>
            <table:table-row>
              <table:table-cell office:value-type="float" office:value="107.2">
                <text:p>107.2</text:p>
              </table:table-cell>
              <table:table-cell office:value-type="float" office:value="1563.100586">
                <text:p>1563.100586</text:p>
              </table:table-cell>
              <table:table-cell office:value-type="float" office:value="1573.259033">
                <text:p>1573.259033</text:p>
              </table:table-cell>
              <table:table-cell office:value-type="float" office:value="1564.467285">
                <text:p>1564.467285</text:p>
              </table:table-cell>
              <table:table-cell office:value-type="float" office:value="1574.214966">
                <text:p>1574.214966</text:p>
              </table:table-cell>
            </table:table-row>
            <table:table-row>
              <table:table-cell office:value-type="float" office:value="107.4">
                <text:p>107.4</text:p>
              </table:table-cell>
              <table:table-cell office:value-type="float" office:value="1561.714722">
                <text:p>1561.714722</text:p>
              </table:table-cell>
              <table:table-cell office:value-type="float" office:value="1575.091675">
                <text:p>1575.091675</text:p>
              </table:table-cell>
              <table:table-cell office:value-type="float" office:value="1563.261841">
                <text:p>1563.261841</text:p>
              </table:table-cell>
              <table:table-cell office:value-type="float" office:value="1571.538452">
                <text:p>1571.538452</text:p>
              </table:table-cell>
            </table:table-row>
            <table:table-row>
              <table:table-cell office:value-type="float" office:value="107.6">
                <text:p>107.6</text:p>
              </table:table-cell>
              <table:table-cell office:value-type="float" office:value="1565.992798">
                <text:p>1565.992798</text:p>
              </table:table-cell>
              <table:table-cell office:value-type="float" office:value="1570.617188">
                <text:p>1570.617188</text:p>
              </table:table-cell>
              <table:table-cell office:value-type="float" office:value="1564.211914">
                <text:p>1564.211914</text:p>
              </table:table-cell>
              <table:table-cell office:value-type="float" office:value="1571.859985">
                <text:p>1571.859985</text:p>
              </table:table-cell>
            </table:table-row>
            <table:table-row>
              <table:table-cell office:value-type="float" office:value="107.8">
                <text:p>107.8</text:p>
              </table:table-cell>
              <table:table-cell office:value-type="float" office:value="1559.626343">
                <text:p>1559.626343</text:p>
              </table:table-cell>
              <table:table-cell office:value-type="float" office:value="1574.974121">
                <text:p>1574.974121</text:p>
              </table:table-cell>
              <table:table-cell office:value-type="float" office:value="1564.338745">
                <text:p>1564.338745</text:p>
              </table:table-cell>
              <table:table-cell office:value-type="float" office:value="1573.328613">
                <text:p>1573.328613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1529.020386">
                <text:p>1529.020386</text:p>
              </table:table-cell>
              <table:table-cell office:value-type="float" office:value="1515.910889">
                <text:p>1515.910889</text:p>
              </table:table-cell>
              <table:table-cell office:value-type="float" office:value="1591.8302">
                <text:p>1591.8302</text:p>
              </table:table-cell>
              <table:table-cell office:value-type="float" office:value="1631.599365">
                <text:p>1631.599365</text:p>
              </table:table-cell>
            </table:table-row>
            <table:table-row>
              <table:table-cell office:value-type="float" office:value="108.2">
                <text:p>108.2</text:p>
              </table:table-cell>
              <table:table-cell office:value-type="float" office:value="1536.151611">
                <text:p>1536.151611</text:p>
              </table:table-cell>
              <table:table-cell office:value-type="float" office:value="1518.596802">
                <text:p>1518.596802</text:p>
              </table:table-cell>
              <table:table-cell office:value-type="float" office:value="1610.160645">
                <text:p>1610.160645</text:p>
              </table:table-cell>
              <table:table-cell office:value-type="float" office:value="1634.468384">
                <text:p>1634.468384</text:p>
              </table:table-cell>
            </table:table-row>
            <table:table-row>
              <table:table-cell office:value-type="float" office:value="108.4">
                <text:p>108.4</text:p>
              </table:table-cell>
              <table:table-cell office:value-type="float" office:value="1541.548462">
                <text:p>1541.548462</text:p>
              </table:table-cell>
              <table:table-cell office:value-type="float" office:value="1535.785522">
                <text:p>1535.785522</text:p>
              </table:table-cell>
              <table:table-cell office:value-type="float" office:value="1621.012207">
                <text:p>1621.012207</text:p>
              </table:table-cell>
              <table:table-cell office:value-type="float" office:value="1661.04187">
                <text:p>1661.04187</text:p>
              </table:table-cell>
            </table:table-row>
            <table:table-row>
              <table:table-cell office:value-type="float" office:value="108.6">
                <text:p>108.6</text:p>
              </table:table-cell>
              <table:table-cell office:value-type="float" office:value="1542.203247">
                <text:p>1542.203247</text:p>
              </table:table-cell>
              <table:table-cell office:value-type="float" office:value="1551.683838">
                <text:p>1551.683838</text:p>
              </table:table-cell>
              <table:table-cell office:value-type="float" office:value="1652.744995">
                <text:p>1652.744995</text:p>
              </table:table-cell>
              <table:table-cell office:value-type="float" office:value="1584.41748">
                <text:p>1584.41748</text:p>
              </table:table-cell>
            </table:table-row>
            <table:table-row>
              <table:table-cell office:value-type="float" office:value="108.8">
                <text:p>108.8</text:p>
              </table:table-cell>
              <table:table-cell office:value-type="float" office:value="1585.812256">
                <text:p>1585.812256</text:p>
              </table:table-cell>
              <table:table-cell office:value-type="float" office:value="1583.9823">
                <text:p>1583.9823</text:p>
              </table:table-cell>
              <table:table-cell office:value-type="float" office:value="1615.635254">
                <text:p>1615.635254</text:p>
              </table:table-cell>
              <table:table-cell office:value-type="float" office:value="1659.427002">
                <text:p>1659.427002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1561.594238">
                <text:p>1561.594238</text:p>
              </table:table-cell>
              <table:table-cell office:value-type="float" office:value="1584.69458">
                <text:p>1584.69458</text:p>
              </table:table-cell>
              <table:table-cell office:value-type="float" office:value="1607.803223">
                <text:p>1607.803223</text:p>
              </table:table-cell>
              <table:table-cell office:value-type="float" office:value="1688.213135">
                <text:p>1688.213135</text:p>
              </table:table-cell>
            </table:table-row>
            <table:table-row>
              <table:table-cell office:value-type="float" office:value="109.2">
                <text:p>109.2</text:p>
              </table:table-cell>
              <table:table-cell office:value-type="float" office:value="1580.807617">
                <text:p>1580.807617</text:p>
              </table:table-cell>
              <table:table-cell office:value-type="float" office:value="1596.816772">
                <text:p>1596.816772</text:p>
              </table:table-cell>
              <table:table-cell office:value-type="float" office:value="1631.10498">
                <text:p>1631.10498</text:p>
              </table:table-cell>
              <table:table-cell office:value-type="float" office:value="1683.942749">
                <text:p>1683.942749</text:p>
              </table:table-cell>
            </table:table-row>
            <table:table-row>
              <table:table-cell office:value-type="float" office:value="109.4">
                <text:p>109.4</text:p>
              </table:table-cell>
              <table:table-cell office:value-type="float" office:value="1594.825439">
                <text:p>1594.825439</text:p>
              </table:table-cell>
              <table:table-cell office:value-type="float" office:value="1609.490112">
                <text:p>1609.490112</text:p>
              </table:table-cell>
              <table:table-cell office:value-type="float" office:value="1640.579712">
                <text:p>1640.579712</text:p>
              </table:table-cell>
              <table:table-cell office:value-type="float" office:value="1680.639771">
                <text:p>1680.639771</text:p>
              </table:table-cell>
            </table:table-row>
            <table:table-row>
              <table:table-cell office:value-type="float" office:value="109.6">
                <text:p>109.6</text:p>
              </table:table-cell>
              <table:table-cell office:value-type="float" office:value="1619.388062">
                <text:p>1619.388062</text:p>
              </table:table-cell>
              <table:table-cell office:value-type="float" office:value="1620.293701">
                <text:p>1620.293701</text:p>
              </table:table-cell>
              <table:table-cell office:value-type="float" office:value="1672.711426">
                <text:p>1672.711426</text:p>
              </table:table-cell>
              <table:table-cell office:value-type="float" office:value="1672.591064">
                <text:p>1672.591064</text:p>
              </table:table-cell>
            </table:table-row>
            <table:table-row>
              <table:table-cell office:value-type="float" office:value="109.8">
                <text:p>109.8</text:p>
              </table:table-cell>
              <table:table-cell office:value-type="float" office:value="1657.560303">
                <text:p>1657.560303</text:p>
              </table:table-cell>
              <table:table-cell office:value-type="float" office:value="1688.111572">
                <text:p>1688.111572</text:p>
              </table:table-cell>
              <table:table-cell office:value-type="float" office:value="1648.857178">
                <text:p>1648.857178</text:p>
              </table:table-cell>
              <table:table-cell office:value-type="float" office:value="1686.84314">
                <text:p>1686.84314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670.940796">
                <text:p>1670.940796</text:p>
              </table:table-cell>
              <table:table-cell office:value-type="float" office:value="1709.117432">
                <text:p>1709.117432</text:p>
              </table:table-cell>
              <table:table-cell office:value-type="float" office:value="1664.401123">
                <text:p>1664.401123</text:p>
              </table:table-cell>
              <table:table-cell office:value-type="float" office:value="1694.383667">
                <text:p>1694.383667</text:p>
              </table:table-cell>
            </table:table-row>
            <table:table-row>
              <table:table-cell office:value-type="float" office:value="110.2">
                <text:p>110.2</text:p>
              </table:table-cell>
              <table:table-cell office:value-type="float" office:value="1688.904297">
                <text:p>1688.904297</text:p>
              </table:table-cell>
              <table:table-cell office:value-type="float" office:value="1715.730225">
                <text:p>1715.730225</text:p>
              </table:table-cell>
              <table:table-cell office:value-type="float" office:value="1692.448486">
                <text:p>1692.448486</text:p>
              </table:table-cell>
              <table:table-cell office:value-type="float" office:value="1700.032715">
                <text:p>1700.032715</text:p>
              </table:table-cell>
            </table:table-row>
            <table:table-row>
              <table:table-cell office:value-type="float" office:value="110.4">
                <text:p>110.4</text:p>
              </table:table-cell>
              <table:table-cell office:value-type="float" office:value="1690.86084">
                <text:p>1690.86084</text:p>
              </table:table-cell>
              <table:table-cell office:value-type="float" office:value="1755.009521">
                <text:p>1755.009521</text:p>
              </table:table-cell>
              <table:table-cell office:value-type="float" office:value="1695.781616">
                <text:p>1695.781616</text:p>
              </table:table-cell>
              <table:table-cell office:value-type="float" office:value="1742.065186">
                <text:p>1742.065186</text:p>
              </table:table-cell>
            </table:table-row>
            <table:table-row>
              <table:table-cell office:value-type="float" office:value="110.6">
                <text:p>110.6</text:p>
              </table:table-cell>
              <table:table-cell office:value-type="float" office:value="1693.022583">
                <text:p>1693.022583</text:p>
              </table:table-cell>
              <table:table-cell office:value-type="float" office:value="1784.378174">
                <text:p>1784.378174</text:p>
              </table:table-cell>
              <table:table-cell office:value-type="float" office:value="1703.070679">
                <text:p>1703.070679</text:p>
              </table:table-cell>
              <table:table-cell office:value-type="float" office:value="1770.050049">
                <text:p>1770.050049</text:p>
              </table:table-cell>
            </table:table-row>
            <table:table-row>
              <table:table-cell office:value-type="float" office:value="110.8">
                <text:p>110.8</text:p>
              </table:table-cell>
              <table:table-cell office:value-type="float" office:value="1697.469849">
                <text:p>1697.469849</text:p>
              </table:table-cell>
              <table:table-cell office:value-type="float" office:value="1750.99585">
                <text:p>1750.99585</text:p>
              </table:table-cell>
              <table:table-cell office:value-type="float" office:value="1699.867554">
                <text:p>1699.867554</text:p>
              </table:table-cell>
              <table:table-cell office:value-type="float" office:value="1755.040527">
                <text:p>1755.040527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1672.84021">
                <text:p>1672.84021</text:p>
              </table:table-cell>
              <table:table-cell office:value-type="float" office:value="1782.053223">
                <text:p>1782.053223</text:p>
              </table:table-cell>
              <table:table-cell office:value-type="float" office:value="1686.659058">
                <text:p>1686.659058</text:p>
              </table:table-cell>
              <table:table-cell office:value-type="float" office:value="1778.687988">
                <text:p>1778.687988</text:p>
              </table:table-cell>
            </table:table-row>
            <table:table-row>
              <table:table-cell office:value-type="float" office:value="111.2">
                <text:p>111.2</text:p>
              </table:table-cell>
              <table:table-cell office:value-type="float" office:value="1680.718872">
                <text:p>1680.718872</text:p>
              </table:table-cell>
              <table:table-cell office:value-type="float" office:value="1771.478271">
                <text:p>1771.478271</text:p>
              </table:table-cell>
              <table:table-cell office:value-type="float" office:value="1694.585938">
                <text:p>1694.585938</text:p>
              </table:table-cell>
              <table:table-cell office:value-type="float" office:value="1755.502686">
                <text:p>1755.502686</text:p>
              </table:table-cell>
            </table:table-row>
            <table:table-row>
              <table:table-cell office:value-type="float" office:value="111.4">
                <text:p>111.4</text:p>
              </table:table-cell>
              <table:table-cell office:value-type="float" office:value="1692.183105">
                <text:p>1692.183105</text:p>
              </table:table-cell>
              <table:table-cell office:value-type="float" office:value="1767.921265">
                <text:p>1767.921265</text:p>
              </table:table-cell>
              <table:table-cell office:value-type="float" office:value="1696.018433">
                <text:p>1696.018433</text:p>
              </table:table-cell>
              <table:table-cell office:value-type="float" office:value="1763.232788">
                <text:p>1763.232788</text:p>
              </table:table-cell>
            </table:table-row>
            <table:table-row>
              <table:table-cell office:value-type="float" office:value="111.6">
                <text:p>111.6</text:p>
              </table:table-cell>
              <table:table-cell office:value-type="float" office:value="1678.736694">
                <text:p>1678.736694</text:p>
              </table:table-cell>
              <table:table-cell office:value-type="float" office:value="1775.783081">
                <text:p>1775.783081</text:p>
              </table:table-cell>
              <table:table-cell office:value-type="float" office:value="1692.530396">
                <text:p>1692.530396</text:p>
              </table:table-cell>
              <table:table-cell office:value-type="float" office:value="1769.313354">
                <text:p>1769.313354</text:p>
              </table:table-cell>
            </table:table-row>
            <table:table-row>
              <table:table-cell office:value-type="float" office:value="111.8">
                <text:p>111.8</text:p>
              </table:table-cell>
              <table:table-cell office:value-type="float" office:value="1684.255859">
                <text:p>1684.255859</text:p>
              </table:table-cell>
              <table:table-cell office:value-type="float" office:value="1770.425903">
                <text:p>1770.425903</text:p>
              </table:table-cell>
              <table:table-cell office:value-type="float" office:value="1693.364258">
                <text:p>1693.364258</text:p>
              </table:table-cell>
              <table:table-cell office:value-type="float" office:value="1761.388672">
                <text:p>1761.388672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1684.43042">
                <text:p>1684.43042</text:p>
              </table:table-cell>
              <table:table-cell office:value-type="float" office:value="1771.099365">
                <text:p>1771.099365</text:p>
              </table:table-cell>
              <table:table-cell office:value-type="float" office:value="1696.273438">
                <text:p>1696.273438</text:p>
              </table:table-cell>
              <table:table-cell office:value-type="float" office:value="1766.774658">
                <text:p>1766.774658</text:p>
              </table:table-cell>
            </table:table-row>
            <table:table-row>
              <table:table-cell office:value-type="float" office:value="112.2">
                <text:p>112.2</text:p>
              </table:table-cell>
              <table:table-cell office:value-type="float" office:value="1679.633911">
                <text:p>1679.633911</text:p>
              </table:table-cell>
              <table:table-cell office:value-type="float" office:value="1777.354858">
                <text:p>1777.354858</text:p>
              </table:table-cell>
              <table:table-cell office:value-type="float" office:value="1686.022583">
                <text:p>1686.022583</text:p>
              </table:table-cell>
              <table:table-cell office:value-type="float" office:value="1775.378662">
                <text:p>1775.378662</text:p>
              </table:table-cell>
            </table:table-row>
            <table:table-row>
              <table:table-cell office:value-type="float" office:value="112.4">
                <text:p>112.4</text:p>
              </table:table-cell>
              <table:table-cell office:value-type="float" office:value="1683.844727">
                <text:p>1683.844727</text:p>
              </table:table-cell>
              <table:table-cell office:value-type="float" office:value="1775.186035">
                <text:p>1775.186035</text:p>
              </table:table-cell>
              <table:table-cell office:value-type="float" office:value="1697.330322">
                <text:p>1697.330322</text:p>
              </table:table-cell>
              <table:table-cell office:value-type="float" office:value="1768.371094">
                <text:p>1768.371094</text:p>
              </table:table-cell>
            </table:table-row>
            <table:table-row>
              <table:table-cell office:value-type="float" office:value="112.6">
                <text:p>112.6</text:p>
              </table:table-cell>
              <table:table-cell office:value-type="float" office:value="1685.659912">
                <text:p>1685.659912</text:p>
              </table:table-cell>
              <table:table-cell office:value-type="float" office:value="1778.914062">
                <text:p>1778.914062</text:p>
              </table:table-cell>
              <table:table-cell office:value-type="float" office:value="1693.001831">
                <text:p>1693.001831</text:p>
              </table:table-cell>
              <table:table-cell office:value-type="float" office:value="1776.326416">
                <text:p>1776.326416</text:p>
              </table:table-cell>
            </table:table-row>
            <table:table-row>
              <table:table-cell office:value-type="float" office:value="112.8">
                <text:p>112.8</text:p>
              </table:table-cell>
              <table:table-cell office:value-type="float" office:value="1685.784302">
                <text:p>1685.784302</text:p>
              </table:table-cell>
              <table:table-cell office:value-type="float" office:value="1777.743408">
                <text:p>1777.743408</text:p>
              </table:table-cell>
              <table:table-cell office:value-type="float" office:value="1697.697632">
                <text:p>1697.697632</text:p>
              </table:table-cell>
              <table:table-cell office:value-type="float" office:value="1771.534546">
                <text:p>1771.534546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1688.101807">
                <text:p>1688.101807</text:p>
              </table:table-cell>
              <table:table-cell office:value-type="float" office:value="1778.699951">
                <text:p>1778.699951</text:p>
              </table:table-cell>
              <table:table-cell office:value-type="float" office:value="1699.838501">
                <text:p>1699.838501</text:p>
              </table:table-cell>
              <table:table-cell office:value-type="float" office:value="1773.667969">
                <text:p>1773.667969</text:p>
              </table:table-cell>
            </table:table-row>
            <table:table-row>
              <table:table-cell office:value-type="float" office:value="113.2">
                <text:p>113.2</text:p>
              </table:table-cell>
              <table:table-cell office:value-type="float" office:value="1687.400269">
                <text:p>1687.400269</text:p>
              </table:table-cell>
              <table:table-cell office:value-type="float" office:value="1781.564453">
                <text:p>1781.564453</text:p>
              </table:table-cell>
              <table:table-cell office:value-type="float" office:value="1701.46875">
                <text:p>1701.46875</text:p>
              </table:table-cell>
              <table:table-cell office:value-type="float" office:value="1772.204224">
                <text:p>1772.204224</text:p>
              </table:table-cell>
            </table:table-row>
            <table:table-row>
              <table:table-cell office:value-type="float" office:value="113.4">
                <text:p>113.4</text:p>
              </table:table-cell>
              <table:table-cell office:value-type="float" office:value="1688.624268">
                <text:p>1688.624268</text:p>
              </table:table-cell>
              <table:table-cell office:value-type="float" office:value="1781.191162">
                <text:p>1781.191162</text:p>
              </table:table-cell>
              <table:table-cell office:value-type="float" office:value="1701.052246">
                <text:p>1701.052246</text:p>
              </table:table-cell>
              <table:table-cell office:value-type="float" office:value="1774.701416">
                <text:p>1774.701416</text:p>
              </table:table-cell>
            </table:table-row>
            <table:table-row>
              <table:table-cell office:value-type="float" office:value="113.6">
                <text:p>113.6</text:p>
              </table:table-cell>
              <table:table-cell office:value-type="float" office:value="1693.099854">
                <text:p>1693.099854</text:p>
              </table:table-cell>
              <table:table-cell office:value-type="float" office:value="1782.766357">
                <text:p>1782.766357</text:p>
              </table:table-cell>
              <table:table-cell office:value-type="float" office:value="1705.657715">
                <text:p>1705.657715</text:p>
              </table:table-cell>
              <table:table-cell office:value-type="float" office:value="1776.310425">
                <text:p>1776.310425</text:p>
              </table:table-cell>
            </table:table-row>
            <table:table-row>
              <table:table-cell office:value-type="float" office:value="113.8">
                <text:p>113.8</text:p>
              </table:table-cell>
              <table:table-cell office:value-type="float" office:value="1692.453003">
                <text:p>1692.453003</text:p>
              </table:table-cell>
              <table:table-cell office:value-type="float" office:value="1787.112427">
                <text:p>1787.112427</text:p>
              </table:table-cell>
              <table:table-cell office:value-type="float" office:value="1704.32251">
                <text:p>1704.32251</text:p>
              </table:table-cell>
              <table:table-cell office:value-type="float" office:value="1781.320068">
                <text:p>1781.320068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1692.626587">
                <text:p>1692.626587</text:p>
              </table:table-cell>
              <table:table-cell office:value-type="float" office:value="1784.329468">
                <text:p>1784.329468</text:p>
              </table:table-cell>
              <table:table-cell office:value-type="float" office:value="1704.656006">
                <text:p>1704.656006</text:p>
              </table:table-cell>
              <table:table-cell office:value-type="float" office:value="1778.062134">
                <text:p>1778.062134</text:p>
              </table:table-cell>
            </table:table-row>
            <table:table-row>
              <table:table-cell office:value-type="float" office:value="114.2">
                <text:p>114.2</text:p>
              </table:table-cell>
              <table:table-cell office:value-type="float" office:value="1695.004272">
                <text:p>1695.004272</text:p>
              </table:table-cell>
              <table:table-cell office:value-type="float" office:value="1787.941284">
                <text:p>1787.941284</text:p>
              </table:table-cell>
              <table:table-cell office:value-type="float" office:value="1703.407837">
                <text:p>1703.407837</text:p>
              </table:table-cell>
              <table:table-cell office:value-type="float" office:value="1780.452148">
                <text:p>1780.452148</text:p>
              </table:table-cell>
            </table:table-row>
            <table:table-row>
              <table:table-cell office:value-type="float" office:value="114.4">
                <text:p>114.4</text:p>
              </table:table-cell>
              <table:table-cell office:value-type="float" office:value="1693.74939">
                <text:p>1693.74939</text:p>
              </table:table-cell>
              <table:table-cell office:value-type="float" office:value="1787.525024">
                <text:p>1787.525024</text:p>
              </table:table-cell>
              <table:table-cell office:value-type="float" office:value="1703.661621">
                <text:p>1703.661621</text:p>
              </table:table-cell>
              <table:table-cell office:value-type="float" office:value="1784.136597">
                <text:p>1784.136597</text:p>
              </table:table-cell>
            </table:table-row>
            <table:table-row>
              <table:table-cell office:value-type="float" office:value="114.6">
                <text:p>114.6</text:p>
              </table:table-cell>
              <table:table-cell office:value-type="float" office:value="1694.978638">
                <text:p>1694.978638</text:p>
              </table:table-cell>
              <table:table-cell office:value-type="float" office:value="1792.494995">
                <text:p>1792.494995</text:p>
              </table:table-cell>
              <table:table-cell office:value-type="float" office:value="1702.535522">
                <text:p>1702.535522</text:p>
              </table:table-cell>
              <table:table-cell office:value-type="float" office:value="1784.994263">
                <text:p>1784.994263</text:p>
              </table:table-cell>
            </table:table-row>
            <table:table-row>
              <table:table-cell office:value-type="float" office:value="114.8">
                <text:p>114.8</text:p>
              </table:table-cell>
              <table:table-cell office:value-type="float" office:value="1697.624268">
                <text:p>1697.624268</text:p>
              </table:table-cell>
              <table:table-cell office:value-type="float" office:value="1792.526855">
                <text:p>1792.526855</text:p>
              </table:table-cell>
              <table:table-cell office:value-type="float" office:value="1705.138794">
                <text:p>1705.138794</text:p>
              </table:table-cell>
              <table:table-cell office:value-type="float" office:value="1788.378174">
                <text:p>1788.378174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1697.697998">
                <text:p>1697.697998</text:p>
              </table:table-cell>
              <table:table-cell office:value-type="float" office:value="1791.969604">
                <text:p>1791.969604</text:p>
              </table:table-cell>
              <table:table-cell office:value-type="float" office:value="1706.710083">
                <text:p>1706.710083</text:p>
              </table:table-cell>
              <table:table-cell office:value-type="float" office:value="1786.109375">
                <text:p>1786.109375</text:p>
              </table:table-cell>
            </table:table-row>
            <table:table-row>
              <table:table-cell office:value-type="float" office:value="115.2">
                <text:p>115.2</text:p>
              </table:table-cell>
              <table:table-cell office:value-type="float" office:value="1694.827148">
                <text:p>1694.827148</text:p>
              </table:table-cell>
              <table:table-cell office:value-type="float" office:value="1792.566895">
                <text:p>1792.566895</text:p>
              </table:table-cell>
              <table:table-cell office:value-type="float" office:value="1712.750854">
                <text:p>1712.750854</text:p>
              </table:table-cell>
              <table:table-cell office:value-type="float" office:value="1782.853638">
                <text:p>1782.853638</text:p>
              </table:table-cell>
            </table:table-row>
            <table:table-row>
              <table:table-cell office:value-type="float" office:value="115.4">
                <text:p>115.4</text:p>
              </table:table-cell>
              <table:table-cell office:value-type="float" office:value="1696.567383">
                <text:p>1696.567383</text:p>
              </table:table-cell>
              <table:table-cell office:value-type="float" office:value="1793.342529">
                <text:p>1793.342529</text:p>
              </table:table-cell>
              <table:table-cell office:value-type="float" office:value="1710.317383">
                <text:p>1710.317383</text:p>
              </table:table-cell>
              <table:table-cell office:value-type="float" office:value="1786.546143">
                <text:p>1786.546143</text:p>
              </table:table-cell>
            </table:table-row>
            <table:table-row>
              <table:table-cell office:value-type="float" office:value="115.6">
                <text:p>115.6</text:p>
              </table:table-cell>
              <table:table-cell office:value-type="float" office:value="1696.005127">
                <text:p>1696.005127</text:p>
              </table:table-cell>
              <table:table-cell office:value-type="float" office:value="1795.686646">
                <text:p>1795.686646</text:p>
              </table:table-cell>
              <table:table-cell office:value-type="float" office:value="1709.787109">
                <text:p>1709.787109</text:p>
              </table:table-cell>
              <table:table-cell office:value-type="float" office:value="1789.2948">
                <text:p>1789.2948</text:p>
              </table:table-cell>
            </table:table-row>
            <table:table-row>
              <table:table-cell office:value-type="float" office:value="115.8">
                <text:p>115.8</text:p>
              </table:table-cell>
              <table:table-cell office:value-type="float" office:value="1701.991089">
                <text:p>1701.991089</text:p>
              </table:table-cell>
              <table:table-cell office:value-type="float" office:value="1791.970337">
                <text:p>1791.970337</text:p>
              </table:table-cell>
              <table:table-cell office:value-type="float" office:value="1714.190674">
                <text:p>1714.190674</text:p>
              </table:table-cell>
              <table:table-cell office:value-type="float" office:value="1786.656006">
                <text:p>1786.656006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1697.479736">
                <text:p>1697.479736</text:p>
              </table:table-cell>
              <table:table-cell office:value-type="float" office:value="1798.032837">
                <text:p>1798.032837</text:p>
              </table:table-cell>
              <table:table-cell office:value-type="float" office:value="1708.24292">
                <text:p>1708.24292</text:p>
              </table:table-cell>
              <table:table-cell office:value-type="float" office:value="1793.874634">
                <text:p>1793.874634</text:p>
              </table:table-cell>
            </table:table-row>
            <table:table-row>
              <table:table-cell office:value-type="float" office:value="116.2">
                <text:p>116.2</text:p>
              </table:table-cell>
              <table:table-cell office:value-type="float" office:value="1698.305542">
                <text:p>1698.305542</text:p>
              </table:table-cell>
              <table:table-cell office:value-type="float" office:value="1795.741455">
                <text:p>1795.741455</text:p>
              </table:table-cell>
              <table:table-cell office:value-type="float" office:value="1712.897461">
                <text:p>1712.897461</text:p>
              </table:table-cell>
              <table:table-cell office:value-type="float" office:value="1791.204956">
                <text:p>1791.204956</text:p>
              </table:table-cell>
            </table:table-row>
            <table:table-row>
              <table:table-cell office:value-type="float" office:value="116.4">
                <text:p>116.4</text:p>
              </table:table-cell>
              <table:table-cell office:value-type="float" office:value="1702.212158">
                <text:p>1702.212158</text:p>
              </table:table-cell>
              <table:table-cell office:value-type="float" office:value="1795.88623">
                <text:p>1795.88623</text:p>
              </table:table-cell>
              <table:table-cell office:value-type="float" office:value="1715.718506">
                <text:p>1715.718506</text:p>
              </table:table-cell>
              <table:table-cell office:value-type="float" office:value="1790.574707">
                <text:p>1790.574707</text:p>
              </table:table-cell>
            </table:table-row>
            <table:table-row>
              <table:table-cell office:value-type="float" office:value="116.6">
                <text:p>116.6</text:p>
              </table:table-cell>
              <table:table-cell office:value-type="float" office:value="1701.301514">
                <text:p>1701.301514</text:p>
              </table:table-cell>
              <table:table-cell office:value-type="float" office:value="1799.757812">
                <text:p>1799.757812</text:p>
              </table:table-cell>
              <table:table-cell office:value-type="float" office:value="1713.920532">
                <text:p>1713.920532</text:p>
              </table:table-cell>
              <table:table-cell office:value-type="float" office:value="1795.54834">
                <text:p>1795.54834</text:p>
              </table:table-cell>
            </table:table-row>
            <table:table-row>
              <table:table-cell office:value-type="float" office:value="116.8">
                <text:p>116.8</text:p>
              </table:table-cell>
              <table:table-cell office:value-type="float" office:value="1700.536133">
                <text:p>1700.536133</text:p>
              </table:table-cell>
              <table:table-cell office:value-type="float" office:value="1800.808105">
                <text:p>1800.808105</text:p>
              </table:table-cell>
              <table:table-cell office:value-type="float" office:value="1715.497559">
                <text:p>1715.497559</text:p>
              </table:table-cell>
              <table:table-cell office:value-type="float" office:value="1793.313477">
                <text:p>1793.313477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1706.556641">
                <text:p>1706.556641</text:p>
              </table:table-cell>
              <table:table-cell office:value-type="float" office:value="1798.392822">
                <text:p>1798.392822</text:p>
              </table:table-cell>
              <table:table-cell office:value-type="float" office:value="1717.962402">
                <text:p>1717.962402</text:p>
              </table:table-cell>
              <table:table-cell office:value-type="float" office:value="1792.831787">
                <text:p>1792.831787</text:p>
              </table:table-cell>
            </table:table-row>
            <table:table-row>
              <table:table-cell office:value-type="float" office:value="117.2">
                <text:p>117.2</text:p>
              </table:table-cell>
              <table:table-cell office:value-type="float" office:value="1704.579346">
                <text:p>1704.579346</text:p>
              </table:table-cell>
              <table:table-cell office:value-type="float" office:value="1803.688232">
                <text:p>1803.688232</text:p>
              </table:table-cell>
              <table:table-cell office:value-type="float" office:value="1715.187866">
                <text:p>1715.187866</text:p>
              </table:table-cell>
              <table:table-cell office:value-type="float" office:value="1797.508057">
                <text:p>1797.508057</text:p>
              </table:table-cell>
            </table:table-row>
            <table:table-row>
              <table:table-cell office:value-type="float" office:value="117.4">
                <text:p>117.4</text:p>
              </table:table-cell>
              <table:table-cell office:value-type="float" office:value="1707.298096">
                <text:p>1707.298096</text:p>
              </table:table-cell>
              <table:table-cell office:value-type="float" office:value="1800.697021">
                <text:p>1800.697021</text:p>
              </table:table-cell>
              <table:table-cell office:value-type="float" office:value="1720.9552">
                <text:p>1720.9552</text:p>
              </table:table-cell>
              <table:table-cell office:value-type="float" office:value="1793.54541">
                <text:p>1793.54541</text:p>
              </table:table-cell>
            </table:table-row>
            <table:table-row>
              <table:table-cell office:value-type="float" office:value="117.6">
                <text:p>117.6</text:p>
              </table:table-cell>
              <table:table-cell office:value-type="float" office:value="1705.777588">
                <text:p>1705.777588</text:p>
              </table:table-cell>
              <table:table-cell office:value-type="float" office:value="1805.220093">
                <text:p>1805.220093</text:p>
              </table:table-cell>
              <table:table-cell office:value-type="float" office:value="1717.101318">
                <text:p>1717.101318</text:p>
              </table:table-cell>
              <table:table-cell office:value-type="float" office:value="1795.798096">
                <text:p>1795.798096</text:p>
              </table:table-cell>
            </table:table-row>
            <table:table-row>
              <table:table-cell office:value-type="float" office:value="117.8">
                <text:p>117.8</text:p>
              </table:table-cell>
              <table:table-cell office:value-type="float" office:value="1706.365601">
                <text:p>1706.365601</text:p>
              </table:table-cell>
              <table:table-cell office:value-type="float" office:value="1804.837158">
                <text:p>1804.837158</text:p>
              </table:table-cell>
              <table:table-cell office:value-type="float" office:value="1718.341064">
                <text:p>1718.341064</text:p>
              </table:table-cell>
              <table:table-cell office:value-type="float" office:value="1799.927002">
                <text:p>1799.927002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1706.535278">
                <text:p>1706.535278</text:p>
              </table:table-cell>
              <table:table-cell office:value-type="float" office:value="1804.527832">
                <text:p>1804.527832</text:p>
              </table:table-cell>
              <table:table-cell office:value-type="float" office:value="1720.692505">
                <text:p>1720.692505</text:p>
              </table:table-cell>
              <table:table-cell office:value-type="float" office:value="1797.984497">
                <text:p>1797.984497</text:p>
              </table:table-cell>
            </table:table-row>
            <table:table-row>
              <table:table-cell office:value-type="float" office:value="118.2">
                <text:p>118.2</text:p>
              </table:table-cell>
              <table:table-cell office:value-type="float" office:value="1708.317383">
                <text:p>1708.317383</text:p>
              </table:table-cell>
              <table:table-cell office:value-type="float" office:value="1801.630005">
                <text:p>1801.630005</text:p>
              </table:table-cell>
              <table:table-cell office:value-type="float" office:value="1720.870483">
                <text:p>1720.870483</text:p>
              </table:table-cell>
              <table:table-cell office:value-type="float" office:value="1794.967773">
                <text:p>1794.967773</text:p>
              </table:table-cell>
            </table:table-row>
            <table:table-row>
              <table:table-cell office:value-type="float" office:value="118.4">
                <text:p>118.4</text:p>
              </table:table-cell>
              <table:table-cell office:value-type="float" office:value="1706.907471">
                <text:p>1706.907471</text:p>
              </table:table-cell>
              <table:table-cell office:value-type="float" office:value="1807.769531">
                <text:p>1807.769531</text:p>
              </table:table-cell>
              <table:table-cell office:value-type="float" office:value="1720.424438">
                <text:p>1720.424438</text:p>
              </table:table-cell>
              <table:table-cell office:value-type="float" office:value="1801.307861">
                <text:p>1801.307861</text:p>
              </table:table-cell>
            </table:table-row>
            <table:table-row>
              <table:table-cell office:value-type="float" office:value="118.6">
                <text:p>118.6</text:p>
              </table:table-cell>
              <table:table-cell office:value-type="float" office:value="1703.483887">
                <text:p>1703.483887</text:p>
              </table:table-cell>
              <table:table-cell office:value-type="float" office:value="1805.706787">
                <text:p>1805.706787</text:p>
              </table:table-cell>
              <table:table-cell office:value-type="float" office:value="1717.565308">
                <text:p>1717.565308</text:p>
              </table:table-cell>
              <table:table-cell office:value-type="float" office:value="1802.834473">
                <text:p>1802.834473</text:p>
              </table:table-cell>
            </table:table-row>
            <table:table-row>
              <table:table-cell office:value-type="float" office:value="118.8">
                <text:p>118.8</text:p>
              </table:table-cell>
              <table:table-cell office:value-type="float" office:value="1710.718384">
                <text:p>1710.718384</text:p>
              </table:table-cell>
              <table:table-cell office:value-type="float" office:value="1802.057617">
                <text:p>1802.057617</text:p>
              </table:table-cell>
              <table:table-cell office:value-type="float" office:value="1728.813965">
                <text:p>1728.813965</text:p>
              </table:table-cell>
              <table:table-cell office:value-type="float" office:value="1792.986816">
                <text:p>1792.986816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1708.351318">
                <text:p>1708.351318</text:p>
              </table:table-cell>
              <table:table-cell office:value-type="float" office:value="1810.107422">
                <text:p>1810.107422</text:p>
              </table:table-cell>
              <table:table-cell office:value-type="float" office:value="1720.693726">
                <text:p>1720.693726</text:p>
              </table:table-cell>
              <table:table-cell office:value-type="float" office:value="1807.052246">
                <text:p>1807.052246</text:p>
              </table:table-cell>
            </table:table-row>
            <table:table-row>
              <table:table-cell office:value-type="float" office:value="119.2">
                <text:p>119.2</text:p>
              </table:table-cell>
              <table:table-cell office:value-type="float" office:value="1709.233887">
                <text:p>1709.233887</text:p>
              </table:table-cell>
              <table:table-cell office:value-type="float" office:value="1806.087402">
                <text:p>1806.087402</text:p>
              </table:table-cell>
              <table:table-cell office:value-type="float" office:value="1723.465088">
                <text:p>1723.465088</text:p>
              </table:table-cell>
              <table:table-cell office:value-type="float" office:value="1797.602051">
                <text:p>1797.602051</text:p>
              </table:table-cell>
            </table:table-row>
            <table:table-row>
              <table:table-cell office:value-type="float" office:value="119.4">
                <text:p>119.4</text:p>
              </table:table-cell>
              <table:table-cell office:value-type="float" office:value="1714.05249">
                <text:p>1714.05249</text:p>
              </table:table-cell>
              <table:table-cell office:value-type="float" office:value="1806.14917">
                <text:p>1806.14917</text:p>
              </table:table-cell>
              <table:table-cell office:value-type="float" office:value="1727.177002">
                <text:p>1727.177002</text:p>
              </table:table-cell>
              <table:table-cell office:value-type="float" office:value="1800.830811">
                <text:p>1800.830811</text:p>
              </table:table-cell>
            </table:table-row>
            <table:table-row>
              <table:table-cell office:value-type="float" office:value="119.6">
                <text:p>119.6</text:p>
              </table:table-cell>
              <table:table-cell office:value-type="float" office:value="1711.526489">
                <text:p>1711.526489</text:p>
              </table:table-cell>
              <table:table-cell office:value-type="float" office:value="1810.844238">
                <text:p>1810.844238</text:p>
              </table:table-cell>
              <table:table-cell office:value-type="float" office:value="1722.244751">
                <text:p>1722.244751</text:p>
              </table:table-cell>
              <table:table-cell office:value-type="float" office:value="1807.536133">
                <text:p>1807.536133</text:p>
              </table:table-cell>
            </table:table-row>
            <table:table-row>
              <table:table-cell office:value-type="float" office:value="119.8">
                <text:p>119.8</text:p>
              </table:table-cell>
              <table:table-cell office:value-type="float" office:value="1711.531616">
                <text:p>1711.531616</text:p>
              </table:table-cell>
              <table:table-cell office:value-type="float" office:value="1811.098511">
                <text:p>1811.098511</text:p>
              </table:table-cell>
              <table:table-cell office:value-type="float" office:value="1724.744873">
                <text:p>1724.744873</text:p>
              </table:table-cell>
              <table:table-cell office:value-type="float" office:value="1805.002686">
                <text:p>1805.002686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713.638306">
                <text:p>1713.638306</text:p>
              </table:table-cell>
              <table:table-cell office:value-type="float" office:value="1810.508545">
                <text:p>1810.508545</text:p>
              </table:table-cell>
              <table:table-cell office:value-type="float" office:value="1726.026611">
                <text:p>1726.026611</text:p>
              </table:table-cell>
              <table:table-cell office:value-type="float" office:value="1807.924316">
                <text:p>1807.924316</text:p>
              </table:table-cell>
            </table:table-row>
            <table:table-row>
              <table:table-cell office:value-type="float" office:value="120.2">
                <text:p>120.2</text:p>
              </table:table-cell>
              <table:table-cell office:value-type="float" office:value="1713.039429">
                <text:p>1713.039429</text:p>
              </table:table-cell>
              <table:table-cell office:value-type="float" office:value="1812.166992">
                <text:p>1812.166992</text:p>
              </table:table-cell>
              <table:table-cell office:value-type="float" office:value="1726.663574">
                <text:p>1726.663574</text:p>
              </table:table-cell>
              <table:table-cell office:value-type="float" office:value="1808.167236">
                <text:p>1808.167236</text:p>
              </table:table-cell>
            </table:table-row>
            <table:table-row>
              <table:table-cell office:value-type="float" office:value="120.4">
                <text:p>120.4</text:p>
              </table:table-cell>
              <table:table-cell office:value-type="float" office:value="1713.710449">
                <text:p>1713.710449</text:p>
              </table:table-cell>
              <table:table-cell office:value-type="float" office:value="1813.710449">
                <text:p>1813.710449</text:p>
              </table:table-cell>
              <table:table-cell office:value-type="float" office:value="1730.172607">
                <text:p>1730.172607</text:p>
              </table:table-cell>
              <table:table-cell office:value-type="float" office:value="1808.083374">
                <text:p>1808.083374</text:p>
              </table:table-cell>
            </table:table-row>
            <table:table-row>
              <table:table-cell office:value-type="float" office:value="120.6">
                <text:p>120.6</text:p>
              </table:table-cell>
              <table:table-cell office:value-type="float" office:value="1715.399658">
                <text:p>1715.399658</text:p>
              </table:table-cell>
              <table:table-cell office:value-type="float" office:value="1812.658325">
                <text:p>1812.658325</text:p>
              </table:table-cell>
              <table:table-cell office:value-type="float" office:value="1729.390625">
                <text:p>1729.390625</text:p>
              </table:table-cell>
              <table:table-cell office:value-type="float" office:value="1806.25293">
                <text:p>1806.25293</text:p>
              </table:table-cell>
            </table:table-row>
            <table:table-row>
              <table:table-cell office:value-type="float" office:value="120.8">
                <text:p>120.8</text:p>
              </table:table-cell>
              <table:table-cell office:value-type="float" office:value="1716.871094">
                <text:p>1716.871094</text:p>
              </table:table-cell>
              <table:table-cell office:value-type="float" office:value="1813.040039">
                <text:p>1813.040039</text:p>
              </table:table-cell>
              <table:table-cell office:value-type="float" office:value="1727.641357">
                <text:p>1727.641357</text:p>
              </table:table-cell>
              <table:table-cell office:value-type="float" office:value="1807.248047">
                <text:p>1807.248047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1716.209839">
                <text:p>1716.209839</text:p>
              </table:table-cell>
              <table:table-cell office:value-type="float" office:value="1816.337402">
                <text:p>1816.337402</text:p>
              </table:table-cell>
              <table:table-cell office:value-type="float" office:value="1728.270874">
                <text:p>1728.270874</text:p>
              </table:table-cell>
              <table:table-cell office:value-type="float" office:value="1810.389404">
                <text:p>1810.389404</text:p>
              </table:table-cell>
            </table:table-row>
            <table:table-row>
              <table:table-cell office:value-type="float" office:value="121.2">
                <text:p>121.2</text:p>
              </table:table-cell>
              <table:table-cell office:value-type="float" office:value="1715.880249">
                <text:p>1715.880249</text:p>
              </table:table-cell>
              <table:table-cell office:value-type="float" office:value="1816.928467">
                <text:p>1816.928467</text:p>
              </table:table-cell>
              <table:table-cell office:value-type="float" office:value="1729.875366">
                <text:p>1729.875366</text:p>
              </table:table-cell>
              <table:table-cell office:value-type="float" office:value="1812.271484">
                <text:p>1812.271484</text:p>
              </table:table-cell>
            </table:table-row>
            <table:table-row>
              <table:table-cell office:value-type="float" office:value="121.4">
                <text:p>121.4</text:p>
              </table:table-cell>
              <table:table-cell office:value-type="float" office:value="1716.587036">
                <text:p>1716.587036</text:p>
              </table:table-cell>
              <table:table-cell office:value-type="float" office:value="1815.533325">
                <text:p>1815.533325</text:p>
              </table:table-cell>
              <table:table-cell office:value-type="float" office:value="1734.418701">
                <text:p>1734.418701</text:p>
              </table:table-cell>
              <table:table-cell office:value-type="float" office:value="1806.358887">
                <text:p>1806.358887</text:p>
              </table:table-cell>
            </table:table-row>
            <table:table-row>
              <table:table-cell office:value-type="float" office:value="121.6">
                <text:p>121.6</text:p>
              </table:table-cell>
              <table:table-cell office:value-type="float" office:value="1718.017578">
                <text:p>1718.017578</text:p>
              </table:table-cell>
              <table:table-cell office:value-type="float" office:value="1818.468628">
                <text:p>1818.468628</text:p>
              </table:table-cell>
              <table:table-cell office:value-type="float" office:value="1731.908081">
                <text:p>1731.908081</text:p>
              </table:table-cell>
              <table:table-cell office:value-type="float" office:value="1813.782593">
                <text:p>1813.782593</text:p>
              </table:table-cell>
            </table:table-row>
            <table:table-row>
              <table:table-cell office:value-type="float" office:value="121.8">
                <text:p>121.8</text:p>
              </table:table-cell>
              <table:table-cell office:value-type="float" office:value="1715.477783">
                <text:p>1715.477783</text:p>
              </table:table-cell>
              <table:table-cell office:value-type="float" office:value="1820.283569">
                <text:p>1820.283569</text:p>
              </table:table-cell>
              <table:table-cell office:value-type="float" office:value="1729.395752">
                <text:p>1729.395752</text:p>
              </table:table-cell>
              <table:table-cell office:value-type="float" office:value="1814.719604">
                <text:p>1814.719604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1712.422974">
                <text:p>1712.422974</text:p>
              </table:table-cell>
              <table:table-cell office:value-type="float" office:value="1782.195068">
                <text:p>1782.195068</text:p>
              </table:table-cell>
              <table:table-cell office:value-type="float" office:value="1724.703003">
                <text:p>1724.703003</text:p>
              </table:table-cell>
              <table:table-cell office:value-type="float" office:value="1775.034668">
                <text:p>1775.034668</text:p>
              </table:table-cell>
            </table:table-row>
            <table:table-row>
              <table:table-cell office:value-type="float" office:value="122.2">
                <text:p>122.2</text:p>
              </table:table-cell>
              <table:table-cell office:value-type="float" office:value="1682.248779">
                <text:p>1682.248779</text:p>
              </table:table-cell>
              <table:table-cell office:value-type="float" office:value="1807.51123">
                <text:p>1807.51123</text:p>
              </table:table-cell>
              <table:table-cell office:value-type="float" office:value="1686.478394">
                <text:p>1686.478394</text:p>
              </table:table-cell>
              <table:table-cell office:value-type="float" office:value="1809.267822">
                <text:p>1809.267822</text:p>
              </table:table-cell>
            </table:table-row>
            <table:table-row>
              <table:table-cell office:value-type="float" office:value="122.4">
                <text:p>122.4</text:p>
              </table:table-cell>
              <table:table-cell office:value-type="float" office:value="1665.835815">
                <text:p>1665.835815</text:p>
              </table:table-cell>
              <table:table-cell office:value-type="float" office:value="1776.739502">
                <text:p>1776.739502</text:p>
              </table:table-cell>
              <table:table-cell office:value-type="float" office:value="1677.495605">
                <text:p>1677.495605</text:p>
              </table:table-cell>
              <table:table-cell office:value-type="float" office:value="1773.439453">
                <text:p>1773.439453</text:p>
              </table:table-cell>
            </table:table-row>
            <table:table-row>
              <table:table-cell office:value-type="float" office:value="122.6">
                <text:p>122.6</text:p>
              </table:table-cell>
              <table:table-cell office:value-type="float" office:value="1672.174072">
                <text:p>1672.174072</text:p>
              </table:table-cell>
              <table:table-cell office:value-type="float" office:value="1753.088623">
                <text:p>1753.088623</text:p>
              </table:table-cell>
              <table:table-cell office:value-type="float" office:value="1685.380859">
                <text:p>1685.380859</text:p>
              </table:table-cell>
              <table:table-cell office:value-type="float" office:value="1745.683472">
                <text:p>1745.683472</text:p>
              </table:table-cell>
            </table:table-row>
            <table:table-row>
              <table:table-cell office:value-type="float" office:value="122.8">
                <text:p>122.8</text:p>
              </table:table-cell>
              <table:table-cell office:value-type="float" office:value="1649.111206">
                <text:p>1649.111206</text:p>
              </table:table-cell>
              <table:table-cell office:value-type="float" office:value="1757.287598">
                <text:p>1757.287598</text:p>
              </table:table-cell>
              <table:table-cell office:value-type="float" office:value="1657.38208">
                <text:p>1657.38208</text:p>
              </table:table-cell>
              <table:table-cell office:value-type="float" office:value="1755.817749">
                <text:p>1755.817749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1641.623779">
                <text:p>1641.623779</text:p>
              </table:table-cell>
              <table:table-cell office:value-type="float" office:value="1734.602783">
                <text:p>1734.602783</text:p>
              </table:table-cell>
              <table:table-cell office:value-type="float" office:value="1654.911499">
                <text:p>1654.911499</text:p>
              </table:table-cell>
              <table:table-cell office:value-type="float" office:value="1731.29895">
                <text:p>1731.29895</text:p>
              </table:table-cell>
            </table:table-row>
            <table:table-row>
              <table:table-cell office:value-type="float" office:value="123.2">
                <text:p>123.2</text:p>
              </table:table-cell>
              <table:table-cell office:value-type="float" office:value="1633.679443">
                <text:p>1633.679443</text:p>
              </table:table-cell>
              <table:table-cell office:value-type="float" office:value="1718.920654">
                <text:p>1718.920654</text:p>
              </table:table-cell>
              <table:table-cell office:value-type="float" office:value="1646.704712">
                <text:p>1646.704712</text:p>
              </table:table-cell>
              <table:table-cell office:value-type="float" office:value="1716.94519">
                <text:p>1716.94519</text:p>
              </table:table-cell>
            </table:table-row>
            <table:table-row>
              <table:table-cell office:value-type="float" office:value="123.4">
                <text:p>123.4</text:p>
              </table:table-cell>
              <table:table-cell office:value-type="float" office:value="1623.735474">
                <text:p>1623.735474</text:p>
              </table:table-cell>
              <table:table-cell office:value-type="float" office:value="1719.756714">
                <text:p>1719.756714</text:p>
              </table:table-cell>
              <table:table-cell office:value-type="float" office:value="1636.516968">
                <text:p>1636.516968</text:p>
              </table:table-cell>
              <table:table-cell office:value-type="float" office:value="1706.541016">
                <text:p>1706.541016</text:p>
              </table:table-cell>
            </table:table-row>
            <table:table-row>
              <table:table-cell office:value-type="float" office:value="123.6">
                <text:p>123.6</text:p>
              </table:table-cell>
              <table:table-cell office:value-type="float" office:value="1626.201416">
                <text:p>1626.201416</text:p>
              </table:table-cell>
              <table:table-cell office:value-type="float" office:value="1695.452759">
                <text:p>1695.452759</text:p>
              </table:table-cell>
              <table:table-cell office:value-type="float" office:value="1627.613892">
                <text:p>1627.613892</text:p>
              </table:table-cell>
              <table:table-cell office:value-type="float" office:value="1696.671875">
                <text:p>1696.671875</text:p>
              </table:table-cell>
            </table:table-row>
            <table:table-row>
              <table:table-cell office:value-type="float" office:value="123.8">
                <text:p>123.8</text:p>
              </table:table-cell>
              <table:table-cell office:value-type="float" office:value="1616.777466">
                <text:p>1616.777466</text:p>
              </table:table-cell>
              <table:table-cell office:value-type="float" office:value="1688.932129">
                <text:p>1688.932129</text:p>
              </table:table-cell>
              <table:table-cell office:value-type="float" office:value="1627.11792">
                <text:p>1627.11792</text:p>
              </table:table-cell>
              <table:table-cell office:value-type="float" office:value="1685.603149">
                <text:p>1685.603149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1608.743652">
                <text:p>1608.743652</text:p>
              </table:table-cell>
              <table:table-cell office:value-type="float" office:value="1681.109131">
                <text:p>1681.109131</text:p>
              </table:table-cell>
              <table:table-cell office:value-type="float" office:value="1617.951172">
                <text:p>1617.951172</text:p>
              </table:table-cell>
              <table:table-cell office:value-type="float" office:value="1679.591797">
                <text:p>1679.591797</text:p>
              </table:table-cell>
            </table:table-row>
            <table:table-row>
              <table:table-cell office:value-type="float" office:value="124.2">
                <text:p>124.2</text:p>
              </table:table-cell>
              <table:table-cell office:value-type="float" office:value="1602.727661">
                <text:p>1602.727661</text:p>
              </table:table-cell>
              <table:table-cell office:value-type="float" office:value="1673.678223">
                <text:p>1673.678223</text:p>
              </table:table-cell>
              <table:table-cell office:value-type="float" office:value="1615.405396">
                <text:p>1615.405396</text:p>
              </table:table-cell>
              <table:table-cell office:value-type="float" office:value="1666.652344">
                <text:p>1666.652344</text:p>
              </table:table-cell>
            </table:table-row>
            <table:table-row>
              <table:table-cell office:value-type="float" office:value="124.4">
                <text:p>124.4</text:p>
              </table:table-cell>
              <table:table-cell office:value-type="float" office:value="1605.817261">
                <text:p>1605.817261</text:p>
              </table:table-cell>
              <table:table-cell office:value-type="float" office:value="1661.495605">
                <text:p>1661.495605</text:p>
              </table:table-cell>
              <table:table-cell office:value-type="float" office:value="1607.447266">
                <text:p>1607.447266</text:p>
              </table:table-cell>
              <table:table-cell office:value-type="float" office:value="1660.452393">
                <text:p>1660.452393</text:p>
              </table:table-cell>
            </table:table-row>
            <table:table-row>
              <table:table-cell office:value-type="float" office:value="124.6">
                <text:p>124.6</text:p>
              </table:table-cell>
              <table:table-cell office:value-type="float" office:value="1599.050781">
                <text:p>1599.050781</text:p>
              </table:table-cell>
              <table:table-cell office:value-type="float" office:value="1649.264404">
                <text:p>1649.264404</text:p>
              </table:table-cell>
              <table:table-cell office:value-type="float" office:value="1608.393555">
                <text:p>1608.393555</text:p>
              </table:table-cell>
              <table:table-cell office:value-type="float" office:value="1653.807495">
                <text:p>1653.807495</text:p>
              </table:table-cell>
            </table:table-row>
            <table:table-row>
              <table:table-cell office:value-type="float" office:value="124.8">
                <text:p>124.8</text:p>
              </table:table-cell>
              <table:table-cell office:value-type="float" office:value="1592.779175">
                <text:p>1592.779175</text:p>
              </table:table-cell>
              <table:table-cell office:value-type="float" office:value="1650.3479">
                <text:p>1650.3479</text:p>
              </table:table-cell>
              <table:table-cell office:value-type="float" office:value="1600.486816">
                <text:p>1600.486816</text:p>
              </table:table-cell>
              <table:table-cell office:value-type="float" office:value="1650.472168">
                <text:p>1650.472168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1588.267334">
                <text:p>1588.267334</text:p>
              </table:table-cell>
              <table:table-cell office:value-type="float" office:value="1642.901245">
                <text:p>1642.901245</text:p>
              </table:table-cell>
              <table:table-cell office:value-type="float" office:value="1598.542603">
                <text:p>1598.542603</text:p>
              </table:table-cell>
              <table:table-cell office:value-type="float" office:value="1639.69519">
                <text:p>1639.69519</text:p>
              </table:table-cell>
            </table:table-row>
            <table:table-row>
              <table:table-cell office:value-type="float" office:value="125.2">
                <text:p>125.2</text:p>
              </table:table-cell>
              <table:table-cell office:value-type="float" office:value="1587.266846">
                <text:p>1587.266846</text:p>
              </table:table-cell>
              <table:table-cell office:value-type="float" office:value="1638.286621">
                <text:p>1638.286621</text:p>
              </table:table-cell>
              <table:table-cell office:value-type="float" office:value="1593.526855">
                <text:p>1593.526855</text:p>
              </table:table-cell>
              <table:table-cell office:value-type="float" office:value="1634.644897">
                <text:p>1634.644897</text:p>
              </table:table-cell>
            </table:table-row>
            <table:table-row>
              <table:table-cell office:value-type="float" office:value="125.4">
                <text:p>125.4</text:p>
              </table:table-cell>
              <table:table-cell office:value-type="float" office:value="1586.293091">
                <text:p>1586.293091</text:p>
              </table:table-cell>
              <table:table-cell office:value-type="float" office:value="1626.285645">
                <text:p>1626.285645</text:p>
              </table:table-cell>
              <table:table-cell office:value-type="float" office:value="1591.285522">
                <text:p>1591.285522</text:p>
              </table:table-cell>
              <table:table-cell office:value-type="float" office:value="1630.239502">
                <text:p>1630.239502</text:p>
              </table:table-cell>
            </table:table-row>
            <table:table-row>
              <table:table-cell office:value-type="float" office:value="125.6">
                <text:p>125.6</text:p>
              </table:table-cell>
              <table:table-cell office:value-type="float" office:value="1576.456421">
                <text:p>1576.456421</text:p>
              </table:table-cell>
              <table:table-cell office:value-type="float" office:value="1627.826538">
                <text:p>1627.826538</text:p>
              </table:table-cell>
              <table:table-cell office:value-type="float" office:value="1589.741089">
                <text:p>1589.741089</text:p>
              </table:table-cell>
              <table:table-cell office:value-type="float" office:value="1627.152222">
                <text:p>1627.152222</text:p>
              </table:table-cell>
            </table:table-row>
            <table:table-row>
              <table:table-cell office:value-type="float" office:value="125.8">
                <text:p>125.8</text:p>
              </table:table-cell>
              <table:table-cell office:value-type="float" office:value="1579.168457">
                <text:p>1579.168457</text:p>
              </table:table-cell>
              <table:table-cell office:value-type="float" office:value="1618.177368">
                <text:p>1618.177368</text:p>
              </table:table-cell>
              <table:table-cell office:value-type="float" office:value="1582.829956">
                <text:p>1582.829956</text:p>
              </table:table-cell>
              <table:table-cell office:value-type="float" office:value="1619.396851">
                <text:p>1619.396851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1575.577026">
                <text:p>1575.577026</text:p>
              </table:table-cell>
              <table:table-cell office:value-type="float" office:value="1616.620972">
                <text:p>1616.620972</text:p>
              </table:table-cell>
              <table:table-cell office:value-type="float" office:value="1578.589355">
                <text:p>1578.589355</text:p>
              </table:table-cell>
              <table:table-cell office:value-type="float" office:value="1618.866089">
                <text:p>1618.866089</text:p>
              </table:table-cell>
            </table:table-row>
            <table:table-row>
              <table:table-cell office:value-type="float" office:value="126.2">
                <text:p>126.2</text:p>
              </table:table-cell>
              <table:table-cell office:value-type="float" office:value="1577.856445">
                <text:p>1577.856445</text:p>
              </table:table-cell>
              <table:table-cell office:value-type="float" office:value="1611.503418">
                <text:p>1611.503418</text:p>
              </table:table-cell>
              <table:table-cell office:value-type="float" office:value="1584.848877">
                <text:p>1584.848877</text:p>
              </table:table-cell>
              <table:table-cell office:value-type="float" office:value="1610.467896">
                <text:p>1610.467896</text:p>
              </table:table-cell>
            </table:table-row>
            <table:table-row>
              <table:table-cell office:value-type="float" office:value="126.4">
                <text:p>126.4</text:p>
              </table:table-cell>
              <table:table-cell office:value-type="float" office:value="1573.243042">
                <text:p>1573.243042</text:p>
              </table:table-cell>
              <table:table-cell office:value-type="float" office:value="1608.330566">
                <text:p>1608.330566</text:p>
              </table:table-cell>
              <table:table-cell office:value-type="float" office:value="1579.499512">
                <text:p>1579.499512</text:p>
              </table:table-cell>
              <table:table-cell office:value-type="float" office:value="1607.719849">
                <text:p>1607.719849</text:p>
              </table:table-cell>
            </table:table-row>
            <table:table-row>
              <table:table-cell office:value-type="float" office:value="126.6">
                <text:p>126.6</text:p>
              </table:table-cell>
              <table:table-cell office:value-type="float" office:value="1574.445923">
                <text:p>1574.445923</text:p>
              </table:table-cell>
              <table:table-cell office:value-type="float" office:value="1603.697632">
                <text:p>1603.697632</text:p>
              </table:table-cell>
              <table:table-cell office:value-type="float" office:value="1579.692505">
                <text:p>1579.692505</text:p>
              </table:table-cell>
              <table:table-cell office:value-type="float" office:value="1604.781372">
                <text:p>1604.781372</text:p>
              </table:table-cell>
            </table:table-row>
            <table:table-row>
              <table:table-cell office:value-type="float" office:value="126.8">
                <text:p>126.8</text:p>
              </table:table-cell>
              <table:table-cell office:value-type="float" office:value="1570.095215">
                <text:p>1570.095215</text:p>
              </table:table-cell>
              <table:table-cell office:value-type="float" office:value="1599.587036">
                <text:p>1599.587036</text:p>
              </table:table-cell>
              <table:table-cell office:value-type="float" office:value="1576.797974">
                <text:p>1576.797974</text:p>
              </table:table-cell>
              <table:table-cell office:value-type="float" office:value="1604.00293">
                <text:p>1604.00293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1570.335449">
                <text:p>1570.335449</text:p>
              </table:table-cell>
              <table:table-cell office:value-type="float" office:value="1597.253662">
                <text:p>1597.253662</text:p>
              </table:table-cell>
              <table:table-cell office:value-type="float" office:value="1574.210083">
                <text:p>1574.210083</text:p>
              </table:table-cell>
              <table:table-cell office:value-type="float" office:value="1599.396851">
                <text:p>1599.396851</text:p>
              </table:table-cell>
            </table:table-row>
            <table:table-row>
              <table:table-cell office:value-type="float" office:value="127.2">
                <text:p>127.2</text:p>
              </table:table-cell>
              <table:table-cell office:value-type="float" office:value="1568.770996">
                <text:p>1568.770996</text:p>
              </table:table-cell>
              <table:table-cell office:value-type="float" office:value="1592.042603">
                <text:p>1592.042603</text:p>
              </table:table-cell>
              <table:table-cell office:value-type="float" office:value="1578.270752">
                <text:p>1578.270752</text:p>
              </table:table-cell>
              <table:table-cell office:value-type="float" office:value="1594.813721">
                <text:p>1594.813721</text:p>
              </table:table-cell>
            </table:table-row>
            <table:table-row>
              <table:table-cell office:value-type="float" office:value="127.4">
                <text:p>127.4</text:p>
              </table:table-cell>
              <table:table-cell office:value-type="float" office:value="1565.421509">
                <text:p>1565.421509</text:p>
              </table:table-cell>
              <table:table-cell office:value-type="float" office:value="1593.851562">
                <text:p>1593.851562</text:p>
              </table:table-cell>
              <table:table-cell office:value-type="float" office:value="1574.141968">
                <text:p>1574.141968</text:p>
              </table:table-cell>
              <table:table-cell office:value-type="float" office:value="1596.087524">
                <text:p>1596.087524</text:p>
              </table:table-cell>
            </table:table-row>
            <table:table-row>
              <table:table-cell office:value-type="float" office:value="127.6">
                <text:p>127.6</text:p>
              </table:table-cell>
              <table:table-cell office:value-type="float" office:value="1569.01123">
                <text:p>1569.01123</text:p>
              </table:table-cell>
              <table:table-cell office:value-type="float" office:value="1589.236328">
                <text:p>1589.236328</text:p>
              </table:table-cell>
              <table:table-cell office:value-type="float" office:value="1574.135254">
                <text:p>1574.135254</text:p>
              </table:table-cell>
              <table:table-cell office:value-type="float" office:value="1593.255615">
                <text:p>1593.255615</text:p>
              </table:table-cell>
            </table:table-row>
            <table:table-row>
              <table:table-cell office:value-type="float" office:value="127.8">
                <text:p>127.8</text:p>
              </table:table-cell>
              <table:table-cell office:value-type="float" office:value="1569.055298">
                <text:p>1569.055298</text:p>
              </table:table-cell>
              <table:table-cell office:value-type="float" office:value="1584.570068">
                <text:p>1584.570068</text:p>
              </table:table-cell>
              <table:table-cell office:value-type="float" office:value="1576.383911">
                <text:p>1576.383911</text:p>
              </table:table-cell>
              <table:table-cell office:value-type="float" office:value="1590.045776">
                <text:p>1590.045776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1566.303833">
                <text:p>1566.303833</text:p>
              </table:table-cell>
              <table:table-cell office:value-type="float" office:value="1583.841187">
                <text:p>1583.841187</text:p>
              </table:table-cell>
              <table:table-cell office:value-type="float" office:value="1574.479614">
                <text:p>1574.479614</text:p>
              </table:table-cell>
              <table:table-cell office:value-type="float" office:value="1589.782959">
                <text:p>1589.782959</text:p>
              </table:table-cell>
            </table:table-row>
            <table:table-row>
              <table:table-cell office:value-type="float" office:value="128.2">
                <text:p>128.2</text:p>
              </table:table-cell>
              <table:table-cell office:value-type="float" office:value="1561.815918">
                <text:p>1561.815918</text:p>
              </table:table-cell>
              <table:table-cell office:value-type="float" office:value="1585.951904">
                <text:p>1585.951904</text:p>
              </table:table-cell>
              <table:table-cell office:value-type="float" office:value="1574.264648">
                <text:p>1574.264648</text:p>
              </table:table-cell>
              <table:table-cell office:value-type="float" office:value="1591.546021">
                <text:p>1591.546021</text:p>
              </table:table-cell>
            </table:table-row>
            <table:table-row>
              <table:table-cell office:value-type="float" office:value="128.4">
                <text:p>128.4</text:p>
              </table:table-cell>
              <table:table-cell office:value-type="float" office:value="1568.96936">
                <text:p>1568.96936</text:p>
              </table:table-cell>
              <table:table-cell office:value-type="float" office:value="1585.933838">
                <text:p>1585.933838</text:p>
              </table:table-cell>
              <table:table-cell office:value-type="float" office:value="1569.412964">
                <text:p>1569.412964</text:p>
              </table:table-cell>
              <table:table-cell office:value-type="float" office:value="1581.000732">
                <text:p>1581.000732</text:p>
              </table:table-cell>
            </table:table-row>
            <table:table-row>
              <table:table-cell office:value-type="float" office:value="128.6">
                <text:p>128.6</text:p>
              </table:table-cell>
              <table:table-cell office:value-type="float" office:value="1566.850464">
                <text:p>1566.850464</text:p>
              </table:table-cell>
              <table:table-cell office:value-type="float" office:value="1584.927124">
                <text:p>1584.927124</text:p>
              </table:table-cell>
              <table:table-cell office:value-type="float" office:value="1570.564209">
                <text:p>1570.564209</text:p>
              </table:table-cell>
              <table:table-cell office:value-type="float" office:value="1582.499756">
                <text:p>1582.499756</text:p>
              </table:table-cell>
            </table:table-row>
            <table:table-row>
              <table:table-cell office:value-type="float" office:value="128.8">
                <text:p>128.8</text:p>
              </table:table-cell>
              <table:table-cell office:value-type="float" office:value="1571.140991">
                <text:p>1571.140991</text:p>
              </table:table-cell>
              <table:table-cell office:value-type="float" office:value="1582.650879">
                <text:p>1582.650879</text:p>
              </table:table-cell>
              <table:table-cell office:value-type="float" office:value="1570.11377">
                <text:p>1570.11377</text:p>
              </table:table-cell>
              <table:table-cell office:value-type="float" office:value="1579.493652">
                <text:p>1579.493652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1566.020752">
                <text:p>1566.020752</text:p>
              </table:table-cell>
              <table:table-cell office:value-type="float" office:value="1582.707764">
                <text:p>1582.707764</text:p>
              </table:table-cell>
              <table:table-cell office:value-type="float" office:value="1569.184204">
                <text:p>1569.184204</text:p>
              </table:table-cell>
              <table:table-cell office:value-type="float" office:value="1582.307251">
                <text:p>1582.307251</text:p>
              </table:table-cell>
            </table:table-row>
            <table:table-row>
              <table:table-cell office:value-type="float" office:value="129.2">
                <text:p>129.2</text:p>
              </table:table-cell>
              <table:table-cell office:value-type="float" office:value="1569.162842">
                <text:p>1569.162842</text:p>
              </table:table-cell>
              <table:table-cell office:value-type="float" office:value="1579.960815">
                <text:p>1579.960815</text:p>
              </table:table-cell>
              <table:table-cell office:value-type="float" office:value="1573.08252">
                <text:p>1573.08252</text:p>
              </table:table-cell>
              <table:table-cell office:value-type="float" office:value="1573.551147">
                <text:p>1573.551147</text:p>
              </table:table-cell>
            </table:table-row>
            <table:table-row>
              <table:table-cell office:value-type="float" office:value="129.4">
                <text:p>129.4</text:p>
              </table:table-cell>
              <table:table-cell office:value-type="float" office:value="1564.717651">
                <text:p>1564.717651</text:p>
              </table:table-cell>
              <table:table-cell office:value-type="float" office:value="1578.89917">
                <text:p>1578.89917</text:p>
              </table:table-cell>
              <table:table-cell office:value-type="float" office:value="1563.669189">
                <text:p>1563.669189</text:p>
              </table:table-cell>
              <table:table-cell office:value-type="float" office:value="1580.580933">
                <text:p>1580.580933</text:p>
              </table:table-cell>
            </table:table-row>
            <table:table-row>
              <table:table-cell office:value-type="float" office:value="129.6">
                <text:p>129.6</text:p>
              </table:table-cell>
              <table:table-cell office:value-type="float" office:value="1565.397095">
                <text:p>1565.397095</text:p>
              </table:table-cell>
              <table:table-cell office:value-type="float" office:value="1579.133301">
                <text:p>1579.133301</text:p>
              </table:table-cell>
              <table:table-cell office:value-type="float" office:value="1566.401367">
                <text:p>1566.401367</text:p>
              </table:table-cell>
              <table:table-cell office:value-type="float" office:value="1575.286987">
                <text:p>1575.286987</text:p>
              </table:table-cell>
            </table:table-row>
            <table:table-row>
              <table:table-cell office:value-type="float" office:value="129.8">
                <text:p>129.8</text:p>
              </table:table-cell>
              <table:table-cell office:value-type="float" office:value="1566.448364">
                <text:p>1566.448364</text:p>
              </table:table-cell>
              <table:table-cell office:value-type="float" office:value="1577.293823">
                <text:p>1577.293823</text:p>
              </table:table-cell>
              <table:table-cell office:value-type="float" office:value="1565.126953">
                <text:p>1565.126953</text:p>
              </table:table-cell>
              <table:table-cell office:value-type="float" office:value="1578.327393">
                <text:p>1578.327393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567.705078">
                <text:p>1567.705078</text:p>
              </table:table-cell>
              <table:table-cell office:value-type="float" office:value="1574.704834">
                <text:p>1574.704834</text:p>
              </table:table-cell>
              <table:table-cell office:value-type="float" office:value="1568.043701">
                <text:p>1568.043701</text:p>
              </table:table-cell>
              <table:table-cell office:value-type="float" office:value="1573.10376">
                <text:p>1573.10376</text:p>
              </table:table-cell>
            </table:table-row>
            <table:table-row>
              <table:table-cell office:value-type="float" office:value="130.2">
                <text:p>130.2</text:p>
              </table:table-cell>
              <table:table-cell office:value-type="float" office:value="1567.573975">
                <text:p>1567.573975</text:p>
              </table:table-cell>
              <table:table-cell office:value-type="float" office:value="1573.355225">
                <text:p>1573.355225</text:p>
              </table:table-cell>
              <table:table-cell office:value-type="float" office:value="1567.146362">
                <text:p>1567.146362</text:p>
              </table:table-cell>
              <table:table-cell office:value-type="float" office:value="1575.942261">
                <text:p>1575.942261</text:p>
              </table:table-cell>
            </table:table-row>
            <table:table-row>
              <table:table-cell office:value-type="float" office:value="130.4">
                <text:p>130.4</text:p>
              </table:table-cell>
              <table:table-cell office:value-type="float" office:value="1563.160645">
                <text:p>1563.160645</text:p>
              </table:table-cell>
              <table:table-cell office:value-type="float" office:value="1572.831055">
                <text:p>1572.831055</text:p>
              </table:table-cell>
              <table:table-cell office:value-type="float" office:value="1568.108154">
                <text:p>1568.108154</text:p>
              </table:table-cell>
              <table:table-cell office:value-type="float" office:value="1570.925537">
                <text:p>1570.925537</text:p>
              </table:table-cell>
            </table:table-row>
            <table:table-row>
              <table:table-cell office:value-type="float" office:value="130.6">
                <text:p>130.6</text:p>
              </table:table-cell>
              <table:table-cell office:value-type="float" office:value="1563.96936">
                <text:p>1563.96936</text:p>
              </table:table-cell>
              <table:table-cell office:value-type="float" office:value="1573.760376">
                <text:p>1573.760376</text:p>
              </table:table-cell>
              <table:table-cell office:value-type="float" office:value="1564.886353">
                <text:p>1564.886353</text:p>
              </table:table-cell>
              <table:table-cell office:value-type="float" office:value="1574.123535">
                <text:p>1574.123535</text:p>
              </table:table-cell>
            </table:table-row>
            <table:table-row>
              <table:table-cell office:value-type="float" office:value="130.8">
                <text:p>130.8</text:p>
              </table:table-cell>
              <table:table-cell office:value-type="float" office:value="1566.506592">
                <text:p>1566.506592</text:p>
              </table:table-cell>
              <table:table-cell office:value-type="float" office:value="1577.071045">
                <text:p>1577.071045</text:p>
              </table:table-cell>
              <table:table-cell office:value-type="float" office:value="1566.432861">
                <text:p>1566.432861</text:p>
              </table:table-cell>
              <table:table-cell office:value-type="float" office:value="1577.153564">
                <text:p>1577.153564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1567.465088">
                <text:p>1567.465088</text:p>
              </table:table-cell>
              <table:table-cell office:value-type="float" office:value="1568.482666">
                <text:p>1568.482666</text:p>
              </table:table-cell>
              <table:table-cell office:value-type="float" office:value="1567.816772">
                <text:p>1567.816772</text:p>
              </table:table-cell>
              <table:table-cell office:value-type="float" office:value="1571.396729">
                <text:p>1571.396729</text:p>
              </table:table-cell>
            </table:table-row>
            <table:table-row>
              <table:table-cell office:value-type="float" office:value="131.2">
                <text:p>131.2</text:p>
              </table:table-cell>
              <table:table-cell office:value-type="float" office:value="1569.610107">
                <text:p>1569.610107</text:p>
              </table:table-cell>
              <table:table-cell office:value-type="float" office:value="1572.494019">
                <text:p>1572.494019</text:p>
              </table:table-cell>
              <table:table-cell office:value-type="float" office:value="1568.164429">
                <text:p>1568.164429</text:p>
              </table:table-cell>
              <table:table-cell office:value-type="float" office:value="1570.21875">
                <text:p>1570.21875</text:p>
              </table:table-cell>
            </table:table-row>
            <table:table-row>
              <table:table-cell office:value-type="float" office:value="131.4">
                <text:p>131.4</text:p>
              </table:table-cell>
              <table:table-cell office:value-type="float" office:value="1539.053833">
                <text:p>1539.053833</text:p>
              </table:table-cell>
              <table:table-cell office:value-type="float" office:value="1532.614624">
                <text:p>1532.614624</text:p>
              </table:table-cell>
              <table:table-cell office:value-type="float" office:value="1587.825806">
                <text:p>1587.825806</text:p>
              </table:table-cell>
              <table:table-cell office:value-type="float" office:value="1611.936768">
                <text:p>1611.936768</text:p>
              </table:table-cell>
            </table:table-row>
            <table:table-row>
              <table:table-cell office:value-type="float" office:value="131.6">
                <text:p>131.6</text:p>
              </table:table-cell>
              <table:table-cell office:value-type="float" office:value="1528.998413">
                <text:p>1528.998413</text:p>
              </table:table-cell>
              <table:table-cell office:value-type="float" office:value="1520.706177">
                <text:p>1520.706177</text:p>
              </table:table-cell>
              <table:table-cell office:value-type="float" office:value="1606.852295">
                <text:p>1606.852295</text:p>
              </table:table-cell>
              <table:table-cell office:value-type="float" office:value="1626.475586">
                <text:p>1626.475586</text:p>
              </table:table-cell>
            </table:table-row>
            <table:table-row>
              <table:table-cell office:value-type="float" office:value="131.8">
                <text:p>131.8</text:p>
              </table:table-cell>
              <table:table-cell office:value-type="float" office:value="1543.304443">
                <text:p>1543.304443</text:p>
              </table:table-cell>
              <table:table-cell office:value-type="float" office:value="1523.087036">
                <text:p>1523.087036</text:p>
              </table:table-cell>
              <table:table-cell office:value-type="float" office:value="1622.830444">
                <text:p>1622.830444</text:p>
              </table:table-cell>
              <table:table-cell office:value-type="float" office:value="1640.104614">
                <text:p>1640.104614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1545.815796">
                <text:p>1545.815796</text:p>
              </table:table-cell>
              <table:table-cell office:value-type="float" office:value="1539.080322">
                <text:p>1539.080322</text:p>
              </table:table-cell>
              <table:table-cell office:value-type="float" office:value="1639.517334">
                <text:p>1639.517334</text:p>
              </table:table-cell>
              <table:table-cell office:value-type="float" office:value="1606.508057">
                <text:p>1606.508057</text:p>
              </table:table-cell>
            </table:table-row>
            <table:table-row>
              <table:table-cell office:value-type="float" office:value="132.2">
                <text:p>132.2</text:p>
              </table:table-cell>
              <table:table-cell office:value-type="float" office:value="1560.97937">
                <text:p>1560.97937</text:p>
              </table:table-cell>
              <table:table-cell office:value-type="float" office:value="1565.280029">
                <text:p>1565.280029</text:p>
              </table:table-cell>
              <table:table-cell office:value-type="float" office:value="1614.129883">
                <text:p>1614.129883</text:p>
              </table:table-cell>
              <table:table-cell office:value-type="float" office:value="1648.455811">
                <text:p>1648.455811</text:p>
              </table:table-cell>
            </table:table-row>
            <table:table-row>
              <table:table-cell office:value-type="float" office:value="132.4">
                <text:p>132.4</text:p>
              </table:table-cell>
              <table:table-cell office:value-type="float" office:value="1564.206299">
                <text:p>1564.206299</text:p>
              </table:table-cell>
              <table:table-cell office:value-type="float" office:value="1570.530151">
                <text:p>1570.530151</text:p>
              </table:table-cell>
              <table:table-cell office:value-type="float" office:value="1624.34668">
                <text:p>1624.34668</text:p>
              </table:table-cell>
              <table:table-cell office:value-type="float" office:value="1648.047485">
                <text:p>1648.047485</text:p>
              </table:table-cell>
            </table:table-row>
            <table:table-row>
              <table:table-cell office:value-type="float" office:value="132.6">
                <text:p>132.6</text:p>
              </table:table-cell>
              <table:table-cell office:value-type="float" office:value="1569.082397">
                <text:p>1569.082397</text:p>
              </table:table-cell>
              <table:table-cell office:value-type="float" office:value="1582.752441">
                <text:p>1582.752441</text:p>
              </table:table-cell>
              <table:table-cell office:value-type="float" office:value="1618.244263">
                <text:p>1618.244263</text:p>
              </table:table-cell>
              <table:table-cell office:value-type="float" office:value="1679.432129">
                <text:p>1679.432129</text:p>
              </table:table-cell>
            </table:table-row>
            <table:table-row>
              <table:table-cell office:value-type="float" office:value="132.8">
                <text:p>132.8</text:p>
              </table:table-cell>
              <table:table-cell office:value-type="float" office:value="1579.518311">
                <text:p>1579.518311</text:p>
              </table:table-cell>
              <table:table-cell office:value-type="float" office:value="1589.849731">
                <text:p>1589.849731</text:p>
              </table:table-cell>
              <table:table-cell office:value-type="float" office:value="1631.322021">
                <text:p>1631.322021</text:p>
              </table:table-cell>
              <table:table-cell office:value-type="float" office:value="1676.911377">
                <text:p>1676.911377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1589.598389">
                <text:p>1589.598389</text:p>
              </table:table-cell>
              <table:table-cell office:value-type="float" office:value="1618.399536">
                <text:p>1618.399536</text:p>
              </table:table-cell>
              <table:table-cell office:value-type="float" office:value="1638.782837">
                <text:p>1638.782837</text:p>
              </table:table-cell>
              <table:table-cell office:value-type="float" office:value="1691.253052">
                <text:p>1691.253052</text:p>
              </table:table-cell>
            </table:table-row>
            <table:table-row>
              <table:table-cell office:value-type="float" office:value="133.2">
                <text:p>133.2</text:p>
              </table:table-cell>
              <table:table-cell office:value-type="float" office:value="1638.233643">
                <text:p>1638.233643</text:p>
              </table:table-cell>
              <table:table-cell office:value-type="float" office:value="1663.296387">
                <text:p>1663.296387</text:p>
              </table:table-cell>
              <table:table-cell office:value-type="float" office:value="1632.591797">
                <text:p>1632.591797</text:p>
              </table:table-cell>
              <table:table-cell office:value-type="float" office:value="1665.383057">
                <text:p>1665.383057</text:p>
              </table:table-cell>
            </table:table-row>
            <table:table-row>
              <table:table-cell office:value-type="float" office:value="133.4">
                <text:p>133.4</text:p>
              </table:table-cell>
              <table:table-cell office:value-type="float" office:value="1654.471313">
                <text:p>1654.471313</text:p>
              </table:table-cell>
              <table:table-cell office:value-type="float" office:value="1696.784912">
                <text:p>1696.784912</text:p>
              </table:table-cell>
              <table:table-cell office:value-type="float" office:value="1641.828369">
                <text:p>1641.828369</text:p>
              </table:table-cell>
              <table:table-cell office:value-type="float" office:value="1684.809082">
                <text:p>1684.809082</text:p>
              </table:table-cell>
            </table:table-row>
            <table:table-row>
              <table:table-cell office:value-type="float" office:value="133.6">
                <text:p>133.6</text:p>
              </table:table-cell>
              <table:table-cell office:value-type="float" office:value="1656.47937">
                <text:p>1656.47937</text:p>
              </table:table-cell>
              <table:table-cell office:value-type="float" office:value="1743.880005">
                <text:p>1743.880005</text:p>
              </table:table-cell>
              <table:table-cell office:value-type="float" office:value="1653.384521">
                <text:p>1653.384521</text:p>
              </table:table-cell>
              <table:table-cell office:value-type="float" office:value="1729.654541">
                <text:p>1729.654541</text:p>
              </table:table-cell>
            </table:table-row>
            <table:table-row>
              <table:table-cell office:value-type="float" office:value="133.8">
                <text:p>133.8</text:p>
              </table:table-cell>
              <table:table-cell office:value-type="float" office:value="1691.519043">
                <text:p>1691.519043</text:p>
              </table:table-cell>
              <table:table-cell office:value-type="float" office:value="1703.958374">
                <text:p>1703.958374</text:p>
              </table:table-cell>
              <table:table-cell office:value-type="float" office:value="1695.682007">
                <text:p>1695.682007</text:p>
              </table:table-cell>
              <table:table-cell office:value-type="float" office:value="1692.432983">
                <text:p>1692.432983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1692.026489">
                <text:p>1692.026489</text:p>
              </table:table-cell>
              <table:table-cell office:value-type="float" office:value="1743.933228">
                <text:p>1743.933228</text:p>
              </table:table-cell>
              <table:table-cell office:value-type="float" office:value="1695.267456">
                <text:p>1695.267456</text:p>
              </table:table-cell>
              <table:table-cell office:value-type="float" office:value="1736.532837">
                <text:p>1736.532837</text:p>
              </table:table-cell>
            </table:table-row>
            <table:table-row>
              <table:table-cell office:value-type="float" office:value="134.2">
                <text:p>134.2</text:p>
              </table:table-cell>
              <table:table-cell office:value-type="float" office:value="1692.386841">
                <text:p>1692.386841</text:p>
              </table:table-cell>
              <table:table-cell office:value-type="float" office:value="1765.54126">
                <text:p>1765.54126</text:p>
              </table:table-cell>
              <table:table-cell office:value-type="float" office:value="1701.140503">
                <text:p>1701.140503</text:p>
              </table:table-cell>
              <table:table-cell office:value-type="float" office:value="1754.060059">
                <text:p>1754.060059</text:p>
              </table:table-cell>
            </table:table-row>
            <table:table-row>
              <table:table-cell office:value-type="float" office:value="134.4">
                <text:p>134.4</text:p>
              </table:table-cell>
              <table:table-cell office:value-type="float" office:value="1696.101074">
                <text:p>1696.101074</text:p>
              </table:table-cell>
              <table:table-cell office:value-type="float" office:value="1754.618408">
                <text:p>1754.618408</text:p>
              </table:table-cell>
              <table:table-cell office:value-type="float" office:value="1697.041748">
                <text:p>1697.041748</text:p>
              </table:table-cell>
              <table:table-cell office:value-type="float" office:value="1759.554199">
                <text:p>1759.554199</text:p>
              </table:table-cell>
            </table:table-row>
            <table:table-row>
              <table:table-cell office:value-type="float" office:value="134.6">
                <text:p>134.6</text:p>
              </table:table-cell>
              <table:table-cell office:value-type="float" office:value="1671.072144">
                <text:p>1671.072144</text:p>
              </table:table-cell>
              <table:table-cell office:value-type="float" office:value="1776.794922">
                <text:p>1776.794922</text:p>
              </table:table-cell>
              <table:table-cell office:value-type="float" office:value="1684.050659">
                <text:p>1684.050659</text:p>
              </table:table-cell>
              <table:table-cell office:value-type="float" office:value="1778.237427">
                <text:p>1778.237427</text:p>
              </table:table-cell>
            </table:table-row>
            <table:table-row>
              <table:table-cell office:value-type="float" office:value="134.8">
                <text:p>134.8</text:p>
              </table:table-cell>
              <table:table-cell office:value-type="float" office:value="1679.87915">
                <text:p>1679.87915</text:p>
              </table:table-cell>
              <table:table-cell office:value-type="float" office:value="1764.526855">
                <text:p>1764.526855</text:p>
              </table:table-cell>
              <table:table-cell office:value-type="float" office:value="1693.985352">
                <text:p>1693.985352</text:p>
              </table:table-cell>
              <table:table-cell office:value-type="float" office:value="1754.955444">
                <text:p>1754.955444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1685.511475">
                <text:p>1685.511475</text:p>
              </table:table-cell>
              <table:table-cell office:value-type="float" office:value="1767.852905">
                <text:p>1767.852905</text:p>
              </table:table-cell>
              <table:table-cell office:value-type="float" office:value="1692.128906">
                <text:p>1692.128906</text:p>
              </table:table-cell>
              <table:table-cell office:value-type="float" office:value="1759.995117">
                <text:p>1759.995117</text:p>
              </table:table-cell>
            </table:table-row>
            <table:table-row>
              <table:table-cell office:value-type="float" office:value="135.2">
                <text:p>135.2</text:p>
              </table:table-cell>
              <table:table-cell office:value-type="float" office:value="1678.386353">
                <text:p>1678.386353</text:p>
              </table:table-cell>
              <table:table-cell office:value-type="float" office:value="1774.509155">
                <text:p>1774.509155</text:p>
              </table:table-cell>
              <table:table-cell office:value-type="float" office:value="1691.458008">
                <text:p>1691.458008</text:p>
              </table:table-cell>
              <table:table-cell office:value-type="float" office:value="1770.077637">
                <text:p>1770.077637</text:p>
              </table:table-cell>
            </table:table-row>
            <table:table-row>
              <table:table-cell office:value-type="float" office:value="135.4">
                <text:p>135.4</text:p>
              </table:table-cell>
              <table:table-cell office:value-type="float" office:value="1681.227783">
                <text:p>1681.227783</text:p>
              </table:table-cell>
              <table:table-cell office:value-type="float" office:value="1773.380371">
                <text:p>1773.380371</text:p>
              </table:table-cell>
              <table:table-cell office:value-type="float" office:value="1692.423706">
                <text:p>1692.423706</text:p>
              </table:table-cell>
              <table:table-cell office:value-type="float" office:value="1764.855835">
                <text:p>1764.855835</text:p>
              </table:table-cell>
            </table:table-row>
            <table:table-row>
              <table:table-cell office:value-type="float" office:value="135.6">
                <text:p>135.6</text:p>
              </table:table-cell>
              <table:table-cell office:value-type="float" office:value="1685.543579">
                <text:p>1685.543579</text:p>
              </table:table-cell>
              <table:table-cell office:value-type="float" office:value="1774.45105">
                <text:p>1774.45105</text:p>
              </table:table-cell>
              <table:table-cell office:value-type="float" office:value="1696.86731">
                <text:p>1696.86731</text:p>
              </table:table-cell>
              <table:table-cell office:value-type="float" office:value="1766.584229">
                <text:p>1766.584229</text:p>
              </table:table-cell>
            </table:table-row>
            <table:table-row>
              <table:table-cell office:value-type="float" office:value="135.8">
                <text:p>135.8</text:p>
              </table:table-cell>
              <table:table-cell office:value-type="float" office:value="1685.133667">
                <text:p>1685.133667</text:p>
              </table:table-cell>
              <table:table-cell office:value-type="float" office:value="1776.010498">
                <text:p>1776.010498</text:p>
              </table:table-cell>
              <table:table-cell office:value-type="float" office:value="1696.10791">
                <text:p>1696.10791</text:p>
              </table:table-cell>
              <table:table-cell office:value-type="float" office:value="1770.683228">
                <text:p>1770.683228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1685.698242">
                <text:p>1685.698242</text:p>
              </table:table-cell>
              <table:table-cell office:value-type="float" office:value="1773.946289">
                <text:p>1773.946289</text:p>
              </table:table-cell>
              <table:table-cell office:value-type="float" office:value="1699.231079">
                <text:p>1699.231079</text:p>
              </table:table-cell>
              <table:table-cell office:value-type="float" office:value="1767.502197">
                <text:p>1767.502197</text:p>
              </table:table-cell>
            </table:table-row>
            <table:table-row>
              <table:table-cell office:value-type="float" office:value="136.2">
                <text:p>136.2</text:p>
              </table:table-cell>
              <table:table-cell office:value-type="float" office:value="1689.70752">
                <text:p>1689.70752</text:p>
              </table:table-cell>
              <table:table-cell office:value-type="float" office:value="1774.402954">
                <text:p>1774.402954</text:p>
              </table:table-cell>
              <table:table-cell office:value-type="float" office:value="1698.803345">
                <text:p>1698.803345</text:p>
              </table:table-cell>
              <table:table-cell office:value-type="float" office:value="1769.112305">
                <text:p>1769.112305</text:p>
              </table:table-cell>
            </table:table-row>
            <table:table-row>
              <table:table-cell office:value-type="float" office:value="136.4">
                <text:p>136.4</text:p>
              </table:table-cell>
              <table:table-cell office:value-type="float" office:value="1688.876709">
                <text:p>1688.876709</text:p>
              </table:table-cell>
              <table:table-cell office:value-type="float" office:value="1778.669556">
                <text:p>1778.669556</text:p>
              </table:table-cell>
              <table:table-cell office:value-type="float" office:value="1696.8927">
                <text:p>1696.8927</text:p>
              </table:table-cell>
              <table:table-cell office:value-type="float" office:value="1774.181885">
                <text:p>1774.181885</text:p>
              </table:table-cell>
            </table:table-row>
            <table:table-row>
              <table:table-cell office:value-type="float" office:value="136.6">
                <text:p>136.6</text:p>
              </table:table-cell>
              <table:table-cell office:value-type="float" office:value="1687.19165">
                <text:p>1687.19165</text:p>
              </table:table-cell>
              <table:table-cell office:value-type="float" office:value="1780.911377">
                <text:p>1780.911377</text:p>
              </table:table-cell>
              <table:table-cell office:value-type="float" office:value="1697.952393">
                <text:p>1697.952393</text:p>
              </table:table-cell>
              <table:table-cell office:value-type="float" office:value="1774.773926">
                <text:p>1774.773926</text:p>
              </table:table-cell>
            </table:table-row>
            <table:table-row>
              <table:table-cell office:value-type="float" office:value="136.8">
                <text:p>136.8</text:p>
              </table:table-cell>
              <table:table-cell office:value-type="float" office:value="1690.92749">
                <text:p>1690.92749</text:p>
              </table:table-cell>
              <table:table-cell office:value-type="float" office:value="1776.318604">
                <text:p>1776.318604</text:p>
              </table:table-cell>
              <table:table-cell office:value-type="float" office:value="1700.690918">
                <text:p>1700.690918</text:p>
              </table:table-cell>
              <table:table-cell office:value-type="float" office:value="1772.062012">
                <text:p>1772.062012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1688.061035">
                <text:p>1688.061035</text:p>
              </table:table-cell>
              <table:table-cell office:value-type="float" office:value="1783.088013">
                <text:p>1783.088013</text:p>
              </table:table-cell>
              <table:table-cell office:value-type="float" office:value="1701.937256">
                <text:p>1701.937256</text:p>
              </table:table-cell>
              <table:table-cell office:value-type="float" office:value="1775.085938">
                <text:p>1775.085938</text:p>
              </table:table-cell>
            </table:table-row>
            <table:table-row>
              <table:table-cell office:value-type="float" office:value="137.2">
                <text:p>137.2</text:p>
              </table:table-cell>
              <table:table-cell office:value-type="float" office:value="1689.796875">
                <text:p>1689.796875</text:p>
              </table:table-cell>
              <table:table-cell office:value-type="float" office:value="1783.597412">
                <text:p>1783.597412</text:p>
              </table:table-cell>
              <table:table-cell office:value-type="float" office:value="1700.483887">
                <text:p>1700.483887</text:p>
              </table:table-cell>
              <table:table-cell office:value-type="float" office:value="1776.940796">
                <text:p>1776.940796</text:p>
              </table:table-cell>
            </table:table-row>
            <table:table-row>
              <table:table-cell office:value-type="float" office:value="137.4">
                <text:p>137.4</text:p>
              </table:table-cell>
              <table:table-cell office:value-type="float" office:value="1690.003174">
                <text:p>1690.003174</text:p>
              </table:table-cell>
              <table:table-cell office:value-type="float" office:value="1783.09314">
                <text:p>1783.09314</text:p>
              </table:table-cell>
              <table:table-cell office:value-type="float" office:value="1701.781738">
                <text:p>1701.781738</text:p>
              </table:table-cell>
              <table:table-cell office:value-type="float" office:value="1777.100342">
                <text:p>1777.100342</text:p>
              </table:table-cell>
            </table:table-row>
            <table:table-row>
              <table:table-cell office:value-type="float" office:value="137.6">
                <text:p>137.6</text:p>
              </table:table-cell>
              <table:table-cell office:value-type="float" office:value="1694.050049">
                <text:p>1694.050049</text:p>
              </table:table-cell>
              <table:table-cell office:value-type="float" office:value="1784.758301">
                <text:p>1784.758301</text:p>
              </table:table-cell>
              <table:table-cell office:value-type="float" office:value="1701.758301">
                <text:p>1701.758301</text:p>
              </table:table-cell>
              <table:table-cell office:value-type="float" office:value="1779.830078">
                <text:p>1779.830078</text:p>
              </table:table-cell>
            </table:table-row>
            <table:table-row>
              <table:table-cell office:value-type="float" office:value="137.8">
                <text:p>137.8</text:p>
              </table:table-cell>
              <table:table-cell office:value-type="float" office:value="1692.884766">
                <text:p>1692.884766</text:p>
              </table:table-cell>
              <table:table-cell office:value-type="float" office:value="1785.562012">
                <text:p>1785.562012</text:p>
              </table:table-cell>
              <table:table-cell office:value-type="float" office:value="1702.745605">
                <text:p>1702.745605</text:p>
              </table:table-cell>
              <table:table-cell office:value-type="float" office:value="1778.750854">
                <text:p>1778.750854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1695.345703">
                <text:p>1695.345703</text:p>
              </table:table-cell>
              <table:table-cell office:value-type="float" office:value="1784.275879">
                <text:p>1784.275879</text:p>
              </table:table-cell>
              <table:table-cell office:value-type="float" office:value="1708.018677">
                <text:p>1708.018677</text:p>
              </table:table-cell>
              <table:table-cell office:value-type="float" office:value="1780.303711">
                <text:p>1780.303711</text:p>
              </table:table-cell>
            </table:table-row>
            <table:table-row>
              <table:table-cell office:value-type="float" office:value="138.2">
                <text:p>138.2</text:p>
              </table:table-cell>
              <table:table-cell office:value-type="float" office:value="1693.899414">
                <text:p>1693.899414</text:p>
              </table:table-cell>
              <table:table-cell office:value-type="float" office:value="1786.471069">
                <text:p>1786.471069</text:p>
              </table:table-cell>
              <table:table-cell office:value-type="float" office:value="1707.486816">
                <text:p>1707.486816</text:p>
              </table:table-cell>
              <table:table-cell office:value-type="float" office:value="1780.50354">
                <text:p>1780.50354</text:p>
              </table:table-cell>
            </table:table-row>
            <table:table-row>
              <table:table-cell office:value-type="float" office:value="138.4">
                <text:p>138.4</text:p>
              </table:table-cell>
              <table:table-cell office:value-type="float" office:value="1693.915527">
                <text:p>1693.915527</text:p>
              </table:table-cell>
              <table:table-cell office:value-type="float" office:value="1788.70166">
                <text:p>1788.70166</text:p>
              </table:table-cell>
              <table:table-cell office:value-type="float" office:value="1707.942383">
                <text:p>1707.942383</text:p>
              </table:table-cell>
              <table:table-cell office:value-type="float" office:value="1779.553101">
                <text:p>1779.553101</text:p>
              </table:table-cell>
            </table:table-row>
            <table:table-row>
              <table:table-cell office:value-type="float" office:value="138.6">
                <text:p>138.6</text:p>
              </table:table-cell>
              <table:table-cell office:value-type="float" office:value="1692.618652">
                <text:p>1692.618652</text:p>
              </table:table-cell>
              <table:table-cell office:value-type="float" office:value="1788.073486">
                <text:p>1788.073486</text:p>
              </table:table-cell>
              <table:table-cell office:value-type="float" office:value="1706.881104">
                <text:p>1706.881104</text:p>
              </table:table-cell>
              <table:table-cell office:value-type="float" office:value="1783.77063">
                <text:p>1783.77063</text:p>
              </table:table-cell>
            </table:table-row>
            <table:table-row>
              <table:table-cell office:value-type="float" office:value="138.8">
                <text:p>138.8</text:p>
              </table:table-cell>
              <table:table-cell office:value-type="float" office:value="1695.657593">
                <text:p>1695.657593</text:p>
              </table:table-cell>
              <table:table-cell office:value-type="float" office:value="1789.425415">
                <text:p>1789.425415</text:p>
              </table:table-cell>
              <table:table-cell office:value-type="float" office:value="1706.550049">
                <text:p>1706.550049</text:p>
              </table:table-cell>
              <table:table-cell office:value-type="float" office:value="1785.183594">
                <text:p>1785.183594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1699.122681">
                <text:p>1699.122681</text:p>
              </table:table-cell>
              <table:table-cell office:value-type="float" office:value="1787.718994">
                <text:p>1787.718994</text:p>
              </table:table-cell>
              <table:table-cell office:value-type="float" office:value="1710.034668">
                <text:p>1710.034668</text:p>
              </table:table-cell>
              <table:table-cell office:value-type="float" office:value="1783.832031">
                <text:p>1783.832031</text:p>
              </table:table-cell>
            </table:table-row>
            <table:table-row>
              <table:table-cell office:value-type="float" office:value="139.2">
                <text:p>139.2</text:p>
              </table:table-cell>
              <table:table-cell office:value-type="float" office:value="1698.785156">
                <text:p>1698.785156</text:p>
              </table:table-cell>
              <table:table-cell office:value-type="float" office:value="1791.86145">
                <text:p>1791.86145</text:p>
              </table:table-cell>
              <table:table-cell office:value-type="float" office:value="1707.965454">
                <text:p>1707.965454</text:p>
              </table:table-cell>
              <table:table-cell office:value-type="float" office:value="1786.000732">
                <text:p>1786.000732</text:p>
              </table:table-cell>
            </table:table-row>
            <table:table-row>
              <table:table-cell office:value-type="float" office:value="139.4">
                <text:p>139.4</text:p>
              </table:table-cell>
              <table:table-cell office:value-type="float" office:value="1698.456055">
                <text:p>1698.456055</text:p>
              </table:table-cell>
              <table:table-cell office:value-type="float" office:value="1794.088745">
                <text:p>1794.088745</text:p>
              </table:table-cell>
              <table:table-cell office:value-type="float" office:value="1711.547119">
                <text:p>1711.547119</text:p>
              </table:table-cell>
              <table:table-cell office:value-type="float" office:value="1787.46106">
                <text:p>1787.46106</text:p>
              </table:table-cell>
            </table:table-row>
            <table:table-row>
              <table:table-cell office:value-type="float" office:value="139.6">
                <text:p>139.6</text:p>
              </table:table-cell>
              <table:table-cell office:value-type="float" office:value="1698.336426">
                <text:p>1698.336426</text:p>
              </table:table-cell>
              <table:table-cell office:value-type="float" office:value="1794.102173">
                <text:p>1794.102173</text:p>
              </table:table-cell>
              <table:table-cell office:value-type="float" office:value="1712.374878">
                <text:p>1712.374878</text:p>
              </table:table-cell>
              <table:table-cell office:value-type="float" office:value="1787.967163">
                <text:p>1787.967163</text:p>
              </table:table-cell>
            </table:table-row>
            <table:table-row>
              <table:table-cell office:value-type="float" office:value="139.8">
                <text:p>139.8</text:p>
              </table:table-cell>
              <table:table-cell office:value-type="float" office:value="1701.514893">
                <text:p>1701.514893</text:p>
              </table:table-cell>
              <table:table-cell office:value-type="float" office:value="1794.518555">
                <text:p>1794.518555</text:p>
              </table:table-cell>
              <table:table-cell office:value-type="float" office:value="1710.759644">
                <text:p>1710.759644</text:p>
              </table:table-cell>
              <table:table-cell office:value-type="float" office:value="1791.325928">
                <text:p>1791.325928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699.886963">
                <text:p>1699.886963</text:p>
              </table:table-cell>
              <table:table-cell office:value-type="float" office:value="1797.258057">
                <text:p>1797.258057</text:p>
              </table:table-cell>
              <table:table-cell office:value-type="float" office:value="1711.210571">
                <text:p>1711.210571</text:p>
              </table:table-cell>
              <table:table-cell office:value-type="float" office:value="1791.963623">
                <text:p>1791.963623</text:p>
              </table:table-cell>
            </table:table-row>
            <table:table-row>
              <table:table-cell office:value-type="float" office:value="140.2">
                <text:p>140.2</text:p>
              </table:table-cell>
              <table:table-cell office:value-type="float" office:value="1701.405518">
                <text:p>1701.405518</text:p>
              </table:table-cell>
              <table:table-cell office:value-type="float" office:value="1798.019043">
                <text:p>1798.019043</text:p>
              </table:table-cell>
              <table:table-cell office:value-type="float" office:value="1714.778442">
                <text:p>1714.778442</text:p>
              </table:table-cell>
              <table:table-cell office:value-type="float" office:value="1793.206543">
                <text:p>1793.206543</text:p>
              </table:table-cell>
            </table:table-row>
            <table:table-row>
              <table:table-cell office:value-type="float" office:value="140.4">
                <text:p>140.4</text:p>
              </table:table-cell>
              <table:table-cell office:value-type="float" office:value="1702.574219">
                <text:p>1702.574219</text:p>
              </table:table-cell>
              <table:table-cell office:value-type="float" office:value="1800.15979">
                <text:p>1800.15979</text:p>
              </table:table-cell>
              <table:table-cell office:value-type="float" office:value="1714.527222">
                <text:p>1714.527222</text:p>
              </table:table-cell>
              <table:table-cell office:value-type="float" office:value="1792.433594">
                <text:p>1792.433594</text:p>
              </table:table-cell>
            </table:table-row>
            <table:table-row>
              <table:table-cell office:value-type="float" office:value="140.6">
                <text:p>140.6</text:p>
              </table:table-cell>
              <table:table-cell office:value-type="float" office:value="1703.301025">
                <text:p>1703.301025</text:p>
              </table:table-cell>
              <table:table-cell office:value-type="float" office:value="1799.871826">
                <text:p>1799.871826</text:p>
              </table:table-cell>
              <table:table-cell office:value-type="float" office:value="1715.998779">
                <text:p>1715.998779</text:p>
              </table:table-cell>
              <table:table-cell office:value-type="float" office:value="1793.655884">
                <text:p>1793.655884</text:p>
              </table:table-cell>
            </table:table-row>
            <table:table-row>
              <table:table-cell office:value-type="float" office:value="140.8">
                <text:p>140.8</text:p>
              </table:table-cell>
              <table:table-cell office:value-type="float" office:value="1707.359131">
                <text:p>1707.359131</text:p>
              </table:table-cell>
              <table:table-cell office:value-type="float" office:value="1797.128784">
                <text:p>1797.128784</text:p>
              </table:table-cell>
              <table:table-cell office:value-type="float" office:value="1718.640869">
                <text:p>1718.640869</text:p>
              </table:table-cell>
              <table:table-cell office:value-type="float" office:value="1794.033081">
                <text:p>1794.033081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1702.619507">
                <text:p>1702.619507</text:p>
              </table:table-cell>
              <table:table-cell office:value-type="float" office:value="1801.02124">
                <text:p>1801.02124</text:p>
              </table:table-cell>
              <table:table-cell office:value-type="float" office:value="1712.878906">
                <text:p>1712.878906</text:p>
              </table:table-cell>
              <table:table-cell office:value-type="float" office:value="1796.954102">
                <text:p>1796.954102</text:p>
              </table:table-cell>
            </table:table-row>
            <table:table-row>
              <table:table-cell office:value-type="float" office:value="141.2">
                <text:p>141.2</text:p>
              </table:table-cell>
              <table:table-cell office:value-type="float" office:value="1706.186768">
                <text:p>1706.186768</text:p>
              </table:table-cell>
              <table:table-cell office:value-type="float" office:value="1803.138428">
                <text:p>1803.138428</text:p>
              </table:table-cell>
              <table:table-cell office:value-type="float" office:value="1719.882446">
                <text:p>1719.882446</text:p>
              </table:table-cell>
              <table:table-cell office:value-type="float" office:value="1796.373901">
                <text:p>1796.373901</text:p>
              </table:table-cell>
            </table:table-row>
            <table:table-row>
              <table:table-cell office:value-type="float" office:value="141.4">
                <text:p>141.4</text:p>
              </table:table-cell>
              <table:table-cell office:value-type="float" office:value="1706.998047">
                <text:p>1706.998047</text:p>
              </table:table-cell>
              <table:table-cell office:value-type="float" office:value="1803.179443">
                <text:p>1803.179443</text:p>
              </table:table-cell>
              <table:table-cell office:value-type="float" office:value="1715.732422">
                <text:p>1715.732422</text:p>
              </table:table-cell>
              <table:table-cell office:value-type="float" office:value="1797.671631">
                <text:p>1797.671631</text:p>
              </table:table-cell>
            </table:table-row>
            <table:table-row>
              <table:table-cell office:value-type="float" office:value="141.6">
                <text:p>141.6</text:p>
              </table:table-cell>
              <table:table-cell office:value-type="float" office:value="1706.027832">
                <text:p>1706.027832</text:p>
              </table:table-cell>
              <table:table-cell office:value-type="float" office:value="1803.790527">
                <text:p>1803.790527</text:p>
              </table:table-cell>
              <table:table-cell office:value-type="float" office:value="1715.890137">
                <text:p>1715.890137</text:p>
              </table:table-cell>
              <table:table-cell office:value-type="float" office:value="1799.472046">
                <text:p>1799.472046</text:p>
              </table:table-cell>
            </table:table-row>
            <table:table-row>
              <table:table-cell office:value-type="float" office:value="141.8">
                <text:p>141.8</text:p>
              </table:table-cell>
              <table:table-cell office:value-type="float" office:value="1706.914307">
                <text:p>1706.914307</text:p>
              </table:table-cell>
              <table:table-cell office:value-type="float" office:value="1802.418335">
                <text:p>1802.418335</text:p>
              </table:table-cell>
              <table:table-cell office:value-type="float" office:value="1722.376099">
                <text:p>1722.376099</text:p>
              </table:table-cell>
              <table:table-cell office:value-type="float" office:value="1797.393555">
                <text:p>1797.393555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1707.423096">
                <text:p>1707.423096</text:p>
              </table:table-cell>
              <table:table-cell office:value-type="float" office:value="1806.308472">
                <text:p>1806.308472</text:p>
              </table:table-cell>
              <table:table-cell office:value-type="float" office:value="1720.054932">
                <text:p>1720.054932</text:p>
              </table:table-cell>
              <table:table-cell office:value-type="float" office:value="1798.600342">
                <text:p>1798.600342</text:p>
              </table:table-cell>
            </table:table-row>
            <table:table-row>
              <table:table-cell office:value-type="float" office:value="142.2">
                <text:p>142.2</text:p>
              </table:table-cell>
              <table:table-cell office:value-type="float" office:value="1710.769409">
                <text:p>1710.769409</text:p>
              </table:table-cell>
              <table:table-cell office:value-type="float" office:value="1806.646362">
                <text:p>1806.646362</text:p>
              </table:table-cell>
              <table:table-cell office:value-type="float" office:value="1723.033569">
                <text:p>1723.033569</text:p>
              </table:table-cell>
              <table:table-cell office:value-type="float" office:value="1801.994873">
                <text:p>1801.994873</text:p>
              </table:table-cell>
            </table:table-row>
            <table:table-row>
              <table:table-cell office:value-type="float" office:value="142.4">
                <text:p>142.4</text:p>
              </table:table-cell>
              <table:table-cell office:value-type="float" office:value="1709.093506">
                <text:p>1709.093506</text:p>
              </table:table-cell>
              <table:table-cell office:value-type="float" office:value="1808.665894">
                <text:p>1808.665894</text:p>
              </table:table-cell>
              <table:table-cell office:value-type="float" office:value="1722.126221">
                <text:p>1722.126221</text:p>
              </table:table-cell>
              <table:table-cell office:value-type="float" office:value="1803.762207">
                <text:p>1803.762207</text:p>
              </table:table-cell>
            </table:table-row>
            <table:table-row>
              <table:table-cell office:value-type="float" office:value="142.6">
                <text:p>142.6</text:p>
              </table:table-cell>
              <table:table-cell office:value-type="float" office:value="1712.08728">
                <text:p>1712.08728</text:p>
              </table:table-cell>
              <table:table-cell office:value-type="float" office:value="1802.77002">
                <text:p>1802.77002</text:p>
              </table:table-cell>
              <table:table-cell office:value-type="float" office:value="1727.090942">
                <text:p>1727.090942</text:p>
              </table:table-cell>
              <table:table-cell office:value-type="float" office:value="1799.740967">
                <text:p>1799.740967</text:p>
              </table:table-cell>
            </table:table-row>
            <table:table-row>
              <table:table-cell office:value-type="float" office:value="142.8">
                <text:p>142.8</text:p>
              </table:table-cell>
              <table:table-cell office:value-type="float" office:value="1711.101318">
                <text:p>1711.101318</text:p>
              </table:table-cell>
              <table:table-cell office:value-type="float" office:value="1808.837891">
                <text:p>1808.837891</text:p>
              </table:table-cell>
              <table:table-cell office:value-type="float" office:value="1721.992798">
                <text:p>1721.992798</text:p>
              </table:table-cell>
              <table:table-cell office:value-type="float" office:value="1805.977295">
                <text:p>1805.977295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1708.97229">
                <text:p>1708.97229</text:p>
              </table:table-cell>
              <table:table-cell office:value-type="float" office:value="1810.369873">
                <text:p>1810.369873</text:p>
              </table:table-cell>
              <table:table-cell office:value-type="float" office:value="1723.823242">
                <text:p>1723.823242</text:p>
              </table:table-cell>
              <table:table-cell office:value-type="float" office:value="1805.24707">
                <text:p>1805.24707</text:p>
              </table:table-cell>
            </table:table-row>
            <table:table-row>
              <table:table-cell office:value-type="float" office:value="143.2">
                <text:p>143.2</text:p>
              </table:table-cell>
              <table:table-cell office:value-type="float" office:value="1712.481934">
                <text:p>1712.481934</text:p>
              </table:table-cell>
              <table:table-cell office:value-type="float" office:value="1809.395508">
                <text:p>1809.395508</text:p>
              </table:table-cell>
              <table:table-cell office:value-type="float" office:value="1725.316162">
                <text:p>1725.316162</text:p>
              </table:table-cell>
              <table:table-cell office:value-type="float" office:value="1804.214355">
                <text:p>1804.214355</text:p>
              </table:table-cell>
            </table:table-row>
            <table:table-row>
              <table:table-cell office:value-type="float" office:value="143.4">
                <text:p>143.4</text:p>
              </table:table-cell>
              <table:table-cell office:value-type="float" office:value="1711.758057">
                <text:p>1711.758057</text:p>
              </table:table-cell>
              <table:table-cell office:value-type="float" office:value="1810.633667">
                <text:p>1810.633667</text:p>
              </table:table-cell>
              <table:table-cell office:value-type="float" office:value="1724.331787">
                <text:p>1724.331787</text:p>
              </table:table-cell>
              <table:table-cell office:value-type="float" office:value="1803.451416">
                <text:p>1803.451416</text:p>
              </table:table-cell>
            </table:table-row>
            <table:table-row>
              <table:table-cell office:value-type="float" office:value="143.6">
                <text:p>143.6</text:p>
              </table:table-cell>
              <table:table-cell office:value-type="float" office:value="1711.210571">
                <text:p>1711.210571</text:p>
              </table:table-cell>
              <table:table-cell office:value-type="float" office:value="1814.478516">
                <text:p>1814.478516</text:p>
              </table:table-cell>
              <table:table-cell office:value-type="float" office:value="1724.80896">
                <text:p>1724.80896</text:p>
              </table:table-cell>
              <table:table-cell office:value-type="float" office:value="1808.754395">
                <text:p>1808.754395</text:p>
              </table:table-cell>
            </table:table-row>
            <table:table-row>
              <table:table-cell office:value-type="float" office:value="143.8">
                <text:p>143.8</text:p>
              </table:table-cell>
              <table:table-cell office:value-type="float" office:value="1712.825439">
                <text:p>1712.825439</text:p>
              </table:table-cell>
              <table:table-cell office:value-type="float" office:value="1815.5625">
                <text:p>1815.5625</text:p>
              </table:table-cell>
              <table:table-cell office:value-type="float" office:value="1726.580322">
                <text:p>1726.580322</text:p>
              </table:table-cell>
              <table:table-cell office:value-type="float" office:value="1808.631958">
                <text:p>1808.631958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1717.803345">
                <text:p>1717.803345</text:p>
              </table:table-cell>
              <table:table-cell office:value-type="float" office:value="1809.704834">
                <text:p>1809.704834</text:p>
              </table:table-cell>
              <table:table-cell office:value-type="float" office:value="1728.391479">
                <text:p>1728.391479</text:p>
              </table:table-cell>
              <table:table-cell office:value-type="float" office:value="1807.528198">
                <text:p>1807.528198</text:p>
              </table:table-cell>
            </table:table-row>
            <table:table-row>
              <table:table-cell office:value-type="float" office:value="144.2">
                <text:p>144.2</text:p>
              </table:table-cell>
              <table:table-cell office:value-type="float" office:value="1713.52832">
                <text:p>1713.52832</text:p>
              </table:table-cell>
              <table:table-cell office:value-type="float" office:value="1815.350098">
                <text:p>1815.350098</text:p>
              </table:table-cell>
              <table:table-cell office:value-type="float" office:value="1724.197754">
                <text:p>1724.197754</text:p>
              </table:table-cell>
              <table:table-cell office:value-type="float" office:value="1810.194946">
                <text:p>1810.194946</text:p>
              </table:table-cell>
            </table:table-row>
            <table:table-row>
              <table:table-cell office:value-type="float" office:value="144.4">
                <text:p>144.4</text:p>
              </table:table-cell>
              <table:table-cell office:value-type="float" office:value="1718.050049">
                <text:p>1718.050049</text:p>
              </table:table-cell>
              <table:table-cell office:value-type="float" office:value="1815.082642">
                <text:p>1815.082642</text:p>
              </table:table-cell>
              <table:table-cell office:value-type="float" office:value="1728.72522">
                <text:p>1728.72522</text:p>
              </table:table-cell>
              <table:table-cell office:value-type="float" office:value="1810.888306">
                <text:p>1810.888306</text:p>
              </table:table-cell>
            </table:table-row>
            <table:table-row>
              <table:table-cell office:value-type="float" office:value="144.6">
                <text:p>144.6</text:p>
              </table:table-cell>
              <table:table-cell office:value-type="float" office:value="1715.773071">
                <text:p>1715.773071</text:p>
              </table:table-cell>
              <table:table-cell office:value-type="float" office:value="1820.212524">
                <text:p>1820.212524</text:p>
              </table:table-cell>
              <table:table-cell office:value-type="float" office:value="1730.895874">
                <text:p>1730.895874</text:p>
              </table:table-cell>
              <table:table-cell office:value-type="float" office:value="1813.101807">
                <text:p>1813.101807</text:p>
              </table:table-cell>
            </table:table-row>
            <table:table-row>
              <table:table-cell office:value-type="float" office:value="144.8">
                <text:p>144.8</text:p>
              </table:table-cell>
              <table:table-cell office:value-type="float" office:value="1719.875244">
                <text:p>1719.875244</text:p>
              </table:table-cell>
              <table:table-cell office:value-type="float" office:value="1816.436523">
                <text:p>1816.436523</text:p>
              </table:table-cell>
              <table:table-cell office:value-type="float" office:value="1732.602783">
                <text:p>1732.602783</text:p>
              </table:table-cell>
              <table:table-cell office:value-type="float" office:value="1811.688965">
                <text:p>1811.688965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1720.682251">
                <text:p>1720.682251</text:p>
              </table:table-cell>
              <table:table-cell office:value-type="float" office:value="1817.415161">
                <text:p>1817.415161</text:p>
              </table:table-cell>
              <table:table-cell office:value-type="float" office:value="1734.435791">
                <text:p>1734.435791</text:p>
              </table:table-cell>
              <table:table-cell office:value-type="float" office:value="1813.601074">
                <text:p>1813.601074</text:p>
              </table:table-cell>
            </table:table-row>
            <table:table-row>
              <table:table-cell office:value-type="float" office:value="145.2">
                <text:p>145.2</text:p>
              </table:table-cell>
              <table:table-cell office:value-type="float" office:value="1718.313232">
                <text:p>1718.313232</text:p>
              </table:table-cell>
              <table:table-cell office:value-type="float" office:value="1819.737549">
                <text:p>1819.737549</text:p>
              </table:table-cell>
              <table:table-cell office:value-type="float" office:value="1731.394531">
                <text:p>1731.394531</text:p>
              </table:table-cell>
              <table:table-cell office:value-type="float" office:value="1814.88501">
                <text:p>1814.88501</text:p>
              </table:table-cell>
            </table:table-row>
            <table:table-row>
              <table:table-cell office:value-type="float" office:value="145.4">
                <text:p>145.4</text:p>
              </table:table-cell>
              <table:table-cell office:value-type="float" office:value="1719.001343">
                <text:p>1719.001343</text:p>
              </table:table-cell>
              <table:table-cell office:value-type="float" office:value="1821.606201">
                <text:p>1821.606201</text:p>
              </table:table-cell>
              <table:table-cell office:value-type="float" office:value="1733.781616">
                <text:p>1733.781616</text:p>
              </table:table-cell>
              <table:table-cell office:value-type="float" office:value="1814.753662">
                <text:p>1814.753662</text:p>
              </table:table-cell>
            </table:table-row>
            <table:table-row>
              <table:table-cell office:value-type="float" office:value="145.6">
                <text:p>145.6</text:p>
              </table:table-cell>
              <table:table-cell office:value-type="float" office:value="1720.724487">
                <text:p>1720.724487</text:p>
              </table:table-cell>
              <table:table-cell office:value-type="float" office:value="1818.171509">
                <text:p>1818.171509</text:p>
              </table:table-cell>
              <table:table-cell office:value-type="float" office:value="1733.944336">
                <text:p>1733.944336</text:p>
              </table:table-cell>
              <table:table-cell office:value-type="float" office:value="1813.654663">
                <text:p>1813.654663</text:p>
              </table:table-cell>
            </table:table-row>
            <table:table-row>
              <table:table-cell office:value-type="float" office:value="145.8">
                <text:p>145.8</text:p>
              </table:table-cell>
              <table:table-cell office:value-type="float" office:value="1718.964478">
                <text:p>1718.964478</text:p>
              </table:table-cell>
              <table:table-cell office:value-type="float" office:value="1821.82666">
                <text:p>1821.82666</text:p>
              </table:table-cell>
              <table:table-cell office:value-type="float" office:value="1730.645874">
                <text:p>1730.645874</text:p>
              </table:table-cell>
              <table:table-cell office:value-type="float" office:value="1817.881226">
                <text:p>1817.881226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1722.378052">
                <text:p>1722.378052</text:p>
              </table:table-cell>
              <table:table-cell office:value-type="float" office:value="1824.179321">
                <text:p>1824.179321</text:p>
              </table:table-cell>
              <table:table-cell office:value-type="float" office:value="1732.971802">
                <text:p>1732.971802</text:p>
              </table:table-cell>
              <table:table-cell office:value-type="float" office:value="1814.845947">
                <text:p>1814.845947</text:p>
              </table:table-cell>
            </table:table-row>
            <table:table-row>
              <table:table-cell office:value-type="float" office:value="146.2">
                <text:p>146.2</text:p>
              </table:table-cell>
              <table:table-cell office:value-type="float" office:value="1719.173828">
                <text:p>1719.173828</text:p>
              </table:table-cell>
              <table:table-cell office:value-type="float" office:value="1823.460938">
                <text:p>1823.460938</text:p>
              </table:table-cell>
              <table:table-cell office:value-type="float" office:value="1731.948486">
                <text:p>1731.948486</text:p>
              </table:table-cell>
              <table:table-cell office:value-type="float" office:value="1817.480225">
                <text:p>1817.480225</text:p>
              </table:table-cell>
            </table:table-row>
            <table:table-row>
              <table:table-cell office:value-type="float" office:value="146.4">
                <text:p>146.4</text:p>
              </table:table-cell>
              <table:table-cell office:value-type="float" office:value="1721.26355">
                <text:p>1721.26355</text:p>
              </table:table-cell>
              <table:table-cell office:value-type="float" office:value="1823.409912">
                <text:p>1823.409912</text:p>
              </table:table-cell>
              <table:table-cell office:value-type="float" office:value="1731.998291">
                <text:p>1731.998291</text:p>
              </table:table-cell>
              <table:table-cell office:value-type="float" office:value="1817.669067">
                <text:p>1817.669067</text:p>
              </table:table-cell>
            </table:table-row>
            <table:table-row>
              <table:table-cell office:value-type="float" office:value="146.6">
                <text:p>146.6</text:p>
              </table:table-cell>
              <table:table-cell office:value-type="float" office:value="1721.356323">
                <text:p>1721.356323</text:p>
              </table:table-cell>
              <table:table-cell office:value-type="float" office:value="1823.018555">
                <text:p>1823.018555</text:p>
              </table:table-cell>
              <table:table-cell office:value-type="float" office:value="1736.305908">
                <text:p>1736.305908</text:p>
              </table:table-cell>
              <table:table-cell office:value-type="float" office:value="1818.423218">
                <text:p>1818.423218</text:p>
              </table:table-cell>
            </table:table-row>
            <table:table-row>
              <table:table-cell office:value-type="float" office:value="146.8">
                <text:p>146.8</text:p>
              </table:table-cell>
              <table:table-cell office:value-type="float" office:value="1721.910522">
                <text:p>1721.910522</text:p>
              </table:table-cell>
              <table:table-cell office:value-type="float" office:value="1824.449097">
                <text:p>1824.449097</text:p>
              </table:table-cell>
              <table:table-cell office:value-type="float" office:value="1733.204712">
                <text:p>1733.204712</text:p>
              </table:table-cell>
              <table:table-cell office:value-type="float" office:value="1818.051025">
                <text:p>1818.051025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1721.50293">
                <text:p>1721.50293</text:p>
              </table:table-cell>
              <table:table-cell office:value-type="float" office:value="1823.260864">
                <text:p>1823.260864</text:p>
              </table:table-cell>
              <table:table-cell office:value-type="float" office:value="1734.822144">
                <text:p>1734.822144</text:p>
              </table:table-cell>
              <table:table-cell office:value-type="float" office:value="1818.953247">
                <text:p>1818.953247</text:p>
              </table:table-cell>
            </table:table-row>
            <table:table-row>
              <table:table-cell office:value-type="float" office:value="147.2">
                <text:p>147.2</text:p>
              </table:table-cell>
              <table:table-cell office:value-type="float" office:value="1723.533081">
                <text:p>1723.533081</text:p>
              </table:table-cell>
              <table:table-cell office:value-type="float" office:value="1821.713135">
                <text:p>1821.713135</text:p>
              </table:table-cell>
              <table:table-cell office:value-type="float" office:value="1733.994751">
                <text:p>1733.994751</text:p>
              </table:table-cell>
              <table:table-cell office:value-type="float" office:value="1820.111572">
                <text:p>1820.111572</text:p>
              </table:table-cell>
            </table:table-row>
            <table:table-row>
              <table:table-cell office:value-type="float" office:value="147.4">
                <text:p>147.4</text:p>
              </table:table-cell>
              <table:table-cell office:value-type="float" office:value="1722.692261">
                <text:p>1722.692261</text:p>
              </table:table-cell>
              <table:table-cell office:value-type="float" office:value="1823.271362">
                <text:p>1823.271362</text:p>
              </table:table-cell>
              <table:table-cell office:value-type="float" office:value="1735.86499">
                <text:p>1735.86499</text:p>
              </table:table-cell>
              <table:table-cell office:value-type="float" office:value="1820.32312">
                <text:p>1820.32312</text:p>
              </table:table-cell>
            </table:table-row>
            <table:table-row>
              <table:table-cell office:value-type="float" office:value="147.6">
                <text:p>147.6</text:p>
              </table:table-cell>
              <table:table-cell office:value-type="float" office:value="1718.605957">
                <text:p>1718.605957</text:p>
              </table:table-cell>
              <table:table-cell office:value-type="float" office:value="1780.743652">
                <text:p>1780.743652</text:p>
              </table:table-cell>
              <table:table-cell office:value-type="float" office:value="1732.195557">
                <text:p>1732.195557</text:p>
              </table:table-cell>
              <table:table-cell office:value-type="float" office:value="1777.352295">
                <text:p>1777.352295</text:p>
              </table:table-cell>
            </table:table-row>
            <table:table-row>
              <table:table-cell office:value-type="float" office:value="147.8">
                <text:p>147.8</text:p>
              </table:table-cell>
              <table:table-cell office:value-type="float" office:value="1689.264648">
                <text:p>1689.264648</text:p>
              </table:table-cell>
              <table:table-cell office:value-type="float" office:value="1807.089966">
                <text:p>1807.089966</text:p>
              </table:table-cell>
              <table:table-cell office:value-type="float" office:value="1695.552246">
                <text:p>1695.552246</text:p>
              </table:table-cell>
              <table:table-cell office:value-type="float" office:value="1806.267822">
                <text:p>1806.267822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1663.802368">
                <text:p>1663.802368</text:p>
              </table:table-cell>
              <table:table-cell office:value-type="float" office:value="1783.886597">
                <text:p>1783.886597</text:p>
              </table:table-cell>
              <table:table-cell office:value-type="float" office:value="1678.132324">
                <text:p>1678.132324</text:p>
              </table:table-cell>
              <table:table-cell office:value-type="float" office:value="1780.839355">
                <text:p>1780.839355</text:p>
              </table:table-cell>
            </table:table-row>
            <table:table-row>
              <table:table-cell office:value-type="float" office:value="148.2">
                <text:p>148.2</text:p>
              </table:table-cell>
              <table:table-cell office:value-type="float" office:value="1671.099365">
                <text:p>1671.099365</text:p>
              </table:table-cell>
              <table:table-cell office:value-type="float" office:value="1749.534912">
                <text:p>1749.534912</text:p>
              </table:table-cell>
              <table:table-cell office:value-type="float" office:value="1683.854492">
                <text:p>1683.854492</text:p>
              </table:table-cell>
              <table:table-cell office:value-type="float" office:value="1746.575928">
                <text:p>1746.575928</text:p>
              </table:table-cell>
            </table:table-row>
            <table:table-row>
              <table:table-cell office:value-type="float" office:value="148.4">
                <text:p>148.4</text:p>
              </table:table-cell>
              <table:table-cell office:value-type="float" office:value="1649.527344">
                <text:p>1649.527344</text:p>
              </table:table-cell>
              <table:table-cell office:value-type="float" office:value="1756.688721">
                <text:p>1756.688721</text:p>
              </table:table-cell>
              <table:table-cell office:value-type="float" office:value="1661.490967">
                <text:p>1661.490967</text:p>
              </table:table-cell>
              <table:table-cell office:value-type="float" office:value="1752.423096">
                <text:p>1752.423096</text:p>
              </table:table-cell>
            </table:table-row>
            <table:table-row>
              <table:table-cell office:value-type="float" office:value="148.6">
                <text:p>148.6</text:p>
              </table:table-cell>
              <table:table-cell office:value-type="float" office:value="1641.503906">
                <text:p>1641.503906</text:p>
              </table:table-cell>
              <table:table-cell office:value-type="float" office:value="1732.534668">
                <text:p>1732.534668</text:p>
              </table:table-cell>
              <table:table-cell office:value-type="float" office:value="1650.55188">
                <text:p>1650.55188</text:p>
              </table:table-cell>
              <table:table-cell office:value-type="float" office:value="1732.800781">
                <text:p>1732.800781</text:p>
              </table:table-cell>
            </table:table-row>
            <table:table-row>
              <table:table-cell office:value-type="float" office:value="148.8">
                <text:p>148.8</text:p>
              </table:table-cell>
              <table:table-cell office:value-type="float" office:value="1635.816162">
                <text:p>1635.816162</text:p>
              </table:table-cell>
              <table:table-cell office:value-type="float" office:value="1718.153198">
                <text:p>1718.153198</text:p>
              </table:table-cell>
              <table:table-cell office:value-type="float" office:value="1644.454224">
                <text:p>1644.454224</text:p>
              </table:table-cell>
              <table:table-cell office:value-type="float" office:value="1716.466064">
                <text:p>1716.466064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1618.763672">
                <text:p>1618.763672</text:p>
              </table:table-cell>
              <table:table-cell office:value-type="float" office:value="1717.378784">
                <text:p>1717.378784</text:p>
              </table:table-cell>
              <table:table-cell office:value-type="float" office:value="1638.613281">
                <text:p>1638.613281</text:p>
              </table:table-cell>
              <table:table-cell office:value-type="float" office:value="1702.510986">
                <text:p>1702.510986</text:p>
              </table:table-cell>
            </table:table-row>
            <table:table-row>
              <table:table-cell office:value-type="float" office:value="149.2">
                <text:p>149.2</text:p>
              </table:table-cell>
              <table:table-cell office:value-type="float" office:value="1629.425659">
                <text:p>1629.425659</text:p>
              </table:table-cell>
              <table:table-cell office:value-type="float" office:value="1698.184692">
                <text:p>1698.184692</text:p>
              </table:table-cell>
              <table:table-cell office:value-type="float" office:value="1626.339111">
                <text:p>1626.339111</text:p>
              </table:table-cell>
              <table:table-cell office:value-type="float" office:value="1699.6698">
                <text:p>1699.6698</text:p>
              </table:table-cell>
            </table:table-row>
            <table:table-row>
              <table:table-cell office:value-type="float" office:value="149.4">
                <text:p>149.4</text:p>
              </table:table-cell>
              <table:table-cell office:value-type="float" office:value="1614.895996">
                <text:p>1614.895996</text:p>
              </table:table-cell>
              <table:table-cell office:value-type="float" office:value="1681.543457">
                <text:p>1681.543457</text:p>
              </table:table-cell>
              <table:table-cell office:value-type="float" office:value="1626.686768">
                <text:p>1626.686768</text:p>
              </table:table-cell>
              <table:table-cell office:value-type="float" office:value="1684.299561">
                <text:p>1684.299561</text:p>
              </table:table-cell>
            </table:table-row>
            <table:table-row>
              <table:table-cell office:value-type="float" office:value="149.6">
                <text:p>149.6</text:p>
              </table:table-cell>
              <table:table-cell office:value-type="float" office:value="1610.844971">
                <text:p>1610.844971</text:p>
              </table:table-cell>
              <table:table-cell office:value-type="float" office:value="1678.903198">
                <text:p>1678.903198</text:p>
              </table:table-cell>
              <table:table-cell office:value-type="float" office:value="1617.354736">
                <text:p>1617.354736</text:p>
              </table:table-cell>
              <table:table-cell office:value-type="float" office:value="1679.773926">
                <text:p>1679.773926</text:p>
              </table:table-cell>
            </table:table-row>
            <table:table-row>
              <table:table-cell office:value-type="float" office:value="149.8">
                <text:p>149.8</text:p>
              </table:table-cell>
              <table:table-cell office:value-type="float" office:value="1604.393799">
                <text:p>1604.393799</text:p>
              </table:table-cell>
              <table:table-cell office:value-type="float" office:value="1668.947998">
                <text:p>1668.947998</text:p>
              </table:table-cell>
              <table:table-cell office:value-type="float" office:value="1611.866333">
                <text:p>1611.866333</text:p>
              </table:table-cell>
              <table:table-cell office:value-type="float" office:value="1666.270508">
                <text:p>1666.270508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598.177734">
                <text:p>1598.177734</text:p>
              </table:table-cell>
              <table:table-cell office:value-type="float" office:value="1665.073853">
                <text:p>1665.073853</text:p>
              </table:table-cell>
              <table:table-cell office:value-type="float" office:value="1611.275879">
                <text:p>1611.275879</text:p>
              </table:table-cell>
              <table:table-cell office:value-type="float" office:value="1655.727905">
                <text:p>1655.727905</text:p>
              </table:table-cell>
            </table:table-row>
            <table:table-row>
              <table:table-cell office:value-type="float" office:value="150.2">
                <text:p>150.2</text:p>
              </table:table-cell>
              <table:table-cell office:value-type="float" office:value="1601.528687">
                <text:p>1601.528687</text:p>
              </table:table-cell>
              <table:table-cell office:value-type="float" office:value="1655.765259">
                <text:p>1655.765259</text:p>
              </table:table-cell>
              <table:table-cell office:value-type="float" office:value="1599.819336">
                <text:p>1599.819336</text:p>
              </table:table-cell>
              <table:table-cell office:value-type="float" office:value="1654.030029">
                <text:p>1654.030029</text:p>
              </table:table-cell>
            </table:table-row>
            <table:table-row>
              <table:table-cell office:value-type="float" office:value="150.4">
                <text:p>150.4</text:p>
              </table:table-cell>
              <table:table-cell office:value-type="float" office:value="1591.491699">
                <text:p>1591.491699</text:p>
              </table:table-cell>
              <table:table-cell office:value-type="float" office:value="1645.807983">
                <text:p>1645.807983</text:p>
              </table:table-cell>
              <table:table-cell office:value-type="float" office:value="1598.307617">
                <text:p>1598.307617</text:p>
              </table:table-cell>
              <table:table-cell office:value-type="float" office:value="1647.451416">
                <text:p>1647.451416</text:p>
              </table:table-cell>
            </table:table-row>
            <table:table-row>
              <table:table-cell office:value-type="float" office:value="150.6">
                <text:p>150.6</text:p>
              </table:table-cell>
              <table:table-cell office:value-type="float" office:value="1587.821777">
                <text:p>1587.821777</text:p>
              </table:table-cell>
              <table:table-cell office:value-type="float" office:value="1643.906128">
                <text:p>1643.906128</text:p>
              </table:table-cell>
              <table:table-cell office:value-type="float" office:value="1593.607788">
                <text:p>1593.607788</text:p>
              </table:table-cell>
              <table:table-cell office:value-type="float" office:value="1641.448242">
                <text:p>1641.448242</text:p>
              </table:table-cell>
            </table:table-row>
            <table:table-row>
              <table:table-cell office:value-type="float" office:value="150.8">
                <text:p>150.8</text:p>
              </table:table-cell>
              <table:table-cell office:value-type="float" office:value="1585.462769">
                <text:p>1585.462769</text:p>
              </table:table-cell>
              <table:table-cell office:value-type="float" office:value="1635.24292">
                <text:p>1635.24292</text:p>
              </table:table-cell>
              <table:table-cell office:value-type="float" office:value="1591.300903">
                <text:p>1591.300903</text:p>
              </table:table-cell>
              <table:table-cell office:value-type="float" office:value="1637.931274">
                <text:p>1637.931274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1585.527832">
                <text:p>1585.527832</text:p>
              </table:table-cell>
              <table:table-cell office:value-type="float" office:value="1624.474243">
                <text:p>1624.474243</text:p>
              </table:table-cell>
              <table:table-cell office:value-type="float" office:value="1591.356323">
                <text:p>1591.356323</text:p>
              </table:table-cell>
              <table:table-cell office:value-type="float" office:value="1625.218384">
                <text:p>1625.218384</text:p>
              </table:table-cell>
            </table:table-row>
            <table:table-row>
              <table:table-cell office:value-type="float" office:value="151.2">
                <text:p>151.2</text:p>
              </table:table-cell>
              <table:table-cell office:value-type="float" office:value="1583.274292">
                <text:p>1583.274292</text:p>
              </table:table-cell>
              <table:table-cell office:value-type="float" office:value="1623.862061">
                <text:p>1623.862061</text:p>
              </table:table-cell>
              <table:table-cell office:value-type="float" office:value="1590.038574">
                <text:p>1590.038574</text:p>
              </table:table-cell>
              <table:table-cell office:value-type="float" office:value="1622.32019">
                <text:p>1622.32019</text:p>
              </table:table-cell>
            </table:table-row>
            <table:table-row>
              <table:table-cell office:value-type="float" office:value="151.4">
                <text:p>151.4</text:p>
              </table:table-cell>
              <table:table-cell office:value-type="float" office:value="1580.644043">
                <text:p>1580.644043</text:p>
              </table:table-cell>
              <table:table-cell office:value-type="float" office:value="1619.748291">
                <text:p>1619.748291</text:p>
              </table:table-cell>
              <table:table-cell office:value-type="float" office:value="1583.868774">
                <text:p>1583.868774</text:p>
              </table:table-cell>
              <table:table-cell office:value-type="float" office:value="1618.818604">
                <text:p>1618.818604</text:p>
              </table:table-cell>
            </table:table-row>
            <table:table-row>
              <table:table-cell office:value-type="float" office:value="151.6">
                <text:p>151.6</text:p>
              </table:table-cell>
              <table:table-cell office:value-type="float" office:value="1578.468994">
                <text:p>1578.468994</text:p>
              </table:table-cell>
              <table:table-cell office:value-type="float" office:value="1614.386475">
                <text:p>1614.386475</text:p>
              </table:table-cell>
              <table:table-cell office:value-type="float" office:value="1587.702637">
                <text:p>1587.702637</text:p>
              </table:table-cell>
              <table:table-cell office:value-type="float" office:value="1611.393066">
                <text:p>1611.393066</text:p>
              </table:table-cell>
            </table:table-row>
            <table:table-row>
              <table:table-cell office:value-type="float" office:value="151.8">
                <text:p>151.8</text:p>
              </table:table-cell>
              <table:table-cell office:value-type="float" office:value="1578.647095">
                <text:p>1578.647095</text:p>
              </table:table-cell>
              <table:table-cell office:value-type="float" office:value="1606.36499">
                <text:p>1606.36499</text:p>
              </table:table-cell>
              <table:table-cell office:value-type="float" office:value="1582.329102">
                <text:p>1582.329102</text:p>
              </table:table-cell>
              <table:table-cell office:value-type="float" office:value="1612.287354">
                <text:p>1612.287354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1573.476196">
                <text:p>1573.476196</text:p>
              </table:table-cell>
              <table:table-cell office:value-type="float" office:value="1607.914307">
                <text:p>1607.914307</text:p>
              </table:table-cell>
              <table:table-cell office:value-type="float" office:value="1583.922729">
                <text:p>1583.922729</text:p>
              </table:table-cell>
              <table:table-cell office:value-type="float" office:value="1604.083618">
                <text:p>1604.083618</text:p>
              </table:table-cell>
            </table:table-row>
            <table:table-row>
              <table:table-cell office:value-type="float" office:value="152.2">
                <text:p>152.2</text:p>
              </table:table-cell>
              <table:table-cell office:value-type="float" office:value="1574.126953">
                <text:p>1574.126953</text:p>
              </table:table-cell>
              <table:table-cell office:value-type="float" office:value="1603.535522">
                <text:p>1603.535522</text:p>
              </table:table-cell>
              <table:table-cell office:value-type="float" office:value="1580.890015">
                <text:p>1580.890015</text:p>
              </table:table-cell>
              <table:table-cell office:value-type="float" office:value="1601.704956">
                <text:p>1601.704956</text:p>
              </table:table-cell>
            </table:table-row>
            <table:table-row>
              <table:table-cell office:value-type="float" office:value="152.4">
                <text:p>152.4</text:p>
              </table:table-cell>
              <table:table-cell office:value-type="float" office:value="1574.178955">
                <text:p>1574.178955</text:p>
              </table:table-cell>
              <table:table-cell office:value-type="float" office:value="1600.270386">
                <text:p>1600.270386</text:p>
              </table:table-cell>
              <table:table-cell office:value-type="float" office:value="1577.584961">
                <text:p>1577.584961</text:p>
              </table:table-cell>
              <table:table-cell office:value-type="float" office:value="1604.106445">
                <text:p>1604.106445</text:p>
              </table:table-cell>
            </table:table-row>
            <table:table-row>
              <table:table-cell office:value-type="float" office:value="152.6">
                <text:p>152.6</text:p>
              </table:table-cell>
              <table:table-cell office:value-type="float" office:value="1570.550659">
                <text:p>1570.550659</text:p>
              </table:table-cell>
              <table:table-cell office:value-type="float" office:value="1596.974121">
                <text:p>1596.974121</text:p>
              </table:table-cell>
              <table:table-cell office:value-type="float" office:value="1577.586426">
                <text:p>1577.586426</text:p>
              </table:table-cell>
              <table:table-cell office:value-type="float" office:value="1595.5979">
                <text:p>1595.5979</text:p>
              </table:table-cell>
            </table:table-row>
            <table:table-row>
              <table:table-cell office:value-type="float" office:value="152.8">
                <text:p>152.8</text:p>
              </table:table-cell>
              <table:table-cell office:value-type="float" office:value="1570.971191">
                <text:p>1570.971191</text:p>
              </table:table-cell>
              <table:table-cell office:value-type="float" office:value="1591.719971">
                <text:p>1591.719971</text:p>
              </table:table-cell>
              <table:table-cell office:value-type="float" office:value="1574.229004">
                <text:p>1574.229004</text:p>
              </table:table-cell>
              <table:table-cell office:value-type="float" office:value="1599.104736">
                <text:p>1599.104736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1569.748169">
                <text:p>1569.748169</text:p>
              </table:table-cell>
              <table:table-cell office:value-type="float" office:value="1591.380371">
                <text:p>1591.380371</text:p>
              </table:table-cell>
              <table:table-cell office:value-type="float" office:value="1576.005249">
                <text:p>1576.005249</text:p>
              </table:table-cell>
              <table:table-cell office:value-type="float" office:value="1596.368896">
                <text:p>1596.368896</text:p>
              </table:table-cell>
            </table:table-row>
            <table:table-row>
              <table:table-cell office:value-type="float" office:value="153.2">
                <text:p>153.2</text:p>
              </table:table-cell>
              <table:table-cell office:value-type="float" office:value="1570.232422">
                <text:p>1570.232422</text:p>
              </table:table-cell>
              <table:table-cell office:value-type="float" office:value="1588.204956">
                <text:p>1588.204956</text:p>
              </table:table-cell>
              <table:table-cell office:value-type="float" office:value="1576.60022">
                <text:p>1576.60022</text:p>
              </table:table-cell>
              <table:table-cell office:value-type="float" office:value="1592.707764">
                <text:p>1592.707764</text:p>
              </table:table-cell>
            </table:table-row>
            <table:table-row>
              <table:table-cell office:value-type="float" office:value="153.4">
                <text:p>153.4</text:p>
              </table:table-cell>
              <table:table-cell office:value-type="float" office:value="1570.773438">
                <text:p>1570.773438</text:p>
              </table:table-cell>
              <table:table-cell office:value-type="float" office:value="1584.433228">
                <text:p>1584.433228</text:p>
              </table:table-cell>
              <table:table-cell office:value-type="float" office:value="1574.945557">
                <text:p>1574.945557</text:p>
              </table:table-cell>
              <table:table-cell office:value-type="float" office:value="1592.494629">
                <text:p>1592.494629</text:p>
              </table:table-cell>
            </table:table-row>
            <table:table-row>
              <table:table-cell office:value-type="float" office:value="153.6">
                <text:p>153.6</text:p>
              </table:table-cell>
              <table:table-cell office:value-type="float" office:value="1562.528076">
                <text:p>1562.528076</text:p>
              </table:table-cell>
              <table:table-cell office:value-type="float" office:value="1586.185913">
                <text:p>1586.185913</text:p>
              </table:table-cell>
              <table:table-cell office:value-type="float" office:value="1573.945312">
                <text:p>1573.945312</text:p>
              </table:table-cell>
              <table:table-cell office:value-type="float" office:value="1589.781006">
                <text:p>1589.781006</text:p>
              </table:table-cell>
            </table:table-row>
            <table:table-row>
              <table:table-cell office:value-type="float" office:value="153.8">
                <text:p>153.8</text:p>
              </table:table-cell>
              <table:table-cell office:value-type="float" office:value="1572.320068">
                <text:p>1572.320068</text:p>
              </table:table-cell>
              <table:table-cell office:value-type="float" office:value="1589.676392">
                <text:p>1589.676392</text:p>
              </table:table-cell>
              <table:table-cell office:value-type="float" office:value="1565.909424">
                <text:p>1565.909424</text:p>
              </table:table-cell>
              <table:table-cell office:value-type="float" office:value="1581.543213">
                <text:p>1581.543213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1566.374512">
                <text:p>1566.374512</text:p>
              </table:table-cell>
              <table:table-cell office:value-type="float" office:value="1589.416382">
                <text:p>1589.416382</text:p>
              </table:table-cell>
              <table:table-cell office:value-type="float" office:value="1569.710449">
                <text:p>1569.710449</text:p>
              </table:table-cell>
              <table:table-cell office:value-type="float" office:value="1582.18396">
                <text:p>1582.18396</text:p>
              </table:table-cell>
            </table:table-row>
            <table:table-row>
              <table:table-cell office:value-type="float" office:value="154.2">
                <text:p>154.2</text:p>
              </table:table-cell>
              <table:table-cell office:value-type="float" office:value="1565.407959">
                <text:p>1565.407959</text:p>
              </table:table-cell>
              <table:table-cell office:value-type="float" office:value="1584.435791">
                <text:p>1584.435791</text:p>
              </table:table-cell>
              <table:table-cell office:value-type="float" office:value="1567.480103">
                <text:p>1567.480103</text:p>
              </table:table-cell>
              <table:table-cell office:value-type="float" office:value="1584.097656">
                <text:p>1584.097656</text:p>
              </table:table-cell>
            </table:table-row>
            <table:table-row>
              <table:table-cell office:value-type="float" office:value="154.4">
                <text:p>154.4</text:p>
              </table:table-cell>
              <table:table-cell office:value-type="float" office:value="1567.866211">
                <text:p>1567.866211</text:p>
              </table:table-cell>
              <table:table-cell office:value-type="float" office:value="1580.730103">
                <text:p>1580.730103</text:p>
              </table:table-cell>
              <table:table-cell office:value-type="float" office:value="1568.219482">
                <text:p>1568.219482</text:p>
              </table:table-cell>
              <table:table-cell office:value-type="float" office:value="1581.162476">
                <text:p>1581.162476</text:p>
              </table:table-cell>
            </table:table-row>
            <table:table-row>
              <table:table-cell office:value-type="float" office:value="154.6">
                <text:p>154.6</text:p>
              </table:table-cell>
              <table:table-cell office:value-type="float" office:value="1569.398804">
                <text:p>1569.398804</text:p>
              </table:table-cell>
              <table:table-cell office:value-type="float" office:value="1580.587646">
                <text:p>1580.587646</text:p>
              </table:table-cell>
              <table:table-cell office:value-type="float" office:value="1564.513916">
                <text:p>1564.513916</text:p>
              </table:table-cell>
              <table:table-cell office:value-type="float" office:value="1583.69458">
                <text:p>1583.69458</text:p>
              </table:table-cell>
            </table:table-row>
            <table:table-row>
              <table:table-cell office:value-type="float" office:value="154.8">
                <text:p>154.8</text:p>
              </table:table-cell>
              <table:table-cell office:value-type="float" office:value="1565.857544">
                <text:p>1565.857544</text:p>
              </table:table-cell>
              <table:table-cell office:value-type="float" office:value="1579.648438">
                <text:p>1579.648438</text:p>
              </table:table-cell>
              <table:table-cell office:value-type="float" office:value="1570.749146">
                <text:p>1570.749146</text:p>
              </table:table-cell>
              <table:table-cell office:value-type="float" office:value="1576.527222">
                <text:p>1576.527222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1562.758423">
                <text:p>1562.758423</text:p>
              </table:table-cell>
              <table:table-cell office:value-type="float" office:value="1580.331665">
                <text:p>1580.331665</text:p>
              </table:table-cell>
              <table:table-cell office:value-type="float" office:value="1567.038208">
                <text:p>1567.038208</text:p>
              </table:table-cell>
              <table:table-cell office:value-type="float" office:value="1578.819946">
                <text:p>1578.819946</text:p>
              </table:table-cell>
            </table:table-row>
            <table:table-row>
              <table:table-cell office:value-type="float" office:value="155.2">
                <text:p>155.2</text:p>
              </table:table-cell>
              <table:table-cell office:value-type="float" office:value="1563.791992">
                <text:p>1563.791992</text:p>
              </table:table-cell>
              <table:table-cell office:value-type="float" office:value="1580.001587">
                <text:p>1580.001587</text:p>
              </table:table-cell>
              <table:table-cell office:value-type="float" office:value="1561.856689">
                <text:p>1561.856689</text:p>
              </table:table-cell>
              <table:table-cell office:value-type="float" office:value="1581.400269">
                <text:p>1581.400269</text:p>
              </table:table-cell>
            </table:table-row>
            <table:table-row>
              <table:table-cell office:value-type="float" office:value="155.4">
                <text:p>155.4</text:p>
              </table:table-cell>
              <table:table-cell office:value-type="float" office:value="1566.386475">
                <text:p>1566.386475</text:p>
              </table:table-cell>
              <table:table-cell office:value-type="float" office:value="1575.677002">
                <text:p>1575.677002</text:p>
              </table:table-cell>
              <table:table-cell office:value-type="float" office:value="1565.994751">
                <text:p>1565.994751</text:p>
              </table:table-cell>
              <table:table-cell office:value-type="float" office:value="1573.39502">
                <text:p>1573.39502</text:p>
              </table:table-cell>
            </table:table-row>
            <table:table-row>
              <table:table-cell office:value-type="float" office:value="155.6">
                <text:p>155.6</text:p>
              </table:table-cell>
              <table:table-cell office:value-type="float" office:value="1565.574219">
                <text:p>1565.574219</text:p>
              </table:table-cell>
              <table:table-cell office:value-type="float" office:value="1577.112671">
                <text:p>1577.112671</text:p>
              </table:table-cell>
              <table:table-cell office:value-type="float" office:value="1567.682861">
                <text:p>1567.682861</text:p>
              </table:table-cell>
              <table:table-cell office:value-type="float" office:value="1576.821533">
                <text:p>1576.821533</text:p>
              </table:table-cell>
            </table:table-row>
            <table:table-row>
              <table:table-cell office:value-type="float" office:value="155.8">
                <text:p>155.8</text:p>
              </table:table-cell>
              <table:table-cell office:value-type="float" office:value="1561.83728">
                <text:p>1561.83728</text:p>
              </table:table-cell>
              <table:table-cell office:value-type="float" office:value="1579.401611">
                <text:p>1579.401611</text:p>
              </table:table-cell>
              <table:table-cell office:value-type="float" office:value="1563.887207">
                <text:p>1563.887207</text:p>
              </table:table-cell>
              <table:table-cell office:value-type="float" office:value="1578.843628">
                <text:p>1578.843628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1568.208984">
                <text:p>1568.208984</text:p>
              </table:table-cell>
              <table:table-cell office:value-type="float" office:value="1571.200317">
                <text:p>1571.200317</text:p>
              </table:table-cell>
              <table:table-cell office:value-type="float" office:value="1568.514282">
                <text:p>1568.514282</text:p>
              </table:table-cell>
              <table:table-cell office:value-type="float" office:value="1573.483643">
                <text:p>1573.483643</text:p>
              </table:table-cell>
            </table:table-row>
            <table:table-row>
              <table:table-cell office:value-type="float" office:value="156.2">
                <text:p>156.2</text:p>
              </table:table-cell>
              <table:table-cell office:value-type="float" office:value="1565.977783">
                <text:p>1565.977783</text:p>
              </table:table-cell>
              <table:table-cell office:value-type="float" office:value="1570.141602">
                <text:p>1570.141602</text:p>
              </table:table-cell>
              <table:table-cell office:value-type="float" office:value="1565.744385">
                <text:p>1565.744385</text:p>
              </table:table-cell>
              <table:table-cell office:value-type="float" office:value="1571.49707">
                <text:p>1571.49707</text:p>
              </table:table-cell>
            </table:table-row>
            <table:table-row>
              <table:table-cell office:value-type="float" office:value="156.4">
                <text:p>156.4</text:p>
              </table:table-cell>
              <table:table-cell office:value-type="float" office:value="1563.269043">
                <text:p>1563.269043</text:p>
              </table:table-cell>
              <table:table-cell office:value-type="float" office:value="1574.408081">
                <text:p>1574.408081</text:p>
              </table:table-cell>
              <table:table-cell office:value-type="float" office:value="1567.100342">
                <text:p>1567.100342</text:p>
              </table:table-cell>
              <table:table-cell office:value-type="float" office:value="1571.322388">
                <text:p>1571.322388</text:p>
              </table:table-cell>
            </table:table-row>
            <table:table-row>
              <table:table-cell office:value-type="float" office:value="156.6">
                <text:p>156.6</text:p>
              </table:table-cell>
              <table:table-cell office:value-type="float" office:value="1566.622681">
                <text:p>1566.622681</text:p>
              </table:table-cell>
              <table:table-cell office:value-type="float" office:value="1573.459961">
                <text:p>1573.459961</text:p>
              </table:table-cell>
              <table:table-cell office:value-type="float" office:value="1569.304443">
                <text:p>1569.304443</text:p>
              </table:table-cell>
              <table:table-cell office:value-type="float" office:value="1572.258667">
                <text:p>1572.258667</text:p>
              </table:table-cell>
            </table:table-row>
            <table:table-row>
              <table:table-cell office:value-type="float" office:value="156.8">
                <text:p>156.8</text:p>
              </table:table-cell>
              <table:table-cell office:value-type="float" office:value="1571.259033">
                <text:p>1571.259033</text:p>
              </table:table-cell>
              <table:table-cell office:value-type="float" office:value="1582.322388">
                <text:p>1582.322388</text:p>
              </table:table-cell>
              <table:table-cell office:value-type="float" office:value="1555.789673">
                <text:p>1555.789673</text:p>
              </table:table-cell>
              <table:table-cell office:value-type="float" office:value="1565.492188">
                <text:p>1565.492188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1572.098633">
                <text:p>1572.098633</text:p>
              </table:table-cell>
              <table:table-cell office:value-type="float" office:value="1618.075928">
                <text:p>1618.075928</text:p>
              </table:table-cell>
              <table:table-cell office:value-type="float" office:value="1527.213135">
                <text:p>1527.213135</text:p>
              </table:table-cell>
              <table:table-cell office:value-type="float" office:value="1557.76062">
                <text:p>1557.76062</text:p>
              </table:table-cell>
            </table:table-row>
            <table:table-row>
              <table:table-cell office:value-type="float" office:value="157.2">
                <text:p>157.2</text:p>
              </table:table-cell>
              <table:table-cell office:value-type="float" office:value="1570.368164">
                <text:p>1570.368164</text:p>
              </table:table-cell>
              <table:table-cell office:value-type="float" office:value="1591.988892">
                <text:p>1591.988892</text:p>
              </table:table-cell>
              <table:table-cell office:value-type="float" office:value="1565.175781">
                <text:p>1565.175781</text:p>
              </table:table-cell>
              <table:table-cell office:value-type="float" office:value="1599.512817">
                <text:p>1599.512817</text:p>
              </table:table-cell>
            </table:table-row>
            <table:table-row>
              <table:table-cell office:value-type="float" office:value="157.4">
                <text:p>157.4</text:p>
              </table:table-cell>
              <table:table-cell office:value-type="float" office:value="1593.383789">
                <text:p>1593.383789</text:p>
              </table:table-cell>
              <table:table-cell office:value-type="float" office:value="1617.586304">
                <text:p>1617.586304</text:p>
              </table:table-cell>
              <table:table-cell office:value-type="float" office:value="1591.462524">
                <text:p>1591.462524</text:p>
              </table:table-cell>
              <table:table-cell office:value-type="float" office:value="1629.844971">
                <text:p>1629.844971</text:p>
              </table:table-cell>
            </table:table-row>
            <table:table-row>
              <table:table-cell office:value-type="float" office:value="157.6">
                <text:p>157.6</text:p>
              </table:table-cell>
              <table:table-cell office:value-type="float" office:value="1629.320435">
                <text:p>1629.320435</text:p>
              </table:table-cell>
              <table:table-cell office:value-type="float" office:value="1657.421509">
                <text:p>1657.421509</text:p>
              </table:table-cell>
              <table:table-cell office:value-type="float" office:value="1640.947021">
                <text:p>1640.947021</text:p>
              </table:table-cell>
              <table:table-cell office:value-type="float" office:value="1663.186157">
                <text:p>1663.186157</text:p>
              </table:table-cell>
            </table:table-row>
            <table:table-row>
              <table:table-cell office:value-type="float" office:value="157.8">
                <text:p>157.8</text:p>
              </table:table-cell>
              <table:table-cell office:value-type="float" office:value="1684.104126">
                <text:p>1684.104126</text:p>
              </table:table-cell>
              <table:table-cell office:value-type="float" office:value="1689.556641">
                <text:p>1689.556641</text:p>
              </table:table-cell>
              <table:table-cell office:value-type="float" office:value="1693.389282">
                <text:p>1693.389282</text:p>
              </table:table-cell>
              <table:table-cell office:value-type="float" office:value="1691.196167">
                <text:p>1691.196167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1713.806763">
                <text:p>1713.806763</text:p>
              </table:table-cell>
              <table:table-cell office:value-type="float" office:value="1718.693481">
                <text:p>1718.693481</text:p>
              </table:table-cell>
              <table:table-cell office:value-type="float" office:value="1729.246704">
                <text:p>1729.246704</text:p>
              </table:table-cell>
              <table:table-cell office:value-type="float" office:value="1710.468262">
                <text:p>1710.468262</text:p>
              </table:table-cell>
            </table:table-row>
            <table:table-row>
              <table:table-cell office:value-type="float" office:value="158.2">
                <text:p>158.2</text:p>
              </table:table-cell>
              <table:table-cell office:value-type="float" office:value="1731.245361">
                <text:p>1731.245361</text:p>
              </table:table-cell>
              <table:table-cell office:value-type="float" office:value="1772.910889">
                <text:p>1772.910889</text:p>
              </table:table-cell>
              <table:table-cell office:value-type="float" office:value="1739.662354">
                <text:p>1739.662354</text:p>
              </table:table-cell>
              <table:table-cell office:value-type="float" office:value="1767.036621">
                <text:p>1767.036621</text:p>
              </table:table-cell>
            </table:table-row>
            <table:table-row>
              <table:table-cell office:value-type="float" office:value="158.4">
                <text:p>158.4</text:p>
              </table:table-cell>
              <table:table-cell office:value-type="float" office:value="1734.263672">
                <text:p>1734.263672</text:p>
              </table:table-cell>
              <table:table-cell office:value-type="float" office:value="1799.414307">
                <text:p>1799.414307</text:p>
              </table:table-cell>
              <table:table-cell office:value-type="float" office:value="1745.237793">
                <text:p>1745.237793</text:p>
              </table:table-cell>
              <table:table-cell office:value-type="float" office:value="1788.307129">
                <text:p>1788.307129</text:p>
              </table:table-cell>
            </table:table-row>
            <table:table-row>
              <table:table-cell office:value-type="float" office:value="158.6">
                <text:p>158.6</text:p>
              </table:table-cell>
              <table:table-cell office:value-type="float" office:value="1733.960693">
                <text:p>1733.960693</text:p>
              </table:table-cell>
              <table:table-cell office:value-type="float" office:value="1784.58313">
                <text:p>1784.58313</text:p>
              </table:table-cell>
              <table:table-cell office:value-type="float" office:value="1739.003052">
                <text:p>1739.003052</text:p>
              </table:table-cell>
              <table:table-cell office:value-type="float" office:value="1776.709839">
                <text:p>1776.709839</text:p>
              </table:table-cell>
            </table:table-row>
            <table:table-row>
              <table:table-cell office:value-type="float" office:value="158.8">
                <text:p>158.8</text:p>
              </table:table-cell>
              <table:table-cell office:value-type="float" office:value="1711.24292">
                <text:p>1711.24292</text:p>
              </table:table-cell>
              <table:table-cell office:value-type="float" office:value="1824.90332">
                <text:p>1824.90332</text:p>
              </table:table-cell>
              <table:table-cell office:value-type="float" office:value="1709.824707">
                <text:p>1709.824707</text:p>
              </table:table-cell>
              <table:table-cell office:value-type="float" office:value="1826.658936">
                <text:p>1826.658936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1708.044312">
                <text:p>1708.044312</text:p>
              </table:table-cell>
              <table:table-cell office:value-type="float" office:value="1796.251587">
                <text:p>1796.251587</text:p>
              </table:table-cell>
              <table:table-cell office:value-type="float" office:value="1713.243774">
                <text:p>1713.243774</text:p>
              </table:table-cell>
              <table:table-cell office:value-type="float" office:value="1807.86084">
                <text:p>1807.86084</text:p>
              </table:table-cell>
            </table:table-row>
            <table:table-row>
              <table:table-cell office:value-type="float" office:value="159.2">
                <text:p>159.2</text:p>
              </table:table-cell>
              <table:table-cell office:value-type="float" office:value="1722.09375">
                <text:p>1722.09375</text:p>
              </table:table-cell>
              <table:table-cell office:value-type="float" office:value="1797.28833">
                <text:p>1797.28833</text:p>
              </table:table-cell>
              <table:table-cell office:value-type="float" office:value="1734.311035">
                <text:p>1734.311035</text:p>
              </table:table-cell>
              <table:table-cell office:value-type="float" office:value="1787.798828">
                <text:p>1787.798828</text:p>
              </table:table-cell>
            </table:table-row>
            <table:table-row>
              <table:table-cell office:value-type="float" office:value="159.4">
                <text:p>159.4</text:p>
              </table:table-cell>
              <table:table-cell office:value-type="float" office:value="1712.682861">
                <text:p>1712.682861</text:p>
              </table:table-cell>
              <table:table-cell office:value-type="float" office:value="1772.735474">
                <text:p>1772.735474</text:p>
              </table:table-cell>
              <table:table-cell office:value-type="float" office:value="1721.18103">
                <text:p>1721.18103</text:p>
              </table:table-cell>
              <table:table-cell office:value-type="float" office:value="1771.112549">
                <text:p>1771.112549</text:p>
              </table:table-cell>
            </table:table-row>
            <table:table-row>
              <table:table-cell office:value-type="float" office:value="159.6">
                <text:p>159.6</text:p>
              </table:table-cell>
              <table:table-cell office:value-type="float" office:value="1675.192139">
                <text:p>1675.192139</text:p>
              </table:table-cell>
              <table:table-cell office:value-type="float" office:value="1798.052612">
                <text:p>1798.052612</text:p>
              </table:table-cell>
              <table:table-cell office:value-type="float" office:value="1681.664673">
                <text:p>1681.664673</text:p>
              </table:table-cell>
              <table:table-cell office:value-type="float" office:value="1803.465088">
                <text:p>1803.465088</text:p>
              </table:table-cell>
            </table:table-row>
            <table:table-row>
              <table:table-cell office:value-type="float" office:value="159.8">
                <text:p>159.8</text:p>
              </table:table-cell>
              <table:table-cell office:value-type="float" office:value="1664.708618">
                <text:p>1664.708618</text:p>
              </table:table-cell>
              <table:table-cell office:value-type="float" office:value="1766.935059">
                <text:p>1766.935059</text:p>
              </table:table-cell>
              <table:table-cell office:value-type="float" office:value="1673.900024">
                <text:p>1673.900024</text:p>
              </table:table-cell>
              <table:table-cell office:value-type="float" office:value="1765.998047">
                <text:p>1765.998047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670.04248">
                <text:p>1670.04248</text:p>
              </table:table-cell>
              <table:table-cell office:value-type="float" office:value="1749.126221">
                <text:p>1749.126221</text:p>
              </table:table-cell>
              <table:table-cell office:value-type="float" office:value="1678.008789">
                <text:p>1678.008789</text:p>
              </table:table-cell>
              <table:table-cell office:value-type="float" office:value="1746.849121">
                <text:p>1746.849121</text:p>
              </table:table-cell>
            </table:table-row>
            <table:table-row>
              <table:table-cell office:value-type="float" office:value="160.2">
                <text:p>160.2</text:p>
              </table:table-cell>
              <table:table-cell office:value-type="float" office:value="1648.412354">
                <text:p>1648.412354</text:p>
              </table:table-cell>
              <table:table-cell office:value-type="float" office:value="1747.068237">
                <text:p>1747.068237</text:p>
              </table:table-cell>
              <table:table-cell office:value-type="float" office:value="1657.647827">
                <text:p>1657.647827</text:p>
              </table:table-cell>
              <table:table-cell office:value-type="float" office:value="1741.986572">
                <text:p>1741.986572</text:p>
              </table:table-cell>
            </table:table-row>
            <table:table-row>
              <table:table-cell office:value-type="float" office:value="160.4">
                <text:p>160.4</text:p>
              </table:table-cell>
              <table:table-cell office:value-type="float" office:value="1644.307129">
                <text:p>1644.307129</text:p>
              </table:table-cell>
              <table:table-cell office:value-type="float" office:value="1727.153809">
                <text:p>1727.153809</text:p>
              </table:table-cell>
              <table:table-cell office:value-type="float" office:value="1652.337158">
                <text:p>1652.337158</text:p>
              </table:table-cell>
              <table:table-cell office:value-type="float" office:value="1725.738647">
                <text:p>1725.738647</text:p>
              </table:table-cell>
            </table:table-row>
            <table:table-row>
              <table:table-cell office:value-type="float" office:value="160.6">
                <text:p>160.6</text:p>
              </table:table-cell>
              <table:table-cell office:value-type="float" office:value="1633.871826">
                <text:p>1633.871826</text:p>
              </table:table-cell>
              <table:table-cell office:value-type="float" office:value="1718.73645">
                <text:p>1718.73645</text:p>
              </table:table-cell>
              <table:table-cell office:value-type="float" office:value="1644.344727">
                <text:p>1644.344727</text:p>
              </table:table-cell>
              <table:table-cell office:value-type="float" office:value="1716.263184">
                <text:p>1716.263184</text:p>
              </table:table-cell>
            </table:table-row>
            <table:table-row>
              <table:table-cell office:value-type="float" office:value="160.8">
                <text:p>160.8</text:p>
              </table:table-cell>
              <table:table-cell office:value-type="float" office:value="1628.108154">
                <text:p>1628.108154</text:p>
              </table:table-cell>
              <table:table-cell office:value-type="float" office:value="1714.577148">
                <text:p>1714.577148</text:p>
              </table:table-cell>
              <table:table-cell office:value-type="float" office:value="1628.734619">
                <text:p>1628.734619</text:p>
              </table:table-cell>
              <table:table-cell office:value-type="float" office:value="1707.505493">
                <text:p>1707.505493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1625.949829">
                <text:p>1625.949829</text:p>
              </table:table-cell>
              <table:table-cell office:value-type="float" office:value="1695.507935">
                <text:p>1695.507935</text:p>
              </table:table-cell>
              <table:table-cell office:value-type="float" office:value="1632.067383">
                <text:p>1632.067383</text:p>
              </table:table-cell>
              <table:table-cell office:value-type="float" office:value="1700.184082">
                <text:p>1700.184082</text:p>
              </table:table-cell>
            </table:table-row>
            <table:table-row>
              <table:table-cell office:value-type="float" office:value="161.2">
                <text:p>161.2</text:p>
              </table:table-cell>
              <table:table-cell office:value-type="float" office:value="1615.428101">
                <text:p>1615.428101</text:p>
              </table:table-cell>
              <table:table-cell office:value-type="float" office:value="1689.677246">
                <text:p>1689.677246</text:p>
              </table:table-cell>
              <table:table-cell office:value-type="float" office:value="1623.805908">
                <text:p>1623.805908</text:p>
              </table:table-cell>
              <table:table-cell office:value-type="float" office:value="1691.190918">
                <text:p>1691.190918</text:p>
              </table:table-cell>
            </table:table-row>
            <table:table-row>
              <table:table-cell office:value-type="float" office:value="161.4">
                <text:p>161.4</text:p>
              </table:table-cell>
              <table:table-cell office:value-type="float" office:value="1610.229614">
                <text:p>1610.229614</text:p>
              </table:table-cell>
              <table:table-cell office:value-type="float" office:value="1680.530884">
                <text:p>1680.530884</text:p>
              </table:table-cell>
              <table:table-cell office:value-type="float" office:value="1619.820557">
                <text:p>1619.820557</text:p>
              </table:table-cell>
              <table:table-cell office:value-type="float" office:value="1676.617188">
                <text:p>1676.617188</text:p>
              </table:table-cell>
            </table:table-row>
            <table:table-row>
              <table:table-cell office:value-type="float" office:value="161.6">
                <text:p>161.6</text:p>
              </table:table-cell>
              <table:table-cell office:value-type="float" office:value="1605.44751">
                <text:p>1605.44751</text:p>
              </table:table-cell>
              <table:table-cell office:value-type="float" office:value="1672.92749">
                <text:p>1672.92749</text:p>
              </table:table-cell>
              <table:table-cell office:value-type="float" office:value="1614.07373">
                <text:p>1614.07373</text:p>
              </table:table-cell>
              <table:table-cell office:value-type="float" office:value="1672.214355">
                <text:p>1672.214355</text:p>
              </table:table-cell>
            </table:table-row>
            <table:table-row>
              <table:table-cell office:value-type="float" office:value="161.8">
                <text:p>161.8</text:p>
              </table:table-cell>
              <table:table-cell office:value-type="float" office:value="1602.894531">
                <text:p>1602.894531</text:p>
              </table:table-cell>
              <table:table-cell office:value-type="float" office:value="1662.529907">
                <text:p>1662.529907</text:p>
              </table:table-cell>
              <table:table-cell office:value-type="float" office:value="1609.755493">
                <text:p>1609.755493</text:p>
              </table:table-cell>
              <table:table-cell office:value-type="float" office:value="1660.538208">
                <text:p>1660.538208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1596.127441">
                <text:p>1596.127441</text:p>
              </table:table-cell>
              <table:table-cell office:value-type="float" office:value="1658.906372">
                <text:p>1658.906372</text:p>
              </table:table-cell>
              <table:table-cell office:value-type="float" office:value="1600.553223">
                <text:p>1600.553223</text:p>
              </table:table-cell>
              <table:table-cell office:value-type="float" office:value="1653.54834">
                <text:p>1653.54834</text:p>
              </table:table-cell>
            </table:table-row>
            <table:table-row>
              <table:table-cell office:value-type="float" office:value="162.2">
                <text:p>162.2</text:p>
              </table:table-cell>
              <table:table-cell office:value-type="float" office:value="1593.431885">
                <text:p>1593.431885</text:p>
              </table:table-cell>
              <table:table-cell office:value-type="float" office:value="1650.913696">
                <text:p>1650.913696</text:p>
              </table:table-cell>
              <table:table-cell office:value-type="float" office:value="1599.020874">
                <text:p>1599.020874</text:p>
              </table:table-cell>
              <table:table-cell office:value-type="float" office:value="1649.338501">
                <text:p>1649.338501</text:p>
              </table:table-cell>
            </table:table-row>
            <table:table-row>
              <table:table-cell office:value-type="float" office:value="162.4">
                <text:p>162.4</text:p>
              </table:table-cell>
              <table:table-cell office:value-type="float" office:value="1591.356567">
                <text:p>1591.356567</text:p>
              </table:table-cell>
              <table:table-cell office:value-type="float" office:value="1641.006348">
                <text:p>1641.006348</text:p>
              </table:table-cell>
              <table:table-cell office:value-type="float" office:value="1594.822632">
                <text:p>1594.822632</text:p>
              </table:table-cell>
              <table:table-cell office:value-type="float" office:value="1642.210815">
                <text:p>1642.210815</text:p>
              </table:table-cell>
            </table:table-row>
            <table:table-row>
              <table:table-cell office:value-type="float" office:value="162.6">
                <text:p>162.6</text:p>
              </table:table-cell>
              <table:table-cell office:value-type="float" office:value="1584.133789">
                <text:p>1584.133789</text:p>
              </table:table-cell>
              <table:table-cell office:value-type="float" office:value="1641.42749">
                <text:p>1641.42749</text:p>
              </table:table-cell>
              <table:table-cell office:value-type="float" office:value="1592.541382">
                <text:p>1592.541382</text:p>
              </table:table-cell>
              <table:table-cell office:value-type="float" office:value="1633.650391">
                <text:p>1633.650391</text:p>
              </table:table-cell>
            </table:table-row>
            <table:table-row>
              <table:table-cell office:value-type="float" office:value="162.8">
                <text:p>162.8</text:p>
              </table:table-cell>
              <table:table-cell office:value-type="float" office:value="1585.539429">
                <text:p>1585.539429</text:p>
              </table:table-cell>
              <table:table-cell office:value-type="float" office:value="1629.361572">
                <text:p>1629.361572</text:p>
              </table:table-cell>
              <table:table-cell office:value-type="float" office:value="1585.583984">
                <text:p>1585.583984</text:p>
              </table:table-cell>
              <table:table-cell office:value-type="float" office:value="1631.494141">
                <text:p>1631.494141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1585.063721">
                <text:p>1585.063721</text:p>
              </table:table-cell>
              <table:table-cell office:value-type="float" office:value="1625.031616">
                <text:p>1625.031616</text:p>
              </table:table-cell>
              <table:table-cell office:value-type="float" office:value="1589.174561">
                <text:p>1589.174561</text:p>
              </table:table-cell>
              <table:table-cell office:value-type="float" office:value="1624.525269">
                <text:p>1624.525269</text:p>
              </table:table-cell>
            </table:table-row>
            <table:table-row>
              <table:table-cell office:value-type="float" office:value="163.2">
                <text:p>163.2</text:p>
              </table:table-cell>
              <table:table-cell office:value-type="float" office:value="1579.040894">
                <text:p>1579.040894</text:p>
              </table:table-cell>
              <table:table-cell office:value-type="float" office:value="1621.381958">
                <text:p>1621.381958</text:p>
              </table:table-cell>
              <table:table-cell office:value-type="float" office:value="1584.578369">
                <text:p>1584.578369</text:p>
              </table:table-cell>
              <table:table-cell office:value-type="float" office:value="1618.559204">
                <text:p>1618.559204</text:p>
              </table:table-cell>
            </table:table-row>
            <table:table-row>
              <table:table-cell office:value-type="float" office:value="163.4">
                <text:p>163.4</text:p>
              </table:table-cell>
              <table:table-cell office:value-type="float" office:value="1576.886597">
                <text:p>1576.886597</text:p>
              </table:table-cell>
              <table:table-cell office:value-type="float" office:value="1615.510742">
                <text:p>1615.510742</text:p>
              </table:table-cell>
              <table:table-cell office:value-type="float" office:value="1580.755127">
                <text:p>1580.755127</text:p>
              </table:table-cell>
              <table:table-cell office:value-type="float" office:value="1617.025635">
                <text:p>1617.025635</text:p>
              </table:table-cell>
            </table:table-row>
            <table:table-row>
              <table:table-cell office:value-type="float" office:value="163.6">
                <text:p>163.6</text:p>
              </table:table-cell>
              <table:table-cell office:value-type="float" office:value="1579.775391">
                <text:p>1579.775391</text:p>
              </table:table-cell>
              <table:table-cell office:value-type="float" office:value="1607.478516">
                <text:p>1607.478516</text:p>
              </table:table-cell>
              <table:table-cell office:value-type="float" office:value="1583.623535">
                <text:p>1583.623535</text:p>
              </table:table-cell>
              <table:table-cell office:value-type="float" office:value="1609.046509">
                <text:p>1609.046509</text:p>
              </table:table-cell>
            </table:table-row>
            <table:table-row>
              <table:table-cell office:value-type="float" office:value="163.8">
                <text:p>163.8</text:p>
              </table:table-cell>
              <table:table-cell office:value-type="float" office:value="1573.04126">
                <text:p>1573.04126</text:p>
              </table:table-cell>
              <table:table-cell office:value-type="float" office:value="1609.393921">
                <text:p>1609.393921</text:p>
              </table:table-cell>
              <table:table-cell office:value-type="float" office:value="1577.469971">
                <text:p>1577.469971</text:p>
              </table:table-cell>
              <table:table-cell office:value-type="float" office:value="1607.528076">
                <text:p>1607.528076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1573.480103">
                <text:p>1573.480103</text:p>
              </table:table-cell>
              <table:table-cell office:value-type="float" office:value="1604.378662">
                <text:p>1604.378662</text:p>
              </table:table-cell>
              <table:table-cell office:value-type="float" office:value="1577.46875">
                <text:p>1577.46875</text:p>
              </table:table-cell>
              <table:table-cell office:value-type="float" office:value="1602.94812">
                <text:p>1602.94812</text:p>
              </table:table-cell>
            </table:table-row>
            <table:table-row>
              <table:table-cell office:value-type="float" office:value="164.2">
                <text:p>164.2</text:p>
              </table:table-cell>
              <table:table-cell office:value-type="float" office:value="1569.798584">
                <text:p>1569.798584</text:p>
              </table:table-cell>
              <table:table-cell office:value-type="float" office:value="1600.760376">
                <text:p>1600.760376</text:p>
              </table:table-cell>
              <table:table-cell office:value-type="float" office:value="1575.106201">
                <text:p>1575.106201</text:p>
              </table:table-cell>
              <table:table-cell office:value-type="float" office:value="1603.474854">
                <text:p>1603.474854</text:p>
              </table:table-cell>
            </table:table-row>
            <table:table-row>
              <table:table-cell office:value-type="float" office:value="164.4">
                <text:p>164.4</text:p>
              </table:table-cell>
              <table:table-cell office:value-type="float" office:value="1572.007202">
                <text:p>1572.007202</text:p>
              </table:table-cell>
              <table:table-cell office:value-type="float" office:value="1593.457153">
                <text:p>1593.457153</text:p>
              </table:table-cell>
              <table:table-cell office:value-type="float" office:value="1572.384521">
                <text:p>1572.384521</text:p>
              </table:table-cell>
              <table:table-cell office:value-type="float" office:value="1598.365234">
                <text:p>1598.365234</text:p>
              </table:table-cell>
            </table:table-row>
            <table:table-row>
              <table:table-cell office:value-type="float" office:value="164.6">
                <text:p>164.6</text:p>
              </table:table-cell>
              <table:table-cell office:value-type="float" office:value="1570.715942">
                <text:p>1570.715942</text:p>
              </table:table-cell>
              <table:table-cell office:value-type="float" office:value="1593.838257">
                <text:p>1593.838257</text:p>
              </table:table-cell>
              <table:table-cell office:value-type="float" office:value="1575.493286">
                <text:p>1575.493286</text:p>
              </table:table-cell>
              <table:table-cell office:value-type="float" office:value="1595.397339">
                <text:p>1595.397339</text:p>
              </table:table-cell>
            </table:table-row>
            <table:table-row>
              <table:table-cell office:value-type="float" office:value="164.8">
                <text:p>164.8</text:p>
              </table:table-cell>
              <table:table-cell office:value-type="float" office:value="1570.005005">
                <text:p>1570.005005</text:p>
              </table:table-cell>
              <table:table-cell office:value-type="float" office:value="1591.92627">
                <text:p>1591.92627</text:p>
              </table:table-cell>
              <table:table-cell office:value-type="float" office:value="1575.388184">
                <text:p>1575.388184</text:p>
              </table:table-cell>
              <table:table-cell office:value-type="float" office:value="1589.549438">
                <text:p>1589.549438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1570.583374">
                <text:p>1570.583374</text:p>
              </table:table-cell>
              <table:table-cell office:value-type="float" office:value="1588.239014">
                <text:p>1588.239014</text:p>
              </table:table-cell>
              <table:table-cell office:value-type="float" office:value="1571.386719">
                <text:p>1571.386719</text:p>
              </table:table-cell>
              <table:table-cell office:value-type="float" office:value="1591.148315">
                <text:p>1591.148315</text:p>
              </table:table-cell>
            </table:table-row>
            <table:table-row>
              <table:table-cell office:value-type="float" office:value="165.2">
                <text:p>165.2</text:p>
              </table:table-cell>
              <table:table-cell office:value-type="float" office:value="1569.636475">
                <text:p>1569.636475</text:p>
              </table:table-cell>
              <table:table-cell office:value-type="float" office:value="1589.304443">
                <text:p>1589.304443</text:p>
              </table:table-cell>
              <table:table-cell office:value-type="float" office:value="1572.460571">
                <text:p>1572.460571</text:p>
              </table:table-cell>
              <table:table-cell office:value-type="float" office:value="1588.43103">
                <text:p>1588.43103</text:p>
              </table:table-cell>
            </table:table-row>
            <table:table-row>
              <table:table-cell office:value-type="float" office:value="165.4">
                <text:p>165.4</text:p>
              </table:table-cell>
              <table:table-cell office:value-type="float" office:value="1566.039185">
                <text:p>1566.039185</text:p>
              </table:table-cell>
              <table:table-cell office:value-type="float" office:value="1584.488037">
                <text:p>1584.488037</text:p>
              </table:table-cell>
              <table:table-cell office:value-type="float" office:value="1571.44873">
                <text:p>1571.44873</text:p>
              </table:table-cell>
              <table:table-cell office:value-type="float" office:value="1584.567139">
                <text:p>1584.567139</text:p>
              </table:table-cell>
            </table:table-row>
            <table:table-row>
              <table:table-cell office:value-type="float" office:value="165.6">
                <text:p>165.6</text:p>
              </table:table-cell>
              <table:table-cell office:value-type="float" office:value="1569.361328">
                <text:p>1569.361328</text:p>
              </table:table-cell>
              <table:table-cell office:value-type="float" office:value="1581.868408">
                <text:p>1581.868408</text:p>
              </table:table-cell>
              <table:table-cell office:value-type="float" office:value="1572.11499">
                <text:p>1572.11499</text:p>
              </table:table-cell>
              <table:table-cell office:value-type="float" office:value="1587.265869">
                <text:p>1587.265869</text:p>
              </table:table-cell>
            </table:table-row>
            <table:table-row>
              <table:table-cell office:value-type="float" office:value="165.8">
                <text:p>165.8</text:p>
              </table:table-cell>
              <table:table-cell office:value-type="float" office:value="1568.490234">
                <text:p>1568.490234</text:p>
              </table:table-cell>
              <table:table-cell office:value-type="float" office:value="1584.321899">
                <text:p>1584.321899</text:p>
              </table:table-cell>
              <table:table-cell office:value-type="float" office:value="1564.646973">
                <text:p>1564.646973</text:p>
              </table:table-cell>
              <table:table-cell office:value-type="float" office:value="1582.567993">
                <text:p>1582.567993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1570.979614">
                <text:p>1570.979614</text:p>
              </table:table-cell>
              <table:table-cell office:value-type="float" office:value="1580.973755">
                <text:p>1580.973755</text:p>
              </table:table-cell>
              <table:table-cell office:value-type="float" office:value="1571.393799">
                <text:p>1571.393799</text:p>
              </table:table-cell>
              <table:table-cell office:value-type="float" office:value="1578.828735">
                <text:p>1578.828735</text:p>
              </table:table-cell>
            </table:table-row>
            <table:table-row>
              <table:table-cell office:value-type="float" office:value="166.2">
                <text:p>166.2</text:p>
              </table:table-cell>
              <table:table-cell office:value-type="float" office:value="1564.396484">
                <text:p>1564.396484</text:p>
              </table:table-cell>
              <table:table-cell office:value-type="float" office:value="1583.69104">
                <text:p>1583.69104</text:p>
              </table:table-cell>
              <table:table-cell office:value-type="float" office:value="1566.961304">
                <text:p>1566.961304</text:p>
              </table:table-cell>
              <table:table-cell office:value-type="float" office:value="1578.58374">
                <text:p>1578.58374</text:p>
              </table:table-cell>
            </table:table-row>
            <table:table-row>
              <table:table-cell office:value-type="float" office:value="166.4">
                <text:p>166.4</text:p>
              </table:table-cell>
              <table:table-cell office:value-type="float" office:value="1563.73584">
                <text:p>1563.73584</text:p>
              </table:table-cell>
              <table:table-cell office:value-type="float" office:value="1582.22168">
                <text:p>1582.22168</text:p>
              </table:table-cell>
              <table:table-cell office:value-type="float" office:value="1566.632446">
                <text:p>1566.632446</text:p>
              </table:table-cell>
              <table:table-cell office:value-type="float" office:value="1580.225342">
                <text:p>1580.225342</text:p>
              </table:table-cell>
            </table:table-row>
            <table:table-row>
              <table:table-cell office:value-type="float" office:value="166.6">
                <text:p>166.6</text:p>
              </table:table-cell>
              <table:table-cell office:value-type="float" office:value="1564.653564">
                <text:p>1564.653564</text:p>
              </table:table-cell>
              <table:table-cell office:value-type="float" office:value="1576.978638">
                <text:p>1576.978638</text:p>
              </table:table-cell>
              <table:table-cell office:value-type="float" office:value="1565.446899">
                <text:p>1565.446899</text:p>
              </table:table-cell>
              <table:table-cell office:value-type="float" office:value="1575.236816">
                <text:p>1575.236816</text:p>
              </table:table-cell>
            </table:table-row>
            <table:table-row>
              <table:table-cell office:value-type="float" office:value="166.8">
                <text:p>166.8</text:p>
              </table:table-cell>
              <table:table-cell office:value-type="float" office:value="1562.980957">
                <text:p>1562.980957</text:p>
              </table:table-cell>
              <table:table-cell office:value-type="float" office:value="1579.299194">
                <text:p>1579.299194</text:p>
              </table:table-cell>
              <table:table-cell office:value-type="float" office:value="1566.069458">
                <text:p>1566.069458</text:p>
              </table:table-cell>
              <table:table-cell office:value-type="float" office:value="1574.818604">
                <text:p>1574.818604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1563.017334">
                <text:p>1563.017334</text:p>
              </table:table-cell>
              <table:table-cell office:value-type="float" office:value="1574.969116">
                <text:p>1574.969116</text:p>
              </table:table-cell>
              <table:table-cell office:value-type="float" office:value="1567.817871">
                <text:p>1567.817871</text:p>
              </table:table-cell>
              <table:table-cell office:value-type="float" office:value="1571.671387">
                <text:p>1571.671387</text:p>
              </table:table-cell>
            </table:table-row>
            <table:table-row>
              <table:table-cell office:value-type="float" office:value="167.2">
                <text:p>167.2</text:p>
              </table:table-cell>
              <table:table-cell office:value-type="float" office:value="1565.657593">
                <text:p>1565.657593</text:p>
              </table:table-cell>
              <table:table-cell office:value-type="float" office:value="1576.351685">
                <text:p>1576.351685</text:p>
              </table:table-cell>
              <table:table-cell office:value-type="float" office:value="1566.633423">
                <text:p>1566.633423</text:p>
              </table:table-cell>
              <table:table-cell office:value-type="float" office:value="1575.169922">
                <text:p>1575.169922</text:p>
              </table:table-cell>
            </table:table-row>
            <table:table-row>
              <table:table-cell office:value-type="float" office:value="167.4">
                <text:p>167.4</text:p>
              </table:table-cell>
              <table:table-cell office:value-type="float" office:value="1566.417358">
                <text:p>1566.417358</text:p>
              </table:table-cell>
              <table:table-cell office:value-type="float" office:value="1574.255859">
                <text:p>1574.255859</text:p>
              </table:table-cell>
              <table:table-cell office:value-type="float" office:value="1566.62561">
                <text:p>1566.62561</text:p>
              </table:table-cell>
              <table:table-cell office:value-type="float" office:value="1575.445801">
                <text:p>1575.445801</text:p>
              </table:table-cell>
            </table:table-row>
            <table:table-row>
              <table:table-cell office:value-type="float" office:value="167.6">
                <text:p>167.6</text:p>
              </table:table-cell>
              <table:table-cell office:value-type="float" office:value="1565.413208">
                <text:p>1565.413208</text:p>
              </table:table-cell>
              <table:table-cell office:value-type="float" office:value="1572.037842">
                <text:p>1572.037842</text:p>
              </table:table-cell>
              <table:table-cell office:value-type="float" office:value="1566.631958">
                <text:p>1566.631958</text:p>
              </table:table-cell>
              <table:table-cell office:value-type="float" office:value="1574.722778">
                <text:p>1574.722778</text:p>
              </table:table-cell>
            </table:table-row>
            <table:table-row>
              <table:table-cell office:value-type="float" office:value="167.8">
                <text:p>167.8</text:p>
              </table:table-cell>
              <table:table-cell office:value-type="float" office:value="1563.356323">
                <text:p>1563.356323</text:p>
              </table:table-cell>
              <table:table-cell office:value-type="float" office:value="1574.479492">
                <text:p>1574.479492</text:p>
              </table:table-cell>
              <table:table-cell office:value-type="float" office:value="1566.629517">
                <text:p>1566.629517</text:p>
              </table:table-cell>
              <table:table-cell office:value-type="float" office:value="1571.323975">
                <text:p>1571.323975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1562.987305">
                <text:p>1562.987305</text:p>
              </table:table-cell>
              <table:table-cell office:value-type="float" office:value="1571.995361">
                <text:p>1571.995361</text:p>
              </table:table-cell>
              <table:table-cell office:value-type="float" office:value="1564.253174">
                <text:p>1564.253174</text:p>
              </table:table-cell>
              <table:table-cell office:value-type="float" office:value="1572.457397">
                <text:p>1572.457397</text:p>
              </table:table-cell>
            </table:table-row>
            <table:table-row>
              <table:table-cell office:value-type="float" office:value="168.2">
                <text:p>168.2</text:p>
              </table:table-cell>
              <table:table-cell office:value-type="float" office:value="1564.457886">
                <text:p>1564.457886</text:p>
              </table:table-cell>
              <table:table-cell office:value-type="float" office:value="1571.227051">
                <text:p>1571.227051</text:p>
              </table:table-cell>
              <table:table-cell office:value-type="float" office:value="1564.250122">
                <text:p>1564.250122</text:p>
              </table:table-cell>
              <table:table-cell office:value-type="float" office:value="1571.353882">
                <text:p>1571.353882</text:p>
              </table:table-cell>
            </table:table-row>
            <table:table-row>
              <table:table-cell office:value-type="float" office:value="168.4">
                <text:p>168.4</text:p>
              </table:table-cell>
              <table:table-cell office:value-type="float" office:value="1561.645264">
                <text:p>1561.645264</text:p>
              </table:table-cell>
              <table:table-cell office:value-type="float" office:value="1570.876953">
                <text:p>1570.876953</text:p>
              </table:table-cell>
              <table:table-cell office:value-type="float" office:value="1564.013794">
                <text:p>1564.013794</text:p>
              </table:table-cell>
              <table:table-cell office:value-type="float" office:value="1568.961304">
                <text:p>1568.961304</text:p>
              </table:table-cell>
            </table:table-row>
            <table:table-row>
              <table:table-cell office:value-type="float" office:value="168.6">
                <text:p>168.6</text:p>
              </table:table-cell>
              <table:table-cell office:value-type="float" office:value="1563.572388">
                <text:p>1563.572388</text:p>
              </table:table-cell>
              <table:table-cell office:value-type="float" office:value="1570.111572">
                <text:p>1570.111572</text:p>
              </table:table-cell>
              <table:table-cell office:value-type="float" office:value="1565.355713">
                <text:p>1565.355713</text:p>
              </table:table-cell>
              <table:table-cell office:value-type="float" office:value="1570.673706">
                <text:p>1570.673706</text:p>
              </table:table-cell>
            </table:table-row>
            <table:table-row>
              <table:table-cell office:value-type="float" office:value="168.8">
                <text:p>168.8</text:p>
              </table:table-cell>
              <table:table-cell office:value-type="float" office:value="1588.648315">
                <text:p>1588.648315</text:p>
              </table:table-cell>
              <table:table-cell office:value-type="float" office:value="1602.420044">
                <text:p>1602.420044</text:p>
              </table:table-cell>
              <table:table-cell office:value-type="float" office:value="1550.483032">
                <text:p>1550.483032</text:p>
              </table:table-cell>
              <table:table-cell office:value-type="float" office:value="1527.351074">
                <text:p>1527.351074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1595.520996">
                <text:p>1595.520996</text:p>
              </table:table-cell>
              <table:table-cell office:value-type="float" office:value="1619.931396">
                <text:p>1619.931396</text:p>
              </table:table-cell>
              <table:table-cell office:value-type="float" office:value="1525.434326">
                <text:p>1525.434326</text:p>
              </table:table-cell>
              <table:table-cell office:value-type="float" office:value="1521.59082">
                <text:p>1521.59082</text:p>
              </table:table-cell>
            </table:table-row>
            <table:table-row>
              <table:table-cell office:value-type="float" office:value="169.2">
                <text:p>169.2</text:p>
              </table:table-cell>
              <table:table-cell office:value-type="float" office:value="1607.924194">
                <text:p>1607.924194</text:p>
              </table:table-cell>
              <table:table-cell office:value-type="float" office:value="1629.368042">
                <text:p>1629.368042</text:p>
              </table:table-cell>
              <table:table-cell office:value-type="float" office:value="1520.14624">
                <text:p>1520.14624</text:p>
              </table:table-cell>
              <table:table-cell office:value-type="float" office:value="1533.509399">
                <text:p>1533.509399</text:p>
              </table:table-cell>
            </table:table-row>
            <table:table-row>
              <table:table-cell office:value-type="float" office:value="169.4">
                <text:p>169.4</text:p>
              </table:table-cell>
              <table:table-cell office:value-type="float" office:value="1627.553711">
                <text:p>1627.553711</text:p>
              </table:table-cell>
              <table:table-cell office:value-type="float" office:value="1622.498901">
                <text:p>1622.498901</text:p>
              </table:table-cell>
              <table:table-cell office:value-type="float" office:value="1535.637451">
                <text:p>1535.637451</text:p>
              </table:table-cell>
              <table:table-cell office:value-type="float" office:value="1540.376221">
                <text:p>1540.376221</text:p>
              </table:table-cell>
            </table:table-row>
            <table:table-row>
              <table:table-cell office:value-type="float" office:value="169.6">
                <text:p>169.6</text:p>
              </table:table-cell>
              <table:table-cell office:value-type="float" office:value="1627.196289">
                <text:p>1627.196289</text:p>
              </table:table-cell>
              <table:table-cell office:value-type="float" office:value="1654.212646">
                <text:p>1654.212646</text:p>
              </table:table-cell>
              <table:table-cell office:value-type="float" office:value="1562.823853">
                <text:p>1562.823853</text:p>
              </table:table-cell>
              <table:table-cell office:value-type="float" office:value="1554.234863">
                <text:p>1554.234863</text:p>
              </table:table-cell>
            </table:table-row>
            <table:table-row>
              <table:table-cell office:value-type="float" office:value="169.8">
                <text:p>169.8</text:p>
              </table:table-cell>
              <table:table-cell office:value-type="float" office:value="1628.54187">
                <text:p>1628.54187</text:p>
              </table:table-cell>
              <table:table-cell office:value-type="float" office:value="1672.562988">
                <text:p>1672.562988</text:p>
              </table:table-cell>
              <table:table-cell office:value-type="float" office:value="1579.317383">
                <text:p>1579.317383</text:p>
              </table:table-cell>
              <table:table-cell office:value-type="float" office:value="1568.304688">
                <text:p>1568.304688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1642.179199">
                <text:p>1642.179199</text:p>
              </table:table-cell>
              <table:table-cell office:value-type="float" office:value="1671.018555">
                <text:p>1671.018555</text:p>
              </table:table-cell>
              <table:table-cell office:value-type="float" office:value="1591.858276">
                <text:p>1591.858276</text:p>
              </table:table-cell>
              <table:table-cell office:value-type="float" office:value="1580.503174">
                <text:p>1580.503174</text:p>
              </table:table-cell>
            </table:table-row>
            <table:table-row>
              <table:table-cell office:value-type="float" office:value="170.2">
                <text:p>170.2</text:p>
              </table:table-cell>
              <table:table-cell office:value-type="float" office:value="1638.486328">
                <text:p>1638.486328</text:p>
              </table:table-cell>
              <table:table-cell office:value-type="float" office:value="1686.182861">
                <text:p>1686.182861</text:p>
              </table:table-cell>
              <table:table-cell office:value-type="float" office:value="1603.512939">
                <text:p>1603.512939</text:p>
              </table:table-cell>
              <table:table-cell office:value-type="float" office:value="1602.656616">
                <text:p>1602.656616</text:p>
              </table:table-cell>
            </table:table-row>
            <table:table-row>
              <table:table-cell office:value-type="float" office:value="170.4">
                <text:p>170.4</text:p>
              </table:table-cell>
              <table:table-cell office:value-type="float" office:value="1652.368774">
                <text:p>1652.368774</text:p>
              </table:table-cell>
              <table:table-cell office:value-type="float" office:value="1712.133667">
                <text:p>1712.133667</text:p>
              </table:table-cell>
              <table:table-cell office:value-type="float" office:value="1623.614624">
                <text:p>1623.614624</text:p>
              </table:table-cell>
              <table:table-cell office:value-type="float" office:value="1633.649292">
                <text:p>1633.649292</text:p>
              </table:table-cell>
            </table:table-row>
            <table:table-row>
              <table:table-cell office:value-type="float" office:value="170.6">
                <text:p>170.6</text:p>
              </table:table-cell>
              <table:table-cell office:value-type="float" office:value="1665.759888">
                <text:p>1665.759888</text:p>
              </table:table-cell>
              <table:table-cell office:value-type="float" office:value="1707.472656">
                <text:p>1707.472656</text:p>
              </table:table-cell>
              <table:table-cell office:value-type="float" office:value="1644.142212">
                <text:p>1644.142212</text:p>
              </table:table-cell>
              <table:table-cell office:value-type="float" office:value="1646.846558">
                <text:p>1646.846558</text:p>
              </table:table-cell>
            </table:table-row>
            <table:table-row>
              <table:table-cell office:value-type="float" office:value="170.8">
                <text:p>170.8</text:p>
              </table:table-cell>
              <table:table-cell office:value-type="float" office:value="1680.625732">
                <text:p>1680.625732</text:p>
              </table:table-cell>
              <table:table-cell office:value-type="float" office:value="1757.357422">
                <text:p>1757.357422</text:p>
              </table:table-cell>
              <table:table-cell office:value-type="float" office:value="1656.157593">
                <text:p>1656.157593</text:p>
              </table:table-cell>
              <table:table-cell office:value-type="float" office:value="1689.652222">
                <text:p>1689.652222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1671.053589">
                <text:p>1671.053589</text:p>
              </table:table-cell>
              <table:table-cell office:value-type="float" office:value="1728.75415">
                <text:p>1728.75415</text:p>
              </table:table-cell>
              <table:table-cell office:value-type="float" office:value="1704.680664">
                <text:p>1704.680664</text:p>
              </table:table-cell>
              <table:table-cell office:value-type="float" office:value="1726.806396">
                <text:p>1726.806396</text:p>
              </table:table-cell>
            </table:table-row>
            <table:table-row>
              <table:table-cell office:value-type="float" office:value="171.2">
                <text:p>171.2</text:p>
              </table:table-cell>
              <table:table-cell office:value-type="float" office:value="1687.016235">
                <text:p>1687.016235</text:p>
              </table:table-cell>
              <table:table-cell office:value-type="float" office:value="1739.281494">
                <text:p>1739.281494</text:p>
              </table:table-cell>
              <table:table-cell office:value-type="float" office:value="1709.291748">
                <text:p>1709.291748</text:p>
              </table:table-cell>
              <table:table-cell office:value-type="float" office:value="1743.751709">
                <text:p>1743.751709</text:p>
              </table:table-cell>
            </table:table-row>
            <table:table-row>
              <table:table-cell office:value-type="float" office:value="171.4">
                <text:p>171.4</text:p>
              </table:table-cell>
              <table:table-cell office:value-type="float" office:value="1694.448608">
                <text:p>1694.448608</text:p>
              </table:table-cell>
              <table:table-cell office:value-type="float" office:value="1787.5625">
                <text:p>1787.5625</text:p>
              </table:table-cell>
              <table:table-cell office:value-type="float" office:value="1705.923584">
                <text:p>1705.923584</text:p>
              </table:table-cell>
              <table:table-cell office:value-type="float" office:value="1785.184082">
                <text:p>1785.184082</text:p>
              </table:table-cell>
            </table:table-row>
            <table:table-row>
              <table:table-cell office:value-type="float" office:value="171.6">
                <text:p>171.6</text:p>
              </table:table-cell>
              <table:table-cell office:value-type="float" office:value="1705.455811">
                <text:p>1705.455811</text:p>
              </table:table-cell>
              <table:table-cell office:value-type="float" office:value="1753.948853">
                <text:p>1753.948853</text:p>
              </table:table-cell>
              <table:table-cell office:value-type="float" office:value="1714.365479">
                <text:p>1714.365479</text:p>
              </table:table-cell>
              <table:table-cell office:value-type="float" office:value="1757.862671">
                <text:p>1757.862671</text:p>
              </table:table-cell>
            </table:table-row>
            <table:table-row>
              <table:table-cell office:value-type="float" office:value="171.8">
                <text:p>171.8</text:p>
              </table:table-cell>
              <table:table-cell office:value-type="float" office:value="1684.654541">
                <text:p>1684.654541</text:p>
              </table:table-cell>
              <table:table-cell office:value-type="float" office:value="1783.896484">
                <text:p>1783.896484</text:p>
              </table:table-cell>
              <table:table-cell office:value-type="float" office:value="1690.442505">
                <text:p>1690.442505</text:p>
              </table:table-cell>
              <table:table-cell office:value-type="float" office:value="1793.297729">
                <text:p>1793.297729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1682.807617">
                <text:p>1682.807617</text:p>
              </table:table-cell>
              <table:table-cell office:value-type="float" office:value="1769.839355">
                <text:p>1769.839355</text:p>
              </table:table-cell>
              <table:table-cell office:value-type="float" office:value="1695.79126">
                <text:p>1695.79126</text:p>
              </table:table-cell>
              <table:table-cell office:value-type="float" office:value="1773.734131">
                <text:p>1773.734131</text:p>
              </table:table-cell>
            </table:table-row>
            <table:table-row>
              <table:table-cell office:value-type="float" office:value="172.2">
                <text:p>172.2</text:p>
              </table:table-cell>
              <table:table-cell office:value-type="float" office:value="1693.73645">
                <text:p>1693.73645</text:p>
              </table:table-cell>
              <table:table-cell office:value-type="float" office:value="1771.074829">
                <text:p>1771.074829</text:p>
              </table:table-cell>
              <table:table-cell office:value-type="float" office:value="1708.007812">
                <text:p>1708.007812</text:p>
              </table:table-cell>
              <table:table-cell office:value-type="float" office:value="1766.50293">
                <text:p>1766.50293</text:p>
              </table:table-cell>
            </table:table-row>
            <table:table-row>
              <table:table-cell office:value-type="float" office:value="172.4">
                <text:p>172.4</text:p>
              </table:table-cell>
              <table:table-cell office:value-type="float" office:value="1688.805786">
                <text:p>1688.805786</text:p>
              </table:table-cell>
              <table:table-cell office:value-type="float" office:value="1783.382202">
                <text:p>1783.382202</text:p>
              </table:table-cell>
              <table:table-cell office:value-type="float" office:value="1694.368896">
                <text:p>1694.368896</text:p>
              </table:table-cell>
              <table:table-cell office:value-type="float" office:value="1781.995728">
                <text:p>1781.995728</text:p>
              </table:table-cell>
            </table:table-row>
            <table:table-row>
              <table:table-cell office:value-type="float" office:value="172.6">
                <text:p>172.6</text:p>
              </table:table-cell>
              <table:table-cell office:value-type="float" office:value="1688.123657">
                <text:p>1688.123657</text:p>
              </table:table-cell>
              <table:table-cell office:value-type="float" office:value="1776.979736">
                <text:p>1776.979736</text:p>
              </table:table-cell>
              <table:table-cell office:value-type="float" office:value="1694.551147">
                <text:p>1694.551147</text:p>
              </table:table-cell>
              <table:table-cell office:value-type="float" office:value="1775.857666">
                <text:p>1775.857666</text:p>
              </table:table-cell>
            </table:table-row>
            <table:table-row>
              <table:table-cell office:value-type="float" office:value="172.8">
                <text:p>172.8</text:p>
              </table:table-cell>
              <table:table-cell office:value-type="float" office:value="1695.735596">
                <text:p>1695.735596</text:p>
              </table:table-cell>
              <table:table-cell office:value-type="float" office:value="1775.603516">
                <text:p>1775.603516</text:p>
              </table:table-cell>
              <table:table-cell office:value-type="float" office:value="1701.772949">
                <text:p>1701.772949</text:p>
              </table:table-cell>
              <table:table-cell office:value-type="float" office:value="1773.903076">
                <text:p>1773.903076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1688.629883">
                <text:p>1688.629883</text:p>
              </table:table-cell>
              <table:table-cell office:value-type="float" office:value="1781.62439">
                <text:p>1781.62439</text:p>
              </table:table-cell>
              <table:table-cell office:value-type="float" office:value="1697.567749">
                <text:p>1697.567749</text:p>
              </table:table-cell>
              <table:table-cell office:value-type="float" office:value="1779.573364">
                <text:p>1779.573364</text:p>
              </table:table-cell>
            </table:table-row>
            <table:table-row>
              <table:table-cell office:value-type="float" office:value="173.2">
                <text:p>173.2</text:p>
              </table:table-cell>
              <table:table-cell office:value-type="float" office:value="1690.310547">
                <text:p>1690.310547</text:p>
              </table:table-cell>
              <table:table-cell office:value-type="float" office:value="1782.056274">
                <text:p>1782.056274</text:p>
              </table:table-cell>
              <table:table-cell office:value-type="float" office:value="1700.89856">
                <text:p>1700.89856</text:p>
              </table:table-cell>
              <table:table-cell office:value-type="float" office:value="1779.498657">
                <text:p>1779.498657</text:p>
              </table:table-cell>
            </table:table-row>
            <table:table-row>
              <table:table-cell office:value-type="float" office:value="173.4">
                <text:p>173.4</text:p>
              </table:table-cell>
              <table:table-cell office:value-type="float" office:value="1692.34436">
                <text:p>1692.34436</text:p>
              </table:table-cell>
              <table:table-cell office:value-type="float" office:value="1785.216797">
                <text:p>1785.216797</text:p>
              </table:table-cell>
              <table:table-cell office:value-type="float" office:value="1698.963989">
                <text:p>1698.963989</text:p>
              </table:table-cell>
              <table:table-cell office:value-type="float" office:value="1781.302246">
                <text:p>1781.302246</text:p>
              </table:table-cell>
            </table:table-row>
            <table:table-row>
              <table:table-cell office:value-type="float" office:value="173.6">
                <text:p>173.6</text:p>
              </table:table-cell>
              <table:table-cell office:value-type="float" office:value="1694.88501">
                <text:p>1694.88501</text:p>
              </table:table-cell>
              <table:table-cell office:value-type="float" office:value="1783.140991">
                <text:p>1783.140991</text:p>
              </table:table-cell>
              <table:table-cell office:value-type="float" office:value="1701.935059">
                <text:p>1701.935059</text:p>
              </table:table-cell>
              <table:table-cell office:value-type="float" office:value="1780.267212">
                <text:p>1780.267212</text:p>
              </table:table-cell>
            </table:table-row>
            <table:table-row>
              <table:table-cell office:value-type="float" office:value="173.8">
                <text:p>173.8</text:p>
              </table:table-cell>
              <table:table-cell office:value-type="float" office:value="1691.93103">
                <text:p>1691.93103</text:p>
              </table:table-cell>
              <table:table-cell office:value-type="float" office:value="1784.069824">
                <text:p>1784.069824</text:p>
              </table:table-cell>
              <table:table-cell office:value-type="float" office:value="1703.529175">
                <text:p>1703.529175</text:p>
              </table:table-cell>
              <table:table-cell office:value-type="float" office:value="1781.761963">
                <text:p>1781.761963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1695.064941">
                <text:p>1695.064941</text:p>
              </table:table-cell>
              <table:table-cell office:value-type="float" office:value="1788.415527">
                <text:p>1788.415527</text:p>
              </table:table-cell>
              <table:table-cell office:value-type="float" office:value="1703.423828">
                <text:p>1703.423828</text:p>
              </table:table-cell>
              <table:table-cell office:value-type="float" office:value="1782.686523">
                <text:p>1782.686523</text:p>
              </table:table-cell>
            </table:table-row>
            <table:table-row>
              <table:table-cell office:value-type="float" office:value="174.2">
                <text:p>174.2</text:p>
              </table:table-cell>
              <table:table-cell office:value-type="float" office:value="1691.945435">
                <text:p>1691.945435</text:p>
              </table:table-cell>
              <table:table-cell office:value-type="float" office:value="1787.662598">
                <text:p>1787.662598</text:p>
              </table:table-cell>
              <table:table-cell office:value-type="float" office:value="1703.565796">
                <text:p>1703.565796</text:p>
              </table:table-cell>
              <table:table-cell office:value-type="float" office:value="1785.063232">
                <text:p>1785.063232</text:p>
              </table:table-cell>
            </table:table-row>
            <table:table-row>
              <table:table-cell office:value-type="float" office:value="174.4">
                <text:p>174.4</text:p>
              </table:table-cell>
              <table:table-cell office:value-type="float" office:value="1695.255493">
                <text:p>1695.255493</text:p>
              </table:table-cell>
              <table:table-cell office:value-type="float" office:value="1790.004517">
                <text:p>1790.004517</text:p>
              </table:table-cell>
              <table:table-cell office:value-type="float" office:value="1706.175415">
                <text:p>1706.175415</text:p>
              </table:table-cell>
              <table:table-cell office:value-type="float" office:value="1785.616577">
                <text:p>1785.616577</text:p>
              </table:table-cell>
            </table:table-row>
            <table:table-row>
              <table:table-cell office:value-type="float" office:value="174.6">
                <text:p>174.6</text:p>
              </table:table-cell>
              <table:table-cell office:value-type="float" office:value="1693.631958">
                <text:p>1693.631958</text:p>
              </table:table-cell>
              <table:table-cell office:value-type="float" office:value="1788.692139">
                <text:p>1788.692139</text:p>
              </table:table-cell>
              <table:table-cell office:value-type="float" office:value="1705.794434">
                <text:p>1705.794434</text:p>
              </table:table-cell>
              <table:table-cell office:value-type="float" office:value="1785.551147">
                <text:p>1785.551147</text:p>
              </table:table-cell>
            </table:table-row>
            <table:table-row>
              <table:table-cell office:value-type="float" office:value="174.8">
                <text:p>174.8</text:p>
              </table:table-cell>
              <table:table-cell office:value-type="float" office:value="1698.588623">
                <text:p>1698.588623</text:p>
              </table:table-cell>
              <table:table-cell office:value-type="float" office:value="1793.383545">
                <text:p>1793.383545</text:p>
              </table:table-cell>
              <table:table-cell office:value-type="float" office:value="1708.211182">
                <text:p>1708.211182</text:p>
              </table:table-cell>
              <table:table-cell office:value-type="float" office:value="1788.740845">
                <text:p>1788.740845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1697.563354">
                <text:p>1697.563354</text:p>
              </table:table-cell>
              <table:table-cell office:value-type="float" office:value="1794.447998">
                <text:p>1794.447998</text:p>
              </table:table-cell>
              <table:table-cell office:value-type="float" office:value="1708.798828">
                <text:p>1708.798828</text:p>
              </table:table-cell>
              <table:table-cell office:value-type="float" office:value="1790.998535">
                <text:p>1790.998535</text:p>
              </table:table-cell>
            </table:table-row>
            <table:table-row>
              <table:table-cell office:value-type="float" office:value="175.2">
                <text:p>175.2</text:p>
              </table:table-cell>
              <table:table-cell office:value-type="float" office:value="1699.917725">
                <text:p>1699.917725</text:p>
              </table:table-cell>
              <table:table-cell office:value-type="float" office:value="1792.777588">
                <text:p>1792.777588</text:p>
              </table:table-cell>
              <table:table-cell office:value-type="float" office:value="1711.936035">
                <text:p>1711.936035</text:p>
              </table:table-cell>
              <table:table-cell office:value-type="float" office:value="1789.07605">
                <text:p>1789.07605</text:p>
              </table:table-cell>
            </table:table-row>
            <table:table-row>
              <table:table-cell office:value-type="float" office:value="175.4">
                <text:p>175.4</text:p>
              </table:table-cell>
              <table:table-cell office:value-type="float" office:value="1701.046875">
                <text:p>1701.046875</text:p>
              </table:table-cell>
              <table:table-cell office:value-type="float" office:value="1795.39502">
                <text:p>1795.39502</text:p>
              </table:table-cell>
              <table:table-cell office:value-type="float" office:value="1708.645386">
                <text:p>1708.645386</text:p>
              </table:table-cell>
              <table:table-cell office:value-type="float" office:value="1792.095093">
                <text:p>1792.095093</text:p>
              </table:table-cell>
            </table:table-row>
            <table:table-row>
              <table:table-cell office:value-type="float" office:value="175.6">
                <text:p>175.6</text:p>
              </table:table-cell>
              <table:table-cell office:value-type="float" office:value="1702.711426">
                <text:p>1702.711426</text:p>
              </table:table-cell>
              <table:table-cell office:value-type="float" office:value="1797">
                <text:p>1797</text:p>
              </table:table-cell>
              <table:table-cell office:value-type="float" office:value="1713.974365">
                <text:p>1713.974365</text:p>
              </table:table-cell>
              <table:table-cell office:value-type="float" office:value="1791.773438">
                <text:p>1791.773438</text:p>
              </table:table-cell>
            </table:table-row>
            <table:table-row>
              <table:table-cell office:value-type="float" office:value="175.8">
                <text:p>175.8</text:p>
              </table:table-cell>
              <table:table-cell office:value-type="float" office:value="1703.86853">
                <text:p>1703.86853</text:p>
              </table:table-cell>
              <table:table-cell office:value-type="float" office:value="1795.713989">
                <text:p>1795.713989</text:p>
              </table:table-cell>
              <table:table-cell office:value-type="float" office:value="1714.798706">
                <text:p>1714.798706</text:p>
              </table:table-cell>
              <table:table-cell office:value-type="float" office:value="1793.262695">
                <text:p>1793.262695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1703.482422">
                <text:p>1703.482422</text:p>
              </table:table-cell>
              <table:table-cell office:value-type="float" office:value="1796.167114">
                <text:p>1796.167114</text:p>
              </table:table-cell>
              <table:table-cell office:value-type="float" office:value="1713.528076">
                <text:p>1713.528076</text:p>
              </table:table-cell>
              <table:table-cell office:value-type="float" office:value="1794.888184">
                <text:p>1794.888184</text:p>
              </table:table-cell>
            </table:table-row>
            <table:table-row>
              <table:table-cell office:value-type="float" office:value="176.2">
                <text:p>176.2</text:p>
              </table:table-cell>
              <table:table-cell office:value-type="float" office:value="1704.525269">
                <text:p>1704.525269</text:p>
              </table:table-cell>
              <table:table-cell office:value-type="float" office:value="1799.549683">
                <text:p>1799.549683</text:p>
              </table:table-cell>
              <table:table-cell office:value-type="float" office:value="1717.623779">
                <text:p>1717.623779</text:p>
              </table:table-cell>
              <table:table-cell office:value-type="float" office:value="1794.128418">
                <text:p>1794.128418</text:p>
              </table:table-cell>
            </table:table-row>
            <table:table-row>
              <table:table-cell office:value-type="float" office:value="176.4">
                <text:p>176.4</text:p>
              </table:table-cell>
              <table:table-cell office:value-type="float" office:value="1703.94519">
                <text:p>1703.94519</text:p>
              </table:table-cell>
              <table:table-cell office:value-type="float" office:value="1805.01123">
                <text:p>1805.01123</text:p>
              </table:table-cell>
              <table:table-cell office:value-type="float" office:value="1715.203125">
                <text:p>1715.203125</text:p>
              </table:table-cell>
              <table:table-cell office:value-type="float" office:value="1797.921143">
                <text:p>1797.921143</text:p>
              </table:table-cell>
            </table:table-row>
            <table:table-row>
              <table:table-cell office:value-type="float" office:value="176.6">
                <text:p>176.6</text:p>
              </table:table-cell>
              <table:table-cell office:value-type="float" office:value="1707.944824">
                <text:p>1707.944824</text:p>
              </table:table-cell>
              <table:table-cell office:value-type="float" office:value="1801.269775">
                <text:p>1801.269775</text:p>
              </table:table-cell>
              <table:table-cell office:value-type="float" office:value="1720.204468">
                <text:p>1720.204468</text:p>
              </table:table-cell>
              <table:table-cell office:value-type="float" office:value="1796.750854">
                <text:p>1796.750854</text:p>
              </table:table-cell>
            </table:table-row>
            <table:table-row>
              <table:table-cell office:value-type="float" office:value="176.8">
                <text:p>176.8</text:p>
              </table:table-cell>
              <table:table-cell office:value-type="float" office:value="1707.411255">
                <text:p>1707.411255</text:p>
              </table:table-cell>
              <table:table-cell office:value-type="float" office:value="1803.128418">
                <text:p>1803.128418</text:p>
              </table:table-cell>
              <table:table-cell office:value-type="float" office:value="1715.674927">
                <text:p>1715.674927</text:p>
              </table:table-cell>
              <table:table-cell office:value-type="float" office:value="1797.54834">
                <text:p>1797.54834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1705.110352">
                <text:p>1705.110352</text:p>
              </table:table-cell>
              <table:table-cell office:value-type="float" office:value="1804.525146">
                <text:p>1804.525146</text:p>
              </table:table-cell>
              <table:table-cell office:value-type="float" office:value="1719.005249">
                <text:p>1719.005249</text:p>
              </table:table-cell>
              <table:table-cell office:value-type="float" office:value="1801.001709">
                <text:p>1801.001709</text:p>
              </table:table-cell>
            </table:table-row>
            <table:table-row>
              <table:table-cell office:value-type="float" office:value="177.2">
                <text:p>177.2</text:p>
              </table:table-cell>
              <table:table-cell office:value-type="float" office:value="1706.397461">
                <text:p>1706.397461</text:p>
              </table:table-cell>
              <table:table-cell office:value-type="float" office:value="1801.919678">
                <text:p>1801.919678</text:p>
              </table:table-cell>
              <table:table-cell office:value-type="float" office:value="1721.768066">
                <text:p>1721.768066</text:p>
              </table:table-cell>
              <table:table-cell office:value-type="float" office:value="1796.633789">
                <text:p>1796.633789</text:p>
              </table:table-cell>
            </table:table-row>
            <table:table-row>
              <table:table-cell office:value-type="float" office:value="177.4">
                <text:p>177.4</text:p>
              </table:table-cell>
              <table:table-cell office:value-type="float" office:value="1712.706299">
                <text:p>1712.706299</text:p>
              </table:table-cell>
              <table:table-cell office:value-type="float" office:value="1803.330566">
                <text:p>1803.330566</text:p>
              </table:table-cell>
              <table:table-cell office:value-type="float" office:value="1722.487305">
                <text:p>1722.487305</text:p>
              </table:table-cell>
              <table:table-cell office:value-type="float" office:value="1800.757202">
                <text:p>1800.757202</text:p>
              </table:table-cell>
            </table:table-row>
            <table:table-row>
              <table:table-cell office:value-type="float" office:value="177.6">
                <text:p>177.6</text:p>
              </table:table-cell>
              <table:table-cell office:value-type="float" office:value="1707.745361">
                <text:p>1707.745361</text:p>
              </table:table-cell>
              <table:table-cell office:value-type="float" office:value="1806.988403">
                <text:p>1806.988403</text:p>
              </table:table-cell>
              <table:table-cell office:value-type="float" office:value="1721.064819">
                <text:p>1721.064819</text:p>
              </table:table-cell>
              <table:table-cell office:value-type="float" office:value="1801.447266">
                <text:p>1801.447266</text:p>
              </table:table-cell>
            </table:table-row>
            <table:table-row>
              <table:table-cell office:value-type="float" office:value="177.8">
                <text:p>177.8</text:p>
              </table:table-cell>
              <table:table-cell office:value-type="float" office:value="1708.712402">
                <text:p>1708.712402</text:p>
              </table:table-cell>
              <table:table-cell office:value-type="float" office:value="1802.575439">
                <text:p>1802.575439</text:p>
              </table:table-cell>
              <table:table-cell office:value-type="float" office:value="1723.608398">
                <text:p>1723.608398</text:p>
              </table:table-cell>
              <table:table-cell office:value-type="float" office:value="1797.689331">
                <text:p>1797.689331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1709.583374">
                <text:p>1709.583374</text:p>
              </table:table-cell>
              <table:table-cell office:value-type="float" office:value="1805.861694">
                <text:p>1805.861694</text:p>
              </table:table-cell>
              <table:table-cell office:value-type="float" office:value="1723.627075">
                <text:p>1723.627075</text:p>
              </table:table-cell>
              <table:table-cell office:value-type="float" office:value="1800.606201">
                <text:p>1800.606201</text:p>
              </table:table-cell>
            </table:table-row>
            <table:table-row>
              <table:table-cell office:value-type="float" office:value="178.2">
                <text:p>178.2</text:p>
              </table:table-cell>
              <table:table-cell office:value-type="float" office:value="1707.103882">
                <text:p>1707.103882</text:p>
              </table:table-cell>
              <table:table-cell office:value-type="float" office:value="1811.4646">
                <text:p>1811.4646</text:p>
              </table:table-cell>
              <table:table-cell office:value-type="float" office:value="1717.022339">
                <text:p>1717.022339</text:p>
              </table:table-cell>
              <table:table-cell office:value-type="float" office:value="1804.132324">
                <text:p>1804.132324</text:p>
              </table:table-cell>
            </table:table-row>
            <table:table-row>
              <table:table-cell office:value-type="float" office:value="178.4">
                <text:p>178.4</text:p>
              </table:table-cell>
              <table:table-cell office:value-type="float" office:value="1709.910156">
                <text:p>1709.910156</text:p>
              </table:table-cell>
              <table:table-cell office:value-type="float" office:value="1806.326904">
                <text:p>1806.326904</text:p>
              </table:table-cell>
              <table:table-cell office:value-type="float" office:value="1720.502197">
                <text:p>1720.502197</text:p>
              </table:table-cell>
              <table:table-cell office:value-type="float" office:value="1805.966431">
                <text:p>1805.966431</text:p>
              </table:table-cell>
            </table:table-row>
            <table:table-row>
              <table:table-cell office:value-type="float" office:value="178.6">
                <text:p>178.6</text:p>
              </table:table-cell>
              <table:table-cell office:value-type="float" office:value="1711.019531">
                <text:p>1711.019531</text:p>
              </table:table-cell>
              <table:table-cell office:value-type="float" office:value="1805.55603">
                <text:p>1805.55603</text:p>
              </table:table-cell>
              <table:table-cell office:value-type="float" office:value="1727.675903">
                <text:p>1727.675903</text:p>
              </table:table-cell>
              <table:table-cell office:value-type="float" office:value="1798.79248">
                <text:p>1798.79248</text:p>
              </table:table-cell>
            </table:table-row>
            <table:table-row>
              <table:table-cell office:value-type="float" office:value="178.8">
                <text:p>178.8</text:p>
              </table:table-cell>
              <table:table-cell office:value-type="float" office:value="1712.754761">
                <text:p>1712.754761</text:p>
              </table:table-cell>
              <table:table-cell office:value-type="float" office:value="1809.113647">
                <text:p>1809.113647</text:p>
              </table:table-cell>
              <table:table-cell office:value-type="float" office:value="1722.01001">
                <text:p>1722.01001</text:p>
              </table:table-cell>
              <table:table-cell office:value-type="float" office:value="1807.96875">
                <text:p>1807.96875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1709.481812">
                <text:p>1709.481812</text:p>
              </table:table-cell>
              <table:table-cell office:value-type="float" office:value="1808.771118">
                <text:p>1808.771118</text:p>
              </table:table-cell>
              <table:table-cell office:value-type="float" office:value="1718.698486">
                <text:p>1718.698486</text:p>
              </table:table-cell>
              <table:table-cell office:value-type="float" office:value="1806.658447">
                <text:p>1806.658447</text:p>
              </table:table-cell>
            </table:table-row>
            <table:table-row>
              <table:table-cell office:value-type="float" office:value="179.2">
                <text:p>179.2</text:p>
              </table:table-cell>
              <table:table-cell office:value-type="float" office:value="1711.34082">
                <text:p>1711.34082</text:p>
              </table:table-cell>
              <table:table-cell office:value-type="float" office:value="1807.368896">
                <text:p>1807.368896</text:p>
              </table:table-cell>
              <table:table-cell office:value-type="float" office:value="1725.055908">
                <text:p>1725.055908</text:p>
              </table:table-cell>
              <table:table-cell office:value-type="float" office:value="1803.728882">
                <text:p>1803.728882</text:p>
              </table:table-cell>
            </table:table-row>
            <table:table-row>
              <table:table-cell office:value-type="float" office:value="179.4">
                <text:p>179.4</text:p>
              </table:table-cell>
              <table:table-cell office:value-type="float" office:value="1713.554077">
                <text:p>1713.554077</text:p>
              </table:table-cell>
              <table:table-cell office:value-type="float" office:value="1809.710449">
                <text:p>1809.710449</text:p>
              </table:table-cell>
              <table:table-cell office:value-type="float" office:value="1724.145386">
                <text:p>1724.145386</text:p>
              </table:table-cell>
              <table:table-cell office:value-type="float" office:value="1808.616089">
                <text:p>1808.616089</text:p>
              </table:table-cell>
            </table:table-row>
            <table:table-row>
              <table:table-cell office:value-type="float" office:value="179.6">
                <text:p>179.6</text:p>
              </table:table-cell>
              <table:table-cell office:value-type="float" office:value="1711.9021">
                <text:p>1711.9021</text:p>
              </table:table-cell>
              <table:table-cell office:value-type="float" office:value="1811.559326">
                <text:p>1811.559326</text:p>
              </table:table-cell>
              <table:table-cell office:value-type="float" office:value="1722.312744">
                <text:p>1722.312744</text:p>
              </table:table-cell>
              <table:table-cell office:value-type="float" office:value="1807.173584">
                <text:p>1807.173584</text:p>
              </table:table-cell>
            </table:table-row>
            <table:table-row>
              <table:table-cell office:value-type="float" office:value="179.8">
                <text:p>179.8</text:p>
              </table:table-cell>
              <table:table-cell office:value-type="float" office:value="1715.122681">
                <text:p>1715.122681</text:p>
              </table:table-cell>
              <table:table-cell office:value-type="float" office:value="1810.355347">
                <text:p>1810.355347</text:p>
              </table:table-cell>
              <table:table-cell office:value-type="float" office:value="1726.051514">
                <text:p>1726.051514</text:p>
              </table:table-cell>
              <table:table-cell office:value-type="float" office:value="1805.831787">
                <text:p>1805.831787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713.952759">
                <text:p>1713.952759</text:p>
              </table:table-cell>
              <table:table-cell office:value-type="float" office:value="1811.503174">
                <text:p>1811.503174</text:p>
              </table:table-cell>
              <table:table-cell office:value-type="float" office:value="1727.501343">
                <text:p>1727.501343</text:p>
              </table:table-cell>
              <table:table-cell office:value-type="float" office:value="1807.854248">
                <text:p>1807.854248</text:p>
              </table:table-cell>
            </table:table-row>
            <table:table-row>
              <table:table-cell office:value-type="float" office:value="180.2">
                <text:p>180.2</text:p>
              </table:table-cell>
              <table:table-cell office:value-type="float" office:value="1716.226562">
                <text:p>1716.226562</text:p>
              </table:table-cell>
              <table:table-cell office:value-type="float" office:value="1815.655151">
                <text:p>1815.655151</text:p>
              </table:table-cell>
              <table:table-cell office:value-type="float" office:value="1727.666992">
                <text:p>1727.666992</text:p>
              </table:table-cell>
              <table:table-cell office:value-type="float" office:value="1809.382324">
                <text:p>1809.382324</text:p>
              </table:table-cell>
            </table:table-row>
            <table:table-row>
              <table:table-cell office:value-type="float" office:value="180.4">
                <text:p>180.4</text:p>
              </table:table-cell>
              <table:table-cell office:value-type="float" office:value="1717.235474">
                <text:p>1717.235474</text:p>
              </table:table-cell>
              <table:table-cell office:value-type="float" office:value="1818.351318">
                <text:p>1818.351318</text:p>
              </table:table-cell>
              <table:table-cell office:value-type="float" office:value="1728.133301">
                <text:p>1728.133301</text:p>
              </table:table-cell>
              <table:table-cell office:value-type="float" office:value="1812.5896">
                <text:p>1812.5896</text:p>
              </table:table-cell>
            </table:table-row>
            <table:table-row>
              <table:table-cell office:value-type="float" office:value="180.6">
                <text:p>180.6</text:p>
              </table:table-cell>
              <table:table-cell office:value-type="float" office:value="1715.450928">
                <text:p>1715.450928</text:p>
              </table:table-cell>
              <table:table-cell office:value-type="float" office:value="1817.802246">
                <text:p>1817.802246</text:p>
              </table:table-cell>
              <table:table-cell office:value-type="float" office:value="1728.772217">
                <text:p>1728.772217</text:p>
              </table:table-cell>
              <table:table-cell office:value-type="float" office:value="1813.060059">
                <text:p>1813.060059</text:p>
              </table:table-cell>
            </table:table-row>
            <table:table-row>
              <table:table-cell office:value-type="float" office:value="180.8">
                <text:p>180.8</text:p>
              </table:table-cell>
              <table:table-cell office:value-type="float" office:value="1717.834106">
                <text:p>1717.834106</text:p>
              </table:table-cell>
              <table:table-cell office:value-type="float" office:value="1813.962402">
                <text:p>1813.962402</text:p>
              </table:table-cell>
              <table:table-cell office:value-type="float" office:value="1732.593506">
                <text:p>1732.593506</text:p>
              </table:table-cell>
              <table:table-cell office:value-type="float" office:value="1815.333008">
                <text:p>1815.333008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1720.043945">
                <text:p>1720.043945</text:p>
              </table:table-cell>
              <table:table-cell office:value-type="float" office:value="1822.030518">
                <text:p>1822.030518</text:p>
              </table:table-cell>
              <table:table-cell office:value-type="float" office:value="1731.760986">
                <text:p>1731.760986</text:p>
              </table:table-cell>
              <table:table-cell office:value-type="float" office:value="1814.050781">
                <text:p>1814.050781</text:p>
              </table:table-cell>
            </table:table-row>
            <table:table-row>
              <table:table-cell office:value-type="float" office:value="181.2">
                <text:p>181.2</text:p>
              </table:table-cell>
              <table:table-cell office:value-type="float" office:value="1719.721924">
                <text:p>1719.721924</text:p>
              </table:table-cell>
              <table:table-cell office:value-type="float" office:value="1819.887573">
                <text:p>1819.887573</text:p>
              </table:table-cell>
              <table:table-cell office:value-type="float" office:value="1732.109741">
                <text:p>1732.109741</text:p>
              </table:table-cell>
              <table:table-cell office:value-type="float" office:value="1816.183472">
                <text:p>1816.183472</text:p>
              </table:table-cell>
            </table:table-row>
            <table:table-row>
              <table:table-cell office:value-type="float" office:value="181.4">
                <text:p>181.4</text:p>
              </table:table-cell>
              <table:table-cell office:value-type="float" office:value="1720.137817">
                <text:p>1720.137817</text:p>
              </table:table-cell>
              <table:table-cell office:value-type="float" office:value="1821.991577">
                <text:p>1821.991577</text:p>
              </table:table-cell>
              <table:table-cell office:value-type="float" office:value="1732.335205">
                <text:p>1732.335205</text:p>
              </table:table-cell>
              <table:table-cell office:value-type="float" office:value="1814.074707">
                <text:p>1814.074707</text:p>
              </table:table-cell>
            </table:table-row>
            <table:table-row>
              <table:table-cell office:value-type="float" office:value="181.6">
                <text:p>181.6</text:p>
              </table:table-cell>
              <table:table-cell office:value-type="float" office:value="1719.316528">
                <text:p>1719.316528</text:p>
              </table:table-cell>
              <table:table-cell office:value-type="float" office:value="1820.717773">
                <text:p>1820.717773</text:p>
              </table:table-cell>
              <table:table-cell office:value-type="float" office:value="1735.879883">
                <text:p>1735.879883</text:p>
              </table:table-cell>
              <table:table-cell office:value-type="float" office:value="1815.389648">
                <text:p>1815.389648</text:p>
              </table:table-cell>
            </table:table-row>
            <table:table-row>
              <table:table-cell office:value-type="float" office:value="181.8">
                <text:p>181.8</text:p>
              </table:table-cell>
              <table:table-cell office:value-type="float" office:value="1719.837769">
                <text:p>1719.837769</text:p>
              </table:table-cell>
              <table:table-cell office:value-type="float" office:value="1825.23291">
                <text:p>1825.23291</text:p>
              </table:table-cell>
              <table:table-cell office:value-type="float" office:value="1730.9021">
                <text:p>1730.9021</text:p>
              </table:table-cell>
              <table:table-cell office:value-type="float" office:value="1818.632446">
                <text:p>1818.632446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1720.610474">
                <text:p>1720.610474</text:p>
              </table:table-cell>
              <table:table-cell office:value-type="float" office:value="1822.468262">
                <text:p>1822.468262</text:p>
              </table:table-cell>
              <table:table-cell office:value-type="float" office:value="1732.291016">
                <text:p>1732.291016</text:p>
              </table:table-cell>
              <table:table-cell office:value-type="float" office:value="1816.122437">
                <text:p>1816.122437</text:p>
              </table:table-cell>
            </table:table-row>
            <table:table-row>
              <table:table-cell office:value-type="float" office:value="182.2">
                <text:p>182.2</text:p>
              </table:table-cell>
              <table:table-cell office:value-type="float" office:value="1723.984253">
                <text:p>1723.984253</text:p>
              </table:table-cell>
              <table:table-cell office:value-type="float" office:value="1820.927734">
                <text:p>1820.927734</text:p>
              </table:table-cell>
              <table:table-cell office:value-type="float" office:value="1737.061157">
                <text:p>1737.061157</text:p>
              </table:table-cell>
              <table:table-cell office:value-type="float" office:value="1815.649902">
                <text:p>1815.649902</text:p>
              </table:table-cell>
            </table:table-row>
            <table:table-row>
              <table:table-cell office:value-type="float" office:value="182.4">
                <text:p>182.4</text:p>
              </table:table-cell>
              <table:table-cell office:value-type="float" office:value="1720.951416">
                <text:p>1720.951416</text:p>
              </table:table-cell>
              <table:table-cell office:value-type="float" office:value="1823.603516">
                <text:p>1823.603516</text:p>
              </table:table-cell>
              <table:table-cell office:value-type="float" office:value="1734.265137">
                <text:p>1734.265137</text:p>
              </table:table-cell>
              <table:table-cell office:value-type="float" office:value="1819.08667">
                <text:p>1819.08667</text:p>
              </table:table-cell>
            </table:table-row>
            <table:table-row>
              <table:table-cell office:value-type="float" office:value="182.6">
                <text:p>182.6</text:p>
              </table:table-cell>
              <table:table-cell office:value-type="float" office:value="1721.309937">
                <text:p>1721.309937</text:p>
              </table:table-cell>
              <table:table-cell office:value-type="float" office:value="1825.74585">
                <text:p>1825.74585</text:p>
              </table:table-cell>
              <table:table-cell office:value-type="float" office:value="1731.653442">
                <text:p>1731.653442</text:p>
              </table:table-cell>
              <table:table-cell office:value-type="float" office:value="1818.953003">
                <text:p>1818.953003</text:p>
              </table:table-cell>
            </table:table-row>
            <table:table-row>
              <table:table-cell office:value-type="float" office:value="182.8">
                <text:p>182.8</text:p>
              </table:table-cell>
              <table:table-cell office:value-type="float" office:value="1719.522705">
                <text:p>1719.522705</text:p>
              </table:table-cell>
              <table:table-cell office:value-type="float" office:value="1822.859009">
                <text:p>1822.859009</text:p>
              </table:table-cell>
              <table:table-cell office:value-type="float" office:value="1736.719604">
                <text:p>1736.719604</text:p>
              </table:table-cell>
              <table:table-cell office:value-type="float" office:value="1819.027222">
                <text:p>1819.027222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1720.959961">
                <text:p>1720.959961</text:p>
              </table:table-cell>
              <table:table-cell office:value-type="float" office:value="1823.754395">
                <text:p>1823.754395</text:p>
              </table:table-cell>
              <table:table-cell office:value-type="float" office:value="1730.539917">
                <text:p>1730.539917</text:p>
              </table:table-cell>
              <table:table-cell office:value-type="float" office:value="1821.378418">
                <text:p>1821.378418</text:p>
              </table:table-cell>
            </table:table-row>
            <table:table-row>
              <table:table-cell office:value-type="float" office:value="183.2">
                <text:p>183.2</text:p>
              </table:table-cell>
              <table:table-cell office:value-type="float" office:value="1719.688477">
                <text:p>1719.688477</text:p>
              </table:table-cell>
              <table:table-cell office:value-type="float" office:value="1825.575439">
                <text:p>1825.575439</text:p>
              </table:table-cell>
              <table:table-cell office:value-type="float" office:value="1732.181274">
                <text:p>1732.181274</text:p>
              </table:table-cell>
              <table:table-cell office:value-type="float" office:value="1819.986694">
                <text:p>1819.986694</text:p>
              </table:table-cell>
            </table:table-row>
            <table:table-row>
              <table:table-cell office:value-type="float" office:value="183.4">
                <text:p>183.4</text:p>
              </table:table-cell>
              <table:table-cell office:value-type="float" office:value="1723.223389">
                <text:p>1723.223389</text:p>
              </table:table-cell>
              <table:table-cell office:value-type="float" office:value="1825.005493">
                <text:p>1825.005493</text:p>
              </table:table-cell>
              <table:table-cell office:value-type="float" office:value="1732.558594">
                <text:p>1732.558594</text:p>
              </table:table-cell>
              <table:table-cell office:value-type="float" office:value="1820.594482">
                <text:p>1820.594482</text:p>
              </table:table-cell>
            </table:table-row>
            <table:table-row>
              <table:table-cell office:value-type="float" office:value="183.6">
                <text:p>183.6</text:p>
              </table:table-cell>
              <table:table-cell office:value-type="float" office:value="1722.129517">
                <text:p>1722.129517</text:p>
              </table:table-cell>
              <table:table-cell office:value-type="float" office:value="1823.716187">
                <text:p>1823.716187</text:p>
              </table:table-cell>
              <table:table-cell office:value-type="float" office:value="1731.858032">
                <text:p>1731.858032</text:p>
              </table:table-cell>
              <table:table-cell office:value-type="float" office:value="1821.327026">
                <text:p>1821.327026</text:p>
              </table:table-cell>
            </table:table-row>
            <table:table-row>
              <table:table-cell office:value-type="float" office:value="183.8">
                <text:p>183.8</text:p>
              </table:table-cell>
              <table:table-cell office:value-type="float" office:value="1724.394897">
                <text:p>1724.394897</text:p>
              </table:table-cell>
              <table:table-cell office:value-type="float" office:value="1823.435303">
                <text:p>1823.435303</text:p>
              </table:table-cell>
              <table:table-cell office:value-type="float" office:value="1737.263428">
                <text:p>1737.263428</text:p>
              </table:table-cell>
              <table:table-cell office:value-type="float" office:value="1822.06665">
                <text:p>1822.06665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1722.95459">
                <text:p>1722.95459</text:p>
              </table:table-cell>
              <table:table-cell office:value-type="float" office:value="1828.0354">
                <text:p>1828.0354</text:p>
              </table:table-cell>
              <table:table-cell office:value-type="float" office:value="1736.417725">
                <text:p>1736.417725</text:p>
              </table:table-cell>
              <table:table-cell office:value-type="float" office:value="1820.70166">
                <text:p>1820.70166</text:p>
              </table:table-cell>
            </table:table-row>
            <table:table-row>
              <table:table-cell office:value-type="float" office:value="184.2">
                <text:p>184.2</text:p>
              </table:table-cell>
              <table:table-cell office:value-type="float" office:value="1719.697388">
                <text:p>1719.697388</text:p>
              </table:table-cell>
              <table:table-cell office:value-type="float" office:value="1828.770996">
                <text:p>1828.770996</text:p>
              </table:table-cell>
              <table:table-cell office:value-type="float" office:value="1737.86731">
                <text:p>1737.86731</text:p>
              </table:table-cell>
              <table:table-cell office:value-type="float" office:value="1818.102539">
                <text:p>1818.102539</text:p>
              </table:table-cell>
            </table:table-row>
            <table:table-row>
              <table:table-cell office:value-type="float" office:value="184.4">
                <text:p>184.4</text:p>
              </table:table-cell>
              <table:table-cell office:value-type="float" office:value="1722.918335">
                <text:p>1722.918335</text:p>
              </table:table-cell>
              <table:table-cell office:value-type="float" office:value="1823.897949">
                <text:p>1823.897949</text:p>
              </table:table-cell>
              <table:table-cell office:value-type="float" office:value="1733.970947">
                <text:p>1733.970947</text:p>
              </table:table-cell>
              <table:table-cell office:value-type="float" office:value="1822.367676">
                <text:p>1822.367676</text:p>
              </table:table-cell>
            </table:table-row>
            <table:table-row>
              <table:table-cell office:value-type="float" office:value="184.6">
                <text:p>184.6</text:p>
              </table:table-cell>
              <table:table-cell office:value-type="float" office:value="1722.524414">
                <text:p>1722.524414</text:p>
              </table:table-cell>
              <table:table-cell office:value-type="float" office:value="1825.733643">
                <text:p>1825.733643</text:p>
              </table:table-cell>
              <table:table-cell office:value-type="float" office:value="1736.28186">
                <text:p>1736.28186</text:p>
              </table:table-cell>
              <table:table-cell office:value-type="float" office:value="1823.408569">
                <text:p>1823.408569</text:p>
              </table:table-cell>
            </table:table-row>
            <table:table-row>
              <table:table-cell office:value-type="float" office:value="184.8">
                <text:p>184.8</text:p>
              </table:table-cell>
              <table:table-cell office:value-type="float" office:value="1723.497559">
                <text:p>1723.497559</text:p>
              </table:table-cell>
              <table:table-cell office:value-type="float" office:value="1824.964111">
                <text:p>1824.964111</text:p>
              </table:table-cell>
              <table:table-cell office:value-type="float" office:value="1736.023315">
                <text:p>1736.023315</text:p>
              </table:table-cell>
              <table:table-cell office:value-type="float" office:value="1818.471558">
                <text:p>1818.471558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1723.469604">
                <text:p>1723.469604</text:p>
              </table:table-cell>
              <table:table-cell office:value-type="float" office:value="1824.875244">
                <text:p>1824.875244</text:p>
              </table:table-cell>
              <table:table-cell office:value-type="float" office:value="1735.138184">
                <text:p>1735.138184</text:p>
              </table:table-cell>
              <table:table-cell office:value-type="float" office:value="1819.053711">
                <text:p>1819.053711</text:p>
              </table:table-cell>
            </table:table-row>
            <table:table-row>
              <table:table-cell office:value-type="float" office:value="185.2">
                <text:p>185.2</text:p>
              </table:table-cell>
              <table:table-cell office:value-type="float" office:value="1725.492798">
                <text:p>1725.492798</text:p>
              </table:table-cell>
              <table:table-cell office:value-type="float" office:value="1826.947388">
                <text:p>1826.947388</text:p>
              </table:table-cell>
              <table:table-cell office:value-type="float" office:value="1735.875977">
                <text:p>1735.875977</text:p>
              </table:table-cell>
              <table:table-cell office:value-type="float" office:value="1822.033691">
                <text:p>1822.033691</text:p>
              </table:table-cell>
            </table:table-row>
            <table:table-row>
              <table:table-cell office:value-type="float" office:value="185.4">
                <text:p>185.4</text:p>
              </table:table-cell>
              <table:table-cell office:value-type="float" office:value="1725.520508">
                <text:p>1725.520508</text:p>
              </table:table-cell>
              <table:table-cell office:value-type="float" office:value="1828.914795">
                <text:p>1828.914795</text:p>
              </table:table-cell>
              <table:table-cell office:value-type="float" office:value="1739.723267">
                <text:p>1739.723267</text:p>
              </table:table-cell>
              <table:table-cell office:value-type="float" office:value="1821.331421">
                <text:p>1821.331421</text:p>
              </table:table-cell>
            </table:table-row>
            <table:table-row>
              <table:table-cell office:value-type="float" office:value="185.6">
                <text:p>185.6</text:p>
              </table:table-cell>
              <table:table-cell office:value-type="float" office:value="1723.218018">
                <text:p>1723.218018</text:p>
              </table:table-cell>
              <table:table-cell office:value-type="float" office:value="1829.551758">
                <text:p>1829.551758</text:p>
              </table:table-cell>
              <table:table-cell office:value-type="float" office:value="1735.02124">
                <text:p>1735.02124</text:p>
              </table:table-cell>
              <table:table-cell office:value-type="float" office:value="1827.603271">
                <text:p>1827.603271</text:p>
              </table:table-cell>
            </table:table-row>
            <table:table-row>
              <table:table-cell office:value-type="float" office:value="185.8">
                <text:p>185.8</text:p>
              </table:table-cell>
              <table:table-cell office:value-type="float" office:value="1722.618164">
                <text:p>1722.618164</text:p>
              </table:table-cell>
              <table:table-cell office:value-type="float" office:value="1830.492432">
                <text:p>1830.492432</text:p>
              </table:table-cell>
              <table:table-cell office:value-type="float" office:value="1738.705811">
                <text:p>1738.705811</text:p>
              </table:table-cell>
              <table:table-cell office:value-type="float" office:value="1823.456543">
                <text:p>1823.456543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1724.621826">
                <text:p>1724.621826</text:p>
              </table:table-cell>
              <table:table-cell office:value-type="float" office:value="1830.125977">
                <text:p>1830.125977</text:p>
              </table:table-cell>
              <table:table-cell office:value-type="float" office:value="1738.526611">
                <text:p>1738.526611</text:p>
              </table:table-cell>
              <table:table-cell office:value-type="float" office:value="1825.127197">
                <text:p>1825.127197</text:p>
              </table:table-cell>
            </table:table-row>
            <table:table-row>
              <table:table-cell office:value-type="float" office:value="186.2">
                <text:p>186.2</text:p>
              </table:table-cell>
              <table:table-cell office:value-type="float" office:value="1726.30835">
                <text:p>1726.30835</text:p>
              </table:table-cell>
              <table:table-cell office:value-type="float" office:value="1832.143066">
                <text:p>1832.143066</text:p>
              </table:table-cell>
              <table:table-cell office:value-type="float" office:value="1737.168701">
                <text:p>1737.168701</text:p>
              </table:table-cell>
              <table:table-cell office:value-type="float" office:value="1827.050537">
                <text:p>1827.050537</text:p>
              </table:table-cell>
            </table:table-row>
            <table:table-row>
              <table:table-cell office:value-type="float" office:value="186.4">
                <text:p>186.4</text:p>
              </table:table-cell>
              <table:table-cell office:value-type="float" office:value="1726.964722">
                <text:p>1726.964722</text:p>
              </table:table-cell>
              <table:table-cell office:value-type="float" office:value="1831.570801">
                <text:p>1831.570801</text:p>
              </table:table-cell>
              <table:table-cell office:value-type="float" office:value="1740.021484">
                <text:p>1740.021484</text:p>
              </table:table-cell>
              <table:table-cell office:value-type="float" office:value="1826.391479">
                <text:p>1826.391479</text:p>
              </table:table-cell>
            </table:table-row>
            <table:table-row>
              <table:table-cell office:value-type="float" office:value="186.6">
                <text:p>186.6</text:p>
              </table:table-cell>
              <table:table-cell office:value-type="float" office:value="1731.1604">
                <text:p>1731.1604</text:p>
              </table:table-cell>
              <table:table-cell office:value-type="float" office:value="1832.507324">
                <text:p>1832.507324</text:p>
              </table:table-cell>
              <table:table-cell office:value-type="float" office:value="1742.292603">
                <text:p>1742.292603</text:p>
              </table:table-cell>
              <table:table-cell office:value-type="float" office:value="1828.651367">
                <text:p>1828.651367</text:p>
              </table:table-cell>
            </table:table-row>
            <table:table-row>
              <table:table-cell office:value-type="float" office:value="186.8">
                <text:p>186.8</text:p>
              </table:table-cell>
              <table:table-cell office:value-type="float" office:value="1727.34668">
                <text:p>1727.34668</text:p>
              </table:table-cell>
              <table:table-cell office:value-type="float" office:value="1836.11377">
                <text:p>1836.11377</text:p>
              </table:table-cell>
              <table:table-cell office:value-type="float" office:value="1741.963379">
                <text:p>1741.963379</text:p>
              </table:table-cell>
              <table:table-cell office:value-type="float" office:value="1828.839111">
                <text:p>1828.839111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1728.413574">
                <text:p>1728.413574</text:p>
              </table:table-cell>
              <table:table-cell office:value-type="float" office:value="1830.824463">
                <text:p>1830.824463</text:p>
              </table:table-cell>
              <table:table-cell office:value-type="float" office:value="1741.696289">
                <text:p>1741.696289</text:p>
              </table:table-cell>
              <table:table-cell office:value-type="float" office:value="1822.577271">
                <text:p>1822.577271</text:p>
              </table:table-cell>
            </table:table-row>
            <table:table-row>
              <table:table-cell office:value-type="float" office:value="187.2">
                <text:p>187.2</text:p>
              </table:table-cell>
              <table:table-cell office:value-type="float" office:value="1726.957397">
                <text:p>1726.957397</text:p>
              </table:table-cell>
              <table:table-cell office:value-type="float" office:value="1834.770874">
                <text:p>1834.770874</text:p>
              </table:table-cell>
              <table:table-cell office:value-type="float" office:value="1740.440186">
                <text:p>1740.440186</text:p>
              </table:table-cell>
              <table:table-cell office:value-type="float" office:value="1828.811157">
                <text:p>1828.811157</text:p>
              </table:table-cell>
            </table:table-row>
            <table:table-row>
              <table:table-cell office:value-type="float" office:value="187.4">
                <text:p>187.4</text:p>
              </table:table-cell>
              <table:table-cell office:value-type="float" office:value="1729.295776">
                <text:p>1729.295776</text:p>
              </table:table-cell>
              <table:table-cell office:value-type="float" office:value="1830.326904">
                <text:p>1830.326904</text:p>
              </table:table-cell>
              <table:table-cell office:value-type="float" office:value="1742.076904">
                <text:p>1742.076904</text:p>
              </table:table-cell>
              <table:table-cell office:value-type="float" office:value="1829.313843">
                <text:p>1829.313843</text:p>
              </table:table-cell>
            </table:table-row>
            <table:table-row>
              <table:table-cell office:value-type="float" office:value="187.6">
                <text:p>187.6</text:p>
              </table:table-cell>
              <table:table-cell office:value-type="float" office:value="1731.249268">
                <text:p>1731.249268</text:p>
              </table:table-cell>
              <table:table-cell office:value-type="float" office:value="1832.57019">
                <text:p>1832.57019</text:p>
              </table:table-cell>
              <table:table-cell office:value-type="float" office:value="1744.422852">
                <text:p>1744.422852</text:p>
              </table:table-cell>
              <table:table-cell office:value-type="float" office:value="1826.769165">
                <text:p>1826.769165</text:p>
              </table:table-cell>
            </table:table-row>
            <table:table-row>
              <table:table-cell office:value-type="float" office:value="187.8">
                <text:p>187.8</text:p>
              </table:table-cell>
              <table:table-cell office:value-type="float" office:value="1728.555664">
                <text:p>1728.555664</text:p>
              </table:table-cell>
              <table:table-cell office:value-type="float" office:value="1834.582031">
                <text:p>1834.582031</text:p>
              </table:table-cell>
              <table:table-cell office:value-type="float" office:value="1741.060059">
                <text:p>1741.060059</text:p>
              </table:table-cell>
              <table:table-cell office:value-type="float" office:value="1832.950928">
                <text:p>1832.950928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1729.907715">
                <text:p>1729.907715</text:p>
              </table:table-cell>
              <table:table-cell office:value-type="float" office:value="1833.300659">
                <text:p>1833.300659</text:p>
              </table:table-cell>
              <table:table-cell office:value-type="float" office:value="1744.423828">
                <text:p>1744.423828</text:p>
              </table:table-cell>
              <table:table-cell office:value-type="float" office:value="1825.666626">
                <text:p>1825.666626</text:p>
              </table:table-cell>
            </table:table-row>
            <table:table-row>
              <table:table-cell office:value-type="float" office:value="188.2">
                <text:p>188.2</text:p>
              </table:table-cell>
              <table:table-cell office:value-type="float" office:value="1729.996216">
                <text:p>1729.996216</text:p>
              </table:table-cell>
              <table:table-cell office:value-type="float" office:value="1832.550537">
                <text:p>1832.550537</text:p>
              </table:table-cell>
              <table:table-cell office:value-type="float" office:value="1741.934082">
                <text:p>1741.934082</text:p>
              </table:table-cell>
              <table:table-cell office:value-type="float" office:value="1829.669678">
                <text:p>1829.669678</text:p>
              </table:table-cell>
            </table:table-row>
            <table:table-row>
              <table:table-cell office:value-type="float" office:value="188.4">
                <text:p>188.4</text:p>
              </table:table-cell>
              <table:table-cell office:value-type="float" office:value="1729.133545">
                <text:p>1729.133545</text:p>
              </table:table-cell>
              <table:table-cell office:value-type="float" office:value="1834.206421">
                <text:p>1834.206421</text:p>
              </table:table-cell>
              <table:table-cell office:value-type="float" office:value="1742.888794">
                <text:p>1742.888794</text:p>
              </table:table-cell>
              <table:table-cell office:value-type="float" office:value="1830.099854">
                <text:p>1830.099854</text:p>
              </table:table-cell>
            </table:table-row>
            <table:table-row>
              <table:table-cell office:value-type="float" office:value="188.6">
                <text:p>188.6</text:p>
              </table:table-cell>
              <table:table-cell office:value-type="float" office:value="1729.322998">
                <text:p>1729.322998</text:p>
              </table:table-cell>
              <table:table-cell office:value-type="float" office:value="1837.097656">
                <text:p>1837.097656</text:p>
              </table:table-cell>
              <table:table-cell office:value-type="float" office:value="1744.351562">
                <text:p>1744.351562</text:p>
              </table:table-cell>
              <table:table-cell office:value-type="float" office:value="1831.970093">
                <text:p>1831.970093</text:p>
              </table:table-cell>
            </table:table-row>
            <table:table-row>
              <table:table-cell office:value-type="float" office:value="188.8">
                <text:p>188.8</text:p>
              </table:table-cell>
              <table:table-cell office:value-type="float" office:value="1729.818726">
                <text:p>1729.818726</text:p>
              </table:table-cell>
              <table:table-cell office:value-type="float" office:value="1835.196167">
                <text:p>1835.196167</text:p>
              </table:table-cell>
              <table:table-cell office:value-type="float" office:value="1746.524658">
                <text:p>1746.524658</text:p>
              </table:table-cell>
              <table:table-cell office:value-type="float" office:value="1826.548096">
                <text:p>1826.548096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1732.440552">
                <text:p>1732.440552</text:p>
              </table:table-cell>
              <table:table-cell office:value-type="float" office:value="1834.958252">
                <text:p>1834.958252</text:p>
              </table:table-cell>
              <table:table-cell office:value-type="float" office:value="1746.233398">
                <text:p>1746.233398</text:p>
              </table:table-cell>
              <table:table-cell office:value-type="float" office:value="1826.298828">
                <text:p>1826.298828</text:p>
              </table:table-cell>
            </table:table-row>
            <table:table-row>
              <table:table-cell office:value-type="float" office:value="189.2">
                <text:p>189.2</text:p>
              </table:table-cell>
              <table:table-cell office:value-type="float" office:value="1728.673096">
                <text:p>1728.673096</text:p>
              </table:table-cell>
              <table:table-cell office:value-type="float" office:value="1840.671265">
                <text:p>1840.671265</text:p>
              </table:table-cell>
              <table:table-cell office:value-type="float" office:value="1740.40625">
                <text:p>1740.40625</text:p>
              </table:table-cell>
              <table:table-cell office:value-type="float" office:value="1833.011108">
                <text:p>1833.011108</text:p>
              </table:table-cell>
            </table:table-row>
            <table:table-row>
              <table:table-cell office:value-type="float" office:value="189.4">
                <text:p>189.4</text:p>
              </table:table-cell>
              <table:table-cell office:value-type="float" office:value="1727.342285">
                <text:p>1727.342285</text:p>
              </table:table-cell>
              <table:table-cell office:value-type="float" office:value="1835.095215">
                <text:p>1835.095215</text:p>
              </table:table-cell>
              <table:table-cell office:value-type="float" office:value="1743.685059">
                <text:p>1743.685059</text:p>
              </table:table-cell>
              <table:table-cell office:value-type="float" office:value="1828.966431">
                <text:p>1828.966431</text:p>
              </table:table-cell>
            </table:table-row>
            <table:table-row>
              <table:table-cell office:value-type="float" office:value="189.6">
                <text:p>189.6</text:p>
              </table:table-cell>
              <table:table-cell office:value-type="float" office:value="1731.669922">
                <text:p>1731.669922</text:p>
              </table:table-cell>
              <table:table-cell office:value-type="float" office:value="1832.86438">
                <text:p>1832.86438</text:p>
              </table:table-cell>
              <table:table-cell office:value-type="float" office:value="1744.646606">
                <text:p>1744.646606</text:p>
              </table:table-cell>
              <table:table-cell office:value-type="float" office:value="1826.770142">
                <text:p>1826.770142</text:p>
              </table:table-cell>
            </table:table-row>
            <table:table-row>
              <table:table-cell office:value-type="float" office:value="189.8">
                <text:p>189.8</text:p>
              </table:table-cell>
              <table:table-cell office:value-type="float" office:value="1728.213379">
                <text:p>1728.213379</text:p>
              </table:table-cell>
              <table:table-cell office:value-type="float" office:value="1838.550171">
                <text:p>1838.550171</text:p>
              </table:table-cell>
              <table:table-cell office:value-type="float" office:value="1745.397583">
                <text:p>1745.397583</text:p>
              </table:table-cell>
              <table:table-cell office:value-type="float" office:value="1832.474609">
                <text:p>1832.474609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1729.757324">
                <text:p>1729.757324</text:p>
              </table:table-cell>
              <table:table-cell office:value-type="float" office:value="1836.699951">
                <text:p>1836.699951</text:p>
              </table:table-cell>
              <table:table-cell office:value-type="float" office:value="1740.646729">
                <text:p>1740.646729</text:p>
              </table:table-cell>
              <table:table-cell office:value-type="float" office:value="1834.545044">
                <text:p>1834.545044</text:p>
              </table:table-cell>
            </table:table-row>
            <table:table-row>
              <table:table-cell office:value-type="float" office:value="190.2">
                <text:p>190.2</text:p>
              </table:table-cell>
              <table:table-cell office:value-type="float" office:value="1729.975952">
                <text:p>1729.975952</text:p>
              </table:table-cell>
              <table:table-cell office:value-type="float" office:value="1840.122803">
                <text:p>1840.122803</text:p>
              </table:table-cell>
              <table:table-cell office:value-type="float" office:value="1744.880859">
                <text:p>1744.880859</text:p>
              </table:table-cell>
              <table:table-cell office:value-type="float" office:value="1833.029785">
                <text:p>1833.029785</text:p>
              </table:table-cell>
            </table:table-row>
            <table:table-row>
              <table:table-cell office:value-type="float" office:value="190.4">
                <text:p>190.4</text:p>
              </table:table-cell>
              <table:table-cell office:value-type="float" office:value="1732.725708">
                <text:p>1732.725708</text:p>
              </table:table-cell>
              <table:table-cell office:value-type="float" office:value="1838.862061">
                <text:p>1838.862061</text:p>
              </table:table-cell>
              <table:table-cell office:value-type="float" office:value="1748.043945">
                <text:p>1748.043945</text:p>
              </table:table-cell>
              <table:table-cell office:value-type="float" office:value="1831.895386">
                <text:p>1831.895386</text:p>
              </table:table-cell>
            </table:table-row>
            <table:table-row>
              <table:table-cell office:value-type="float" office:value="190.6">
                <text:p>190.6</text:p>
              </table:table-cell>
              <table:table-cell office:value-type="float" office:value="1732.181885">
                <text:p>1732.181885</text:p>
              </table:table-cell>
              <table:table-cell office:value-type="float" office:value="1840.189697">
                <text:p>1840.189697</text:p>
              </table:table-cell>
              <table:table-cell office:value-type="float" office:value="1746.657349">
                <text:p>1746.657349</text:p>
              </table:table-cell>
              <table:table-cell office:value-type="float" office:value="1833.686523">
                <text:p>1833.686523</text:p>
              </table:table-cell>
            </table:table-row>
            <table:table-row>
              <table:table-cell office:value-type="float" office:value="190.8">
                <text:p>190.8</text:p>
              </table:table-cell>
              <table:table-cell office:value-type="float" office:value="1731.93042">
                <text:p>1731.93042</text:p>
              </table:table-cell>
              <table:table-cell office:value-type="float" office:value="1839.041992">
                <text:p>1839.041992</text:p>
              </table:table-cell>
              <table:table-cell office:value-type="float" office:value="1745.312866">
                <text:p>1745.312866</text:p>
              </table:table-cell>
              <table:table-cell office:value-type="float" office:value="1833.197388">
                <text:p>1833.197388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1735.961914">
                <text:p>1735.961914</text:p>
              </table:table-cell>
              <table:table-cell office:value-type="float" office:value="1839.459961">
                <text:p>1839.459961</text:p>
              </table:table-cell>
              <table:table-cell office:value-type="float" office:value="1750.717651">
                <text:p>1750.717651</text:p>
              </table:table-cell>
              <table:table-cell office:value-type="float" office:value="1835.599365">
                <text:p>1835.599365</text:p>
              </table:table-cell>
            </table:table-row>
            <table:table-row>
              <table:table-cell office:value-type="float" office:value="191.2">
                <text:p>191.2</text:p>
              </table:table-cell>
              <table:table-cell office:value-type="float" office:value="1733.672852">
                <text:p>1733.672852</text:p>
              </table:table-cell>
              <table:table-cell office:value-type="float" office:value="1840.926514">
                <text:p>1840.926514</text:p>
              </table:table-cell>
              <table:table-cell office:value-type="float" office:value="1745.624878">
                <text:p>1745.624878</text:p>
              </table:table-cell>
              <table:table-cell office:value-type="float" office:value="1837.216797">
                <text:p>1837.216797</text:p>
              </table:table-cell>
            </table:table-row>
            <table:table-row>
              <table:table-cell office:value-type="float" office:value="191.4">
                <text:p>191.4</text:p>
              </table:table-cell>
              <table:table-cell office:value-type="float" office:value="1735.616455">
                <text:p>1735.616455</text:p>
              </table:table-cell>
              <table:table-cell office:value-type="float" office:value="1841.096191">
                <text:p>1841.096191</text:p>
              </table:table-cell>
              <table:table-cell office:value-type="float" office:value="1748.691406">
                <text:p>1748.691406</text:p>
              </table:table-cell>
              <table:table-cell office:value-type="float" office:value="1834.796509">
                <text:p>1834.796509</text:p>
              </table:table-cell>
            </table:table-row>
            <table:table-row>
              <table:table-cell office:value-type="float" office:value="191.6">
                <text:p>191.6</text:p>
              </table:table-cell>
              <table:table-cell office:value-type="float" office:value="1734.062256">
                <text:p>1734.062256</text:p>
              </table:table-cell>
              <table:table-cell office:value-type="float" office:value="1841.757812">
                <text:p>1841.757812</text:p>
              </table:table-cell>
              <table:table-cell office:value-type="float" office:value="1746.831665">
                <text:p>1746.831665</text:p>
              </table:table-cell>
              <table:table-cell office:value-type="float" office:value="1838.887207">
                <text:p>1838.887207</text:p>
              </table:table-cell>
            </table:table-row>
            <table:table-row>
              <table:table-cell office:value-type="float" office:value="191.8">
                <text:p>191.8</text:p>
              </table:table-cell>
              <table:table-cell office:value-type="float" office:value="1737.96167">
                <text:p>1737.96167</text:p>
              </table:table-cell>
              <table:table-cell office:value-type="float" office:value="1844.502197">
                <text:p>1844.502197</text:p>
              </table:table-cell>
              <table:table-cell office:value-type="float" office:value="1751.509644">
                <text:p>1751.509644</text:p>
              </table:table-cell>
              <table:table-cell office:value-type="float" office:value="1839.09375">
                <text:p>1839.09375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1734.623779">
                <text:p>1734.623779</text:p>
              </table:table-cell>
              <table:table-cell office:value-type="float" office:value="1843.148926">
                <text:p>1843.148926</text:p>
              </table:table-cell>
              <table:table-cell office:value-type="float" office:value="1743.865723">
                <text:p>1743.865723</text:p>
              </table:table-cell>
              <table:table-cell office:value-type="float" office:value="1840.876953">
                <text:p>1840.876953</text:p>
              </table:table-cell>
            </table:table-row>
            <table:table-row>
              <table:table-cell office:value-type="float" office:value="192.2">
                <text:p>192.2</text:p>
              </table:table-cell>
              <table:table-cell office:value-type="float" office:value="1735.944458">
                <text:p>1735.944458</text:p>
              </table:table-cell>
              <table:table-cell office:value-type="float" office:value="1844.63855">
                <text:p>1844.63855</text:p>
              </table:table-cell>
              <table:table-cell office:value-type="float" office:value="1751.771851">
                <text:p>1751.771851</text:p>
              </table:table-cell>
              <table:table-cell office:value-type="float" office:value="1834.863159">
                <text:p>1834.863159</text:p>
              </table:table-cell>
            </table:table-row>
            <table:table-row>
              <table:table-cell office:value-type="float" office:value="192.4">
                <text:p>192.4</text:p>
              </table:table-cell>
              <table:table-cell office:value-type="float" office:value="1735.75647">
                <text:p>1735.75647</text:p>
              </table:table-cell>
              <table:table-cell office:value-type="float" office:value="1844.018066">
                <text:p>1844.018066</text:p>
              </table:table-cell>
              <table:table-cell office:value-type="float" office:value="1748.98938">
                <text:p>1748.98938</text:p>
              </table:table-cell>
              <table:table-cell office:value-type="float" office:value="1834.978027">
                <text:p>1834.978027</text:p>
              </table:table-cell>
            </table:table-row>
            <table:table-row>
              <table:table-cell office:value-type="float" office:value="192.6">
                <text:p>192.6</text:p>
              </table:table-cell>
              <table:table-cell office:value-type="float" office:value="1732.719727">
                <text:p>1732.719727</text:p>
              </table:table-cell>
              <table:table-cell office:value-type="float" office:value="1846.718262">
                <text:p>1846.718262</text:p>
              </table:table-cell>
              <table:table-cell office:value-type="float" office:value="1751.798706">
                <text:p>1751.798706</text:p>
              </table:table-cell>
              <table:table-cell office:value-type="float" office:value="1838.413818">
                <text:p>1838.413818</text:p>
              </table:table-cell>
            </table:table-row>
            <table:table-row>
              <table:table-cell office:value-type="float" office:value="192.8">
                <text:p>192.8</text:p>
              </table:table-cell>
              <table:table-cell office:value-type="float" office:value="1734.689575">
                <text:p>1734.689575</text:p>
              </table:table-cell>
              <table:table-cell office:value-type="float" office:value="1843.398438">
                <text:p>1843.398438</text:p>
              </table:table-cell>
              <table:table-cell office:value-type="float" office:value="1747.44043">
                <text:p>1747.44043</text:p>
              </table:table-cell>
              <table:table-cell office:value-type="float" office:value="1838.739136">
                <text:p>1838.739136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1735.494873">
                <text:p>1735.494873</text:p>
              </table:table-cell>
              <table:table-cell office:value-type="float" office:value="1845.285767">
                <text:p>1845.285767</text:p>
              </table:table-cell>
              <table:table-cell office:value-type="float" office:value="1749.348267">
                <text:p>1749.348267</text:p>
              </table:table-cell>
              <table:table-cell office:value-type="float" office:value="1839.844482">
                <text:p>1839.844482</text:p>
              </table:table-cell>
            </table:table-row>
            <table:table-row>
              <table:table-cell office:value-type="float" office:value="193.2">
                <text:p>193.2</text:p>
              </table:table-cell>
              <table:table-cell office:value-type="float" office:value="1737.007324">
                <text:p>1737.007324</text:p>
              </table:table-cell>
              <table:table-cell office:value-type="float" office:value="1846.681396">
                <text:p>1846.681396</text:p>
              </table:table-cell>
              <table:table-cell office:value-type="float" office:value="1750.626587">
                <text:p>1750.626587</text:p>
              </table:table-cell>
              <table:table-cell office:value-type="float" office:value="1841.707275">
                <text:p>1841.707275</text:p>
              </table:table-cell>
            </table:table-row>
            <table:table-row>
              <table:table-cell office:value-type="float" office:value="193.4">
                <text:p>193.4</text:p>
              </table:table-cell>
              <table:table-cell office:value-type="float" office:value="1737.955078">
                <text:p>1737.955078</text:p>
              </table:table-cell>
              <table:table-cell office:value-type="float" office:value="1844.381104">
                <text:p>1844.381104</text:p>
              </table:table-cell>
              <table:table-cell office:value-type="float" office:value="1752.185059">
                <text:p>1752.185059</text:p>
              </table:table-cell>
              <table:table-cell office:value-type="float" office:value="1838.838257">
                <text:p>1838.838257</text:p>
              </table:table-cell>
            </table:table-row>
            <table:table-row>
              <table:table-cell office:value-type="float" office:value="193.6">
                <text:p>193.6</text:p>
              </table:table-cell>
              <table:table-cell office:value-type="float" office:value="1732.187744">
                <text:p>1732.187744</text:p>
              </table:table-cell>
              <table:table-cell office:value-type="float" office:value="1846.999146">
                <text:p>1846.999146</text:p>
              </table:table-cell>
              <table:table-cell office:value-type="float" office:value="1748.53894">
                <text:p>1748.53894</text:p>
              </table:table-cell>
              <table:table-cell office:value-type="float" office:value="1840.175049">
                <text:p>1840.175049</text:p>
              </table:table-cell>
            </table:table-row>
            <table:table-row>
              <table:table-cell office:value-type="float" office:value="193.8">
                <text:p>193.8</text:p>
              </table:table-cell>
              <table:table-cell office:value-type="float" office:value="1736.783203">
                <text:p>1736.783203</text:p>
              </table:table-cell>
              <table:table-cell office:value-type="float" office:value="1841.717651">
                <text:p>1841.717651</text:p>
              </table:table-cell>
              <table:table-cell office:value-type="float" office:value="1751.608765">
                <text:p>1751.608765</text:p>
              </table:table-cell>
              <table:table-cell office:value-type="float" office:value="1837.18103">
                <text:p>1837.18103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1737.6427">
                <text:p>1737.6427</text:p>
              </table:table-cell>
              <table:table-cell office:value-type="float" office:value="1846.921997">
                <text:p>1846.921997</text:p>
              </table:table-cell>
              <table:table-cell office:value-type="float" office:value="1750.417603">
                <text:p>1750.417603</text:p>
              </table:table-cell>
              <table:table-cell office:value-type="float" office:value="1840.326904">
                <text:p>1840.326904</text:p>
              </table:table-cell>
            </table:table-row>
            <table:table-row>
              <table:table-cell office:value-type="float" office:value="194.2">
                <text:p>194.2</text:p>
              </table:table-cell>
              <table:table-cell office:value-type="float" office:value="1735.47522">
                <text:p>1735.47522</text:p>
              </table:table-cell>
              <table:table-cell office:value-type="float" office:value="1846.82312">
                <text:p>1846.82312</text:p>
              </table:table-cell>
              <table:table-cell office:value-type="float" office:value="1749.628052">
                <text:p>1749.628052</text:p>
              </table:table-cell>
              <table:table-cell office:value-type="float" office:value="1840.405029">
                <text:p>1840.405029</text:p>
              </table:table-cell>
            </table:table-row>
            <table:table-row>
              <table:table-cell office:value-type="float" office:value="194.4">
                <text:p>194.4</text:p>
              </table:table-cell>
              <table:table-cell office:value-type="float" office:value="1737.713623">
                <text:p>1737.713623</text:p>
              </table:table-cell>
              <table:table-cell office:value-type="float" office:value="1846.714722">
                <text:p>1846.714722</text:p>
              </table:table-cell>
              <table:table-cell office:value-type="float" office:value="1748.439941">
                <text:p>1748.439941</text:p>
              </table:table-cell>
              <table:table-cell office:value-type="float" office:value="1842.232788">
                <text:p>1842.232788</text:p>
              </table:table-cell>
            </table:table-row>
            <table:table-row>
              <table:table-cell office:value-type="float" office:value="194.6">
                <text:p>194.6</text:p>
              </table:table-cell>
              <table:table-cell office:value-type="float" office:value="1738.140991">
                <text:p>1738.140991</text:p>
              </table:table-cell>
              <table:table-cell office:value-type="float" office:value="1846.51123">
                <text:p>1846.51123</text:p>
              </table:table-cell>
              <table:table-cell office:value-type="float" office:value="1752.360596">
                <text:p>1752.360596</text:p>
              </table:table-cell>
              <table:table-cell office:value-type="float" office:value="1838.984985">
                <text:p>1838.984985</text:p>
              </table:table-cell>
            </table:table-row>
            <table:table-row>
              <table:table-cell office:value-type="float" office:value="194.8">
                <text:p>194.8</text:p>
              </table:table-cell>
              <table:table-cell office:value-type="float" office:value="1740.087402">
                <text:p>1740.087402</text:p>
              </table:table-cell>
              <table:table-cell office:value-type="float" office:value="1845.120605">
                <text:p>1845.120605</text:p>
              </table:table-cell>
              <table:table-cell office:value-type="float" office:value="1750.040527">
                <text:p>1750.040527</text:p>
              </table:table-cell>
              <table:table-cell office:value-type="float" office:value="1839.759766">
                <text:p>1839.759766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1736.302979">
                <text:p>1736.302979</text:p>
              </table:table-cell>
              <table:table-cell office:value-type="float" office:value="1844.737671">
                <text:p>1844.737671</text:p>
              </table:table-cell>
              <table:table-cell office:value-type="float" office:value="1752.416382">
                <text:p>1752.416382</text:p>
              </table:table-cell>
              <table:table-cell office:value-type="float" office:value="1837.782349">
                <text:p>1837.782349</text:p>
              </table:table-cell>
            </table:table-row>
            <table:table-row>
              <table:table-cell office:value-type="float" office:value="195.2">
                <text:p>195.2</text:p>
              </table:table-cell>
              <table:table-cell office:value-type="float" office:value="1734.767822">
                <text:p>1734.767822</text:p>
              </table:table-cell>
              <table:table-cell office:value-type="float" office:value="1844.78772">
                <text:p>1844.78772</text:p>
              </table:table-cell>
              <table:table-cell office:value-type="float" office:value="1747.983887">
                <text:p>1747.983887</text:p>
              </table:table-cell>
              <table:table-cell office:value-type="float" office:value="1842.442627">
                <text:p>1842.442627</text:p>
              </table:table-cell>
            </table:table-row>
            <table:table-row>
              <table:table-cell office:value-type="float" office:value="195.4">
                <text:p>195.4</text:p>
              </table:table-cell>
              <table:table-cell office:value-type="float" office:value="1737.039551">
                <text:p>1737.039551</text:p>
              </table:table-cell>
              <table:table-cell office:value-type="float" office:value="1843.773682">
                <text:p>1843.773682</text:p>
              </table:table-cell>
              <table:table-cell office:value-type="float" office:value="1754.027954">
                <text:p>1754.027954</text:p>
              </table:table-cell>
              <table:table-cell office:value-type="float" office:value="1841.728271">
                <text:p>1841.728271</text:p>
              </table:table-cell>
            </table:table-row>
            <table:table-row>
              <table:table-cell office:value-type="float" office:value="195.6">
                <text:p>195.6</text:p>
              </table:table-cell>
              <table:table-cell office:value-type="float" office:value="1734.622314">
                <text:p>1734.622314</text:p>
              </table:table-cell>
              <table:table-cell office:value-type="float" office:value="1851.338867">
                <text:p>1851.338867</text:p>
              </table:table-cell>
              <table:table-cell office:value-type="float" office:value="1752.962402">
                <text:p>1752.962402</text:p>
              </table:table-cell>
              <table:table-cell office:value-type="float" office:value="1840.535767">
                <text:p>1840.535767</text:p>
              </table:table-cell>
            </table:table-row>
            <table:table-row>
              <table:table-cell office:value-type="float" office:value="195.8">
                <text:p>195.8</text:p>
              </table:table-cell>
              <table:table-cell office:value-type="float" office:value="1741.255371">
                <text:p>1741.255371</text:p>
              </table:table-cell>
              <table:table-cell office:value-type="float" office:value="1846.25647">
                <text:p>1846.25647</text:p>
              </table:table-cell>
              <table:table-cell office:value-type="float" office:value="1751.234863">
                <text:p>1751.234863</text:p>
              </table:table-cell>
              <table:table-cell office:value-type="float" office:value="1841.912842">
                <text:p>1841.912842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1738.863892">
                <text:p>1738.863892</text:p>
              </table:table-cell>
              <table:table-cell office:value-type="float" office:value="1849.147217">
                <text:p>1849.147217</text:p>
              </table:table-cell>
              <table:table-cell office:value-type="float" office:value="1754.192261">
                <text:p>1754.192261</text:p>
              </table:table-cell>
              <table:table-cell office:value-type="float" office:value="1843.529541">
                <text:p>1843.529541</text:p>
              </table:table-cell>
            </table:table-row>
            <table:table-row>
              <table:table-cell office:value-type="float" office:value="196.2">
                <text:p>196.2</text:p>
              </table:table-cell>
              <table:table-cell office:value-type="float" office:value="1739.168091">
                <text:p>1739.168091</text:p>
              </table:table-cell>
              <table:table-cell office:value-type="float" office:value="1851.252441">
                <text:p>1851.252441</text:p>
              </table:table-cell>
              <table:table-cell office:value-type="float" office:value="1754.545288">
                <text:p>1754.545288</text:p>
              </table:table-cell>
              <table:table-cell office:value-type="float" office:value="1841.606689">
                <text:p>1841.606689</text:p>
              </table:table-cell>
            </table:table-row>
            <table:table-row>
              <table:table-cell office:value-type="float" office:value="196.4">
                <text:p>196.4</text:p>
              </table:table-cell>
              <table:table-cell office:value-type="float" office:value="1739.853394">
                <text:p>1739.853394</text:p>
              </table:table-cell>
              <table:table-cell office:value-type="float" office:value="1845.904053">
                <text:p>1845.904053</text:p>
              </table:table-cell>
              <table:table-cell office:value-type="float" office:value="1753.727539">
                <text:p>1753.727539</text:p>
              </table:table-cell>
              <table:table-cell office:value-type="float" office:value="1844.567139">
                <text:p>1844.567139</text:p>
              </table:table-cell>
            </table:table-row>
            <table:table-row>
              <table:table-cell office:value-type="float" office:value="196.6">
                <text:p>196.6</text:p>
              </table:table-cell>
              <table:table-cell office:value-type="float" office:value="1738.536499">
                <text:p>1738.536499</text:p>
              </table:table-cell>
              <table:table-cell office:value-type="float" office:value="1851.092896">
                <text:p>1851.092896</text:p>
              </table:table-cell>
              <table:table-cell office:value-type="float" office:value="1754.058594">
                <text:p>1754.058594</text:p>
              </table:table-cell>
              <table:table-cell office:value-type="float" office:value="1844.765991">
                <text:p>1844.765991</text:p>
              </table:table-cell>
            </table:table-row>
            <table:table-row>
              <table:table-cell office:value-type="float" office:value="196.8">
                <text:p>196.8</text:p>
              </table:table-cell>
              <table:table-cell office:value-type="float" office:value="1737.236328">
                <text:p>1737.236328</text:p>
              </table:table-cell>
              <table:table-cell office:value-type="float" office:value="1850.81897">
                <text:p>1850.81897</text:p>
              </table:table-cell>
              <table:table-cell office:value-type="float" office:value="1753.138428">
                <text:p>1753.138428</text:p>
              </table:table-cell>
              <table:table-cell office:value-type="float" office:value="1843.760376">
                <text:p>1843.760376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1740.890869">
                <text:p>1740.890869</text:p>
              </table:table-cell>
              <table:table-cell office:value-type="float" office:value="1850.396973">
                <text:p>1850.396973</text:p>
              </table:table-cell>
              <table:table-cell office:value-type="float" office:value="1752.814819">
                <text:p>1752.814819</text:p>
              </table:table-cell>
              <table:table-cell office:value-type="float" office:value="1848.099365">
                <text:p>1848.099365</text:p>
              </table:table-cell>
            </table:table-row>
            <table:table-row>
              <table:table-cell office:value-type="float" office:value="197.2">
                <text:p>197.2</text:p>
              </table:table-cell>
              <table:table-cell office:value-type="float" office:value="1739.689575">
                <text:p>1739.689575</text:p>
              </table:table-cell>
              <table:table-cell office:value-type="float" office:value="1849.239624">
                <text:p>1849.239624</text:p>
              </table:table-cell>
              <table:table-cell office:value-type="float" office:value="1751.317627">
                <text:p>1751.317627</text:p>
              </table:table-cell>
              <table:table-cell office:value-type="float" office:value="1847.505493">
                <text:p>1847.505493</text:p>
              </table:table-cell>
            </table:table-row>
            <table:table-row>
              <table:table-cell office:value-type="float" office:value="197.4">
                <text:p>197.4</text:p>
              </table:table-cell>
              <table:table-cell office:value-type="float" office:value="1743.228271">
                <text:p>1743.228271</text:p>
              </table:table-cell>
              <table:table-cell office:value-type="float" office:value="1848.511963">
                <text:p>1848.511963</text:p>
              </table:table-cell>
              <table:table-cell office:value-type="float" office:value="1757.813477">
                <text:p>1757.813477</text:p>
              </table:table-cell>
              <table:table-cell office:value-type="float" office:value="1843.748047">
                <text:p>1843.748047</text:p>
              </table:table-cell>
            </table:table-row>
            <table:table-row>
              <table:table-cell office:value-type="float" office:value="197.6">
                <text:p>197.6</text:p>
              </table:table-cell>
              <table:table-cell office:value-type="float" office:value="1741.037842">
                <text:p>1741.037842</text:p>
              </table:table-cell>
              <table:table-cell office:value-type="float" office:value="1853.005127">
                <text:p>1853.005127</text:p>
              </table:table-cell>
              <table:table-cell office:value-type="float" office:value="1755.165405">
                <text:p>1755.165405</text:p>
              </table:table-cell>
              <table:table-cell office:value-type="float" office:value="1848.563354">
                <text:p>1848.563354</text:p>
              </table:table-cell>
            </table:table-row>
            <table:table-row>
              <table:table-cell office:value-type="float" office:value="197.8">
                <text:p>197.8</text:p>
              </table:table-cell>
              <table:table-cell office:value-type="float" office:value="1739.32373">
                <text:p>1739.32373</text:p>
              </table:table-cell>
              <table:table-cell office:value-type="float" office:value="1849.199951">
                <text:p>1849.199951</text:p>
              </table:table-cell>
              <table:table-cell office:value-type="float" office:value="1755.136597">
                <text:p>1755.136597</text:p>
              </table:table-cell>
              <table:table-cell office:value-type="float" office:value="1845.356445">
                <text:p>1845.356445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1741.70166">
                <text:p>1741.70166</text:p>
              </table:table-cell>
              <table:table-cell office:value-type="float" office:value="1849.550537">
                <text:p>1849.550537</text:p>
              </table:table-cell>
              <table:table-cell office:value-type="float" office:value="1757.726318">
                <text:p>1757.726318</text:p>
              </table:table-cell>
              <table:table-cell office:value-type="float" office:value="1841.756104">
                <text:p>1841.756104</text:p>
              </table:table-cell>
            </table:table-row>
            <table:table-row>
              <table:table-cell office:value-type="float" office:value="198.2">
                <text:p>198.2</text:p>
              </table:table-cell>
              <table:table-cell office:value-type="float" office:value="1737.742432">
                <text:p>1737.742432</text:p>
              </table:table-cell>
              <table:table-cell office:value-type="float" office:value="1853.658813">
                <text:p>1853.658813</text:p>
              </table:table-cell>
              <table:table-cell office:value-type="float" office:value="1750.887695">
                <text:p>1750.887695</text:p>
              </table:table-cell>
              <table:table-cell office:value-type="float" office:value="1848.990723">
                <text:p>1848.990723</text:p>
              </table:table-cell>
            </table:table-row>
            <table:table-row>
              <table:table-cell office:value-type="float" office:value="198.4">
                <text:p>198.4</text:p>
              </table:table-cell>
              <table:table-cell office:value-type="float" office:value="1744.308594">
                <text:p>1744.308594</text:p>
              </table:table-cell>
              <table:table-cell office:value-type="float" office:value="1848.468262">
                <text:p>1848.468262</text:p>
              </table:table-cell>
              <table:table-cell office:value-type="float" office:value="1756.225464">
                <text:p>1756.225464</text:p>
              </table:table-cell>
              <table:table-cell office:value-type="float" office:value="1843.633179">
                <text:p>1843.633179</text:p>
              </table:table-cell>
            </table:table-row>
            <table:table-row>
              <table:table-cell office:value-type="float" office:value="198.6">
                <text:p>198.6</text:p>
              </table:table-cell>
              <table:table-cell office:value-type="float" office:value="1743.411743">
                <text:p>1743.411743</text:p>
              </table:table-cell>
              <table:table-cell office:value-type="float" office:value="1853.342651">
                <text:p>1853.342651</text:p>
              </table:table-cell>
              <table:table-cell office:value-type="float" office:value="1756.233643">
                <text:p>1756.233643</text:p>
              </table:table-cell>
              <table:table-cell office:value-type="float" office:value="1845.129395">
                <text:p>1845.129395</text:p>
              </table:table-cell>
            </table:table-row>
            <table:table-row>
              <table:table-cell office:value-type="float" office:value="198.8">
                <text:p>198.8</text:p>
              </table:table-cell>
              <table:table-cell office:value-type="float" office:value="1740.869263">
                <text:p>1740.869263</text:p>
              </table:table-cell>
              <table:table-cell office:value-type="float" office:value="1852.292969">
                <text:p>1852.292969</text:p>
              </table:table-cell>
              <table:table-cell office:value-type="float" office:value="1755.240479">
                <text:p>1755.240479</text:p>
              </table:table-cell>
              <table:table-cell office:value-type="float" office:value="1847.544067">
                <text:p>1847.544067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1741.820435">
                <text:p>1741.820435</text:p>
              </table:table-cell>
              <table:table-cell office:value-type="float" office:value="1850.554688">
                <text:p>1850.554688</text:p>
              </table:table-cell>
              <table:table-cell office:value-type="float" office:value="1753.53125">
                <text:p>1753.53125</text:p>
              </table:table-cell>
              <table:table-cell office:value-type="float" office:value="1848.157593">
                <text:p>1848.157593</text:p>
              </table:table-cell>
            </table:table-row>
            <table:table-row>
              <table:table-cell office:value-type="float" office:value="199.2">
                <text:p>199.2</text:p>
              </table:table-cell>
              <table:table-cell office:value-type="float" office:value="1747.554199">
                <text:p>1747.554199</text:p>
              </table:table-cell>
              <table:table-cell office:value-type="float" office:value="1852.285889">
                <text:p>1852.285889</text:p>
              </table:table-cell>
              <table:table-cell office:value-type="float" office:value="1757.703125">
                <text:p>1757.703125</text:p>
              </table:table-cell>
              <table:table-cell office:value-type="float" office:value="1845.92395">
                <text:p>1845.92395</text:p>
              </table:table-cell>
            </table:table-row>
            <table:table-row>
              <table:table-cell office:value-type="float" office:value="199.4">
                <text:p>199.4</text:p>
              </table:table-cell>
              <table:table-cell office:value-type="float" office:value="1741.806152">
                <text:p>1741.806152</text:p>
              </table:table-cell>
              <table:table-cell office:value-type="float" office:value="1854.261353">
                <text:p>1854.261353</text:p>
              </table:table-cell>
              <table:table-cell office:value-type="float" office:value="1754.891846">
                <text:p>1754.891846</text:p>
              </table:table-cell>
              <table:table-cell office:value-type="float" office:value="1849.61792">
                <text:p>1849.61792</text:p>
              </table:table-cell>
            </table:table-row>
            <table:table-row>
              <table:table-cell office:value-type="float" office:value="199.6">
                <text:p>199.6</text:p>
              </table:table-cell>
              <table:table-cell office:value-type="float" office:value="1742.993042">
                <text:p>1742.993042</text:p>
              </table:table-cell>
              <table:table-cell office:value-type="float" office:value="1850.832031">
                <text:p>1850.832031</text:p>
              </table:table-cell>
              <table:table-cell office:value-type="float" office:value="1756.675049">
                <text:p>1756.675049</text:p>
              </table:table-cell>
              <table:table-cell office:value-type="float" office:value="1847.384277">
                <text:p>1847.384277</text:p>
              </table:table-cell>
            </table:table-row>
            <table:table-row>
              <table:table-cell office:value-type="float" office:value="199.8">
                <text:p>199.8</text:p>
              </table:table-cell>
              <table:table-cell office:value-type="float" office:value="1743.673096">
                <text:p>1743.673096</text:p>
              </table:table-cell>
              <table:table-cell office:value-type="float" office:value="1838.300537">
                <text:p>1838.300537</text:p>
              </table:table-cell>
              <table:table-cell office:value-type="float" office:value="1760.033325">
                <text:p>1760.033325</text:p>
              </table:table-cell>
              <table:table-cell office:value-type="float" office:value="1829.681396">
                <text:p>1829.681396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726.688721">
                <text:p>1726.688721</text:p>
              </table:table-cell>
              <table:table-cell office:value-type="float" office:value="1825.763184">
                <text:p>1825.763184</text:p>
              </table:table-cell>
              <table:table-cell office:value-type="float" office:value="1738.80835">
                <text:p>1738.80835</text:p>
              </table:table-cell>
              <table:table-cell office:value-type="float" office:value="1819.984619">
                <text:p>1819.984619</text:p>
              </table:table-cell>
            </table:table-row>
            <table:table-row>
              <table:table-cell office:value-type="float" office:value="200.2">
                <text:p>200.2</text:p>
              </table:table-cell>
              <table:table-cell office:value-type="float" office:value="1680.680542">
                <text:p>1680.680542</text:p>
              </table:table-cell>
              <table:table-cell office:value-type="float" office:value="1828.104126">
                <text:p>1828.104126</text:p>
              </table:table-cell>
              <table:table-cell office:value-type="float" office:value="1685.240112">
                <text:p>1685.240112</text:p>
              </table:table-cell>
              <table:table-cell office:value-type="float" office:value="1832.742554">
                <text:p>1832.742554</text:p>
              </table:table-cell>
            </table:table-row>
            <table:table-row>
              <table:table-cell office:value-type="float" office:value="200.4">
                <text:p>200.4</text:p>
              </table:table-cell>
              <table:table-cell office:value-type="float" office:value="1679.301392">
                <text:p>1679.301392</text:p>
              </table:table-cell>
              <table:table-cell office:value-type="float" office:value="1786.800293">
                <text:p>1786.800293</text:p>
              </table:table-cell>
              <table:table-cell office:value-type="float" office:value="1696.075684">
                <text:p>1696.075684</text:p>
              </table:table-cell>
              <table:table-cell office:value-type="float" office:value="1777.444092">
                <text:p>1777.444092</text:p>
              </table:table-cell>
            </table:table-row>
            <table:table-row>
              <table:table-cell office:value-type="float" office:value="200.6">
                <text:p>200.6</text:p>
              </table:table-cell>
              <table:table-cell office:value-type="float" office:value="1682.22168">
                <text:p>1682.22168</text:p>
              </table:table-cell>
              <table:table-cell office:value-type="float" office:value="1772.365723">
                <text:p>1772.365723</text:p>
              </table:table-cell>
              <table:table-cell office:value-type="float" office:value="1688.513916">
                <text:p>1688.513916</text:p>
              </table:table-cell>
              <table:table-cell office:value-type="float" office:value="1767.763794">
                <text:p>1767.763794</text:p>
              </table:table-cell>
            </table:table-row>
            <table:table-row>
              <table:table-cell office:value-type="float" office:value="200.8">
                <text:p>200.8</text:p>
              </table:table-cell>
              <table:table-cell office:value-type="float" office:value="1653.031494">
                <text:p>1653.031494</text:p>
              </table:table-cell>
              <table:table-cell office:value-type="float" office:value="1765.705566">
                <text:p>1765.705566</text:p>
              </table:table-cell>
              <table:table-cell office:value-type="float" office:value="1657.551758">
                <text:p>1657.551758</text:p>
              </table:table-cell>
              <table:table-cell office:value-type="float" office:value="1769.582886">
                <text:p>1769.582886</text:p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1657.554565">
                <text:p>1657.554565</text:p>
              </table:table-cell>
              <table:table-cell office:value-type="float" office:value="1734.106567">
                <text:p>1734.106567</text:p>
              </table:table-cell>
              <table:table-cell office:value-type="float" office:value="1667.768433">
                <text:p>1667.768433</text:p>
              </table:table-cell>
              <table:table-cell office:value-type="float" office:value="1731.818359">
                <text:p>1731.818359</text:p>
              </table:table-cell>
            </table:table-row>
            <table:table-row>
              <table:table-cell office:value-type="float" office:value="201.2">
                <text:p>201.2</text:p>
              </table:table-cell>
              <table:table-cell office:value-type="float" office:value="1635.738647">
                <text:p>1635.738647</text:p>
              </table:table-cell>
              <table:table-cell office:value-type="float" office:value="1739.571533">
                <text:p>1739.571533</text:p>
              </table:table-cell>
              <table:table-cell office:value-type="float" office:value="1653.123413">
                <text:p>1653.123413</text:p>
              </table:table-cell>
              <table:table-cell office:value-type="float" office:value="1728.742798">
                <text:p>1728.742798</text:p>
              </table:table-cell>
            </table:table-row>
            <table:table-row>
              <table:table-cell office:value-type="float" office:value="201.4">
                <text:p>201.4</text:p>
              </table:table-cell>
              <table:table-cell office:value-type="float" office:value="1639.59729">
                <text:p>1639.59729</text:p>
              </table:table-cell>
              <table:table-cell office:value-type="float" office:value="1717.190063">
                <text:p>1717.190063</text:p>
              </table:table-cell>
              <table:table-cell office:value-type="float" office:value="1640.549072">
                <text:p>1640.549072</text:p>
              </table:table-cell>
              <table:table-cell office:value-type="float" office:value="1715.160889">
                <text:p>1715.160889</text:p>
              </table:table-cell>
            </table:table-row>
            <table:table-row>
              <table:table-cell office:value-type="float" office:value="201.6">
                <text:p>201.6</text:p>
              </table:table-cell>
              <table:table-cell office:value-type="float" office:value="1627.929688">
                <text:p>1627.929688</text:p>
              </table:table-cell>
              <table:table-cell office:value-type="float" office:value="1700.93335">
                <text:p>1700.93335</text:p>
              </table:table-cell>
              <table:table-cell office:value-type="float" office:value="1634.226318">
                <text:p>1634.226318</text:p>
              </table:table-cell>
              <table:table-cell office:value-type="float" office:value="1704.481934">
                <text:p>1704.481934</text:p>
              </table:table-cell>
            </table:table-row>
            <table:table-row>
              <table:table-cell office:value-type="float" office:value="201.8">
                <text:p>201.8</text:p>
              </table:table-cell>
              <table:table-cell office:value-type="float" office:value="1619.086426">
                <text:p>1619.086426</text:p>
              </table:table-cell>
              <table:table-cell office:value-type="float" office:value="1696.585815">
                <text:p>1696.585815</text:p>
              </table:table-cell>
              <table:table-cell office:value-type="float" office:value="1627.674438">
                <text:p>1627.674438</text:p>
              </table:table-cell>
              <table:table-cell office:value-type="float" office:value="1696.595947">
                <text:p>1696.595947</text:p>
              </table:table-cell>
            </table:table-row>
            <table:table-row>
              <table:table-cell office:value-type="float" office:value="202">
                <text:p>202</text:p>
              </table:table-cell>
              <table:table-cell office:value-type="float" office:value="1612.304321">
                <text:p>1612.304321</text:p>
              </table:table-cell>
              <table:table-cell office:value-type="float" office:value="1684.347534">
                <text:p>1684.347534</text:p>
              </table:table-cell>
              <table:table-cell office:value-type="float" office:value="1619.851074">
                <text:p>1619.851074</text:p>
              </table:table-cell>
              <table:table-cell office:value-type="float" office:value="1681.21875">
                <text:p>1681.21875</text:p>
              </table:table-cell>
            </table:table-row>
            <table:table-row>
              <table:table-cell office:value-type="float" office:value="202.2">
                <text:p>202.2</text:p>
              </table:table-cell>
              <table:table-cell office:value-type="float" office:value="1607.26709">
                <text:p>1607.26709</text:p>
              </table:table-cell>
              <table:table-cell office:value-type="float" office:value="1677.526611">
                <text:p>1677.526611</text:p>
              </table:table-cell>
              <table:table-cell office:value-type="float" office:value="1610.572266">
                <text:p>1610.572266</text:p>
              </table:table-cell>
              <table:table-cell office:value-type="float" office:value="1670.529541">
                <text:p>1670.529541</text:p>
              </table:table-cell>
            </table:table-row>
            <table:table-row>
              <table:table-cell office:value-type="float" office:value="202.4">
                <text:p>202.4</text:p>
              </table:table-cell>
              <table:table-cell office:value-type="float" office:value="1605.292725">
                <text:p>1605.292725</text:p>
              </table:table-cell>
              <table:table-cell office:value-type="float" office:value="1662.151855">
                <text:p>1662.151855</text:p>
              </table:table-cell>
              <table:table-cell office:value-type="float" office:value="1611.638916">
                <text:p>1611.638916</text:p>
              </table:table-cell>
              <table:table-cell office:value-type="float" office:value="1665.260254">
                <text:p>1665.260254</text:p>
              </table:table-cell>
            </table:table-row>
            <table:table-row>
              <table:table-cell office:value-type="float" office:value="202.6">
                <text:p>202.6</text:p>
              </table:table-cell>
              <table:table-cell office:value-type="float" office:value="1597.712891">
                <text:p>1597.712891</text:p>
              </table:table-cell>
              <table:table-cell office:value-type="float" office:value="1659.261963">
                <text:p>1659.261963</text:p>
              </table:table-cell>
              <table:table-cell office:value-type="float" office:value="1605.449707">
                <text:p>1605.449707</text:p>
              </table:table-cell>
              <table:table-cell office:value-type="float" office:value="1656.100952">
                <text:p>1656.100952</text:p>
              </table:table-cell>
            </table:table-row>
            <table:table-row>
              <table:table-cell office:value-type="float" office:value="202.8">
                <text:p>202.8</text:p>
              </table:table-cell>
              <table:table-cell office:value-type="float" office:value="1588.544556">
                <text:p>1588.544556</text:p>
              </table:table-cell>
              <table:table-cell office:value-type="float" office:value="1652.815063">
                <text:p>1652.815063</text:p>
              </table:table-cell>
              <table:table-cell office:value-type="float" office:value="1600.071167">
                <text:p>1600.071167</text:p>
              </table:table-cell>
              <table:table-cell office:value-type="float" office:value="1644.917358">
                <text:p>1644.917358</text:p>
              </table:table-cell>
            </table:table-row>
            <table:table-row>
              <table:table-cell office:value-type="float" office:value="203">
                <text:p>203</text:p>
              </table:table-cell>
              <table:table-cell office:value-type="float" office:value="1594.775757">
                <text:p>1594.775757</text:p>
              </table:table-cell>
              <table:table-cell office:value-type="float" office:value="1640.656982">
                <text:p>1640.656982</text:p>
              </table:table-cell>
              <table:table-cell office:value-type="float" office:value="1594.857422">
                <text:p>1594.857422</text:p>
              </table:table-cell>
              <table:table-cell office:value-type="float" office:value="1644.009033">
                <text:p>1644.009033</text:p>
              </table:table-cell>
            </table:table-row>
            <table:table-row>
              <table:table-cell office:value-type="float" office:value="203.2">
                <text:p>203.2</text:p>
              </table:table-cell>
              <table:table-cell office:value-type="float" office:value="1589.649536">
                <text:p>1589.649536</text:p>
              </table:table-cell>
              <table:table-cell office:value-type="float" office:value="1631.829834">
                <text:p>1631.829834</text:p>
              </table:table-cell>
              <table:table-cell office:value-type="float" office:value="1591.436523">
                <text:p>1591.436523</text:p>
              </table:table-cell>
              <table:table-cell office:value-type="float" office:value="1636.390381">
                <text:p>1636.390381</text:p>
              </table:table-cell>
            </table:table-row>
            <table:table-row>
              <table:table-cell office:value-type="float" office:value="203.4">
                <text:p>203.4</text:p>
              </table:table-cell>
              <table:table-cell office:value-type="float" office:value="1580.046875">
                <text:p>1580.046875</text:p>
              </table:table-cell>
              <table:table-cell office:value-type="float" office:value="1634.432739">
                <text:p>1634.432739</text:p>
              </table:table-cell>
              <table:table-cell office:value-type="float" office:value="1592.849487">
                <text:p>1592.849487</text:p>
              </table:table-cell>
              <table:table-cell office:value-type="float" office:value="1626.679321">
                <text:p>1626.679321</text:p>
              </table:table-cell>
            </table:table-row>
            <table:table-row>
              <table:table-cell office:value-type="float" office:value="203.6">
                <text:p>203.6</text:p>
              </table:table-cell>
              <table:table-cell office:value-type="float" office:value="1584.034302">
                <text:p>1584.034302</text:p>
              </table:table-cell>
              <table:table-cell office:value-type="float" office:value="1621.370728">
                <text:p>1621.370728</text:p>
              </table:table-cell>
              <table:table-cell office:value-type="float" office:value="1583.433838">
                <text:p>1583.433838</text:p>
              </table:table-cell>
              <table:table-cell office:value-type="float" office:value="1626.254761">
                <text:p>1626.254761</text:p>
              </table:table-cell>
            </table:table-row>
            <table:table-row>
              <table:table-cell office:value-type="float" office:value="203.8">
                <text:p>203.8</text:p>
              </table:table-cell>
              <table:table-cell office:value-type="float" office:value="1574.409058">
                <text:p>1574.409058</text:p>
              </table:table-cell>
              <table:table-cell office:value-type="float" office:value="1619.380249">
                <text:p>1619.380249</text:p>
              </table:table-cell>
              <table:table-cell office:value-type="float" office:value="1584.601318">
                <text:p>1584.601318</text:p>
              </table:table-cell>
              <table:table-cell office:value-type="float" office:value="1617.952637">
                <text:p>1617.952637</text:p>
              </table:table-cell>
            </table:table-row>
            <table:table-row>
              <table:table-cell office:value-type="float" office:value="204">
                <text:p>204</text:p>
              </table:table-cell>
              <table:table-cell office:value-type="float" office:value="1579.893677">
                <text:p>1579.893677</text:p>
              </table:table-cell>
              <table:table-cell office:value-type="float" office:value="1612.09668">
                <text:p>1612.09668</text:p>
              </table:table-cell>
              <table:table-cell office:value-type="float" office:value="1583.016479">
                <text:p>1583.016479</text:p>
              </table:table-cell>
              <table:table-cell office:value-type="float" office:value="1615.2854">
                <text:p>1615.2854</text:p>
              </table:table-cell>
            </table:table-row>
            <table:table-row>
              <table:table-cell office:value-type="float" office:value="204.2">
                <text:p>204.2</text:p>
              </table:table-cell>
              <table:table-cell office:value-type="float" office:value="1575.860596">
                <text:p>1575.860596</text:p>
              </table:table-cell>
              <table:table-cell office:value-type="float" office:value="1611.872925">
                <text:p>1611.872925</text:p>
              </table:table-cell>
              <table:table-cell office:value-type="float" office:value="1581.279785">
                <text:p>1581.279785</text:p>
              </table:table-cell>
              <table:table-cell office:value-type="float" office:value="1611.219604">
                <text:p>1611.219604</text:p>
              </table:table-cell>
            </table:table-row>
            <table:table-row>
              <table:table-cell office:value-type="float" office:value="204.4">
                <text:p>204.4</text:p>
              </table:table-cell>
              <table:table-cell office:value-type="float" office:value="1574.375366">
                <text:p>1574.375366</text:p>
              </table:table-cell>
              <table:table-cell office:value-type="float" office:value="1602.645508">
                <text:p>1602.645508</text:p>
              </table:table-cell>
              <table:table-cell office:value-type="float" office:value="1579.698608">
                <text:p>1579.698608</text:p>
              </table:table-cell>
              <table:table-cell office:value-type="float" office:value="1604.858032">
                <text:p>1604.858032</text:p>
              </table:table-cell>
            </table:table-row>
            <table:table-row>
              <table:table-cell office:value-type="float" office:value="204.6">
                <text:p>204.6</text:p>
              </table:table-cell>
              <table:table-cell office:value-type="float" office:value="1572.946045">
                <text:p>1572.946045</text:p>
              </table:table-cell>
              <table:table-cell office:value-type="float" office:value="1601.866455">
                <text:p>1601.866455</text:p>
              </table:table-cell>
              <table:table-cell office:value-type="float" office:value="1578.085693">
                <text:p>1578.085693</text:p>
              </table:table-cell>
              <table:table-cell office:value-type="float" office:value="1604.619507">
                <text:p>1604.619507</text:p>
              </table:table-cell>
            </table:table-row>
            <table:table-row>
              <table:table-cell office:value-type="float" office:value="204.8">
                <text:p>204.8</text:p>
              </table:table-cell>
              <table:table-cell office:value-type="float" office:value="1571.34021">
                <text:p>1571.34021</text:p>
              </table:table-cell>
              <table:table-cell office:value-type="float" office:value="1599.523315">
                <text:p>1599.523315</text:p>
              </table:table-cell>
              <table:table-cell office:value-type="float" office:value="1576.002563">
                <text:p>1576.002563</text:p>
              </table:table-cell>
              <table:table-cell office:value-type="float" office:value="1603.393921">
                <text:p>1603.393921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1569.248535">
                <text:p>1569.248535</text:p>
              </table:table-cell>
              <table:table-cell office:value-type="float" office:value="1592.410156">
                <text:p>1592.410156</text:p>
              </table:table-cell>
              <table:table-cell office:value-type="float" office:value="1574.508911">
                <text:p>1574.508911</text:p>
              </table:table-cell>
              <table:table-cell office:value-type="float" office:value="1599.46167">
                <text:p>1599.46167</text:p>
              </table:table-cell>
            </table:table-row>
            <table:table-row>
              <table:table-cell office:value-type="float" office:value="205.2">
                <text:p>205.2</text:p>
              </table:table-cell>
              <table:table-cell office:value-type="float" office:value="1573.005493">
                <text:p>1573.005493</text:p>
              </table:table-cell>
              <table:table-cell office:value-type="float" office:value="1588.389282">
                <text:p>1588.389282</text:p>
              </table:table-cell>
              <table:table-cell office:value-type="float" office:value="1574.165771">
                <text:p>1574.165771</text:p>
              </table:table-cell>
              <table:table-cell office:value-type="float" office:value="1599.080444">
                <text:p>1599.080444</text:p>
              </table:table-cell>
            </table:table-row>
            <table:table-row>
              <table:table-cell office:value-type="float" office:value="205.4">
                <text:p>205.4</text:p>
              </table:table-cell>
              <table:table-cell office:value-type="float" office:value="1565.889038">
                <text:p>1565.889038</text:p>
              </table:table-cell>
              <table:table-cell office:value-type="float" office:value="1590.00354">
                <text:p>1590.00354</text:p>
              </table:table-cell>
              <table:table-cell office:value-type="float" office:value="1573.808228">
                <text:p>1573.808228</text:p>
              </table:table-cell>
              <table:table-cell office:value-type="float" office:value="1593.873901">
                <text:p>1593.873901</text:p>
              </table:table-cell>
            </table:table-row>
            <table:table-row>
              <table:table-cell office:value-type="float" office:value="205.6">
                <text:p>205.6</text:p>
              </table:table-cell>
              <table:table-cell office:value-type="float" office:value="1570.885498">
                <text:p>1570.885498</text:p>
              </table:table-cell>
              <table:table-cell office:value-type="float" office:value="1590.209839">
                <text:p>1590.209839</text:p>
              </table:table-cell>
              <table:table-cell office:value-type="float" office:value="1564.093018">
                <text:p>1564.093018</text:p>
              </table:table-cell>
              <table:table-cell office:value-type="float" office:value="1589.815063">
                <text:p>1589.815063</text:p>
              </table:table-cell>
            </table:table-row>
            <table:table-row>
              <table:table-cell office:value-type="float" office:value="205.8">
                <text:p>205.8</text:p>
              </table:table-cell>
              <table:table-cell office:value-type="float" office:value="1569.425171">
                <text:p>1569.425171</text:p>
              </table:table-cell>
              <table:table-cell office:value-type="float" office:value="1589.27417">
                <text:p>1589.27417</text:p>
              </table:table-cell>
              <table:table-cell office:value-type="float" office:value="1568.628662">
                <text:p>1568.628662</text:p>
              </table:table-cell>
              <table:table-cell office:value-type="float" office:value="1588.589722">
                <text:p>1588.589722</text:p>
              </table:table-cell>
            </table:table-row>
            <table:table-row>
              <table:table-cell office:value-type="float" office:value="206">
                <text:p>206</text:p>
              </table:table-cell>
              <table:table-cell office:value-type="float" office:value="1569.706665">
                <text:p>1569.706665</text:p>
              </table:table-cell>
              <table:table-cell office:value-type="float" office:value="1587.491455">
                <text:p>1587.491455</text:p>
              </table:table-cell>
              <table:table-cell office:value-type="float" office:value="1571.179932">
                <text:p>1571.179932</text:p>
              </table:table-cell>
              <table:table-cell office:value-type="float" office:value="1588.401245">
                <text:p>1588.401245</text:p>
              </table:table-cell>
            </table:table-row>
            <table:table-row>
              <table:table-cell office:value-type="float" office:value="206.2">
                <text:p>206.2</text:p>
              </table:table-cell>
              <table:table-cell office:value-type="float" office:value="1566.74353">
                <text:p>1566.74353</text:p>
              </table:table-cell>
              <table:table-cell office:value-type="float" office:value="1585.895752">
                <text:p>1585.895752</text:p>
              </table:table-cell>
              <table:table-cell office:value-type="float" office:value="1569.130493">
                <text:p>1569.130493</text:p>
              </table:table-cell>
              <table:table-cell office:value-type="float" office:value="1584.667725">
                <text:p>1584.667725</text:p>
              </table:table-cell>
            </table:table-row>
            <table:table-row>
              <table:table-cell office:value-type="float" office:value="206.4">
                <text:p>206.4</text:p>
              </table:table-cell>
              <table:table-cell office:value-type="float" office:value="1570.296509">
                <text:p>1570.296509</text:p>
              </table:table-cell>
              <table:table-cell office:value-type="float" office:value="1582.697998">
                <text:p>1582.697998</text:p>
              </table:table-cell>
              <table:table-cell office:value-type="float" office:value="1572.9729">
                <text:p>1572.9729</text:p>
              </table:table-cell>
              <table:table-cell office:value-type="float" office:value="1583.090332">
                <text:p>1583.090332</text:p>
              </table:table-cell>
            </table:table-row>
            <table:table-row>
              <table:table-cell office:value-type="float" office:value="206.6">
                <text:p>206.6</text:p>
              </table:table-cell>
              <table:table-cell office:value-type="float" office:value="1569.106079">
                <text:p>1569.106079</text:p>
              </table:table-cell>
              <table:table-cell office:value-type="float" office:value="1581.319092">
                <text:p>1581.319092</text:p>
              </table:table-cell>
              <table:table-cell office:value-type="float" office:value="1568.779175">
                <text:p>1568.779175</text:p>
              </table:table-cell>
              <table:table-cell office:value-type="float" office:value="1581.665405">
                <text:p>1581.665405</text:p>
              </table:table-cell>
            </table:table-row>
            <table:table-row>
              <table:table-cell office:value-type="float" office:value="206.8">
                <text:p>206.8</text:p>
              </table:table-cell>
              <table:table-cell office:value-type="float" office:value="1568.345093">
                <text:p>1568.345093</text:p>
              </table:table-cell>
              <table:table-cell office:value-type="float" office:value="1579.187866">
                <text:p>1579.187866</text:p>
              </table:table-cell>
              <table:table-cell office:value-type="float" office:value="1568.335205">
                <text:p>1568.335205</text:p>
              </table:table-cell>
              <table:table-cell office:value-type="float" office:value="1579.612427">
                <text:p>1579.612427</text:p>
              </table:table-cell>
            </table:table-row>
            <table:table-row>
              <table:table-cell office:value-type="float" office:value="207">
                <text:p>207</text:p>
              </table:table-cell>
              <table:table-cell office:value-type="float" office:value="1571.718872">
                <text:p>1571.718872</text:p>
              </table:table-cell>
              <table:table-cell office:value-type="float" office:value="1576.881836">
                <text:p>1576.881836</text:p>
              </table:table-cell>
              <table:table-cell office:value-type="float" office:value="1570.625">
                <text:p>1570.625</text:p>
              </table:table-cell>
              <table:table-cell office:value-type="float" office:value="1576.50293">
                <text:p>1576.50293</text:p>
              </table:table-cell>
            </table:table-row>
            <table:table-row>
              <table:table-cell office:value-type="float" office:value="207.2">
                <text:p>207.2</text:p>
              </table:table-cell>
              <table:table-cell office:value-type="float" office:value="1570.932373">
                <text:p>1570.932373</text:p>
              </table:table-cell>
              <table:table-cell office:value-type="float" office:value="1574.653076">
                <text:p>1574.653076</text:p>
              </table:table-cell>
              <table:table-cell office:value-type="float" office:value="1570.619629">
                <text:p>1570.619629</text:p>
              </table:table-cell>
              <table:table-cell office:value-type="float" office:value="1575.070801">
                <text:p>1575.070801</text:p>
              </table:table-cell>
            </table:table-row>
            <table:table-row>
              <table:table-cell office:value-type="float" office:value="207.4">
                <text:p>207.4</text:p>
              </table:table-cell>
              <table:table-cell office:value-type="float" office:value="1567.469238">
                <text:p>1567.469238</text:p>
              </table:table-cell>
              <table:table-cell office:value-type="float" office:value="1578.073364">
                <text:p>1578.073364</text:p>
              </table:table-cell>
              <table:table-cell office:value-type="float" office:value="1565.650757">
                <text:p>1565.650757</text:p>
              </table:table-cell>
              <table:table-cell office:value-type="float" office:value="1577.925537">
                <text:p>1577.925537</text:p>
              </table:table-cell>
            </table:table-row>
            <table:table-row>
              <table:table-cell office:value-type="float" office:value="207.6">
                <text:p>207.6</text:p>
              </table:table-cell>
              <table:table-cell office:value-type="float" office:value="1563.907104">
                <text:p>1563.907104</text:p>
              </table:table-cell>
              <table:table-cell office:value-type="float" office:value="1578.704346">
                <text:p>1578.704346</text:p>
              </table:table-cell>
              <table:table-cell office:value-type="float" office:value="1567.842407">
                <text:p>1567.842407</text:p>
              </table:table-cell>
              <table:table-cell office:value-type="float" office:value="1576.883667">
                <text:p>1576.883667</text:p>
              </table:table-cell>
            </table:table-row>
            <table:table-row>
              <table:table-cell office:value-type="float" office:value="207.8">
                <text:p>207.8</text:p>
              </table:table-cell>
              <table:table-cell office:value-type="float" office:value="1564.712769">
                <text:p>1564.712769</text:p>
              </table:table-cell>
              <table:table-cell office:value-type="float" office:value="1579.359253">
                <text:p>1579.359253</text:p>
              </table:table-cell>
              <table:table-cell office:value-type="float" office:value="1564.755249">
                <text:p>1564.755249</text:p>
              </table:table-cell>
              <table:table-cell office:value-type="float" office:value="1576.42688">
                <text:p>1576.42688</text:p>
              </table:table-cell>
            </table:table-row>
            <table:table-row>
              <table:table-cell office:value-type="float" office:value="208">
                <text:p>208</text:p>
              </table:table-cell>
              <table:table-cell office:value-type="float" office:value="1566.226562">
                <text:p>1566.226562</text:p>
              </table:table-cell>
              <table:table-cell office:value-type="float" office:value="1574.396362">
                <text:p>1574.396362</text:p>
              </table:table-cell>
              <table:table-cell office:value-type="float" office:value="1567.277954">
                <text:p>1567.277954</text:p>
              </table:table-cell>
              <table:table-cell office:value-type="float" office:value="1572.690063">
                <text:p>1572.690063</text:p>
              </table:table-cell>
            </table:table-row>
            <table:table-row>
              <table:table-cell office:value-type="float" office:value="208.2">
                <text:p>208.2</text:p>
              </table:table-cell>
              <table:table-cell office:value-type="float" office:value="1556.77356">
                <text:p>1556.77356</text:p>
              </table:table-cell>
              <table:table-cell office:value-type="float" office:value="1581.615112">
                <text:p>1581.615112</text:p>
              </table:table-cell>
              <table:table-cell office:value-type="float" office:value="1552.268799">
                <text:p>1552.268799</text:p>
              </table:table-cell>
              <table:table-cell office:value-type="float" office:value="1587.367188">
                <text:p>1587.367188</text:p>
              </table:table-cell>
            </table:table-row>
            <table:table-row>
              <table:table-cell office:value-type="float" office:value="208.4">
                <text:p>208.4</text:p>
              </table:table-cell>
              <table:table-cell office:value-type="float" office:value="1574.914185">
                <text:p>1574.914185</text:p>
              </table:table-cell>
              <table:table-cell office:value-type="float" office:value="1568.931641">
                <text:p>1568.931641</text:p>
              </table:table-cell>
              <table:table-cell office:value-type="float" office:value="1578.069336">
                <text:p>1578.069336</text:p>
              </table:table-cell>
              <table:table-cell office:value-type="float" office:value="1564.476074">
                <text:p>1564.476074</text:p>
              </table:table-cell>
            </table:table-row>
            <table:table-row>
              <table:table-cell office:value-type="float" office:value="208.6">
                <text:p>208.6</text:p>
              </table:table-cell>
              <table:table-cell office:value-type="float" office:value="1569.509399">
                <text:p>1569.509399</text:p>
              </table:table-cell>
              <table:table-cell office:value-type="float" office:value="1551.626709">
                <text:p>1551.626709</text:p>
              </table:table-cell>
              <table:table-cell office:value-type="float" office:value="1591.90564">
                <text:p>1591.90564</text:p>
              </table:table-cell>
              <table:table-cell office:value-type="float" office:value="1582.444824">
                <text:p>1582.444824</text:p>
              </table:table-cell>
            </table:table-row>
            <table:table-row>
              <table:table-cell office:value-type="float" office:value="208.8">
                <text:p>208.8</text:p>
              </table:table-cell>
              <table:table-cell office:value-type="float" office:value="1517.983276">
                <text:p>1517.983276</text:p>
              </table:table-cell>
              <table:table-cell office:value-type="float" office:value="1537.349731">
                <text:p>1537.349731</text:p>
              </table:table-cell>
              <table:table-cell office:value-type="float" office:value="1590.361694">
                <text:p>1590.361694</text:p>
              </table:table-cell>
              <table:table-cell office:value-type="float" office:value="1650.688477">
                <text:p>1650.688477</text:p>
              </table:table-cell>
            </table:table-row>
            <table:table-row>
              <table:table-cell office:value-type="float" office:value="209">
                <text:p>209</text:p>
              </table:table-cell>
              <table:table-cell office:value-type="float" office:value="1542.46106">
                <text:p>1542.46106</text:p>
              </table:table-cell>
              <table:table-cell office:value-type="float" office:value="1535.117065">
                <text:p>1535.117065</text:p>
              </table:table-cell>
              <table:table-cell office:value-type="float" office:value="1623.403809">
                <text:p>1623.403809</text:p>
              </table:table-cell>
              <table:table-cell office:value-type="float" office:value="1633.410034">
                <text:p>1633.410034</text:p>
              </table:table-cell>
            </table:table-row>
            <table:table-row>
              <table:table-cell office:value-type="float" office:value="209.2">
                <text:p>209.2</text:p>
              </table:table-cell>
              <table:table-cell office:value-type="float" office:value="1556.996216">
                <text:p>1556.996216</text:p>
              </table:table-cell>
              <table:table-cell office:value-type="float" office:value="1555.225098">
                <text:p>1555.225098</text:p>
              </table:table-cell>
              <table:table-cell office:value-type="float" office:value="1654.539185">
                <text:p>1654.539185</text:p>
              </table:table-cell>
              <table:table-cell office:value-type="float" office:value="1647.379395">
                <text:p>1647.379395</text:p>
              </table:table-cell>
            </table:table-row>
            <table:table-row>
              <table:table-cell office:value-type="float" office:value="209.4">
                <text:p>209.4</text:p>
              </table:table-cell>
              <table:table-cell office:value-type="float" office:value="1565.568481">
                <text:p>1565.568481</text:p>
              </table:table-cell>
              <table:table-cell office:value-type="float" office:value="1577.90918">
                <text:p>1577.90918</text:p>
              </table:table-cell>
              <table:table-cell office:value-type="float" office:value="1649.484863">
                <text:p>1649.484863</text:p>
              </table:table-cell>
              <table:table-cell office:value-type="float" office:value="1609.011719">
                <text:p>1609.011719</text:p>
              </table:table-cell>
            </table:table-row>
            <table:table-row>
              <table:table-cell office:value-type="float" office:value="209.6">
                <text:p>209.6</text:p>
              </table:table-cell>
              <table:table-cell office:value-type="float" office:value="1583.825317">
                <text:p>1583.825317</text:p>
              </table:table-cell>
              <table:table-cell office:value-type="float" office:value="1602.684204">
                <text:p>1602.684204</text:p>
              </table:table-cell>
              <table:table-cell office:value-type="float" office:value="1624.867554">
                <text:p>1624.867554</text:p>
              </table:table-cell>
              <table:table-cell office:value-type="float" office:value="1687.709229">
                <text:p>1687.709229</text:p>
              </table:table-cell>
            </table:table-row>
            <table:table-row>
              <table:table-cell office:value-type="float" office:value="209.8">
                <text:p>209.8</text:p>
              </table:table-cell>
              <table:table-cell office:value-type="float" office:value="1583.61084">
                <text:p>1583.61084</text:p>
              </table:table-cell>
              <table:table-cell office:value-type="float" office:value="1589.045532">
                <text:p>1589.045532</text:p>
              </table:table-cell>
              <table:table-cell office:value-type="float" office:value="1644.355713">
                <text:p>1644.355713</text:p>
              </table:table-cell>
              <table:table-cell office:value-type="float" office:value="1665.845947">
                <text:p>1665.845947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1605.453003">
                <text:p>1605.453003</text:p>
              </table:table-cell>
              <table:table-cell office:value-type="float" office:value="1611.072144">
                <text:p>1611.072144</text:p>
              </table:table-cell>
              <table:table-cell office:value-type="float" office:value="1659.492676">
                <text:p>1659.492676</text:p>
              </table:table-cell>
              <table:table-cell office:value-type="float" office:value="1681.553101">
                <text:p>1681.553101</text:p>
              </table:table-cell>
            </table:table-row>
            <table:table-row>
              <table:table-cell office:value-type="float" office:value="210.2">
                <text:p>210.2</text:p>
              </table:table-cell>
              <table:table-cell office:value-type="float" office:value="1609.304077">
                <text:p>1609.304077</text:p>
              </table:table-cell>
              <table:table-cell office:value-type="float" office:value="1641.875">
                <text:p>1641.875</text:p>
              </table:table-cell>
              <table:table-cell office:value-type="float" office:value="1656.609985">
                <text:p>1656.609985</text:p>
              </table:table-cell>
              <table:table-cell office:value-type="float" office:value="1718.265747">
                <text:p>1718.265747</text:p>
              </table:table-cell>
            </table:table-row>
            <table:table-row>
              <table:table-cell office:value-type="float" office:value="210.4">
                <text:p>210.4</text:p>
              </table:table-cell>
              <table:table-cell office:value-type="float" office:value="1636.437744">
                <text:p>1636.437744</text:p>
              </table:table-cell>
              <table:table-cell office:value-type="float" office:value="1662.84436">
                <text:p>1662.84436</text:p>
              </table:table-cell>
              <table:table-cell office:value-type="float" office:value="1676.232544">
                <text:p>1676.232544</text:p>
              </table:table-cell>
              <table:table-cell office:value-type="float" office:value="1707.740356">
                <text:p>1707.740356</text:p>
              </table:table-cell>
            </table:table-row>
            <table:table-row>
              <table:table-cell office:value-type="float" office:value="210.6">
                <text:p>210.6</text:p>
              </table:table-cell>
              <table:table-cell office:value-type="float" office:value="1678.566162">
                <text:p>1678.566162</text:p>
              </table:table-cell>
              <table:table-cell office:value-type="float" office:value="1720.02832">
                <text:p>1720.02832</text:p>
              </table:table-cell>
              <table:table-cell office:value-type="float" office:value="1660.552002">
                <text:p>1660.552002</text:p>
              </table:table-cell>
              <table:table-cell office:value-type="float" office:value="1712.130249">
                <text:p>1712.130249</text:p>
              </table:table-cell>
            </table:table-row>
            <table:table-row>
              <table:table-cell office:value-type="float" office:value="210.8">
                <text:p>210.8</text:p>
              </table:table-cell>
              <table:table-cell office:value-type="float" office:value="1684.439087">
                <text:p>1684.439087</text:p>
              </table:table-cell>
              <table:table-cell office:value-type="float" office:value="1762.681885">
                <text:p>1762.681885</text:p>
              </table:table-cell>
              <table:table-cell office:value-type="float" office:value="1677.628662">
                <text:p>1677.628662</text:p>
              </table:table-cell>
              <table:table-cell office:value-type="float" office:value="1752.029785">
                <text:p>1752.029785</text:p>
              </table:table-cell>
            </table:table-row>
            <table:table-row>
              <table:table-cell office:value-type="float" office:value="211">
                <text:p>211</text:p>
              </table:table-cell>
              <table:table-cell office:value-type="float" office:value="1695.163696">
                <text:p>1695.163696</text:p>
              </table:table-cell>
              <table:table-cell office:value-type="float" office:value="1763.255493">
                <text:p>1763.255493</text:p>
              </table:table-cell>
              <table:table-cell office:value-type="float" office:value="1691.542725">
                <text:p>1691.542725</text:p>
              </table:table-cell>
              <table:table-cell office:value-type="float" office:value="1753.535645">
                <text:p>1753.535645</text:p>
              </table:table-cell>
            </table:table-row>
            <table:table-row>
              <table:table-cell office:value-type="float" office:value="211.2">
                <text:p>211.2</text:p>
              </table:table-cell>
              <table:table-cell office:value-type="float" office:value="1703.13269">
                <text:p>1703.13269</text:p>
              </table:table-cell>
              <table:table-cell office:value-type="float" office:value="1759.265381">
                <text:p>1759.265381</text:p>
              </table:table-cell>
              <table:table-cell office:value-type="float" office:value="1708.959961">
                <text:p>1708.959961</text:p>
              </table:table-cell>
              <table:table-cell office:value-type="float" office:value="1745.79248">
                <text:p>1745.79248</text:p>
              </table:table-cell>
            </table:table-row>
            <table:table-row>
              <table:table-cell office:value-type="float" office:value="211.4">
                <text:p>211.4</text:p>
              </table:table-cell>
              <table:table-cell office:value-type="float" office:value="1697.441284">
                <text:p>1697.441284</text:p>
              </table:table-cell>
              <table:table-cell office:value-type="float" office:value="1764.830566">
                <text:p>1764.830566</text:p>
              </table:table-cell>
              <table:table-cell office:value-type="float" office:value="1696.44751">
                <text:p>1696.44751</text:p>
              </table:table-cell>
              <table:table-cell office:value-type="float" office:value="1774.972656">
                <text:p>1774.972656</text:p>
              </table:table-cell>
            </table:table-row>
            <table:table-row>
              <table:table-cell office:value-type="float" office:value="211.6">
                <text:p>211.6</text:p>
              </table:table-cell>
              <table:table-cell office:value-type="float" office:value="1675.694092">
                <text:p>1675.694092</text:p>
              </table:table-cell>
              <table:table-cell office:value-type="float" office:value="1780.613281">
                <text:p>1780.613281</text:p>
              </table:table-cell>
              <table:table-cell office:value-type="float" office:value="1689.219238">
                <text:p>1689.219238</text:p>
              </table:table-cell>
              <table:table-cell office:value-type="float" office:value="1777.461548">
                <text:p>1777.461548</text:p>
              </table:table-cell>
            </table:table-row>
            <table:table-row>
              <table:table-cell office:value-type="float" office:value="211.8">
                <text:p>211.8</text:p>
              </table:table-cell>
              <table:table-cell office:value-type="float" office:value="1685.041504">
                <text:p>1685.041504</text:p>
              </table:table-cell>
              <table:table-cell office:value-type="float" office:value="1770.076294">
                <text:p>1770.076294</text:p>
              </table:table-cell>
              <table:table-cell office:value-type="float" office:value="1695.494141">
                <text:p>1695.494141</text:p>
              </table:table-cell>
              <table:table-cell office:value-type="float" office:value="1756.265991">
                <text:p>1756.265991</text:p>
              </table:table-cell>
            </table:table-row>
            <table:table-row>
              <table:table-cell office:value-type="float" office:value="212">
                <text:p>212</text:p>
              </table:table-cell>
              <table:table-cell office:value-type="float" office:value="1691.779541">
                <text:p>1691.779541</text:p>
              </table:table-cell>
              <table:table-cell office:value-type="float" office:value="1775.63501">
                <text:p>1775.63501</text:p>
              </table:table-cell>
              <table:table-cell office:value-type="float" office:value="1696.220825">
                <text:p>1696.220825</text:p>
              </table:table-cell>
              <table:table-cell office:value-type="float" office:value="1767.187988">
                <text:p>1767.187988</text:p>
              </table:table-cell>
            </table:table-row>
            <table:table-row>
              <table:table-cell office:value-type="float" office:value="212.2">
                <text:p>212.2</text:p>
              </table:table-cell>
              <table:table-cell office:value-type="float" office:value="1684.435059">
                <text:p>1684.435059</text:p>
              </table:table-cell>
              <table:table-cell office:value-type="float" office:value="1779.748413">
                <text:p>1779.748413</text:p>
              </table:table-cell>
              <table:table-cell office:value-type="float" office:value="1695.739258">
                <text:p>1695.739258</text:p>
              </table:table-cell>
              <table:table-cell office:value-type="float" office:value="1779.711914">
                <text:p>1779.711914</text:p>
              </table:table-cell>
            </table:table-row>
            <table:table-row>
              <table:table-cell office:value-type="float" office:value="212.4">
                <text:p>212.4</text:p>
              </table:table-cell>
              <table:table-cell office:value-type="float" office:value="1688.948975">
                <text:p>1688.948975</text:p>
              </table:table-cell>
              <table:table-cell office:value-type="float" office:value="1780.303467">
                <text:p>1780.303467</text:p>
              </table:table-cell>
              <table:table-cell office:value-type="float" office:value="1700.249878">
                <text:p>1700.249878</text:p>
              </table:table-cell>
              <table:table-cell office:value-type="float" office:value="1768.446655">
                <text:p>1768.446655</text:p>
              </table:table-cell>
            </table:table-row>
            <table:table-row>
              <table:table-cell office:value-type="float" office:value="212.6">
                <text:p>212.6</text:p>
              </table:table-cell>
              <table:table-cell office:value-type="float" office:value="1690.697144">
                <text:p>1690.697144</text:p>
              </table:table-cell>
              <table:table-cell office:value-type="float" office:value="1775.770874">
                <text:p>1775.770874</text:p>
              </table:table-cell>
              <table:table-cell office:value-type="float" office:value="1698.956787">
                <text:p>1698.956787</text:p>
              </table:table-cell>
              <table:table-cell office:value-type="float" office:value="1775.954834">
                <text:p>1775.954834</text:p>
              </table:table-cell>
            </table:table-row>
            <table:table-row>
              <table:table-cell office:value-type="float" office:value="212.8">
                <text:p>212.8</text:p>
              </table:table-cell>
              <table:table-cell office:value-type="float" office:value="1688.121094">
                <text:p>1688.121094</text:p>
              </table:table-cell>
              <table:table-cell office:value-type="float" office:value="1783.26709">
                <text:p>1783.26709</text:p>
              </table:table-cell>
              <table:table-cell office:value-type="float" office:value="1699.027832">
                <text:p>1699.027832</text:p>
              </table:table-cell>
              <table:table-cell office:value-type="float" office:value="1775.549561">
                <text:p>1775.549561</text:p>
              </table:table-cell>
            </table:table-row>
            <table:table-row>
              <table:table-cell office:value-type="float" office:value="213">
                <text:p>213</text:p>
              </table:table-cell>
              <table:table-cell office:value-type="float" office:value="1692.371094">
                <text:p>1692.371094</text:p>
              </table:table-cell>
              <table:table-cell office:value-type="float" office:value="1783.222412">
                <text:p>1783.222412</text:p>
              </table:table-cell>
              <table:table-cell office:value-type="float" office:value="1701.981689">
                <text:p>1701.981689</text:p>
              </table:table-cell>
              <table:table-cell office:value-type="float" office:value="1778.620483">
                <text:p>1778.620483</text:p>
              </table:table-cell>
            </table:table-row>
            <table:table-row>
              <table:table-cell office:value-type="float" office:value="213.2">
                <text:p>213.2</text:p>
              </table:table-cell>
              <table:table-cell office:value-type="float" office:value="1691.504761">
                <text:p>1691.504761</text:p>
              </table:table-cell>
              <table:table-cell office:value-type="float" office:value="1783.474487">
                <text:p>1783.474487</text:p>
              </table:table-cell>
              <table:table-cell office:value-type="float" office:value="1703.11731">
                <text:p>1703.11731</text:p>
              </table:table-cell>
              <table:table-cell office:value-type="float" office:value="1775.871826">
                <text:p>1775.871826</text:p>
              </table:table-cell>
            </table:table-row>
            <table:table-row>
              <table:table-cell office:value-type="float" office:value="213.4">
                <text:p>213.4</text:p>
              </table:table-cell>
              <table:table-cell office:value-type="float" office:value="1690.147461">
                <text:p>1690.147461</text:p>
              </table:table-cell>
              <table:table-cell office:value-type="float" office:value="1784.040039">
                <text:p>1784.040039</text:p>
              </table:table-cell>
              <table:table-cell office:value-type="float" office:value="1702.165039">
                <text:p>1702.165039</text:p>
              </table:table-cell>
              <table:table-cell office:value-type="float" office:value="1777.356201">
                <text:p>1777.356201</text:p>
              </table:table-cell>
            </table:table-row>
            <table:table-row>
              <table:table-cell office:value-type="float" office:value="213.6">
                <text:p>213.6</text:p>
              </table:table-cell>
              <table:table-cell office:value-type="float" office:value="1691.091919">
                <text:p>1691.091919</text:p>
              </table:table-cell>
              <table:table-cell office:value-type="float" office:value="1788.601196">
                <text:p>1788.601196</text:p>
              </table:table-cell>
              <table:table-cell office:value-type="float" office:value="1704.080078">
                <text:p>1704.080078</text:p>
              </table:table-cell>
              <table:table-cell office:value-type="float" office:value="1781.075317">
                <text:p>1781.075317</text:p>
              </table:table-cell>
            </table:table-row>
            <table:table-row>
              <table:table-cell office:value-type="float" office:value="213.8">
                <text:p>213.8</text:p>
              </table:table-cell>
              <table:table-cell office:value-type="float" office:value="1694.758301">
                <text:p>1694.758301</text:p>
              </table:table-cell>
              <table:table-cell office:value-type="float" office:value="1787.350586">
                <text:p>1787.350586</text:p>
              </table:table-cell>
              <table:table-cell office:value-type="float" office:value="1705.156738">
                <text:p>1705.156738</text:p>
              </table:table-cell>
              <table:table-cell office:value-type="float" office:value="1783.48999">
                <text:p>1783.48999</text:p>
              </table:table-cell>
            </table:table-row>
            <table:table-row>
              <table:table-cell office:value-type="float" office:value="214">
                <text:p>214</text:p>
              </table:table-cell>
              <table:table-cell office:value-type="float" office:value="1695.140747">
                <text:p>1695.140747</text:p>
              </table:table-cell>
              <table:table-cell office:value-type="float" office:value="1788.275635">
                <text:p>1788.275635</text:p>
              </table:table-cell>
              <table:table-cell office:value-type="float" office:value="1708.234253">
                <text:p>1708.234253</text:p>
              </table:table-cell>
              <table:table-cell office:value-type="float" office:value="1782.416626">
                <text:p>1782.416626</text:p>
              </table:table-cell>
            </table:table-row>
            <table:table-row>
              <table:table-cell office:value-type="float" office:value="214.2">
                <text:p>214.2</text:p>
              </table:table-cell>
              <table:table-cell office:value-type="float" office:value="1692.812134">
                <text:p>1692.812134</text:p>
              </table:table-cell>
              <table:table-cell office:value-type="float" office:value="1789.808472">
                <text:p>1789.808472</text:p>
              </table:table-cell>
              <table:table-cell office:value-type="float" office:value="1704.264648">
                <text:p>1704.264648</text:p>
              </table:table-cell>
              <table:table-cell office:value-type="float" office:value="1783.356323">
                <text:p>1783.356323</text:p>
              </table:table-cell>
            </table:table-row>
            <table:table-row>
              <table:table-cell office:value-type="float" office:value="214.4">
                <text:p>214.4</text:p>
              </table:table-cell>
              <table:table-cell office:value-type="float" office:value="1697.266968">
                <text:p>1697.266968</text:p>
              </table:table-cell>
              <table:table-cell office:value-type="float" office:value="1789.673462">
                <text:p>1789.673462</text:p>
              </table:table-cell>
              <table:table-cell office:value-type="float" office:value="1709.401733">
                <text:p>1709.401733</text:p>
              </table:table-cell>
              <table:table-cell office:value-type="float" office:value="1783.169434">
                <text:p>1783.169434</text:p>
              </table:table-cell>
            </table:table-row>
            <table:table-row>
              <table:table-cell office:value-type="float" office:value="214.6">
                <text:p>214.6</text:p>
              </table:table-cell>
              <table:table-cell office:value-type="float" office:value="1696.5271">
                <text:p>1696.5271</text:p>
              </table:table-cell>
              <table:table-cell office:value-type="float" office:value="1790.958496">
                <text:p>1790.958496</text:p>
              </table:table-cell>
              <table:table-cell office:value-type="float" office:value="1706.42041">
                <text:p>1706.42041</text:p>
              </table:table-cell>
              <table:table-cell office:value-type="float" office:value="1785.413086">
                <text:p>1785.413086</text:p>
              </table:table-cell>
            </table:table-row>
            <table:table-row>
              <table:table-cell office:value-type="float" office:value="214.8">
                <text:p>214.8</text:p>
              </table:table-cell>
              <table:table-cell office:value-type="float" office:value="1694.197998">
                <text:p>1694.197998</text:p>
              </table:table-cell>
              <table:table-cell office:value-type="float" office:value="1795.297852">
                <text:p>1795.297852</text:p>
              </table:table-cell>
              <table:table-cell office:value-type="float" office:value="1709.820557">
                <text:p>1709.820557</text:p>
              </table:table-cell>
              <table:table-cell office:value-type="float" office:value="1785.794434">
                <text:p>1785.794434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1693.076416">
                <text:p>1693.076416</text:p>
              </table:table-cell>
              <table:table-cell office:value-type="float" office:value="1765.486328">
                <text:p>1765.486328</text:p>
              </table:table-cell>
              <table:table-cell office:value-type="float" office:value="1705.724365">
                <text:p>1705.724365</text:p>
              </table:table-cell>
              <table:table-cell office:value-type="float" office:value="1761.019165">
                <text:p>1761.019165</text:p>
              </table:table-cell>
            </table:table-row>
            <table:table-row>
              <table:table-cell office:value-type="float" office:value="215.2">
                <text:p>215.2</text:p>
              </table:table-cell>
              <table:table-cell office:value-type="float" office:value="1674.185303">
                <text:p>1674.185303</text:p>
              </table:table-cell>
              <table:table-cell office:value-type="float" office:value="1777.25">
                <text:p>1777.25</text:p>
              </table:table-cell>
              <table:table-cell office:value-type="float" office:value="1680.762329">
                <text:p>1680.762329</text:p>
              </table:table-cell>
              <table:table-cell office:value-type="float" office:value="1778.373779">
                <text:p>1778.373779</text:p>
              </table:table-cell>
            </table:table-row>
            <table:table-row>
              <table:table-cell office:value-type="float" office:value="215.4">
                <text:p>215.4</text:p>
              </table:table-cell>
              <table:table-cell office:value-type="float" office:value="1649.311035">
                <text:p>1649.311035</text:p>
              </table:table-cell>
              <table:table-cell office:value-type="float" office:value="1764.704102">
                <text:p>1764.704102</text:p>
              </table:table-cell>
              <table:table-cell office:value-type="float" office:value="1663.307129">
                <text:p>1663.307129</text:p>
              </table:table-cell>
              <table:table-cell office:value-type="float" office:value="1761.953369">
                <text:p>1761.953369</text:p>
              </table:table-cell>
            </table:table-row>
            <table:table-row>
              <table:table-cell office:value-type="float" office:value="215.6">
                <text:p>215.6</text:p>
              </table:table-cell>
              <table:table-cell office:value-type="float" office:value="1655.709595">
                <text:p>1655.709595</text:p>
              </table:table-cell>
              <table:table-cell office:value-type="float" office:value="1738.573364">
                <text:p>1738.573364</text:p>
              </table:table-cell>
              <table:table-cell office:value-type="float" office:value="1669.426758">
                <text:p>1669.426758</text:p>
              </table:table-cell>
              <table:table-cell office:value-type="float" office:value="1732.939941">
                <text:p>1732.939941</text:p>
              </table:table-cell>
            </table:table-row>
            <table:table-row>
              <table:table-cell office:value-type="float" office:value="215.8">
                <text:p>215.8</text:p>
              </table:table-cell>
              <table:table-cell office:value-type="float" office:value="1641.365723">
                <text:p>1641.365723</text:p>
              </table:table-cell>
              <table:table-cell office:value-type="float" office:value="1737.043213">
                <text:p>1737.043213</text:p>
              </table:table-cell>
              <table:table-cell office:value-type="float" office:value="1655.63623">
                <text:p>1655.63623</text:p>
              </table:table-cell>
              <table:table-cell office:value-type="float" office:value="1731.734863">
                <text:p>1731.734863</text:p>
              </table:table-cell>
            </table:table-row>
            <table:table-row>
              <table:table-cell office:value-type="float" office:value="216">
                <text:p>216</text:p>
              </table:table-cell>
              <table:table-cell office:value-type="float" office:value="1635.101929">
                <text:p>1635.101929</text:p>
              </table:table-cell>
              <table:table-cell office:value-type="float" office:value="1725.275757">
                <text:p>1725.275757</text:p>
              </table:table-cell>
              <table:table-cell office:value-type="float" office:value="1645.339478">
                <text:p>1645.339478</text:p>
              </table:table-cell>
              <table:table-cell office:value-type="float" office:value="1721.037964">
                <text:p>1721.037964</text:p>
              </table:table-cell>
            </table:table-row>
            <table:table-row>
              <table:table-cell office:value-type="float" office:value="216.2">
                <text:p>216.2</text:p>
              </table:table-cell>
              <table:table-cell office:value-type="float" office:value="1631.567505">
                <text:p>1631.567505</text:p>
              </table:table-cell>
              <table:table-cell office:value-type="float" office:value="1711.296143">
                <text:p>1711.296143</text:p>
              </table:table-cell>
              <table:table-cell office:value-type="float" office:value="1641.723389">
                <text:p>1641.723389</text:p>
              </table:table-cell>
              <table:table-cell office:value-type="float" office:value="1706.588867">
                <text:p>1706.588867</text:p>
              </table:table-cell>
            </table:table-row>
            <table:table-row>
              <table:table-cell office:value-type="float" office:value="216.4">
                <text:p>216.4</text:p>
              </table:table-cell>
              <table:table-cell office:value-type="float" office:value="1623.675903">
                <text:p>1623.675903</text:p>
              </table:table-cell>
              <table:table-cell office:value-type="float" office:value="1709.809204">
                <text:p>1709.809204</text:p>
              </table:table-cell>
              <table:table-cell office:value-type="float" office:value="1639.484009">
                <text:p>1639.484009</text:p>
              </table:table-cell>
              <table:table-cell office:value-type="float" office:value="1697.376343">
                <text:p>1697.376343</text:p>
              </table:table-cell>
            </table:table-row>
            <table:table-row>
              <table:table-cell office:value-type="float" office:value="216.6">
                <text:p>216.6</text:p>
              </table:table-cell>
              <table:table-cell office:value-type="float" office:value="1627.407349">
                <text:p>1627.407349</text:p>
              </table:table-cell>
              <table:table-cell office:value-type="float" office:value="1688.190552">
                <text:p>1688.190552</text:p>
              </table:table-cell>
              <table:table-cell office:value-type="float" office:value="1630.207031">
                <text:p>1630.207031</text:p>
              </table:table-cell>
              <table:table-cell office:value-type="float" office:value="1688.58667">
                <text:p>1688.58667</text:p>
              </table:table-cell>
            </table:table-row>
            <table:table-row>
              <table:table-cell office:value-type="float" office:value="216.8">
                <text:p>216.8</text:p>
              </table:table-cell>
              <table:table-cell office:value-type="float" office:value="1622.730225">
                <text:p>1622.730225</text:p>
              </table:table-cell>
              <table:table-cell office:value-type="float" office:value="1677.478149">
                <text:p>1677.478149</text:p>
              </table:table-cell>
              <table:table-cell office:value-type="float" office:value="1626.359375">
                <text:p>1626.359375</text:p>
              </table:table-cell>
              <table:table-cell office:value-type="float" office:value="1684.298828">
                <text:p>1684.298828</text:p>
              </table:table-cell>
            </table:table-row>
            <table:table-row>
              <table:table-cell office:value-type="float" office:value="217">
                <text:p>217</text:p>
              </table:table-cell>
              <table:table-cell office:value-type="float" office:value="1612.574463">
                <text:p>1612.574463</text:p>
              </table:table-cell>
              <table:table-cell office:value-type="float" office:value="1677.052246">
                <text:p>1677.052246</text:p>
              </table:table-cell>
              <table:table-cell office:value-type="float" office:value="1623.470337">
                <text:p>1623.470337</text:p>
              </table:table-cell>
              <table:table-cell office:value-type="float" office:value="1679.058594">
                <text:p>1679.058594</text:p>
              </table:table-cell>
            </table:table-row>
            <table:table-row>
              <table:table-cell office:value-type="float" office:value="217.2">
                <text:p>217.2</text:p>
              </table:table-cell>
              <table:table-cell office:value-type="float" office:value="1605.155273">
                <text:p>1605.155273</text:p>
              </table:table-cell>
              <table:table-cell office:value-type="float" office:value="1676.755859">
                <text:p>1676.755859</text:p>
              </table:table-cell>
              <table:table-cell office:value-type="float" office:value="1620.175537">
                <text:p>1620.175537</text:p>
              </table:table-cell>
              <table:table-cell office:value-type="float" office:value="1667.577393">
                <text:p>1667.577393</text:p>
              </table:table-cell>
            </table:table-row>
            <table:table-row>
              <table:table-cell office:value-type="float" office:value="217.4">
                <text:p>217.4</text:p>
              </table:table-cell>
              <table:table-cell office:value-type="float" office:value="1609.719116">
                <text:p>1609.719116</text:p>
              </table:table-cell>
              <table:table-cell office:value-type="float" office:value="1661.553223">
                <text:p>1661.553223</text:p>
              </table:table-cell>
              <table:table-cell office:value-type="float" office:value="1611.069458">
                <text:p>1611.069458</text:p>
              </table:table-cell>
              <table:table-cell office:value-type="float" office:value="1663.582275">
                <text:p>1663.582275</text:p>
              </table:table-cell>
            </table:table-row>
            <table:table-row>
              <table:table-cell office:value-type="float" office:value="217.6">
                <text:p>217.6</text:p>
              </table:table-cell>
              <table:table-cell office:value-type="float" office:value="1601.309692">
                <text:p>1601.309692</text:p>
              </table:table-cell>
              <table:table-cell office:value-type="float" office:value="1656.218628">
                <text:p>1656.218628</text:p>
              </table:table-cell>
              <table:table-cell office:value-type="float" office:value="1610.484619">
                <text:p>1610.484619</text:p>
              </table:table-cell>
              <table:table-cell office:value-type="float" office:value="1658.731201">
                <text:p>1658.731201</text:p>
              </table:table-cell>
            </table:table-row>
            <table:table-row>
              <table:table-cell office:value-type="float" office:value="217.8">
                <text:p>217.8</text:p>
              </table:table-cell>
              <table:table-cell office:value-type="float" office:value="1596.907227">
                <text:p>1596.907227</text:p>
              </table:table-cell>
              <table:table-cell office:value-type="float" office:value="1652.698853">
                <text:p>1652.698853</text:p>
              </table:table-cell>
              <table:table-cell office:value-type="float" office:value="1602.736328">
                <text:p>1602.736328</text:p>
              </table:table-cell>
              <table:table-cell office:value-type="float" office:value="1650.268799">
                <text:p>1650.268799</text:p>
              </table:table-cell>
            </table:table-row>
            <table:table-row>
              <table:table-cell office:value-type="float" office:value="218">
                <text:p>218</text:p>
              </table:table-cell>
              <table:table-cell office:value-type="float" office:value="1593.930176">
                <text:p>1593.930176</text:p>
              </table:table-cell>
              <table:table-cell office:value-type="float" office:value="1647.793579">
                <text:p>1647.793579</text:p>
              </table:table-cell>
              <table:table-cell office:value-type="float" office:value="1601.240479">
                <text:p>1601.240479</text:p>
              </table:table-cell>
              <table:table-cell office:value-type="float" office:value="1648.00415">
                <text:p>1648.00415</text:p>
              </table:table-cell>
            </table:table-row>
            <table:table-row>
              <table:table-cell office:value-type="float" office:value="218.2">
                <text:p>218.2</text:p>
              </table:table-cell>
              <table:table-cell office:value-type="float" office:value="1589.602417">
                <text:p>1589.602417</text:p>
              </table:table-cell>
              <table:table-cell office:value-type="float" office:value="1641.528442">
                <text:p>1641.528442</text:p>
              </table:table-cell>
              <table:table-cell office:value-type="float" office:value="1595.936157">
                <text:p>1595.936157</text:p>
              </table:table-cell>
              <table:table-cell office:value-type="float" office:value="1639.047607">
                <text:p>1639.047607</text:p>
              </table:table-cell>
            </table:table-row>
            <table:table-row>
              <table:table-cell office:value-type="float" office:value="218.4">
                <text:p>218.4</text:p>
              </table:table-cell>
              <table:table-cell office:value-type="float" office:value="1590.151978">
                <text:p>1590.151978</text:p>
              </table:table-cell>
              <table:table-cell office:value-type="float" office:value="1634.047363">
                <text:p>1634.047363</text:p>
              </table:table-cell>
              <table:table-cell office:value-type="float" office:value="1596.236328">
                <text:p>1596.236328</text:p>
              </table:table-cell>
              <table:table-cell office:value-type="float" office:value="1633.317017">
                <text:p>1633.317017</text:p>
              </table:table-cell>
            </table:table-row>
            <table:table-row>
              <table:table-cell office:value-type="float" office:value="218.6">
                <text:p>218.6</text:p>
              </table:table-cell>
              <table:table-cell office:value-type="float" office:value="1584.855469">
                <text:p>1584.855469</text:p>
              </table:table-cell>
              <table:table-cell office:value-type="float" office:value="1629.976196">
                <text:p>1629.976196</text:p>
              </table:table-cell>
              <table:table-cell office:value-type="float" office:value="1589.092285">
                <text:p>1589.092285</text:p>
              </table:table-cell>
              <table:table-cell office:value-type="float" office:value="1632.59668">
                <text:p>1632.59668</text:p>
              </table:table-cell>
            </table:table-row>
            <table:table-row>
              <table:table-cell office:value-type="float" office:value="218.8">
                <text:p>218.8</text:p>
              </table:table-cell>
              <table:table-cell office:value-type="float" office:value="1582.769165">
                <text:p>1582.769165</text:p>
              </table:table-cell>
              <table:table-cell office:value-type="float" office:value="1620.48584">
                <text:p>1620.48584</text:p>
              </table:table-cell>
              <table:table-cell office:value-type="float" office:value="1589.485352">
                <text:p>1589.485352</text:p>
              </table:table-cell>
              <table:table-cell office:value-type="float" office:value="1624.080566">
                <text:p>1624.080566</text:p>
              </table:table-cell>
            </table:table-row>
            <table:table-row>
              <table:table-cell office:value-type="float" office:value="219">
                <text:p>219</text:p>
              </table:table-cell>
              <table:table-cell office:value-type="float" office:value="1582.450317">
                <text:p>1582.450317</text:p>
              </table:table-cell>
              <table:table-cell office:value-type="float" office:value="1619.036011">
                <text:p>1619.036011</text:p>
              </table:table-cell>
              <table:table-cell office:value-type="float" office:value="1591.243286">
                <text:p>1591.243286</text:p>
              </table:table-cell>
              <table:table-cell office:value-type="float" office:value="1616.244263">
                <text:p>1616.244263</text:p>
              </table:table-cell>
            </table:table-row>
            <table:table-row>
              <table:table-cell office:value-type="float" office:value="219.2">
                <text:p>219.2</text:p>
              </table:table-cell>
              <table:table-cell office:value-type="float" office:value="1575.124878">
                <text:p>1575.124878</text:p>
              </table:table-cell>
              <table:table-cell office:value-type="float" office:value="1612.859619">
                <text:p>1612.859619</text:p>
              </table:table-cell>
              <table:table-cell office:value-type="float" office:value="1582.48938">
                <text:p>1582.48938</text:p>
              </table:table-cell>
              <table:table-cell office:value-type="float" office:value="1618.889526">
                <text:p>1618.889526</text:p>
              </table:table-cell>
            </table:table-row>
            <table:table-row>
              <table:table-cell office:value-type="float" office:value="219.4">
                <text:p>219.4</text:p>
              </table:table-cell>
              <table:table-cell office:value-type="float" office:value="1572.734985">
                <text:p>1572.734985</text:p>
              </table:table-cell>
              <table:table-cell office:value-type="float" office:value="1617.345825">
                <text:p>1617.345825</text:p>
              </table:table-cell>
              <table:table-cell office:value-type="float" office:value="1581.543701">
                <text:p>1581.543701</text:p>
              </table:table-cell>
              <table:table-cell office:value-type="float" office:value="1615.982788">
                <text:p>1615.982788</text:p>
              </table:table-cell>
            </table:table-row>
            <table:table-row>
              <table:table-cell office:value-type="float" office:value="219.6">
                <text:p>219.6</text:p>
              </table:table-cell>
              <table:table-cell office:value-type="float" office:value="1575.549927">
                <text:p>1575.549927</text:p>
              </table:table-cell>
              <table:table-cell office:value-type="float" office:value="1605.495239">
                <text:p>1605.495239</text:p>
              </table:table-cell>
              <table:table-cell office:value-type="float" office:value="1585.032227">
                <text:p>1585.032227</text:p>
              </table:table-cell>
              <table:table-cell office:value-type="float" office:value="1610.397217">
                <text:p>1610.397217</text:p>
              </table:table-cell>
            </table:table-row>
            <table:table-row>
              <table:table-cell office:value-type="float" office:value="219.8">
                <text:p>219.8</text:p>
              </table:table-cell>
              <table:table-cell office:value-type="float" office:value="1574.469604">
                <text:p>1574.469604</text:p>
              </table:table-cell>
              <table:table-cell office:value-type="float" office:value="1601.230225">
                <text:p>1601.230225</text:p>
              </table:table-cell>
              <table:table-cell office:value-type="float" office:value="1579.046509">
                <text:p>1579.046509</text:p>
              </table:table-cell>
              <table:table-cell office:value-type="float" office:value="1606.153687">
                <text:p>1606.153687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1570.773804">
                <text:p>1570.773804</text:p>
              </table:table-cell>
              <table:table-cell office:value-type="float" office:value="1600.742188">
                <text:p>1600.742188</text:p>
              </table:table-cell>
              <table:table-cell office:value-type="float" office:value="1581.706055">
                <text:p>1581.706055</text:p>
              </table:table-cell>
              <table:table-cell office:value-type="float" office:value="1607.801758">
                <text:p>1607.801758</text:p>
              </table:table-cell>
            </table:table-row>
            <table:table-row>
              <table:table-cell office:value-type="float" office:value="220.2">
                <text:p>220.2</text:p>
              </table:table-cell>
              <table:table-cell office:value-type="float" office:value="1572.050293">
                <text:p>1572.050293</text:p>
              </table:table-cell>
              <table:table-cell office:value-type="float" office:value="1599.134277">
                <text:p>1599.134277</text:p>
              </table:table-cell>
              <table:table-cell office:value-type="float" office:value="1577.542969">
                <text:p>1577.542969</text:p>
              </table:table-cell>
              <table:table-cell office:value-type="float" office:value="1603.129639">
                <text:p>1603.129639</text:p>
              </table:table-cell>
            </table:table-row>
            <table:table-row>
              <table:table-cell office:value-type="float" office:value="220.4">
                <text:p>220.4</text:p>
              </table:table-cell>
              <table:table-cell office:value-type="float" office:value="1567.605835">
                <text:p>1567.605835</text:p>
              </table:table-cell>
              <table:table-cell office:value-type="float" office:value="1594.888306">
                <text:p>1594.888306</text:p>
              </table:table-cell>
              <table:table-cell office:value-type="float" office:value="1579.018799">
                <text:p>1579.018799</text:p>
              </table:table-cell>
              <table:table-cell office:value-type="float" office:value="1596.951538">
                <text:p>1596.951538</text:p>
              </table:table-cell>
            </table:table-row>
            <table:table-row>
              <table:table-cell office:value-type="float" office:value="220.6">
                <text:p>220.6</text:p>
              </table:table-cell>
              <table:table-cell office:value-type="float" office:value="1565.393066">
                <text:p>1565.393066</text:p>
              </table:table-cell>
              <table:table-cell office:value-type="float" office:value="1592.42749">
                <text:p>1592.42749</text:p>
              </table:table-cell>
              <table:table-cell office:value-type="float" office:value="1575.932617">
                <text:p>1575.932617</text:p>
              </table:table-cell>
              <table:table-cell office:value-type="float" office:value="1596.2854">
                <text:p>1596.2854</text:p>
              </table:table-cell>
            </table:table-row>
            <table:table-row>
              <table:table-cell office:value-type="float" office:value="220.8">
                <text:p>220.8</text:p>
              </table:table-cell>
              <table:table-cell office:value-type="float" office:value="1569.126465">
                <text:p>1569.126465</text:p>
              </table:table-cell>
              <table:table-cell office:value-type="float" office:value="1589.837402">
                <text:p>1589.837402</text:p>
              </table:table-cell>
              <table:table-cell office:value-type="float" office:value="1573.966797">
                <text:p>1573.966797</text:p>
              </table:table-cell>
              <table:table-cell office:value-type="float" office:value="1591.371094">
                <text:p>1591.371094</text:p>
              </table:table-cell>
            </table:table-row>
            <table:table-row>
              <table:table-cell office:value-type="float" office:value="221">
                <text:p>221</text:p>
              </table:table-cell>
              <table:table-cell office:value-type="float" office:value="1565.83606">
                <text:p>1565.83606</text:p>
              </table:table-cell>
              <table:table-cell office:value-type="float" office:value="1588.883789">
                <text:p>1588.883789</text:p>
              </table:table-cell>
              <table:table-cell office:value-type="float" office:value="1574.694214">
                <text:p>1574.694214</text:p>
              </table:table-cell>
              <table:table-cell office:value-type="float" office:value="1591.616211">
                <text:p>1591.616211</text:p>
              </table:table-cell>
            </table:table-row>
            <table:table-row>
              <table:table-cell office:value-type="float" office:value="221.2">
                <text:p>221.2</text:p>
              </table:table-cell>
              <table:table-cell office:value-type="float" office:value="1566.747681">
                <text:p>1566.747681</text:p>
              </table:table-cell>
              <table:table-cell office:value-type="float" office:value="1580.072266">
                <text:p>1580.072266</text:p>
              </table:table-cell>
              <table:table-cell office:value-type="float" office:value="1574.928467">
                <text:p>1574.928467</text:p>
              </table:table-cell>
              <table:table-cell office:value-type="float" office:value="1588.915161">
                <text:p>1588.915161</text:p>
              </table:table-cell>
            </table:table-row>
            <table:table-row>
              <table:table-cell office:value-type="float" office:value="221.4">
                <text:p>221.4</text:p>
              </table:table-cell>
              <table:table-cell office:value-type="float" office:value="1564.997192">
                <text:p>1564.997192</text:p>
              </table:table-cell>
              <table:table-cell office:value-type="float" office:value="1586.392212">
                <text:p>1586.392212</text:p>
              </table:table-cell>
              <table:table-cell office:value-type="float" office:value="1576.002563">
                <text:p>1576.002563</text:p>
              </table:table-cell>
              <table:table-cell office:value-type="float" office:value="1584.140259">
                <text:p>1584.140259</text:p>
              </table:table-cell>
            </table:table-row>
            <table:table-row>
              <table:table-cell office:value-type="float" office:value="221.6">
                <text:p>221.6</text:p>
              </table:table-cell>
              <table:table-cell office:value-type="float" office:value="1563.702759">
                <text:p>1563.702759</text:p>
              </table:table-cell>
              <table:table-cell office:value-type="float" office:value="1581.079346">
                <text:p>1581.079346</text:p>
              </table:table-cell>
              <table:table-cell office:value-type="float" office:value="1573.60791">
                <text:p>1573.60791</text:p>
              </table:table-cell>
              <table:table-cell office:value-type="float" office:value="1585.536499">
                <text:p>1585.536499</text:p>
              </table:table-cell>
            </table:table-row>
            <table:table-row>
              <table:table-cell office:value-type="float" office:value="221.8">
                <text:p>221.8</text:p>
              </table:table-cell>
              <table:table-cell office:value-type="float" office:value="1558.641113">
                <text:p>1558.641113</text:p>
              </table:table-cell>
              <table:table-cell office:value-type="float" office:value="1579.408813">
                <text:p>1579.408813</text:p>
              </table:table-cell>
              <table:table-cell office:value-type="float" office:value="1572.23999">
                <text:p>1572.23999</text:p>
              </table:table-cell>
              <table:table-cell office:value-type="float" office:value="1587.559204">
                <text:p>1587.559204</text:p>
              </table:table-cell>
            </table:table-row>
            <table:table-row>
              <table:table-cell office:value-type="float" office:value="222">
                <text:p>222</text:p>
              </table:table-cell>
              <table:table-cell office:value-type="float" office:value="1563.095337">
                <text:p>1563.095337</text:p>
              </table:table-cell>
              <table:table-cell office:value-type="float" office:value="1576.869629">
                <text:p>1576.869629</text:p>
              </table:table-cell>
              <table:table-cell office:value-type="float" office:value="1576.041748">
                <text:p>1576.041748</text:p>
              </table:table-cell>
              <table:table-cell office:value-type="float" office:value="1585.17981">
                <text:p>1585.17981</text:p>
              </table:table-cell>
            </table:table-row>
            <table:table-row>
              <table:table-cell office:value-type="float" office:value="222.2">
                <text:p>222.2</text:p>
              </table:table-cell>
              <table:table-cell office:value-type="float" office:value="1568.498413">
                <text:p>1568.498413</text:p>
              </table:table-cell>
              <table:table-cell office:value-type="float" office:value="1579.251465">
                <text:p>1579.251465</text:p>
              </table:table-cell>
              <table:table-cell office:value-type="float" office:value="1568.870972">
                <text:p>1568.870972</text:p>
              </table:table-cell>
              <table:table-cell office:value-type="float" office:value="1573.669678">
                <text:p>1573.669678</text:p>
              </table:table-cell>
            </table:table-row>
            <table:table-row>
              <table:table-cell office:value-type="float" office:value="222.4">
                <text:p>222.4</text:p>
              </table:table-cell>
              <table:table-cell office:value-type="float" office:value="1562.213501">
                <text:p>1562.213501</text:p>
              </table:table-cell>
              <table:table-cell office:value-type="float" office:value="1586.507446">
                <text:p>1586.507446</text:p>
              </table:table-cell>
              <table:table-cell office:value-type="float" office:value="1565.587402">
                <text:p>1565.587402</text:p>
              </table:table-cell>
              <table:table-cell office:value-type="float" office:value="1580.449097">
                <text:p>1580.449097</text:p>
              </table:table-cell>
            </table:table-row>
            <table:table-row>
              <table:table-cell office:value-type="float" office:value="222.6">
                <text:p>222.6</text:p>
              </table:table-cell>
              <table:table-cell office:value-type="float" office:value="1563.665161">
                <text:p>1563.665161</text:p>
              </table:table-cell>
              <table:table-cell office:value-type="float" office:value="1579.54541">
                <text:p>1579.54541</text:p>
              </table:table-cell>
              <table:table-cell office:value-type="float" office:value="1565.980957">
                <text:p>1565.980957</text:p>
              </table:table-cell>
              <table:table-cell office:value-type="float" office:value="1581.332275">
                <text:p>1581.332275</text:p>
              </table:table-cell>
            </table:table-row>
            <table:table-row>
              <table:table-cell office:value-type="float" office:value="222.8">
                <text:p>222.8</text:p>
              </table:table-cell>
              <table:table-cell office:value-type="float" office:value="1566.271118">
                <text:p>1566.271118</text:p>
              </table:table-cell>
              <table:table-cell office:value-type="float" office:value="1577.140381">
                <text:p>1577.140381</text:p>
              </table:table-cell>
              <table:table-cell office:value-type="float" office:value="1567.647217">
                <text:p>1567.647217</text:p>
              </table:table-cell>
              <table:table-cell office:value-type="float" office:value="1576.07959">
                <text:p>1576.07959</text:p>
              </table:table-cell>
            </table:table-row>
            <table:table-row>
              <table:table-cell office:value-type="float" office:value="223">
                <text:p>223</text:p>
              </table:table-cell>
              <table:table-cell office:value-type="float" office:value="1565.823975">
                <text:p>1565.823975</text:p>
              </table:table-cell>
              <table:table-cell office:value-type="float" office:value="1574.019897">
                <text:p>1574.019897</text:p>
              </table:table-cell>
              <table:table-cell office:value-type="float" office:value="1565.793579">
                <text:p>1565.793579</text:p>
              </table:table-cell>
              <table:table-cell office:value-type="float" office:value="1575.501709">
                <text:p>1575.501709</text:p>
              </table:table-cell>
            </table:table-row>
            <table:table-row>
              <table:table-cell office:value-type="float" office:value="223.2">
                <text:p>223.2</text:p>
              </table:table-cell>
              <table:table-cell office:value-type="float" office:value="1563.709351">
                <text:p>1563.709351</text:p>
              </table:table-cell>
              <table:table-cell office:value-type="float" office:value="1576.346313">
                <text:p>1576.346313</text:p>
              </table:table-cell>
              <table:table-cell office:value-type="float" office:value="1566.12439">
                <text:p>1566.12439</text:p>
              </table:table-cell>
              <table:table-cell office:value-type="float" office:value="1571.985229">
                <text:p>1571.985229</text:p>
              </table:table-cell>
            </table:table-row>
            <table:table-row>
              <table:table-cell office:value-type="float" office:value="223.4">
                <text:p>223.4</text:p>
              </table:table-cell>
              <table:table-cell office:value-type="float" office:value="1566.608032">
                <text:p>1566.608032</text:p>
              </table:table-cell>
              <table:table-cell office:value-type="float" office:value="1571.705933">
                <text:p>1571.705933</text:p>
              </table:table-cell>
              <table:table-cell office:value-type="float" office:value="1567.975586">
                <text:p>1567.975586</text:p>
              </table:table-cell>
              <table:table-cell office:value-type="float" office:value="1571.068481">
                <text:p>1571.068481</text:p>
              </table:table-cell>
            </table:table-row>
            <table:table-row>
              <table:table-cell office:value-type="float" office:value="223.6">
                <text:p>223.6</text:p>
              </table:table-cell>
              <table:table-cell office:value-type="float" office:value="1563.030518">
                <text:p>1563.030518</text:p>
              </table:table-cell>
              <table:table-cell office:value-type="float" office:value="1572.885132">
                <text:p>1572.885132</text:p>
              </table:table-cell>
              <table:table-cell office:value-type="float" office:value="1563.637329">
                <text:p>1563.637329</text:p>
              </table:table-cell>
              <table:table-cell office:value-type="float" office:value="1572.844849">
                <text:p>1572.844849</text:p>
              </table:table-cell>
            </table:table-row>
            <table:table-row>
              <table:table-cell office:value-type="float" office:value="223.8">
                <text:p>223.8</text:p>
              </table:table-cell>
              <table:table-cell office:value-type="float" office:value="1563.464111">
                <text:p>1563.464111</text:p>
              </table:table-cell>
              <table:table-cell office:value-type="float" office:value="1572.810425">
                <text:p>1572.810425</text:p>
              </table:table-cell>
              <table:table-cell office:value-type="float" office:value="1565.347412">
                <text:p>1565.347412</text:p>
              </table:table-cell>
              <table:table-cell office:value-type="float" office:value="1570.437744">
                <text:p>1570.437744</text:p>
              </table:table-cell>
            </table:table-row>
            <table:table-row>
              <table:table-cell office:value-type="float" office:value="224">
                <text:p>224</text:p>
              </table:table-cell>
              <table:table-cell office:value-type="float" office:value="1565.379272">
                <text:p>1565.379272</text:p>
              </table:table-cell>
              <table:table-cell office:value-type="float" office:value="1571.738403">
                <text:p>1571.738403</text:p>
              </table:table-cell>
              <table:table-cell office:value-type="float" office:value="1566.053101">
                <text:p>1566.053101</text:p>
              </table:table-cell>
              <table:table-cell office:value-type="float" office:value="1572.107788">
                <text:p>1572.107788</text:p>
              </table:table-cell>
            </table:table-row>
            <table:table-row>
              <table:table-cell office:value-type="float" office:value="224.2">
                <text:p>224.2</text:p>
              </table:table-cell>
              <table:table-cell office:value-type="float" office:value="1563.929565">
                <text:p>1563.929565</text:p>
              </table:table-cell>
              <table:table-cell office:value-type="float" office:value="1571.433716">
                <text:p>1571.433716</text:p>
              </table:table-cell>
              <table:table-cell office:value-type="float" office:value="1562.638428">
                <text:p>1562.638428</text:p>
              </table:table-cell>
              <table:table-cell office:value-type="float" office:value="1572.924072">
                <text:p>1572.924072</text:p>
              </table:table-cell>
            </table:table-row>
            <table:table-row>
              <table:table-cell office:value-type="float" office:value="224.4">
                <text:p>224.4</text:p>
              </table:table-cell>
              <table:table-cell office:value-type="float" office:value="1565.768188">
                <text:p>1565.768188</text:p>
              </table:table-cell>
              <table:table-cell office:value-type="float" office:value="1566.878662">
                <text:p>1566.878662</text:p>
              </table:table-cell>
              <table:table-cell office:value-type="float" office:value="1563.056885">
                <text:p>1563.056885</text:p>
              </table:table-cell>
              <table:table-cell office:value-type="float" office:value="1570.692505">
                <text:p>1570.692505</text:p>
              </table:table-cell>
            </table:table-row>
            <table:table-row>
              <table:table-cell office:value-type="float" office:value="224.6">
                <text:p>224.6</text:p>
              </table:table-cell>
              <table:table-cell office:value-type="float" office:value="1563.166626">
                <text:p>1563.166626</text:p>
              </table:table-cell>
              <table:table-cell office:value-type="float" office:value="1571.923096">
                <text:p>1571.923096</text:p>
              </table:table-cell>
              <table:table-cell office:value-type="float" office:value="1563.813477">
                <text:p>1563.813477</text:p>
              </table:table-cell>
              <table:table-cell office:value-type="float" office:value="1567.589844">
                <text:p>1567.589844</text:p>
              </table:table-cell>
            </table:table-row>
            <table:table-row>
              <table:table-cell office:value-type="float" office:value="224.8">
                <text:p>224.8</text:p>
              </table:table-cell>
              <table:table-cell office:value-type="float" office:value="1566.53064">
                <text:p>1566.53064</text:p>
              </table:table-cell>
              <table:table-cell office:value-type="float" office:value="1566.699951">
                <text:p>1566.699951</text:p>
              </table:table-cell>
              <table:table-cell office:value-type="float" office:value="1562.252075">
                <text:p>1562.252075</text:p>
              </table:table-cell>
              <table:table-cell office:value-type="float" office:value="1568.041382">
                <text:p>1568.041382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1562.175049">
                <text:p>1562.175049</text:p>
              </table:table-cell>
              <table:table-cell office:value-type="float" office:value="1569.333618">
                <text:p>1569.333618</text:p>
              </table:table-cell>
              <table:table-cell office:value-type="float" office:value="1564.685913">
                <text:p>1564.685913</text:p>
              </table:table-cell>
              <table:table-cell office:value-type="float" office:value="1567.683472">
                <text:p>1567.683472</text:p>
              </table:table-cell>
            </table:table-row>
            <table:table-row>
              <table:table-cell office:value-type="float" office:value="225.2">
                <text:p>225.2</text:p>
              </table:table-cell>
              <table:table-cell office:value-type="float" office:value="1584.735718">
                <text:p>1584.735718</text:p>
              </table:table-cell>
              <table:table-cell office:value-type="float" office:value="1603.141479">
                <text:p>1603.141479</text:p>
              </table:table-cell>
              <table:table-cell office:value-type="float" office:value="1531.074707">
                <text:p>1531.074707</text:p>
              </table:table-cell>
              <table:table-cell office:value-type="float" office:value="1536.062256">
                <text:p>1536.062256</text:p>
              </table:table-cell>
            </table:table-row>
            <table:table-row>
              <table:table-cell office:value-type="float" office:value="225.4">
                <text:p>225.4</text:p>
              </table:table-cell>
              <table:table-cell office:value-type="float" office:value="1600.978271">
                <text:p>1600.978271</text:p>
              </table:table-cell>
              <table:table-cell office:value-type="float" office:value="1628.228027">
                <text:p>1628.228027</text:p>
              </table:table-cell>
              <table:table-cell office:value-type="float" office:value="1517.663696">
                <text:p>1517.663696</text:p>
              </table:table-cell>
              <table:table-cell office:value-type="float" office:value="1530.133423">
                <text:p>1530.133423</text:p>
              </table:table-cell>
            </table:table-row>
            <table:table-row>
              <table:table-cell office:value-type="float" office:value="225.6">
                <text:p>225.6</text:p>
              </table:table-cell>
              <table:table-cell office:value-type="float" office:value="1614.321289">
                <text:p>1614.321289</text:p>
              </table:table-cell>
              <table:table-cell office:value-type="float" office:value="1658.77002">
                <text:p>1658.77002</text:p>
              </table:table-cell>
              <table:table-cell office:value-type="float" office:value="1542.155151">
                <text:p>1542.155151</text:p>
              </table:table-cell>
              <table:table-cell office:value-type="float" office:value="1529.818115">
                <text:p>1529.818115</text:p>
              </table:table-cell>
            </table:table-row>
            <table:table-row>
              <table:table-cell office:value-type="float" office:value="225.8">
                <text:p>225.8</text:p>
              </table:table-cell>
              <table:table-cell office:value-type="float" office:value="1650.189941">
                <text:p>1650.189941</text:p>
              </table:table-cell>
              <table:table-cell office:value-type="float" office:value="1660.659424">
                <text:p>1660.659424</text:p>
              </table:table-cell>
              <table:table-cell office:value-type="float" office:value="1572.845459">
                <text:p>1572.845459</text:p>
              </table:table-cell>
              <table:table-cell office:value-type="float" office:value="1569.047485">
                <text:p>1569.047485</text:p>
              </table:table-cell>
            </table:table-row>
            <table:table-row>
              <table:table-cell office:value-type="float" office:value="226">
                <text:p>226</text:p>
              </table:table-cell>
              <table:table-cell office:value-type="float" office:value="1689.070557">
                <text:p>1689.070557</text:p>
              </table:table-cell>
              <table:table-cell office:value-type="float" office:value="1679.040283">
                <text:p>1679.040283</text:p>
              </table:table-cell>
              <table:table-cell office:value-type="float" office:value="1622.28772">
                <text:p>1622.28772</text:p>
              </table:table-cell>
              <table:table-cell office:value-type="float" office:value="1622.344482">
                <text:p>1622.344482</text:p>
              </table:table-cell>
            </table:table-row>
            <table:table-row>
              <table:table-cell office:value-type="float" office:value="226.2">
                <text:p>226.2</text:p>
              </table:table-cell>
              <table:table-cell office:value-type="float" office:value="1702.99707">
                <text:p>1702.99707</text:p>
              </table:table-cell>
              <table:table-cell office:value-type="float" office:value="1708.260498">
                <text:p>1708.260498</text:p>
              </table:table-cell>
              <table:table-cell office:value-type="float" office:value="1668.410889">
                <text:p>1668.410889</text:p>
              </table:table-cell>
              <table:table-cell office:value-type="float" office:value="1673.674927">
                <text:p>1673.674927</text:p>
              </table:table-cell>
            </table:table-row>
            <table:table-row>
              <table:table-cell office:value-type="float" office:value="226.4">
                <text:p>226.4</text:p>
              </table:table-cell>
              <table:table-cell office:value-type="float" office:value="1676.204834">
                <text:p>1676.204834</text:p>
              </table:table-cell>
              <table:table-cell office:value-type="float" office:value="1763.391602">
                <text:p>1763.391602</text:p>
              </table:table-cell>
              <table:table-cell office:value-type="float" office:value="1673.885376">
                <text:p>1673.885376</text:p>
              </table:table-cell>
              <table:table-cell office:value-type="float" office:value="1717.473633">
                <text:p>1717.473633</text:p>
              </table:table-cell>
            </table:table-row>
            <table:table-row>
              <table:table-cell office:value-type="float" office:value="226.6">
                <text:p>226.6</text:p>
              </table:table-cell>
              <table:table-cell office:value-type="float" office:value="1654.283447">
                <text:p>1654.283447</text:p>
              </table:table-cell>
              <table:table-cell office:value-type="float" office:value="1721.720825">
                <text:p>1721.720825</text:p>
              </table:table-cell>
              <table:table-cell office:value-type="float" office:value="1687.373657">
                <text:p>1687.373657</text:p>
              </table:table-cell>
              <table:table-cell office:value-type="float" office:value="1720.075317">
                <text:p>1720.075317</text:p>
              </table:table-cell>
            </table:table-row>
            <table:table-row>
              <table:table-cell office:value-type="float" office:value="226.8">
                <text:p>226.8</text:p>
              </table:table-cell>
              <table:table-cell office:value-type="float" office:value="1662.552979">
                <text:p>1662.552979</text:p>
              </table:table-cell>
              <table:table-cell office:value-type="float" office:value="1711.68811">
                <text:p>1711.68811</text:p>
              </table:table-cell>
              <table:table-cell office:value-type="float" office:value="1668.694946">
                <text:p>1668.694946</text:p>
              </table:table-cell>
              <table:table-cell office:value-type="float" office:value="1709.189941">
                <text:p>1709.189941</text:p>
              </table:table-cell>
            </table:table-row>
            <table:table-row>
              <table:table-cell office:value-type="float" office:value="227">
                <text:p>227</text:p>
              </table:table-cell>
              <table:table-cell office:value-type="float" office:value="1647.993408">
                <text:p>1647.993408</text:p>
              </table:table-cell>
              <table:table-cell office:value-type="float" office:value="1706.075806">
                <text:p>1706.075806</text:p>
              </table:table-cell>
              <table:table-cell office:value-type="float" office:value="1651.998047">
                <text:p>1651.998047</text:p>
              </table:table-cell>
              <table:table-cell office:value-type="float" office:value="1713.852661">
                <text:p>1713.852661</text:p>
              </table:table-cell>
            </table:table-row>
            <table:table-row>
              <table:table-cell office:value-type="float" office:value="227.2">
                <text:p>227.2</text:p>
              </table:table-cell>
              <table:table-cell office:value-type="float" office:value="1621.060913">
                <text:p>1621.060913</text:p>
              </table:table-cell>
              <table:table-cell office:value-type="float" office:value="1697.064819">
                <text:p>1697.064819</text:p>
              </table:table-cell>
              <table:table-cell office:value-type="float" office:value="1629.230591">
                <text:p>1629.230591</text:p>
              </table:table-cell>
              <table:table-cell office:value-type="float" office:value="1704.213623">
                <text:p>1704.213623</text:p>
              </table:table-cell>
            </table:table-row>
            <table:table-row>
              <table:table-cell office:value-type="float" office:value="227.4">
                <text:p>227.4</text:p>
              </table:table-cell>
              <table:table-cell office:value-type="float" office:value="1607.040894">
                <text:p>1607.040894</text:p>
              </table:table-cell>
              <table:table-cell office:value-type="float" office:value="1691.555298">
                <text:p>1691.555298</text:p>
              </table:table-cell>
              <table:table-cell office:value-type="float" office:value="1610.859009">
                <text:p>1610.859009</text:p>
              </table:table-cell>
              <table:table-cell office:value-type="float" office:value="1687.299561">
                <text:p>1687.299561</text:p>
              </table:table-cell>
            </table:table-row>
            <table:table-row>
              <table:table-cell office:value-type="float" office:value="227.6">
                <text:p>227.6</text:p>
              </table:table-cell>
              <table:table-cell office:value-type="float" office:value="1601.82019">
                <text:p>1601.82019</text:p>
              </table:table-cell>
              <table:table-cell office:value-type="float" office:value="1669.714966">
                <text:p>1669.714966</text:p>
              </table:table-cell>
              <table:table-cell office:value-type="float" office:value="1600.523193">
                <text:p>1600.523193</text:p>
              </table:table-cell>
              <table:table-cell office:value-type="float" office:value="1663.062988">
                <text:p>1663.062988</text:p>
              </table:table-cell>
            </table:table-row>
            <table:table-row>
              <table:table-cell office:value-type="float" office:value="227.8">
                <text:p>227.8</text:p>
              </table:table-cell>
              <table:table-cell office:value-type="float" office:value="1599.921143">
                <text:p>1599.921143</text:p>
              </table:table-cell>
              <table:table-cell office:value-type="float" office:value="1656.786011">
                <text:p>1656.786011</text:p>
              </table:table-cell>
              <table:table-cell office:value-type="float" office:value="1597.970947">
                <text:p>1597.970947</text:p>
              </table:table-cell>
              <table:table-cell office:value-type="float" office:value="1653.497559">
                <text:p>1653.497559</text:p>
              </table:table-cell>
            </table:table-row>
            <table:table-row>
              <table:table-cell office:value-type="float" office:value="228">
                <text:p>228</text:p>
              </table:table-cell>
              <table:table-cell office:value-type="float" office:value="1596.547729">
                <text:p>1596.547729</text:p>
              </table:table-cell>
              <table:table-cell office:value-type="float" office:value="1642.768555">
                <text:p>1642.768555</text:p>
              </table:table-cell>
              <table:table-cell office:value-type="float" office:value="1586.825684">
                <text:p>1586.825684</text:p>
              </table:table-cell>
              <table:table-cell office:value-type="float" office:value="1658.983276">
                <text:p>1658.983276</text:p>
              </table:table-cell>
            </table:table-row>
            <table:table-row>
              <table:table-cell office:value-type="float" office:value="228.2">
                <text:p>228.2</text:p>
              </table:table-cell>
              <table:table-cell office:value-type="float" office:value="1592.782227">
                <text:p>1592.782227</text:p>
              </table:table-cell>
              <table:table-cell office:value-type="float" office:value="1638.440918">
                <text:p>1638.440918</text:p>
              </table:table-cell>
              <table:table-cell office:value-type="float" office:value="1605.38623">
                <text:p>1605.38623</text:p>
              </table:table-cell>
              <table:table-cell office:value-type="float" office:value="1632.593994">
                <text:p>1632.593994</text:p>
              </table:table-cell>
            </table:table-row>
            <table:table-row>
              <table:table-cell office:value-type="float" office:value="228.4">
                <text:p>228.4</text:p>
              </table:table-cell>
              <table:table-cell office:value-type="float" office:value="1594.949707">
                <text:p>1594.949707</text:p>
              </table:table-cell>
              <table:table-cell office:value-type="float" office:value="1638.473022">
                <text:p>1638.473022</text:p>
              </table:table-cell>
              <table:table-cell office:value-type="float" office:value="1595.216797">
                <text:p>1595.216797</text:p>
              </table:table-cell>
              <table:table-cell office:value-type="float" office:value="1634.571533">
                <text:p>1634.571533</text:p>
              </table:table-cell>
            </table:table-row>
            <table:table-row>
              <table:table-cell office:value-type="float" office:value="228.6">
                <text:p>228.6</text:p>
              </table:table-cell>
              <table:table-cell office:value-type="float" office:value="1588.943115">
                <text:p>1588.943115</text:p>
              </table:table-cell>
              <table:table-cell office:value-type="float" office:value="1632.151489">
                <text:p>1632.151489</text:p>
              </table:table-cell>
              <table:table-cell office:value-type="float" office:value="1587.119263">
                <text:p>1587.119263</text:p>
              </table:table-cell>
              <table:table-cell office:value-type="float" office:value="1634.273071">
                <text:p>1634.273071</text:p>
              </table:table-cell>
            </table:table-row>
            <table:table-row>
              <table:table-cell office:value-type="float" office:value="228.8">
                <text:p>228.8</text:p>
              </table:table-cell>
              <table:table-cell office:value-type="float" office:value="1587.361084">
                <text:p>1587.361084</text:p>
              </table:table-cell>
              <table:table-cell office:value-type="float" office:value="1629.550659">
                <text:p>1629.550659</text:p>
              </table:table-cell>
              <table:table-cell office:value-type="float" office:value="1597.873779">
                <text:p>1597.873779</text:p>
              </table:table-cell>
              <table:table-cell office:value-type="float" office:value="1621.401245">
                <text:p>1621.401245</text:p>
              </table:table-cell>
            </table:table-row>
            <table:table-row>
              <table:table-cell office:value-type="float" office:value="229">
                <text:p>229</text:p>
              </table:table-cell>
              <table:table-cell office:value-type="float" office:value="1588.724487">
                <text:p>1588.724487</text:p>
              </table:table-cell>
              <table:table-cell office:value-type="float" office:value="1624.026489">
                <text:p>1624.026489</text:p>
              </table:table-cell>
              <table:table-cell office:value-type="float" office:value="1583.584595">
                <text:p>1583.584595</text:p>
              </table:table-cell>
              <table:table-cell office:value-type="float" office:value="1627.299438">
                <text:p>1627.299438</text:p>
              </table:table-cell>
            </table:table-row>
            <table:table-row>
              <table:table-cell office:value-type="float" office:value="229.2">
                <text:p>229.2</text:p>
              </table:table-cell>
              <table:table-cell office:value-type="float" office:value="1582.403564">
                <text:p>1582.403564</text:p>
              </table:table-cell>
              <table:table-cell office:value-type="float" office:value="1620.899414">
                <text:p>1620.899414</text:p>
              </table:table-cell>
              <table:table-cell office:value-type="float" office:value="1589.237549">
                <text:p>1589.237549</text:p>
              </table:table-cell>
              <table:table-cell office:value-type="float" office:value="1616.434204">
                <text:p>1616.434204</text:p>
              </table:table-cell>
            </table:table-row>
            <table:table-row>
              <table:table-cell office:value-type="float" office:value="229.4">
                <text:p>229.4</text:p>
              </table:table-cell>
              <table:table-cell office:value-type="float" office:value="1585.880615">
                <text:p>1585.880615</text:p>
              </table:table-cell>
              <table:table-cell office:value-type="float" office:value="1615.083008">
                <text:p>1615.083008</text:p>
              </table:table-cell>
              <table:table-cell office:value-type="float" office:value="1583.744385">
                <text:p>1583.744385</text:p>
              </table:table-cell>
              <table:table-cell office:value-type="float" office:value="1616.983521">
                <text:p>1616.983521</text:p>
              </table:table-cell>
            </table:table-row>
            <table:table-row>
              <table:table-cell office:value-type="float" office:value="229.6">
                <text:p>229.6</text:p>
              </table:table-cell>
              <table:table-cell office:value-type="float" office:value="1582.48877">
                <text:p>1582.48877</text:p>
              </table:table-cell>
              <table:table-cell office:value-type="float" office:value="1612.593018">
                <text:p>1612.593018</text:p>
              </table:table-cell>
              <table:table-cell office:value-type="float" office:value="1582.302124">
                <text:p>1582.302124</text:p>
              </table:table-cell>
              <table:table-cell office:value-type="float" office:value="1610.046875">
                <text:p>1610.046875</text:p>
              </table:table-cell>
            </table:table-row>
            <table:table-row>
              <table:table-cell office:value-type="float" office:value="229.8">
                <text:p>229.8</text:p>
              </table:table-cell>
              <table:table-cell office:value-type="float" office:value="1575.177856">
                <text:p>1575.177856</text:p>
              </table:table-cell>
              <table:table-cell office:value-type="float" office:value="1609.94165">
                <text:p>1609.94165</text:p>
              </table:table-cell>
              <table:table-cell office:value-type="float" office:value="1578.530273">
                <text:p>1578.530273</text:p>
              </table:table-cell>
              <table:table-cell office:value-type="float" office:value="1606.456909">
                <text:p>1606.456909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1579.329834">
                <text:p>1579.329834</text:p>
              </table:table-cell>
              <table:table-cell office:value-type="float" office:value="1606.185547">
                <text:p>1606.185547</text:p>
              </table:table-cell>
              <table:table-cell office:value-type="float" office:value="1577.424927">
                <text:p>1577.424927</text:p>
              </table:table-cell>
              <table:table-cell office:value-type="float" office:value="1608.022217">
                <text:p>1608.022217</text:p>
              </table:table-cell>
            </table:table-row>
            <table:table-row>
              <table:table-cell office:value-type="float" office:value="230.2">
                <text:p>230.2</text:p>
              </table:table-cell>
              <table:table-cell office:value-type="float" office:value="1574.850708">
                <text:p>1574.850708</text:p>
              </table:table-cell>
              <table:table-cell office:value-type="float" office:value="1605.553345">
                <text:p>1605.553345</text:p>
              </table:table-cell>
              <table:table-cell office:value-type="float" office:value="1576.813354">
                <text:p>1576.813354</text:p>
              </table:table-cell>
              <table:table-cell office:value-type="float" office:value="1602.72998">
                <text:p>1602.72998</text:p>
              </table:table-cell>
            </table:table-row>
            <table:table-row>
              <table:table-cell office:value-type="float" office:value="230.4">
                <text:p>230.4</text:p>
              </table:table-cell>
              <table:table-cell office:value-type="float" office:value="1572.560547">
                <text:p>1572.560547</text:p>
              </table:table-cell>
              <table:table-cell office:value-type="float" office:value="1599.647339">
                <text:p>1599.647339</text:p>
              </table:table-cell>
              <table:table-cell office:value-type="float" office:value="1574.160522">
                <text:p>1574.160522</text:p>
              </table:table-cell>
              <table:table-cell office:value-type="float" office:value="1595.579956">
                <text:p>1595.579956</text:p>
              </table:table-cell>
            </table:table-row>
            <table:table-row>
              <table:table-cell office:value-type="float" office:value="230.6">
                <text:p>230.6</text:p>
              </table:table-cell>
              <table:table-cell office:value-type="float" office:value="1571.885742">
                <text:p>1571.885742</text:p>
              </table:table-cell>
              <table:table-cell office:value-type="float" office:value="1599.166626">
                <text:p>1599.166626</text:p>
              </table:table-cell>
              <table:table-cell office:value-type="float" office:value="1572.200439">
                <text:p>1572.200439</text:p>
              </table:table-cell>
              <table:table-cell office:value-type="float" office:value="1599.897339">
                <text:p>1599.897339</text:p>
              </table:table-cell>
            </table:table-row>
            <table:table-row>
              <table:table-cell office:value-type="float" office:value="230.8">
                <text:p>230.8</text:p>
              </table:table-cell>
              <table:table-cell office:value-type="float" office:value="1573.477539">
                <text:p>1573.477539</text:p>
              </table:table-cell>
              <table:table-cell office:value-type="float" office:value="1597.613525">
                <text:p>1597.613525</text:p>
              </table:table-cell>
              <table:table-cell office:value-type="float" office:value="1575.694214">
                <text:p>1575.694214</text:p>
              </table:table-cell>
              <table:table-cell office:value-type="float" office:value="1591.485352">
                <text:p>1591.485352</text:p>
              </table:table-cell>
            </table:table-row>
            <table:table-row>
              <table:table-cell office:value-type="float" office:value="231">
                <text:p>231</text:p>
              </table:table-cell>
              <table:table-cell office:value-type="float" office:value="1576.20813">
                <text:p>1576.20813</text:p>
              </table:table-cell>
              <table:table-cell office:value-type="float" office:value="1590.271729">
                <text:p>1590.271729</text:p>
              </table:table-cell>
              <table:table-cell office:value-type="float" office:value="1574.765625">
                <text:p>1574.765625</text:p>
              </table:table-cell>
              <table:table-cell office:value-type="float" office:value="1591.670532">
                <text:p>1591.670532</text:p>
              </table:table-cell>
            </table:table-row>
            <table:table-row>
              <table:table-cell office:value-type="float" office:value="231.2">
                <text:p>231.2</text:p>
              </table:table-cell>
              <table:table-cell office:value-type="float" office:value="1574.935669">
                <text:p>1574.935669</text:p>
              </table:table-cell>
              <table:table-cell office:value-type="float" office:value="1589.380859">
                <text:p>1589.380859</text:p>
              </table:table-cell>
              <table:table-cell office:value-type="float" office:value="1571.623535">
                <text:p>1571.623535</text:p>
              </table:table-cell>
              <table:table-cell office:value-type="float" office:value="1592.498535">
                <text:p>1592.498535</text:p>
              </table:table-cell>
            </table:table-row>
            <table:table-row>
              <table:table-cell office:value-type="float" office:value="231.4">
                <text:p>231.4</text:p>
              </table:table-cell>
              <table:table-cell office:value-type="float" office:value="1572.314941">
                <text:p>1572.314941</text:p>
              </table:table-cell>
              <table:table-cell office:value-type="float" office:value="1590.602539">
                <text:p>1590.602539</text:p>
              </table:table-cell>
              <table:table-cell office:value-type="float" office:value="1570.494751">
                <text:p>1570.494751</text:p>
              </table:table-cell>
              <table:table-cell office:value-type="float" office:value="1590.806519">
                <text:p>1590.806519</text:p>
              </table:table-cell>
            </table:table-row>
            <table:table-row>
              <table:table-cell office:value-type="float" office:value="231.6">
                <text:p>231.6</text:p>
              </table:table-cell>
              <table:table-cell office:value-type="float" office:value="1570.210205">
                <text:p>1570.210205</text:p>
              </table:table-cell>
              <table:table-cell office:value-type="float" office:value="1587.918457">
                <text:p>1587.918457</text:p>
              </table:table-cell>
              <table:table-cell office:value-type="float" office:value="1568.434692">
                <text:p>1568.434692</text:p>
              </table:table-cell>
              <table:table-cell office:value-type="float" office:value="1585.075562">
                <text:p>1585.075562</text:p>
              </table:table-cell>
            </table:table-row>
            <table:table-row>
              <table:table-cell office:value-type="float" office:value="231.8">
                <text:p>231.8</text:p>
              </table:table-cell>
              <table:table-cell office:value-type="float" office:value="1569.192017">
                <text:p>1569.192017</text:p>
              </table:table-cell>
              <table:table-cell office:value-type="float" office:value="1589.395996">
                <text:p>1589.395996</text:p>
              </table:table-cell>
              <table:table-cell office:value-type="float" office:value="1569.150146">
                <text:p>1569.150146</text:p>
              </table:table-cell>
              <table:table-cell office:value-type="float" office:value="1587.318726">
                <text:p>1587.318726</text:p>
              </table:table-cell>
            </table:table-row>
            <table:table-row>
              <table:table-cell office:value-type="float" office:value="232">
                <text:p>232</text:p>
              </table:table-cell>
              <table:table-cell office:value-type="float" office:value="1570.018677">
                <text:p>1570.018677</text:p>
              </table:table-cell>
              <table:table-cell office:value-type="float" office:value="1580.902222">
                <text:p>1580.902222</text:p>
              </table:table-cell>
              <table:table-cell office:value-type="float" office:value="1568.428589">
                <text:p>1568.428589</text:p>
              </table:table-cell>
              <table:table-cell office:value-type="float" office:value="1582.107788">
                <text:p>1582.107788</text:p>
              </table:table-cell>
            </table:table-row>
            <table:table-row>
              <table:table-cell office:value-type="float" office:value="232.2">
                <text:p>232.2</text:p>
              </table:table-cell>
              <table:table-cell office:value-type="float" office:value="1569.947632">
                <text:p>1569.947632</text:p>
              </table:table-cell>
              <table:table-cell office:value-type="float" office:value="1581.540283">
                <text:p>1581.540283</text:p>
              </table:table-cell>
              <table:table-cell office:value-type="float" office:value="1569.974731">
                <text:p>1569.974731</text:p>
              </table:table-cell>
              <table:table-cell office:value-type="float" office:value="1585.04895">
                <text:p>1585.04895</text:p>
              </table:table-cell>
            </table:table-row>
            <table:table-row>
              <table:table-cell office:value-type="float" office:value="232.4">
                <text:p>232.4</text:p>
              </table:table-cell>
              <table:table-cell office:value-type="float" office:value="1569.762939">
                <text:p>1569.762939</text:p>
              </table:table-cell>
              <table:table-cell office:value-type="float" office:value="1583.118042">
                <text:p>1583.118042</text:p>
              </table:table-cell>
              <table:table-cell office:value-type="float" office:value="1567.743286">
                <text:p>1567.743286</text:p>
              </table:table-cell>
              <table:table-cell office:value-type="float" office:value="1584.765747">
                <text:p>1584.765747</text:p>
              </table:table-cell>
            </table:table-row>
            <table:table-row>
              <table:table-cell office:value-type="float" office:value="232.6">
                <text:p>232.6</text:p>
              </table:table-cell>
              <table:table-cell office:value-type="float" office:value="1567.742676">
                <text:p>1567.742676</text:p>
              </table:table-cell>
              <table:table-cell office:value-type="float" office:value="1582.345093">
                <text:p>1582.345093</text:p>
              </table:table-cell>
              <table:table-cell office:value-type="float" office:value="1566.444702">
                <text:p>1566.444702</text:p>
              </table:table-cell>
              <table:table-cell office:value-type="float" office:value="1584.062378">
                <text:p>1584.062378</text:p>
              </table:table-cell>
            </table:table-row>
            <table:table-row>
              <table:table-cell office:value-type="float" office:value="232.8">
                <text:p>232.8</text:p>
              </table:table-cell>
              <table:table-cell office:value-type="float" office:value="1567.991577">
                <text:p>1567.991577</text:p>
              </table:table-cell>
              <table:table-cell office:value-type="float" office:value="1578.056885">
                <text:p>1578.056885</text:p>
              </table:table-cell>
              <table:table-cell office:value-type="float" office:value="1567.173462">
                <text:p>1567.173462</text:p>
              </table:table-cell>
              <table:table-cell office:value-type="float" office:value="1579.256958">
                <text:p>1579.256958</text:p>
              </table:table-cell>
            </table:table-row>
            <table:table-row>
              <table:table-cell office:value-type="float" office:value="233">
                <text:p>233</text:p>
              </table:table-cell>
              <table:table-cell office:value-type="float" office:value="1567.041626">
                <text:p>1567.041626</text:p>
              </table:table-cell>
              <table:table-cell office:value-type="float" office:value="1578.352661">
                <text:p>1578.352661</text:p>
              </table:table-cell>
              <table:table-cell office:value-type="float" office:value="1565.674805">
                <text:p>1565.674805</text:p>
              </table:table-cell>
              <table:table-cell office:value-type="float" office:value="1577.918335">
                <text:p>1577.918335</text:p>
              </table:table-cell>
            </table:table-row>
            <table:table-row>
              <table:table-cell office:value-type="float" office:value="233.2">
                <text:p>233.2</text:p>
              </table:table-cell>
              <table:table-cell office:value-type="float" office:value="1567.845825">
                <text:p>1567.845825</text:p>
              </table:table-cell>
              <table:table-cell office:value-type="float" office:value="1579.584106">
                <text:p>1579.584106</text:p>
              </table:table-cell>
              <table:table-cell office:value-type="float" office:value="1565.914551">
                <text:p>1565.914551</text:p>
              </table:table-cell>
              <table:table-cell office:value-type="float" office:value="1577.311279">
                <text:p>1577.311279</text:p>
              </table:table-cell>
            </table:table-row>
            <table:table-row>
              <table:table-cell office:value-type="float" office:value="233.4">
                <text:p>233.4</text:p>
              </table:table-cell>
              <table:table-cell office:value-type="float" office:value="1567.221436">
                <text:p>1567.221436</text:p>
              </table:table-cell>
              <table:table-cell office:value-type="float" office:value="1577.757446">
                <text:p>1577.757446</text:p>
              </table:table-cell>
              <table:table-cell office:value-type="float" office:value="1569.179565">
                <text:p>1569.179565</text:p>
              </table:table-cell>
              <table:table-cell office:value-type="float" office:value="1575.254028">
                <text:p>1575.254028</text:p>
              </table:table-cell>
            </table:table-row>
            <table:table-row>
              <table:table-cell office:value-type="float" office:value="233.6">
                <text:p>233.6</text:p>
              </table:table-cell>
              <table:table-cell office:value-type="float" office:value="1566.196289">
                <text:p>1566.196289</text:p>
              </table:table-cell>
              <table:table-cell office:value-type="float" office:value="1576.139771">
                <text:p>1576.139771</text:p>
              </table:table-cell>
              <table:table-cell office:value-type="float" office:value="1567.582764">
                <text:p>1567.582764</text:p>
              </table:table-cell>
              <table:table-cell office:value-type="float" office:value="1575.863525">
                <text:p>1575.863525</text:p>
              </table:table-cell>
            </table:table-row>
            <table:table-row>
              <table:table-cell office:value-type="float" office:value="233.8">
                <text:p>233.8</text:p>
              </table:table-cell>
              <table:table-cell office:value-type="float" office:value="1566.697998">
                <text:p>1566.697998</text:p>
              </table:table-cell>
              <table:table-cell office:value-type="float" office:value="1574.889648">
                <text:p>1574.889648</text:p>
              </table:table-cell>
              <table:table-cell office:value-type="float" office:value="1567.197021">
                <text:p>1567.197021</text:p>
              </table:table-cell>
              <table:table-cell office:value-type="float" office:value="1573.918091">
                <text:p>1573.918091</text:p>
              </table:table-cell>
            </table:table-row>
            <table:table-row>
              <table:table-cell office:value-type="float" office:value="234">
                <text:p>234</text:p>
              </table:table-cell>
              <table:table-cell office:value-type="float" office:value="1565.68689">
                <text:p>1565.68689</text:p>
              </table:table-cell>
              <table:table-cell office:value-type="float" office:value="1573.936523">
                <text:p>1573.936523</text:p>
              </table:table-cell>
              <table:table-cell office:value-type="float" office:value="1565.009399">
                <text:p>1565.009399</text:p>
              </table:table-cell>
              <table:table-cell office:value-type="float" office:value="1575.442139">
                <text:p>1575.442139</text:p>
              </table:table-cell>
            </table:table-row>
            <table:table-row>
              <table:table-cell office:value-type="float" office:value="234.2">
                <text:p>234.2</text:p>
              </table:table-cell>
              <table:table-cell office:value-type="float" office:value="1562.795044">
                <text:p>1562.795044</text:p>
              </table:table-cell>
              <table:table-cell office:value-type="float" office:value="1575.026367">
                <text:p>1575.026367</text:p>
              </table:table-cell>
              <table:table-cell office:value-type="float" office:value="1561.884521">
                <text:p>1561.884521</text:p>
              </table:table-cell>
              <table:table-cell office:value-type="float" office:value="1577.408325">
                <text:p>1577.408325</text:p>
              </table:table-cell>
            </table:table-row>
            <table:table-row>
              <table:table-cell office:value-type="float" office:value="234.4">
                <text:p>234.4</text:p>
              </table:table-cell>
              <table:table-cell office:value-type="float" office:value="1566.099365">
                <text:p>1566.099365</text:p>
              </table:table-cell>
              <table:table-cell office:value-type="float" office:value="1572.815063">
                <text:p>1572.815063</text:p>
              </table:table-cell>
              <table:table-cell office:value-type="float" office:value="1570.777954">
                <text:p>1570.777954</text:p>
              </table:table-cell>
              <table:table-cell office:value-type="float" office:value="1570.97998">
                <text:p>1570.97998</text:p>
              </table:table-cell>
            </table:table-row>
            <table:table-row>
              <table:table-cell office:value-type="float" office:value="234.6">
                <text:p>234.6</text:p>
              </table:table-cell>
              <table:table-cell office:value-type="float" office:value="1566.531616">
                <text:p>1566.531616</text:p>
              </table:table-cell>
              <table:table-cell office:value-type="float" office:value="1570.724365">
                <text:p>1570.724365</text:p>
              </table:table-cell>
              <table:table-cell office:value-type="float" office:value="1568.371216">
                <text:p>1568.371216</text:p>
              </table:table-cell>
              <table:table-cell office:value-type="float" office:value="1571.012207">
                <text:p>1571.012207</text:p>
              </table:table-cell>
            </table:table-row>
            <table:table-row>
              <table:table-cell office:value-type="float" office:value="234.8">
                <text:p>234.8</text:p>
              </table:table-cell>
              <table:table-cell office:value-type="float" office:value="1563.161621">
                <text:p>1563.161621</text:p>
              </table:table-cell>
              <table:table-cell office:value-type="float" office:value="1568.005615">
                <text:p>1568.005615</text:p>
              </table:table-cell>
              <table:table-cell office:value-type="float" office:value="1561.862915">
                <text:p>1561.862915</text:p>
              </table:table-cell>
              <table:table-cell office:value-type="float" office:value="1570.378662">
                <text:p>1570.378662</text:p>
              </table:table-cell>
            </table:table-row>
            <table:table-row>
              <table:table-cell office:value-type="float" office:value="235">
                <text:p>235</text:p>
              </table:table-cell>
              <table:table-cell office:value-type="float" office:value="1564.277466">
                <text:p>1564.277466</text:p>
              </table:table-cell>
              <table:table-cell office:value-type="float" office:value="1565.439697">
                <text:p>1565.439697</text:p>
              </table:table-cell>
              <table:table-cell office:value-type="float" office:value="1565.811279">
                <text:p>1565.811279</text:p>
              </table:table-cell>
              <table:table-cell office:value-type="float" office:value="1570.353027">
                <text:p>1570.353027</text:p>
              </table:table-cell>
            </table:table-row>
            <table:table-row>
              <table:table-cell office:value-type="float" office:value="235.2">
                <text:p>235.2</text:p>
              </table:table-cell>
              <table:table-cell office:value-type="float" office:value="1562.955322">
                <text:p>1562.955322</text:p>
              </table:table-cell>
              <table:table-cell office:value-type="float" office:value="1570.851196">
                <text:p>1570.851196</text:p>
              </table:table-cell>
              <table:table-cell office:value-type="float" office:value="1563.890137">
                <text:p>1563.890137</text:p>
              </table:table-cell>
              <table:table-cell office:value-type="float" office:value="1570.630859">
                <text:p>1570.630859</text:p>
              </table:table-cell>
            </table:table-row>
            <table:table-row>
              <table:table-cell office:value-type="float" office:value="235.4">
                <text:p>235.4</text:p>
              </table:table-cell>
              <table:table-cell office:value-type="float" office:value="1586.463257">
                <text:p>1586.463257</text:p>
              </table:table-cell>
              <table:table-cell office:value-type="float" office:value="1605.863037">
                <text:p>1605.863037</text:p>
              </table:table-cell>
              <table:table-cell office:value-type="float" office:value="1535.444702">
                <text:p>1535.444702</text:p>
              </table:table-cell>
              <table:table-cell office:value-type="float" office:value="1532.439453">
                <text:p>1532.439453</text:p>
              </table:table-cell>
            </table:table-row>
            <table:table-row>
              <table:table-cell office:value-type="float" office:value="235.6">
                <text:p>235.6</text:p>
              </table:table-cell>
              <table:table-cell office:value-type="float" office:value="1608.321533">
                <text:p>1608.321533</text:p>
              </table:table-cell>
              <table:table-cell office:value-type="float" office:value="1626.685791">
                <text:p>1626.685791</text:p>
              </table:table-cell>
              <table:table-cell office:value-type="float" office:value="1533.677002">
                <text:p>1533.677002</text:p>
              </table:table-cell>
              <table:table-cell office:value-type="float" office:value="1509.74939">
                <text:p>1509.74939</text:p>
              </table:table-cell>
            </table:table-row>
            <table:table-row>
              <table:table-cell office:value-type="float" office:value="235.8">
                <text:p>235.8</text:p>
              </table:table-cell>
              <table:table-cell office:value-type="float" office:value="1625.39563">
                <text:p>1625.39563</text:p>
              </table:table-cell>
              <table:table-cell office:value-type="float" office:value="1618.209106">
                <text:p>1618.209106</text:p>
              </table:table-cell>
              <table:table-cell office:value-type="float" office:value="1534.686768">
                <text:p>1534.686768</text:p>
              </table:table-cell>
              <table:table-cell office:value-type="float" office:value="1537.320679">
                <text:p>1537.320679</text:p>
              </table:table-cell>
            </table:table-row>
            <table:table-row>
              <table:table-cell office:value-type="float" office:value="236">
                <text:p>236</text:p>
              </table:table-cell>
              <table:table-cell office:value-type="float" office:value="1626.75293">
                <text:p>1626.75293</text:p>
              </table:table-cell>
              <table:table-cell office:value-type="float" office:value="1629.407227">
                <text:p>1629.407227</text:p>
              </table:table-cell>
              <table:table-cell office:value-type="float" office:value="1545.540405">
                <text:p>1545.540405</text:p>
              </table:table-cell>
              <table:table-cell office:value-type="float" office:value="1550.73877">
                <text:p>1550.73877</text:p>
              </table:table-cell>
            </table:table-row>
            <table:table-row>
              <table:table-cell office:value-type="float" office:value="236.2">
                <text:p>236.2</text:p>
              </table:table-cell>
              <table:table-cell office:value-type="float" office:value="1628.060303">
                <text:p>1628.060303</text:p>
              </table:table-cell>
              <table:table-cell office:value-type="float" office:value="1674.64917">
                <text:p>1674.64917</text:p>
              </table:table-cell>
              <table:table-cell office:value-type="float" office:value="1572.83252">
                <text:p>1572.83252</text:p>
              </table:table-cell>
              <table:table-cell office:value-type="float" office:value="1561.994995">
                <text:p>1561.994995</text:p>
              </table:table-cell>
            </table:table-row>
            <table:table-row>
              <table:table-cell office:value-type="float" office:value="236.4">
                <text:p>236.4</text:p>
              </table:table-cell>
              <table:table-cell office:value-type="float" office:value="1645.189087">
                <text:p>1645.189087</text:p>
              </table:table-cell>
              <table:table-cell office:value-type="float" office:value="1646.51123">
                <text:p>1646.51123</text:p>
              </table:table-cell>
              <table:table-cell office:value-type="float" office:value="1586.124146">
                <text:p>1586.124146</text:p>
              </table:table-cell>
              <table:table-cell office:value-type="float" office:value="1584.517578">
                <text:p>1584.517578</text:p>
              </table:table-cell>
            </table:table-row>
            <table:table-row>
              <table:table-cell office:value-type="float" office:value="236.6">
                <text:p>236.6</text:p>
              </table:table-cell>
              <table:table-cell office:value-type="float" office:value="1633.626221">
                <text:p>1633.626221</text:p>
              </table:table-cell>
              <table:table-cell office:value-type="float" office:value="1692.671875">
                <text:p>1692.671875</text:p>
              </table:table-cell>
              <table:table-cell office:value-type="float" office:value="1601.820923">
                <text:p>1601.820923</text:p>
              </table:table-cell>
              <table:table-cell office:value-type="float" office:value="1604.927734">
                <text:p>1604.927734</text:p>
              </table:table-cell>
            </table:table-row>
            <table:table-row>
              <table:table-cell office:value-type="float" office:value="236.8">
                <text:p>236.8</text:p>
              </table:table-cell>
              <table:table-cell office:value-type="float" office:value="1638.274536">
                <text:p>1638.274536</text:p>
              </table:table-cell>
              <table:table-cell office:value-type="float" office:value="1706.697998">
                <text:p>1706.697998</text:p>
              </table:table-cell>
              <table:table-cell office:value-type="float" office:value="1606.096924">
                <text:p>1606.096924</text:p>
              </table:table-cell>
              <table:table-cell office:value-type="float" office:value="1619.150879">
                <text:p>1619.150879</text:p>
              </table:table-cell>
            </table:table-row>
            <table:table-row>
              <table:table-cell office:value-type="float" office:value="237">
                <text:p>237</text:p>
              </table:table-cell>
              <table:table-cell office:value-type="float" office:value="1643.751099">
                <text:p>1643.751099</text:p>
              </table:table-cell>
              <table:table-cell office:value-type="float" office:value="1706.307739">
                <text:p>1706.307739</text:p>
              </table:table-cell>
              <table:table-cell office:value-type="float" office:value="1614.687866">
                <text:p>1614.687866</text:p>
              </table:table-cell>
              <table:table-cell office:value-type="float" office:value="1618.110596">
                <text:p>1618.110596</text:p>
              </table:table-cell>
            </table:table-row>
            <table:table-row>
              <table:table-cell office:value-type="float" office:value="237.2">
                <text:p>237.2</text:p>
              </table:table-cell>
              <table:table-cell office:value-type="float" office:value="1636.612671">
                <text:p>1636.612671</text:p>
              </table:table-cell>
              <table:table-cell office:value-type="float" office:value="1709.569092">
                <text:p>1709.569092</text:p>
              </table:table-cell>
              <table:table-cell office:value-type="float" office:value="1605.875244">
                <text:p>1605.875244</text:p>
              </table:table-cell>
              <table:table-cell office:value-type="float" office:value="1632.650269">
                <text:p>1632.650269</text:p>
              </table:table-cell>
            </table:table-row>
            <table:table-row>
              <table:table-cell office:value-type="float" office:value="237.4">
                <text:p>237.4</text:p>
              </table:table-cell>
              <table:table-cell office:value-type="float" office:value="1642.700317">
                <text:p>1642.700317</text:p>
              </table:table-cell>
              <table:table-cell office:value-type="float" office:value="1701.565308">
                <text:p>1701.565308</text:p>
              </table:table-cell>
              <table:table-cell office:value-type="float" office:value="1602.791382">
                <text:p>1602.791382</text:p>
              </table:table-cell>
              <table:table-cell office:value-type="float" office:value="1629.866089">
                <text:p>1629.866089</text:p>
              </table:table-cell>
            </table:table-row>
            <table:table-row>
              <table:table-cell office:value-type="float" office:value="237.6">
                <text:p>237.6</text:p>
              </table:table-cell>
              <table:table-cell office:value-type="float" office:value="1603.648438">
                <text:p>1603.648438</text:p>
              </table:table-cell>
              <table:table-cell office:value-type="float" office:value="1666.157715">
                <text:p>1666.157715</text:p>
              </table:table-cell>
              <table:table-cell office:value-type="float" office:value="1629.4375">
                <text:p>1629.4375</text:p>
              </table:table-cell>
              <table:table-cell office:value-type="float" office:value="1665.928101">
                <text:p>1665.928101</text:p>
              </table:table-cell>
            </table:table-row>
            <table:table-row>
              <table:table-cell office:value-type="float" office:value="237.8">
                <text:p>237.8</text:p>
              </table:table-cell>
              <table:table-cell office:value-type="float" office:value="1603.935547">
                <text:p>1603.935547</text:p>
              </table:table-cell>
              <table:table-cell office:value-type="float" office:value="1657.008179">
                <text:p>1657.008179</text:p>
              </table:table-cell>
              <table:table-cell office:value-type="float" office:value="1616.014404">
                <text:p>1616.014404</text:p>
              </table:table-cell>
              <table:table-cell office:value-type="float" office:value="1663.782349">
                <text:p>1663.782349</text:p>
              </table:table-cell>
            </table:table-row>
            <table:table-row>
              <table:table-cell office:value-type="float" office:value="238">
                <text:p>238</text:p>
              </table:table-cell>
              <table:table-cell office:value-type="float" office:value="1601.360474">
                <text:p>1601.360474</text:p>
              </table:table-cell>
              <table:table-cell office:value-type="float" office:value="1640.189331">
                <text:p>1640.189331</text:p>
              </table:table-cell>
              <table:table-cell office:value-type="float" office:value="1605.769409">
                <text:p>1605.769409</text:p>
              </table:table-cell>
              <table:table-cell office:value-type="float" office:value="1643.99707">
                <text:p>1643.99707</text:p>
              </table:table-cell>
            </table:table-row>
            <table:table-row>
              <table:table-cell office:value-type="float" office:value="238.2">
                <text:p>238.2</text:p>
              </table:table-cell>
              <table:table-cell office:value-type="float" office:value="1578.773438">
                <text:p>1578.773438</text:p>
              </table:table-cell>
              <table:table-cell office:value-type="float" office:value="1651.685303">
                <text:p>1651.685303</text:p>
              </table:table-cell>
              <table:table-cell office:value-type="float" office:value="1585.339844">
                <text:p>1585.339844</text:p>
              </table:table-cell>
              <table:table-cell office:value-type="float" office:value="1643.752075">
                <text:p>1643.752075</text:p>
              </table:table-cell>
            </table:table-row>
            <table:table-row>
              <table:table-cell office:value-type="float" office:value="238.4">
                <text:p>238.4</text:p>
              </table:table-cell>
              <table:table-cell office:value-type="float" office:value="1584.576416">
                <text:p>1584.576416</text:p>
              </table:table-cell>
              <table:table-cell office:value-type="float" office:value="1630.339478">
                <text:p>1630.339478</text:p>
              </table:table-cell>
              <table:table-cell office:value-type="float" office:value="1581.472046">
                <text:p>1581.472046</text:p>
              </table:table-cell>
              <table:table-cell office:value-type="float" office:value="1629.341309">
                <text:p>1629.341309</text:p>
              </table:table-cell>
            </table:table-row>
            <table:table-row>
              <table:table-cell office:value-type="float" office:value="238.6">
                <text:p>238.6</text:p>
              </table:table-cell>
              <table:table-cell office:value-type="float" office:value="1586.644165">
                <text:p>1586.644165</text:p>
              </table:table-cell>
              <table:table-cell office:value-type="float" office:value="1620.623657">
                <text:p>1620.623657</text:p>
              </table:table-cell>
              <table:table-cell office:value-type="float" office:value="1581.936279">
                <text:p>1581.936279</text:p>
              </table:table-cell>
              <table:table-cell office:value-type="float" office:value="1617.955322">
                <text:p>1617.955322</text:p>
              </table:table-cell>
            </table:table-row>
            <table:table-row>
              <table:table-cell office:value-type="float" office:value="238.8">
                <text:p>238.8</text:p>
              </table:table-cell>
              <table:table-cell office:value-type="float" office:value="1585.182739">
                <text:p>1585.182739</text:p>
              </table:table-cell>
              <table:table-cell office:value-type="float" office:value="1613.201904">
                <text:p>1613.201904</text:p>
              </table:table-cell>
              <table:table-cell office:value-type="float" office:value="1573.31958">
                <text:p>1573.31958</text:p>
              </table:table-cell>
              <table:table-cell office:value-type="float" office:value="1623.443237">
                <text:p>1623.443237</text:p>
              </table:table-cell>
            </table:table-row>
            <table:table-row>
              <table:table-cell office:value-type="float" office:value="239">
                <text:p>239</text:p>
              </table:table-cell>
              <table:table-cell office:value-type="float" office:value="1580.674072">
                <text:p>1580.674072</text:p>
              </table:table-cell>
              <table:table-cell office:value-type="float" office:value="1612.177734">
                <text:p>1612.177734</text:p>
              </table:table-cell>
              <table:table-cell office:value-type="float" office:value="1588.089233">
                <text:p>1588.089233</text:p>
              </table:table-cell>
              <table:table-cell office:value-type="float" office:value="1607.508057">
                <text:p>1607.508057</text:p>
              </table:table-cell>
            </table:table-row>
            <table:table-row>
              <table:table-cell office:value-type="float" office:value="239.2">
                <text:p>239.2</text:p>
              </table:table-cell>
              <table:table-cell office:value-type="float" office:value="1582.298096">
                <text:p>1582.298096</text:p>
              </table:table-cell>
              <table:table-cell office:value-type="float" office:value="1611.606323">
                <text:p>1611.606323</text:p>
              </table:table-cell>
              <table:table-cell office:value-type="float" office:value="1584.651489">
                <text:p>1584.651489</text:p>
              </table:table-cell>
              <table:table-cell office:value-type="float" office:value="1606.52478">
                <text:p>1606.52478</text:p>
              </table:table-cell>
            </table:table-row>
            <table:table-row>
              <table:table-cell office:value-type="float" office:value="239.4">
                <text:p>239.4</text:p>
              </table:table-cell>
              <table:table-cell office:value-type="float" office:value="1579.276855">
                <text:p>1579.276855</text:p>
              </table:table-cell>
              <table:table-cell office:value-type="float" office:value="1610.881104">
                <text:p>1610.881104</text:p>
              </table:table-cell>
              <table:table-cell office:value-type="float" office:value="1575.938721">
                <text:p>1575.938721</text:p>
              </table:table-cell>
              <table:table-cell office:value-type="float" office:value="1607.771851">
                <text:p>1607.771851</text:p>
              </table:table-cell>
            </table:table-row>
            <table:table-row>
              <table:table-cell office:value-type="float" office:value="239.6">
                <text:p>239.6</text:p>
              </table:table-cell>
              <table:table-cell office:value-type="float" office:value="1579.149414">
                <text:p>1579.149414</text:p>
              </table:table-cell>
              <table:table-cell office:value-type="float" office:value="1605.816162">
                <text:p>1605.816162</text:p>
              </table:table-cell>
              <table:table-cell office:value-type="float" office:value="1577.87085">
                <text:p>1577.87085</text:p>
              </table:table-cell>
              <table:table-cell office:value-type="float" office:value="1606.359741">
                <text:p>1606.359741</text:p>
              </table:table-cell>
            </table:table-row>
            <table:table-row>
              <table:table-cell office:value-type="float" office:value="239.8">
                <text:p>239.8</text:p>
              </table:table-cell>
              <table:table-cell office:value-type="float" office:value="1579.866333">
                <text:p>1579.866333</text:p>
              </table:table-cell>
              <table:table-cell office:value-type="float" office:value="1603.916748">
                <text:p>1603.916748</text:p>
              </table:table-cell>
              <table:table-cell office:value-type="float" office:value="1580.948242">
                <text:p>1580.948242</text:p>
              </table:table-cell>
              <table:table-cell office:value-type="float" office:value="1602.147949">
                <text:p>1602.147949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579.43811">
                <text:p>1579.43811</text:p>
              </table:table-cell>
              <table:table-cell office:value-type="float" office:value="1603.632568">
                <text:p>1603.632568</text:p>
              </table:table-cell>
              <table:table-cell office:value-type="float" office:value="1579.335327">
                <text:p>1579.335327</text:p>
              </table:table-cell>
              <table:table-cell office:value-type="float" office:value="1600.121948">
                <text:p>1600.121948</text:p>
              </table:table-cell>
            </table:table-row>
            <table:table-row>
              <table:table-cell office:value-type="float" office:value="240.2">
                <text:p>240.2</text:p>
              </table:table-cell>
              <table:table-cell office:value-type="float" office:value="1577.161377">
                <text:p>1577.161377</text:p>
              </table:table-cell>
              <table:table-cell office:value-type="float" office:value="1597.824951">
                <text:p>1597.824951</text:p>
              </table:table-cell>
              <table:table-cell office:value-type="float" office:value="1572.893921">
                <text:p>1572.893921</text:p>
              </table:table-cell>
              <table:table-cell office:value-type="float" office:value="1600.591553">
                <text:p>1600.591553</text:p>
              </table:table-cell>
            </table:table-row>
            <table:table-row>
              <table:table-cell office:value-type="float" office:value="240.4">
                <text:p>240.4</text:p>
              </table:table-cell>
              <table:table-cell office:value-type="float" office:value="1575.009399">
                <text:p>1575.009399</text:p>
              </table:table-cell>
              <table:table-cell office:value-type="float" office:value="1598.391968">
                <text:p>1598.391968</text:p>
              </table:table-cell>
              <table:table-cell office:value-type="float" office:value="1576.417847">
                <text:p>1576.417847</text:p>
              </table:table-cell>
              <table:table-cell office:value-type="float" office:value="1597.55249">
                <text:p>1597.55249</text:p>
              </table:table-cell>
            </table:table-row>
            <table:table-row>
              <table:table-cell office:value-type="float" office:value="240.6">
                <text:p>240.6</text:p>
              </table:table-cell>
              <table:table-cell office:value-type="float" office:value="1576.663574">
                <text:p>1576.663574</text:p>
              </table:table-cell>
              <table:table-cell office:value-type="float" office:value="1597.707275">
                <text:p>1597.707275</text:p>
              </table:table-cell>
              <table:table-cell office:value-type="float" office:value="1576.310791">
                <text:p>1576.310791</text:p>
              </table:table-cell>
              <table:table-cell office:value-type="float" office:value="1596.867065">
                <text:p>1596.867065</text:p>
              </table:table-cell>
            </table:table-row>
            <table:table-row>
              <table:table-cell office:value-type="float" office:value="240.8">
                <text:p>240.8</text:p>
              </table:table-cell>
              <table:table-cell office:value-type="float" office:value="1570.45813">
                <text:p>1570.45813</text:p>
              </table:table-cell>
              <table:table-cell office:value-type="float" office:value="1593.227783">
                <text:p>1593.227783</text:p>
              </table:table-cell>
              <table:table-cell office:value-type="float" office:value="1572.667603">
                <text:p>1572.667603</text:p>
              </table:table-cell>
              <table:table-cell office:value-type="float" office:value="1590.245361">
                <text:p>1590.245361</text:p>
              </table:table-cell>
            </table:table-row>
            <table:table-row>
              <table:table-cell office:value-type="float" office:value="241">
                <text:p>241</text:p>
              </table:table-cell>
              <table:table-cell office:value-type="float" office:value="1575.848022">
                <text:p>1575.848022</text:p>
              </table:table-cell>
              <table:table-cell office:value-type="float" office:value="1589.536133">
                <text:p>1589.536133</text:p>
              </table:table-cell>
              <table:table-cell office:value-type="float" office:value="1573.01062">
                <text:p>1573.01062</text:p>
              </table:table-cell>
              <table:table-cell office:value-type="float" office:value="1589.627686">
                <text:p>1589.627686</text:p>
              </table:table-cell>
            </table:table-row>
            <table:table-row>
              <table:table-cell office:value-type="float" office:value="241.2">
                <text:p>241.2</text:p>
              </table:table-cell>
              <table:table-cell office:value-type="float" office:value="1569.025513">
                <text:p>1569.025513</text:p>
              </table:table-cell>
              <table:table-cell office:value-type="float" office:value="1593.921509">
                <text:p>1593.921509</text:p>
              </table:table-cell>
              <table:table-cell office:value-type="float" office:value="1570.871338">
                <text:p>1570.871338</text:p>
              </table:table-cell>
              <table:table-cell office:value-type="float" office:value="1591.39563">
                <text:p>1591.39563</text:p>
              </table:table-cell>
            </table:table-row>
            <table:table-row>
              <table:table-cell office:value-type="float" office:value="241.4">
                <text:p>241.4</text:p>
              </table:table-cell>
              <table:table-cell office:value-type="float" office:value="1573.965088">
                <text:p>1573.965088</text:p>
              </table:table-cell>
              <table:table-cell office:value-type="float" office:value="1591.217163">
                <text:p>1591.217163</text:p>
              </table:table-cell>
              <table:table-cell office:value-type="float" office:value="1572.986816">
                <text:p>1572.986816</text:p>
              </table:table-cell>
              <table:table-cell office:value-type="float" office:value="1585.014771">
                <text:p>1585.014771</text:p>
              </table:table-cell>
            </table:table-row>
            <table:table-row>
              <table:table-cell office:value-type="float" office:value="241.6">
                <text:p>241.6</text:p>
              </table:table-cell>
              <table:table-cell office:value-type="float" office:value="1566.672729">
                <text:p>1566.672729</text:p>
              </table:table-cell>
              <table:table-cell office:value-type="float" office:value="1589.799438">
                <text:p>1589.799438</text:p>
              </table:table-cell>
              <table:table-cell office:value-type="float" office:value="1566.57605">
                <text:p>1566.57605</text:p>
              </table:table-cell>
              <table:table-cell office:value-type="float" office:value="1589.327271">
                <text:p>1589.327271</text:p>
              </table:table-cell>
            </table:table-row>
            <table:table-row>
              <table:table-cell office:value-type="float" office:value="241.8">
                <text:p>241.8</text:p>
              </table:table-cell>
              <table:table-cell office:value-type="float" office:value="1571.164307">
                <text:p>1571.164307</text:p>
              </table:table-cell>
              <table:table-cell office:value-type="float" office:value="1589.008789">
                <text:p>1589.008789</text:p>
              </table:table-cell>
              <table:table-cell office:value-type="float" office:value="1569.081787">
                <text:p>1569.081787</text:p>
              </table:table-cell>
              <table:table-cell office:value-type="float" office:value="1587.612915">
                <text:p>1587.612915</text:p>
              </table:table-cell>
            </table:table-row>
            <table:table-row>
              <table:table-cell office:value-type="float" office:value="242">
                <text:p>242</text:p>
              </table:table-cell>
              <table:table-cell office:value-type="float" office:value="1568.555176">
                <text:p>1568.555176</text:p>
              </table:table-cell>
              <table:table-cell office:value-type="float" office:value="1586.53064">
                <text:p>1586.53064</text:p>
              </table:table-cell>
              <table:table-cell office:value-type="float" office:value="1569.939331">
                <text:p>1569.939331</text:p>
              </table:table-cell>
              <table:table-cell office:value-type="float" office:value="1585.609253">
                <text:p>1585.609253</text:p>
              </table:table-cell>
            </table:table-row>
            <table:table-row>
              <table:table-cell office:value-type="float" office:value="242.2">
                <text:p>242.2</text:p>
              </table:table-cell>
              <table:table-cell office:value-type="float" office:value="1568.923462">
                <text:p>1568.923462</text:p>
              </table:table-cell>
              <table:table-cell office:value-type="float" office:value="1588.02356">
                <text:p>1588.02356</text:p>
              </table:table-cell>
              <table:table-cell office:value-type="float" office:value="1565.206909">
                <text:p>1565.206909</text:p>
              </table:table-cell>
              <table:table-cell office:value-type="float" office:value="1586.752075">
                <text:p>1586.752075</text:p>
              </table:table-cell>
            </table:table-row>
            <table:table-row>
              <table:table-cell office:value-type="float" office:value="242.4">
                <text:p>242.4</text:p>
              </table:table-cell>
              <table:table-cell office:value-type="float" office:value="1566.721802">
                <text:p>1566.721802</text:p>
              </table:table-cell>
              <table:table-cell office:value-type="float" office:value="1588.032227">
                <text:p>1588.032227</text:p>
              </table:table-cell>
              <table:table-cell office:value-type="float" office:value="1562.810913">
                <text:p>1562.810913</text:p>
              </table:table-cell>
              <table:table-cell office:value-type="float" office:value="1586.929199">
                <text:p>1586.929199</text:p>
              </table:table-cell>
            </table:table-row>
            <table:table-row>
              <table:table-cell office:value-type="float" office:value="242.6">
                <text:p>242.6</text:p>
              </table:table-cell>
              <table:table-cell office:value-type="float" office:value="1569.778931">
                <text:p>1569.778931</text:p>
              </table:table-cell>
              <table:table-cell office:value-type="float" office:value="1583.3125">
                <text:p>1583.3125</text:p>
              </table:table-cell>
              <table:table-cell office:value-type="float" office:value="1568.213989">
                <text:p>1568.213989</text:p>
              </table:table-cell>
              <table:table-cell office:value-type="float" office:value="1580.476318">
                <text:p>1580.476318</text:p>
              </table:table-cell>
            </table:table-row>
            <table:table-row>
              <table:table-cell office:value-type="float" office:value="242.8">
                <text:p>242.8</text:p>
              </table:table-cell>
              <table:table-cell office:value-type="float" office:value="1570.148682">
                <text:p>1570.148682</text:p>
              </table:table-cell>
              <table:table-cell office:value-type="float" office:value="1582.642578">
                <text:p>1582.642578</text:p>
              </table:table-cell>
              <table:table-cell office:value-type="float" office:value="1568.401733">
                <text:p>1568.401733</text:p>
              </table:table-cell>
              <table:table-cell office:value-type="float" office:value="1580.556763">
                <text:p>1580.556763</text:p>
              </table:table-cell>
            </table:table-row>
            <table:table-row>
              <table:table-cell office:value-type="float" office:value="243">
                <text:p>243</text:p>
              </table:table-cell>
              <table:table-cell office:value-type="float" office:value="1573.564941">
                <text:p>1573.564941</text:p>
              </table:table-cell>
              <table:table-cell office:value-type="float" office:value="1579.746704">
                <text:p>1579.746704</text:p>
              </table:table-cell>
              <table:table-cell office:value-type="float" office:value="1572.540283">
                <text:p>1572.540283</text:p>
              </table:table-cell>
              <table:table-cell office:value-type="float" office:value="1578.162842">
                <text:p>1578.162842</text:p>
              </table:table-cell>
            </table:table-row>
            <table:table-row>
              <table:table-cell office:value-type="float" office:value="243.2">
                <text:p>243.2</text:p>
              </table:table-cell>
              <table:table-cell office:value-type="float" office:value="1571.807861">
                <text:p>1571.807861</text:p>
              </table:table-cell>
              <table:table-cell office:value-type="float" office:value="1579.152222">
                <text:p>1579.152222</text:p>
              </table:table-cell>
              <table:table-cell office:value-type="float" office:value="1567.087402">
                <text:p>1567.087402</text:p>
              </table:table-cell>
              <table:table-cell office:value-type="float" office:value="1577.267334">
                <text:p>1577.267334</text:p>
              </table:table-cell>
            </table:table-row>
            <table:table-row>
              <table:table-cell office:value-type="float" office:value="243.4">
                <text:p>243.4</text:p>
              </table:table-cell>
              <table:table-cell office:value-type="float" office:value="1570.048706">
                <text:p>1570.048706</text:p>
              </table:table-cell>
              <table:table-cell office:value-type="float" office:value="1580.871704">
                <text:p>1580.871704</text:p>
              </table:table-cell>
              <table:table-cell office:value-type="float" office:value="1567.056274">
                <text:p>1567.056274</text:p>
              </table:table-cell>
              <table:table-cell office:value-type="float" office:value="1578.680054">
                <text:p>1578.680054</text:p>
              </table:table-cell>
            </table:table-row>
            <table:table-row>
              <table:table-cell office:value-type="float" office:value="243.6">
                <text:p>243.6</text:p>
              </table:table-cell>
              <table:table-cell office:value-type="float" office:value="1563.482178">
                <text:p>1563.482178</text:p>
              </table:table-cell>
              <table:table-cell office:value-type="float" office:value="1578.467163">
                <text:p>1578.467163</text:p>
              </table:table-cell>
              <table:table-cell office:value-type="float" office:value="1571.133789">
                <text:p>1571.133789</text:p>
              </table:table-cell>
              <table:table-cell office:value-type="float" office:value="1577.767212">
                <text:p>1577.767212</text:p>
              </table:table-cell>
            </table:table-row>
            <table:table-row>
              <table:table-cell office:value-type="float" office:value="243.8">
                <text:p>243.8</text:p>
              </table:table-cell>
              <table:table-cell office:value-type="float" office:value="1565.77002">
                <text:p>1565.77002</text:p>
              </table:table-cell>
              <table:table-cell office:value-type="float" office:value="1573.645264">
                <text:p>1573.645264</text:p>
              </table:table-cell>
              <table:table-cell office:value-type="float" office:value="1567.708862">
                <text:p>1567.708862</text:p>
              </table:table-cell>
              <table:table-cell office:value-type="float" office:value="1572.910889">
                <text:p>1572.910889</text:p>
              </table:table-cell>
            </table:table-row>
            <table:table-row>
              <table:table-cell office:value-type="float" office:value="244">
                <text:p>244</text:p>
              </table:table-cell>
              <table:table-cell office:value-type="float" office:value="1564.148071">
                <text:p>1564.148071</text:p>
              </table:table-cell>
              <table:table-cell office:value-type="float" office:value="1577.487427">
                <text:p>1577.487427</text:p>
              </table:table-cell>
              <table:table-cell office:value-type="float" office:value="1563.846436">
                <text:p>1563.846436</text:p>
              </table:table-cell>
              <table:table-cell office:value-type="float" office:value="1574.780518">
                <text:p>1574.780518</text:p>
              </table:table-cell>
            </table:table-row>
            <table:table-row>
              <table:table-cell office:value-type="float" office:value="244.2">
                <text:p>244.2</text:p>
              </table:table-cell>
              <table:table-cell office:value-type="float" office:value="1564.623779">
                <text:p>1564.623779</text:p>
              </table:table-cell>
              <table:table-cell office:value-type="float" office:value="1579.129272">
                <text:p>1579.129272</text:p>
              </table:table-cell>
              <table:table-cell office:value-type="float" office:value="1567.811646">
                <text:p>1567.811646</text:p>
              </table:table-cell>
              <table:table-cell office:value-type="float" office:value="1574.214111">
                <text:p>1574.214111</text:p>
              </table:table-cell>
            </table:table-row>
            <table:table-row>
              <table:table-cell office:value-type="float" office:value="244.4">
                <text:p>244.4</text:p>
              </table:table-cell>
              <table:table-cell office:value-type="float" office:value="1564.46521">
                <text:p>1564.46521</text:p>
              </table:table-cell>
              <table:table-cell office:value-type="float" office:value="1575.223511">
                <text:p>1575.223511</text:p>
              </table:table-cell>
              <table:table-cell office:value-type="float" office:value="1563.891968">
                <text:p>1563.891968</text:p>
              </table:table-cell>
              <table:table-cell office:value-type="float" office:value="1576.792236">
                <text:p>1576.792236</text:p>
              </table:table-cell>
            </table:table-row>
            <table:table-row>
              <table:table-cell office:value-type="float" office:value="244.6">
                <text:p>244.6</text:p>
              </table:table-cell>
              <table:table-cell office:value-type="float" office:value="1567.251099">
                <text:p>1567.251099</text:p>
              </table:table-cell>
              <table:table-cell office:value-type="float" office:value="1572.45874">
                <text:p>1572.45874</text:p>
              </table:table-cell>
              <table:table-cell office:value-type="float" office:value="1567.721313">
                <text:p>1567.721313</text:p>
              </table:table-cell>
              <table:table-cell office:value-type="float" office:value="1571.889526">
                <text:p>1571.889526</text:p>
              </table:table-cell>
            </table:table-row>
            <table:table-row>
              <table:table-cell office:value-type="float" office:value="244.8">
                <text:p>244.8</text:p>
              </table:table-cell>
              <table:table-cell office:value-type="float" office:value="1568.24231">
                <text:p>1568.24231</text:p>
              </table:table-cell>
              <table:table-cell office:value-type="float" office:value="1573.055542">
                <text:p>1573.055542</text:p>
              </table:table-cell>
              <table:table-cell office:value-type="float" office:value="1568.443115">
                <text:p>1568.443115</text:p>
              </table:table-cell>
              <table:table-cell office:value-type="float" office:value="1574.839478">
                <text:p>1574.839478</text:p>
              </table:table-cell>
            </table:table-row>
            <table:table-row>
              <table:table-cell office:value-type="float" office:value="245">
                <text:p>245</text:p>
              </table:table-cell>
              <table:table-cell office:value-type="float" office:value="1565.643921">
                <text:p>1565.643921</text:p>
              </table:table-cell>
              <table:table-cell office:value-type="float" office:value="1573.326416">
                <text:p>1573.326416</text:p>
              </table:table-cell>
              <table:table-cell office:value-type="float" office:value="1564.648071">
                <text:p>1564.648071</text:p>
              </table:table-cell>
              <table:table-cell office:value-type="float" office:value="1572.435669">
                <text:p>1572.435669</text:p>
              </table:table-cell>
            </table:table-row>
            <table:table-row>
              <table:table-cell office:value-type="float" office:value="245.2">
                <text:p>245.2</text:p>
              </table:table-cell>
              <table:table-cell office:value-type="float" office:value="1567.312378">
                <text:p>1567.312378</text:p>
              </table:table-cell>
              <table:table-cell office:value-type="float" office:value="1572.099731">
                <text:p>1572.099731</text:p>
              </table:table-cell>
              <table:table-cell office:value-type="float" office:value="1567.445068">
                <text:p>1567.445068</text:p>
              </table:table-cell>
              <table:table-cell office:value-type="float" office:value="1572.768188">
                <text:p>1572.768188</text:p>
              </table:table-cell>
            </table:table-row>
            <table:table-row>
              <table:table-cell office:value-type="float" office:value="245.4">
                <text:p>245.4</text:p>
              </table:table-cell>
              <table:table-cell office:value-type="float" office:value="1567.410889">
                <text:p>1567.410889</text:p>
              </table:table-cell>
              <table:table-cell office:value-type="float" office:value="1571.028076">
                <text:p>1571.028076</text:p>
              </table:table-cell>
              <table:table-cell office:value-type="float" office:value="1566.592896">
                <text:p>1566.592896</text:p>
              </table:table-cell>
              <table:table-cell office:value-type="float" office:value="1569.233154">
                <text:p>1569.233154</text:p>
              </table:table-cell>
            </table:table-row>
            <table:table-row>
              <table:table-cell office:value-type="float" office:value="245.6">
                <text:p>245.6</text:p>
              </table:table-cell>
              <table:table-cell office:value-type="float" office:value="1569.269531">
                <text:p>1569.269531</text:p>
              </table:table-cell>
              <table:table-cell office:value-type="float" office:value="1568.043091">
                <text:p>1568.043091</text:p>
              </table:table-cell>
              <table:table-cell office:value-type="float" office:value="1567.499756">
                <text:p>1567.499756</text:p>
              </table:table-cell>
              <table:table-cell office:value-type="float" office:value="1569.330933">
                <text:p>1569.330933</text:p>
              </table:table-cell>
            </table:table-row>
            <table:table-row>
              <table:table-cell office:value-type="float" office:value="245.8">
                <text:p>245.8</text:p>
              </table:table-cell>
              <table:table-cell office:value-type="float" office:value="1565.751831">
                <text:p>1565.751831</text:p>
              </table:table-cell>
              <table:table-cell office:value-type="float" office:value="1571.185547">
                <text:p>1571.185547</text:p>
              </table:table-cell>
              <table:table-cell office:value-type="float" office:value="1566.818359">
                <text:p>1566.818359</text:p>
              </table:table-cell>
              <table:table-cell office:value-type="float" office:value="1570.307129">
                <text:p>1570.307129</text:p>
              </table:table-cell>
            </table:table-row>
            <table:table-row>
              <table:table-cell office:value-type="float" office:value="246">
                <text:p>246</text:p>
              </table:table-cell>
              <table:table-cell office:value-type="float" office:value="1568.748291">
                <text:p>1568.748291</text:p>
              </table:table-cell>
              <table:table-cell office:value-type="float" office:value="1569.538696">
                <text:p>1569.538696</text:p>
              </table:table-cell>
              <table:table-cell office:value-type="float" office:value="1566.879517">
                <text:p>1566.879517</text:p>
              </table:table-cell>
              <table:table-cell office:value-type="float" office:value="1571.601562">
                <text:p>1571.601562</text:p>
              </table:table-cell>
            </table:table-row>
            <table:table-row>
              <table:table-cell office:value-type="float" office:value="246.2">
                <text:p>246.2</text:p>
              </table:table-cell>
              <table:table-cell office:value-type="float" office:value="1566.941528">
                <text:p>1566.941528</text:p>
              </table:table-cell>
              <table:table-cell office:value-type="float" office:value="1568.638794">
                <text:p>1568.638794</text:p>
              </table:table-cell>
              <table:table-cell office:value-type="float" office:value="1563.392334">
                <text:p>1563.392334</text:p>
              </table:table-cell>
              <table:table-cell office:value-type="float" office:value="1569.884766">
                <text:p>1569.884766</text:p>
              </table:table-cell>
            </table:table-row>
            <table:table-row>
              <table:table-cell office:value-type="float" office:value="246.4">
                <text:p>246.4</text:p>
              </table:table-cell>
              <table:table-cell office:value-type="float" office:value="1565.553467">
                <text:p>1565.553467</text:p>
              </table:table-cell>
              <table:table-cell office:value-type="float" office:value="1568.667725">
                <text:p>1568.667725</text:p>
              </table:table-cell>
              <table:table-cell office:value-type="float" office:value="1563.785156">
                <text:p>1563.785156</text:p>
              </table:table-cell>
              <table:table-cell office:value-type="float" office:value="1572.15979">
                <text:p>1572.15979</text:p>
              </table:table-cell>
            </table:table-row>
            <table:table-row>
              <table:table-cell office:value-type="float" office:value="246.6">
                <text:p>246.6</text:p>
              </table:table-cell>
              <table:table-cell office:value-type="float" office:value="1567.305054">
                <text:p>1567.305054</text:p>
              </table:table-cell>
              <table:table-cell office:value-type="float" office:value="1566.74707">
                <text:p>1566.74707</text:p>
              </table:table-cell>
              <table:table-cell office:value-type="float" office:value="1564.885986">
                <text:p>1564.885986</text:p>
              </table:table-cell>
              <table:table-cell office:value-type="float" office:value="1566.640381">
                <text:p>1566.640381</text:p>
              </table:table-cell>
            </table:table-row>
            <table:table-row>
              <table:table-cell office:value-type="float" office:value="246.8">
                <text:p>246.8</text:p>
              </table:table-cell>
              <table:table-cell office:value-type="float" office:value="1595.217041">
                <text:p>1595.217041</text:p>
              </table:table-cell>
              <table:table-cell office:value-type="float" office:value="1624.877197">
                <text:p>1624.877197</text:p>
              </table:table-cell>
              <table:table-cell office:value-type="float" office:value="1516.064087">
                <text:p>1516.064087</text:p>
              </table:table-cell>
              <table:table-cell office:value-type="float" office:value="1529.315308">
                <text:p>1529.315308</text:p>
              </table:table-cell>
            </table:table-row>
            <table:table-row>
              <table:table-cell office:value-type="float" office:value="247">
                <text:p>247</text:p>
              </table:table-cell>
              <table:table-cell office:value-type="float" office:value="1611.662109">
                <text:p>1611.662109</text:p>
              </table:table-cell>
              <table:table-cell office:value-type="float" office:value="1611.345581">
                <text:p>1611.345581</text:p>
              </table:table-cell>
              <table:table-cell office:value-type="float" office:value="1527.93811">
                <text:p>1527.93811</text:p>
              </table:table-cell>
              <table:table-cell office:value-type="float" office:value="1534.010986">
                <text:p>1534.010986</text:p>
              </table:table-cell>
            </table:table-row>
            <table:table-row>
              <table:table-cell office:value-type="float" office:value="247.2">
                <text:p>247.2</text:p>
              </table:table-cell>
              <table:table-cell office:value-type="float" office:value="1624.31311">
                <text:p>1624.31311</text:p>
              </table:table-cell>
              <table:table-cell office:value-type="float" office:value="1623.702637">
                <text:p>1623.702637</text:p>
              </table:table-cell>
              <table:table-cell office:value-type="float" office:value="1548.558594">
                <text:p>1548.558594</text:p>
              </table:table-cell>
              <table:table-cell office:value-type="float" office:value="1550.948242">
                <text:p>1550.948242</text:p>
              </table:table-cell>
            </table:table-row>
            <table:table-row>
              <table:table-cell office:value-type="float" office:value="247.4">
                <text:p>247.4</text:p>
              </table:table-cell>
              <table:table-cell office:value-type="float" office:value="1590.151733">
                <text:p>1590.151733</text:p>
              </table:table-cell>
              <table:table-cell office:value-type="float" office:value="1620.065796">
                <text:p>1620.065796</text:p>
              </table:table-cell>
              <table:table-cell office:value-type="float" office:value="1615.344238">
                <text:p>1615.344238</text:p>
              </table:table-cell>
              <table:table-cell office:value-type="float" office:value="1628.506104">
                <text:p>1628.506104</text:p>
              </table:table-cell>
            </table:table-row>
            <table:table-row>
              <table:table-cell office:value-type="float" office:value="247.6">
                <text:p>247.6</text:p>
              </table:table-cell>
              <table:table-cell office:value-type="float" office:value="1621.890503">
                <text:p>1621.890503</text:p>
              </table:table-cell>
              <table:table-cell office:value-type="float" office:value="1635.4104">
                <text:p>1635.4104</text:p>
              </table:table-cell>
              <table:table-cell office:value-type="float" office:value="1643.853149">
                <text:p>1643.853149</text:p>
              </table:table-cell>
              <table:table-cell office:value-type="float" office:value="1647.57251">
                <text:p>1647.57251</text:p>
              </table:table-cell>
            </table:table-row>
            <table:table-row>
              <table:table-cell office:value-type="float" office:value="247.8">
                <text:p>247.8</text:p>
              </table:table-cell>
              <table:table-cell office:value-type="float" office:value="1633.763916">
                <text:p>1633.763916</text:p>
              </table:table-cell>
              <table:table-cell office:value-type="float" office:value="1684.883789">
                <text:p>1684.883789</text:p>
              </table:table-cell>
              <table:table-cell office:value-type="float" office:value="1645.305542">
                <text:p>1645.305542</text:p>
              </table:table-cell>
              <table:table-cell office:value-type="float" office:value="1691.623169">
                <text:p>1691.623169</text:p>
              </table:table-cell>
            </table:table-row>
            <table:table-row>
              <table:table-cell office:value-type="float" office:value="248">
                <text:p>248</text:p>
              </table:table-cell>
              <table:table-cell office:value-type="float" office:value="1651.77124">
                <text:p>1651.77124</text:p>
              </table:table-cell>
              <table:table-cell office:value-type="float" office:value="1709.526367">
                <text:p>1709.526367</text:p>
              </table:table-cell>
              <table:table-cell office:value-type="float" office:value="1663.218872">
                <text:p>1663.218872</text:p>
              </table:table-cell>
              <table:table-cell office:value-type="float" office:value="1712.020752">
                <text:p>1712.020752</text:p>
              </table:table-cell>
            </table:table-row>
            <table:table-row>
              <table:table-cell office:value-type="float" office:value="248.2">
                <text:p>248.2</text:p>
              </table:table-cell>
              <table:table-cell office:value-type="float" office:value="1668.421753">
                <text:p>1668.421753</text:p>
              </table:table-cell>
              <table:table-cell office:value-type="float" office:value="1741.077393">
                <text:p>1741.077393</text:p>
              </table:table-cell>
              <table:table-cell office:value-type="float" office:value="1672.790161">
                <text:p>1672.790161</text:p>
              </table:table-cell>
              <table:table-cell office:value-type="float" office:value="1746.807983">
                <text:p>1746.807983</text:p>
              </table:table-cell>
            </table:table-row>
            <table:table-row>
              <table:table-cell office:value-type="float" office:value="248.4">
                <text:p>248.4</text:p>
              </table:table-cell>
              <table:table-cell office:value-type="float" office:value="1693.792236">
                <text:p>1693.792236</text:p>
              </table:table-cell>
              <table:table-cell office:value-type="float" office:value="1728.002808">
                <text:p>1728.002808</text:p>
              </table:table-cell>
              <table:table-cell office:value-type="float" office:value="1706.103271">
                <text:p>1706.103271</text:p>
              </table:table-cell>
              <table:table-cell office:value-type="float" office:value="1723.171997">
                <text:p>1723.171997</text:p>
              </table:table-cell>
            </table:table-row>
            <table:table-row>
              <table:table-cell office:value-type="float" office:value="248.6">
                <text:p>248.6</text:p>
              </table:table-cell>
              <table:table-cell office:value-type="float" office:value="1702.428589">
                <text:p>1702.428589</text:p>
              </table:table-cell>
              <table:table-cell office:value-type="float" office:value="1773.654663">
                <text:p>1773.654663</text:p>
              </table:table-cell>
              <table:table-cell office:value-type="float" office:value="1709.200684">
                <text:p>1709.200684</text:p>
              </table:table-cell>
              <table:table-cell office:value-type="float" office:value="1765.697876">
                <text:p>1765.697876</text:p>
              </table:table-cell>
            </table:table-row>
            <table:table-row>
              <table:table-cell office:value-type="float" office:value="248.8">
                <text:p>248.8</text:p>
              </table:table-cell>
              <table:table-cell office:value-type="float" office:value="1708.263306">
                <text:p>1708.263306</text:p>
              </table:table-cell>
              <table:table-cell office:value-type="float" office:value="1751.380615">
                <text:p>1751.380615</text:p>
              </table:table-cell>
              <table:table-cell office:value-type="float" office:value="1716.790771">
                <text:p>1716.790771</text:p>
              </table:table-cell>
              <table:table-cell office:value-type="float" office:value="1745.166382">
                <text:p>1745.166382</text:p>
              </table:table-cell>
            </table:table-row>
            <table:table-row>
              <table:table-cell office:value-type="float" office:value="249">
                <text:p>249</text:p>
              </table:table-cell>
              <table:table-cell office:value-type="float" office:value="1689.357422">
                <text:p>1689.357422</text:p>
              </table:table-cell>
              <table:table-cell office:value-type="float" office:value="1790.773926">
                <text:p>1790.773926</text:p>
              </table:table-cell>
              <table:table-cell office:value-type="float" office:value="1691.134521">
                <text:p>1691.134521</text:p>
              </table:table-cell>
              <table:table-cell office:value-type="float" office:value="1789.833008">
                <text:p>1789.833008</text:p>
              </table:table-cell>
            </table:table-row>
            <table:table-row>
              <table:table-cell office:value-type="float" office:value="249.2">
                <text:p>249.2</text:p>
              </table:table-cell>
              <table:table-cell office:value-type="float" office:value="1684.963989">
                <text:p>1684.963989</text:p>
              </table:table-cell>
              <table:table-cell office:value-type="float" office:value="1771.879272">
                <text:p>1771.879272</text:p>
              </table:table-cell>
              <table:table-cell office:value-type="float" office:value="1688.431152">
                <text:p>1688.431152</text:p>
              </table:table-cell>
              <table:table-cell office:value-type="float" office:value="1778.683472">
                <text:p>1778.683472</text:p>
              </table:table-cell>
            </table:table-row>
            <table:table-row>
              <table:table-cell office:value-type="float" office:value="249.4">
                <text:p>249.4</text:p>
              </table:table-cell>
              <table:table-cell office:value-type="float" office:value="1698.789551">
                <text:p>1698.789551</text:p>
              </table:table-cell>
              <table:table-cell office:value-type="float" office:value="1760.697876">
                <text:p>1760.697876</text:p>
              </table:table-cell>
              <table:table-cell office:value-type="float" office:value="1707.894165">
                <text:p>1707.894165</text:p>
              </table:table-cell>
              <table:table-cell office:value-type="float" office:value="1766.206787">
                <text:p>1766.206787</text:p>
              </table:table-cell>
            </table:table-row>
            <table:table-row>
              <table:table-cell office:value-type="float" office:value="249.6">
                <text:p>249.6</text:p>
              </table:table-cell>
              <table:table-cell office:value-type="float" office:value="1687.848022">
                <text:p>1687.848022</text:p>
              </table:table-cell>
              <table:table-cell office:value-type="float" office:value="1788.28894">
                <text:p>1788.28894</text:p>
              </table:table-cell>
              <table:table-cell office:value-type="float" office:value="1700.891602">
                <text:p>1700.891602</text:p>
              </table:table-cell>
              <table:table-cell office:value-type="float" office:value="1778.157104">
                <text:p>1778.157104</text:p>
              </table:table-cell>
            </table:table-row>
            <table:table-row>
              <table:table-cell office:value-type="float" office:value="249.8">
                <text:p>249.8</text:p>
              </table:table-cell>
              <table:table-cell office:value-type="float" office:value="1690.039429">
                <text:p>1690.039429</text:p>
              </table:table-cell>
              <table:table-cell office:value-type="float" office:value="1785.176514">
                <text:p>1785.176514</text:p>
              </table:table-cell>
              <table:table-cell office:value-type="float" office:value="1697.28772">
                <text:p>1697.28772</text:p>
              </table:table-cell>
              <table:table-cell office:value-type="float" office:value="1778.855469">
                <text:p>1778.855469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1697.623169">
                <text:p>1697.623169</text:p>
              </table:table-cell>
              <table:table-cell office:value-type="float" office:value="1777.484375">
                <text:p>1777.484375</text:p>
              </table:table-cell>
              <table:table-cell office:value-type="float" office:value="1705.200317">
                <text:p>1705.200317</text:p>
              </table:table-cell>
              <table:table-cell office:value-type="float" office:value="1777.793335">
                <text:p>1777.793335</text:p>
              </table:table-cell>
            </table:table-row>
            <table:table-row>
              <table:table-cell office:value-type="float" office:value="250.2">
                <text:p>250.2</text:p>
              </table:table-cell>
              <table:table-cell office:value-type="float" office:value="1694.5177">
                <text:p>1694.5177</text:p>
              </table:table-cell>
              <table:table-cell office:value-type="float" office:value="1785.517578">
                <text:p>1785.517578</text:p>
              </table:table-cell>
              <table:table-cell office:value-type="float" office:value="1703.561646">
                <text:p>1703.561646</text:p>
              </table:table-cell>
              <table:table-cell office:value-type="float" office:value="1781.580688">
                <text:p>1781.580688</text:p>
              </table:table-cell>
            </table:table-row>
            <table:table-row>
              <table:table-cell office:value-type="float" office:value="250.4">
                <text:p>250.4</text:p>
              </table:table-cell>
              <table:table-cell office:value-type="float" office:value="1690.643555">
                <text:p>1690.643555</text:p>
              </table:table-cell>
              <table:table-cell office:value-type="float" office:value="1785.11792">
                <text:p>1785.11792</text:p>
              </table:table-cell>
              <table:table-cell office:value-type="float" office:value="1700.945557">
                <text:p>1700.945557</text:p>
              </table:table-cell>
              <table:table-cell office:value-type="float" office:value="1782.723389">
                <text:p>1782.723389</text:p>
              </table:table-cell>
            </table:table-row>
            <table:table-row>
              <table:table-cell office:value-type="float" office:value="250.6">
                <text:p>250.6</text:p>
              </table:table-cell>
              <table:table-cell office:value-type="float" office:value="1697.545654">
                <text:p>1697.545654</text:p>
              </table:table-cell>
              <table:table-cell office:value-type="float" office:value="1784.276611">
                <text:p>1784.276611</text:p>
              </table:table-cell>
              <table:table-cell office:value-type="float" office:value="1706.071045">
                <text:p>1706.071045</text:p>
              </table:table-cell>
              <table:table-cell office:value-type="float" office:value="1782.26709">
                <text:p>1782.26709</text:p>
              </table:table-cell>
            </table:table-row>
            <table:table-row>
              <table:table-cell office:value-type="float" office:value="250.8">
                <text:p>250.8</text:p>
              </table:table-cell>
              <table:table-cell office:value-type="float" office:value="1695.321411">
                <text:p>1695.321411</text:p>
              </table:table-cell>
              <table:table-cell office:value-type="float" office:value="1786.616455">
                <text:p>1786.616455</text:p>
              </table:table-cell>
              <table:table-cell office:value-type="float" office:value="1708.275146">
                <text:p>1708.275146</text:p>
              </table:table-cell>
              <table:table-cell office:value-type="float" office:value="1781.460205">
                <text:p>1781.460205</text:p>
              </table:table-cell>
            </table:table-row>
            <table:table-row>
              <table:table-cell office:value-type="float" office:value="251">
                <text:p>251</text:p>
              </table:table-cell>
              <table:table-cell office:value-type="float" office:value="1695.782471">
                <text:p>1695.782471</text:p>
              </table:table-cell>
              <table:table-cell office:value-type="float" office:value="1787.663574">
                <text:p>1787.663574</text:p>
              </table:table-cell>
              <table:table-cell office:value-type="float" office:value="1704.359375">
                <text:p>1704.359375</text:p>
              </table:table-cell>
              <table:table-cell office:value-type="float" office:value="1782.810669">
                <text:p>1782.810669</text:p>
              </table:table-cell>
            </table:table-row>
            <table:table-row>
              <table:table-cell office:value-type="float" office:value="251.2">
                <text:p>251.2</text:p>
              </table:table-cell>
              <table:table-cell office:value-type="float" office:value="1697.411255">
                <text:p>1697.411255</text:p>
              </table:table-cell>
              <table:table-cell office:value-type="float" office:value="1788.141602">
                <text:p>1788.141602</text:p>
              </table:table-cell>
              <table:table-cell office:value-type="float" office:value="1706.306885">
                <text:p>1706.306885</text:p>
              </table:table-cell>
              <table:table-cell office:value-type="float" office:value="1782.386963">
                <text:p>1782.386963</text:p>
              </table:table-cell>
            </table:table-row>
            <table:table-row>
              <table:table-cell office:value-type="float" office:value="251.4">
                <text:p>251.4</text:p>
              </table:table-cell>
              <table:table-cell office:value-type="float" office:value="1695.304688">
                <text:p>1695.304688</text:p>
              </table:table-cell>
              <table:table-cell office:value-type="float" office:value="1791.137451">
                <text:p>1791.137451</text:p>
              </table:table-cell>
              <table:table-cell office:value-type="float" office:value="1703.140259">
                <text:p>1703.140259</text:p>
              </table:table-cell>
              <table:table-cell office:value-type="float" office:value="1788.282593">
                <text:p>1788.282593</text:p>
              </table:table-cell>
            </table:table-row>
            <table:table-row>
              <table:table-cell office:value-type="float" office:value="251.6">
                <text:p>251.6</text:p>
              </table:table-cell>
              <table:table-cell office:value-type="float" office:value="1697.337158">
                <text:p>1697.337158</text:p>
              </table:table-cell>
              <table:table-cell office:value-type="float" office:value="1788.717773">
                <text:p>1788.717773</text:p>
              </table:table-cell>
              <table:table-cell office:value-type="float" office:value="1710.725464">
                <text:p>1710.725464</text:p>
              </table:table-cell>
              <table:table-cell office:value-type="float" office:value="1783.208374">
                <text:p>1783.208374</text:p>
              </table:table-cell>
            </table:table-row>
            <table:table-row>
              <table:table-cell office:value-type="float" office:value="251.8">
                <text:p>251.8</text:p>
              </table:table-cell>
              <table:table-cell office:value-type="float" office:value="1698.723999">
                <text:p>1698.723999</text:p>
              </table:table-cell>
              <table:table-cell office:value-type="float" office:value="1793.361084">
                <text:p>1793.361084</text:p>
              </table:table-cell>
              <table:table-cell office:value-type="float" office:value="1709.222412">
                <text:p>1709.222412</text:p>
              </table:table-cell>
              <table:table-cell office:value-type="float" office:value="1787.275146">
                <text:p>1787.275146</text:p>
              </table:table-cell>
            </table:table-row>
            <table:table-row>
              <table:table-cell office:value-type="float" office:value="252">
                <text:p>252</text:p>
              </table:table-cell>
              <table:table-cell office:value-type="float" office:value="1698.902466">
                <text:p>1698.902466</text:p>
              </table:table-cell>
              <table:table-cell office:value-type="float" office:value="1792.407227">
                <text:p>1792.407227</text:p>
              </table:table-cell>
              <table:table-cell office:value-type="float" office:value="1707.665161">
                <text:p>1707.665161</text:p>
              </table:table-cell>
              <table:table-cell office:value-type="float" office:value="1790.056641">
                <text:p>1790.056641</text:p>
              </table:table-cell>
            </table:table-row>
            <table:table-row>
              <table:table-cell office:value-type="float" office:value="252.2">
                <text:p>252.2</text:p>
              </table:table-cell>
              <table:table-cell office:value-type="float" office:value="1698.016968">
                <text:p>1698.016968</text:p>
              </table:table-cell>
              <table:table-cell office:value-type="float" office:value="1794.758179">
                <text:p>1794.758179</text:p>
              </table:table-cell>
              <table:table-cell office:value-type="float" office:value="1710.36499">
                <text:p>1710.36499</text:p>
              </table:table-cell>
              <table:table-cell office:value-type="float" office:value="1793.258301">
                <text:p>1793.258301</text:p>
              </table:table-cell>
            </table:table-row>
            <table:table-row>
              <table:table-cell office:value-type="float" office:value="252.4">
                <text:p>252.4</text:p>
              </table:table-cell>
              <table:table-cell office:value-type="float" office:value="1702.411865">
                <text:p>1702.411865</text:p>
              </table:table-cell>
              <table:table-cell office:value-type="float" office:value="1793.469971">
                <text:p>1793.469971</text:p>
              </table:table-cell>
              <table:table-cell office:value-type="float" office:value="1711.505127">
                <text:p>1711.505127</text:p>
              </table:table-cell>
              <table:table-cell office:value-type="float" office:value="1790.090332">
                <text:p>1790.090332</text:p>
              </table:table-cell>
            </table:table-row>
            <table:table-row>
              <table:table-cell office:value-type="float" office:value="252.6">
                <text:p>252.6</text:p>
              </table:table-cell>
              <table:table-cell office:value-type="float" office:value="1697.905029">
                <text:p>1697.905029</text:p>
              </table:table-cell>
              <table:table-cell office:value-type="float" office:value="1799.016968">
                <text:p>1799.016968</text:p>
              </table:table-cell>
              <table:table-cell office:value-type="float" office:value="1710.430786">
                <text:p>1710.430786</text:p>
              </table:table-cell>
              <table:table-cell office:value-type="float" office:value="1791.084717">
                <text:p>1791.084717</text:p>
              </table:table-cell>
            </table:table-row>
            <table:table-row>
              <table:table-cell office:value-type="float" office:value="252.8">
                <text:p>252.8</text:p>
              </table:table-cell>
              <table:table-cell office:value-type="float" office:value="1699.263428">
                <text:p>1699.263428</text:p>
              </table:table-cell>
              <table:table-cell office:value-type="float" office:value="1766.356934">
                <text:p>1766.356934</text:p>
              </table:table-cell>
              <table:table-cell office:value-type="float" office:value="1707.703247">
                <text:p>1707.703247</text:p>
              </table:table-cell>
              <table:table-cell office:value-type="float" office:value="1760.815063">
                <text:p>1760.815063</text:p>
              </table:table-cell>
            </table:table-row>
            <table:table-row>
              <table:table-cell office:value-type="float" office:value="253">
                <text:p>253</text:p>
              </table:table-cell>
              <table:table-cell office:value-type="float" office:value="1664.434937">
                <text:p>1664.434937</text:p>
              </table:table-cell>
              <table:table-cell office:value-type="float" office:value="1783.100098">
                <text:p>1783.100098</text:p>
              </table:table-cell>
              <table:table-cell office:value-type="float" office:value="1670.002808">
                <text:p>1670.002808</text:p>
              </table:table-cell>
              <table:table-cell office:value-type="float" office:value="1789.782837">
                <text:p>1789.782837</text:p>
              </table:table-cell>
            </table:table-row>
            <table:table-row>
              <table:table-cell office:value-type="float" office:value="253.2">
                <text:p>253.2</text:p>
              </table:table-cell>
              <table:table-cell office:value-type="float" office:value="1656.016724">
                <text:p>1656.016724</text:p>
              </table:table-cell>
              <table:table-cell office:value-type="float" office:value="1752.826538">
                <text:p>1752.826538</text:p>
              </table:table-cell>
              <table:table-cell office:value-type="float" office:value="1667.256226">
                <text:p>1667.256226</text:p>
              </table:table-cell>
              <table:table-cell office:value-type="float" office:value="1753.786987">
                <text:p>1753.786987</text:p>
              </table:table-cell>
            </table:table-row>
            <table:table-row>
              <table:table-cell office:value-type="float" office:value="253.4">
                <text:p>253.4</text:p>
              </table:table-cell>
              <table:table-cell office:value-type="float" office:value="1657.20752">
                <text:p>1657.20752</text:p>
              </table:table-cell>
              <table:table-cell office:value-type="float" office:value="1739.114868">
                <text:p>1739.114868</text:p>
              </table:table-cell>
              <table:table-cell office:value-type="float" office:value="1666.852783">
                <text:p>1666.852783</text:p>
              </table:table-cell>
              <table:table-cell office:value-type="float" office:value="1735.087402">
                <text:p>1735.087402</text:p>
              </table:table-cell>
            </table:table-row>
            <table:table-row>
              <table:table-cell office:value-type="float" office:value="253.6">
                <text:p>253.6</text:p>
              </table:table-cell>
              <table:table-cell office:value-type="float" office:value="1648.335449">
                <text:p>1648.335449</text:p>
              </table:table-cell>
              <table:table-cell office:value-type="float" office:value="1737.271484">
                <text:p>1737.271484</text:p>
              </table:table-cell>
              <table:table-cell office:value-type="float" office:value="1652.266968">
                <text:p>1652.266968</text:p>
              </table:table-cell>
              <table:table-cell office:value-type="float" office:value="1737.548828">
                <text:p>1737.548828</text:p>
              </table:table-cell>
            </table:table-row>
            <table:table-row>
              <table:table-cell office:value-type="float" office:value="253.8">
                <text:p>253.8</text:p>
              </table:table-cell>
              <table:table-cell office:value-type="float" office:value="1639.137817">
                <text:p>1639.137817</text:p>
              </table:table-cell>
              <table:table-cell office:value-type="float" office:value="1718.762085">
                <text:p>1718.762085</text:p>
              </table:table-cell>
              <table:table-cell office:value-type="float" office:value="1646.911987">
                <text:p>1646.911987</text:p>
              </table:table-cell>
              <table:table-cell office:value-type="float" office:value="1718.58252">
                <text:p>1718.58252</text:p>
              </table:table-cell>
            </table:table-row>
            <table:table-row>
              <table:table-cell office:value-type="float" office:value="254">
                <text:p>254</text:p>
              </table:table-cell>
              <table:table-cell office:value-type="float" office:value="1633.350098">
                <text:p>1633.350098</text:p>
              </table:table-cell>
              <table:table-cell office:value-type="float" office:value="1709.833252">
                <text:p>1709.833252</text:p>
              </table:table-cell>
              <table:table-cell office:value-type="float" office:value="1642.624268">
                <text:p>1642.624268</text:p>
              </table:table-cell>
              <table:table-cell office:value-type="float" office:value="1710.629028">
                <text:p>1710.629028</text:p>
              </table:table-cell>
            </table:table-row>
            <table:table-row>
              <table:table-cell office:value-type="float" office:value="254.2">
                <text:p>254.2</text:p>
              </table:table-cell>
              <table:table-cell office:value-type="float" office:value="1626.930908">
                <text:p>1626.930908</text:p>
              </table:table-cell>
              <table:table-cell office:value-type="float" office:value="1700.05603">
                <text:p>1700.05603</text:p>
              </table:table-cell>
              <table:table-cell office:value-type="float" office:value="1636.516479">
                <text:p>1636.516479</text:p>
              </table:table-cell>
              <table:table-cell office:value-type="float" office:value="1696.722412">
                <text:p>1696.722412</text:p>
              </table:table-cell>
            </table:table-row>
            <table:table-row>
              <table:table-cell office:value-type="float" office:value="254.4">
                <text:p>254.4</text:p>
              </table:table-cell>
              <table:table-cell office:value-type="float" office:value="1621.133057">
                <text:p>1621.133057</text:p>
              </table:table-cell>
              <table:table-cell office:value-type="float" office:value="1702.640747">
                <text:p>1702.640747</text:p>
              </table:table-cell>
              <table:table-cell office:value-type="float" office:value="1625.788208">
                <text:p>1625.788208</text:p>
              </table:table-cell>
              <table:table-cell office:value-type="float" office:value="1690.259277">
                <text:p>1690.259277</text:p>
              </table:table-cell>
            </table:table-row>
            <table:table-row>
              <table:table-cell office:value-type="float" office:value="254.6">
                <text:p>254.6</text:p>
              </table:table-cell>
              <table:table-cell office:value-type="float" office:value="1622.354614">
                <text:p>1622.354614</text:p>
              </table:table-cell>
              <table:table-cell office:value-type="float" office:value="1677.897949">
                <text:p>1677.897949</text:p>
              </table:table-cell>
              <table:table-cell office:value-type="float" office:value="1625.254517">
                <text:p>1625.254517</text:p>
              </table:table-cell>
              <table:table-cell office:value-type="float" office:value="1681.996094">
                <text:p>1681.996094</text:p>
              </table:table-cell>
            </table:table-row>
            <table:table-row>
              <table:table-cell office:value-type="float" office:value="254.8">
                <text:p>254.8</text:p>
              </table:table-cell>
              <table:table-cell office:value-type="float" office:value="1611.947388">
                <text:p>1611.947388</text:p>
              </table:table-cell>
              <table:table-cell office:value-type="float" office:value="1678.435547">
                <text:p>1678.435547</text:p>
              </table:table-cell>
              <table:table-cell office:value-type="float" office:value="1618.536499">
                <text:p>1618.536499</text:p>
              </table:table-cell>
              <table:table-cell office:value-type="float" office:value="1678.274048">
                <text:p>1678.274048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1607.807007">
                <text:p>1607.807007</text:p>
              </table:table-cell>
              <table:table-cell office:value-type="float" office:value="1671.148682">
                <text:p>1671.148682</text:p>
              </table:table-cell>
              <table:table-cell office:value-type="float" office:value="1616.015503">
                <text:p>1616.015503</text:p>
              </table:table-cell>
              <table:table-cell office:value-type="float" office:value="1667.181641">
                <text:p>1667.181641</text:p>
              </table:table-cell>
            </table:table-row>
            <table:table-row>
              <table:table-cell office:value-type="float" office:value="255.2">
                <text:p>255.2</text:p>
              </table:table-cell>
              <table:table-cell office:value-type="float" office:value="1600.845093">
                <text:p>1600.845093</text:p>
              </table:table-cell>
              <table:table-cell office:value-type="float" office:value="1669.009277">
                <text:p>1669.009277</text:p>
              </table:table-cell>
              <table:table-cell office:value-type="float" office:value="1613.364624">
                <text:p>1613.364624</text:p>
              </table:table-cell>
              <table:table-cell office:value-type="float" office:value="1660.271729">
                <text:p>1660.271729</text:p>
              </table:table-cell>
            </table:table-row>
            <table:table-row>
              <table:table-cell office:value-type="float" office:value="255.4">
                <text:p>255.4</text:p>
              </table:table-cell>
              <table:table-cell office:value-type="float" office:value="1603.919067">
                <text:p>1603.919067</text:p>
              </table:table-cell>
              <table:table-cell office:value-type="float" office:value="1652.351562">
                <text:p>1652.351562</text:p>
              </table:table-cell>
              <table:table-cell office:value-type="float" office:value="1603.754883">
                <text:p>1603.754883</text:p>
              </table:table-cell>
              <table:table-cell office:value-type="float" office:value="1654.579346">
                <text:p>1654.579346</text:p>
              </table:table-cell>
            </table:table-row>
            <table:table-row>
              <table:table-cell office:value-type="float" office:value="255.6">
                <text:p>255.6</text:p>
              </table:table-cell>
              <table:table-cell office:value-type="float" office:value="1597.906738">
                <text:p>1597.906738</text:p>
              </table:table-cell>
              <table:table-cell office:value-type="float" office:value="1647.608154">
                <text:p>1647.608154</text:p>
              </table:table-cell>
              <table:table-cell office:value-type="float" office:value="1600.739258">
                <text:p>1600.739258</text:p>
              </table:table-cell>
              <table:table-cell office:value-type="float" office:value="1651.077515">
                <text:p>1651.077515</text:p>
              </table:table-cell>
            </table:table-row>
            <table:table-row>
              <table:table-cell office:value-type="float" office:value="255.8">
                <text:p>255.8</text:p>
              </table:table-cell>
              <table:table-cell office:value-type="float" office:value="1595.680176">
                <text:p>1595.680176</text:p>
              </table:table-cell>
              <table:table-cell office:value-type="float" office:value="1644.976807">
                <text:p>1644.976807</text:p>
              </table:table-cell>
              <table:table-cell office:value-type="float" office:value="1601.062012">
                <text:p>1601.062012</text:p>
              </table:table-cell>
              <table:table-cell office:value-type="float" office:value="1644.882568">
                <text:p>1644.882568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1594.373657">
                <text:p>1594.373657</text:p>
              </table:table-cell>
              <table:table-cell office:value-type="float" office:value="1638.824219">
                <text:p>1638.824219</text:p>
              </table:table-cell>
              <table:table-cell office:value-type="float" office:value="1596.092041">
                <text:p>1596.092041</text:p>
              </table:table-cell>
              <table:table-cell office:value-type="float" office:value="1633.883667">
                <text:p>1633.883667</text:p>
              </table:table-cell>
            </table:table-row>
            <table:table-row>
              <table:table-cell office:value-type="float" office:value="256.2">
                <text:p>256.2</text:p>
              </table:table-cell>
              <table:table-cell office:value-type="float" office:value="1590.990479">
                <text:p>1590.990479</text:p>
              </table:table-cell>
              <table:table-cell office:value-type="float" office:value="1631.208496">
                <text:p>1631.208496</text:p>
              </table:table-cell>
              <table:table-cell office:value-type="float" office:value="1594.874023">
                <text:p>1594.874023</text:p>
              </table:table-cell>
              <table:table-cell office:value-type="float" office:value="1632.664795">
                <text:p>1632.664795</text:p>
              </table:table-cell>
            </table:table-row>
            <table:table-row>
              <table:table-cell office:value-type="float" office:value="256.4">
                <text:p>256.4</text:p>
              </table:table-cell>
              <table:table-cell office:value-type="float" office:value="1587.502563">
                <text:p>1587.502563</text:p>
              </table:table-cell>
              <table:table-cell office:value-type="float" office:value="1624.785156">
                <text:p>1624.785156</text:p>
              </table:table-cell>
              <table:table-cell office:value-type="float" office:value="1592.768555">
                <text:p>1592.768555</text:p>
              </table:table-cell>
              <table:table-cell office:value-type="float" office:value="1626.926636">
                <text:p>1626.926636</text:p>
              </table:table-cell>
            </table:table-row>
            <table:table-row>
              <table:table-cell office:value-type="float" office:value="256.6">
                <text:p>256.6</text:p>
              </table:table-cell>
              <table:table-cell office:value-type="float" office:value="1583.358643">
                <text:p>1583.358643</text:p>
              </table:table-cell>
              <table:table-cell office:value-type="float" office:value="1630.249634">
                <text:p>1630.249634</text:p>
              </table:table-cell>
              <table:table-cell office:value-type="float" office:value="1588.35791">
                <text:p>1588.35791</text:p>
              </table:table-cell>
              <table:table-cell office:value-type="float" office:value="1622.647949">
                <text:p>1622.647949</text:p>
              </table:table-cell>
            </table:table-row>
            <table:table-row>
              <table:table-cell office:value-type="float" office:value="256.8">
                <text:p>256.8</text:p>
              </table:table-cell>
              <table:table-cell office:value-type="float" office:value="1583.813599">
                <text:p>1583.813599</text:p>
              </table:table-cell>
              <table:table-cell office:value-type="float" office:value="1617.593506">
                <text:p>1617.593506</text:p>
              </table:table-cell>
              <table:table-cell office:value-type="float" office:value="1582.151489">
                <text:p>1582.151489</text:p>
              </table:table-cell>
              <table:table-cell office:value-type="float" office:value="1617.457275">
                <text:p>1617.457275</text:p>
              </table:table-cell>
            </table:table-row>
            <table:table-row>
              <table:table-cell office:value-type="float" office:value="257">
                <text:p>257</text:p>
              </table:table-cell>
              <table:table-cell office:value-type="float" office:value="1580.308838">
                <text:p>1580.308838</text:p>
              </table:table-cell>
              <table:table-cell office:value-type="float" office:value="1615.200562">
                <text:p>1615.200562</text:p>
              </table:table-cell>
              <table:table-cell office:value-type="float" office:value="1584.172363">
                <text:p>1584.172363</text:p>
              </table:table-cell>
              <table:table-cell office:value-type="float" office:value="1614.591309">
                <text:p>1614.591309</text:p>
              </table:table-cell>
            </table:table-row>
            <table:table-row>
              <table:table-cell office:value-type="float" office:value="257.2">
                <text:p>257.2</text:p>
              </table:table-cell>
              <table:table-cell office:value-type="float" office:value="1580.555908">
                <text:p>1580.555908</text:p>
              </table:table-cell>
              <table:table-cell office:value-type="float" office:value="1614.131226">
                <text:p>1614.131226</text:p>
              </table:table-cell>
              <table:table-cell office:value-type="float" office:value="1581.705566">
                <text:p>1581.705566</text:p>
              </table:table-cell>
              <table:table-cell office:value-type="float" office:value="1614.275024">
                <text:p>1614.275024</text:p>
              </table:table-cell>
            </table:table-row>
            <table:table-row>
              <table:table-cell office:value-type="float" office:value="257.4">
                <text:p>257.4</text:p>
              </table:table-cell>
              <table:table-cell office:value-type="float" office:value="1575.687622">
                <text:p>1575.687622</text:p>
              </table:table-cell>
              <table:table-cell office:value-type="float" office:value="1610.606079">
                <text:p>1610.606079</text:p>
              </table:table-cell>
              <table:table-cell office:value-type="float" office:value="1580.786987">
                <text:p>1580.786987</text:p>
              </table:table-cell>
              <table:table-cell office:value-type="float" office:value="1609.254639">
                <text:p>1609.254639</text:p>
              </table:table-cell>
            </table:table-row>
            <table:table-row>
              <table:table-cell office:value-type="float" office:value="257.6">
                <text:p>257.6</text:p>
              </table:table-cell>
              <table:table-cell office:value-type="float" office:value="1579.616455">
                <text:p>1579.616455</text:p>
              </table:table-cell>
              <table:table-cell office:value-type="float" office:value="1602.991943">
                <text:p>1602.991943</text:p>
              </table:table-cell>
              <table:table-cell office:value-type="float" office:value="1576.511597">
                <text:p>1576.511597</text:p>
              </table:table-cell>
              <table:table-cell office:value-type="float" office:value="1607.437866">
                <text:p>1607.437866</text:p>
              </table:table-cell>
            </table:table-row>
            <table:table-row>
              <table:table-cell office:value-type="float" office:value="257.8">
                <text:p>257.8</text:p>
              </table:table-cell>
              <table:table-cell office:value-type="float" office:value="1574.305298">
                <text:p>1574.305298</text:p>
              </table:table-cell>
              <table:table-cell office:value-type="float" office:value="1601.718018">
                <text:p>1601.718018</text:p>
              </table:table-cell>
              <table:table-cell office:value-type="float" office:value="1577.141602">
                <text:p>1577.141602</text:p>
              </table:table-cell>
              <table:table-cell office:value-type="float" office:value="1602.342651">
                <text:p>1602.342651</text:p>
              </table:table-cell>
            </table:table-row>
            <table:table-row>
              <table:table-cell office:value-type="float" office:value="258">
                <text:p>258</text:p>
              </table:table-cell>
              <table:table-cell office:value-type="float" office:value="1581.544678">
                <text:p>1581.544678</text:p>
              </table:table-cell>
              <table:table-cell office:value-type="float" office:value="1595.639648">
                <text:p>1595.639648</text:p>
              </table:table-cell>
              <table:table-cell office:value-type="float" office:value="1575.458252">
                <text:p>1575.458252</text:p>
              </table:table-cell>
              <table:table-cell office:value-type="float" office:value="1596.784546">
                <text:p>1596.784546</text:p>
              </table:table-cell>
            </table:table-row>
            <table:table-row>
              <table:table-cell office:value-type="float" office:value="258.2">
                <text:p>258.2</text:p>
              </table:table-cell>
              <table:table-cell office:value-type="float" office:value="1573.344604">
                <text:p>1573.344604</text:p>
              </table:table-cell>
              <table:table-cell office:value-type="float" office:value="1594.324585">
                <text:p>1594.324585</text:p>
              </table:table-cell>
              <table:table-cell office:value-type="float" office:value="1573.362305">
                <text:p>1573.362305</text:p>
              </table:table-cell>
              <table:table-cell office:value-type="float" office:value="1593.722168">
                <text:p>1593.722168</text:p>
              </table:table-cell>
            </table:table-row>
            <table:table-row>
              <table:table-cell office:value-type="float" office:value="258.4">
                <text:p>258.4</text:p>
              </table:table-cell>
              <table:table-cell office:value-type="float" office:value="1569.808594">
                <text:p>1569.808594</text:p>
              </table:table-cell>
              <table:table-cell office:value-type="float" office:value="1599.075928">
                <text:p>1599.075928</text:p>
              </table:table-cell>
              <table:table-cell office:value-type="float" office:value="1572.462036">
                <text:p>1572.462036</text:p>
              </table:table-cell>
              <table:table-cell office:value-type="float" office:value="1598.185547">
                <text:p>1598.185547</text:p>
              </table:table-cell>
            </table:table-row>
            <table:table-row>
              <table:table-cell office:value-type="float" office:value="258.6">
                <text:p>258.6</text:p>
              </table:table-cell>
              <table:table-cell office:value-type="float" office:value="1571.940918">
                <text:p>1571.940918</text:p>
              </table:table-cell>
              <table:table-cell office:value-type="float" office:value="1588.989014">
                <text:p>1588.989014</text:p>
              </table:table-cell>
              <table:table-cell office:value-type="float" office:value="1569.161743">
                <text:p>1569.161743</text:p>
              </table:table-cell>
              <table:table-cell office:value-type="float" office:value="1594.449829">
                <text:p>1594.449829</text:p>
              </table:table-cell>
            </table:table-row>
            <table:table-row>
              <table:table-cell office:value-type="float" office:value="258.8">
                <text:p>258.8</text:p>
              </table:table-cell>
              <table:table-cell office:value-type="float" office:value="1572.546143">
                <text:p>1572.546143</text:p>
              </table:table-cell>
              <table:table-cell office:value-type="float" office:value="1588.169434">
                <text:p>1588.169434</text:p>
              </table:table-cell>
              <table:table-cell office:value-type="float" office:value="1573.152832">
                <text:p>1573.152832</text:p>
              </table:table-cell>
              <table:table-cell office:value-type="float" office:value="1588.595215">
                <text:p>1588.595215</text:p>
              </table:table-cell>
            </table:table-row>
            <table:table-row>
              <table:table-cell office:value-type="float" office:value="259">
                <text:p>259</text:p>
              </table:table-cell>
              <table:table-cell office:value-type="float" office:value="1570.587402">
                <text:p>1570.587402</text:p>
              </table:table-cell>
              <table:table-cell office:value-type="float" office:value="1588.001465">
                <text:p>1588.001465</text:p>
              </table:table-cell>
              <table:table-cell office:value-type="float" office:value="1570.650513">
                <text:p>1570.650513</text:p>
              </table:table-cell>
              <table:table-cell office:value-type="float" office:value="1588.372314">
                <text:p>1588.372314</text:p>
              </table:table-cell>
            </table:table-row>
            <table:table-row>
              <table:table-cell office:value-type="float" office:value="259.2">
                <text:p>259.2</text:p>
              </table:table-cell>
              <table:table-cell office:value-type="float" office:value="1572.22998">
                <text:p>1572.22998</text:p>
              </table:table-cell>
              <table:table-cell office:value-type="float" office:value="1587.865845">
                <text:p>1587.865845</text:p>
              </table:table-cell>
              <table:table-cell office:value-type="float" office:value="1570.12915">
                <text:p>1570.12915</text:p>
              </table:table-cell>
              <table:table-cell office:value-type="float" office:value="1587.615112">
                <text:p>1587.615112</text:p>
              </table:table-cell>
            </table:table-row>
            <table:table-row>
              <table:table-cell office:value-type="float" office:value="259.4">
                <text:p>259.4</text:p>
              </table:table-cell>
              <table:table-cell office:value-type="float" office:value="1569.815674">
                <text:p>1569.815674</text:p>
              </table:table-cell>
              <table:table-cell office:value-type="float" office:value="1585.285156">
                <text:p>1585.285156</text:p>
              </table:table-cell>
              <table:table-cell office:value-type="float" office:value="1574.006958">
                <text:p>1574.006958</text:p>
              </table:table-cell>
              <table:table-cell office:value-type="float" office:value="1582.533447">
                <text:p>1582.533447</text:p>
              </table:table-cell>
            </table:table-row>
            <table:table-row>
              <table:table-cell office:value-type="float" office:value="259.6">
                <text:p>259.6</text:p>
              </table:table-cell>
              <table:table-cell office:value-type="float" office:value="1567.737915">
                <text:p>1567.737915</text:p>
              </table:table-cell>
              <table:table-cell office:value-type="float" office:value="1582.206299">
                <text:p>1582.206299</text:p>
              </table:table-cell>
              <table:table-cell office:value-type="float" office:value="1571.503296">
                <text:p>1571.503296</text:p>
              </table:table-cell>
              <table:table-cell office:value-type="float" office:value="1582.37146">
                <text:p>1582.37146</text:p>
              </table:table-cell>
            </table:table-row>
            <table:table-row>
              <table:table-cell office:value-type="float" office:value="259.8">
                <text:p>259.8</text:p>
              </table:table-cell>
              <table:table-cell office:value-type="float" office:value="1563.134766">
                <text:p>1563.134766</text:p>
              </table:table-cell>
              <table:table-cell office:value-type="float" office:value="1586.577881">
                <text:p>1586.577881</text:p>
              </table:table-cell>
              <table:table-cell office:value-type="float" office:value="1563.70105">
                <text:p>1563.70105</text:p>
              </table:table-cell>
              <table:table-cell office:value-type="float" office:value="1583.498779">
                <text:p>1583.498779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1567.43457">
                <text:p>1567.43457</text:p>
              </table:table-cell>
              <table:table-cell office:value-type="float" office:value="1579.189941">
                <text:p>1579.189941</text:p>
              </table:table-cell>
              <table:table-cell office:value-type="float" office:value="1566.674438">
                <text:p>1566.674438</text:p>
              </table:table-cell>
              <table:table-cell office:value-type="float" office:value="1580.960083">
                <text:p>1580.960083</text:p>
              </table:table-cell>
            </table:table-row>
            <table:table-row>
              <table:table-cell office:value-type="float" office:value="260.2">
                <text:p>260.2</text:p>
              </table:table-cell>
              <table:table-cell office:value-type="float" office:value="1565.588867">
                <text:p>1565.588867</text:p>
              </table:table-cell>
              <table:table-cell office:value-type="float" office:value="1577.133789">
                <text:p>1577.133789</text:p>
              </table:table-cell>
              <table:table-cell office:value-type="float" office:value="1563.020508">
                <text:p>1563.020508</text:p>
              </table:table-cell>
              <table:table-cell office:value-type="float" office:value="1578.177856">
                <text:p>1578.177856</text:p>
              </table:table-cell>
            </table:table-row>
            <table:table-row>
              <table:table-cell office:value-type="float" office:value="260.4">
                <text:p>260.4</text:p>
              </table:table-cell>
              <table:table-cell office:value-type="float" office:value="1564.050415">
                <text:p>1564.050415</text:p>
              </table:table-cell>
              <table:table-cell office:value-type="float" office:value="1579.700562">
                <text:p>1579.700562</text:p>
              </table:table-cell>
              <table:table-cell office:value-type="float" office:value="1567.211304">
                <text:p>1567.211304</text:p>
              </table:table-cell>
              <table:table-cell office:value-type="float" office:value="1575.788818">
                <text:p>1575.788818</text:p>
              </table:table-cell>
            </table:table-row>
            <table:table-row>
              <table:table-cell office:value-type="float" office:value="260.6">
                <text:p>260.6</text:p>
              </table:table-cell>
              <table:table-cell office:value-type="float" office:value="1564.264893">
                <text:p>1564.264893</text:p>
              </table:table-cell>
              <table:table-cell office:value-type="float" office:value="1574.25354">
                <text:p>1574.25354</text:p>
              </table:table-cell>
              <table:table-cell office:value-type="float" office:value="1567.918945">
                <text:p>1567.918945</text:p>
              </table:table-cell>
              <table:table-cell office:value-type="float" office:value="1573.825073">
                <text:p>1573.825073</text:p>
              </table:table-cell>
            </table:table-row>
            <table:table-row>
              <table:table-cell office:value-type="float" office:value="260.8">
                <text:p>260.8</text:p>
              </table:table-cell>
              <table:table-cell office:value-type="float" office:value="1565.4729">
                <text:p>1565.4729</text:p>
              </table:table-cell>
              <table:table-cell office:value-type="float" office:value="1576.01416">
                <text:p>1576.01416</text:p>
              </table:table-cell>
              <table:table-cell office:value-type="float" office:value="1565.008667">
                <text:p>1565.008667</text:p>
              </table:table-cell>
              <table:table-cell office:value-type="float" office:value="1576.282349">
                <text:p>1576.282349</text:p>
              </table:table-cell>
            </table:table-row>
            <table:table-row>
              <table:table-cell office:value-type="float" office:value="261">
                <text:p>261</text:p>
              </table:table-cell>
              <table:table-cell office:value-type="float" office:value="1566.581055">
                <text:p>1566.581055</text:p>
              </table:table-cell>
              <table:table-cell office:value-type="float" office:value="1574.168823">
                <text:p>1574.168823</text:p>
              </table:table-cell>
              <table:table-cell office:value-type="float" office:value="1565.091187">
                <text:p>1565.091187</text:p>
              </table:table-cell>
              <table:table-cell office:value-type="float" office:value="1577.023682">
                <text:p>1577.023682</text:p>
              </table:table-cell>
            </table:table-row>
            <table:table-row>
              <table:table-cell office:value-type="float" office:value="261.2">
                <text:p>261.2</text:p>
              </table:table-cell>
              <table:table-cell office:value-type="float" office:value="1568.0896">
                <text:p>1568.0896</text:p>
              </table:table-cell>
              <table:table-cell office:value-type="float" office:value="1572.528809">
                <text:p>1572.528809</text:p>
              </table:table-cell>
              <table:table-cell office:value-type="float" office:value="1566.733643">
                <text:p>1566.733643</text:p>
              </table:table-cell>
              <table:table-cell office:value-type="float" office:value="1572.411987">
                <text:p>1572.411987</text:p>
              </table:table-cell>
            </table:table-row>
            <table:table-row>
              <table:table-cell office:value-type="float" office:value="261.4">
                <text:p>261.4</text:p>
              </table:table-cell>
              <table:table-cell office:value-type="float" office:value="1561.818359">
                <text:p>1561.818359</text:p>
              </table:table-cell>
              <table:table-cell office:value-type="float" office:value="1578.507568">
                <text:p>1578.507568</text:p>
              </table:table-cell>
              <table:table-cell office:value-type="float" office:value="1563.304443">
                <text:p>1563.304443</text:p>
              </table:table-cell>
              <table:table-cell office:value-type="float" office:value="1576.96582">
                <text:p>1576.96582</text:p>
              </table:table-cell>
            </table:table-row>
            <table:table-row>
              <table:table-cell office:value-type="float" office:value="261.6">
                <text:p>261.6</text:p>
              </table:table-cell>
              <table:table-cell office:value-type="float" office:value="1567.263062">
                <text:p>1567.263062</text:p>
              </table:table-cell>
              <table:table-cell office:value-type="float" office:value="1572.253906">
                <text:p>1572.253906</text:p>
              </table:table-cell>
              <table:table-cell office:value-type="float" office:value="1567.77063">
                <text:p>1567.77063</text:p>
              </table:table-cell>
              <table:table-cell office:value-type="float" office:value="1572.30127">
                <text:p>1572.30127</text:p>
              </table:table-cell>
            </table:table-row>
            <table:table-row>
              <table:table-cell office:value-type="float" office:value="261.8">
                <text:p>261.8</text:p>
              </table:table-cell>
              <table:table-cell office:value-type="float" office:value="1567.07312">
                <text:p>1567.07312</text:p>
              </table:table-cell>
              <table:table-cell office:value-type="float" office:value="1571.990479">
                <text:p>1571.990479</text:p>
              </table:table-cell>
              <table:table-cell office:value-type="float" office:value="1563.744507">
                <text:p>1563.744507</text:p>
              </table:table-cell>
              <table:table-cell office:value-type="float" office:value="1574.952637">
                <text:p>1574.952637</text:p>
              </table:table-cell>
            </table:table-row>
            <table:table-row>
              <table:table-cell office:value-type="float" office:value="262">
                <text:p>262</text:p>
              </table:table-cell>
              <table:table-cell office:value-type="float" office:value="1566.888672">
                <text:p>1566.888672</text:p>
              </table:table-cell>
              <table:table-cell office:value-type="float" office:value="1569.369629">
                <text:p>1569.369629</text:p>
              </table:table-cell>
              <table:table-cell office:value-type="float" office:value="1568.109985">
                <text:p>1568.109985</text:p>
              </table:table-cell>
              <table:table-cell office:value-type="float" office:value="1570.270508">
                <text:p>1570.270508</text:p>
              </table:table-cell>
            </table:table-row>
            <table:table-row>
              <table:table-cell office:value-type="float" office:value="262.2">
                <text:p>262.2</text:p>
              </table:table-cell>
              <table:table-cell office:value-type="float" office:value="1561.199585">
                <text:p>1561.199585</text:p>
              </table:table-cell>
              <table:table-cell office:value-type="float" office:value="1573.157349">
                <text:p>1573.157349</text:p>
              </table:table-cell>
              <table:table-cell office:value-type="float" office:value="1563.809326">
                <text:p>1563.809326</text:p>
              </table:table-cell>
              <table:table-cell office:value-type="float" office:value="1569.634399">
                <text:p>1569.634399</text:p>
              </table:table-cell>
            </table:table-row>
            <table:table-row>
              <table:table-cell office:value-type="float" office:value="262.4">
                <text:p>262.4</text:p>
              </table:table-cell>
              <table:table-cell office:value-type="float" office:value="1564.86792">
                <text:p>1564.86792</text:p>
              </table:table-cell>
              <table:table-cell office:value-type="float" office:value="1571.518188">
                <text:p>1571.518188</text:p>
              </table:table-cell>
              <table:table-cell office:value-type="float" office:value="1561.408813">
                <text:p>1561.408813</text:p>
              </table:table-cell>
              <table:table-cell office:value-type="float" office:value="1573.993164">
                <text:p>1573.993164</text:p>
              </table:table-cell>
            </table:table-row>
            <table:table-row>
              <table:table-cell office:value-type="float" office:value="262.6">
                <text:p>262.6</text:p>
              </table:table-cell>
              <table:table-cell office:value-type="float" office:value="1576.14563">
                <text:p>1576.14563</text:p>
              </table:table-cell>
              <table:table-cell office:value-type="float" office:value="1595.988892">
                <text:p>1595.988892</text:p>
              </table:table-cell>
              <table:table-cell office:value-type="float" office:value="1541.015503">
                <text:p>1541.015503</text:p>
              </table:table-cell>
              <table:table-cell office:value-type="float" office:value="1551.485962">
                <text:p>1551.485962</text:p>
              </table:table-cell>
            </table:table-row>
            <table:table-row>
              <table:table-cell office:value-type="float" office:value="262.8">
                <text:p>262.8</text:p>
              </table:table-cell>
              <table:table-cell office:value-type="float" office:value="1598.871216">
                <text:p>1598.871216</text:p>
              </table:table-cell>
              <table:table-cell office:value-type="float" office:value="1628.893066">
                <text:p>1628.893066</text:p>
              </table:table-cell>
              <table:table-cell office:value-type="float" office:value="1520.509399">
                <text:p>1520.509399</text:p>
              </table:table-cell>
              <table:table-cell office:value-type="float" office:value="1527.290649">
                <text:p>1527.290649</text:p>
              </table:table-cell>
            </table:table-row>
            <table:table-row>
              <table:table-cell office:value-type="float" office:value="263">
                <text:p>263</text:p>
              </table:table-cell>
              <table:table-cell office:value-type="float" office:value="1612.456421">
                <text:p>1612.456421</text:p>
              </table:table-cell>
              <table:table-cell office:value-type="float" office:value="1638.557861">
                <text:p>1638.557861</text:p>
              </table:table-cell>
              <table:table-cell office:value-type="float" office:value="1534.186523">
                <text:p>1534.186523</text:p>
              </table:table-cell>
              <table:table-cell office:value-type="float" office:value="1528.019897">
                <text:p>1528.019897</text:p>
              </table:table-cell>
            </table:table-row>
            <table:table-row>
              <table:table-cell office:value-type="float" office:value="263.2">
                <text:p>263.2</text:p>
              </table:table-cell>
              <table:table-cell office:value-type="float" office:value="1623.324585">
                <text:p>1623.324585</text:p>
              </table:table-cell>
              <table:table-cell office:value-type="float" office:value="1695.19104">
                <text:p>1695.19104</text:p>
              </table:table-cell>
              <table:table-cell office:value-type="float" office:value="1548.761841">
                <text:p>1548.761841</text:p>
              </table:table-cell>
              <table:table-cell office:value-type="float" office:value="1569.251221">
                <text:p>1569.251221</text:p>
              </table:table-cell>
            </table:table-row>
            <table:table-row>
              <table:table-cell office:value-type="float" office:value="263.4">
                <text:p>263.4</text:p>
              </table:table-cell>
              <table:table-cell office:value-type="float" office:value="1681.019653">
                <text:p>1681.019653</text:p>
              </table:table-cell>
              <table:table-cell office:value-type="float" office:value="1613.578247">
                <text:p>1613.578247</text:p>
              </table:table-cell>
              <table:table-cell office:value-type="float" office:value="1601.59668">
                <text:p>1601.59668</text:p>
              </table:table-cell>
              <table:table-cell office:value-type="float" office:value="1568.645264">
                <text:p>1568.645264</text:p>
              </table:table-cell>
            </table:table-row>
            <table:table-row>
              <table:table-cell office:value-type="float" office:value="263.6">
                <text:p>263.6</text:p>
              </table:table-cell>
              <table:table-cell office:value-type="float" office:value="1645.386597">
                <text:p>1645.386597</text:p>
              </table:table-cell>
              <table:table-cell office:value-type="float" office:value="1713.130615">
                <text:p>1713.130615</text:p>
              </table:table-cell>
              <table:table-cell office:value-type="float" office:value="1624.491333">
                <text:p>1624.491333</text:p>
              </table:table-cell>
              <table:table-cell office:value-type="float" office:value="1655.370117">
                <text:p>1655.370117</text:p>
              </table:table-cell>
            </table:table-row>
            <table:table-row>
              <table:table-cell office:value-type="float" office:value="263.8">
                <text:p>263.8</text:p>
              </table:table-cell>
              <table:table-cell office:value-type="float" office:value="1641.171143">
                <text:p>1641.171143</text:p>
              </table:table-cell>
              <table:table-cell office:value-type="float" office:value="1717.612549">
                <text:p>1717.612549</text:p>
              </table:table-cell>
              <table:table-cell office:value-type="float" office:value="1632.630249">
                <text:p>1632.630249</text:p>
              </table:table-cell>
              <table:table-cell office:value-type="float" office:value="1687.294922">
                <text:p>1687.294922</text:p>
              </table:table-cell>
            </table:table-row>
            <table:table-row>
              <table:table-cell office:value-type="float" office:value="264">
                <text:p>264</text:p>
              </table:table-cell>
              <table:table-cell office:value-type="float" office:value="1646.708374">
                <text:p>1646.708374</text:p>
              </table:table-cell>
              <table:table-cell office:value-type="float" office:value="1708.550293">
                <text:p>1708.550293</text:p>
              </table:table-cell>
              <table:table-cell office:value-type="float" office:value="1672.304932">
                <text:p>1672.304932</text:p>
              </table:table-cell>
              <table:table-cell office:value-type="float" office:value="1718.036499">
                <text:p>1718.036499</text:p>
              </table:table-cell>
            </table:table-row>
            <table:table-row>
              <table:table-cell office:value-type="float" office:value="264.2">
                <text:p>264.2</text:p>
              </table:table-cell>
              <table:table-cell office:value-type="float" office:value="1678.900513">
                <text:p>1678.900513</text:p>
              </table:table-cell>
              <table:table-cell office:value-type="float" office:value="1716.705078">
                <text:p>1716.705078</text:p>
              </table:table-cell>
              <table:table-cell office:value-type="float" office:value="1690.902954">
                <text:p>1690.902954</text:p>
              </table:table-cell>
              <table:table-cell office:value-type="float" office:value="1728.414062">
                <text:p>1728.414062</text:p>
              </table:table-cell>
            </table:table-row>
            <table:table-row>
              <table:table-cell office:value-type="float" office:value="264.4">
                <text:p>264.4</text:p>
              </table:table-cell>
              <table:table-cell office:value-type="float" office:value="1691.118652">
                <text:p>1691.118652</text:p>
              </table:table-cell>
              <table:table-cell office:value-type="float" office:value="1727.265991">
                <text:p>1727.265991</text:p>
              </table:table-cell>
              <table:table-cell office:value-type="float" office:value="1696.668457">
                <text:p>1696.668457</text:p>
              </table:table-cell>
              <table:table-cell office:value-type="float" office:value="1738.496826">
                <text:p>1738.496826</text:p>
              </table:table-cell>
            </table:table-row>
            <table:table-row>
              <table:table-cell office:value-type="float" office:value="264.6">
                <text:p>264.6</text:p>
              </table:table-cell>
              <table:table-cell office:value-type="float" office:value="1695.337769">
                <text:p>1695.337769</text:p>
              </table:table-cell>
              <table:table-cell office:value-type="float" office:value="1763.916992">
                <text:p>1763.916992</text:p>
              </table:table-cell>
              <table:table-cell office:value-type="float" office:value="1700.055298">
                <text:p>1700.055298</text:p>
              </table:table-cell>
              <table:table-cell office:value-type="float" office:value="1773.454224">
                <text:p>1773.454224</text:p>
              </table:table-cell>
            </table:table-row>
            <table:table-row>
              <table:table-cell office:value-type="float" office:value="264.8">
                <text:p>264.8</text:p>
              </table:table-cell>
              <table:table-cell office:value-type="float" office:value="1708.474976">
                <text:p>1708.474976</text:p>
              </table:table-cell>
              <table:table-cell office:value-type="float" office:value="1755.673706">
                <text:p>1755.673706</text:p>
              </table:table-cell>
              <table:table-cell office:value-type="float" office:value="1712.26355">
                <text:p>1712.26355</text:p>
              </table:table-cell>
              <table:table-cell office:value-type="float" office:value="1766.875122">
                <text:p>1766.875122</text:p>
              </table:table-cell>
            </table:table-row>
            <table:table-row>
              <table:table-cell office:value-type="float" office:value="265">
                <text:p>265</text:p>
              </table:table-cell>
              <table:table-cell office:value-type="float" office:value="1709.722168">
                <text:p>1709.722168</text:p>
              </table:table-cell>
              <table:table-cell office:value-type="float" office:value="1755.582031">
                <text:p>1755.582031</text:p>
              </table:table-cell>
              <table:table-cell office:value-type="float" office:value="1714.959595">
                <text:p>1714.959595</text:p>
              </table:table-cell>
              <table:table-cell office:value-type="float" office:value="1765.871826">
                <text:p>1765.871826</text:p>
              </table:table-cell>
            </table:table-row>
            <table:table-row>
              <table:table-cell office:value-type="float" office:value="265.2">
                <text:p>265.2</text:p>
              </table:table-cell>
              <table:table-cell office:value-type="float" office:value="1685.13269">
                <text:p>1685.13269</text:p>
              </table:table-cell>
              <table:table-cell office:value-type="float" office:value="1801.67334">
                <text:p>1801.67334</text:p>
              </table:table-cell>
              <table:table-cell office:value-type="float" office:value="1698.264771">
                <text:p>1698.264771</text:p>
              </table:table-cell>
              <table:table-cell office:value-type="float" office:value="1790.891846">
                <text:p>1790.891846</text:p>
              </table:table-cell>
            </table:table-row>
            <table:table-row>
              <table:table-cell office:value-type="float" office:value="265.4">
                <text:p>265.4</text:p>
              </table:table-cell>
              <table:table-cell office:value-type="float" office:value="1695.043335">
                <text:p>1695.043335</text:p>
              </table:table-cell>
              <table:table-cell office:value-type="float" office:value="1783.819336">
                <text:p>1783.819336</text:p>
              </table:table-cell>
              <table:table-cell office:value-type="float" office:value="1693.947266">
                <text:p>1693.947266</text:p>
              </table:table-cell>
              <table:table-cell office:value-type="float" office:value="1781.550293">
                <text:p>1781.550293</text:p>
              </table:table-cell>
            </table:table-row>
            <table:table-row>
              <table:table-cell office:value-type="float" office:value="265.6">
                <text:p>265.6</text:p>
              </table:table-cell>
              <table:table-cell office:value-type="float" office:value="1704.657471">
                <text:p>1704.657471</text:p>
              </table:table-cell>
              <table:table-cell office:value-type="float" office:value="1766.793701">
                <text:p>1766.793701</text:p>
              </table:table-cell>
              <table:table-cell office:value-type="float" office:value="1707.432129">
                <text:p>1707.432129</text:p>
              </table:table-cell>
              <table:table-cell office:value-type="float" office:value="1777.742554">
                <text:p>1777.742554</text:p>
              </table:table-cell>
            </table:table-row>
            <table:table-row>
              <table:table-cell office:value-type="float" office:value="265.8">
                <text:p>265.8</text:p>
              </table:table-cell>
              <table:table-cell office:value-type="float" office:value="1693.220459">
                <text:p>1693.220459</text:p>
              </table:table-cell>
              <table:table-cell office:value-type="float" office:value="1790.424438">
                <text:p>1790.424438</text:p>
              </table:table-cell>
              <table:table-cell office:value-type="float" office:value="1697.747925">
                <text:p>1697.747925</text:p>
              </table:table-cell>
              <table:table-cell office:value-type="float" office:value="1790.683594">
                <text:p>1790.683594</text:p>
              </table:table-cell>
            </table:table-row>
            <table:table-row>
              <table:table-cell office:value-type="float" office:value="266">
                <text:p>266</text:p>
              </table:table-cell>
              <table:table-cell office:value-type="float" office:value="1699.303467">
                <text:p>1699.303467</text:p>
              </table:table-cell>
              <table:table-cell office:value-type="float" office:value="1779.996948">
                <text:p>1779.996948</text:p>
              </table:table-cell>
              <table:table-cell office:value-type="float" office:value="1701.089478">
                <text:p>1701.089478</text:p>
              </table:table-cell>
              <table:table-cell office:value-type="float" office:value="1785.932617">
                <text:p>1785.932617</text:p>
              </table:table-cell>
            </table:table-row>
            <table:table-row>
              <table:table-cell office:value-type="float" office:value="266.2">
                <text:p>266.2</text:p>
              </table:table-cell>
              <table:table-cell office:value-type="float" office:value="1702.670532">
                <text:p>1702.670532</text:p>
              </table:table-cell>
              <table:table-cell office:value-type="float" office:value="1776.161987">
                <text:p>1776.161987</text:p>
              </table:table-cell>
              <table:table-cell office:value-type="float" office:value="1704.637939">
                <text:p>1704.637939</text:p>
              </table:table-cell>
              <table:table-cell office:value-type="float" office:value="1780.461792">
                <text:p>1780.461792</text:p>
              </table:table-cell>
            </table:table-row>
            <table:table-row>
              <table:table-cell office:value-type="float" office:value="266.4">
                <text:p>266.4</text:p>
              </table:table-cell>
              <table:table-cell office:value-type="float" office:value="1697.257935">
                <text:p>1697.257935</text:p>
              </table:table-cell>
              <table:table-cell office:value-type="float" office:value="1789.170044">
                <text:p>1789.170044</text:p>
              </table:table-cell>
              <table:table-cell office:value-type="float" office:value="1699.697021">
                <text:p>1699.697021</text:p>
              </table:table-cell>
              <table:table-cell office:value-type="float" office:value="1792.170166">
                <text:p>1792.170166</text:p>
              </table:table-cell>
            </table:table-row>
            <table:table-row>
              <table:table-cell office:value-type="float" office:value="266.6">
                <text:p>266.6</text:p>
              </table:table-cell>
              <table:table-cell office:value-type="float" office:value="1697.593872">
                <text:p>1697.593872</text:p>
              </table:table-cell>
              <table:table-cell office:value-type="float" office:value="1786.837402">
                <text:p>1786.837402</text:p>
              </table:table-cell>
              <table:table-cell office:value-type="float" office:value="1697.455078">
                <text:p>1697.455078</text:p>
              </table:table-cell>
              <table:table-cell office:value-type="float" office:value="1789.966797">
                <text:p>1789.966797</text:p>
              </table:table-cell>
            </table:table-row>
            <table:table-row>
              <table:table-cell office:value-type="float" office:value="266.8">
                <text:p>266.8</text:p>
              </table:table-cell>
              <table:table-cell office:value-type="float" office:value="1700.973145">
                <text:p>1700.973145</text:p>
              </table:table-cell>
              <table:table-cell office:value-type="float" office:value="1782.919556">
                <text:p>1782.919556</text:p>
              </table:table-cell>
              <table:table-cell office:value-type="float" office:value="1701.306152">
                <text:p>1701.306152</text:p>
              </table:table-cell>
              <table:table-cell office:value-type="float" office:value="1789.062012">
                <text:p>1789.062012</text:p>
              </table:table-cell>
            </table:table-row>
            <table:table-row>
              <table:table-cell office:value-type="float" office:value="267">
                <text:p>267</text:p>
              </table:table-cell>
              <table:table-cell office:value-type="float" office:value="1701.060425">
                <text:p>1701.060425</text:p>
              </table:table-cell>
              <table:table-cell office:value-type="float" office:value="1785.452881">
                <text:p>1785.452881</text:p>
              </table:table-cell>
              <table:table-cell office:value-type="float" office:value="1701.870117">
                <text:p>1701.870117</text:p>
              </table:table-cell>
              <table:table-cell office:value-type="float" office:value="1787.907349">
                <text:p>1787.907349</text:p>
              </table:table-cell>
            </table:table-row>
            <table:table-row>
              <table:table-cell office:value-type="float" office:value="267.2">
                <text:p>267.2</text:p>
              </table:table-cell>
              <table:table-cell office:value-type="float" office:value="1698.967407">
                <text:p>1698.967407</text:p>
              </table:table-cell>
              <table:table-cell office:value-type="float" office:value="1785.020508">
                <text:p>1785.020508</text:p>
              </table:table-cell>
              <table:table-cell office:value-type="float" office:value="1702.345215">
                <text:p>1702.345215</text:p>
              </table:table-cell>
              <table:table-cell office:value-type="float" office:value="1790.105347">
                <text:p>1790.105347</text:p>
              </table:table-cell>
            </table:table-row>
            <table:table-row>
              <table:table-cell office:value-type="float" office:value="267.4">
                <text:p>267.4</text:p>
              </table:table-cell>
              <table:table-cell office:value-type="float" office:value="1702.869507">
                <text:p>1702.869507</text:p>
              </table:table-cell>
              <table:table-cell office:value-type="float" office:value="1783.377197">
                <text:p>1783.377197</text:p>
              </table:table-cell>
              <table:table-cell office:value-type="float" office:value="1702.143677">
                <text:p>1702.143677</text:p>
              </table:table-cell>
              <table:table-cell office:value-type="float" office:value="1789.810547">
                <text:p>1789.810547</text:p>
              </table:table-cell>
            </table:table-row>
            <table:table-row>
              <table:table-cell office:value-type="float" office:value="267.6">
                <text:p>267.6</text:p>
              </table:table-cell>
              <table:table-cell office:value-type="float" office:value="1700.841553">
                <text:p>1700.841553</text:p>
              </table:table-cell>
              <table:table-cell office:value-type="float" office:value="1786.800415">
                <text:p>1786.800415</text:p>
              </table:table-cell>
              <table:table-cell office:value-type="float" office:value="1705.325806">
                <text:p>1705.325806</text:p>
              </table:table-cell>
              <table:table-cell office:value-type="float" office:value="1793.434082">
                <text:p>1793.434082</text:p>
              </table:table-cell>
            </table:table-row>
            <table:table-row>
              <table:table-cell office:value-type="float" office:value="267.8">
                <text:p>267.8</text:p>
              </table:table-cell>
              <table:table-cell office:value-type="float" office:value="1702.768433">
                <text:p>1702.768433</text:p>
              </table:table-cell>
              <table:table-cell office:value-type="float" office:value="1784.132568">
                <text:p>1784.132568</text:p>
              </table:table-cell>
              <table:table-cell office:value-type="float" office:value="1702.461914">
                <text:p>1702.461914</text:p>
              </table:table-cell>
              <table:table-cell office:value-type="float" office:value="1791.874023">
                <text:p>1791.874023</text:p>
              </table:table-cell>
            </table:table-row>
            <table:table-row>
              <table:table-cell office:value-type="float" office:value="268">
                <text:p>268</text:p>
              </table:table-cell>
              <table:table-cell office:value-type="float" office:value="1707.171631">
                <text:p>1707.171631</text:p>
              </table:table-cell>
              <table:table-cell office:value-type="float" office:value="1786.618774">
                <text:p>1786.618774</text:p>
              </table:table-cell>
              <table:table-cell office:value-type="float" office:value="1705.340332">
                <text:p>1705.340332</text:p>
              </table:table-cell>
              <table:table-cell office:value-type="float" office:value="1792.419434">
                <text:p>1792.419434</text:p>
              </table:table-cell>
            </table:table-row>
            <table:table-row>
              <table:table-cell office:value-type="float" office:value="268.2">
                <text:p>268.2</text:p>
              </table:table-cell>
              <table:table-cell office:value-type="float" office:value="1702.775757">
                <text:p>1702.775757</text:p>
              </table:table-cell>
              <table:table-cell office:value-type="float" office:value="1793.347168">
                <text:p>1793.347168</text:p>
              </table:table-cell>
              <table:table-cell office:value-type="float" office:value="1705.985229">
                <text:p>1705.985229</text:p>
              </table:table-cell>
              <table:table-cell office:value-type="float" office:value="1795.128296">
                <text:p>1795.128296</text:p>
              </table:table-cell>
            </table:table-row>
            <table:table-row>
              <table:table-cell office:value-type="float" office:value="268.4">
                <text:p>268.4</text:p>
              </table:table-cell>
              <table:table-cell office:value-type="float" office:value="1706.562134">
                <text:p>1706.562134</text:p>
              </table:table-cell>
              <table:table-cell office:value-type="float" office:value="1785.467896">
                <text:p>1785.467896</text:p>
              </table:table-cell>
              <table:table-cell office:value-type="float" office:value="1705.253784">
                <text:p>1705.253784</text:p>
              </table:table-cell>
              <table:table-cell office:value-type="float" office:value="1791.293579">
                <text:p>1791.293579</text:p>
              </table:table-cell>
            </table:table-row>
            <table:table-row>
              <table:table-cell office:value-type="float" office:value="268.6">
                <text:p>268.6</text:p>
              </table:table-cell>
              <table:table-cell office:value-type="float" office:value="1704.046021">
                <text:p>1704.046021</text:p>
              </table:table-cell>
              <table:table-cell office:value-type="float" office:value="1789.181641">
                <text:p>1789.181641</text:p>
              </table:table-cell>
              <table:table-cell office:value-type="float" office:value="1705.550293">
                <text:p>1705.550293</text:p>
              </table:table-cell>
              <table:table-cell office:value-type="float" office:value="1796.49231">
                <text:p>1796.49231</text:p>
              </table:table-cell>
            </table:table-row>
            <table:table-row>
              <table:table-cell office:value-type="float" office:value="268.8">
                <text:p>268.8</text:p>
              </table:table-cell>
              <table:table-cell office:value-type="float" office:value="1702.648438">
                <text:p>1702.648438</text:p>
              </table:table-cell>
              <table:table-cell office:value-type="float" office:value="1796.307251">
                <text:p>1796.307251</text:p>
              </table:table-cell>
              <table:table-cell office:value-type="float" office:value="1703.534912">
                <text:p>1703.534912</text:p>
              </table:table-cell>
              <table:table-cell office:value-type="float" office:value="1796.530273">
                <text:p>1796.530273</text:p>
              </table:table-cell>
            </table:table-row>
            <table:table-row>
              <table:table-cell office:value-type="float" office:value="269">
                <text:p>269</text:p>
              </table:table-cell>
              <table:table-cell office:value-type="float" office:value="1706.195435">
                <text:p>1706.195435</text:p>
              </table:table-cell>
              <table:table-cell office:value-type="float" office:value="1791.413696">
                <text:p>1791.413696</text:p>
              </table:table-cell>
              <table:table-cell office:value-type="float" office:value="1709.993896">
                <text:p>1709.993896</text:p>
              </table:table-cell>
              <table:table-cell office:value-type="float" office:value="1794.420898">
                <text:p>1794.420898</text:p>
              </table:table-cell>
            </table:table-row>
            <table:table-row>
              <table:table-cell office:value-type="float" office:value="269.2">
                <text:p>269.2</text:p>
              </table:table-cell>
              <table:table-cell office:value-type="float" office:value="1708.719604">
                <text:p>1708.719604</text:p>
              </table:table-cell>
              <table:table-cell office:value-type="float" office:value="1792.33252">
                <text:p>1792.33252</text:p>
              </table:table-cell>
              <table:table-cell office:value-type="float" office:value="1712.377075">
                <text:p>1712.377075</text:p>
              </table:table-cell>
              <table:table-cell office:value-type="float" office:value="1792.991699">
                <text:p>1792.991699</text:p>
              </table:table-cell>
            </table:table-row>
            <table:table-row>
              <table:table-cell office:value-type="float" office:value="269.4">
                <text:p>269.4</text:p>
              </table:table-cell>
              <table:table-cell office:value-type="float" office:value="1711.491211">
                <text:p>1711.491211</text:p>
              </table:table-cell>
              <table:table-cell office:value-type="float" office:value="1791.430786">
                <text:p>1791.430786</text:p>
              </table:table-cell>
              <table:table-cell office:value-type="float" office:value="1707.757812">
                <text:p>1707.757812</text:p>
              </table:table-cell>
              <table:table-cell office:value-type="float" office:value="1802.24939">
                <text:p>1802.24939</text:p>
              </table:table-cell>
            </table:table-row>
            <table:table-row>
              <table:table-cell office:value-type="float" office:value="269.6">
                <text:p>269.6</text:p>
              </table:table-cell>
              <table:table-cell office:value-type="float" office:value="1705.950195">
                <text:p>1705.950195</text:p>
              </table:table-cell>
              <table:table-cell office:value-type="float" office:value="1793.23877">
                <text:p>1793.23877</text:p>
              </table:table-cell>
              <table:table-cell office:value-type="float" office:value="1709.38562">
                <text:p>1709.38562</text:p>
              </table:table-cell>
              <table:table-cell office:value-type="float" office:value="1799.722412">
                <text:p>1799.722412</text:p>
              </table:table-cell>
            </table:table-row>
            <table:table-row>
              <table:table-cell office:value-type="float" office:value="269.8">
                <text:p>269.8</text:p>
              </table:table-cell>
              <table:table-cell office:value-type="float" office:value="1711.140625">
                <text:p>1711.140625</text:p>
              </table:table-cell>
              <table:table-cell office:value-type="float" office:value="1795.801636">
                <text:p>1795.801636</text:p>
              </table:table-cell>
              <table:table-cell office:value-type="float" office:value="1712.525635">
                <text:p>1712.525635</text:p>
              </table:table-cell>
              <table:table-cell office:value-type="float" office:value="1799.186523">
                <text:p>1799.186523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1709.10437">
                <text:p>1709.10437</text:p>
              </table:table-cell>
              <table:table-cell office:value-type="float" office:value="1795.884766">
                <text:p>1795.884766</text:p>
              </table:table-cell>
              <table:table-cell office:value-type="float" office:value="1711.025391">
                <text:p>1711.025391</text:p>
              </table:table-cell>
              <table:table-cell office:value-type="float" office:value="1801.296387">
                <text:p>1801.296387</text:p>
              </table:table-cell>
            </table:table-row>
            <table:table-row>
              <table:table-cell office:value-type="float" office:value="270.2">
                <text:p>270.2</text:p>
              </table:table-cell>
              <table:table-cell office:value-type="float" office:value="1712.596069">
                <text:p>1712.596069</text:p>
              </table:table-cell>
              <table:table-cell office:value-type="float" office:value="1797.566284">
                <text:p>1797.566284</text:p>
              </table:table-cell>
              <table:table-cell office:value-type="float" office:value="1712.526978">
                <text:p>1712.526978</text:p>
              </table:table-cell>
              <table:table-cell office:value-type="float" office:value="1801.391602">
                <text:p>1801.391602</text:p>
              </table:table-cell>
            </table:table-row>
            <table:table-row>
              <table:table-cell office:value-type="float" office:value="270.4">
                <text:p>270.4</text:p>
              </table:table-cell>
              <table:table-cell office:value-type="float" office:value="1711.911011">
                <text:p>1711.911011</text:p>
              </table:table-cell>
              <table:table-cell office:value-type="float" office:value="1797.912598">
                <text:p>1797.912598</text:p>
              </table:table-cell>
              <table:table-cell office:value-type="float" office:value="1711.128784">
                <text:p>1711.128784</text:p>
              </table:table-cell>
              <table:table-cell office:value-type="float" office:value="1802.940186">
                <text:p>1802.940186</text:p>
              </table:table-cell>
            </table:table-row>
            <table:table-row>
              <table:table-cell office:value-type="float" office:value="270.6">
                <text:p>270.6</text:p>
              </table:table-cell>
              <table:table-cell office:value-type="float" office:value="1712.740479">
                <text:p>1712.740479</text:p>
              </table:table-cell>
              <table:table-cell office:value-type="float" office:value="1799.587769">
                <text:p>1799.587769</text:p>
              </table:table-cell>
              <table:table-cell office:value-type="float" office:value="1713.622437">
                <text:p>1713.622437</text:p>
              </table:table-cell>
              <table:table-cell office:value-type="float" office:value="1803.353027">
                <text:p>1803.353027</text:p>
              </table:table-cell>
            </table:table-row>
            <table:table-row>
              <table:table-cell office:value-type="float" office:value="270.8">
                <text:p>270.8</text:p>
              </table:table-cell>
              <table:table-cell office:value-type="float" office:value="1712.260376">
                <text:p>1712.260376</text:p>
              </table:table-cell>
              <table:table-cell office:value-type="float" office:value="1799.791992">
                <text:p>1799.791992</text:p>
              </table:table-cell>
              <table:table-cell office:value-type="float" office:value="1715.690918">
                <text:p>1715.690918</text:p>
              </table:table-cell>
              <table:table-cell office:value-type="float" office:value="1798.950317">
                <text:p>1798.950317</text:p>
              </table:table-cell>
            </table:table-row>
            <table:table-row>
              <table:table-cell office:value-type="float" office:value="271">
                <text:p>271</text:p>
              </table:table-cell>
              <table:table-cell office:value-type="float" office:value="1716.036743">
                <text:p>1716.036743</text:p>
              </table:table-cell>
              <table:table-cell office:value-type="float" office:value="1797.306641">
                <text:p>1797.306641</text:p>
              </table:table-cell>
              <table:table-cell office:value-type="float" office:value="1712.879272">
                <text:p>1712.879272</text:p>
              </table:table-cell>
              <table:table-cell office:value-type="float" office:value="1804.710571">
                <text:p>1804.710571</text:p>
              </table:table-cell>
            </table:table-row>
            <table:table-row>
              <table:table-cell office:value-type="float" office:value="271.2">
                <text:p>271.2</text:p>
              </table:table-cell>
              <table:table-cell office:value-type="float" office:value="1712.371582">
                <text:p>1712.371582</text:p>
              </table:table-cell>
              <table:table-cell office:value-type="float" office:value="1800.04187">
                <text:p>1800.04187</text:p>
              </table:table-cell>
              <table:table-cell office:value-type="float" office:value="1714.244263">
                <text:p>1714.244263</text:p>
              </table:table-cell>
              <table:table-cell office:value-type="float" office:value="1804.317871">
                <text:p>1804.317871</text:p>
              </table:table-cell>
            </table:table-row>
            <table:table-row>
              <table:table-cell office:value-type="float" office:value="271.4">
                <text:p>271.4</text:p>
              </table:table-cell>
              <table:table-cell office:value-type="float" office:value="1713.089355">
                <text:p>1713.089355</text:p>
              </table:table-cell>
              <table:table-cell office:value-type="float" office:value="1799.10083">
                <text:p>1799.10083</text:p>
              </table:table-cell>
              <table:table-cell office:value-type="float" office:value="1715.060059">
                <text:p>1715.060059</text:p>
              </table:table-cell>
              <table:table-cell office:value-type="float" office:value="1803.175415">
                <text:p>1803.175415</text:p>
              </table:table-cell>
            </table:table-row>
            <table:table-row>
              <table:table-cell office:value-type="float" office:value="271.6">
                <text:p>271.6</text:p>
              </table:table-cell>
              <table:table-cell office:value-type="float" office:value="1711.445923">
                <text:p>1711.445923</text:p>
              </table:table-cell>
              <table:table-cell office:value-type="float" office:value="1803.003662">
                <text:p>1803.003662</text:p>
              </table:table-cell>
              <table:table-cell office:value-type="float" office:value="1713.752808">
                <text:p>1713.752808</text:p>
              </table:table-cell>
              <table:table-cell office:value-type="float" office:value="1805.183105">
                <text:p>1805.183105</text:p>
              </table:table-cell>
            </table:table-row>
            <table:table-row>
              <table:table-cell office:value-type="float" office:value="271.8">
                <text:p>271.8</text:p>
              </table:table-cell>
              <table:table-cell office:value-type="float" office:value="1714.587891">
                <text:p>1714.587891</text:p>
              </table:table-cell>
              <table:table-cell office:value-type="float" office:value="1805.78186">
                <text:p>1805.78186</text:p>
              </table:table-cell>
              <table:table-cell office:value-type="float" office:value="1715.388306">
                <text:p>1715.388306</text:p>
              </table:table-cell>
              <table:table-cell office:value-type="float" office:value="1808.060181">
                <text:p>1808.060181</text:p>
              </table:table-cell>
            </table:table-row>
            <table:table-row>
              <table:table-cell office:value-type="float" office:value="272">
                <text:p>272</text:p>
              </table:table-cell>
              <table:table-cell office:value-type="float" office:value="1712.692749">
                <text:p>1712.692749</text:p>
              </table:table-cell>
              <table:table-cell office:value-type="float" office:value="1804.872314">
                <text:p>1804.872314</text:p>
              </table:table-cell>
              <table:table-cell office:value-type="float" office:value="1714.358521">
                <text:p>1714.358521</text:p>
              </table:table-cell>
              <table:table-cell office:value-type="float" office:value="1810.009399">
                <text:p>1810.009399</text:p>
              </table:table-cell>
            </table:table-row>
            <table:table-row>
              <table:table-cell office:value-type="float" office:value="272.2">
                <text:p>272.2</text:p>
              </table:table-cell>
              <table:table-cell office:value-type="float" office:value="1716.841553">
                <text:p>1716.841553</text:p>
              </table:table-cell>
              <table:table-cell office:value-type="float" office:value="1801.162598">
                <text:p>1801.162598</text:p>
              </table:table-cell>
              <table:table-cell office:value-type="float" office:value="1718.059448">
                <text:p>1718.059448</text:p>
              </table:table-cell>
              <table:table-cell office:value-type="float" office:value="1805.887695">
                <text:p>1805.887695</text:p>
              </table:table-cell>
            </table:table-row>
            <table:table-row>
              <table:table-cell office:value-type="float" office:value="272.4">
                <text:p>272.4</text:p>
              </table:table-cell>
              <table:table-cell office:value-type="float" office:value="1714.453857">
                <text:p>1714.453857</text:p>
              </table:table-cell>
              <table:table-cell office:value-type="float" office:value="1806.363525">
                <text:p>1806.363525</text:p>
              </table:table-cell>
              <table:table-cell office:value-type="float" office:value="1716.630859">
                <text:p>1716.630859</text:p>
              </table:table-cell>
              <table:table-cell office:value-type="float" office:value="1810.128906">
                <text:p>1810.128906</text:p>
              </table:table-cell>
            </table:table-row>
            <table:table-row>
              <table:table-cell office:value-type="float" office:value="272.6">
                <text:p>272.6</text:p>
              </table:table-cell>
              <table:table-cell office:value-type="float" office:value="1713.139526">
                <text:p>1713.139526</text:p>
              </table:table-cell>
              <table:table-cell office:value-type="float" office:value="1805.931641">
                <text:p>1805.931641</text:p>
              </table:table-cell>
              <table:table-cell office:value-type="float" office:value="1713.779663">
                <text:p>1713.779663</text:p>
              </table:table-cell>
              <table:table-cell office:value-type="float" office:value="1813.73938">
                <text:p>1813.73938</text:p>
              </table:table-cell>
            </table:table-row>
            <table:table-row>
              <table:table-cell office:value-type="float" office:value="272.8">
                <text:p>272.8</text:p>
              </table:table-cell>
              <table:table-cell office:value-type="float" office:value="1718.071777">
                <text:p>1718.071777</text:p>
              </table:table-cell>
              <table:table-cell office:value-type="float" office:value="1805.034912">
                <text:p>1805.034912</text:p>
              </table:table-cell>
              <table:table-cell office:value-type="float" office:value="1720.335083">
                <text:p>1720.335083</text:p>
              </table:table-cell>
              <table:table-cell office:value-type="float" office:value="1809.896484">
                <text:p>1809.896484</text:p>
              </table:table-cell>
            </table:table-row>
            <table:table-row>
              <table:table-cell office:value-type="float" office:value="273">
                <text:p>273</text:p>
              </table:table-cell>
              <table:table-cell office:value-type="float" office:value="1712.836304">
                <text:p>1712.836304</text:p>
              </table:table-cell>
              <table:table-cell office:value-type="float" office:value="1810.206787">
                <text:p>1810.206787</text:p>
              </table:table-cell>
              <table:table-cell office:value-type="float" office:value="1718.525391">
                <text:p>1718.525391</text:p>
              </table:table-cell>
              <table:table-cell office:value-type="float" office:value="1810.479858">
                <text:p>1810.479858</text:p>
              </table:table-cell>
            </table:table-row>
            <table:table-row>
              <table:table-cell office:value-type="float" office:value="273.2">
                <text:p>273.2</text:p>
              </table:table-cell>
              <table:table-cell office:value-type="float" office:value="1722.43335">
                <text:p>1722.43335</text:p>
              </table:table-cell>
              <table:table-cell office:value-type="float" office:value="1799.90918">
                <text:p>1799.90918</text:p>
              </table:table-cell>
              <table:table-cell office:value-type="float" office:value="1717.513916">
                <text:p>1717.513916</text:p>
              </table:table-cell>
              <table:table-cell office:value-type="float" office:value="1810.749756">
                <text:p>1810.749756</text:p>
              </table:table-cell>
            </table:table-row>
            <table:table-row>
              <table:table-cell office:value-type="float" office:value="273.4">
                <text:p>273.4</text:p>
              </table:table-cell>
              <table:table-cell office:value-type="float" office:value="1716.378296">
                <text:p>1716.378296</text:p>
              </table:table-cell>
              <table:table-cell office:value-type="float" office:value="1806.09375">
                <text:p>1806.09375</text:p>
              </table:table-cell>
              <table:table-cell office:value-type="float" office:value="1720.140869">
                <text:p>1720.140869</text:p>
              </table:table-cell>
              <table:table-cell office:value-type="float" office:value="1812.224609">
                <text:p>1812.224609</text:p>
              </table:table-cell>
            </table:table-row>
            <table:table-row>
              <table:table-cell office:value-type="float" office:value="273.6">
                <text:p>273.6</text:p>
              </table:table-cell>
              <table:table-cell office:value-type="float" office:value="1716.137085">
                <text:p>1716.137085</text:p>
              </table:table-cell>
              <table:table-cell office:value-type="float" office:value="1808.645874">
                <text:p>1808.645874</text:p>
              </table:table-cell>
              <table:table-cell office:value-type="float" office:value="1718.4104">
                <text:p>1718.4104</text:p>
              </table:table-cell>
              <table:table-cell office:value-type="float" office:value="1808.912354">
                <text:p>1808.912354</text:p>
              </table:table-cell>
            </table:table-row>
            <table:table-row>
              <table:table-cell office:value-type="float" office:value="273.8">
                <text:p>273.8</text:p>
              </table:table-cell>
              <table:table-cell office:value-type="float" office:value="1718.741455">
                <text:p>1718.741455</text:p>
              </table:table-cell>
              <table:table-cell office:value-type="float" office:value="1807.937134">
                <text:p>1807.937134</text:p>
              </table:table-cell>
              <table:table-cell office:value-type="float" office:value="1718.972534">
                <text:p>1718.972534</text:p>
              </table:table-cell>
              <table:table-cell office:value-type="float" office:value="1812.318481">
                <text:p>1812.318481</text:p>
              </table:table-cell>
            </table:table-row>
            <table:table-row>
              <table:table-cell office:value-type="float" office:value="274">
                <text:p>274</text:p>
              </table:table-cell>
              <table:table-cell office:value-type="float" office:value="1717.849365">
                <text:p>1717.849365</text:p>
              </table:table-cell>
              <table:table-cell office:value-type="float" office:value="1810.838501">
                <text:p>1810.838501</text:p>
              </table:table-cell>
              <table:table-cell office:value-type="float" office:value="1720.077026">
                <text:p>1720.077026</text:p>
              </table:table-cell>
              <table:table-cell office:value-type="float" office:value="1815.297241">
                <text:p>1815.297241</text:p>
              </table:table-cell>
            </table:table-row>
            <table:table-row>
              <table:table-cell office:value-type="float" office:value="274.2">
                <text:p>274.2</text:p>
              </table:table-cell>
              <table:table-cell office:value-type="float" office:value="1718.762085">
                <text:p>1718.762085</text:p>
              </table:table-cell>
              <table:table-cell office:value-type="float" office:value="1808.811401">
                <text:p>1808.811401</text:p>
              </table:table-cell>
              <table:table-cell office:value-type="float" office:value="1720.216797">
                <text:p>1720.216797</text:p>
              </table:table-cell>
              <table:table-cell office:value-type="float" office:value="1817.220093">
                <text:p>1817.220093</text:p>
              </table:table-cell>
            </table:table-row>
            <table:table-row>
              <table:table-cell office:value-type="float" office:value="274.4">
                <text:p>274.4</text:p>
              </table:table-cell>
              <table:table-cell office:value-type="float" office:value="1722.188965">
                <text:p>1722.188965</text:p>
              </table:table-cell>
              <table:table-cell office:value-type="float" office:value="1809.756836">
                <text:p>1809.756836</text:p>
              </table:table-cell>
              <table:table-cell office:value-type="float" office:value="1723.151611">
                <text:p>1723.151611</text:p>
              </table:table-cell>
              <table:table-cell office:value-type="float" office:value="1814.344604">
                <text:p>1814.344604</text:p>
              </table:table-cell>
            </table:table-row>
            <table:table-row>
              <table:table-cell office:value-type="float" office:value="274.6">
                <text:p>274.6</text:p>
              </table:table-cell>
              <table:table-cell office:value-type="float" office:value="1724.053223">
                <text:p>1724.053223</text:p>
              </table:table-cell>
              <table:table-cell office:value-type="float" office:value="1811.507324">
                <text:p>1811.507324</text:p>
              </table:table-cell>
              <table:table-cell office:value-type="float" office:value="1721.407471">
                <text:p>1721.407471</text:p>
              </table:table-cell>
              <table:table-cell office:value-type="float" office:value="1819.131836">
                <text:p>1819.131836</text:p>
              </table:table-cell>
            </table:table-row>
            <table:table-row>
              <table:table-cell office:value-type="float" office:value="274.8">
                <text:p>274.8</text:p>
              </table:table-cell>
              <table:table-cell office:value-type="float" office:value="1721.608154">
                <text:p>1721.608154</text:p>
              </table:table-cell>
              <table:table-cell office:value-type="float" office:value="1811.3125">
                <text:p>1811.3125</text:p>
              </table:table-cell>
              <table:table-cell office:value-type="float" office:value="1723.22937">
                <text:p>1723.22937</text:p>
              </table:table-cell>
              <table:table-cell office:value-type="float" office:value="1820.532837">
                <text:p>1820.532837</text:p>
              </table:table-cell>
            </table:table-row>
            <table:table-row>
              <table:table-cell office:value-type="float" office:value="275">
                <text:p>275</text:p>
              </table:table-cell>
              <table:table-cell office:value-type="float" office:value="1722.404053">
                <text:p>1722.404053</text:p>
              </table:table-cell>
              <table:table-cell office:value-type="float" office:value="1815.123535">
                <text:p>1815.123535</text:p>
              </table:table-cell>
              <table:table-cell office:value-type="float" office:value="1722.377319">
                <text:p>1722.377319</text:p>
              </table:table-cell>
              <table:table-cell office:value-type="float" office:value="1818.98999">
                <text:p>1818.98999</text:p>
              </table:table-cell>
            </table:table-row>
            <table:table-row>
              <table:table-cell office:value-type="float" office:value="275.2">
                <text:p>275.2</text:p>
              </table:table-cell>
              <table:table-cell office:value-type="float" office:value="1724.440186">
                <text:p>1724.440186</text:p>
              </table:table-cell>
              <table:table-cell office:value-type="float" office:value="1817.254395">
                <text:p>1817.254395</text:p>
              </table:table-cell>
              <table:table-cell office:value-type="float" office:value="1723.227905">
                <text:p>1723.227905</text:p>
              </table:table-cell>
              <table:table-cell office:value-type="float" office:value="1819.273438">
                <text:p>1819.273438</text:p>
              </table:table-cell>
            </table:table-row>
            <table:table-row>
              <table:table-cell office:value-type="float" office:value="275.4">
                <text:p>275.4</text:p>
              </table:table-cell>
              <table:table-cell office:value-type="float" office:value="1722.517944">
                <text:p>1722.517944</text:p>
              </table:table-cell>
              <table:table-cell office:value-type="float" office:value="1816.99353">
                <text:p>1816.99353</text:p>
              </table:table-cell>
              <table:table-cell office:value-type="float" office:value="1721.806396">
                <text:p>1721.806396</text:p>
              </table:table-cell>
              <table:table-cell office:value-type="float" office:value="1819.72876">
                <text:p>1819.72876</text:p>
              </table:table-cell>
            </table:table-row>
            <table:table-row>
              <table:table-cell office:value-type="float" office:value="275.6">
                <text:p>275.6</text:p>
              </table:table-cell>
              <table:table-cell office:value-type="float" office:value="1725.417969">
                <text:p>1725.417969</text:p>
              </table:table-cell>
              <table:table-cell office:value-type="float" office:value="1813.895264">
                <text:p>1813.895264</text:p>
              </table:table-cell>
              <table:table-cell office:value-type="float" office:value="1725.862061">
                <text:p>1725.862061</text:p>
              </table:table-cell>
              <table:table-cell office:value-type="float" office:value="1818.882568">
                <text:p>1818.882568</text:p>
              </table:table-cell>
            </table:table-row>
            <table:table-row>
              <table:table-cell office:value-type="float" office:value="275.8">
                <text:p>275.8</text:p>
              </table:table-cell>
              <table:table-cell office:value-type="float" office:value="1721.260864">
                <text:p>1721.260864</text:p>
              </table:table-cell>
              <table:table-cell office:value-type="float" office:value="1815.401855">
                <text:p>1815.401855</text:p>
              </table:table-cell>
              <table:table-cell office:value-type="float" office:value="1724.100342">
                <text:p>1724.100342</text:p>
              </table:table-cell>
              <table:table-cell office:value-type="float" office:value="1822.605591">
                <text:p>1822.605591</text:p>
              </table:table-cell>
            </table:table-row>
            <table:table-row>
              <table:table-cell office:value-type="float" office:value="276">
                <text:p>276</text:p>
              </table:table-cell>
              <table:table-cell office:value-type="float" office:value="1725.571167">
                <text:p>1725.571167</text:p>
              </table:table-cell>
              <table:table-cell office:value-type="float" office:value="1817.405762">
                <text:p>1817.405762</text:p>
              </table:table-cell>
              <table:table-cell office:value-type="float" office:value="1726.605957">
                <text:p>1726.605957</text:p>
              </table:table-cell>
              <table:table-cell office:value-type="float" office:value="1820.737915">
                <text:p>1820.737915</text:p>
              </table:table-cell>
            </table:table-row>
            <table:table-row>
              <table:table-cell office:value-type="float" office:value="276.2">
                <text:p>276.2</text:p>
              </table:table-cell>
              <table:table-cell office:value-type="float" office:value="1726.296265">
                <text:p>1726.296265</text:p>
              </table:table-cell>
              <table:table-cell office:value-type="float" office:value="1816.023926">
                <text:p>1816.023926</text:p>
              </table:table-cell>
              <table:table-cell office:value-type="float" office:value="1729.115723">
                <text:p>1729.115723</text:p>
              </table:table-cell>
              <table:table-cell office:value-type="float" office:value="1820.474609">
                <text:p>1820.474609</text:p>
              </table:table-cell>
            </table:table-row>
            <table:table-row>
              <table:table-cell office:value-type="float" office:value="276.4">
                <text:p>276.4</text:p>
              </table:table-cell>
              <table:table-cell office:value-type="float" office:value="1726.66626">
                <text:p>1726.66626</text:p>
              </table:table-cell>
              <table:table-cell office:value-type="float" office:value="1816.750977">
                <text:p>1816.750977</text:p>
              </table:table-cell>
              <table:table-cell office:value-type="float" office:value="1728.388062">
                <text:p>1728.388062</text:p>
              </table:table-cell>
              <table:table-cell office:value-type="float" office:value="1820.69812">
                <text:p>1820.69812</text:p>
              </table:table-cell>
            </table:table-row>
            <table:table-row>
              <table:table-cell office:value-type="float" office:value="276.6">
                <text:p>276.6</text:p>
              </table:table-cell>
              <table:table-cell office:value-type="float" office:value="1727.139648">
                <text:p>1727.139648</text:p>
              </table:table-cell>
              <table:table-cell office:value-type="float" office:value="1816.665649">
                <text:p>1816.665649</text:p>
              </table:table-cell>
              <table:table-cell office:value-type="float" office:value="1727.150146">
                <text:p>1727.150146</text:p>
              </table:table-cell>
              <table:table-cell office:value-type="float" office:value="1823.501709">
                <text:p>1823.501709</text:p>
              </table:table-cell>
            </table:table-row>
            <table:table-row>
              <table:table-cell office:value-type="float" office:value="276.8">
                <text:p>276.8</text:p>
              </table:table-cell>
              <table:table-cell office:value-type="float" office:value="1728.424683">
                <text:p>1728.424683</text:p>
              </table:table-cell>
              <table:table-cell office:value-type="float" office:value="1816.928345">
                <text:p>1816.928345</text:p>
              </table:table-cell>
              <table:table-cell office:value-type="float" office:value="1727.618652">
                <text:p>1727.618652</text:p>
              </table:table-cell>
              <table:table-cell office:value-type="float" office:value="1821.994385">
                <text:p>1821.994385</text:p>
              </table:table-cell>
            </table:table-row>
            <table:table-row>
              <table:table-cell office:value-type="float" office:value="277">
                <text:p>277</text:p>
              </table:table-cell>
              <table:table-cell office:value-type="float" office:value="1728.304199">
                <text:p>1728.304199</text:p>
              </table:table-cell>
              <table:table-cell office:value-type="float" office:value="1819.401367">
                <text:p>1819.401367</text:p>
              </table:table-cell>
              <table:table-cell office:value-type="float" office:value="1729.477783">
                <text:p>1729.477783</text:p>
              </table:table-cell>
              <table:table-cell office:value-type="float" office:value="1824.363403">
                <text:p>1824.363403</text:p>
              </table:table-cell>
            </table:table-row>
            <table:table-row>
              <table:table-cell office:value-type="float" office:value="277.2">
                <text:p>277.2</text:p>
              </table:table-cell>
              <table:table-cell office:value-type="float" office:value="1726.189331">
                <text:p>1726.189331</text:p>
              </table:table-cell>
              <table:table-cell office:value-type="float" office:value="1817.988281">
                <text:p>1817.988281</text:p>
              </table:table-cell>
              <table:table-cell office:value-type="float" office:value="1727.729248">
                <text:p>1727.729248</text:p>
              </table:table-cell>
              <table:table-cell office:value-type="float" office:value="1823.214111">
                <text:p>1823.214111</text:p>
              </table:table-cell>
            </table:table-row>
            <table:table-row>
              <table:table-cell office:value-type="float" office:value="277.4">
                <text:p>277.4</text:p>
              </table:table-cell>
              <table:table-cell office:value-type="float" office:value="1727.955078">
                <text:p>1727.955078</text:p>
              </table:table-cell>
              <table:table-cell office:value-type="float" office:value="1821.668823">
                <text:p>1821.668823</text:p>
              </table:table-cell>
              <table:table-cell office:value-type="float" office:value="1729.781494">
                <text:p>1729.781494</text:p>
              </table:table-cell>
              <table:table-cell office:value-type="float" office:value="1825.065918">
                <text:p>1825.065918</text:p>
              </table:table-cell>
            </table:table-row>
            <table:table-row>
              <table:table-cell office:value-type="float" office:value="277.6">
                <text:p>277.6</text:p>
              </table:table-cell>
              <table:table-cell office:value-type="float" office:value="1727.629272">
                <text:p>1727.629272</text:p>
              </table:table-cell>
              <table:table-cell office:value-type="float" office:value="1820.321533">
                <text:p>1820.321533</text:p>
              </table:table-cell>
              <table:table-cell office:value-type="float" office:value="1726.330444">
                <text:p>1726.330444</text:p>
              </table:table-cell>
              <table:table-cell office:value-type="float" office:value="1825.004395">
                <text:p>1825.004395</text:p>
              </table:table-cell>
            </table:table-row>
            <table:table-row>
              <table:table-cell office:value-type="float" office:value="277.8">
                <text:p>277.8</text:p>
              </table:table-cell>
              <table:table-cell office:value-type="float" office:value="1729.969971">
                <text:p>1729.969971</text:p>
              </table:table-cell>
              <table:table-cell office:value-type="float" office:value="1815.85498">
                <text:p>1815.85498</text:p>
              </table:table-cell>
              <table:table-cell office:value-type="float" office:value="1731.661255">
                <text:p>1731.661255</text:p>
              </table:table-cell>
              <table:table-cell office:value-type="float" office:value="1821.251099">
                <text:p>1821.251099</text:p>
              </table:table-cell>
            </table:table-row>
            <table:table-row>
              <table:table-cell office:value-type="float" office:value="278">
                <text:p>278</text:p>
              </table:table-cell>
              <table:table-cell office:value-type="float" office:value="1725.968262">
                <text:p>1725.968262</text:p>
              </table:table-cell>
              <table:table-cell office:value-type="float" office:value="1821.370483">
                <text:p>1821.370483</text:p>
              </table:table-cell>
              <table:table-cell office:value-type="float" office:value="1727.152954">
                <text:p>1727.152954</text:p>
              </table:table-cell>
              <table:table-cell office:value-type="float" office:value="1828.278076">
                <text:p>1828.278076</text:p>
              </table:table-cell>
            </table:table-row>
            <table:table-row>
              <table:table-cell office:value-type="float" office:value="278.2">
                <text:p>278.2</text:p>
              </table:table-cell>
              <table:table-cell office:value-type="float" office:value="1726.289062">
                <text:p>1726.289062</text:p>
              </table:table-cell>
              <table:table-cell office:value-type="float" office:value="1819.094727">
                <text:p>1819.094727</text:p>
              </table:table-cell>
              <table:table-cell office:value-type="float" office:value="1727.401855">
                <text:p>1727.401855</text:p>
              </table:table-cell>
              <table:table-cell office:value-type="float" office:value="1823.959961">
                <text:p>1823.959961</text:p>
              </table:table-cell>
            </table:table-row>
            <table:table-row>
              <table:table-cell office:value-type="float" office:value="278.4">
                <text:p>278.4</text:p>
              </table:table-cell>
              <table:table-cell office:value-type="float" office:value="1728.26416">
                <text:p>1728.26416</text:p>
              </table:table-cell>
              <table:table-cell office:value-type="float" office:value="1818.977539">
                <text:p>1818.977539</text:p>
              </table:table-cell>
              <table:table-cell office:value-type="float" office:value="1729.83667">
                <text:p>1729.83667</text:p>
              </table:table-cell>
              <table:table-cell office:value-type="float" office:value="1826.176025">
                <text:p>1826.176025</text:p>
              </table:table-cell>
            </table:table-row>
            <table:table-row>
              <table:table-cell office:value-type="float" office:value="278.6">
                <text:p>278.6</text:p>
              </table:table-cell>
              <table:table-cell office:value-type="float" office:value="1724.922363">
                <text:p>1724.922363</text:p>
              </table:table-cell>
              <table:table-cell office:value-type="float" office:value="1826.158447">
                <text:p>1826.158447</text:p>
              </table:table-cell>
              <table:table-cell office:value-type="float" office:value="1725.362671">
                <text:p>1725.362671</text:p>
              </table:table-cell>
              <table:table-cell office:value-type="float" office:value="1828.461182">
                <text:p>1828.461182</text:p>
              </table:table-cell>
            </table:table-row>
            <table:table-row>
              <table:table-cell office:value-type="float" office:value="278.8">
                <text:p>278.8</text:p>
              </table:table-cell>
              <table:table-cell office:value-type="float" office:value="1731.413086">
                <text:p>1731.413086</text:p>
              </table:table-cell>
              <table:table-cell office:value-type="float" office:value="1817.19165">
                <text:p>1817.19165</text:p>
              </table:table-cell>
              <table:table-cell office:value-type="float" office:value="1729.659424">
                <text:p>1729.659424</text:p>
              </table:table-cell>
              <table:table-cell office:value-type="float" office:value="1823.725342">
                <text:p>1823.725342</text:p>
              </table:table-cell>
            </table:table-row>
            <table:table-row>
              <table:table-cell office:value-type="float" office:value="279">
                <text:p>279</text:p>
              </table:table-cell>
              <table:table-cell office:value-type="float" office:value="1728.710938">
                <text:p>1728.710938</text:p>
              </table:table-cell>
              <table:table-cell office:value-type="float" office:value="1821.180542">
                <text:p>1821.180542</text:p>
              </table:table-cell>
              <table:table-cell office:value-type="float" office:value="1732.282227">
                <text:p>1732.282227</text:p>
              </table:table-cell>
              <table:table-cell office:value-type="float" office:value="1824.20874">
                <text:p>1824.20874</text:p>
              </table:table-cell>
            </table:table-row>
            <table:table-row>
              <table:table-cell office:value-type="float" office:value="279.2">
                <text:p>279.2</text:p>
              </table:table-cell>
              <table:table-cell office:value-type="float" office:value="1730.099365">
                <text:p>1730.099365</text:p>
              </table:table-cell>
              <table:table-cell office:value-type="float" office:value="1822.842041">
                <text:p>1822.842041</text:p>
              </table:table-cell>
              <table:table-cell office:value-type="float" office:value="1729.269409">
                <text:p>1729.269409</text:p>
              </table:table-cell>
              <table:table-cell office:value-type="float" office:value="1829.617676">
                <text:p>1829.617676</text:p>
              </table:table-cell>
            </table:table-row>
            <table:table-row>
              <table:table-cell office:value-type="float" office:value="279.4">
                <text:p>279.4</text:p>
              </table:table-cell>
              <table:table-cell office:value-type="float" office:value="1730.395508">
                <text:p>1730.395508</text:p>
              </table:table-cell>
              <table:table-cell office:value-type="float" office:value="1823.913086">
                <text:p>1823.913086</text:p>
              </table:table-cell>
              <table:table-cell office:value-type="float" office:value="1734.602905">
                <text:p>1734.602905</text:p>
              </table:table-cell>
              <table:table-cell office:value-type="float" office:value="1825.468262">
                <text:p>1825.468262</text:p>
              </table:table-cell>
            </table:table-row>
            <table:table-row>
              <table:table-cell office:value-type="float" office:value="279.6">
                <text:p>279.6</text:p>
              </table:table-cell>
              <table:table-cell office:value-type="float" office:value="1731.099854">
                <text:p>1731.099854</text:p>
              </table:table-cell>
              <table:table-cell office:value-type="float" office:value="1821.587402">
                <text:p>1821.587402</text:p>
              </table:table-cell>
              <table:table-cell office:value-type="float" office:value="1732.820435">
                <text:p>1732.820435</text:p>
              </table:table-cell>
              <table:table-cell office:value-type="float" office:value="1827.153687">
                <text:p>1827.153687</text:p>
              </table:table-cell>
            </table:table-row>
            <table:table-row>
              <table:table-cell office:value-type="float" office:value="279.8">
                <text:p>279.8</text:p>
              </table:table-cell>
              <table:table-cell office:value-type="float" office:value="1732.650879">
                <text:p>1732.650879</text:p>
              </table:table-cell>
              <table:table-cell office:value-type="float" office:value="1824.39856">
                <text:p>1824.39856</text:p>
              </table:table-cell>
              <table:table-cell office:value-type="float" office:value="1732.094482">
                <text:p>1732.094482</text:p>
              </table:table-cell>
              <table:table-cell office:value-type="float" office:value="1828.553711">
                <text:p>1828.553711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1731.858887">
                <text:p>1731.858887</text:p>
              </table:table-cell>
              <table:table-cell office:value-type="float" office:value="1826.325439">
                <text:p>1826.325439</text:p>
              </table:table-cell>
              <table:table-cell office:value-type="float" office:value="1734.592285">
                <text:p>1734.592285</text:p>
              </table:table-cell>
              <table:table-cell office:value-type="float" office:value="1831.645264">
                <text:p>1831.645264</text:p>
              </table:table-cell>
            </table:table-row>
            <table:table-row>
              <table:table-cell office:value-type="float" office:value="280.2">
                <text:p>280.2</text:p>
              </table:table-cell>
              <table:table-cell office:value-type="float" office:value="1733.170776">
                <text:p>1733.170776</text:p>
              </table:table-cell>
              <table:table-cell office:value-type="float" office:value="1824.026611">
                <text:p>1824.026611</text:p>
              </table:table-cell>
              <table:table-cell office:value-type="float" office:value="1735.134766">
                <text:p>1735.134766</text:p>
              </table:table-cell>
              <table:table-cell office:value-type="float" office:value="1829.760132">
                <text:p>1829.760132</text:p>
              </table:table-cell>
            </table:table-row>
            <table:table-row>
              <table:table-cell office:value-type="float" office:value="280.4">
                <text:p>280.4</text:p>
              </table:table-cell>
              <table:table-cell office:value-type="float" office:value="1732.615479">
                <text:p>1732.615479</text:p>
              </table:table-cell>
              <table:table-cell office:value-type="float" office:value="1824.639526">
                <text:p>1824.639526</text:p>
              </table:table-cell>
              <table:table-cell office:value-type="float" office:value="1732.646729">
                <text:p>1732.646729</text:p>
              </table:table-cell>
              <table:table-cell office:value-type="float" office:value="1829.928223">
                <text:p>1829.928223</text:p>
              </table:table-cell>
            </table:table-row>
            <table:table-row>
              <table:table-cell office:value-type="float" office:value="280.6">
                <text:p>280.6</text:p>
              </table:table-cell>
              <table:table-cell office:value-type="float" office:value="1735.020386">
                <text:p>1735.020386</text:p>
              </table:table-cell>
              <table:table-cell office:value-type="float" office:value="1823.744751">
                <text:p>1823.744751</text:p>
              </table:table-cell>
              <table:table-cell office:value-type="float" office:value="1735.852539">
                <text:p>1735.852539</text:p>
              </table:table-cell>
              <table:table-cell office:value-type="float" office:value="1832.374878">
                <text:p>1832.374878</text:p>
              </table:table-cell>
            </table:table-row>
            <table:table-row>
              <table:table-cell office:value-type="float" office:value="280.8">
                <text:p>280.8</text:p>
              </table:table-cell>
              <table:table-cell office:value-type="float" office:value="1730.651489">
                <text:p>1730.651489</text:p>
              </table:table-cell>
              <table:table-cell office:value-type="float" office:value="1832.504028">
                <text:p>1832.504028</text:p>
              </table:table-cell>
              <table:table-cell office:value-type="float" office:value="1733.148926">
                <text:p>1733.148926</text:p>
              </table:table-cell>
              <table:table-cell office:value-type="float" office:value="1834.303833">
                <text:p>1834.303833</text:p>
              </table:table-cell>
            </table:table-row>
            <table:table-row>
              <table:table-cell office:value-type="float" office:value="281">
                <text:p>281</text:p>
              </table:table-cell>
              <table:table-cell office:value-type="float" office:value="1735.620239">
                <text:p>1735.620239</text:p>
              </table:table-cell>
              <table:table-cell office:value-type="float" office:value="1825.643188">
                <text:p>1825.643188</text:p>
              </table:table-cell>
              <table:table-cell office:value-type="float" office:value="1734.866333">
                <text:p>1734.866333</text:p>
              </table:table-cell>
              <table:table-cell office:value-type="float" office:value="1832.529541">
                <text:p>1832.529541</text:p>
              </table:table-cell>
            </table:table-row>
            <table:table-row>
              <table:table-cell office:value-type="float" office:value="281.2">
                <text:p>281.2</text:p>
              </table:table-cell>
              <table:table-cell office:value-type="float" office:value="1735.97937">
                <text:p>1735.97937</text:p>
              </table:table-cell>
              <table:table-cell office:value-type="float" office:value="1827.144043">
                <text:p>1827.144043</text:p>
              </table:table-cell>
              <table:table-cell office:value-type="float" office:value="1736.272217">
                <text:p>1736.272217</text:p>
              </table:table-cell>
              <table:table-cell office:value-type="float" office:value="1831.0177">
                <text:p>1831.0177</text:p>
              </table:table-cell>
            </table:table-row>
            <table:table-row>
              <table:table-cell office:value-type="float" office:value="281.4">
                <text:p>281.4</text:p>
              </table:table-cell>
              <table:table-cell office:value-type="float" office:value="1731.239868">
                <text:p>1731.239868</text:p>
              </table:table-cell>
              <table:table-cell office:value-type="float" office:value="1832.824707">
                <text:p>1832.824707</text:p>
              </table:table-cell>
              <table:table-cell office:value-type="float" office:value="1733.441895">
                <text:p>1733.441895</text:p>
              </table:table-cell>
              <table:table-cell office:value-type="float" office:value="1833.569946">
                <text:p>1833.569946</text:p>
              </table:table-cell>
            </table:table-row>
            <table:table-row>
              <table:table-cell office:value-type="float" office:value="281.6">
                <text:p>281.6</text:p>
              </table:table-cell>
              <table:table-cell office:value-type="float" office:value="1735.210205">
                <text:p>1735.210205</text:p>
              </table:table-cell>
              <table:table-cell office:value-type="float" office:value="1825.285156">
                <text:p>1825.285156</text:p>
              </table:table-cell>
              <table:table-cell office:value-type="float" office:value="1736.173462">
                <text:p>1736.173462</text:p>
              </table:table-cell>
              <table:table-cell office:value-type="float" office:value="1833.520996">
                <text:p>1833.520996</text:p>
              </table:table-cell>
            </table:table-row>
            <table:table-row>
              <table:table-cell office:value-type="float" office:value="281.8">
                <text:p>281.8</text:p>
              </table:table-cell>
              <table:table-cell office:value-type="float" office:value="1737.822754">
                <text:p>1737.822754</text:p>
              </table:table-cell>
              <table:table-cell office:value-type="float" office:value="1826.792236">
                <text:p>1826.792236</text:p>
              </table:table-cell>
              <table:table-cell office:value-type="float" office:value="1737.591797">
                <text:p>1737.591797</text:p>
              </table:table-cell>
              <table:table-cell office:value-type="float" office:value="1834.416748">
                <text:p>1834.416748</text:p>
              </table:table-cell>
            </table:table-row>
            <table:table-row>
              <table:table-cell office:value-type="float" office:value="282">
                <text:p>282</text:p>
              </table:table-cell>
              <table:table-cell office:value-type="float" office:value="1733.615234">
                <text:p>1733.615234</text:p>
              </table:table-cell>
              <table:table-cell office:value-type="float" office:value="1829.555664">
                <text:p>1829.555664</text:p>
              </table:table-cell>
              <table:table-cell office:value-type="float" office:value="1733.467407">
                <text:p>1733.467407</text:p>
              </table:table-cell>
              <table:table-cell office:value-type="float" office:value="1834.06604">
                <text:p>1834.06604</text:p>
              </table:table-cell>
            </table:table-row>
            <table:table-row>
              <table:table-cell office:value-type="float" office:value="282.2">
                <text:p>282.2</text:p>
              </table:table-cell>
              <table:table-cell office:value-type="float" office:value="1734.792603">
                <text:p>1734.792603</text:p>
              </table:table-cell>
              <table:table-cell office:value-type="float" office:value="1828.867676">
                <text:p>1828.867676</text:p>
              </table:table-cell>
              <table:table-cell office:value-type="float" office:value="1734.925781">
                <text:p>1734.925781</text:p>
              </table:table-cell>
              <table:table-cell office:value-type="float" office:value="1833.052979">
                <text:p>1833.052979</text:p>
              </table:table-cell>
            </table:table-row>
            <table:table-row>
              <table:table-cell office:value-type="float" office:value="282.4">
                <text:p>282.4</text:p>
              </table:table-cell>
              <table:table-cell office:value-type="float" office:value="1736.078857">
                <text:p>1736.078857</text:p>
              </table:table-cell>
              <table:table-cell office:value-type="float" office:value="1829.549927">
                <text:p>1829.549927</text:p>
              </table:table-cell>
              <table:table-cell office:value-type="float" office:value="1736.393311">
                <text:p>1736.393311</text:p>
              </table:table-cell>
              <table:table-cell office:value-type="float" office:value="1834.855347">
                <text:p>1834.855347</text:p>
              </table:table-cell>
            </table:table-row>
            <table:table-row>
              <table:table-cell office:value-type="float" office:value="282.6">
                <text:p>282.6</text:p>
              </table:table-cell>
              <table:table-cell office:value-type="float" office:value="1735.197998">
                <text:p>1735.197998</text:p>
              </table:table-cell>
              <table:table-cell office:value-type="float" office:value="1825.935303">
                <text:p>1825.935303</text:p>
              </table:table-cell>
              <table:table-cell office:value-type="float" office:value="1735.692017">
                <text:p>1735.692017</text:p>
              </table:table-cell>
              <table:table-cell office:value-type="float" office:value="1833.999756">
                <text:p>1833.999756</text:p>
              </table:table-cell>
            </table:table-row>
            <table:table-row>
              <table:table-cell office:value-type="float" office:value="282.8">
                <text:p>282.8</text:p>
              </table:table-cell>
              <table:table-cell office:value-type="float" office:value="1735.747192">
                <text:p>1735.747192</text:p>
              </table:table-cell>
              <table:table-cell office:value-type="float" office:value="1826.144043">
                <text:p>1826.144043</text:p>
              </table:table-cell>
              <table:table-cell office:value-type="float" office:value="1734.167358">
                <text:p>1734.167358</text:p>
              </table:table-cell>
              <table:table-cell office:value-type="float" office:value="1831.376587">
                <text:p>1831.376587</text:p>
              </table:table-cell>
            </table:table-row>
            <table:table-row>
              <table:table-cell office:value-type="float" office:value="283">
                <text:p>283</text:p>
              </table:table-cell>
              <table:table-cell office:value-type="float" office:value="1731.580078">
                <text:p>1731.580078</text:p>
              </table:table-cell>
              <table:table-cell office:value-type="float" office:value="1831.542114">
                <text:p>1831.542114</text:p>
              </table:table-cell>
              <table:table-cell office:value-type="float" office:value="1733.806152">
                <text:p>1733.806152</text:p>
              </table:table-cell>
              <table:table-cell office:value-type="float" office:value="1835.050049">
                <text:p>1835.050049</text:p>
              </table:table-cell>
            </table:table-row>
            <table:table-row>
              <table:table-cell office:value-type="float" office:value="283.2">
                <text:p>283.2</text:p>
              </table:table-cell>
              <table:table-cell office:value-type="float" office:value="1734.136963">
                <text:p>1734.136963</text:p>
              </table:table-cell>
              <table:table-cell office:value-type="float" office:value="1827.921143">
                <text:p>1827.921143</text:p>
              </table:table-cell>
              <table:table-cell office:value-type="float" office:value="1735.494019">
                <text:p>1735.494019</text:p>
              </table:table-cell>
              <table:table-cell office:value-type="float" office:value="1832.789917">
                <text:p>1832.789917</text:p>
              </table:table-cell>
            </table:table-row>
            <table:table-row>
              <table:table-cell office:value-type="float" office:value="283.4">
                <text:p>283.4</text:p>
              </table:table-cell>
              <table:table-cell office:value-type="float" office:value="1733.993774">
                <text:p>1733.993774</text:p>
              </table:table-cell>
              <table:table-cell office:value-type="float" office:value="1827.62085">
                <text:p>1827.62085</text:p>
              </table:table-cell>
              <table:table-cell office:value-type="float" office:value="1736.481323">
                <text:p>1736.481323</text:p>
              </table:table-cell>
              <table:table-cell office:value-type="float" office:value="1830.729248">
                <text:p>1830.729248</text:p>
              </table:table-cell>
            </table:table-row>
            <table:table-row>
              <table:table-cell office:value-type="float" office:value="283.6">
                <text:p>283.6</text:p>
              </table:table-cell>
              <table:table-cell office:value-type="float" office:value="1734.059692">
                <text:p>1734.059692</text:p>
              </table:table-cell>
              <table:table-cell office:value-type="float" office:value="1827.074707">
                <text:p>1827.074707</text:p>
              </table:table-cell>
              <table:table-cell office:value-type="float" office:value="1737.076416">
                <text:p>1737.076416</text:p>
              </table:table-cell>
              <table:table-cell office:value-type="float" office:value="1832.578125">
                <text:p>1832.578125</text:p>
              </table:table-cell>
            </table:table-row>
            <table:table-row>
              <table:table-cell office:value-type="float" office:value="283.8">
                <text:p>283.8</text:p>
              </table:table-cell>
              <table:table-cell office:value-type="float" office:value="1734.424316">
                <text:p>1734.424316</text:p>
              </table:table-cell>
              <table:table-cell office:value-type="float" office:value="1829.857788">
                <text:p>1829.857788</text:p>
              </table:table-cell>
              <table:table-cell office:value-type="float" office:value="1735.617432">
                <text:p>1735.617432</text:p>
              </table:table-cell>
              <table:table-cell office:value-type="float" office:value="1832.974854">
                <text:p>1832.974854</text:p>
              </table:table-cell>
            </table:table-row>
            <table:table-row>
              <table:table-cell office:value-type="float" office:value="284">
                <text:p>284</text:p>
              </table:table-cell>
              <table:table-cell office:value-type="float" office:value="1735.880127">
                <text:p>1735.880127</text:p>
              </table:table-cell>
              <table:table-cell office:value-type="float" office:value="1829.170898">
                <text:p>1829.170898</text:p>
              </table:table-cell>
              <table:table-cell office:value-type="float" office:value="1733.550415">
                <text:p>1733.550415</text:p>
              </table:table-cell>
              <table:table-cell office:value-type="float" office:value="1838.177734">
                <text:p>1838.177734</text:p>
              </table:table-cell>
            </table:table-row>
            <table:table-row>
              <table:table-cell office:value-type="float" office:value="284.2">
                <text:p>284.2</text:p>
              </table:table-cell>
              <table:table-cell office:value-type="float" office:value="1735.52356">
                <text:p>1735.52356</text:p>
              </table:table-cell>
              <table:table-cell office:value-type="float" office:value="1830.495972">
                <text:p>1830.495972</text:p>
              </table:table-cell>
              <table:table-cell office:value-type="float" office:value="1735.713135">
                <text:p>1735.713135</text:p>
              </table:table-cell>
              <table:table-cell office:value-type="float" office:value="1834.141113">
                <text:p>1834.141113</text:p>
              </table:table-cell>
            </table:table-row>
            <table:table-row>
              <table:table-cell office:value-type="float" office:value="284.4">
                <text:p>284.4</text:p>
              </table:table-cell>
              <table:table-cell office:value-type="float" office:value="1739.346436">
                <text:p>1739.346436</text:p>
              </table:table-cell>
              <table:table-cell office:value-type="float" office:value="1827.330444">
                <text:p>1827.330444</text:p>
              </table:table-cell>
              <table:table-cell office:value-type="float" office:value="1739.999878">
                <text:p>1739.999878</text:p>
              </table:table-cell>
              <table:table-cell office:value-type="float" office:value="1833.46167">
                <text:p>1833.46167</text:p>
              </table:table-cell>
            </table:table-row>
            <table:table-row>
              <table:table-cell office:value-type="float" office:value="284.6">
                <text:p>284.6</text:p>
              </table:table-cell>
              <table:table-cell office:value-type="float" office:value="1737.480225">
                <text:p>1737.480225</text:p>
              </table:table-cell>
              <table:table-cell office:value-type="float" office:value="1835.202637">
                <text:p>1835.202637</text:p>
              </table:table-cell>
              <table:table-cell office:value-type="float" office:value="1738.963501">
                <text:p>1738.963501</text:p>
              </table:table-cell>
              <table:table-cell office:value-type="float" office:value="1839.277466">
                <text:p>1839.277466</text:p>
              </table:table-cell>
            </table:table-row>
            <table:table-row>
              <table:table-cell office:value-type="float" office:value="284.8">
                <text:p>284.8</text:p>
              </table:table-cell>
              <table:table-cell office:value-type="float" office:value="1735.471436">
                <text:p>1735.471436</text:p>
              </table:table-cell>
              <table:table-cell office:value-type="float" office:value="1833.848389">
                <text:p>1833.848389</text:p>
              </table:table-cell>
              <table:table-cell office:value-type="float" office:value="1737.864136">
                <text:p>1737.864136</text:p>
              </table:table-cell>
              <table:table-cell office:value-type="float" office:value="1836.525879">
                <text:p>1836.525879</text:p>
              </table:table-cell>
            </table:table-row>
            <table:table-row>
              <table:table-cell office:value-type="float" office:value="285">
                <text:p>285</text:p>
              </table:table-cell>
              <table:table-cell office:value-type="float" office:value="1741.282227">
                <text:p>1741.282227</text:p>
              </table:table-cell>
              <table:table-cell office:value-type="float" office:value="1826.444092">
                <text:p>1826.444092</text:p>
              </table:table-cell>
              <table:table-cell office:value-type="float" office:value="1741.199707">
                <text:p>1741.199707</text:p>
              </table:table-cell>
              <table:table-cell office:value-type="float" office:value="1837.352051">
                <text:p>1837.352051</text:p>
              </table:table-cell>
            </table:table-row>
            <table:table-row>
              <table:table-cell office:value-type="float" office:value="285.2">
                <text:p>285.2</text:p>
              </table:table-cell>
              <table:table-cell office:value-type="float" office:value="1732.953125">
                <text:p>1732.953125</text:p>
              </table:table-cell>
              <table:table-cell office:value-type="float" office:value="1833.296875">
                <text:p>1833.296875</text:p>
              </table:table-cell>
              <table:table-cell office:value-type="float" office:value="1736.616943">
                <text:p>1736.616943</text:p>
              </table:table-cell>
              <table:table-cell office:value-type="float" office:value="1839.030518">
                <text:p>1839.030518</text:p>
              </table:table-cell>
            </table:table-row>
            <table:table-row>
              <table:table-cell office:value-type="float" office:value="285.4">
                <text:p>285.4</text:p>
              </table:table-cell>
              <table:table-cell office:value-type="float" office:value="1737.151855">
                <text:p>1737.151855</text:p>
              </table:table-cell>
              <table:table-cell office:value-type="float" office:value="1833.072876">
                <text:p>1833.072876</text:p>
              </table:table-cell>
              <table:table-cell office:value-type="float" office:value="1738.140137">
                <text:p>1738.140137</text:p>
              </table:table-cell>
              <table:table-cell office:value-type="float" office:value="1834.192749">
                <text:p>1834.192749</text:p>
              </table:table-cell>
            </table:table-row>
            <table:table-row>
              <table:table-cell office:value-type="float" office:value="285.6">
                <text:p>285.6</text:p>
              </table:table-cell>
              <table:table-cell office:value-type="float" office:value="1737.599731">
                <text:p>1737.599731</text:p>
              </table:table-cell>
              <table:table-cell office:value-type="float" office:value="1829.059692">
                <text:p>1829.059692</text:p>
              </table:table-cell>
              <table:table-cell office:value-type="float" office:value="1741.862427">
                <text:p>1741.862427</text:p>
              </table:table-cell>
              <table:table-cell office:value-type="float" office:value="1836.150879">
                <text:p>1836.150879</text:p>
              </table:table-cell>
            </table:table-row>
            <table:table-row>
              <table:table-cell office:value-type="float" office:value="285.8">
                <text:p>285.8</text:p>
              </table:table-cell>
              <table:table-cell office:value-type="float" office:value="1737.010254">
                <text:p>1737.010254</text:p>
              </table:table-cell>
              <table:table-cell office:value-type="float" office:value="1830.856445">
                <text:p>1830.856445</text:p>
              </table:table-cell>
              <table:table-cell office:value-type="float" office:value="1739.474976">
                <text:p>1739.474976</text:p>
              </table:table-cell>
              <table:table-cell office:value-type="float" office:value="1837.874268">
                <text:p>1837.874268</text:p>
              </table:table-cell>
            </table:table-row>
            <table:table-row>
              <table:table-cell office:value-type="float" office:value="286">
                <text:p>286</text:p>
              </table:table-cell>
              <table:table-cell office:value-type="float" office:value="1737.712036">
                <text:p>1737.712036</text:p>
              </table:table-cell>
              <table:table-cell office:value-type="float" office:value="1831.913818">
                <text:p>1831.913818</text:p>
              </table:table-cell>
              <table:table-cell office:value-type="float" office:value="1737.386108">
                <text:p>1737.386108</text:p>
              </table:table-cell>
              <table:table-cell office:value-type="float" office:value="1837.261353">
                <text:p>1837.261353</text:p>
              </table:table-cell>
            </table:table-row>
            <table:table-row>
              <table:table-cell office:value-type="float" office:value="286.2">
                <text:p>286.2</text:p>
              </table:table-cell>
              <table:table-cell office:value-type="float" office:value="1737.825684">
                <text:p>1737.825684</text:p>
              </table:table-cell>
              <table:table-cell office:value-type="float" office:value="1833.386475">
                <text:p>1833.386475</text:p>
              </table:table-cell>
              <table:table-cell office:value-type="float" office:value="1740.635132">
                <text:p>1740.635132</text:p>
              </table:table-cell>
              <table:table-cell office:value-type="float" office:value="1839.530273">
                <text:p>1839.530273</text:p>
              </table:table-cell>
            </table:table-row>
            <table:table-row>
              <table:table-cell office:value-type="float" office:value="286.4">
                <text:p>286.4</text:p>
              </table:table-cell>
              <table:table-cell office:value-type="float" office:value="1737.15332">
                <text:p>1737.15332</text:p>
              </table:table-cell>
              <table:table-cell office:value-type="float" office:value="1832.548584">
                <text:p>1832.548584</text:p>
              </table:table-cell>
              <table:table-cell office:value-type="float" office:value="1739.108887">
                <text:p>1739.108887</text:p>
              </table:table-cell>
              <table:table-cell office:value-type="float" office:value="1837.661011">
                <text:p>1837.661011</text:p>
              </table:table-cell>
            </table:table-row>
            <table:table-row>
              <table:table-cell office:value-type="float" office:value="286.6">
                <text:p>286.6</text:p>
              </table:table-cell>
              <table:table-cell office:value-type="float" office:value="1738.592529">
                <text:p>1738.592529</text:p>
              </table:table-cell>
              <table:table-cell office:value-type="float" office:value="1834.839111">
                <text:p>1834.839111</text:p>
              </table:table-cell>
              <table:table-cell office:value-type="float" office:value="1739.723755">
                <text:p>1739.723755</text:p>
              </table:table-cell>
              <table:table-cell office:value-type="float" office:value="1834.549072">
                <text:p>1834.549072</text:p>
              </table:table-cell>
            </table:table-row>
            <table:table-row>
              <table:table-cell office:value-type="float" office:value="286.8">
                <text:p>286.8</text:p>
              </table:table-cell>
              <table:table-cell office:value-type="float" office:value="1738.430908">
                <text:p>1738.430908</text:p>
              </table:table-cell>
              <table:table-cell office:value-type="float" office:value="1833.879272">
                <text:p>1833.879272</text:p>
              </table:table-cell>
              <table:table-cell office:value-type="float" office:value="1741.043945">
                <text:p>1741.043945</text:p>
              </table:table-cell>
              <table:table-cell office:value-type="float" office:value="1837.679077">
                <text:p>1837.679077</text:p>
              </table:table-cell>
            </table:table-row>
            <table:table-row>
              <table:table-cell office:value-type="float" office:value="287">
                <text:p>287</text:p>
              </table:table-cell>
              <table:table-cell office:value-type="float" office:value="1738.449219">
                <text:p>1738.449219</text:p>
              </table:table-cell>
              <table:table-cell office:value-type="float" office:value="1834.749023">
                <text:p>1834.749023</text:p>
              </table:table-cell>
              <table:table-cell office:value-type="float" office:value="1739.383789">
                <text:p>1739.383789</text:p>
              </table:table-cell>
              <table:table-cell office:value-type="float" office:value="1838.665405">
                <text:p>1838.665405</text:p>
              </table:table-cell>
            </table:table-row>
            <table:table-row>
              <table:table-cell office:value-type="float" office:value="287.2">
                <text:p>287.2</text:p>
              </table:table-cell>
              <table:table-cell office:value-type="float" office:value="1739.875488">
                <text:p>1739.875488</text:p>
              </table:table-cell>
              <table:table-cell office:value-type="float" office:value="1832.242065">
                <text:p>1832.242065</text:p>
              </table:table-cell>
              <table:table-cell office:value-type="float" office:value="1740.671143">
                <text:p>1740.671143</text:p>
              </table:table-cell>
              <table:table-cell office:value-type="float" office:value="1837.892334">
                <text:p>1837.892334</text:p>
              </table:table-cell>
            </table:table-row>
            <table:table-row>
              <table:table-cell office:value-type="float" office:value="287.4">
                <text:p>287.4</text:p>
              </table:table-cell>
              <table:table-cell office:value-type="float" office:value="1735.945068">
                <text:p>1735.945068</text:p>
              </table:table-cell>
              <table:table-cell office:value-type="float" office:value="1836.734131">
                <text:p>1836.734131</text:p>
              </table:table-cell>
              <table:table-cell office:value-type="float" office:value="1738.951172">
                <text:p>1738.951172</text:p>
              </table:table-cell>
              <table:table-cell office:value-type="float" office:value="1839.529175">
                <text:p>1839.529175</text:p>
              </table:table-cell>
            </table:table-row>
            <table:table-row>
              <table:table-cell office:value-type="float" office:value="287.6">
                <text:p>287.6</text:p>
              </table:table-cell>
              <table:table-cell office:value-type="float" office:value="1739.929443">
                <text:p>1739.929443</text:p>
              </table:table-cell>
              <table:table-cell office:value-type="float" office:value="1833.033325">
                <text:p>1833.033325</text:p>
              </table:table-cell>
              <table:table-cell office:value-type="float" office:value="1739.915894">
                <text:p>1739.915894</text:p>
              </table:table-cell>
              <table:table-cell office:value-type="float" office:value="1837.668945">
                <text:p>1837.668945</text:p>
              </table:table-cell>
            </table:table-row>
            <table:table-row>
              <table:table-cell office:value-type="float" office:value="287.8">
                <text:p>287.8</text:p>
              </table:table-cell>
              <table:table-cell office:value-type="float" office:value="1736.352173">
                <text:p>1736.352173</text:p>
              </table:table-cell>
              <table:table-cell office:value-type="float" office:value="1830.640259">
                <text:p>1830.640259</text:p>
              </table:table-cell>
              <table:table-cell office:value-type="float" office:value="1739.680786">
                <text:p>1739.680786</text:p>
              </table:table-cell>
              <table:table-cell office:value-type="float" office:value="1836.272339">
                <text:p>1836.272339</text:p>
              </table:table-cell>
            </table:table-row>
            <table:table-row>
              <table:table-cell office:value-type="float" office:value="288">
                <text:p>288</text:p>
              </table:table-cell>
              <table:table-cell office:value-type="float" office:value="1734.834717">
                <text:p>1734.834717</text:p>
              </table:table-cell>
              <table:table-cell office:value-type="float" office:value="1836.114258">
                <text:p>1836.114258</text:p>
              </table:table-cell>
              <table:table-cell office:value-type="float" office:value="1739.858398">
                <text:p>1739.858398</text:p>
              </table:table-cell>
              <table:table-cell office:value-type="float" office:value="1838.267212">
                <text:p>1838.267212</text:p>
              </table:table-cell>
            </table:table-row>
            <table:table-row>
              <table:table-cell office:value-type="float" office:value="288.2">
                <text:p>288.2</text:p>
              </table:table-cell>
              <table:table-cell office:value-type="float" office:value="1738.199707">
                <text:p>1738.199707</text:p>
              </table:table-cell>
              <table:table-cell office:value-type="float" office:value="1834.686523">
                <text:p>1834.686523</text:p>
              </table:table-cell>
              <table:table-cell office:value-type="float" office:value="1738.684448">
                <text:p>1738.684448</text:p>
              </table:table-cell>
              <table:table-cell office:value-type="float" office:value="1838.220459">
                <text:p>1838.220459</text:p>
              </table:table-cell>
            </table:table-row>
            <table:table-row>
              <table:table-cell office:value-type="float" office:value="288.4">
                <text:p>288.4</text:p>
              </table:table-cell>
              <table:table-cell office:value-type="float" office:value="1737.095215">
                <text:p>1737.095215</text:p>
              </table:table-cell>
              <table:table-cell office:value-type="float" office:value="1830.220215">
                <text:p>1830.220215</text:p>
              </table:table-cell>
              <table:table-cell office:value-type="float" office:value="1739.019897">
                <text:p>1739.019897</text:p>
              </table:table-cell>
              <table:table-cell office:value-type="float" office:value="1837.111816">
                <text:p>1837.111816</text:p>
              </table:table-cell>
            </table:table-row>
            <table:table-row>
              <table:table-cell office:value-type="float" office:value="288.6">
                <text:p>288.6</text:p>
              </table:table-cell>
              <table:table-cell office:value-type="float" office:value="1736.213989">
                <text:p>1736.213989</text:p>
              </table:table-cell>
              <table:table-cell office:value-type="float" office:value="1835.726196">
                <text:p>1835.726196</text:p>
              </table:table-cell>
              <table:table-cell office:value-type="float" office:value="1738.592529">
                <text:p>1738.592529</text:p>
              </table:table-cell>
              <table:table-cell office:value-type="float" office:value="1842.084229">
                <text:p>1842.084229</text:p>
              </table:table-cell>
            </table:table-row>
            <table:table-row>
              <table:table-cell office:value-type="float" office:value="288.8">
                <text:p>288.8</text:p>
              </table:table-cell>
              <table:table-cell office:value-type="float" office:value="1738.428711">
                <text:p>1738.428711</text:p>
              </table:table-cell>
              <table:table-cell office:value-type="float" office:value="1831.541382">
                <text:p>1831.541382</text:p>
              </table:table-cell>
              <table:table-cell office:value-type="float" office:value="1741.671753">
                <text:p>1741.671753</text:p>
              </table:table-cell>
              <table:table-cell office:value-type="float" office:value="1838.45166">
                <text:p>1838.45166</text:p>
              </table:table-cell>
            </table:table-row>
            <table:table-row>
              <table:table-cell office:value-type="float" office:value="289">
                <text:p>289</text:p>
              </table:table-cell>
              <table:table-cell office:value-type="float" office:value="1741.812622">
                <text:p>1741.812622</text:p>
              </table:table-cell>
              <table:table-cell office:value-type="float" office:value="1830.958008">
                <text:p>1830.958008</text:p>
              </table:table-cell>
              <table:table-cell office:value-type="float" office:value="1740.047363">
                <text:p>1740.047363</text:p>
              </table:table-cell>
              <table:table-cell office:value-type="float" office:value="1839.318359">
                <text:p>1839.318359</text:p>
              </table:table-cell>
            </table:table-row>
            <table:table-row>
              <table:table-cell office:value-type="float" office:value="289.2">
                <text:p>289.2</text:p>
              </table:table-cell>
              <table:table-cell office:value-type="float" office:value="1738.321655">
                <text:p>1738.321655</text:p>
              </table:table-cell>
              <table:table-cell office:value-type="float" office:value="1838.074219">
                <text:p>1838.074219</text:p>
              </table:table-cell>
              <table:table-cell office:value-type="float" office:value="1740.590698">
                <text:p>1740.590698</text:p>
              </table:table-cell>
              <table:table-cell office:value-type="float" office:value="1842.416382">
                <text:p>1842.416382</text:p>
              </table:table-cell>
            </table:table-row>
            <table:table-row>
              <table:table-cell office:value-type="float" office:value="289.4">
                <text:p>289.4</text:p>
              </table:table-cell>
              <table:table-cell office:value-type="float" office:value="1739.68457">
                <text:p>1739.68457</text:p>
              </table:table-cell>
              <table:table-cell office:value-type="float" office:value="1833.925537">
                <text:p>1833.925537</text:p>
              </table:table-cell>
              <table:table-cell office:value-type="float" office:value="1739.889526">
                <text:p>1739.889526</text:p>
              </table:table-cell>
              <table:table-cell office:value-type="float" office:value="1840.978638">
                <text:p>1840.978638</text:p>
              </table:table-cell>
            </table:table-row>
            <table:table-row>
              <table:table-cell office:value-type="float" office:value="289.6">
                <text:p>289.6</text:p>
              </table:table-cell>
              <table:table-cell office:value-type="float" office:value="1741.836182">
                <text:p>1741.836182</text:p>
              </table:table-cell>
              <table:table-cell office:value-type="float" office:value="1836.824707">
                <text:p>1836.824707</text:p>
              </table:table-cell>
              <table:table-cell office:value-type="float" office:value="1742.663574">
                <text:p>1742.663574</text:p>
              </table:table-cell>
              <table:table-cell office:value-type="float" office:value="1840.922729">
                <text:p>1840.922729</text:p>
              </table:table-cell>
            </table:table-row>
            <table:table-row>
              <table:table-cell office:value-type="float" office:value="289.8">
                <text:p>289.8</text:p>
              </table:table-cell>
              <table:table-cell office:value-type="float" office:value="1737.246338">
                <text:p>1737.246338</text:p>
              </table:table-cell>
              <table:table-cell office:value-type="float" office:value="1842.058838">
                <text:p>1842.058838</text:p>
              </table:table-cell>
              <table:table-cell office:value-type="float" office:value="1740.56897">
                <text:p>1740.56897</text:p>
              </table:table-cell>
              <table:table-cell office:value-type="float" office:value="1845.625">
                <text:p>1845.625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1741.013306">
                <text:p>1741.013306</text:p>
              </table:table-cell>
              <table:table-cell office:value-type="float" office:value="1838.966675">
                <text:p>1838.966675</text:p>
              </table:table-cell>
              <table:table-cell office:value-type="float" office:value="1742.220947">
                <text:p>1742.220947</text:p>
              </table:table-cell>
              <table:table-cell office:value-type="float" office:value="1842.148804">
                <text:p>1842.148804</text:p>
              </table:table-cell>
            </table:table-row>
            <table:table-row>
              <table:table-cell office:value-type="float" office:value="290.2">
                <text:p>290.2</text:p>
              </table:table-cell>
              <table:table-cell office:value-type="float" office:value="1744.467529">
                <text:p>1744.467529</text:p>
              </table:table-cell>
              <table:table-cell office:value-type="float" office:value="1833.970703">
                <text:p>1833.970703</text:p>
              </table:table-cell>
              <table:table-cell office:value-type="float" office:value="1746.689209">
                <text:p>1746.689209</text:p>
              </table:table-cell>
              <table:table-cell office:value-type="float" office:value="1840.969238">
                <text:p>1840.969238</text:p>
              </table:table-cell>
            </table:table-row>
            <table:table-row>
              <table:table-cell office:value-type="float" office:value="290.4">
                <text:p>290.4</text:p>
              </table:table-cell>
              <table:table-cell office:value-type="float" office:value="1743.145874">
                <text:p>1743.145874</text:p>
              </table:table-cell>
              <table:table-cell office:value-type="float" office:value="1840.682739">
                <text:p>1840.682739</text:p>
              </table:table-cell>
              <table:table-cell office:value-type="float" office:value="1743.828979">
                <text:p>1743.828979</text:p>
              </table:table-cell>
              <table:table-cell office:value-type="float" office:value="1843.359131">
                <text:p>1843.359131</text:p>
              </table:table-cell>
            </table:table-row>
            <table:table-row>
              <table:table-cell office:value-type="float" office:value="290.6">
                <text:p>290.6</text:p>
              </table:table-cell>
              <table:table-cell office:value-type="float" office:value="1741.744507">
                <text:p>1741.744507</text:p>
              </table:table-cell>
              <table:table-cell office:value-type="float" office:value="1840.091919">
                <text:p>1840.091919</text:p>
              </table:table-cell>
              <table:table-cell office:value-type="float" office:value="1742.252441">
                <text:p>1742.252441</text:p>
              </table:table-cell>
              <table:table-cell office:value-type="float" office:value="1843.605713">
                <text:p>1843.605713</text:p>
              </table:table-cell>
            </table:table-row>
            <table:table-row>
              <table:table-cell office:value-type="float" office:value="290.8">
                <text:p>290.8</text:p>
              </table:table-cell>
              <table:table-cell office:value-type="float" office:value="1745.803711">
                <text:p>1745.803711</text:p>
              </table:table-cell>
              <table:table-cell office:value-type="float" office:value="1836.857056">
                <text:p>1836.857056</text:p>
              </table:table-cell>
              <table:table-cell office:value-type="float" office:value="1747.321045">
                <text:p>1747.321045</text:p>
              </table:table-cell>
              <table:table-cell office:value-type="float" office:value="1840.388306">
                <text:p>1840.388306</text:p>
              </table:table-cell>
            </table:table-row>
            <table:table-row>
              <table:table-cell office:value-type="float" office:value="291">
                <text:p>291</text:p>
              </table:table-cell>
              <table:table-cell office:value-type="float" office:value="1743.888672">
                <text:p>1743.888672</text:p>
              </table:table-cell>
              <table:table-cell office:value-type="float" office:value="1840.327148">
                <text:p>1840.327148</text:p>
              </table:table-cell>
              <table:table-cell office:value-type="float" office:value="1745.139526">
                <text:p>1745.139526</text:p>
              </table:table-cell>
              <table:table-cell office:value-type="float" office:value="1844.841797">
                <text:p>1844.841797</text:p>
              </table:table-cell>
            </table:table-row>
            <table:table-row>
              <table:table-cell office:value-type="float" office:value="291.2">
                <text:p>291.2</text:p>
              </table:table-cell>
              <table:table-cell office:value-type="float" office:value="1746.000488">
                <text:p>1746.000488</text:p>
              </table:table-cell>
              <table:table-cell office:value-type="float" office:value="1839.229736">
                <text:p>1839.229736</text:p>
              </table:table-cell>
              <table:table-cell office:value-type="float" office:value="1744.124146">
                <text:p>1744.124146</text:p>
              </table:table-cell>
              <table:table-cell office:value-type="float" office:value="1845.364502">
                <text:p>1845.364502</text:p>
              </table:table-cell>
            </table:table-row>
            <table:table-row>
              <table:table-cell office:value-type="float" office:value="291.4">
                <text:p>291.4</text:p>
              </table:table-cell>
              <table:table-cell office:value-type="float" office:value="1744.633423">
                <text:p>1744.633423</text:p>
              </table:table-cell>
              <table:table-cell office:value-type="float" office:value="1836.99646">
                <text:p>1836.99646</text:p>
              </table:table-cell>
              <table:table-cell office:value-type="float" office:value="1743.916504">
                <text:p>1743.916504</text:p>
              </table:table-cell>
              <table:table-cell office:value-type="float" office:value="1843.943115">
                <text:p>1843.943115</text:p>
              </table:table-cell>
            </table:table-row>
            <table:table-row>
              <table:table-cell office:value-type="float" office:value="291.6">
                <text:p>291.6</text:p>
              </table:table-cell>
              <table:table-cell office:value-type="float" office:value="1741.900391">
                <text:p>1741.900391</text:p>
              </table:table-cell>
              <table:table-cell office:value-type="float" office:value="1839.693115">
                <text:p>1839.693115</text:p>
              </table:table-cell>
              <table:table-cell office:value-type="float" office:value="1742.372314">
                <text:p>1742.372314</text:p>
              </table:table-cell>
              <table:table-cell office:value-type="float" office:value="1846.125854">
                <text:p>1846.125854</text:p>
              </table:table-cell>
            </table:table-row>
            <table:table-row>
              <table:table-cell office:value-type="float" office:value="291.8">
                <text:p>291.8</text:p>
              </table:table-cell>
              <table:table-cell office:value-type="float" office:value="1740.77771">
                <text:p>1740.77771</text:p>
              </table:table-cell>
              <table:table-cell office:value-type="float" office:value="1838.699463">
                <text:p>1838.699463</text:p>
              </table:table-cell>
              <table:table-cell office:value-type="float" office:value="1743.985352">
                <text:p>1743.985352</text:p>
              </table:table-cell>
              <table:table-cell office:value-type="float" office:value="1843.933105">
                <text:p>1843.933105</text:p>
              </table:table-cell>
            </table:table-row>
            <table:table-row>
              <table:table-cell office:value-type="float" office:value="292">
                <text:p>292</text:p>
              </table:table-cell>
              <table:table-cell office:value-type="float" office:value="1743.047119">
                <text:p>1743.047119</text:p>
              </table:table-cell>
              <table:table-cell office:value-type="float" office:value="1838.958008">
                <text:p>1838.958008</text:p>
              </table:table-cell>
              <table:table-cell office:value-type="float" office:value="1744.210938">
                <text:p>1744.210938</text:p>
              </table:table-cell>
              <table:table-cell office:value-type="float" office:value="1844.798096">
                <text:p>1844.798096</text:p>
              </table:table-cell>
            </table:table-row>
            <table:table-row>
              <table:table-cell office:value-type="float" office:value="292.2">
                <text:p>292.2</text:p>
              </table:table-cell>
              <table:table-cell office:value-type="float" office:value="1741.85437">
                <text:p>1741.85437</text:p>
              </table:table-cell>
              <table:table-cell office:value-type="float" office:value="1840.873779">
                <text:p>1840.873779</text:p>
              </table:table-cell>
              <table:table-cell office:value-type="float" office:value="1741.661377">
                <text:p>1741.661377</text:p>
              </table:table-cell>
              <table:table-cell office:value-type="float" office:value="1846.029053">
                <text:p>1846.029053</text:p>
              </table:table-cell>
            </table:table-row>
            <table:table-row>
              <table:table-cell office:value-type="float" office:value="292.4">
                <text:p>292.4</text:p>
              </table:table-cell>
              <table:table-cell office:value-type="float" office:value="1741.360107">
                <text:p>1741.360107</text:p>
              </table:table-cell>
              <table:table-cell office:value-type="float" office:value="1836.733643">
                <text:p>1836.733643</text:p>
              </table:table-cell>
              <table:table-cell office:value-type="float" office:value="1741.713745">
                <text:p>1741.713745</text:p>
              </table:table-cell>
              <table:table-cell office:value-type="float" office:value="1842.21167">
                <text:p>1842.21167</text:p>
              </table:table-cell>
            </table:table-row>
            <table:table-row>
              <table:table-cell office:value-type="float" office:value="292.6">
                <text:p>292.6</text:p>
              </table:table-cell>
              <table:table-cell office:value-type="float" office:value="1742.884521">
                <text:p>1742.884521</text:p>
              </table:table-cell>
              <table:table-cell office:value-type="float" office:value="1839.063232">
                <text:p>1839.063232</text:p>
              </table:table-cell>
              <table:table-cell office:value-type="float" office:value="1741.852783">
                <text:p>1741.852783</text:p>
              </table:table-cell>
              <table:table-cell office:value-type="float" office:value="1847.026855">
                <text:p>1847.026855</text:p>
              </table:table-cell>
            </table:table-row>
            <table:table-row>
              <table:table-cell office:value-type="float" office:value="292.8">
                <text:p>292.8</text:p>
              </table:table-cell>
              <table:table-cell office:value-type="float" office:value="1741.185547">
                <text:p>1741.185547</text:p>
              </table:table-cell>
              <table:table-cell office:value-type="float" office:value="1834.998291">
                <text:p>1834.998291</text:p>
              </table:table-cell>
              <table:table-cell office:value-type="float" office:value="1741.863159">
                <text:p>1741.863159</text:p>
              </table:table-cell>
              <table:table-cell office:value-type="float" office:value="1841.894897">
                <text:p>1841.894897</text:p>
              </table:table-cell>
            </table:table-row>
            <table:table-row>
              <table:table-cell office:value-type="float" office:value="293">
                <text:p>293</text:p>
              </table:table-cell>
              <table:table-cell office:value-type="float" office:value="1740.09314">
                <text:p>1740.09314</text:p>
              </table:table-cell>
              <table:table-cell office:value-type="float" office:value="1837.617188">
                <text:p>1837.617188</text:p>
              </table:table-cell>
              <table:table-cell office:value-type="float" office:value="1742.184814">
                <text:p>1742.184814</text:p>
              </table:table-cell>
              <table:table-cell office:value-type="float" office:value="1843.045166">
                <text:p>1843.045166</text:p>
              </table:table-cell>
            </table:table-row>
            <table:table-row>
              <table:table-cell office:value-type="float" office:value="293.2">
                <text:p>293.2</text:p>
              </table:table-cell>
              <table:table-cell office:value-type="float" office:value="1740.518433">
                <text:p>1740.518433</text:p>
              </table:table-cell>
              <table:table-cell office:value-type="float" office:value="1838.780762">
                <text:p>1838.780762</text:p>
              </table:table-cell>
              <table:table-cell office:value-type="float" office:value="1737.222778">
                <text:p>1737.222778</text:p>
              </table:table-cell>
              <table:table-cell office:value-type="float" office:value="1848.30542">
                <text:p>1848.30542</text:p>
              </table:table-cell>
            </table:table-row>
            <table:table-row>
              <table:table-cell office:value-type="float" office:value="293.4">
                <text:p>293.4</text:p>
              </table:table-cell>
              <table:table-cell office:value-type="float" office:value="1741.516357">
                <text:p>1741.516357</text:p>
              </table:table-cell>
              <table:table-cell office:value-type="float" office:value="1835.335815">
                <text:p>1835.335815</text:p>
              </table:table-cell>
              <table:table-cell office:value-type="float" office:value="1741.004639">
                <text:p>1741.004639</text:p>
              </table:table-cell>
              <table:table-cell office:value-type="float" office:value="1839.188965">
                <text:p>1839.188965</text:p>
              </table:table-cell>
            </table:table-row>
            <table:table-row>
              <table:table-cell office:value-type="float" office:value="293.6">
                <text:p>293.6</text:p>
              </table:table-cell>
              <table:table-cell office:value-type="float" office:value="1742.782715">
                <text:p>1742.782715</text:p>
              </table:table-cell>
              <table:table-cell office:value-type="float" office:value="1834.080566">
                <text:p>1834.080566</text:p>
              </table:table-cell>
              <table:table-cell office:value-type="float" office:value="1741.888916">
                <text:p>1741.888916</text:p>
              </table:table-cell>
              <table:table-cell office:value-type="float" office:value="1839.470459">
                <text:p>1839.470459</text:p>
              </table:table-cell>
            </table:table-row>
            <table:table-row>
              <table:table-cell office:value-type="float" office:value="293.8">
                <text:p>293.8</text:p>
              </table:table-cell>
              <table:table-cell office:value-type="float" office:value="1737.63916">
                <text:p>1737.63916</text:p>
              </table:table-cell>
              <table:table-cell office:value-type="float" office:value="1838.894165">
                <text:p>1838.894165</text:p>
              </table:table-cell>
              <table:table-cell office:value-type="float" office:value="1740.262451">
                <text:p>1740.262451</text:p>
              </table:table-cell>
              <table:table-cell office:value-type="float" office:value="1844.122437">
                <text:p>1844.122437</text:p>
              </table:table-cell>
            </table:table-row>
            <table:table-row>
              <table:table-cell office:value-type="float" office:value="294">
                <text:p>294</text:p>
              </table:table-cell>
              <table:table-cell office:value-type="float" office:value="1740.860352">
                <text:p>1740.860352</text:p>
              </table:table-cell>
              <table:table-cell office:value-type="float" office:value="1833.987915">
                <text:p>1833.987915</text:p>
              </table:table-cell>
              <table:table-cell office:value-type="float" office:value="1741.115479">
                <text:p>1741.115479</text:p>
              </table:table-cell>
              <table:table-cell office:value-type="float" office:value="1840.838135">
                <text:p>1840.838135</text:p>
              </table:table-cell>
            </table:table-row>
            <table:table-row>
              <table:table-cell office:value-type="float" office:value="294.2">
                <text:p>294.2</text:p>
              </table:table-cell>
              <table:table-cell office:value-type="float" office:value="1739.172607">
                <text:p>1739.172607</text:p>
              </table:table-cell>
              <table:table-cell office:value-type="float" office:value="1837.218262">
                <text:p>1837.218262</text:p>
              </table:table-cell>
              <table:table-cell office:value-type="float" office:value="1743.326904">
                <text:p>1743.326904</text:p>
              </table:table-cell>
              <table:table-cell office:value-type="float" office:value="1838.908081">
                <text:p>1838.908081</text:p>
              </table:table-cell>
            </table:table-row>
            <table:table-row>
              <table:table-cell office:value-type="float" office:value="294.4">
                <text:p>294.4</text:p>
              </table:table-cell>
              <table:table-cell office:value-type="float" office:value="1741.02002">
                <text:p>1741.02002</text:p>
              </table:table-cell>
              <table:table-cell office:value-type="float" office:value="1835.193237">
                <text:p>1835.193237</text:p>
              </table:table-cell>
              <table:table-cell office:value-type="float" office:value="1740.434204">
                <text:p>1740.434204</text:p>
              </table:table-cell>
              <table:table-cell office:value-type="float" office:value="1841.702637">
                <text:p>1841.702637</text:p>
              </table:table-cell>
            </table:table-row>
            <table:table-row>
              <table:table-cell office:value-type="float" office:value="294.6">
                <text:p>294.6</text:p>
              </table:table-cell>
              <table:table-cell office:value-type="float" office:value="1741.998291">
                <text:p>1741.998291</text:p>
              </table:table-cell>
              <table:table-cell office:value-type="float" office:value="1831.864136">
                <text:p>1831.864136</text:p>
              </table:table-cell>
              <table:table-cell office:value-type="float" office:value="1742.750977">
                <text:p>1742.750977</text:p>
              </table:table-cell>
              <table:table-cell office:value-type="float" office:value="1840.540894">
                <text:p>1840.540894</text:p>
              </table:table-cell>
            </table:table-row>
            <table:table-row>
              <table:table-cell office:value-type="float" office:value="294.8">
                <text:p>294.8</text:p>
              </table:table-cell>
              <table:table-cell office:value-type="float" office:value="1742.12793">
                <text:p>1742.12793</text:p>
              </table:table-cell>
              <table:table-cell office:value-type="float" office:value="1837.227783">
                <text:p>1837.227783</text:p>
              </table:table-cell>
              <table:table-cell office:value-type="float" office:value="1741.729248">
                <text:p>1741.729248</text:p>
              </table:table-cell>
              <table:table-cell office:value-type="float" office:value="1843.135986">
                <text:p>1843.135986</text:p>
              </table:table-cell>
            </table:table-row>
            <table:table-row>
              <table:table-cell office:value-type="float" office:value="295">
                <text:p>295</text:p>
              </table:table-cell>
              <table:table-cell office:value-type="float" office:value="1741.25354">
                <text:p>1741.25354</text:p>
              </table:table-cell>
              <table:table-cell office:value-type="float" office:value="1840.524414">
                <text:p>1840.524414</text:p>
              </table:table-cell>
              <table:table-cell office:value-type="float" office:value="1741.723511">
                <text:p>1741.723511</text:p>
              </table:table-cell>
              <table:table-cell office:value-type="float" office:value="1846.646851">
                <text:p>1846.646851</text:p>
              </table:table-cell>
            </table:table-row>
            <table:table-row>
              <table:table-cell office:value-type="float" office:value="295.2">
                <text:p>295.2</text:p>
              </table:table-cell>
              <table:table-cell office:value-type="float" office:value="1741.899048">
                <text:p>1741.899048</text:p>
              </table:table-cell>
              <table:table-cell office:value-type="float" office:value="1836.829102">
                <text:p>1836.829102</text:p>
              </table:table-cell>
              <table:table-cell office:value-type="float" office:value="1744.262695">
                <text:p>1744.262695</text:p>
              </table:table-cell>
              <table:table-cell office:value-type="float" office:value="1844.731201">
                <text:p>1844.731201</text:p>
              </table:table-cell>
            </table:table-row>
            <table:table-row>
              <table:table-cell office:value-type="float" office:value="295.4">
                <text:p>295.4</text:p>
              </table:table-cell>
              <table:table-cell office:value-type="float" office:value="1740.099487">
                <text:p>1740.099487</text:p>
              </table:table-cell>
              <table:table-cell office:value-type="float" office:value="1838.629639">
                <text:p>1838.629639</text:p>
              </table:table-cell>
              <table:table-cell office:value-type="float" office:value="1743.781006">
                <text:p>1743.781006</text:p>
              </table:table-cell>
              <table:table-cell office:value-type="float" office:value="1841.593384">
                <text:p>1841.593384</text:p>
              </table:table-cell>
            </table:table-row>
            <table:table-row>
              <table:table-cell office:value-type="float" office:value="295.6">
                <text:p>295.6</text:p>
              </table:table-cell>
              <table:table-cell office:value-type="float" office:value="1742.754883">
                <text:p>1742.754883</text:p>
              </table:table-cell>
              <table:table-cell office:value-type="float" office:value="1837.282715">
                <text:p>1837.282715</text:p>
              </table:table-cell>
              <table:table-cell office:value-type="float" office:value="1741.771118">
                <text:p>1741.771118</text:p>
              </table:table-cell>
              <table:table-cell office:value-type="float" office:value="1842.859497">
                <text:p>1842.859497</text:p>
              </table:table-cell>
            </table:table-row>
            <table:table-row>
              <table:table-cell office:value-type="float" office:value="295.8">
                <text:p>295.8</text:p>
              </table:table-cell>
              <table:table-cell office:value-type="float" office:value="1741.358887">
                <text:p>1741.358887</text:p>
              </table:table-cell>
              <table:table-cell office:value-type="float" office:value="1835.925781">
                <text:p>1835.925781</text:p>
              </table:table-cell>
              <table:table-cell office:value-type="float" office:value="1742.187866">
                <text:p>1742.187866</text:p>
              </table:table-cell>
              <table:table-cell office:value-type="float" office:value="1842.149902">
                <text:p>1842.149902</text:p>
              </table:table-cell>
            </table:table-row>
            <table:table-row>
              <table:table-cell office:value-type="float" office:value="296">
                <text:p>296</text:p>
              </table:table-cell>
              <table:table-cell office:value-type="float" office:value="1742.023315">
                <text:p>1742.023315</text:p>
              </table:table-cell>
              <table:table-cell office:value-type="float" office:value="1837.54187">
                <text:p>1837.54187</text:p>
              </table:table-cell>
              <table:table-cell office:value-type="float" office:value="1743.497559">
                <text:p>1743.497559</text:p>
              </table:table-cell>
              <table:table-cell office:value-type="float" office:value="1844.18042">
                <text:p>1844.18042</text:p>
              </table:table-cell>
            </table:table-row>
            <table:table-row>
              <table:table-cell office:value-type="float" office:value="296.2">
                <text:p>296.2</text:p>
              </table:table-cell>
              <table:table-cell office:value-type="float" office:value="1743.118652">
                <text:p>1743.118652</text:p>
              </table:table-cell>
              <table:table-cell office:value-type="float" office:value="1839.078369">
                <text:p>1839.078369</text:p>
              </table:table-cell>
              <table:table-cell office:value-type="float" office:value="1744.731934">
                <text:p>1744.731934</text:p>
              </table:table-cell>
              <table:table-cell office:value-type="float" office:value="1845.589966">
                <text:p>1845.589966</text:p>
              </table:table-cell>
            </table:table-row>
            <table:table-row>
              <table:table-cell office:value-type="float" office:value="296.4">
                <text:p>296.4</text:p>
              </table:table-cell>
              <table:table-cell office:value-type="float" office:value="1743.221313">
                <text:p>1743.221313</text:p>
              </table:table-cell>
              <table:table-cell office:value-type="float" office:value="1837.406616">
                <text:p>1837.406616</text:p>
              </table:table-cell>
              <table:table-cell office:value-type="float" office:value="1744.347046">
                <text:p>1744.347046</text:p>
              </table:table-cell>
              <table:table-cell office:value-type="float" office:value="1840.80542">
                <text:p>1840.80542</text:p>
              </table:table-cell>
            </table:table-row>
            <table:table-row>
              <table:table-cell office:value-type="float" office:value="296.6">
                <text:p>296.6</text:p>
              </table:table-cell>
              <table:table-cell office:value-type="float" office:value="1745.992676">
                <text:p>1745.992676</text:p>
              </table:table-cell>
              <table:table-cell office:value-type="float" office:value="1837.918701">
                <text:p>1837.918701</text:p>
              </table:table-cell>
              <table:table-cell office:value-type="float" office:value="1745.90979">
                <text:p>1745.90979</text:p>
              </table:table-cell>
              <table:table-cell office:value-type="float" office:value="1843.963623">
                <text:p>1843.963623</text:p>
              </table:table-cell>
            </table:table-row>
            <table:table-row>
              <table:table-cell office:value-type="float" office:value="296.8">
                <text:p>296.8</text:p>
              </table:table-cell>
              <table:table-cell office:value-type="float" office:value="1741.194946">
                <text:p>1741.194946</text:p>
              </table:table-cell>
              <table:table-cell office:value-type="float" office:value="1841.463379">
                <text:p>1841.463379</text:p>
              </table:table-cell>
              <table:table-cell office:value-type="float" office:value="1742.590698">
                <text:p>1742.590698</text:p>
              </table:table-cell>
              <table:table-cell office:value-type="float" office:value="1847.643799">
                <text:p>1847.643799</text:p>
              </table:table-cell>
            </table:table-row>
            <table:table-row>
              <table:table-cell office:value-type="float" office:value="297">
                <text:p>297</text:p>
              </table:table-cell>
              <table:table-cell office:value-type="float" office:value="1746.07373">
                <text:p>1746.07373</text:p>
              </table:table-cell>
              <table:table-cell office:value-type="float" office:value="1834.989502">
                <text:p>1834.989502</text:p>
              </table:table-cell>
              <table:table-cell office:value-type="float" office:value="1744.479736">
                <text:p>1744.479736</text:p>
              </table:table-cell>
              <table:table-cell office:value-type="float" office:value="1840.279907">
                <text:p>1840.279907</text:p>
              </table:table-cell>
            </table:table-row>
            <table:table-row>
              <table:table-cell office:value-type="float" office:value="297.2">
                <text:p>297.2</text:p>
              </table:table-cell>
              <table:table-cell office:value-type="float" office:value="1742.471069">
                <text:p>1742.471069</text:p>
              </table:table-cell>
              <table:table-cell office:value-type="float" office:value="1837.795044">
                <text:p>1837.795044</text:p>
              </table:table-cell>
              <table:table-cell office:value-type="float" office:value="1746.469849">
                <text:p>1746.469849</text:p>
              </table:table-cell>
              <table:table-cell office:value-type="float" office:value="1842.577637">
                <text:p>1842.577637</text:p>
              </table:table-cell>
            </table:table-row>
            <table:table-row>
              <table:table-cell office:value-type="float" office:value="297.4">
                <text:p>297.4</text:p>
              </table:table-cell>
              <table:table-cell office:value-type="float" office:value="1738.844849">
                <text:p>1738.844849</text:p>
              </table:table-cell>
              <table:table-cell office:value-type="float" office:value="1838.065552">
                <text:p>1838.065552</text:p>
              </table:table-cell>
              <table:table-cell office:value-type="float" office:value="1745.141357">
                <text:p>1745.141357</text:p>
              </table:table-cell>
              <table:table-cell office:value-type="float" office:value="1846.211914">
                <text:p>1846.211914</text:p>
              </table:table-cell>
            </table:table-row>
            <table:table-row>
              <table:table-cell office:value-type="float" office:value="297.6">
                <text:p>297.6</text:p>
              </table:table-cell>
              <table:table-cell office:value-type="float" office:value="1746.996338">
                <text:p>1746.996338</text:p>
              </table:table-cell>
              <table:table-cell office:value-type="float" office:value="1835.709229">
                <text:p>1835.709229</text:p>
              </table:table-cell>
              <table:table-cell office:value-type="float" office:value="1743.590454">
                <text:p>1743.590454</text:p>
              </table:table-cell>
              <table:table-cell office:value-type="float" office:value="1843.754883">
                <text:p>1843.754883</text:p>
              </table:table-cell>
            </table:table-row>
            <table:table-row>
              <table:table-cell office:value-type="float" office:value="297.8">
                <text:p>297.8</text:p>
              </table:table-cell>
              <table:table-cell office:value-type="float" office:value="1745.056763">
                <text:p>1745.056763</text:p>
              </table:table-cell>
              <table:table-cell office:value-type="float" office:value="1836.60144">
                <text:p>1836.60144</text:p>
              </table:table-cell>
              <table:table-cell office:value-type="float" office:value="1745.547119">
                <text:p>1745.547119</text:p>
              </table:table-cell>
              <table:table-cell office:value-type="float" office:value="1846.533569">
                <text:p>1846.533569</text:p>
              </table:table-cell>
            </table:table-row>
            <table:table-row>
              <table:table-cell office:value-type="float" office:value="298">
                <text:p>298</text:p>
              </table:table-cell>
              <table:table-cell office:value-type="float" office:value="1743.90332">
                <text:p>1743.90332</text:p>
              </table:table-cell>
              <table:table-cell office:value-type="float" office:value="1841.232178">
                <text:p>1841.232178</text:p>
              </table:table-cell>
              <table:table-cell office:value-type="float" office:value="1742.826538">
                <text:p>1742.826538</text:p>
              </table:table-cell>
              <table:table-cell office:value-type="float" office:value="1845.772217">
                <text:p>1845.772217</text:p>
              </table:table-cell>
            </table:table-row>
            <table:table-row>
              <table:table-cell office:value-type="float" office:value="298.2">
                <text:p>298.2</text:p>
              </table:table-cell>
              <table:table-cell office:value-type="float" office:value="1745.067139">
                <text:p>1745.067139</text:p>
              </table:table-cell>
              <table:table-cell office:value-type="float" office:value="1835.751465">
                <text:p>1835.751465</text:p>
              </table:table-cell>
              <table:table-cell office:value-type="float" office:value="1743.502686">
                <text:p>1743.502686</text:p>
              </table:table-cell>
              <table:table-cell office:value-type="float" office:value="1844.001709">
                <text:p>1844.001709</text:p>
              </table:table-cell>
            </table:table-row>
            <table:table-row>
              <table:table-cell office:value-type="float" office:value="298.4">
                <text:p>298.4</text:p>
              </table:table-cell>
              <table:table-cell office:value-type="float" office:value="1743.102295">
                <text:p>1743.102295</text:p>
              </table:table-cell>
              <table:table-cell office:value-type="float" office:value="1839.220215">
                <text:p>1839.220215</text:p>
              </table:table-cell>
              <table:table-cell office:value-type="float" office:value="1746.135132">
                <text:p>1746.135132</text:p>
              </table:table-cell>
              <table:table-cell office:value-type="float" office:value="1844.15564">
                <text:p>1844.15564</text:p>
              </table:table-cell>
            </table:table-row>
            <table:table-row>
              <table:table-cell office:value-type="float" office:value="298.6">
                <text:p>298.6</text:p>
              </table:table-cell>
              <table:table-cell office:value-type="float" office:value="1739.108398">
                <text:p>1739.108398</text:p>
              </table:table-cell>
              <table:table-cell office:value-type="float" office:value="1842.898804">
                <text:p>1842.898804</text:p>
              </table:table-cell>
              <table:table-cell office:value-type="float" office:value="1742.922119">
                <text:p>1742.922119</text:p>
              </table:table-cell>
              <table:table-cell office:value-type="float" office:value="1846.669434">
                <text:p>1846.669434</text:p>
              </table:table-cell>
            </table:table-row>
            <table:table-row>
              <table:table-cell office:value-type="float" office:value="298.8">
                <text:p>298.8</text:p>
              </table:table-cell>
              <table:table-cell office:value-type="float" office:value="1743.751221">
                <text:p>1743.751221</text:p>
              </table:table-cell>
              <table:table-cell office:value-type="float" office:value="1837.329224">
                <text:p>1837.329224</text:p>
              </table:table-cell>
              <table:table-cell office:value-type="float" office:value="1743.448364">
                <text:p>1743.448364</text:p>
              </table:table-cell>
              <table:table-cell office:value-type="float" office:value="1841.881348">
                <text:p>1841.881348</text:p>
              </table:table-cell>
            </table:table-row>
            <table:table-row>
              <table:table-cell office:value-type="float" office:value="299">
                <text:p>299</text:p>
              </table:table-cell>
              <table:table-cell office:value-type="float" office:value="1743.008179">
                <text:p>1743.008179</text:p>
              </table:table-cell>
              <table:table-cell office:value-type="float" office:value="1840.768555">
                <text:p>1840.768555</text:p>
              </table:table-cell>
              <table:table-cell office:value-type="float" office:value="1744.700439">
                <text:p>1744.700439</text:p>
              </table:table-cell>
              <table:table-cell office:value-type="float" office:value="1845.137207">
                <text:p>1845.137207</text:p>
              </table:table-cell>
            </table:table-row>
            <table:table-row>
              <table:table-cell office:value-type="float" office:value="299.2">
                <text:p>299.2</text:p>
              </table:table-cell>
              <table:table-cell office:value-type="float" office:value="1740.829346">
                <text:p>1740.829346</text:p>
              </table:table-cell>
              <table:table-cell office:value-type="float" office:value="1840.758545">
                <text:p>1840.758545</text:p>
              </table:table-cell>
              <table:table-cell office:value-type="float" office:value="1742.946045">
                <text:p>1742.946045</text:p>
              </table:table-cell>
              <table:table-cell office:value-type="float" office:value="1848.347778">
                <text:p>1848.347778</text:p>
              </table:table-cell>
            </table:table-row>
            <table:table-row>
              <table:table-cell office:value-type="float" office:value="299.4">
                <text:p>299.4</text:p>
              </table:table-cell>
              <table:table-cell office:value-type="float" office:value="1745.875">
                <text:p>1745.875</text:p>
              </table:table-cell>
              <table:table-cell office:value-type="float" office:value="1839.705444">
                <text:p>1839.705444</text:p>
              </table:table-cell>
              <table:table-cell office:value-type="float" office:value="1744.19104">
                <text:p>1744.19104</text:p>
              </table:table-cell>
              <table:table-cell office:value-type="float" office:value="1843.333862">
                <text:p>1843.333862</text:p>
              </table:table-cell>
            </table:table-row>
            <table:table-row>
              <table:table-cell office:value-type="float" office:value="299.6">
                <text:p>299.6</text:p>
              </table:table-cell>
              <table:table-cell office:value-type="float" office:value="1743.913208">
                <text:p>1743.913208</text:p>
              </table:table-cell>
              <table:table-cell office:value-type="float" office:value="1837.941406">
                <text:p>1837.941406</text:p>
              </table:table-cell>
              <table:table-cell office:value-type="float" office:value="1747.676025">
                <text:p>1747.676025</text:p>
              </table:table-cell>
              <table:table-cell office:value-type="float" office:value="1843.982544">
                <text:p>1843.982544</text:p>
              </table:table-cell>
            </table:table-row>
            <table:table-row>
              <table:table-cell office:value-type="float" office:value="299.8">
                <text:p>299.8</text:p>
              </table:table-cell>
              <table:table-cell office:value-type="float" office:value="1746.06958">
                <text:p>1746.06958</text:p>
              </table:table-cell>
              <table:table-cell office:value-type="float" office:value="1840.72522">
                <text:p>1840.72522</text:p>
              </table:table-cell>
              <table:table-cell office:value-type="float" office:value="1743.970703">
                <text:p>1743.970703</text:p>
              </table:table-cell>
              <table:table-cell office:value-type="float" office:value="1848.203247">
                <text:p>1848.203247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1746.244629">
                <text:p>1746.244629</text:p>
              </table:table-cell>
              <table:table-cell office:value-type="float" office:value="1843.568359">
                <text:p>1843.568359</text:p>
              </table:table-cell>
              <table:table-cell office:value-type="float" office:value="1746.330566">
                <text:p>1746.330566</text:p>
              </table:table-cell>
              <table:table-cell office:value-type="float" office:value="1845.501831">
                <text:p>1845.501831</text:p>
              </table:table-cell>
            </table:table-row>
            <table:table-row>
              <table:table-cell office:value-type="float" office:value="300.2">
                <text:p>300.2</text:p>
              </table:table-cell>
              <table:table-cell office:value-type="float" office:value="1747.650146">
                <text:p>1747.650146</text:p>
              </table:table-cell>
              <table:table-cell office:value-type="float" office:value="1835.991211">
                <text:p>1835.991211</text:p>
              </table:table-cell>
              <table:table-cell office:value-type="float" office:value="1749.981934">
                <text:p>1749.981934</text:p>
              </table:table-cell>
              <table:table-cell office:value-type="float" office:value="1842.680054">
                <text:p>1842.680054</text:p>
              </table:table-cell>
            </table:table-row>
            <table:table-row>
              <table:table-cell office:value-type="float" office:value="300.4">
                <text:p>300.4</text:p>
              </table:table-cell>
              <table:table-cell office:value-type="float" office:value="1746.572266">
                <text:p>1746.572266</text:p>
              </table:table-cell>
              <table:table-cell office:value-type="float" office:value="1842.853394">
                <text:p>1842.853394</text:p>
              </table:table-cell>
              <table:table-cell office:value-type="float" office:value="1744.031616">
                <text:p>1744.031616</text:p>
              </table:table-cell>
              <table:table-cell office:value-type="float" office:value="1850.668579">
                <text:p>1850.668579</text:p>
              </table:table-cell>
            </table:table-row>
            <table:table-row>
              <table:table-cell office:value-type="float" office:value="300.6">
                <text:p>300.6</text:p>
              </table:table-cell>
              <table:table-cell office:value-type="float" office:value="1747.206909">
                <text:p>1747.206909</text:p>
              </table:table-cell>
              <table:table-cell office:value-type="float" office:value="1842.657471">
                <text:p>1842.657471</text:p>
              </table:table-cell>
              <table:table-cell office:value-type="float" office:value="1747.055786">
                <text:p>1747.055786</text:p>
              </table:table-cell>
              <table:table-cell office:value-type="float" office:value="1847.297852">
                <text:p>1847.297852</text:p>
              </table:table-cell>
            </table:table-row>
            <table:table-row>
              <table:table-cell office:value-type="float" office:value="300.8">
                <text:p>300.8</text:p>
              </table:table-cell>
              <table:table-cell office:value-type="float" office:value="1744.970337">
                <text:p>1744.970337</text:p>
              </table:table-cell>
              <table:table-cell office:value-type="float" office:value="1845.447144">
                <text:p>1845.447144</text:p>
              </table:table-cell>
              <table:table-cell office:value-type="float" office:value="1747.084717">
                <text:p>1747.084717</text:p>
              </table:table-cell>
              <table:table-cell office:value-type="float" office:value="1847.023315">
                <text:p>1847.023315</text:p>
              </table:table-cell>
            </table:table-row>
            <table:table-row>
              <table:table-cell office:value-type="float" office:value="301">
                <text:p>301</text:p>
              </table:table-cell>
              <table:table-cell office:value-type="float" office:value="1745.955811">
                <text:p>1745.955811</text:p>
              </table:table-cell>
              <table:table-cell office:value-type="float" office:value="1841.355713">
                <text:p>1841.355713</text:p>
              </table:table-cell>
              <table:table-cell office:value-type="float" office:value="1747.859741">
                <text:p>1747.859741</text:p>
              </table:table-cell>
              <table:table-cell office:value-type="float" office:value="1849.120605">
                <text:p>1849.120605</text:p>
              </table:table-cell>
            </table:table-row>
            <table:table-row>
              <table:table-cell office:value-type="float" office:value="301.2">
                <text:p>301.2</text:p>
              </table:table-cell>
              <table:table-cell office:value-type="float" office:value="1747.095459">
                <text:p>1747.095459</text:p>
              </table:table-cell>
              <table:table-cell office:value-type="float" office:value="1844.967285">
                <text:p>1844.967285</text:p>
              </table:table-cell>
              <table:table-cell office:value-type="float" office:value="1746.658813">
                <text:p>1746.658813</text:p>
              </table:table-cell>
              <table:table-cell office:value-type="float" office:value="1851.777466">
                <text:p>1851.777466</text:p>
              </table:table-cell>
            </table:table-row>
            <table:table-row>
              <table:table-cell office:value-type="float" office:value="301.4">
                <text:p>301.4</text:p>
              </table:table-cell>
              <table:table-cell office:value-type="float" office:value="1750.345703">
                <text:p>1750.345703</text:p>
              </table:table-cell>
              <table:table-cell office:value-type="float" office:value="1843.540161">
                <text:p>1843.540161</text:p>
              </table:table-cell>
              <table:table-cell office:value-type="float" office:value="1748.417725">
                <text:p>1748.417725</text:p>
              </table:table-cell>
              <table:table-cell office:value-type="float" office:value="1850.766968">
                <text:p>1850.766968</text:p>
              </table:table-cell>
            </table:table-row>
            <table:table-row>
              <table:table-cell office:value-type="float" office:value="301.6">
                <text:p>301.6</text:p>
              </table:table-cell>
              <table:table-cell office:value-type="float" office:value="1746.933594">
                <text:p>1746.933594</text:p>
              </table:table-cell>
              <table:table-cell office:value-type="float" office:value="1844.55249">
                <text:p>1844.55249</text:p>
              </table:table-cell>
              <table:table-cell office:value-type="float" office:value="1747.116577">
                <text:p>1747.116577</text:p>
              </table:table-cell>
              <table:table-cell office:value-type="float" office:value="1850.765747">
                <text:p>1850.765747</text:p>
              </table:table-cell>
            </table:table-row>
            <table:table-row>
              <table:table-cell office:value-type="float" office:value="301.8">
                <text:p>301.8</text:p>
              </table:table-cell>
              <table:table-cell office:value-type="float" office:value="1748.044434">
                <text:p>1748.044434</text:p>
              </table:table-cell>
              <table:table-cell office:value-type="float" office:value="1842.907715">
                <text:p>1842.907715</text:p>
              </table:table-cell>
              <table:table-cell office:value-type="float" office:value="1747.067017">
                <text:p>1747.067017</text:p>
              </table:table-cell>
              <table:table-cell office:value-type="float" office:value="1848.302124">
                <text:p>1848.302124</text:p>
              </table:table-cell>
            </table:table-row>
            <table:table-row>
              <table:table-cell office:value-type="float" office:value="302">
                <text:p>302</text:p>
              </table:table-cell>
              <table:table-cell office:value-type="float" office:value="1748.634521">
                <text:p>1748.634521</text:p>
              </table:table-cell>
              <table:table-cell office:value-type="float" office:value="1836.523682">
                <text:p>1836.523682</text:p>
              </table:table-cell>
              <table:table-cell office:value-type="float" office:value="1748.208374">
                <text:p>1748.208374</text:p>
              </table:table-cell>
              <table:table-cell office:value-type="float" office:value="1843.697266">
                <text:p>1843.697266</text:p>
              </table:table-cell>
            </table:table-row>
            <table:table-row>
              <table:table-cell office:value-type="float" office:value="302.2">
                <text:p>302.2</text:p>
              </table:table-cell>
              <table:table-cell office:value-type="float" office:value="1726.511963">
                <text:p>1726.511963</text:p>
              </table:table-cell>
              <table:table-cell office:value-type="float" office:value="1815.421509">
                <text:p>1815.421509</text:p>
              </table:table-cell>
              <table:table-cell office:value-type="float" office:value="1732.025879">
                <text:p>1732.025879</text:p>
              </table:table-cell>
              <table:table-cell office:value-type="float" office:value="1822.285645">
                <text:p>1822.285645</text:p>
              </table:table-cell>
            </table:table-row>
            <table:table-row>
              <table:table-cell office:value-type="float" office:value="302.4">
                <text:p>302.4</text:p>
              </table:table-cell>
              <table:table-cell office:value-type="float" office:value="1680.159058">
                <text:p>1680.159058</text:p>
              </table:table-cell>
              <table:table-cell office:value-type="float" office:value="1836.375977">
                <text:p>1836.375977</text:p>
              </table:table-cell>
              <table:table-cell office:value-type="float" office:value="1689.936401">
                <text:p>1689.936401</text:p>
              </table:table-cell>
              <table:table-cell office:value-type="float" office:value="1829.314209">
                <text:p>1829.314209</text:p>
              </table:table-cell>
            </table:table-row>
            <table:table-row>
              <table:table-cell office:value-type="float" office:value="302.6">
                <text:p>302.6</text:p>
              </table:table-cell>
              <table:table-cell office:value-type="float" office:value="1684.663208">
                <text:p>1684.663208</text:p>
              </table:table-cell>
              <table:table-cell office:value-type="float" office:value="1780.066284">
                <text:p>1780.066284</text:p>
              </table:table-cell>
              <table:table-cell office:value-type="float" office:value="1681.673218">
                <text:p>1681.673218</text:p>
              </table:table-cell>
              <table:table-cell office:value-type="float" office:value="1777.167725">
                <text:p>1777.167725</text:p>
              </table:table-cell>
            </table:table-row>
            <table:table-row>
              <table:table-cell office:value-type="float" office:value="302.8">
                <text:p>302.8</text:p>
              </table:table-cell>
              <table:table-cell office:value-type="float" office:value="1678.650146">
                <text:p>1678.650146</text:p>
              </table:table-cell>
              <table:table-cell office:value-type="float" office:value="1766.516357">
                <text:p>1766.516357</text:p>
              </table:table-cell>
              <table:table-cell office:value-type="float" office:value="1681.49292">
                <text:p>1681.49292</text:p>
              </table:table-cell>
              <table:table-cell office:value-type="float" office:value="1767.391113">
                <text:p>1767.391113</text:p>
              </table:table-cell>
            </table:table-row>
            <table:table-row>
              <table:table-cell office:value-type="float" office:value="303">
                <text:p>303</text:p>
              </table:table-cell>
              <table:table-cell office:value-type="float" office:value="1653.045166">
                <text:p>1653.045166</text:p>
              </table:table-cell>
              <table:table-cell office:value-type="float" office:value="1766.158691">
                <text:p>1766.158691</text:p>
              </table:table-cell>
              <table:table-cell office:value-type="float" office:value="1652.449585">
                <text:p>1652.449585</text:p>
              </table:table-cell>
              <table:table-cell office:value-type="float" office:value="1764.854004">
                <text:p>1764.854004</text:p>
              </table:table-cell>
            </table:table-row>
            <table:table-row>
              <table:table-cell office:value-type="float" office:value="303.2">
                <text:p>303.2</text:p>
              </table:table-cell>
              <table:table-cell office:value-type="float" office:value="1652.707886">
                <text:p>1652.707886</text:p>
              </table:table-cell>
              <table:table-cell office:value-type="float" office:value="1734.043335">
                <text:p>1734.043335</text:p>
              </table:table-cell>
              <table:table-cell office:value-type="float" office:value="1651.000366">
                <text:p>1651.000366</text:p>
              </table:table-cell>
              <table:table-cell office:value-type="float" office:value="1730.30603">
                <text:p>1730.30603</text:p>
              </table:table-cell>
            </table:table-row>
            <table:table-row>
              <table:table-cell office:value-type="float" office:value="303.4">
                <text:p>303.4</text:p>
              </table:table-cell>
              <table:table-cell office:value-type="float" office:value="1646.601196">
                <text:p>1646.601196</text:p>
              </table:table-cell>
              <table:table-cell office:value-type="float" office:value="1719.832886">
                <text:p>1719.832886</text:p>
              </table:table-cell>
              <table:table-cell office:value-type="float" office:value="1637.970337">
                <text:p>1637.970337</text:p>
              </table:table-cell>
              <table:table-cell office:value-type="float" office:value="1726.112671">
                <text:p>1726.112671</text:p>
              </table:table-cell>
            </table:table-row>
            <table:table-row>
              <table:table-cell office:value-type="float" office:value="303.6">
                <text:p>303.6</text:p>
              </table:table-cell>
              <table:table-cell office:value-type="float" office:value="1629.104492">
                <text:p>1629.104492</text:p>
              </table:table-cell>
              <table:table-cell office:value-type="float" office:value="1710.874512">
                <text:p>1710.874512</text:p>
              </table:table-cell>
              <table:table-cell office:value-type="float" office:value="1632.873413">
                <text:p>1632.873413</text:p>
              </table:table-cell>
              <table:table-cell office:value-type="float" office:value="1714.651245">
                <text:p>1714.651245</text:p>
              </table:table-cell>
            </table:table-row>
            <table:table-row>
              <table:table-cell office:value-type="float" office:value="303.8">
                <text:p>303.8</text:p>
              </table:table-cell>
              <table:table-cell office:value-type="float" office:value="1629.50415">
                <text:p>1629.50415</text:p>
              </table:table-cell>
              <table:table-cell office:value-type="float" office:value="1700.048584">
                <text:p>1700.048584</text:p>
              </table:table-cell>
              <table:table-cell office:value-type="float" office:value="1626.169922">
                <text:p>1626.169922</text:p>
              </table:table-cell>
              <table:table-cell office:value-type="float" office:value="1696.775757">
                <text:p>1696.775757</text:p>
              </table:table-cell>
            </table:table-row>
            <table:table-row>
              <table:table-cell office:value-type="float" office:value="304">
                <text:p>304</text:p>
              </table:table-cell>
              <table:table-cell office:value-type="float" office:value="1617.922607">
                <text:p>1617.922607</text:p>
              </table:table-cell>
              <table:table-cell office:value-type="float" office:value="1689.649414">
                <text:p>1689.649414</text:p>
              </table:table-cell>
              <table:table-cell office:value-type="float" office:value="1613.466309">
                <text:p>1613.466309</text:p>
              </table:table-cell>
              <table:table-cell office:value-type="float" office:value="1687.379517">
                <text:p>1687.379517</text:p>
              </table:table-cell>
            </table:table-row>
            <table:table-row>
              <table:table-cell office:value-type="float" office:value="304.2">
                <text:p>304.2</text:p>
              </table:table-cell>
              <table:table-cell office:value-type="float" office:value="1615.432251">
                <text:p>1615.432251</text:p>
              </table:table-cell>
              <table:table-cell office:value-type="float" office:value="1676.608276">
                <text:p>1676.608276</text:p>
              </table:table-cell>
              <table:table-cell office:value-type="float" office:value="1611.34082">
                <text:p>1611.34082</text:p>
              </table:table-cell>
              <table:table-cell office:value-type="float" office:value="1679.379028">
                <text:p>1679.379028</text:p>
              </table:table-cell>
            </table:table-row>
            <table:table-row>
              <table:table-cell office:value-type="float" office:value="304.4">
                <text:p>304.4</text:p>
              </table:table-cell>
              <table:table-cell office:value-type="float" office:value="1607.304565">
                <text:p>1607.304565</text:p>
              </table:table-cell>
              <table:table-cell office:value-type="float" office:value="1668.840088">
                <text:p>1668.840088</text:p>
              </table:table-cell>
              <table:table-cell office:value-type="float" office:value="1604.973145">
                <text:p>1604.973145</text:p>
              </table:table-cell>
              <table:table-cell office:value-type="float" office:value="1674.327881">
                <text:p>1674.327881</text:p>
              </table:table-cell>
            </table:table-row>
            <table:table-row>
              <table:table-cell office:value-type="float" office:value="304.6">
                <text:p>304.6</text:p>
              </table:table-cell>
              <table:table-cell office:value-type="float" office:value="1600.746948">
                <text:p>1600.746948</text:p>
              </table:table-cell>
              <table:table-cell office:value-type="float" office:value="1662.43042">
                <text:p>1662.43042</text:p>
              </table:table-cell>
              <table:table-cell office:value-type="float" office:value="1604.164429">
                <text:p>1604.164429</text:p>
              </table:table-cell>
              <table:table-cell office:value-type="float" office:value="1657.82373">
                <text:p>1657.82373</text:p>
              </table:table-cell>
            </table:table-row>
            <table:table-row>
              <table:table-cell office:value-type="float" office:value="304.8">
                <text:p>304.8</text:p>
              </table:table-cell>
              <table:table-cell office:value-type="float" office:value="1601.634033">
                <text:p>1601.634033</text:p>
              </table:table-cell>
              <table:table-cell office:value-type="float" office:value="1651.290527">
                <text:p>1651.290527</text:p>
              </table:table-cell>
              <table:table-cell office:value-type="float" office:value="1599.631714">
                <text:p>1599.631714</text:p>
              </table:table-cell>
              <table:table-cell office:value-type="float" office:value="1647.923706">
                <text:p>1647.923706</text:p>
              </table:table-cell>
            </table:table-row>
            <table:table-row>
              <table:table-cell office:value-type="float" office:value="305">
                <text:p>305</text:p>
              </table:table-cell>
              <table:table-cell office:value-type="float" office:value="1594.250488">
                <text:p>1594.250488</text:p>
              </table:table-cell>
              <table:table-cell office:value-type="float" office:value="1645.746094">
                <text:p>1645.746094</text:p>
              </table:table-cell>
              <table:table-cell office:value-type="float" office:value="1597.512329">
                <text:p>1597.512329</text:p>
              </table:table-cell>
              <table:table-cell office:value-type="float" office:value="1644.507568">
                <text:p>1644.507568</text:p>
              </table:table-cell>
            </table:table-row>
            <table:table-row>
              <table:table-cell office:value-type="float" office:value="305.2">
                <text:p>305.2</text:p>
              </table:table-cell>
              <table:table-cell office:value-type="float" office:value="1595.984741">
                <text:p>1595.984741</text:p>
              </table:table-cell>
              <table:table-cell office:value-type="float" office:value="1638.578491">
                <text:p>1638.578491</text:p>
              </table:table-cell>
              <table:table-cell office:value-type="float" office:value="1587.706909">
                <text:p>1587.706909</text:p>
              </table:table-cell>
              <table:table-cell office:value-type="float" office:value="1640.133667">
                <text:p>1640.133667</text:p>
              </table:table-cell>
            </table:table-row>
            <table:table-row>
              <table:table-cell office:value-type="float" office:value="305.4">
                <text:p>305.4</text:p>
              </table:table-cell>
              <table:table-cell office:value-type="float" office:value="1587.955688">
                <text:p>1587.955688</text:p>
              </table:table-cell>
              <table:table-cell office:value-type="float" office:value="1632.019043">
                <text:p>1632.019043</text:p>
              </table:table-cell>
              <table:table-cell office:value-type="float" office:value="1586.871216">
                <text:p>1586.871216</text:p>
              </table:table-cell>
              <table:table-cell office:value-type="float" office:value="1631.312256">
                <text:p>1631.312256</text:p>
              </table:table-cell>
            </table:table-row>
            <table:table-row>
              <table:table-cell office:value-type="float" office:value="305.6">
                <text:p>305.6</text:p>
              </table:table-cell>
              <table:table-cell office:value-type="float" office:value="1589.172729">
                <text:p>1589.172729</text:p>
              </table:table-cell>
              <table:table-cell office:value-type="float" office:value="1629.042603">
                <text:p>1629.042603</text:p>
              </table:table-cell>
              <table:table-cell office:value-type="float" office:value="1584.652222">
                <text:p>1584.652222</text:p>
              </table:table-cell>
              <table:table-cell office:value-type="float" office:value="1628.62439">
                <text:p>1628.62439</text:p>
              </table:table-cell>
            </table:table-row>
            <table:table-row>
              <table:table-cell office:value-type="float" office:value="305.8">
                <text:p>305.8</text:p>
              </table:table-cell>
              <table:table-cell office:value-type="float" office:value="1585.635132">
                <text:p>1585.635132</text:p>
              </table:table-cell>
              <table:table-cell office:value-type="float" office:value="1624.348511">
                <text:p>1624.348511</text:p>
              </table:table-cell>
              <table:table-cell office:value-type="float" office:value="1579.732788">
                <text:p>1579.732788</text:p>
              </table:table-cell>
              <table:table-cell office:value-type="float" office:value="1622.789917">
                <text:p>1622.789917</text:p>
              </table:table-cell>
            </table:table-row>
            <table:table-row>
              <table:table-cell office:value-type="float" office:value="306">
                <text:p>306</text:p>
              </table:table-cell>
              <table:table-cell office:value-type="float" office:value="1582.088135">
                <text:p>1582.088135</text:p>
              </table:table-cell>
              <table:table-cell office:value-type="float" office:value="1618.993164">
                <text:p>1618.993164</text:p>
              </table:table-cell>
              <table:table-cell office:value-type="float" office:value="1580.172852">
                <text:p>1580.172852</text:p>
              </table:table-cell>
              <table:table-cell office:value-type="float" office:value="1616.606201">
                <text:p>1616.606201</text:p>
              </table:table-cell>
            </table:table-row>
            <table:table-row>
              <table:table-cell office:value-type="float" office:value="306.2">
                <text:p>306.2</text:p>
              </table:table-cell>
              <table:table-cell office:value-type="float" office:value="1581.644897">
                <text:p>1581.644897</text:p>
              </table:table-cell>
              <table:table-cell office:value-type="float" office:value="1614.16272">
                <text:p>1614.16272</text:p>
              </table:table-cell>
              <table:table-cell office:value-type="float" office:value="1579.150146">
                <text:p>1579.150146</text:p>
              </table:table-cell>
              <table:table-cell office:value-type="float" office:value="1610.944824">
                <text:p>1610.944824</text:p>
              </table:table-cell>
            </table:table-row>
            <table:table-row>
              <table:table-cell office:value-type="float" office:value="306.4">
                <text:p>306.4</text:p>
              </table:table-cell>
              <table:table-cell office:value-type="float" office:value="1578.889038">
                <text:p>1578.889038</text:p>
              </table:table-cell>
              <table:table-cell office:value-type="float" office:value="1611.448242">
                <text:p>1611.448242</text:p>
              </table:table-cell>
              <table:table-cell office:value-type="float" office:value="1575.764771">
                <text:p>1575.764771</text:p>
              </table:table-cell>
              <table:table-cell office:value-type="float" office:value="1608.227783">
                <text:p>1608.227783</text:p>
              </table:table-cell>
            </table:table-row>
            <table:table-row>
              <table:table-cell office:value-type="float" office:value="306.6">
                <text:p>306.6</text:p>
              </table:table-cell>
              <table:table-cell office:value-type="float" office:value="1576.825684">
                <text:p>1576.825684</text:p>
              </table:table-cell>
              <table:table-cell office:value-type="float" office:value="1606.940796">
                <text:p>1606.940796</text:p>
              </table:table-cell>
              <table:table-cell office:value-type="float" office:value="1573.947388">
                <text:p>1573.947388</text:p>
              </table:table-cell>
              <table:table-cell office:value-type="float" office:value="1605.390625">
                <text:p>1605.390625</text:p>
              </table:table-cell>
            </table:table-row>
            <table:table-row>
              <table:table-cell office:value-type="float" office:value="306.8">
                <text:p>306.8</text:p>
              </table:table-cell>
              <table:table-cell office:value-type="float" office:value="1575.254272">
                <text:p>1575.254272</text:p>
              </table:table-cell>
              <table:table-cell office:value-type="float" office:value="1607.458008">
                <text:p>1607.458008</text:p>
              </table:table-cell>
              <table:table-cell office:value-type="float" office:value="1575.802124">
                <text:p>1575.802124</text:p>
              </table:table-cell>
              <table:table-cell office:value-type="float" office:value="1598.628052">
                <text:p>1598.628052</text:p>
              </table:table-cell>
            </table:table-row>
            <table:table-row>
              <table:table-cell office:value-type="float" office:value="307">
                <text:p>307</text:p>
              </table:table-cell>
              <table:table-cell office:value-type="float" office:value="1578.239624">
                <text:p>1578.239624</text:p>
              </table:table-cell>
              <table:table-cell office:value-type="float" office:value="1601.03125">
                <text:p>1601.03125</text:p>
              </table:table-cell>
              <table:table-cell office:value-type="float" office:value="1573.44104">
                <text:p>1573.44104</text:p>
              </table:table-cell>
              <table:table-cell office:value-type="float" office:value="1597.781006">
                <text:p>1597.781006</text:p>
              </table:table-cell>
            </table:table-row>
            <table:table-row>
              <table:table-cell office:value-type="float" office:value="307.2">
                <text:p>307.2</text:p>
              </table:table-cell>
              <table:table-cell office:value-type="float" office:value="1573.423706">
                <text:p>1573.423706</text:p>
              </table:table-cell>
              <table:table-cell office:value-type="float" office:value="1598.096924">
                <text:p>1598.096924</text:p>
              </table:table-cell>
              <table:table-cell office:value-type="float" office:value="1569.081421">
                <text:p>1569.081421</text:p>
              </table:table-cell>
              <table:table-cell office:value-type="float" office:value="1593.880005">
                <text:p>1593.880005</text:p>
              </table:table-cell>
            </table:table-row>
            <table:table-row>
              <table:table-cell office:value-type="float" office:value="307.4">
                <text:p>307.4</text:p>
              </table:table-cell>
              <table:table-cell office:value-type="float" office:value="1574.793335">
                <text:p>1574.793335</text:p>
              </table:table-cell>
              <table:table-cell office:value-type="float" office:value="1596.728027">
                <text:p>1596.728027</text:p>
              </table:table-cell>
              <table:table-cell office:value-type="float" office:value="1566.568359">
                <text:p>1566.568359</text:p>
              </table:table-cell>
              <table:table-cell office:value-type="float" office:value="1592.777466">
                <text:p>1592.777466</text:p>
              </table:table-cell>
            </table:table-row>
            <table:table-row>
              <table:table-cell office:value-type="float" office:value="307.6">
                <text:p>307.6</text:p>
              </table:table-cell>
              <table:table-cell office:value-type="float" office:value="1573.178711">
                <text:p>1573.178711</text:p>
              </table:table-cell>
              <table:table-cell office:value-type="float" office:value="1596.059082">
                <text:p>1596.059082</text:p>
              </table:table-cell>
              <table:table-cell office:value-type="float" office:value="1566.543091">
                <text:p>1566.543091</text:p>
              </table:table-cell>
              <table:table-cell office:value-type="float" office:value="1591.061157">
                <text:p>1591.061157</text:p>
              </table:table-cell>
            </table:table-row>
            <table:table-row>
              <table:table-cell office:value-type="float" office:value="307.8">
                <text:p>307.8</text:p>
              </table:table-cell>
              <table:table-cell office:value-type="float" office:value="1566.411499">
                <text:p>1566.411499</text:p>
              </table:table-cell>
              <table:table-cell office:value-type="float" office:value="1588.922729">
                <text:p>1588.922729</text:p>
              </table:table-cell>
              <table:table-cell office:value-type="float" office:value="1568.398071">
                <text:p>1568.398071</text:p>
              </table:table-cell>
              <table:table-cell office:value-type="float" office:value="1593.769165">
                <text:p>1593.769165</text:p>
              </table:table-cell>
            </table:table-row>
            <table:table-row>
              <table:table-cell office:value-type="float" office:value="308">
                <text:p>308</text:p>
              </table:table-cell>
              <table:table-cell office:value-type="float" office:value="1567.831421">
                <text:p>1567.831421</text:p>
              </table:table-cell>
              <table:table-cell office:value-type="float" office:value="1587.003662">
                <text:p>1587.003662</text:p>
              </table:table-cell>
              <table:table-cell office:value-type="float" office:value="1570.683838">
                <text:p>1570.683838</text:p>
              </table:table-cell>
              <table:table-cell office:value-type="float" office:value="1587.166016">
                <text:p>1587.166016</text:p>
              </table:table-cell>
            </table:table-row>
            <table:table-row>
              <table:table-cell office:value-type="float" office:value="308.2">
                <text:p>308.2</text:p>
              </table:table-cell>
              <table:table-cell office:value-type="float" office:value="1569.779541">
                <text:p>1569.779541</text:p>
              </table:table-cell>
              <table:table-cell office:value-type="float" office:value="1585.296265">
                <text:p>1585.296265</text:p>
              </table:table-cell>
              <table:table-cell office:value-type="float" office:value="1571.921509">
                <text:p>1571.921509</text:p>
              </table:table-cell>
              <table:table-cell office:value-type="float" office:value="1584.2229">
                <text:p>1584.2229</text:p>
              </table:table-cell>
            </table:table-row>
            <table:table-row>
              <table:table-cell office:value-type="float" office:value="308.4">
                <text:p>308.4</text:p>
              </table:table-cell>
              <table:table-cell office:value-type="float" office:value="1568.571411">
                <text:p>1568.571411</text:p>
              </table:table-cell>
              <table:table-cell office:value-type="float" office:value="1581.533936">
                <text:p>1581.533936</text:p>
              </table:table-cell>
              <table:table-cell office:value-type="float" office:value="1568.609497">
                <text:p>1568.609497</text:p>
              </table:table-cell>
              <table:table-cell office:value-type="float" office:value="1579.887939">
                <text:p>1579.887939</text:p>
              </table:table-cell>
            </table:table-row>
            <table:table-row>
              <table:table-cell office:value-type="float" office:value="308.6">
                <text:p>308.6</text:p>
              </table:table-cell>
              <table:table-cell office:value-type="float" office:value="1568.147705">
                <text:p>1568.147705</text:p>
              </table:table-cell>
              <table:table-cell office:value-type="float" office:value="1580.402832">
                <text:p>1580.402832</text:p>
              </table:table-cell>
              <table:table-cell office:value-type="float" office:value="1569.365601">
                <text:p>1569.365601</text:p>
              </table:table-cell>
              <table:table-cell office:value-type="float" office:value="1582.231934">
                <text:p>1582.231934</text:p>
              </table:table-cell>
            </table:table-row>
            <table:table-row>
              <table:table-cell office:value-type="float" office:value="308.8">
                <text:p>308.8</text:p>
              </table:table-cell>
              <table:table-cell office:value-type="float" office:value="1568.365845">
                <text:p>1568.365845</text:p>
              </table:table-cell>
              <table:table-cell office:value-type="float" office:value="1581.046997">
                <text:p>1581.046997</text:p>
              </table:table-cell>
              <table:table-cell office:value-type="float" office:value="1565.598389">
                <text:p>1565.598389</text:p>
              </table:table-cell>
              <table:table-cell office:value-type="float" office:value="1583.36084">
                <text:p>1583.36084</text:p>
              </table:table-cell>
            </table:table-row>
            <table:table-row>
              <table:table-cell office:value-type="float" office:value="309">
                <text:p>309</text:p>
              </table:table-cell>
              <table:table-cell office:value-type="float" office:value="1568.427979">
                <text:p>1568.427979</text:p>
              </table:table-cell>
              <table:table-cell office:value-type="float" office:value="1578.252563">
                <text:p>1578.252563</text:p>
              </table:table-cell>
              <table:table-cell office:value-type="float" office:value="1568.204712">
                <text:p>1568.204712</text:p>
              </table:table-cell>
              <table:table-cell office:value-type="float" office:value="1576.296021">
                <text:p>1576.296021</text:p>
              </table:table-cell>
            </table:table-row>
            <table:table-row>
              <table:table-cell office:value-type="float" office:value="309.2">
                <text:p>309.2</text:p>
              </table:table-cell>
              <table:table-cell office:value-type="float" office:value="1563.113525">
                <text:p>1563.113525</text:p>
              </table:table-cell>
              <table:table-cell office:value-type="float" office:value="1577.757812">
                <text:p>1577.757812</text:p>
              </table:table-cell>
              <table:table-cell office:value-type="float" office:value="1564.241943">
                <text:p>1564.241943</text:p>
              </table:table-cell>
              <table:table-cell office:value-type="float" office:value="1576.591553">
                <text:p>1576.591553</text:p>
              </table:table-cell>
            </table:table-row>
            <table:table-row>
              <table:table-cell office:value-type="float" office:value="309.4">
                <text:p>309.4</text:p>
              </table:table-cell>
              <table:table-cell office:value-type="float" office:value="1566.432251">
                <text:p>1566.432251</text:p>
              </table:table-cell>
              <table:table-cell office:value-type="float" office:value="1576.534424">
                <text:p>1576.534424</text:p>
              </table:table-cell>
              <table:table-cell office:value-type="float" office:value="1568.494141">
                <text:p>1568.494141</text:p>
              </table:table-cell>
              <table:table-cell office:value-type="float" office:value="1576.247681">
                <text:p>1576.247681</text:p>
              </table:table-cell>
            </table:table-row>
            <table:table-row>
              <table:table-cell office:value-type="float" office:value="309.6">
                <text:p>309.6</text:p>
              </table:table-cell>
              <table:table-cell office:value-type="float" office:value="1561.644653">
                <text:p>1561.644653</text:p>
              </table:table-cell>
              <table:table-cell office:value-type="float" office:value="1580.358643">
                <text:p>1580.358643</text:p>
              </table:table-cell>
              <table:table-cell office:value-type="float" office:value="1563.525879">
                <text:p>1563.525879</text:p>
              </table:table-cell>
              <table:table-cell office:value-type="float" office:value="1578.394897">
                <text:p>1578.394897</text:p>
              </table:table-cell>
            </table:table-row>
            <table:table-row>
              <table:table-cell office:value-type="float" office:value="309.8">
                <text:p>309.8</text:p>
              </table:table-cell>
              <table:table-cell office:value-type="float" office:value="1563.327881">
                <text:p>1563.327881</text:p>
              </table:table-cell>
              <table:table-cell office:value-type="float" office:value="1574.820435">
                <text:p>1574.820435</text:p>
              </table:table-cell>
              <table:table-cell office:value-type="float" office:value="1564.613281">
                <text:p>1564.613281</text:p>
              </table:table-cell>
              <table:table-cell office:value-type="float" office:value="1573.238281">
                <text:p>1573.238281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1563.033813">
                <text:p>1563.033813</text:p>
              </table:table-cell>
              <table:table-cell office:value-type="float" office:value="1571.208374">
                <text:p>1571.208374</text:p>
              </table:table-cell>
              <table:table-cell office:value-type="float" office:value="1563.577271">
                <text:p>1563.577271</text:p>
              </table:table-cell>
              <table:table-cell office:value-type="float" office:value="1574.150146">
                <text:p>1574.150146</text:p>
              </table:table-cell>
            </table:table-row>
            <table:table-row>
              <table:table-cell office:value-type="float" office:value="310.2">
                <text:p>310.2</text:p>
              </table:table-cell>
              <table:table-cell office:value-type="float" office:value="1568.290405">
                <text:p>1568.290405</text:p>
              </table:table-cell>
              <table:table-cell office:value-type="float" office:value="1570.651611">
                <text:p>1570.651611</text:p>
              </table:table-cell>
              <table:table-cell office:value-type="float" office:value="1567.074341">
                <text:p>1567.074341</text:p>
              </table:table-cell>
              <table:table-cell office:value-type="float" office:value="1572.225708">
                <text:p>1572.225708</text:p>
              </table:table-cell>
            </table:table-row>
            <table:table-row>
              <table:table-cell office:value-type="float" office:value="310.4">
                <text:p>310.4</text:p>
              </table:table-cell>
              <table:table-cell office:value-type="float" office:value="1551.804077">
                <text:p>1551.804077</text:p>
              </table:table-cell>
              <table:table-cell office:value-type="float" office:value="1582.469238">
                <text:p>1582.469238</text:p>
              </table:table-cell>
              <table:table-cell office:value-type="float" office:value="1550.094849">
                <text:p>1550.094849</text:p>
              </table:table-cell>
              <table:table-cell office:value-type="float" office:value="1584.716797">
                <text:p>1584.716797</text:p>
              </table:table-cell>
            </table:table-row>
            <table:table-row>
              <table:table-cell office:value-type="float" office:value="310.6">
                <text:p>310.6</text:p>
              </table:table-cell>
              <table:table-cell office:value-type="float" office:value="1575.304321">
                <text:p>1575.304321</text:p>
              </table:table-cell>
              <table:table-cell office:value-type="float" office:value="1568.317383">
                <text:p>1568.317383</text:p>
              </table:table-cell>
              <table:table-cell office:value-type="float" office:value="1574.163696">
                <text:p>1574.163696</text:p>
              </table:table-cell>
              <table:table-cell office:value-type="float" office:value="1571.209351">
                <text:p>1571.209351</text:p>
              </table:table-cell>
            </table:table-row>
            <table:table-row>
              <table:table-cell office:value-type="float" office:value="310.8">
                <text:p>310.8</text:p>
              </table:table-cell>
              <table:table-cell office:value-type="float" office:value="1589.253052">
                <text:p>1589.253052</text:p>
              </table:table-cell>
              <table:table-cell office:value-type="float" office:value="1587.203735">
                <text:p>1587.203735</text:p>
              </table:table-cell>
              <table:table-cell office:value-type="float" office:value="1561.789429">
                <text:p>1561.789429</text:p>
              </table:table-cell>
              <table:table-cell office:value-type="float" office:value="1551.932373">
                <text:p>1551.932373</text:p>
              </table:table-cell>
            </table:table-row>
            <table:table-row>
              <table:table-cell office:value-type="float" office:value="311">
                <text:p>311</text:p>
              </table:table-cell>
              <table:table-cell office:value-type="float" office:value="1597.84314">
                <text:p>1597.84314</text:p>
              </table:table-cell>
              <table:table-cell office:value-type="float" office:value="1649.004395">
                <text:p>1649.004395</text:p>
              </table:table-cell>
              <table:table-cell office:value-type="float" office:value="1514.283203">
                <text:p>1514.283203</text:p>
              </table:table-cell>
              <table:table-cell office:value-type="float" office:value="1545.165405">
                <text:p>1545.165405</text:p>
              </table:table-cell>
            </table:table-row>
            <table:table-row>
              <table:table-cell office:value-type="float" office:value="311.2">
                <text:p>311.2</text:p>
              </table:table-cell>
              <table:table-cell office:value-type="float" office:value="1609.955566">
                <text:p>1609.955566</text:p>
              </table:table-cell>
              <table:table-cell office:value-type="float" office:value="1652.699951">
                <text:p>1652.699951</text:p>
              </table:table-cell>
              <table:table-cell office:value-type="float" office:value="1518.759888">
                <text:p>1518.759888</text:p>
              </table:table-cell>
              <table:table-cell office:value-type="float" office:value="1560.102295">
                <text:p>1560.102295</text:p>
              </table:table-cell>
            </table:table-row>
            <table:table-row>
              <table:table-cell office:value-type="float" office:value="311.4">
                <text:p>311.4</text:p>
              </table:table-cell>
              <table:table-cell office:value-type="float" office:value="1619.469482">
                <text:p>1619.469482</text:p>
              </table:table-cell>
              <table:table-cell office:value-type="float" office:value="1628.448853">
                <text:p>1628.448853</text:p>
              </table:table-cell>
              <table:table-cell office:value-type="float" office:value="1599.337158">
                <text:p>1599.337158</text:p>
              </table:table-cell>
              <table:table-cell office:value-type="float" office:value="1604.845825">
                <text:p>1604.845825</text:p>
              </table:table-cell>
            </table:table-row>
            <table:table-row>
              <table:table-cell office:value-type="float" office:value="311.6">
                <text:p>311.6</text:p>
              </table:table-cell>
              <table:table-cell office:value-type="float" office:value="1644.339478">
                <text:p>1644.339478</text:p>
              </table:table-cell>
              <table:table-cell office:value-type="float" office:value="1628.264404">
                <text:p>1628.264404</text:p>
              </table:table-cell>
              <table:table-cell office:value-type="float" office:value="1665.552979">
                <text:p>1665.552979</text:p>
              </table:table-cell>
              <table:table-cell office:value-type="float" office:value="1647.616089">
                <text:p>1647.616089</text:p>
              </table:table-cell>
            </table:table-row>
            <table:table-row>
              <table:table-cell office:value-type="float" office:value="311.8">
                <text:p>311.8</text:p>
              </table:table-cell>
              <table:table-cell office:value-type="float" office:value="1683.206177">
                <text:p>1683.206177</text:p>
              </table:table-cell>
              <table:table-cell office:value-type="float" office:value="1724.824097">
                <text:p>1724.824097</text:p>
              </table:table-cell>
              <table:table-cell office:value-type="float" office:value="1701.509277">
                <text:p>1701.509277</text:p>
              </table:table-cell>
              <table:table-cell office:value-type="float" office:value="1733.91687">
                <text:p>1733.91687</text:p>
              </table:table-cell>
            </table:table-row>
            <table:table-row>
              <table:table-cell office:value-type="float" office:value="312">
                <text:p>312</text:p>
              </table:table-cell>
              <table:table-cell office:value-type="float" office:value="1713.636841">
                <text:p>1713.636841</text:p>
              </table:table-cell>
              <table:table-cell office:value-type="float" office:value="1704.776489">
                <text:p>1704.776489</text:p>
              </table:table-cell>
              <table:table-cell office:value-type="float" office:value="1730.19104">
                <text:p>1730.19104</text:p>
              </table:table-cell>
              <table:table-cell office:value-type="float" office:value="1697.847168">
                <text:p>1697.847168</text:p>
              </table:table-cell>
            </table:table-row>
            <table:table-row>
              <table:table-cell office:value-type="float" office:value="312.2">
                <text:p>312.2</text:p>
              </table:table-cell>
              <table:table-cell office:value-type="float" office:value="1716.0354">
                <text:p>1716.0354</text:p>
              </table:table-cell>
              <table:table-cell office:value-type="float" office:value="1765.442017">
                <text:p>1765.442017</text:p>
              </table:table-cell>
              <table:table-cell office:value-type="float" office:value="1725.845825">
                <text:p>1725.845825</text:p>
              </table:table-cell>
              <table:table-cell office:value-type="float" office:value="1758.630127">
                <text:p>1758.630127</text:p>
              </table:table-cell>
            </table:table-row>
            <table:table-row>
              <table:table-cell office:value-type="float" office:value="312.4">
                <text:p>312.4</text:p>
              </table:table-cell>
              <table:table-cell office:value-type="float" office:value="1702.223511">
                <text:p>1702.223511</text:p>
              </table:table-cell>
              <table:table-cell office:value-type="float" office:value="1807.898071">
                <text:p>1807.898071</text:p>
              </table:table-cell>
              <table:table-cell office:value-type="float" office:value="1709.055054">
                <text:p>1709.055054</text:p>
              </table:table-cell>
              <table:table-cell office:value-type="float" office:value="1805.354004">
                <text:p>1805.354004</text:p>
              </table:table-cell>
            </table:table-row>
            <table:table-row>
              <table:table-cell office:value-type="float" office:value="312.6">
                <text:p>312.6</text:p>
              </table:table-cell>
              <table:table-cell office:value-type="float" office:value="1734.847534">
                <text:p>1734.847534</text:p>
              </table:table-cell>
              <table:table-cell office:value-type="float" office:value="1788.919922">
                <text:p>1788.919922</text:p>
              </table:table-cell>
              <table:table-cell office:value-type="float" office:value="1747.387329">
                <text:p>1747.387329</text:p>
              </table:table-cell>
              <table:table-cell office:value-type="float" office:value="1779.115967">
                <text:p>1779.115967</text:p>
              </table:table-cell>
            </table:table-row>
            <table:table-row>
              <table:table-cell office:value-type="float" office:value="312.8">
                <text:p>312.8</text:p>
              </table:table-cell>
              <table:table-cell office:value-type="float" office:value="1718.39856">
                <text:p>1718.39856</text:p>
              </table:table-cell>
              <table:table-cell office:value-type="float" office:value="1803.770752">
                <text:p>1803.770752</text:p>
              </table:table-cell>
              <table:table-cell office:value-type="float" office:value="1721.109009">
                <text:p>1721.109009</text:p>
              </table:table-cell>
              <table:table-cell office:value-type="float" office:value="1805.611816">
                <text:p>1805.611816</text:p>
              </table:table-cell>
            </table:table-row>
            <table:table-row>
              <table:table-cell office:value-type="float" office:value="313">
                <text:p>313</text:p>
              </table:table-cell>
              <table:table-cell office:value-type="float" office:value="1692.462036">
                <text:p>1692.462036</text:p>
              </table:table-cell>
              <table:table-cell office:value-type="float" office:value="1816.747314">
                <text:p>1816.747314</text:p>
              </table:table-cell>
              <table:table-cell office:value-type="float" office:value="1691.124023">
                <text:p>1691.124023</text:p>
              </table:table-cell>
              <table:table-cell office:value-type="float" office:value="1830.663818">
                <text:p>1830.663818</text:p>
              </table:table-cell>
            </table:table-row>
            <table:table-row>
              <table:table-cell office:value-type="float" office:value="313.2">
                <text:p>313.2</text:p>
              </table:table-cell>
              <table:table-cell office:value-type="float" office:value="1712.015015">
                <text:p>1712.015015</text:p>
              </table:table-cell>
              <table:table-cell office:value-type="float" office:value="1781.546387">
                <text:p>1781.546387</text:p>
              </table:table-cell>
              <table:table-cell office:value-type="float" office:value="1727.974854">
                <text:p>1727.974854</text:p>
              </table:table-cell>
              <table:table-cell office:value-type="float" office:value="1781.985962">
                <text:p>1781.985962</text:p>
              </table:table-cell>
            </table:table-row>
            <table:table-row>
              <table:table-cell office:value-type="float" office:value="313.4">
                <text:p>313.4</text:p>
              </table:table-cell>
              <table:table-cell office:value-type="float" office:value="1709.309692">
                <text:p>1709.309692</text:p>
              </table:table-cell>
              <table:table-cell office:value-type="float" office:value="1809.579346">
                <text:p>1809.579346</text:p>
              </table:table-cell>
              <table:table-cell office:value-type="float" office:value="1723.024902">
                <text:p>1723.024902</text:p>
              </table:table-cell>
              <table:table-cell office:value-type="float" office:value="1797.345215">
                <text:p>1797.345215</text:p>
              </table:table-cell>
            </table:table-row>
            <table:table-row>
              <table:table-cell office:value-type="float" office:value="313.6">
                <text:p>313.6</text:p>
              </table:table-cell>
              <table:table-cell office:value-type="float" office:value="1702.895264">
                <text:p>1702.895264</text:p>
              </table:table-cell>
              <table:table-cell office:value-type="float" office:value="1807.479004">
                <text:p>1807.479004</text:p>
              </table:table-cell>
              <table:table-cell office:value-type="float" office:value="1707.50769">
                <text:p>1707.50769</text:p>
              </table:table-cell>
              <table:table-cell office:value-type="float" office:value="1810.196045">
                <text:p>1810.196045</text:p>
              </table:table-cell>
            </table:table-row>
            <table:table-row>
              <table:table-cell office:value-type="float" office:value="313.8">
                <text:p>313.8</text:p>
              </table:table-cell>
              <table:table-cell office:value-type="float" office:value="1712.54834">
                <text:p>1712.54834</text:p>
              </table:table-cell>
              <table:table-cell office:value-type="float" office:value="1792.404907">
                <text:p>1792.404907</text:p>
              </table:table-cell>
              <table:table-cell office:value-type="float" office:value="1724.267578">
                <text:p>1724.267578</text:p>
              </table:table-cell>
              <table:table-cell office:value-type="float" office:value="1790.935425">
                <text:p>1790.935425</text:p>
              </table:table-cell>
            </table:table-row>
            <table:table-row>
              <table:table-cell office:value-type="float" office:value="314">
                <text:p>314</text:p>
              </table:table-cell>
              <table:table-cell office:value-type="float" office:value="1709.104248">
                <text:p>1709.104248</text:p>
              </table:table-cell>
              <table:table-cell office:value-type="float" office:value="1807.591309">
                <text:p>1807.591309</text:p>
              </table:table-cell>
              <table:table-cell office:value-type="float" office:value="1718.276001">
                <text:p>1718.276001</text:p>
              </table:table-cell>
              <table:table-cell office:value-type="float" office:value="1805.085938">
                <text:p>1805.085938</text:p>
              </table:table-cell>
            </table:table-row>
            <table:table-row>
              <table:table-cell office:value-type="float" office:value="314.2">
                <text:p>314.2</text:p>
              </table:table-cell>
              <table:table-cell office:value-type="float" office:value="1706.051025">
                <text:p>1706.051025</text:p>
              </table:table-cell>
              <table:table-cell office:value-type="float" office:value="1810.516357">
                <text:p>1810.516357</text:p>
              </table:table-cell>
              <table:table-cell office:value-type="float" office:value="1714.30957">
                <text:p>1714.30957</text:p>
              </table:table-cell>
              <table:table-cell office:value-type="float" office:value="1809.56665">
                <text:p>1809.56665</text:p>
              </table:table-cell>
            </table:table-row>
            <table:table-row>
              <table:table-cell office:value-type="float" office:value="314.4">
                <text:p>314.4</text:p>
              </table:table-cell>
              <table:table-cell office:value-type="float" office:value="1714.950195">
                <text:p>1714.950195</text:p>
              </table:table-cell>
              <table:table-cell office:value-type="float" office:value="1803.083496">
                <text:p>1803.083496</text:p>
              </table:table-cell>
              <table:table-cell office:value-type="float" office:value="1725.500977">
                <text:p>1725.500977</text:p>
              </table:table-cell>
              <table:table-cell office:value-type="float" office:value="1797.397339">
                <text:p>1797.397339</text:p>
              </table:table-cell>
            </table:table-row>
            <table:table-row>
              <table:table-cell office:value-type="float" office:value="314.6">
                <text:p>314.6</text:p>
              </table:table-cell>
              <table:table-cell office:value-type="float" office:value="1712.474487">
                <text:p>1712.474487</text:p>
              </table:table-cell>
              <table:table-cell office:value-type="float" office:value="1812.573486">
                <text:p>1812.573486</text:p>
              </table:table-cell>
              <table:table-cell office:value-type="float" office:value="1726.844238">
                <text:p>1726.844238</text:p>
              </table:table-cell>
              <table:table-cell office:value-type="float" office:value="1805.923096">
                <text:p>1805.923096</text:p>
              </table:table-cell>
            </table:table-row>
            <table:table-row>
              <table:table-cell office:value-type="float" office:value="314.8">
                <text:p>314.8</text:p>
              </table:table-cell>
              <table:table-cell office:value-type="float" office:value="1710.788818">
                <text:p>1710.788818</text:p>
              </table:table-cell>
              <table:table-cell office:value-type="float" office:value="1807.638306">
                <text:p>1807.638306</text:p>
              </table:table-cell>
              <table:table-cell office:value-type="float" office:value="1721.164917">
                <text:p>1721.164917</text:p>
              </table:table-cell>
              <table:table-cell office:value-type="float" office:value="1806.951782">
                <text:p>1806.951782</text:p>
              </table:table-cell>
            </table:table-row>
            <table:table-row>
              <table:table-cell office:value-type="float" office:value="315">
                <text:p>315</text:p>
              </table:table-cell>
              <table:table-cell office:value-type="float" office:value="1718.813965">
                <text:p>1718.813965</text:p>
              </table:table-cell>
              <table:table-cell office:value-type="float" office:value="1807.039673">
                <text:p>1807.039673</text:p>
              </table:table-cell>
              <table:table-cell office:value-type="float" office:value="1726.490601">
                <text:p>1726.490601</text:p>
              </table:table-cell>
              <table:table-cell office:value-type="float" office:value="1805.558716">
                <text:p>1805.558716</text:p>
              </table:table-cell>
            </table:table-row>
            <table:table-row>
              <table:table-cell office:value-type="float" office:value="315.2">
                <text:p>315.2</text:p>
              </table:table-cell>
              <table:table-cell office:value-type="float" office:value="1712.373047">
                <text:p>1712.373047</text:p>
              </table:table-cell>
              <table:table-cell office:value-type="float" office:value="1815.608154">
                <text:p>1815.608154</text:p>
              </table:table-cell>
              <table:table-cell office:value-type="float" office:value="1722.642822">
                <text:p>1722.642822</text:p>
              </table:table-cell>
              <table:table-cell office:value-type="float" office:value="1811.674072">
                <text:p>1811.674072</text:p>
              </table:table-cell>
            </table:table-row>
            <table:table-row>
              <table:table-cell office:value-type="float" office:value="315.4">
                <text:p>315.4</text:p>
              </table:table-cell>
              <table:table-cell office:value-type="float" office:value="1712.805176">
                <text:p>1712.805176</text:p>
              </table:table-cell>
              <table:table-cell office:value-type="float" office:value="1814.044678">
                <text:p>1814.044678</text:p>
              </table:table-cell>
              <table:table-cell office:value-type="float" office:value="1724.336914">
                <text:p>1724.336914</text:p>
              </table:table-cell>
              <table:table-cell office:value-type="float" office:value="1808.459351">
                <text:p>1808.459351</text:p>
              </table:table-cell>
            </table:table-row>
            <table:table-row>
              <table:table-cell office:value-type="float" office:value="315.6">
                <text:p>315.6</text:p>
              </table:table-cell>
              <table:table-cell office:value-type="float" office:value="1716.283569">
                <text:p>1716.283569</text:p>
              </table:table-cell>
              <table:table-cell office:value-type="float" office:value="1812.749023">
                <text:p>1812.749023</text:p>
              </table:table-cell>
              <table:table-cell office:value-type="float" office:value="1727.336792">
                <text:p>1727.336792</text:p>
              </table:table-cell>
              <table:table-cell office:value-type="float" office:value="1808.043823">
                <text:p>1808.043823</text:p>
              </table:table-cell>
            </table:table-row>
            <table:table-row>
              <table:table-cell office:value-type="float" office:value="315.8">
                <text:p>315.8</text:p>
              </table:table-cell>
              <table:table-cell office:value-type="float" office:value="1715.501587">
                <text:p>1715.501587</text:p>
              </table:table-cell>
              <table:table-cell office:value-type="float" office:value="1815.429199">
                <text:p>1815.429199</text:p>
              </table:table-cell>
              <table:table-cell office:value-type="float" office:value="1728.312988">
                <text:p>1728.312988</text:p>
              </table:table-cell>
              <table:table-cell office:value-type="float" office:value="1811.432373">
                <text:p>1811.432373</text:p>
              </table:table-cell>
            </table:table-row>
            <table:table-row>
              <table:table-cell office:value-type="float" office:value="316">
                <text:p>316</text:p>
              </table:table-cell>
              <table:table-cell office:value-type="float" office:value="1716.419434">
                <text:p>1716.419434</text:p>
              </table:table-cell>
              <table:table-cell office:value-type="float" office:value="1815.228149">
                <text:p>1815.228149</text:p>
              </table:table-cell>
              <table:table-cell office:value-type="float" office:value="1728.668213">
                <text:p>1728.668213</text:p>
              </table:table-cell>
              <table:table-cell office:value-type="float" office:value="1811.884277">
                <text:p>1811.884277</text:p>
              </table:table-cell>
            </table:table-row>
            <table:table-row>
              <table:table-cell office:value-type="float" office:value="316.2">
                <text:p>316.2</text:p>
              </table:table-cell>
              <table:table-cell office:value-type="float" office:value="1718.271851">
                <text:p>1718.271851</text:p>
              </table:table-cell>
              <table:table-cell office:value-type="float" office:value="1815.630127">
                <text:p>1815.630127</text:p>
              </table:table-cell>
              <table:table-cell office:value-type="float" office:value="1731.573975">
                <text:p>1731.573975</text:p>
              </table:table-cell>
              <table:table-cell office:value-type="float" office:value="1810.587158">
                <text:p>1810.587158</text:p>
              </table:table-cell>
            </table:table-row>
            <table:table-row>
              <table:table-cell office:value-type="float" office:value="316.4">
                <text:p>316.4</text:p>
              </table:table-cell>
              <table:table-cell office:value-type="float" office:value="1718.21167">
                <text:p>1718.21167</text:p>
              </table:table-cell>
              <table:table-cell office:value-type="float" office:value="1816.170776">
                <text:p>1816.170776</text:p>
              </table:table-cell>
              <table:table-cell office:value-type="float" office:value="1732.021851">
                <text:p>1732.021851</text:p>
              </table:table-cell>
              <table:table-cell office:value-type="float" office:value="1811.610107">
                <text:p>1811.610107</text:p>
              </table:table-cell>
            </table:table-row>
            <table:table-row>
              <table:table-cell office:value-type="float" office:value="316.6">
                <text:p>316.6</text:p>
              </table:table-cell>
              <table:table-cell office:value-type="float" office:value="1718.373901">
                <text:p>1718.373901</text:p>
              </table:table-cell>
              <table:table-cell office:value-type="float" office:value="1820.438354">
                <text:p>1820.438354</text:p>
              </table:table-cell>
              <table:table-cell office:value-type="float" office:value="1731.836182">
                <text:p>1731.836182</text:p>
              </table:table-cell>
              <table:table-cell office:value-type="float" office:value="1814.739746">
                <text:p>1814.739746</text:p>
              </table:table-cell>
            </table:table-row>
            <table:table-row>
              <table:table-cell office:value-type="float" office:value="316.8">
                <text:p>316.8</text:p>
              </table:table-cell>
              <table:table-cell office:value-type="float" office:value="1715.980347">
                <text:p>1715.980347</text:p>
              </table:table-cell>
              <table:table-cell office:value-type="float" office:value="1818.758911">
                <text:p>1818.758911</text:p>
              </table:table-cell>
              <table:table-cell office:value-type="float" office:value="1728.674194">
                <text:p>1728.674194</text:p>
              </table:table-cell>
              <table:table-cell office:value-type="float" office:value="1816.335815">
                <text:p>1816.335815</text:p>
              </table:table-cell>
            </table:table-row>
            <table:table-row>
              <table:table-cell office:value-type="float" office:value="317">
                <text:p>317</text:p>
              </table:table-cell>
              <table:table-cell office:value-type="float" office:value="1722.034424">
                <text:p>1722.034424</text:p>
              </table:table-cell>
              <table:table-cell office:value-type="float" office:value="1815.873169">
                <text:p>1815.873169</text:p>
              </table:table-cell>
              <table:table-cell office:value-type="float" office:value="1733.287842">
                <text:p>1733.287842</text:p>
              </table:table-cell>
              <table:table-cell office:value-type="float" office:value="1813.021484">
                <text:p>1813.021484</text:p>
              </table:table-cell>
            </table:table-row>
            <table:table-row>
              <table:table-cell office:value-type="float" office:value="317.2">
                <text:p>317.2</text:p>
              </table:table-cell>
              <table:table-cell office:value-type="float" office:value="1720.096558">
                <text:p>1720.096558</text:p>
              </table:table-cell>
              <table:table-cell office:value-type="float" office:value="1818.274902">
                <text:p>1818.274902</text:p>
              </table:table-cell>
              <table:table-cell office:value-type="float" office:value="1729.299194">
                <text:p>1729.299194</text:p>
              </table:table-cell>
              <table:table-cell office:value-type="float" office:value="1818.054932">
                <text:p>1818.054932</text:p>
              </table:table-cell>
            </table:table-row>
            <table:table-row>
              <table:table-cell office:value-type="float" office:value="317.4">
                <text:p>317.4</text:p>
              </table:table-cell>
              <table:table-cell office:value-type="float" office:value="1720.748657">
                <text:p>1720.748657</text:p>
              </table:table-cell>
              <table:table-cell office:value-type="float" office:value="1820.459717">
                <text:p>1820.459717</text:p>
              </table:table-cell>
              <table:table-cell office:value-type="float" office:value="1735.140381">
                <text:p>1735.140381</text:p>
              </table:table-cell>
              <table:table-cell office:value-type="float" office:value="1815.277832">
                <text:p>1815.277832</text:p>
              </table:table-cell>
            </table:table-row>
            <table:table-row>
              <table:table-cell office:value-type="float" office:value="317.6">
                <text:p>317.6</text:p>
              </table:table-cell>
              <table:table-cell office:value-type="float" office:value="1721.604736">
                <text:p>1721.604736</text:p>
              </table:table-cell>
              <table:table-cell office:value-type="float" office:value="1820.066284">
                <text:p>1820.066284</text:p>
              </table:table-cell>
              <table:table-cell office:value-type="float" office:value="1732.460205">
                <text:p>1732.460205</text:p>
              </table:table-cell>
              <table:table-cell office:value-type="float" office:value="1813.830322">
                <text:p>1813.830322</text:p>
              </table:table-cell>
            </table:table-row>
            <table:table-row>
              <table:table-cell office:value-type="float" office:value="317.8">
                <text:p>317.8</text:p>
              </table:table-cell>
              <table:table-cell office:value-type="float" office:value="1719.421631">
                <text:p>1719.421631</text:p>
              </table:table-cell>
              <table:table-cell office:value-type="float" office:value="1820.975464">
                <text:p>1820.975464</text:p>
              </table:table-cell>
              <table:table-cell office:value-type="float" office:value="1733.39502">
                <text:p>1733.39502</text:p>
              </table:table-cell>
              <table:table-cell office:value-type="float" office:value="1815.385864">
                <text:p>1815.385864</text:p>
              </table:table-cell>
            </table:table-row>
            <table:table-row>
              <table:table-cell office:value-type="float" office:value="318">
                <text:p>318</text:p>
              </table:table-cell>
              <table:table-cell office:value-type="float" office:value="1721.807983">
                <text:p>1721.807983</text:p>
              </table:table-cell>
              <table:table-cell office:value-type="float" office:value="1820.074829">
                <text:p>1820.074829</text:p>
              </table:table-cell>
              <table:table-cell office:value-type="float" office:value="1732.998779">
                <text:p>1732.998779</text:p>
              </table:table-cell>
              <table:table-cell office:value-type="float" office:value="1816.592285">
                <text:p>1816.592285</text:p>
              </table:table-cell>
            </table:table-row>
            <table:table-row>
              <table:table-cell office:value-type="float" office:value="318.2">
                <text:p>318.2</text:p>
              </table:table-cell>
              <table:table-cell office:value-type="float" office:value="1719.315552">
                <text:p>1719.315552</text:p>
              </table:table-cell>
              <table:table-cell office:value-type="float" office:value="1822.77832">
                <text:p>1822.77832</text:p>
              </table:table-cell>
              <table:table-cell office:value-type="float" office:value="1735.181885">
                <text:p>1735.181885</text:p>
              </table:table-cell>
              <table:table-cell office:value-type="float" office:value="1815.294434">
                <text:p>1815.294434</text:p>
              </table:table-cell>
            </table:table-row>
            <table:table-row>
              <table:table-cell office:value-type="float" office:value="318.4">
                <text:p>318.4</text:p>
              </table:table-cell>
              <table:table-cell office:value-type="float" office:value="1724.203979">
                <text:p>1724.203979</text:p>
              </table:table-cell>
              <table:table-cell office:value-type="float" office:value="1822.903198">
                <text:p>1822.903198</text:p>
              </table:table-cell>
              <table:table-cell office:value-type="float" office:value="1733.028076">
                <text:p>1733.028076</text:p>
              </table:table-cell>
              <table:table-cell office:value-type="float" office:value="1819.22998">
                <text:p>1819.22998</text:p>
              </table:table-cell>
            </table:table-row>
            <table:table-row>
              <table:table-cell office:value-type="float" office:value="318.6">
                <text:p>318.6</text:p>
              </table:table-cell>
              <table:table-cell office:value-type="float" office:value="1724.128418">
                <text:p>1724.128418</text:p>
              </table:table-cell>
              <table:table-cell office:value-type="float" office:value="1820.612671">
                <text:p>1820.612671</text:p>
              </table:table-cell>
              <table:table-cell office:value-type="float" office:value="1736.846191">
                <text:p>1736.846191</text:p>
              </table:table-cell>
              <table:table-cell office:value-type="float" office:value="1816.795776">
                <text:p>1816.795776</text:p>
              </table:table-cell>
            </table:table-row>
            <table:table-row>
              <table:table-cell office:value-type="float" office:value="318.8">
                <text:p>318.8</text:p>
              </table:table-cell>
              <table:table-cell office:value-type="float" office:value="1721.317993">
                <text:p>1721.317993</text:p>
              </table:table-cell>
              <table:table-cell office:value-type="float" office:value="1824.239258">
                <text:p>1824.239258</text:p>
              </table:table-cell>
              <table:table-cell office:value-type="float" office:value="1736.489014">
                <text:p>1736.489014</text:p>
              </table:table-cell>
              <table:table-cell office:value-type="float" office:value="1817.861084">
                <text:p>1817.861084</text:p>
              </table:table-cell>
            </table:table-row>
            <table:table-row>
              <table:table-cell office:value-type="float" office:value="319">
                <text:p>319</text:p>
              </table:table-cell>
              <table:table-cell office:value-type="float" office:value="1724.192993">
                <text:p>1724.192993</text:p>
              </table:table-cell>
              <table:table-cell office:value-type="float" office:value="1822.126587">
                <text:p>1822.126587</text:p>
              </table:table-cell>
              <table:table-cell office:value-type="float" office:value="1734.630615">
                <text:p>1734.630615</text:p>
              </table:table-cell>
              <table:table-cell office:value-type="float" office:value="1818.451172">
                <text:p>1818.451172</text:p>
              </table:table-cell>
            </table:table-row>
            <table:table-row>
              <table:table-cell office:value-type="float" office:value="319.2">
                <text:p>319.2</text:p>
              </table:table-cell>
              <table:table-cell office:value-type="float" office:value="1721.782715">
                <text:p>1721.782715</text:p>
              </table:table-cell>
              <table:table-cell office:value-type="float" office:value="1821.955811">
                <text:p>1821.955811</text:p>
              </table:table-cell>
              <table:table-cell office:value-type="float" office:value="1733.270996">
                <text:p>1733.270996</text:p>
              </table:table-cell>
              <table:table-cell office:value-type="float" office:value="1819.742676">
                <text:p>1819.742676</text:p>
              </table:table-cell>
            </table:table-row>
            <table:table-row>
              <table:table-cell office:value-type="float" office:value="319.4">
                <text:p>319.4</text:p>
              </table:table-cell>
              <table:table-cell office:value-type="float" office:value="1719.746582">
                <text:p>1719.746582</text:p>
              </table:table-cell>
              <table:table-cell office:value-type="float" office:value="1826.128418">
                <text:p>1826.128418</text:p>
              </table:table-cell>
              <table:table-cell office:value-type="float" office:value="1732.330078">
                <text:p>1732.330078</text:p>
              </table:table-cell>
              <table:table-cell office:value-type="float" office:value="1820.341064">
                <text:p>1820.341064</text:p>
              </table:table-cell>
            </table:table-row>
            <table:table-row>
              <table:table-cell office:value-type="float" office:value="319.6">
                <text:p>319.6</text:p>
              </table:table-cell>
              <table:table-cell office:value-type="float" office:value="1722.313599">
                <text:p>1722.313599</text:p>
              </table:table-cell>
              <table:table-cell office:value-type="float" office:value="1823.150635">
                <text:p>1823.150635</text:p>
              </table:table-cell>
              <table:table-cell office:value-type="float" office:value="1734.502197">
                <text:p>1734.502197</text:p>
              </table:table-cell>
              <table:table-cell office:value-type="float" office:value="1817.303223">
                <text:p>1817.303223</text:p>
              </table:table-cell>
            </table:table-row>
            <table:table-row>
              <table:table-cell office:value-type="float" office:value="319.8">
                <text:p>319.8</text:p>
              </table:table-cell>
              <table:table-cell office:value-type="float" office:value="1722.052612">
                <text:p>1722.052612</text:p>
              </table:table-cell>
              <table:table-cell office:value-type="float" office:value="1826.70813">
                <text:p>1826.70813</text:p>
              </table:table-cell>
              <table:table-cell office:value-type="float" office:value="1735.09436">
                <text:p>1735.09436</text:p>
              </table:table-cell>
              <table:table-cell office:value-type="float" office:value="1819.454346">
                <text:p>1819.454346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1721.847412">
                <text:p>1721.847412</text:p>
              </table:table-cell>
              <table:table-cell office:value-type="float" office:value="1824.408081">
                <text:p>1824.408081</text:p>
              </table:table-cell>
              <table:table-cell office:value-type="float" office:value="1730.737061">
                <text:p>1730.737061</text:p>
              </table:table-cell>
              <table:table-cell office:value-type="float" office:value="1823.513916">
                <text:p>1823.513916</text:p>
              </table:table-cell>
            </table:table-row>
            <table:table-row>
              <table:table-cell office:value-type="float" office:value="320.2">
                <text:p>320.2</text:p>
              </table:table-cell>
              <table:table-cell office:value-type="float" office:value="1724.795776">
                <text:p>1724.795776</text:p>
              </table:table-cell>
              <table:table-cell office:value-type="float" office:value="1824.581421">
                <text:p>1824.581421</text:p>
              </table:table-cell>
              <table:table-cell office:value-type="float" office:value="1736.477661">
                <text:p>1736.477661</text:p>
              </table:table-cell>
              <table:table-cell office:value-type="float" office:value="1820.62854">
                <text:p>1820.62854</text:p>
              </table:table-cell>
            </table:table-row>
            <table:table-row>
              <table:table-cell office:value-type="float" office:value="320.4">
                <text:p>320.4</text:p>
              </table:table-cell>
              <table:table-cell office:value-type="float" office:value="1724.974121">
                <text:p>1724.974121</text:p>
              </table:table-cell>
              <table:table-cell office:value-type="float" office:value="1828.763672">
                <text:p>1828.763672</text:p>
              </table:table-cell>
              <table:table-cell office:value-type="float" office:value="1736.673706">
                <text:p>1736.673706</text:p>
              </table:table-cell>
              <table:table-cell office:value-type="float" office:value="1821.782959">
                <text:p>1821.782959</text:p>
              </table:table-cell>
            </table:table-row>
            <table:table-row>
              <table:table-cell office:value-type="float" office:value="320.6">
                <text:p>320.6</text:p>
              </table:table-cell>
              <table:table-cell office:value-type="float" office:value="1721.670166">
                <text:p>1721.670166</text:p>
              </table:table-cell>
              <table:table-cell office:value-type="float" office:value="1829.181396">
                <text:p>1829.181396</text:p>
              </table:table-cell>
              <table:table-cell office:value-type="float" office:value="1736.776611">
                <text:p>1736.776611</text:p>
              </table:table-cell>
              <table:table-cell office:value-type="float" office:value="1823.263794">
                <text:p>1823.263794</text:p>
              </table:table-cell>
            </table:table-row>
            <table:table-row>
              <table:table-cell office:value-type="float" office:value="320.8">
                <text:p>320.8</text:p>
              </table:table-cell>
              <table:table-cell office:value-type="float" office:value="1722.4823">
                <text:p>1722.4823</text:p>
              </table:table-cell>
              <table:table-cell office:value-type="float" office:value="1826.602173">
                <text:p>1826.602173</text:p>
              </table:table-cell>
              <table:table-cell office:value-type="float" office:value="1735.786621">
                <text:p>1735.786621</text:p>
              </table:table-cell>
              <table:table-cell office:value-type="float" office:value="1821.015991">
                <text:p>1821.015991</text:p>
              </table:table-cell>
            </table:table-row>
            <table:table-row>
              <table:table-cell office:value-type="float" office:value="321">
                <text:p>321</text:p>
              </table:table-cell>
              <table:table-cell office:value-type="float" office:value="1725.442993">
                <text:p>1725.442993</text:p>
              </table:table-cell>
              <table:table-cell office:value-type="float" office:value="1830.316528">
                <text:p>1830.316528</text:p>
              </table:table-cell>
              <table:table-cell office:value-type="float" office:value="1737.437866">
                <text:p>1737.437866</text:p>
              </table:table-cell>
              <table:table-cell office:value-type="float" office:value="1825.248535">
                <text:p>1825.248535</text:p>
              </table:table-cell>
            </table:table-row>
            <table:table-row>
              <table:table-cell office:value-type="float" office:value="321.2">
                <text:p>321.2</text:p>
              </table:table-cell>
              <table:table-cell office:value-type="float" office:value="1727.285278">
                <text:p>1727.285278</text:p>
              </table:table-cell>
              <table:table-cell office:value-type="float" office:value="1828.549561">
                <text:p>1828.549561</text:p>
              </table:table-cell>
              <table:table-cell office:value-type="float" office:value="1737.524902">
                <text:p>1737.524902</text:p>
              </table:table-cell>
              <table:table-cell office:value-type="float" office:value="1823.127441">
                <text:p>1823.127441</text:p>
              </table:table-cell>
            </table:table-row>
            <table:table-row>
              <table:table-cell office:value-type="float" office:value="321.4">
                <text:p>321.4</text:p>
              </table:table-cell>
              <table:table-cell office:value-type="float" office:value="1725.047119">
                <text:p>1725.047119</text:p>
              </table:table-cell>
              <table:table-cell office:value-type="float" office:value="1827.512573">
                <text:p>1827.512573</text:p>
              </table:table-cell>
              <table:table-cell office:value-type="float" office:value="1735.10144">
                <text:p>1735.10144</text:p>
              </table:table-cell>
              <table:table-cell office:value-type="float" office:value="1825.602051">
                <text:p>1825.602051</text:p>
              </table:table-cell>
            </table:table-row>
            <table:table-row>
              <table:table-cell office:value-type="float" office:value="321.6">
                <text:p>321.6</text:p>
              </table:table-cell>
              <table:table-cell office:value-type="float" office:value="1729.648193">
                <text:p>1729.648193</text:p>
              </table:table-cell>
              <table:table-cell office:value-type="float" office:value="1825.565308">
                <text:p>1825.565308</text:p>
              </table:table-cell>
              <table:table-cell office:value-type="float" office:value="1736.878662">
                <text:p>1736.878662</text:p>
              </table:table-cell>
              <table:table-cell office:value-type="float" office:value="1823.855469">
                <text:p>1823.855469</text:p>
              </table:table-cell>
            </table:table-row>
            <table:table-row>
              <table:table-cell office:value-type="float" office:value="321.8">
                <text:p>321.8</text:p>
              </table:table-cell>
              <table:table-cell office:value-type="float" office:value="1724.235352">
                <text:p>1724.235352</text:p>
              </table:table-cell>
              <table:table-cell office:value-type="float" office:value="1827.848511">
                <text:p>1827.848511</text:p>
              </table:table-cell>
              <table:table-cell office:value-type="float" office:value="1734.30542">
                <text:p>1734.30542</text:p>
              </table:table-cell>
              <table:table-cell office:value-type="float" office:value="1823.11438">
                <text:p>1823.11438</text:p>
              </table:table-cell>
            </table:table-row>
            <table:table-row>
              <table:table-cell office:value-type="float" office:value="322">
                <text:p>322</text:p>
              </table:table-cell>
              <table:table-cell office:value-type="float" office:value="1725.08667">
                <text:p>1725.08667</text:p>
              </table:table-cell>
              <table:table-cell office:value-type="float" office:value="1827.256592">
                <text:p>1827.256592</text:p>
              </table:table-cell>
              <table:table-cell office:value-type="float" office:value="1736.922852">
                <text:p>1736.922852</text:p>
              </table:table-cell>
              <table:table-cell office:value-type="float" office:value="1823.133423">
                <text:p>1823.133423</text:p>
              </table:table-cell>
            </table:table-row>
            <table:table-row>
              <table:table-cell office:value-type="float" office:value="322.2">
                <text:p>322.2</text:p>
              </table:table-cell>
              <table:table-cell office:value-type="float" office:value="1723.186523">
                <text:p>1723.186523</text:p>
              </table:table-cell>
              <table:table-cell office:value-type="float" office:value="1830.36377">
                <text:p>1830.36377</text:p>
              </table:table-cell>
              <table:table-cell office:value-type="float" office:value="1734.709961">
                <text:p>1734.709961</text:p>
              </table:table-cell>
              <table:table-cell office:value-type="float" office:value="1824.79248">
                <text:p>1824.79248</text:p>
              </table:table-cell>
            </table:table-row>
            <table:table-row>
              <table:table-cell office:value-type="float" office:value="322.4">
                <text:p>322.4</text:p>
              </table:table-cell>
              <table:table-cell office:value-type="float" office:value="1725.640259">
                <text:p>1725.640259</text:p>
              </table:table-cell>
              <table:table-cell office:value-type="float" office:value="1828.863647">
                <text:p>1828.863647</text:p>
              </table:table-cell>
              <table:table-cell office:value-type="float" office:value="1735.706909">
                <text:p>1735.706909</text:p>
              </table:table-cell>
              <table:table-cell office:value-type="float" office:value="1822.633179">
                <text:p>1822.633179</text:p>
              </table:table-cell>
            </table:table-row>
            <table:table-row>
              <table:table-cell office:value-type="float" office:value="322.6">
                <text:p>322.6</text:p>
              </table:table-cell>
              <table:table-cell office:value-type="float" office:value="1723.453003">
                <text:p>1723.453003</text:p>
              </table:table-cell>
              <table:table-cell office:value-type="float" office:value="1828.108032">
                <text:p>1828.108032</text:p>
              </table:table-cell>
              <table:table-cell office:value-type="float" office:value="1736.12793">
                <text:p>1736.12793</text:p>
              </table:table-cell>
              <table:table-cell office:value-type="float" office:value="1822.375488">
                <text:p>1822.375488</text:p>
              </table:table-cell>
            </table:table-row>
            <table:table-row>
              <table:table-cell office:value-type="float" office:value="322.8">
                <text:p>322.8</text:p>
              </table:table-cell>
              <table:table-cell office:value-type="float" office:value="1723.251221">
                <text:p>1723.251221</text:p>
              </table:table-cell>
              <table:table-cell office:value-type="float" office:value="1826.803345">
                <text:p>1826.803345</text:p>
              </table:table-cell>
              <table:table-cell office:value-type="float" office:value="1737.154053">
                <text:p>1737.154053</text:p>
              </table:table-cell>
              <table:table-cell office:value-type="float" office:value="1821.678345">
                <text:p>1821.678345</text:p>
              </table:table-cell>
            </table:table-row>
            <table:table-row>
              <table:table-cell office:value-type="float" office:value="323">
                <text:p>323</text:p>
              </table:table-cell>
              <table:table-cell office:value-type="float" office:value="1721.865723">
                <text:p>1721.865723</text:p>
              </table:table-cell>
              <table:table-cell office:value-type="float" office:value="1829.178955">
                <text:p>1829.178955</text:p>
              </table:table-cell>
              <table:table-cell office:value-type="float" office:value="1735.159668">
                <text:p>1735.159668</text:p>
              </table:table-cell>
              <table:table-cell office:value-type="float" office:value="1823.428467">
                <text:p>1823.428467</text:p>
              </table:table-cell>
            </table:table-row>
            <table:table-row>
              <table:table-cell office:value-type="float" office:value="323.2">
                <text:p>323.2</text:p>
              </table:table-cell>
              <table:table-cell office:value-type="float" office:value="1726.124756">
                <text:p>1726.124756</text:p>
              </table:table-cell>
              <table:table-cell office:value-type="float" office:value="1825.576416">
                <text:p>1825.576416</text:p>
              </table:table-cell>
              <table:table-cell office:value-type="float" office:value="1736.179688">
                <text:p>1736.179688</text:p>
              </table:table-cell>
              <table:table-cell office:value-type="float" office:value="1821.177979">
                <text:p>1821.177979</text:p>
              </table:table-cell>
            </table:table-row>
            <table:table-row>
              <table:table-cell office:value-type="float" office:value="323.4">
                <text:p>323.4</text:p>
              </table:table-cell>
              <table:table-cell office:value-type="float" office:value="1724.439453">
                <text:p>1724.439453</text:p>
              </table:table-cell>
              <table:table-cell office:value-type="float" office:value="1829.330566">
                <text:p>1829.330566</text:p>
              </table:table-cell>
              <table:table-cell office:value-type="float" office:value="1735.579712">
                <text:p>1735.579712</text:p>
              </table:table-cell>
              <table:table-cell office:value-type="float" office:value="1825.083252">
                <text:p>1825.083252</text:p>
              </table:table-cell>
            </table:table-row>
            <table:table-row>
              <table:table-cell office:value-type="float" office:value="323.6">
                <text:p>323.6</text:p>
              </table:table-cell>
              <table:table-cell office:value-type="float" office:value="1721.584106">
                <text:p>1721.584106</text:p>
              </table:table-cell>
              <table:table-cell office:value-type="float" office:value="1827.890869">
                <text:p>1827.890869</text:p>
              </table:table-cell>
              <table:table-cell office:value-type="float" office:value="1737.354858">
                <text:p>1737.354858</text:p>
              </table:table-cell>
              <table:table-cell office:value-type="float" office:value="1823.311279">
                <text:p>1823.311279</text:p>
              </table:table-cell>
            </table:table-row>
            <table:table-row>
              <table:table-cell office:value-type="float" office:value="323.8">
                <text:p>323.8</text:p>
              </table:table-cell>
              <table:table-cell office:value-type="float" office:value="1729.254639">
                <text:p>1729.254639</text:p>
              </table:table-cell>
              <table:table-cell office:value-type="float" office:value="1826.928955">
                <text:p>1826.928955</text:p>
              </table:table-cell>
              <table:table-cell office:value-type="float" office:value="1737.45874">
                <text:p>1737.45874</text:p>
              </table:table-cell>
              <table:table-cell office:value-type="float" office:value="1822.948975">
                <text:p>1822.948975</text:p>
              </table:table-cell>
            </table:table-row>
            <table:table-row>
              <table:table-cell office:value-type="float" office:value="324">
                <text:p>324</text:p>
              </table:table-cell>
              <table:table-cell office:value-type="float" office:value="1721.93689">
                <text:p>1721.93689</text:p>
              </table:table-cell>
              <table:table-cell office:value-type="float" office:value="1801.944458">
                <text:p>1801.944458</text:p>
              </table:table-cell>
              <table:table-cell office:value-type="float" office:value="1734.903198">
                <text:p>1734.903198</text:p>
              </table:table-cell>
              <table:table-cell office:value-type="float" office:value="1793.039307">
                <text:p>1793.039307</text:p>
              </table:table-cell>
            </table:table-row>
            <table:table-row>
              <table:table-cell office:value-type="float" office:value="324.2">
                <text:p>324.2</text:p>
              </table:table-cell>
              <table:table-cell office:value-type="float" office:value="1693.655396">
                <text:p>1693.655396</text:p>
              </table:table-cell>
              <table:table-cell office:value-type="float" office:value="1813.923584">
                <text:p>1813.923584</text:p>
              </table:table-cell>
              <table:table-cell office:value-type="float" office:value="1699.784912">
                <text:p>1699.784912</text:p>
              </table:table-cell>
              <table:table-cell office:value-type="float" office:value="1813.559204">
                <text:p>1813.559204</text:p>
              </table:table-cell>
            </table:table-row>
            <table:table-row>
              <table:table-cell office:value-type="float" office:value="324.4">
                <text:p>324.4</text:p>
              </table:table-cell>
              <table:table-cell office:value-type="float" office:value="1669.396118">
                <text:p>1669.396118</text:p>
              </table:table-cell>
              <table:table-cell office:value-type="float" office:value="1788.085938">
                <text:p>1788.085938</text:p>
              </table:table-cell>
              <table:table-cell office:value-type="float" office:value="1680.241821">
                <text:p>1680.241821</text:p>
              </table:table-cell>
              <table:table-cell office:value-type="float" office:value="1787.707397">
                <text:p>1787.707397</text:p>
              </table:table-cell>
            </table:table-row>
            <table:table-row>
              <table:table-cell office:value-type="float" office:value="324.6">
                <text:p>324.6</text:p>
              </table:table-cell>
              <table:table-cell office:value-type="float" office:value="1674.146729">
                <text:p>1674.146729</text:p>
              </table:table-cell>
              <table:table-cell office:value-type="float" office:value="1757.844727">
                <text:p>1757.844727</text:p>
              </table:table-cell>
              <table:table-cell office:value-type="float" office:value="1685.81665">
                <text:p>1685.81665</text:p>
              </table:table-cell>
              <table:table-cell office:value-type="float" office:value="1754.935913">
                <text:p>1754.935913</text:p>
              </table:table-cell>
            </table:table-row>
            <table:table-row>
              <table:table-cell office:value-type="float" office:value="324.8">
                <text:p>324.8</text:p>
              </table:table-cell>
              <table:table-cell office:value-type="float" office:value="1652.034302">
                <text:p>1652.034302</text:p>
              </table:table-cell>
              <table:table-cell office:value-type="float" office:value="1762.912842">
                <text:p>1762.912842</text:p>
              </table:table-cell>
              <table:table-cell office:value-type="float" office:value="1658.397217">
                <text:p>1658.397217</text:p>
              </table:table-cell>
              <table:table-cell office:value-type="float" office:value="1761.232178">
                <text:p>1761.232178</text:p>
              </table:table-cell>
            </table:table-row>
            <table:table-row>
              <table:table-cell office:value-type="float" office:value="325">
                <text:p>325</text:p>
              </table:table-cell>
              <table:table-cell office:value-type="float" office:value="1642.617432">
                <text:p>1642.617432</text:p>
              </table:table-cell>
              <table:table-cell office:value-type="float" office:value="1742.546387">
                <text:p>1742.546387</text:p>
              </table:table-cell>
              <table:table-cell office:value-type="float" office:value="1652.126343">
                <text:p>1652.126343</text:p>
              </table:table-cell>
              <table:table-cell office:value-type="float" office:value="1739.930664">
                <text:p>1739.930664</text:p>
              </table:table-cell>
            </table:table-row>
            <table:table-row>
              <table:table-cell office:value-type="float" office:value="325.2">
                <text:p>325.2</text:p>
              </table:table-cell>
              <table:table-cell office:value-type="float" office:value="1645.496582">
                <text:p>1645.496582</text:p>
              </table:table-cell>
              <table:table-cell office:value-type="float" office:value="1730.574097">
                <text:p>1730.574097</text:p>
              </table:table-cell>
              <table:table-cell office:value-type="float" office:value="1646.108154">
                <text:p>1646.108154</text:p>
              </table:table-cell>
              <table:table-cell office:value-type="float" office:value="1717.199829">
                <text:p>1717.199829</text:p>
              </table:table-cell>
            </table:table-row>
            <table:table-row>
              <table:table-cell office:value-type="float" office:value="325.4">
                <text:p>325.4</text:p>
              </table:table-cell>
              <table:table-cell office:value-type="float" office:value="1636.72583">
                <text:p>1636.72583</text:p>
              </table:table-cell>
              <table:table-cell office:value-type="float" office:value="1712.374878">
                <text:p>1712.374878</text:p>
              </table:table-cell>
              <table:table-cell office:value-type="float" office:value="1639.182861">
                <text:p>1639.182861</text:p>
              </table:table-cell>
              <table:table-cell office:value-type="float" office:value="1719.073853">
                <text:p>1719.073853</text:p>
              </table:table-cell>
            </table:table-row>
            <table:table-row>
              <table:table-cell office:value-type="float" office:value="325.6">
                <text:p>325.6</text:p>
              </table:table-cell>
              <table:table-cell office:value-type="float" office:value="1626.505737">
                <text:p>1626.505737</text:p>
              </table:table-cell>
              <table:table-cell office:value-type="float" office:value="1711.900513">
                <text:p>1711.900513</text:p>
              </table:table-cell>
              <table:table-cell office:value-type="float" office:value="1633.758179">
                <text:p>1633.758179</text:p>
              </table:table-cell>
              <table:table-cell office:value-type="float" office:value="1711.042358">
                <text:p>1711.042358</text:p>
              </table:table-cell>
            </table:table-row>
            <table:table-row>
              <table:table-cell office:value-type="float" office:value="325.8">
                <text:p>325.8</text:p>
              </table:table-cell>
              <table:table-cell office:value-type="float" office:value="1621.617676">
                <text:p>1621.617676</text:p>
              </table:table-cell>
              <table:table-cell office:value-type="float" office:value="1697.118164">
                <text:p>1697.118164</text:p>
              </table:table-cell>
              <table:table-cell office:value-type="float" office:value="1627.651489">
                <text:p>1627.651489</text:p>
              </table:table-cell>
              <table:table-cell office:value-type="float" office:value="1695.383179">
                <text:p>1695.383179</text:p>
              </table:table-cell>
            </table:table-row>
            <table:table-row>
              <table:table-cell office:value-type="float" office:value="326">
                <text:p>326</text:p>
              </table:table-cell>
              <table:table-cell office:value-type="float" office:value="1613.332642">
                <text:p>1613.332642</text:p>
              </table:table-cell>
              <table:table-cell office:value-type="float" office:value="1686.878906">
                <text:p>1686.878906</text:p>
              </table:table-cell>
              <table:table-cell office:value-type="float" office:value="1620.738037">
                <text:p>1620.738037</text:p>
              </table:table-cell>
              <table:table-cell office:value-type="float" office:value="1686.157104">
                <text:p>1686.157104</text:p>
              </table:table-cell>
            </table:table-row>
            <table:table-row>
              <table:table-cell office:value-type="float" office:value="326.2">
                <text:p>326.2</text:p>
              </table:table-cell>
              <table:table-cell office:value-type="float" office:value="1607.777832">
                <text:p>1607.777832</text:p>
              </table:table-cell>
              <table:table-cell office:value-type="float" office:value="1682.166626">
                <text:p>1682.166626</text:p>
              </table:table-cell>
              <table:table-cell office:value-type="float" office:value="1615.414429">
                <text:p>1615.414429</text:p>
              </table:table-cell>
              <table:table-cell office:value-type="float" office:value="1671.889648">
                <text:p>1671.889648</text:p>
              </table:table-cell>
            </table:table-row>
            <table:table-row>
              <table:table-cell office:value-type="float" office:value="326.4">
                <text:p>326.4</text:p>
              </table:table-cell>
              <table:table-cell office:value-type="float" office:value="1605.953613">
                <text:p>1605.953613</text:p>
              </table:table-cell>
              <table:table-cell office:value-type="float" office:value="1668.727417">
                <text:p>1668.727417</text:p>
              </table:table-cell>
              <table:table-cell office:value-type="float" office:value="1606.999634">
                <text:p>1606.999634</text:p>
              </table:table-cell>
              <table:table-cell office:value-type="float" office:value="1667.734985">
                <text:p>1667.734985</text:p>
              </table:table-cell>
            </table:table-row>
            <table:table-row>
              <table:table-cell office:value-type="float" office:value="326.6">
                <text:p>326.6</text:p>
              </table:table-cell>
              <table:table-cell office:value-type="float" office:value="1601.192139">
                <text:p>1601.192139</text:p>
              </table:table-cell>
              <table:table-cell office:value-type="float" office:value="1657.452637">
                <text:p>1657.452637</text:p>
              </table:table-cell>
              <table:table-cell office:value-type="float" office:value="1603.182617">
                <text:p>1603.182617</text:p>
              </table:table-cell>
              <table:table-cell office:value-type="float" office:value="1659.885986">
                <text:p>1659.885986</text:p>
              </table:table-cell>
            </table:table-row>
            <table:table-row>
              <table:table-cell office:value-type="float" office:value="326.8">
                <text:p>326.8</text:p>
              </table:table-cell>
              <table:table-cell office:value-type="float" office:value="1593.841431">
                <text:p>1593.841431</text:p>
              </table:table-cell>
              <table:table-cell office:value-type="float" office:value="1655.196777">
                <text:p>1655.196777</text:p>
              </table:table-cell>
              <table:table-cell office:value-type="float" office:value="1602.488281">
                <text:p>1602.488281</text:p>
              </table:table-cell>
              <table:table-cell office:value-type="float" office:value="1652.795288">
                <text:p>1652.795288</text:p>
              </table:table-cell>
            </table:table-row>
            <table:table-row>
              <table:table-cell office:value-type="float" office:value="327">
                <text:p>327</text:p>
              </table:table-cell>
              <table:table-cell office:value-type="float" office:value="1599.198242">
                <text:p>1599.198242</text:p>
              </table:table-cell>
              <table:table-cell office:value-type="float" office:value="1642.380249">
                <text:p>1642.380249</text:p>
              </table:table-cell>
              <table:table-cell office:value-type="float" office:value="1594.023193">
                <text:p>1594.023193</text:p>
              </table:table-cell>
              <table:table-cell office:value-type="float" office:value="1641.956665">
                <text:p>1641.956665</text:p>
              </table:table-cell>
            </table:table-row>
            <table:table-row>
              <table:table-cell office:value-type="float" office:value="327.2">
                <text:p>327.2</text:p>
              </table:table-cell>
              <table:table-cell office:value-type="float" office:value="1589.533447">
                <text:p>1589.533447</text:p>
              </table:table-cell>
              <table:table-cell office:value-type="float" office:value="1640.177124">
                <text:p>1640.177124</text:p>
              </table:table-cell>
              <table:table-cell office:value-type="float" office:value="1595.368774">
                <text:p>1595.368774</text:p>
              </table:table-cell>
              <table:table-cell office:value-type="float" office:value="1640.571533">
                <text:p>1640.571533</text:p>
              </table:table-cell>
            </table:table-row>
            <table:table-row>
              <table:table-cell office:value-type="float" office:value="327.4">
                <text:p>327.4</text:p>
              </table:table-cell>
              <table:table-cell office:value-type="float" office:value="1587.778809">
                <text:p>1587.778809</text:p>
              </table:table-cell>
              <table:table-cell office:value-type="float" office:value="1631.760254">
                <text:p>1631.760254</text:p>
              </table:table-cell>
              <table:table-cell office:value-type="float" office:value="1590.140747">
                <text:p>1590.140747</text:p>
              </table:table-cell>
              <table:table-cell office:value-type="float" office:value="1633.197388">
                <text:p>1633.197388</text:p>
              </table:table-cell>
            </table:table-row>
            <table:table-row>
              <table:table-cell office:value-type="float" office:value="327.6">
                <text:p>327.6</text:p>
              </table:table-cell>
              <table:table-cell office:value-type="float" office:value="1581.98291">
                <text:p>1581.98291</text:p>
              </table:table-cell>
              <table:table-cell office:value-type="float" office:value="1627.316772">
                <text:p>1627.316772</text:p>
              </table:table-cell>
              <table:table-cell office:value-type="float" office:value="1584.708618">
                <text:p>1584.708618</text:p>
              </table:table-cell>
              <table:table-cell office:value-type="float" office:value="1627.997681">
                <text:p>1627.997681</text:p>
              </table:table-cell>
            </table:table-row>
            <table:table-row>
              <table:table-cell office:value-type="float" office:value="327.8">
                <text:p>327.8</text:p>
              </table:table-cell>
              <table:table-cell office:value-type="float" office:value="1581.499878">
                <text:p>1581.499878</text:p>
              </table:table-cell>
              <table:table-cell office:value-type="float" office:value="1624.693115">
                <text:p>1624.693115</text:p>
              </table:table-cell>
              <table:table-cell office:value-type="float" office:value="1584.555054">
                <text:p>1584.555054</text:p>
              </table:table-cell>
              <table:table-cell office:value-type="float" office:value="1622.160645">
                <text:p>1622.160645</text:p>
              </table:table-cell>
            </table:table-row>
            <table:table-row>
              <table:table-cell office:value-type="float" office:value="328">
                <text:p>328</text:p>
              </table:table-cell>
              <table:table-cell office:value-type="float" office:value="1579.352295">
                <text:p>1579.352295</text:p>
              </table:table-cell>
              <table:table-cell office:value-type="float" office:value="1621.281128">
                <text:p>1621.281128</text:p>
              </table:table-cell>
              <table:table-cell office:value-type="float" office:value="1579.684937">
                <text:p>1579.684937</text:p>
              </table:table-cell>
              <table:table-cell office:value-type="float" office:value="1619.636841">
                <text:p>1619.636841</text:p>
              </table:table-cell>
            </table:table-row>
            <table:table-row>
              <table:table-cell office:value-type="float" office:value="328.2">
                <text:p>328.2</text:p>
              </table:table-cell>
              <table:table-cell office:value-type="float" office:value="1577.787231">
                <text:p>1577.787231</text:p>
              </table:table-cell>
              <table:table-cell office:value-type="float" office:value="1613.713867">
                <text:p>1613.713867</text:p>
              </table:table-cell>
              <table:table-cell office:value-type="float" office:value="1582.353516">
                <text:p>1582.353516</text:p>
              </table:table-cell>
              <table:table-cell office:value-type="float" office:value="1615.078613">
                <text:p>1615.078613</text:p>
              </table:table-cell>
            </table:table-row>
            <table:table-row>
              <table:table-cell office:value-type="float" office:value="328.4">
                <text:p>328.4</text:p>
              </table:table-cell>
              <table:table-cell office:value-type="float" office:value="1577.821411">
                <text:p>1577.821411</text:p>
              </table:table-cell>
              <table:table-cell office:value-type="float" office:value="1609.807373">
                <text:p>1609.807373</text:p>
              </table:table-cell>
              <table:table-cell office:value-type="float" office:value="1581.84021">
                <text:p>1581.84021</text:p>
              </table:table-cell>
              <table:table-cell office:value-type="float" office:value="1605.811157">
                <text:p>1605.811157</text:p>
              </table:table-cell>
            </table:table-row>
            <table:table-row>
              <table:table-cell office:value-type="float" office:value="328.6">
                <text:p>328.6</text:p>
              </table:table-cell>
              <table:table-cell office:value-type="float" office:value="1577.877808">
                <text:p>1577.877808</text:p>
              </table:table-cell>
              <table:table-cell office:value-type="float" office:value="1606.624023">
                <text:p>1606.624023</text:p>
              </table:table-cell>
              <table:table-cell office:value-type="float" office:value="1577.534302">
                <text:p>1577.534302</text:p>
              </table:table-cell>
              <table:table-cell office:value-type="float" office:value="1607.00293">
                <text:p>1607.00293</text:p>
              </table:table-cell>
            </table:table-row>
            <table:table-row>
              <table:table-cell office:value-type="float" office:value="328.8">
                <text:p>328.8</text:p>
              </table:table-cell>
              <table:table-cell office:value-type="float" office:value="1573.41626">
                <text:p>1573.41626</text:p>
              </table:table-cell>
              <table:table-cell office:value-type="float" office:value="1601.985718">
                <text:p>1601.985718</text:p>
              </table:table-cell>
              <table:table-cell office:value-type="float" office:value="1575.818359">
                <text:p>1575.818359</text:p>
              </table:table-cell>
              <table:table-cell office:value-type="float" office:value="1602.771118">
                <text:p>1602.771118</text:p>
              </table:table-cell>
            </table:table-row>
            <table:table-row>
              <table:table-cell office:value-type="float" office:value="329">
                <text:p>329</text:p>
              </table:table-cell>
              <table:table-cell office:value-type="float" office:value="1570.086914">
                <text:p>1570.086914</text:p>
              </table:table-cell>
              <table:table-cell office:value-type="float" office:value="1602.021484">
                <text:p>1602.021484</text:p>
              </table:table-cell>
              <table:table-cell office:value-type="float" office:value="1574.786011">
                <text:p>1574.786011</text:p>
              </table:table-cell>
              <table:table-cell office:value-type="float" office:value="1600.31189">
                <text:p>1600.31189</text:p>
              </table:table-cell>
            </table:table-row>
            <table:table-row>
              <table:table-cell office:value-type="float" office:value="329.2">
                <text:p>329.2</text:p>
              </table:table-cell>
              <table:table-cell office:value-type="float" office:value="1572.429443">
                <text:p>1572.429443</text:p>
              </table:table-cell>
              <table:table-cell office:value-type="float" office:value="1599.706787">
                <text:p>1599.706787</text:p>
              </table:table-cell>
              <table:table-cell office:value-type="float" office:value="1573.640625">
                <text:p>1573.640625</text:p>
              </table:table-cell>
              <table:table-cell office:value-type="float" office:value="1598.624634">
                <text:p>1598.624634</text:p>
              </table:table-cell>
            </table:table-row>
            <table:table-row>
              <table:table-cell office:value-type="float" office:value="329.4">
                <text:p>329.4</text:p>
              </table:table-cell>
              <table:table-cell office:value-type="float" office:value="1575.09021">
                <text:p>1575.09021</text:p>
              </table:table-cell>
              <table:table-cell office:value-type="float" office:value="1590.922729">
                <text:p>1590.922729</text:p>
              </table:table-cell>
              <table:table-cell office:value-type="float" office:value="1577.483521">
                <text:p>1577.483521</text:p>
              </table:table-cell>
              <table:table-cell office:value-type="float" office:value="1591.984253">
                <text:p>1591.984253</text:p>
              </table:table-cell>
            </table:table-row>
            <table:table-row>
              <table:table-cell office:value-type="float" office:value="329.6">
                <text:p>329.6</text:p>
              </table:table-cell>
              <table:table-cell office:value-type="float" office:value="1567.831909">
                <text:p>1567.831909</text:p>
              </table:table-cell>
              <table:table-cell office:value-type="float" office:value="1592.787354">
                <text:p>1592.787354</text:p>
              </table:table-cell>
              <table:table-cell office:value-type="float" office:value="1570.814331">
                <text:p>1570.814331</text:p>
              </table:table-cell>
              <table:table-cell office:value-type="float" office:value="1593.388428">
                <text:p>1593.388428</text:p>
              </table:table-cell>
            </table:table-row>
            <table:table-row>
              <table:table-cell office:value-type="float" office:value="329.8">
                <text:p>329.8</text:p>
              </table:table-cell>
              <table:table-cell office:value-type="float" office:value="1574.507202">
                <text:p>1574.507202</text:p>
              </table:table-cell>
              <table:table-cell office:value-type="float" office:value="1587.199951">
                <text:p>1587.199951</text:p>
              </table:table-cell>
              <table:table-cell office:value-type="float" office:value="1571.97583">
                <text:p>1571.97583</text:p>
              </table:table-cell>
              <table:table-cell office:value-type="float" office:value="1591.83728">
                <text:p>1591.83728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1570.179077">
                <text:p>1570.179077</text:p>
              </table:table-cell>
              <table:table-cell office:value-type="float" office:value="1587.782471">
                <text:p>1587.782471</text:p>
              </table:table-cell>
              <table:table-cell office:value-type="float" office:value="1571.602417">
                <text:p>1571.602417</text:p>
              </table:table-cell>
              <table:table-cell office:value-type="float" office:value="1586.644287">
                <text:p>1586.644287</text:p>
              </table:table-cell>
            </table:table-row>
            <table:table-row>
              <table:table-cell office:value-type="float" office:value="330.2">
                <text:p>330.2</text:p>
              </table:table-cell>
              <table:table-cell office:value-type="float" office:value="1568.794189">
                <text:p>1568.794189</text:p>
              </table:table-cell>
              <table:table-cell office:value-type="float" office:value="1585.264893">
                <text:p>1585.264893</text:p>
              </table:table-cell>
              <table:table-cell office:value-type="float" office:value="1566.455933">
                <text:p>1566.455933</text:p>
              </table:table-cell>
              <table:table-cell office:value-type="float" office:value="1586.54187">
                <text:p>1586.54187</text:p>
              </table:table-cell>
            </table:table-row>
            <table:table-row>
              <table:table-cell office:value-type="float" office:value="330.4">
                <text:p>330.4</text:p>
              </table:table-cell>
              <table:table-cell office:value-type="float" office:value="1568.180176">
                <text:p>1568.180176</text:p>
              </table:table-cell>
              <table:table-cell office:value-type="float" office:value="1584.236084">
                <text:p>1584.236084</text:p>
              </table:table-cell>
              <table:table-cell office:value-type="float" office:value="1570.530518">
                <text:p>1570.530518</text:p>
              </table:table-cell>
              <table:table-cell office:value-type="float" office:value="1582.738037">
                <text:p>1582.738037</text:p>
              </table:table-cell>
            </table:table-row>
            <table:table-row>
              <table:table-cell office:value-type="float" office:value="330.6">
                <text:p>330.6</text:p>
              </table:table-cell>
              <table:table-cell office:value-type="float" office:value="1568.845947">
                <text:p>1568.845947</text:p>
              </table:table-cell>
              <table:table-cell office:value-type="float" office:value="1583.41626">
                <text:p>1583.41626</text:p>
              </table:table-cell>
              <table:table-cell office:value-type="float" office:value="1572.857788">
                <text:p>1572.857788</text:p>
              </table:table-cell>
              <table:table-cell office:value-type="float" office:value="1581.43811">
                <text:p>1581.43811</text:p>
              </table:table-cell>
            </table:table-row>
            <table:table-row>
              <table:table-cell office:value-type="float" office:value="330.8">
                <text:p>330.8</text:p>
              </table:table-cell>
              <table:table-cell office:value-type="float" office:value="1570.601807">
                <text:p>1570.601807</text:p>
              </table:table-cell>
              <table:table-cell office:value-type="float" office:value="1580.125366">
                <text:p>1580.125366</text:p>
              </table:table-cell>
              <table:table-cell office:value-type="float" office:value="1572.891357">
                <text:p>1572.891357</text:p>
              </table:table-cell>
              <table:table-cell office:value-type="float" office:value="1579.71521">
                <text:p>1579.71521</text:p>
              </table:table-cell>
            </table:table-row>
            <table:table-row>
              <table:table-cell office:value-type="float" office:value="331">
                <text:p>331</text:p>
              </table:table-cell>
              <table:table-cell office:value-type="float" office:value="1569.314941">
                <text:p>1569.314941</text:p>
              </table:table-cell>
              <table:table-cell office:value-type="float" office:value="1579.698975">
                <text:p>1579.698975</text:p>
              </table:table-cell>
              <table:table-cell office:value-type="float" office:value="1564.9823">
                <text:p>1564.9823</text:p>
              </table:table-cell>
              <table:table-cell office:value-type="float" office:value="1581.855225">
                <text:p>1581.855225</text:p>
              </table:table-cell>
            </table:table-row>
            <table:table-row>
              <table:table-cell office:value-type="float" office:value="331.2">
                <text:p>331.2</text:p>
              </table:table-cell>
              <table:table-cell office:value-type="float" office:value="1569.633789">
                <text:p>1569.633789</text:p>
              </table:table-cell>
              <table:table-cell office:value-type="float" office:value="1579.604736">
                <text:p>1579.604736</text:p>
              </table:table-cell>
              <table:table-cell office:value-type="float" office:value="1572.774536">
                <text:p>1572.774536</text:p>
              </table:table-cell>
              <table:table-cell office:value-type="float" office:value="1578.998901">
                <text:p>1578.998901</text:p>
              </table:table-cell>
            </table:table-row>
            <table:table-row>
              <table:table-cell office:value-type="float" office:value="331.4">
                <text:p>331.4</text:p>
              </table:table-cell>
              <table:table-cell office:value-type="float" office:value="1566.014038">
                <text:p>1566.014038</text:p>
              </table:table-cell>
              <table:table-cell office:value-type="float" office:value="1581.121582">
                <text:p>1581.121582</text:p>
              </table:table-cell>
              <table:table-cell office:value-type="float" office:value="1565.750244">
                <text:p>1565.750244</text:p>
              </table:table-cell>
              <table:table-cell office:value-type="float" office:value="1579.56958">
                <text:p>1579.56958</text:p>
              </table:table-cell>
            </table:table-row>
            <table:table-row>
              <table:table-cell office:value-type="float" office:value="331.6">
                <text:p>331.6</text:p>
              </table:table-cell>
              <table:table-cell office:value-type="float" office:value="1568.072998">
                <text:p>1568.072998</text:p>
              </table:table-cell>
              <table:table-cell office:value-type="float" office:value="1575.362305">
                <text:p>1575.362305</text:p>
              </table:table-cell>
              <table:table-cell office:value-type="float" office:value="1569.478027">
                <text:p>1569.478027</text:p>
              </table:table-cell>
              <table:table-cell office:value-type="float" office:value="1576.003296">
                <text:p>1576.003296</text:p>
              </table:table-cell>
            </table:table-row>
            <table:table-row>
              <table:table-cell office:value-type="float" office:value="331.8">
                <text:p>331.8</text:p>
              </table:table-cell>
              <table:table-cell office:value-type="float" office:value="1565.955811">
                <text:p>1565.955811</text:p>
              </table:table-cell>
              <table:table-cell office:value-type="float" office:value="1577.012695">
                <text:p>1577.012695</text:p>
              </table:table-cell>
              <table:table-cell office:value-type="float" office:value="1566.663208">
                <text:p>1566.663208</text:p>
              </table:table-cell>
              <table:table-cell office:value-type="float" office:value="1577.932617">
                <text:p>1577.932617</text:p>
              </table:table-cell>
            </table:table-row>
            <table:table-row>
              <table:table-cell office:value-type="float" office:value="332">
                <text:p>332</text:p>
              </table:table-cell>
              <table:table-cell office:value-type="float" office:value="1565.576782">
                <text:p>1565.576782</text:p>
              </table:table-cell>
              <table:table-cell office:value-type="float" office:value="1577.294189">
                <text:p>1577.294189</text:p>
              </table:table-cell>
              <table:table-cell office:value-type="float" office:value="1569.56665">
                <text:p>1569.56665</text:p>
              </table:table-cell>
              <table:table-cell office:value-type="float" office:value="1572.969482">
                <text:p>1572.969482</text:p>
              </table:table-cell>
            </table:table-row>
            <table:table-row>
              <table:table-cell office:value-type="float" office:value="332.2">
                <text:p>332.2</text:p>
              </table:table-cell>
              <table:table-cell office:value-type="float" office:value="1568.039673">
                <text:p>1568.039673</text:p>
              </table:table-cell>
              <table:table-cell office:value-type="float" office:value="1569.908691">
                <text:p>1569.908691</text:p>
              </table:table-cell>
              <table:table-cell office:value-type="float" office:value="1564.065796">
                <text:p>1564.065796</text:p>
              </table:table-cell>
              <table:table-cell office:value-type="float" office:value="1575.2771">
                <text:p>1575.2771</text:p>
              </table:table-cell>
            </table:table-row>
            <table:table-row>
              <table:table-cell office:value-type="float" office:value="332.4">
                <text:p>332.4</text:p>
              </table:table-cell>
              <table:table-cell office:value-type="float" office:value="1564.662842">
                <text:p>1564.662842</text:p>
              </table:table-cell>
              <table:table-cell office:value-type="float" office:value="1572.184326">
                <text:p>1572.184326</text:p>
              </table:table-cell>
              <table:table-cell office:value-type="float" office:value="1566.959961">
                <text:p>1566.959961</text:p>
              </table:table-cell>
              <table:table-cell office:value-type="float" office:value="1570.899048">
                <text:p>1570.899048</text:p>
              </table:table-cell>
            </table:table-row>
            <table:table-row>
              <table:table-cell office:value-type="float" office:value="332.6">
                <text:p>332.6</text:p>
              </table:table-cell>
              <table:table-cell office:value-type="float" office:value="1566.559448">
                <text:p>1566.559448</text:p>
              </table:table-cell>
              <table:table-cell office:value-type="float" office:value="1574.503052">
                <text:p>1574.503052</text:p>
              </table:table-cell>
              <table:table-cell office:value-type="float" office:value="1566.25415">
                <text:p>1566.25415</text:p>
              </table:table-cell>
              <table:table-cell office:value-type="float" office:value="1574.279907">
                <text:p>1574.279907</text:p>
              </table:table-cell>
            </table:table-row>
            <table:table-row>
              <table:table-cell office:value-type="float" office:value="332.8">
                <text:p>332.8</text:p>
              </table:table-cell>
              <table:table-cell office:value-type="float" office:value="1563.711304">
                <text:p>1563.711304</text:p>
              </table:table-cell>
              <table:table-cell office:value-type="float" office:value="1575.471313">
                <text:p>1575.471313</text:p>
              </table:table-cell>
              <table:table-cell office:value-type="float" office:value="1563.601074">
                <text:p>1563.601074</text:p>
              </table:table-cell>
              <table:table-cell office:value-type="float" office:value="1573.51001">
                <text:p>1573.51001</text:p>
              </table:table-cell>
            </table:table-row>
            <table:table-row>
              <table:table-cell office:value-type="float" office:value="333">
                <text:p>333</text:p>
              </table:table-cell>
              <table:table-cell office:value-type="float" office:value="1562.956787">
                <text:p>1562.956787</text:p>
              </table:table-cell>
              <table:table-cell office:value-type="float" office:value="1576.537476">
                <text:p>1576.537476</text:p>
              </table:table-cell>
              <table:table-cell office:value-type="float" office:value="1560.039551">
                <text:p>1560.039551</text:p>
              </table:table-cell>
              <table:table-cell office:value-type="float" office:value="1579.600708">
                <text:p>1579.600708</text:p>
              </table:table-cell>
            </table:table-row>
            <table:table-row>
              <table:table-cell office:value-type="float" office:value="333.2">
                <text:p>333.2</text:p>
              </table:table-cell>
              <table:table-cell office:value-type="float" office:value="1591.17749">
                <text:p>1591.17749</text:p>
              </table:table-cell>
              <table:table-cell office:value-type="float" office:value="1606.875244">
                <text:p>1606.875244</text:p>
              </table:table-cell>
              <table:table-cell office:value-type="float" office:value="1548.61084">
                <text:p>1548.61084</text:p>
              </table:table-cell>
              <table:table-cell office:value-type="float" office:value="1527.335205">
                <text:p>1527.335205</text:p>
              </table:table-cell>
            </table:table-row>
            <table:table-row>
              <table:table-cell office:value-type="float" office:value="333.4">
                <text:p>333.4</text:p>
              </table:table-cell>
              <table:table-cell office:value-type="float" office:value="1606.279785">
                <text:p>1606.279785</text:p>
              </table:table-cell>
              <table:table-cell office:value-type="float" office:value="1640.926758">
                <text:p>1640.926758</text:p>
              </table:table-cell>
              <table:table-cell office:value-type="float" office:value="1533.750488">
                <text:p>1533.750488</text:p>
              </table:table-cell>
              <table:table-cell office:value-type="float" office:value="1527.335327">
                <text:p>1527.335327</text:p>
              </table:table-cell>
            </table:table-row>
            <table:table-row>
              <table:table-cell office:value-type="float" office:value="333.6">
                <text:p>333.6</text:p>
              </table:table-cell>
              <table:table-cell office:value-type="float" office:value="1619.806152">
                <text:p>1619.806152</text:p>
              </table:table-cell>
              <table:table-cell office:value-type="float" office:value="1649.293823">
                <text:p>1649.293823</text:p>
              </table:table-cell>
              <table:table-cell office:value-type="float" office:value="1537.098877">
                <text:p>1537.098877</text:p>
              </table:table-cell>
              <table:table-cell office:value-type="float" office:value="1542.56189">
                <text:p>1542.56189</text:p>
              </table:table-cell>
            </table:table-row>
            <table:table-row>
              <table:table-cell office:value-type="float" office:value="333.8">
                <text:p>333.8</text:p>
              </table:table-cell>
              <table:table-cell office:value-type="float" office:value="1648.487793">
                <text:p>1648.487793</text:p>
              </table:table-cell>
              <table:table-cell office:value-type="float" office:value="1671.019653">
                <text:p>1671.019653</text:p>
              </table:table-cell>
              <table:table-cell office:value-type="float" office:value="1566.94104">
                <text:p>1566.94104</text:p>
              </table:table-cell>
              <table:table-cell office:value-type="float" office:value="1580.302856">
                <text:p>1580.302856</text:p>
              </table:table-cell>
            </table:table-row>
            <table:table-row>
              <table:table-cell office:value-type="float" office:value="334">
                <text:p>334</text:p>
              </table:table-cell>
              <table:table-cell office:value-type="float" office:value="1685.96814">
                <text:p>1685.96814</text:p>
              </table:table-cell>
              <table:table-cell office:value-type="float" office:value="1670.154541">
                <text:p>1670.154541</text:p>
              </table:table-cell>
              <table:table-cell office:value-type="float" office:value="1615.984985">
                <text:p>1615.984985</text:p>
              </table:table-cell>
              <table:table-cell office:value-type="float" office:value="1613.338379">
                <text:p>1613.338379</text:p>
              </table:table-cell>
            </table:table-row>
            <table:table-row>
              <table:table-cell office:value-type="float" office:value="334.2">
                <text:p>334.2</text:p>
              </table:table-cell>
              <table:table-cell office:value-type="float" office:value="1703.749756">
                <text:p>1703.749756</text:p>
              </table:table-cell>
              <table:table-cell office:value-type="float" office:value="1675.555786">
                <text:p>1675.555786</text:p>
              </table:table-cell>
              <table:table-cell office:value-type="float" office:value="1657.450684">
                <text:p>1657.450684</text:p>
              </table:table-cell>
              <table:table-cell office:value-type="float" office:value="1640.332397">
                <text:p>1640.332397</text:p>
              </table:table-cell>
            </table:table-row>
            <table:table-row>
              <table:table-cell office:value-type="float" office:value="334.4">
                <text:p>334.4</text:p>
              </table:table-cell>
              <table:table-cell office:value-type="float" office:value="1651.359619">
                <text:p>1651.359619</text:p>
              </table:table-cell>
              <table:table-cell office:value-type="float" office:value="1772.988281">
                <text:p>1772.988281</text:p>
              </table:table-cell>
              <table:table-cell office:value-type="float" office:value="1673.813843">
                <text:p>1673.813843</text:p>
              </table:table-cell>
              <table:table-cell office:value-type="float" office:value="1758.606201">
                <text:p>1758.606201</text:p>
              </table:table-cell>
            </table:table-row>
            <table:table-row>
              <table:table-cell office:value-type="float" office:value="334.6">
                <text:p>334.6</text:p>
              </table:table-cell>
              <table:table-cell office:value-type="float" office:value="1665.455444">
                <text:p>1665.455444</text:p>
              </table:table-cell>
              <table:table-cell office:value-type="float" office:value="1737.524658">
                <text:p>1737.524658</text:p>
              </table:table-cell>
              <table:table-cell office:value-type="float" office:value="1682.016235">
                <text:p>1682.016235</text:p>
              </table:table-cell>
              <table:table-cell office:value-type="float" office:value="1745.14978">
                <text:p>1745.14978</text:p>
              </table:table-cell>
            </table:table-row>
            <table:table-row>
              <table:table-cell office:value-type="float" office:value="334.8">
                <text:p>334.8</text:p>
              </table:table-cell>
              <table:table-cell office:value-type="float" office:value="1717.888184">
                <text:p>1717.888184</text:p>
              </table:table-cell>
              <table:table-cell office:value-type="float" office:value="1723.877686">
                <text:p>1723.877686</text:p>
              </table:table-cell>
              <table:table-cell office:value-type="float" office:value="1723.250488">
                <text:p>1723.250488</text:p>
              </table:table-cell>
              <table:table-cell office:value-type="float" office:value="1740.430664">
                <text:p>1740.430664</text:p>
              </table:table-cell>
            </table:table-row>
            <table:table-row>
              <table:table-cell office:value-type="float" office:value="335">
                <text:p>335</text:p>
              </table:table-cell>
              <table:table-cell office:value-type="float" office:value="1715.384399">
                <text:p>1715.384399</text:p>
              </table:table-cell>
              <table:table-cell office:value-type="float" office:value="1768.725586">
                <text:p>1768.725586</text:p>
              </table:table-cell>
              <table:table-cell office:value-type="float" office:value="1723.949341">
                <text:p>1723.949341</text:p>
              </table:table-cell>
              <table:table-cell office:value-type="float" office:value="1782.448853">
                <text:p>1782.448853</text:p>
              </table:table-cell>
            </table:table-row>
            <table:table-row>
              <table:table-cell office:value-type="float" office:value="335.2">
                <text:p>335.2</text:p>
              </table:table-cell>
              <table:table-cell office:value-type="float" office:value="1706.044678">
                <text:p>1706.044678</text:p>
              </table:table-cell>
              <table:table-cell office:value-type="float" office:value="1791.354492">
                <text:p>1791.354492</text:p>
              </table:table-cell>
              <table:table-cell office:value-type="float" office:value="1714.754517">
                <text:p>1714.754517</text:p>
              </table:table-cell>
              <table:table-cell office:value-type="float" office:value="1791.615967">
                <text:p>1791.615967</text:p>
              </table:table-cell>
            </table:table-row>
            <table:table-row>
              <table:table-cell office:value-type="float" office:value="335.4">
                <text:p>335.4</text:p>
              </table:table-cell>
              <table:table-cell office:value-type="float" office:value="1714.974365">
                <text:p>1714.974365</text:p>
              </table:table-cell>
              <table:table-cell office:value-type="float" office:value="1776.882812">
                <text:p>1776.882812</text:p>
              </table:table-cell>
              <table:table-cell office:value-type="float" office:value="1716.211304">
                <text:p>1716.211304</text:p>
              </table:table-cell>
              <table:table-cell office:value-type="float" office:value="1780.241699">
                <text:p>1780.241699</text:p>
              </table:table-cell>
            </table:table-row>
            <table:table-row>
              <table:table-cell office:value-type="float" office:value="335.6">
                <text:p>335.6</text:p>
              </table:table-cell>
              <table:table-cell office:value-type="float" office:value="1695.900269">
                <text:p>1695.900269</text:p>
              </table:table-cell>
              <table:table-cell office:value-type="float" office:value="1796.880127">
                <text:p>1796.880127</text:p>
              </table:table-cell>
              <table:table-cell office:value-type="float" office:value="1692.043213">
                <text:p>1692.043213</text:p>
              </table:table-cell>
              <table:table-cell office:value-type="float" office:value="1808.960938">
                <text:p>1808.960938</text:p>
              </table:table-cell>
            </table:table-row>
            <table:table-row>
              <table:table-cell office:value-type="float" office:value="335.8">
                <text:p>335.8</text:p>
              </table:table-cell>
              <table:table-cell office:value-type="float" office:value="1699.099976">
                <text:p>1699.099976</text:p>
              </table:table-cell>
              <table:table-cell office:value-type="float" office:value="1777.973022">
                <text:p>1777.973022</text:p>
              </table:table-cell>
              <table:table-cell office:value-type="float" office:value="1707.822876">
                <text:p>1707.822876</text:p>
              </table:table-cell>
              <table:table-cell office:value-type="float" office:value="1780.110962">
                <text:p>1780.110962</text:p>
              </table:table-cell>
            </table:table-row>
            <table:table-row>
              <table:table-cell office:value-type="float" office:value="336">
                <text:p>336</text:p>
              </table:table-cell>
              <table:table-cell office:value-type="float" office:value="1707.435913">
                <text:p>1707.435913</text:p>
              </table:table-cell>
              <table:table-cell office:value-type="float" office:value="1779.931641">
                <text:p>1779.931641</text:p>
              </table:table-cell>
              <table:table-cell office:value-type="float" office:value="1709.424561">
                <text:p>1709.424561</text:p>
              </table:table-cell>
              <table:table-cell office:value-type="float" office:value="1785.000488">
                <text:p>1785.000488</text:p>
              </table:table-cell>
            </table:table-row>
            <table:table-row>
              <table:table-cell office:value-type="float" office:value="336.2">
                <text:p>336.2</text:p>
              </table:table-cell>
              <table:table-cell office:value-type="float" office:value="1704.829346">
                <text:p>1704.829346</text:p>
              </table:table-cell>
              <table:table-cell office:value-type="float" office:value="1793.542969">
                <text:p>1793.542969</text:p>
              </table:table-cell>
              <table:table-cell office:value-type="float" office:value="1703.144653">
                <text:p>1703.144653</text:p>
              </table:table-cell>
              <table:table-cell office:value-type="float" office:value="1795.150391">
                <text:p>1795.150391</text:p>
              </table:table-cell>
            </table:table-row>
            <table:table-row>
              <table:table-cell office:value-type="float" office:value="336.4">
                <text:p>336.4</text:p>
              </table:table-cell>
              <table:table-cell office:value-type="float" office:value="1705.616089">
                <text:p>1705.616089</text:p>
              </table:table-cell>
              <table:table-cell office:value-type="float" office:value="1786.939697">
                <text:p>1786.939697</text:p>
              </table:table-cell>
              <table:table-cell office:value-type="float" office:value="1709.057007">
                <text:p>1709.057007</text:p>
              </table:table-cell>
              <table:table-cell office:value-type="float" office:value="1793.340332">
                <text:p>1793.340332</text:p>
              </table:table-cell>
            </table:table-row>
            <table:table-row>
              <table:table-cell office:value-type="float" office:value="336.6">
                <text:p>336.6</text:p>
              </table:table-cell>
              <table:table-cell office:value-type="float" office:value="1708.925781">
                <text:p>1708.925781</text:p>
              </table:table-cell>
              <table:table-cell office:value-type="float" office:value="1788.378906">
                <text:p>1788.378906</text:p>
              </table:table-cell>
              <table:table-cell office:value-type="float" office:value="1712.226318">
                <text:p>1712.226318</text:p>
              </table:table-cell>
              <table:table-cell office:value-type="float" office:value="1792.81311">
                <text:p>1792.81311</text:p>
              </table:table-cell>
            </table:table-row>
            <table:table-row>
              <table:table-cell office:value-type="float" office:value="336.8">
                <text:p>336.8</text:p>
              </table:table-cell>
              <table:table-cell office:value-type="float" office:value="1703.947266">
                <text:p>1703.947266</text:p>
              </table:table-cell>
              <table:table-cell office:value-type="float" office:value="1792.555176">
                <text:p>1792.555176</text:p>
              </table:table-cell>
              <table:table-cell office:value-type="float" office:value="1709.715942">
                <text:p>1709.715942</text:p>
              </table:table-cell>
              <table:table-cell office:value-type="float" office:value="1794.964355">
                <text:p>1794.964355</text:p>
              </table:table-cell>
            </table:table-row>
            <table:table-row>
              <table:table-cell office:value-type="float" office:value="337">
                <text:p>337</text:p>
              </table:table-cell>
              <table:table-cell office:value-type="float" office:value="1707.422119">
                <text:p>1707.422119</text:p>
              </table:table-cell>
              <table:table-cell office:value-type="float" office:value="1791.876099">
                <text:p>1791.876099</text:p>
              </table:table-cell>
              <table:table-cell office:value-type="float" office:value="1708.685181">
                <text:p>1708.685181</text:p>
              </table:table-cell>
              <table:table-cell office:value-type="float" office:value="1796.247314">
                <text:p>1796.247314</text:p>
              </table:table-cell>
            </table:table-row>
            <table:table-row>
              <table:table-cell office:value-type="float" office:value="337.2">
                <text:p>337.2</text:p>
              </table:table-cell>
              <table:table-cell office:value-type="float" office:value="1707.666626">
                <text:p>1707.666626</text:p>
              </table:table-cell>
              <table:table-cell office:value-type="float" office:value="1791.982056">
                <text:p>1791.982056</text:p>
              </table:table-cell>
              <table:table-cell office:value-type="float" office:value="1710.687866">
                <text:p>1710.687866</text:p>
              </table:table-cell>
              <table:table-cell office:value-type="float" office:value="1792.563477">
                <text:p>1792.563477</text:p>
              </table:table-cell>
            </table:table-row>
            <table:table-row>
              <table:table-cell office:value-type="float" office:value="337.4">
                <text:p>337.4</text:p>
              </table:table-cell>
              <table:table-cell office:value-type="float" office:value="1705.208496">
                <text:p>1705.208496</text:p>
              </table:table-cell>
              <table:table-cell office:value-type="float" office:value="1795.489258">
                <text:p>1795.489258</text:p>
              </table:table-cell>
              <table:table-cell office:value-type="float" office:value="1707.037842">
                <text:p>1707.037842</text:p>
              </table:table-cell>
              <table:table-cell office:value-type="float" office:value="1798.364624">
                <text:p>1798.364624</text:p>
              </table:table-cell>
            </table:table-row>
            <table:table-row>
              <table:table-cell office:value-type="float" office:value="337.6">
                <text:p>337.6</text:p>
              </table:table-cell>
              <table:table-cell office:value-type="float" office:value="1704.369751">
                <text:p>1704.369751</text:p>
              </table:table-cell>
              <table:table-cell office:value-type="float" office:value="1796.189331">
                <text:p>1796.189331</text:p>
              </table:table-cell>
              <table:table-cell office:value-type="float" office:value="1708.245361">
                <text:p>1708.245361</text:p>
              </table:table-cell>
              <table:table-cell office:value-type="float" office:value="1798.000488">
                <text:p>1798.000488</text:p>
              </table:table-cell>
            </table:table-row>
            <table:table-row>
              <table:table-cell office:value-type="float" office:value="337.8">
                <text:p>337.8</text:p>
              </table:table-cell>
              <table:table-cell office:value-type="float" office:value="1706.76355">
                <text:p>1706.76355</text:p>
              </table:table-cell>
              <table:table-cell office:value-type="float" office:value="1791.513306">
                <text:p>1791.513306</text:p>
              </table:table-cell>
              <table:table-cell office:value-type="float" office:value="1711.888672">
                <text:p>1711.888672</text:p>
              </table:table-cell>
              <table:table-cell office:value-type="float" office:value="1793.639282">
                <text:p>1793.639282</text:p>
              </table:table-cell>
            </table:table-row>
            <table:table-row>
              <table:table-cell office:value-type="float" office:value="338">
                <text:p>338</text:p>
              </table:table-cell>
              <table:table-cell office:value-type="float" office:value="1707.914185">
                <text:p>1707.914185</text:p>
              </table:table-cell>
              <table:table-cell office:value-type="float" office:value="1795.348267">
                <text:p>1795.348267</text:p>
              </table:table-cell>
              <table:table-cell office:value-type="float" office:value="1710.995483">
                <text:p>1710.995483</text:p>
              </table:table-cell>
              <table:table-cell office:value-type="float" office:value="1798.37439">
                <text:p>1798.37439</text:p>
              </table:table-cell>
            </table:table-row>
            <table:table-row>
              <table:table-cell office:value-type="float" office:value="338.2">
                <text:p>338.2</text:p>
              </table:table-cell>
              <table:table-cell office:value-type="float" office:value="1710.734131">
                <text:p>1710.734131</text:p>
              </table:table-cell>
              <table:table-cell office:value-type="float" office:value="1794.925903">
                <text:p>1794.925903</text:p>
              </table:table-cell>
              <table:table-cell office:value-type="float" office:value="1713.258545">
                <text:p>1713.258545</text:p>
              </table:table-cell>
              <table:table-cell office:value-type="float" office:value="1796.9198">
                <text:p>1796.9198</text:p>
              </table:table-cell>
            </table:table-row>
            <table:table-row>
              <table:table-cell office:value-type="float" office:value="338.4">
                <text:p>338.4</text:p>
              </table:table-cell>
              <table:table-cell office:value-type="float" office:value="1710.308228">
                <text:p>1710.308228</text:p>
              </table:table-cell>
              <table:table-cell office:value-type="float" office:value="1796.013306">
                <text:p>1796.013306</text:p>
              </table:table-cell>
              <table:table-cell office:value-type="float" office:value="1710.088501">
                <text:p>1710.088501</text:p>
              </table:table-cell>
              <table:table-cell office:value-type="float" office:value="1799.70752">
                <text:p>1799.70752</text:p>
              </table:table-cell>
            </table:table-row>
            <table:table-row>
              <table:table-cell office:value-type="float" office:value="338.6">
                <text:p>338.6</text:p>
              </table:table-cell>
              <table:table-cell office:value-type="float" office:value="1708.914429">
                <text:p>1708.914429</text:p>
              </table:table-cell>
              <table:table-cell office:value-type="float" office:value="1795.197021">
                <text:p>1795.197021</text:p>
              </table:table-cell>
              <table:table-cell office:value-type="float" office:value="1711.39209">
                <text:p>1711.39209</text:p>
              </table:table-cell>
              <table:table-cell office:value-type="float" office:value="1799.791016">
                <text:p>1799.791016</text:p>
              </table:table-cell>
            </table:table-row>
            <table:table-row>
              <table:table-cell office:value-type="float" office:value="338.8">
                <text:p>338.8</text:p>
              </table:table-cell>
              <table:table-cell office:value-type="float" office:value="1708.077759">
                <text:p>1708.077759</text:p>
              </table:table-cell>
              <table:table-cell office:value-type="float" office:value="1796.421875">
                <text:p>1796.421875</text:p>
              </table:table-cell>
              <table:table-cell office:value-type="float" office:value="1712.020752">
                <text:p>1712.020752</text:p>
              </table:table-cell>
              <table:table-cell office:value-type="float" office:value="1799.822998">
                <text:p>1799.822998</text:p>
              </table:table-cell>
            </table:table-row>
            <table:table-row>
              <table:table-cell office:value-type="float" office:value="339">
                <text:p>339</text:p>
              </table:table-cell>
              <table:table-cell office:value-type="float" office:value="1709.378052">
                <text:p>1709.378052</text:p>
              </table:table-cell>
              <table:table-cell office:value-type="float" office:value="1797.954468">
                <text:p>1797.954468</text:p>
              </table:table-cell>
              <table:table-cell office:value-type="float" office:value="1711.180054">
                <text:p>1711.180054</text:p>
              </table:table-cell>
              <table:table-cell office:value-type="float" office:value="1799.04126">
                <text:p>1799.04126</text:p>
              </table:table-cell>
            </table:table-row>
            <table:table-row>
              <table:table-cell office:value-type="float" office:value="339.2">
                <text:p>339.2</text:p>
              </table:table-cell>
              <table:table-cell office:value-type="float" office:value="1709.258789">
                <text:p>1709.258789</text:p>
              </table:table-cell>
              <table:table-cell office:value-type="float" office:value="1798.164307">
                <text:p>1798.164307</text:p>
              </table:table-cell>
              <table:table-cell office:value-type="float" office:value="1711.512207">
                <text:p>1711.512207</text:p>
              </table:table-cell>
              <table:table-cell office:value-type="float" office:value="1800.18457">
                <text:p>1800.18457</text:p>
              </table:table-cell>
            </table:table-row>
            <table:table-row>
              <table:table-cell office:value-type="float" office:value="339.4">
                <text:p>339.4</text:p>
              </table:table-cell>
              <table:table-cell office:value-type="float" office:value="1711.899658">
                <text:p>1711.899658</text:p>
              </table:table-cell>
              <table:table-cell office:value-type="float" office:value="1794.342651">
                <text:p>1794.342651</text:p>
              </table:table-cell>
              <table:table-cell office:value-type="float" office:value="1714.540039">
                <text:p>1714.540039</text:p>
              </table:table-cell>
              <table:table-cell office:value-type="float" office:value="1799.277954">
                <text:p>1799.277954</text:p>
              </table:table-cell>
            </table:table-row>
            <table:table-row>
              <table:table-cell office:value-type="float" office:value="339.6">
                <text:p>339.6</text:p>
              </table:table-cell>
              <table:table-cell office:value-type="float" office:value="1711.900513">
                <text:p>1711.900513</text:p>
              </table:table-cell>
              <table:table-cell office:value-type="float" office:value="1798.42334">
                <text:p>1798.42334</text:p>
              </table:table-cell>
              <table:table-cell office:value-type="float" office:value="1715.035156">
                <text:p>1715.035156</text:p>
              </table:table-cell>
              <table:table-cell office:value-type="float" office:value="1799.623535">
                <text:p>1799.623535</text:p>
              </table:table-cell>
            </table:table-row>
            <table:table-row>
              <table:table-cell office:value-type="float" office:value="339.8">
                <text:p>339.8</text:p>
              </table:table-cell>
              <table:table-cell office:value-type="float" office:value="1707.190674">
                <text:p>1707.190674</text:p>
              </table:table-cell>
              <table:table-cell office:value-type="float" office:value="1800.78125">
                <text:p>1800.78125</text:p>
              </table:table-cell>
              <table:table-cell office:value-type="float" office:value="1712.167969">
                <text:p>1712.167969</text:p>
              </table:table-cell>
              <table:table-cell office:value-type="float" office:value="1804.234985">
                <text:p>1804.234985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1713.554932">
                <text:p>1713.554932</text:p>
              </table:table-cell>
              <table:table-cell office:value-type="float" office:value="1797.658691">
                <text:p>1797.658691</text:p>
              </table:table-cell>
              <table:table-cell office:value-type="float" office:value="1718.30603">
                <text:p>1718.30603</text:p>
              </table:table-cell>
              <table:table-cell office:value-type="float" office:value="1803.112549">
                <text:p>1803.112549</text:p>
              </table:table-cell>
            </table:table-row>
            <table:table-row>
              <table:table-cell office:value-type="float" office:value="340.2">
                <text:p>340.2</text:p>
              </table:table-cell>
              <table:table-cell office:value-type="float" office:value="1710.945923">
                <text:p>1710.945923</text:p>
              </table:table-cell>
              <table:table-cell office:value-type="float" office:value="1803.481689">
                <text:p>1803.481689</text:p>
              </table:table-cell>
              <table:table-cell office:value-type="float" office:value="1714.266479">
                <text:p>1714.266479</text:p>
              </table:table-cell>
              <table:table-cell office:value-type="float" office:value="1807.189819">
                <text:p>1807.189819</text:p>
              </table:table-cell>
            </table:table-row>
            <table:table-row>
              <table:table-cell office:value-type="float" office:value="340.4">
                <text:p>340.4</text:p>
              </table:table-cell>
              <table:table-cell office:value-type="float" office:value="1715.125244">
                <text:p>1715.125244</text:p>
              </table:table-cell>
              <table:table-cell office:value-type="float" office:value="1797.860962">
                <text:p>1797.860962</text:p>
              </table:table-cell>
              <table:table-cell office:value-type="float" office:value="1715.274902">
                <text:p>1715.274902</text:p>
              </table:table-cell>
              <table:table-cell office:value-type="float" office:value="1805.466064">
                <text:p>1805.466064</text:p>
              </table:table-cell>
            </table:table-row>
            <table:table-row>
              <table:table-cell office:value-type="float" office:value="340.6">
                <text:p>340.6</text:p>
              </table:table-cell>
              <table:table-cell office:value-type="float" office:value="1712.908936">
                <text:p>1712.908936</text:p>
              </table:table-cell>
              <table:table-cell office:value-type="float" office:value="1803.599243">
                <text:p>1803.599243</text:p>
              </table:table-cell>
              <table:table-cell office:value-type="float" office:value="1718.012207">
                <text:p>1718.012207</text:p>
              </table:table-cell>
              <table:table-cell office:value-type="float" office:value="1803.27124">
                <text:p>1803.27124</text:p>
              </table:table-cell>
            </table:table-row>
            <table:table-row>
              <table:table-cell office:value-type="float" office:value="340.8">
                <text:p>340.8</text:p>
              </table:table-cell>
              <table:table-cell office:value-type="float" office:value="1712.423218">
                <text:p>1712.423218</text:p>
              </table:table-cell>
              <table:table-cell office:value-type="float" office:value="1806.337646">
                <text:p>1806.337646</text:p>
              </table:table-cell>
              <table:table-cell office:value-type="float" office:value="1716.011719">
                <text:p>1716.011719</text:p>
              </table:table-cell>
              <table:table-cell office:value-type="float" office:value="1806.668701">
                <text:p>1806.668701</text:p>
              </table:table-cell>
            </table:table-row>
            <table:table-row>
              <table:table-cell office:value-type="float" office:value="341">
                <text:p>341</text:p>
              </table:table-cell>
              <table:table-cell office:value-type="float" office:value="1713.237793">
                <text:p>1713.237793</text:p>
              </table:table-cell>
              <table:table-cell office:value-type="float" office:value="1803.692139">
                <text:p>1803.692139</text:p>
              </table:table-cell>
              <table:table-cell office:value-type="float" office:value="1717.710815">
                <text:p>1717.710815</text:p>
              </table:table-cell>
              <table:table-cell office:value-type="float" office:value="1805.251831">
                <text:p>1805.251831</text:p>
              </table:table-cell>
            </table:table-row>
            <table:table-row>
              <table:table-cell office:value-type="float" office:value="341.2">
                <text:p>341.2</text:p>
              </table:table-cell>
              <table:table-cell office:value-type="float" office:value="1718.156372">
                <text:p>1718.156372</text:p>
              </table:table-cell>
              <table:table-cell office:value-type="float" office:value="1801.791016">
                <text:p>1801.791016</text:p>
              </table:table-cell>
              <table:table-cell office:value-type="float" office:value="1720.03833">
                <text:p>1720.03833</text:p>
              </table:table-cell>
              <table:table-cell office:value-type="float" office:value="1805.232056">
                <text:p>1805.232056</text:p>
              </table:table-cell>
            </table:table-row>
            <table:table-row>
              <table:table-cell office:value-type="float" office:value="341.4">
                <text:p>341.4</text:p>
              </table:table-cell>
              <table:table-cell office:value-type="float" office:value="1713.869629">
                <text:p>1713.869629</text:p>
              </table:table-cell>
              <table:table-cell office:value-type="float" office:value="1806.336182">
                <text:p>1806.336182</text:p>
              </table:table-cell>
              <table:table-cell office:value-type="float" office:value="1715.124512">
                <text:p>1715.124512</text:p>
              </table:table-cell>
              <table:table-cell office:value-type="float" office:value="1809.173096">
                <text:p>1809.173096</text:p>
              </table:table-cell>
            </table:table-row>
            <table:table-row>
              <table:table-cell office:value-type="float" office:value="341.6">
                <text:p>341.6</text:p>
              </table:table-cell>
              <table:table-cell office:value-type="float" office:value="1716.934692">
                <text:p>1716.934692</text:p>
              </table:table-cell>
              <table:table-cell office:value-type="float" office:value="1806.413574">
                <text:p>1806.413574</text:p>
              </table:table-cell>
              <table:table-cell office:value-type="float" office:value="1716.936401">
                <text:p>1716.936401</text:p>
              </table:table-cell>
              <table:table-cell office:value-type="float" office:value="1810.153809">
                <text:p>1810.153809</text:p>
              </table:table-cell>
            </table:table-row>
            <table:table-row>
              <table:table-cell office:value-type="float" office:value="341.8">
                <text:p>341.8</text:p>
              </table:table-cell>
              <table:table-cell office:value-type="float" office:value="1714.966064">
                <text:p>1714.966064</text:p>
              </table:table-cell>
              <table:table-cell office:value-type="float" office:value="1804.234131">
                <text:p>1804.234131</text:p>
              </table:table-cell>
              <table:table-cell office:value-type="float" office:value="1719.425903">
                <text:p>1719.425903</text:p>
              </table:table-cell>
              <table:table-cell office:value-type="float" office:value="1810.702637">
                <text:p>1810.702637</text:p>
              </table:table-cell>
            </table:table-row>
            <table:table-row>
              <table:table-cell office:value-type="float" office:value="342">
                <text:p>342</text:p>
              </table:table-cell>
              <table:table-cell office:value-type="float" office:value="1716.309814">
                <text:p>1716.309814</text:p>
              </table:table-cell>
              <table:table-cell office:value-type="float" office:value="1806.77356">
                <text:p>1806.77356</text:p>
              </table:table-cell>
              <table:table-cell office:value-type="float" office:value="1718.009399">
                <text:p>1718.009399</text:p>
              </table:table-cell>
              <table:table-cell office:value-type="float" office:value="1810.822998">
                <text:p>1810.822998</text:p>
              </table:table-cell>
            </table:table-row>
            <table:table-row>
              <table:table-cell office:value-type="float" office:value="342.2">
                <text:p>342.2</text:p>
              </table:table-cell>
              <table:table-cell office:value-type="float" office:value="1718.850586">
                <text:p>1718.850586</text:p>
              </table:table-cell>
              <table:table-cell office:value-type="float" office:value="1808.698608">
                <text:p>1808.698608</text:p>
              </table:table-cell>
              <table:table-cell office:value-type="float" office:value="1720.47583">
                <text:p>1720.47583</text:p>
              </table:table-cell>
              <table:table-cell office:value-type="float" office:value="1810.598267">
                <text:p>1810.598267</text:p>
              </table:table-cell>
            </table:table-row>
            <table:table-row>
              <table:table-cell office:value-type="float" office:value="342.4">
                <text:p>342.4</text:p>
              </table:table-cell>
              <table:table-cell office:value-type="float" office:value="1717.498779">
                <text:p>1717.498779</text:p>
              </table:table-cell>
              <table:table-cell office:value-type="float" office:value="1808.788086">
                <text:p>1808.788086</text:p>
              </table:table-cell>
              <table:table-cell office:value-type="float" office:value="1716.588623">
                <text:p>1716.588623</text:p>
              </table:table-cell>
              <table:table-cell office:value-type="float" office:value="1812.232178">
                <text:p>1812.232178</text:p>
              </table:table-cell>
            </table:table-row>
            <table:table-row>
              <table:table-cell office:value-type="float" office:value="342.6">
                <text:p>342.6</text:p>
              </table:table-cell>
              <table:table-cell office:value-type="float" office:value="1720.455811">
                <text:p>1720.455811</text:p>
              </table:table-cell>
              <table:table-cell office:value-type="float" office:value="1808.197876">
                <text:p>1808.197876</text:p>
              </table:table-cell>
              <table:table-cell office:value-type="float" office:value="1721.774536">
                <text:p>1721.774536</text:p>
              </table:table-cell>
              <table:table-cell office:value-type="float" office:value="1810.429077">
                <text:p>1810.429077</text:p>
              </table:table-cell>
            </table:table-row>
            <table:table-row>
              <table:table-cell office:value-type="float" office:value="342.8">
                <text:p>342.8</text:p>
              </table:table-cell>
              <table:table-cell office:value-type="float" office:value="1718.85083">
                <text:p>1718.85083</text:p>
              </table:table-cell>
              <table:table-cell office:value-type="float" office:value="1808.783203">
                <text:p>1808.783203</text:p>
              </table:table-cell>
              <table:table-cell office:value-type="float" office:value="1722.337646">
                <text:p>1722.337646</text:p>
              </table:table-cell>
              <table:table-cell office:value-type="float" office:value="1813.888916">
                <text:p>1813.888916</text:p>
              </table:table-cell>
            </table:table-row>
            <table:table-row>
              <table:table-cell office:value-type="float" office:value="343">
                <text:p>343</text:p>
              </table:table-cell>
              <table:table-cell office:value-type="float" office:value="1718.174194">
                <text:p>1718.174194</text:p>
              </table:table-cell>
              <table:table-cell office:value-type="float" office:value="1808.959961">
                <text:p>1808.959961</text:p>
              </table:table-cell>
              <table:table-cell office:value-type="float" office:value="1719.851562">
                <text:p>1719.851562</text:p>
              </table:table-cell>
              <table:table-cell office:value-type="float" office:value="1813.467529">
                <text:p>1813.467529</text:p>
              </table:table-cell>
            </table:table-row>
            <table:table-row>
              <table:table-cell office:value-type="float" office:value="343.2">
                <text:p>343.2</text:p>
              </table:table-cell>
              <table:table-cell office:value-type="float" office:value="1720.466309">
                <text:p>1720.466309</text:p>
              </table:table-cell>
              <table:table-cell office:value-type="float" office:value="1810.750244">
                <text:p>1810.750244</text:p>
              </table:table-cell>
              <table:table-cell office:value-type="float" office:value="1722.286987">
                <text:p>1722.286987</text:p>
              </table:table-cell>
              <table:table-cell office:value-type="float" office:value="1812.102417">
                <text:p>1812.102417</text:p>
              </table:table-cell>
            </table:table-row>
            <table:table-row>
              <table:table-cell office:value-type="float" office:value="343.4">
                <text:p>343.4</text:p>
              </table:table-cell>
              <table:table-cell office:value-type="float" office:value="1720.990967">
                <text:p>1720.990967</text:p>
              </table:table-cell>
              <table:table-cell office:value-type="float" office:value="1810.858521">
                <text:p>1810.858521</text:p>
              </table:table-cell>
              <table:table-cell office:value-type="float" office:value="1723.121826">
                <text:p>1723.121826</text:p>
              </table:table-cell>
              <table:table-cell office:value-type="float" office:value="1815.643799">
                <text:p>1815.643799</text:p>
              </table:table-cell>
            </table:table-row>
            <table:table-row>
              <table:table-cell office:value-type="float" office:value="343.6">
                <text:p>343.6</text:p>
              </table:table-cell>
              <table:table-cell office:value-type="float" office:value="1720.796631">
                <text:p>1720.796631</text:p>
              </table:table-cell>
              <table:table-cell office:value-type="float" office:value="1810.147705">
                <text:p>1810.147705</text:p>
              </table:table-cell>
              <table:table-cell office:value-type="float" office:value="1724.408813">
                <text:p>1724.408813</text:p>
              </table:table-cell>
              <table:table-cell office:value-type="float" office:value="1812.562256">
                <text:p>1812.562256</text:p>
              </table:table-cell>
            </table:table-row>
            <table:table-row>
              <table:table-cell office:value-type="float" office:value="343.8">
                <text:p>343.8</text:p>
              </table:table-cell>
              <table:table-cell office:value-type="float" office:value="1721.457886">
                <text:p>1721.457886</text:p>
              </table:table-cell>
              <table:table-cell office:value-type="float" office:value="1811.263916">
                <text:p>1811.263916</text:p>
              </table:table-cell>
              <table:table-cell office:value-type="float" office:value="1721.865234">
                <text:p>1721.865234</text:p>
              </table:table-cell>
              <table:table-cell office:value-type="float" office:value="1812.295532">
                <text:p>1812.295532</text:p>
              </table:table-cell>
            </table:table-row>
            <table:table-row>
              <table:table-cell office:value-type="float" office:value="344">
                <text:p>344</text:p>
              </table:table-cell>
              <table:table-cell office:value-type="float" office:value="1718.419067">
                <text:p>1718.419067</text:p>
              </table:table-cell>
              <table:table-cell office:value-type="float" office:value="1813.082764">
                <text:p>1813.082764</text:p>
              </table:table-cell>
              <table:table-cell office:value-type="float" office:value="1721.284058">
                <text:p>1721.284058</text:p>
              </table:table-cell>
              <table:table-cell office:value-type="float" office:value="1814.247803">
                <text:p>1814.247803</text:p>
              </table:table-cell>
            </table:table-row>
            <table:table-row>
              <table:table-cell office:value-type="float" office:value="344.2">
                <text:p>344.2</text:p>
              </table:table-cell>
              <table:table-cell office:value-type="float" office:value="1720.282104">
                <text:p>1720.282104</text:p>
              </table:table-cell>
              <table:table-cell office:value-type="float" office:value="1812.011108">
                <text:p>1812.011108</text:p>
              </table:table-cell>
              <table:table-cell office:value-type="float" office:value="1718.708008">
                <text:p>1718.708008</text:p>
              </table:table-cell>
              <table:table-cell office:value-type="float" office:value="1819.809814">
                <text:p>1819.809814</text:p>
              </table:table-cell>
            </table:table-row>
            <table:table-row>
              <table:table-cell office:value-type="float" office:value="344.4">
                <text:p>344.4</text:p>
              </table:table-cell>
              <table:table-cell office:value-type="float" office:value="1721.771729">
                <text:p>1721.771729</text:p>
              </table:table-cell>
              <table:table-cell office:value-type="float" office:value="1809.359131">
                <text:p>1809.359131</text:p>
              </table:table-cell>
              <table:table-cell office:value-type="float" office:value="1721.254761">
                <text:p>1721.254761</text:p>
              </table:table-cell>
              <table:table-cell office:value-type="float" office:value="1814.389404">
                <text:p>1814.389404</text:p>
              </table:table-cell>
            </table:table-row>
            <table:table-row>
              <table:table-cell office:value-type="float" office:value="344.6">
                <text:p>344.6</text:p>
              </table:table-cell>
              <table:table-cell office:value-type="float" office:value="1718.470215">
                <text:p>1718.470215</text:p>
              </table:table-cell>
              <table:table-cell office:value-type="float" office:value="1816.722534">
                <text:p>1816.722534</text:p>
              </table:table-cell>
              <table:table-cell office:value-type="float" office:value="1723.027222">
                <text:p>1723.027222</text:p>
              </table:table-cell>
              <table:table-cell office:value-type="float" office:value="1820.068848">
                <text:p>1820.068848</text:p>
              </table:table-cell>
            </table:table-row>
            <table:table-row>
              <table:table-cell office:value-type="float" office:value="344.8">
                <text:p>344.8</text:p>
              </table:table-cell>
              <table:table-cell office:value-type="float" office:value="1721.06604">
                <text:p>1721.06604</text:p>
              </table:table-cell>
              <table:table-cell office:value-type="float" office:value="1813.992432">
                <text:p>1813.992432</text:p>
              </table:table-cell>
              <table:table-cell office:value-type="float" office:value="1722.375488">
                <text:p>1722.375488</text:p>
              </table:table-cell>
              <table:table-cell office:value-type="float" office:value="1818.638306">
                <text:p>1818.638306</text:p>
              </table:table-cell>
            </table:table-row>
            <table:table-row>
              <table:table-cell office:value-type="float" office:value="345">
                <text:p>345</text:p>
              </table:table-cell>
              <table:table-cell office:value-type="float" office:value="1721.352905">
                <text:p>1721.352905</text:p>
              </table:table-cell>
              <table:table-cell office:value-type="float" office:value="1812.944092">
                <text:p>1812.944092</text:p>
              </table:table-cell>
              <table:table-cell office:value-type="float" office:value="1726.157104">
                <text:p>1726.157104</text:p>
              </table:table-cell>
              <table:table-cell office:value-type="float" office:value="1816.842896">
                <text:p>1816.842896</text:p>
              </table:table-cell>
            </table:table-row>
            <table:table-row>
              <table:table-cell office:value-type="float" office:value="345.2">
                <text:p>345.2</text:p>
              </table:table-cell>
              <table:table-cell office:value-type="float" office:value="1718.890503">
                <text:p>1718.890503</text:p>
              </table:table-cell>
              <table:table-cell office:value-type="float" office:value="1818.940552">
                <text:p>1818.940552</text:p>
              </table:table-cell>
              <table:table-cell office:value-type="float" office:value="1725.171875">
                <text:p>1725.171875</text:p>
              </table:table-cell>
              <table:table-cell office:value-type="float" office:value="1821.587769">
                <text:p>1821.587769</text:p>
              </table:table-cell>
            </table:table-row>
            <table:table-row>
              <table:table-cell office:value-type="float" office:value="345.4">
                <text:p>345.4</text:p>
              </table:table-cell>
              <table:table-cell office:value-type="float" office:value="1721.564453">
                <text:p>1721.564453</text:p>
              </table:table-cell>
              <table:table-cell office:value-type="float" office:value="1816.488281">
                <text:p>1816.488281</text:p>
              </table:table-cell>
              <table:table-cell office:value-type="float" office:value="1723.150635">
                <text:p>1723.150635</text:p>
              </table:table-cell>
              <table:table-cell office:value-type="float" office:value="1818.524658">
                <text:p>1818.524658</text:p>
              </table:table-cell>
            </table:table-row>
            <table:table-row>
              <table:table-cell office:value-type="float" office:value="345.6">
                <text:p>345.6</text:p>
              </table:table-cell>
              <table:table-cell office:value-type="float" office:value="1725.015991">
                <text:p>1725.015991</text:p>
              </table:table-cell>
              <table:table-cell office:value-type="float" office:value="1816.381836">
                <text:p>1816.381836</text:p>
              </table:table-cell>
              <table:table-cell office:value-type="float" office:value="1726.9021">
                <text:p>1726.9021</text:p>
              </table:table-cell>
              <table:table-cell office:value-type="float" office:value="1820.297119">
                <text:p>1820.297119</text:p>
              </table:table-cell>
            </table:table-row>
            <table:table-row>
              <table:table-cell office:value-type="float" office:value="345.8">
                <text:p>345.8</text:p>
              </table:table-cell>
              <table:table-cell office:value-type="float" office:value="1725.272339">
                <text:p>1725.272339</text:p>
              </table:table-cell>
              <table:table-cell office:value-type="float" office:value="1818.656128">
                <text:p>1818.656128</text:p>
              </table:table-cell>
              <table:table-cell office:value-type="float" office:value="1726.779663">
                <text:p>1726.779663</text:p>
              </table:table-cell>
              <table:table-cell office:value-type="float" office:value="1822.069946">
                <text:p>1822.069946</text:p>
              </table:table-cell>
            </table:table-row>
            <table:table-row>
              <table:table-cell office:value-type="float" office:value="346">
                <text:p>346</text:p>
              </table:table-cell>
              <table:table-cell office:value-type="float" office:value="1724.477783">
                <text:p>1724.477783</text:p>
              </table:table-cell>
              <table:table-cell office:value-type="float" office:value="1818.398315">
                <text:p>1818.398315</text:p>
              </table:table-cell>
              <table:table-cell office:value-type="float" office:value="1727.940186">
                <text:p>1727.940186</text:p>
              </table:table-cell>
              <table:table-cell office:value-type="float" office:value="1822.266846">
                <text:p>1822.266846</text:p>
              </table:table-cell>
            </table:table-row>
            <table:table-row>
              <table:table-cell office:value-type="float" office:value="346.2">
                <text:p>346.2</text:p>
              </table:table-cell>
              <table:table-cell office:value-type="float" office:value="1726.153687">
                <text:p>1726.153687</text:p>
              </table:table-cell>
              <table:table-cell office:value-type="float" office:value="1816.844971">
                <text:p>1816.844971</text:p>
              </table:table-cell>
              <table:table-cell office:value-type="float" office:value="1727.080811">
                <text:p>1727.080811</text:p>
              </table:table-cell>
              <table:table-cell office:value-type="float" office:value="1822.357056">
                <text:p>1822.357056</text:p>
              </table:table-cell>
            </table:table-row>
            <table:table-row>
              <table:table-cell office:value-type="float" office:value="346.4">
                <text:p>346.4</text:p>
              </table:table-cell>
              <table:table-cell office:value-type="float" office:value="1729.215332">
                <text:p>1729.215332</text:p>
              </table:table-cell>
              <table:table-cell office:value-type="float" office:value="1819.246216">
                <text:p>1819.246216</text:p>
              </table:table-cell>
              <table:table-cell office:value-type="float" office:value="1727.125366">
                <text:p>1727.125366</text:p>
              </table:table-cell>
              <table:table-cell office:value-type="float" office:value="1823.926025">
                <text:p>1823.926025</text:p>
              </table:table-cell>
            </table:table-row>
            <table:table-row>
              <table:table-cell office:value-type="float" office:value="346.6">
                <text:p>346.6</text:p>
              </table:table-cell>
              <table:table-cell office:value-type="float" office:value="1727.617065">
                <text:p>1727.617065</text:p>
              </table:table-cell>
              <table:table-cell office:value-type="float" office:value="1820.629517">
                <text:p>1820.629517</text:p>
              </table:table-cell>
              <table:table-cell office:value-type="float" office:value="1729.404419">
                <text:p>1729.404419</text:p>
              </table:table-cell>
              <table:table-cell office:value-type="float" office:value="1825.866455">
                <text:p>1825.866455</text:p>
              </table:table-cell>
            </table:table-row>
            <table:table-row>
              <table:table-cell office:value-type="float" office:value="346.8">
                <text:p>346.8</text:p>
              </table:table-cell>
              <table:table-cell office:value-type="float" office:value="1729.103394">
                <text:p>1729.103394</text:p>
              </table:table-cell>
              <table:table-cell office:value-type="float" office:value="1819.065674">
                <text:p>1819.065674</text:p>
              </table:table-cell>
              <table:table-cell office:value-type="float" office:value="1732.712646">
                <text:p>1732.712646</text:p>
              </table:table-cell>
              <table:table-cell office:value-type="float" office:value="1821.449463">
                <text:p>1821.449463</text:p>
              </table:table-cell>
            </table:table-row>
            <table:table-row>
              <table:table-cell office:value-type="float" office:value="347">
                <text:p>347</text:p>
              </table:table-cell>
              <table:table-cell office:value-type="float" office:value="1728.658936">
                <text:p>1728.658936</text:p>
              </table:table-cell>
              <table:table-cell office:value-type="float" office:value="1823.017822">
                <text:p>1823.017822</text:p>
              </table:table-cell>
              <table:table-cell office:value-type="float" office:value="1728.762451">
                <text:p>1728.762451</text:p>
              </table:table-cell>
              <table:table-cell office:value-type="float" office:value="1825.828857">
                <text:p>1825.828857</text:p>
              </table:table-cell>
            </table:table-row>
            <table:table-row>
              <table:table-cell office:value-type="float" office:value="347.2">
                <text:p>347.2</text:p>
              </table:table-cell>
              <table:table-cell office:value-type="float" office:value="1729.550049">
                <text:p>1729.550049</text:p>
              </table:table-cell>
              <table:table-cell office:value-type="float" office:value="1821.134521">
                <text:p>1821.134521</text:p>
              </table:table-cell>
              <table:table-cell office:value-type="float" office:value="1730.629517">
                <text:p>1730.629517</text:p>
              </table:table-cell>
              <table:table-cell office:value-type="float" office:value="1826.154907">
                <text:p>1826.154907</text:p>
              </table:table-cell>
            </table:table-row>
            <table:table-row>
              <table:table-cell office:value-type="float" office:value="347.4">
                <text:p>347.4</text:p>
              </table:table-cell>
              <table:table-cell office:value-type="float" office:value="1727.21814">
                <text:p>1727.21814</text:p>
              </table:table-cell>
              <table:table-cell office:value-type="float" office:value="1824.806152">
                <text:p>1824.806152</text:p>
              </table:table-cell>
              <table:table-cell office:value-type="float" office:value="1731.339111">
                <text:p>1731.339111</text:p>
              </table:table-cell>
              <table:table-cell office:value-type="float" office:value="1824.834229">
                <text:p>1824.834229</text:p>
              </table:table-cell>
            </table:table-row>
            <table:table-row>
              <table:table-cell office:value-type="float" office:value="347.6">
                <text:p>347.6</text:p>
              </table:table-cell>
              <table:table-cell office:value-type="float" office:value="1725.20105">
                <text:p>1725.20105</text:p>
              </table:table-cell>
              <table:table-cell office:value-type="float" office:value="1823.521484">
                <text:p>1823.521484</text:p>
              </table:table-cell>
              <table:table-cell office:value-type="float" office:value="1729.484131">
                <text:p>1729.484131</text:p>
              </table:table-cell>
              <table:table-cell office:value-type="float" office:value="1824.508911">
                <text:p>1824.508911</text:p>
              </table:table-cell>
            </table:table-row>
            <table:table-row>
              <table:table-cell office:value-type="float" office:value="347.8">
                <text:p>347.8</text:p>
              </table:table-cell>
              <table:table-cell office:value-type="float" office:value="1727.669067">
                <text:p>1727.669067</text:p>
              </table:table-cell>
              <table:table-cell office:value-type="float" office:value="1821.785522">
                <text:p>1821.785522</text:p>
              </table:table-cell>
              <table:table-cell office:value-type="float" office:value="1729.116089">
                <text:p>1729.116089</text:p>
              </table:table-cell>
              <table:table-cell office:value-type="float" office:value="1829.982788">
                <text:p>1829.982788</text:p>
              </table:table-cell>
            </table:table-row>
            <table:table-row>
              <table:table-cell office:value-type="float" office:value="348">
                <text:p>348</text:p>
              </table:table-cell>
              <table:table-cell office:value-type="float" office:value="1731.185425">
                <text:p>1731.185425</text:p>
              </table:table-cell>
              <table:table-cell office:value-type="float" office:value="1823.58252">
                <text:p>1823.58252</text:p>
              </table:table-cell>
              <table:table-cell office:value-type="float" office:value="1731.12854">
                <text:p>1731.12854</text:p>
              </table:table-cell>
              <table:table-cell office:value-type="float" office:value="1827.571411">
                <text:p>1827.571411</text:p>
              </table:table-cell>
            </table:table-row>
            <table:table-row>
              <table:table-cell office:value-type="float" office:value="348.2">
                <text:p>348.2</text:p>
              </table:table-cell>
              <table:table-cell office:value-type="float" office:value="1729.199219">
                <text:p>1729.199219</text:p>
              </table:table-cell>
              <table:table-cell office:value-type="float" office:value="1823.47168">
                <text:p>1823.47168</text:p>
              </table:table-cell>
              <table:table-cell office:value-type="float" office:value="1728.439209">
                <text:p>1728.439209</text:p>
              </table:table-cell>
              <table:table-cell office:value-type="float" office:value="1828.336548">
                <text:p>1828.336548</text:p>
              </table:table-cell>
            </table:table-row>
            <table:table-row>
              <table:table-cell office:value-type="float" office:value="348.4">
                <text:p>348.4</text:p>
              </table:table-cell>
              <table:table-cell office:value-type="float" office:value="1731.200195">
                <text:p>1731.200195</text:p>
              </table:table-cell>
              <table:table-cell office:value-type="float" office:value="1817.630493">
                <text:p>1817.630493</text:p>
              </table:table-cell>
              <table:table-cell office:value-type="float" office:value="1730.761597">
                <text:p>1730.761597</text:p>
              </table:table-cell>
              <table:table-cell office:value-type="float" office:value="1826.139038">
                <text:p>1826.139038</text:p>
              </table:table-cell>
            </table:table-row>
            <table:table-row>
              <table:table-cell office:value-type="float" office:value="348.6">
                <text:p>348.6</text:p>
              </table:table-cell>
              <table:table-cell office:value-type="float" office:value="1727.654541">
                <text:p>1727.654541</text:p>
              </table:table-cell>
              <table:table-cell office:value-type="float" office:value="1824.068726">
                <text:p>1824.068726</text:p>
              </table:table-cell>
              <table:table-cell office:value-type="float" office:value="1730.1698">
                <text:p>1730.1698</text:p>
              </table:table-cell>
              <table:table-cell office:value-type="float" office:value="1827.221558">
                <text:p>1827.221558</text:p>
              </table:table-cell>
            </table:table-row>
            <table:table-row>
              <table:table-cell office:value-type="float" office:value="348.8">
                <text:p>348.8</text:p>
              </table:table-cell>
              <table:table-cell office:value-type="float" office:value="1731.367676">
                <text:p>1731.367676</text:p>
              </table:table-cell>
              <table:table-cell office:value-type="float" office:value="1823.152588">
                <text:p>1823.152588</text:p>
              </table:table-cell>
              <table:table-cell office:value-type="float" office:value="1732.366821">
                <text:p>1732.366821</text:p>
              </table:table-cell>
              <table:table-cell office:value-type="float" office:value="1828.215576">
                <text:p>1828.215576</text:p>
              </table:table-cell>
            </table:table-row>
            <table:table-row>
              <table:table-cell office:value-type="float" office:value="349">
                <text:p>349</text:p>
              </table:table-cell>
              <table:table-cell office:value-type="float" office:value="1731.824951">
                <text:p>1731.824951</text:p>
              </table:table-cell>
              <table:table-cell office:value-type="float" office:value="1824.496094">
                <text:p>1824.496094</text:p>
              </table:table-cell>
              <table:table-cell office:value-type="float" office:value="1731.290649">
                <text:p>1731.290649</text:p>
              </table:table-cell>
              <table:table-cell office:value-type="float" office:value="1828.965088">
                <text:p>1828.965088</text:p>
              </table:table-cell>
            </table:table-row>
            <table:table-row>
              <table:table-cell office:value-type="float" office:value="349.2">
                <text:p>349.2</text:p>
              </table:table-cell>
              <table:table-cell office:value-type="float" office:value="1730.79126">
                <text:p>1730.79126</text:p>
              </table:table-cell>
              <table:table-cell office:value-type="float" office:value="1823.878662">
                <text:p>1823.878662</text:p>
              </table:table-cell>
              <table:table-cell office:value-type="float" office:value="1729.907349">
                <text:p>1729.907349</text:p>
              </table:table-cell>
              <table:table-cell office:value-type="float" office:value="1828.819336">
                <text:p>1828.819336</text:p>
              </table:table-cell>
            </table:table-row>
            <table:table-row>
              <table:table-cell office:value-type="float" office:value="349.4">
                <text:p>349.4</text:p>
              </table:table-cell>
              <table:table-cell office:value-type="float" office:value="1731.347534">
                <text:p>1731.347534</text:p>
              </table:table-cell>
              <table:table-cell office:value-type="float" office:value="1825.968994">
                <text:p>1825.968994</text:p>
              </table:table-cell>
              <table:table-cell office:value-type="float" office:value="1733.662231">
                <text:p>1733.662231</text:p>
              </table:table-cell>
              <table:table-cell office:value-type="float" office:value="1830.348511">
                <text:p>1830.348511</text:p>
              </table:table-cell>
            </table:table-row>
            <table:table-row>
              <table:table-cell office:value-type="float" office:value="349.6">
                <text:p>349.6</text:p>
              </table:table-cell>
              <table:table-cell office:value-type="float" office:value="1731.074097">
                <text:p>1731.074097</text:p>
              </table:table-cell>
              <table:table-cell office:value-type="float" office:value="1822.663208">
                <text:p>1822.663208</text:p>
              </table:table-cell>
              <table:table-cell office:value-type="float" office:value="1733.417969">
                <text:p>1733.417969</text:p>
              </table:table-cell>
              <table:table-cell office:value-type="float" office:value="1827.463501">
                <text:p>1827.463501</text:p>
              </table:table-cell>
            </table:table-row>
            <table:table-row>
              <table:table-cell office:value-type="float" office:value="349.8">
                <text:p>349.8</text:p>
              </table:table-cell>
              <table:table-cell office:value-type="float" office:value="1731.174316">
                <text:p>1731.174316</text:p>
              </table:table-cell>
              <table:table-cell office:value-type="float" office:value="1827.456055">
                <text:p>1827.456055</text:p>
              </table:table-cell>
              <table:table-cell office:value-type="float" office:value="1731.918823">
                <text:p>1731.918823</text:p>
              </table:table-cell>
              <table:table-cell office:value-type="float" office:value="1831.181885">
                <text:p>1831.181885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1729.2323">
                <text:p>1729.2323</text:p>
              </table:table-cell>
              <table:table-cell office:value-type="float" office:value="1828.851196">
                <text:p>1828.851196</text:p>
              </table:table-cell>
              <table:table-cell office:value-type="float" office:value="1733.306885">
                <text:p>1733.306885</text:p>
              </table:table-cell>
              <table:table-cell office:value-type="float" office:value="1832.199829">
                <text:p>1832.199829</text:p>
              </table:table-cell>
            </table:table-row>
            <table:table-row>
              <table:table-cell office:value-type="float" office:value="350.2">
                <text:p>350.2</text:p>
              </table:table-cell>
              <table:table-cell office:value-type="float" office:value="1730.500366">
                <text:p>1730.500366</text:p>
              </table:table-cell>
              <table:table-cell office:value-type="float" office:value="1827.317993">
                <text:p>1827.317993</text:p>
              </table:table-cell>
              <table:table-cell office:value-type="float" office:value="1729.19458">
                <text:p>1729.19458</text:p>
              </table:table-cell>
              <table:table-cell office:value-type="float" office:value="1832.876953">
                <text:p>1832.876953</text:p>
              </table:table-cell>
            </table:table-row>
            <table:table-row>
              <table:table-cell office:value-type="float" office:value="350.4">
                <text:p>350.4</text:p>
              </table:table-cell>
              <table:table-cell office:value-type="float" office:value="1733.922241">
                <text:p>1733.922241</text:p>
              </table:table-cell>
              <table:table-cell office:value-type="float" office:value="1824.40979">
                <text:p>1824.40979</text:p>
              </table:table-cell>
              <table:table-cell office:value-type="float" office:value="1735.290527">
                <text:p>1735.290527</text:p>
              </table:table-cell>
              <table:table-cell office:value-type="float" office:value="1827.630981">
                <text:p>1827.630981</text:p>
              </table:table-cell>
            </table:table-row>
            <table:table-row>
              <table:table-cell office:value-type="float" office:value="350.6">
                <text:p>350.6</text:p>
              </table:table-cell>
              <table:table-cell office:value-type="float" office:value="1730.69397">
                <text:p>1730.69397</text:p>
              </table:table-cell>
              <table:table-cell office:value-type="float" office:value="1831.275146">
                <text:p>1831.275146</text:p>
              </table:table-cell>
              <table:table-cell office:value-type="float" office:value="1733.264526">
                <text:p>1733.264526</text:p>
              </table:table-cell>
              <table:table-cell office:value-type="float" office:value="1834.871216">
                <text:p>1834.871216</text:p>
              </table:table-cell>
            </table:table-row>
            <table:table-row>
              <table:table-cell office:value-type="float" office:value="350.8">
                <text:p>350.8</text:p>
              </table:table-cell>
              <table:table-cell office:value-type="float" office:value="1735.14563">
                <text:p>1735.14563</text:p>
              </table:table-cell>
              <table:table-cell office:value-type="float" office:value="1826.452271">
                <text:p>1826.452271</text:p>
              </table:table-cell>
              <table:table-cell office:value-type="float" office:value="1735.373657">
                <text:p>1735.373657</text:p>
              </table:table-cell>
              <table:table-cell office:value-type="float" office:value="1831.541016">
                <text:p>1831.541016</text:p>
              </table:table-cell>
            </table:table-row>
            <table:table-row>
              <table:table-cell office:value-type="float" office:value="351">
                <text:p>351</text:p>
              </table:table-cell>
              <table:table-cell office:value-type="float" office:value="1736.774414">
                <text:p>1736.774414</text:p>
              </table:table-cell>
              <table:table-cell office:value-type="float" office:value="1828.560547">
                <text:p>1828.560547</text:p>
              </table:table-cell>
              <table:table-cell office:value-type="float" office:value="1739.884521">
                <text:p>1739.884521</text:p>
              </table:table-cell>
              <table:table-cell office:value-type="float" office:value="1832.584961">
                <text:p>1832.584961</text:p>
              </table:table-cell>
            </table:table-row>
            <table:table-row>
              <table:table-cell office:value-type="float" office:value="351.2">
                <text:p>351.2</text:p>
              </table:table-cell>
              <table:table-cell office:value-type="float" office:value="1737.856689">
                <text:p>1737.856689</text:p>
              </table:table-cell>
              <table:table-cell office:value-type="float" office:value="1831.383057">
                <text:p>1831.383057</text:p>
              </table:table-cell>
              <table:table-cell office:value-type="float" office:value="1737.043457">
                <text:p>1737.043457</text:p>
              </table:table-cell>
              <table:table-cell office:value-type="float" office:value="1834.635376">
                <text:p>1834.635376</text:p>
              </table:table-cell>
            </table:table-row>
            <table:table-row>
              <table:table-cell office:value-type="float" office:value="351.4">
                <text:p>351.4</text:p>
              </table:table-cell>
              <table:table-cell office:value-type="float" office:value="1739.058472">
                <text:p>1739.058472</text:p>
              </table:table-cell>
              <table:table-cell office:value-type="float" office:value="1831.879761">
                <text:p>1831.879761</text:p>
              </table:table-cell>
              <table:table-cell office:value-type="float" office:value="1740.41748">
                <text:p>1740.41748</text:p>
              </table:table-cell>
              <table:table-cell office:value-type="float" office:value="1835.246948">
                <text:p>1835.246948</text:p>
              </table:table-cell>
            </table:table-row>
            <table:table-row>
              <table:table-cell office:value-type="float" office:value="351.6">
                <text:p>351.6</text:p>
              </table:table-cell>
              <table:table-cell office:value-type="float" office:value="1737.400635">
                <text:p>1737.400635</text:p>
              </table:table-cell>
              <table:table-cell office:value-type="float" office:value="1833.737061">
                <text:p>1833.737061</text:p>
              </table:table-cell>
              <table:table-cell office:value-type="float" office:value="1739.550415">
                <text:p>1739.550415</text:p>
              </table:table-cell>
              <table:table-cell office:value-type="float" office:value="1836.43335">
                <text:p>1836.43335</text:p>
              </table:table-cell>
            </table:table-row>
            <table:table-row>
              <table:table-cell office:value-type="float" office:value="351.8">
                <text:p>351.8</text:p>
              </table:table-cell>
              <table:table-cell office:value-type="float" office:value="1737.163452">
                <text:p>1737.163452</text:p>
              </table:table-cell>
              <table:table-cell office:value-type="float" office:value="1832.621094">
                <text:p>1832.621094</text:p>
              </table:table-cell>
              <table:table-cell office:value-type="float" office:value="1738.387695">
                <text:p>1738.387695</text:p>
              </table:table-cell>
              <table:table-cell office:value-type="float" office:value="1837.776611">
                <text:p>1837.776611</text:p>
              </table:table-cell>
            </table:table-row>
            <table:table-row>
              <table:table-cell office:value-type="float" office:value="352">
                <text:p>352</text:p>
              </table:table-cell>
              <table:table-cell office:value-type="float" office:value="1737.573853">
                <text:p>1737.573853</text:p>
              </table:table-cell>
              <table:table-cell office:value-type="float" office:value="1833.361328">
                <text:p>1833.361328</text:p>
              </table:table-cell>
              <table:table-cell office:value-type="float" office:value="1736.188965">
                <text:p>1736.188965</text:p>
              </table:table-cell>
              <table:table-cell office:value-type="float" office:value="1837.614136">
                <text:p>1837.614136</text:p>
              </table:table-cell>
            </table:table-row>
            <table:table-row>
              <table:table-cell office:value-type="float" office:value="352.2">
                <text:p>352.2</text:p>
              </table:table-cell>
              <table:table-cell office:value-type="float" office:value="1736.8573">
                <text:p>1736.8573</text:p>
              </table:table-cell>
              <table:table-cell office:value-type="float" office:value="1835.267822">
                <text:p>1835.267822</text:p>
              </table:table-cell>
              <table:table-cell office:value-type="float" office:value="1737.649292">
                <text:p>1737.649292</text:p>
              </table:table-cell>
              <table:table-cell office:value-type="float" office:value="1838.287598">
                <text:p>1838.287598</text:p>
              </table:table-cell>
            </table:table-row>
            <table:table-row>
              <table:table-cell office:value-type="float" office:value="352.4">
                <text:p>352.4</text:p>
              </table:table-cell>
              <table:table-cell office:value-type="float" office:value="1740.757446">
                <text:p>1740.757446</text:p>
              </table:table-cell>
              <table:table-cell office:value-type="float" office:value="1832.342651">
                <text:p>1832.342651</text:p>
              </table:table-cell>
              <table:table-cell office:value-type="float" office:value="1740.762573">
                <text:p>1740.762573</text:p>
              </table:table-cell>
              <table:table-cell office:value-type="float" office:value="1837.037354">
                <text:p>1837.037354</text:p>
              </table:table-cell>
            </table:table-row>
            <table:table-row>
              <table:table-cell office:value-type="float" office:value="352.6">
                <text:p>352.6</text:p>
              </table:table-cell>
              <table:table-cell office:value-type="float" office:value="1737.28064">
                <text:p>1737.28064</text:p>
              </table:table-cell>
              <table:table-cell office:value-type="float" office:value="1832.37439">
                <text:p>1832.37439</text:p>
              </table:table-cell>
              <table:table-cell office:value-type="float" office:value="1738.199097">
                <text:p>1738.199097</text:p>
              </table:table-cell>
              <table:table-cell office:value-type="float" office:value="1837.588135">
                <text:p>1837.588135</text:p>
              </table:table-cell>
            </table:table-row>
            <table:table-row>
              <table:table-cell office:value-type="float" office:value="352.8">
                <text:p>352.8</text:p>
              </table:table-cell>
              <table:table-cell office:value-type="float" office:value="1738.490845">
                <text:p>1738.490845</text:p>
              </table:table-cell>
              <table:table-cell office:value-type="float" office:value="1832.845459">
                <text:p>1832.845459</text:p>
              </table:table-cell>
              <table:table-cell office:value-type="float" office:value="1742.174194">
                <text:p>1742.174194</text:p>
              </table:table-cell>
              <table:table-cell office:value-type="float" office:value="1837.321045">
                <text:p>1837.321045</text:p>
              </table:table-cell>
            </table:table-row>
            <table:table-row>
              <table:table-cell office:value-type="float" office:value="353">
                <text:p>353</text:p>
              </table:table-cell>
              <table:table-cell office:value-type="float" office:value="1738.714478">
                <text:p>1738.714478</text:p>
              </table:table-cell>
              <table:table-cell office:value-type="float" office:value="1830.962646">
                <text:p>1830.962646</text:p>
              </table:table-cell>
              <table:table-cell office:value-type="float" office:value="1740.990234">
                <text:p>1740.990234</text:p>
              </table:table-cell>
              <table:table-cell office:value-type="float" office:value="1839.45752">
                <text:p>1839.45752</text:p>
              </table:table-cell>
            </table:table-row>
            <table:table-row>
              <table:table-cell office:value-type="float" office:value="353.2">
                <text:p>353.2</text:p>
              </table:table-cell>
              <table:table-cell office:value-type="float" office:value="1734.981689">
                <text:p>1734.981689</text:p>
              </table:table-cell>
              <table:table-cell office:value-type="float" office:value="1833.939209">
                <text:p>1833.939209</text:p>
              </table:table-cell>
              <table:table-cell office:value-type="float" office:value="1738.647095">
                <text:p>1738.647095</text:p>
              </table:table-cell>
              <table:table-cell office:value-type="float" office:value="1838.231445">
                <text:p>1838.231445</text:p>
              </table:table-cell>
            </table:table-row>
            <table:table-row>
              <table:table-cell office:value-type="float" office:value="353.4">
                <text:p>353.4</text:p>
              </table:table-cell>
              <table:table-cell office:value-type="float" office:value="1738.550537">
                <text:p>1738.550537</text:p>
              </table:table-cell>
              <table:table-cell office:value-type="float" office:value="1831.731445">
                <text:p>1831.731445</text:p>
              </table:table-cell>
              <table:table-cell office:value-type="float" office:value="1739.015991">
                <text:p>1739.015991</text:p>
              </table:table-cell>
              <table:table-cell office:value-type="float" office:value="1836.391113">
                <text:p>1836.391113</text:p>
              </table:table-cell>
            </table:table-row>
            <table:table-row>
              <table:table-cell office:value-type="float" office:value="353.6">
                <text:p>353.6</text:p>
              </table:table-cell>
              <table:table-cell office:value-type="float" office:value="1738.828003">
                <text:p>1738.828003</text:p>
              </table:table-cell>
              <table:table-cell office:value-type="float" office:value="1831.833252">
                <text:p>1831.833252</text:p>
              </table:table-cell>
              <table:table-cell office:value-type="float" office:value="1739.457275">
                <text:p>1739.457275</text:p>
              </table:table-cell>
              <table:table-cell office:value-type="float" office:value="1837.662598">
                <text:p>1837.662598</text:p>
              </table:table-cell>
            </table:table-row>
            <table:table-row>
              <table:table-cell office:value-type="float" office:value="353.8">
                <text:p>353.8</text:p>
              </table:table-cell>
              <table:table-cell office:value-type="float" office:value="1738.043945">
                <text:p>1738.043945</text:p>
              </table:table-cell>
              <table:table-cell office:value-type="float" office:value="1834.139893">
                <text:p>1834.139893</text:p>
              </table:table-cell>
              <table:table-cell office:value-type="float" office:value="1738.9021">
                <text:p>1738.9021</text:p>
              </table:table-cell>
              <table:table-cell office:value-type="float" office:value="1836.838135">
                <text:p>1836.838135</text:p>
              </table:table-cell>
            </table:table-row>
            <table:table-row>
              <table:table-cell office:value-type="float" office:value="354">
                <text:p>354</text:p>
              </table:table-cell>
              <table:table-cell office:value-type="float" office:value="1736.898926">
                <text:p>1736.898926</text:p>
              </table:table-cell>
              <table:table-cell office:value-type="float" office:value="1829.345093">
                <text:p>1829.345093</text:p>
              </table:table-cell>
              <table:table-cell office:value-type="float" office:value="1741.112915">
                <text:p>1741.112915</text:p>
              </table:table-cell>
              <table:table-cell office:value-type="float" office:value="1837.040771">
                <text:p>1837.040771</text:p>
              </table:table-cell>
            </table:table-row>
            <table:table-row>
              <table:table-cell office:value-type="float" office:value="354.2">
                <text:p>354.2</text:p>
              </table:table-cell>
              <table:table-cell office:value-type="float" office:value="1735.676147">
                <text:p>1735.676147</text:p>
              </table:table-cell>
              <table:table-cell office:value-type="float" office:value="1832.607422">
                <text:p>1832.607422</text:p>
              </table:table-cell>
              <table:table-cell office:value-type="float" office:value="1737.016724">
                <text:p>1737.016724</text:p>
              </table:table-cell>
              <table:table-cell office:value-type="float" office:value="1840.688843">
                <text:p>1840.688843</text:p>
              </table:table-cell>
            </table:table-row>
            <table:table-row>
              <table:table-cell office:value-type="float" office:value="354.4">
                <text:p>354.4</text:p>
              </table:table-cell>
              <table:table-cell office:value-type="float" office:value="1734.951782">
                <text:p>1734.951782</text:p>
              </table:table-cell>
              <table:table-cell office:value-type="float" office:value="1834.08606">
                <text:p>1834.08606</text:p>
              </table:table-cell>
              <table:table-cell office:value-type="float" office:value="1735.470825">
                <text:p>1735.470825</text:p>
              </table:table-cell>
              <table:table-cell office:value-type="float" office:value="1837.607178">
                <text:p>1837.607178</text:p>
              </table:table-cell>
            </table:table-row>
            <table:table-row>
              <table:table-cell office:value-type="float" office:value="354.6">
                <text:p>354.6</text:p>
              </table:table-cell>
              <table:table-cell office:value-type="float" office:value="1737.99939">
                <text:p>1737.99939</text:p>
              </table:table-cell>
              <table:table-cell office:value-type="float" office:value="1828.132324">
                <text:p>1828.132324</text:p>
              </table:table-cell>
              <table:table-cell office:value-type="float" office:value="1739.422119">
                <text:p>1739.422119</text:p>
              </table:table-cell>
              <table:table-cell office:value-type="float" office:value="1832.871948">
                <text:p>1832.871948</text:p>
              </table:table-cell>
            </table:table-row>
            <table:table-row>
              <table:table-cell office:value-type="float" office:value="354.8">
                <text:p>354.8</text:p>
              </table:table-cell>
              <table:table-cell office:value-type="float" office:value="1738.098877">
                <text:p>1738.098877</text:p>
              </table:table-cell>
              <table:table-cell office:value-type="float" office:value="1833.413574">
                <text:p>1833.413574</text:p>
              </table:table-cell>
              <table:table-cell office:value-type="float" office:value="1738.263428">
                <text:p>1738.263428</text:p>
              </table:table-cell>
              <table:table-cell office:value-type="float" office:value="1838.588013">
                <text:p>1838.588013</text:p>
              </table:table-cell>
            </table:table-row>
            <table:table-row>
              <table:table-cell office:value-type="float" office:value="355">
                <text:p>355</text:p>
              </table:table-cell>
              <table:table-cell office:value-type="float" office:value="1733.645996">
                <text:p>1733.645996</text:p>
              </table:table-cell>
              <table:table-cell office:value-type="float" office:value="1834.782959">
                <text:p>1834.782959</text:p>
              </table:table-cell>
              <table:table-cell office:value-type="float" office:value="1734.170166">
                <text:p>1734.170166</text:p>
              </table:table-cell>
              <table:table-cell office:value-type="float" office:value="1842.657104">
                <text:p>1842.657104</text:p>
              </table:table-cell>
            </table:table-row>
            <table:table-row>
              <table:table-cell office:value-type="float" office:value="355.2">
                <text:p>355.2</text:p>
              </table:table-cell>
              <table:table-cell office:value-type="float" office:value="1737.503662">
                <text:p>1737.503662</text:p>
              </table:table-cell>
              <table:table-cell office:value-type="float" office:value="1832.150391">
                <text:p>1832.150391</text:p>
              </table:table-cell>
              <table:table-cell office:value-type="float" office:value="1737.732666">
                <text:p>1737.732666</text:p>
              </table:table-cell>
              <table:table-cell office:value-type="float" office:value="1835.871338">
                <text:p>1835.871338</text:p>
              </table:table-cell>
            </table:table-row>
            <table:table-row>
              <table:table-cell office:value-type="float" office:value="355.4">
                <text:p>355.4</text:p>
              </table:table-cell>
              <table:table-cell office:value-type="float" office:value="1725.141113">
                <text:p>1725.141113</text:p>
              </table:table-cell>
              <table:table-cell office:value-type="float" office:value="1795.978638">
                <text:p>1795.978638</text:p>
              </table:table-cell>
              <table:table-cell office:value-type="float" office:value="1729.968018">
                <text:p>1729.968018</text:p>
              </table:table-cell>
              <table:table-cell office:value-type="float" office:value="1800.281982">
                <text:p>1800.281982</text:p>
              </table:table-cell>
            </table:table-row>
            <table:table-row>
              <table:table-cell office:value-type="float" office:value="355.6">
                <text:p>355.6</text:p>
              </table:table-cell>
              <table:table-cell office:value-type="float" office:value="1679.700195">
                <text:p>1679.700195</text:p>
              </table:table-cell>
              <table:table-cell office:value-type="float" office:value="1825.963257">
                <text:p>1825.963257</text:p>
              </table:table-cell>
              <table:table-cell office:value-type="float" office:value="1684.391235">
                <text:p>1684.391235</text:p>
              </table:table-cell>
              <table:table-cell office:value-type="float" office:value="1819.331299">
                <text:p>1819.331299</text:p>
              </table:table-cell>
            </table:table-row>
            <table:table-row>
              <table:table-cell office:value-type="float" office:value="355.8">
                <text:p>355.8</text:p>
              </table:table-cell>
              <table:table-cell office:value-type="float" office:value="1684.88855">
                <text:p>1684.88855</text:p>
              </table:table-cell>
              <table:table-cell office:value-type="float" office:value="1773.133423">
                <text:p>1773.133423</text:p>
              </table:table-cell>
              <table:table-cell office:value-type="float" office:value="1682.858154">
                <text:p>1682.858154</text:p>
              </table:table-cell>
              <table:table-cell office:value-type="float" office:value="1777.635742">
                <text:p>1777.635742</text:p>
              </table:table-cell>
            </table:table-row>
            <table:table-row>
              <table:table-cell office:value-type="float" office:value="356">
                <text:p>356</text:p>
              </table:table-cell>
              <table:table-cell office:value-type="float" office:value="1679.302612">
                <text:p>1679.302612</text:p>
              </table:table-cell>
              <table:table-cell office:value-type="float" office:value="1763.603394">
                <text:p>1763.603394</text:p>
              </table:table-cell>
              <table:table-cell office:value-type="float" office:value="1681.711548">
                <text:p>1681.711548</text:p>
              </table:table-cell>
              <table:table-cell office:value-type="float" office:value="1766.716797">
                <text:p>1766.716797</text:p>
              </table:table-cell>
            </table:table-row>
            <table:table-row>
              <table:table-cell office:value-type="float" office:value="356.2">
                <text:p>356.2</text:p>
              </table:table-cell>
              <table:table-cell office:value-type="float" office:value="1657.035034">
                <text:p>1657.035034</text:p>
              </table:table-cell>
              <table:table-cell office:value-type="float" office:value="1761.665771">
                <text:p>1761.665771</text:p>
              </table:table-cell>
              <table:table-cell office:value-type="float" office:value="1654.216919">
                <text:p>1654.216919</text:p>
              </table:table-cell>
              <table:table-cell office:value-type="float" office:value="1762.248047">
                <text:p>1762.248047</text:p>
              </table:table-cell>
            </table:table-row>
            <table:table-row>
              <table:table-cell office:value-type="float" office:value="356.4">
                <text:p>356.4</text:p>
              </table:table-cell>
              <table:table-cell office:value-type="float" office:value="1652.691895">
                <text:p>1652.691895</text:p>
              </table:table-cell>
              <table:table-cell office:value-type="float" office:value="1737.476929">
                <text:p>1737.476929</text:p>
              </table:table-cell>
              <table:table-cell office:value-type="float" office:value="1654.376221">
                <text:p>1654.376221</text:p>
              </table:table-cell>
              <table:table-cell office:value-type="float" office:value="1735.292847">
                <text:p>1735.292847</text:p>
              </table:table-cell>
            </table:table-row>
            <table:table-row>
              <table:table-cell office:value-type="float" office:value="356.6">
                <text:p>356.6</text:p>
              </table:table-cell>
              <table:table-cell office:value-type="float" office:value="1644.91333">
                <text:p>1644.91333</text:p>
              </table:table-cell>
              <table:table-cell office:value-type="float" office:value="1730.317749">
                <text:p>1730.317749</text:p>
              </table:table-cell>
              <table:table-cell office:value-type="float" office:value="1645.635742">
                <text:p>1645.635742</text:p>
              </table:table-cell>
              <table:table-cell office:value-type="float" office:value="1728.075928">
                <text:p>1728.075928</text:p>
              </table:table-cell>
            </table:table-row>
            <table:table-row>
              <table:table-cell office:value-type="float" office:value="356.8">
                <text:p>356.8</text:p>
              </table:table-cell>
              <table:table-cell office:value-type="float" office:value="1636.049927">
                <text:p>1636.049927</text:p>
              </table:table-cell>
              <table:table-cell office:value-type="float" office:value="1709.791016">
                <text:p>1709.791016</text:p>
              </table:table-cell>
              <table:table-cell office:value-type="float" office:value="1636.532959">
                <text:p>1636.532959</text:p>
              </table:table-cell>
              <table:table-cell office:value-type="float" office:value="1715.036377">
                <text:p>1715.036377</text:p>
              </table:table-cell>
            </table:table-row>
            <table:table-row>
              <table:table-cell office:value-type="float" office:value="357">
                <text:p>357</text:p>
              </table:table-cell>
              <table:table-cell office:value-type="float" office:value="1624.661255">
                <text:p>1624.661255</text:p>
              </table:table-cell>
              <table:table-cell office:value-type="float" office:value="1704.917969">
                <text:p>1704.917969</text:p>
              </table:table-cell>
              <table:table-cell office:value-type="float" office:value="1626.696655">
                <text:p>1626.696655</text:p>
              </table:table-cell>
              <table:table-cell office:value-type="float" office:value="1702.991699">
                <text:p>1702.991699</text:p>
              </table:table-cell>
            </table:table-row>
            <table:table-row>
              <table:table-cell office:value-type="float" office:value="357.2">
                <text:p>357.2</text:p>
              </table:table-cell>
              <table:table-cell office:value-type="float" office:value="1620.754639">
                <text:p>1620.754639</text:p>
              </table:table-cell>
              <table:table-cell office:value-type="float" office:value="1692.94397">
                <text:p>1692.94397</text:p>
              </table:table-cell>
              <table:table-cell office:value-type="float" office:value="1623.695557">
                <text:p>1623.695557</text:p>
              </table:table-cell>
              <table:table-cell office:value-type="float" office:value="1686.646729">
                <text:p>1686.646729</text:p>
              </table:table-cell>
            </table:table-row>
            <table:table-row>
              <table:table-cell office:value-type="float" office:value="357.4">
                <text:p>357.4</text:p>
              </table:table-cell>
              <table:table-cell office:value-type="float" office:value="1612.574707">
                <text:p>1612.574707</text:p>
              </table:table-cell>
              <table:table-cell office:value-type="float" office:value="1684.700928">
                <text:p>1684.700928</text:p>
              </table:table-cell>
              <table:table-cell office:value-type="float" office:value="1612.861816">
                <text:p>1612.861816</text:p>
              </table:table-cell>
              <table:table-cell office:value-type="float" office:value="1685.196533">
                <text:p>1685.196533</text:p>
              </table:table-cell>
            </table:table-row>
            <table:table-row>
              <table:table-cell office:value-type="float" office:value="357.6">
                <text:p>357.6</text:p>
              </table:table-cell>
              <table:table-cell office:value-type="float" office:value="1611.921997">
                <text:p>1611.921997</text:p>
              </table:table-cell>
              <table:table-cell office:value-type="float" office:value="1667.49939">
                <text:p>1667.49939</text:p>
              </table:table-cell>
              <table:table-cell office:value-type="float" office:value="1607.799194">
                <text:p>1607.799194</text:p>
              </table:table-cell>
              <table:table-cell office:value-type="float" office:value="1675">
                <text:p>1675</text:p>
              </table:table-cell>
            </table:table-row>
            <table:table-row>
              <table:table-cell office:value-type="float" office:value="357.8">
                <text:p>357.8</text:p>
              </table:table-cell>
              <table:table-cell office:value-type="float" office:value="1601.83728">
                <text:p>1601.83728</text:p>
              </table:table-cell>
              <table:table-cell office:value-type="float" office:value="1660.687378">
                <text:p>1660.687378</text:p>
              </table:table-cell>
              <table:table-cell office:value-type="float" office:value="1605.301025">
                <text:p>1605.301025</text:p>
              </table:table-cell>
              <table:table-cell office:value-type="float" office:value="1662.249146">
                <text:p>1662.249146</text:p>
              </table:table-cell>
            </table:table-row>
            <table:table-row>
              <table:table-cell office:value-type="float" office:value="358">
                <text:p>358</text:p>
              </table:table-cell>
              <table:table-cell office:value-type="float" office:value="1600.875977">
                <text:p>1600.875977</text:p>
              </table:table-cell>
              <table:table-cell office:value-type="float" office:value="1655.131958">
                <text:p>1655.131958</text:p>
              </table:table-cell>
              <table:table-cell office:value-type="float" office:value="1601.583496">
                <text:p>1601.583496</text:p>
              </table:table-cell>
              <table:table-cell office:value-type="float" office:value="1652.515259">
                <text:p>1652.515259</text:p>
              </table:table-cell>
            </table:table-row>
            <table:table-row>
              <table:table-cell office:value-type="float" office:value="358.2">
                <text:p>358.2</text:p>
              </table:table-cell>
              <table:table-cell office:value-type="float" office:value="1594.697144">
                <text:p>1594.697144</text:p>
              </table:table-cell>
              <table:table-cell office:value-type="float" office:value="1647.746582">
                <text:p>1647.746582</text:p>
              </table:table-cell>
              <table:table-cell office:value-type="float" office:value="1596.126831">
                <text:p>1596.126831</text:p>
              </table:table-cell>
              <table:table-cell office:value-type="float" office:value="1647.615112">
                <text:p>1647.615112</text:p>
              </table:table-cell>
            </table:table-row>
            <table:table-row>
              <table:table-cell office:value-type="float" office:value="358.4">
                <text:p>358.4</text:p>
              </table:table-cell>
              <table:table-cell office:value-type="float" office:value="1590.384644">
                <text:p>1590.384644</text:p>
              </table:table-cell>
              <table:table-cell office:value-type="float" office:value="1642.730591">
                <text:p>1642.730591</text:p>
              </table:table-cell>
              <table:table-cell office:value-type="float" office:value="1590.537476">
                <text:p>1590.537476</text:p>
              </table:table-cell>
              <table:table-cell office:value-type="float" office:value="1640.208862">
                <text:p>1640.208862</text:p>
              </table:table-cell>
            </table:table-row>
            <table:table-row>
              <table:table-cell office:value-type="float" office:value="358.6">
                <text:p>358.6</text:p>
              </table:table-cell>
              <table:table-cell office:value-type="float" office:value="1587.609619">
                <text:p>1587.609619</text:p>
              </table:table-cell>
              <table:table-cell office:value-type="float" office:value="1633.405884">
                <text:p>1633.405884</text:p>
              </table:table-cell>
              <table:table-cell office:value-type="float" office:value="1591.181519">
                <text:p>1591.181519</text:p>
              </table:table-cell>
              <table:table-cell office:value-type="float" office:value="1634.031494">
                <text:p>1634.031494</text:p>
              </table:table-cell>
            </table:table-row>
            <table:table-row>
              <table:table-cell office:value-type="float" office:value="358.8">
                <text:p>358.8</text:p>
              </table:table-cell>
              <table:table-cell office:value-type="float" office:value="1586.195435">
                <text:p>1586.195435</text:p>
              </table:table-cell>
              <table:table-cell office:value-type="float" office:value="1628.81897">
                <text:p>1628.81897</text:p>
              </table:table-cell>
              <table:table-cell office:value-type="float" office:value="1587.153198">
                <text:p>1587.153198</text:p>
              </table:table-cell>
              <table:table-cell office:value-type="float" office:value="1625.73999">
                <text:p>1625.73999</text:p>
              </table:table-cell>
            </table:table-row>
            <table:table-row>
              <table:table-cell office:value-type="float" office:value="359">
                <text:p>359</text:p>
              </table:table-cell>
              <table:table-cell office:value-type="float" office:value="1584.423706">
                <text:p>1584.423706</text:p>
              </table:table-cell>
              <table:table-cell office:value-type="float" office:value="1623.340332">
                <text:p>1623.340332</text:p>
              </table:table-cell>
              <table:table-cell office:value-type="float" office:value="1582.166138">
                <text:p>1582.166138</text:p>
              </table:table-cell>
              <table:table-cell office:value-type="float" office:value="1624.094727">
                <text:p>1624.094727</text:p>
              </table:table-cell>
            </table:table-row>
            <table:table-row>
              <table:table-cell office:value-type="float" office:value="359.2">
                <text:p>359.2</text:p>
              </table:table-cell>
              <table:table-cell office:value-type="float" office:value="1582.071777">
                <text:p>1582.071777</text:p>
              </table:table-cell>
              <table:table-cell office:value-type="float" office:value="1618.018921">
                <text:p>1618.018921</text:p>
              </table:table-cell>
              <table:table-cell office:value-type="float" office:value="1582.074341">
                <text:p>1582.074341</text:p>
              </table:table-cell>
              <table:table-cell office:value-type="float" office:value="1622.943604">
                <text:p>1622.943604</text:p>
              </table:table-cell>
            </table:table-row>
            <table:table-row>
              <table:table-cell office:value-type="float" office:value="359.4">
                <text:p>359.4</text:p>
              </table:table-cell>
              <table:table-cell office:value-type="float" office:value="1579.273804">
                <text:p>1579.273804</text:p>
              </table:table-cell>
              <table:table-cell office:value-type="float" office:value="1612.827393">
                <text:p>1612.827393</text:p>
              </table:table-cell>
              <table:table-cell office:value-type="float" office:value="1579.962891">
                <text:p>1579.962891</text:p>
              </table:table-cell>
              <table:table-cell office:value-type="float" office:value="1611.931519">
                <text:p>1611.931519</text:p>
              </table:table-cell>
            </table:table-row>
            <table:table-row>
              <table:table-cell office:value-type="float" office:value="359.6">
                <text:p>359.6</text:p>
              </table:table-cell>
              <table:table-cell office:value-type="float" office:value="1580.919312">
                <text:p>1580.919312</text:p>
              </table:table-cell>
              <table:table-cell office:value-type="float" office:value="1612.273071">
                <text:p>1612.273071</text:p>
              </table:table-cell>
              <table:table-cell office:value-type="float" office:value="1580.338867">
                <text:p>1580.338867</text:p>
              </table:table-cell>
              <table:table-cell office:value-type="float" office:value="1610.322876">
                <text:p>1610.322876</text:p>
              </table:table-cell>
            </table:table-row>
            <table:table-row>
              <table:table-cell office:value-type="float" office:value="359.8">
                <text:p>359.8</text:p>
              </table:table-cell>
              <table:table-cell office:value-type="float" office:value="1574.55542">
                <text:p>1574.55542</text:p>
              </table:table-cell>
              <table:table-cell office:value-type="float" office:value="1602.448853">
                <text:p>1602.448853</text:p>
              </table:table-cell>
              <table:table-cell office:value-type="float" office:value="1576.593872">
                <text:p>1576.593872</text:p>
              </table:table-cell>
              <table:table-cell office:value-type="float" office:value="1606.084595">
                <text:p>1606.084595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1573.220337">
                <text:p>1573.220337</text:p>
              </table:table-cell>
              <table:table-cell office:value-type="float" office:value="1604.895508">
                <text:p>1604.895508</text:p>
              </table:table-cell>
              <table:table-cell office:value-type="float" office:value="1574.687622">
                <text:p>1574.687622</text:p>
              </table:table-cell>
              <table:table-cell office:value-type="float" office:value="1606.595337">
                <text:p>1606.595337</text:p>
              </table:table-cell>
            </table:table-row>
            <table:table-row>
              <table:table-cell office:value-type="float" office:value="360.2">
                <text:p>360.2</text:p>
              </table:table-cell>
              <table:table-cell office:value-type="float" office:value="1574.406616">
                <text:p>1574.406616</text:p>
              </table:table-cell>
              <table:table-cell office:value-type="float" office:value="1599.959229">
                <text:p>1599.959229</text:p>
              </table:table-cell>
              <table:table-cell office:value-type="float" office:value="1574.735229">
                <text:p>1574.735229</text:p>
              </table:table-cell>
              <table:table-cell office:value-type="float" office:value="1599.024414">
                <text:p>1599.024414</text:p>
              </table:table-cell>
            </table:table-row>
            <table:table-row>
              <table:table-cell office:value-type="float" office:value="360.4">
                <text:p>360.4</text:p>
              </table:table-cell>
              <table:table-cell office:value-type="float" office:value="1572.109741">
                <text:p>1572.109741</text:p>
              </table:table-cell>
              <table:table-cell office:value-type="float" office:value="1597.332886">
                <text:p>1597.332886</text:p>
              </table:table-cell>
              <table:table-cell office:value-type="float" office:value="1575.170288">
                <text:p>1575.170288</text:p>
              </table:table-cell>
              <table:table-cell office:value-type="float" office:value="1593.569336">
                <text:p>1593.569336</text:p>
              </table:table-cell>
            </table:table-row>
            <table:table-row>
              <table:table-cell office:value-type="float" office:value="360.6">
                <text:p>360.6</text:p>
              </table:table-cell>
              <table:table-cell office:value-type="float" office:value="1571.572876">
                <text:p>1571.572876</text:p>
              </table:table-cell>
              <table:table-cell office:value-type="float" office:value="1595.735474">
                <text:p>1595.735474</text:p>
              </table:table-cell>
              <table:table-cell office:value-type="float" office:value="1573.134155">
                <text:p>1573.134155</text:p>
              </table:table-cell>
              <table:table-cell office:value-type="float" office:value="1592.221313">
                <text:p>1592.221313</text:p>
              </table:table-cell>
            </table:table-row>
            <table:table-row>
              <table:table-cell office:value-type="float" office:value="360.8">
                <text:p>360.8</text:p>
              </table:table-cell>
              <table:table-cell office:value-type="float" office:value="1569.671509">
                <text:p>1569.671509</text:p>
              </table:table-cell>
              <table:table-cell office:value-type="float" office:value="1591.884644">
                <text:p>1591.884644</text:p>
              </table:table-cell>
              <table:table-cell office:value-type="float" office:value="1572.141479">
                <text:p>1572.141479</text:p>
              </table:table-cell>
              <table:table-cell office:value-type="float" office:value="1590.743286">
                <text:p>1590.743286</text:p>
              </table:table-cell>
            </table:table-row>
            <table:table-row>
              <table:table-cell office:value-type="float" office:value="361">
                <text:p>361</text:p>
              </table:table-cell>
              <table:table-cell office:value-type="float" office:value="1570.348755">
                <text:p>1570.348755</text:p>
              </table:table-cell>
              <table:table-cell office:value-type="float" office:value="1591.10498">
                <text:p>1591.10498</text:p>
              </table:table-cell>
              <table:table-cell office:value-type="float" office:value="1572.275391">
                <text:p>1572.275391</text:p>
              </table:table-cell>
              <table:table-cell office:value-type="float" office:value="1591.960693">
                <text:p>1591.960693</text:p>
              </table:table-cell>
            </table:table-row>
            <table:table-row>
              <table:table-cell office:value-type="float" office:value="361.2">
                <text:p>361.2</text:p>
              </table:table-cell>
              <table:table-cell office:value-type="float" office:value="1558.282959">
                <text:p>1558.282959</text:p>
              </table:table-cell>
              <table:table-cell office:value-type="float" office:value="1575.765015">
                <text:p>1575.765015</text:p>
              </table:table-cell>
              <table:table-cell office:value-type="float" office:value="1461.332764">
                <text:p>1461.332764</text:p>
              </table:table-cell>
              <table:table-cell office:value-type="float" office:value="1493.922729">
                <text:p>1493.922729</text:p>
              </table:table-cell>
            </table:table-row>
            <table:table-row>
              <table:table-cell office:value-type="float" office:value="361.4">
                <text:p>361.4</text:p>
              </table:table-cell>
              <table:table-cell office:value-type="float" office:value="1483.488037">
                <text:p>1483.488037</text:p>
              </table:table-cell>
              <table:table-cell office:value-type="float" office:value="1525.611816">
                <text:p>1525.611816</text:p>
              </table:table-cell>
              <table:table-cell office:value-type="float" office:value="1420.187012">
                <text:p>1420.187012</text:p>
              </table:table-cell>
              <table:table-cell office:value-type="float" office:value="1412.185913">
                <text:p>1412.185913</text:p>
              </table:table-cell>
            </table:table-row>
            <table:table-row>
              <table:table-cell office:value-type="float" office:value="361.6">
                <text:p>361.6</text:p>
              </table:table-cell>
              <table:table-cell office:value-type="float" office:value="1569.510132">
                <text:p>1569.510132</text:p>
              </table:table-cell>
              <table:table-cell office:value-type="float" office:value="1577.03125">
                <text:p>1577.03125</text:p>
              </table:table-cell>
              <table:table-cell office:value-type="float" office:value="1472.980713">
                <text:p>1472.980713</text:p>
              </table:table-cell>
              <table:table-cell office:value-type="float" office:value="1488.667114">
                <text:p>1488.667114</text:p>
              </table:table-cell>
            </table:table-row>
            <table:table-row>
              <table:table-cell office:value-type="float" office:value="361.8">
                <text:p>361.8</text:p>
              </table:table-cell>
              <table:table-cell office:value-type="float" office:value="1605.42749">
                <text:p>1605.42749</text:p>
              </table:table-cell>
              <table:table-cell office:value-type="float" office:value="1634.655151">
                <text:p>1634.655151</text:p>
              </table:table-cell>
              <table:table-cell office:value-type="float" office:value="1520.592163">
                <text:p>1520.592163</text:p>
              </table:table-cell>
              <table:table-cell office:value-type="float" office:value="1553.010254">
                <text:p>1553.010254</text:p>
              </table:table-cell>
            </table:table-row>
            <table:table-row>
              <table:table-cell office:value-type="float" office:value="362">
                <text:p>362</text:p>
              </table:table-cell>
              <table:table-cell office:value-type="float" office:value="1576.572632">
                <text:p>1576.572632</text:p>
              </table:table-cell>
              <table:table-cell office:value-type="float" office:value="1590.221069">
                <text:p>1590.221069</text:p>
              </table:table-cell>
              <table:table-cell office:value-type="float" office:value="1576.126343">
                <text:p>1576.126343</text:p>
              </table:table-cell>
              <table:table-cell office:value-type="float" office:value="1586.648315">
                <text:p>1586.648315</text:p>
              </table:table-cell>
            </table:table-row>
            <table:table-row>
              <table:table-cell office:value-type="float" office:value="362.2">
                <text:p>362.2</text:p>
              </table:table-cell>
              <table:table-cell office:value-type="float" office:value="1575.155762">
                <text:p>1575.155762</text:p>
              </table:table-cell>
              <table:table-cell office:value-type="float" office:value="1579.89209">
                <text:p>1579.89209</text:p>
              </table:table-cell>
              <table:table-cell office:value-type="float" office:value="1582.28125">
                <text:p>1582.28125</text:p>
              </table:table-cell>
              <table:table-cell office:value-type="float" office:value="1593.600098">
                <text:p>1593.600098</text:p>
              </table:table-cell>
            </table:table-row>
            <table:table-row>
              <table:table-cell office:value-type="float" office:value="362.4">
                <text:p>362.4</text:p>
              </table:table-cell>
              <table:table-cell office:value-type="float" office:value="1573.344604">
                <text:p>1573.344604</text:p>
              </table:table-cell>
              <table:table-cell office:value-type="float" office:value="1581.588501">
                <text:p>1581.588501</text:p>
              </table:table-cell>
              <table:table-cell office:value-type="float" office:value="1575.925537">
                <text:p>1575.925537</text:p>
              </table:table-cell>
              <table:table-cell office:value-type="float" office:value="1590.203491">
                <text:p>1590.203491</text:p>
              </table:table-cell>
            </table:table-row>
            <table:table-row>
              <table:table-cell office:value-type="float" office:value="362.6">
                <text:p>362.6</text:p>
              </table:table-cell>
              <table:table-cell office:value-type="float" office:value="1574.331299">
                <text:p>1574.331299</text:p>
              </table:table-cell>
              <table:table-cell office:value-type="float" office:value="1580.261108">
                <text:p>1580.261108</text:p>
              </table:table-cell>
              <table:table-cell office:value-type="float" office:value="1579.328857">
                <text:p>1579.328857</text:p>
              </table:table-cell>
              <table:table-cell office:value-type="float" office:value="1584.129517">
                <text:p>1584.129517</text:p>
              </table:table-cell>
            </table:table-row>
            <table:table-row>
              <table:table-cell office:value-type="float" office:value="362.8">
                <text:p>362.8</text:p>
              </table:table-cell>
              <table:table-cell office:value-type="float" office:value="1579.767822">
                <text:p>1579.767822</text:p>
              </table:table-cell>
              <table:table-cell office:value-type="float" office:value="1579.344116">
                <text:p>1579.344116</text:p>
              </table:table-cell>
              <table:table-cell office:value-type="float" office:value="1574.157593">
                <text:p>1574.157593</text:p>
              </table:table-cell>
              <table:table-cell office:value-type="float" office:value="1587.294922">
                <text:p>1587.294922</text:p>
              </table:table-cell>
            </table:table-row>
            <table:table-row>
              <table:table-cell office:value-type="float" office:value="363">
                <text:p>363</text:p>
              </table:table-cell>
              <table:table-cell office:value-type="float" office:value="1577.714966">
                <text:p>1577.714966</text:p>
              </table:table-cell>
              <table:table-cell office:value-type="float" office:value="1581.057251">
                <text:p>1581.057251</text:p>
              </table:table-cell>
              <table:table-cell office:value-type="float" office:value="1574.580933">
                <text:p>1574.580933</text:p>
              </table:table-cell>
              <table:table-cell office:value-type="float" office:value="1585.663086">
                <text:p>1585.663086</text:p>
              </table:table-cell>
            </table:table-row>
            <table:table-row>
              <table:table-cell office:value-type="float" office:value="363.2">
                <text:p>363.2</text:p>
              </table:table-cell>
              <table:table-cell office:value-type="float" office:value="1577.093018">
                <text:p>1577.093018</text:p>
              </table:table-cell>
              <table:table-cell office:value-type="float" office:value="1577.630615">
                <text:p>1577.630615</text:p>
              </table:table-cell>
              <table:table-cell office:value-type="float" office:value="1573.628174">
                <text:p>1573.628174</text:p>
              </table:table-cell>
              <table:table-cell office:value-type="float" office:value="1583.602783">
                <text:p>1583.602783</text:p>
              </table:table-cell>
            </table:table-row>
            <table:table-row>
              <table:table-cell office:value-type="float" office:value="363.4">
                <text:p>363.4</text:p>
              </table:table-cell>
              <table:table-cell office:value-type="float" office:value="1575.14209">
                <text:p>1575.14209</text:p>
              </table:table-cell>
              <table:table-cell office:value-type="float" office:value="1582.462769">
                <text:p>1582.462769</text:p>
              </table:table-cell>
              <table:table-cell office:value-type="float" office:value="1572.849609">
                <text:p>1572.849609</text:p>
              </table:table-cell>
              <table:table-cell office:value-type="float" office:value="1584.206543">
                <text:p>1584.206543</text:p>
              </table:table-cell>
            </table:table-row>
            <table:table-row>
              <table:table-cell office:value-type="float" office:value="363.6">
                <text:p>363.6</text:p>
              </table:table-cell>
              <table:table-cell office:value-type="float" office:value="1573.132568">
                <text:p>1573.132568</text:p>
              </table:table-cell>
              <table:table-cell office:value-type="float" office:value="1583.001709">
                <text:p>1583.001709</text:p>
              </table:table-cell>
              <table:table-cell office:value-type="float" office:value="1574.129272">
                <text:p>1574.129272</text:p>
              </table:table-cell>
              <table:table-cell office:value-type="float" office:value="1584.504761">
                <text:p>1584.504761</text:p>
              </table:table-cell>
            </table:table-row>
            <table:table-row>
              <table:table-cell office:value-type="float" office:value="363.8">
                <text:p>363.8</text:p>
              </table:table-cell>
              <table:table-cell office:value-type="float" office:value="1574.09729">
                <text:p>1574.09729</text:p>
              </table:table-cell>
              <table:table-cell office:value-type="float" office:value="1582.110107">
                <text:p>1582.110107</text:p>
              </table:table-cell>
              <table:table-cell office:value-type="float" office:value="1567.305664">
                <text:p>1567.305664</text:p>
              </table:table-cell>
              <table:table-cell office:value-type="float" office:value="1592.10083">
                <text:p>1592.10083</text:p>
              </table:table-cell>
            </table:table-row>
            <table:table-row>
              <table:table-cell office:value-type="float" office:value="364">
                <text:p>364</text:p>
              </table:table-cell>
              <table:table-cell office:value-type="float" office:value="1574.352783">
                <text:p>1574.352783</text:p>
              </table:table-cell>
              <table:table-cell office:value-type="float" office:value="1583.790405">
                <text:p>1583.790405</text:p>
              </table:table-cell>
              <table:table-cell office:value-type="float" office:value="1572.388672">
                <text:p>1572.388672</text:p>
              </table:table-cell>
              <table:table-cell office:value-type="float" office:value="1590.17981">
                <text:p>1590.17981</text:p>
              </table:table-cell>
            </table:table-row>
            <table:table-row>
              <table:table-cell office:value-type="float" office:value="364.2">
                <text:p>364.2</text:p>
              </table:table-cell>
              <table:table-cell office:value-type="float" office:value="1586.492432">
                <text:p>1586.492432</text:p>
              </table:table-cell>
              <table:table-cell office:value-type="float" office:value="1570.05188">
                <text:p>1570.05188</text:p>
              </table:table-cell>
              <table:table-cell office:value-type="float" office:value="1588.658203">
                <text:p>1588.658203</text:p>
              </table:table-cell>
              <table:table-cell office:value-type="float" office:value="1569.345703">
                <text:p>1569.345703</text:p>
              </table:table-cell>
            </table:table-row>
            <table:table-row>
              <table:table-cell office:value-type="float" office:value="364.4">
                <text:p>364.4</text:p>
              </table:table-cell>
              <table:table-cell office:value-type="float" office:value="1576.540161">
                <text:p>1576.540161</text:p>
              </table:table-cell>
              <table:table-cell office:value-type="float" office:value="1585.781738">
                <text:p>1585.781738</text:p>
              </table:table-cell>
              <table:table-cell office:value-type="float" office:value="1570.572266">
                <text:p>1570.572266</text:p>
              </table:table-cell>
              <table:table-cell office:value-type="float" office:value="1587.125732">
                <text:p>1587.125732</text:p>
              </table:table-cell>
            </table:table-row>
            <table:table-row>
              <table:table-cell office:value-type="float" office:value="364.6">
                <text:p>364.6</text:p>
              </table:table-cell>
              <table:table-cell office:value-type="float" office:value="1573.346069">
                <text:p>1573.346069</text:p>
              </table:table-cell>
              <table:table-cell office:value-type="float" office:value="1587.583862">
                <text:p>1587.583862</text:p>
              </table:table-cell>
              <table:table-cell office:value-type="float" office:value="1564.837646">
                <text:p>1564.837646</text:p>
              </table:table-cell>
              <table:table-cell office:value-type="float" office:value="1596.144897">
                <text:p>1596.144897</text:p>
              </table:table-cell>
            </table:table-row>
            <table:table-row>
              <table:table-cell office:value-type="float" office:value="364.8">
                <text:p>364.8</text:p>
              </table:table-cell>
              <table:table-cell office:value-type="float" office:value="1571.71936">
                <text:p>1571.71936</text:p>
              </table:table-cell>
              <table:table-cell office:value-type="float" office:value="1582.032471">
                <text:p>1582.032471</text:p>
              </table:table-cell>
              <table:table-cell office:value-type="float" office:value="1572.779297">
                <text:p>1572.779297</text:p>
              </table:table-cell>
              <table:table-cell office:value-type="float" office:value="1581.148315">
                <text:p>1581.148315</text:p>
              </table:table-cell>
            </table:table-row>
            <table:table-row>
              <table:table-cell office:value-type="float" office:value="365">
                <text:p>365</text:p>
              </table:table-cell>
              <table:table-cell office:value-type="float" office:value="1572.967041">
                <text:p>1572.967041</text:p>
              </table:table-cell>
              <table:table-cell office:value-type="float" office:value="1581.08606">
                <text:p>1581.08606</text:p>
              </table:table-cell>
              <table:table-cell office:value-type="float" office:value="1570.551392">
                <text:p>1570.551392</text:p>
              </table:table-cell>
              <table:table-cell office:value-type="float" office:value="1584.001709">
                <text:p>1584.001709</text:p>
              </table:table-cell>
            </table:table-row>
            <table:table-row>
              <table:table-cell office:value-type="float" office:value="365.2">
                <text:p>365.2</text:p>
              </table:table-cell>
              <table:table-cell office:value-type="float" office:value="1575.75354">
                <text:p>1575.75354</text:p>
              </table:table-cell>
              <table:table-cell office:value-type="float" office:value="1578.557983">
                <text:p>1578.557983</text:p>
              </table:table-cell>
              <table:table-cell office:value-type="float" office:value="1577.066895">
                <text:p>1577.066895</text:p>
              </table:table-cell>
              <table:table-cell office:value-type="float" office:value="1578.442139">
                <text:p>1578.442139</text:p>
              </table:table-cell>
            </table:table-row>
            <table:table-row>
              <table:table-cell office:value-type="float" office:value="365.4">
                <text:p>365.4</text:p>
              </table:table-cell>
              <table:table-cell office:value-type="float" office:value="1571.352783">
                <text:p>1571.352783</text:p>
              </table:table-cell>
              <table:table-cell office:value-type="float" office:value="1579.289795">
                <text:p>1579.289795</text:p>
              </table:table-cell>
              <table:table-cell office:value-type="float" office:value="1570.684448">
                <text:p>1570.684448</text:p>
              </table:table-cell>
              <table:table-cell office:value-type="float" office:value="1583.951416">
                <text:p>1583.951416</text:p>
              </table:table-cell>
            </table:table-row>
            <table:table-row>
              <table:table-cell office:value-type="float" office:value="365.6">
                <text:p>365.6</text:p>
              </table:table-cell>
              <table:table-cell office:value-type="float" office:value="1575.878784">
                <text:p>1575.878784</text:p>
              </table:table-cell>
              <table:table-cell office:value-type="float" office:value="1580.301514">
                <text:p>1580.301514</text:p>
              </table:table-cell>
              <table:table-cell office:value-type="float" office:value="1572.537964">
                <text:p>1572.537964</text:p>
              </table:table-cell>
              <table:table-cell office:value-type="float" office:value="1583.861938">
                <text:p>1583.861938</text:p>
              </table:table-cell>
            </table:table-row>
            <table:table-row>
              <table:table-cell office:value-type="float" office:value="365.8">
                <text:p>365.8</text:p>
              </table:table-cell>
              <table:table-cell office:value-type="float" office:value="1576.040894">
                <text:p>1576.040894</text:p>
              </table:table-cell>
              <table:table-cell office:value-type="float" office:value="1577.507812">
                <text:p>1577.507812</text:p>
              </table:table-cell>
              <table:table-cell office:value-type="float" office:value="1575.161011">
                <text:p>1575.161011</text:p>
              </table:table-cell>
              <table:table-cell office:value-type="float" office:value="1581.265259">
                <text:p>1581.265259</text:p>
              </table:table-cell>
            </table:table-row>
            <table:table-row>
              <table:table-cell office:value-type="float" office:value="366">
                <text:p>366</text:p>
              </table:table-cell>
              <table:table-cell office:value-type="float" office:value="1572.583374">
                <text:p>1572.583374</text:p>
              </table:table-cell>
              <table:table-cell office:value-type="float" office:value="1579.938477">
                <text:p>1579.938477</text:p>
              </table:table-cell>
              <table:table-cell office:value-type="float" office:value="1574.136108">
                <text:p>1574.136108</text:p>
              </table:table-cell>
              <table:table-cell office:value-type="float" office:value="1579.85376">
                <text:p>1579.85376</text:p>
              </table:table-cell>
            </table:table-row>
            <table:table-row>
              <table:table-cell office:value-type="float" office:value="366.2">
                <text:p>366.2</text:p>
              </table:table-cell>
              <table:table-cell office:value-type="float" office:value="1578.046631">
                <text:p>1578.046631</text:p>
              </table:table-cell>
              <table:table-cell office:value-type="float" office:value="1576.86853">
                <text:p>1576.86853</text:p>
              </table:table-cell>
              <table:table-cell office:value-type="float" office:value="1576.20752">
                <text:p>1576.20752</text:p>
              </table:table-cell>
              <table:table-cell office:value-type="float" office:value="1580.593262">
                <text:p>1580.593262</text:p>
              </table:table-cell>
            </table:table-row>
            <table:table-row>
              <table:table-cell office:value-type="float" office:value="366.4">
                <text:p>366.4</text:p>
              </table:table-cell>
              <table:table-cell office:value-type="float" office:value="1578.433105">
                <text:p>1578.433105</text:p>
              </table:table-cell>
              <table:table-cell office:value-type="float" office:value="1577.464478">
                <text:p>1577.464478</text:p>
              </table:table-cell>
              <table:table-cell office:value-type="float" office:value="1575.886719">
                <text:p>1575.886719</text:p>
              </table:table-cell>
              <table:table-cell office:value-type="float" office:value="1579.644165">
                <text:p>1579.644165</text:p>
              </table:table-cell>
            </table:table-row>
            <table:table-row>
              <table:table-cell office:value-type="float" office:value="366.6">
                <text:p>366.6</text:p>
              </table:table-cell>
              <table:table-cell office:value-type="float" office:value="1577.179321">
                <text:p>1577.179321</text:p>
              </table:table-cell>
              <table:table-cell office:value-type="float" office:value="1575.443359">
                <text:p>1575.443359</text:p>
              </table:table-cell>
              <table:table-cell office:value-type="float" office:value="1574.393555">
                <text:p>1574.393555</text:p>
              </table:table-cell>
              <table:table-cell office:value-type="float" office:value="1577.678833">
                <text:p>1577.678833</text:p>
              </table:table-cell>
            </table:table-row>
            <table:table-row>
              <table:table-cell office:value-type="float" office:value="366.8">
                <text:p>366.8</text:p>
              </table:table-cell>
              <table:table-cell office:value-type="float" office:value="1575.527344">
                <text:p>1575.527344</text:p>
              </table:table-cell>
              <table:table-cell office:value-type="float" office:value="1578.594849">
                <text:p>1578.594849</text:p>
              </table:table-cell>
              <table:table-cell office:value-type="float" office:value="1577.687256">
                <text:p>1577.687256</text:p>
              </table:table-cell>
              <table:table-cell office:value-type="float" office:value="1578.077881">
                <text:p>1578.077881</text:p>
              </table:table-cell>
            </table:table-row>
            <table:table-row>
              <table:table-cell office:value-type="float" office:value="367">
                <text:p>367</text:p>
              </table:table-cell>
              <table:table-cell office:value-type="float" office:value="1577.214966">
                <text:p>1577.214966</text:p>
              </table:table-cell>
              <table:table-cell office:value-type="float" office:value="1575.315918">
                <text:p>1575.315918</text:p>
              </table:table-cell>
              <table:table-cell office:value-type="float" office:value="1579.091064">
                <text:p>1579.091064</text:p>
              </table:table-cell>
              <table:table-cell office:value-type="float" office:value="1576.353394">
                <text:p>1576.353394</text:p>
              </table:table-cell>
            </table:table-row>
            <table:table-row>
              <table:table-cell office:value-type="float" office:value="367.2">
                <text:p>367.2</text:p>
              </table:table-cell>
              <table:table-cell office:value-type="float" office:value="1575.227661">
                <text:p>1575.227661</text:p>
              </table:table-cell>
              <table:table-cell office:value-type="float" office:value="1579.263062">
                <text:p>1579.263062</text:p>
              </table:table-cell>
              <table:table-cell office:value-type="float" office:value="1573.381348">
                <text:p>1573.381348</text:p>
              </table:table-cell>
              <table:table-cell office:value-type="float" office:value="1580.04187">
                <text:p>1580.04187</text:p>
              </table:table-cell>
            </table:table-row>
            <table:table-row>
              <table:table-cell office:value-type="float" office:value="367.4">
                <text:p>367.4</text:p>
              </table:table-cell>
              <table:table-cell office:value-type="float" office:value="1578.147705">
                <text:p>1578.147705</text:p>
              </table:table-cell>
              <table:table-cell office:value-type="float" office:value="1573.331665">
                <text:p>1573.331665</text:p>
              </table:table-cell>
              <table:table-cell office:value-type="float" office:value="1576.104736">
                <text:p>1576.104736</text:p>
              </table:table-cell>
              <table:table-cell office:value-type="float" office:value="1576.635864">
                <text:p>1576.635864</text:p>
              </table:table-cell>
            </table:table-row>
            <table:table-row>
              <table:table-cell office:value-type="float" office:value="367.6">
                <text:p>367.6</text:p>
              </table:table-cell>
              <table:table-cell office:value-type="float" office:value="1575.265137">
                <text:p>1575.265137</text:p>
              </table:table-cell>
              <table:table-cell office:value-type="float" office:value="1574.211304">
                <text:p>1574.211304</text:p>
              </table:table-cell>
              <table:table-cell office:value-type="float" office:value="1578.920288">
                <text:p>1578.920288</text:p>
              </table:table-cell>
              <table:table-cell office:value-type="float" office:value="1574.342041">
                <text:p>1574.342041</text:p>
              </table:table-cell>
            </table:table-row>
            <table:table-row>
              <table:table-cell office:value-type="float" office:value="367.8">
                <text:p>367.8</text:p>
              </table:table-cell>
              <table:table-cell office:value-type="float" office:value="1577.138916">
                <text:p>1577.138916</text:p>
              </table:table-cell>
              <table:table-cell office:value-type="float" office:value="1576.647217">
                <text:p>1576.647217</text:p>
              </table:table-cell>
              <table:table-cell office:value-type="float" office:value="1576.579102">
                <text:p>1576.579102</text:p>
              </table:table-cell>
              <table:table-cell office:value-type="float" office:value="1579.284912">
                <text:p>1579.284912</text:p>
              </table:table-cell>
            </table:table-row>
            <table:table-row>
              <table:table-cell office:value-type="float" office:value="368">
                <text:p>368</text:p>
              </table:table-cell>
              <table:table-cell office:value-type="float" office:value="1579.473877">
                <text:p>1579.473877</text:p>
              </table:table-cell>
              <table:table-cell office:value-type="float" office:value="1574.324341">
                <text:p>1574.324341</text:p>
              </table:table-cell>
              <table:table-cell office:value-type="float" office:value="1577.39856">
                <text:p>1577.39856</text:p>
              </table:table-cell>
              <table:table-cell office:value-type="float" office:value="1578.605103">
                <text:p>1578.605103</text:p>
              </table:table-cell>
            </table:table-row>
            <table:table-row>
              <table:table-cell office:value-type="float" office:value="368.2">
                <text:p>368.2</text:p>
              </table:table-cell>
              <table:table-cell office:value-type="float" office:value="1576.236694">
                <text:p>1576.236694</text:p>
              </table:table-cell>
              <table:table-cell office:value-type="float" office:value="1578.661621">
                <text:p>1578.661621</text:p>
              </table:table-cell>
              <table:table-cell office:value-type="float" office:value="1575.556152">
                <text:p>1575.556152</text:p>
              </table:table-cell>
              <table:table-cell office:value-type="float" office:value="1581.043701">
                <text:p>1581.043701</text:p>
              </table:table-cell>
            </table:table-row>
            <table:table-row>
              <table:table-cell office:value-type="float" office:value="368.4">
                <text:p>368.4</text:p>
              </table:table-cell>
              <table:table-cell office:value-type="float" office:value="1580.205811">
                <text:p>1580.205811</text:p>
              </table:table-cell>
              <table:table-cell office:value-type="float" office:value="1576.145996">
                <text:p>1576.145996</text:p>
              </table:table-cell>
              <table:table-cell office:value-type="float" office:value="1580.209106">
                <text:p>1580.209106</text:p>
              </table:table-cell>
              <table:table-cell office:value-type="float" office:value="1575.435059">
                <text:p>1575.435059</text:p>
              </table:table-cell>
            </table:table-row>
            <table:table-row>
              <table:table-cell office:value-type="float" office:value="368.6">
                <text:p>368.6</text:p>
              </table:table-cell>
              <table:table-cell office:value-type="float" office:value="1575.52356">
                <text:p>1575.52356</text:p>
              </table:table-cell>
              <table:table-cell office:value-type="float" office:value="1577.998047">
                <text:p>1577.998047</text:p>
              </table:table-cell>
              <table:table-cell office:value-type="float" office:value="1578.243774">
                <text:p>1578.243774</text:p>
              </table:table-cell>
              <table:table-cell office:value-type="float" office:value="1572.908081">
                <text:p>1572.908081</text:p>
              </table:table-cell>
            </table:table-row>
            <table:table-row>
              <table:table-cell office:value-type="float" office:value="368.8">
                <text:p>368.8</text:p>
              </table:table-cell>
              <table:table-cell office:value-type="float" office:value="1577.955933">
                <text:p>1577.955933</text:p>
              </table:table-cell>
              <table:table-cell office:value-type="float" office:value="1575.433838">
                <text:p>1575.433838</text:p>
              </table:table-cell>
              <table:table-cell office:value-type="float" office:value="1576.954468">
                <text:p>1576.954468</text:p>
              </table:table-cell>
              <table:table-cell office:value-type="float" office:value="1576.850342">
                <text:p>1576.850342</text:p>
              </table:table-cell>
            </table:table-row>
            <table:table-row>
              <table:table-cell office:value-type="float" office:value="369">
                <text:p>369</text:p>
              </table:table-cell>
              <table:table-cell office:value-type="float" office:value="1576.752686">
                <text:p>1576.752686</text:p>
              </table:table-cell>
              <table:table-cell office:value-type="float" office:value="1577.060181">
                <text:p>1577.060181</text:p>
              </table:table-cell>
              <table:table-cell office:value-type="float" office:value="1576.002319">
                <text:p>1576.002319</text:p>
              </table:table-cell>
              <table:table-cell office:value-type="float" office:value="1576.055786">
                <text:p>1576.055786</text:p>
              </table:table-cell>
            </table:table-row>
            <table:table-row>
              <table:table-cell office:value-type="float" office:value="369.2">
                <text:p>369.2</text:p>
              </table:table-cell>
              <table:table-cell office:value-type="float" office:value="1576.462769">
                <text:p>1576.462769</text:p>
              </table:table-cell>
              <table:table-cell office:value-type="float" office:value="1575.919556">
                <text:p>1575.919556</text:p>
              </table:table-cell>
              <table:table-cell office:value-type="float" office:value="1576.607666">
                <text:p>1576.607666</text:p>
              </table:table-cell>
              <table:table-cell office:value-type="float" office:value="1576.720825">
                <text:p>1576.720825</text:p>
              </table:table-cell>
            </table:table-row>
            <table:table-row>
              <table:table-cell office:value-type="float" office:value="369.4">
                <text:p>369.4</text:p>
              </table:table-cell>
              <table:table-cell office:value-type="float" office:value="1579.734009">
                <text:p>1579.734009</text:p>
              </table:table-cell>
              <table:table-cell office:value-type="float" office:value="1575.629028">
                <text:p>1575.629028</text:p>
              </table:table-cell>
              <table:table-cell office:value-type="float" office:value="1579.043579">
                <text:p>1579.043579</text:p>
              </table:table-cell>
              <table:table-cell office:value-type="float" office:value="1573.582764">
                <text:p>1573.582764</text:p>
              </table:table-cell>
            </table:table-row>
            <table:table-row>
              <table:table-cell office:value-type="float" office:value="369.6">
                <text:p>369.6</text:p>
              </table:table-cell>
              <table:table-cell office:value-type="float" office:value="1575.549316">
                <text:p>1575.549316</text:p>
              </table:table-cell>
              <table:table-cell office:value-type="float" office:value="1575.392334">
                <text:p>1575.392334</text:p>
              </table:table-cell>
              <table:table-cell office:value-type="float" office:value="1577.796875">
                <text:p>1577.796875</text:p>
              </table:table-cell>
              <table:table-cell office:value-type="float" office:value="1577.766968">
                <text:p>1577.766968</text:p>
              </table:table-cell>
            </table:table-row>
            <table:table-row>
              <table:table-cell office:value-type="float" office:value="369.8">
                <text:p>369.8</text:p>
              </table:table-cell>
              <table:table-cell office:value-type="float" office:value="1575.970093">
                <text:p>1575.970093</text:p>
              </table:table-cell>
              <table:table-cell office:value-type="float" office:value="1576.119629">
                <text:p>1576.119629</text:p>
              </table:table-cell>
              <table:table-cell office:value-type="float" office:value="1579.591919">
                <text:p>1579.591919</text:p>
              </table:table-cell>
              <table:table-cell office:value-type="float" office:value="1576.731445">
                <text:p>1576.731445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1578.967529">
                <text:p>1578.967529</text:p>
              </table:table-cell>
              <table:table-cell office:value-type="float" office:value="1573.281738">
                <text:p>1573.281738</text:p>
              </table:table-cell>
              <table:table-cell office:value-type="float" office:value="1582.554565">
                <text:p>1582.554565</text:p>
              </table:table-cell>
              <table:table-cell office:value-type="float" office:value="1572.177002">
                <text:p>1572.177002</text:p>
              </table:table-cell>
            </table:table-row>
            <table:table-row>
              <table:table-cell office:value-type="float" office:value="370.2">
                <text:p>370.2</text:p>
              </table:table-cell>
              <table:table-cell office:value-type="float" office:value="1574.580078">
                <text:p>1574.580078</text:p>
              </table:table-cell>
              <table:table-cell office:value-type="float" office:value="1576.840942">
                <text:p>1576.840942</text:p>
              </table:table-cell>
              <table:table-cell office:value-type="float" office:value="1577.926147">
                <text:p>1577.926147</text:p>
              </table:table-cell>
              <table:table-cell office:value-type="float" office:value="1576.4646">
                <text:p>1576.4646</text:p>
              </table:table-cell>
            </table:table-row>
            <table:table-row>
              <table:table-cell office:value-type="float" office:value="370.4">
                <text:p>370.4</text:p>
              </table:table-cell>
              <table:table-cell office:value-type="float" office:value="1576.664429">
                <text:p>1576.664429</text:p>
              </table:table-cell>
              <table:table-cell office:value-type="float" office:value="1577.273438">
                <text:p>1577.273438</text:p>
              </table:table-cell>
              <table:table-cell office:value-type="float" office:value="1576.71167">
                <text:p>1576.71167</text:p>
              </table:table-cell>
              <table:table-cell office:value-type="float" office:value="1577.119263">
                <text:p>1577.119263</text:p>
              </table:table-cell>
            </table:table-row>
            <table:table-row>
              <table:table-cell office:value-type="float" office:value="370.6">
                <text:p>370.6</text:p>
              </table:table-cell>
              <table:table-cell office:value-type="float" office:value="1580.48938">
                <text:p>1580.48938</text:p>
              </table:table-cell>
              <table:table-cell office:value-type="float" office:value="1576.946411">
                <text:p>1576.946411</text:p>
              </table:table-cell>
              <table:table-cell office:value-type="float" office:value="1577.681396">
                <text:p>1577.681396</text:p>
              </table:table-cell>
              <table:table-cell office:value-type="float" office:value="1576.528076">
                <text:p>1576.528076</text:p>
              </table:table-cell>
            </table:table-row>
            <table:table-row>
              <table:table-cell office:value-type="float" office:value="370.8">
                <text:p>370.8</text:p>
              </table:table-cell>
              <table:table-cell office:value-type="float" office:value="1575.772217">
                <text:p>1575.772217</text:p>
              </table:table-cell>
              <table:table-cell office:value-type="float" office:value="1576.590332">
                <text:p>1576.590332</text:p>
              </table:table-cell>
              <table:table-cell office:value-type="float" office:value="1578.202271">
                <text:p>1578.202271</text:p>
              </table:table-cell>
              <table:table-cell office:value-type="float" office:value="1572.98999">
                <text:p>1572.98999</text:p>
              </table:table-cell>
            </table:table-row>
            <table:table-row>
              <table:table-cell office:value-type="float" office:value="371">
                <text:p>371</text:p>
              </table:table-cell>
              <table:table-cell office:value-type="float" office:value="1578.781128">
                <text:p>1578.781128</text:p>
              </table:table-cell>
              <table:table-cell office:value-type="float" office:value="1576.094604">
                <text:p>1576.094604</text:p>
              </table:table-cell>
              <table:table-cell office:value-type="float" office:value="1575.446777">
                <text:p>1575.446777</text:p>
              </table:table-cell>
              <table:table-cell office:value-type="float" office:value="1577.910034">
                <text:p>1577.910034</text:p>
              </table:table-cell>
            </table:table-row>
            <table:table-row>
              <table:table-cell office:value-type="float" office:value="371.2">
                <text:p>371.2</text:p>
              </table:table-cell>
              <table:table-cell office:value-type="float" office:value="1577.703369">
                <text:p>1577.703369</text:p>
              </table:table-cell>
              <table:table-cell office:value-type="float" office:value="1576.588623">
                <text:p>1576.588623</text:p>
              </table:table-cell>
              <table:table-cell office:value-type="float" office:value="1578.260132">
                <text:p>1578.260132</text:p>
              </table:table-cell>
              <table:table-cell office:value-type="float" office:value="1574.240356">
                <text:p>1574.240356</text:p>
              </table:table-cell>
            </table:table-row>
            <table:table-row>
              <table:table-cell office:value-type="float" office:value="371.4">
                <text:p>371.4</text:p>
              </table:table-cell>
              <table:table-cell office:value-type="float" office:value="1575.040649">
                <text:p>1575.040649</text:p>
              </table:table-cell>
              <table:table-cell office:value-type="float" office:value="1576.803345">
                <text:p>1576.803345</text:p>
              </table:table-cell>
              <table:table-cell office:value-type="float" office:value="1575.456177">
                <text:p>1575.456177</text:p>
              </table:table-cell>
              <table:table-cell office:value-type="float" office:value="1577.920532">
                <text:p>1577.920532</text:p>
              </table:table-cell>
            </table:table-row>
            <table:table-row>
              <table:table-cell office:value-type="float" office:value="371.6">
                <text:p>371.6</text:p>
              </table:table-cell>
              <table:table-cell office:value-type="float" office:value="1575.640625">
                <text:p>1575.640625</text:p>
              </table:table-cell>
              <table:table-cell office:value-type="float" office:value="1576.158447">
                <text:p>1576.158447</text:p>
              </table:table-cell>
              <table:table-cell office:value-type="float" office:value="1577.262329">
                <text:p>1577.262329</text:p>
              </table:table-cell>
              <table:table-cell office:value-type="float" office:value="1573.838867">
                <text:p>1573.838867</text:p>
              </table:table-cell>
            </table:table-row>
            <table:table-row>
              <table:table-cell office:value-type="float" office:value="371.8">
                <text:p>371.8</text:p>
              </table:table-cell>
              <table:table-cell office:value-type="float" office:value="1579.24353">
                <text:p>1579.24353</text:p>
              </table:table-cell>
              <table:table-cell office:value-type="float" office:value="1572.231201">
                <text:p>1572.231201</text:p>
              </table:table-cell>
              <table:table-cell office:value-type="float" office:value="1579.324707">
                <text:p>1579.324707</text:p>
              </table:table-cell>
              <table:table-cell office:value-type="float" office:value="1577.833374">
                <text:p>1577.833374</text:p>
              </table:table-cell>
            </table:table-row>
            <table:table-row>
              <table:table-cell office:value-type="float" office:value="372">
                <text:p>372</text:p>
              </table:table-cell>
              <table:table-cell office:value-type="float" office:value="1579.032715">
                <text:p>1579.032715</text:p>
              </table:table-cell>
              <table:table-cell office:value-type="float" office:value="1574.506348">
                <text:p>1574.506348</text:p>
              </table:table-cell>
              <table:table-cell office:value-type="float" office:value="1579.686646">
                <text:p>1579.686646</text:p>
              </table:table-cell>
              <table:table-cell office:value-type="float" office:value="1574.986572">
                <text:p>1574.986572</text:p>
              </table:table-cell>
            </table:table-row>
            <table:table-row>
              <table:table-cell office:value-type="float" office:value="372.2">
                <text:p>372.2</text:p>
              </table:table-cell>
              <table:table-cell office:value-type="float" office:value="1577.329346">
                <text:p>1577.329346</text:p>
              </table:table-cell>
              <table:table-cell office:value-type="float" office:value="1574.415527">
                <text:p>1574.415527</text:p>
              </table:table-cell>
              <table:table-cell office:value-type="float" office:value="1578.09021">
                <text:p>1578.09021</text:p>
              </table:table-cell>
              <table:table-cell office:value-type="float" office:value="1574.587158">
                <text:p>1574.587158</text:p>
              </table:table-cell>
            </table:table-row>
            <table:table-row>
              <table:table-cell office:value-type="float" office:value="372.4">
                <text:p>372.4</text:p>
              </table:table-cell>
              <table:table-cell office:value-type="float" office:value="1577.988281">
                <text:p>1577.988281</text:p>
              </table:table-cell>
              <table:table-cell office:value-type="float" office:value="1572.397095">
                <text:p>1572.397095</text:p>
              </table:table-cell>
              <table:table-cell office:value-type="float" office:value="1575.131836">
                <text:p>1575.131836</text:p>
              </table:table-cell>
              <table:table-cell office:value-type="float" office:value="1573.871338">
                <text:p>1573.871338</text:p>
              </table:table-cell>
            </table:table-row>
            <table:table-row>
              <table:table-cell office:value-type="float" office:value="372.6">
                <text:p>372.6</text:p>
              </table:table-cell>
              <table:table-cell office:value-type="float" office:value="1577.612061">
                <text:p>1577.612061</text:p>
              </table:table-cell>
              <table:table-cell office:value-type="float" office:value="1577.231201">
                <text:p>1577.231201</text:p>
              </table:table-cell>
              <table:table-cell office:value-type="float" office:value="1579.028198">
                <text:p>1579.028198</text:p>
              </table:table-cell>
              <table:table-cell office:value-type="float" office:value="1573.495361">
                <text:p>1573.495361</text:p>
              </table:table-cell>
            </table:table-row>
            <table:table-row>
              <table:table-cell office:value-type="float" office:value="372.8">
                <text:p>372.8</text:p>
              </table:table-cell>
              <table:table-cell office:value-type="float" office:value="1577.101807">
                <text:p>1577.101807</text:p>
              </table:table-cell>
              <table:table-cell office:value-type="float" office:value="1575.085815">
                <text:p>1575.085815</text:p>
              </table:table-cell>
              <table:table-cell office:value-type="float" office:value="1577.221069">
                <text:p>1577.221069</text:p>
              </table:table-cell>
              <table:table-cell office:value-type="float" office:value="1573.309326">
                <text:p>1573.309326</text:p>
              </table:table-cell>
            </table:table-row>
            <table:table-row>
              <table:table-cell office:value-type="float" office:value="373">
                <text:p>373</text:p>
              </table:table-cell>
              <table:table-cell office:value-type="float" office:value="1575.316528">
                <text:p>1575.316528</text:p>
              </table:table-cell>
              <table:table-cell office:value-type="float" office:value="1578.906006">
                <text:p>1578.906006</text:p>
              </table:table-cell>
              <table:table-cell office:value-type="float" office:value="1575.918091">
                <text:p>1575.918091</text:p>
              </table:table-cell>
              <table:table-cell office:value-type="float" office:value="1574.672241">
                <text:p>1574.672241</text:p>
              </table:table-cell>
            </table:table-row>
            <table:table-row>
              <table:table-cell office:value-type="float" office:value="373.2">
                <text:p>373.2</text:p>
              </table:table-cell>
              <table:table-cell office:value-type="float" office:value="1578.30542">
                <text:p>1578.30542</text:p>
              </table:table-cell>
              <table:table-cell office:value-type="float" office:value="1575.731079">
                <text:p>1575.731079</text:p>
              </table:table-cell>
              <table:table-cell office:value-type="float" office:value="1577.849854">
                <text:p>1577.849854</text:p>
              </table:table-cell>
              <table:table-cell office:value-type="float" office:value="1576.437012">
                <text:p>1576.437012</text:p>
              </table:table-cell>
            </table:table-row>
            <table:table-row>
              <table:table-cell office:value-type="float" office:value="373.4">
                <text:p>373.4</text:p>
              </table:table-cell>
              <table:table-cell office:value-type="float" office:value="1579.026489">
                <text:p>1579.026489</text:p>
              </table:table-cell>
              <table:table-cell office:value-type="float" office:value="1575.471924">
                <text:p>1575.471924</text:p>
              </table:table-cell>
              <table:table-cell office:value-type="float" office:value="1576.17334">
                <text:p>1576.17334</text:p>
              </table:table-cell>
              <table:table-cell office:value-type="float" office:value="1577.170166">
                <text:p>1577.170166</text:p>
              </table:table-cell>
            </table:table-row>
            <table:table-row>
              <table:table-cell office:value-type="float" office:value="373.6">
                <text:p>373.6</text:p>
              </table:table-cell>
              <table:table-cell office:value-type="float" office:value="1579.068359">
                <text:p>1579.068359</text:p>
              </table:table-cell>
              <table:table-cell office:value-type="float" office:value="1574.497925">
                <text:p>1574.497925</text:p>
              </table:table-cell>
              <table:table-cell office:value-type="float" office:value="1578.616089">
                <text:p>1578.616089</text:p>
              </table:table-cell>
              <table:table-cell office:value-type="float" office:value="1573.665405">
                <text:p>1573.665405</text:p>
              </table:table-cell>
            </table:table-row>
            <table:table-row>
              <table:table-cell office:value-type="float" office:value="373.8">
                <text:p>373.8</text:p>
              </table:table-cell>
              <table:table-cell office:value-type="float" office:value="1578.317383">
                <text:p>1578.317383</text:p>
              </table:table-cell>
              <table:table-cell office:value-type="float" office:value="1572.609131">
                <text:p>1572.609131</text:p>
              </table:table-cell>
              <table:table-cell office:value-type="float" office:value="1576.987183">
                <text:p>1576.987183</text:p>
              </table:table-cell>
              <table:table-cell office:value-type="float" office:value="1574.547241">
                <text:p>1574.547241</text:p>
              </table:table-cell>
            </table:table-row>
            <table:table-row>
              <table:table-cell office:value-type="float" office:value="374">
                <text:p>374</text:p>
              </table:table-cell>
              <table:table-cell office:value-type="float" office:value="1577.963867">
                <text:p>1577.963867</text:p>
              </table:table-cell>
              <table:table-cell office:value-type="float" office:value="1575.108887">
                <text:p>1575.108887</text:p>
              </table:table-cell>
              <table:table-cell office:value-type="float" office:value="1580.637939">
                <text:p>1580.637939</text:p>
              </table:table-cell>
              <table:table-cell office:value-type="float" office:value="1575.787964">
                <text:p>1575.787964</text:p>
              </table:table-cell>
            </table:table-row>
            <table:table-row>
              <table:table-cell office:value-type="float" office:value="374.2">
                <text:p>374.2</text:p>
              </table:table-cell>
              <table:table-cell office:value-type="float" office:value="1576.611328">
                <text:p>1576.611328</text:p>
              </table:table-cell>
              <table:table-cell office:value-type="float" office:value="1575.239258">
                <text:p>1575.239258</text:p>
              </table:table-cell>
              <table:table-cell office:value-type="float" office:value="1576.535034">
                <text:p>1576.535034</text:p>
              </table:table-cell>
              <table:table-cell office:value-type="float" office:value="1575.684814">
                <text:p>1575.684814</text:p>
              </table:table-cell>
            </table:table-row>
            <table:table-row>
              <table:table-cell office:value-type="float" office:value="374.4">
                <text:p>374.4</text:p>
              </table:table-cell>
              <table:table-cell office:value-type="float" office:value="1576.622437">
                <text:p>1576.622437</text:p>
              </table:table-cell>
              <table:table-cell office:value-type="float" office:value="1576.38855">
                <text:p>1576.38855</text:p>
              </table:table-cell>
              <table:table-cell office:value-type="float" office:value="1575.051636">
                <text:p>1575.051636</text:p>
              </table:table-cell>
              <table:table-cell office:value-type="float" office:value="1576.081299">
                <text:p>1576.081299</text:p>
              </table:table-cell>
            </table:table-row>
            <table:table-row>
              <table:table-cell office:value-type="float" office:value="374.6">
                <text:p>374.6</text:p>
              </table:table-cell>
              <table:table-cell office:value-type="float" office:value="1577.984619">
                <text:p>1577.984619</text:p>
              </table:table-cell>
              <table:table-cell office:value-type="float" office:value="1572.191162">
                <text:p>1572.191162</text:p>
              </table:table-cell>
              <table:table-cell office:value-type="float" office:value="1577.235352">
                <text:p>1577.235352</text:p>
              </table:table-cell>
              <table:table-cell office:value-type="float" office:value="1576.021118">
                <text:p>1576.021118</text:p>
              </table:table-cell>
            </table:table-row>
            <table:table-row>
              <table:table-cell office:value-type="float" office:value="374.8">
                <text:p>374.8</text:p>
              </table:table-cell>
              <table:table-cell office:value-type="float" office:value="1577.045654">
                <text:p>1577.045654</text:p>
              </table:table-cell>
              <table:table-cell office:value-type="float" office:value="1572.092896">
                <text:p>1572.092896</text:p>
              </table:table-cell>
              <table:table-cell office:value-type="float" office:value="1575.398193">
                <text:p>1575.398193</text:p>
              </table:table-cell>
              <table:table-cell office:value-type="float" office:value="1575.438721">
                <text:p>1575.438721</text:p>
              </table:table-cell>
            </table:table-row>
            <table:table-row>
              <table:table-cell office:value-type="float" office:value="375">
                <text:p>375</text:p>
              </table:table-cell>
              <table:table-cell office:value-type="float" office:value="1579.213135">
                <text:p>1579.213135</text:p>
              </table:table-cell>
              <table:table-cell office:value-type="float" office:value="1574.252197">
                <text:p>1574.252197</text:p>
              </table:table-cell>
              <table:table-cell office:value-type="float" office:value="1578.303467">
                <text:p>1578.303467</text:p>
              </table:table-cell>
              <table:table-cell office:value-type="float" office:value="1573.643311">
                <text:p>1573.643311</text:p>
              </table:table-cell>
            </table:table-row>
            <table:table-row>
              <table:table-cell office:value-type="float" office:value="375.2">
                <text:p>375.2</text:p>
              </table:table-cell>
              <table:table-cell office:value-type="float" office:value="1577.121582">
                <text:p>1577.121582</text:p>
              </table:table-cell>
              <table:table-cell office:value-type="float" office:value="1576.775269">
                <text:p>1576.775269</text:p>
              </table:table-cell>
              <table:table-cell office:value-type="float" office:value="1577.591919">
                <text:p>1577.591919</text:p>
              </table:table-cell>
              <table:table-cell office:value-type="float" office:value="1576.31189">
                <text:p>1576.31189</text:p>
              </table:table-cell>
            </table:table-row>
            <table:table-row>
              <table:table-cell office:value-type="float" office:value="375.4">
                <text:p>375.4</text:p>
              </table:table-cell>
              <table:table-cell office:value-type="float" office:value="1576.67981">
                <text:p>1576.67981</text:p>
              </table:table-cell>
              <table:table-cell office:value-type="float" office:value="1576.193848">
                <text:p>1576.193848</text:p>
              </table:table-cell>
              <table:table-cell office:value-type="float" office:value="1575.536377">
                <text:p>1575.536377</text:p>
              </table:table-cell>
              <table:table-cell office:value-type="float" office:value="1573.777344">
                <text:p>1573.777344</text:p>
              </table:table-cell>
            </table:table-row>
            <table:table-row>
              <table:table-cell office:value-type="float" office:value="375.6">
                <text:p>375.6</text:p>
              </table:table-cell>
              <table:table-cell office:value-type="float" office:value="1577.087646">
                <text:p>1577.087646</text:p>
              </table:table-cell>
              <table:table-cell office:value-type="float" office:value="1573.548706">
                <text:p>1573.548706</text:p>
              </table:table-cell>
              <table:table-cell office:value-type="float" office:value="1577.810791">
                <text:p>1577.810791</text:p>
              </table:table-cell>
              <table:table-cell office:value-type="float" office:value="1572.675415">
                <text:p>1572.675415</text:p>
              </table:table-cell>
            </table:table-row>
            <table:table-row>
              <table:table-cell office:value-type="float" office:value="375.8">
                <text:p>375.8</text:p>
              </table:table-cell>
              <table:table-cell office:value-type="float" office:value="1576.78125">
                <text:p>1576.78125</text:p>
              </table:table-cell>
              <table:table-cell office:value-type="float" office:value="1575.813477">
                <text:p>1575.813477</text:p>
              </table:table-cell>
              <table:table-cell office:value-type="float" office:value="1577.790283">
                <text:p>1577.790283</text:p>
              </table:table-cell>
              <table:table-cell office:value-type="float" office:value="1575.251831">
                <text:p>1575.251831</text:p>
              </table:table-cell>
            </table:table-row>
            <table:table-row>
              <table:table-cell office:value-type="float" office:value="376">
                <text:p>376</text:p>
              </table:table-cell>
              <table:table-cell office:value-type="float" office:value="1576.061646">
                <text:p>1576.061646</text:p>
              </table:table-cell>
              <table:table-cell office:value-type="float" office:value="1574.328857">
                <text:p>1574.328857</text:p>
              </table:table-cell>
              <table:table-cell office:value-type="float" office:value="1577.904297">
                <text:p>1577.904297</text:p>
              </table:table-cell>
              <table:table-cell office:value-type="float" office:value="1572.734131">
                <text:p>1572.734131</text:p>
              </table:table-cell>
            </table:table-row>
            <table:table-row>
              <table:table-cell office:value-type="float" office:value="376.2">
                <text:p>376.2</text:p>
              </table:table-cell>
              <table:table-cell office:value-type="float" office:value="1575.088623">
                <text:p>1575.088623</text:p>
              </table:table-cell>
              <table:table-cell office:value-type="float" office:value="1577.77124">
                <text:p>1577.77124</text:p>
              </table:table-cell>
              <table:table-cell office:value-type="float" office:value="1575.813477">
                <text:p>1575.813477</text:p>
              </table:table-cell>
              <table:table-cell office:value-type="float" office:value="1579.142456">
                <text:p>1579.142456</text:p>
              </table:table-cell>
            </table:table-row>
            <table:table-row>
              <table:table-cell office:value-type="float" office:value="376.4">
                <text:p>376.4</text:p>
              </table:table-cell>
              <table:table-cell office:value-type="float" office:value="1575.790527">
                <text:p>1575.790527</text:p>
              </table:table-cell>
              <table:table-cell office:value-type="float" office:value="1578.807617">
                <text:p>1578.807617</text:p>
              </table:table-cell>
              <table:table-cell office:value-type="float" office:value="1576.377197">
                <text:p>1576.377197</text:p>
              </table:table-cell>
              <table:table-cell office:value-type="float" office:value="1574.430664">
                <text:p>1574.430664</text:p>
              </table:table-cell>
            </table:table-row>
            <table:table-row>
              <table:table-cell office:value-type="float" office:value="376.6">
                <text:p>376.6</text:p>
              </table:table-cell>
              <table:table-cell office:value-type="float" office:value="1576.242676">
                <text:p>1576.242676</text:p>
              </table:table-cell>
              <table:table-cell office:value-type="float" office:value="1577.195679">
                <text:p>1577.195679</text:p>
              </table:table-cell>
              <table:table-cell office:value-type="float" office:value="1576.209717">
                <text:p>1576.209717</text:p>
              </table:table-cell>
              <table:table-cell office:value-type="float" office:value="1576.282471">
                <text:p>1576.282471</text:p>
              </table:table-cell>
            </table:table-row>
            <table:table-row>
              <table:table-cell office:value-type="float" office:value="376.8">
                <text:p>376.8</text:p>
              </table:table-cell>
              <table:table-cell office:value-type="float" office:value="1577.685303">
                <text:p>1577.685303</text:p>
              </table:table-cell>
              <table:table-cell office:value-type="float" office:value="1575.287231">
                <text:p>1575.287231</text:p>
              </table:table-cell>
              <table:table-cell office:value-type="float" office:value="1577.360229">
                <text:p>1577.360229</text:p>
              </table:table-cell>
              <table:table-cell office:value-type="float" office:value="1577.222656">
                <text:p>1577.222656</text:p>
              </table:table-cell>
            </table:table-row>
            <table:table-row>
              <table:table-cell office:value-type="float" office:value="377">
                <text:p>377</text:p>
              </table:table-cell>
              <table:table-cell office:value-type="float" office:value="1577.994629">
                <text:p>1577.994629</text:p>
              </table:table-cell>
              <table:table-cell office:value-type="float" office:value="1576.560425">
                <text:p>1576.560425</text:p>
              </table:table-cell>
              <table:table-cell office:value-type="float" office:value="1576.905884">
                <text:p>1576.905884</text:p>
              </table:table-cell>
              <table:table-cell office:value-type="float" office:value="1576.008057">
                <text:p>1576.008057</text:p>
              </table:table-cell>
            </table:table-row>
            <table:table-row>
              <table:table-cell office:value-type="float" office:value="377.2">
                <text:p>377.2</text:p>
              </table:table-cell>
              <table:table-cell office:value-type="float" office:value="1573.723022">
                <text:p>1573.723022</text:p>
              </table:table-cell>
              <table:table-cell office:value-type="float" office:value="1579.634277">
                <text:p>1579.634277</text:p>
              </table:table-cell>
              <table:table-cell office:value-type="float" office:value="1575.848511">
                <text:p>1575.848511</text:p>
              </table:table-cell>
              <table:table-cell office:value-type="float" office:value="1575.879395">
                <text:p>1575.879395</text:p>
              </table:table-cell>
            </table:table-row>
            <table:table-row>
              <table:table-cell office:value-type="float" office:value="377.4">
                <text:p>377.4</text:p>
              </table:table-cell>
              <table:table-cell office:value-type="float" office:value="1574.64917">
                <text:p>1574.64917</text:p>
              </table:table-cell>
              <table:table-cell office:value-type="float" office:value="1578.121582">
                <text:p>1578.121582</text:p>
              </table:table-cell>
              <table:table-cell office:value-type="float" office:value="1577.052734">
                <text:p>1577.052734</text:p>
              </table:table-cell>
              <table:table-cell office:value-type="float" office:value="1576.392212">
                <text:p>1576.392212</text:p>
              </table:table-cell>
            </table:table-row>
            <table:table-row>
              <table:table-cell office:value-type="float" office:value="377.6">
                <text:p>377.6</text:p>
              </table:table-cell>
              <table:table-cell office:value-type="float" office:value="1575.356934">
                <text:p>1575.356934</text:p>
              </table:table-cell>
              <table:table-cell office:value-type="float" office:value="1574.643188">
                <text:p>1574.643188</text:p>
              </table:table-cell>
              <table:table-cell office:value-type="float" office:value="1573.259766">
                <text:p>1573.259766</text:p>
              </table:table-cell>
              <table:table-cell office:value-type="float" office:value="1577.949219">
                <text:p>1577.949219</text:p>
              </table:table-cell>
            </table:table-row>
            <table:table-row>
              <table:table-cell office:value-type="float" office:value="377.8">
                <text:p>377.8</text:p>
              </table:table-cell>
              <table:table-cell office:value-type="float" office:value="1577.111694">
                <text:p>1577.111694</text:p>
              </table:table-cell>
              <table:table-cell office:value-type="float" office:value="1576.251709">
                <text:p>1576.251709</text:p>
              </table:table-cell>
              <table:table-cell office:value-type="float" office:value="1578.116211">
                <text:p>1578.116211</text:p>
              </table:table-cell>
              <table:table-cell office:value-type="float" office:value="1574.813843">
                <text:p>1574.813843</text:p>
              </table:table-cell>
            </table:table-row>
            <table:table-row>
              <table:table-cell office:value-type="float" office:value="378">
                <text:p>378</text:p>
              </table:table-cell>
              <table:table-cell office:value-type="float" office:value="1575.381592">
                <text:p>1575.381592</text:p>
              </table:table-cell>
              <table:table-cell office:value-type="float" office:value="1576.576782">
                <text:p>1576.576782</text:p>
              </table:table-cell>
              <table:table-cell office:value-type="float" office:value="1580.844727">
                <text:p>1580.844727</text:p>
              </table:table-cell>
              <table:table-cell office:value-type="float" office:value="1574.494385">
                <text:p>1574.494385</text:p>
              </table:table-cell>
            </table:table-row>
            <table:table-row>
              <table:table-cell office:value-type="float" office:value="378.2">
                <text:p>378.2</text:p>
              </table:table-cell>
              <table:table-cell office:value-type="float" office:value="1573.734375">
                <text:p>1573.734375</text:p>
              </table:table-cell>
              <table:table-cell office:value-type="float" office:value="1579.293457">
                <text:p>1579.293457</text:p>
              </table:table-cell>
              <table:table-cell office:value-type="float" office:value="1574.497559">
                <text:p>1574.497559</text:p>
              </table:table-cell>
              <table:table-cell office:value-type="float" office:value="1579.411865">
                <text:p>1579.411865</text:p>
              </table:table-cell>
            </table:table-row>
            <table:table-row>
              <table:table-cell office:value-type="float" office:value="378.4">
                <text:p>378.4</text:p>
              </table:table-cell>
              <table:table-cell office:value-type="float" office:value="1577.768188">
                <text:p>1577.768188</text:p>
              </table:table-cell>
              <table:table-cell office:value-type="float" office:value="1577.753662">
                <text:p>1577.753662</text:p>
              </table:table-cell>
              <table:table-cell office:value-type="float" office:value="1575.141113">
                <text:p>1575.141113</text:p>
              </table:table-cell>
              <table:table-cell office:value-type="float" office:value="1579.295776">
                <text:p>1579.295776</text:p>
              </table:table-cell>
            </table:table-row>
            <table:table-row>
              <table:table-cell office:value-type="float" office:value="378.6">
                <text:p>378.6</text:p>
              </table:table-cell>
              <table:table-cell office:value-type="float" office:value="1579.443237">
                <text:p>1579.443237</text:p>
              </table:table-cell>
              <table:table-cell office:value-type="float" office:value="1576.123779">
                <text:p>1576.123779</text:p>
              </table:table-cell>
              <table:table-cell office:value-type="float" office:value="1576.535278">
                <text:p>1576.535278</text:p>
              </table:table-cell>
              <table:table-cell office:value-type="float" office:value="1575.93689">
                <text:p>1575.93689</text:p>
              </table:table-cell>
            </table:table-row>
            <table:table-row>
              <table:table-cell office:value-type="float" office:value="378.8">
                <text:p>378.8</text:p>
              </table:table-cell>
              <table:table-cell office:value-type="float" office:value="1578.285645">
                <text:p>1578.285645</text:p>
              </table:table-cell>
              <table:table-cell office:value-type="float" office:value="1579.815063">
                <text:p>1579.815063</text:p>
              </table:table-cell>
              <table:table-cell office:value-type="float" office:value="1576.973267">
                <text:p>1576.973267</text:p>
              </table:table-cell>
              <table:table-cell office:value-type="float" office:value="1577.582275">
                <text:p>1577.582275</text:p>
              </table:table-cell>
            </table:table-row>
            <table:table-row>
              <table:table-cell office:value-type="float" office:value="379">
                <text:p>379</text:p>
              </table:table-cell>
              <table:table-cell office:value-type="float" office:value="1574.78064">
                <text:p>1574.78064</text:p>
              </table:table-cell>
              <table:table-cell office:value-type="float" office:value="1578.147949">
                <text:p>1578.147949</text:p>
              </table:table-cell>
              <table:table-cell office:value-type="float" office:value="1578.513916">
                <text:p>1578.513916</text:p>
              </table:table-cell>
              <table:table-cell office:value-type="float" office:value="1577.50354">
                <text:p>1577.50354</text:p>
              </table:table-cell>
            </table:table-row>
            <table:table-row>
              <table:table-cell office:value-type="float" office:value="379.2">
                <text:p>379.2</text:p>
              </table:table-cell>
              <table:table-cell office:value-type="float" office:value="1578.11499">
                <text:p>1578.11499</text:p>
              </table:table-cell>
              <table:table-cell office:value-type="float" office:value="1576.067139">
                <text:p>1576.067139</text:p>
              </table:table-cell>
              <table:table-cell office:value-type="float" office:value="1577.520142">
                <text:p>1577.520142</text:p>
              </table:table-cell>
              <table:table-cell office:value-type="float" office:value="1575.411621">
                <text:p>1575.411621</text:p>
              </table:table-cell>
            </table:table-row>
            <table:table-row>
              <table:table-cell office:value-type="float" office:value="379.4">
                <text:p>379.4</text:p>
              </table:table-cell>
              <table:table-cell office:value-type="float" office:value="1576.361694">
                <text:p>1576.361694</text:p>
              </table:table-cell>
              <table:table-cell office:value-type="float" office:value="1577.733154">
                <text:p>1577.733154</text:p>
              </table:table-cell>
              <table:table-cell office:value-type="float" office:value="1578.414307">
                <text:p>1578.414307</text:p>
              </table:table-cell>
              <table:table-cell office:value-type="float" office:value="1577.815063">
                <text:p>1577.815063</text:p>
              </table:table-cell>
            </table:table-row>
            <table:table-row>
              <table:table-cell office:value-type="float" office:value="379.6">
                <text:p>379.6</text:p>
              </table:table-cell>
              <table:table-cell office:value-type="float" office:value="1575.63855">
                <text:p>1575.63855</text:p>
              </table:table-cell>
              <table:table-cell office:value-type="float" office:value="1578.278442">
                <text:p>1578.278442</text:p>
              </table:table-cell>
              <table:table-cell office:value-type="float" office:value="1575.41272">
                <text:p>1575.41272</text:p>
              </table:table-cell>
              <table:table-cell office:value-type="float" office:value="1576.658081">
                <text:p>1576.658081</text:p>
              </table:table-cell>
            </table:table-row>
            <table:table-row>
              <table:table-cell office:value-type="float" office:value="379.8">
                <text:p>379.8</text:p>
              </table:table-cell>
              <table:table-cell office:value-type="float" office:value="1579.668457">
                <text:p>1579.668457</text:p>
              </table:table-cell>
              <table:table-cell office:value-type="float" office:value="1584.093994">
                <text:p>1584.093994</text:p>
              </table:table-cell>
              <table:table-cell office:value-type="float" office:value="1582.4021">
                <text:p>1582.4021</text:p>
              </table:table-cell>
              <table:table-cell office:value-type="float" office:value="1583.551147">
                <text:p>1583.551147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1579.072388">
                <text:p>1579.072388</text:p>
              </table:table-cell>
              <table:table-cell office:value-type="float" office:value="1576.307739">
                <text:p>1576.307739</text:p>
              </table:table-cell>
              <table:table-cell office:value-type="float" office:value="1575.942993">
                <text:p>1575.942993</text:p>
              </table:table-cell>
              <table:table-cell office:value-type="float" office:value="1579.425903">
                <text:p>1579.425903</text:p>
              </table:table-cell>
            </table:table-row>
            <table:table-row>
              <table:table-cell office:value-type="float" office:value="380.2">
                <text:p>380.2</text:p>
              </table:table-cell>
              <table:table-cell office:value-type="float" office:value="1579.24939">
                <text:p>1579.24939</text:p>
              </table:table-cell>
              <table:table-cell office:value-type="float" office:value="1578.742798">
                <text:p>1578.742798</text:p>
              </table:table-cell>
              <table:table-cell office:value-type="float" office:value="1579.605225">
                <text:p>1579.605225</text:p>
              </table:table-cell>
              <table:table-cell office:value-type="float" office:value="1579.666382">
                <text:p>1579.666382</text:p>
              </table:table-cell>
            </table:table-row>
            <table:table-row>
              <table:table-cell office:value-type="float" office:value="380.4">
                <text:p>380.4</text:p>
              </table:table-cell>
              <table:table-cell office:value-type="float" office:value="1579.228394">
                <text:p>1579.228394</text:p>
              </table:table-cell>
              <table:table-cell office:value-type="float" office:value="1580.334473">
                <text:p>1580.334473</text:p>
              </table:table-cell>
              <table:table-cell office:value-type="float" office:value="1577.109863">
                <text:p>1577.109863</text:p>
              </table:table-cell>
              <table:table-cell office:value-type="float" office:value="1580.73999">
                <text:p>1580.73999</text:p>
              </table:table-cell>
            </table:table-row>
            <table:table-row>
              <table:table-cell office:value-type="float" office:value="380.6">
                <text:p>380.6</text:p>
              </table:table-cell>
              <table:table-cell office:value-type="float" office:value="1576.313232">
                <text:p>1576.313232</text:p>
              </table:table-cell>
              <table:table-cell office:value-type="float" office:value="1579.210938">
                <text:p>1579.210938</text:p>
              </table:table-cell>
              <table:table-cell office:value-type="float" office:value="1577.895996">
                <text:p>1577.895996</text:p>
              </table:table-cell>
              <table:table-cell office:value-type="float" office:value="1581.558716">
                <text:p>1581.558716</text:p>
              </table:table-cell>
            </table:table-row>
            <table:table-row>
              <table:table-cell office:value-type="float" office:value="380.8">
                <text:p>380.8</text:p>
              </table:table-cell>
              <table:table-cell office:value-type="float" office:value="1576.939331">
                <text:p>1576.939331</text:p>
              </table:table-cell>
              <table:table-cell office:value-type="float" office:value="1577.634155">
                <text:p>1577.634155</text:p>
              </table:table-cell>
              <table:table-cell office:value-type="float" office:value="1576.808228">
                <text:p>1576.808228</text:p>
              </table:table-cell>
              <table:table-cell office:value-type="float" office:value="1574.493652">
                <text:p>1574.493652</text:p>
              </table:table-cell>
            </table:table-row>
            <table:table-row>
              <table:table-cell office:value-type="float" office:value="381">
                <text:p>381</text:p>
              </table:table-cell>
              <table:table-cell office:value-type="float" office:value="1575.222046">
                <text:p>1575.222046</text:p>
              </table:table-cell>
              <table:table-cell office:value-type="float" office:value="1578.832886">
                <text:p>1578.832886</text:p>
              </table:table-cell>
              <table:table-cell office:value-type="float" office:value="1577.881958">
                <text:p>1577.881958</text:p>
              </table:table-cell>
              <table:table-cell office:value-type="float" office:value="1576.000977">
                <text:p>1576.000977</text:p>
              </table:table-cell>
            </table:table-row>
            <table:table-row>
              <table:table-cell office:value-type="float" office:value="381.2">
                <text:p>381.2</text:p>
              </table:table-cell>
              <table:table-cell office:value-type="float" office:value="1573.801636">
                <text:p>1573.801636</text:p>
              </table:table-cell>
              <table:table-cell office:value-type="float" office:value="1574.919922">
                <text:p>1574.919922</text:p>
              </table:table-cell>
              <table:table-cell office:value-type="float" office:value="1575.47998">
                <text:p>1575.47998</text:p>
              </table:table-cell>
              <table:table-cell office:value-type="float" office:value="1572.682983">
                <text:p>1572.682983</text:p>
              </table:table-cell>
            </table:table-row>
            <table:table-row>
              <table:table-cell office:value-type="float" office:value="381.4">
                <text:p>381.4</text:p>
              </table:table-cell>
              <table:table-cell office:value-type="float" office:value="1575.359497">
                <text:p>1575.359497</text:p>
              </table:table-cell>
              <table:table-cell office:value-type="float" office:value="1575.895996">
                <text:p>1575.895996</text:p>
              </table:table-cell>
              <table:table-cell office:value-type="float" office:value="1572.009399">
                <text:p>1572.009399</text:p>
              </table:table-cell>
              <table:table-cell office:value-type="float" office:value="1575.096191">
                <text:p>1575.096191</text:p>
              </table:table-cell>
            </table:table-row>
            <table:table-row>
              <table:table-cell office:value-type="float" office:value="381.6">
                <text:p>381.6</text:p>
              </table:table-cell>
              <table:table-cell office:value-type="float" office:value="1575.946533">
                <text:p>1575.946533</text:p>
              </table:table-cell>
              <table:table-cell office:value-type="float" office:value="1573.972534">
                <text:p>1573.972534</text:p>
              </table:table-cell>
              <table:table-cell office:value-type="float" office:value="1576.540771">
                <text:p>1576.540771</text:p>
              </table:table-cell>
              <table:table-cell office:value-type="float" office:value="1574.808472">
                <text:p>1574.808472</text:p>
              </table:table-cell>
            </table:table-row>
            <table:table-row>
              <table:table-cell office:value-type="float" office:value="381.8">
                <text:p>381.8</text:p>
              </table:table-cell>
              <table:table-cell office:value-type="float" office:value="1611.02417">
                <text:p>1611.02417</text:p>
              </table:table-cell>
              <table:table-cell office:value-type="float" office:value="1618.254028">
                <text:p>1618.254028</text:p>
              </table:table-cell>
              <table:table-cell office:value-type="float" office:value="1610.963257">
                <text:p>1610.963257</text:p>
              </table:table-cell>
              <table:table-cell office:value-type="float" office:value="1614.634521">
                <text:p>1614.634521</text:p>
              </table:table-cell>
            </table:table-row>
            <table:table-row>
              <table:table-cell office:value-type="float" office:value="382">
                <text:p>382</text:p>
              </table:table-cell>
              <table:table-cell office:value-type="float" office:value="1579.807251">
                <text:p>1579.807251</text:p>
              </table:table-cell>
              <table:table-cell office:value-type="float" office:value="1580.099121">
                <text:p>1580.099121</text:p>
              </table:table-cell>
              <table:table-cell office:value-type="float" office:value="1576.734985">
                <text:p>1576.734985</text:p>
              </table:table-cell>
              <table:table-cell office:value-type="float" office:value="1579.297852">
                <text:p>1579.297852</text:p>
              </table:table-cell>
            </table:table-row>
            <table:table-row>
              <table:table-cell office:value-type="float" office:value="382.2">
                <text:p>382.2</text:p>
              </table:table-cell>
              <table:table-cell office:value-type="float" office:value="1572.956909">
                <text:p>1572.956909</text:p>
              </table:table-cell>
              <table:table-cell office:value-type="float" office:value="1573.931763">
                <text:p>1573.931763</text:p>
              </table:table-cell>
              <table:table-cell office:value-type="float" office:value="1573.082031">
                <text:p>1573.082031</text:p>
              </table:table-cell>
              <table:table-cell office:value-type="float" office:value="1573.067261">
                <text:p>1573.067261</text:p>
              </table:table-cell>
            </table:table-row>
            <table:table-row>
              <table:table-cell office:value-type="float" office:value="382.4">
                <text:p>382.4</text:p>
              </table:table-cell>
              <table:table-cell office:value-type="float" office:value="1573.914062">
                <text:p>1573.914062</text:p>
              </table:table-cell>
              <table:table-cell office:value-type="float" office:value="1569.066406">
                <text:p>1569.066406</text:p>
              </table:table-cell>
              <table:table-cell office:value-type="float" office:value="1573.721436">
                <text:p>1573.721436</text:p>
              </table:table-cell>
              <table:table-cell office:value-type="float" office:value="1568.065552">
                <text:p>1568.065552</text:p>
              </table:table-cell>
            </table:table-row>
            <table:table-row>
              <table:table-cell office:value-type="float" office:value="382.6">
                <text:p>382.6</text:p>
              </table:table-cell>
              <table:table-cell office:value-type="float" office:value="1570.119995">
                <text:p>1570.119995</text:p>
              </table:table-cell>
              <table:table-cell office:value-type="float" office:value="1572.90979">
                <text:p>1572.90979</text:p>
              </table:table-cell>
              <table:table-cell office:value-type="float" office:value="1569.404907">
                <text:p>1569.404907</text:p>
              </table:table-cell>
              <table:table-cell office:value-type="float" office:value="1573.026489">
                <text:p>1573.026489</text:p>
              </table:table-cell>
            </table:table-row>
            <table:table-row>
              <table:table-cell office:value-type="float" office:value="382.8">
                <text:p>382.8</text:p>
              </table:table-cell>
              <table:table-cell office:value-type="float" office:value="1570.5896">
                <text:p>1570.5896</text:p>
              </table:table-cell>
              <table:table-cell office:value-type="float" office:value="1567.451416">
                <text:p>1567.451416</text:p>
              </table:table-cell>
              <table:table-cell office:value-type="float" office:value="1566.688232">
                <text:p>1566.688232</text:p>
              </table:table-cell>
              <table:table-cell office:value-type="float" office:value="1569.197021">
                <text:p>1569.197021</text:p>
              </table:table-cell>
            </table:table-row>
            <table:table-row>
              <table:table-cell office:value-type="float" office:value="383">
                <text:p>383</text:p>
              </table:table-cell>
              <table:table-cell office:value-type="float" office:value="1569.130127">
                <text:p>1569.130127</text:p>
              </table:table-cell>
              <table:table-cell office:value-type="float" office:value="1571.590088">
                <text:p>1571.590088</text:p>
              </table:table-cell>
              <table:table-cell office:value-type="float" office:value="1569.581543">
                <text:p>1569.581543</text:p>
              </table:table-cell>
              <table:table-cell office:value-type="float" office:value="1570.375">
                <text:p>1570.375</text:p>
              </table:table-cell>
            </table:table-row>
            <table:table-row>
              <table:table-cell office:value-type="float" office:value="383.2">
                <text:p>383.2</text:p>
              </table:table-cell>
              <table:table-cell office:value-type="float" office:value="1571.211914">
                <text:p>1571.211914</text:p>
              </table:table-cell>
              <table:table-cell office:value-type="float" office:value="1571.823364">
                <text:p>1571.823364</text:p>
              </table:table-cell>
              <table:table-cell office:value-type="float" office:value="1574.414551">
                <text:p>1574.414551</text:p>
              </table:table-cell>
              <table:table-cell office:value-type="float" office:value="1568.741699">
                <text:p>1568.741699</text:p>
              </table:table-cell>
            </table:table-row>
            <table:table-row>
              <table:table-cell office:value-type="float" office:value="383.4">
                <text:p>383.4</text:p>
              </table:table-cell>
              <table:table-cell office:value-type="float" office:value="1570.593628">
                <text:p>1570.593628</text:p>
              </table:table-cell>
              <table:table-cell office:value-type="float" office:value="1572.119751">
                <text:p>1572.119751</text:p>
              </table:table-cell>
              <table:table-cell office:value-type="float" office:value="1572.616211">
                <text:p>1572.616211</text:p>
              </table:table-cell>
              <table:table-cell office:value-type="float" office:value="1570.012939">
                <text:p>1570.012939</text:p>
              </table:table-cell>
            </table:table-row>
            <table:table-row>
              <table:table-cell office:value-type="float" office:value="383.6">
                <text:p>383.6</text:p>
              </table:table-cell>
              <table:table-cell office:value-type="float" office:value="1569.060791">
                <text:p>1569.060791</text:p>
              </table:table-cell>
              <table:table-cell office:value-type="float" office:value="1569.341309">
                <text:p>1569.341309</text:p>
              </table:table-cell>
              <table:table-cell office:value-type="float" office:value="1571.306519">
                <text:p>1571.306519</text:p>
              </table:table-cell>
              <table:table-cell office:value-type="float" office:value="1568.78125">
                <text:p>1568.78125</text:p>
              </table:table-cell>
            </table:table-row>
            <table:table-row>
              <table:table-cell office:value-type="float" office:value="383.8">
                <text:p>383.8</text:p>
              </table:table-cell>
              <table:table-cell office:value-type="float" office:value="1571.959229">
                <text:p>1571.959229</text:p>
              </table:table-cell>
              <table:table-cell office:value-type="float" office:value="1572.237061">
                <text:p>1572.237061</text:p>
              </table:table-cell>
              <table:table-cell office:value-type="float" office:value="1570.84021">
                <text:p>1570.84021</text:p>
              </table:table-cell>
              <table:table-cell office:value-type="float" office:value="1572.479858">
                <text:p>1572.479858</text:p>
              </table:table-cell>
            </table:table-row>
            <table:table-row>
              <table:table-cell office:value-type="float" office:value="384">
                <text:p>384</text:p>
              </table:table-cell>
              <table:table-cell office:value-type="float" office:value="1572.246216">
                <text:p>1572.246216</text:p>
              </table:table-cell>
              <table:table-cell office:value-type="float" office:value="1569.069214">
                <text:p>1569.069214</text:p>
              </table:table-cell>
              <table:table-cell office:value-type="float" office:value="1570.69397">
                <text:p>1570.69397</text:p>
              </table:table-cell>
              <table:table-cell office:value-type="float" office:value="1569.362061">
                <text:p>1569.362061</text:p>
              </table:table-cell>
            </table:table-row>
            <table:table-row>
              <table:table-cell office:value-type="float" office:value="384.2">
                <text:p>384.2</text:p>
              </table:table-cell>
              <table:table-cell office:value-type="float" office:value="1574.408203">
                <text:p>1574.408203</text:p>
              </table:table-cell>
              <table:table-cell office:value-type="float" office:value="1569.624268">
                <text:p>1569.624268</text:p>
              </table:table-cell>
              <table:table-cell office:value-type="float" office:value="1574.510986">
                <text:p>1574.510986</text:p>
              </table:table-cell>
              <table:table-cell office:value-type="float" office:value="1567.137695">
                <text:p>1567.137695</text:p>
              </table:table-cell>
            </table:table-row>
            <table:table-row>
              <table:table-cell office:value-type="float" office:value="384.4">
                <text:p>384.4</text:p>
              </table:table-cell>
              <table:table-cell office:value-type="float" office:value="1567.765259">
                <text:p>1567.765259</text:p>
              </table:table-cell>
              <table:table-cell office:value-type="float" office:value="1573.759888">
                <text:p>1573.759888</text:p>
              </table:table-cell>
              <table:table-cell office:value-type="float" office:value="1570.735596">
                <text:p>1570.735596</text:p>
              </table:table-cell>
              <table:table-cell office:value-type="float" office:value="1568.368164">
                <text:p>1568.368164</text:p>
              </table:table-cell>
            </table:table-row>
            <table:table-row>
              <table:table-cell office:value-type="float" office:value="384.6">
                <text:p>384.6</text:p>
              </table:table-cell>
              <table:table-cell office:value-type="float" office:value="1572.174927">
                <text:p>1572.174927</text:p>
              </table:table-cell>
              <table:table-cell office:value-type="float" office:value="1566.494263">
                <text:p>1566.494263</text:p>
              </table:table-cell>
              <table:table-cell office:value-type="float" office:value="1569.592407">
                <text:p>1569.592407</text:p>
              </table:table-cell>
              <table:table-cell office:value-type="float" office:value="1567.555908">
                <text:p>1567.555908</text:p>
              </table:table-cell>
            </table:table-row>
            <table:table-row>
              <table:table-cell office:value-type="float" office:value="384.8">
                <text:p>384.8</text:p>
              </table:table-cell>
              <table:table-cell office:value-type="float" office:value="1569.96875">
                <text:p>1569.96875</text:p>
              </table:table-cell>
              <table:table-cell office:value-type="float" office:value="1574.544922">
                <text:p>1574.544922</text:p>
              </table:table-cell>
              <table:table-cell office:value-type="float" office:value="1570.203369">
                <text:p>1570.203369</text:p>
              </table:table-cell>
              <table:table-cell office:value-type="float" office:value="1572.093872">
                <text:p>1572.093872</text:p>
              </table:table-cell>
            </table:table-row>
            <table:table-row>
              <table:table-cell office:value-type="float" office:value="385">
                <text:p>385</text:p>
              </table:table-cell>
              <table:table-cell office:value-type="float" office:value="1571.337646">
                <text:p>1571.337646</text:p>
              </table:table-cell>
              <table:table-cell office:value-type="float" office:value="1572.102295">
                <text:p>1572.102295</text:p>
              </table:table-cell>
              <table:table-cell office:value-type="float" office:value="1574.731567">
                <text:p>1574.731567</text:p>
              </table:table-cell>
              <table:table-cell office:value-type="float" office:value="1568.096558">
                <text:p>1568.096558</text:p>
              </table:table-cell>
            </table:table-row>
            <table:table-row>
              <table:table-cell office:value-type="float" office:value="385.2">
                <text:p>385.2</text:p>
              </table:table-cell>
              <table:table-cell office:value-type="float" office:value="1575.847656">
                <text:p>1575.847656</text:p>
              </table:table-cell>
              <table:table-cell office:value-type="float" office:value="1574.177856">
                <text:p>1574.177856</text:p>
              </table:table-cell>
              <table:table-cell office:value-type="float" office:value="1573.71228">
                <text:p>1573.71228</text:p>
              </table:table-cell>
              <table:table-cell office:value-type="float" office:value="1576.859131">
                <text:p>1576.859131</text:p>
              </table:table-cell>
            </table:table-row>
            <table:table-row>
              <table:table-cell office:value-type="float" office:value="385.4">
                <text:p>385.4</text:p>
              </table:table-cell>
              <table:table-cell office:value-type="float" office:value="1574.895264">
                <text:p>1574.895264</text:p>
              </table:table-cell>
              <table:table-cell office:value-type="float" office:value="1572.970337">
                <text:p>1572.970337</text:p>
              </table:table-cell>
              <table:table-cell office:value-type="float" office:value="1572.947388">
                <text:p>1572.947388</text:p>
              </table:table-cell>
              <table:table-cell office:value-type="float" office:value="1572.203857">
                <text:p>1572.203857</text:p>
              </table:table-cell>
            </table:table-row>
            <table:table-row>
              <table:table-cell office:value-type="float" office:value="385.6">
                <text:p>385.6</text:p>
              </table:table-cell>
              <table:table-cell office:value-type="float" office:value="1575.816162">
                <text:p>1575.816162</text:p>
              </table:table-cell>
              <table:table-cell office:value-type="float" office:value="1572.210449">
                <text:p>1572.210449</text:p>
              </table:table-cell>
              <table:table-cell office:value-type="float" office:value="1575.347168">
                <text:p>1575.347168</text:p>
              </table:table-cell>
              <table:table-cell office:value-type="float" office:value="1571.04834">
                <text:p>1571.04834</text:p>
              </table:table-cell>
            </table:table-row>
            <table:table-row>
              <table:table-cell office:value-type="float" office:value="385.8">
                <text:p>385.8</text:p>
              </table:table-cell>
              <table:table-cell office:value-type="float" office:value="1570.483521">
                <text:p>1570.483521</text:p>
              </table:table-cell>
              <table:table-cell office:value-type="float" office:value="1570.796143">
                <text:p>1570.796143</text:p>
              </table:table-cell>
              <table:table-cell office:value-type="float" office:value="1569.153076">
                <text:p>1569.153076</text:p>
              </table:table-cell>
              <table:table-cell office:value-type="float" office:value="1571.755615">
                <text:p>1571.755615</text:p>
              </table:table-cell>
            </table:table-row>
            <table:table-row>
              <table:table-cell office:value-type="float" office:value="386">
                <text:p>386</text:p>
              </table:table-cell>
              <table:table-cell office:value-type="float" office:value="1570.053711">
                <text:p>1570.053711</text:p>
              </table:table-cell>
              <table:table-cell office:value-type="float" office:value="1574.594482">
                <text:p>1574.594482</text:p>
              </table:table-cell>
              <table:table-cell office:value-type="float" office:value="1571.337402">
                <text:p>1571.337402</text:p>
              </table:table-cell>
              <table:table-cell office:value-type="float" office:value="1574.798462">
                <text:p>1574.798462</text:p>
              </table:table-cell>
            </table:table-row>
            <table:table-row>
              <table:table-cell office:value-type="float" office:value="386.2">
                <text:p>386.2</text:p>
              </table:table-cell>
              <table:table-cell office:value-type="float" office:value="1571.194214">
                <text:p>1571.194214</text:p>
              </table:table-cell>
              <table:table-cell office:value-type="float" office:value="1567.650146">
                <text:p>1567.650146</text:p>
              </table:table-cell>
              <table:table-cell office:value-type="float" office:value="1568.791016">
                <text:p>1568.791016</text:p>
              </table:table-cell>
              <table:table-cell office:value-type="float" office:value="1570.125122">
                <text:p>1570.125122</text:p>
              </table:table-cell>
            </table:table-row>
            <table:table-row>
              <table:table-cell office:value-type="float" office:value="386.4">
                <text:p>386.4</text:p>
              </table:table-cell>
              <table:table-cell office:value-type="float" office:value="1574.241333">
                <text:p>1574.241333</text:p>
              </table:table-cell>
              <table:table-cell office:value-type="float" office:value="1577.205322">
                <text:p>1577.205322</text:p>
              </table:table-cell>
              <table:table-cell office:value-type="float" office:value="1573.271606">
                <text:p>1573.271606</text:p>
              </table:table-cell>
              <table:table-cell office:value-type="float" office:value="1578.384521">
                <text:p>1578.384521</text:p>
              </table:table-cell>
            </table:table-row>
            <table:table-row>
              <table:table-cell office:value-type="float" office:value="386.6">
                <text:p>386.6</text:p>
              </table:table-cell>
              <table:table-cell office:value-type="float" office:value="1572.402588">
                <text:p>1572.402588</text:p>
              </table:table-cell>
              <table:table-cell office:value-type="float" office:value="1572.155273">
                <text:p>1572.155273</text:p>
              </table:table-cell>
              <table:table-cell office:value-type="float" office:value="1572.847534">
                <text:p>1572.847534</text:p>
              </table:table-cell>
              <table:table-cell office:value-type="float" office:value="1569.751343">
                <text:p>1569.751343</text:p>
              </table:table-cell>
            </table:table-row>
            <table:table-row>
              <table:table-cell office:value-type="float" office:value="386.8">
                <text:p>386.8</text:p>
              </table:table-cell>
              <table:table-cell office:value-type="float" office:value="1570.358032">
                <text:p>1570.358032</text:p>
              </table:table-cell>
              <table:table-cell office:value-type="float" office:value="1571.585815">
                <text:p>1571.585815</text:p>
              </table:table-cell>
              <table:table-cell office:value-type="float" office:value="1569.487915">
                <text:p>1569.487915</text:p>
              </table:table-cell>
              <table:table-cell office:value-type="float" office:value="1571.726318">
                <text:p>1571.726318</text:p>
              </table:table-cell>
            </table:table-row>
            <table:table-row>
              <table:table-cell office:value-type="float" office:value="387">
                <text:p>387</text:p>
              </table:table-cell>
              <table:table-cell office:value-type="float" office:value="1568.822754">
                <text:p>1568.822754</text:p>
              </table:table-cell>
              <table:table-cell office:value-type="float" office:value="1568.878418">
                <text:p>1568.878418</text:p>
              </table:table-cell>
              <table:table-cell office:value-type="float" office:value="1567.982544">
                <text:p>1567.982544</text:p>
              </table:table-cell>
              <table:table-cell office:value-type="float" office:value="1570.353271">
                <text:p>1570.353271</text:p>
              </table:table-cell>
            </table:table-row>
            <table:table-row>
              <table:table-cell office:value-type="float" office:value="387.2">
                <text:p>387.2</text:p>
              </table:table-cell>
              <table:table-cell office:value-type="float" office:value="1572.688232">
                <text:p>1572.688232</text:p>
              </table:table-cell>
              <table:table-cell office:value-type="float" office:value="1572.366821">
                <text:p>1572.366821</text:p>
              </table:table-cell>
              <table:table-cell office:value-type="float" office:value="1571.351196">
                <text:p>1571.351196</text:p>
              </table:table-cell>
              <table:table-cell office:value-type="float" office:value="1570.752808">
                <text:p>1570.752808</text:p>
              </table:table-cell>
            </table:table-row>
            <table:table-row>
              <table:table-cell office:value-type="float" office:value="387.4">
                <text:p>387.4</text:p>
              </table:table-cell>
              <table:table-cell office:value-type="float" office:value="1570.881592">
                <text:p>1570.881592</text:p>
              </table:table-cell>
              <table:table-cell office:value-type="float" office:value="1570.847168">
                <text:p>1570.847168</text:p>
              </table:table-cell>
              <table:table-cell office:value-type="float" office:value="1567.746582">
                <text:p>1567.746582</text:p>
              </table:table-cell>
              <table:table-cell office:value-type="float" office:value="1572.220459">
                <text:p>1572.220459</text:p>
              </table:table-cell>
            </table:table-row>
            <table:table-row>
              <table:table-cell office:value-type="float" office:value="387.6">
                <text:p>387.6</text:p>
              </table:table-cell>
              <table:table-cell office:value-type="float" office:value="1575.000854">
                <text:p>1575.000854</text:p>
              </table:table-cell>
              <table:table-cell office:value-type="float" office:value="1570.331787">
                <text:p>1570.331787</text:p>
              </table:table-cell>
              <table:table-cell office:value-type="float" office:value="1570.779175">
                <text:p>1570.779175</text:p>
              </table:table-cell>
              <table:table-cell office:value-type="float" office:value="1571.632202">
                <text:p>1571.632202</text:p>
              </table:table-cell>
            </table:table-row>
            <table:table-row>
              <table:table-cell office:value-type="float" office:value="387.8">
                <text:p>387.8</text:p>
              </table:table-cell>
              <table:table-cell office:value-type="float" office:value="1571.468628">
                <text:p>1571.468628</text:p>
              </table:table-cell>
              <table:table-cell office:value-type="float" office:value="1569.671875">
                <text:p>1569.671875</text:p>
              </table:table-cell>
              <table:table-cell office:value-type="float" office:value="1573.033691">
                <text:p>1573.033691</text:p>
              </table:table-cell>
              <table:table-cell office:value-type="float" office:value="1571.298218">
                <text:p>1571.298218</text:p>
              </table:table-cell>
            </table:table-row>
            <table:table-row>
              <table:table-cell office:value-type="float" office:value="388">
                <text:p>388</text:p>
              </table:table-cell>
              <table:table-cell office:value-type="float" office:value="1573.86438">
                <text:p>1573.86438</text:p>
              </table:table-cell>
              <table:table-cell office:value-type="float" office:value="1574.182983">
                <text:p>1574.182983</text:p>
              </table:table-cell>
              <table:table-cell office:value-type="float" office:value="1569.253662">
                <text:p>1569.253662</text:p>
              </table:table-cell>
              <table:table-cell office:value-type="float" office:value="1575.965332">
                <text:p>1575.965332</text:p>
              </table:table-cell>
            </table:table-row>
            <table:table-row>
              <table:table-cell office:value-type="float" office:value="388.2">
                <text:p>388.2</text:p>
              </table:table-cell>
              <table:table-cell office:value-type="float" office:value="1568.613525">
                <text:p>1568.613525</text:p>
              </table:table-cell>
              <table:table-cell office:value-type="float" office:value="1571.408936">
                <text:p>1571.408936</text:p>
              </table:table-cell>
              <table:table-cell office:value-type="float" office:value="1567.515015">
                <text:p>1567.515015</text:p>
              </table:table-cell>
              <table:table-cell office:value-type="float" office:value="1571.841187">
                <text:p>1571.841187</text:p>
              </table:table-cell>
            </table:table-row>
            <table:table-row>
              <table:table-cell office:value-type="float" office:value="388.4">
                <text:p>388.4</text:p>
              </table:table-cell>
              <table:table-cell office:value-type="float" office:value="1572.231567">
                <text:p>1572.231567</text:p>
              </table:table-cell>
              <table:table-cell office:value-type="float" office:value="1572.477905">
                <text:p>1572.477905</text:p>
              </table:table-cell>
              <table:table-cell office:value-type="float" office:value="1569.781372">
                <text:p>1569.781372</text:p>
              </table:table-cell>
              <table:table-cell office:value-type="float" office:value="1574.294922">
                <text:p>1574.294922</text:p>
              </table:table-cell>
            </table:table-row>
            <table:table-row>
              <table:table-cell office:value-type="float" office:value="388.6">
                <text:p>388.6</text:p>
              </table:table-cell>
              <table:table-cell office:value-type="float" office:value="1568.440063">
                <text:p>1568.440063</text:p>
              </table:table-cell>
              <table:table-cell office:value-type="float" office:value="1567.990356">
                <text:p>1567.990356</text:p>
              </table:table-cell>
              <table:table-cell office:value-type="float" office:value="1569.927002">
                <text:p>1569.927002</text:p>
              </table:table-cell>
              <table:table-cell office:value-type="float" office:value="1570.229614">
                <text:p>1570.229614</text:p>
              </table:table-cell>
            </table:table-row>
            <table:table-row>
              <table:table-cell office:value-type="float" office:value="388.8">
                <text:p>388.8</text:p>
              </table:table-cell>
              <table:table-cell office:value-type="float" office:value="1571.449463">
                <text:p>1571.449463</text:p>
              </table:table-cell>
              <table:table-cell office:value-type="float" office:value="1572.301025">
                <text:p>1572.301025</text:p>
              </table:table-cell>
              <table:table-cell office:value-type="float" office:value="1570.518311">
                <text:p>1570.518311</text:p>
              </table:table-cell>
              <table:table-cell office:value-type="float" office:value="1570.93042">
                <text:p>1570.93042</text:p>
              </table:table-cell>
            </table:table-row>
            <table:table-row>
              <table:table-cell office:value-type="float" office:value="389">
                <text:p>389</text:p>
              </table:table-cell>
              <table:table-cell office:value-type="float" office:value="1571.328857">
                <text:p>1571.328857</text:p>
              </table:table-cell>
              <table:table-cell office:value-type="float" office:value="1571.767822">
                <text:p>1571.767822</text:p>
              </table:table-cell>
              <table:table-cell office:value-type="float" office:value="1572.126831">
                <text:p>1572.126831</text:p>
              </table:table-cell>
              <table:table-cell office:value-type="float" office:value="1569.557861">
                <text:p>1569.557861</text:p>
              </table:table-cell>
            </table:table-row>
            <table:table-row>
              <table:table-cell office:value-type="float" office:value="389.2">
                <text:p>389.2</text:p>
              </table:table-cell>
              <table:table-cell office:value-type="float" office:value="1574.878662">
                <text:p>1574.878662</text:p>
              </table:table-cell>
              <table:table-cell office:value-type="float" office:value="1575.797241">
                <text:p>1575.797241</text:p>
              </table:table-cell>
              <table:table-cell office:value-type="float" office:value="1577.804199">
                <text:p>1577.804199</text:p>
              </table:table-cell>
              <table:table-cell office:value-type="float" office:value="1573.380737">
                <text:p>1573.380737</text:p>
              </table:table-cell>
            </table:table-row>
            <table:table-row>
              <table:table-cell office:value-type="float" office:value="389.4">
                <text:p>389.4</text:p>
              </table:table-cell>
              <table:table-cell office:value-type="float" office:value="1574.55957">
                <text:p>1574.55957</text:p>
              </table:table-cell>
              <table:table-cell office:value-type="float" office:value="1571.756104">
                <text:p>1571.756104</text:p>
              </table:table-cell>
              <table:table-cell office:value-type="float" office:value="1571.204712">
                <text:p>1571.204712</text:p>
              </table:table-cell>
              <table:table-cell office:value-type="float" office:value="1572.90686">
                <text:p>1572.90686</text:p>
              </table:table-cell>
            </table:table-row>
            <table:table-row>
              <table:table-cell office:value-type="float" office:value="389.6">
                <text:p>389.6</text:p>
              </table:table-cell>
              <table:table-cell office:value-type="float" office:value="1575.398682">
                <text:p>1575.398682</text:p>
              </table:table-cell>
              <table:table-cell office:value-type="float" office:value="1576.618042">
                <text:p>1576.618042</text:p>
              </table:table-cell>
              <table:table-cell office:value-type="float" office:value="1572.981567">
                <text:p>1572.981567</text:p>
              </table:table-cell>
              <table:table-cell office:value-type="float" office:value="1576.128418">
                <text:p>1576.128418</text:p>
              </table:table-cell>
            </table:table-row>
            <table:table-row>
              <table:table-cell office:value-type="float" office:value="389.8">
                <text:p>389.8</text:p>
              </table:table-cell>
              <table:table-cell office:value-type="float" office:value="1569.092529">
                <text:p>1569.092529</text:p>
              </table:table-cell>
              <table:table-cell office:value-type="float" office:value="1571.045898">
                <text:p>1571.045898</text:p>
              </table:table-cell>
              <table:table-cell office:value-type="float" office:value="1568.390625">
                <text:p>1568.390625</text:p>
              </table:table-cell>
              <table:table-cell office:value-type="float" office:value="1569.176514">
                <text:p>1569.176514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1572.147705">
                <text:p>1572.147705</text:p>
              </table:table-cell>
              <table:table-cell office:value-type="float" office:value="1573.755249">
                <text:p>1573.755249</text:p>
              </table:table-cell>
              <table:table-cell office:value-type="float" office:value="1573.005005">
                <text:p>1573.005005</text:p>
              </table:table-cell>
              <table:table-cell office:value-type="float" office:value="1570.540161">
                <text:p>1570.540161</text:p>
              </table:table-cell>
            </table:table-row>
            <table:table-row>
              <table:table-cell office:value-type="float" office:value="390.2">
                <text:p>390.2</text:p>
              </table:table-cell>
              <table:table-cell office:value-type="float" office:value="1574.764282">
                <text:p>1574.764282</text:p>
              </table:table-cell>
              <table:table-cell office:value-type="float" office:value="1574.414429">
                <text:p>1574.414429</text:p>
              </table:table-cell>
              <table:table-cell office:value-type="float" office:value="1573.183472">
                <text:p>1573.183472</text:p>
              </table:table-cell>
              <table:table-cell office:value-type="float" office:value="1575.538818">
                <text:p>1575.538818</text:p>
              </table:table-cell>
            </table:table-row>
            <table:table-row>
              <table:table-cell office:value-type="float" office:value="390.4">
                <text:p>390.4</text:p>
              </table:table-cell>
              <table:table-cell office:value-type="float" office:value="1570.015991">
                <text:p>1570.015991</text:p>
              </table:table-cell>
              <table:table-cell office:value-type="float" office:value="1574.568115">
                <text:p>1574.568115</text:p>
              </table:table-cell>
              <table:table-cell office:value-type="float" office:value="1571.318359">
                <text:p>1571.318359</text:p>
              </table:table-cell>
              <table:table-cell office:value-type="float" office:value="1571.555298">
                <text:p>1571.555298</text:p>
              </table:table-cell>
            </table:table-row>
            <table:table-row>
              <table:table-cell office:value-type="float" office:value="390.6">
                <text:p>390.6</text:p>
              </table:table-cell>
              <table:table-cell office:value-type="float" office:value="1575.991699">
                <text:p>1575.991699</text:p>
              </table:table-cell>
              <table:table-cell office:value-type="float" office:value="1569.903198">
                <text:p>1569.903198</text:p>
              </table:table-cell>
              <table:table-cell office:value-type="float" office:value="1572.748413">
                <text:p>1572.748413</text:p>
              </table:table-cell>
              <table:table-cell office:value-type="float" office:value="1572.905762">
                <text:p>1572.905762</text:p>
              </table:table-cell>
            </table:table-row>
            <table:table-row>
              <table:table-cell office:value-type="float" office:value="390.8">
                <text:p>390.8</text:p>
              </table:table-cell>
              <table:table-cell office:value-type="float" office:value="1570.558105">
                <text:p>1570.558105</text:p>
              </table:table-cell>
              <table:table-cell office:value-type="float" office:value="1569.342163">
                <text:p>1569.342163</text:p>
              </table:table-cell>
              <table:table-cell office:value-type="float" office:value="1566.799561">
                <text:p>1566.799561</text:p>
              </table:table-cell>
              <table:table-cell office:value-type="float" office:value="1567.907349">
                <text:p>1567.907349</text:p>
              </table:table-cell>
            </table:table-row>
            <table:table-row>
              <table:table-cell office:value-type="float" office:value="391">
                <text:p>391</text:p>
              </table:table-cell>
              <table:table-cell office:value-type="float" office:value="1573.257324">
                <text:p>1573.257324</text:p>
              </table:table-cell>
              <table:table-cell office:value-type="float" office:value="1575.711182">
                <text:p>1575.711182</text:p>
              </table:table-cell>
              <table:table-cell office:value-type="float" office:value="1574.001831">
                <text:p>1574.001831</text:p>
              </table:table-cell>
              <table:table-cell office:value-type="float" office:value="1574.467773">
                <text:p>1574.467773</text:p>
              </table:table-cell>
            </table:table-row>
            <table:table-row>
              <table:table-cell office:value-type="float" office:value="391.2">
                <text:p>391.2</text:p>
              </table:table-cell>
              <table:table-cell office:value-type="float" office:value="1573.439087">
                <text:p>1573.439087</text:p>
              </table:table-cell>
              <table:table-cell office:value-type="float" office:value="1571.909424">
                <text:p>1571.909424</text:p>
              </table:table-cell>
              <table:table-cell office:value-type="float" office:value="1574.169434">
                <text:p>1574.169434</text:p>
              </table:table-cell>
              <table:table-cell office:value-type="float" office:value="1572.734985">
                <text:p>1572.734985</text:p>
              </table:table-cell>
            </table:table-row>
            <table:table-row>
              <table:table-cell office:value-type="float" office:value="391.4">
                <text:p>391.4</text:p>
              </table:table-cell>
              <table:table-cell office:value-type="float" office:value="1572.034668">
                <text:p>1572.034668</text:p>
              </table:table-cell>
              <table:table-cell office:value-type="float" office:value="1569.928345">
                <text:p>1569.928345</text:p>
              </table:table-cell>
              <table:table-cell office:value-type="float" office:value="1572.91272">
                <text:p>1572.91272</text:p>
              </table:table-cell>
              <table:table-cell office:value-type="float" office:value="1568.001221">
                <text:p>1568.001221</text:p>
              </table:table-cell>
            </table:table-row>
            <table:table-row>
              <table:table-cell office:value-type="float" office:value="391.6">
                <text:p>391.6</text:p>
              </table:table-cell>
              <table:table-cell office:value-type="float" office:value="1573.570923">
                <text:p>1573.570923</text:p>
              </table:table-cell>
              <table:table-cell office:value-type="float" office:value="1573.591675">
                <text:p>1573.591675</text:p>
              </table:table-cell>
              <table:table-cell office:value-type="float" office:value="1572.433228">
                <text:p>1572.433228</text:p>
              </table:table-cell>
              <table:table-cell office:value-type="float" office:value="1575.934326">
                <text:p>1575.934326</text:p>
              </table:table-cell>
            </table:table-row>
            <table:table-row>
              <table:table-cell office:value-type="float" office:value="391.8">
                <text:p>391.8</text:p>
              </table:table-cell>
              <table:table-cell office:value-type="float" office:value="1571.569702">
                <text:p>1571.569702</text:p>
              </table:table-cell>
              <table:table-cell office:value-type="float" office:value="1572.196289">
                <text:p>1572.196289</text:p>
              </table:table-cell>
              <table:table-cell office:value-type="float" office:value="1572.953979">
                <text:p>1572.953979</text:p>
              </table:table-cell>
              <table:table-cell office:value-type="float" office:value="1572.557617">
                <text:p>1572.557617</text:p>
              </table:table-cell>
            </table:table-row>
            <table:table-row>
              <table:table-cell office:value-type="float" office:value="392">
                <text:p>392</text:p>
              </table:table-cell>
              <table:table-cell office:value-type="float" office:value="1570.343018">
                <text:p>1570.343018</text:p>
              </table:table-cell>
              <table:table-cell office:value-type="float" office:value="1573.838989">
                <text:p>1573.838989</text:p>
              </table:table-cell>
              <table:table-cell office:value-type="float" office:value="1571.933594">
                <text:p>1571.933594</text:p>
              </table:table-cell>
              <table:table-cell office:value-type="float" office:value="1569.854248">
                <text:p>1569.854248</text:p>
              </table:table-cell>
            </table:table-row>
            <table:table-row>
              <table:table-cell office:value-type="float" office:value="392.2">
                <text:p>392.2</text:p>
              </table:table-cell>
              <table:table-cell office:value-type="float" office:value="1574.492432">
                <text:p>1574.492432</text:p>
              </table:table-cell>
              <table:table-cell office:value-type="float" office:value="1573.973145">
                <text:p>1573.973145</text:p>
              </table:table-cell>
              <table:table-cell office:value-type="float" office:value="1574.677246">
                <text:p>1574.677246</text:p>
              </table:table-cell>
              <table:table-cell office:value-type="float" office:value="1572.286621">
                <text:p>1572.286621</text:p>
              </table:table-cell>
            </table:table-row>
            <table:table-row>
              <table:table-cell office:value-type="float" office:value="392.4">
                <text:p>392.4</text:p>
              </table:table-cell>
              <table:table-cell office:value-type="float" office:value="1567.656616">
                <text:p>1567.656616</text:p>
              </table:table-cell>
              <table:table-cell office:value-type="float" office:value="1571.526489">
                <text:p>1571.526489</text:p>
              </table:table-cell>
              <table:table-cell office:value-type="float" office:value="1570.626343">
                <text:p>1570.626343</text:p>
              </table:table-cell>
              <table:table-cell office:value-type="float" office:value="1569.02771">
                <text:p>1569.02771</text:p>
              </table:table-cell>
            </table:table-row>
            <table:table-row>
              <table:table-cell office:value-type="float" office:value="392.6">
                <text:p>392.6</text:p>
              </table:table-cell>
              <table:table-cell office:value-type="float" office:value="1571.5448">
                <text:p>1571.5448</text:p>
              </table:table-cell>
              <table:table-cell office:value-type="float" office:value="1571.187866">
                <text:p>1571.187866</text:p>
              </table:table-cell>
              <table:table-cell office:value-type="float" office:value="1571.822021">
                <text:p>1571.822021</text:p>
              </table:table-cell>
              <table:table-cell office:value-type="float" office:value="1574.422607">
                <text:p>1574.422607</text:p>
              </table:table-cell>
            </table:table-row>
            <table:table-row>
              <table:table-cell office:value-type="float" office:value="392.8">
                <text:p>392.8</text:p>
              </table:table-cell>
              <table:table-cell office:value-type="float" office:value="1573.007812">
                <text:p>1573.007812</text:p>
              </table:table-cell>
              <table:table-cell office:value-type="float" office:value="1571.40625">
                <text:p>1571.40625</text:p>
              </table:table-cell>
              <table:table-cell office:value-type="float" office:value="1574.919556">
                <text:p>1574.919556</text:p>
              </table:table-cell>
              <table:table-cell office:value-type="float" office:value="1574.822998">
                <text:p>1574.822998</text:p>
              </table:table-cell>
            </table:table-row>
            <table:table-row>
              <table:table-cell office:value-type="float" office:value="393">
                <text:p>393</text:p>
              </table:table-cell>
              <table:table-cell office:value-type="float" office:value="1570.628296">
                <text:p>1570.628296</text:p>
              </table:table-cell>
              <table:table-cell office:value-type="float" office:value="1570.656616">
                <text:p>1570.656616</text:p>
              </table:table-cell>
              <table:table-cell office:value-type="float" office:value="1569.630859">
                <text:p>1569.630859</text:p>
              </table:table-cell>
              <table:table-cell office:value-type="float" office:value="1571.671387">
                <text:p>1571.671387</text:p>
              </table:table-cell>
            </table:table-row>
            <table:table-row>
              <table:table-cell office:value-type="float" office:value="393.2">
                <text:p>393.2</text:p>
              </table:table-cell>
              <table:table-cell office:value-type="float" office:value="1574.144653">
                <text:p>1574.144653</text:p>
              </table:table-cell>
              <table:table-cell office:value-type="float" office:value="1573.778564">
                <text:p>1573.778564</text:p>
              </table:table-cell>
              <table:table-cell office:value-type="float" office:value="1574.30249">
                <text:p>1574.30249</text:p>
              </table:table-cell>
              <table:table-cell office:value-type="float" office:value="1572.52002">
                <text:p>1572.52002</text:p>
              </table:table-cell>
            </table:table-row>
            <table:table-row>
              <table:table-cell office:value-type="float" office:value="393.4">
                <text:p>393.4</text:p>
              </table:table-cell>
              <table:table-cell office:value-type="float" office:value="1574.579102">
                <text:p>1574.579102</text:p>
              </table:table-cell>
              <table:table-cell office:value-type="float" office:value="1574.55249">
                <text:p>1574.55249</text:p>
              </table:table-cell>
              <table:table-cell office:value-type="float" office:value="1578.039917">
                <text:p>1578.039917</text:p>
              </table:table-cell>
              <table:table-cell office:value-type="float" office:value="1575.319824">
                <text:p>1575.319824</text:p>
              </table:table-cell>
            </table:table-row>
            <table:table-row>
              <table:table-cell office:value-type="float" office:value="393.6">
                <text:p>393.6</text:p>
              </table:table-cell>
              <table:table-cell office:value-type="float" office:value="1574.428589">
                <text:p>1574.428589</text:p>
              </table:table-cell>
              <table:table-cell office:value-type="float" office:value="1573.283569">
                <text:p>1573.283569</text:p>
              </table:table-cell>
              <table:table-cell office:value-type="float" office:value="1575.481567">
                <text:p>1575.481567</text:p>
              </table:table-cell>
              <table:table-cell office:value-type="float" office:value="1571.126587">
                <text:p>1571.126587</text:p>
              </table:table-cell>
            </table:table-row>
            <table:table-row>
              <table:table-cell office:value-type="float" office:value="393.8">
                <text:p>393.8</text:p>
              </table:table-cell>
              <table:table-cell office:value-type="float" office:value="1574.264648">
                <text:p>1574.264648</text:p>
              </table:table-cell>
              <table:table-cell office:value-type="float" office:value="1578.483032">
                <text:p>1578.483032</text:p>
              </table:table-cell>
              <table:table-cell office:value-type="float" office:value="1572.849243">
                <text:p>1572.849243</text:p>
              </table:table-cell>
              <table:table-cell office:value-type="float" office:value="1575.689331">
                <text:p>1575.689331</text:p>
              </table:table-cell>
            </table:table-row>
            <table:table-row>
              <table:table-cell office:value-type="float" office:value="394">
                <text:p>394</text:p>
              </table:table-cell>
              <table:table-cell office:value-type="float" office:value="1567.873291">
                <text:p>1567.873291</text:p>
              </table:table-cell>
              <table:table-cell office:value-type="float" office:value="1573.216064">
                <text:p>1573.216064</text:p>
              </table:table-cell>
              <table:table-cell office:value-type="float" office:value="1567.10376">
                <text:p>1567.10376</text:p>
              </table:table-cell>
              <table:table-cell office:value-type="float" office:value="1574.240479">
                <text:p>1574.240479</text:p>
              </table:table-cell>
            </table:table-row>
            <table:table-row>
              <table:table-cell office:value-type="float" office:value="394.2">
                <text:p>394.2</text:p>
              </table:table-cell>
              <table:table-cell office:value-type="float" office:value="1573.149414">
                <text:p>1573.149414</text:p>
              </table:table-cell>
              <table:table-cell office:value-type="float" office:value="1575.086304">
                <text:p>1575.086304</text:p>
              </table:table-cell>
              <table:table-cell office:value-type="float" office:value="1573.172607">
                <text:p>1573.172607</text:p>
              </table:table-cell>
              <table:table-cell office:value-type="float" office:value="1573.695679">
                <text:p>1573.695679</text:p>
              </table:table-cell>
            </table:table-row>
            <table:table-row>
              <table:table-cell office:value-type="float" office:value="394.4">
                <text:p>394.4</text:p>
              </table:table-cell>
              <table:table-cell office:value-type="float" office:value="1573.764282">
                <text:p>1573.764282</text:p>
              </table:table-cell>
              <table:table-cell office:value-type="float" office:value="1569.352173">
                <text:p>1569.352173</text:p>
              </table:table-cell>
              <table:table-cell office:value-type="float" office:value="1573.647827">
                <text:p>1573.647827</text:p>
              </table:table-cell>
              <table:table-cell office:value-type="float" office:value="1571.277832">
                <text:p>1571.277832</text:p>
              </table:table-cell>
            </table:table-row>
            <table:table-row>
              <table:table-cell office:value-type="float" office:value="394.6">
                <text:p>394.6</text:p>
              </table:table-cell>
              <table:table-cell office:value-type="float" office:value="1571.44519">
                <text:p>1571.44519</text:p>
              </table:table-cell>
              <table:table-cell office:value-type="float" office:value="1574.026245">
                <text:p>1574.026245</text:p>
              </table:table-cell>
              <table:table-cell office:value-type="float" office:value="1571.64502">
                <text:p>1571.64502</text:p>
              </table:table-cell>
              <table:table-cell office:value-type="float" office:value="1572.211426">
                <text:p>1572.211426</text:p>
              </table:table-cell>
            </table:table-row>
            <table:table-row>
              <table:table-cell office:value-type="float" office:value="394.8">
                <text:p>394.8</text:p>
              </table:table-cell>
              <table:table-cell office:value-type="float" office:value="1576.6427">
                <text:p>1576.6427</text:p>
              </table:table-cell>
              <table:table-cell office:value-type="float" office:value="1573.417236">
                <text:p>1573.417236</text:p>
              </table:table-cell>
              <table:table-cell office:value-type="float" office:value="1578.890137">
                <text:p>1578.890137</text:p>
              </table:table-cell>
              <table:table-cell office:value-type="float" office:value="1574.472412">
                <text:p>1574.472412</text:p>
              </table:table-cell>
            </table:table-row>
            <table:table-row>
              <table:table-cell office:value-type="float" office:value="395">
                <text:p>395</text:p>
              </table:table-cell>
              <table:table-cell office:value-type="float" office:value="1571.260498">
                <text:p>1571.260498</text:p>
              </table:table-cell>
              <table:table-cell office:value-type="float" office:value="1570.584106">
                <text:p>1570.584106</text:p>
              </table:table-cell>
              <table:table-cell office:value-type="float" office:value="1572.098999">
                <text:p>1572.098999</text:p>
              </table:table-cell>
              <table:table-cell office:value-type="float" office:value="1573.738525">
                <text:p>1573.738525</text:p>
              </table:table-cell>
            </table:table-row>
            <table:table-row>
              <table:table-cell office:value-type="float" office:value="395.2">
                <text:p>395.2</text:p>
              </table:table-cell>
              <table:table-cell office:value-type="float" office:value="1573.849121">
                <text:p>1573.849121</text:p>
              </table:table-cell>
              <table:table-cell office:value-type="float" office:value="1573.17334">
                <text:p>1573.17334</text:p>
              </table:table-cell>
              <table:table-cell office:value-type="float" office:value="1576.423828">
                <text:p>1576.423828</text:p>
              </table:table-cell>
              <table:table-cell office:value-type="float" office:value="1574.021851">
                <text:p>1574.021851</text:p>
              </table:table-cell>
            </table:table-row>
            <table:table-row>
              <table:table-cell office:value-type="float" office:value="395.4">
                <text:p>395.4</text:p>
              </table:table-cell>
              <table:table-cell office:value-type="float" office:value="1574.603882">
                <text:p>1574.603882</text:p>
              </table:table-cell>
              <table:table-cell office:value-type="float" office:value="1574.516724">
                <text:p>1574.516724</text:p>
              </table:table-cell>
              <table:table-cell office:value-type="float" office:value="1572.050171">
                <text:p>1572.050171</text:p>
              </table:table-cell>
              <table:table-cell office:value-type="float" office:value="1574.871704">
                <text:p>1574.871704</text:p>
              </table:table-cell>
            </table:table-row>
            <table:table-row>
              <table:table-cell office:value-type="float" office:value="395.6">
                <text:p>395.6</text:p>
              </table:table-cell>
              <table:table-cell office:value-type="float" office:value="1568.778076">
                <text:p>1568.778076</text:p>
              </table:table-cell>
              <table:table-cell office:value-type="float" office:value="1570.695801">
                <text:p>1570.695801</text:p>
              </table:table-cell>
              <table:table-cell office:value-type="float" office:value="1568.778687">
                <text:p>1568.778687</text:p>
              </table:table-cell>
              <table:table-cell office:value-type="float" office:value="1567.773926">
                <text:p>1567.773926</text:p>
              </table:table-cell>
            </table:table-row>
            <table:table-row>
              <table:table-cell office:value-type="float" office:value="395.8">
                <text:p>395.8</text:p>
              </table:table-cell>
              <table:table-cell office:value-type="float" office:value="1570.531616">
                <text:p>1570.531616</text:p>
              </table:table-cell>
              <table:table-cell office:value-type="float" office:value="1574.621948">
                <text:p>1574.621948</text:p>
              </table:table-cell>
              <table:table-cell office:value-type="float" office:value="1570.908936">
                <text:p>1570.908936</text:p>
              </table:table-cell>
              <table:table-cell office:value-type="float" office:value="1575.459717">
                <text:p>1575.459717</text:p>
              </table:table-cell>
            </table:table-row>
            <table:table-row>
              <table:table-cell office:value-type="float" office:value="396">
                <text:p>396</text:p>
              </table:table-cell>
              <table:table-cell office:value-type="float" office:value="1575.248291">
                <text:p>1575.248291</text:p>
              </table:table-cell>
              <table:table-cell office:value-type="float" office:value="1574.109619">
                <text:p>1574.109619</text:p>
              </table:table-cell>
              <table:table-cell office:value-type="float" office:value="1575.67041">
                <text:p>1575.67041</text:p>
              </table:table-cell>
              <table:table-cell office:value-type="float" office:value="1573.843994">
                <text:p>1573.843994</text:p>
              </table:table-cell>
            </table:table-row>
            <table:table-row>
              <table:table-cell office:value-type="float" office:value="396.2">
                <text:p>396.2</text:p>
              </table:table-cell>
              <table:table-cell office:value-type="float" office:value="1572.708496">
                <text:p>1572.708496</text:p>
              </table:table-cell>
              <table:table-cell office:value-type="float" office:value="1573.618164">
                <text:p>1573.618164</text:p>
              </table:table-cell>
              <table:table-cell office:value-type="float" office:value="1574.459961">
                <text:p>1574.459961</text:p>
              </table:table-cell>
              <table:table-cell office:value-type="float" office:value="1572.684082">
                <text:p>1572.684082</text:p>
              </table:table-cell>
            </table:table-row>
            <table:table-row>
              <table:table-cell office:value-type="float" office:value="396.4">
                <text:p>396.4</text:p>
              </table:table-cell>
              <table:table-cell office:value-type="float" office:value="1002.942261">
                <text:p>1002.942261</text:p>
              </table:table-cell>
              <table:table-cell office:value-type="float" office:value="1239.672241">
                <text:p>1239.672241</text:p>
              </table:table-cell>
              <table:table-cell office:value-type="float" office:value="1007.891418">
                <text:p>1007.891418</text:p>
              </table:table-cell>
              <table:table-cell office:value-type="float" office:value="1232.550537">
                <text:p>1232.550537</text:p>
              </table:table-cell>
            </table:table-row>
            <table:table-row>
              <table:table-cell office:value-type="float" office:value="396.6">
                <text:p>396.6</text:p>
              </table:table-cell>
              <table:table-cell office:value-type="float" office:value="1000">
                <text:p>1000</text:p>
              </table:table-cell>
              <table:table-cell office:value-type="float" office:value="1242.316895">
                <text:p>1242.316895</text:p>
              </table:table-cell>
              <table:table-cell office:value-type="float" office:value="1000">
                <text:p>1000</text:p>
              </table:table-cell>
              <table:table-cell office:value-type="float" office:value="1242.316895">
                <text:p>1242.316895</text:p>
              </table:table-cell>
            </table:table-row>
            <table:table-row>
              <table:table-cell office:value-type="float" office:value="396.8">
                <text:p>396.8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397">
                <text:p>397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397.2">
                <text:p>397.2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